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ck6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4.6566" calcext:value-type="float">
            <text:p>74.6566</text:p>
          </table:table-cell>
          <table:table-cell office:value-type="float" office:value="284.998" calcext:value-type="float">
            <text:p>284.998</text:p>
          </table:table-cell>
          <table:table-cell office:value-type="float" office:value="39.6362" calcext:value-type="float">
            <text:p>39.6362</text:p>
          </table:table-cell>
          <table:table-cell office:value-type="float" office:value="74.8245" calcext:value-type="float">
            <text:p>74.8245</text:p>
          </table:table-cell>
          <table:table-cell office:value-type="float" office:value="272.252" calcext:value-type="float">
            <text:p>272.252</text:p>
          </table:table-cell>
          <table:table-cell office:value-type="float" office:value="39.2531" calcext:value-type="float">
            <text:p>39.2531</text:p>
          </table:table-cell>
          <table:table-cell/>
          <table:table-cell table:formula="of:=([.D1]-[.A1])/0.0166667" office:value-type="float" office:value="10.0739798520405" calcext:value-type="float">
            <text:p>10.0739798520405</text:p>
          </table:table-cell>
          <table:table-cell table:formula="of:=ABS([.E1]-[.B1])/0.0166667" office:value-type="float" office:value="764.758470483058" calcext:value-type="float">
            <text:p>764.758470483058</text:p>
          </table:table-cell>
          <table:table-cell table:formula="of:=([.F1]-[.C1])/0.0166667" office:value-type="float" office:value="-22.9859540280919" calcext:value-type="float">
            <text:p>-22.9859540280919</text:p>
          </table:table-cell>
          <table:table-cell table:formula="of:=DEGREES(ATAN(ABS([.F1]-[.C1])/ABS([.E1]-[.B1])))" office:value-type="float" office:value="1.7215916276669" calcext:value-type="float">
            <text:p>1.7215916276669</text:p>
          </table:table-cell>
          <table:table-cell table:formula="of:=SQRT(POWER([.H1];2)+POWER([.I1];2)+POWER([.J1];2))" office:value-type="float" office:value="765.17014926631" calcext:value-type="float">
            <text:p>765.17014926631</text:p>
          </table:table-cell>
        </table:table-row>
        <table:table-row table:style-name="ro1">
          <table:table-cell office:value-type="float" office:value="75.9064" calcext:value-type="float">
            <text:p>75.9064</text:p>
          </table:table-cell>
          <table:table-cell office:value-type="float" office:value="280.829" calcext:value-type="float">
            <text:p>280.829</text:p>
          </table:table-cell>
          <table:table-cell office:value-type="float" office:value="41.319" calcext:value-type="float">
            <text:p>41.319</text:p>
          </table:table-cell>
          <table:table-cell office:value-type="float" office:value="76.265" calcext:value-type="float">
            <text:p>76.265</text:p>
          </table:table-cell>
          <table:table-cell office:value-type="float" office:value="265.667" calcext:value-type="float">
            <text:p>265.667</text:p>
          </table:table-cell>
          <table:table-cell office:value-type="float" office:value="42.0714" calcext:value-type="float">
            <text:p>42.0714</text:p>
          </table:table-cell>
          <table:table-cell/>
          <table:table-cell table:formula="of:=([.D2]-[.A2])/0.0166667" office:value-type="float" office:value="21.5159569680858" calcext:value-type="float">
            <text:p>21.5159569680858</text:p>
          </table:table-cell>
          <table:table-cell table:formula="of:=ABS([.E2]-[.B2])/0.0166667" office:value-type="float" office:value="909.718180563641" calcext:value-type="float">
            <text:p>909.718180563641</text:p>
          </table:table-cell>
          <table:table-cell table:formula="of:=([.F2]-[.C2])/0.0166667" office:value-type="float" office:value="45.1439097121802" calcext:value-type="float">
            <text:p>45.1439097121802</text:p>
          </table:table-cell>
          <table:table-cell table:formula="of:=DEGREES(ATAN(ABS([.F2]-[.C2])/ABS([.E2]-[.B2])))" office:value-type="float" office:value="2.84091877264018" calcext:value-type="float">
            <text:p>2.84091877264018</text:p>
          </table:table-cell>
          <table:table-cell table:formula="of:=SQRT(POWER([.H2];2)+POWER([.I2];2)+POWER([.J2];2))" office:value-type="float" office:value="911.091695185713" calcext:value-type="float">
            <text:p>911.091695185713</text:p>
          </table:table-cell>
        </table:table-row>
        <table:table-row table:style-name="ro1">
          <table:table-cell office:value-type="float" office:value="75.6731" calcext:value-type="float">
            <text:p>75.6731</text:p>
          </table:table-cell>
          <table:table-cell office:value-type="float" office:value="283.549" calcext:value-type="float">
            <text:p>283.549</text:p>
          </table:table-cell>
          <table:table-cell office:value-type="float" office:value="40.6261" calcext:value-type="float">
            <text:p>40.6261</text:p>
          </table:table-cell>
          <table:table-cell office:value-type="float" office:value="76.0413" calcext:value-type="float">
            <text:p>76.0413</text:p>
          </table:table-cell>
          <table:table-cell office:value-type="float" office:value="268.213" calcext:value-type="float">
            <text:p>268.213</text:p>
          </table:table-cell>
          <table:table-cell office:value-type="float" office:value="41.4046" calcext:value-type="float">
            <text:p>41.4046</text:p>
          </table:table-cell>
          <table:table-cell/>
          <table:table-cell table:formula="of:=([.D3]-[.A3])/0.0166667" office:value-type="float" office:value="22.0919558160885" calcext:value-type="float">
            <text:p>22.0919558160885</text:p>
          </table:table-cell>
          <table:table-cell table:formula="of:=ABS([.E3]-[.B3])/0.0166667" office:value-type="float" office:value="920.158159683678" calcext:value-type="float">
            <text:p>920.158159683678</text:p>
          </table:table-cell>
          <table:table-cell table:formula="of:=([.F3]-[.C3])/0.0166667" office:value-type="float" office:value="46.7099065801869" calcext:value-type="float">
            <text:p>46.7099065801869</text:p>
          </table:table-cell>
          <table:table-cell table:formula="of:=DEGREES(ATAN(ABS([.F3]-[.C3])/ABS([.E3]-[.B3])))" office:value-type="float" office:value="2.90600612113424" calcext:value-type="float">
            <text:p>2.90600612113424</text:p>
          </table:table-cell>
          <table:table-cell table:formula="of:=SQRT(POWER([.H3];2)+POWER([.I3];2)+POWER([.J3];2))" office:value-type="float" office:value="921.607784644294" calcext:value-type="float">
            <text:p>921.607784644294</text:p>
          </table:table-cell>
        </table:table-row>
        <table:table-row table:style-name="ro1">
          <table:table-cell office:value-type="float" office:value="75.8936" calcext:value-type="float">
            <text:p>75.8936</text:p>
          </table:table-cell>
          <table:table-cell office:value-type="float" office:value="279.694" calcext:value-type="float">
            <text:p>279.694</text:p>
          </table:table-cell>
          <table:table-cell office:value-type="float" office:value="40.4978" calcext:value-type="float">
            <text:p>40.4978</text:p>
          </table:table-cell>
          <table:table-cell office:value-type="float" office:value="76.5228" calcext:value-type="float">
            <text:p>76.5228</text:p>
          </table:table-cell>
          <table:table-cell office:value-type="float" office:value="267.146" calcext:value-type="float">
            <text:p>267.146</text:p>
          </table:table-cell>
          <table:table-cell office:value-type="float" office:value="40.8427" calcext:value-type="float">
            <text:p>40.8427</text:p>
          </table:table-cell>
          <table:table-cell/>
          <table:table-cell table:formula="of:=([.D4]-[.A4])/0.0166667" office:value-type="float" office:value="37.7519244961508" calcext:value-type="float">
            <text:p>37.7519244961508</text:p>
          </table:table-cell>
          <table:table-cell table:formula="of:=ABS([.E4]-[.B4])/0.0166667" office:value-type="float" office:value="752.878494243012" calcext:value-type="float">
            <text:p>752.878494243012</text:p>
          </table:table-cell>
          <table:table-cell table:formula="of:=([.F4]-[.C4])/0.0166667" office:value-type="float" office:value="20.6939586120829" calcext:value-type="float">
            <text:p>20.6939586120829</text:p>
          </table:table-cell>
          <table:table-cell table:formula="of:=DEGREES(ATAN(ABS([.F4]-[.C4])/ABS([.E4]-[.B4])))" office:value-type="float" office:value="1.57446127015088" calcext:value-type="float">
            <text:p>1.57446127015088</text:p>
          </table:table-cell>
          <table:table-cell table:formula="of:=SQRT(POWER([.H4];2)+POWER([.I4];2)+POWER([.J4];2))" office:value-type="float" office:value="754.108397261181" calcext:value-type="float">
            <text:p>754.108397261181</text:p>
          </table:table-cell>
        </table:table-row>
        <table:table-row table:style-name="ro1">
          <table:table-cell office:value-type="float" office:value="76.0876" calcext:value-type="float">
            <text:p>76.0876</text:p>
          </table:table-cell>
          <table:table-cell office:value-type="float" office:value="273.307" calcext:value-type="float">
            <text:p>273.307</text:p>
          </table:table-cell>
          <table:table-cell office:value-type="float" office:value="40.8028" calcext:value-type="float">
            <text:p>40.8028</text:p>
          </table:table-cell>
          <table:table-cell office:value-type="float" office:value="76.7162" calcext:value-type="float">
            <text:p>76.7162</text:p>
          </table:table-cell>
          <table:table-cell office:value-type="float" office:value="262.35" calcext:value-type="float">
            <text:p>262.35</text:p>
          </table:table-cell>
          <table:table-cell office:value-type="float" office:value="40.6776" calcext:value-type="float">
            <text:p>40.6776</text:p>
          </table:table-cell>
          <table:table-cell/>
          <table:table-cell table:formula="of:=([.D5]-[.A5])/0.0166667" office:value-type="float" office:value="37.7159245681512" calcext:value-type="float">
            <text:p>37.7159245681512</text:p>
          </table:table-cell>
          <table:table-cell table:formula="of:=ABS([.E5]-[.B5])/0.0166667" office:value-type="float" office:value="657.418685162629" calcext:value-type="float">
            <text:p>657.418685162629</text:p>
          </table:table-cell>
          <table:table-cell table:formula="of:=([.F5]-[.C5])/0.0166667" office:value-type="float" office:value="-7.51198497603002" calcext:value-type="float">
            <text:p>-7.51198497603002</text:p>
          </table:table-cell>
          <table:table-cell table:formula="of:=DEGREES(ATAN(ABS([.F5]-[.C5])/ABS([.E5]-[.B5])))" office:value-type="float" office:value="0.654660894480998" calcext:value-type="float">
            <text:p>0.654660894480998</text:p>
          </table:table-cell>
          <table:table-cell table:formula="of:=SQRT(POWER([.H5];2)+POWER([.I5];2)+POWER([.J5];2))" office:value-type="float" office:value="658.54251835798" calcext:value-type="float">
            <text:p>658.54251835798</text:p>
          </table:table-cell>
        </table:table-row>
        <table:table-row table:style-name="ro1">
          <table:table-cell office:value-type="float" office:value="75.3363" calcext:value-type="float">
            <text:p>75.3363</text:p>
          </table:table-cell>
          <table:table-cell office:value-type="float" office:value="273.334" calcext:value-type="float">
            <text:p>273.334</text:p>
          </table:table-cell>
          <table:table-cell office:value-type="float" office:value="40.3083" calcext:value-type="float">
            <text:p>40.3083</text:p>
          </table:table-cell>
          <table:table-cell office:value-type="float" office:value="75.267" calcext:value-type="float">
            <text:p>75.267</text:p>
          </table:table-cell>
          <table:table-cell office:value-type="float" office:value="264.78" calcext:value-type="float">
            <text:p>264.78</text:p>
          </table:table-cell>
          <table:table-cell office:value-type="float" office:value="39.7871" calcext:value-type="float">
            <text:p>39.7871</text:p>
          </table:table-cell>
          <table:table-cell/>
          <table:table-cell table:formula="of:=([.D6]-[.A6])/0.0166667" office:value-type="float" office:value="-4.15799168401653" calcext:value-type="float">
            <text:p>-4.15799168401653</text:p>
          </table:table-cell>
          <table:table-cell table:formula="of:=ABS([.E6]-[.B6])/0.0166667" office:value-type="float" office:value="513.238973522055" calcext:value-type="float">
            <text:p>513.238973522055</text:p>
          </table:table-cell>
          <table:table-cell table:formula="of:=([.F6]-[.C6])/0.0166667" office:value-type="float" office:value="-31.2719374561251" calcext:value-type="float">
            <text:p>-31.2719374561251</text:p>
          </table:table-cell>
          <table:table-cell table:formula="of:=DEGREES(ATAN(ABS([.F6]-[.C6])/ABS([.E6]-[.B6])))" office:value-type="float" office:value="3.48675323080427" calcext:value-type="float">
            <text:p>3.48675323080427</text:p>
          </table:table-cell>
          <table:table-cell table:formula="of:=SQRT(POWER([.H6];2)+POWER([.I6];2)+POWER([.J6];2))" office:value-type="float" office:value="514.207610707073" calcext:value-type="float">
            <text:p>514.207610707073</text:p>
          </table:table-cell>
        </table:table-row>
        <table:table-row table:style-name="ro1">
          <table:table-cell office:value-type="float" office:value="75.3374" calcext:value-type="float">
            <text:p>75.3374</text:p>
          </table:table-cell>
          <table:table-cell office:value-type="float" office:value="273.232" calcext:value-type="float">
            <text:p>273.232</text:p>
          </table:table-cell>
          <table:table-cell office:value-type="float" office:value="40.8222" calcext:value-type="float">
            <text:p>40.8222</text:p>
          </table:table-cell>
          <table:table-cell office:value-type="float" office:value="75.2681" calcext:value-type="float">
            <text:p>75.2681</text:p>
          </table:table-cell>
          <table:table-cell office:value-type="float" office:value="264.686" calcext:value-type="float">
            <text:p>264.686</text:p>
          </table:table-cell>
          <table:table-cell office:value-type="float" office:value="40.2922" calcext:value-type="float">
            <text:p>40.2922</text:p>
          </table:table-cell>
          <table:table-cell/>
          <table:table-cell table:formula="of:=([.D7]-[.A7])/0.0166667" office:value-type="float" office:value="-4.15799168401653" calcext:value-type="float">
            <text:p>-4.15799168401653</text:p>
          </table:table-cell>
          <table:table-cell table:formula="of:=ABS([.E7]-[.B7])/0.0166667" office:value-type="float" office:value="512.758974482054" calcext:value-type="float">
            <text:p>512.758974482054</text:p>
          </table:table-cell>
          <table:table-cell table:formula="of:=([.F7]-[.C7])/0.0166667" office:value-type="float" office:value="-31.7999364001273" calcext:value-type="float">
            <text:p>-31.7999364001273</text:p>
          </table:table-cell>
          <table:table-cell table:formula="of:=DEGREES(ATAN(ABS([.F7]-[.C7])/ABS([.E7]-[.B7])))" office:value-type="float" office:value="3.54878551980777" calcext:value-type="float">
            <text:p>3.54878551980777</text:p>
          </table:table-cell>
          <table:table-cell table:formula="of:=SQRT(POWER([.H7];2)+POWER([.I7];2)+POWER([.J7];2))" office:value-type="float" office:value="513.760927632478" calcext:value-type="float">
            <text:p>513.760927632478</text:p>
          </table:table-cell>
        </table:table-row>
        <table:table-row table:style-name="ro1">
          <table:table-cell office:value-type="float" office:value="75.6493" calcext:value-type="float">
            <text:p>75.6493</text:p>
          </table:table-cell>
          <table:table-cell office:value-type="float" office:value="281.177" calcext:value-type="float">
            <text:p>281.177</text:p>
          </table:table-cell>
          <table:table-cell office:value-type="float" office:value="39.4982" calcext:value-type="float">
            <text:p>39.4982</text:p>
          </table:table-cell>
          <table:table-cell office:value-type="float" office:value="75.7904" calcext:value-type="float">
            <text:p>75.7904</text:p>
          </table:table-cell>
          <table:table-cell office:value-type="float" office:value="268.628" calcext:value-type="float">
            <text:p>268.628</text:p>
          </table:table-cell>
          <table:table-cell office:value-type="float" office:value="39.1211" calcext:value-type="float">
            <text:p>39.1211</text:p>
          </table:table-cell>
          <table:table-cell/>
          <table:table-cell table:formula="of:=([.D8]-[.A8])/0.0166667" office:value-type="float" office:value="8.46598306803438" calcext:value-type="float">
            <text:p>8.46598306803438</text:p>
          </table:table-cell>
          <table:table-cell table:formula="of:=ABS([.E8]-[.B8])/0.0166667" office:value-type="float" office:value="752.938494123014" calcext:value-type="float">
            <text:p>752.938494123014</text:p>
          </table:table-cell>
          <table:table-cell table:formula="of:=([.F8]-[.C8])/0.0166667" office:value-type="float" office:value="-22.6259547480904" calcext:value-type="float">
            <text:p>-22.6259547480904</text:p>
          </table:table-cell>
          <table:table-cell table:formula="of:=DEGREES(ATAN(ABS([.F8]-[.C8])/ABS([.E8]-[.B8])))" office:value-type="float" office:value="1.72123184254325" calcext:value-type="float">
            <text:p>1.72123184254325</text:p>
          </table:table-cell>
          <table:table-cell table:formula="of:=SQRT(POWER([.H8];2)+POWER([.I8];2)+POWER([.J8];2))" office:value-type="float" office:value="753.325947136963" calcext:value-type="float">
            <text:p>753.325947136963</text:p>
          </table:table-cell>
        </table:table-row>
        <table:table-row table:style-name="ro1">
          <table:table-cell office:value-type="float" office:value="74.8688" calcext:value-type="float">
            <text:p>74.8688</text:p>
          </table:table-cell>
          <table:table-cell office:value-type="float" office:value="278.485" calcext:value-type="float">
            <text:p>278.485</text:p>
          </table:table-cell>
          <table:table-cell office:value-type="float" office:value="39.7017" calcext:value-type="float">
            <text:p>39.7017</text:p>
          </table:table-cell>
          <table:table-cell office:value-type="float" office:value="74.7831" calcext:value-type="float">
            <text:p>74.7831</text:p>
          </table:table-cell>
          <table:table-cell office:value-type="float" office:value="265.98" calcext:value-type="float">
            <text:p>265.98</text:p>
          </table:table-cell>
          <table:table-cell office:value-type="float" office:value="39.5854" calcext:value-type="float">
            <text:p>39.5854</text:p>
          </table:table-cell>
          <table:table-cell/>
          <table:table-cell table:formula="of:=([.D9]-[.A9])/0.0166667" office:value-type="float" office:value="-5.14198971601988" calcext:value-type="float">
            <text:p>-5.14198971601988</text:p>
          </table:table-cell>
          <table:table-cell table:formula="of:=ABS([.E9]-[.B9])/0.0166667" office:value-type="float" office:value="750.298499403001" calcext:value-type="float">
            <text:p>750.298499403001</text:p>
          </table:table-cell>
          <table:table-cell table:formula="of:=([.F9]-[.C9])/0.0166667" office:value-type="float" office:value="-6.97798604402806" calcext:value-type="float">
            <text:p>-6.97798604402806</text:p>
          </table:table-cell>
          <table:table-cell table:formula="of:=DEGREES(ATAN(ABS([.F9]-[.C9])/ABS([.E9]-[.B9])))" office:value-type="float" office:value="0.532851423198513" calcext:value-type="float">
            <text:p>0.532851423198513</text:p>
          </table:table-cell>
          <table:table-cell table:formula="of:=SQRT(POWER([.H9];2)+POWER([.I9];2)+POWER([.J9];2))" office:value-type="float" office:value="750.348566037055" calcext:value-type="float">
            <text:p>750.348566037055</text:p>
          </table:table-cell>
        </table:table-row>
        <table:table-row table:style-name="ro1">
          <table:table-cell office:value-type="float" office:value="75.3286" calcext:value-type="float">
            <text:p>75.3286</text:p>
          </table:table-cell>
          <table:table-cell office:value-type="float" office:value="271.905" calcext:value-type="float">
            <text:p>271.905</text:p>
          </table:table-cell>
          <table:table-cell office:value-type="float" office:value="41.2903" calcext:value-type="float">
            <text:p>41.2903</text:p>
          </table:table-cell>
          <table:table-cell office:value-type="float" office:value="75.4951" calcext:value-type="float">
            <text:p>75.4951</text:p>
          </table:table-cell>
          <table:table-cell office:value-type="float" office:value="262.194" calcext:value-type="float">
            <text:p>262.194</text:p>
          </table:table-cell>
          <table:table-cell office:value-type="float" office:value="40.9584" calcext:value-type="float">
            <text:p>40.9584</text:p>
          </table:table-cell>
          <table:table-cell/>
          <table:table-cell table:formula="of:=([.D10]-[.A10])/0.0166667" office:value-type="float" office:value="9.98998002003991" calcext:value-type="float">
            <text:p>9.98998002003991</text:p>
          </table:table-cell>
          <table:table-cell table:formula="of:=ABS([.E10]-[.B10])/0.0166667" office:value-type="float" office:value="582.658834682328" calcext:value-type="float">
            <text:p>582.658834682328</text:p>
          </table:table-cell>
          <table:table-cell table:formula="of:=([.F10]-[.C10])/0.0166667" office:value-type="float" office:value="-19.9139601720799" calcext:value-type="float">
            <text:p>-19.9139601720799</text:p>
          </table:table-cell>
          <table:table-cell table:formula="of:=DEGREES(ATAN(ABS([.F10]-[.C10])/ABS([.E10]-[.B10])))" office:value-type="float" office:value="1.95747810878027" calcext:value-type="float">
            <text:p>1.95747810878027</text:p>
          </table:table-cell>
          <table:table-cell table:formula="of:=SQRT(POWER([.H10];2)+POWER([.I10];2)+POWER([.J10];2))" office:value-type="float" office:value="583.084627771908" calcext:value-type="float">
            <text:p>583.084627771908</text:p>
          </table:table-cell>
        </table:table-row>
        <table:table-row table:style-name="ro1">
          <table:table-cell office:value-type="float" office:value="75.0664" calcext:value-type="float">
            <text:p>75.0664</text:p>
          </table:table-cell>
          <table:table-cell office:value-type="float" office:value="270.945" calcext:value-type="float">
            <text:p>270.945</text:p>
          </table:table-cell>
          <table:table-cell office:value-type="float" office:value="39.7209" calcext:value-type="float">
            <text:p>39.7209</text:p>
          </table:table-cell>
          <table:table-cell office:value-type="float" office:value="75.2176" calcext:value-type="float">
            <text:p>75.2176</text:p>
          </table:table-cell>
          <table:table-cell office:value-type="float" office:value="258.96" calcext:value-type="float">
            <text:p>258.96</text:p>
          </table:table-cell>
          <table:table-cell office:value-type="float" office:value="38.8539" calcext:value-type="float">
            <text:p>38.8539</text:p>
          </table:table-cell>
          <table:table-cell/>
          <table:table-cell table:formula="of:=([.D11]-[.A11])/0.0166667" office:value-type="float" office:value="9.07198185603646" calcext:value-type="float">
            <text:p>9.07198185603646</text:p>
          </table:table-cell>
          <table:table-cell table:formula="of:=ABS([.E11]-[.B11])/0.0166667" office:value-type="float" office:value="719.098561802877" calcext:value-type="float">
            <text:p>719.098561802877</text:p>
          </table:table-cell>
          <table:table-cell table:formula="of:=([.F11]-[.C11])/0.0166667" office:value-type="float" office:value="-52.0198959602079" calcext:value-type="float">
            <text:p>-52.0198959602079</text:p>
          </table:table-cell>
          <table:table-cell table:formula="of:=DEGREES(ATAN(ABS([.F11]-[.C11])/ABS([.E11]-[.B11])))" office:value-type="float" office:value="4.13759358414409" calcext:value-type="float">
            <text:p>4.13759358414409</text:p>
          </table:table-cell>
          <table:table-cell table:formula="of:=SQRT(POWER([.H11];2)+POWER([.I11];2)+POWER([.J11];2))" office:value-type="float" office:value="721.034750908355" calcext:value-type="float">
            <text:p>721.034750908355</text:p>
          </table:table-cell>
        </table:table-row>
        <table:table-row table:style-name="ro1">
          <table:table-cell office:value-type="float" office:value="74.334" calcext:value-type="float">
            <text:p>74.334</text:p>
          </table:table-cell>
          <table:table-cell office:value-type="float" office:value="273.355" calcext:value-type="float">
            <text:p>273.355</text:p>
          </table:table-cell>
          <table:table-cell office:value-type="float" office:value="39.8166" calcext:value-type="float">
            <text:p>39.8166</text:p>
          </table:table-cell>
          <table:table-cell office:value-type="float" office:value="74.26" calcext:value-type="float">
            <text:p>74.26</text:p>
          </table:table-cell>
          <table:table-cell office:value-type="float" office:value="261.219" calcext:value-type="float">
            <text:p>261.219</text:p>
          </table:table-cell>
          <table:table-cell office:value-type="float" office:value="38.9509" calcext:value-type="float">
            <text:p>38.9509</text:p>
          </table:table-cell>
          <table:table-cell/>
          <table:table-cell table:formula="of:=([.D12]-[.A12])/0.0166667" office:value-type="float" office:value="-4.43999112001764" calcext:value-type="float">
            <text:p>-4.43999112001764</text:p>
          </table:table-cell>
          <table:table-cell table:formula="of:=ABS([.E12]-[.B12])/0.0166667" office:value-type="float" office:value="728.158543682914" calcext:value-type="float">
            <text:p>728.158543682914</text:p>
          </table:table-cell>
          <table:table-cell table:formula="of:=([.F12]-[.C12])/0.0166667" office:value-type="float" office:value="-51.941896116208" calcext:value-type="float">
            <text:p>-51.941896116208</text:p>
          </table:table-cell>
          <table:table-cell table:formula="of:=DEGREES(ATAN(ABS([.F12]-[.C12])/ABS([.E12]-[.B12])))" office:value-type="float" office:value="4.0801814385453" calcext:value-type="float">
            <text:p>4.0801814385453</text:p>
          </table:table-cell>
          <table:table-cell table:formula="of:=SQRT(POWER([.H12];2)+POWER([.I12];2)+POWER([.J12];2))" office:value-type="float" office:value="730.02228653084" calcext:value-type="float">
            <text:p>730.02228653084</text:p>
          </table:table-cell>
        </table:table-row>
        <table:table-row table:style-name="ro1">
          <table:table-cell office:value-type="float" office:value="75.1226" calcext:value-type="float">
            <text:p>75.1226</text:p>
          </table:table-cell>
          <table:table-cell office:value-type="float" office:value="278.483" calcext:value-type="float">
            <text:p>278.483</text:p>
          </table:table-cell>
          <table:table-cell office:value-type="float" office:value="39.9511" calcext:value-type="float">
            <text:p>39.9511</text:p>
          </table:table-cell>
          <table:table-cell office:value-type="float" office:value="75.0388" calcext:value-type="float">
            <text:p>75.0388</text:p>
          </table:table-cell>
          <table:table-cell office:value-type="float" office:value="267.255" calcext:value-type="float">
            <text:p>267.255</text:p>
          </table:table-cell>
          <table:table-cell office:value-type="float" office:value="39.6099" calcext:value-type="float">
            <text:p>39.6099</text:p>
          </table:table-cell>
          <table:table-cell/>
          <table:table-cell table:formula="of:=([.D13]-[.A13])/0.0166667" office:value-type="float" office:value="-5.02798994402076" calcext:value-type="float">
            <text:p>-5.02798994402076</text:p>
          </table:table-cell>
          <table:table-cell table:formula="of:=ABS([.E13]-[.B13])/0.0166667" office:value-type="float" office:value="673.678652642695" calcext:value-type="float">
            <text:p>673.678652642695</text:p>
          </table:table-cell>
          <table:table-cell table:formula="of:=([.F13]-[.C13])/0.0166667" office:value-type="float" office:value="-20.4719590560815" calcext:value-type="float">
            <text:p>-20.4719590560815</text:p>
          </table:table-cell>
          <table:table-cell table:formula="of:=DEGREES(ATAN(ABS([.F13]-[.C13])/ABS([.E13]-[.B13])))" office:value-type="float" office:value="1.74058654233954" calcext:value-type="float">
            <text:p>1.74058654233954</text:p>
          </table:table-cell>
          <table:table-cell table:formula="of:=SQRT(POWER([.H13];2)+POWER([.I13];2)+POWER([.J13];2))" office:value-type="float" office:value="674.00838927787" calcext:value-type="float">
            <text:p>674.00838927787</text:p>
          </table:table-cell>
        </table:table-row>
        <table:table-row table:style-name="ro1">
          <table:table-cell office:value-type="float" office:value="75.0856" calcext:value-type="float">
            <text:p>75.0856</text:p>
          </table:table-cell>
          <table:table-cell office:value-type="float" office:value="273.379" calcext:value-type="float">
            <text:p>273.379</text:p>
          </table:table-cell>
          <table:table-cell office:value-type="float" office:value="40.0544" calcext:value-type="float">
            <text:p>40.0544</text:p>
          </table:table-cell>
          <table:table-cell office:value-type="float" office:value="75.2206" calcext:value-type="float">
            <text:p>75.2206</text:p>
          </table:table-cell>
          <table:table-cell office:value-type="float" office:value="258.736" calcext:value-type="float">
            <text:p>258.736</text:p>
          </table:table-cell>
          <table:table-cell office:value-type="float" office:value="40.1021" calcext:value-type="float">
            <text:p>40.1021</text:p>
          </table:table-cell>
          <table:table-cell/>
          <table:table-cell table:formula="of:=([.D14]-[.A14])/0.0166667" office:value-type="float" office:value="8.09998380003271" calcext:value-type="float">
            <text:p>8.09998380003271</text:p>
          </table:table-cell>
          <table:table-cell table:formula="of:=ABS([.E14]-[.B14])/0.0166667" office:value-type="float" office:value="878.578242843516" calcext:value-type="float">
            <text:p>878.578242843516</text:p>
          </table:table-cell>
          <table:table-cell table:formula="of:=([.F14]-[.C14])/0.0166667" office:value-type="float" office:value="2.86199427601139" calcext:value-type="float">
            <text:p>2.86199427601139</text:p>
          </table:table-cell>
          <table:table-cell table:formula="of:=DEGREES(ATAN(ABS([.F14]-[.C14])/ABS([.E14]-[.B14])))" office:value-type="float" office:value="0.186642014322989" calcext:value-type="float">
            <text:p>0.186642014322989</text:p>
          </table:table-cell>
          <table:table-cell table:formula="of:=SQRT(POWER([.H14];2)+POWER([.I14];2)+POWER([.J14];2))" office:value-type="float" office:value="878.620241940053" calcext:value-type="float">
            <text:p>878.620241940053</text:p>
          </table:table-cell>
        </table:table-row>
        <table:table-row table:style-name="ro1">
          <table:table-cell office:value-type="float" office:value="75.1143" calcext:value-type="float">
            <text:p>75.1143</text:p>
          </table:table-cell>
          <table:table-cell office:value-type="float" office:value="277.094" calcext:value-type="float">
            <text:p>277.094</text:p>
          </table:table-cell>
          <table:table-cell office:value-type="float" office:value="40.4324" calcext:value-type="float">
            <text:p>40.4324</text:p>
          </table:table-cell>
          <table:table-cell office:value-type="float" office:value="75.2603" calcext:value-type="float">
            <text:p>75.2603</text:p>
          </table:table-cell>
          <table:table-cell office:value-type="float" office:value="263.355" calcext:value-type="float">
            <text:p>263.355</text:p>
          </table:table-cell>
          <table:table-cell office:value-type="float" office:value="41.0065" calcext:value-type="float">
            <text:p>41.0065</text:p>
          </table:table-cell>
          <table:table-cell/>
          <table:table-cell table:formula="of:=([.D15]-[.A15])/0.0166667" office:value-type="float" office:value="8.75998248003509" calcext:value-type="float">
            <text:p>8.75998248003509</text:p>
          </table:table-cell>
          <table:table-cell table:formula="of:=ABS([.E15]-[.B15])/0.0166667" office:value-type="float" office:value="824.338351323296" calcext:value-type="float">
            <text:p>824.338351323296</text:p>
          </table:table-cell>
          <table:table-cell table:formula="of:=([.F15]-[.C15])/0.0166667" office:value-type="float" office:value="34.4459311081379" calcext:value-type="float">
            <text:p>34.4459311081379</text:p>
          </table:table-cell>
          <table:table-cell table:formula="of:=DEGREES(ATAN(ABS([.F15]-[.C15])/ABS([.E15]-[.B15])))" office:value-type="float" office:value="2.39277837696832" calcext:value-type="float">
            <text:p>2.39277837696832</text:p>
          </table:table-cell>
          <table:table-cell table:formula="of:=SQRT(POWER([.H15];2)+POWER([.I15];2)+POWER([.J15];2))" office:value-type="float" office:value="825.104221856467" calcext:value-type="float">
            <text:p>825.104221856467</text:p>
          </table:table-cell>
        </table:table-row>
        <table:table-row table:style-name="ro1">
          <table:table-cell office:value-type="float" office:value="75.404" calcext:value-type="float">
            <text:p>75.404</text:p>
          </table:table-cell>
          <table:table-cell office:value-type="float" office:value="282.556" calcext:value-type="float">
            <text:p>282.556</text:p>
          </table:table-cell>
          <table:table-cell office:value-type="float" office:value="39.0177" calcext:value-type="float">
            <text:p>39.0177</text:p>
          </table:table-cell>
          <table:table-cell office:value-type="float" office:value="75.2581" calcext:value-type="float">
            <text:p>75.2581</text:p>
          </table:table-cell>
          <table:table-cell office:value-type="float" office:value="263.546" calcext:value-type="float">
            <text:p>263.546</text:p>
          </table:table-cell>
          <table:table-cell office:value-type="float" office:value="39.9992" calcext:value-type="float">
            <text:p>39.9992</text:p>
          </table:table-cell>
          <table:table-cell/>
          <table:table-cell table:formula="of:=([.D16]-[.A16])/0.0166667" office:value-type="float" office:value="-8.75398249203487" calcext:value-type="float">
            <text:p>-8.75398249203487</text:p>
          </table:table-cell>
          <table:table-cell table:formula="of:=ABS([.E16]-[.B16])/0.0166667" office:value-type="float" office:value="1140.59771880456" calcext:value-type="float">
            <text:p>1140.59771880456</text:p>
          </table:table-cell>
          <table:table-cell table:formula="of:=([.F16]-[.C16])/0.0166667" office:value-type="float" office:value="58.8898822202358" calcext:value-type="float">
            <text:p>58.8898822202358</text:p>
          </table:table-cell>
          <table:table-cell table:formula="of:=DEGREES(ATAN(ABS([.F16]-[.C16])/ABS([.E16]-[.B16])))" office:value-type="float" office:value="2.95559797542303" calcext:value-type="float">
            <text:p>2.95559797542303</text:p>
          </table:table-cell>
          <table:table-cell table:formula="of:=SQRT(POWER([.H16];2)+POWER([.I16];2)+POWER([.J16];2))" office:value-type="float" office:value="1142.15051835542" calcext:value-type="float">
            <text:p>1142.15051835542</text:p>
          </table:table-cell>
        </table:table-row>
        <table:table-row table:style-name="ro1">
          <table:table-cell office:value-type="float" office:value="74.8667" calcext:value-type="float">
            <text:p>74.8667</text:p>
          </table:table-cell>
          <table:table-cell office:value-type="float" office:value="278.651" calcext:value-type="float">
            <text:p>278.651</text:p>
          </table:table-cell>
          <table:table-cell office:value-type="float" office:value="38.9194" calcext:value-type="float">
            <text:p>38.9194</text:p>
          </table:table-cell>
          <table:table-cell office:value-type="float" office:value="75.0347" calcext:value-type="float">
            <text:p>75.0347</text:p>
          </table:table-cell>
          <table:table-cell office:value-type="float" office:value="267.517" calcext:value-type="float">
            <text:p>267.517</text:p>
          </table:table-cell>
          <table:table-cell office:value-type="float" office:value="38.0871" calcext:value-type="float">
            <text:p>38.0871</text:p>
          </table:table-cell>
          <table:table-cell/>
          <table:table-cell table:formula="of:=([.D17]-[.A17])/0.0166667" office:value-type="float" office:value="10.0799798400407" calcext:value-type="float">
            <text:p>10.0799798400407</text:p>
          </table:table-cell>
          <table:table-cell table:formula="of:=ABS([.E17]-[.B17])/0.0166667" office:value-type="float" office:value="668.038663922673" calcext:value-type="float">
            <text:p>668.038663922673</text:p>
          </table:table-cell>
          <table:table-cell table:formula="of:=([.F17]-[.C17])/0.0166667" office:value-type="float" office:value="-49.9379001242" calcext:value-type="float">
            <text:p>-49.9379001242</text:p>
          </table:table-cell>
          <table:table-cell table:formula="of:=DEGREES(ATAN(ABS([.F17]-[.C17])/ABS([.E17]-[.B17])))" office:value-type="float" office:value="4.27508067387121" calcext:value-type="float">
            <text:p>4.27508067387121</text:p>
          </table:table-cell>
          <table:table-cell table:formula="of:=SQRT(POWER([.H17];2)+POWER([.I17];2)+POWER([.J17];2))" office:value-type="float" office:value="669.978399918968" calcext:value-type="float">
            <text:p>669.978399918968</text:p>
          </table:table-cell>
        </table:table-row>
        <table:table-row table:style-name="ro1">
          <table:table-cell office:value-type="float" office:value="74.841" calcext:value-type="float">
            <text:p>74.841</text:p>
          </table:table-cell>
          <table:table-cell office:value-type="float" office:value="274.783" calcext:value-type="float">
            <text:p>274.783</text:p>
          </table:table-cell>
          <table:table-cell office:value-type="float" office:value="39.072" calcext:value-type="float">
            <text:p>39.072</text:p>
          </table:table-cell>
          <table:table-cell office:value-type="float" office:value="74.5177" calcext:value-type="float">
            <text:p>74.5177</text:p>
          </table:table-cell>
          <table:table-cell office:value-type="float" office:value="263.714" calcext:value-type="float">
            <text:p>263.714</text:p>
          </table:table-cell>
          <table:table-cell office:value-type="float" office:value="38.5114" calcext:value-type="float">
            <text:p>38.5114</text:p>
          </table:table-cell>
          <table:table-cell/>
          <table:table-cell table:formula="of:=([.D18]-[.A18])/0.0166667" office:value-type="float" office:value="-19.3979612040769" calcext:value-type="float">
            <text:p>-19.3979612040769</text:p>
          </table:table-cell>
          <table:table-cell table:formula="of:=ABS([.E18]-[.B18])/0.0166667" office:value-type="float" office:value="664.138671722658" calcext:value-type="float">
            <text:p>664.138671722658</text:p>
          </table:table-cell>
          <table:table-cell table:formula="of:=([.F18]-[.C18])/0.0166667" office:value-type="float" office:value="-33.6359327281346" calcext:value-type="float">
            <text:p>-33.6359327281346</text:p>
          </table:table-cell>
          <table:table-cell table:formula="of:=DEGREES(ATAN(ABS([.F18]-[.C18])/ABS([.E18]-[.B18])))" office:value-type="float" office:value="2.89932183955053" calcext:value-type="float">
            <text:p>2.89932183955053</text:p>
          </table:table-cell>
          <table:table-cell table:formula="of:=SQRT(POWER([.H18];2)+POWER([.I18];2)+POWER([.J18];2))" office:value-type="float" office:value="665.272750191155" calcext:value-type="float">
            <text:p>665.272750191155</text:p>
          </table:table-cell>
        </table:table-row>
        <table:table-row table:style-name="ro1">
          <table:table-cell office:value-type="float" office:value="75.3552" calcext:value-type="float">
            <text:p>75.3552</text:p>
          </table:table-cell>
          <table:table-cell office:value-type="float" office:value="275.944" calcext:value-type="float">
            <text:p>275.944</text:p>
          </table:table-cell>
          <table:table-cell office:value-type="float" office:value="39.8712" calcext:value-type="float">
            <text:p>39.8712</text:p>
          </table:table-cell>
          <table:table-cell office:value-type="float" office:value="75.5025" calcext:value-type="float">
            <text:p>75.5025</text:p>
          </table:table-cell>
          <table:table-cell office:value-type="float" office:value="263.597" calcext:value-type="float">
            <text:p>263.597</text:p>
          </table:table-cell>
          <table:table-cell office:value-type="float" office:value="39.7442" calcext:value-type="float">
            <text:p>39.7442</text:p>
          </table:table-cell>
          <table:table-cell/>
          <table:table-cell table:formula="of:=([.D19]-[.A19])/0.0166667" office:value-type="float" office:value="8.83798232403543" calcext:value-type="float">
            <text:p>8.83798232403543</text:p>
          </table:table-cell>
          <table:table-cell table:formula="of:=ABS([.E19]-[.B19])/0.0166667" office:value-type="float" office:value="740.818518362966" calcext:value-type="float">
            <text:p>740.818518362966</text:p>
          </table:table-cell>
          <table:table-cell table:formula="of:=([.F19]-[.C19])/0.0166667" office:value-type="float" office:value="-7.61998476003063" calcext:value-type="float">
            <text:p>-7.61998476003063</text:p>
          </table:table-cell>
          <table:table-cell table:formula="of:=DEGREES(ATAN(ABS([.F19]-[.C19])/ABS([.E19]-[.B19])))" office:value-type="float" office:value="0.589317841982386" calcext:value-type="float">
            <text:p>0.589317841982386</text:p>
          </table:table-cell>
          <table:table-cell table:formula="of:=SQRT(POWER([.H19];2)+POWER([.I19];2)+POWER([.J19];2))" office:value-type="float" office:value="740.910420529231" calcext:value-type="float">
            <text:p>740.910420529231</text:p>
          </table:table-cell>
        </table:table-row>
        <table:table-row table:style-name="ro1">
          <table:table-cell office:value-type="float" office:value="75.6055" calcext:value-type="float">
            <text:p>75.6055</text:p>
          </table:table-cell>
          <table:table-cell office:value-type="float" office:value="276.131" calcext:value-type="float">
            <text:p>276.131</text:p>
          </table:table-cell>
          <table:table-cell office:value-type="float" office:value="39.0867" calcext:value-type="float">
            <text:p>39.0867</text:p>
          </table:table-cell>
          <table:table-cell office:value-type="float" office:value="75.7456" calcext:value-type="float">
            <text:p>75.7456</text:p>
          </table:table-cell>
          <table:table-cell office:value-type="float" office:value="263.859" calcext:value-type="float">
            <text:p>263.859</text:p>
          </table:table-cell>
          <table:table-cell office:value-type="float" office:value="38.4747" calcext:value-type="float">
            <text:p>38.4747</text:p>
          </table:table-cell>
          <table:table-cell/>
          <table:table-cell table:formula="of:=([.D20]-[.A20])/0.0166667" office:value-type="float" office:value="8.40598318803301" calcext:value-type="float">
            <text:p>8.40598318803301</text:p>
          </table:table-cell>
          <table:table-cell table:formula="of:=ABS([.E20]-[.B20])/0.0166667" office:value-type="float" office:value="736.318527362945" calcext:value-type="float">
            <text:p>736.318527362945</text:p>
          </table:table-cell>
          <table:table-cell table:formula="of:=([.F20]-[.C20])/0.0166667" office:value-type="float" office:value="-36.719926560147" calcext:value-type="float">
            <text:p>-36.719926560147</text:p>
          </table:table-cell>
          <table:table-cell table:formula="of:=DEGREES(ATAN(ABS([.F20]-[.C20])/ABS([.E20]-[.B20])))" office:value-type="float" office:value="2.85495369174471" calcext:value-type="float">
            <text:p>2.85495369174471</text:p>
          </table:table-cell>
          <table:table-cell table:formula="of:=SQRT(POWER([.H20];2)+POWER([.I20];2)+POWER([.J20];2))" office:value-type="float" office:value="737.281484439882" calcext:value-type="float">
            <text:p>737.281484439882</text:p>
          </table:table-cell>
        </table:table-row>
        <table:table-row table:style-name="ro1">
          <table:table-cell office:value-type="float" office:value="75.5615" calcext:value-type="float">
            <text:p>75.5615</text:p>
          </table:table-cell>
          <table:table-cell office:value-type="float" office:value="271.274" calcext:value-type="float">
            <text:p>271.274</text:p>
          </table:table-cell>
          <table:table-cell office:value-type="float" office:value="38.1718" calcext:value-type="float">
            <text:p>38.1718</text:p>
          </table:table-cell>
          <table:table-cell office:value-type="float" office:value="75.7208" calcext:value-type="float">
            <text:p>75.7208</text:p>
          </table:table-cell>
          <table:table-cell office:value-type="float" office:value="261.778" calcext:value-type="float">
            <text:p>261.778</text:p>
          </table:table-cell>
          <table:table-cell office:value-type="float" office:value="36.6439" calcext:value-type="float">
            <text:p>36.6439</text:p>
          </table:table-cell>
          <table:table-cell/>
          <table:table-cell table:formula="of:=([.D21]-[.A21])/0.0166667" office:value-type="float" office:value="9.55798088403834" calcext:value-type="float">
            <text:p>9.55798088403834</text:p>
          </table:table-cell>
          <table:table-cell table:formula="of:=ABS([.E21]-[.B21])/0.0166667" office:value-type="float" office:value="569.758860482278" calcext:value-type="float">
            <text:p>569.758860482278</text:p>
          </table:table-cell>
          <table:table-cell table:formula="of:=([.F21]-[.C21])/0.0166667" office:value-type="float" office:value="-91.6738166523664" calcext:value-type="float">
            <text:p>-91.6738166523664</text:p>
          </table:table-cell>
          <table:table-cell table:formula="of:=DEGREES(ATAN(ABS([.F21]-[.C21])/ABS([.E21]-[.B21])))" office:value-type="float" office:value="9.14051126609225" calcext:value-type="float">
            <text:p>9.14051126609225</text:p>
          </table:table-cell>
          <table:table-cell table:formula="of:=SQRT(POWER([.H21];2)+POWER([.I21];2)+POWER([.J21];2))" office:value-type="float" office:value="577.166009702802" calcext:value-type="float">
            <text:p>577.166009702802</text:p>
          </table:table-cell>
        </table:table-row>
        <table:table-row table:style-name="ro1">
          <table:table-cell office:value-type="float" office:value="75.3921" calcext:value-type="float">
            <text:p>75.3921</text:p>
          </table:table-cell>
          <table:table-cell office:value-type="float" office:value="281.427" calcext:value-type="float">
            <text:p>281.427</text:p>
          </table:table-cell>
          <table:table-cell office:value-type="float" office:value="38.1933" calcext:value-type="float">
            <text:p>38.1933</text:p>
          </table:table-cell>
          <table:table-cell office:value-type="float" office:value="75.53" calcext:value-type="float">
            <text:p>75.53</text:p>
          </table:table-cell>
          <table:table-cell office:value-type="float" office:value="267.571" calcext:value-type="float">
            <text:p>267.571</text:p>
          </table:table-cell>
          <table:table-cell office:value-type="float" office:value="38.073" calcext:value-type="float">
            <text:p>38.073</text:p>
          </table:table-cell>
          <table:table-cell/>
          <table:table-cell table:formula="of:=([.D22]-[.A22])/0.0166667" office:value-type="float" office:value="8.27398345203321" calcext:value-type="float">
            <text:p>8.27398345203321</text:p>
          </table:table-cell>
          <table:table-cell table:formula="of:=ABS([.E22]-[.B22])/0.0166667" office:value-type="float" office:value="831.358337283325" calcext:value-type="float">
            <text:p>831.358337283325</text:p>
          </table:table-cell>
          <table:table-cell table:formula="of:=([.F22]-[.C22])/0.0166667" office:value-type="float" office:value="-7.21798556402889" calcext:value-type="float">
            <text:p>-7.21798556402889</text:p>
          </table:table-cell>
          <table:table-cell table:formula="of:=DEGREES(ATAN(ABS([.F22]-[.C22])/ABS([.E22]-[.B22])))" office:value-type="float" office:value="0.497438589302598" calcext:value-type="float">
            <text:p>0.497438589302598</text:p>
          </table:table-cell>
          <table:table-cell table:formula="of:=SQRT(POWER([.H22];2)+POWER([.I22];2)+POWER([.J22];2))" office:value-type="float" office:value="831.430840832996" calcext:value-type="float">
            <text:p>831.430840832996</text:p>
          </table:table-cell>
        </table:table-row>
        <table:table-row table:style-name="ro1">
          <table:table-cell office:value-type="float" office:value="74.8001" calcext:value-type="float">
            <text:p>74.8001</text:p>
          </table:table-cell>
          <table:table-cell office:value-type="float" office:value="268.442" calcext:value-type="float">
            <text:p>268.442</text:p>
          </table:table-cell>
          <table:table-cell office:value-type="float" office:value="39.6552" calcext:value-type="float">
            <text:p>39.6552</text:p>
          </table:table-cell>
          <table:table-cell office:value-type="float" office:value="74.482" calcext:value-type="float">
            <text:p>74.482</text:p>
          </table:table-cell>
          <table:table-cell office:value-type="float" office:value="257.647" calcext:value-type="float">
            <text:p>257.647</text:p>
          </table:table-cell>
          <table:table-cell office:value-type="float" office:value="39.0921" calcext:value-type="float">
            <text:p>39.0921</text:p>
          </table:table-cell>
          <table:table-cell/>
          <table:table-cell table:formula="of:=([.D23]-[.A23])/0.0166667" office:value-type="float" office:value="-19.0859618280764" calcext:value-type="float">
            <text:p>-19.0859618280764</text:p>
          </table:table-cell>
          <table:table-cell table:formula="of:=ABS([.E23]-[.B23])/0.0166667" office:value-type="float" office:value="647.698704602592" calcext:value-type="float">
            <text:p>647.698704602592</text:p>
          </table:table-cell>
          <table:table-cell table:formula="of:=([.F23]-[.C23])/0.0166667" office:value-type="float" office:value="-33.7859324281351" calcext:value-type="float">
            <text:p>-33.7859324281351</text:p>
          </table:table-cell>
          <table:table-cell table:formula="of:=DEGREES(ATAN(ABS([.F23]-[.C23])/ABS([.E23]-[.B23])))" office:value-type="float" office:value="2.98601561291536" calcext:value-type="float">
            <text:p>2.98601561291536</text:p>
          </table:table-cell>
          <table:table-cell table:formula="of:=SQRT(POWER([.H23];2)+POWER([.I23];2)+POWER([.J23];2))" office:value-type="float" office:value="648.860058188834" calcext:value-type="float">
            <text:p>648.860058188834</text:p>
          </table:table-cell>
        </table:table-row>
        <table:table-row table:style-name="ro1">
          <table:table-cell office:value-type="float" office:value="74.5739" calcext:value-type="float">
            <text:p>74.5739</text:p>
          </table:table-cell>
          <table:table-cell office:value-type="float" office:value="272.285" calcext:value-type="float">
            <text:p>272.285</text:p>
          </table:table-cell>
          <table:table-cell office:value-type="float" office:value="39.0012" calcext:value-type="float">
            <text:p>39.0012</text:p>
          </table:table-cell>
          <table:table-cell office:value-type="float" office:value="74.2564" calcext:value-type="float">
            <text:p>74.2564</text:p>
          </table:table-cell>
          <table:table-cell office:value-type="float" office:value="261.402" calcext:value-type="float">
            <text:p>261.402</text:p>
          </table:table-cell>
          <table:table-cell office:value-type="float" office:value="37.9449" calcext:value-type="float">
            <text:p>37.9449</text:p>
          </table:table-cell>
          <table:table-cell/>
          <table:table-cell table:formula="of:=([.D24]-[.A24])/0.0166667" office:value-type="float" office:value="-19.0499619000759" calcext:value-type="float">
            <text:p>-19.0499619000759</text:p>
          </table:table-cell>
          <table:table-cell table:formula="of:=ABS([.E24]-[.B24])/0.0166667" office:value-type="float" office:value="652.978694042614" calcext:value-type="float">
            <text:p>652.978694042614</text:p>
          </table:table-cell>
          <table:table-cell table:formula="of:=([.F24]-[.C24])/0.0166667" office:value-type="float" office:value="-63.3778732442535" calcext:value-type="float">
            <text:p>-63.3778732442535</text:p>
          </table:table-cell>
          <table:table-cell table:formula="of:=DEGREES(ATAN(ABS([.F24]-[.C24])/ABS([.E24]-[.B24])))" office:value-type="float" office:value="5.54374251447857" calcext:value-type="float">
            <text:p>5.54374251447857</text:p>
          </table:table-cell>
          <table:table-cell table:formula="of:=SQRT(POWER([.H24];2)+POWER([.I24];2)+POWER([.J24];2))" office:value-type="float" office:value="656.323724040932" calcext:value-type="float">
            <text:p>656.323724040932</text:p>
          </table:table-cell>
        </table:table-row>
        <table:table-row table:style-name="ro1">
          <table:table-cell office:value-type="float" office:value="75.511" calcext:value-type="float">
            <text:p>75.511</text:p>
          </table:table-cell>
          <table:table-cell office:value-type="float" office:value="265.021" calcext:value-type="float">
            <text:p>265.021</text:p>
          </table:table-cell>
          <table:table-cell office:value-type="float" office:value="38.7638" calcext:value-type="float">
            <text:p>38.7638</text:p>
          </table:table-cell>
          <table:table-cell office:value-type="float" office:value="75.6594" calcext:value-type="float">
            <text:p>75.6594</text:p>
          </table:table-cell>
          <table:table-cell office:value-type="float" office:value="254.505" calcext:value-type="float">
            <text:p>254.505</text:p>
          </table:table-cell>
          <table:table-cell office:value-type="float" office:value="37.7151" calcext:value-type="float">
            <text:p>37.7151</text:p>
          </table:table-cell>
          <table:table-cell/>
          <table:table-cell table:formula="of:=([.D25]-[.A25])/0.0166667" office:value-type="float" office:value="8.90398219203618" calcext:value-type="float">
            <text:p>8.90398219203618</text:p>
          </table:table-cell>
          <table:table-cell table:formula="of:=ABS([.E25]-[.B25])/0.0166667" office:value-type="float" office:value="630.958738082525" calcext:value-type="float">
            <text:p>630.958738082525</text:p>
          </table:table-cell>
          <table:table-cell table:formula="of:=([.F25]-[.C25])/0.0166667" office:value-type="float" office:value="-62.9218741562519" calcext:value-type="float">
            <text:p>-62.9218741562519</text:p>
          </table:table-cell>
          <table:table-cell table:formula="of:=DEGREES(ATAN(ABS([.F25]-[.C25])/ABS([.E25]-[.B25])))" office:value-type="float" office:value="5.69494867932827" calcext:value-type="float">
            <text:p>5.69494867932827</text:p>
          </table:table-cell>
          <table:table-cell table:formula="of:=SQRT(POWER([.H25];2)+POWER([.I25];2)+POWER([.J25];2))" office:value-type="float" office:value="634.150906574219" calcext:value-type="float">
            <text:p>634.150906574219</text:p>
          </table:table-cell>
        </table:table-row>
        <table:table-row table:style-name="ro1">
          <table:table-cell office:value-type="float" office:value="74.6144" calcext:value-type="float">
            <text:p>74.6144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39.1833" calcext:value-type="float">
            <text:p>39.1833</text:p>
          </table:table-cell>
          <table:table-cell office:value-type="float" office:value="74.5413" calcext:value-type="float">
            <text:p>74.5413</text:p>
          </table:table-cell>
          <table:table-cell office:value-type="float" office:value="267.392" calcext:value-type="float">
            <text:p>267.392</text:p>
          </table:table-cell>
          <table:table-cell office:value-type="float" office:value="38.6062" calcext:value-type="float">
            <text:p>38.6062</text:p>
          </table:table-cell>
          <table:table-cell/>
          <table:table-cell table:formula="of:=([.D26]-[.A26])/0.0166667" office:value-type="float" office:value="-4.38599122801734" calcext:value-type="float">
            <text:p>-4.38599122801734</text:p>
          </table:table-cell>
          <table:table-cell table:formula="of:=ABS([.E26]-[.B26])/0.0166667" office:value-type="float" office:value="671.998656002687" calcext:value-type="float">
            <text:p>671.998656002687</text:p>
          </table:table-cell>
          <table:table-cell table:formula="of:=([.F26]-[.C26])/0.0166667" office:value-type="float" office:value="-34.6259307481386" calcext:value-type="float">
            <text:p>-34.6259307481386</text:p>
          </table:table-cell>
          <table:table-cell table:formula="of:=DEGREES(ATAN(ABS([.F26]-[.C26])/ABS([.E26]-[.B26])))" office:value-type="float" office:value="2.94965874147785" calcext:value-type="float">
            <text:p>2.94965874147785</text:p>
          </table:table-cell>
          <table:table-cell table:formula="of:=SQRT(POWER([.H26];2)+POWER([.I26];2)+POWER([.J26];2))" office:value-type="float" office:value="672.904440220634" calcext:value-type="float">
            <text:p>672.904440220634</text:p>
          </table:table-cell>
        </table:table-row>
        <table:table-row table:style-name="ro1">
          <table:table-cell office:value-type="float" office:value="75.0937" calcext:value-type="float">
            <text:p>75.0937</text:p>
          </table:table-cell>
          <table:table-cell office:value-type="float" office:value="274.736" calcext:value-type="float">
            <text:p>274.736</text:p>
          </table:table-cell>
          <table:table-cell office:value-type="float" office:value="39.577" calcext:value-type="float">
            <text:p>39.577</text:p>
          </table:table-cell>
          <table:table-cell office:value-type="float" office:value="75.002" calcext:value-type="float">
            <text:p>75.002</text:p>
          </table:table-cell>
          <table:table-cell office:value-type="float" office:value="262.457" calcext:value-type="float">
            <text:p>262.457</text:p>
          </table:table-cell>
          <table:table-cell office:value-type="float" office:value="39.2148" calcext:value-type="float">
            <text:p>39.2148</text:p>
          </table:table-cell>
          <table:table-cell/>
          <table:table-cell table:formula="of:=([.D27]-[.A27])/0.0166667" office:value-type="float" office:value="-5.50198899602219" calcext:value-type="float">
            <text:p>-5.50198899602219</text:p>
          </table:table-cell>
          <table:table-cell table:formula="of:=ABS([.E27]-[.B27])/0.0166667" office:value-type="float" office:value="736.738526522947" calcext:value-type="float">
            <text:p>736.738526522947</text:p>
          </table:table-cell>
          <table:table-cell table:formula="of:=([.F27]-[.C27])/0.0166667" office:value-type="float" office:value="-21.731956536087" calcext:value-type="float">
            <text:p>-21.731956536087</text:p>
          </table:table-cell>
          <table:table-cell table:formula="of:=DEGREES(ATAN(ABS([.F27]-[.C27])/ABS([.E27]-[.B27])))" office:value-type="float" office:value="1.68959325109632" calcext:value-type="float">
            <text:p>1.68959325109632</text:p>
          </table:table-cell>
          <table:table-cell table:formula="of:=SQRT(POWER([.H27];2)+POWER([.I27];2)+POWER([.J27];2))" office:value-type="float" office:value="737.079511505375" calcext:value-type="float">
            <text:p>737.079511505375</text:p>
          </table:table-cell>
        </table:table-row>
        <table:table-row table:style-name="ro1">
          <table:table-cell office:value-type="float" office:value="74.0588" calcext:value-type="float">
            <text:p>74.0588</text:p>
          </table:table-cell>
          <table:table-cell office:value-type="float" office:value="269.841" calcext:value-type="float">
            <text:p>269.841</text:p>
          </table:table-cell>
          <table:table-cell office:value-type="float" office:value="38.4336" calcext:value-type="float">
            <text:p>38.4336</text:p>
          </table:table-cell>
          <table:table-cell office:value-type="float" office:value="73.7492" calcext:value-type="float">
            <text:p>73.7492</text:p>
          </table:table-cell>
          <table:table-cell office:value-type="float" office:value="257.821" calcext:value-type="float">
            <text:p>257.821</text:p>
          </table:table-cell>
          <table:table-cell office:value-type="float" office:value="37.6176" calcext:value-type="float">
            <text:p>37.6176</text:p>
          </table:table-cell>
          <table:table-cell/>
          <table:table-cell table:formula="of:=([.D28]-[.A28])/0.0166667" office:value-type="float" office:value="-18.5759628480745" calcext:value-type="float">
            <text:p>-18.5759628480745</text:p>
          </table:table-cell>
          <table:table-cell table:formula="of:=ABS([.E28]-[.B28])/0.0166667" office:value-type="float" office:value="721.198557602884" calcext:value-type="float">
            <text:p>721.198557602884</text:p>
          </table:table-cell>
          <table:table-cell table:formula="of:=([.F28]-[.C28])/0.0166667" office:value-type="float" office:value="-48.9599020801956" calcext:value-type="float">
            <text:p>-48.9599020801956</text:p>
          </table:table-cell>
          <table:table-cell table:formula="of:=DEGREES(ATAN(ABS([.F28]-[.C28])/ABS([.E28]-[.B28])))" office:value-type="float" office:value="3.88367147563288" calcext:value-type="float">
            <text:p>3.88367147563288</text:p>
          </table:table-cell>
          <table:table-cell table:formula="of:=SQRT(POWER([.H28];2)+POWER([.I28];2)+POWER([.J28];2))" office:value-type="float" office:value="723.097156608927" calcext:value-type="float">
            <text:p>723.097156608927</text:p>
          </table:table-cell>
        </table:table-row>
        <table:table-row table:style-name="ro1">
          <table:table-cell office:value-type="float" office:value="75.0368" calcext:value-type="float">
            <text:p>75.0368</text:p>
          </table:table-cell>
          <table:table-cell office:value-type="float" office:value="267.395" calcext:value-type="float">
            <text:p>267.395</text:p>
          </table:table-cell>
          <table:table-cell office:value-type="float" office:value="38.8475" calcext:value-type="float">
            <text:p>38.8475</text:p>
          </table:table-cell>
          <table:table-cell office:value-type="float" office:value="75.1882" calcext:value-type="float">
            <text:p>75.1882</text:p>
          </table:table-cell>
          <table:table-cell office:value-type="float" office:value="255.524" calcext:value-type="float">
            <text:p>255.524</text:p>
          </table:table-cell>
          <table:table-cell office:value-type="float" office:value="38.2576" calcext:value-type="float">
            <text:p>38.2576</text:p>
          </table:table-cell>
          <table:table-cell/>
          <table:table-cell table:formula="of:=([.D29]-[.A29])/0.0166667" office:value-type="float" office:value="9.08398183203606" calcext:value-type="float">
            <text:p>9.08398183203606</text:p>
          </table:table-cell>
          <table:table-cell table:formula="of:=ABS([.E29]-[.B29])/0.0166667" office:value-type="float" office:value="712.258575482848" calcext:value-type="float">
            <text:p>712.258575482848</text:p>
          </table:table-cell>
          <table:table-cell table:formula="of:=([.F29]-[.C29])/0.0166667" office:value-type="float" office:value="-35.3939292121416" calcext:value-type="float">
            <text:p>-35.3939292121416</text:p>
          </table:table-cell>
          <table:table-cell table:formula="of:=DEGREES(ATAN(ABS([.F29]-[.C29])/ABS([.E29]-[.B29])))" office:value-type="float" office:value="2.84483204208327" calcext:value-type="float">
            <text:p>2.84483204208327</text:p>
          </table:table-cell>
          <table:table-cell table:formula="of:=SQRT(POWER([.H29];2)+POWER([.I29];2)+POWER([.J29];2))" office:value-type="float" office:value="713.195293941186" calcext:value-type="float">
            <text:p>713.195293941186</text:p>
          </table:table-cell>
        </table:table-row>
        <table:table-row table:style-name="ro1">
          <table:table-cell office:value-type="float" office:value="75.5958" calcext:value-type="float">
            <text:p>75.5958</text:p>
          </table:table-cell>
          <table:table-cell office:value-type="float" office:value="274.781" calcext:value-type="float">
            <text:p>274.781</text:p>
          </table:table-cell>
          <table:table-cell office:value-type="float" office:value="39.5646" calcext:value-type="float">
            <text:p>39.5646</text:p>
          </table:table-cell>
          <table:table-cell office:value-type="float" office:value="75.7467" calcext:value-type="float">
            <text:p>75.7467</text:p>
          </table:table-cell>
          <table:table-cell office:value-type="float" office:value="263.789" calcext:value-type="float">
            <text:p>263.789</text:p>
          </table:table-cell>
          <table:table-cell office:value-type="float" office:value="38.9761" calcext:value-type="float">
            <text:p>38.9761</text:p>
          </table:table-cell>
          <table:table-cell/>
          <table:table-cell table:formula="of:=([.D30]-[.A30])/0.0166667" office:value-type="float" office:value="9.05398189203664" calcext:value-type="float">
            <text:p>9.05398189203664</text:p>
          </table:table-cell>
          <table:table-cell table:formula="of:=ABS([.E30]-[.B30])/0.0166667" office:value-type="float" office:value="659.518680962639" calcext:value-type="float">
            <text:p>659.518680962639</text:p>
          </table:table-cell>
          <table:table-cell table:formula="of:=([.F30]-[.C30])/0.0166667" office:value-type="float" office:value="-35.309929380141" calcext:value-type="float">
            <text:p>-35.309929380141</text:p>
          </table:table-cell>
          <table:table-cell table:formula="of:=DEGREES(ATAN(ABS([.F30]-[.C30])/ABS([.E30]-[.B30])))" office:value-type="float" office:value="3.06462921875924" calcext:value-type="float">
            <text:p>3.06462921875924</text:p>
          </table:table-cell>
          <table:table-cell table:formula="of:=SQRT(POWER([.H30];2)+POWER([.I30];2)+POWER([.J30];2))" office:value-type="float" office:value="660.525288115172" calcext:value-type="float">
            <text:p>660.525288115172</text:p>
          </table:table-cell>
        </table:table-row>
        <table:table-row table:style-name="ro1">
          <table:table-cell office:value-type="float" office:value="74.6086" calcext:value-type="float">
            <text:p>74.6086</text:p>
          </table:table-cell>
          <table:table-cell office:value-type="float" office:value="277.159" calcext:value-type="float">
            <text:p>277.159</text:p>
          </table:table-cell>
          <table:table-cell office:value-type="float" office:value="39.9254" calcext:value-type="float">
            <text:p>39.9254</text:p>
          </table:table-cell>
          <table:table-cell office:value-type="float" office:value="74.2894" calcext:value-type="float">
            <text:p>74.2894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39.3413" calcext:value-type="float">
            <text:p>39.3413</text:p>
          </table:table-cell>
          <table:table-cell/>
          <table:table-cell table:formula="of:=([.D31]-[.A31])/0.0166667" office:value-type="float" office:value="-19.1519616960763" calcext:value-type="float">
            <text:p>-19.1519616960763</text:p>
          </table:table-cell>
          <table:table-cell table:formula="of:=ABS([.E31]-[.B31])/0.0166667" office:value-type="float" office:value="669.598660802676" calcext:value-type="float">
            <text:p>669.598660802676</text:p>
          </table:table-cell>
          <table:table-cell table:formula="of:=([.F31]-[.C31])/0.0166667" office:value-type="float" office:value="-35.0459299081406" calcext:value-type="float">
            <text:p>-35.0459299081406</text:p>
          </table:table-cell>
          <table:table-cell table:formula="of:=DEGREES(ATAN(ABS([.F31]-[.C31])/ABS([.E31]-[.B31])))" office:value-type="float" office:value="2.99605342838204" calcext:value-type="float">
            <text:p>2.99605342838204</text:p>
          </table:table-cell>
          <table:table-cell table:formula="of:=SQRT(POWER([.H31];2)+POWER([.I31];2)+POWER([.J31];2))" office:value-type="float" office:value="670.788626460431" calcext:value-type="float">
            <text:p>670.788626460431</text:p>
          </table:table-cell>
        </table:table-row>
        <table:table-row table:style-name="ro1">
          <table:table-cell office:value-type="float" office:value="75.3448" calcext:value-type="float">
            <text:p>75.3448</text:p>
          </table:table-cell>
          <table:table-cell office:value-type="float" office:value="274.766" calcext:value-type="float">
            <text:p>274.766</text:p>
          </table:table-cell>
          <table:table-cell office:value-type="float" office:value="39.5695" calcext:value-type="float">
            <text:p>39.5695</text:p>
          </table:table-cell>
          <table:table-cell office:value-type="float" office:value="75.2461" calcext:value-type="float">
            <text:p>75.2461</text:p>
          </table:table-cell>
          <table:table-cell office:value-type="float" office:value="262.532" calcext:value-type="float">
            <text:p>262.532</text:p>
          </table:table-cell>
          <table:table-cell office:value-type="float" office:value="38.9557" calcext:value-type="float">
            <text:p>38.9557</text:p>
          </table:table-cell>
          <table:table-cell/>
          <table:table-cell table:formula="of:=([.D32]-[.A32])/0.0166667" office:value-type="float" office:value="-5.92198815602417" calcext:value-type="float">
            <text:p>-5.92198815602417</text:p>
          </table:table-cell>
          <table:table-cell table:formula="of:=ABS([.E32]-[.B32])/0.0166667" office:value-type="float" office:value="734.038531922938" calcext:value-type="float">
            <text:p>734.038531922938</text:p>
          </table:table-cell>
          <table:table-cell table:formula="of:=([.F32]-[.C32])/0.0166667" office:value-type="float" office:value="-36.8279263441472" calcext:value-type="float">
            <text:p>-36.8279263441472</text:p>
          </table:table-cell>
          <table:table-cell table:formula="of:=DEGREES(ATAN(ABS([.F32]-[.C32])/ABS([.E32]-[.B32])))" office:value-type="float" office:value="2.8722155952121" calcext:value-type="float">
            <text:p>2.8722155952121</text:p>
          </table:table-cell>
          <table:table-cell table:formula="of:=SQRT(POWER([.H32];2)+POWER([.I32];2)+POWER([.J32];2))" office:value-type="float" office:value="734.985668193682" calcext:value-type="float">
            <text:p>734.985668193682</text:p>
          </table:table-cell>
        </table:table-row>
        <table:table-row table:style-name="ro1">
          <table:table-cell office:value-type="float" office:value="74.8653" calcext:value-type="float">
            <text:p>74.8653</text:p>
          </table:table-cell>
          <table:table-cell office:value-type="float" office:value="278.753" calcext:value-type="float">
            <text:p>278.753</text:p>
          </table:table-cell>
          <table:table-cell office:value-type="float" office:value="38.3984" calcext:value-type="float">
            <text:p>38.3984</text:p>
          </table:table-cell>
          <table:table-cell office:value-type="float" office:value="75.0327" calcext:value-type="float">
            <text:p>75.0327</text:p>
          </table:table-cell>
          <table:table-cell office:value-type="float" office:value="267.658" calcext:value-type="float">
            <text:p>267.658</text:p>
          </table:table-cell>
          <table:table-cell office:value-type="float" office:value="37.3219" calcext:value-type="float">
            <text:p>37.3219</text:p>
          </table:table-cell>
          <table:table-cell/>
          <table:table-cell table:formula="of:=([.D33]-[.A33])/0.0166667" office:value-type="float" office:value="10.0439799120402" calcext:value-type="float">
            <text:p>10.0439799120402</text:p>
          </table:table-cell>
          <table:table-cell table:formula="of:=ABS([.E33]-[.B33])/0.0166667" office:value-type="float" office:value="665.698668602661" calcext:value-type="float">
            <text:p>665.698668602661</text:p>
          </table:table-cell>
          <table:table-cell table:formula="of:=([.F33]-[.C33])/0.0166667" office:value-type="float" office:value="-64.5898708202585" calcext:value-type="float">
            <text:p>-64.5898708202585</text:p>
          </table:table-cell>
          <table:table-cell table:formula="of:=DEGREES(ATAN(ABS([.F33]-[.C33])/ABS([.E33]-[.B33])))" office:value-type="float" office:value="5.54181563797598" calcext:value-type="float">
            <text:p>5.54181563797598</text:p>
          </table:table-cell>
          <table:table-cell table:formula="of:=SQRT(POWER([.H33];2)+POWER([.I33];2)+POWER([.J33];2))" office:value-type="float" office:value="668.900179641482" calcext:value-type="float">
            <text:p>668.900179641482</text:p>
          </table:table-cell>
        </table:table-row>
        <table:table-row table:style-name="ro1">
          <table:table-cell office:value-type="float" office:value="74.8824" calcext:value-type="float">
            <text:p>74.8824</text:p>
          </table:table-cell>
          <table:table-cell office:value-type="float" office:value="281.383" calcext:value-type="float">
            <text:p>281.383</text:p>
          </table:table-cell>
          <table:table-cell office:value-type="float" office:value="38.2055" calcext:value-type="float">
            <text:p>38.2055</text:p>
          </table:table-cell>
          <table:table-cell office:value-type="float" office:value="74.802" calcext:value-type="float">
            <text:p>74.802</text:p>
          </table:table-cell>
          <table:table-cell office:value-type="float" office:value="270.099" calcext:value-type="float">
            <text:p>270.099</text:p>
          </table:table-cell>
          <table:table-cell office:value-type="float" office:value="37.3901" calcext:value-type="float">
            <text:p>37.3901</text:p>
          </table:table-cell>
          <table:table-cell/>
          <table:table-cell table:formula="of:=([.D34]-[.A34])/0.0166667" office:value-type="float" office:value="-4.82399035201914" calcext:value-type="float">
            <text:p>-4.82399035201914</text:p>
          </table:table-cell>
          <table:table-cell table:formula="of:=ABS([.E34]-[.B34])/0.0166667" office:value-type="float" office:value="677.038645922708" calcext:value-type="float">
            <text:p>677.038645922708</text:p>
          </table:table-cell>
          <table:table-cell table:formula="of:=([.F34]-[.C34])/0.0166667" office:value-type="float" office:value="-48.9239021521959" calcext:value-type="float">
            <text:p>-48.9239021521959</text:p>
          </table:table-cell>
          <table:table-cell table:formula="of:=DEGREES(ATAN(ABS([.F34]-[.C34])/ABS([.E34]-[.B34])))" office:value-type="float" office:value="4.13310123352608" calcext:value-type="float">
            <text:p>4.13310123352608</text:p>
          </table:table-cell>
          <table:table-cell table:formula="of:=SQRT(POWER([.H34];2)+POWER([.I34];2)+POWER([.J34];2))" office:value-type="float" office:value="678.821145190372" calcext:value-type="float">
            <text:p>678.821145190372</text:p>
          </table:table-cell>
        </table:table-row>
        <table:table-row table:style-name="ro1">
          <table:table-cell office:value-type="float" office:value="75.1289" calcext:value-type="float">
            <text:p>75.1289</text:p>
          </table:table-cell>
          <table:table-cell office:value-type="float" office:value="280.011" calcext:value-type="float">
            <text:p>280.011</text:p>
          </table:table-cell>
          <table:table-cell office:value-type="float" office:value="38.6878" calcext:value-type="float">
            <text:p>38.6878</text:p>
          </table:table-cell>
          <table:table-cell office:value-type="float" office:value="75.0432" calcext:value-type="float">
            <text:p>75.0432</text:p>
          </table:table-cell>
          <table:table-cell office:value-type="float" office:value="268.793" calcext:value-type="float">
            <text:p>268.793</text:p>
          </table:table-cell>
          <table:table-cell office:value-type="float" office:value="37.8641" calcext:value-type="float">
            <text:p>37.8641</text:p>
          </table:table-cell>
          <table:table-cell/>
          <table:table-cell table:formula="of:=([.D35]-[.A35])/0.0166667" office:value-type="float" office:value="-5.14198971602074" calcext:value-type="float">
            <text:p>-5.14198971602074</text:p>
          </table:table-cell>
          <table:table-cell table:formula="of:=ABS([.E35]-[.B35])/0.0166667" office:value-type="float" office:value="673.078653842693" calcext:value-type="float">
            <text:p>673.078653842693</text:p>
          </table:table-cell>
          <table:table-cell table:formula="of:=([.F35]-[.C35])/0.0166667" office:value-type="float" office:value="-49.4219011561978" calcext:value-type="float">
            <text:p>-49.4219011561978</text:p>
          </table:table-cell>
          <table:table-cell table:formula="of:=DEGREES(ATAN(ABS([.F35]-[.C35])/ABS([.E35]-[.B35])))" office:value-type="float" office:value="4.19949999274354" calcext:value-type="float">
            <text:p>4.19949999274354</text:p>
          </table:table-cell>
          <table:table-cell table:formula="of:=SQRT(POWER([.H35];2)+POWER([.I35];2)+POWER([.J35];2))" office:value-type="float" office:value="674.910244870253" calcext:value-type="float">
            <text:p>674.910244870253</text:p>
          </table:table-cell>
        </table:table-row>
        <table:table-row table:style-name="ro1">
          <table:table-cell office:value-type="float" office:value="75.0997" calcext:value-type="float">
            <text:p>75.0997</text:p>
          </table:table-cell>
          <table:table-cell office:value-type="float" office:value="276.233" calcext:value-type="float">
            <text:p>276.233</text:p>
          </table:table-cell>
          <table:table-cell office:value-type="float" office:value="38.3223" calcext:value-type="float">
            <text:p>38.3223</text:p>
          </table:table-cell>
          <table:table-cell office:value-type="float" office:value="74.9985" calcext:value-type="float">
            <text:p>74.9985</text:p>
          </table:table-cell>
          <table:table-cell office:value-type="float" office:value="262.666" calcext:value-type="float">
            <text:p>262.666</text:p>
          </table:table-cell>
          <table:table-cell office:value-type="float" office:value="37.9582" calcext:value-type="float">
            <text:p>37.9582</text:p>
          </table:table-cell>
          <table:table-cell/>
          <table:table-cell table:formula="of:=([.D36]-[.A36])/0.0166667" office:value-type="float" office:value="-6.07198785602378" calcext:value-type="float">
            <text:p>-6.07198785602378</text:p>
          </table:table-cell>
          <table:table-cell table:formula="of:=ABS([.E36]-[.B36])/0.0166667" office:value-type="float" office:value="814.018371963257" calcext:value-type="float">
            <text:p>814.018371963257</text:p>
          </table:table-cell>
          <table:table-cell table:formula="of:=([.F36]-[.C36])/0.0166667" office:value-type="float" office:value="-21.8459563080874" calcext:value-type="float">
            <text:p>-21.8459563080874</text:p>
          </table:table-cell>
          <table:table-cell table:formula="of:=DEGREES(ATAN(ABS([.F36]-[.C36])/ABS([.E36]-[.B36])))" office:value-type="float" office:value="1.53728806083207" calcext:value-type="float">
            <text:p>1.53728806083207</text:p>
          </table:table-cell>
          <table:table-cell table:formula="of:=SQRT(POWER([.H36];2)+POWER([.I36];2)+POWER([.J36];2))" office:value-type="float" office:value="814.334098965068" calcext:value-type="float">
            <text:p>814.334098965068</text:p>
          </table:table-cell>
        </table:table-row>
        <table:table-row table:style-name="ro1">
          <table:table-cell office:value-type="float" office:value="75.061" calcext:value-type="float">
            <text:p>75.061</text:p>
          </table:table-cell>
          <table:table-cell office:value-type="float" office:value="271.322" calcext:value-type="float">
            <text:p>271.322</text:p>
          </table:table-cell>
          <table:table-cell office:value-type="float" office:value="37.671" calcext:value-type="float">
            <text:p>37.671</text:p>
          </table:table-cell>
          <table:table-cell office:value-type="float" office:value="75.2297" calcext:value-type="float">
            <text:p>75.2297</text:p>
          </table:table-cell>
          <table:table-cell office:value-type="float" office:value="261.814" calcext:value-type="float">
            <text:p>261.814</text:p>
          </table:table-cell>
          <table:table-cell office:value-type="float" office:value="36.1529" calcext:value-type="float">
            <text:p>36.1529</text:p>
          </table:table-cell>
          <table:table-cell/>
          <table:table-cell table:formula="of:=([.D37]-[.A37])/0.0166667" office:value-type="float" office:value="10.1219797560397" calcext:value-type="float">
            <text:p>10.1219797560397</text:p>
          </table:table-cell>
          <table:table-cell table:formula="of:=ABS([.E37]-[.B37])/0.0166667" office:value-type="float" office:value="570.478859042281" calcext:value-type="float">
            <text:p>570.478859042281</text:p>
          </table:table-cell>
          <table:table-cell table:formula="of:=([.F37]-[.C37])/0.0166667" office:value-type="float" office:value="-91.0858178283642" calcext:value-type="float">
            <text:p>-91.0858178283642</text:p>
          </table:table-cell>
          <table:table-cell table:formula="of:=DEGREES(ATAN(ABS([.F37]-[.C37])/ABS([.E37]-[.B37])))" office:value-type="float" office:value="9.07159139977972" calcext:value-type="float">
            <text:p>9.07159139977972</text:p>
          </table:table-cell>
          <table:table-cell table:formula="of:=SQRT(POWER([.H37];2)+POWER([.I37];2)+POWER([.J37];2))" office:value-type="float" office:value="577.793396723973" calcext:value-type="float">
            <text:p>577.793396723973</text:p>
          </table:table-cell>
        </table:table-row>
        <table:table-row table:style-name="ro1">
          <table:table-cell office:value-type="float" office:value="75.3937" calcext:value-type="float">
            <text:p>75.3937</text:p>
          </table:table-cell>
          <table:table-cell office:value-type="float" office:value="281.263" calcext:value-type="float">
            <text:p>281.263</text:p>
          </table:table-cell>
          <table:table-cell office:value-type="float" office:value="38.9805" calcext:value-type="float">
            <text:p>38.9805</text:p>
          </table:table-cell>
          <table:table-cell office:value-type="float" office:value="75.3213" calcext:value-type="float">
            <text:p>75.3213</text:p>
          </table:table-cell>
          <table:table-cell office:value-type="float" office:value="272.548" calcext:value-type="float">
            <text:p>272.548</text:p>
          </table:table-cell>
          <table:table-cell office:value-type="float" office:value="37.9536" calcext:value-type="float">
            <text:p>37.9536</text:p>
          </table:table-cell>
          <table:table-cell/>
          <table:table-cell table:formula="of:=([.D38]-[.A38])/0.0166667" office:value-type="float" office:value="-4.34399131201748" calcext:value-type="float">
            <text:p>-4.34399131201748</text:p>
          </table:table-cell>
          <table:table-cell table:formula="of:=ABS([.E38]-[.B38])/0.0166667" office:value-type="float" office:value="522.89895420209" calcext:value-type="float">
            <text:p>522.89895420209</text:p>
          </table:table-cell>
          <table:table-cell table:formula="of:=([.F38]-[.C38])/0.0166667" office:value-type="float" office:value="-61.6138767722463" calcext:value-type="float">
            <text:p>-61.6138767722463</text:p>
          </table:table-cell>
          <table:table-cell table:formula="of:=DEGREES(ATAN(ABS([.F38]-[.C38])/ABS([.E38]-[.B38])))" office:value-type="float" office:value="6.72025014414924" calcext:value-type="float">
            <text:p>6.72025014414924</text:p>
          </table:table-cell>
          <table:table-cell table:formula="of:=SQRT(POWER([.H38];2)+POWER([.I38];2)+POWER([.J38];2))" office:value-type="float" office:value="526.534382901121" calcext:value-type="float">
            <text:p>526.534382901121</text:p>
          </table:table-cell>
        </table:table-row>
        <table:table-row table:style-name="ro1">
          <table:table-cell office:value-type="float" office:value="75.12" calcext:value-type="float">
            <text:p>75.12</text:p>
          </table:table-cell>
          <table:table-cell office:value-type="float" office:value="278.676" calcext:value-type="float">
            <text:p>278.676</text:p>
          </table:table-cell>
          <table:table-cell office:value-type="float" office:value="38.9128" calcext:value-type="float">
            <text:p>38.9128</text:p>
          </table:table-cell>
          <table:table-cell office:value-type="float" office:value="75.0439" calcext:value-type="float">
            <text:p>75.0439</text:p>
          </table:table-cell>
          <table:table-cell office:value-type="float" office:value="268.749" calcext:value-type="float">
            <text:p>268.749</text:p>
          </table:table-cell>
          <table:table-cell office:value-type="float" office:value="38.1191" calcext:value-type="float">
            <text:p>38.1191</text:p>
          </table:table-cell>
          <table:table-cell/>
          <table:table-cell table:formula="of:=([.D39]-[.A39])/0.0166667" office:value-type="float" office:value="-4.56599086801892" calcext:value-type="float">
            <text:p>-4.56599086801892</text:p>
          </table:table-cell>
          <table:table-cell table:formula="of:=ABS([.E39]-[.B39])/0.0166667" office:value-type="float" office:value="595.61880876238" calcext:value-type="float">
            <text:p>595.61880876238</text:p>
          </table:table-cell>
          <table:table-cell table:formula="of:=([.F39]-[.C39])/0.0166667" office:value-type="float" office:value="-47.6219047561901" calcext:value-type="float">
            <text:p>-47.6219047561901</text:p>
          </table:table-cell>
          <table:table-cell table:formula="of:=DEGREES(ATAN(ABS([.F39]-[.C39])/ABS([.E39]-[.B39])))" office:value-type="float" office:value="4.5712831467824" calcext:value-type="float">
            <text:p>4.5712831467824</text:p>
          </table:table-cell>
          <table:table-cell table:formula="of:=SQRT(POWER([.H39];2)+POWER([.I39];2)+POWER([.J39];2))" office:value-type="float" office:value="597.536994199298" calcext:value-type="float">
            <text:p>597.536994199298</text:p>
          </table:table-cell>
        </table:table-row>
        <table:table-row table:style-name="ro1">
          <table:table-cell office:value-type="float" office:value="74.6069" calcext:value-type="float">
            <text:p>74.6069</text:p>
          </table:table-cell>
          <table:table-cell office:value-type="float" office:value="277.244" calcext:value-type="float">
            <text:p>277.244</text:p>
          </table:table-cell>
          <table:table-cell office:value-type="float" office:value="39.4097" calcext:value-type="float">
            <text:p>39.4097</text:p>
          </table:table-cell>
          <table:table-cell office:value-type="float" office:value="74.5272" calcext:value-type="float">
            <text:p>74.5272</text:p>
          </table:table-cell>
          <table:table-cell office:value-type="float" office:value="264.833" calcext:value-type="float">
            <text:p>264.833</text:p>
          </table:table-cell>
          <table:table-cell office:value-type="float" office:value="39.0505" calcext:value-type="float">
            <text:p>39.0505</text:p>
          </table:table-cell>
          <table:table-cell/>
          <table:table-cell table:formula="of:=([.D40]-[.A40])/0.0166667" office:value-type="float" office:value="-4.78199043601928" calcext:value-type="float">
            <text:p>-4.78199043601928</text:p>
          </table:table-cell>
          <table:table-cell table:formula="of:=ABS([.E40]-[.B40])/0.0166667" office:value-type="float" office:value="744.658510682979" calcext:value-type="float">
            <text:p>744.658510682979</text:p>
          </table:table-cell>
          <table:table-cell table:formula="of:=([.F40]-[.C40])/0.0166667" office:value-type="float" office:value="-21.5519568960863" calcext:value-type="float">
            <text:p>-21.5519568960863</text:p>
          </table:table-cell>
          <table:table-cell table:formula="of:=DEGREES(ATAN(ABS([.F40]-[.C40])/ABS([.E40]-[.B40])))" office:value-type="float" office:value="1.65779554224284" calcext:value-type="float">
            <text:p>1.65779554224284</text:p>
          </table:table-cell>
          <table:table-cell table:formula="of:=SQRT(POWER([.H40];2)+POWER([.I40];2)+POWER([.J40];2))" office:value-type="float" office:value="744.985672218717" calcext:value-type="float">
            <text:p>744.985672218717</text:p>
          </table:table-cell>
        </table:table-row>
        <table:table-row table:style-name="ro1">
          <table:table-cell office:value-type="float" office:value="74.3397" calcext:value-type="float">
            <text:p>74.3397</text:p>
          </table:table-cell>
          <table:table-cell office:value-type="float" office:value="274.718" calcext:value-type="float">
            <text:p>274.718</text:p>
          </table:table-cell>
          <table:table-cell office:value-type="float" office:value="39.3373" calcext:value-type="float">
            <text:p>39.3373</text:p>
          </table:table-cell>
          <table:table-cell office:value-type="float" office:value="74.0269" calcext:value-type="float">
            <text:p>74.0269</text:p>
          </table:table-cell>
          <table:table-cell office:value-type="float" office:value="263.688" calcext:value-type="float">
            <text:p>263.688</text:p>
          </table:table-cell>
          <table:table-cell office:value-type="float" office:value="38.5205" calcext:value-type="float">
            <text:p>38.5205</text:p>
          </table:table-cell>
          <table:table-cell/>
          <table:table-cell table:formula="of:=([.D41]-[.A41])/0.0166667" office:value-type="float" office:value="-18.7679624640748" calcext:value-type="float">
            <text:p>-18.7679624640748</text:p>
          </table:table-cell>
          <table:table-cell table:formula="of:=ABS([.E41]-[.B41])/0.0166667" office:value-type="float" office:value="661.798676402649" calcext:value-type="float">
            <text:p>661.798676402649</text:p>
          </table:table-cell>
          <table:table-cell table:formula="of:=([.F41]-[.C41])/0.0166667" office:value-type="float" office:value="-49.0079019841961" calcext:value-type="float">
            <text:p>-49.0079019841961</text:p>
          </table:table-cell>
          <table:table-cell table:formula="of:=DEGREES(ATAN(ABS([.F41]-[.C41])/ABS([.E41]-[.B41])))" office:value-type="float" office:value="4.23517021790623" calcext:value-type="float">
            <text:p>4.23517021790623</text:p>
          </table:table-cell>
          <table:table-cell table:formula="of:=SQRT(POWER([.H41];2)+POWER([.I41];2)+POWER([.J41];2))" office:value-type="float" office:value="663.876117178682" calcext:value-type="float">
            <text:p>663.876117178682</text:p>
          </table:table-cell>
        </table:table-row>
        <table:table-row table:style-name="ro1">
          <table:table-cell office:value-type="float" office:value="74.5683" calcext:value-type="float">
            <text:p>74.5683</text:p>
          </table:table-cell>
          <table:table-cell office:value-type="float" office:value="270.891" calcext:value-type="float">
            <text:p>270.891</text:p>
          </table:table-cell>
          <table:table-cell office:value-type="float" office:value="39.7346" calcext:value-type="float">
            <text:p>39.7346</text:p>
          </table:table-cell>
          <table:table-cell office:value-type="float" office:value="74.2477" calcext:value-type="float">
            <text:p>74.2477</text:p>
          </table:table-cell>
          <table:table-cell office:value-type="float" office:value="258.753" calcext:value-type="float">
            <text:p>258.753</text:p>
          </table:table-cell>
          <table:table-cell office:value-type="float" office:value="39.3832" calcext:value-type="float">
            <text:p>39.3832</text:p>
          </table:table-cell>
          <table:table-cell/>
          <table:table-cell table:formula="of:=([.D42]-[.A42])/0.0166667" office:value-type="float" office:value="-19.2359615280769" calcext:value-type="float">
            <text:p>-19.2359615280769</text:p>
          </table:table-cell>
          <table:table-cell table:formula="of:=ABS([.E42]-[.B42])/0.0166667" office:value-type="float" office:value="728.278543442915" calcext:value-type="float">
            <text:p>728.278543442915</text:p>
          </table:table-cell>
          <table:table-cell table:formula="of:=([.F42]-[.C42])/0.0166667" office:value-type="float" office:value="-21.0839578320842" calcext:value-type="float">
            <text:p>-21.0839578320842</text:p>
          </table:table-cell>
          <table:table-cell table:formula="of:=DEGREES(ATAN(ABS([.F42]-[.C42])/ABS([.E42]-[.B42])))" office:value-type="float" office:value="1.65827276974761" calcext:value-type="float">
            <text:p>1.65827276974761</text:p>
          </table:table-cell>
          <table:table-cell table:formula="of:=SQRT(POWER([.H42];2)+POWER([.I42];2)+POWER([.J42];2))" office:value-type="float" office:value="728.837562378003" calcext:value-type="float">
            <text:p>728.837562378003</text:p>
          </table:table-cell>
        </table:table-row>
        <table:table-row table:style-name="ro1">
          <table:table-cell office:value-type="float" office:value="74.3158" calcext:value-type="float">
            <text:p>74.3158</text:p>
          </table:table-cell>
          <table:table-cell office:value-type="float" office:value="271.063" calcext:value-type="float">
            <text:p>271.063</text:p>
          </table:table-cell>
          <table:table-cell office:value-type="float" office:value="38.7161" calcext:value-type="float">
            <text:p>38.7161</text:p>
          </table:table-cell>
          <table:table-cell office:value-type="float" office:value="73.755" calcext:value-type="float">
            <text:p>73.755</text:p>
          </table:table-cell>
          <table:table-cell office:value-type="float" office:value="259.004" calcext:value-type="float">
            <text:p>259.004</text:p>
          </table:table-cell>
          <table:table-cell office:value-type="float" office:value="37.6476" calcext:value-type="float">
            <text:p>37.6476</text:p>
          </table:table-cell>
          <table:table-cell/>
          <table:table-cell table:formula="of:=([.D43]-[.A43])/0.0166667" office:value-type="float" office:value="-33.6479327041346" calcext:value-type="float">
            <text:p>-33.6479327041346</text:p>
          </table:table-cell>
          <table:table-cell table:formula="of:=ABS([.E43]-[.B43])/0.0166667" office:value-type="float" office:value="723.538552922892" calcext:value-type="float">
            <text:p>723.538552922892</text:p>
          </table:table-cell>
          <table:table-cell table:formula="of:=([.F43]-[.C43])/0.0166667" office:value-type="float" office:value="-64.1098717802565" calcext:value-type="float">
            <text:p>-64.1098717802565</text:p>
          </table:table-cell>
          <table:table-cell table:formula="of:=DEGREES(ATAN(ABS([.F43]-[.C43])/ABS([.E43]-[.B43])))" office:value-type="float" office:value="5.063527341475" calcext:value-type="float">
            <text:p>5.063527341475</text:p>
          </table:table-cell>
          <table:table-cell table:formula="of:=SQRT(POWER([.H43];2)+POWER([.I43];2)+POWER([.J43];2))" office:value-type="float" office:value="727.15218255926" calcext:value-type="float">
            <text:p>727.15218255926</text:p>
          </table:table-cell>
        </table:table-row>
        <table:table-row table:style-name="ro1">
          <table:table-cell office:value-type="float" office:value="75.3442" calcext:value-type="float">
            <text:p>75.3442</text:p>
          </table:table-cell>
          <table:table-cell office:value-type="float" office:value="274.818" calcext:value-type="float">
            <text:p>274.818</text:p>
          </table:table-cell>
          <table:table-cell office:value-type="float" office:value="39.3112" calcext:value-type="float">
            <text:p>39.3112</text:p>
          </table:table-cell>
          <table:table-cell office:value-type="float" office:value="75.7247" calcext:value-type="float">
            <text:p>75.7247</text:p>
          </table:table-cell>
          <table:table-cell office:value-type="float" office:value="261.442" calcext:value-type="float">
            <text:p>261.442</text:p>
          </table:table-cell>
          <table:table-cell office:value-type="float" office:value="38.655" calcext:value-type="float">
            <text:p>38.655</text:p>
          </table:table-cell>
          <table:table-cell/>
          <table:table-cell table:formula="of:=([.D44]-[.A44])/0.0166667" office:value-type="float" office:value="22.8299543400912" calcext:value-type="float">
            <text:p>22.8299543400912</text:p>
          </table:table-cell>
          <table:table-cell table:formula="of:=ABS([.E44]-[.B44])/0.0166667" office:value-type="float" office:value="802.558394883209" calcext:value-type="float">
            <text:p>802.558394883209</text:p>
          </table:table-cell>
          <table:table-cell table:formula="of:=([.F44]-[.C44])/0.0166667" office:value-type="float" office:value="-39.3719212561574" calcext:value-type="float">
            <text:p>-39.3719212561574</text:p>
          </table:table-cell>
          <table:table-cell table:formula="of:=DEGREES(ATAN(ABS([.F44]-[.C44])/ABS([.E44]-[.B44])))" office:value-type="float" office:value="2.80856550361751" calcext:value-type="float">
            <text:p>2.80856550361751</text:p>
          </table:table-cell>
          <table:table-cell table:formula="of:=SQRT(POWER([.H44];2)+POWER([.I44];2)+POWER([.J44];2))" office:value-type="float" office:value="803.84782900502" calcext:value-type="float">
            <text:p>803.84782900502</text:p>
          </table:table-cell>
        </table:table-row>
        <table:table-row table:style-name="ro1">
          <table:table-cell office:value-type="float" office:value="75.0388" calcext:value-type="float">
            <text:p>75.0388</text:p>
          </table:table-cell>
          <table:table-cell office:value-type="float" office:value="267.255" calcext:value-type="float">
            <text:p>267.255</text:p>
          </table:table-cell>
          <table:table-cell office:value-type="float" office:value="39.6099" calcext:value-type="float">
            <text:p>39.6099</text:p>
          </table:table-cell>
          <table:table-cell office:value-type="float" office:value="75.1807" calcext:value-type="float">
            <text:p>75.1807</text:p>
          </table:table-cell>
          <table:table-cell office:value-type="float" office:value="254.228" calcext:value-type="float">
            <text:p>254.228</text:p>
          </table:table-cell>
          <table:table-cell office:value-type="float" office:value="38.9698" calcext:value-type="float">
            <text:p>38.9698</text:p>
          </table:table-cell>
          <table:table-cell/>
          <table:table-cell table:formula="of:=([.D45]-[.A45])/0.0166667" office:value-type="float" office:value="8.51398297203446" calcext:value-type="float">
            <text:p>8.51398297203446</text:p>
          </table:table-cell>
          <table:table-cell table:formula="of:=ABS([.E45]-[.B45])/0.0166667" office:value-type="float" office:value="781.618436763126" calcext:value-type="float">
            <text:p>781.618436763126</text:p>
          </table:table-cell>
          <table:table-cell table:formula="of:=([.F45]-[.C45])/0.0166667" office:value-type="float" office:value="-38.4059231881539" calcext:value-type="float">
            <text:p>-38.4059231881539</text:p>
          </table:table-cell>
          <table:table-cell table:formula="of:=DEGREES(ATAN(ABS([.F45]-[.C45])/ABS([.E45]-[.B45])))" office:value-type="float" office:value="2.8130463844491" calcext:value-type="float">
            <text:p>2.8130463844491</text:p>
          </table:table-cell>
          <table:table-cell table:formula="of:=SQRT(POWER([.H45];2)+POWER([.I45];2)+POWER([.J45];2))" office:value-type="float" office:value="782.607745636353" calcext:value-type="float">
            <text:p>782.607745636353</text:p>
          </table:table-cell>
        </table:table-row>
        <table:table-row table:style-name="ro1">
          <table:table-cell office:value-type="float" office:value="75.1031" calcext:value-type="float">
            <text:p>75.1031</text:p>
          </table:table-cell>
          <table:table-cell office:value-type="float" office:value="275.996" calcext:value-type="float">
            <text:p>275.996</text:p>
          </table:table-cell>
          <table:table-cell office:value-type="float" office:value="39.6147" calcext:value-type="float">
            <text:p>39.6147</text:p>
          </table:table-cell>
          <table:table-cell office:value-type="float" office:value="75.2557" calcext:value-type="float">
            <text:p>75.2557</text:p>
          </table:table-cell>
          <table:table-cell office:value-type="float" office:value="263.734" calcext:value-type="float">
            <text:p>263.734</text:p>
          </table:table-cell>
          <table:table-cell office:value-type="float" office:value="38.9902" calcext:value-type="float">
            <text:p>38.9902</text:p>
          </table:table-cell>
          <table:table-cell/>
          <table:table-cell table:formula="of:=([.D46]-[.A46])/0.0166667" office:value-type="float" office:value="9.15598168803703" calcext:value-type="float">
            <text:p>9.15598168803703</text:p>
          </table:table-cell>
          <table:table-cell table:formula="of:=ABS([.E46]-[.B46])/0.0166667" office:value-type="float" office:value="735.718528562943" calcext:value-type="float">
            <text:p>735.718528562943</text:p>
          </table:table-cell>
          <table:table-cell table:formula="of:=([.F46]-[.C46])/0.0166667" office:value-type="float" office:value="-37.4699250601497" calcext:value-type="float">
            <text:p>-37.4699250601497</text:p>
          </table:table-cell>
          <table:table-cell table:formula="of:=DEGREES(ATAN(ABS([.F46]-[.C46])/ABS([.E46]-[.B46])))" office:value-type="float" office:value="2.91553788245012" calcext:value-type="float">
            <text:p>2.91553788245012</text:p>
          </table:table-cell>
          <table:table-cell table:formula="of:=SQRT(POWER([.H46];2)+POWER([.I46];2)+POWER([.J46];2))" office:value-type="float" office:value="736.728973609364" calcext:value-type="float">
            <text:p>736.728973609364</text:p>
          </table:table-cell>
        </table:table-row>
        <table:table-row table:style-name="ro1">
          <table:table-cell office:value-type="float" office:value="75.2935" calcext:value-type="float">
            <text:p>75.2935</text:p>
          </table:table-cell>
          <table:table-cell office:value-type="float" office:value="268.697" calcext:value-type="float">
            <text:p>268.697</text:p>
          </table:table-cell>
          <table:table-cell office:value-type="float" office:value="38.62" calcext:value-type="float">
            <text:p>38.62</text:p>
          </table:table-cell>
          <table:table-cell office:value-type="float" office:value="75.4202" calcext:value-type="float">
            <text:p>75.4202</text:p>
          </table:table-cell>
          <table:table-cell office:value-type="float" office:value="254.347" calcext:value-type="float">
            <text:p>254.347</text:p>
          </table:table-cell>
          <table:table-cell office:value-type="float" office:value="38.4664" calcext:value-type="float">
            <text:p>38.4664</text:p>
          </table:table-cell>
          <table:table-cell/>
          <table:table-cell table:formula="of:=([.D47]-[.A47])/0.0166667" office:value-type="float" office:value="7.60198479603038" calcext:value-type="float">
            <text:p>7.60198479603038</text:p>
          </table:table-cell>
          <table:table-cell table:formula="of:=ABS([.E47]-[.B47])/0.0166667" office:value-type="float" office:value="860.998278003444" calcext:value-type="float">
            <text:p>860.998278003444</text:p>
          </table:table-cell>
          <table:table-cell table:formula="of:=([.F47]-[.C47])/0.0166667" office:value-type="float" office:value="-9.2159815680367" calcext:value-type="float">
            <text:p>-9.2159815680367</text:p>
          </table:table-cell>
          <table:table-cell table:formula="of:=DEGREES(ATAN(ABS([.F47]-[.C47])/ABS([.E47]-[.B47])))" office:value-type="float" office:value="0.613261021199634" calcext:value-type="float">
            <text:p>0.613261021199634</text:p>
          </table:table-cell>
          <table:table-cell table:formula="of:=SQRT(POWER([.H47];2)+POWER([.I47];2)+POWER([.J47];2))" office:value-type="float" office:value="861.081157158834" calcext:value-type="float">
            <text:p>861.081157158834</text:p>
          </table:table-cell>
        </table:table-row>
        <table:table-row table:style-name="ro1">
          <table:table-cell office:value-type="float" office:value="74.5731" calcext:value-type="float">
            <text:p>74.5731</text:p>
          </table:table-cell>
          <table:table-cell office:value-type="float" office:value="272.336" calcext:value-type="float">
            <text:p>272.336</text:p>
          </table:table-cell>
          <table:table-cell office:value-type="float" office:value="38.7439" calcext:value-type="float">
            <text:p>38.7439</text:p>
          </table:table-cell>
          <table:table-cell office:value-type="float" office:value="74.494" calcext:value-type="float">
            <text:p>74.494</text:p>
          </table:table-cell>
          <table:table-cell office:value-type="float" office:value="260.198" calcext:value-type="float">
            <text:p>260.198</text:p>
          </table:table-cell>
          <table:table-cell office:value-type="float" office:value="38.1564" calcext:value-type="float">
            <text:p>38.1564</text:p>
          </table:table-cell>
          <table:table-cell/>
          <table:table-cell table:formula="of:=([.D48]-[.A48])/0.0166667" office:value-type="float" office:value="-4.74599050801879" calcext:value-type="float">
            <text:p>-4.74599050801879</text:p>
          </table:table-cell>
          <table:table-cell table:formula="of:=ABS([.E48]-[.B48])/0.0166667" office:value-type="float" office:value="728.278543442915" calcext:value-type="float">
            <text:p>728.278543442915</text:p>
          </table:table-cell>
          <table:table-cell table:formula="of:=([.F48]-[.C48])/0.0166667" office:value-type="float" office:value="-35.2499295001409" calcext:value-type="float">
            <text:p>-35.2499295001409</text:p>
          </table:table-cell>
          <table:table-cell table:formula="of:=DEGREES(ATAN(ABS([.F48]-[.C48])/ABS([.E48]-[.B48])))" office:value-type="float" office:value="2.7710513243344" calcext:value-type="float">
            <text:p>2.7710513243344</text:p>
          </table:table-cell>
          <table:table-cell table:formula="of:=SQRT(POWER([.H48];2)+POWER([.I48];2)+POWER([.J48];2))" office:value-type="float" office:value="729.1465688015" calcext:value-type="float">
            <text:p>729.1465688015</text:p>
          </table:table-cell>
        </table:table-row>
        <table:table-row table:style-name="ro1">
          <table:table-cell office:value-type="float" office:value="75.3353" calcext:value-type="float">
            <text:p>75.3353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39.7896" calcext:value-type="float">
            <text:p>39.7896</text:p>
          </table:table-cell>
          <table:table-cell office:value-type="float" office:value="75.491" calcext:value-type="float">
            <text:p>75.491</text:p>
          </table:table-cell>
          <table:table-cell office:value-type="float" office:value="262.564" calcext:value-type="float">
            <text:p>262.564</text:p>
          </table:table-cell>
          <table:table-cell office:value-type="float" office:value="38.9478" calcext:value-type="float">
            <text:p>38.9478</text:p>
          </table:table-cell>
          <table:table-cell/>
          <table:table-cell table:formula="of:=([.D49]-[.A49])/0.0166667" office:value-type="float" office:value="9.34198131603713" calcext:value-type="float">
            <text:p>9.34198131603713</text:p>
          </table:table-cell>
          <table:table-cell table:formula="of:=ABS([.E49]-[.B49])/0.0166667" office:value-type="float" office:value="653.818692362615" calcext:value-type="float">
            <text:p>653.818692362615</text:p>
          </table:table-cell>
          <table:table-cell table:formula="of:=([.F49]-[.C49])/0.0166667" office:value-type="float" office:value="-50.507898984202" calcext:value-type="float">
            <text:p>-50.507898984202</text:p>
          </table:table-cell>
          <table:table-cell table:formula="of:=DEGREES(ATAN(ABS([.F49]-[.C49])/ABS([.E49]-[.B49])))" office:value-type="float" office:value="4.41736129772406" calcext:value-type="float">
            <text:p>4.41736129772406</text:p>
          </table:table-cell>
          <table:table-cell table:formula="of:=SQRT(POWER([.H49];2)+POWER([.I49];2)+POWER([.J49];2))" office:value-type="float" office:value="655.833212758752" calcext:value-type="float">
            <text:p>655.833212758752</text:p>
          </table:table-cell>
        </table:table-row>
        <table:table-row table:style-name="ro1">
          <table:table-cell office:value-type="float" office:value="75.0816" calcext:value-type="float">
            <text:p>75.0816</text:p>
          </table:table-cell>
          <table:table-cell office:value-type="float" office:value="273.661" calcext:value-type="float">
            <text:p>273.661</text:p>
          </table:table-cell>
          <table:table-cell office:value-type="float" office:value="38.5121" calcext:value-type="float">
            <text:p>38.5121</text:p>
          </table:table-cell>
          <table:table-cell office:value-type="float" office:value="74.9985" calcext:value-type="float">
            <text:p>74.9985</text:p>
          </table:table-cell>
          <table:table-cell office:value-type="float" office:value="262.67" calcext:value-type="float">
            <text:p>262.67</text:p>
          </table:table-cell>
          <table:table-cell office:value-type="float" office:value="37.9574" calcext:value-type="float">
            <text:p>37.9574</text:p>
          </table:table-cell>
          <table:table-cell/>
          <table:table-cell table:formula="of:=([.D50]-[.A50])/0.0166667" office:value-type="float" office:value="-4.9859900280192" calcext:value-type="float">
            <text:p>-4.9859900280192</text:p>
          </table:table-cell>
          <table:table-cell table:formula="of:=ABS([.E50]-[.B50])/0.0166667" office:value-type="float" office:value="659.458681082637" calcext:value-type="float">
            <text:p>659.458681082637</text:p>
          </table:table-cell>
          <table:table-cell table:formula="of:=([.F50]-[.C50])/0.0166667" office:value-type="float" office:value="-33.2819334361329" calcext:value-type="float">
            <text:p>-33.2819334361329</text:p>
          </table:table-cell>
          <table:table-cell table:formula="of:=DEGREES(ATAN(ABS([.F50]-[.C50])/ABS([.E50]-[.B50])))" office:value-type="float" office:value="2.88918445648674" calcext:value-type="float">
            <text:p>2.88918445648674</text:p>
          </table:table-cell>
          <table:table-cell table:formula="of:=SQRT(POWER([.H50];2)+POWER([.I50];2)+POWER([.J50];2))" office:value-type="float" office:value="660.316817327151" calcext:value-type="float">
            <text:p>660.316817327151</text:p>
          </table:table-cell>
        </table:table-row>
        <table:table-row table:style-name="ro1">
          <table:table-cell office:value-type="float" office:value="74.8667" calcext:value-type="float">
            <text:p>74.8667</text:p>
          </table:table-cell>
          <table:table-cell office:value-type="float" office:value="278.646" calcext:value-type="float">
            <text:p>278.646</text:p>
          </table:table-cell>
          <table:table-cell office:value-type="float" office:value="38.9203" calcext:value-type="float">
            <text:p>38.9203</text:p>
          </table:table-cell>
          <table:table-cell office:value-type="float" office:value="74.5474" calcext:value-type="float">
            <text:p>74.5474</text:p>
          </table:table-cell>
          <table:table-cell office:value-type="float" office:value="268.689" calcext:value-type="float">
            <text:p>268.689</text:p>
          </table:table-cell>
          <table:table-cell office:value-type="float" office:value="38.1342" calcext:value-type="float">
            <text:p>38.1342</text:p>
          </table:table-cell>
          <table:table-cell/>
          <table:table-cell table:formula="of:=([.D51]-[.A51])/0.0166667" office:value-type="float" office:value="-19.1579616840765" calcext:value-type="float">
            <text:p>-19.1579616840765</text:p>
          </table:table-cell>
          <table:table-cell table:formula="of:=ABS([.E51]-[.B51])/0.0166667" office:value-type="float" office:value="597.418805162389" calcext:value-type="float">
            <text:p>597.418805162389</text:p>
          </table:table-cell>
          <table:table-cell table:formula="of:=([.F51]-[.C51])/0.0166667" office:value-type="float" office:value="-47.1659056681885" calcext:value-type="float">
            <text:p>-47.1659056681885</text:p>
          </table:table-cell>
          <table:table-cell table:formula="of:=DEGREES(ATAN(ABS([.F51]-[.C51])/ABS([.E51]-[.B51])))" office:value-type="float" office:value="4.51410885121915" calcext:value-type="float">
            <text:p>4.51410885121915</text:p>
          </table:table-cell>
          <table:table-cell table:formula="of:=SQRT(POWER([.H51];2)+POWER([.I51];2)+POWER([.J51];2))" office:value-type="float" office:value="599.583921494769" calcext:value-type="float">
            <text:p>599.583921494769</text:p>
          </table:table-cell>
        </table:table-row>
        <table:table-row table:style-name="ro1">
          <table:table-cell office:value-type="float" office:value="74.866" calcext:value-type="float">
            <text:p>74.866</text:p>
          </table:table-cell>
          <table:table-cell office:value-type="float" office:value="278.704" calcext:value-type="float">
            <text:p>278.704</text:p>
          </table:table-cell>
          <table:table-cell office:value-type="float" office:value="38.6586" calcext:value-type="float">
            <text:p>38.6586</text:p>
          </table:table-cell>
          <table:table-cell office:value-type="float" office:value="75.034" calcext:value-type="float">
            <text:p>75.034</text:p>
          </table:table-cell>
          <table:table-cell office:value-type="float" office:value="267.565" calcext:value-type="float">
            <text:p>267.565</text:p>
          </table:table-cell>
          <table:table-cell office:value-type="float" office:value="37.8319" calcext:value-type="float">
            <text:p>37.8319</text:p>
          </table:table-cell>
          <table:table-cell/>
          <table:table-cell table:formula="of:=([.D52]-[.A52])/0.0166667" office:value-type="float" office:value="10.0799798400407" calcext:value-type="float">
            <text:p>10.0799798400407</text:p>
          </table:table-cell>
          <table:table-cell table:formula="of:=ABS([.E52]-[.B52])/0.0166667" office:value-type="float" office:value="668.338663322674" calcext:value-type="float">
            <text:p>668.338663322674</text:p>
          </table:table-cell>
          <table:table-cell table:formula="of:=([.F52]-[.C52])/0.0166667" office:value-type="float" office:value="-49.6019007961986" calcext:value-type="float">
            <text:p>-49.6019007961986</text:p>
          </table:table-cell>
          <table:table-cell table:formula="of:=DEGREES(ATAN(ABS([.F52]-[.C52])/ABS([.E52]-[.B52])))" office:value-type="float" office:value="4.24452289728899" calcext:value-type="float">
            <text:p>4.24452289728899</text:p>
          </table:table-cell>
          <table:table-cell table:formula="of:=SQRT(POWER([.H52];2)+POWER([.I52];2)+POWER([.J52];2))" office:value-type="float" office:value="670.252581828754" calcext:value-type="float">
            <text:p>670.252581828754</text:p>
          </table:table-cell>
        </table:table-row>
        <table:table-row table:style-name="ro1">
          <table:table-cell office:value-type="float" office:value="75.0716" calcext:value-type="float">
            <text:p>75.0716</text:p>
          </table:table-cell>
          <table:table-cell office:value-type="float" office:value="272.461" calcext:value-type="float">
            <text:p>272.461</text:p>
          </table:table-cell>
          <table:table-cell office:value-type="float" office:value="38.2199" calcext:value-type="float">
            <text:p>38.2199</text:p>
          </table:table-cell>
          <table:table-cell office:value-type="float" office:value="75.2322" calcext:value-type="float">
            <text:p>75.2322</text:p>
          </table:table-cell>
          <table:table-cell office:value-type="float" office:value="261.634" calcext:value-type="float">
            <text:p>261.634</text:p>
          </table:table-cell>
          <table:table-cell office:value-type="float" office:value="37.1628" calcext:value-type="float">
            <text:p>37.1628</text:p>
          </table:table-cell>
          <table:table-cell/>
          <table:table-cell table:formula="of:=([.D53]-[.A53])/0.0166667" office:value-type="float" office:value="9.63598072803868" calcext:value-type="float">
            <text:p>9.63598072803868</text:p>
          </table:table-cell>
          <table:table-cell table:formula="of:=ABS([.E53]-[.B53])/0.0166667" office:value-type="float" office:value="649.618700762598" calcext:value-type="float">
            <text:p>649.618700762598</text:p>
          </table:table-cell>
          <table:table-cell table:formula="of:=([.F53]-[.C53])/0.0166667" office:value-type="float" office:value="-63.425873148254" calcext:value-type="float">
            <text:p>-63.425873148254</text:p>
          </table:table-cell>
          <table:table-cell table:formula="of:=DEGREES(ATAN(ABS([.F53]-[.C53])/ABS([.E53]-[.B53])))" office:value-type="float" office:value="5.57642976220331" calcext:value-type="float">
            <text:p>5.57642976220331</text:p>
          </table:table-cell>
          <table:table-cell table:formula="of:=SQRT(POWER([.H53];2)+POWER([.I53];2)+POWER([.J53];2))" office:value-type="float" office:value="652.778790931274" calcext:value-type="float">
            <text:p>652.778790931274</text:p>
          </table:table-cell>
        </table:table-row>
        <table:table-row table:style-name="ro1">
          <table:table-cell office:value-type="float" office:value="74.6193" calcext:value-type="float">
            <text:p>74.6193</text:p>
          </table:table-cell>
          <table:table-cell office:value-type="float" office:value="280.069" calcext:value-type="float">
            <text:p>280.069</text:p>
          </table:table-cell>
          <table:table-cell office:value-type="float" office:value="38.1775" calcext:value-type="float">
            <text:p>38.1775</text:p>
          </table:table-cell>
          <table:table-cell office:value-type="float" office:value="74.302" calcext:value-type="float">
            <text:p>74.302</text:p>
          </table:table-cell>
          <table:table-cell office:value-type="float" office:value="270.142" calcext:value-type="float">
            <text:p>270.142</text:p>
          </table:table-cell>
          <table:table-cell office:value-type="float" office:value="36.8905" calcext:value-type="float">
            <text:p>36.8905</text:p>
          </table:table-cell>
          <table:table-cell/>
          <table:table-cell table:formula="of:=([.D54]-[.A54])/0.0166667" office:value-type="float" office:value="-19.0379619240755" calcext:value-type="float">
            <text:p>-19.0379619240755</text:p>
          </table:table-cell>
          <table:table-cell table:formula="of:=ABS([.E54]-[.B54])/0.0166667" office:value-type="float" office:value="595.618808762384" calcext:value-type="float">
            <text:p>595.618808762384</text:p>
          </table:table-cell>
          <table:table-cell table:formula="of:=([.F54]-[.C54])/0.0166667" office:value-type="float" office:value="-77.2198455603088" calcext:value-type="float">
            <text:p>-77.2198455603088</text:p>
          </table:table-cell>
          <table:table-cell table:formula="of:=DEGREES(ATAN(ABS([.F54]-[.C54])/ABS([.E54]-[.B54])))" office:value-type="float" office:value="7.38698920379945" calcext:value-type="float">
            <text:p>7.38698920379945</text:p>
          </table:table-cell>
          <table:table-cell table:formula="of:=SQRT(POWER([.H54];2)+POWER([.I54];2)+POWER([.J54];2))" office:value-type="float" office:value="600.905245354125" calcext:value-type="float">
            <text:p>600.905245354125</text:p>
          </table:table-cell>
        </table:table-row>
        <table:table-row table:style-name="ro1">
          <table:table-cell office:value-type="float" office:value="74.8749" calcext:value-type="float">
            <text:p>74.8749</text:p>
          </table:table-cell>
          <table:table-cell office:value-type="float" office:value="279.981" calcext:value-type="float">
            <text:p>279.981</text:p>
          </table:table-cell>
          <table:table-cell office:value-type="float" office:value="38.6952" calcext:value-type="float">
            <text:p>38.6952</text:p>
          </table:table-cell>
          <table:table-cell office:value-type="float" office:value="74.8035" calcext:value-type="float">
            <text:p>74.8035</text:p>
          </table:table-cell>
          <table:table-cell office:value-type="float" office:value="269.999" calcext:value-type="float">
            <text:p>269.999</text:p>
          </table:table-cell>
          <table:table-cell office:value-type="float" office:value="37.9036" calcext:value-type="float">
            <text:p>37.9036</text:p>
          </table:table-cell>
          <table:table-cell/>
          <table:table-cell table:formula="of:=([.D55]-[.A55])/0.0166667" office:value-type="float" office:value="-4.28399143201696" calcext:value-type="float">
            <text:p>-4.28399143201696</text:p>
          </table:table-cell>
          <table:table-cell table:formula="of:=ABS([.E55]-[.B55])/0.0166667" office:value-type="float" office:value="598.918802162394" calcext:value-type="float">
            <text:p>598.918802162394</text:p>
          </table:table-cell>
          <table:table-cell table:formula="of:=([.F55]-[.C55])/0.0166667" office:value-type="float" office:value="-47.4959050081901" calcext:value-type="float">
            <text:p>-47.4959050081901</text:p>
          </table:table-cell>
          <table:table-cell table:formula="of:=DEGREES(ATAN(ABS([.F55]-[.C55])/ABS([.E55]-[.B55])))" office:value-type="float" office:value="4.53422334644308" calcext:value-type="float">
            <text:p>4.53422334644308</text:p>
          </table:table-cell>
          <table:table-cell table:formula="of:=SQRT(POWER([.H55];2)+POWER([.I55];2)+POWER([.J55];2))" office:value-type="float" office:value="600.814401590685" calcext:value-type="float">
            <text:p>600.814401590685</text:p>
          </table:table-cell>
        </table:table-row>
        <table:table-row table:style-name="ro1">
          <table:table-cell office:value-type="float" office:value="74.6012" calcext:value-type="float">
            <text:p>74.6012</text:p>
          </table:table-cell>
          <table:table-cell office:value-type="float" office:value="277.61" calcext:value-type="float">
            <text:p>277.61</text:p>
          </table:table-cell>
          <table:table-cell office:value-type="float" office:value="37.5885" calcext:value-type="float">
            <text:p>37.5885</text:p>
          </table:table-cell>
          <table:table-cell office:value-type="float" office:value="74.2793" calcext:value-type="float">
            <text:p>74.2793</text:p>
          </table:table-cell>
          <table:table-cell office:value-type="float" office:value="266.498" calcext:value-type="float">
            <text:p>266.498</text:p>
          </table:table-cell>
          <table:table-cell office:value-type="float" office:value="36.5471" calcext:value-type="float">
            <text:p>36.5471</text:p>
          </table:table-cell>
          <table:table-cell/>
          <table:table-cell table:formula="of:=([.D56]-[.A56])/0.0166667" office:value-type="float" office:value="-19.3139613720772" calcext:value-type="float">
            <text:p>-19.3139613720772</text:p>
          </table:table-cell>
          <table:table-cell table:formula="of:=ABS([.E56]-[.B56])/0.0166667" office:value-type="float" office:value="666.718666562668" calcext:value-type="float">
            <text:p>666.718666562668</text:p>
          </table:table-cell>
          <table:table-cell table:formula="of:=([.F56]-[.C56])/0.0166667" office:value-type="float" office:value="-62.4838750322501" calcext:value-type="float">
            <text:p>-62.4838750322501</text:p>
          </table:table-cell>
          <table:table-cell table:formula="of:=DEGREES(ATAN(ABS([.F56]-[.C56])/ABS([.E56]-[.B56])))" office:value-type="float" office:value="5.35403608812726" calcext:value-type="float">
            <text:p>5.35403608812726</text:p>
          </table:table-cell>
          <table:table-cell table:formula="of:=SQRT(POWER([.H56];2)+POWER([.I56];2)+POWER([.J56];2))" office:value-type="float" office:value="669.918684681977" calcext:value-type="float">
            <text:p>669.918684681977</text:p>
          </table:table-cell>
        </table:table-row>
        <table:table-row table:style-name="ro1">
          <table:table-cell office:value-type="float" office:value="75.1174" calcext:value-type="float">
            <text:p>75.1174</text:p>
          </table:table-cell>
          <table:table-cell office:value-type="float" office:value="278.885" calcext:value-type="float">
            <text:p>278.885</text:p>
          </table:table-cell>
          <table:table-cell office:value-type="float" office:value="37.8692" calcext:value-type="float">
            <text:p>37.8692</text:p>
          </table:table-cell>
          <table:table-cell office:value-type="float" office:value="75.2702" calcext:value-type="float">
            <text:p>75.2702</text:p>
          </table:table-cell>
          <table:table-cell office:value-type="float" office:value="266.515" calcext:value-type="float">
            <text:p>266.515</text:p>
          </table:table-cell>
          <table:table-cell office:value-type="float" office:value="37.0282" calcext:value-type="float">
            <text:p>37.0282</text:p>
          </table:table-cell>
          <table:table-cell/>
          <table:table-cell table:formula="of:=([.D57]-[.A57])/0.0166667" office:value-type="float" office:value="9.16798166403662" calcext:value-type="float">
            <text:p>9.16798166403662</text:p>
          </table:table-cell>
          <table:table-cell table:formula="of:=ABS([.E57]-[.B57])/0.0166667" office:value-type="float" office:value="742.198515602969" calcext:value-type="float">
            <text:p>742.198515602969</text:p>
          </table:table-cell>
          <table:table-cell table:formula="of:=([.F57]-[.C57])/0.0166667" office:value-type="float" office:value="-50.4598990802019" calcext:value-type="float">
            <text:p>-50.4598990802019</text:p>
          </table:table-cell>
          <table:table-cell table:formula="of:=DEGREES(ATAN(ABS([.F57]-[.C57])/ABS([.E57]-[.B57])))" office:value-type="float" office:value="3.88938672111041" calcext:value-type="float">
            <text:p>3.88938672111041</text:p>
          </table:table-cell>
          <table:table-cell table:formula="of:=SQRT(POWER([.H57];2)+POWER([.I57];2)+POWER([.J57];2))" office:value-type="float" office:value="743.968339290206" calcext:value-type="float">
            <text:p>743.968339290206</text:p>
          </table:table-cell>
        </table:table-row>
        <table:table-row table:style-name="ro1">
          <table:table-cell office:value-type="float" office:value="74.3304" calcext:value-type="float">
            <text:p>74.3304</text:p>
          </table:table-cell>
          <table:table-cell office:value-type="float" office:value="273.53" calcext:value-type="float">
            <text:p>273.53</text:p>
          </table:table-cell>
          <table:table-cell office:value-type="float" office:value="38.7909" calcext:value-type="float">
            <text:p>38.7909</text:p>
          </table:table-cell>
          <table:table-cell office:value-type="float" office:value="73.7782" calcext:value-type="float">
            <text:p>73.7782</text:p>
          </table:table-cell>
          <table:table-cell office:value-type="float" office:value="263.771" calcext:value-type="float">
            <text:p>263.771</text:p>
          </table:table-cell>
          <table:table-cell office:value-type="float" office:value="37.7741" calcext:value-type="float">
            <text:p>37.7741</text:p>
          </table:table-cell>
          <table:table-cell/>
          <table:table-cell table:formula="of:=([.D58]-[.A58])/0.0166667" office:value-type="float" office:value="-33.1319337361325" calcext:value-type="float">
            <text:p>-33.1319337361325</text:p>
          </table:table-cell>
          <table:table-cell table:formula="of:=ABS([.E58]-[.B58])/0.0166667" office:value-type="float" office:value="585.53882892234" calcext:value-type="float">
            <text:p>585.53882892234</text:p>
          </table:table-cell>
          <table:table-cell table:formula="of:=([.F58]-[.C58])/0.0166667" office:value-type="float" office:value="-61.0078779842442" calcext:value-type="float">
            <text:p>-61.0078779842442</text:p>
          </table:table-cell>
          <table:table-cell table:formula="of:=DEGREES(ATAN(ABS([.F58]-[.C58])/ABS([.E58]-[.B58])))" office:value-type="float" office:value="5.94824246224343" calcext:value-type="float">
            <text:p>5.94824246224343</text:p>
          </table:table-cell>
          <table:table-cell table:formula="of:=SQRT(POWER([.H58];2)+POWER([.I58];2)+POWER([.J58];2))" office:value-type="float" office:value="589.640065111743" calcext:value-type="float">
            <text:p>589.640065111743</text:p>
          </table:table-cell>
        </table:table-row>
        <table:table-row table:style-name="ro1">
          <table:table-cell office:value-type="float" office:value="74.8128" calcext:value-type="float">
            <text:p>74.8128</text:p>
          </table:table-cell>
          <table:table-cell office:value-type="float" office:value="271.189" calcext:value-type="float">
            <text:p>271.189</text:p>
          </table:table-cell>
          <table:table-cell office:value-type="float" office:value="38.1933" calcext:value-type="float">
            <text:p>38.1933</text:p>
          </table:table-cell>
          <table:table-cell office:value-type="float" office:value="74.7317" calcext:value-type="float">
            <text:p>74.7317</text:p>
          </table:table-cell>
          <table:table-cell office:value-type="float" office:value="258.897" calcext:value-type="float">
            <text:p>258.897</text:p>
          </table:table-cell>
          <table:table-cell office:value-type="float" office:value="38.8695" calcext:value-type="float">
            <text:p>38.8695</text:p>
          </table:table-cell>
          <table:table-cell/>
          <table:table-cell table:formula="of:=([.D59]-[.A59])/0.0166667" office:value-type="float" office:value="-4.86599026801899" calcext:value-type="float">
            <text:p>-4.86599026801899</text:p>
          </table:table-cell>
          <table:table-cell table:formula="of:=ABS([.E59]-[.B59])/0.0166667" office:value-type="float" office:value="737.518524962952" calcext:value-type="float">
            <text:p>737.518524962952</text:p>
          </table:table-cell>
          <table:table-cell table:formula="of:=([.F59]-[.C59])/0.0166667" office:value-type="float" office:value="40.5719188561624" calcext:value-type="float">
            <text:p>40.5719188561624</text:p>
          </table:table-cell>
          <table:table-cell table:formula="of:=DEGREES(ATAN(ABS([.F59]-[.C59])/ABS([.E59]-[.B59])))" office:value-type="float" office:value="3.14874670260163" calcext:value-type="float">
            <text:p>3.14874670260163</text:p>
          </table:table-cell>
          <table:table-cell table:formula="of:=SQRT(POWER([.H59];2)+POWER([.I59];2)+POWER([.J59];2))" office:value-type="float" office:value="738.649668736464" calcext:value-type="float">
            <text:p>738.649668736464</text:p>
          </table:table-cell>
        </table:table-row>
        <table:table-row table:style-name="ro1">
          <table:table-cell office:value-type="float" office:value="75.1044" calcext:value-type="float">
            <text:p>75.1044</text:p>
          </table:table-cell>
          <table:table-cell office:value-type="float" office:value="275.902" calcext:value-type="float">
            <text:p>275.902</text:p>
          </table:table-cell>
          <table:table-cell office:value-type="float" office:value="40.1305" calcext:value-type="float">
            <text:p>40.1305</text:p>
          </table:table-cell>
          <table:table-cell office:value-type="float" office:value="75.0284" calcext:value-type="float">
            <text:p>75.0284</text:p>
          </table:table-cell>
          <table:table-cell office:value-type="float" office:value="266.132" calcext:value-type="float">
            <text:p>266.132</text:p>
          </table:table-cell>
          <table:table-cell office:value-type="float" office:value="39.0661" calcext:value-type="float">
            <text:p>39.0661</text:p>
          </table:table-cell>
          <table:table-cell/>
          <table:table-cell table:formula="of:=([.D60]-[.A60])/0.0166667" office:value-type="float" office:value="-4.55999088001784" calcext:value-type="float">
            <text:p>-4.55999088001784</text:p>
          </table:table-cell>
          <table:table-cell table:formula="of:=ABS([.E60]-[.B60])/0.0166667" office:value-type="float" office:value="586.198827602344" calcext:value-type="float">
            <text:p>586.198827602344</text:p>
          </table:table-cell>
          <table:table-cell table:formula="of:=([.F60]-[.C60])/0.0166667" office:value-type="float" office:value="-63.8638722722554" calcext:value-type="float">
            <text:p>-63.8638722722554</text:p>
          </table:table-cell>
          <table:table-cell table:formula="of:=DEGREES(ATAN(ABS([.F60]-[.C60])/ABS([.E60]-[.B60])))" office:value-type="float" office:value="6.2176098781227" calcext:value-type="float">
            <text:p>6.2176098781227</text:p>
          </table:table-cell>
          <table:table-cell table:formula="of:=SQRT(POWER([.H60];2)+POWER([.I60];2)+POWER([.J60];2))" office:value-type="float" office:value="589.685045749674" calcext:value-type="float">
            <text:p>589.685045749674</text:p>
          </table:table-cell>
        </table:table-row>
        <table:table-row table:style-name="ro1">
          <table:table-cell office:value-type="float" office:value="75.112" calcext:value-type="float">
            <text:p>75.112</text:p>
          </table:table-cell>
          <table:table-cell office:value-type="float" office:value="277.326" calcext:value-type="float">
            <text:p>277.326</text:p>
          </table:table-cell>
          <table:table-cell office:value-type="float" office:value="39.3913" calcext:value-type="float">
            <text:p>39.3913</text:p>
          </table:table-cell>
          <table:table-cell office:value-type="float" office:value="75.2648" calcext:value-type="float">
            <text:p>75.2648</text:p>
          </table:table-cell>
          <table:table-cell office:value-type="float" office:value="264.993" calcext:value-type="float">
            <text:p>264.993</text:p>
          </table:table-cell>
          <table:table-cell office:value-type="float" office:value="38.7708" calcext:value-type="float">
            <text:p>38.7708</text:p>
          </table:table-cell>
          <table:table-cell/>
          <table:table-cell table:formula="of:=([.D61]-[.A61])/0.0166667" office:value-type="float" office:value="9.16798166403662" calcext:value-type="float">
            <text:p>9.16798166403662</text:p>
          </table:table-cell>
          <table:table-cell table:formula="of:=ABS([.E61]-[.B61])/0.0166667" office:value-type="float" office:value="739.978520042962" calcext:value-type="float">
            <text:p>739.978520042962</text:p>
          </table:table-cell>
          <table:table-cell table:formula="of:=([.F61]-[.C61])/0.0166667" office:value-type="float" office:value="-37.2299255401489" calcext:value-type="float">
            <text:p>-37.2299255401489</text:p>
          </table:table-cell>
          <table:table-cell table:formula="of:=DEGREES(ATAN(ABS([.F61]-[.C61])/ABS([.E61]-[.B61])))" office:value-type="float" office:value="2.88024640194209" calcext:value-type="float">
            <text:p>2.88024640194209</text:p>
          </table:table-cell>
          <table:table-cell table:formula="of:=SQRT(POWER([.H61];2)+POWER([.I61];2)+POWER([.J61];2))" office:value-type="float" office:value="740.971206841729" calcext:value-type="float">
            <text:p>740.971206841729</text:p>
          </table:table-cell>
        </table:table-row>
        <table:table-row table:style-name="ro1">
          <table:table-cell office:value-type="float" office:value="75.0918" calcext:value-type="float">
            <text:p>75.0918</text:p>
          </table:table-cell>
          <table:table-cell office:value-type="float" office:value="274.901" calcext:value-type="float">
            <text:p>274.901</text:p>
          </table:table-cell>
          <table:table-cell office:value-type="float" office:value="38.7998" calcext:value-type="float">
            <text:p>38.7998</text:p>
          </table:table-cell>
          <table:table-cell office:value-type="float" office:value="75.2349" calcext:value-type="float">
            <text:p>75.2349</text:p>
          </table:table-cell>
          <table:table-cell office:value-type="float" office:value="261.487" calcext:value-type="float">
            <text:p>261.487</text:p>
          </table:table-cell>
          <table:table-cell office:value-type="float" office:value="38.1645" calcext:value-type="float">
            <text:p>38.1645</text:p>
          </table:table-cell>
          <table:table-cell/>
          <table:table-cell table:formula="of:=([.D62]-[.A62])/0.0166667" office:value-type="float" office:value="8.58598282803373" calcext:value-type="float">
            <text:p>8.58598282803373</text:p>
          </table:table-cell>
          <table:table-cell table:formula="of:=ABS([.E62]-[.B62])/0.0166667" office:value-type="float" office:value="804.838390323219" calcext:value-type="float">
            <text:p>804.838390323219</text:p>
          </table:table-cell>
          <table:table-cell table:formula="of:=([.F62]-[.C62])/0.0166667" office:value-type="float" office:value="-38.1179237641525" calcext:value-type="float">
            <text:p>-38.1179237641525</text:p>
          </table:table-cell>
          <table:table-cell table:formula="of:=DEGREES(ATAN(ABS([.F62]-[.C62])/ABS([.E62]-[.B62])))" office:value-type="float" office:value="2.7115572893544" calcext:value-type="float">
            <text:p>2.7115572893544</text:p>
          </table:table-cell>
          <table:table-cell table:formula="of:=SQRT(POWER([.H62];2)+POWER([.I62];2)+POWER([.J62];2))" office:value-type="float" office:value="805.786280443693" calcext:value-type="float">
            <text:p>805.786280443693</text:p>
          </table:table-cell>
        </table:table-row>
        <table:table-row table:style-name="ro1">
          <table:table-cell office:value-type="float" office:value="75.5955" calcext:value-type="float">
            <text:p>75.5955</text:p>
          </table:table-cell>
          <table:table-cell office:value-type="float" office:value="274.848" calcext:value-type="float">
            <text:p>274.848</text:p>
          </table:table-cell>
          <table:table-cell office:value-type="float" office:value="39.3037" calcext:value-type="float">
            <text:p>39.3037</text:p>
          </table:table-cell>
          <table:table-cell office:value-type="float" office:value="75.7354" calcext:value-type="float">
            <text:p>75.7354</text:p>
          </table:table-cell>
          <table:table-cell office:value-type="float" office:value="262.634" calcext:value-type="float">
            <text:p>262.634</text:p>
          </table:table-cell>
          <table:table-cell office:value-type="float" office:value="38.6895" calcext:value-type="float">
            <text:p>38.6895</text:p>
          </table:table-cell>
          <table:table-cell/>
          <table:table-cell table:formula="of:=([.D63]-[.A63])/0.0166667" office:value-type="float" office:value="8.39398321203341" calcext:value-type="float">
            <text:p>8.39398321203341</text:p>
          </table:table-cell>
          <table:table-cell table:formula="of:=ABS([.E63]-[.B63])/0.0166667" office:value-type="float" office:value="732.838534322931" calcext:value-type="float">
            <text:p>732.838534322931</text:p>
          </table:table-cell>
          <table:table-cell table:formula="of:=([.F63]-[.C63])/0.0166667" office:value-type="float" office:value="-36.8519262961472" calcext:value-type="float">
            <text:p>-36.8519262961472</text:p>
          </table:table-cell>
          <table:table-cell table:formula="of:=DEGREES(ATAN(ABS([.F63]-[.C63])/ABS([.E63]-[.B63])))" office:value-type="float" office:value="2.87878252070134" calcext:value-type="float">
            <text:p>2.87878252070134</text:p>
          </table:table-cell>
          <table:table-cell table:formula="of:=SQRT(POWER([.H63];2)+POWER([.I63];2)+POWER([.J63];2))" office:value-type="float" office:value="733.812537924014" calcext:value-type="float">
            <text:p>733.812537924014</text:p>
          </table:table-cell>
        </table:table-row>
        <table:table-row table:style-name="ro1">
          <table:table-cell office:value-type="float" office:value="74.8412" calcext:value-type="float">
            <text:p>74.8412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39.0652" calcext:value-type="float">
            <text:p>39.0652</text:p>
          </table:table-cell>
          <table:table-cell office:value-type="float" office:value="74.7544" calcext:value-type="float">
            <text:p>74.7544</text:p>
          </table:table-cell>
          <table:table-cell office:value-type="float" office:value="262.632" calcext:value-type="float">
            <text:p>262.632</text:p>
          </table:table-cell>
          <table:table-cell office:value-type="float" office:value="38.2106" calcext:value-type="float">
            <text:p>38.2106</text:p>
          </table:table-cell>
          <table:table-cell/>
          <table:table-cell table:formula="of:=([.D64]-[.A64])/0.0166667" office:value-type="float" office:value="-5.20798958402063" calcext:value-type="float">
            <text:p>-5.20798958402063</text:p>
          </table:table-cell>
          <table:table-cell table:formula="of:=ABS([.E64]-[.B64])/0.0166667" office:value-type="float" office:value="731.458537082924" calcext:value-type="float">
            <text:p>731.458537082924</text:p>
          </table:table-cell>
          <table:table-cell table:formula="of:=([.F64]-[.C64])/0.0166667" office:value-type="float" office:value="-51.275897448205" calcext:value-type="float">
            <text:p>-51.275897448205</text:p>
          </table:table-cell>
          <table:table-cell table:formula="of:=DEGREES(ATAN(ABS([.F64]-[.C64])/ABS([.E64]-[.B64])))" office:value-type="float" office:value="4.0099255186641" calcext:value-type="float">
            <text:p>4.0099255186641</text:p>
          </table:table-cell>
          <table:table-cell table:formula="of:=SQRT(POWER([.H64];2)+POWER([.I64];2)+POWER([.J64];2))" office:value-type="float" office:value="733.272072484775" calcext:value-type="float">
            <text:p>733.272072484775</text:p>
          </table:table-cell>
        </table:table-row>
        <table:table-row table:style-name="ro1">
          <table:table-cell office:value-type="float" office:value="74.3462" calcext:value-type="float">
            <text:p>74.3462</text:p>
          </table:table-cell>
          <table:table-cell office:value-type="float" office:value="276.022" calcext:value-type="float">
            <text:p>276.022</text:p>
          </table:table-cell>
          <table:table-cell office:value-type="float" office:value="39.1168" calcext:value-type="float">
            <text:p>39.1168</text:p>
          </table:table-cell>
          <table:table-cell office:value-type="float" office:value="74.0315" calcext:value-type="float">
            <text:p>74.0315</text:p>
          </table:table-cell>
          <table:table-cell office:value-type="float" office:value="264.997" calcext:value-type="float">
            <text:p>264.997</text:p>
          </table:table-cell>
          <table:table-cell office:value-type="float" office:value="38.0457" calcext:value-type="float">
            <text:p>38.0457</text:p>
          </table:table-cell>
          <table:table-cell/>
          <table:table-cell table:formula="of:=([.D65]-[.A65])/0.0166667" office:value-type="float" office:value="-18.8819622360756" calcext:value-type="float">
            <text:p>-18.8819622360756</text:p>
          </table:table-cell>
          <table:table-cell table:formula="of:=ABS([.E65]-[.B65])/0.0166667" office:value-type="float" office:value="661.498677002645" calcext:value-type="float">
            <text:p>661.498677002645</text:p>
          </table:table-cell>
          <table:table-cell table:formula="of:=([.F65]-[.C65])/0.0166667" office:value-type="float" office:value="-64.2658714682572" calcext:value-type="float">
            <text:p>-64.2658714682572</text:p>
          </table:table-cell>
          <table:table-cell table:formula="of:=DEGREES(ATAN(ABS([.F65]-[.C65])/ABS([.E65]-[.B65])))" office:value-type="float" office:value="5.54898112455254" calcext:value-type="float">
            <text:p>5.54898112455254</text:p>
          </table:table-cell>
          <table:table-cell table:formula="of:=SQRT(POWER([.H65];2)+POWER([.I65];2)+POWER([.J65];2))" office:value-type="float" office:value="664.881290464477" calcext:value-type="float">
            <text:p>664.881290464477</text:p>
          </table:table-cell>
        </table:table-row>
        <table:table-row table:style-name="ro1">
          <table:table-cell office:value-type="float" office:value="74.8252" calcext:value-type="float">
            <text:p>74.8252</text:p>
          </table:table-cell>
          <table:table-cell office:value-type="float" office:value="272.211" calcext:value-type="float">
            <text:p>272.211</text:p>
          </table:table-cell>
          <table:table-cell office:value-type="float" office:value="39.5084" calcext:value-type="float">
            <text:p>39.5084</text:p>
          </table:table-cell>
          <table:table-cell office:value-type="float" office:value="74.7392" calcext:value-type="float">
            <text:p>74.7392</text:p>
          </table:table-cell>
          <table:table-cell office:value-type="float" office:value="260.132" calcext:value-type="float">
            <text:p>260.132</text:p>
          </table:table-cell>
          <table:table-cell office:value-type="float" office:value="38.6516" calcext:value-type="float">
            <text:p>38.6516</text:p>
          </table:table-cell>
          <table:table-cell/>
          <table:table-cell table:formula="of:=([.D66]-[.A66])/0.0166667" office:value-type="float" office:value="-5.15998968002055" calcext:value-type="float">
            <text:p>-5.15998968002055</text:p>
          </table:table-cell>
          <table:table-cell table:formula="of:=ABS([.E66]-[.B66])/0.0166667" office:value-type="float" office:value="724.738550522899" calcext:value-type="float">
            <text:p>724.738550522899</text:p>
          </table:table-cell>
          <table:table-cell table:formula="of:=([.F66]-[.C66])/0.0166667" office:value-type="float" office:value="-51.4078971842056" calcext:value-type="float">
            <text:p>-51.4078971842056</text:p>
          </table:table-cell>
          <table:table-cell table:formula="of:=DEGREES(ATAN(ABS([.F66]-[.C66])/ABS([.E66]-[.B66])))" office:value-type="float" office:value="4.05736715162015" calcext:value-type="float">
            <text:p>4.05736715162015</text:p>
          </table:table-cell>
          <table:table-cell table:formula="of:=SQRT(POWER([.H66];2)+POWER([.I66];2)+POWER([.J66];2))" office:value-type="float" office:value="726.577844418912" calcext:value-type="float">
            <text:p>726.577844418912</text:p>
          </table:table-cell>
        </table:table-row>
        <table:table-row table:style-name="ro1">
          <table:table-cell office:value-type="float" office:value="74.836" calcext:value-type="float">
            <text:p>74.836</text:p>
          </table:table-cell>
          <table:table-cell office:value-type="float" office:value="273.302" calcext:value-type="float">
            <text:p>273.302</text:p>
          </table:table-cell>
          <table:table-cell office:value-type="float" office:value="40.3183" calcext:value-type="float">
            <text:p>40.3183</text:p>
          </table:table-cell>
          <table:table-cell office:value-type="float" office:value="74.7362" calcext:value-type="float">
            <text:p>74.7362</text:p>
          </table:table-cell>
          <table:table-cell office:value-type="float" office:value="258.634" calcext:value-type="float">
            <text:p>258.634</text:p>
          </table:table-cell>
          <table:table-cell office:value-type="float" office:value="40.3658" calcext:value-type="float">
            <text:p>40.3658</text:p>
          </table:table-cell>
          <table:table-cell/>
          <table:table-cell table:formula="of:=([.D67]-[.A67])/0.0166667" office:value-type="float" office:value="-5.98798802402407" calcext:value-type="float">
            <text:p>-5.98798802402407</text:p>
          </table:table-cell>
          <table:table-cell table:formula="of:=ABS([.E67]-[.B67])/0.0166667" office:value-type="float" office:value="880.078239843521" calcext:value-type="float">
            <text:p>880.078239843521</text:p>
          </table:table-cell>
          <table:table-cell table:formula="of:=([.F67]-[.C67])/0.0166667" office:value-type="float" office:value="2.84999430001137" calcext:value-type="float">
            <text:p>2.84999430001137</text:p>
          </table:table-cell>
          <table:table-cell table:formula="of:=DEGREES(ATAN(ABS([.F67]-[.C67])/ABS([.E67]-[.B67])))" office:value-type="float" office:value="0.18554267885393" calcext:value-type="float">
            <text:p>0.18554267885393</text:p>
          </table:table-cell>
          <table:table-cell table:formula="of:=SQRT(POWER([.H67];2)+POWER([.I67];2)+POWER([.J67];2))" office:value-type="float" office:value="880.103225033379" calcext:value-type="float">
            <text:p>880.103225033379</text:p>
          </table:table-cell>
        </table:table-row>
        <table:table-row table:style-name="ro1">
          <table:table-cell office:value-type="float" office:value="75.2629" calcext:value-type="float">
            <text:p>75.2629</text:p>
          </table:table-cell>
          <table:table-cell office:value-type="float" office:value="265.107" calcext:value-type="float">
            <text:p>265.107</text:p>
          </table:table-cell>
          <table:table-cell office:value-type="float" office:value="38.015" calcext:value-type="float">
            <text:p>38.015</text:p>
          </table:table-cell>
          <table:table-cell office:value-type="float" office:value="75.1657" calcext:value-type="float">
            <text:p>75.1657</text:p>
          </table:table-cell>
          <table:table-cell office:value-type="float" office:value="253.43" calcext:value-type="float">
            <text:p>253.43</text:p>
          </table:table-cell>
          <table:table-cell office:value-type="float" office:value="36.7137" calcext:value-type="float">
            <text:p>36.7137</text:p>
          </table:table-cell>
          <table:table-cell/>
          <table:table-cell table:formula="of:=([.D68]-[.A68])/0.0166667" office:value-type="float" office:value="-5.83198833602338" calcext:value-type="float">
            <text:p>-5.83198833602338</text:p>
          </table:table-cell>
          <table:table-cell table:formula="of:=ABS([.E68]-[.B68])/0.0166667" office:value-type="float" office:value="700.618598762804" calcext:value-type="float">
            <text:p>700.618598762804</text:p>
          </table:table-cell>
          <table:table-cell table:formula="of:=([.F68]-[.C68])/0.0166667" office:value-type="float" office:value="-78.0778438443122" calcext:value-type="float">
            <text:p>-78.0778438443122</text:p>
          </table:table-cell>
          <table:table-cell table:formula="of:=DEGREES(ATAN(ABS([.F68]-[.C68])/ABS([.E68]-[.B68])))" office:value-type="float" office:value="6.35887849396509" calcext:value-type="float">
            <text:p>6.35887849396509</text:p>
          </table:table-cell>
          <table:table-cell table:formula="of:=SQRT(POWER([.H68];2)+POWER([.I68];2)+POWER([.J68];2))" office:value-type="float" office:value="704.9798456124" calcext:value-type="float">
            <text:p>704.9798456124</text:p>
          </table:table-cell>
        </table:table-row>
        <table:table-row table:style-name="ro1">
          <table:table-cell office:value-type="float" office:value="74.3745" calcext:value-type="float">
            <text:p>74.3745</text:p>
          </table:table-cell>
          <table:table-cell office:value-type="float" office:value="281.218" calcext:value-type="float">
            <text:p>281.218</text:p>
          </table:table-cell>
          <table:table-cell office:value-type="float" office:value="38.7445" calcext:value-type="float">
            <text:p>38.7445</text:p>
          </table:table-cell>
          <table:table-cell office:value-type="float" office:value="73.814" calcext:value-type="float">
            <text:p>73.814</text:p>
          </table:table-cell>
          <table:table-cell office:value-type="float" office:value="271.128" calcext:value-type="float">
            <text:p>271.128</text:p>
          </table:table-cell>
          <table:table-cell office:value-type="float" office:value="37.9648" calcext:value-type="float">
            <text:p>37.9648</text:p>
          </table:table-cell>
          <table:table-cell/>
          <table:table-cell table:formula="of:=([.D69]-[.A69])/0.0166667" office:value-type="float" office:value="-33.6299327401348" calcext:value-type="float">
            <text:p>-33.6299327401348</text:p>
          </table:table-cell>
          <table:table-cell table:formula="of:=ABS([.E69]-[.B69])/0.0166667" office:value-type="float" office:value="605.398789202424" calcext:value-type="float">
            <text:p>605.398789202424</text:p>
          </table:table-cell>
          <table:table-cell table:formula="of:=([.F69]-[.C69])/0.0166667" office:value-type="float" office:value="-46.7819064361875" calcext:value-type="float">
            <text:p>-46.7819064361875</text:p>
          </table:table-cell>
          <table:table-cell table:formula="of:=DEGREES(ATAN(ABS([.F69]-[.C69])/ABS([.E69]-[.B69])))" office:value-type="float" office:value="4.41872309909109" calcext:value-type="float">
            <text:p>4.41872309909109</text:p>
          </table:table-cell>
          <table:table-cell table:formula="of:=SQRT(POWER([.H69];2)+POWER([.I69];2)+POWER([.J69];2))" office:value-type="float" office:value="608.134206498591" calcext:value-type="float">
            <text:p>608.134206498591</text:p>
          </table:table-cell>
        </table:table-row>
        <table:table-row table:style-name="ro1">
          <table:table-cell office:value-type="float" office:value="74.5851" calcext:value-type="float">
            <text:p>74.5851</text:p>
          </table:table-cell>
          <table:table-cell office:value-type="float" office:value="273.331" calcext:value-type="float">
            <text:p>273.331</text:p>
          </table:table-cell>
          <table:table-cell office:value-type="float" office:value="40.0671" calcext:value-type="float">
            <text:p>40.0671</text:p>
          </table:table-cell>
          <table:table-cell office:value-type="float" office:value="74.268" calcext:value-type="float">
            <text:p>74.268</text:p>
          </table:table-cell>
          <table:table-cell office:value-type="float" office:value="262.375" calcext:value-type="float">
            <text:p>262.375</text:p>
          </table:table-cell>
          <table:table-cell office:value-type="float" office:value="39.2359" calcext:value-type="float">
            <text:p>39.2359</text:p>
          </table:table-cell>
          <table:table-cell/>
          <table:table-cell table:formula="of:=([.D70]-[.A70])/0.0166667" office:value-type="float" office:value="-19.0259619480759" calcext:value-type="float">
            <text:p>-19.0259619480759</text:p>
          </table:table-cell>
          <table:table-cell table:formula="of:=ABS([.E70]-[.B70])/0.0166667" office:value-type="float" office:value="657.358685282631" calcext:value-type="float">
            <text:p>657.358685282631</text:p>
          </table:table-cell>
          <table:table-cell table:formula="of:=([.F70]-[.C70])/0.0166667" office:value-type="float" office:value="-49.8719002561997" calcext:value-type="float">
            <text:p>-49.8719002561997</text:p>
          </table:table-cell>
          <table:table-cell table:formula="of:=DEGREES(ATAN(ABS([.F70]-[.C70])/ABS([.E70]-[.B70])))" office:value-type="float" office:value="4.33855367138394" calcext:value-type="float">
            <text:p>4.33855367138394</text:p>
          </table:table-cell>
          <table:table-cell table:formula="of:=SQRT(POWER([.H70];2)+POWER([.I70];2)+POWER([.J70];2))" office:value-type="float" office:value="659.522277697822" calcext:value-type="float">
            <text:p>659.522277697822</text:p>
          </table:table-cell>
        </table:table-row>
        <table:table-row table:style-name="ro1">
          <table:table-cell office:value-type="float" office:value="74.8339" calcext:value-type="float">
            <text:p>74.8339</text:p>
          </table:table-cell>
          <table:table-cell office:value-type="float" office:value="273.46" calcext:value-type="float">
            <text:p>273.46</text:p>
          </table:table-cell>
          <table:table-cell office:value-type="float" office:value="39.5455" calcext:value-type="float">
            <text:p>39.5455</text:p>
          </table:table-cell>
          <table:table-cell office:value-type="float" office:value="74.7558" calcext:value-type="float">
            <text:p>74.7558</text:p>
          </table:table-cell>
          <table:table-cell office:value-type="float" office:value="262.526" calcext:value-type="float">
            <text:p>262.526</text:p>
          </table:table-cell>
          <table:table-cell office:value-type="float" office:value="38.7174" calcext:value-type="float">
            <text:p>38.7174</text:p>
          </table:table-cell>
          <table:table-cell/>
          <table:table-cell table:formula="of:=([.D71]-[.A71])/0.0166667" office:value-type="float" office:value="-4.68599062801912" calcext:value-type="float">
            <text:p>-4.68599062801912</text:p>
          </table:table-cell>
          <table:table-cell table:formula="of:=ABS([.E71]-[.B71])/0.0166667" office:value-type="float" office:value="656.038687922622" calcext:value-type="float">
            <text:p>656.038687922622</text:p>
          </table:table-cell>
          <table:table-cell table:formula="of:=([.F71]-[.C71])/0.0166667" office:value-type="float" office:value="-49.6859006281987" calcext:value-type="float">
            <text:p>-49.6859006281987</text:p>
          </table:table-cell>
          <table:table-cell table:formula="of:=DEGREES(ATAN(ABS([.F71]-[.C71])/ABS([.E71]-[.B71])))" office:value-type="float" office:value="4.33109825730244" calcext:value-type="float">
            <text:p>4.33109825730244</text:p>
          </table:table-cell>
          <table:table-cell table:formula="of:=SQRT(POWER([.H71];2)+POWER([.I71];2)+POWER([.J71];2))" office:value-type="float" office:value="657.934196770951" calcext:value-type="float">
            <text:p>657.934196770951</text:p>
          </table:table-cell>
        </table:table-row>
        <table:table-row table:style-name="ro1">
          <table:table-cell office:value-type="float" office:value="75.0645" calcext:value-type="float">
            <text:p>75.0645</text:p>
          </table:table-cell>
          <table:table-cell office:value-type="float" office:value="271.095" calcext:value-type="float">
            <text:p>271.095</text:p>
          </table:table-cell>
          <table:table-cell office:value-type="float" office:value="38.9518" calcext:value-type="float">
            <text:p>38.9518</text:p>
          </table:table-cell>
          <table:table-cell office:value-type="float" office:value="74.9815" calcext:value-type="float">
            <text:p>74.9815</text:p>
          </table:table-cell>
          <table:table-cell office:value-type="float" office:value="260.261" calcext:value-type="float">
            <text:p>260.261</text:p>
          </table:table-cell>
          <table:table-cell office:value-type="float" office:value="38.1407" calcext:value-type="float">
            <text:p>38.1407</text:p>
          </table:table-cell>
          <table:table-cell/>
          <table:table-cell table:formula="of:=([.D72]-[.A72])/0.0166667" office:value-type="float" office:value="-4.97999004001983" calcext:value-type="float">
            <text:p>-4.97999004001983</text:p>
          </table:table-cell>
          <table:table-cell table:formula="of:=ABS([.E72]-[.B72])/0.0166667" office:value-type="float" office:value="650.0386999226" calcext:value-type="float">
            <text:p>650.0386999226</text:p>
          </table:table-cell>
          <table:table-cell table:formula="of:=([.F72]-[.C72])/0.0166667" office:value-type="float" office:value="-48.6659026681944" calcext:value-type="float">
            <text:p>-48.6659026681944</text:p>
          </table:table-cell>
          <table:table-cell table:formula="of:=DEGREES(ATAN(ABS([.F72]-[.C72])/ABS([.E72]-[.B72])))" office:value-type="float" office:value="4.28152779810951" calcext:value-type="float">
            <text:p>4.28152779810951</text:p>
          </table:table-cell>
          <table:table-cell table:formula="of:=SQRT(POWER([.H72];2)+POWER([.I72];2)+POWER([.J72];2))" office:value-type="float" office:value="651.876891583352" calcext:value-type="float">
            <text:p>651.876891583352</text:p>
          </table:table-cell>
        </table:table-row>
        <table:table-row table:style-name="ro1">
          <table:table-cell office:value-type="float" office:value="74.3259" calcext:value-type="float">
            <text:p>74.3259</text:p>
          </table:table-cell>
          <table:table-cell office:value-type="float" office:value="273.786" calcext:value-type="float">
            <text:p>273.786</text:p>
          </table:table-cell>
          <table:table-cell office:value-type="float" office:value="37.4988" calcext:value-type="float">
            <text:p>37.4988</text:p>
          </table:table-cell>
          <table:table-cell office:value-type="float" office:value="74.2145" calcext:value-type="float">
            <text:p>74.2145</text:p>
          </table:table-cell>
          <table:table-cell office:value-type="float" office:value="254.324" calcext:value-type="float">
            <text:p>254.324</text:p>
          </table:table-cell>
          <table:table-cell office:value-type="float" office:value="37.7612" calcext:value-type="float">
            <text:p>37.7612</text:p>
          </table:table-cell>
          <table:table-cell/>
          <table:table-cell table:formula="of:=([.D73]-[.A73])/0.0166667" office:value-type="float" office:value="-6.68398663202693" calcext:value-type="float">
            <text:p>-6.68398663202693</text:p>
          </table:table-cell>
          <table:table-cell table:formula="of:=ABS([.E73]-[.B73])/0.0166667" office:value-type="float" office:value="1167.71766456467" calcext:value-type="float">
            <text:p>1167.71766456467</text:p>
          </table:table-cell>
          <table:table-cell table:formula="of:=([.F73]-[.C73])/0.0166667" office:value-type="float" office:value="15.7439685120629" calcext:value-type="float">
            <text:p>15.7439685120629</text:p>
          </table:table-cell>
          <table:table-cell table:formula="of:=DEGREES(ATAN(ABS([.F73]-[.C73])/ABS([.E73]-[.B73])))" office:value-type="float" office:value="0.772454097446963" calcext:value-type="float">
            <text:p>0.772454097446963</text:p>
          </table:table-cell>
          <table:table-cell table:formula="of:=SQRT(POWER([.H73];2)+POWER([.I73];2)+POWER([.J73];2))" office:value-type="float" office:value="1167.84292281033" calcext:value-type="float">
            <text:p>1167.84292281033</text:p>
          </table:table-cell>
        </table:table-row>
        <table:table-row table:style-name="ro1">
          <table:table-cell office:value-type="float" office:value="74.5371" calcext:value-type="float">
            <text:p>74.5371</text:p>
          </table:table-cell>
          <table:table-cell office:value-type="float" office:value="267.611" calcext:value-type="float">
            <text:p>267.611</text:p>
          </table:table-cell>
          <table:table-cell office:value-type="float" office:value="37.3347" calcext:value-type="float">
            <text:p>37.3347</text:p>
          </table:table-cell>
          <table:table-cell office:value-type="float" office:value="74.45" calcext:value-type="float">
            <text:p>74.45</text:p>
          </table:table-cell>
          <table:table-cell office:value-type="float" office:value="254.586" calcext:value-type="float">
            <text:p>254.586</text:p>
          </table:table-cell>
          <table:table-cell office:value-type="float" office:value="36.2671" calcext:value-type="float">
            <text:p>36.2671</text:p>
          </table:table-cell>
          <table:table-cell/>
          <table:table-cell table:formula="of:=([.D74]-[.A74])/0.0166667" office:value-type="float" office:value="-5.22598954802045" calcext:value-type="float">
            <text:p>-5.22598954802045</text:p>
          </table:table-cell>
          <table:table-cell table:formula="of:=ABS([.E74]-[.B74])/0.0166667" office:value-type="float" office:value="781.498437003125" calcext:value-type="float">
            <text:p>781.498437003125</text:p>
          </table:table-cell>
          <table:table-cell table:formula="of:=([.F74]-[.C74])/0.0166667" office:value-type="float" office:value="-64.0558718882562" calcext:value-type="float">
            <text:p>-64.0558718882562</text:p>
          </table:table-cell>
          <table:table-cell table:formula="of:=DEGREES(ATAN(ABS([.F74]-[.C74])/ABS([.E74]-[.B74])))" office:value-type="float" office:value="4.68579955471479" calcext:value-type="float">
            <text:p>4.68579955471479</text:p>
          </table:table-cell>
          <table:table-cell table:formula="of:=SQRT(POWER([.H74];2)+POWER([.I74];2)+POWER([.J74];2))" office:value-type="float" office:value="784.136641618313" calcext:value-type="float">
            <text:p>784.136641618313</text:p>
          </table:table-cell>
        </table:table-row>
        <table:table-row table:style-name="ro1">
          <table:table-cell office:value-type="float" office:value="75.1079" calcext:value-type="float">
            <text:p>75.1079</text:p>
          </table:table-cell>
          <table:table-cell office:value-type="float" office:value="277.609" calcext:value-type="float">
            <text:p>277.609</text:p>
          </table:table-cell>
          <table:table-cell office:value-type="float" office:value="37.8357" calcext:value-type="float">
            <text:p>37.8357</text:p>
          </table:table-cell>
          <table:table-cell office:value-type="float" office:value="74.7749" calcext:value-type="float">
            <text:p>74.7749</text:p>
          </table:table-cell>
          <table:table-cell office:value-type="float" office:value="266.507" calcext:value-type="float">
            <text:p>266.507</text:p>
          </table:table-cell>
          <table:table-cell office:value-type="float" office:value="36.7875" calcext:value-type="float">
            <text:p>36.7875</text:p>
          </table:table-cell>
          <table:table-cell/>
          <table:table-cell table:formula="of:=([.D75]-[.A75])/0.0166667" office:value-type="float" office:value="-19.9799600400798" calcext:value-type="float">
            <text:p>-19.9799600400798</text:p>
          </table:table-cell>
          <table:table-cell table:formula="of:=ABS([.E75]-[.B75])/0.0166667" office:value-type="float" office:value="666.118667762663" calcext:value-type="float">
            <text:p>666.118667762663</text:p>
          </table:table-cell>
          <table:table-cell table:formula="of:=([.F75]-[.C75])/0.0166667" office:value-type="float" office:value="-62.8918742162517" calcext:value-type="float">
            <text:p>-62.8918742162517</text:p>
          </table:table-cell>
          <table:table-cell table:formula="of:=DEGREES(ATAN(ABS([.F75]-[.C75])/ABS([.E75]-[.B75])))" office:value-type="float" office:value="5.39361632440562" calcext:value-type="float">
            <text:p>5.39361632440562</text:p>
          </table:table-cell>
          <table:table-cell table:formula="of:=SQRT(POWER([.H75];2)+POWER([.I75];2)+POWER([.J75];2))" office:value-type="float" office:value="669.379314131787" calcext:value-type="float">
            <text:p>669.379314131787</text:p>
          </table:table-cell>
        </table:table-row>
        <table:table-row table:style-name="ro1">
          <table:table-cell office:value-type="float" office:value="74.3239" calcext:value-type="float">
            <text:p>74.3239</text:p>
          </table:table-cell>
          <table:table-cell office:value-type="float" office:value="272.233" calcext:value-type="float">
            <text:p>272.233</text:p>
          </table:table-cell>
          <table:table-cell office:value-type="float" office:value="39.0123" calcext:value-type="float">
            <text:p>39.0123</text:p>
          </table:table-cell>
          <table:table-cell office:value-type="float" office:value="74.2449" calcext:value-type="float">
            <text:p>74.2449</text:p>
          </table:table-cell>
          <table:table-cell office:value-type="float" office:value="258.864" calcext:value-type="float">
            <text:p>258.864</text:p>
          </table:table-cell>
          <table:table-cell office:value-type="float" office:value="38.6377" calcext:value-type="float">
            <text:p>38.6377</text:p>
          </table:table-cell>
          <table:table-cell/>
          <table:table-cell table:formula="of:=([.D76]-[.A76])/0.0166667" office:value-type="float" office:value="-4.73999052001857" calcext:value-type="float">
            <text:p>-4.73999052001857</text:p>
          </table:table-cell>
          <table:table-cell table:formula="of:=ABS([.E76]-[.B76])/0.0166667" office:value-type="float" office:value="802.13839572321" calcext:value-type="float">
            <text:p>802.13839572321</text:p>
          </table:table-cell>
          <table:table-cell table:formula="of:=([.F76]-[.C76])/0.0166667" office:value-type="float" office:value="-22.47595504809" calcext:value-type="float">
            <text:p>-22.47595504809</text:p>
          </table:table-cell>
          <table:table-cell table:formula="of:=DEGREES(ATAN(ABS([.F76]-[.C76])/ABS([.E76]-[.B76])))" office:value-type="float" office:value="1.60501044347164" calcext:value-type="float">
            <text:p>1.60501044347164</text:p>
          </table:table-cell>
          <table:table-cell table:formula="of:=SQRT(POWER([.H76];2)+POWER([.I76];2)+POWER([.J76];2))" office:value-type="float" office:value="802.467221734856" calcext:value-type="float">
            <text:p>802.467221734856</text:p>
          </table:table-cell>
        </table:table-row>
        <table:table-row table:style-name="ro1">
          <table:table-cell office:value-type="float" office:value="74.8838" calcext:value-type="float">
            <text:p>74.8838</text:p>
          </table:table-cell>
          <table:table-cell office:value-type="float" office:value="281.269" calcext:value-type="float">
            <text:p>281.269</text:p>
          </table:table-cell>
          <table:table-cell office:value-type="float" office:value="38.7313" calcext:value-type="float">
            <text:p>38.7313</text:p>
          </table:table-cell>
          <table:table-cell office:value-type="float" office:value="74.5633" calcext:value-type="float">
            <text:p>74.5633</text:p>
          </table:table-cell>
          <table:table-cell office:value-type="float" office:value="271.167" calcext:value-type="float">
            <text:p>271.167</text:p>
          </table:table-cell>
          <table:table-cell office:value-type="float" office:value="38.1995" calcext:value-type="float">
            <text:p>38.1995</text:p>
          </table:table-cell>
          <table:table-cell/>
          <table:table-cell table:formula="of:=([.D77]-[.A77])/0.0166667" office:value-type="float" office:value="-19.2299615400767" calcext:value-type="float">
            <text:p>-19.2299615400767</text:p>
          </table:table-cell>
          <table:table-cell table:formula="of:=ABS([.E77]-[.B77])/0.0166667" office:value-type="float" office:value="606.118787762426" calcext:value-type="float">
            <text:p>606.118787762426</text:p>
          </table:table-cell>
          <table:table-cell table:formula="of:=([.F77]-[.C77])/0.0166667" office:value-type="float" office:value="-31.9079361841275" calcext:value-type="float">
            <text:p>-31.9079361841275</text:p>
          </table:table-cell>
          <table:table-cell table:formula="of:=DEGREES(ATAN(ABS([.F77]-[.C77])/ABS([.E77]-[.B77])))" office:value-type="float" office:value="3.01344241583659" calcext:value-type="float">
            <text:p>3.01344241583659</text:p>
          </table:table-cell>
          <table:table-cell table:formula="of:=SQRT(POWER([.H77];2)+POWER([.I77];2)+POWER([.J77];2))" office:value-type="float" office:value="607.262622504429" calcext:value-type="float">
            <text:p>607.262622504429</text:p>
          </table:table-cell>
        </table:table-row>
        <table:table-row table:style-name="ro1">
          <table:table-cell office:value-type="float" office:value="75.0816" calcext:value-type="float">
            <text:p>75.0816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38.5113" calcext:value-type="float">
            <text:p>38.5113</text:p>
          </table:table-cell>
          <table:table-cell office:value-type="float" office:value="74.7451" calcext:value-type="float">
            <text:p>74.7451</text:p>
          </table:table-cell>
          <table:table-cell office:value-type="float" office:value="261.438" calcext:value-type="float">
            <text:p>261.438</text:p>
          </table:table-cell>
          <table:table-cell office:value-type="float" office:value="37.934" calcext:value-type="float">
            <text:p>37.934</text:p>
          </table:table-cell>
          <table:table-cell/>
          <table:table-cell table:formula="of:=([.D78]-[.A78])/0.0166667" office:value-type="float" office:value="-20.1899596200808" calcext:value-type="float">
            <text:p>-20.1899596200808</text:p>
          </table:table-cell>
          <table:table-cell table:formula="of:=ABS([.E78]-[.B78])/0.0166667" office:value-type="float" office:value="733.678532642935" calcext:value-type="float">
            <text:p>733.678532642935</text:p>
          </table:table-cell>
          <table:table-cell table:formula="of:=([.F78]-[.C78])/0.0166667" office:value-type="float" office:value="-34.6379307241386" calcext:value-type="float">
            <text:p>-34.6379307241386</text:p>
          </table:table-cell>
          <table:table-cell table:formula="of:=DEGREES(ATAN(ABS([.F78]-[.C78])/ABS([.E78]-[.B78])))" office:value-type="float" office:value="2.70300222701312" calcext:value-type="float">
            <text:p>2.70300222701312</text:p>
          </table:table-cell>
          <table:table-cell table:formula="of:=SQRT(POWER([.H78];2)+POWER([.I78];2)+POWER([.J78];2))" office:value-type="float" office:value="734.773169063352" calcext:value-type="float">
            <text:p>734.773169063352</text:p>
          </table:table-cell>
        </table:table-row>
        <table:table-row table:style-name="ro1">
          <table:table-cell office:value-type="float" office:value="75.5614" calcext:value-type="float">
            <text:p>75.5614</text:p>
          </table:table-cell>
          <table:table-cell office:value-type="float" office:value="271.269" calcext:value-type="float">
            <text:p>271.269</text:p>
          </table:table-cell>
          <table:table-cell office:value-type="float" office:value="38.1726" calcext:value-type="float">
            <text:p>38.1726</text:p>
          </table:table-cell>
          <table:table-cell office:value-type="float" office:value="75.4517" calcext:value-type="float">
            <text:p>75.4517</text:p>
          </table:table-cell>
          <table:table-cell office:value-type="float" office:value="257.73" calcext:value-type="float">
            <text:p>257.73</text:p>
          </table:table-cell>
          <table:table-cell office:value-type="float" office:value="39.31" calcext:value-type="float">
            <text:p>39.31</text:p>
          </table:table-cell>
          <table:table-cell/>
          <table:table-cell table:formula="of:=([.D79]-[.A79])/0.0166667" office:value-type="float" office:value="-6.58198683602655" calcext:value-type="float">
            <text:p>-6.58198683602655</text:p>
          </table:table-cell>
          <table:table-cell table:formula="of:=ABS([.E79]-[.B79])/0.0166667" office:value-type="float" office:value="812.338375323249" calcext:value-type="float">
            <text:p>812.338375323249</text:p>
          </table:table-cell>
          <table:table-cell table:formula="of:=([.F79]-[.C79])/0.0166667" office:value-type="float" office:value="68.243863512273" calcext:value-type="float">
            <text:p>68.243863512273</text:p>
          </table:table-cell>
          <table:table-cell table:formula="of:=DEGREES(ATAN(ABS([.F79]-[.C79])/ABS([.E79]-[.B79])))" office:value-type="float" office:value="4.80209442911998" calcext:value-type="float">
            <text:p>4.80209442911998</text:p>
          </table:table-cell>
          <table:table-cell table:formula="of:=SQRT(POWER([.H79];2)+POWER([.I79];2)+POWER([.J79];2))" office:value-type="float" office:value="815.226461469822" calcext:value-type="float">
            <text:p>815.226461469822</text:p>
          </table:table-cell>
        </table:table-row>
        <table:table-row table:style-name="ro1">
          <table:table-cell office:value-type="float" office:value="74.8173" calcext:value-type="float">
            <text:p>74.8173</text:p>
          </table:table-cell>
          <table:table-cell office:value-type="float" office:value="270.913" calcext:value-type="float">
            <text:p>270.913</text:p>
          </table:table-cell>
          <table:table-cell office:value-type="float" office:value="39.7286" calcext:value-type="float">
            <text:p>39.7286</text:p>
          </table:table-cell>
          <table:table-cell office:value-type="float" office:value="74.725" calcext:value-type="float">
            <text:p>74.725</text:p>
          </table:table-cell>
          <table:table-cell office:value-type="float" office:value="257.638" calcext:value-type="float">
            <text:p>257.638</text:p>
          </table:table-cell>
          <table:table-cell office:value-type="float" office:value="39.3329" calcext:value-type="float">
            <text:p>39.3329</text:p>
          </table:table-cell>
          <table:table-cell/>
          <table:table-cell table:formula="of:=([.D80]-[.A80])/0.0166667" office:value-type="float" office:value="-5.53798892402268" calcext:value-type="float">
            <text:p>-5.53798892402268</text:p>
          </table:table-cell>
          <table:table-cell table:formula="of:=ABS([.E80]-[.B80])/0.0166667" office:value-type="float" office:value="796.498407003188" calcext:value-type="float">
            <text:p>796.498407003188</text:p>
          </table:table-cell>
          <table:table-cell table:formula="of:=([.F80]-[.C80])/0.0166667" office:value-type="float" office:value="-23.7419525160948" calcext:value-type="float">
            <text:p>-23.7419525160948</text:p>
          </table:table-cell>
          <table:table-cell table:formula="of:=DEGREES(ATAN(ABS([.F80]-[.C80])/ABS([.E80]-[.B80])))" office:value-type="float" office:value="1.70736186599908" calcext:value-type="float">
            <text:p>1.70736186599908</text:p>
          </table:table-cell>
          <table:table-cell table:formula="of:=SQRT(POWER([.H80];2)+POWER([.I80];2)+POWER([.J80];2))" office:value-type="float" office:value="796.871421240099" calcext:value-type="float">
            <text:p>796.871421240099</text:p>
          </table:table-cell>
        </table:table-row>
        <table:table-row table:style-name="ro1">
          <table:table-cell office:value-type="float" office:value="74.5368" calcext:value-type="float">
            <text:p>74.5368</text:p>
          </table:table-cell>
          <table:table-cell office:value-type="float" office:value="265.98" calcext:value-type="float">
            <text:p>265.98</text:p>
          </table:table-cell>
          <table:table-cell office:value-type="float" office:value="39.5876" calcext:value-type="float">
            <text:p>39.5876</text:p>
          </table:table-cell>
          <table:table-cell office:value-type="float" office:value="74.2063" calcext:value-type="float">
            <text:p>74.2063</text:p>
          </table:table-cell>
          <table:table-cell office:value-type="float" office:value="251.762" calcext:value-type="float">
            <text:p>251.762</text:p>
          </table:table-cell>
          <table:table-cell office:value-type="float" office:value="39.1792" calcext:value-type="float">
            <text:p>39.1792</text:p>
          </table:table-cell>
          <table:table-cell/>
          <table:table-cell table:formula="of:=([.D81]-[.A81])/0.0166667" office:value-type="float" office:value="-19.8299603400794" calcext:value-type="float">
            <text:p>-19.8299603400794</text:p>
          </table:table-cell>
          <table:table-cell table:formula="of:=ABS([.E81]-[.B81])/0.0166667" office:value-type="float" office:value="853.078293843413" calcext:value-type="float">
            <text:p>853.078293843413</text:p>
          </table:table-cell>
          <table:table-cell table:formula="of:=([.F81]-[.C81])/0.0166667" office:value-type="float" office:value="-24.503950992098" calcext:value-type="float">
            <text:p>-24.503950992098</text:p>
          </table:table-cell>
          <table:table-cell table:formula="of:=DEGREES(ATAN(ABS([.F81]-[.C81])/ABS([.E81]-[.B81])))" office:value-type="float" office:value="1.64532030159264" calcext:value-type="float">
            <text:p>1.64532030159264</text:p>
          </table:table-cell>
          <table:table-cell table:formula="of:=SQRT(POWER([.H81];2)+POWER([.I81];2)+POWER([.J81];2))" office:value-type="float" office:value="853.660498306031" calcext:value-type="float">
            <text:p>853.660498306031</text:p>
          </table:table-cell>
        </table:table-row>
        <table:table-row table:style-name="ro1">
          <table:table-cell office:value-type="float" office:value="74.8485" calcext:value-type="float">
            <text:p>74.8485</text:p>
          </table:table-cell>
          <table:table-cell office:value-type="float" office:value="276.185" calcext:value-type="float">
            <text:p>276.185</text:p>
          </table:table-cell>
          <table:table-cell office:value-type="float" office:value="38.5835" calcext:value-type="float">
            <text:p>38.5835</text:p>
          </table:table-cell>
          <table:table-cell office:value-type="float" office:value="74.7528" calcext:value-type="float">
            <text:p>74.7528</text:p>
          </table:table-cell>
          <table:table-cell office:value-type="float" office:value="262.711" calcext:value-type="float">
            <text:p>262.711</text:p>
          </table:table-cell>
          <table:table-cell office:value-type="float" office:value="37.708" calcext:value-type="float">
            <text:p>37.708</text:p>
          </table:table-cell>
          <table:table-cell/>
          <table:table-cell table:formula="of:=([.D82]-[.A82])/0.0166667" office:value-type="float" office:value="-5.74198851602344" calcext:value-type="float">
            <text:p>-5.74198851602344</text:p>
          </table:table-cell>
          <table:table-cell table:formula="of:=ABS([.E82]-[.B82])/0.0166667" office:value-type="float" office:value="808.438383123233" calcext:value-type="float">
            <text:p>808.438383123233</text:p>
          </table:table-cell>
          <table:table-cell table:formula="of:=([.F82]-[.C82])/0.0166667" office:value-type="float" office:value="-52.5298949402103" calcext:value-type="float">
            <text:p>-52.5298949402103</text:p>
          </table:table-cell>
          <table:table-cell table:formula="of:=DEGREES(ATAN(ABS([.F82]-[.C82])/ABS([.E82]-[.B82])))" office:value-type="float" office:value="3.71768129759317" calcext:value-type="float">
            <text:p>3.71768129759317</text:p>
          </table:table-cell>
          <table:table-cell table:formula="of:=SQRT(POWER([.H82];2)+POWER([.I82];2)+POWER([.J82];2))" office:value-type="float" office:value="810.163551143505" calcext:value-type="float">
            <text:p>810.163551143505</text:p>
          </table:table-cell>
        </table:table-row>
        <table:table-row table:style-name="ro1">
          <table:table-cell office:value-type="float" office:value="75.3746" calcext:value-type="float">
            <text:p>75.3746</text:p>
          </table:table-cell>
          <table:table-cell office:value-type="float" office:value="278.624" calcext:value-type="float">
            <text:p>278.624</text:p>
          </table:table-cell>
          <table:table-cell office:value-type="float" office:value="39.4224" calcext:value-type="float">
            <text:p>39.4224</text:p>
          </table:table-cell>
          <table:table-cell office:value-type="float" office:value="75.2739" calcext:value-type="float">
            <text:p>75.2739</text:p>
          </table:table-cell>
          <table:table-cell office:value-type="float" office:value="266.25" calcext:value-type="float">
            <text:p>266.25</text:p>
          </table:table-cell>
          <table:table-cell office:value-type="float" office:value="38.5519" calcext:value-type="float">
            <text:p>38.5519</text:p>
          </table:table-cell>
          <table:table-cell/>
          <table:table-cell table:formula="of:=([.D83]-[.A83])/0.0166667" office:value-type="float" office:value="-6.04198791602437" calcext:value-type="float">
            <text:p>-6.04198791602437</text:p>
          </table:table-cell>
          <table:table-cell table:formula="of:=ABS([.E83]-[.B83])/0.0166667" office:value-type="float" office:value="742.438515122971" calcext:value-type="float">
            <text:p>742.438515122971</text:p>
          </table:table-cell>
          <table:table-cell table:formula="of:=([.F83]-[.C83])/0.0166667" office:value-type="float" office:value="-52.2298955402089" calcext:value-type="float">
            <text:p>-52.2298955402089</text:p>
          </table:table-cell>
          <table:table-cell table:formula="of:=DEGREES(ATAN(ABS([.F83]-[.C83])/ABS([.E83]-[.B83])))" office:value-type="float" office:value="4.02407797097602" calcext:value-type="float">
            <text:p>4.02407797097602</text:p>
          </table:table-cell>
          <table:table-cell table:formula="of:=SQRT(POWER([.H83];2)+POWER([.I83];2)+POWER([.J83];2))" office:value-type="float" office:value="744.297935200764" calcext:value-type="float">
            <text:p>744.297935200764</text:p>
          </table:table-cell>
        </table:table-row>
        <table:table-row table:style-name="ro1">
          <table:table-cell office:value-type="float" office:value="74.8507" calcext:value-type="float">
            <text:p>74.8507</text:p>
          </table:table-cell>
          <table:table-cell office:value-type="float" office:value="276.033" calcext:value-type="float">
            <text:p>276.033</text:p>
          </table:table-cell>
          <table:table-cell office:value-type="float" office:value="39.3607" calcext:value-type="float">
            <text:p>39.3607</text:p>
          </table:table-cell>
          <table:table-cell office:value-type="float" office:value="74.7635" calcext:value-type="float">
            <text:p>74.7635</text:p>
          </table:table-cell>
          <table:table-cell office:value-type="float" office:value="263.78" calcext:value-type="float">
            <text:p>263.78</text:p>
          </table:table-cell>
          <table:table-cell office:value-type="float" office:value="38.4976" calcext:value-type="float">
            <text:p>38.4976</text:p>
          </table:table-cell>
          <table:table-cell/>
          <table:table-cell table:formula="of:=([.D84]-[.A84])/0.0166667" office:value-type="float" office:value="-5.23198953602152" calcext:value-type="float">
            <text:p>-5.23198953602152</text:p>
          </table:table-cell>
          <table:table-cell table:formula="of:=ABS([.E84]-[.B84])/0.0166667" office:value-type="float" office:value="735.178529642943" calcext:value-type="float">
            <text:p>735.178529642943</text:p>
          </table:table-cell>
          <table:table-cell table:formula="of:=([.F84]-[.C84])/0.0166667" office:value-type="float" office:value="-51.7858964282073" calcext:value-type="float">
            <text:p>-51.7858964282073</text:p>
          </table:table-cell>
          <table:table-cell table:formula="of:=DEGREES(ATAN(ABS([.F84]-[.C84])/ABS([.E84]-[.B84])))" office:value-type="float" office:value="4.02925324391449" calcext:value-type="float">
            <text:p>4.02925324391449</text:p>
          </table:table-cell>
          <table:table-cell table:formula="of:=SQRT(POWER([.H84];2)+POWER([.I84];2)+POWER([.J84];2))" office:value-type="float" office:value="737.018740081511" calcext:value-type="float">
            <text:p>737.018740081511</text:p>
          </table:table-cell>
        </table:table-row>
        <table:table-row table:style-name="ro1">
          <table:table-cell office:value-type="float" office:value="75.089" calcext:value-type="float">
            <text:p>75.089</text:p>
          </table:table-cell>
          <table:table-cell office:value-type="float" office:value="275.073" calcext:value-type="float">
            <text:p>275.073</text:p>
          </table:table-cell>
          <table:table-cell office:value-type="float" office:value="37.7694" calcext:value-type="float">
            <text:p>37.7694</text:p>
          </table:table-cell>
          <table:table-cell office:value-type="float" office:value="75.2226" calcext:value-type="float">
            <text:p>75.2226</text:p>
          </table:table-cell>
          <table:table-cell office:value-type="float" office:value="260.435" calcext:value-type="float">
            <text:p>260.435</text:p>
          </table:table-cell>
          <table:table-cell office:value-type="float" office:value="37.1341" calcext:value-type="float">
            <text:p>37.1341</text:p>
          </table:table-cell>
          <table:table-cell/>
          <table:table-cell table:formula="of:=([.D85]-[.A85])/0.0166667" office:value-type="float" office:value="8.01598396803214" calcext:value-type="float">
            <text:p>8.01598396803214</text:p>
          </table:table-cell>
          <table:table-cell table:formula="of:=ABS([.E85]-[.B85])/0.0166667" office:value-type="float" office:value="878.278243443512" calcext:value-type="float">
            <text:p>878.278243443512</text:p>
          </table:table-cell>
          <table:table-cell table:formula="of:=([.F85]-[.C85])/0.0166667" office:value-type="float" office:value="-38.1179237641525" calcext:value-type="float">
            <text:p>-38.1179237641525</text:p>
          </table:table-cell>
          <table:table-cell table:formula="of:=DEGREES(ATAN(ABS([.F85]-[.C85])/ABS([.E85]-[.B85])))" office:value-type="float" office:value="2.4851195433692" calcext:value-type="float">
            <text:p>2.4851195433692</text:p>
          </table:table-cell>
          <table:table-cell table:formula="of:=SQRT(POWER([.H85];2)+POWER([.I85];2)+POWER([.J85];2))" office:value-type="float" office:value="879.141572795466" calcext:value-type="float">
            <text:p>879.141572795466</text:p>
          </table:table-cell>
        </table:table-row>
        <table:table-row table:style-name="ro1">
          <table:table-cell office:value-type="float" office:value="74.3594" calcext:value-type="float">
            <text:p>74.3594</text:p>
          </table:table-cell>
          <table:table-cell office:value-type="float" office:value="278.647" calcext:value-type="float">
            <text:p>278.647</text:p>
          </table:table-cell>
          <table:table-cell office:value-type="float" office:value="38.6729" calcext:value-type="float">
            <text:p>38.6729</text:p>
          </table:table-cell>
          <table:table-cell office:value-type="float" office:value="74.0323" calcext:value-type="float">
            <text:p>74.0323</text:p>
          </table:table-cell>
          <table:table-cell office:value-type="float" office:value="264.912" calcext:value-type="float">
            <text:p>264.912</text:p>
          </table:table-cell>
          <table:table-cell office:value-type="float" office:value="38.306" calcext:value-type="float">
            <text:p>38.306</text:p>
          </table:table-cell>
          <table:table-cell/>
          <table:table-cell table:formula="of:=([.D86]-[.A86])/0.0166667" office:value-type="float" office:value="-19.6259607480777" calcext:value-type="float">
            <text:p>-19.6259607480777</text:p>
          </table:table-cell>
          <table:table-cell table:formula="of:=ABS([.E86]-[.B86])/0.0166667" office:value-type="float" office:value="824.098351803297" calcext:value-type="float">
            <text:p>824.098351803297</text:p>
          </table:table-cell>
          <table:table-cell table:formula="of:=([.F86]-[.C86])/0.0166667" office:value-type="float" office:value="-22.0139559720881" calcext:value-type="float">
            <text:p>-22.0139559720881</text:p>
          </table:table-cell>
          <table:table-cell table:formula="of:=DEGREES(ATAN(ABS([.F86]-[.C86])/ABS([.E86]-[.B86])))" office:value-type="float" office:value="1.53016552204243" calcext:value-type="float">
            <text:p>1.53016552204243</text:p>
          </table:table-cell>
          <table:table-cell table:formula="of:=SQRT(POWER([.H86];2)+POWER([.I86];2)+POWER([.J86];2))" office:value-type="float" office:value="824.625906722398" calcext:value-type="float">
            <text:p>824.625906722398</text:p>
          </table:table-cell>
        </table:table-row>
        <table:table-row table:style-name="ro1">
          <table:table-cell office:value-type="float" office:value="75.1283" calcext:value-type="float">
            <text:p>75.1283</text:p>
          </table:table-cell>
          <table:table-cell office:value-type="float" office:value="280.065" calcext:value-type="float">
            <text:p>280.065</text:p>
          </table:table-cell>
          <table:table-cell office:value-type="float" office:value="38.4261" calcext:value-type="float">
            <text:p>38.4261</text:p>
          </table:table-cell>
          <table:table-cell office:value-type="float" office:value="75.0341" calcext:value-type="float">
            <text:p>75.0341</text:p>
          </table:table-cell>
          <table:table-cell office:value-type="float" office:value="267.57" calcext:value-type="float">
            <text:p>267.57</text:p>
          </table:table-cell>
          <table:table-cell office:value-type="float" office:value="37.8311" calcext:value-type="float">
            <text:p>37.8311</text:p>
          </table:table-cell>
          <table:table-cell/>
          <table:table-cell table:formula="of:=([.D87]-[.A87])/0.0166667" office:value-type="float" office:value="-5.65198869602265" calcext:value-type="float">
            <text:p>-5.65198869602265</text:p>
          </table:table-cell>
          <table:table-cell table:formula="of:=ABS([.E87]-[.B87])/0.0166667" office:value-type="float" office:value="749.698500602999" calcext:value-type="float">
            <text:p>749.698500602999</text:p>
          </table:table-cell>
          <table:table-cell table:formula="of:=([.F87]-[.C87])/0.0166667" office:value-type="float" office:value="-35.6999286001427" calcext:value-type="float">
            <text:p>-35.6999286001427</text:p>
          </table:table-cell>
          <table:table-cell table:formula="of:=DEGREES(ATAN(ABS([.F87]-[.C87])/ABS([.E87]-[.B87])))" office:value-type="float" office:value="2.72631099390626" calcext:value-type="float">
            <text:p>2.72631099390626</text:p>
          </table:table-cell>
          <table:table-cell table:formula="of:=SQRT(POWER([.H87];2)+POWER([.I87];2)+POWER([.J87];2))" office:value-type="float" office:value="750.569298389336" calcext:value-type="float">
            <text:p>750.569298389336</text:p>
          </table:table-cell>
        </table:table-row>
        <table:table-row table:style-name="ro1">
          <table:table-cell office:value-type="float" office:value="74.5842" calcext:value-type="float">
            <text:p>74.5842</text:p>
          </table:table-cell>
          <table:table-cell office:value-type="float" office:value="275.129" calcext:value-type="float">
            <text:p>275.129</text:p>
          </table:table-cell>
          <table:table-cell office:value-type="float" office:value="37.2633" calcext:value-type="float">
            <text:p>37.2633</text:p>
          </table:table-cell>
          <table:table-cell office:value-type="float" office:value="74.4888" calcext:value-type="float">
            <text:p>74.4888</text:p>
          </table:table-cell>
          <table:table-cell office:value-type="float" office:value="260.438" calcext:value-type="float">
            <text:p>260.438</text:p>
          </table:table-cell>
          <table:table-cell office:value-type="float" office:value="36.6531" calcext:value-type="float">
            <text:p>36.6531</text:p>
          </table:table-cell>
          <table:table-cell/>
          <table:table-cell table:formula="of:=([.D88]-[.A88])/0.0166667" office:value-type="float" office:value="-5.72398855202277" calcext:value-type="float">
            <text:p>-5.72398855202277</text:p>
          </table:table-cell>
          <table:table-cell table:formula="of:=ABS([.E88]-[.B88])/0.0166667" office:value-type="float" office:value="881.458237083528" calcext:value-type="float">
            <text:p>881.458237083528</text:p>
          </table:table-cell>
          <table:table-cell table:formula="of:=([.F88]-[.C88])/0.0166667" office:value-type="float" office:value="-36.6119267761464" calcext:value-type="float">
            <text:p>-36.6119267761464</text:p>
          </table:table-cell>
          <table:table-cell table:formula="of:=DEGREES(ATAN(ABS([.F88]-[.C88])/ABS([.E88]-[.B88])))" office:value-type="float" office:value="2.37844938580402" calcext:value-type="float">
            <text:p>2.37844938580402</text:p>
          </table:table-cell>
          <table:table-cell table:formula="of:=SQRT(POWER([.H88];2)+POWER([.I88];2)+POWER([.J88];2))" office:value-type="float" office:value="882.236828153079" calcext:value-type="float">
            <text:p>882.236828153079</text:p>
          </table:table-cell>
        </table:table-row>
        <table:table-row table:style-name="ro1">
          <table:table-cell office:value-type="float" office:value="74.8484" calcext:value-type="float">
            <text:p>74.8484</text:p>
          </table:table-cell>
          <table:table-cell office:value-type="float" office:value="276.16" calcext:value-type="float">
            <text:p>276.16</text:p>
          </table:table-cell>
          <table:table-cell office:value-type="float" office:value="38.5878" calcext:value-type="float">
            <text:p>38.5878</text:p>
          </table:table-cell>
          <table:table-cell office:value-type="float" office:value="74.9909" calcext:value-type="float">
            <text:p>74.9909</text:p>
          </table:table-cell>
          <table:table-cell office:value-type="float" office:value="261.375" calcext:value-type="float">
            <text:p>261.375</text:p>
          </table:table-cell>
          <table:table-cell office:value-type="float" office:value="38.43" calcext:value-type="float">
            <text:p>38.43</text:p>
          </table:table-cell>
          <table:table-cell/>
          <table:table-cell table:formula="of:=([.D89]-[.A89])/0.0166667" office:value-type="float" office:value="8.5499829000341" calcext:value-type="float">
            <text:p>8.5499829000341</text:p>
          </table:table-cell>
          <table:table-cell table:formula="of:=ABS([.E89]-[.B89])/0.0166667" office:value-type="float" office:value="887.09822580355" calcext:value-type="float">
            <text:p>887.09822580355</text:p>
          </table:table-cell>
          <table:table-cell table:formula="of:=([.F89]-[.C89])/0.0166667" office:value-type="float" office:value="-9.46798106403798" calcext:value-type="float">
            <text:p>-9.46798106403798</text:p>
          </table:table-cell>
          <table:table-cell table:formula="of:=DEGREES(ATAN(ABS([.F89]-[.C89])/ABS([.E89]-[.B89])))" office:value-type="float" office:value="0.611493454579123" calcext:value-type="float">
            <text:p>0.611493454579123</text:p>
          </table:table-cell>
          <table:table-cell table:formula="of:=SQRT(POWER([.H89];2)+POWER([.I89];2)+POWER([.J89];2))" office:value-type="float" office:value="887.189949839844" calcext:value-type="float">
            <text:p>887.189949839844</text:p>
          </table:table-cell>
        </table:table-row>
        <table:table-row table:style-name="ro1">
          <table:table-cell office:value-type="float" office:value="75.1187" calcext:value-type="float">
            <text:p>75.1187</text:p>
          </table:table-cell>
          <table:table-cell office:value-type="float" office:value="278.783" calcext:value-type="float">
            <text:p>278.783</text:p>
          </table:table-cell>
          <table:table-cell office:value-type="float" office:value="38.3909" calcext:value-type="float">
            <text:p>38.3909</text:p>
          </table:table-cell>
          <table:table-cell office:value-type="float" office:value="74.7849" calcext:value-type="float">
            <text:p>74.7849</text:p>
          </table:table-cell>
          <table:table-cell office:value-type="float" office:value="267.639" calcext:value-type="float">
            <text:p>267.639</text:p>
          </table:table-cell>
          <table:table-cell office:value-type="float" office:value="37.3274" calcext:value-type="float">
            <text:p>37.3274</text:p>
          </table:table-cell>
          <table:table-cell/>
          <table:table-cell table:formula="of:=([.D90]-[.A90])/0.0166667" office:value-type="float" office:value="-20.0279599440808" calcext:value-type="float">
            <text:p>-20.0279599440808</text:p>
          </table:table-cell>
          <table:table-cell table:formula="of:=ABS([.E90]-[.B90])/0.0166667" office:value-type="float" office:value="668.638662722675" calcext:value-type="float">
            <text:p>668.638662722675</text:p>
          </table:table-cell>
          <table:table-cell table:formula="of:=([.F90]-[.C90])/0.0166667" office:value-type="float" office:value="-63.8098723802555" calcext:value-type="float">
            <text:p>-63.8098723802555</text:p>
          </table:table-cell>
          <table:table-cell table:formula="of:=DEGREES(ATAN(ABS([.F90]-[.C90])/ABS([.E90]-[.B90])))" office:value-type="float" office:value="5.45137139961115" calcext:value-type="float">
            <text:p>5.45137139961115</text:p>
          </table:table-cell>
          <table:table-cell table:formula="of:=SQRT(POWER([.H90];2)+POWER([.I90];2)+POWER([.J90];2))" office:value-type="float" office:value="671.975059269519" calcext:value-type="float">
            <text:p>671.975059269519</text:p>
          </table:table-cell>
        </table:table-row>
        <table:table-row table:style-name="ro1">
          <table:table-cell office:value-type="float" office:value="74.5482" calcext:value-type="float">
            <text:p>74.5482</text:p>
          </table:table-cell>
          <table:table-cell office:value-type="float" office:value="268.64" calcext:value-type="float">
            <text:p>268.64</text:p>
          </table:table-cell>
          <table:table-cell office:value-type="float" office:value="38.3898" calcext:value-type="float">
            <text:p>38.3898</text:p>
          </table:table-cell>
          <table:table-cell office:value-type="float" office:value="74.4635" calcext:value-type="float">
            <text:p>74.4635</text:p>
          </table:table-cell>
          <table:table-cell office:value-type="float" office:value="255.455" calcext:value-type="float">
            <text:p>255.455</text:p>
          </table:table-cell>
          <table:table-cell office:value-type="float" office:value="38.0361" calcext:value-type="float">
            <text:p>38.0361</text:p>
          </table:table-cell>
          <table:table-cell/>
          <table:table-cell table:formula="of:=([.D91]-[.A91])/0.0166667" office:value-type="float" office:value="-5.08198983602021" calcext:value-type="float">
            <text:p>-5.08198983602021</text:p>
          </table:table-cell>
          <table:table-cell table:formula="of:=ABS([.E91]-[.B91])/0.0166667" office:value-type="float" office:value="791.098417803163" calcext:value-type="float">
            <text:p>791.098417803163</text:p>
          </table:table-cell>
          <table:table-cell table:formula="of:=([.F91]-[.C91])/0.0166667" office:value-type="float" office:value="-21.2219575560851" calcext:value-type="float">
            <text:p>-21.2219575560851</text:p>
          </table:table-cell>
          <table:table-cell table:formula="of:=DEGREES(ATAN(ABS([.F91]-[.C91])/ABS([.E91]-[.B91])))" office:value-type="float" office:value="1.53664452638129" calcext:value-type="float">
            <text:p>1.53664452638129</text:p>
          </table:table-cell>
          <table:table-cell table:formula="of:=SQRT(POWER([.H91];2)+POWER([.I91];2)+POWER([.J91];2))" office:value-type="float" office:value="791.39933330391" calcext:value-type="float">
            <text:p>791.39933330391</text:p>
          </table:table-cell>
        </table:table-row>
        <table:table-row table:style-name="ro1">
          <table:table-cell office:value-type="float" office:value="75.3318" calcext:value-type="float">
            <text:p>75.3318</text:p>
          </table:table-cell>
          <table:table-cell office:value-type="float" office:value="273.743" calcext:value-type="float">
            <text:p>273.743</text:p>
          </table:table-cell>
          <table:table-cell office:value-type="float" office:value="38.2461" calcext:value-type="float">
            <text:p>38.2461</text:p>
          </table:table-cell>
          <table:table-cell office:value-type="float" office:value="75.4684" calcext:value-type="float">
            <text:p>75.4684</text:p>
          </table:table-cell>
          <table:table-cell office:value-type="float" office:value="260.332" calcext:value-type="float">
            <text:p>260.332</text:p>
          </table:table-cell>
          <table:table-cell office:value-type="float" office:value="37.8805" calcext:value-type="float">
            <text:p>37.8805</text:p>
          </table:table-cell>
          <table:table-cell/>
          <table:table-cell table:formula="of:=([.D92]-[.A92])/0.0166667" office:value-type="float" office:value="8.19598360803287" calcext:value-type="float">
            <text:p>8.19598360803287</text:p>
          </table:table-cell>
          <table:table-cell table:formula="of:=ABS([.E92]-[.B92])/0.0166667" office:value-type="float" office:value="804.658390683219" calcext:value-type="float">
            <text:p>804.658390683219</text:p>
          </table:table-cell>
          <table:table-cell table:formula="of:=([.F92]-[.C92])/0.0166667" office:value-type="float" office:value="-21.9359561280878" calcext:value-type="float">
            <text:p>-21.9359561280878</text:p>
          </table:table-cell>
          <table:table-cell table:formula="of:=DEGREES(ATAN(ABS([.F92]-[.C92])/ABS([.E92]-[.B92])))" office:value-type="float" office:value="1.56156514324271" calcext:value-type="float">
            <text:p>1.56156514324271</text:p>
          </table:table-cell>
          <table:table-cell table:formula="of:=SQRT(POWER([.H92];2)+POWER([.I92];2)+POWER([.J92];2))" office:value-type="float" office:value="804.999059636385" calcext:value-type="float">
            <text:p>804.999059636385</text:p>
          </table:table-cell>
        </table:table-row>
        <table:table-row table:style-name="ro1">
          <table:table-cell office:value-type="float" office:value="74.585" calcext:value-type="float">
            <text:p>74.585</text:p>
          </table:table-cell>
          <table:table-cell office:value-type="float" office:value="275.078" calcext:value-type="float">
            <text:p>275.078</text:p>
          </table:table-cell>
          <table:table-cell office:value-type="float" office:value="37.5229" calcext:value-type="float">
            <text:p>37.5229</text:p>
          </table:table-cell>
          <table:table-cell office:value-type="float" office:value="74.7255" calcext:value-type="float">
            <text:p>74.7255</text:p>
          </table:table-cell>
          <table:table-cell office:value-type="float" office:value="259.233" calcext:value-type="float">
            <text:p>259.233</text:p>
          </table:table-cell>
          <table:table-cell office:value-type="float" office:value="36.8688" calcext:value-type="float">
            <text:p>36.8688</text:p>
          </table:table-cell>
          <table:table-cell/>
          <table:table-cell table:formula="of:=([.D93]-[.A93])/0.0166667" office:value-type="float" office:value="8.4299831400339" calcext:value-type="float">
            <text:p>8.4299831400339</text:p>
          </table:table-cell>
          <table:table-cell table:formula="of:=ABS([.E93]-[.B93])/0.0166667" office:value-type="float" office:value="950.698098603801" calcext:value-type="float">
            <text:p>950.698098603801</text:p>
          </table:table-cell>
          <table:table-cell table:formula="of:=([.F93]-[.C93])/0.0166667" office:value-type="float" office:value="-39.245921508157" calcext:value-type="float">
            <text:p>-39.245921508157</text:p>
          </table:table-cell>
          <table:table-cell table:formula="of:=DEGREES(ATAN(ABS([.F93]-[.C93])/ABS([.E93]-[.B93])))" office:value-type="float" office:value="2.36389412500637" calcext:value-type="float">
            <text:p>2.36389412500637</text:p>
          </table:table-cell>
          <table:table-cell table:formula="of:=SQRT(POWER([.H93];2)+POWER([.I93];2)+POWER([.J93];2))" office:value-type="float" office:value="951.54515481907" calcext:value-type="float">
            <text:p>951.54515481907</text:p>
          </table:table-cell>
        </table:table-row>
        <table:table-row table:style-name="ro1">
          <table:table-cell office:value-type="float" office:value="75.5504" calcext:value-type="float">
            <text:p>75.5504</text:p>
          </table:table-cell>
          <table:table-cell office:value-type="float" office:value="270.08" calcext:value-type="float">
            <text:p>270.08</text:p>
          </table:table-cell>
          <table:table-cell office:value-type="float" office:value="37.8826" calcext:value-type="float">
            <text:p>37.8826</text:p>
          </table:table-cell>
          <table:table-cell office:value-type="float" office:value="75.6693" calcext:value-type="float">
            <text:p>75.6693</text:p>
          </table:table-cell>
          <table:table-cell office:value-type="float" office:value="255.687" calcext:value-type="float">
            <text:p>255.687</text:p>
          </table:table-cell>
          <table:table-cell office:value-type="float" office:value="37.5013" calcext:value-type="float">
            <text:p>37.5013</text:p>
          </table:table-cell>
          <table:table-cell/>
          <table:table-cell table:formula="of:=([.D94]-[.A94])/0.0166667" office:value-type="float" office:value="7.13398573202918" calcext:value-type="float">
            <text:p>7.13398573202918</text:p>
          </table:table-cell>
          <table:table-cell table:formula="of:=ABS([.E94]-[.B94])/0.0166667" office:value-type="float" office:value="863.578272843453" calcext:value-type="float">
            <text:p>863.578272843453</text:p>
          </table:table-cell>
          <table:table-cell table:formula="of:=([.F94]-[.C94])/0.0166667" office:value-type="float" office:value="-22.8779542440913" calcext:value-type="float">
            <text:p>-22.8779542440913</text:p>
          </table:table-cell>
          <table:table-cell table:formula="of:=DEGREES(ATAN(ABS([.F94]-[.C94])/ABS([.E94]-[.B94])))" office:value-type="float" office:value="1.51752740629138" calcext:value-type="float">
            <text:p>1.51752740629138</text:p>
          </table:table-cell>
          <table:table-cell table:formula="of:=SQRT(POWER([.H94];2)+POWER([.I94];2)+POWER([.J94];2))" office:value-type="float" office:value="863.910717533994" calcext:value-type="float">
            <text:p>863.910717533994</text:p>
          </table:table-cell>
        </table:table-row>
        <table:table-row table:style-name="ro1">
          <table:table-cell office:value-type="float" office:value="75.3418" calcext:value-type="float">
            <text:p>75.3418</text:p>
          </table:table-cell>
          <table:table-cell office:value-type="float" office:value="275" calcext:value-type="float">
            <text:p>275</text:p>
          </table:table-cell>
          <table:table-cell office:value-type="float" office:value="38.2803" calcext:value-type="float">
            <text:p>38.2803</text:p>
          </table:table-cell>
          <table:table-cell office:value-type="float" office:value="75.2334" calcext:value-type="float">
            <text:p>75.2334</text:p>
          </table:table-cell>
          <table:table-cell office:value-type="float" office:value="261.542" calcext:value-type="float">
            <text:p>261.542</text:p>
          </table:table-cell>
          <table:table-cell office:value-type="float" office:value="37.6672" calcext:value-type="float">
            <text:p>37.6672</text:p>
          </table:table-cell>
          <table:table-cell/>
          <table:table-cell table:formula="of:=([.D95]-[.A95])/0.0166667" office:value-type="float" office:value="-6.50398699202621" calcext:value-type="float">
            <text:p>-6.50398699202621</text:p>
          </table:table-cell>
          <table:table-cell table:formula="of:=ABS([.E95]-[.B95])/0.0166667" office:value-type="float" office:value="807.478385043232" calcext:value-type="float">
            <text:p>807.478385043232</text:p>
          </table:table-cell>
          <table:table-cell table:formula="of:=([.F95]-[.C95])/0.0166667" office:value-type="float" office:value="-36.7859264281469" calcext:value-type="float">
            <text:p>-36.7859264281469</text:p>
          </table:table-cell>
          <table:table-cell table:formula="of:=DEGREES(ATAN(ABS([.F95]-[.C95])/ABS([.E95]-[.B95])))" office:value-type="float" office:value="2.60839434306484" calcext:value-type="float">
            <text:p>2.60839434306484</text:p>
          </table:table-cell>
          <table:table-cell table:formula="of:=SQRT(POWER([.H95];2)+POWER([.I95];2)+POWER([.J95];2))" office:value-type="float" office:value="808.342036851972" calcext:value-type="float">
            <text:p>808.342036851972</text:p>
          </table:table-cell>
        </table:table-row>
        <table:table-row table:style-name="ro1">
          <table:table-cell office:value-type="float" office:value="75.3342" calcext:value-type="float">
            <text:p>75.3342</text:p>
          </table:table-cell>
          <table:table-cell office:value-type="float" office:value="273.563" calcext:value-type="float">
            <text:p>273.563</text:p>
          </table:table-cell>
          <table:table-cell office:value-type="float" office:value="39.2743" calcext:value-type="float">
            <text:p>39.2743</text:p>
          </table:table-cell>
          <table:table-cell office:value-type="float" office:value="75.4607" calcext:value-type="float">
            <text:p>75.4607</text:p>
          </table:table-cell>
          <table:table-cell office:value-type="float" office:value="258.997" calcext:value-type="float">
            <text:p>258.997</text:p>
          </table:table-cell>
          <table:table-cell office:value-type="float" office:value="38.845" calcext:value-type="float">
            <text:p>38.845</text:p>
          </table:table-cell>
          <table:table-cell/>
          <table:table-cell table:formula="of:=([.D96]-[.A96])/0.0166667" office:value-type="float" office:value="7.58998482003079" calcext:value-type="float">
            <text:p>7.58998482003079</text:p>
          </table:table-cell>
          <table:table-cell table:formula="of:=ABS([.E96]-[.B96])/0.0166667" office:value-type="float" office:value="873.958252083494" calcext:value-type="float">
            <text:p>873.958252083494</text:p>
          </table:table-cell>
          <table:table-cell table:formula="of:=([.F96]-[.C96])/0.0166667" office:value-type="float" office:value="-25.7579484841029" calcext:value-type="float">
            <text:p>-25.7579484841029</text:p>
          </table:table-cell>
          <table:table-cell table:formula="of:=DEGREES(ATAN(ABS([.F96]-[.C96])/ABS([.E96]-[.B96])))" office:value-type="float" office:value="1.688175190895" calcext:value-type="float">
            <text:p>1.688175190895</text:p>
          </table:table-cell>
          <table:table-cell table:formula="of:=SQRT(POWER([.H96];2)+POWER([.I96];2)+POWER([.J96];2))" office:value-type="float" office:value="874.370691505905" calcext:value-type="float">
            <text:p>874.370691505905</text:p>
          </table:table-cell>
        </table:table-row>
        <table:table-row table:style-name="ro1">
          <table:table-cell office:value-type="float" office:value="75.3554" calcext:value-type="float">
            <text:p>75.3554</text:p>
          </table:table-cell>
          <table:table-cell office:value-type="float" office:value="275.974" calcext:value-type="float">
            <text:p>275.974</text:p>
          </table:table-cell>
          <table:table-cell office:value-type="float" office:value="39.8661" calcext:value-type="float">
            <text:p>39.8661</text:p>
          </table:table-cell>
          <table:table-cell office:value-type="float" office:value="75.5018" calcext:value-type="float">
            <text:p>75.5018</text:p>
          </table:table-cell>
          <table:table-cell office:value-type="float" office:value="263.724" calcext:value-type="float">
            <text:p>263.724</text:p>
          </table:table-cell>
          <table:table-cell office:value-type="float" office:value="39.234" calcext:value-type="float">
            <text:p>39.234</text:p>
          </table:table-cell>
          <table:table-cell/>
          <table:table-cell table:formula="of:=([.D97]-[.A97])/0.0166667" office:value-type="float" office:value="8.78398243203513" calcext:value-type="float">
            <text:p>8.78398243203513</text:p>
          </table:table-cell>
          <table:table-cell table:formula="of:=ABS([.E97]-[.B97])/0.0166667" office:value-type="float" office:value="734.99853000294" calcext:value-type="float">
            <text:p>734.99853000294</text:p>
          </table:table-cell>
          <table:table-cell table:formula="of:=([.F97]-[.C97])/0.0166667" office:value-type="float" office:value="-37.9259241481518" calcext:value-type="float">
            <text:p>-37.9259241481518</text:p>
          </table:table-cell>
          <table:table-cell table:formula="of:=DEGREES(ATAN(ABS([.F97]-[.C97])/ABS([.E97]-[.B97])))" office:value-type="float" office:value="2.95384248737301" calcext:value-type="float">
            <text:p>2.95384248737301</text:p>
          </table:table-cell>
          <table:table-cell table:formula="of:=SQRT(POWER([.H97];2)+POWER([.I97];2)+POWER([.J97];2))" office:value-type="float" office:value="736.028785562318" calcext:value-type="float">
            <text:p>736.028785562318</text:p>
          </table:table-cell>
        </table:table-row>
        <table:table-row table:style-name="ro1">
          <table:table-cell office:value-type="float" office:value="74.808" calcext:value-type="float">
            <text:p>74.808</text:p>
          </table:table-cell>
          <table:table-cell office:value-type="float" office:value="269.731" calcext:value-type="float">
            <text:p>269.731</text:p>
          </table:table-cell>
          <table:table-cell office:value-type="float" office:value="39.435" calcext:value-type="float">
            <text:p>39.435</text:p>
          </table:table-cell>
          <table:table-cell office:value-type="float" office:value="74.4872" calcext:value-type="float">
            <text:p>74.4872</text:p>
          </table:table-cell>
          <table:table-cell office:value-type="float" office:value="258.975" calcext:value-type="float">
            <text:p>258.975</text:p>
          </table:table-cell>
          <table:table-cell office:value-type="float" office:value="38.3735" calcext:value-type="float">
            <text:p>38.3735</text:p>
          </table:table-cell>
          <table:table-cell/>
          <table:table-cell table:formula="of:=([.D98]-[.A98])/0.0166667" office:value-type="float" office:value="-19.2479615040773" calcext:value-type="float">
            <text:p>-19.2479615040773</text:p>
          </table:table-cell>
          <table:table-cell table:formula="of:=ABS([.E98]-[.B98])/0.0166667" office:value-type="float" office:value="645.35870928258" calcext:value-type="float">
            <text:p>645.35870928258</text:p>
          </table:table-cell>
          <table:table-cell table:formula="of:=([.F98]-[.C98])/0.0166667" office:value-type="float" office:value="-63.6898726202549" calcext:value-type="float">
            <text:p>-63.6898726202549</text:p>
          </table:table-cell>
          <table:table-cell table:formula="of:=DEGREES(ATAN(ABS([.F98]-[.C98])/ABS([.E98]-[.B98])))" office:value-type="float" office:value="5.63621835558504" calcext:value-type="float">
            <text:p>5.63621835558504</text:p>
          </table:table-cell>
          <table:table-cell table:formula="of:=SQRT(POWER([.H98];2)+POWER([.I98];2)+POWER([.J98];2))" office:value-type="float" office:value="648.779429038347" calcext:value-type="float">
            <text:p>648.779429038347</text:p>
          </table:table-cell>
        </table:table-row>
        <table:table-row table:style-name="ro1">
          <table:table-cell office:value-type="float" office:value="74.3688" calcext:value-type="float">
            <text:p>74.3688</text:p>
          </table:table-cell>
          <table:table-cell office:value-type="float" office:value="279.852" calcext:value-type="float">
            <text:p>279.852</text:p>
          </table:table-cell>
          <table:table-cell office:value-type="float" office:value="39.2261" calcext:value-type="float">
            <text:p>39.2261</text:p>
          </table:table-cell>
          <table:table-cell office:value-type="float" office:value="74.2805" calcext:value-type="float">
            <text:p>74.2805</text:p>
          </table:table-cell>
          <table:table-cell office:value-type="float" office:value="264.885" calcext:value-type="float">
            <text:p>264.885</text:p>
          </table:table-cell>
          <table:table-cell office:value-type="float" office:value="38.7988" calcext:value-type="float">
            <text:p>38.7988</text:p>
          </table:table-cell>
          <table:table-cell/>
          <table:table-cell table:formula="of:=([.D99]-[.A99])/0.0166667" office:value-type="float" office:value="-5.29798940402057" calcext:value-type="float">
            <text:p>-5.29798940402057</text:p>
          </table:table-cell>
          <table:table-cell table:formula="of:=ABS([.E99]-[.B99])/0.0166667" office:value-type="float" office:value="898.018203963591" calcext:value-type="float">
            <text:p>898.018203963591</text:p>
          </table:table-cell>
          <table:table-cell table:formula="of:=([.F99]-[.C99])/0.0166667" office:value-type="float" office:value="-25.6379487241027" calcext:value-type="float">
            <text:p>-25.6379487241027</text:p>
          </table:table-cell>
          <table:table-cell table:formula="of:=DEGREES(ATAN(ABS([.F99]-[.C99])/ABS([.E99]-[.B99])))" office:value-type="float" office:value="1.63532024917453" calcext:value-type="float">
            <text:p>1.63532024917453</text:p>
          </table:table-cell>
          <table:table-cell table:formula="of:=SQRT(POWER([.H99];2)+POWER([.I99];2)+POWER([.J99];2))" office:value-type="float" office:value="898.399726044314" calcext:value-type="float">
            <text:p>898.399726044314</text:p>
          </table:table-cell>
        </table:table-row>
        <table:table-row table:style-name="ro1">
          <table:table-cell office:value-type="float" office:value="74.8238" calcext:value-type="float">
            <text:p>74.8238</text:p>
          </table:table-cell>
          <table:table-cell office:value-type="float" office:value="272.312" calcext:value-type="float">
            <text:p>272.312</text:p>
          </table:table-cell>
          <table:table-cell office:value-type="float" office:value="38.9942" calcext:value-type="float">
            <text:p>38.9942</text:p>
          </table:table-cell>
          <table:table-cell office:value-type="float" office:value="74.9652" calcext:value-type="float">
            <text:p>74.9652</text:p>
          </table:table-cell>
          <table:table-cell office:value-type="float" office:value="257.804" calcext:value-type="float">
            <text:p>257.804</text:p>
          </table:table-cell>
          <table:table-cell office:value-type="float" office:value="38.5768" calcext:value-type="float">
            <text:p>38.5768</text:p>
          </table:table-cell>
          <table:table-cell/>
          <table:table-cell table:formula="of:=([.D100]-[.A100])/0.0166667" office:value-type="float" office:value="8.48398303203335" calcext:value-type="float">
            <text:p>8.48398303203335</text:p>
          </table:table-cell>
          <table:table-cell table:formula="of:=ABS([.E100]-[.B100])/0.0166667" office:value-type="float" office:value="870.478259043484" calcext:value-type="float">
            <text:p>870.478259043484</text:p>
          </table:table-cell>
          <table:table-cell table:formula="of:=([.F100]-[.C100])/0.0166667" office:value-type="float" office:value="-25.0439499121002" calcext:value-type="float">
            <text:p>-25.0439499121002</text:p>
          </table:table-cell>
          <table:table-cell table:formula="of:=DEGREES(ATAN(ABS([.F100]-[.C100])/ABS([.E100]-[.B100])))" office:value-type="float" office:value="1.64796410037505" calcext:value-type="float">
            <text:p>1.64796410037505</text:p>
          </table:table-cell>
          <table:table-cell table:formula="of:=SQRT(POWER([.H100];2)+POWER([.I100];2)+POWER([.J100];2))" office:value-type="float" office:value="870.879771761098" calcext:value-type="float">
            <text:p>870.879771761098</text:p>
          </table:table-cell>
        </table:table-row>
        <table:table-row table:style-name="ro1">
          <table:table-cell office:value-type="float" office:value="75.5632" calcext:value-type="float">
            <text:p>75.5632</text:p>
          </table:table-cell>
          <table:table-cell office:value-type="float" office:value="271.153" calcext:value-type="float">
            <text:p>271.153</text:p>
          </table:table-cell>
          <table:table-cell office:value-type="float" office:value="38.9374" calcext:value-type="float">
            <text:p>38.9374</text:p>
          </table:table-cell>
          <table:table-cell office:value-type="float" office:value="75.9339" calcext:value-type="float">
            <text:p>75.9339</text:p>
          </table:table-cell>
          <table:table-cell office:value-type="float" office:value="258.048" calcext:value-type="float">
            <text:p>258.048</text:p>
          </table:table-cell>
          <table:table-cell office:value-type="float" office:value="37.7987" calcext:value-type="float">
            <text:p>37.7987</text:p>
          </table:table-cell>
          <table:table-cell/>
          <table:table-cell table:formula="of:=([.D101]-[.A101])/0.0166667" office:value-type="float" office:value="22.2419555160889" calcext:value-type="float">
            <text:p>22.2419555160889</text:p>
          </table:table-cell>
          <table:table-cell table:formula="of:=ABS([.E101]-[.B101])/0.0166667" office:value-type="float" office:value="786.298427403146" calcext:value-type="float">
            <text:p>786.298427403146</text:p>
          </table:table-cell>
          <table:table-cell table:formula="of:=([.F101]-[.C101])/0.0166667" office:value-type="float" office:value="-68.3218633562733" calcext:value-type="float">
            <text:p>-68.3218633562733</text:p>
          </table:table-cell>
          <table:table-cell table:formula="of:=DEGREES(ATAN(ABS([.F101]-[.C101])/ABS([.E101]-[.B101])))" office:value-type="float" office:value="4.96598631736219" calcext:value-type="float">
            <text:p>4.96598631736219</text:p>
          </table:table-cell>
          <table:table-cell table:formula="of:=SQRT(POWER([.H101];2)+POWER([.I101];2)+POWER([.J101];2))" office:value-type="float" office:value="789.574441414053" calcext:value-type="float">
            <text:p>789.574441414053</text:p>
          </table:table-cell>
        </table:table-row>
        <table:table-row table:style-name="ro1">
          <table:table-cell office:value-type="float" office:value="74.5884" calcext:value-type="float">
            <text:p>74.5884</text:p>
          </table:table-cell>
          <table:table-cell office:value-type="float" office:value="274.895" calcext:value-type="float">
            <text:p>274.895</text:p>
          </table:table-cell>
          <table:table-cell office:value-type="float" office:value="38.5554" calcext:value-type="float">
            <text:p>38.5554</text:p>
          </table:table-cell>
          <table:table-cell office:value-type="float" office:value="74.4872" calcext:value-type="float">
            <text:p>74.4872</text:p>
          </table:table-cell>
          <table:table-cell office:value-type="float" office:value="258.975" calcext:value-type="float">
            <text:p>258.975</text:p>
          </table:table-cell>
          <table:table-cell office:value-type="float" office:value="38.3735" calcext:value-type="float">
            <text:p>38.3735</text:p>
          </table:table-cell>
          <table:table-cell/>
          <table:table-cell table:formula="of:=([.D102]-[.A102])/0.0166667" office:value-type="float" office:value="-6.07198785602463" calcext:value-type="float">
            <text:p>-6.07198785602463</text:p>
          </table:table-cell>
          <table:table-cell table:formula="of:=ABS([.E102]-[.B102])/0.0166667" office:value-type="float" office:value="955.198089603818" calcext:value-type="float">
            <text:p>955.198089603818</text:p>
          </table:table-cell>
          <table:table-cell table:formula="of:=([.F102]-[.C102])/0.0166667" office:value-type="float" office:value="-10.9139781720436" calcext:value-type="float">
            <text:p>-10.9139781720436</text:p>
          </table:table-cell>
          <table:table-cell table:formula="of:=DEGREES(ATAN(ABS([.F102]-[.C102])/ABS([.E102]-[.B102])))" office:value-type="float" office:value="0.654626180358" calcext:value-type="float">
            <text:p>0.654626180358</text:p>
          </table:table-cell>
          <table:table-cell table:formula="of:=SQRT(POWER([.H102];2)+POWER([.I102];2)+POWER([.J102];2))" office:value-type="float" office:value="955.279736170954" calcext:value-type="float">
            <text:p>955.279736170954</text:p>
          </table:table-cell>
        </table:table-row>
        <table:table-row table:style-name="ro1">
          <table:table-cell office:value-type="float" office:value="75.1119" calcext:value-type="float">
            <text:p>75.1119</text:p>
          </table:table-cell>
          <table:table-cell office:value-type="float" office:value="277.321" calcext:value-type="float">
            <text:p>277.321</text:p>
          </table:table-cell>
          <table:table-cell office:value-type="float" office:value="39.3921" calcext:value-type="float">
            <text:p>39.3921</text:p>
          </table:table-cell>
          <table:table-cell office:value-type="float" office:value="75.0021" calcext:value-type="float">
            <text:p>75.0021</text:p>
          </table:table-cell>
          <table:table-cell office:value-type="float" office:value="262.466" calcext:value-type="float">
            <text:p>262.466</text:p>
          </table:table-cell>
          <table:table-cell office:value-type="float" office:value="39.2131" calcext:value-type="float">
            <text:p>39.2131</text:p>
          </table:table-cell>
          <table:table-cell/>
          <table:table-cell table:formula="of:=([.D103]-[.A103])/0.0166667" office:value-type="float" office:value="-6.58798682402677" calcext:value-type="float">
            <text:p>-6.58798682402677</text:p>
          </table:table-cell>
          <table:table-cell table:formula="of:=ABS([.E103]-[.B103])/0.0166667" office:value-type="float" office:value="891.298217403566" calcext:value-type="float">
            <text:p>891.298217403566</text:p>
          </table:table-cell>
          <table:table-cell table:formula="of:=([.F103]-[.C103])/0.0166667" office:value-type="float" office:value="-10.7399785200431" calcext:value-type="float">
            <text:p>-10.7399785200431</text:p>
          </table:table-cell>
          <table:table-cell table:formula="of:=DEGREES(ATAN(ABS([.F103]-[.C103])/ABS([.E103]-[.B103])))" office:value-type="float" office:value="0.690370124205421" calcext:value-type="float">
            <text:p>0.690370124205421</text:p>
          </table:table-cell>
          <table:table-cell table:formula="of:=SQRT(POWER([.H103];2)+POWER([.I103];2)+POWER([.J103];2))" office:value-type="float" office:value="891.387267721376" calcext:value-type="float">
            <text:p>891.387267721376</text:p>
          </table:table-cell>
        </table:table-row>
        <table:table-row table:style-name="ro1">
          <table:table-cell office:value-type="float" office:value="75.3716" calcext:value-type="float">
            <text:p>75.3716</text:p>
          </table:table-cell>
          <table:table-cell office:value-type="float" office:value="278.862" calcext:value-type="float">
            <text:p>278.862</text:p>
          </table:table-cell>
          <table:table-cell office:value-type="float" office:value="38.1231" calcext:value-type="float">
            <text:p>38.1231</text:p>
          </table:table-cell>
          <table:table-cell office:value-type="float" office:value="75.4985" calcext:value-type="float">
            <text:p>75.4985</text:p>
          </table:table-cell>
          <table:table-cell office:value-type="float" office:value="263.973" calcext:value-type="float">
            <text:p>263.973</text:p>
          </table:table-cell>
          <table:table-cell office:value-type="float" office:value="37.7224" calcext:value-type="float">
            <text:p>37.7224</text:p>
          </table:table-cell>
          <table:table-cell/>
          <table:table-cell table:formula="of:=([.D104]-[.A104])/0.0166667" office:value-type="float" office:value="7.61398477203083" calcext:value-type="float">
            <text:p>7.61398477203083</text:p>
          </table:table-cell>
          <table:table-cell table:formula="of:=ABS([.E104]-[.B104])/0.0166667" office:value-type="float" office:value="893.338213323574" calcext:value-type="float">
            <text:p>893.338213323574</text:p>
          </table:table-cell>
          <table:table-cell table:formula="of:=([.F104]-[.C104])/0.0166667" office:value-type="float" office:value="-24.0419519160962" calcext:value-type="float">
            <text:p>-24.0419519160962</text:p>
          </table:table-cell>
          <table:table-cell table:formula="of:=DEGREES(ATAN(ABS([.F104]-[.C104])/ABS([.E104]-[.B104])))" office:value-type="float" office:value="1.54159973600562" calcext:value-type="float">
            <text:p>1.54159973600562</text:p>
          </table:table-cell>
          <table:table-cell table:formula="of:=SQRT(POWER([.H104];2)+POWER([.I104];2)+POWER([.J104];2))" office:value-type="float" office:value="893.694104042429" calcext:value-type="float">
            <text:p>893.694104042429</text:p>
          </table:table-cell>
        </table:table-row>
        <table:table-row table:style-name="ro1">
          <table:table-cell office:value-type="float" office:value="74.8128" calcext:value-type="float">
            <text:p>74.8128</text:p>
          </table:table-cell>
          <table:table-cell office:value-type="float" office:value="271.194" calcext:value-type="float">
            <text:p>271.194</text:p>
          </table:table-cell>
          <table:table-cell office:value-type="float" office:value="38.1925" calcext:value-type="float">
            <text:p>38.1925</text:p>
          </table:table-cell>
          <table:table-cell office:value-type="float" office:value="74.7196" calcext:value-type="float">
            <text:p>74.7196</text:p>
          </table:table-cell>
          <table:table-cell office:value-type="float" office:value="257.925" calcext:value-type="float">
            <text:p>257.925</text:p>
          </table:table-cell>
          <table:table-cell office:value-type="float" office:value="37.5899" calcext:value-type="float">
            <text:p>37.5899</text:p>
          </table:table-cell>
          <table:table-cell/>
          <table:table-cell table:formula="of:=([.D105]-[.A105])/0.0166667" office:value-type="float" office:value="-5.59198881602213" calcext:value-type="float">
            <text:p>-5.59198881602213</text:p>
          </table:table-cell>
          <table:table-cell table:formula="of:=ABS([.E105]-[.B105])/0.0166667" office:value-type="float" office:value="796.138407723185" calcext:value-type="float">
            <text:p>796.138407723185</text:p>
          </table:table-cell>
          <table:table-cell table:formula="of:=([.F105]-[.C105])/0.0166667" office:value-type="float" office:value="-36.1559276881448" calcext:value-type="float">
            <text:p>-36.1559276881448</text:p>
          </table:table-cell>
          <table:table-cell table:formula="of:=DEGREES(ATAN(ABS([.F105]-[.C105])/ABS([.E105]-[.B105])))" office:value-type="float" office:value="2.60025094579554" calcext:value-type="float">
            <text:p>2.60025094579554</text:p>
          </table:table-cell>
          <table:table-cell table:formula="of:=SQRT(POWER([.H105];2)+POWER([.I105];2)+POWER([.J105];2))" office:value-type="float" office:value="796.978598017486" calcext:value-type="float">
            <text:p>796.978598017486</text:p>
          </table:table-cell>
        </table:table-row>
        <table:table-row table:style-name="ro1">
          <table:table-cell office:value-type="float" office:value="75.3916" calcext:value-type="float">
            <text:p>75.3916</text:p>
          </table:table-cell>
          <table:table-cell office:value-type="float" office:value="281.487" calcext:value-type="float">
            <text:p>281.487</text:p>
          </table:table-cell>
          <table:table-cell office:value-type="float" office:value="37.9297" calcext:value-type="float">
            <text:p>37.9297</text:p>
          </table:table-cell>
          <table:table-cell office:value-type="float" office:value="75.2806" calcext:value-type="float">
            <text:p>75.2806</text:p>
          </table:table-cell>
          <table:table-cell office:value-type="float" office:value="267.695" calcext:value-type="float">
            <text:p>267.695</text:p>
          </table:table-cell>
          <table:table-cell office:value-type="float" office:value="37.3131" calcext:value-type="float">
            <text:p>37.3131</text:p>
          </table:table-cell>
          <table:table-cell/>
          <table:table-cell table:formula="of:=([.D106]-[.A106])/0.0166667" office:value-type="float" office:value="-6.65998668002604" calcext:value-type="float">
            <text:p>-6.65998668002604</text:p>
          </table:table-cell>
          <table:table-cell table:formula="of:=ABS([.E106]-[.B106])/0.0166667" office:value-type="float" office:value="827.518344963312" calcext:value-type="float">
            <text:p>827.518344963312</text:p>
          </table:table-cell>
          <table:table-cell table:formula="of:=([.F106]-[.C106])/0.0166667" office:value-type="float" office:value="-36.9959260081479" calcext:value-type="float">
            <text:p>-36.9959260081479</text:p>
          </table:table-cell>
          <table:table-cell table:formula="of:=DEGREES(ATAN(ABS([.F106]-[.C106])/ABS([.E106]-[.B106])))" office:value-type="float" office:value="2.55982225137718" calcext:value-type="float">
            <text:p>2.55982225137718</text:p>
          </table:table-cell>
          <table:table-cell table:formula="of:=SQRT(POWER([.H106];2)+POWER([.I106];2)+POWER([.J106];2))" office:value-type="float" office:value="828.371695082948" calcext:value-type="float">
            <text:p>828.371695082948</text:p>
          </table:table-cell>
        </table:table-row>
        <table:table-row table:style-name="ro1">
          <table:table-cell office:value-type="float" office:value="74.6276" calcext:value-type="float">
            <text:p>74.6276</text:p>
          </table:table-cell>
          <table:table-cell office:value-type="float" office:value="281.358" calcext:value-type="float">
            <text:p>281.358</text:p>
          </table:table-cell>
          <table:table-cell office:value-type="float" office:value="38.2121" calcext:value-type="float">
            <text:p>38.2121</text:p>
          </table:table-cell>
          <table:table-cell office:value-type="float" office:value="74.2911" calcext:value-type="float">
            <text:p>74.2911</text:p>
          </table:table-cell>
          <table:table-cell office:value-type="float" office:value="267.49" calcext:value-type="float">
            <text:p>267.49</text:p>
          </table:table-cell>
          <table:table-cell office:value-type="float" office:value="37.8519" calcext:value-type="float">
            <text:p>37.8519</text:p>
          </table:table-cell>
          <table:table-cell/>
          <table:table-cell table:formula="of:=([.D107]-[.A107])/0.0166667" office:value-type="float" office:value="-20.1899596200808" calcext:value-type="float">
            <text:p>-20.1899596200808</text:p>
          </table:table-cell>
          <table:table-cell table:formula="of:=ABS([.E107]-[.B107])/0.0166667" office:value-type="float" office:value="832.078335843328" calcext:value-type="float">
            <text:p>832.078335843328</text:p>
          </table:table-cell>
          <table:table-cell table:formula="of:=([.F107]-[.C107])/0.0166667" office:value-type="float" office:value="-21.6119567760864" calcext:value-type="float">
            <text:p>-21.6119567760864</text:p>
          </table:table-cell>
          <table:table-cell table:formula="of:=DEGREES(ATAN(ABS([.F107]-[.C107])/ABS([.E107]-[.B107])))" office:value-type="float" office:value="1.48783535694831" calcext:value-type="float">
            <text:p>1.48783535694831</text:p>
          </table:table-cell>
          <table:table-cell table:formula="of:=SQRT(POWER([.H107];2)+POWER([.I107];2)+POWER([.J107];2))" office:value-type="float" office:value="832.603788199978" calcext:value-type="float">
            <text:p>832.603788199978</text:p>
          </table:table-cell>
        </table:table-row>
        <table:table-row table:style-name="ro1">
          <table:table-cell office:value-type="float" office:value="75.1277" calcext:value-type="float">
            <text:p>75.1277</text:p>
          </table:table-cell>
          <table:table-cell office:value-type="float" office:value="280.119" calcext:value-type="float">
            <text:p>280.119</text:p>
          </table:table-cell>
          <table:table-cell office:value-type="float" office:value="38.1642" calcext:value-type="float">
            <text:p>38.1642</text:p>
          </table:table-cell>
          <table:table-cell office:value-type="float" office:value="75.025" calcext:value-type="float">
            <text:p>75.025</text:p>
          </table:table-cell>
          <table:table-cell office:value-type="float" office:value="266.348" calcext:value-type="float">
            <text:p>266.348</text:p>
          </table:table-cell>
          <table:table-cell office:value-type="float" office:value="37.7991" calcext:value-type="float">
            <text:p>37.7991</text:p>
          </table:table-cell>
          <table:table-cell/>
          <table:table-cell table:formula="of:=([.D108]-[.A108])/0.0166667" office:value-type="float" office:value="-6.16198767602457" calcext:value-type="float">
            <text:p>-6.16198767602457</text:p>
          </table:table-cell>
          <table:table-cell table:formula="of:=ABS([.E108]-[.B108])/0.0166667" office:value-type="float" office:value="826.258347483306" calcext:value-type="float">
            <text:p>826.258347483306</text:p>
          </table:table-cell>
          <table:table-cell table:formula="of:=([.F108]-[.C108])/0.0166667" office:value-type="float" office:value="-21.9059561880875" calcext:value-type="float">
            <text:p>-21.9059561880875</text:p>
          </table:table-cell>
          <table:table-cell table:formula="of:=DEGREES(ATAN(ABS([.F108]-[.C108])/ABS([.E108]-[.B108])))" office:value-type="float" office:value="1.5186834599368" calcext:value-type="float">
            <text:p>1.5186834599368</text:p>
          </table:table-cell>
          <table:table-cell table:formula="of:=SQRT(POWER([.H108];2)+POWER([.I108];2)+POWER([.J108];2))" office:value-type="float" office:value="826.571653152029" calcext:value-type="float">
            <text:p>826.571653152029</text:p>
          </table:table-cell>
        </table:table-row>
        <table:table-row table:style-name="ro1">
          <table:table-cell office:value-type="float" office:value="75.5605" calcext:value-type="float">
            <text:p>75.5605</text:p>
          </table:table-cell>
          <table:table-cell office:value-type="float" office:value="271.375" calcext:value-type="float">
            <text:p>271.375</text:p>
          </table:table-cell>
          <table:table-cell office:value-type="float" office:value="37.6572" calcext:value-type="float">
            <text:p>37.6572</text:p>
          </table:table-cell>
          <table:table-cell office:value-type="float" office:value="75.6891" calcext:value-type="float">
            <text:p>75.6891</text:p>
          </table:table-cell>
          <table:table-cell office:value-type="float" office:value="258.171" calcext:value-type="float">
            <text:p>258.171</text:p>
          </table:table-cell>
          <table:table-cell office:value-type="float" office:value="36.8094" calcext:value-type="float">
            <text:p>36.8094</text:p>
          </table:table-cell>
          <table:table-cell/>
          <table:table-cell table:formula="of:=([.D109]-[.A109])/0.0166667" office:value-type="float" office:value="7.71598456803036" calcext:value-type="float">
            <text:p>7.71598456803036</text:p>
          </table:table-cell>
          <table:table-cell table:formula="of:=ABS([.E109]-[.B109])/0.0166667" office:value-type="float" office:value="792.238415523169" calcext:value-type="float">
            <text:p>792.238415523169</text:p>
          </table:table-cell>
          <table:table-cell table:formula="of:=([.F109]-[.C109])/0.0166667" office:value-type="float" office:value="-50.8678982642039" calcext:value-type="float">
            <text:p>-50.8678982642039</text:p>
          </table:table-cell>
          <table:table-cell table:formula="of:=DEGREES(ATAN(ABS([.F109]-[.C109])/ABS([.E109]-[.B109])))" office:value-type="float" office:value="3.67379381530587" calcext:value-type="float">
            <text:p>3.67379381530587</text:p>
          </table:table-cell>
          <table:table-cell table:formula="of:=SQRT(POWER([.H109];2)+POWER([.I109];2)+POWER([.J109];2))" office:value-type="float" office:value="793.907290886243" calcext:value-type="float">
            <text:p>793.907290886243</text:p>
          </table:table-cell>
        </table:table-row>
        <table:table-row table:style-name="ro1">
          <table:table-cell office:value-type="float" office:value="75.6134" calcext:value-type="float">
            <text:p>75.6134</text:p>
          </table:table-cell>
          <table:table-cell office:value-type="float" office:value="277.717" calcext:value-type="float">
            <text:p>277.717</text:p>
          </table:table-cell>
          <table:table-cell office:value-type="float" office:value="37.5607" calcext:value-type="float">
            <text:p>37.5607</text:p>
          </table:table-cell>
          <table:table-cell office:value-type="float" office:value="76.1997" calcext:value-type="float">
            <text:p>76.1997</text:p>
          </table:table-cell>
          <table:table-cell office:value-type="float" office:value="260.507" calcext:value-type="float">
            <text:p>260.507</text:p>
          </table:table-cell>
          <table:table-cell office:value-type="float" office:value="37.3558" calcext:value-type="float">
            <text:p>37.3558</text:p>
          </table:table-cell>
          <table:table-cell/>
          <table:table-cell table:formula="of:=([.D110]-[.A110])/0.0166667" office:value-type="float" office:value="35.1779296441412" calcext:value-type="float">
            <text:p>35.1779296441412</text:p>
          </table:table-cell>
          <table:table-cell table:formula="of:=ABS([.E110]-[.B110])/0.0166667" office:value-type="float" office:value="1032.59793480413" calcext:value-type="float">
            <text:p>1032.59793480413</text:p>
          </table:table-cell>
          <table:table-cell table:formula="of:=([.F110]-[.C110])/0.0166667" office:value-type="float" office:value="-12.2939754120489" calcext:value-type="float">
            <text:p>-12.2939754120489</text:p>
          </table:table-cell>
          <table:table-cell table:formula="of:=DEGREES(ATAN(ABS([.F110]-[.C110])/ABS([.E110]-[.B110])))" office:value-type="float" office:value="0.68212379779316" calcext:value-type="float">
            <text:p>0.68212379779316</text:p>
          </table:table-cell>
          <table:table-cell table:formula="of:=SQRT(POWER([.H110];2)+POWER([.I110];2)+POWER([.J110];2))" office:value-type="float" office:value="1033.27011160066" calcext:value-type="float">
            <text:p>1033.27011160066</text:p>
          </table:table-cell>
        </table:table-row>
        <table:table-row table:style-name="ro1">
          <table:table-cell office:value-type="float" office:value="74.8136" calcext:value-type="float">
            <text:p>74.8136</text:p>
          </table:table-cell>
          <table:table-cell office:value-type="float" office:value="271.149" calcext:value-type="float">
            <text:p>271.149</text:p>
          </table:table-cell>
          <table:table-cell office:value-type="float" office:value="38.4486" calcext:value-type="float">
            <text:p>38.4486</text:p>
          </table:table-cell>
          <table:table-cell office:value-type="float" office:value="74.7361" calcext:value-type="float">
            <text:p>74.7361</text:p>
          </table:table-cell>
          <table:table-cell office:value-type="float" office:value="260.295" calcext:value-type="float">
            <text:p>260.295</text:p>
          </table:table-cell>
          <table:table-cell office:value-type="float" office:value="37.6505" calcext:value-type="float">
            <text:p>37.6505</text:p>
          </table:table-cell>
          <table:table-cell/>
          <table:table-cell table:formula="of:=([.D111]-[.A111])/0.0166667" office:value-type="float" office:value="-4.64999070001863" calcext:value-type="float">
            <text:p>-4.64999070001863</text:p>
          </table:table-cell>
          <table:table-cell table:formula="of:=ABS([.E111]-[.B111])/0.0166667" office:value-type="float" office:value="651.238697522604" calcext:value-type="float">
            <text:p>651.238697522604</text:p>
          </table:table-cell>
          <table:table-cell table:formula="of:=([.F111]-[.C111])/0.0166667" office:value-type="float" office:value="-47.8859042281914" calcext:value-type="float">
            <text:p>-47.8859042281914</text:p>
          </table:table-cell>
          <table:table-cell table:formula="of:=DEGREES(ATAN(ABS([.F111]-[.C111])/ABS([.E111]-[.B111])))" office:value-type="float" office:value="4.205418770931" calcext:value-type="float">
            <text:p>4.205418770931</text:p>
          </table:table-cell>
          <table:table-cell table:formula="of:=SQRT(POWER([.H111];2)+POWER([.I111];2)+POWER([.J111];2))" office:value-type="float" office:value="653.013417464143" calcext:value-type="float">
            <text:p>653.013417464143</text:p>
          </table:table-cell>
        </table:table-row>
        <table:table-row table:style-name="ro1">
          <table:table-cell office:value-type="float" office:value="75.0426" calcext:value-type="float">
            <text:p>75.0426</text:p>
          </table:table-cell>
          <table:table-cell office:value-type="float" office:value="268.847" calcext:value-type="float">
            <text:p>268.847</text:p>
          </table:table-cell>
          <table:table-cell office:value-type="float" office:value="37.6072" calcext:value-type="float">
            <text:p>37.6072</text:p>
          </table:table-cell>
          <table:table-cell office:value-type="float" office:value="75.1925" calcext:value-type="float">
            <text:p>75.1925</text:p>
          </table:table-cell>
          <table:table-cell office:value-type="float" office:value="257.023" calcext:value-type="float">
            <text:p>257.023</text:p>
          </table:table-cell>
          <table:table-cell office:value-type="float" office:value="36.2959" calcext:value-type="float">
            <text:p>36.2959</text:p>
          </table:table-cell>
          <table:table-cell/>
          <table:table-cell table:formula="of:=([.D112]-[.A112])/0.0166667" office:value-type="float" office:value="8.99398201203612" calcext:value-type="float">
            <text:p>8.99398201203612</text:p>
          </table:table-cell>
          <table:table-cell table:formula="of:=ABS([.E112]-[.B112])/0.0166667" office:value-type="float" office:value="709.438581122835" calcext:value-type="float">
            <text:p>709.438581122835</text:p>
          </table:table-cell>
          <table:table-cell table:formula="of:=([.F112]-[.C112])/0.0166667" office:value-type="float" office:value="-78.6778426443145" calcext:value-type="float">
            <text:p>-78.6778426443145</text:p>
          </table:table-cell>
          <table:table-cell table:formula="of:=DEGREES(ATAN(ABS([.F112]-[.C112])/ABS([.E112]-[.B112])))" office:value-type="float" office:value="6.32833128096842" calcext:value-type="float">
            <text:p>6.32833128096842</text:p>
          </table:table-cell>
          <table:table-cell table:formula="of:=SQRT(POWER([.H112];2)+POWER([.I112];2)+POWER([.J112];2))" office:value-type="float" office:value="713.844657485911" calcext:value-type="float">
            <text:p>713.844657485911</text:p>
          </table:table-cell>
        </table:table-row>
        <table:table-row table:style-name="ro1">
          <table:table-cell office:value-type="float" office:value="74.6193" calcext:value-type="float">
            <text:p>74.6193</text:p>
          </table:table-cell>
          <table:table-cell office:value-type="float" office:value="280.069" calcext:value-type="float">
            <text:p>280.069</text:p>
          </table:table-cell>
          <table:table-cell office:value-type="float" office:value="38.1775" calcext:value-type="float">
            <text:p>38.1775</text:p>
          </table:table-cell>
          <table:table-cell office:value-type="float" office:value="74.283" calcext:value-type="float">
            <text:p>74.283</text:p>
          </table:table-cell>
          <table:table-cell office:value-type="float" office:value="266.315" calcext:value-type="float">
            <text:p>266.315</text:p>
          </table:table-cell>
          <table:table-cell office:value-type="float" office:value="37.5655" calcext:value-type="float">
            <text:p>37.5655</text:p>
          </table:table-cell>
          <table:table-cell/>
          <table:table-cell table:formula="of:=([.D113]-[.A113])/0.0166667" office:value-type="float" office:value="-20.1779596440804" calcext:value-type="float">
            <text:p>-20.1779596440804</text:p>
          </table:table-cell>
          <table:table-cell table:formula="of:=ABS([.E113]-[.B113])/0.0166667" office:value-type="float" office:value="825.238349523302" calcext:value-type="float">
            <text:p>825.238349523302</text:p>
          </table:table-cell>
          <table:table-cell table:formula="of:=([.F113]-[.C113])/0.0166667" office:value-type="float" office:value="-36.719926560147" calcext:value-type="float">
            <text:p>-36.719926560147</text:p>
          </table:table-cell>
          <table:table-cell table:formula="of:=DEGREES(ATAN(ABS([.F113]-[.C113])/ABS([.E113]-[.B113])))" office:value-type="float" office:value="2.54776084698543" calcext:value-type="float">
            <text:p>2.54776084698543</text:p>
          </table:table-cell>
          <table:table-cell table:formula="of:=SQRT(POWER([.H113];2)+POWER([.I113];2)+POWER([.J113];2))" office:value-type="float" office:value="826.301298913371" calcext:value-type="float">
            <text:p>826.301298913371</text:p>
          </table:table-cell>
        </table:table-row>
        <table:table-row table:style-name="ro1">
          <table:table-cell office:value-type="float" office:value="74.5601" calcext:value-type="float">
            <text:p>74.5601</text:p>
          </table:table-cell>
          <table:table-cell office:value-type="float" office:value="271.372" calcext:value-type="float">
            <text:p>271.372</text:p>
          </table:table-cell>
          <table:table-cell office:value-type="float" office:value="37.1692" calcext:value-type="float">
            <text:p>37.1692</text:p>
          </table:table-cell>
          <table:table-cell office:value-type="float" office:value="74.4854" calcext:value-type="float">
            <text:p>74.4854</text:p>
          </table:table-cell>
          <table:table-cell office:value-type="float" office:value="260.625" calcext:value-type="float">
            <text:p>260.625</text:p>
          </table:table-cell>
          <table:table-cell office:value-type="float" office:value="35.6431" calcext:value-type="float">
            <text:p>35.6431</text:p>
          </table:table-cell>
          <table:table-cell/>
          <table:table-cell table:formula="of:=([.D114]-[.A114])/0.0166667" office:value-type="float" office:value="-4.48199103601835" calcext:value-type="float">
            <text:p>-4.48199103601835</text:p>
          </table:table-cell>
          <table:table-cell table:formula="of:=ABS([.E114]-[.B114])/0.0166667" office:value-type="float" office:value="644.81871036258" calcext:value-type="float">
            <text:p>644.81871036258</text:p>
          </table:table-cell>
          <table:table-cell table:formula="of:=([.F114]-[.C114])/0.0166667" office:value-type="float" office:value="-91.5658168683667" calcext:value-type="float">
            <text:p>-91.5658168683667</text:p>
          </table:table-cell>
          <table:table-cell table:formula="of:=DEGREES(ATAN(ABS([.F114]-[.C114])/ABS([.E114]-[.B114])))" office:value-type="float" office:value="8.08210400927905" calcext:value-type="float">
            <text:p>8.08210400927905</text:p>
          </table:table-cell>
          <table:table-cell table:formula="of:=SQRT(POWER([.H114];2)+POWER([.I114];2)+POWER([.J114];2))" office:value-type="float" office:value="651.302968130869" calcext:value-type="float">
            <text:p>651.302968130869</text:p>
          </table:table-cell>
        </table:table-row>
        <table:table-row table:style-name="ro1">
          <table:table-cell office:value-type="float" office:value="74.7818" calcext:value-type="float">
            <text:p>74.7818</text:p>
          </table:table-cell>
          <table:table-cell office:value-type="float" office:value="266.104" calcext:value-type="float">
            <text:p>266.104</text:p>
          </table:table-cell>
          <table:table-cell office:value-type="float" office:value="39.0732" calcext:value-type="float">
            <text:p>39.0732</text:p>
          </table:table-cell>
          <table:table-cell office:value-type="float" office:value="74.6903" calcext:value-type="float">
            <text:p>74.6903</text:p>
          </table:table-cell>
          <table:table-cell office:value-type="float" office:value="253.107" calcext:value-type="float">
            <text:p>253.107</text:p>
          </table:table-cell>
          <table:table-cell office:value-type="float" office:value="38.4558" calcext:value-type="float">
            <text:p>38.4558</text:p>
          </table:table-cell>
          <table:table-cell/>
          <table:table-cell table:formula="of:=([.D115]-[.A115])/0.0166667" office:value-type="float" office:value="-5.4899890200226" calcext:value-type="float">
            <text:p>-5.4899890200226</text:p>
          </table:table-cell>
          <table:table-cell table:formula="of:=ABS([.E115]-[.B115])/0.0166667" office:value-type="float" office:value="779.818440363118" calcext:value-type="float">
            <text:p>779.818440363118</text:p>
          </table:table-cell>
          <table:table-cell table:formula="of:=([.F115]-[.C115])/0.0166667" office:value-type="float" office:value="-37.043925912148" calcext:value-type="float">
            <text:p>-37.043925912148</text:p>
          </table:table-cell>
          <table:table-cell table:formula="of:=DEGREES(ATAN(ABS([.F115]-[.C115])/ABS([.E115]-[.B115])))" office:value-type="float" office:value="2.71969239583377" calcext:value-type="float">
            <text:p>2.71969239583377</text:p>
          </table:table-cell>
          <table:table-cell table:formula="of:=SQRT(POWER([.H115];2)+POWER([.I115];2)+POWER([.J115];2))" office:value-type="float" office:value="780.717101360532" calcext:value-type="float">
            <text:p>780.717101360532</text:p>
          </table:table-cell>
        </table:table-row>
        <table:table-row table:style-name="ro1">
          <table:table-cell office:value-type="float" office:value="74.5836" calcext:value-type="float">
            <text:p>74.5836</text:p>
          </table:table-cell>
          <table:table-cell office:value-type="float" office:value="273.438" calcext:value-type="float">
            <text:p>273.438</text:p>
          </table:table-cell>
          <table:table-cell office:value-type="float" office:value="39.5515" calcext:value-type="float">
            <text:p>39.5515</text:p>
          </table:table-cell>
          <table:table-cell office:value-type="float" office:value="74.2591" calcext:value-type="float">
            <text:p>74.2591</text:p>
          </table:table-cell>
          <table:table-cell office:value-type="float" office:value="261.27" calcext:value-type="float">
            <text:p>261.27</text:p>
          </table:table-cell>
          <table:table-cell office:value-type="float" office:value="38.6988" calcext:value-type="float">
            <text:p>38.6988</text:p>
          </table:table-cell>
          <table:table-cell/>
          <table:table-cell table:formula="of:=([.D116]-[.A116])/0.0166667" office:value-type="float" office:value="-19.4699610600779" calcext:value-type="float">
            <text:p>-19.4699610600779</text:p>
          </table:table-cell>
          <table:table-cell table:formula="of:=ABS([.E116]-[.B116])/0.0166667" office:value-type="float" office:value="730.078539842921" calcext:value-type="float">
            <text:p>730.078539842921</text:p>
          </table:table-cell>
          <table:table-cell table:formula="of:=([.F116]-[.C116])/0.0166667" office:value-type="float" office:value="-51.1618976762046" calcext:value-type="float">
            <text:p>-51.1618976762046</text:p>
          </table:table-cell>
          <table:table-cell table:formula="of:=DEGREES(ATAN(ABS([.F116]-[.C116])/ABS([.E116]-[.B116])))" office:value-type="float" office:value="4.00857753692018" calcext:value-type="float">
            <text:p>4.00857753692018</text:p>
          </table:table-cell>
          <table:table-cell table:formula="of:=SQRT(POWER([.H116];2)+POWER([.I116];2)+POWER([.J116];2))" office:value-type="float" office:value="732.127921538772" calcext:value-type="float">
            <text:p>732.127921538772</text:p>
          </table:table-cell>
        </table:table-row>
        <table:table-row table:style-name="ro1">
          <table:table-cell office:value-type="float" office:value="75.3057" calcext:value-type="float">
            <text:p>75.3057</text:p>
          </table:table-cell>
          <table:table-cell office:value-type="float" office:value="269.745" calcext:value-type="float">
            <text:p>269.745</text:p>
          </table:table-cell>
          <table:table-cell office:value-type="float" office:value="39.6751" calcext:value-type="float">
            <text:p>39.6751</text:p>
          </table:table-cell>
          <table:table-cell office:value-type="float" office:value="75.6728" calcext:value-type="float">
            <text:p>75.6728</text:p>
          </table:table-cell>
          <table:table-cell office:value-type="float" office:value="255.414" calcext:value-type="float">
            <text:p>255.414</text:p>
          </table:table-cell>
          <table:table-cell office:value-type="float" office:value="39.2347" calcext:value-type="float">
            <text:p>39.2347</text:p>
          </table:table-cell>
          <table:table-cell/>
          <table:table-cell table:formula="of:=([.D117]-[.A117])/0.0166667" office:value-type="float" office:value="22.0259559480877" calcext:value-type="float">
            <text:p>22.0259559480877</text:p>
          </table:table-cell>
          <table:table-cell table:formula="of:=ABS([.E117]-[.B117])/0.0166667" office:value-type="float" office:value="859.858280283441" calcext:value-type="float">
            <text:p>859.858280283441</text:p>
          </table:table-cell>
          <table:table-cell table:formula="of:=([.F117]-[.C117])/0.0166667" office:value-type="float" office:value="-26.4239471521059" calcext:value-type="float">
            <text:p>-26.4239471521059</text:p>
          </table:table-cell>
          <table:table-cell table:formula="of:=DEGREES(ATAN(ABS([.F117]-[.C117])/ABS([.E117]-[.B117])))" office:value-type="float" office:value="1.76017882143756" calcext:value-type="float">
            <text:p>1.76017882143756</text:p>
          </table:table-cell>
          <table:table-cell table:formula="of:=SQRT(POWER([.H117];2)+POWER([.I117];2)+POWER([.J117];2))" office:value-type="float" office:value="860.546123046592" calcext:value-type="float">
            <text:p>860.546123046592</text:p>
          </table:table-cell>
        </table:table-row>
        <table:table-row table:style-name="ro1">
          <table:table-cell office:value-type="float" office:value="74.5651" calcext:value-type="float">
            <text:p>74.5651</text:p>
          </table:table-cell>
          <table:table-cell office:value-type="float" office:value="271.091" calcext:value-type="float">
            <text:p>271.091</text:p>
          </table:table-cell>
          <table:table-cell office:value-type="float" office:value="38.7091" calcext:value-type="float">
            <text:p>38.7091</text:p>
          </table:table-cell>
          <table:table-cell office:value-type="float" office:value="74.472" calcext:value-type="float">
            <text:p>74.472</text:p>
          </table:table-cell>
          <table:table-cell office:value-type="float" office:value="256.609" calcext:value-type="float">
            <text:p>256.609</text:p>
          </table:table-cell>
          <table:table-cell office:value-type="float" office:value="38.3113" calcext:value-type="float">
            <text:p>38.3113</text:p>
          </table:table-cell>
          <table:table-cell/>
          <table:table-cell table:formula="of:=([.D118]-[.A118])/0.0166667" office:value-type="float" office:value="-5.58598882802276" calcext:value-type="float">
            <text:p>-5.58598882802276</text:p>
          </table:table-cell>
          <table:table-cell table:formula="of:=ABS([.E118]-[.B118])/0.0166667" office:value-type="float" office:value="868.918262163477" calcext:value-type="float">
            <text:p>868.918262163477</text:p>
          </table:table-cell>
          <table:table-cell table:formula="of:=([.F118]-[.C118])/0.0166667" office:value-type="float" office:value="-23.8679522640953" calcext:value-type="float">
            <text:p>-23.8679522640953</text:p>
          </table:table-cell>
          <table:table-cell table:formula="of:=DEGREES(ATAN(ABS([.F118]-[.C118])/ABS([.E118]-[.B118])))" office:value-type="float" office:value="1.57343814775604" calcext:value-type="float">
            <text:p>1.57343814775604</text:p>
          </table:table-cell>
          <table:table-cell table:formula="of:=SQRT(POWER([.H118];2)+POWER([.I118];2)+POWER([.J118];2))" office:value-type="float" office:value="869.26395803442" calcext:value-type="float">
            <text:p>869.26395803442</text:p>
          </table:table-cell>
        </table:table-row>
        <table:table-row table:style-name="ro1">
          <table:table-cell office:value-type="float" office:value="74.826" calcext:value-type="float">
            <text:p>74.826</text:p>
          </table:table-cell>
          <table:table-cell office:value-type="float" office:value="272.17" calcext:value-type="float">
            <text:p>272.17</text:p>
          </table:table-cell>
          <table:table-cell office:value-type="float" office:value="39.7636" calcext:value-type="float">
            <text:p>39.7636</text:p>
          </table:table-cell>
          <table:table-cell office:value-type="float" office:value="74.7475" calcext:value-type="float">
            <text:p>74.7475</text:p>
          </table:table-cell>
          <table:table-cell office:value-type="float" office:value="261.328" calcext:value-type="float">
            <text:p>261.328</text:p>
          </table:table-cell>
          <table:table-cell office:value-type="float" office:value="38.684" calcext:value-type="float">
            <text:p>38.684</text:p>
          </table:table-cell>
          <table:table-cell/>
          <table:table-cell table:formula="of:=([.D119]-[.A119])/0.0166667" office:value-type="float" office:value="-4.70999058001831" calcext:value-type="float">
            <text:p>-4.70999058001831</text:p>
          </table:table-cell>
          <table:table-cell table:formula="of:=ABS([.E119]-[.B119])/0.0166667" office:value-type="float" office:value="650.518698962605" calcext:value-type="float">
            <text:p>650.518698962605</text:p>
          </table:table-cell>
          <table:table-cell table:formula="of:=([.F119]-[.C119])/0.0166667" office:value-type="float" office:value="-64.7758704482591" calcext:value-type="float">
            <text:p>-64.7758704482591</text:p>
          </table:table-cell>
          <table:table-cell table:formula="of:=DEGREES(ATAN(ABS([.F119]-[.C119])/ABS([.E119]-[.B119])))" office:value-type="float" office:value="5.68652359110347" calcext:value-type="float">
            <text:p>5.68652359110347</text:p>
          </table:table-cell>
          <table:table-cell table:formula="of:=SQRT(POWER([.H119];2)+POWER([.I119];2)+POWER([.J119];2))" office:value-type="float" office:value="653.752762979701" calcext:value-type="float">
            <text:p>653.752762979701</text:p>
          </table:table-cell>
        </table:table-row>
        <table:table-row table:style-name="ro1">
          <table:table-cell office:value-type="float" office:value="74.5643" calcext:value-type="float">
            <text:p>74.5643</text:p>
          </table:table-cell>
          <table:table-cell office:value-type="float" office:value="271.146" calcext:value-type="float">
            <text:p>271.146</text:p>
          </table:table-cell>
          <table:table-cell office:value-type="float" office:value="38.4514" calcext:value-type="float">
            <text:p>38.4514</text:p>
          </table:table-cell>
          <table:table-cell office:value-type="float" office:value="74.483" calcext:value-type="float">
            <text:p>74.483</text:p>
          </table:table-cell>
          <table:table-cell office:value-type="float" office:value="259.19" calcext:value-type="float">
            <text:p>259.19</text:p>
          </table:table-cell>
          <table:table-cell office:value-type="float" office:value="37.1219" calcext:value-type="float">
            <text:p>37.1219</text:p>
          </table:table-cell>
          <table:table-cell/>
          <table:table-cell table:formula="of:=([.D120]-[.A120])/0.0166667" office:value-type="float" office:value="-4.87799024401944" calcext:value-type="float">
            <text:p>-4.87799024401944</text:p>
          </table:table-cell>
          <table:table-cell table:formula="of:=ABS([.E120]-[.B120])/0.0166667" office:value-type="float" office:value="717.358565282871" calcext:value-type="float">
            <text:p>717.358565282871</text:p>
          </table:table-cell>
          <table:table-cell table:formula="of:=([.F120]-[.C120])/0.0166667" office:value-type="float" office:value="-79.7698404603193" calcext:value-type="float">
            <text:p>-79.7698404603193</text:p>
          </table:table-cell>
          <table:table-cell table:formula="of:=DEGREES(ATAN(ABS([.F120]-[.C120])/ABS([.E120]-[.B120])))" office:value-type="float" office:value="6.34518846320987" calcext:value-type="float">
            <text:p>6.34518846320987</text:p>
          </table:table-cell>
          <table:table-cell table:formula="of:=SQRT(POWER([.H120];2)+POWER([.I120];2)+POWER([.J120];2))" office:value-type="float" office:value="721.796601142305" calcext:value-type="float">
            <text:p>721.796601142305</text:p>
          </table:table-cell>
        </table:table-row>
        <table:table-row table:style-name="ro1">
          <table:table-cell office:value-type="float" office:value="74.8683" calcext:value-type="float">
            <text:p>74.8683</text:p>
          </table:table-cell>
          <table:table-cell office:value-type="float" office:value="278.574" calcext:value-type="float">
            <text:p>278.574</text:p>
          </table:table-cell>
          <table:table-cell office:value-type="float" office:value="39.4354" calcext:value-type="float">
            <text:p>39.4354</text:p>
          </table:table-cell>
          <table:table-cell office:value-type="float" office:value="75.0271" calcext:value-type="float">
            <text:p>75.0271</text:p>
          </table:table-cell>
          <table:table-cell office:value-type="float" office:value="266.228" calcext:value-type="float">
            <text:p>266.228</text:p>
          </table:table-cell>
          <table:table-cell office:value-type="float" office:value="38.5581" calcext:value-type="float">
            <text:p>38.5581</text:p>
          </table:table-cell>
          <table:table-cell/>
          <table:table-cell table:formula="of:=([.D121]-[.A121])/0.0166667" office:value-type="float" office:value="9.52798094403808" calcext:value-type="float">
            <text:p>9.52798094403808</text:p>
          </table:table-cell>
          <table:table-cell table:formula="of:=ABS([.E121]-[.B121])/0.0166667" office:value-type="float" office:value="740.758518482963" calcext:value-type="float">
            <text:p>740.758518482963</text:p>
          </table:table-cell>
          <table:table-cell table:formula="of:=([.F121]-[.C121])/0.0166667" office:value-type="float" office:value="-52.6378947242104" calcext:value-type="float">
            <text:p>-52.6378947242104</text:p>
          </table:table-cell>
          <table:table-cell table:formula="of:=DEGREES(ATAN(ABS([.F121]-[.C121])/ABS([.E121]-[.B121])))" office:value-type="float" office:value="4.06457462470324" calcext:value-type="float">
            <text:p>4.06457462470324</text:p>
          </table:table-cell>
          <table:table-cell table:formula="of:=SQRT(POWER([.H121];2)+POWER([.I121];2)+POWER([.J121];2))" office:value-type="float" office:value="742.687493557648" calcext:value-type="float">
            <text:p>742.687493557648</text:p>
          </table:table-cell>
        </table:table-row>
        <table:table-row table:style-name="ro1">
          <table:table-cell office:value-type="float" office:value="75.3407" calcext:value-type="float">
            <text:p>75.3407</text:p>
          </table:table-cell>
          <table:table-cell office:value-type="float" office:value="275.099" calcext:value-type="float">
            <text:p>275.099</text:p>
          </table:table-cell>
          <table:table-cell office:value-type="float" office:value="37.7626" calcext:value-type="float">
            <text:p>37.7626</text:p>
          </table:table-cell>
          <table:table-cell office:value-type="float" office:value="75.7213" calcext:value-type="float">
            <text:p>75.7213</text:p>
          </table:table-cell>
          <table:table-cell office:value-type="float" office:value="261.736" calcext:value-type="float">
            <text:p>261.736</text:p>
          </table:table-cell>
          <table:table-cell office:value-type="float" office:value="36.8957" calcext:value-type="float">
            <text:p>36.8957</text:p>
          </table:table-cell>
          <table:table-cell/>
          <table:table-cell table:formula="of:=([.D122]-[.A122])/0.0166667" office:value-type="float" office:value="22.8359543280914" calcext:value-type="float">
            <text:p>22.8359543280914</text:p>
          </table:table-cell>
          <table:table-cell table:formula="of:=ABS([.E122]-[.B122])/0.0166667" office:value-type="float" office:value="801.778396443207" calcext:value-type="float">
            <text:p>801.778396443207</text:p>
          </table:table-cell>
          <table:table-cell table:formula="of:=([.F122]-[.C122])/0.0166667" office:value-type="float" office:value="-52.0138959722081" calcext:value-type="float">
            <text:p>-52.0138959722081</text:p>
          </table:table-cell>
          <table:table-cell table:formula="of:=DEGREES(ATAN(ABS([.F122]-[.C122])/ABS([.E122]-[.B122])))" office:value-type="float" office:value="3.71175693435857" calcext:value-type="float">
            <text:p>3.71175693435857</text:p>
          </table:table-cell>
          <table:table-cell table:formula="of:=SQRT(POWER([.H122];2)+POWER([.I122];2)+POWER([.J122];2))" office:value-type="float" office:value="803.788232799736" calcext:value-type="float">
            <text:p>803.788232799736</text:p>
          </table:table-cell>
        </table:table-row>
        <table:table-row table:style-name="ro1">
          <table:table-cell office:value-type="float" office:value="75.7773" calcext:value-type="float">
            <text:p>75.7773</text:p>
          </table:table-cell>
          <table:table-cell office:value-type="float" office:value="267.656" calcext:value-type="float">
            <text:p>267.656</text:p>
          </table:table-cell>
          <table:table-cell office:value-type="float" office:value="37.8091" calcext:value-type="float">
            <text:p>37.8091</text:p>
          </table:table-cell>
          <table:table-cell office:value-type="float" office:value="75.9314" calcext:value-type="float">
            <text:p>75.9314</text:p>
          </table:table-cell>
          <table:table-cell office:value-type="float" office:value="258.289" calcext:value-type="float">
            <text:p>258.289</text:p>
          </table:table-cell>
          <table:table-cell office:value-type="float" office:value="36.3003" calcext:value-type="float">
            <text:p>36.3003</text:p>
          </table:table-cell>
          <table:table-cell/>
          <table:table-cell table:formula="of:=([.D123]-[.A123])/0.0166667" office:value-type="float" office:value="9.24598150803697" calcext:value-type="float">
            <text:p>9.24598150803697</text:p>
          </table:table-cell>
          <table:table-cell table:formula="of:=ABS([.E123]-[.B123])/0.0166667" office:value-type="float" office:value="562.018875962249" calcext:value-type="float">
            <text:p>562.018875962249</text:p>
          </table:table-cell>
          <table:table-cell table:formula="of:=([.F123]-[.C123])/0.0166667" office:value-type="float" office:value="-90.5278189443622" calcext:value-type="float">
            <text:p>-90.5278189443622</text:p>
          </table:table-cell>
          <table:table-cell table:formula="of:=DEGREES(ATAN(ABS([.F123]-[.C123])/ABS([.E123]-[.B123])))" office:value-type="float" office:value="9.15038482273664" calcext:value-type="float">
            <text:p>9.15038482273664</text:p>
          </table:table-cell>
          <table:table-cell table:formula="of:=SQRT(POWER([.H123];2)+POWER([.I123];2)+POWER([.J123];2))" office:value-type="float" office:value="569.338204510061" calcext:value-type="float">
            <text:p>569.338204510061</text:p>
          </table:table-cell>
        </table:table-row>
        <table:table-row table:style-name="ro1">
          <table:table-cell office:value-type="float" office:value="75.0978" calcext:value-type="float">
            <text:p>75.0978</text:p>
          </table:table-cell>
          <table:table-cell office:value-type="float" office:value="276.395" calcext:value-type="float">
            <text:p>276.395</text:p>
          </table:table-cell>
          <table:table-cell office:value-type="float" office:value="37.5414" calcext:value-type="float">
            <text:p>37.5414</text:p>
          </table:table-cell>
          <table:table-cell office:value-type="float" office:value="75.2496" calcext:value-type="float">
            <text:p>75.2496</text:p>
          </table:table-cell>
          <table:table-cell office:value-type="float" office:value="264.18" calcext:value-type="float">
            <text:p>264.18</text:p>
          </table:table-cell>
          <table:table-cell office:value-type="float" office:value="36.4608" calcext:value-type="float">
            <text:p>36.4608</text:p>
          </table:table-cell>
          <table:table-cell/>
          <table:table-cell table:formula="of:=([.D124]-[.A124])/0.0166667" office:value-type="float" office:value="9.1079817840361" calcext:value-type="float">
            <text:p>9.1079817840361</text:p>
          </table:table-cell>
          <table:table-cell table:formula="of:=ABS([.E124]-[.B124])/0.0166667" office:value-type="float" office:value="732.89853420293" calcext:value-type="float">
            <text:p>732.89853420293</text:p>
          </table:table-cell>
          <table:table-cell table:formula="of:=([.F124]-[.C124])/0.0166667" office:value-type="float" office:value="-64.8358703282596" calcext:value-type="float">
            <text:p>-64.8358703282596</text:p>
          </table:table-cell>
          <table:table-cell table:formula="of:=DEGREES(ATAN(ABS([.F124]-[.C124])/ABS([.E124]-[.B124])))" office:value-type="float" office:value="5.05551042591219" calcext:value-type="float">
            <text:p>5.05551042591219</text:p>
          </table:table-cell>
          <table:table-cell table:formula="of:=SQRT(POWER([.H124];2)+POWER([.I124];2)+POWER([.J124];2))" office:value-type="float" office:value="735.817169445104" calcext:value-type="float">
            <text:p>735.817169445104</text:p>
          </table:table-cell>
        </table:table-row>
        <table:table-row table:style-name="ro1">
          <table:table-cell office:value-type="float" office:value="75.1086" calcext:value-type="float">
            <text:p>75.1086</text:p>
          </table:table-cell>
          <table:table-cell office:value-type="float" office:value="277.566" calcext:value-type="float">
            <text:p>277.566</text:p>
          </table:table-cell>
          <table:table-cell office:value-type="float" office:value="38.0947" calcext:value-type="float">
            <text:p>38.0947</text:p>
          </table:table-cell>
          <table:table-cell office:value-type="float" office:value="75.2697" calcext:value-type="float">
            <text:p>75.2697</text:p>
          </table:table-cell>
          <table:table-cell office:value-type="float" office:value="266.573" calcext:value-type="float">
            <text:p>266.573</text:p>
          </table:table-cell>
          <table:table-cell office:value-type="float" office:value="36.7713" calcext:value-type="float">
            <text:p>36.7713</text:p>
          </table:table-cell>
          <table:table-cell/>
          <table:table-cell table:formula="of:=([.D125]-[.A125])/0.0166667" office:value-type="float" office:value="9.66598066803894" calcext:value-type="float">
            <text:p>9.66598066803894</text:p>
          </table:table-cell>
          <table:table-cell table:formula="of:=ABS([.E125]-[.B125])/0.0166667" office:value-type="float" office:value="659.578680842638" calcext:value-type="float">
            <text:p>659.578680842638</text:p>
          </table:table-cell>
          <table:table-cell table:formula="of:=([.F125]-[.C125])/0.0166667" office:value-type="float" office:value="-79.403841192318" calcext:value-type="float">
            <text:p>-79.403841192318</text:p>
          </table:table-cell>
          <table:table-cell table:formula="of:=DEGREES(ATAN(ABS([.F125]-[.C125])/ABS([.E125]-[.B125])))" office:value-type="float" office:value="6.86455769132637" calcext:value-type="float">
            <text:p>6.86455769132637</text:p>
          </table:table-cell>
          <table:table-cell table:formula="of:=SQRT(POWER([.H125];2)+POWER([.I125];2)+POWER([.J125];2))" office:value-type="float" office:value="664.411346532014" calcext:value-type="float">
            <text:p>664.411346532014</text:p>
          </table:table-cell>
        </table:table-row>
        <table:table-row table:style-name="ro1">
          <table:table-cell office:value-type="float" office:value="75.0518" calcext:value-type="float">
            <text:p>75.0518</text:p>
          </table:table-cell>
          <table:table-cell office:value-type="float" office:value="270.081" calcext:value-type="float">
            <text:p>270.081</text:p>
          </table:table-cell>
          <table:table-cell office:value-type="float" office:value="37.639" calcext:value-type="float">
            <text:p>37.639</text:p>
          </table:table-cell>
          <table:table-cell office:value-type="float" office:value="75.1937" calcext:value-type="float">
            <text:p>75.1937</text:p>
          </table:table-cell>
          <table:table-cell office:value-type="float" office:value="256.935" calcext:value-type="float">
            <text:p>256.935</text:p>
          </table:table-cell>
          <table:table-cell office:value-type="float" office:value="36.7962" calcext:value-type="float">
            <text:p>36.7962</text:p>
          </table:table-cell>
          <table:table-cell/>
          <table:table-cell table:formula="of:=([.D126]-[.A126])/0.0166667" office:value-type="float" office:value="8.51398297203446" calcext:value-type="float">
            <text:p>8.51398297203446</text:p>
          </table:table-cell>
          <table:table-cell table:formula="of:=ABS([.E126]-[.B126])/0.0166667" office:value-type="float" office:value="788.758422483156" calcext:value-type="float">
            <text:p>788.758422483156</text:p>
          </table:table-cell>
          <table:table-cell table:formula="of:=([.F126]-[.C126])/0.0166667" office:value-type="float" office:value="-50.5678988642025" calcext:value-type="float">
            <text:p>-50.5678988642025</text:p>
          </table:table-cell>
          <table:table-cell table:formula="of:=DEGREES(ATAN(ABS([.F126]-[.C126])/ABS([.E126]-[.B126])))" office:value-type="float" office:value="3.66825550270802" calcext:value-type="float">
            <text:p>3.66825550270802</text:p>
          </table:table-cell>
          <table:table-cell table:formula="of:=SQRT(POWER([.H126];2)+POWER([.I126];2)+POWER([.J126];2))" office:value-type="float" office:value="790.423588552179" calcext:value-type="float">
            <text:p>790.423588552179</text:p>
          </table:table-cell>
        </table:table-row>
        <table:table-row table:style-name="ro1">
          <table:table-cell office:value-type="float" office:value="75.5187" calcext:value-type="float">
            <text:p>75.5187</text:p>
          </table:table-cell>
          <table:table-cell office:value-type="float" office:value="266.456" calcext:value-type="float">
            <text:p>266.456</text:p>
          </table:table-cell>
          <table:table-cell office:value-type="float" office:value="37.5293" calcext:value-type="float">
            <text:p>37.5293</text:p>
          </table:table-cell>
          <table:table-cell office:value-type="float" office:value="75.6559" calcext:value-type="float">
            <text:p>75.6559</text:p>
          </table:table-cell>
          <table:table-cell office:value-type="float" office:value="254.78" calcext:value-type="float">
            <text:p>254.78</text:p>
          </table:table-cell>
          <table:table-cell office:value-type="float" office:value="35.9789" calcext:value-type="float">
            <text:p>35.9789</text:p>
          </table:table-cell>
          <table:table-cell/>
          <table:table-cell table:formula="of:=([.D127]-[.A127])/0.0166667" office:value-type="float" office:value="8.23198353603335" calcext:value-type="float">
            <text:p>8.23198353603335</text:p>
          </table:table-cell>
          <table:table-cell table:formula="of:=ABS([.E127]-[.B127])/0.0166667" office:value-type="float" office:value="700.558598882803" calcext:value-type="float">
            <text:p>700.558598882803</text:p>
          </table:table-cell>
          <table:table-cell table:formula="of:=([.F127]-[.C127])/0.0166667" office:value-type="float" office:value="-93.0238139523719" calcext:value-type="float">
            <text:p>-93.0238139523719</text:p>
          </table:table-cell>
          <table:table-cell table:formula="of:=DEGREES(ATAN(ABS([.F127]-[.C127])/ABS([.E127]-[.B127])))" office:value-type="float" office:value="7.56378402380957" calcext:value-type="float">
            <text:p>7.56378402380957</text:p>
          </table:table-cell>
          <table:table-cell table:formula="of:=SQRT(POWER([.H127];2)+POWER([.I127];2)+POWER([.J127];2))" office:value-type="float" office:value="706.755648002773" calcext:value-type="float">
            <text:p>706.755648002773</text:p>
          </table:table-cell>
        </table:table-row>
        <table:table-row table:style-name="ro1">
          <table:table-cell office:value-type="float" office:value="75.5706" calcext:value-type="float">
            <text:p>75.5706</text:p>
          </table:table-cell>
          <table:table-cell office:value-type="float" office:value="272.676" calcext:value-type="float">
            <text:p>272.676</text:p>
          </table:table-cell>
          <table:table-cell office:value-type="float" office:value="37.4305" calcext:value-type="float">
            <text:p>37.4305</text:p>
          </table:table-cell>
          <table:table-cell office:value-type="float" office:value="75.7199" calcext:value-type="float">
            <text:p>75.7199</text:p>
          </table:table-cell>
          <table:table-cell office:value-type="float" office:value="261.875" calcext:value-type="float">
            <text:p>261.875</text:p>
          </table:table-cell>
          <table:table-cell office:value-type="float" office:value="36.1372" calcext:value-type="float">
            <text:p>36.1372</text:p>
          </table:table-cell>
          <table:table-cell/>
          <table:table-cell table:formula="of:=([.D128]-[.A128])/0.0166667" office:value-type="float" office:value="8.95798208403563" calcext:value-type="float">
            <text:p>8.95798208403563</text:p>
          </table:table-cell>
          <table:table-cell table:formula="of:=ABS([.E128]-[.B128])/0.0166667" office:value-type="float" office:value="648.058703882592" calcext:value-type="float">
            <text:p>648.058703882592</text:p>
          </table:table-cell>
          <table:table-cell table:formula="of:=([.F128]-[.C128])/0.0166667" office:value-type="float" office:value="-77.5978448043105" calcext:value-type="float">
            <text:p>-77.5978448043105</text:p>
          </table:table-cell>
          <table:table-cell table:formula="of:=DEGREES(ATAN(ABS([.F128]-[.C128])/ABS([.E128]-[.B128])))" office:value-type="float" office:value="6.82802613221914" calcext:value-type="float">
            <text:p>6.82802613221914</text:p>
          </table:table-cell>
          <table:table-cell table:formula="of:=SQRT(POWER([.H128];2)+POWER([.I128];2)+POWER([.J128];2))" office:value-type="float" office:value="652.749381186437" calcext:value-type="float">
            <text:p>652.749381186437</text:p>
          </table:table-cell>
        </table:table-row>
        <table:table-row table:style-name="ro1">
          <table:table-cell office:value-type="float" office:value="74.8367" calcext:value-type="float">
            <text:p>74.8367</text:p>
          </table:table-cell>
          <table:table-cell office:value-type="float" office:value="275.109" calcext:value-type="float">
            <text:p>275.109</text:p>
          </table:table-cell>
          <table:table-cell office:value-type="float" office:value="37.5151" calcext:value-type="float">
            <text:p>37.5151</text:p>
          </table:table-cell>
          <table:table-cell office:value-type="float" office:value="74.5042" calcext:value-type="float">
            <text:p>74.5042</text:p>
          </table:table-cell>
          <table:table-cell office:value-type="float" office:value="262.845" calcext:value-type="float">
            <text:p>262.845</text:p>
          </table:table-cell>
          <table:table-cell office:value-type="float" office:value="36.7078" calcext:value-type="float">
            <text:p>36.7078</text:p>
          </table:table-cell>
          <table:table-cell/>
          <table:table-cell table:formula="of:=([.D129]-[.A129])/0.0166667" office:value-type="float" office:value="-19.9499601000796" calcext:value-type="float">
            <text:p>-19.9499601000796</text:p>
          </table:table-cell>
          <table:table-cell table:formula="of:=ABS([.E129]-[.B129])/0.0166667" office:value-type="float" office:value="735.838528322941" calcext:value-type="float">
            <text:p>735.838528322941</text:p>
          </table:table-cell>
          <table:table-cell table:formula="of:=([.F129]-[.C129])/0.0166667" office:value-type="float" office:value="-48.4379031241936" calcext:value-type="float">
            <text:p>-48.4379031241936</text:p>
          </table:table-cell>
          <table:table-cell table:formula="of:=DEGREES(ATAN(ABS([.F129]-[.C129])/ABS([.E129]-[.B129])))" office:value-type="float" office:value="3.76616486390277" calcext:value-type="float">
            <text:p>3.76616486390277</text:p>
          </table:table-cell>
          <table:table-cell table:formula="of:=SQRT(POWER([.H129];2)+POWER([.I129];2)+POWER([.J129];2))" office:value-type="float" office:value="737.700868327762" calcext:value-type="float">
            <text:p>737.700868327762</text:p>
          </table:table-cell>
        </table:table-row>
        <table:table-row table:style-name="ro1">
          <table:table-cell office:value-type="float" office:value="74.5714" calcext:value-type="float">
            <text:p>74.5714</text:p>
          </table:table-cell>
          <table:table-cell office:value-type="float" office:value="272.417" calcext:value-type="float">
            <text:p>272.417</text:p>
          </table:table-cell>
          <table:table-cell office:value-type="float" office:value="38.2322" calcext:value-type="float">
            <text:p>38.2322</text:p>
          </table:table-cell>
          <table:table-cell office:value-type="float" office:value="74.4845" calcext:value-type="float">
            <text:p>74.4845</text:p>
          </table:table-cell>
          <table:table-cell office:value-type="float" office:value="259.077" calcext:value-type="float">
            <text:p>259.077</text:p>
          </table:table-cell>
          <table:table-cell office:value-type="float" office:value="37.6277" calcext:value-type="float">
            <text:p>37.6277</text:p>
          </table:table-cell>
          <table:table-cell/>
          <table:table-cell table:formula="of:=([.D130]-[.A130])/0.0166667" office:value-type="float" office:value="-5.21398957202085" calcext:value-type="float">
            <text:p>-5.21398957202085</text:p>
          </table:table-cell>
          <table:table-cell table:formula="of:=ABS([.E130]-[.B130])/0.0166667" office:value-type="float" office:value="800.3983992032" calcext:value-type="float">
            <text:p>800.3983992032</text:p>
          </table:table-cell>
          <table:table-cell table:formula="of:=([.F130]-[.C130])/0.0166667" office:value-type="float" office:value="-36.2699274601452" calcext:value-type="float">
            <text:p>-36.2699274601452</text:p>
          </table:table-cell>
          <table:table-cell table:formula="of:=DEGREES(ATAN(ABS([.F130]-[.C130])/ABS([.E130]-[.B130])))" office:value-type="float" office:value="2.59457427064752" calcext:value-type="float">
            <text:p>2.59457427064752</text:p>
          </table:table-cell>
          <table:table-cell table:formula="of:=SQRT(POWER([.H130];2)+POWER([.I130];2)+POWER([.J130];2))" office:value-type="float" office:value="801.236725800975" calcext:value-type="float">
            <text:p>801.236725800975</text:p>
          </table:table-cell>
        </table:table-row>
        <table:table-row table:style-name="ro1">
          <table:table-cell office:value-type="float" office:value="74.8316" calcext:value-type="float">
            <text:p>74.8316</text:p>
          </table:table-cell>
          <table:table-cell office:value-type="float" office:value="273.583" calcext:value-type="float">
            <text:p>273.583</text:p>
          </table:table-cell>
          <table:table-cell office:value-type="float" office:value="38.7771" calcext:value-type="float">
            <text:p>38.7771</text:p>
          </table:table-cell>
          <table:table-cell office:value-type="float" office:value="74.7383" calcext:value-type="float">
            <text:p>74.7383</text:p>
          </table:table-cell>
          <table:table-cell office:value-type="float" office:value="260.155" calcext:value-type="float">
            <text:p>260.155</text:p>
          </table:table-cell>
          <table:table-cell office:value-type="float" office:value="38.4048" calcext:value-type="float">
            <text:p>38.4048</text:p>
          </table:table-cell>
          <table:table-cell/>
          <table:table-cell table:formula="of:=([.D131]-[.A131])/0.0166667" office:value-type="float" office:value="-5.59798880402235" calcext:value-type="float">
            <text:p>-5.59798880402235</text:p>
          </table:table-cell>
          <table:table-cell table:formula="of:=ABS([.E131]-[.B131])/0.0166667" office:value-type="float" office:value="805.678388643226" calcext:value-type="float">
            <text:p>805.678388643226</text:p>
          </table:table-cell>
          <table:table-cell table:formula="of:=([.F131]-[.C131])/0.0166667" office:value-type="float" office:value="-22.3379553240891" calcext:value-type="float">
            <text:p>-22.3379553240891</text:p>
          </table:table-cell>
          <table:table-cell table:formula="of:=DEGREES(ATAN(ABS([.F131]-[.C131])/ABS([.E131]-[.B131])))" office:value-type="float" office:value="1.58815574776022" calcext:value-type="float">
            <text:p>1.58815574776022</text:p>
          </table:table-cell>
          <table:table-cell table:formula="of:=SQRT(POWER([.H131];2)+POWER([.I131];2)+POWER([.J131];2))" office:value-type="float" office:value="806.007436475282" calcext:value-type="float">
            <text:p>806.007436475282</text:p>
          </table:table-cell>
        </table:table-row>
        <table:table-row table:style-name="ro1">
          <table:table-cell office:value-type="float" office:value="74.8462" calcext:value-type="float">
            <text:p>74.8462</text:p>
          </table:table-cell>
          <table:table-cell office:value-type="float" office:value="276.317" calcext:value-type="float">
            <text:p>276.317</text:p>
          </table:table-cell>
          <table:table-cell office:value-type="float" office:value="37.8084" calcext:value-type="float">
            <text:p>37.8084</text:p>
          </table:table-cell>
          <table:table-cell office:value-type="float" office:value="74.7428" calcext:value-type="float">
            <text:p>74.7428</text:p>
          </table:table-cell>
          <table:table-cell office:value-type="float" office:value="261.576" calcext:value-type="float">
            <text:p>261.576</text:p>
          </table:table-cell>
          <table:table-cell office:value-type="float" office:value="37.1777" calcext:value-type="float">
            <text:p>37.1777</text:p>
          </table:table-cell>
          <table:table-cell/>
          <table:table-cell table:formula="of:=([.D132]-[.A132])/0.0166667" office:value-type="float" office:value="-6.20398759202443" calcext:value-type="float">
            <text:p>-6.20398759202443</text:p>
          </table:table-cell>
          <table:table-cell table:formula="of:=ABS([.E132]-[.B132])/0.0166667" office:value-type="float" office:value="884.458231083537" calcext:value-type="float">
            <text:p>884.458231083537</text:p>
          </table:table-cell>
          <table:table-cell table:formula="of:=([.F132]-[.C132])/0.0166667" office:value-type="float" office:value="-37.8419243161512" calcext:value-type="float">
            <text:p>-37.8419243161512</text:p>
          </table:table-cell>
          <table:table-cell table:formula="of:=DEGREES(ATAN(ABS([.F132]-[.C132])/ABS([.E132]-[.B132])))" office:value-type="float" office:value="2.44993025924329" calcext:value-type="float">
            <text:p>2.44993025924329</text:p>
          </table:table-cell>
          <table:table-cell table:formula="of:=SQRT(POWER([.H132];2)+POWER([.I132];2)+POWER([.J132];2))" office:value-type="float" office:value="885.289141032132" calcext:value-type="float">
            <text:p>885.289141032132</text:p>
          </table:table-cell>
        </table:table-row>
        <table:table-row table:style-name="ro1">
          <table:table-cell office:value-type="float" office:value="74.8639" calcext:value-type="float">
            <text:p>74.8639</text:p>
          </table:table-cell>
          <table:table-cell office:value-type="float" office:value="278.865" calcext:value-type="float">
            <text:p>278.865</text:p>
          </table:table-cell>
          <table:table-cell office:value-type="float" office:value="37.8751" calcext:value-type="float">
            <text:p>37.8751</text:p>
          </table:table-cell>
          <table:table-cell office:value-type="float" office:value="74.9965" calcext:value-type="float">
            <text:p>74.9965</text:p>
          </table:table-cell>
          <table:table-cell office:value-type="float" office:value="262.805" calcext:value-type="float">
            <text:p>262.805</text:p>
          </table:table-cell>
          <table:table-cell office:value-type="float" office:value="37.1999" calcext:value-type="float">
            <text:p>37.1999</text:p>
          </table:table-cell>
          <table:table-cell/>
          <table:table-cell table:formula="of:=([.D133]-[.A133])/0.0166667" office:value-type="float" office:value="7.95598408803161" calcext:value-type="float">
            <text:p>7.95598408803161</text:p>
          </table:table-cell>
          <table:table-cell table:formula="of:=ABS([.E133]-[.B133])/0.0166667" office:value-type="float" office:value="963.598072803855" calcext:value-type="float">
            <text:p>963.598072803855</text:p>
          </table:table-cell>
          <table:table-cell table:formula="of:=([.F133]-[.C133])/0.0166667" office:value-type="float" office:value="-40.5119189761623" calcext:value-type="float">
            <text:p>-40.5119189761623</text:p>
          </table:table-cell>
          <table:table-cell table:formula="of:=DEGREES(ATAN(ABS([.F133]-[.C133])/ABS([.E133]-[.B133])))" office:value-type="float" office:value="2.40743095575349" calcext:value-type="float">
            <text:p>2.40743095575349</text:p>
          </table:table-cell>
          <table:table-cell table:formula="of:=SQRT(POWER([.H133];2)+POWER([.I133];2)+POWER([.J133];2))" office:value-type="float" office:value="964.482119675239" calcext:value-type="float">
            <text:p>964.482119675239</text:p>
          </table:table-cell>
        </table:table-row>
        <table:table-row table:style-name="ro1">
          <table:table-cell office:value-type="float" office:value="74.6095" calcext:value-type="float">
            <text:p>74.6095</text:p>
          </table:table-cell>
          <table:table-cell office:value-type="float" office:value="278.893" calcext:value-type="float">
            <text:p>278.893</text:p>
          </table:table-cell>
          <table:table-cell office:value-type="float" office:value="37.6203" calcext:value-type="float">
            <text:p>37.6203</text:p>
          </table:table-cell>
          <table:table-cell office:value-type="float" office:value="74.5198" calcext:value-type="float">
            <text:p>74.5198</text:p>
          </table:table-cell>
          <table:table-cell office:value-type="float" office:value="265.27" calcext:value-type="float">
            <text:p>265.27</text:p>
          </table:table-cell>
          <table:table-cell office:value-type="float" office:value="36.7642" calcext:value-type="float">
            <text:p>36.7642</text:p>
          </table:table-cell>
          <table:table-cell/>
          <table:table-cell table:formula="of:=([.D134]-[.A134])/0.0166667" office:value-type="float" office:value="-5.38198923602114" calcext:value-type="float">
            <text:p>-5.38198923602114</text:p>
          </table:table-cell>
          <table:table-cell table:formula="of:=ABS([.E134]-[.B134])/0.0166667" office:value-type="float" office:value="817.378365243269" calcext:value-type="float">
            <text:p>817.378365243269</text:p>
          </table:table-cell>
          <table:table-cell table:formula="of:=([.F134]-[.C134])/0.0166667" office:value-type="float" office:value="-51.3658972682053" calcext:value-type="float">
            <text:p>-51.3658972682053</text:p>
          </table:table-cell>
          <table:table-cell table:formula="of:=DEGREES(ATAN(ABS([.F134]-[.C134])/ABS([.E134]-[.B134])))" office:value-type="float" office:value="3.59586725545287" calcext:value-type="float">
            <text:p>3.59586725545287</text:p>
          </table:table-cell>
          <table:table-cell table:formula="of:=SQRT(POWER([.H134];2)+POWER([.I134];2)+POWER([.J134];2))" office:value-type="float" office:value="819.008432910226" calcext:value-type="float">
            <text:p>819.008432910226</text:p>
          </table:table-cell>
        </table:table-row>
        <table:table-row table:style-name="ro1">
          <table:table-cell office:value-type="float" office:value="74.8005" calcext:value-type="float">
            <text:p>74.8005</text:p>
          </table:table-cell>
          <table:table-cell office:value-type="float" office:value="270.198" calcext:value-type="float">
            <text:p>270.198</text:p>
          </table:table-cell>
          <table:table-cell office:value-type="float" office:value="36.876" calcext:value-type="float">
            <text:p>36.876</text:p>
          </table:table-cell>
          <table:table-cell office:value-type="float" office:value="74.9486" calcext:value-type="float">
            <text:p>74.9486</text:p>
          </table:table-cell>
          <table:table-cell office:value-type="float" office:value="257.086" calcext:value-type="float">
            <text:p>257.086</text:p>
          </table:table-cell>
          <table:table-cell office:value-type="float" office:value="35.8019" calcext:value-type="float">
            <text:p>35.8019</text:p>
          </table:table-cell>
          <table:table-cell/>
          <table:table-cell table:formula="of:=([.D135]-[.A135])/0.0166667" office:value-type="float" office:value="8.88598222803551" calcext:value-type="float">
            <text:p>8.88598222803551</text:p>
          </table:table-cell>
          <table:table-cell table:formula="of:=ABS([.E135]-[.B135])/0.0166667" office:value-type="float" office:value="786.718426563145" calcext:value-type="float">
            <text:p>786.718426563145</text:p>
          </table:table-cell>
          <table:table-cell table:formula="of:=([.F135]-[.C135])/0.0166667" office:value-type="float" office:value="-64.4458711082574" calcext:value-type="float">
            <text:p>-64.4458711082574</text:p>
          </table:table-cell>
          <table:table-cell table:formula="of:=DEGREES(ATAN(ABS([.F135]-[.C135])/ABS([.E135]-[.B135])))" office:value-type="float" office:value="4.68306067593737" calcext:value-type="float">
            <text:p>4.68306067593737</text:p>
          </table:table-cell>
          <table:table-cell table:formula="of:=SQRT(POWER([.H135];2)+POWER([.I135];2)+POWER([.J135];2))" office:value-type="float" office:value="789.40364432719" calcext:value-type="float">
            <text:p>789.40364432719</text:p>
          </table:table-cell>
        </table:table-row>
        <table:table-row table:style-name="ro1">
          <table:table-cell office:value-type="float" office:value="75.0533" calcext:value-type="float">
            <text:p>75.0533</text:p>
          </table:table-cell>
          <table:table-cell office:value-type="float" office:value="270.006" calcext:value-type="float">
            <text:p>270.006</text:p>
          </table:table-cell>
          <table:table-cell office:value-type="float" office:value="38.148" calcext:value-type="float">
            <text:p>38.148</text:p>
          </table:table-cell>
          <table:table-cell office:value-type="float" office:value="75.1939" calcext:value-type="float">
            <text:p>75.1939</text:p>
          </table:table-cell>
          <table:table-cell office:value-type="float" office:value="256.966" calcext:value-type="float">
            <text:p>256.966</text:p>
          </table:table-cell>
          <table:table-cell office:value-type="float" office:value="36.7905" calcext:value-type="float">
            <text:p>36.7905</text:p>
          </table:table-cell>
          <table:table-cell/>
          <table:table-cell table:formula="of:=([.D136]-[.A136])/0.0166667" office:value-type="float" office:value="8.43598312803412" calcext:value-type="float">
            <text:p>8.43598312803412</text:p>
          </table:table-cell>
          <table:table-cell table:formula="of:=ABS([.E136]-[.B136])/0.0166667" office:value-type="float" office:value="782.398435203127" calcext:value-type="float">
            <text:p>782.398435203127</text:p>
          </table:table-cell>
          <table:table-cell table:formula="of:=([.F136]-[.C136])/0.0166667" office:value-type="float" office:value="-81.4498371003259" calcext:value-type="float">
            <text:p>-81.4498371003259</text:p>
          </table:table-cell>
          <table:table-cell table:formula="of:=DEGREES(ATAN(ABS([.F136]-[.C136])/ABS([.E136]-[.B136])))" office:value-type="float" office:value="5.94324079380201" calcext:value-type="float">
            <text:p>5.94324079380201</text:p>
          </table:table-cell>
          <table:table-cell table:formula="of:=SQRT(POWER([.H136];2)+POWER([.I136];2)+POWER([.J136];2))" office:value-type="float" office:value="786.671820509231" calcext:value-type="float">
            <text:p>786.671820509231</text:p>
          </table:table-cell>
        </table:table-row>
        <table:table-row table:style-name="ro1">
          <table:table-cell office:value-type="float" office:value="75.2728" calcext:value-type="float">
            <text:p>75.2728</text:p>
          </table:table-cell>
          <table:table-cell office:value-type="float" office:value="266.356" calcext:value-type="float">
            <text:p>266.356</text:p>
          </table:table-cell>
          <table:table-cell office:value-type="float" office:value="38.0416" calcext:value-type="float">
            <text:p>38.0416</text:p>
          </table:table-cell>
          <table:table-cell office:value-type="float" office:value="75.1833" calcext:value-type="float">
            <text:p>75.1833</text:p>
          </table:table-cell>
          <table:table-cell office:value-type="float" office:value="255.881" calcext:value-type="float">
            <text:p>255.881</text:p>
          </table:table-cell>
          <table:table-cell office:value-type="float" office:value="36.2635" calcext:value-type="float">
            <text:p>36.2635</text:p>
          </table:table-cell>
          <table:table-cell/>
          <table:table-cell table:formula="of:=([.D137]-[.A137])/0.0166667" office:value-type="float" office:value="-5.36998926002154" calcext:value-type="float">
            <text:p>-5.36998926002154</text:p>
          </table:table-cell>
          <table:table-cell table:formula="of:=ABS([.E137]-[.B137])/0.0166667" office:value-type="float" office:value="628.498743002514" calcext:value-type="float">
            <text:p>628.498743002514</text:p>
          </table:table-cell>
          <table:table-cell table:formula="of:=([.F137]-[.C137])/0.0166667" office:value-type="float" office:value="-106.685786628427" calcext:value-type="float">
            <text:p>-106.685786628427</text:p>
          </table:table-cell>
          <table:table-cell table:formula="of:=DEGREES(ATAN(ABS([.F137]-[.C137])/ABS([.E137]-[.B137])))" office:value-type="float" office:value="9.63395698816064" calcext:value-type="float">
            <text:p>9.63395698816064</text:p>
          </table:table-cell>
          <table:table-cell table:formula="of:=SQRT(POWER([.H137];2)+POWER([.I137];2)+POWER([.J137];2))" office:value-type="float" office:value="637.511853857572" calcext:value-type="float">
            <text:p>637.511853857572</text:p>
          </table:table-cell>
        </table:table-row>
        <table:table-row table:style-name="ro1">
          <table:table-cell office:value-type="float" office:value="75.2757" calcext:value-type="float">
            <text:p>75.2757</text:p>
          </table:table-cell>
          <table:table-cell office:value-type="float" office:value="266.116" calcext:value-type="float">
            <text:p>266.116</text:p>
          </table:table-cell>
          <table:table-cell office:value-type="float" office:value="39.312" calcext:value-type="float">
            <text:p>39.312</text:p>
          </table:table-cell>
          <table:table-cell office:value-type="float" office:value="75.1789" calcext:value-type="float">
            <text:p>75.1789</text:p>
          </table:table-cell>
          <table:table-cell office:value-type="float" office:value="254.365" calcext:value-type="float">
            <text:p>254.365</text:p>
          </table:table-cell>
          <table:table-cell office:value-type="float" office:value="38.2254" calcext:value-type="float">
            <text:p>38.2254</text:p>
          </table:table-cell>
          <table:table-cell/>
          <table:table-cell table:formula="of:=([.D138]-[.A138])/0.0166667" office:value-type="float" office:value="-5.80798838402334" calcext:value-type="float">
            <text:p>-5.80798838402334</text:p>
          </table:table-cell>
          <table:table-cell table:formula="of:=ABS([.E138]-[.B138])/0.0166667" office:value-type="float" office:value="705.058589882819" calcext:value-type="float">
            <text:p>705.058589882819</text:p>
          </table:table-cell>
          <table:table-cell table:formula="of:=([.F138]-[.C138])/0.0166667" office:value-type="float" office:value="-65.1958696082606" calcext:value-type="float">
            <text:p>-65.1958696082606</text:p>
          </table:table-cell>
          <table:table-cell table:formula="of:=DEGREES(ATAN(ABS([.F138]-[.C138])/ABS([.E138]-[.B138])))" office:value-type="float" office:value="5.28304442455058" calcext:value-type="float">
            <text:p>5.28304442455058</text:p>
          </table:table-cell>
          <table:table-cell table:formula="of:=SQRT(POWER([.H138];2)+POWER([.I138];2)+POWER([.J138];2))" office:value-type="float" office:value="708.090283304746" calcext:value-type="float">
            <text:p>708.090283304746</text:p>
          </table:table-cell>
        </table:table-row>
        <table:table-row table:style-name="ro1">
          <table:table-cell office:value-type="float" office:value="75.1399" calcext:value-type="float">
            <text:p>75.1399</text:p>
          </table:table-cell>
          <table:table-cell office:value-type="float" office:value="281.215" calcext:value-type="float">
            <text:p>281.215</text:p>
          </table:table-cell>
          <table:table-cell office:value-type="float" office:value="39.2438" calcext:value-type="float">
            <text:p>39.2438</text:p>
          </table:table-cell>
          <table:table-cell office:value-type="float" office:value="75.5121" calcext:value-type="float">
            <text:p>75.5121</text:p>
          </table:table-cell>
          <table:table-cell office:value-type="float" office:value="264.931" calcext:value-type="float">
            <text:p>264.931</text:p>
          </table:table-cell>
          <table:table-cell office:value-type="float" office:value="39.2694" calcext:value-type="float">
            <text:p>39.2694</text:p>
          </table:table-cell>
          <table:table-cell/>
          <table:table-cell table:formula="of:=([.D139]-[.A139])/0.0166667" office:value-type="float" office:value="22.3319553360897" calcext:value-type="float">
            <text:p>22.3319553360897</text:p>
          </table:table-cell>
          <table:table-cell table:formula="of:=ABS([.E139]-[.B139])/0.0166667" office:value-type="float" office:value="977.038045923908" calcext:value-type="float">
            <text:p>977.038045923908</text:p>
          </table:table-cell>
          <table:table-cell table:formula="of:=([.F139]-[.C139])/0.0166667" office:value-type="float" office:value="1.53599692800597" calcext:value-type="float">
            <text:p>1.53599692800597</text:p>
          </table:table-cell>
          <table:table-cell table:formula="of:=DEGREES(ATAN(ABS([.F139]-[.C139])/ABS([.E139]-[.B139])))" office:value-type="float" office:value="0.0900743519509272" calcext:value-type="float">
            <text:p>0.090074351950927</text:p>
          </table:table-cell>
          <table:table-cell table:formula="of:=SQRT(POWER([.H139];2)+POWER([.I139];2)+POWER([.J139];2))" office:value-type="float" office:value="977.294438078159" calcext:value-type="float">
            <text:p>977.294438078159</text:p>
          </table:table-cell>
        </table:table-row>
        <table:table-row table:style-name="ro1">
          <table:table-cell office:value-type="float" office:value="75.339" calcext:value-type="float">
            <text:p>75.339</text:p>
          </table:table-cell>
          <table:table-cell office:value-type="float" office:value="275.26" calcext:value-type="float">
            <text:p>275.26</text:p>
          </table:table-cell>
          <table:table-cell office:value-type="float" office:value="36.9827" calcext:value-type="float">
            <text:p>36.9827</text:p>
          </table:table-cell>
          <table:table-cell office:value-type="float" office:value="75.4647" calcext:value-type="float">
            <text:p>75.4647</text:p>
          </table:table-cell>
          <table:table-cell office:value-type="float" office:value="260.655" calcext:value-type="float">
            <text:p>260.655</text:p>
          </table:table-cell>
          <table:table-cell office:value-type="float" office:value="36.1168" calcext:value-type="float">
            <text:p>36.1168</text:p>
          </table:table-cell>
          <table:table-cell/>
          <table:table-cell table:formula="of:=([.D140]-[.A140])/0.0166667" office:value-type="float" office:value="7.54198491602986" calcext:value-type="float">
            <text:p>7.54198491602986</text:p>
          </table:table-cell>
          <table:table-cell table:formula="of:=ABS([.E140]-[.B140])/0.0166667" office:value-type="float" office:value="876.298247403506" calcext:value-type="float">
            <text:p>876.298247403506</text:p>
          </table:table-cell>
          <table:table-cell table:formula="of:=([.F140]-[.C140])/0.0166667" office:value-type="float" office:value="-51.953896092208" calcext:value-type="float">
            <text:p>-51.953896092208</text:p>
          </table:table-cell>
          <table:table-cell table:formula="of:=DEGREES(ATAN(ABS([.F140]-[.C140])/ABS([.E140]-[.B140])))" office:value-type="float" office:value="3.39297553014821" calcext:value-type="float">
            <text:p>3.39297553014821</text:p>
          </table:table-cell>
          <table:table-cell table:formula="of:=SQRT(POWER([.H140];2)+POWER([.I140];2)+POWER([.J140];2))" office:value-type="float" office:value="877.869413556532" calcext:value-type="float">
            <text:p>877.869413556532</text:p>
          </table:table-cell>
        </table:table-row>
        <table:table-row table:style-name="ro1">
          <table:table-cell office:value-type="float" office:value="75.2991" calcext:value-type="float">
            <text:p>75.2991</text:p>
          </table:table-cell>
          <table:table-cell office:value-type="float" office:value="270.253" calcext:value-type="float">
            <text:p>270.253</text:p>
          </table:table-cell>
          <table:table-cell office:value-type="float" office:value="36.8618" calcext:value-type="float">
            <text:p>36.8618</text:p>
          </table:table-cell>
          <table:table-cell office:value-type="float" office:value="75.4344" calcext:value-type="float">
            <text:p>75.4344</text:p>
          </table:table-cell>
          <table:table-cell office:value-type="float" office:value="257.092" calcext:value-type="float">
            <text:p>257.092</text:p>
          </table:table-cell>
          <table:table-cell office:value-type="float" office:value="36.0387" calcext:value-type="float">
            <text:p>36.0387</text:p>
          </table:table-cell>
          <table:table-cell/>
          <table:table-cell table:formula="of:=([.D141]-[.A141])/0.0166667" office:value-type="float" office:value="8.11798376403252" calcext:value-type="float">
            <text:p>8.11798376403252</text:p>
          </table:table-cell>
          <table:table-cell table:formula="of:=ABS([.E141]-[.B141])/0.0166667" office:value-type="float" office:value="789.658420683159" calcext:value-type="float">
            <text:p>789.658420683159</text:p>
          </table:table-cell>
          <table:table-cell table:formula="of:=([.F141]-[.C141])/0.0166667" office:value-type="float" office:value="-49.3859012281978" calcext:value-type="float">
            <text:p>-49.3859012281978</text:p>
          </table:table-cell>
          <table:table-cell table:formula="of:=DEGREES(ATAN(ABS([.F141]-[.C141])/ABS([.E141]-[.B141])))" office:value-type="float" office:value="3.57866524444544" calcext:value-type="float">
            <text:p>3.57866524444544</text:p>
          </table:table-cell>
          <table:table-cell table:formula="of:=SQRT(POWER([.H141];2)+POWER([.I141];2)+POWER([.J141];2))" office:value-type="float" office:value="791.24287690717" calcext:value-type="float">
            <text:p>791.24287690717</text:p>
          </table:table-cell>
        </table:table-row>
        <table:table-row table:style-name="ro1">
          <table:table-cell office:value-type="float" office:value="74.6021" calcext:value-type="float">
            <text:p>74.6021</text:p>
          </table:table-cell>
          <table:table-cell office:value-type="float" office:value="277.557" calcext:value-type="float">
            <text:p>277.557</text:p>
          </table:table-cell>
          <table:table-cell office:value-type="float" office:value="37.8493" calcext:value-type="float">
            <text:p>37.8493</text:p>
          </table:table-cell>
          <table:table-cell office:value-type="float" office:value="74.273" calcext:value-type="float">
            <text:p>74.273</text:p>
          </table:table-cell>
          <table:table-cell office:value-type="float" office:value="265.226" calcext:value-type="float">
            <text:p>265.226</text:p>
          </table:table-cell>
          <table:table-cell office:value-type="float" office:value="36.7742" calcext:value-type="float">
            <text:p>36.7742</text:p>
          </table:table-cell>
          <table:table-cell/>
          <table:table-cell table:formula="of:=([.D142]-[.A142])/0.0166667" office:value-type="float" office:value="-19.7459605080796" calcext:value-type="float">
            <text:p>-19.7459605080796</text:p>
          </table:table-cell>
          <table:table-cell table:formula="of:=ABS([.E142]-[.B142])/0.0166667" office:value-type="float" office:value="739.858520282961" calcext:value-type="float">
            <text:p>739.858520282961</text:p>
          </table:table-cell>
          <table:table-cell table:formula="of:=([.F142]-[.C142])/0.0166667" office:value-type="float" office:value="-64.505870988258" calcext:value-type="float">
            <text:p>-64.505870988258</text:p>
          </table:table-cell>
          <table:table-cell table:formula="of:=DEGREES(ATAN(ABS([.F142]-[.C142])/ABS([.E142]-[.B142])))" office:value-type="float" office:value="4.98283343681835" calcext:value-type="float">
            <text:p>4.98283343681835</text:p>
          </table:table-cell>
          <table:table-cell table:formula="of:=SQRT(POWER([.H142];2)+POWER([.I142];2)+POWER([.J142];2))" office:value-type="float" office:value="742.927681799267" calcext:value-type="float">
            <text:p>742.927681799267</text:p>
          </table:table-cell>
        </table:table-row>
        <table:table-row table:style-name="ro1">
          <table:table-cell office:value-type="float" office:value="75.3819" calcext:value-type="float">
            <text:p>75.3819</text:p>
          </table:table-cell>
          <table:table-cell office:value-type="float" office:value="280.149" calcext:value-type="float">
            <text:p>280.149</text:p>
          </table:table-cell>
          <table:table-cell office:value-type="float" office:value="38.1568" calcext:value-type="float">
            <text:p>38.1568</text:p>
          </table:table-cell>
          <table:table-cell office:value-type="float" office:value="75.528" calcext:value-type="float">
            <text:p>75.528</text:p>
          </table:table-cell>
          <table:table-cell office:value-type="float" office:value="267.775" calcext:value-type="float">
            <text:p>267.775</text:p>
          </table:table-cell>
          <table:table-cell office:value-type="float" office:value="37.0494" calcext:value-type="float">
            <text:p>37.0494</text:p>
          </table:table-cell>
          <table:table-cell/>
          <table:table-cell table:formula="of:=([.D143]-[.A143])/0.0166667" office:value-type="float" office:value="8.76598246803531" calcext:value-type="float">
            <text:p>8.76598246803531</text:p>
          </table:table-cell>
          <table:table-cell table:formula="of:=ABS([.E143]-[.B143])/0.0166667" office:value-type="float" office:value="742.438515122971" calcext:value-type="float">
            <text:p>742.438515122971</text:p>
          </table:table-cell>
          <table:table-cell table:formula="of:=([.F143]-[.C143])/0.0166667" office:value-type="float" office:value="-66.4438671122657" calcext:value-type="float">
            <text:p>-66.4438671122657</text:p>
          </table:table-cell>
          <table:table-cell table:formula="of:=DEGREES(ATAN(ABS([.F143]-[.C143])/ABS([.E143]-[.B143])))" office:value-type="float" office:value="5.11401025665152" calcext:value-type="float">
            <text:p>5.11401025665152</text:p>
          </table:table-cell>
          <table:table-cell table:formula="of:=SQRT(POWER([.H143];2)+POWER([.I143];2)+POWER([.J143];2))" office:value-type="float" office:value="745.457294996477" calcext:value-type="float">
            <text:p>745.457294996477</text:p>
          </table:table-cell>
        </table:table-row>
        <table:table-row table:style-name="ro1">
          <table:table-cell office:value-type="float" office:value="74.3011" calcext:value-type="float">
            <text:p>74.3011</text:p>
          </table:table-cell>
          <table:table-cell office:value-type="float" office:value="270.197" calcext:value-type="float">
            <text:p>270.197</text:p>
          </table:table-cell>
          <table:table-cell office:value-type="float" office:value="36.6324" calcext:value-type="float">
            <text:p>36.6324</text:p>
          </table:table-cell>
          <table:table-cell office:value-type="float" office:value="73.9783" calcext:value-type="float">
            <text:p>73.9783</text:p>
          </table:table-cell>
          <table:table-cell office:value-type="float" office:value="256.959" calcext:value-type="float">
            <text:p>256.959</text:p>
          </table:table-cell>
          <table:table-cell office:value-type="float" office:value="35.8344" calcext:value-type="float">
            <text:p>35.8344</text:p>
          </table:table-cell>
          <table:table-cell/>
          <table:table-cell table:formula="of:=([.D144]-[.A144])/0.0166667" office:value-type="float" office:value="-19.3679612640775" calcext:value-type="float">
            <text:p>-19.3679612640775</text:p>
          </table:table-cell>
          <table:table-cell table:formula="of:=ABS([.E144]-[.B144])/0.0166667" office:value-type="float" office:value="794.278411443177" calcext:value-type="float">
            <text:p>794.278411443177</text:p>
          </table:table-cell>
          <table:table-cell table:formula="of:=([.F144]-[.C144])/0.0166667" office:value-type="float" office:value="-47.8799042401912" calcext:value-type="float">
            <text:p>-47.8799042401912</text:p>
          </table:table-cell>
          <table:table-cell table:formula="of:=DEGREES(ATAN(ABS([.F144]-[.C144])/ABS([.E144]-[.B144])))" office:value-type="float" office:value="3.44967298019345" calcext:value-type="float">
            <text:p>3.44967298019345</text:p>
          </table:table-cell>
          <table:table-cell table:formula="of:=SQRT(POWER([.H144];2)+POWER([.I144];2)+POWER([.J144];2))" office:value-type="float" office:value="795.955902068873" calcext:value-type="float">
            <text:p>795.955902068873</text:p>
          </table:table-cell>
        </table:table-row>
        <table:table-row table:style-name="ro1">
          <table:table-cell office:value-type="float" office:value="75.3119" calcext:value-type="float">
            <text:p>75.3119</text:p>
          </table:table-cell>
          <table:table-cell office:value-type="float" office:value="271.253" calcext:value-type="float">
            <text:p>271.253</text:p>
          </table:table-cell>
          <table:table-cell office:value-type="float" office:value="38.1778" calcext:value-type="float">
            <text:p>38.1778</text:p>
          </table:table-cell>
          <table:table-cell office:value-type="float" office:value="75.2304" calcext:value-type="float">
            <text:p>75.2304</text:p>
          </table:table-cell>
          <table:table-cell office:value-type="float" office:value="261.772" calcext:value-type="float">
            <text:p>261.772</text:p>
          </table:table-cell>
          <table:table-cell office:value-type="float" office:value="36.405" calcext:value-type="float">
            <text:p>36.405</text:p>
          </table:table-cell>
          <table:table-cell/>
          <table:table-cell table:formula="of:=([.D145]-[.A145])/0.0166667" office:value-type="float" office:value="-4.88999022001904" calcext:value-type="float">
            <text:p>-4.88999022001904</text:p>
          </table:table-cell>
          <table:table-cell table:formula="of:=ABS([.E145]-[.B145])/0.0166667" office:value-type="float" office:value="568.858862282275" calcext:value-type="float">
            <text:p>568.858862282275</text:p>
          </table:table-cell>
          <table:table-cell table:formula="of:=([.F145]-[.C145])/0.0166667" office:value-type="float" office:value="-106.367787264425" calcext:value-type="float">
            <text:p>-106.367787264425</text:p>
          </table:table-cell>
          <table:table-cell table:formula="of:=DEGREES(ATAN(ABS([.F145]-[.C145])/ABS([.E145]-[.B145])))" office:value-type="float" office:value="10.5911194884346" calcext:value-type="float">
            <text:p>10.5911194884346</text:p>
          </table:table-cell>
          <table:table-cell table:formula="of:=SQRT(POWER([.H145];2)+POWER([.I145];2)+POWER([.J145];2))" office:value-type="float" office:value="578.73864858757" calcext:value-type="float">
            <text:p>578.73864858757</text:p>
          </table:table-cell>
        </table:table-row>
        <table:table-row table:style-name="ro1">
          <table:table-cell office:value-type="float" office:value="75.3307" calcext:value-type="float">
            <text:p>75.3307</text:p>
          </table:table-cell>
          <table:table-cell office:value-type="float" office:value="273.846" calcext:value-type="float">
            <text:p>273.846</text:p>
          </table:table-cell>
          <table:table-cell office:value-type="float" office:value="37.729" calcext:value-type="float">
            <text:p>37.729</text:p>
          </table:table-cell>
          <table:table-cell office:value-type="float" office:value="75.7101" calcext:value-type="float">
            <text:p>75.7101</text:p>
          </table:table-cell>
          <table:table-cell office:value-type="float" office:value="260.592" calcext:value-type="float">
            <text:p>260.592</text:p>
          </table:table-cell>
          <table:table-cell office:value-type="float" office:value="36.6138" calcext:value-type="float">
            <text:p>36.6138</text:p>
          </table:table-cell>
          <table:table-cell/>
          <table:table-cell table:formula="of:=([.D146]-[.A146])/0.0166667" office:value-type="float" office:value="22.7639544720913" calcext:value-type="float">
            <text:p>22.7639544720913</text:p>
          </table:table-cell>
          <table:table-cell table:formula="of:=ABS([.E146]-[.B146])/0.0166667" office:value-type="float" office:value="795.238409523182" calcext:value-type="float">
            <text:p>795.238409523182</text:p>
          </table:table-cell>
          <table:table-cell table:formula="of:=([.F146]-[.C146])/0.0166667" office:value-type="float" office:value="-66.9118661762677" calcext:value-type="float">
            <text:p>-66.9118661762677</text:p>
          </table:table-cell>
          <table:table-cell table:formula="of:=DEGREES(ATAN(ABS([.F146]-[.C146])/ABS([.E146]-[.B146])))" office:value-type="float" office:value="4.80957469227352" calcext:value-type="float">
            <text:p>4.80957469227352</text:p>
          </table:table-cell>
          <table:table-cell table:formula="of:=SQRT(POWER([.H146];2)+POWER([.I146];2)+POWER([.J146];2))" office:value-type="float" office:value="798.373047791168" calcext:value-type="float">
            <text:p>798.373047791168</text:p>
          </table:table-cell>
        </table:table-row>
        <table:table-row table:style-name="ro1">
          <table:table-cell office:value-type="float" office:value="74.8207" calcext:value-type="float">
            <text:p>74.8207</text:p>
          </table:table-cell>
          <table:table-cell office:value-type="float" office:value="272.49" calcext:value-type="float">
            <text:p>272.49</text:p>
          </table:table-cell>
          <table:table-cell office:value-type="float" office:value="37.9682" calcext:value-type="float">
            <text:p>37.9682</text:p>
          </table:table-cell>
          <table:table-cell office:value-type="float" office:value="74.7345" calcext:value-type="float">
            <text:p>74.7345</text:p>
          </table:table-cell>
          <table:table-cell office:value-type="float" office:value="260.386" calcext:value-type="float">
            <text:p>260.386</text:p>
          </table:table-cell>
          <table:table-cell office:value-type="float" office:value="37.1475" calcext:value-type="float">
            <text:p>37.1475</text:p>
          </table:table-cell>
          <table:table-cell/>
          <table:table-cell table:formula="of:=([.D147]-[.A147])/0.0166667" office:value-type="float" office:value="-5.171989656021" calcext:value-type="float">
            <text:p>-5.171989656021</text:p>
          </table:table-cell>
          <table:table-cell table:formula="of:=ABS([.E147]-[.B147])/0.0166667" office:value-type="float" office:value="726.238547522904" calcext:value-type="float">
            <text:p>726.238547522904</text:p>
          </table:table-cell>
          <table:table-cell table:formula="of:=([.F147]-[.C147])/0.0166667" office:value-type="float" office:value="-49.2419015161971" calcext:value-type="float">
            <text:p>-49.2419015161971</text:p>
          </table:table-cell>
          <table:table-cell table:formula="of:=DEGREES(ATAN(ABS([.F147]-[.C147])/ABS([.E147]-[.B147])))" office:value-type="float" office:value="3.87894778089872" calcext:value-type="float">
            <text:p>3.87894778089872</text:p>
          </table:table-cell>
          <table:table-cell table:formula="of:=SQRT(POWER([.H147];2)+POWER([.I147];2)+POWER([.J147];2))" office:value-type="float" office:value="727.924406961403" calcext:value-type="float">
            <text:p>727.924406961403</text:p>
          </table:table-cell>
        </table:table-row>
        <table:table-row table:style-name="ro1">
          <table:table-cell office:value-type="float" office:value="75.2991" calcext:value-type="float">
            <text:p>75.2991</text:p>
          </table:table-cell>
          <table:table-cell office:value-type="float" office:value="270.258" calcext:value-type="float">
            <text:p>270.258</text:p>
          </table:table-cell>
          <table:table-cell office:value-type="float" office:value="36.861" calcext:value-type="float">
            <text:p>36.861</text:p>
          </table:table-cell>
          <table:table-cell office:value-type="float" office:value="75.1912" calcext:value-type="float">
            <text:p>75.1912</text:p>
          </table:table-cell>
          <table:table-cell office:value-type="float" office:value="257.111" calcext:value-type="float">
            <text:p>257.111</text:p>
          </table:table-cell>
          <table:table-cell office:value-type="float" office:value="35.795" calcext:value-type="float">
            <text:p>35.795</text:p>
          </table:table-cell>
          <table:table-cell/>
          <table:table-cell table:formula="of:=([.D148]-[.A148])/0.0166667" office:value-type="float" office:value="-6.47398705202594" calcext:value-type="float">
            <text:p>-6.47398705202594</text:p>
          </table:table-cell>
          <table:table-cell table:formula="of:=ABS([.E148]-[.B148])/0.0166667" office:value-type="float" office:value="788.818422363155" calcext:value-type="float">
            <text:p>788.818422363155</text:p>
          </table:table-cell>
          <table:table-cell table:formula="of:=([.F148]-[.C148])/0.0166667" office:value-type="float" office:value="-63.9598720802556" calcext:value-type="float">
            <text:p>-63.9598720802556</text:p>
          </table:table-cell>
          <table:table-cell table:formula="of:=DEGREES(ATAN(ABS([.F148]-[.C148])/ABS([.E148]-[.B148])))" office:value-type="float" office:value="4.63558044375289" calcext:value-type="float">
            <text:p>4.63558044375289</text:p>
          </table:table-cell>
          <table:table-cell table:formula="of:=SQRT(POWER([.H148];2)+POWER([.I148];2)+POWER([.J148];2))" office:value-type="float" office:value="791.433687180656" calcext:value-type="float">
            <text:p>791.433687180656</text:p>
          </table:table-cell>
        </table:table-row>
        <table:table-row table:style-name="ro1">
          <table:table-cell office:value-type="float" office:value="75.089" calcext:value-type="float">
            <text:p>75.089</text:p>
          </table:table-cell>
          <table:table-cell office:value-type="float" office:value="275.078" calcext:value-type="float">
            <text:p>275.078</text:p>
          </table:table-cell>
          <table:table-cell office:value-type="float" office:value="37.7686" calcext:value-type="float">
            <text:p>37.7686</text:p>
          </table:table-cell>
          <table:table-cell office:value-type="float" office:value="75.2316" calcext:value-type="float">
            <text:p>75.2316</text:p>
          </table:table-cell>
          <table:table-cell office:value-type="float" office:value="261.68" calcext:value-type="float">
            <text:p>261.68</text:p>
          </table:table-cell>
          <table:table-cell office:value-type="float" office:value="36.9104" calcext:value-type="float">
            <text:p>36.9104</text:p>
          </table:table-cell>
          <table:table-cell/>
          <table:table-cell table:formula="of:=([.D149]-[.A149])/0.0166667" office:value-type="float" office:value="8.55598288803432" calcext:value-type="float">
            <text:p>8.55598288803432</text:p>
          </table:table-cell>
          <table:table-cell table:formula="of:=ABS([.E149]-[.B149])/0.0166667" office:value-type="float" office:value="803.878392243214" calcext:value-type="float">
            <text:p>803.878392243214</text:p>
          </table:table-cell>
          <table:table-cell table:formula="of:=([.F149]-[.C149])/0.0166667" office:value-type="float" office:value="-51.4918970162058" calcext:value-type="float">
            <text:p>-51.4918970162058</text:p>
          </table:table-cell>
          <table:table-cell table:formula="of:=DEGREES(ATAN(ABS([.F149]-[.C149])/ABS([.E149]-[.B149])))" office:value-type="float" office:value="3.66503611522138" calcext:value-type="float">
            <text:p>3.66503611522138</text:p>
          </table:table-cell>
          <table:table-cell table:formula="of:=SQRT(POWER([.H149];2)+POWER([.I149];2)+POWER([.J149];2))" office:value-type="float" office:value="805.571281648646" calcext:value-type="float">
            <text:p>805.571281648646</text:p>
          </table:table-cell>
        </table:table-row>
        <table:table-row table:style-name="ro1">
          <table:table-cell office:value-type="float" office:value="75.3407" calcext:value-type="float">
            <text:p>75.3407</text:p>
          </table:table-cell>
          <table:table-cell office:value-type="float" office:value="275.104" calcext:value-type="float">
            <text:p>275.10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5.2418" calcext:value-type="float">
            <text:p>75.2418</text:p>
          </table:table-cell>
          <table:table-cell office:value-type="float" office:value="262.838" calcext:value-type="float">
            <text:p>262.838</text:p>
          </table:table-cell>
          <table:table-cell office:value-type="float" office:value="37.1917" calcext:value-type="float">
            <text:p>37.1917</text:p>
          </table:table-cell>
          <table:table-cell/>
          <table:table-cell table:formula="of:=([.D150]-[.A150])/0.0166667" office:value-type="float" office:value="-5.93398813202376" calcext:value-type="float">
            <text:p>-5.93398813202376</text:p>
          </table:table-cell>
          <table:table-cell table:formula="of:=ABS([.E150]-[.B150])/0.0166667" office:value-type="float" office:value="735.958528082942" calcext:value-type="float">
            <text:p>735.958528082942</text:p>
          </table:table-cell>
          <table:table-cell table:formula="of:=([.F150]-[.C150])/0.0166667" office:value-type="float" office:value="-34.205931588137" calcext:value-type="float">
            <text:p>-34.205931588137</text:p>
          </table:table-cell>
          <table:table-cell table:formula="of:=DEGREES(ATAN(ABS([.F150]-[.C150])/ABS([.E150]-[.B150])))" office:value-type="float" office:value="2.66108215630043" calcext:value-type="float">
            <text:p>2.66108215630043</text:p>
          </table:table-cell>
          <table:table-cell table:formula="of:=SQRT(POWER([.H150];2)+POWER([.I150];2)+POWER([.J150];2))" office:value-type="float" office:value="736.776908588328" calcext:value-type="float">
            <text:p>736.776908588328</text:p>
          </table:table-cell>
        </table:table-row>
        <table:table-row table:style-name="ro1">
          <table:table-cell office:value-type="float" office:value="74.8345" calcext:value-type="float">
            <text:p>74.8345</text:p>
          </table:table-cell>
          <table:table-cell office:value-type="float" office:value="275.26" calcext:value-type="float">
            <text:p>275.26</text:p>
          </table:table-cell>
          <table:table-cell office:value-type="float" office:value="36.7365" calcext:value-type="float">
            <text:p>36.7365</text:p>
          </table:table-cell>
          <table:table-cell office:value-type="float" office:value="74.9834" calcext:value-type="float">
            <text:p>74.9834</text:p>
          </table:table-cell>
          <table:table-cell office:value-type="float" office:value="261.882" calcext:value-type="float">
            <text:p>261.882</text:p>
          </table:table-cell>
          <table:table-cell office:value-type="float" office:value="35.6533" calcext:value-type="float">
            <text:p>35.6533</text:p>
          </table:table-cell>
          <table:table-cell/>
          <table:table-cell table:formula="of:=([.D151]-[.A151])/0.0166667" office:value-type="float" office:value="8.93398213203559" calcext:value-type="float">
            <text:p>8.93398213203559</text:p>
          </table:table-cell>
          <table:table-cell table:formula="of:=ABS([.E151]-[.B151])/0.0166667" office:value-type="float" office:value="802.67839464321" calcext:value-type="float">
            <text:p>802.67839464321</text:p>
          </table:table-cell>
          <table:table-cell table:formula="of:=([.F151]-[.C151])/0.0166667" office:value-type="float" office:value="-64.9918700162599" calcext:value-type="float">
            <text:p>-64.9918700162599</text:p>
          </table:table-cell>
          <table:table-cell table:formula="of:=DEGREES(ATAN(ABS([.F151]-[.C151])/ABS([.E151]-[.B151])))" office:value-type="float" office:value="4.62906957361776" calcext:value-type="float">
            <text:p>4.62906957361776</text:p>
          </table:table-cell>
          <table:table-cell table:formula="of:=SQRT(POWER([.H151];2)+POWER([.I151];2)+POWER([.J151];2))" office:value-type="float" office:value="805.354806549229" calcext:value-type="float">
            <text:p>805.354806549229</text:p>
          </table:table-cell>
        </table:table-row>
        <table:table-row table:style-name="ro1">
          <table:table-cell office:value-type="float" office:value="75.0084" calcext:value-type="float">
            <text:p>75.0084</text:p>
          </table:table-cell>
          <table:table-cell office:value-type="float" office:value="263.855" calcext:value-type="float">
            <text:p>263.855</text:p>
          </table:table-cell>
          <table:table-cell office:value-type="float" office:value="38.2374" calcext:value-type="float">
            <text:p>38.2374</text:p>
          </table:table-cell>
          <table:table-cell office:value-type="float" office:value="75.1573" calcext:value-type="float">
            <text:p>75.1573</text:p>
          </table:table-cell>
          <table:table-cell office:value-type="float" office:value="252.262" calcext:value-type="float">
            <text:p>252.262</text:p>
          </table:table-cell>
          <table:table-cell office:value-type="float" office:value="36.9282" calcext:value-type="float">
            <text:p>36.9282</text:p>
          </table:table-cell>
          <table:table-cell/>
          <table:table-cell table:formula="of:=([.D152]-[.A152])/0.0166667" office:value-type="float" office:value="8.93398213203644" calcext:value-type="float">
            <text:p>8.93398213203644</text:p>
          </table:table-cell>
          <table:table-cell table:formula="of:=ABS([.E152]-[.B152])/0.0166667" office:value-type="float" office:value="695.578608842783" calcext:value-type="float">
            <text:p>695.578608842783</text:p>
          </table:table-cell>
          <table:table-cell table:formula="of:=([.F152]-[.C152])/0.0166667" office:value-type="float" office:value="-78.5518428963145" calcext:value-type="float">
            <text:p>-78.5518428963145</text:p>
          </table:table-cell>
          <table:table-cell table:formula="of:=DEGREES(ATAN(ABS([.F152]-[.C152])/ABS([.E152]-[.B152])))" office:value-type="float" office:value="6.4431270834015" calcext:value-type="float">
            <text:p>6.4431270834015</text:p>
          </table:table-cell>
          <table:table-cell table:formula="of:=SQRT(POWER([.H152];2)+POWER([.I152];2)+POWER([.J152];2))" office:value-type="float" office:value="700.057004206661" calcext:value-type="float">
            <text:p>700.057004206661</text:p>
          </table:table-cell>
        </table:table-row>
        <table:table-row table:style-name="ro1">
          <table:table-cell office:value-type="float" office:value="74.9994" calcext:value-type="float">
            <text:p>74.9994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38.2049" calcext:value-type="float">
            <text:p>38.2049</text:p>
          </table:table-cell>
          <table:table-cell office:value-type="float" office:value="74.9017" calcext:value-type="float">
            <text:p>74.9017</text:p>
          </table:table-cell>
          <table:table-cell office:value-type="float" office:value="249.854" calcext:value-type="float">
            <text:p>249.854</text:p>
          </table:table-cell>
          <table:table-cell office:value-type="float" office:value="37.3729" calcext:value-type="float">
            <text:p>37.3729</text:p>
          </table:table-cell>
          <table:table-cell/>
          <table:table-cell table:formula="of:=([.D153]-[.A153])/0.0166667" office:value-type="float" office:value="-5.86198827602279" calcext:value-type="float">
            <text:p>-5.86198827602279</text:p>
          </table:table-cell>
          <table:table-cell table:formula="of:=ABS([.E153]-[.B153])/0.0166667" office:value-type="float" office:value="767.87846424307" calcext:value-type="float">
            <text:p>767.87846424307</text:p>
          </table:table-cell>
          <table:table-cell table:formula="of:=([.F153]-[.C153])/0.0166667" office:value-type="float" office:value="-49.9199001601997" calcext:value-type="float">
            <text:p>-49.9199001601997</text:p>
          </table:table-cell>
          <table:table-cell table:formula="of:=DEGREES(ATAN(ABS([.F153]-[.C153])/ABS([.E153]-[.B153])))" office:value-type="float" office:value="3.71957352536567" calcext:value-type="float">
            <text:p>3.71957352536567</text:p>
          </table:table-cell>
          <table:table-cell table:formula="of:=SQRT(POWER([.H153];2)+POWER([.I153];2)+POWER([.J153];2))" office:value-type="float" office:value="769.521731458474" calcext:value-type="float">
            <text:p>769.521731458474</text:p>
          </table:table-cell>
        </table:table-row>
        <table:table-row table:style-name="ro1">
          <table:table-cell office:value-type="float" office:value="74.2653" calcext:value-type="float">
            <text:p>74.2653</text:p>
          </table:table-cell>
          <table:table-cell office:value-type="float" office:value="262.518" calcext:value-type="float">
            <text:p>262.518</text:p>
          </table:table-cell>
          <table:table-cell office:value-type="float" office:value="38.4793" calcext:value-type="float">
            <text:p>38.4793</text:p>
          </table:table-cell>
          <table:table-cell office:value-type="float" office:value="74.4118" calcext:value-type="float">
            <text:p>74.4118</text:p>
          </table:table-cell>
          <table:table-cell office:value-type="float" office:value="247.433" calcext:value-type="float">
            <text:p>247.433</text:p>
          </table:table-cell>
          <table:table-cell office:value-type="float" office:value="37.8219" calcext:value-type="float">
            <text:p>37.8219</text:p>
          </table:table-cell>
          <table:table-cell/>
          <table:table-cell table:formula="of:=([.D154]-[.A154])/0.0166667" office:value-type="float" office:value="8.78998242003535" calcext:value-type="float">
            <text:p>8.78998242003535</text:p>
          </table:table-cell>
          <table:table-cell table:formula="of:=ABS([.E154]-[.B154])/0.0166667" office:value-type="float" office:value="905.098189803619" calcext:value-type="float">
            <text:p>905.098189803619</text:p>
          </table:table-cell>
          <table:table-cell table:formula="of:=([.F154]-[.C154])/0.0166667" office:value-type="float" office:value="-39.4439211121579" calcext:value-type="float">
            <text:p>-39.4439211121579</text:p>
          </table:table-cell>
          <table:table-cell table:formula="of:=DEGREES(ATAN(ABS([.F154]-[.C154])/ABS([.E154]-[.B154])))" office:value-type="float" office:value="2.49535481926166" calcext:value-type="float">
            <text:p>2.49535481926166</text:p>
          </table:table-cell>
          <table:table-cell table:formula="of:=SQRT(POWER([.H154];2)+POWER([.I154];2)+POWER([.J154];2))" office:value-type="float" office:value="905.999900601228" calcext:value-type="float">
            <text:p>905.999900601228</text:p>
          </table:table-cell>
        </table:table-row>
        <table:table-row table:style-name="ro1">
          <table:table-cell office:value-type="float" office:value="75.3746" calcext:value-type="float">
            <text:p>75.3746</text:p>
          </table:table-cell>
          <table:table-cell office:value-type="float" office:value="278.629" calcext:value-type="float">
            <text:p>278.629</text:p>
          </table:table-cell>
          <table:table-cell office:value-type="float" office:value="39.4215" calcext:value-type="float">
            <text:p>39.4215</text:p>
          </table:table-cell>
          <table:table-cell office:value-type="float" office:value="75.5111" calcext:value-type="float">
            <text:p>75.5111</text:p>
          </table:table-cell>
          <table:table-cell office:value-type="float" office:value="265.03" calcext:value-type="float">
            <text:p>265.03</text:p>
          </table:table-cell>
          <table:table-cell office:value-type="float" office:value="38.7621" calcext:value-type="float">
            <text:p>38.7621</text:p>
          </table:table-cell>
          <table:table-cell/>
          <table:table-cell table:formula="of:=([.D155]-[.A155])/0.0166667" office:value-type="float" office:value="8.18998362003264" calcext:value-type="float">
            <text:p>8.18998362003264</text:p>
          </table:table-cell>
          <table:table-cell table:formula="of:=ABS([.E155]-[.B155])/0.0166667" office:value-type="float" office:value="815.938368123267" calcext:value-type="float">
            <text:p>815.938368123267</text:p>
          </table:table-cell>
          <table:table-cell table:formula="of:=([.F155]-[.C155])/0.0166667" office:value-type="float" office:value="-39.5639208721586" calcext:value-type="float">
            <text:p>-39.5639208721586</text:p>
          </table:table-cell>
          <table:table-cell table:formula="of:=DEGREES(ATAN(ABS([.F155]-[.C155])/ABS([.E155]-[.B155])))" office:value-type="float" office:value="2.77603272257133" calcext:value-type="float">
            <text:p>2.77603272257133</text:p>
          </table:table-cell>
          <table:table-cell table:formula="of:=SQRT(POWER([.H155];2)+POWER([.I155];2)+POWER([.J155];2))" office:value-type="float" office:value="816.938063895993" calcext:value-type="float">
            <text:p>816.938063895993</text:p>
          </table:table-cell>
        </table:table-row>
        <table:table-row table:style-name="ro1">
          <table:table-cell office:value-type="float" office:value="75.1221" calcext:value-type="float">
            <text:p>75.1221</text:p>
          </table:table-cell>
          <table:table-cell office:value-type="float" office:value="278.546" calcext:value-type="float">
            <text:p>278.546</text:p>
          </table:table-cell>
          <table:table-cell office:value-type="float" office:value="39.6892" calcext:value-type="float">
            <text:p>39.6892</text:p>
          </table:table-cell>
          <table:table-cell office:value-type="float" office:value="75.2849" calcext:value-type="float">
            <text:p>75.2849</text:p>
          </table:table-cell>
          <table:table-cell office:value-type="float" office:value="267.383" calcext:value-type="float">
            <text:p>267.383</text:p>
          </table:table-cell>
          <table:table-cell office:value-type="float" office:value="39.0935" calcext:value-type="float">
            <text:p>39.0935</text:p>
          </table:table-cell>
          <table:table-cell/>
          <table:table-cell table:formula="of:=([.D156]-[.A156])/0.0166667" office:value-type="float" office:value="9.76798046403848" calcext:value-type="float">
            <text:p>9.76798046403848</text:p>
          </table:table-cell>
          <table:table-cell table:formula="of:=ABS([.E156]-[.B156])/0.0166667" office:value-type="float" office:value="669.77866044268" calcext:value-type="float">
            <text:p>669.77866044268</text:p>
          </table:table-cell>
          <table:table-cell table:formula="of:=([.F156]-[.C156])/0.0166667" office:value-type="float" office:value="-35.741928516143" calcext:value-type="float">
            <text:p>-35.741928516143</text:p>
          </table:table-cell>
          <table:table-cell table:formula="of:=DEGREES(ATAN(ABS([.F156]-[.C156])/ABS([.E156]-[.B156])))" office:value-type="float" office:value="3.05462266343937" calcext:value-type="float">
            <text:p>3.05462266343937</text:p>
          </table:table-cell>
          <table:table-cell table:formula="of:=SQRT(POWER([.H156];2)+POWER([.I156];2)+POWER([.J156];2))" office:value-type="float" office:value="670.80276749637" calcext:value-type="float">
            <text:p>670.80276749637</text:p>
          </table:table-cell>
        </table:table-row>
        <table:table-row table:style-name="ro1">
          <table:table-cell office:value-type="float" office:value="74.2733" calcext:value-type="float">
            <text:p>74.2733</text:p>
          </table:table-cell>
          <table:table-cell office:value-type="float" office:value="263.671" calcext:value-type="float">
            <text:p>263.671</text:p>
          </table:table-cell>
          <table:table-cell office:value-type="float" office:value="38.7658" calcext:value-type="float">
            <text:p>38.7658</text:p>
          </table:table-cell>
          <table:table-cell office:value-type="float" office:value="74.1959" calcext:value-type="float">
            <text:p>74.1959</text:p>
          </table:table-cell>
          <table:table-cell office:value-type="float" office:value="250.776" calcext:value-type="float">
            <text:p>250.776</text:p>
          </table:table-cell>
          <table:table-cell office:value-type="float" office:value="38.1646" calcext:value-type="float">
            <text:p>38.1646</text:p>
          </table:table-cell>
          <table:table-cell/>
          <table:table-cell table:formula="of:=([.D157]-[.A157])/0.0166667" office:value-type="float" office:value="-4.64399071201926" calcext:value-type="float">
            <text:p>-4.64399071201926</text:p>
          </table:table-cell>
          <table:table-cell table:formula="of:=ABS([.E157]-[.B157])/0.0166667" office:value-type="float" office:value="773.698452603094" calcext:value-type="float">
            <text:p>773.698452603094</text:p>
          </table:table-cell>
          <table:table-cell table:formula="of:=([.F157]-[.C157])/0.0166667" office:value-type="float" office:value="-36.0719278561442" calcext:value-type="float">
            <text:p>-36.0719278561442</text:p>
          </table:table-cell>
          <table:table-cell table:formula="of:=DEGREES(ATAN(ABS([.F157]-[.C157])/ABS([.E157]-[.B157])))" office:value-type="float" office:value="2.66935221474773" calcext:value-type="float">
            <text:p>2.66935221474773</text:p>
          </table:table-cell>
          <table:table-cell table:formula="of:=SQRT(POWER([.H157];2)+POWER([.I157];2)+POWER([.J157];2))" office:value-type="float" office:value="774.552804003326" calcext:value-type="float">
            <text:p>774.552804003326</text:p>
          </table:table-cell>
        </table:table-row>
        <table:table-row table:style-name="ro1">
          <table:table-cell office:value-type="float" office:value="75.3119" calcext:value-type="float">
            <text:p>75.3119</text:p>
          </table:table-cell>
          <table:table-cell office:value-type="float" office:value="271.248" calcext:value-type="float">
            <text:p>271.248</text:p>
          </table:table-cell>
          <table:table-cell office:value-type="float" office:value="38.1786" calcext:value-type="float">
            <text:p>38.1786</text:p>
          </table:table-cell>
          <table:table-cell office:value-type="float" office:value="74.9868" calcext:value-type="float">
            <text:p>74.9868</text:p>
          </table:table-cell>
          <table:table-cell office:value-type="float" office:value="261.651" calcext:value-type="float">
            <text:p>261.651</text:p>
          </table:table-cell>
          <table:table-cell office:value-type="float" office:value="36.9178" calcext:value-type="float">
            <text:p>36.9178</text:p>
          </table:table-cell>
          <table:table-cell/>
          <table:table-cell table:formula="of:=([.D158]-[.A158])/0.0166667" office:value-type="float" office:value="-19.5059609880775" calcext:value-type="float">
            <text:p>-19.5059609880775</text:p>
          </table:table-cell>
          <table:table-cell table:formula="of:=ABS([.E158]-[.B158])/0.0166667" office:value-type="float" office:value="575.818848362302" calcext:value-type="float">
            <text:p>575.818848362302</text:p>
          </table:table-cell>
          <table:table-cell table:formula="of:=([.F158]-[.C158])/0.0166667" office:value-type="float" office:value="-75.6478487043028" calcext:value-type="float">
            <text:p>-75.6478487043028</text:p>
          </table:table-cell>
          <table:table-cell table:formula="of:=DEGREES(ATAN(ABS([.F158]-[.C158])/ABS([.E158]-[.B158])))" office:value-type="float" office:value="7.48433639901164" calcext:value-type="float">
            <text:p>7.48433639901164</text:p>
          </table:table-cell>
          <table:table-cell table:formula="of:=SQRT(POWER([.H158];2)+POWER([.I158];2)+POWER([.J158];2))" office:value-type="float" office:value="581.094162470202" calcext:value-type="float">
            <text:p>581.094162470202</text:p>
          </table:table-cell>
        </table:table-row>
        <table:table-row table:style-name="ro1">
          <table:table-cell office:value-type="float" office:value="74.0672" calcext:value-type="float">
            <text:p>74.0672</text:p>
          </table:table-cell>
          <table:table-cell office:value-type="float" office:value="272.56" calcext:value-type="float">
            <text:p>272.56</text:p>
          </table:table-cell>
          <table:table-cell office:value-type="float" office:value="37.2152" calcext:value-type="float">
            <text:p>37.2152</text:p>
          </table:table-cell>
          <table:table-cell office:value-type="float" office:value="73.506" calcext:value-type="float">
            <text:p>73.506</text:p>
          </table:table-cell>
          <table:table-cell office:value-type="float" office:value="259.169" calcext:value-type="float">
            <text:p>259.169</text:p>
          </table:table-cell>
          <table:table-cell office:value-type="float" office:value="36.4053" calcext:value-type="float">
            <text:p>36.4053</text:p>
          </table:table-cell>
          <table:table-cell/>
          <table:table-cell table:formula="of:=([.D159]-[.A159])/0.0166667" office:value-type="float" office:value="-33.6719326561347" calcext:value-type="float">
            <text:p>-33.6719326561347</text:p>
          </table:table-cell>
          <table:table-cell table:formula="of:=ABS([.E159]-[.B159])/0.0166667" office:value-type="float" office:value="803.458393083215" calcext:value-type="float">
            <text:p>803.458393083215</text:p>
          </table:table-cell>
          <table:table-cell table:formula="of:=([.F159]-[.C159])/0.0166667" office:value-type="float" office:value="-48.5939028121947" calcext:value-type="float">
            <text:p>-48.5939028121947</text:p>
          </table:table-cell>
          <table:table-cell table:formula="of:=DEGREES(ATAN(ABS([.F159]-[.C159])/ABS([.E159]-[.B159])))" office:value-type="float" office:value="3.46108541740405" calcext:value-type="float">
            <text:p>3.46108541740405</text:p>
          </table:table-cell>
          <table:table-cell table:formula="of:=SQRT(POWER([.H159];2)+POWER([.I159];2)+POWER([.J159];2))" office:value-type="float" office:value="805.630533095154" calcext:value-type="float">
            <text:p>805.630533095154</text:p>
          </table:table-cell>
        </table:table-row>
        <table:table-row table:style-name="ro1">
          <table:table-cell office:value-type="float" office:value="75.8115" calcext:value-type="float">
            <text:p>75.8115</text:p>
          </table:table-cell>
          <table:table-cell office:value-type="float" office:value="271.25" calcext:value-type="float">
            <text:p>271.25</text:p>
          </table:table-cell>
          <table:table-cell office:value-type="float" office:value="38.422" calcext:value-type="float">
            <text:p>38.422</text:p>
          </table:table-cell>
          <table:table-cell office:value-type="float" office:value="75.7124" calcext:value-type="float">
            <text:p>75.7124</text:p>
          </table:table-cell>
          <table:table-cell office:value-type="float" office:value="260.365" calcext:value-type="float">
            <text:p>260.365</text:p>
          </table:table-cell>
          <table:table-cell office:value-type="float" office:value="37.8724" calcext:value-type="float">
            <text:p>37.8724</text:p>
          </table:table-cell>
          <table:table-cell/>
          <table:table-cell table:formula="of:=([.D160]-[.A160])/0.0166667" office:value-type="float" office:value="-5.94598810802336" calcext:value-type="float">
            <text:p>-5.94598810802336</text:p>
          </table:table-cell>
          <table:table-cell table:formula="of:=ABS([.E160]-[.B160])/0.0166667" office:value-type="float" office:value="653.098693802612" calcext:value-type="float">
            <text:p>653.098693802612</text:p>
          </table:table-cell>
          <table:table-cell table:formula="of:=([.F160]-[.C160])/0.0166667" office:value-type="float" office:value="-32.9759340481318" calcext:value-type="float">
            <text:p>-32.9759340481318</text:p>
          </table:table-cell>
          <table:table-cell table:formula="of:=DEGREES(ATAN(ABS([.F160]-[.C160])/ABS([.E160]-[.B160])))" office:value-type="float" office:value="2.89049530241297" calcext:value-type="float">
            <text:p>2.89049530241297</text:p>
          </table:table-cell>
          <table:table-cell table:formula="of:=SQRT(POWER([.H160];2)+POWER([.I160];2)+POWER([.J160];2))" office:value-type="float" office:value="653.95769805669" calcext:value-type="float">
            <text:p>653.95769805669</text:p>
          </table:table-cell>
        </table:table-row>
        <table:table-row table:style-name="ro1">
          <table:table-cell office:value-type="float" office:value="75.1379" calcext:value-type="float">
            <text:p>75.1379</text:p>
          </table:table-cell>
          <table:table-cell office:value-type="float" office:value="281.359" calcext:value-type="float">
            <text:p>281.359</text:p>
          </table:table-cell>
          <table:table-cell office:value-type="float" office:value="38.4606" calcext:value-type="float">
            <text:p>38.4606</text:p>
          </table:table-cell>
          <table:table-cell office:value-type="float" office:value="75.0432" calcext:value-type="float">
            <text:p>75.0432</text:p>
          </table:table-cell>
          <table:table-cell office:value-type="float" office:value="268.798" calcext:value-type="float">
            <text:p>268.798</text:p>
          </table:table-cell>
          <table:table-cell office:value-type="float" office:value="37.8632" calcext:value-type="float">
            <text:p>37.8632</text:p>
          </table:table-cell>
          <table:table-cell/>
          <table:table-cell table:formula="of:=([.D161]-[.A161])/0.0166667" office:value-type="float" office:value="-5.68198863602292" calcext:value-type="float">
            <text:p>-5.68198863602292</text:p>
          </table:table-cell>
          <table:table-cell table:formula="of:=ABS([.E161]-[.B161])/0.0166667" office:value-type="float" office:value="753.658492683013" calcext:value-type="float">
            <text:p>753.658492683013</text:p>
          </table:table-cell>
          <table:table-cell table:formula="of:=([.F161]-[.C161])/0.0166667" office:value-type="float" office:value="-35.8439283121434" calcext:value-type="float">
            <text:p>-35.8439283121434</text:p>
          </table:table-cell>
          <table:table-cell table:formula="of:=DEGREES(ATAN(ABS([.F161]-[.C161])/ABS([.E161]-[.B161])))" office:value-type="float" office:value="2.7229301800449" calcext:value-type="float">
            <text:p>2.7229301800449</text:p>
          </table:table-cell>
          <table:table-cell table:formula="of:=SQRT(POWER([.H161];2)+POWER([.I161];2)+POWER([.J161];2))" office:value-type="float" office:value="754.531772548339" calcext:value-type="float">
            <text:p>754.531772548339</text:p>
          </table:table-cell>
        </table:table-row>
        <table:table-row table:style-name="ro1">
          <table:table-cell office:value-type="float" office:value="74.6193" calcext:value-type="float">
            <text:p>74.6193</text:p>
          </table:table-cell>
          <table:table-cell office:value-type="float" office:value="280.074" calcext:value-type="float">
            <text:p>280.074</text:p>
          </table:table-cell>
          <table:table-cell office:value-type="float" office:value="38.1766" calcext:value-type="float">
            <text:p>38.1766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270.168" calcext:value-type="float">
            <text:p>270.168</text:p>
          </table:table-cell>
          <table:table-cell office:value-type="float" office:value="36.6398" calcext:value-type="float">
            <text:p>36.6398</text:p>
          </table:table-cell>
          <table:table-cell/>
          <table:table-cell table:formula="of:=([.D162]-[.A162])/0.0166667" office:value-type="float" office:value="-34.0439319121357" calcext:value-type="float">
            <text:p>-34.0439319121357</text:p>
          </table:table-cell>
          <table:table-cell table:formula="of:=ABS([.E162]-[.B162])/0.0166667" office:value-type="float" office:value="594.358811282378" calcext:value-type="float">
            <text:p>594.358811282378</text:p>
          </table:table-cell>
          <table:table-cell table:formula="of:=([.F162]-[.C162])/0.0166667" office:value-type="float" office:value="-92.2078155843688" calcext:value-type="float">
            <text:p>-92.2078155843688</text:p>
          </table:table-cell>
          <table:table-cell table:formula="of:=DEGREES(ATAN(ABS([.F162]-[.C162])/ABS([.E162]-[.B162])))" office:value-type="float" office:value="8.81847092357524" calcext:value-type="float">
            <text:p>8.81847092357524</text:p>
          </table:table-cell>
          <table:table-cell table:formula="of:=SQRT(POWER([.H162];2)+POWER([.I162];2)+POWER([.J162];2))" office:value-type="float" office:value="602.43146257801" calcext:value-type="float">
            <text:p>602.43146257801</text:p>
          </table:table-cell>
        </table:table-row>
        <table:table-row table:style-name="ro1">
          <table:table-cell office:value-type="float" office:value="74.8207" calcext:value-type="float">
            <text:p>74.8207</text:p>
          </table:table-cell>
          <table:table-cell office:value-type="float" office:value="272.49" calcext:value-type="float">
            <text:p>272.49</text:p>
          </table:table-cell>
          <table:table-cell office:value-type="float" office:value="37.9682" calcext:value-type="float">
            <text:p>37.9682</text:p>
          </table:table-cell>
          <table:table-cell office:value-type="float" office:value="74.7421" calcext:value-type="float">
            <text:p>74.7421</text:p>
          </table:table-cell>
          <table:table-cell office:value-type="float" office:value="261.627" calcext:value-type="float">
            <text:p>261.627</text:p>
          </table:table-cell>
          <table:table-cell office:value-type="float" office:value="36.9245" calcext:value-type="float">
            <text:p>36.9245</text:p>
          </table:table-cell>
          <table:table-cell/>
          <table:table-cell table:formula="of:=([.D163]-[.A163])/0.0166667" office:value-type="float" office:value="-4.71599056801938" calcext:value-type="float">
            <text:p>-4.71599056801938</text:p>
          </table:table-cell>
          <table:table-cell table:formula="of:=ABS([.E163]-[.B163])/0.0166667" office:value-type="float" office:value="651.778696442607" calcext:value-type="float">
            <text:p>651.778696442607</text:p>
          </table:table-cell>
          <table:table-cell table:formula="of:=([.F163]-[.C163])/0.0166667" office:value-type="float" office:value="-62.6218747562506" calcext:value-type="float">
            <text:p>-62.6218747562506</text:p>
          </table:table-cell>
          <table:table-cell table:formula="of:=DEGREES(ATAN(ABS([.F163]-[.C163])/ABS([.E163]-[.B163])))" office:value-type="float" office:value="5.48804316131901" calcext:value-type="float">
            <text:p>5.48804316131901</text:p>
          </table:table-cell>
          <table:table-cell table:formula="of:=SQRT(POWER([.H163];2)+POWER([.I163];2)+POWER([.J163];2))" office:value-type="float" office:value="654.797074597504" calcext:value-type="float">
            <text:p>654.797074597504</text:p>
          </table:table-cell>
        </table:table-row>
        <table:table-row table:style-name="ro1">
          <table:table-cell office:value-type="float" office:value="75.6158" calcext:value-type="float">
            <text:p>75.6158</text:p>
          </table:table-cell>
          <table:table-cell office:value-type="float" office:value="277.456" calcext:value-type="float">
            <text:p>277.456</text:p>
          </table:table-cell>
          <table:table-cell office:value-type="float" office:value="38.8626" calcext:value-type="float">
            <text:p>38.8626</text:p>
          </table:table-cell>
          <table:table-cell office:value-type="float" office:value="75.7663" calcext:value-type="float">
            <text:p>75.7663</text:p>
          </table:table-cell>
          <table:table-cell office:value-type="float" office:value="266.43" calcext:value-type="float">
            <text:p>266.43</text:p>
          </table:table-cell>
          <table:table-cell office:value-type="float" office:value="37.7779" calcext:value-type="float">
            <text:p>37.7779</text:p>
          </table:table-cell>
          <table:table-cell/>
          <table:table-cell table:formula="of:=([.D164]-[.A164])/0.0166667" office:value-type="float" office:value="9.0299819400366" calcext:value-type="float">
            <text:p>9.0299819400366</text:p>
          </table:table-cell>
          <table:table-cell table:formula="of:=ABS([.E164]-[.B164])/0.0166667" office:value-type="float" office:value="661.558676882647" calcext:value-type="float">
            <text:p>661.558676882647</text:p>
          </table:table-cell>
          <table:table-cell table:formula="of:=([.F164]-[.C164])/0.0166667" office:value-type="float" office:value="-65.0818698362602" calcext:value-type="float">
            <text:p>-65.0818698362602</text:p>
          </table:table-cell>
          <table:table-cell table:formula="of:=DEGREES(ATAN(ABS([.F164]-[.C164])/ABS([.E164]-[.B164])))" office:value-type="float" office:value="5.6184833586098" calcext:value-type="float">
            <text:p>5.6184833586098</text:p>
          </table:table-cell>
          <table:table-cell table:formula="of:=SQRT(POWER([.H164];2)+POWER([.I164];2)+POWER([.J164];2))" office:value-type="float" office:value="664.813562823398" calcext:value-type="float">
            <text:p>664.813562823398</text:p>
          </table:table-cell>
        </table:table-row>
        <table:table-row table:style-name="ro1">
          <table:table-cell office:value-type="float" office:value="75.551" calcext:value-type="float">
            <text:p>75.551</text:p>
          </table:table-cell>
          <table:table-cell office:value-type="float" office:value="270.04" calcext:value-type="float">
            <text:p>270.04</text:p>
          </table:table-cell>
          <table:table-cell office:value-type="float" office:value="38.1375" calcext:value-type="float">
            <text:p>38.1375</text:p>
          </table:table-cell>
          <table:table-cell office:value-type="float" office:value="75.6896" calcext:value-type="float">
            <text:p>75.6896</text:p>
          </table:table-cell>
          <table:table-cell office:value-type="float" office:value="258.126" calcext:value-type="float">
            <text:p>258.126</text:p>
          </table:table-cell>
          <table:table-cell office:value-type="float" office:value="37.06" calcext:value-type="float">
            <text:p>37.06</text:p>
          </table:table-cell>
          <table:table-cell/>
          <table:table-cell table:formula="of:=([.D165]-[.A165])/0.0166667" office:value-type="float" office:value="8.31598336803307" calcext:value-type="float">
            <text:p>8.31598336803307</text:p>
          </table:table-cell>
          <table:table-cell table:formula="of:=ABS([.E165]-[.B165])/0.0166667" office:value-type="float" office:value="714.838570322862" calcext:value-type="float">
            <text:p>714.838570322862</text:p>
          </table:table-cell>
          <table:table-cell table:formula="of:=([.F165]-[.C165])/0.0166667" office:value-type="float" office:value="-64.6498707002586" calcext:value-type="float">
            <text:p>-64.6498707002586</text:p>
          </table:table-cell>
          <table:table-cell table:formula="of:=DEGREES(ATAN(ABS([.F165]-[.C165])/ABS([.E165]-[.B165])))" office:value-type="float" office:value="5.16776085215684" calcext:value-type="float">
            <text:p>5.16776085215684</text:p>
          </table:table-cell>
          <table:table-cell table:formula="of:=SQRT(POWER([.H165];2)+POWER([.I165];2)+POWER([.J165];2))" office:value-type="float" office:value="717.804251159166" calcext:value-type="float">
            <text:p>717.804251159166</text:p>
          </table:table-cell>
        </table:table-row>
        <table:table-row table:style-name="ro1">
          <table:table-cell office:value-type="float" office:value="75.8103" calcext:value-type="float">
            <text:p>75.8103</text:p>
          </table:table-cell>
          <table:table-cell office:value-type="float" office:value="271.405" calcext:value-type="float">
            <text:p>271.405</text:p>
          </table:table-cell>
          <table:table-cell office:value-type="float" office:value="37.6495" calcext:value-type="float">
            <text:p>37.6495</text:p>
          </table:table-cell>
          <table:table-cell office:value-type="float" office:value="75.9431" calcext:value-type="float">
            <text:p>75.9431</text:p>
          </table:table-cell>
          <table:table-cell office:value-type="float" office:value="259.432" calcext:value-type="float">
            <text:p>259.432</text:p>
          </table:table-cell>
          <table:table-cell office:value-type="float" office:value="36.5784" calcext:value-type="float">
            <text:p>36.5784</text:p>
          </table:table-cell>
          <table:table-cell/>
          <table:table-cell table:formula="of:=([.D166]-[.A166])/0.0166667" office:value-type="float" office:value="7.96798406403206" calcext:value-type="float">
            <text:p>7.96798406403206</text:p>
          </table:table-cell>
          <table:table-cell table:formula="of:=ABS([.E166]-[.B166])/0.0166667" office:value-type="float" office:value="718.378563242871" calcext:value-type="float">
            <text:p>718.378563242871</text:p>
          </table:table-cell>
          <table:table-cell table:formula="of:=([.F166]-[.C166])/0.0166667" office:value-type="float" office:value="-64.2658714682572" calcext:value-type="float">
            <text:p>-64.2658714682572</text:p>
          </table:table-cell>
          <table:table-cell table:formula="of:=DEGREES(ATAN(ABS([.F166]-[.C166])/ABS([.E166]-[.B166])))" office:value-type="float" office:value="5.11205021511208" calcext:value-type="float">
            <text:p>5.11205021511208</text:p>
          </table:table-cell>
          <table:table-cell table:formula="of:=SQRT(POWER([.H166];2)+POWER([.I166];2)+POWER([.J166];2))" office:value-type="float" office:value="721.291446734613" calcext:value-type="float">
            <text:p>721.291446734613</text:p>
          </table:table-cell>
        </table:table-row>
        <table:table-row table:style-name="ro1">
          <table:table-cell office:value-type="float" office:value="74.7927" calcext:value-type="float">
            <text:p>74.7927</text:p>
          </table:table-cell>
          <table:table-cell office:value-type="float" office:value="268.918" calcext:value-type="float">
            <text:p>268.918</text:p>
          </table:table-cell>
          <table:table-cell office:value-type="float" office:value="37.1019" calcext:value-type="float">
            <text:p>37.1019</text:p>
          </table:table-cell>
          <table:table-cell office:value-type="float" office:value="74.6985" calcext:value-type="float">
            <text:p>74.6985</text:p>
          </table:table-cell>
          <table:table-cell office:value-type="float" office:value="255.829" calcext:value-type="float">
            <text:p>255.829</text:p>
          </table:table-cell>
          <table:table-cell office:value-type="float" office:value="36.0359" calcext:value-type="float">
            <text:p>36.0359</text:p>
          </table:table-cell>
          <table:table-cell/>
          <table:table-cell table:formula="of:=([.D167]-[.A167])/0.0166667" office:value-type="float" office:value="-5.65198869602265" calcext:value-type="float">
            <text:p>-5.65198869602265</text:p>
          </table:table-cell>
          <table:table-cell table:formula="of:=ABS([.E167]-[.B167])/0.0166667" office:value-type="float" office:value="785.338429323141" calcext:value-type="float">
            <text:p>785.338429323141</text:p>
          </table:table-cell>
          <table:table-cell table:formula="of:=([.F167]-[.C167])/0.0166667" office:value-type="float" office:value="-63.959872080256" calcext:value-type="float">
            <text:p>-63.959872080256</text:p>
          </table:table-cell>
          <table:table-cell table:formula="of:=DEGREES(ATAN(ABS([.F167]-[.C167])/ABS([.E167]-[.B167])))" office:value-type="float" office:value="4.65603152146046" calcext:value-type="float">
            <text:p>4.65603152146046</text:p>
          </table:table-cell>
          <table:table-cell table:formula="of:=SQRT(POWER([.H167];2)+POWER([.I167];2)+POWER([.J167];2))" office:value-type="float" office:value="787.958919477711" calcext:value-type="float">
            <text:p>787.958919477711</text:p>
          </table:table-cell>
        </table:table-row>
        <table:table-row table:style-name="ro1">
          <table:table-cell office:value-type="float" office:value="75.1271" calcext:value-type="float">
            <text:p>75.1271</text:p>
          </table:table-cell>
          <table:table-cell office:value-type="float" office:value="280.179" calcext:value-type="float">
            <text:p>280.179</text:p>
          </table:table-cell>
          <table:table-cell office:value-type="float" office:value="37.9013" calcext:value-type="float">
            <text:p>37.9013</text:p>
          </table:table-cell>
          <table:table-cell office:value-type="float" office:value="75.0314" calcext:value-type="float">
            <text:p>75.0314</text:p>
          </table:table-cell>
          <table:table-cell office:value-type="float" office:value="267.765" calcext:value-type="float">
            <text:p>267.765</text:p>
          </table:table-cell>
          <table:table-cell office:value-type="float" office:value="36.8087" calcext:value-type="float">
            <text:p>36.8087</text:p>
          </table:table-cell>
          <table:table-cell/>
          <table:table-cell table:formula="of:=([.D168]-[.A168])/0.0166667" office:value-type="float" office:value="-5.74198851602259" calcext:value-type="float">
            <text:p>-5.74198851602259</text:p>
          </table:table-cell>
          <table:table-cell table:formula="of:=ABS([.E168]-[.B168])/0.0166667" office:value-type="float" office:value="744.838510322979" calcext:value-type="float">
            <text:p>744.838510322979</text:p>
          </table:table-cell>
          <table:table-cell table:formula="of:=([.F168]-[.C168])/0.0166667" office:value-type="float" office:value="-65.5558688882621" calcext:value-type="float">
            <text:p>-65.5558688882621</text:p>
          </table:table-cell>
          <table:table-cell table:formula="of:=DEGREES(ATAN(ABS([.F168]-[.C168])/ABS([.E168]-[.B168])))" office:value-type="float" office:value="5.02984301235829" calcext:value-type="float">
            <text:p>5.02984301235829</text:p>
          </table:table-cell>
          <table:table-cell table:formula="of:=SQRT(POWER([.H168];2)+POWER([.I168];2)+POWER([.J168];2))" office:value-type="float" office:value="747.739893838738" calcext:value-type="float">
            <text:p>747.739893838738</text:p>
          </table:table-cell>
        </table:table-row>
        <table:table-row table:style-name="ro1">
          <table:table-cell office:value-type="float" office:value="74.8742" calcext:value-type="float">
            <text:p>74.8742</text:p>
          </table:table-cell>
          <table:table-cell office:value-type="float" office:value="280.045" calcext:value-type="float">
            <text:p>280.045</text:p>
          </table:table-cell>
          <table:table-cell office:value-type="float" office:value="38.4318" calcext:value-type="float">
            <text:p>38.4318</text:p>
          </table:table-cell>
          <table:table-cell office:value-type="float" office:value="75.025" calcext:value-type="float">
            <text:p>75.025</text:p>
          </table:table-cell>
          <table:table-cell office:value-type="float" office:value="266.348" calcext:value-type="float">
            <text:p>266.348</text:p>
          </table:table-cell>
          <table:table-cell office:value-type="float" office:value="37.7991" calcext:value-type="float">
            <text:p>37.7991</text:p>
          </table:table-cell>
          <table:table-cell/>
          <table:table-cell table:formula="of:=([.D169]-[.A169])/0.0166667" office:value-type="float" office:value="9.04798190403642" calcext:value-type="float">
            <text:p>9.04798190403642</text:p>
          </table:table-cell>
          <table:table-cell table:formula="of:=ABS([.E169]-[.B169])/0.0166667" office:value-type="float" office:value="821.818356363287" calcext:value-type="float">
            <text:p>821.818356363287</text:p>
          </table:table-cell>
          <table:table-cell table:formula="of:=([.F169]-[.C169])/0.0166667" office:value-type="float" office:value="-37.9619240761518" calcext:value-type="float">
            <text:p>-37.9619240761518</text:p>
          </table:table-cell>
          <table:table-cell table:formula="of:=DEGREES(ATAN(ABS([.F169]-[.C169])/ABS([.E169]-[.B169])))" office:value-type="float" office:value="2.64476082592313" calcext:value-type="float">
            <text:p>2.64476082592313</text:p>
          </table:table-cell>
          <table:table-cell table:formula="of:=SQRT(POWER([.H169];2)+POWER([.I169];2)+POWER([.J169];2))" office:value-type="float" office:value="822.74442235226" calcext:value-type="float">
            <text:p>822.74442235226</text:p>
          </table:table-cell>
        </table:table-row>
        <table:table-row table:style-name="ro1">
          <table:table-cell office:value-type="float" office:value="75.3722" calcext:value-type="float">
            <text:p>75.3722</text:p>
          </table:table-cell>
          <table:table-cell office:value-type="float" office:value="278.813" calcext:value-type="float">
            <text:p>278.813</text:p>
          </table:table-cell>
          <table:table-cell office:value-type="float" office:value="38.3835" calcext:value-type="float">
            <text:p>38.3835</text:p>
          </table:table-cell>
          <table:table-cell office:value-type="float" office:value="75.7553" calcext:value-type="float">
            <text:p>75.7553</text:p>
          </table:table-cell>
          <table:table-cell office:value-type="float" office:value="265.215" calcext:value-type="float">
            <text:p>265.215</text:p>
          </table:table-cell>
          <table:table-cell office:value-type="float" office:value="37.746" calcext:value-type="float">
            <text:p>37.746</text:p>
          </table:table-cell>
          <table:table-cell/>
          <table:table-cell table:formula="of:=([.D170]-[.A170])/0.0166667" office:value-type="float" office:value="22.9859540280919" calcext:value-type="float">
            <text:p>22.9859540280919</text:p>
          </table:table-cell>
          <table:table-cell table:formula="of:=ABS([.E170]-[.B170])/0.0166667" office:value-type="float" office:value="815.878368243264" calcext:value-type="float">
            <text:p>815.878368243264</text:p>
          </table:table-cell>
          <table:table-cell table:formula="of:=([.F170]-[.C170])/0.0166667" office:value-type="float" office:value="-38.2499235001527" calcext:value-type="float">
            <text:p>-38.2499235001527</text:p>
          </table:table-cell>
          <table:table-cell table:formula="of:=DEGREES(ATAN(ABS([.F170]-[.C170])/ABS([.E170]-[.B170])))" office:value-type="float" office:value="2.68416931308792" calcext:value-type="float">
            <text:p>2.68416931308792</text:p>
          </table:table-cell>
          <table:table-cell table:formula="of:=SQRT(POWER([.H170];2)+POWER([.I170];2)+POWER([.J170];2))" office:value-type="float" office:value="817.097865924052" calcext:value-type="float">
            <text:p>817.097865924052</text:p>
          </table:table-cell>
        </table:table-row>
        <table:table-row table:style-name="ro1">
          <table:table-cell office:value-type="float" office:value="75.136" calcext:value-type="float">
            <text:p>75.136</text:p>
          </table:table-cell>
          <table:table-cell office:value-type="float" office:value="281.518" calcext:value-type="float">
            <text:p>281.518</text:p>
          </table:table-cell>
          <table:table-cell office:value-type="float" office:value="37.6733" calcext:value-type="float">
            <text:p>37.6733</text:p>
          </table:table-cell>
          <table:table-cell office:value-type="float" office:value="75.2708" calcext:value-type="float">
            <text:p>75.2708</text:p>
          </table:table-cell>
          <table:table-cell office:value-type="float" office:value="266.472" calcext:value-type="float">
            <text:p>266.472</text:p>
          </table:table-cell>
          <table:table-cell office:value-type="float" office:value="37.2824" calcext:value-type="float">
            <text:p>37.2824</text:p>
          </table:table-cell>
          <table:table-cell/>
          <table:table-cell table:formula="of:=([.D171]-[.A171])/0.0166667" office:value-type="float" office:value="8.08798382403226" calcext:value-type="float">
            <text:p>8.08798382403226</text:p>
          </table:table-cell>
          <table:table-cell table:formula="of:=ABS([.E171]-[.B171])/0.0166667" office:value-type="float" office:value="902.758194483611" calcext:value-type="float">
            <text:p>902.758194483611</text:p>
          </table:table-cell>
          <table:table-cell table:formula="of:=([.F171]-[.C171])/0.0166667" office:value-type="float" office:value="-23.4539530920935" calcext:value-type="float">
            <text:p>-23.4539530920935</text:p>
          </table:table-cell>
          <table:table-cell table:formula="of:=DEGREES(ATAN(ABS([.F171]-[.C171])/ABS([.E171]-[.B171])))" office:value-type="float" office:value="1.48822830740441" calcext:value-type="float">
            <text:p>1.48822830740441</text:p>
          </table:table-cell>
          <table:table-cell table:formula="of:=SQRT(POWER([.H171];2)+POWER([.I171];2)+POWER([.J171];2))" office:value-type="float" office:value="903.099031726473" calcext:value-type="float">
            <text:p>903.099031726473</text:p>
          </table:table-cell>
        </table:table-row>
        <table:table-row table:style-name="ro1">
          <table:table-cell office:value-type="float" office:value="74.7895" calcext:value-type="float">
            <text:p>74.7895</text:p>
          </table:table-cell>
          <table:table-cell office:value-type="float" office:value="267.377" calcext:value-type="float">
            <text:p>267.377</text:p>
          </table:table-cell>
          <table:table-cell office:value-type="float" office:value="38.853" calcext:value-type="float">
            <text:p>38.853</text:p>
          </table:table-cell>
          <table:table-cell office:value-type="float" office:value="74.2214" calcext:value-type="float">
            <text:p>74.2214</text:p>
          </table:table-cell>
          <table:table-cell office:value-type="float" office:value="255.494" calcext:value-type="float">
            <text:p>255.494</text:p>
          </table:table-cell>
          <table:table-cell office:value-type="float" office:value="37.7904" calcext:value-type="float">
            <text:p>37.7904</text:p>
          </table:table-cell>
          <table:table-cell/>
          <table:table-cell table:formula="of:=([.D172]-[.A172])/0.0166667" office:value-type="float" office:value="-34.0859318281364" calcext:value-type="float">
            <text:p>-34.0859318281364</text:p>
          </table:table-cell>
          <table:table-cell table:formula="of:=ABS([.E172]-[.B172])/0.0166667" office:value-type="float" office:value="712.978574042853" calcext:value-type="float">
            <text:p>712.978574042853</text:p>
          </table:table-cell>
          <table:table-cell table:formula="of:=([.F172]-[.C172])/0.0166667" office:value-type="float" office:value="-63.7558724882552" calcext:value-type="float">
            <text:p>-63.7558724882552</text:p>
          </table:table-cell>
          <table:table-cell table:formula="of:=DEGREES(ATAN(ABS([.F172]-[.C172])/ABS([.E172]-[.B172])))" office:value-type="float" office:value="5.10990421987766" calcext:value-type="float">
            <text:p>5.10990421987766</text:p>
          </table:table-cell>
          <table:table-cell table:formula="of:=SQRT(POWER([.H172];2)+POWER([.I172];2)+POWER([.J172];2))" office:value-type="float" office:value="716.634571500364" calcext:value-type="float">
            <text:p>716.634571500364</text:p>
          </table:table-cell>
        </table:table-row>
        <table:table-row table:style-name="ro1">
          <table:table-cell office:value-type="float" office:value="75.0572" calcext:value-type="float">
            <text:p>75.0572</text:p>
          </table:table-cell>
          <table:table-cell office:value-type="float" office:value="269.714" calcext:value-type="float">
            <text:p>269.714</text:p>
          </table:table-cell>
          <table:table-cell office:value-type="float" office:value="39.6828" calcext:value-type="float">
            <text:p>39.6828</text:p>
          </table:table-cell>
          <table:table-cell office:value-type="float" office:value="74.9659" calcext:value-type="float">
            <text:p>74.9659</text:p>
          </table:table-cell>
          <table:table-cell office:value-type="float" office:value="257.76" calcext:value-type="float">
            <text:p>257.76</text:p>
          </table:table-cell>
          <table:table-cell office:value-type="float" office:value="38.8262" calcext:value-type="float">
            <text:p>38.8262</text:p>
          </table:table-cell>
          <table:table-cell/>
          <table:table-cell table:formula="of:=([.D173]-[.A173])/0.0166667" office:value-type="float" office:value="-5.4779890440213" calcext:value-type="float">
            <text:p>-5.4779890440213</text:p>
          </table:table-cell>
          <table:table-cell table:formula="of:=ABS([.E173]-[.B173])/0.0166667" office:value-type="float" office:value="717.238565522869" calcext:value-type="float">
            <text:p>717.238565522869</text:p>
          </table:table-cell>
          <table:table-cell table:formula="of:=([.F173]-[.C173])/0.0166667" office:value-type="float" office:value="-51.3958972082056" calcext:value-type="float">
            <text:p>-51.3958972082056</text:p>
          </table:table-cell>
          <table:table-cell table:formula="of:=DEGREES(ATAN(ABS([.F173]-[.C173])/ABS([.E173]-[.B173])))" office:value-type="float" office:value="4.09869640596653" calcext:value-type="float">
            <text:p>4.09869640596653</text:p>
          </table:table-cell>
          <table:table-cell table:formula="of:=SQRT(POWER([.H173];2)+POWER([.I173];2)+POWER([.J173];2))" office:value-type="float" office:value="719.098537397418" calcext:value-type="float">
            <text:p>719.098537397418</text:p>
          </table:table-cell>
        </table:table-row>
        <table:table-row table:style-name="ro1">
          <table:table-cell office:value-type="float" office:value="74.8507" calcext:value-type="float">
            <text:p>74.8507</text:p>
          </table:table-cell>
          <table:table-cell office:value-type="float" office:value="276.033" calcext:value-type="float">
            <text:p>276.033</text:p>
          </table:table-cell>
          <table:table-cell office:value-type="float" office:value="39.3607" calcext:value-type="float">
            <text:p>39.3607</text:p>
          </table:table-cell>
          <table:table-cell office:value-type="float" office:value="75.009" calcext:value-type="float">
            <text:p>75.009</text:p>
          </table:table-cell>
          <table:table-cell office:value-type="float" office:value="263.804" calcext:value-type="float">
            <text:p>263.804</text:p>
          </table:table-cell>
          <table:table-cell office:value-type="float" office:value="38.4911" calcext:value-type="float">
            <text:p>38.4911</text:p>
          </table:table-cell>
          <table:table-cell/>
          <table:table-cell table:formula="of:=([.D174]-[.A174])/0.0166667" office:value-type="float" office:value="9.49798100403781" calcext:value-type="float">
            <text:p>9.49798100403781</text:p>
          </table:table-cell>
          <table:table-cell table:formula="of:=ABS([.E174]-[.B174])/0.0166667" office:value-type="float" office:value="733.738532522937" calcext:value-type="float">
            <text:p>733.738532522937</text:p>
          </table:table-cell>
          <table:table-cell table:formula="of:=([.F174]-[.C174])/0.0166667" office:value-type="float" office:value="-52.1758956482086" calcext:value-type="float">
            <text:p>-52.1758956482086</text:p>
          </table:table-cell>
          <table:table-cell table:formula="of:=DEGREES(ATAN(ABS([.F174]-[.C174])/ABS([.E174]-[.B174])))" office:value-type="float" office:value="4.06743669252244" calcext:value-type="float">
            <text:p>4.06743669252244</text:p>
          </table:table-cell>
          <table:table-cell table:formula="of:=SQRT(POWER([.H174];2)+POWER([.I174];2)+POWER([.J174];2))" office:value-type="float" office:value="735.652614920086" calcext:value-type="float">
            <text:p>735.652614920086</text:p>
          </table:table-cell>
        </table:table-row>
        <table:table-row table:style-name="ro1">
          <table:table-cell office:value-type="float" office:value="74.8697" calcext:value-type="float">
            <text:p>74.8697</text:p>
          </table:table-cell>
          <table:table-cell office:value-type="float" office:value="278.468" calcext:value-type="float">
            <text:p>278.468</text:p>
          </table:table-cell>
          <table:table-cell office:value-type="float" office:value="39.9559" calcext:value-type="float">
            <text:p>39.9559</text:p>
          </table:table-cell>
          <table:table-cell office:value-type="float" office:value="74.7833" calcext:value-type="float">
            <text:p>74.7833</text:p>
          </table:table-cell>
          <table:table-cell office:value-type="float" office:value="266.013" calcext:value-type="float">
            <text:p>266.013</text:p>
          </table:table-cell>
          <table:table-cell office:value-type="float" office:value="39.5797" calcext:value-type="float">
            <text:p>39.5797</text:p>
          </table:table-cell>
          <table:table-cell/>
          <table:table-cell table:formula="of:=([.D175]-[.A175])/0.0166667" office:value-type="float" office:value="-5.18398963202059" calcext:value-type="float">
            <text:p>-5.18398963202059</text:p>
          </table:table-cell>
          <table:table-cell table:formula="of:=ABS([.E175]-[.B175])/0.0166667" office:value-type="float" office:value="747.298505402992" calcext:value-type="float">
            <text:p>747.298505402992</text:p>
          </table:table-cell>
          <table:table-cell table:formula="of:=([.F175]-[.C175])/0.0166667" office:value-type="float" office:value="-22.5719548560901" calcext:value-type="float">
            <text:p>-22.5719548560901</text:p>
          </table:table-cell>
          <table:table-cell table:formula="of:=DEGREES(ATAN(ABS([.F175]-[.C175])/ABS([.E175]-[.B175])))" office:value-type="float" office:value="1.73007795062185" calcext:value-type="float">
            <text:p>1.73007795062185</text:p>
          </table:table-cell>
          <table:table-cell table:formula="of:=SQRT(POWER([.H175];2)+POWER([.I175];2)+POWER([.J175];2))" office:value-type="float" office:value="747.657289854165" calcext:value-type="float">
            <text:p>747.657289854165</text:p>
          </table:table-cell>
        </table:table-row>
        <table:table-row table:style-name="ro1">
          <table:table-cell office:value-type="float" office:value="75.0931" calcext:value-type="float">
            <text:p>75.0931</text:p>
          </table:table-cell>
          <table:table-cell office:value-type="float" office:value="274.797" calcext:value-type="float">
            <text:p>274.797</text:p>
          </table:table-cell>
          <table:table-cell office:value-type="float" office:value="39.317" calcext:value-type="float">
            <text:p>39.317</text:p>
          </table:table-cell>
          <table:table-cell office:value-type="float" office:value="75.0077" calcext:value-type="float">
            <text:p>75.0077</text:p>
          </table:table-cell>
          <table:table-cell office:value-type="float" office:value="263.902" calcext:value-type="float">
            <text:p>263.902</text:p>
          </table:table-cell>
          <table:table-cell office:value-type="float" office:value="37.9843" calcext:value-type="float">
            <text:p>37.9843</text:p>
          </table:table-cell>
          <table:table-cell/>
          <table:table-cell table:formula="of:=([.D176]-[.A176])/0.0166667" office:value-type="float" office:value="-5.12398975202092" calcext:value-type="float">
            <text:p>-5.12398975202092</text:p>
          </table:table-cell>
          <table:table-cell table:formula="of:=ABS([.E176]-[.B176])/0.0166667" office:value-type="float" office:value="653.698692602617" calcext:value-type="float">
            <text:p>653.698692602617</text:p>
          </table:table-cell>
          <table:table-cell table:formula="of:=([.F176]-[.C176])/0.0166667" office:value-type="float" office:value="-79.96184007632" calcext:value-type="float">
            <text:p>-79.96184007632</text:p>
          </table:table-cell>
          <table:table-cell table:formula="of:=DEGREES(ATAN(ABS([.F176]-[.C176])/ABS([.E176]-[.B176])))" office:value-type="float" office:value="6.97389875468903" calcext:value-type="float">
            <text:p>6.97389875468903</text:p>
          </table:table-cell>
          <table:table-cell table:formula="of:=SQRT(POWER([.H176];2)+POWER([.I176];2)+POWER([.J176];2))" office:value-type="float" office:value="658.591020170895" calcext:value-type="float">
            <text:p>658.591020170895</text:p>
          </table:table-cell>
        </table:table-row>
        <table:table-row table:style-name="ro1">
          <table:table-cell office:value-type="float" office:value="75.0007" calcext:value-type="float">
            <text:p>75.0007</text:p>
          </table:table-cell>
          <table:table-cell office:value-type="float" office:value="262.559" calcext:value-type="float">
            <text:p>262.559</text:p>
          </table:table-cell>
          <table:table-cell office:value-type="float" office:value="38.7093" calcext:value-type="float">
            <text:p>38.7093</text:p>
          </table:table-cell>
          <table:table-cell office:value-type="float" office:value="74.9031" calcext:value-type="float">
            <text:p>74.9031</text:p>
          </table:table-cell>
          <table:table-cell office:value-type="float" office:value="249.768" calcext:value-type="float">
            <text:p>249.768</text:p>
          </table:table-cell>
          <table:table-cell office:value-type="float" office:value="37.865" calcext:value-type="float">
            <text:p>37.865</text:p>
          </table:table-cell>
          <table:table-cell/>
          <table:table-cell table:formula="of:=([.D177]-[.A177])/0.0166667" office:value-type="float" office:value="-5.85598828802342" calcext:value-type="float">
            <text:p>-5.85598828802342</text:p>
          </table:table-cell>
          <table:table-cell table:formula="of:=ABS([.E177]-[.B177])/0.0166667" office:value-type="float" office:value="767.458465083071" calcext:value-type="float">
            <text:p>767.458465083071</text:p>
          </table:table-cell>
          <table:table-cell table:formula="of:=([.F177]-[.C177])/0.0166667" office:value-type="float" office:value="-50.6578986842025" calcext:value-type="float">
            <text:p>-50.6578986842025</text:p>
          </table:table-cell>
          <table:table-cell table:formula="of:=DEGREES(ATAN(ABS([.F177]-[.C177])/ABS([.E177]-[.B177])))" office:value-type="float" office:value="3.77646422044157" calcext:value-type="float">
            <text:p>3.77646422044157</text:p>
          </table:table-cell>
          <table:table-cell table:formula="of:=SQRT(POWER([.H177];2)+POWER([.I177];2)+POWER([.J177];2))" office:value-type="float" office:value="769.150837564123" calcext:value-type="float">
            <text:p>769.150837564123</text:p>
          </table:table-cell>
        </table:table-row>
        <table:table-row table:style-name="ro1">
          <table:table-cell office:value-type="float" office:value="75.3307" calcext:value-type="float">
            <text:p>75.3307</text:p>
          </table:table-cell>
          <table:table-cell office:value-type="float" office:value="273.846" calcext:value-type="float">
            <text:p>273.846</text:p>
          </table:table-cell>
          <table:table-cell office:value-type="float" office:value="37.729" calcext:value-type="float">
            <text:p>37.729</text:p>
          </table:table-cell>
          <table:table-cell office:value-type="float" office:value="75.2497" calcext:value-type="float">
            <text:p>75.2497</text:p>
          </table:table-cell>
          <table:table-cell office:value-type="float" office:value="264.19" calcext:value-type="float">
            <text:p>264.19</text:p>
          </table:table-cell>
          <table:table-cell office:value-type="float" office:value="36.4592" calcext:value-type="float">
            <text:p>36.4592</text:p>
          </table:table-cell>
          <table:table-cell/>
          <table:table-cell table:formula="of:=([.D178]-[.A178])/0.0166667" office:value-type="float" office:value="-4.85999028001877" calcext:value-type="float">
            <text:p>-4.85999028001877</text:p>
          </table:table-cell>
          <table:table-cell table:formula="of:=ABS([.E178]-[.B178])/0.0166667" office:value-type="float" office:value="579.358841282318" calcext:value-type="float">
            <text:p>579.358841282318</text:p>
          </table:table-cell>
          <table:table-cell table:formula="of:=([.F178]-[.C178])/0.0166667" office:value-type="float" office:value="-76.1878476243045" calcext:value-type="float">
            <text:p>-76.1878476243045</text:p>
          </table:table-cell>
          <table:table-cell table:formula="of:=DEGREES(ATAN(ABS([.F178]-[.C178])/ABS([.E178]-[.B178])))" office:value-type="float" office:value="7.49162120536158" calcext:value-type="float">
            <text:p>7.49162120536158</text:p>
          </table:table-cell>
          <table:table-cell table:formula="of:=SQRT(POWER([.H178];2)+POWER([.I178];2)+POWER([.J178];2))" office:value-type="float" office:value="584.36707179917" calcext:value-type="float">
            <text:p>584.36707179917</text:p>
          </table:table-cell>
        </table:table-row>
        <table:table-row table:style-name="ro1">
          <table:table-cell office:value-type="float" office:value="75.0971" calcext:value-type="float">
            <text:p>75.0971</text:p>
          </table:table-cell>
          <table:table-cell office:value-type="float" office:value="276.443" calcext:value-type="float">
            <text:p>276.443</text:p>
          </table:table-cell>
          <table:table-cell office:value-type="float" office:value="37.2819" calcext:value-type="float">
            <text:p>37.2819</text:p>
          </table:table-cell>
          <table:table-cell office:value-type="float" office:value="74.7649" calcext:value-type="float">
            <text:p>74.7649</text:p>
          </table:table-cell>
          <table:table-cell office:value-type="float" office:value="265.389" calcext:value-type="float">
            <text:p>265.389</text:p>
          </table:table-cell>
          <table:table-cell office:value-type="float" office:value="36.2482" calcext:value-type="float">
            <text:p>36.2482</text:p>
          </table:table-cell>
          <table:table-cell/>
          <table:table-cell table:formula="of:=([.D179]-[.A179])/0.0166667" office:value-type="float" office:value="-19.9319601360797" calcext:value-type="float">
            <text:p>-19.9319601360797</text:p>
          </table:table-cell>
          <table:table-cell table:formula="of:=ABS([.E179]-[.B179])/0.0166667" office:value-type="float" office:value="663.238673522652" calcext:value-type="float">
            <text:p>663.238673522652</text:p>
          </table:table-cell>
          <table:table-cell table:formula="of:=([.F179]-[.C179])/0.0166667" office:value-type="float" office:value="-62.0218759562483" calcext:value-type="float">
            <text:p>-62.0218759562483</text:p>
          </table:table-cell>
          <table:table-cell table:formula="of:=DEGREES(ATAN(ABS([.F179]-[.C179])/ABS([.E179]-[.B179])))" office:value-type="float" office:value="5.34240145414103" calcext:value-type="float">
            <text:p>5.34240145414103</text:p>
          </table:table-cell>
          <table:table-cell table:formula="of:=SQRT(POWER([.H179];2)+POWER([.I179];2)+POWER([.J179];2))" office:value-type="float" office:value="666.430442122871" calcext:value-type="float">
            <text:p>666.430442122871</text:p>
          </table:table-cell>
        </table:table-row>
        <table:table-row table:style-name="ro1">
          <table:table-cell office:value-type="float" office:value="75.079" calcext:value-type="float">
            <text:p>75.079</text:p>
          </table:table-cell>
          <table:table-cell office:value-type="float" office:value="273.871" calcext:value-type="float">
            <text:p>273.8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74.9854" calcext:value-type="float">
            <text:p>74.9854</text:p>
          </table:table-cell>
          <table:table-cell office:value-type="float" office:value="261.743" calcext:value-type="float">
            <text:p>261.743</text:p>
          </table:table-cell>
          <table:table-cell office:value-type="float" office:value="36.4125" calcext:value-type="float">
            <text:p>36.4125</text:p>
          </table:table-cell>
          <table:table-cell/>
          <table:table-cell table:formula="of:=([.D180]-[.A180])/0.0166667" office:value-type="float" office:value="-5.61598876802217" calcext:value-type="float">
            <text:p>-5.61598876802217</text:p>
          </table:table-cell>
          <table:table-cell table:formula="of:=ABS([.E180]-[.B180])/0.0166667" office:value-type="float" office:value="727.67854464291" calcext:value-type="float">
            <text:p>727.67854464291</text:p>
          </table:table-cell>
          <table:table-cell table:formula="of:=([.F180]-[.C180])/0.0166667" office:value-type="float" office:value="-63.8698722602552" calcext:value-type="float">
            <text:p>-63.8698722602552</text:p>
          </table:table-cell>
          <table:table-cell table:formula="of:=DEGREES(ATAN(ABS([.F180]-[.C180])/ABS([.E180]-[.B180])))" office:value-type="float" office:value="5.01611582281078" calcext:value-type="float">
            <text:p>5.01611582281078</text:p>
          </table:table-cell>
          <table:table-cell table:formula="of:=SQRT(POWER([.H180];2)+POWER([.I180];2)+POWER([.J180];2))" office:value-type="float" office:value="730.497751020499" calcext:value-type="float">
            <text:p>730.497751020499</text:p>
          </table:table-cell>
        </table:table-row>
        <table:table-row table:style-name="ro1">
          <table:table-cell office:value-type="float" office:value="74.3701" calcext:value-type="float">
            <text:p>74.3701</text:p>
          </table:table-cell>
          <table:table-cell office:value-type="float" office:value="281.502" calcext:value-type="float">
            <text:p>281.502</text:p>
          </table:table-cell>
          <table:table-cell office:value-type="float" office:value="37.4294" calcext:value-type="float">
            <text:p>37.4294</text:p>
          </table:table-cell>
          <table:table-cell office:value-type="float" office:value="74.2984" calcext:value-type="float">
            <text:p>74.2984</text:p>
          </table:table-cell>
          <table:table-cell office:value-type="float" office:value="270.346" calcext:value-type="float">
            <text:p>270.346</text:p>
          </table:table-cell>
          <table:table-cell office:value-type="float" office:value="35.8597" calcext:value-type="float">
            <text:p>35.8597</text:p>
          </table:table-cell>
          <table:table-cell/>
          <table:table-cell table:formula="of:=([.D181]-[.A181])/0.0166667" office:value-type="float" office:value="-4.30199139601677" calcext:value-type="float">
            <text:p>-4.30199139601677</text:p>
          </table:table-cell>
          <table:table-cell table:formula="of:=ABS([.E181]-[.B181])/0.0166667" office:value-type="float" office:value="669.358661282678" calcext:value-type="float">
            <text:p>669.358661282678</text:p>
          </table:table-cell>
          <table:table-cell table:formula="of:=([.F181]-[.C181])/0.0166667" office:value-type="float" office:value="-94.181811636377" calcext:value-type="float">
            <text:p>-94.181811636377</text:p>
          </table:table-cell>
          <table:table-cell table:formula="of:=DEGREES(ATAN(ABS([.F181]-[.C181])/ABS([.E181]-[.B181])))" office:value-type="float" office:value="8.00919850399351" calcext:value-type="float">
            <text:p>8.00919850399351</text:p>
          </table:table-cell>
          <table:table-cell table:formula="of:=SQRT(POWER([.H181];2)+POWER([.I181];2)+POWER([.J181];2))" office:value-type="float" office:value="675.96578183161" calcext:value-type="float">
            <text:p>675.96578183161</text:p>
          </table:table-cell>
        </table:table-row>
        <table:table-row table:style-name="ro1">
          <table:table-cell office:value-type="float" office:value="74.5554" calcext:value-type="float">
            <text:p>74.5554</text:p>
          </table:table-cell>
          <table:table-cell office:value-type="float" office:value="269.927" calcext:value-type="float">
            <text:p>269.927</text:p>
          </table:table-cell>
          <table:table-cell office:value-type="float" office:value="38.1663" calcext:value-type="float">
            <text:p>38.1663</text:p>
          </table:table-cell>
          <table:table-cell office:value-type="float" office:value="74.2334" calcext:value-type="float">
            <text:p>74.2334</text:p>
          </table:table-cell>
          <table:table-cell office:value-type="float" office:value="257.904" calcext:value-type="float">
            <text:p>257.904</text:p>
          </table:table-cell>
          <table:table-cell office:value-type="float" office:value="37.3559" calcext:value-type="float">
            <text:p>37.3559</text:p>
          </table:table-cell>
          <table:table-cell/>
          <table:table-cell table:formula="of:=([.D182]-[.A182])/0.0166667" office:value-type="float" office:value="-19.3199613600774" calcext:value-type="float">
            <text:p>-19.3199613600774</text:p>
          </table:table-cell>
          <table:table-cell table:formula="of:=ABS([.E182]-[.B182])/0.0166667" office:value-type="float" office:value="721.378557242887" calcext:value-type="float">
            <text:p>721.378557242887</text:p>
          </table:table-cell>
          <table:table-cell table:formula="of:=([.F182]-[.C182])/0.0166667" office:value-type="float" office:value="-48.6239027521946" calcext:value-type="float">
            <text:p>-48.6239027521946</text:p>
          </table:table-cell>
          <table:table-cell table:formula="of:=DEGREES(ATAN(ABS([.F182]-[.C182])/ABS([.E182]-[.B182])))" office:value-type="float" office:value="3.85614002973074" calcext:value-type="float">
            <text:p>3.85614002973074</text:p>
          </table:table-cell>
          <table:table-cell table:formula="of:=SQRT(POWER([.H182];2)+POWER([.I182];2)+POWER([.J182];2))" office:value-type="float" office:value="723.273508208091" calcext:value-type="float">
            <text:p>723.273508208091</text:p>
          </table:table-cell>
        </table:table-row>
        <table:table-row table:style-name="ro1">
          <table:table-cell office:value-type="float" office:value="75.0716" calcext:value-type="float">
            <text:p>75.0716</text:p>
          </table:table-cell>
          <table:table-cell office:value-type="float" office:value="272.466" calcext:value-type="float">
            <text:p>272.466</text:p>
          </table:table-cell>
          <table:table-cell office:value-type="float" office:value="38.2191" calcext:value-type="float">
            <text:p>38.2191</text:p>
          </table:table-cell>
          <table:table-cell office:value-type="float" office:value="74.98" calcext:value-type="float">
            <text:p>74.98</text:p>
          </table:table-cell>
          <table:table-cell office:value-type="float" office:value="260.324" calcext:value-type="float">
            <text:p>260.324</text:p>
          </table:table-cell>
          <table:table-cell office:value-type="float" office:value="37.6431" calcext:value-type="float">
            <text:p>37.6431</text:p>
          </table:table-cell>
          <table:table-cell/>
          <table:table-cell table:formula="of:=([.D183]-[.A183])/0.0166667" office:value-type="float" office:value="-5.49598900802197" calcext:value-type="float">
            <text:p>-5.49598900802197</text:p>
          </table:table-cell>
          <table:table-cell table:formula="of:=ABS([.E183]-[.B183])/0.0166667" office:value-type="float" office:value="728.518542962914" calcext:value-type="float">
            <text:p>728.518542962914</text:p>
          </table:table-cell>
          <table:table-cell table:formula="of:=([.F183]-[.C183])/0.0166667" office:value-type="float" office:value="-34.5599308801383" calcext:value-type="float">
            <text:p>-34.5599308801383</text:p>
          </table:table-cell>
          <table:table-cell table:formula="of:=DEGREES(ATAN(ABS([.F183]-[.C183])/ABS([.E183]-[.B183])))" office:value-type="float" office:value="2.71599785235274" calcext:value-type="float">
            <text:p>2.71599785235274</text:p>
          </table:table-cell>
          <table:table-cell table:formula="of:=SQRT(POWER([.H183];2)+POWER([.I183];2)+POWER([.J183];2))" office:value-type="float" office:value="729.358527857475" calcext:value-type="float">
            <text:p>729.358527857475</text:p>
          </table:table-cell>
        </table:table-row>
        <table:table-row table:style-name="ro1">
          <table:table-cell office:value-type="float" office:value="75.3213" calcext:value-type="float">
            <text:p>75.3213</text:p>
          </table:table-cell>
          <table:table-cell office:value-type="float" office:value="272.548" calcext:value-type="float">
            <text:p>272.548</text:p>
          </table:table-cell>
          <table:table-cell office:value-type="float" office:value="37.9536" calcext:value-type="float">
            <text:p>37.9536</text:p>
          </table:table-cell>
          <table:table-cell office:value-type="float" office:value="75.4759" calcext:value-type="float">
            <text:p>75.4759</text:p>
          </table:table-cell>
          <table:table-cell office:value-type="float" office:value="261.759" calcext:value-type="float">
            <text:p>261.759</text:p>
          </table:table-cell>
          <table:table-cell office:value-type="float" office:value="36.6495" calcext:value-type="float">
            <text:p>36.6495</text:p>
          </table:table-cell>
          <table:table-cell/>
          <table:table-cell table:formula="of:=([.D184]-[.A184])/0.0166667" office:value-type="float" office:value="9.27598144803723" calcext:value-type="float">
            <text:p>9.27598144803723</text:p>
          </table:table-cell>
          <table:table-cell table:formula="of:=ABS([.E184]-[.B184])/0.0166667" office:value-type="float" office:value="647.338705322589" calcext:value-type="float">
            <text:p>647.338705322589</text:p>
          </table:table-cell>
          <table:table-cell table:formula="of:=([.F184]-[.C184])/0.0166667" office:value-type="float" office:value="-78.2458435083129" calcext:value-type="float">
            <text:p>-78.2458435083129</text:p>
          </table:table-cell>
          <table:table-cell table:formula="of:=DEGREES(ATAN(ABS([.F184]-[.C184])/ABS([.E184]-[.B184])))" office:value-type="float" office:value="6.89208376887242" calcext:value-type="float">
            <text:p>6.89208376887242</text:p>
          </table:table-cell>
          <table:table-cell table:formula="of:=SQRT(POWER([.H184];2)+POWER([.I184];2)+POWER([.J184];2))" office:value-type="float" office:value="652.116443027529" calcext:value-type="float">
            <text:p>652.116443027529</text:p>
          </table:table-cell>
        </table:table-row>
        <table:table-row table:style-name="ro1">
          <table:table-cell office:value-type="float" office:value="73.8076" calcext:value-type="float">
            <text:p>73.8076</text:p>
          </table:table-cell>
          <table:table-cell office:value-type="float" office:value="271.434" calcext:value-type="float">
            <text:p>271.434</text:p>
          </table:table-cell>
          <table:table-cell office:value-type="float" office:value="36.4183" calcext:value-type="float">
            <text:p>36.4183</text:p>
          </table:table-cell>
          <table:table-cell office:value-type="float" office:value="73.7336" calcext:value-type="float">
            <text:p>73.7336</text:p>
          </table:table-cell>
          <table:table-cell office:value-type="float" office:value="257.011" calcext:value-type="float">
            <text:p>257.011</text:p>
          </table:table-cell>
          <table:table-cell office:value-type="float" office:value="35.342" calcext:value-type="float">
            <text:p>35.342</text:p>
          </table:table-cell>
          <table:table-cell/>
          <table:table-cell table:formula="of:=([.D185]-[.A185])/0.0166667" office:value-type="float" office:value="-4.43999112001764" calcext:value-type="float">
            <text:p>-4.43999112001764</text:p>
          </table:table-cell>
          <table:table-cell table:formula="of:=ABS([.E185]-[.B185])/0.0166667" office:value-type="float" office:value="865.378269243462" calcext:value-type="float">
            <text:p>865.378269243462</text:p>
          </table:table-cell>
          <table:table-cell table:formula="of:=([.F185]-[.C185])/0.0166667" office:value-type="float" office:value="-64.5778708442585" calcext:value-type="float">
            <text:p>-64.5778708442585</text:p>
          </table:table-cell>
          <table:table-cell table:formula="of:=DEGREES(ATAN(ABS([.F185]-[.C185])/ABS([.E185]-[.B185])))" office:value-type="float" office:value="4.26772230727524" calcext:value-type="float">
            <text:p>4.26772230727524</text:p>
          </table:table-cell>
          <table:table-cell table:formula="of:=SQRT(POWER([.H185];2)+POWER([.I185];2)+POWER([.J185];2))" office:value-type="float" office:value="867.795807666027" calcext:value-type="float">
            <text:p>867.795807666027</text:p>
          </table:table-cell>
        </table:table-row>
        <table:table-row table:style-name="ro1">
          <table:table-cell office:value-type="float" office:value="74.302" calcext:value-type="float">
            <text:p>74.302</text:p>
          </table:table-cell>
          <table:table-cell office:value-type="float" office:value="270.142" calcext:value-type="float">
            <text:p>270.142</text:p>
          </table:table-cell>
          <table:table-cell office:value-type="float" office:value="36.8905" calcext:value-type="float">
            <text:p>36.8905</text:p>
          </table:table-cell>
          <table:table-cell office:value-type="float" office:value="73.7416" calcext:value-type="float">
            <text:p>73.7416</text:p>
          </table:table-cell>
          <table:table-cell office:value-type="float" office:value="258.104" calcext:value-type="float">
            <text:p>258.104</text:p>
          </table:table-cell>
          <table:table-cell office:value-type="float" office:value="35.8686" calcext:value-type="float">
            <text:p>35.8686</text:p>
          </table:table-cell>
          <table:table-cell/>
          <table:table-cell table:formula="of:=([.D186]-[.A186])/0.0166667" office:value-type="float" office:value="-33.6239327521346" calcext:value-type="float">
            <text:p>-33.6239327521346</text:p>
          </table:table-cell>
          <table:table-cell table:formula="of:=ABS([.E186]-[.B186])/0.0166667" office:value-type="float" office:value="722.27855544289" calcext:value-type="float">
            <text:p>722.27855544289</text:p>
          </table:table-cell>
          <table:table-cell table:formula="of:=([.F186]-[.C186])/0.0166667" office:value-type="float" office:value="-61.3138773722454" calcext:value-type="float">
            <text:p>-61.3138773722454</text:p>
          </table:table-cell>
          <table:table-cell table:formula="of:=DEGREES(ATAN(ABS([.F186]-[.C186])/ABS([.E186]-[.B186])))" office:value-type="float" office:value="4.85217803186698" calcext:value-type="float">
            <text:p>4.85217803186698</text:p>
          </table:table-cell>
          <table:table-cell table:formula="of:=SQRT(POWER([.H186];2)+POWER([.I186];2)+POWER([.J186];2))" office:value-type="float" office:value="725.655753139742" calcext:value-type="float">
            <text:p>725.655753139742</text:p>
          </table:table-cell>
        </table:table-row>
        <table:table-row table:style-name="ro1">
          <table:table-cell office:value-type="float" office:value="74.5866" calcext:value-type="float">
            <text:p>74.5866</text:p>
          </table:table-cell>
          <table:table-cell office:value-type="float" office:value="274.974" calcext:value-type="float">
            <text:p>274.974</text:p>
          </table:table-cell>
          <table:table-cell office:value-type="float" office:value="38.0416" calcext:value-type="float">
            <text:p>38.0416</text:p>
          </table:table-cell>
          <table:table-cell office:value-type="float" office:value="74.2597" calcext:value-type="float">
            <text:p>74.2597</text:p>
          </table:table-cell>
          <table:table-cell office:value-type="float" office:value="262.769" calcext:value-type="float">
            <text:p>262.769</text:p>
          </table:table-cell>
          <table:table-cell office:value-type="float" office:value="36.9686" calcext:value-type="float">
            <text:p>36.9686</text:p>
          </table:table-cell>
          <table:table-cell/>
          <table:table-cell table:formula="of:=([.D187]-[.A187])/0.0166667" office:value-type="float" office:value="-19.613960772079" calcext:value-type="float">
            <text:p>-19.613960772079</text:p>
          </table:table-cell>
          <table:table-cell table:formula="of:=ABS([.E187]-[.B187])/0.0166667" office:value-type="float" office:value="732.298535402928" calcext:value-type="float">
            <text:p>732.298535402928</text:p>
          </table:table-cell>
          <table:table-cell table:formula="of:=([.F187]-[.C187])/0.0166667" office:value-type="float" office:value="-64.3798712402576" calcext:value-type="float">
            <text:p>-64.3798712402576</text:p>
          </table:table-cell>
          <table:table-cell table:formula="of:=DEGREES(ATAN(ABS([.F187]-[.C187])/ABS([.E187]-[.B187])))" office:value-type="float" office:value="5.02422883372639" calcext:value-type="float">
            <text:p>5.02422883372639</text:p>
          </table:table-cell>
          <table:table-cell table:formula="of:=SQRT(POWER([.H187];2)+POWER([.I187];2)+POWER([.J187];2))" office:value-type="float" office:value="735.384675004419" calcext:value-type="float">
            <text:p>735.384675004419</text:p>
          </table:table-cell>
        </table:table-row>
        <table:table-row table:style-name="ro1">
          <table:table-cell office:value-type="float" office:value="75.765" calcext:value-type="float">
            <text:p>75.765</text:p>
          </table:table-cell>
          <table:table-cell office:value-type="float" office:value="266.575" calcext:value-type="float">
            <text:p>266.575</text:p>
          </table:table-cell>
          <table:table-cell office:value-type="float" office:value="37.0131" calcext:value-type="float">
            <text:p>37.0131</text:p>
          </table:table-cell>
          <table:table-cell office:value-type="float" office:value="76.1263" calcext:value-type="float">
            <text:p>76.1263</text:p>
          </table:table-cell>
          <table:table-cell office:value-type="float" office:value="253.758" calcext:value-type="float">
            <text:p>253.758</text:p>
          </table:table-cell>
          <table:table-cell office:value-type="float" office:value="35.441" calcext:value-type="float">
            <text:p>35.441</text:p>
          </table:table-cell>
          <table:table-cell/>
          <table:table-cell table:formula="of:=([.D188]-[.A188])/0.0166667" office:value-type="float" office:value="21.6779566440867" calcext:value-type="float">
            <text:p>21.6779566440867</text:p>
          </table:table-cell>
          <table:table-cell table:formula="of:=ABS([.E188]-[.B188])/0.0166667" office:value-type="float" office:value="769.018461963075" calcext:value-type="float">
            <text:p>769.018461963075</text:p>
          </table:table-cell>
          <table:table-cell table:formula="of:=([.F188]-[.C188])/0.0166667" office:value-type="float" office:value="-94.3258113483772" calcext:value-type="float">
            <text:p>-94.3258113483772</text:p>
          </table:table-cell>
          <table:table-cell table:formula="of:=DEGREES(ATAN(ABS([.F188]-[.C188])/ABS([.E188]-[.B188])))" office:value-type="float" office:value="6.99282277492629" calcext:value-type="float">
            <text:p>6.99282277492629</text:p>
          </table:table-cell>
          <table:table-cell table:formula="of:=SQRT(POWER([.H188];2)+POWER([.I188];2)+POWER([.J188];2))" office:value-type="float" office:value="775.084954911941" calcext:value-type="float">
            <text:p>775.084954911941</text:p>
          </table:table-cell>
        </table:table-row>
        <table:table-row table:style-name="ro1">
          <table:table-cell office:value-type="float" office:value="75.0923" calcext:value-type="float">
            <text:p>75.0923</text:p>
          </table:table-cell>
          <table:table-cell office:value-type="float" office:value="274.819" calcext:value-type="float">
            <text:p>274.819</text:p>
          </table:table-cell>
          <table:table-cell office:value-type="float" office:value="39.0635" calcext:value-type="float">
            <text:p>39.0635</text:p>
          </table:table-cell>
          <table:table-cell office:value-type="float" office:value="75.0089" calcext:value-type="float">
            <text:p>75.0089</text:p>
          </table:table-cell>
          <table:table-cell office:value-type="float" office:value="263.781" calcext:value-type="float">
            <text:p>263.781</text:p>
          </table:table-cell>
          <table:table-cell office:value-type="float" office:value="38.4952" calcext:value-type="float">
            <text:p>38.4952</text:p>
          </table:table-cell>
          <table:table-cell/>
          <table:table-cell table:formula="of:=([.D189]-[.A189])/0.0166667" office:value-type="float" office:value="-5.00398999201986" calcext:value-type="float">
            <text:p>-5.00398999201986</text:p>
          </table:table-cell>
          <table:table-cell table:formula="of:=ABS([.E189]-[.B189])/0.0166667" office:value-type="float" office:value="662.27867544265" calcext:value-type="float">
            <text:p>662.27867544265</text:p>
          </table:table-cell>
          <table:table-cell table:formula="of:=([.F189]-[.C189])/0.0166667" office:value-type="float" office:value="-34.0979318041364" calcext:value-type="float">
            <text:p>-34.0979318041364</text:p>
          </table:table-cell>
          <table:table-cell table:formula="of:=DEGREES(ATAN(ABS([.F189]-[.C189])/ABS([.E189]-[.B189])))" office:value-type="float" office:value="2.94731529826478" calcext:value-type="float">
            <text:p>2.94731529826478</text:p>
          </table:table-cell>
          <table:table-cell table:formula="of:=SQRT(POWER([.H189];2)+POWER([.I189];2)+POWER([.J189];2))" office:value-type="float" office:value="663.174752848169" calcext:value-type="float">
            <text:p>663.174752848169</text:p>
          </table:table-cell>
        </table:table-row>
        <table:table-row table:style-name="ro1">
          <table:table-cell office:value-type="float" office:value="75.5817" calcext:value-type="float">
            <text:p>75.5817</text:p>
          </table:table-cell>
          <table:table-cell office:value-type="float" office:value="273.877" calcext:value-type="float">
            <text:p>273.877</text:p>
          </table:table-cell>
          <table:table-cell office:value-type="float" office:value="37.7213" calcext:value-type="float">
            <text:p>37.7213</text:p>
          </table:table-cell>
          <table:table-cell office:value-type="float" office:value="75.4851" calcext:value-type="float">
            <text:p>75.4851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36.1702" calcext:value-type="float">
            <text:p>36.1702</text:p>
          </table:table-cell>
          <table:table-cell/>
          <table:table-cell table:formula="of:=([.D190]-[.A190])/0.0166667" office:value-type="float" office:value="-5.79598840802289" calcext:value-type="float">
            <text:p>-5.79598840802289</text:p>
          </table:table-cell>
          <table:table-cell table:formula="of:=ABS([.E190]-[.B190])/0.0166667" office:value-type="float" office:value="649.138701722598" calcext:value-type="float">
            <text:p>649.138701722598</text:p>
          </table:table-cell>
          <table:table-cell table:formula="of:=([.F190]-[.C190])/0.0166667" office:value-type="float" office:value="-93.0658138683722" calcext:value-type="float">
            <text:p>-93.0658138683722</text:p>
          </table:table-cell>
          <table:table-cell table:formula="of:=DEGREES(ATAN(ABS([.F190]-[.C190])/ABS([.E190]-[.B190])))" office:value-type="float" office:value="8.1587932036557" calcext:value-type="float">
            <text:p>8.1587932036557</text:p>
          </table:table-cell>
          <table:table-cell table:formula="of:=SQRT(POWER([.H190];2)+POWER([.I190];2)+POWER([.J190];2))" office:value-type="float" office:value="655.801717950409" calcext:value-type="float">
            <text:p>655.801717950409</text:p>
          </table:table-cell>
        </table:table-row>
        <table:table-row table:style-name="ro1">
          <table:table-cell office:value-type="float" office:value="74.8824" calcext:value-type="float">
            <text:p>74.8824</text:p>
          </table:table-cell>
          <table:table-cell office:value-type="float" office:value="281.383" calcext:value-type="float">
            <text:p>281.383</text:p>
          </table:table-cell>
          <table:table-cell office:value-type="float" office:value="38.2055" calcext:value-type="float">
            <text:p>38.2055</text:p>
          </table:table-cell>
          <table:table-cell office:value-type="float" office:value="74.7942" calcext:value-type="float">
            <text:p>74.7942</text:p>
          </table:table-cell>
          <table:table-cell office:value-type="float" office:value="268.819" calcext:value-type="float">
            <text:p>268.819</text:p>
          </table:table-cell>
          <table:table-cell office:value-type="float" office:value="37.6144" calcext:value-type="float">
            <text:p>37.6144</text:p>
          </table:table-cell>
          <table:table-cell/>
          <table:table-cell table:formula="of:=([.D191]-[.A191])/0.0166667" office:value-type="float" office:value="-5.2919894160212" calcext:value-type="float">
            <text:p>-5.2919894160212</text:p>
          </table:table-cell>
          <table:table-cell table:formula="of:=ABS([.E191]-[.B191])/0.0166667" office:value-type="float" office:value="753.838492323013" calcext:value-type="float">
            <text:p>753.838492323013</text:p>
          </table:table-cell>
          <table:table-cell table:formula="of:=([.F191]-[.C191])/0.0166667" office:value-type="float" office:value="-35.4659290681417" calcext:value-type="float">
            <text:p>-35.4659290681417</text:p>
          </table:table-cell>
          <table:table-cell table:formula="of:=DEGREES(ATAN(ABS([.F191]-[.C191])/ABS([.E191]-[.B191])))" office:value-type="float" office:value="2.69361513700212" calcext:value-type="float">
            <text:p>2.69361513700212</text:p>
          </table:table-cell>
          <table:table-cell table:formula="of:=SQRT(POWER([.H191];2)+POWER([.I191];2)+POWER([.J191];2))" office:value-type="float" office:value="754.690870346581" calcext:value-type="float">
            <text:p>754.690870346581</text:p>
          </table:table-cell>
        </table:table-row>
        <table:table-row table:style-name="ro1">
          <table:table-cell office:value-type="float" office:value="75.3034" calcext:value-type="float">
            <text:p>75.3034</text:p>
          </table:table-cell>
          <table:table-cell office:value-type="float" office:value="269.938" calcext:value-type="float">
            <text:p>269.938</text:p>
          </table:table-cell>
          <table:table-cell office:value-type="float" office:value="38.6528" calcext:value-type="float">
            <text:p>38.6528</text:p>
          </table:table-cell>
          <table:table-cell office:value-type="float" office:value="75.6801" calcext:value-type="float">
            <text:p>75.6801</text:p>
          </table:table-cell>
          <table:table-cell office:value-type="float" office:value="256.893" calcext:value-type="float">
            <text:p>256.893</text:p>
          </table:table-cell>
          <table:table-cell office:value-type="float" office:value="37.5249" calcext:value-type="float">
            <text:p>37.5249</text:p>
          </table:table-cell>
          <table:table-cell/>
          <table:table-cell table:formula="of:=([.D192]-[.A192])/0.0166667" office:value-type="float" office:value="22.6019547960904" calcext:value-type="float">
            <text:p>22.6019547960904</text:p>
          </table:table-cell>
          <table:table-cell table:formula="of:=ABS([.E192]-[.B192])/0.0166667" office:value-type="float" office:value="782.698434603132" calcext:value-type="float">
            <text:p>782.698434603132</text:p>
          </table:table-cell>
          <table:table-cell table:formula="of:=([.F192]-[.C192])/0.0166667" office:value-type="float" office:value="-67.6738646522705" calcext:value-type="float">
            <text:p>-67.6738646522705</text:p>
          </table:table-cell>
          <table:table-cell table:formula="of:=DEGREES(ATAN(ABS([.F192]-[.C192])/ABS([.E192]-[.B192])))" office:value-type="float" office:value="4.94163215378345" calcext:value-type="float">
            <text:p>4.94163215378345</text:p>
          </table:table-cell>
          <table:table-cell table:formula="of:=SQRT(POWER([.H192];2)+POWER([.I192];2)+POWER([.J192];2))" office:value-type="float" office:value="785.943662006235" calcext:value-type="float">
            <text:p>785.943662006235</text:p>
          </table:table-cell>
        </table:table-row>
        <table:table-row table:style-name="ro1">
          <table:table-cell office:value-type="float" office:value="75.7346" calcext:value-type="float">
            <text:p>75.7346</text:p>
          </table:table-cell>
          <table:table-cell office:value-type="float" office:value="262.731" calcext:value-type="float">
            <text:p>262.731</text:p>
          </table:table-cell>
          <table:table-cell office:value-type="float" office:value="38.1841" calcext:value-type="float">
            <text:p>38.1841</text:p>
          </table:table-cell>
          <table:table-cell office:value-type="float" office:value="76.0938" calcext:value-type="float">
            <text:p>76.0938</text:p>
          </table:table-cell>
          <table:table-cell office:value-type="float" office:value="250.079" calcext:value-type="float">
            <text:p>250.079</text:p>
          </table:table-cell>
          <table:table-cell office:value-type="float" office:value="36.8434" calcext:value-type="float">
            <text:p>36.8434</text:p>
          </table:table-cell>
          <table:table-cell/>
          <table:table-cell table:formula="of:=([.D193]-[.A193])/0.0166667" office:value-type="float" office:value="21.5519568960863" calcext:value-type="float">
            <text:p>21.5519568960863</text:p>
          </table:table-cell>
          <table:table-cell table:formula="of:=ABS([.E193]-[.B193])/0.0166667" office:value-type="float" office:value="759.118481763036" calcext:value-type="float">
            <text:p>759.118481763036</text:p>
          </table:table-cell>
          <table:table-cell table:formula="of:=([.F193]-[.C193])/0.0166667" office:value-type="float" office:value="-80.4418391163217" calcext:value-type="float">
            <text:p>-80.4418391163217</text:p>
          </table:table-cell>
          <table:table-cell table:formula="of:=DEGREES(ATAN(ABS([.F193]-[.C193])/ABS([.E193]-[.B193])))" office:value-type="float" office:value="6.04891297130608" calcext:value-type="float">
            <text:p>6.04891297130608</text:p>
          </table:table-cell>
          <table:table-cell table:formula="of:=SQRT(POWER([.H193];2)+POWER([.I193];2)+POWER([.J193];2))" office:value-type="float" office:value="763.672865617657" calcext:value-type="float">
            <text:p>763.672865617657</text:p>
          </table:table-cell>
        </table:table-row>
        <table:table-row table:style-name="ro1">
          <table:table-cell office:value-type="float" office:value="75.5835" calcext:value-type="float">
            <text:p>75.5835</text:p>
          </table:table-cell>
          <table:table-cell office:value-type="float" office:value="273.757" calcext:value-type="float">
            <text:p>273.757</text:p>
          </table:table-cell>
          <table:table-cell office:value-type="float" office:value="38.491" calcext:value-type="float">
            <text:p>38.491</text:p>
          </table:table-cell>
          <table:table-cell office:value-type="float" office:value="75.7117" calcext:value-type="float">
            <text:p>75.7117</text:p>
          </table:table-cell>
          <table:table-cell office:value-type="float" office:value="260.487" calcext:value-type="float">
            <text:p>260.487</text:p>
          </table:table-cell>
          <table:table-cell office:value-type="float" office:value="37.3637" calcext:value-type="float">
            <text:p>37.3637</text:p>
          </table:table-cell>
          <table:table-cell/>
          <table:table-cell table:formula="of:=([.D194]-[.A194])/0.0166667" office:value-type="float" office:value="7.69198461603032" calcext:value-type="float">
            <text:p>7.69198461603032</text:p>
          </table:table-cell>
          <table:table-cell table:formula="of:=ABS([.E194]-[.B194])/0.0166667" office:value-type="float" office:value="796.198407603184" calcext:value-type="float">
            <text:p>796.198407603184</text:p>
          </table:table-cell>
          <table:table-cell table:formula="of:=([.F194]-[.C194])/0.0166667" office:value-type="float" office:value="-67.6378647242705" calcext:value-type="float">
            <text:p>-67.6378647242705</text:p>
          </table:table-cell>
          <table:table-cell table:formula="of:=DEGREES(ATAN(ABS([.F194]-[.C194])/ABS([.E194]-[.B194])))" office:value-type="float" office:value="4.8556765389049" calcext:value-type="float">
            <text:p>4.8556765389049</text:p>
          </table:table-cell>
          <table:table-cell table:formula="of:=SQRT(POWER([.H194];2)+POWER([.I194];2)+POWER([.J194];2))" office:value-type="float" office:value="799.103217138836" calcext:value-type="float">
            <text:p>799.103217138836</text:p>
          </table:table-cell>
        </table:table-row>
        <table:table-row table:style-name="ro1">
          <table:table-cell office:value-type="float" office:value="75.1119" calcext:value-type="float">
            <text:p>75.1119</text:p>
          </table:table-cell>
          <table:table-cell office:value-type="float" office:value="277.321" calcext:value-type="float">
            <text:p>277.321</text:p>
          </table:table-cell>
          <table:table-cell office:value-type="float" office:value="39.3921" calcext:value-type="float">
            <text:p>39.3921</text:p>
          </table:table-cell>
          <table:table-cell office:value-type="float" office:value="75.2649" calcext:value-type="float">
            <text:p>75.2649</text:p>
          </table:table-cell>
          <table:table-cell office:value-type="float" office:value="264.998" calcext:value-type="float">
            <text:p>264.998</text:p>
          </table:table-cell>
          <table:table-cell office:value-type="float" office:value="38.77" calcext:value-type="float">
            <text:p>38.77</text:p>
          </table:table-cell>
          <table:table-cell/>
          <table:table-cell table:formula="of:=([.D195]-[.A195])/0.0166667" office:value-type="float" office:value="9.17998164003622" calcext:value-type="float">
            <text:p>9.17998164003622</text:p>
          </table:table-cell>
          <table:table-cell table:formula="of:=ABS([.E195]-[.B195])/0.0166667" office:value-type="float" office:value="739.37852124296" calcext:value-type="float">
            <text:p>739.37852124296</text:p>
          </table:table-cell>
          <table:table-cell table:formula="of:=([.F195]-[.C195])/0.0166667" office:value-type="float" office:value="-37.3259253481491" calcext:value-type="float">
            <text:p>-37.3259253481491</text:p>
          </table:table-cell>
          <table:table-cell table:formula="of:=DEGREES(ATAN(ABS([.F195]-[.C195])/ABS([.E195]-[.B195])))" office:value-type="float" office:value="2.89000009127952" calcext:value-type="float">
            <text:p>2.89000009127952</text:p>
          </table:table-cell>
          <table:table-cell table:formula="of:=SQRT(POWER([.H195];2)+POWER([.I195];2)+POWER([.J195];2))" office:value-type="float" office:value="740.376994808343" calcext:value-type="float">
            <text:p>740.376994808343</text:p>
          </table:table-cell>
        </table:table-row>
        <table:table-row table:style-name="ro1">
          <table:table-cell office:value-type="float" office:value="74.0608" calcext:value-type="float">
            <text:p>74.0608</text:p>
          </table:table-cell>
          <table:table-cell office:value-type="float" office:value="269.752" calcext:value-type="float">
            <text:p>269.752</text:p>
          </table:table-cell>
          <table:table-cell office:value-type="float" office:value="38.9439" calcext:value-type="float">
            <text:p>38.9439</text:p>
          </table:table-cell>
          <table:table-cell office:value-type="float" office:value="73.741" calcext:value-type="float">
            <text:p>73.741</text:p>
          </table:table-cell>
          <table:table-cell office:value-type="float" office:value="255.341" calcext:value-type="float">
            <text:p>255.341</text:p>
          </table:table-cell>
          <table:table-cell office:value-type="float" office:value="38.3039" calcext:value-type="float">
            <text:p>38.3039</text:p>
          </table:table-cell>
          <table:table-cell/>
          <table:table-cell table:formula="of:=([.D196]-[.A196])/0.0166667" office:value-type="float" office:value="-19.1879616240768" calcext:value-type="float">
            <text:p>-19.1879616240768</text:p>
          </table:table-cell>
          <table:table-cell table:formula="of:=ABS([.E196]-[.B196])/0.0166667" office:value-type="float" office:value="864.658270683459" calcext:value-type="float">
            <text:p>864.658270683459</text:p>
          </table:table-cell>
          <table:table-cell table:formula="of:=([.F196]-[.C196])/0.0166667" office:value-type="float" office:value="-38.3999232001536" calcext:value-type="float">
            <text:p>-38.3999232001536</text:p>
          </table:table-cell>
          <table:table-cell table:formula="of:=DEGREES(ATAN(ABS([.F196]-[.C196])/ABS([.E196]-[.B196])))" office:value-type="float" office:value="2.54286446653726" calcext:value-type="float">
            <text:p>2.54286446653726</text:p>
          </table:table-cell>
          <table:table-cell table:formula="of:=SQRT(POWER([.H196];2)+POWER([.I196];2)+POWER([.J196];2))" office:value-type="float" office:value="865.723198854215" calcext:value-type="float">
            <text:p>865.723198854215</text:p>
          </table:table-cell>
        </table:table-row>
        <table:table-row table:style-name="ro1">
          <table:table-cell office:value-type="float" office:value="74.6071" calcext:value-type="float">
            <text:p>74.6071</text:p>
          </table:table-cell>
          <table:table-cell office:value-type="float" office:value="277.275" calcext:value-type="float">
            <text:p>277.275</text:p>
          </table:table-cell>
          <table:table-cell office:value-type="float" office:value="39.4046" calcext:value-type="float">
            <text:p>39.4046</text:p>
          </table:table-cell>
          <table:table-cell office:value-type="float" office:value="74.5249" calcext:value-type="float">
            <text:p>74.5249</text:p>
          </table:table-cell>
          <table:table-cell office:value-type="float" office:value="265.013" calcext:value-type="float">
            <text:p>265.013</text:p>
          </table:table-cell>
          <table:table-cell office:value-type="float" office:value="38.2838" calcext:value-type="float">
            <text:p>38.2838</text:p>
          </table:table-cell>
          <table:table-cell/>
          <table:table-cell table:formula="of:=([.D197]-[.A197])/0.0166667" office:value-type="float" office:value="-4.93199013601975" calcext:value-type="float">
            <text:p>-4.93199013601975</text:p>
          </table:table-cell>
          <table:table-cell table:formula="of:=ABS([.E197]-[.B197])/0.0166667" office:value-type="float" office:value="735.718528562943" calcext:value-type="float">
            <text:p>735.718528562943</text:p>
          </table:table-cell>
          <table:table-cell table:formula="of:=([.F197]-[.C197])/0.0166667" office:value-type="float" office:value="-67.2478655042692" calcext:value-type="float">
            <text:p>-67.2478655042692</text:p>
          </table:table-cell>
          <table:table-cell table:formula="of:=DEGREES(ATAN(ABS([.F197]-[.C197])/ABS([.E197]-[.B197])))" office:value-type="float" office:value="5.22257066484348" calcext:value-type="float">
            <text:p>5.22257066484348</text:p>
          </table:table-cell>
          <table:table-cell table:formula="of:=SQRT(POWER([.H197];2)+POWER([.I197];2)+POWER([.J197];2))" office:value-type="float" office:value="738.801971581292" calcext:value-type="float">
            <text:p>738.801971581292</text:p>
          </table:table-cell>
        </table:table-row>
        <table:table-row table:style-name="ro1">
          <table:table-cell office:value-type="float" office:value="75.0985" calcext:value-type="float">
            <text:p>75.0985</text:p>
          </table:table-cell>
          <table:table-cell office:value-type="float" office:value="276.348" calcext:value-type="float">
            <text:p>276.348</text:p>
          </table:table-cell>
          <table:table-cell office:value-type="float" office:value="37.8007" calcext:value-type="float">
            <text:p>37.8007</text:p>
          </table:table-cell>
          <table:table-cell office:value-type="float" office:value="75.2503" calcext:value-type="float">
            <text:p>75.2503</text:p>
          </table:table-cell>
          <table:table-cell office:value-type="float" office:value="264.138" calcext:value-type="float">
            <text:p>264.138</text:p>
          </table:table-cell>
          <table:table-cell office:value-type="float" office:value="36.7141" calcext:value-type="float">
            <text:p>36.7141</text:p>
          </table:table-cell>
          <table:table-cell/>
          <table:table-cell table:formula="of:=([.D198]-[.A198])/0.0166667" office:value-type="float" office:value="9.1079817840361" calcext:value-type="float">
            <text:p>9.1079817840361</text:p>
          </table:table-cell>
          <table:table-cell table:formula="of:=ABS([.E198]-[.B198])/0.0166667" office:value-type="float" office:value="732.598534802933" calcext:value-type="float">
            <text:p>732.598534802933</text:p>
          </table:table-cell>
          <table:table-cell table:formula="of:=([.F198]-[.C198])/0.0166667" office:value-type="float" office:value="-65.1958696082606" calcext:value-type="float">
            <text:p>-65.1958696082606</text:p>
          </table:table-cell>
          <table:table-cell table:formula="of:=DEGREES(ATAN(ABS([.F198]-[.C198])/ABS([.E198]-[.B198])))" office:value-type="float" office:value="5.08550508040224" calcext:value-type="float">
            <text:p>5.08550508040224</text:p>
          </table:table-cell>
          <table:table-cell table:formula="of:=SQRT(POWER([.H198];2)+POWER([.I198];2)+POWER([.J198];2))" office:value-type="float" office:value="735.550181796973" calcext:value-type="float">
            <text:p>735.550181796973</text:p>
          </table:table-cell>
        </table:table-row>
        <table:table-row table:style-name="ro1">
          <table:table-cell office:value-type="float" office:value="74.6359" calcext:value-type="float">
            <text:p>74.6359</text:p>
          </table:table-cell>
          <table:table-cell office:value-type="float" office:value="282.664" calcext:value-type="float">
            <text:p>282.664</text:p>
          </table:table-cell>
          <table:table-cell office:value-type="float" office:value="38.2452" calcext:value-type="float">
            <text:p>38.2452</text:p>
          </table:table-cell>
          <table:table-cell office:value-type="float" office:value="74.5529" calcext:value-type="float">
            <text:p>74.5529</text:p>
          </table:table-cell>
          <table:table-cell office:value-type="float" office:value="270.081" calcext:value-type="float">
            <text:p>270.081</text:p>
          </table:table-cell>
          <table:table-cell office:value-type="float" office:value="37.3956" calcext:value-type="float">
            <text:p>37.3956</text:p>
          </table:table-cell>
          <table:table-cell/>
          <table:table-cell table:formula="of:=([.D199]-[.A199])/0.0166667" office:value-type="float" office:value="-4.97999004002068" calcext:value-type="float">
            <text:p>-4.97999004002068</text:p>
          </table:table-cell>
          <table:table-cell table:formula="of:=ABS([.E199]-[.B199])/0.0166667" office:value-type="float" office:value="754.978490043018" calcext:value-type="float">
            <text:p>754.978490043018</text:p>
          </table:table-cell>
          <table:table-cell table:formula="of:=([.F199]-[.C199])/0.0166667" office:value-type="float" office:value="-50.9758980482036" calcext:value-type="float">
            <text:p>-50.9758980482036</text:p>
          </table:table-cell>
          <table:table-cell table:formula="of:=DEGREES(ATAN(ABS([.F199]-[.C199])/ABS([.E199]-[.B199])))" office:value-type="float" office:value="3.86272927004059" calcext:value-type="float">
            <text:p>3.86272927004059</text:p>
          </table:table-cell>
          <table:table-cell table:formula="of:=SQRT(POWER([.H199];2)+POWER([.I199];2)+POWER([.J199];2))" office:value-type="float" office:value="756.713858013883" calcext:value-type="float">
            <text:p>756.713858013883</text:p>
          </table:table-cell>
        </table:table-row>
        <table:table-row table:style-name="ro1">
          <table:table-cell office:value-type="float" office:value="74.0885" calcext:value-type="float">
            <text:p>74.0885</text:p>
          </table:table-cell>
          <table:table-cell office:value-type="float" office:value="276.289" calcext:value-type="float">
            <text:p>276.289</text:p>
          </table:table-cell>
          <table:table-cell office:value-type="float" office:value="37.5691" calcext:value-type="float">
            <text:p>37.5691</text:p>
          </table:table-cell>
          <table:table-cell office:value-type="float" office:value="74.0124" calcext:value-type="float">
            <text:p>74.0124</text:p>
          </table:table-cell>
          <table:table-cell office:value-type="float" office:value="262.822" calcext:value-type="float">
            <text:p>262.822</text:p>
          </table:table-cell>
          <table:table-cell office:value-type="float" office:value="36.4714" calcext:value-type="float">
            <text:p>36.4714</text:p>
          </table:table-cell>
          <table:table-cell/>
          <table:table-cell table:formula="of:=([.D200]-[.A200])/0.0166667" office:value-type="float" office:value="-4.56599086801807" calcext:value-type="float">
            <text:p>-4.56599086801807</text:p>
          </table:table-cell>
          <table:table-cell table:formula="of:=ABS([.E200]-[.B200])/0.0166667" office:value-type="float" office:value="808.018383963231" calcext:value-type="float">
            <text:p>808.018383963231</text:p>
          </table:table-cell>
          <table:table-cell table:formula="of:=([.F200]-[.C200])/0.0166667" office:value-type="float" office:value="-65.8618682762632" calcext:value-type="float">
            <text:p>-65.8618682762632</text:p>
          </table:table-cell>
          <table:table-cell table:formula="of:=DEGREES(ATAN(ABS([.F200]-[.C200])/ABS([.E200]-[.B200])))" office:value-type="float" office:value="4.65989773354546" calcext:value-type="float">
            <text:p>4.65989773354546</text:p>
          </table:table-cell>
          <table:table-cell table:formula="of:=SQRT(POWER([.H200];2)+POWER([.I200];2)+POWER([.J200];2))" office:value-type="float" office:value="810.711010649293" calcext:value-type="float">
            <text:p>810.711010649293</text:p>
          </table:table-cell>
        </table:table-row>
        <table:table-row table:style-name="ro1">
          <table:table-cell office:value-type="float" office:value="75.108" calcext:value-type="float">
            <text:p>75.108</text:p>
          </table:table-cell>
          <table:table-cell office:value-type="float" office:value="277.619" calcext:value-type="float">
            <text:p>277.619</text:p>
          </table:table-cell>
          <table:table-cell office:value-type="float" office:value="37.834" calcext:value-type="float">
            <text:p>37.834</text:p>
          </table:table-cell>
          <table:table-cell office:value-type="float" office:value="75.0139" calcext:value-type="float">
            <text:p>75.0139</text:p>
          </table:table-cell>
          <table:table-cell office:value-type="float" office:value="265.274" calcext:value-type="float">
            <text:p>265.274</text:p>
          </table:table-cell>
          <table:table-cell office:value-type="float" office:value="37.0048" calcext:value-type="float">
            <text:p>37.0048</text:p>
          </table:table-cell>
          <table:table-cell/>
          <table:table-cell table:formula="of:=([.D201]-[.A201])/0.0166667" office:value-type="float" office:value="-5.64598870802243" calcext:value-type="float">
            <text:p>-5.64598870802243</text:p>
          </table:table-cell>
          <table:table-cell table:formula="of:=ABS([.E201]-[.B201])/0.0166667" office:value-type="float" office:value="740.698518602965" calcext:value-type="float">
            <text:p>740.698518602965</text:p>
          </table:table-cell>
          <table:table-cell table:formula="of:=([.F201]-[.C201])/0.0166667" office:value-type="float" office:value="-49.751900496199" calcext:value-type="float">
            <text:p>-49.751900496199</text:p>
          </table:table-cell>
          <table:table-cell table:formula="of:=DEGREES(ATAN(ABS([.F201]-[.C201])/ABS([.E201]-[.B201])))" office:value-type="float" office:value="3.8427220747865" calcext:value-type="float">
            <text:p>3.8427220747865</text:p>
          </table:table-cell>
          <table:table-cell table:formula="of:=SQRT(POWER([.H201];2)+POWER([.I201];2)+POWER([.J201];2))" office:value-type="float" office:value="742.388997933092" calcext:value-type="float">
            <text:p>742.388997933092</text:p>
          </table:table-cell>
        </table:table-row>
        <table:table-row table:style-name="ro1">
          <table:table-cell office:value-type="float" office:value="75.5285" calcext:value-type="float">
            <text:p>75.5285</text:p>
          </table:table-cell>
          <table:table-cell office:value-type="float" office:value="267.722" calcext:value-type="float">
            <text:p>267.722</text:p>
          </table:table-cell>
          <table:table-cell office:value-type="float" office:value="37.306" calcext:value-type="float">
            <text:p>37.306</text:p>
          </table:table-cell>
          <table:table-cell office:value-type="float" office:value="75.4321" calcext:value-type="float">
            <text:p>75.4321</text:p>
          </table:table-cell>
          <table:table-cell office:value-type="float" office:value="257.26" calcext:value-type="float">
            <text:p>257.26</text:p>
          </table:table-cell>
          <table:table-cell office:value-type="float" office:value="35.0372" calcext:value-type="float">
            <text:p>35.0372</text:p>
          </table:table-cell>
          <table:table-cell/>
          <table:table-cell table:formula="of:=([.D202]-[.A202])/0.0166667" office:value-type="float" office:value="-5.78398843202245" calcext:value-type="float">
            <text:p>-5.78398843202245</text:p>
          </table:table-cell>
          <table:table-cell table:formula="of:=ABS([.E202]-[.B202])/0.0166667" office:value-type="float" office:value="627.71874456251" calcext:value-type="float">
            <text:p>627.71874456251</text:p>
          </table:table-cell>
          <table:table-cell table:formula="of:=([.F202]-[.C202])/0.0166667" office:value-type="float" office:value="-136.127727744544" calcext:value-type="float">
            <text:p>-136.127727744544</text:p>
          </table:table-cell>
          <table:table-cell table:formula="of:=DEGREES(ATAN(ABS([.F202]-[.C202])/ABS([.E202]-[.B202])))" office:value-type="float" office:value="12.2357586037074" calcext:value-type="float">
            <text:p>12.2357586037074</text:p>
          </table:table-cell>
          <table:table-cell table:formula="of:=SQRT(POWER([.H202];2)+POWER([.I202];2)+POWER([.J202];2))" office:value-type="float" office:value="642.335609364924" calcext:value-type="float">
            <text:p>642.335609364924</text:p>
          </table:table-cell>
        </table:table-row>
        <table:table-row table:style-name="ro1">
          <table:table-cell office:value-type="float" office:value="75.0897" calcext:value-type="float">
            <text:p>75.0897</text:p>
          </table:table-cell>
          <table:table-cell office:value-type="float" office:value="275.027" calcext:value-type="float">
            <text:p>275.027</text:p>
          </table:table-cell>
          <table:table-cell office:value-type="float" office:value="38.0279" calcext:value-type="float">
            <text:p>38.0279</text:p>
          </table:table-cell>
          <table:table-cell office:value-type="float" office:value="74.7672" calcext:value-type="float">
            <text:p>74.7672</text:p>
          </table:table-cell>
          <table:table-cell office:value-type="float" office:value="265.251" calcext:value-type="float">
            <text:p>265.251</text:p>
          </table:table-cell>
          <table:table-cell office:value-type="float" office:value="37.0113" calcext:value-type="float">
            <text:p>37.0113</text:p>
          </table:table-cell>
          <table:table-cell/>
          <table:table-cell table:formula="of:=([.D203]-[.A203])/0.0166667" office:value-type="float" office:value="-19.3499613000769" calcext:value-type="float">
            <text:p>-19.3499613000769</text:p>
          </table:table-cell>
          <table:table-cell table:formula="of:=ABS([.E203]-[.B203])/0.0166667" office:value-type="float" office:value="586.558826882347" calcext:value-type="float">
            <text:p>586.558826882347</text:p>
          </table:table-cell>
          <table:table-cell table:formula="of:=([.F203]-[.C203])/0.0166667" office:value-type="float" office:value="-60.9958780082442" calcext:value-type="float">
            <text:p>-60.9958780082442</text:p>
          </table:table-cell>
          <table:table-cell table:formula="of:=DEGREES(ATAN(ABS([.F203]-[.C203])/ABS([.E203]-[.B203])))" office:value-type="float" office:value="5.93681309138073" calcext:value-type="float">
            <text:p>5.93681309138073</text:p>
          </table:table-cell>
          <table:table-cell table:formula="of:=SQRT(POWER([.H203];2)+POWER([.I203];2)+POWER([.J203];2))" office:value-type="float" office:value="590.039130507381" calcext:value-type="float">
            <text:p>590.039130507381</text:p>
          </table:table-cell>
        </table:table-row>
        <table:table-row table:style-name="ro1">
          <table:table-cell office:value-type="float" office:value="73.8229" calcext:value-type="float">
            <text:p>73.8229</text:p>
          </table:table-cell>
          <table:table-cell office:value-type="float" office:value="273.786" calcext:value-type="float">
            <text:p>273.786</text:p>
          </table:table-cell>
          <table:table-cell office:value-type="float" office:value="37.2534" calcext:value-type="float">
            <text:p>37.2534</text:p>
          </table:table-cell>
          <table:table-cell office:value-type="float" office:value="73.2716" calcext:value-type="float">
            <text:p>73.2716</text:p>
          </table:table-cell>
          <table:table-cell office:value-type="float" office:value="261.532" calcext:value-type="float">
            <text:p>261.532</text:p>
          </table:table-cell>
          <table:table-cell office:value-type="float" office:value="36.4667" calcext:value-type="float">
            <text:p>36.4667</text:p>
          </table:table-cell>
          <table:table-cell/>
          <table:table-cell table:formula="of:=([.D204]-[.A204])/0.0166667" office:value-type="float" office:value="-33.0779338441322" calcext:value-type="float">
            <text:p>-33.0779338441322</text:p>
          </table:table-cell>
          <table:table-cell table:formula="of:=ABS([.E204]-[.B204])/0.0166667" office:value-type="float" office:value="735.238529522942" calcext:value-type="float">
            <text:p>735.238529522942</text:p>
          </table:table-cell>
          <table:table-cell table:formula="of:=([.F204]-[.C204])/0.0166667" office:value-type="float" office:value="-47.2019055961886" calcext:value-type="float">
            <text:p>-47.2019055961886</text:p>
          </table:table-cell>
          <table:table-cell table:formula="of:=DEGREES(ATAN(ABS([.F204]-[.C204])/ABS([.E204]-[.B204])))" office:value-type="float" office:value="3.67331617644101" calcext:value-type="float">
            <text:p>3.67331617644101</text:p>
          </table:table-cell>
          <table:table-cell table:formula="of:=SQRT(POWER([.H204];2)+POWER([.I204];2)+POWER([.J204];2))" office:value-type="float" office:value="737.494315160711" calcext:value-type="float">
            <text:p>737.494315160711</text:p>
          </table:table-cell>
        </table:table-row>
        <table:table-row table:style-name="ro1">
          <table:table-cell office:value-type="float" office:value="75.0684" calcext:value-type="float">
            <text:p>75.0684</text:p>
          </table:table-cell>
          <table:table-cell office:value-type="float" office:value="272.725" calcext:value-type="float">
            <text:p>272.725</text:p>
          </table:table-cell>
          <table:table-cell office:value-type="float" office:value="36.9275" calcext:value-type="float">
            <text:p>36.9275</text:p>
          </table:table-cell>
          <table:table-cell office:value-type="float" office:value="74.9744" calcext:value-type="float">
            <text:p>74.9744</text:p>
          </table:table-cell>
          <table:table-cell office:value-type="float" office:value="260.689" calcext:value-type="float">
            <text:p>260.689</text:p>
          </table:table-cell>
          <table:table-cell office:value-type="float" office:value="35.6268" calcext:value-type="float">
            <text:p>35.6268</text:p>
          </table:table-cell>
          <table:table-cell/>
          <table:table-cell table:formula="of:=([.D205]-[.A205])/0.0166667" office:value-type="float" office:value="-5.63998872002221" calcext:value-type="float">
            <text:p>-5.63998872002221</text:p>
          </table:table-cell>
          <table:table-cell table:formula="of:=ABS([.E205]-[.B205])/0.0166667" office:value-type="float" office:value="722.158555682889" calcext:value-type="float">
            <text:p>722.158555682889</text:p>
          </table:table-cell>
          <table:table-cell table:formula="of:=([.F205]-[.C205])/0.0166667" office:value-type="float" office:value="-78.0418439163121" calcext:value-type="float">
            <text:p>-78.0418439163121</text:p>
          </table:table-cell>
          <table:table-cell table:formula="of:=DEGREES(ATAN(ABS([.F205]-[.C205])/ABS([.E205]-[.B205])))" office:value-type="float" office:value="6.16787326704955" calcext:value-type="float">
            <text:p>6.16787326704955</text:p>
          </table:table-cell>
          <table:table-cell table:formula="of:=SQRT(POWER([.H205];2)+POWER([.I205];2)+POWER([.J205];2))" office:value-type="float" office:value="726.385103385674" calcext:value-type="float">
            <text:p>726.385103385674</text:p>
          </table:table-cell>
        </table:table-row>
        <table:table-row table:style-name="ro1">
          <table:table-cell office:value-type="float" office:value="75.3819" calcext:value-type="float">
            <text:p>75.3819</text:p>
          </table:table-cell>
          <table:table-cell office:value-type="float" office:value="280.149" calcext:value-type="float">
            <text:p>280.149</text:p>
          </table:table-cell>
          <table:table-cell office:value-type="float" office:value="38.1568" calcext:value-type="float">
            <text:p>38.1568</text:p>
          </table:table-cell>
          <table:table-cell office:value-type="float" office:value="75.7658" calcext:value-type="float">
            <text:p>75.7658</text:p>
          </table:table-cell>
          <table:table-cell office:value-type="float" office:value="266.478" calcext:value-type="float">
            <text:p>266.478</text:p>
          </table:table-cell>
          <table:table-cell office:value-type="float" office:value="37.5231" calcext:value-type="float">
            <text:p>37.5231</text:p>
          </table:table-cell>
          <table:table-cell/>
          <table:table-cell table:formula="of:=([.D206]-[.A206])/0.0166667" office:value-type="float" office:value="23.033953932092" calcext:value-type="float">
            <text:p>23.033953932092</text:p>
          </table:table-cell>
          <table:table-cell table:formula="of:=ABS([.E206]-[.B206])/0.0166667" office:value-type="float" office:value="820.258359483281" calcext:value-type="float">
            <text:p>820.258359483281</text:p>
          </table:table-cell>
          <table:table-cell table:formula="of:=([.F206]-[.C206])/0.0166667" office:value-type="float" office:value="-38.0219239561519" calcext:value-type="float">
            <text:p>-38.0219239561519</text:p>
          </table:table-cell>
          <table:table-cell table:formula="of:=DEGREES(ATAN(ABS([.F206]-[.C206])/ABS([.E206]-[.B206])))" office:value-type="float" office:value="2.65396563865915" calcext:value-type="float">
            <text:p>2.65396563865915</text:p>
          </table:table-cell>
          <table:table-cell table:formula="of:=SQRT(POWER([.H206];2)+POWER([.I206];2)+POWER([.J206];2))" office:value-type="float" office:value="821.462114791228" calcext:value-type="float">
            <text:p>821.462114791228</text:p>
          </table:table-cell>
        </table:table-row>
        <table:table-row table:style-name="ro1">
          <table:table-cell office:value-type="float" office:value="74.8215" calcext:value-type="float">
            <text:p>74.8215</text:p>
          </table:table-cell>
          <table:table-cell office:value-type="float" office:value="272.44" calcext:value-type="float">
            <text:p>272.44</text:p>
          </table:table-cell>
          <table:table-cell office:value-type="float" office:value="38.226" calcext:value-type="float">
            <text:p>38.226</text:p>
          </table:table-cell>
          <table:table-cell office:value-type="float" office:value="74.7278" calcext:value-type="float">
            <text:p>74.7278</text:p>
          </table:table-cell>
          <table:table-cell office:value-type="float" office:value="259.103" calcext:value-type="float">
            <text:p>259.103</text:p>
          </table:table-cell>
          <table:table-cell office:value-type="float" office:value="37.6209" calcext:value-type="float">
            <text:p>37.6209</text:p>
          </table:table-cell>
          <table:table-cell/>
          <table:table-cell table:formula="of:=([.D207]-[.A207])/0.0166667" office:value-type="float" office:value="-5.62198875602239" calcext:value-type="float">
            <text:p>-5.62198875602239</text:p>
          </table:table-cell>
          <table:table-cell table:formula="of:=ABS([.E207]-[.B207])/0.0166667" office:value-type="float" office:value="800.2183995632" calcext:value-type="float">
            <text:p>800.2183995632</text:p>
          </table:table-cell>
          <table:table-cell table:formula="of:=([.F207]-[.C207])/0.0166667" office:value-type="float" office:value="-36.3059273881452" calcext:value-type="float">
            <text:p>-36.3059273881452</text:p>
          </table:table-cell>
          <table:table-cell table:formula="of:=DEGREES(ATAN(ABS([.F207]-[.C207])/ABS([.E207]-[.B207])))" office:value-type="float" office:value="2.59772940310496" calcext:value-type="float">
            <text:p>2.59772940310496</text:p>
          </table:table-cell>
          <table:table-cell table:formula="of:=SQRT(POWER([.H207];2)+POWER([.I207];2)+POWER([.J207];2))" office:value-type="float" office:value="801.061304845376" calcext:value-type="float">
            <text:p>801.061304845376</text:p>
          </table:table-cell>
        </table:table-row>
        <table:table-row table:style-name="ro1">
          <table:table-cell office:value-type="float" office:value="75.1277" calcext:value-type="float">
            <text:p>75.1277</text:p>
          </table:table-cell>
          <table:table-cell office:value-type="float" office:value="280.124" calcext:value-type="float">
            <text:p>280.124</text:p>
          </table:table-cell>
          <table:table-cell office:value-type="float" office:value="38.1633" calcext:value-type="float">
            <text:p>38.1633</text:p>
          </table:table-cell>
          <table:table-cell office:value-type="float" office:value="75.2714" calcext:value-type="float">
            <text:p>75.2714</text:p>
          </table:table-cell>
          <table:table-cell office:value-type="float" office:value="266.424" calcext:value-type="float">
            <text:p>266.424</text:p>
          </table:table-cell>
          <table:table-cell office:value-type="float" office:value="37.5373" calcext:value-type="float">
            <text:p>37.5373</text:p>
          </table:table-cell>
          <table:table-cell/>
          <table:table-cell table:formula="of:=([.D208]-[.A208])/0.0166667" office:value-type="float" office:value="8.62198275603422" calcext:value-type="float">
            <text:p>8.62198275603422</text:p>
          </table:table-cell>
          <table:table-cell table:formula="of:=ABS([.E208]-[.B208])/0.0166667" office:value-type="float" office:value="821.998356003291" calcext:value-type="float">
            <text:p>821.998356003291</text:p>
          </table:table-cell>
          <table:table-cell table:formula="of:=([.F208]-[.C208])/0.0166667" office:value-type="float" office:value="-37.5599248801501" calcext:value-type="float">
            <text:p>-37.5599248801501</text:p>
          </table:table-cell>
          <table:table-cell table:formula="of:=DEGREES(ATAN(ABS([.F208]-[.C208])/ABS([.E208]-[.B208])))" office:value-type="float" office:value="2.61622094726612" calcext:value-type="float">
            <text:p>2.61622094726612</text:p>
          </table:table-cell>
          <table:table-cell table:formula="of:=SQRT(POWER([.H208];2)+POWER([.I208];2)+POWER([.J208];2))" office:value-type="float" office:value="822.901199303878" calcext:value-type="float">
            <text:p>822.901199303878</text:p>
          </table:table-cell>
        </table:table-row>
        <table:table-row table:style-name="ro1">
          <table:table-cell office:value-type="float" office:value="74.8565" calcext:value-type="float">
            <text:p>74.8565</text:p>
          </table:table-cell>
          <table:table-cell office:value-type="float" office:value="277.487" calcext:value-type="float">
            <text:p>277.487</text:p>
          </table:table-cell>
          <table:table-cell office:value-type="float" office:value="38.3619" calcext:value-type="float">
            <text:p>38.3619</text:p>
          </table:table-cell>
          <table:table-cell office:value-type="float" office:value="74.2884" calcext:value-type="float">
            <text:p>74.2884</text:p>
          </table:table-cell>
          <table:table-cell office:value-type="float" office:value="267.631" calcext:value-type="float">
            <text:p>267.631</text:p>
          </table:table-cell>
          <table:table-cell office:value-type="float" office:value="37.0864" calcext:value-type="float">
            <text:p>37.0864</text:p>
          </table:table-cell>
          <table:table-cell/>
          <table:table-cell table:formula="of:=([.D209]-[.A209])/0.0166667" office:value-type="float" office:value="-34.0859318281364" calcext:value-type="float">
            <text:p>-34.0859318281364</text:p>
          </table:table-cell>
          <table:table-cell table:formula="of:=ABS([.E209]-[.B209])/0.0166667" office:value-type="float" office:value="591.358817282369" calcext:value-type="float">
            <text:p>591.358817282369</text:p>
          </table:table-cell>
          <table:table-cell table:formula="of:=([.F209]-[.C209])/0.0166667" office:value-type="float" office:value="-76.5298469403062" calcext:value-type="float">
            <text:p>-76.5298469403062</text:p>
          </table:table-cell>
          <table:table-cell table:formula="of:=DEGREES(ATAN(ABS([.F209]-[.C209])/ABS([.E209]-[.B209])))" office:value-type="float" office:value="7.37386725899137" calcext:value-type="float">
            <text:p>7.37386725899137</text:p>
          </table:table-cell>
          <table:table-cell table:formula="of:=SQRT(POWER([.H209];2)+POWER([.I209];2)+POWER([.J209];2))" office:value-type="float" office:value="597.263693019173" calcext:value-type="float">
            <text:p>597.263693019173</text:p>
          </table:table-cell>
        </table:table-row>
        <table:table-row table:style-name="ro1">
          <table:table-cell office:value-type="float" office:value="75.319" calcext:value-type="float">
            <text:p>75.319</text:p>
          </table:table-cell>
          <table:table-cell office:value-type="float" office:value="272.747" calcext:value-type="float">
            <text:p>272.747</text:p>
          </table:table-cell>
          <table:table-cell office:value-type="float" office:value="36.9214" calcext:value-type="float">
            <text:p>36.9214</text:p>
          </table:table-cell>
          <table:table-cell office:value-type="float" office:value="75.4636" calcext:value-type="float">
            <text:p>75.4636</text:p>
          </table:table-cell>
          <table:table-cell office:value-type="float" office:value="260.742" calcext:value-type="float">
            <text:p>260.742</text:p>
          </table:table-cell>
          <table:table-cell office:value-type="float" office:value="35.6125" calcext:value-type="float">
            <text:p>35.6125</text:p>
          </table:table-cell>
          <table:table-cell/>
          <table:table-cell table:formula="of:=([.D210]-[.A210])/0.0166667" office:value-type="float" office:value="8.67598264803452" calcext:value-type="float">
            <text:p>8.67598264803452</text:p>
          </table:table-cell>
          <table:table-cell table:formula="of:=ABS([.E210]-[.B210])/0.0166667" office:value-type="float" office:value="720.298559402881" calcext:value-type="float">
            <text:p>720.298559402881</text:p>
          </table:table-cell>
          <table:table-cell table:formula="of:=([.F210]-[.C210])/0.0166667" office:value-type="float" office:value="-78.5338429323142" calcext:value-type="float">
            <text:p>-78.5338429323142</text:p>
          </table:table-cell>
          <table:table-cell table:formula="of:=DEGREES(ATAN(ABS([.F210]-[.C210])/ABS([.E210]-[.B210])))" office:value-type="float" office:value="6.2223559609513" calcext:value-type="float">
            <text:p>6.2223559609513</text:p>
          </table:table-cell>
          <table:table-cell table:formula="of:=SQRT(POWER([.H210];2)+POWER([.I210];2)+POWER([.J210];2))" office:value-type="float" office:value="724.619108110249" calcext:value-type="float">
            <text:p>724.619108110249</text:p>
          </table:table-cell>
        </table:table-row>
        <table:table-row table:style-name="ro1">
          <table:table-cell office:value-type="float" office:value="75.1107" calcext:value-type="float">
            <text:p>75.1107</text:p>
          </table:table-cell>
          <table:table-cell office:value-type="float" office:value="277.437" calcext:value-type="float">
            <text:p>277.437</text:p>
          </table:table-cell>
          <table:table-cell office:value-type="float" office:value="38.8706" calcext:value-type="float">
            <text:p>38.8706</text:p>
          </table:table-cell>
          <table:table-cell office:value-type="float" office:value="75.2535" calcext:value-type="float">
            <text:p>75.2535</text:p>
          </table:table-cell>
          <table:table-cell office:value-type="float" office:value="263.935" calcext:value-type="float">
            <text:p>263.935</text:p>
          </table:table-cell>
          <table:table-cell office:value-type="float" office:value="37.9762" calcext:value-type="float">
            <text:p>37.9762</text:p>
          </table:table-cell>
          <table:table-cell/>
          <table:table-cell table:formula="of:=([.D211]-[.A211])/0.0166667" office:value-type="float" office:value="8.56798286403477" calcext:value-type="float">
            <text:p>8.56798286403477</text:p>
          </table:table-cell>
          <table:table-cell table:formula="of:=ABS([.E211]-[.B211])/0.0166667" office:value-type="float" office:value="810.118379763241" calcext:value-type="float">
            <text:p>810.118379763241</text:p>
          </table:table-cell>
          <table:table-cell table:formula="of:=([.F211]-[.C211])/0.0166667" office:value-type="float" office:value="-53.6638926722149" calcext:value-type="float">
            <text:p>-53.6638926722149</text:p>
          </table:table-cell>
          <table:table-cell table:formula="of:=DEGREES(ATAN(ABS([.F211]-[.C211])/ABS([.E211]-[.B211])))" office:value-type="float" office:value="3.78985238730481" calcext:value-type="float">
            <text:p>3.78985238730481</text:p>
          </table:table-cell>
          <table:table-cell table:formula="of:=SQRT(POWER([.H211];2)+POWER([.I211];2)+POWER([.J211];2))" office:value-type="float" office:value="811.939045087322" calcext:value-type="float">
            <text:p>811.939045087322</text:p>
          </table:table-cell>
        </table:table-row>
        <table:table-row table:style-name="ro1">
          <table:table-cell office:value-type="float" office:value="74.5422" calcext:value-type="float">
            <text:p>74.5422</text:p>
          </table:table-cell>
          <table:table-cell office:value-type="float" office:value="267.349" calcext:value-type="float">
            <text:p>267.349</text:p>
          </table:table-cell>
          <table:table-cell office:value-type="float" office:value="38.8601" calcext:value-type="float">
            <text:p>38.8601</text:p>
          </table:table-cell>
          <table:table-cell office:value-type="float" office:value="74.4628" calcext:value-type="float">
            <text:p>74.4628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37.7826" calcext:value-type="float">
            <text:p>37.7826</text:p>
          </table:table-cell>
          <table:table-cell/>
          <table:table-cell table:formula="of:=([.D212]-[.A212])/0.0166667" office:value-type="float" office:value="-4.76399047201861" calcext:value-type="float">
            <text:p>-4.76399047201861</text:p>
          </table:table-cell>
          <table:table-cell table:formula="of:=ABS([.E212]-[.B212])/0.0166667" office:value-type="float" office:value="709.438581122837" calcext:value-type="float">
            <text:p>709.438581122837</text:p>
          </table:table-cell>
          <table:table-cell table:formula="of:=([.F212]-[.C212])/0.0166667" office:value-type="float" office:value="-64.6498707002586" calcext:value-type="float">
            <text:p>-64.6498707002586</text:p>
          </table:table-cell>
          <table:table-cell table:formula="of:=DEGREES(ATAN(ABS([.F212]-[.C212])/ABS([.E212]-[.B212])))" office:value-type="float" office:value="5.20688057017894" calcext:value-type="float">
            <text:p>5.20688057017894</text:p>
          </table:table-cell>
          <table:table-cell table:formula="of:=SQRT(POWER([.H212];2)+POWER([.I212];2)+POWER([.J212];2))" office:value-type="float" office:value="712.39413372961" calcext:value-type="float">
            <text:p>712.39413372961</text:p>
          </table:table-cell>
        </table:table-row>
        <table:table-row table:style-name="ro1">
          <table:table-cell office:value-type="float" office:value="74.511" calcext:value-type="float">
            <text:p>74.511</text:p>
          </table:table-cell>
          <table:table-cell office:value-type="float" office:value="262.497" calcext:value-type="float">
            <text:p>262.497</text:p>
          </table:table-cell>
          <table:table-cell office:value-type="float" office:value="38.7248" calcext:value-type="float">
            <text:p>38.7248</text:p>
          </table:table-cell>
          <table:table-cell office:value-type="float" office:value="74.4264" calcext:value-type="float">
            <text:p>74.4264</text:p>
          </table:table-cell>
          <table:table-cell office:value-type="float" office:value="249.705" calcext:value-type="float">
            <text:p>249.705</text:p>
          </table:table-cell>
          <table:table-cell office:value-type="float" office:value="37.8808" calcext:value-type="float">
            <text:p>37.8808</text:p>
          </table:table-cell>
          <table:table-cell/>
          <table:table-cell table:formula="of:=([.D213]-[.A213])/0.0166667" office:value-type="float" office:value="-5.07598984801999" calcext:value-type="float">
            <text:p>-5.07598984801999</text:p>
          </table:table-cell>
          <table:table-cell table:formula="of:=ABS([.E213]-[.B213])/0.0166667" office:value-type="float" office:value="767.51846496307" calcext:value-type="float">
            <text:p>767.51846496307</text:p>
          </table:table-cell>
          <table:table-cell table:formula="of:=([.F213]-[.C213])/0.0166667" office:value-type="float" office:value="-50.6398987202026" calcext:value-type="float">
            <text:p>-50.6398987202026</text:p>
          </table:table-cell>
          <table:table-cell table:formula="of:=DEGREES(ATAN(ABS([.F213]-[.C213])/ABS([.E213]-[.B213])))" office:value-type="float" office:value="3.77483197033418" calcext:value-type="float">
            <text:p>3.77483197033418</text:p>
          </table:table-cell>
          <table:table-cell table:formula="of:=SQRT(POWER([.H213];2)+POWER([.I213];2)+POWER([.J213];2))" office:value-type="float" office:value="769.203977547306" calcext:value-type="float">
            <text:p>769.203977547306</text:p>
          </table:table-cell>
        </table:table-row>
        <table:table-row table:style-name="ro1">
          <table:table-cell office:value-type="float" office:value="75.0256" calcext:value-type="float">
            <text:p>75.0256</text:p>
          </table:table-cell>
          <table:table-cell office:value-type="float" office:value="266.3" calcext:value-type="float">
            <text:p>266.3</text:p>
          </table:table-cell>
          <table:table-cell office:value-type="float" office:value="38.0537" calcext:value-type="float">
            <text:p>38.0537</text:p>
          </table:table-cell>
          <table:table-cell office:value-type="float" office:value="74.9353" calcext:value-type="float">
            <text:p>74.9353</text:p>
          </table:table-cell>
          <table:table-cell office:value-type="float" office:value="254.48" calcext:value-type="float">
            <text:p>254.48</text:p>
          </table:table-cell>
          <table:table-cell office:value-type="float" office:value="37.2453" calcext:value-type="float">
            <text:p>37.2453</text:p>
          </table:table-cell>
          <table:table-cell/>
          <table:table-cell table:formula="of:=([.D214]-[.A214])/0.0166667" office:value-type="float" office:value="-5.41798916402162" calcext:value-type="float">
            <text:p>-5.41798916402162</text:p>
          </table:table-cell>
          <table:table-cell table:formula="of:=ABS([.E214]-[.B214])/0.0166667" office:value-type="float" office:value="709.198581602838" calcext:value-type="float">
            <text:p>709.198581602838</text:p>
          </table:table-cell>
          <table:table-cell table:formula="of:=([.F214]-[.C214])/0.0166667" office:value-type="float" office:value="-48.503902992194" calcext:value-type="float">
            <text:p>-48.503902992194</text:p>
          </table:table-cell>
          <table:table-cell table:formula="of:=DEGREES(ATAN(ABS([.F214]-[.C214])/ABS([.E214]-[.B214])))" office:value-type="float" office:value="3.91251202917124" calcext:value-type="float">
            <text:p>3.91251202917124</text:p>
          </table:table-cell>
          <table:table-cell table:formula="of:=SQRT(POWER([.H214];2)+POWER([.I214];2)+POWER([.J214];2))" office:value-type="float" office:value="710.875946533244" calcext:value-type="float">
            <text:p>710.875946533244</text:p>
          </table:table-cell>
        </table:table-row>
        <table:table-row table:style-name="ro1">
          <table:table-cell office:value-type="float" office:value="74.7964" calcext:value-type="float">
            <text:p>74.7964</text:p>
          </table:table-cell>
          <table:table-cell office:value-type="float" office:value="268.672" calcext:value-type="float">
            <text:p>268.672</text:p>
          </table:table-cell>
          <table:table-cell office:value-type="float" office:value="38.3818" calcext:value-type="float">
            <text:p>38.3818</text:p>
          </table:table-cell>
          <table:table-cell office:value-type="float" office:value="74.704" calcext:value-type="float">
            <text:p>74.704</text:p>
          </table:table-cell>
          <table:table-cell office:value-type="float" office:value="255.529" calcext:value-type="float">
            <text:p>255.529</text:p>
          </table:table-cell>
          <table:table-cell office:value-type="float" office:value="37.7797" calcext:value-type="float">
            <text:p>37.7797</text:p>
          </table:table-cell>
          <table:table-cell/>
          <table:table-cell table:formula="of:=([.D215]-[.A215])/0.0166667" office:value-type="float" office:value="-5.5439889120229" calcext:value-type="float">
            <text:p>-5.5439889120229</text:p>
          </table:table-cell>
          <table:table-cell table:formula="of:=ABS([.E215]-[.B215])/0.0166667" office:value-type="float" office:value="788.578422843156" calcext:value-type="float">
            <text:p>788.578422843156</text:p>
          </table:table-cell>
          <table:table-cell table:formula="of:=([.F215]-[.C215])/0.0166667" office:value-type="float" office:value="-36.1259277481445" calcext:value-type="float">
            <text:p>-36.1259277481445</text:p>
          </table:table-cell>
          <table:table-cell table:formula="of:=DEGREES(ATAN(ABS([.F215]-[.C215])/ABS([.E215]-[.B215])))" office:value-type="float" office:value="2.62296932232463" calcext:value-type="float">
            <text:p>2.62296932232463</text:p>
          </table:table-cell>
          <table:table-cell table:formula="of:=SQRT(POWER([.H215];2)+POWER([.I215];2)+POWER([.J215];2))" office:value-type="float" office:value="789.424947314512" calcext:value-type="float">
            <text:p>789.424947314512</text:p>
          </table:table-cell>
        </table:table-row>
        <table:table-row table:style-name="ro1">
          <table:table-cell office:value-type="float" office:value="74.5482" calcext:value-type="float">
            <text:p>74.5482</text:p>
          </table:table-cell>
          <table:table-cell office:value-type="float" office:value="268.64" calcext:value-type="float">
            <text:p>268.64</text:p>
          </table:table-cell>
          <table:table-cell office:value-type="float" office:value="38.3898" calcext:value-type="float">
            <text:p>38.3898</text:p>
          </table:table-cell>
          <table:table-cell office:value-type="float" office:value="74.2213" calcext:value-type="float">
            <text:p>74.2213</text:p>
          </table:table-cell>
          <table:table-cell office:value-type="float" office:value="255.468" calcext:value-type="float">
            <text:p>255.468</text:p>
          </table:table-cell>
          <table:table-cell office:value-type="float" office:value="37.7953" calcext:value-type="float">
            <text:p>37.7953</text:p>
          </table:table-cell>
          <table:table-cell/>
          <table:table-cell table:formula="of:=([.D216]-[.A216])/0.0166667" office:value-type="float" office:value="-19.6139607720781" calcext:value-type="float">
            <text:p>-19.6139607720781</text:p>
          </table:table-cell>
          <table:table-cell table:formula="of:=ABS([.E216]-[.B216])/0.0166667" office:value-type="float" office:value="790.318419363161" calcext:value-type="float">
            <text:p>790.318419363161</text:p>
          </table:table-cell>
          <table:table-cell table:formula="of:=([.F216]-[.C216])/0.0166667" office:value-type="float" office:value="-35.6699286601429" calcext:value-type="float">
            <text:p>-35.6699286601429</text:p>
          </table:table-cell>
          <table:table-cell table:formula="of:=DEGREES(ATAN(ABS([.F216]-[.C216])/ABS([.E216]-[.B216])))" office:value-type="float" office:value="2.58421198954491" calcext:value-type="float">
            <text:p>2.58421198954491</text:p>
          </table:table-cell>
          <table:table-cell table:formula="of:=SQRT(POWER([.H216];2)+POWER([.I216];2)+POWER([.J216];2))" office:value-type="float" office:value="791.366069055575" calcext:value-type="float">
            <text:p>791.366069055575</text:p>
          </table:table-cell>
        </table:table-row>
        <table:table-row table:style-name="ro1">
          <table:table-cell office:value-type="float" office:value="74.5769" calcext:value-type="float">
            <text:p>74.5769</text:p>
          </table:table-cell>
          <table:table-cell office:value-type="float" office:value="273.818" calcext:value-type="float">
            <text:p>273.818</text:p>
          </table:table-cell>
          <table:table-cell office:value-type="float" office:value="37.4909" calcext:value-type="float">
            <text:p>37.4909</text:p>
          </table:table-cell>
          <table:table-cell office:value-type="float" office:value="74.4888" calcext:value-type="float">
            <text:p>74.4888</text:p>
          </table:table-cell>
          <table:table-cell office:value-type="float" office:value="260.443" calcext:value-type="float">
            <text:p>260.443</text:p>
          </table:table-cell>
          <table:table-cell office:value-type="float" office:value="36.6522" calcext:value-type="float">
            <text:p>36.6522</text:p>
          </table:table-cell>
          <table:table-cell/>
          <table:table-cell table:formula="of:=([.D217]-[.A217])/0.0166667" office:value-type="float" office:value="-5.28598942802098" calcext:value-type="float">
            <text:p>-5.28598942802098</text:p>
          </table:table-cell>
          <table:table-cell table:formula="of:=ABS([.E217]-[.B217])/0.0166667" office:value-type="float" office:value="802.49839500321" calcext:value-type="float">
            <text:p>802.49839500321</text:p>
          </table:table-cell>
          <table:table-cell table:formula="of:=([.F217]-[.C217])/0.0166667" office:value-type="float" office:value="-50.3218993562015" calcext:value-type="float">
            <text:p>-50.3218993562015</text:p>
          </table:table-cell>
          <table:table-cell table:formula="of:=DEGREES(ATAN(ABS([.F217]-[.C217])/ABS([.E217]-[.B217])))" office:value-type="float" office:value="3.58812216471471" calcext:value-type="float">
            <text:p>3.58812216471471</text:p>
          </table:table-cell>
          <table:table-cell table:formula="of:=SQRT(POWER([.H217];2)+POWER([.I217];2)+POWER([.J217];2))" office:value-type="float" office:value="804.091978085702" calcext:value-type="float">
            <text:p>804.091978085702</text:p>
          </table:table-cell>
        </table:table-row>
        <table:table-row table:style-name="ro1">
          <table:table-cell office:value-type="float" office:value="75.3318" calcext:value-type="float">
            <text:p>75.3318</text:p>
          </table:table-cell>
          <table:table-cell office:value-type="float" office:value="273.743" calcext:value-type="float">
            <text:p>273.743</text:p>
          </table:table-cell>
          <table:table-cell office:value-type="float" office:value="38.2461" calcext:value-type="float">
            <text:p>38.2461</text:p>
          </table:table-cell>
          <table:table-cell office:value-type="float" office:value="75.2424" calcext:value-type="float">
            <text:p>75.2424</text:p>
          </table:table-cell>
          <table:table-cell office:value-type="float" office:value="262.792" calcext:value-type="float">
            <text:p>262.792</text:p>
          </table:table-cell>
          <table:table-cell office:value-type="float" office:value="37.4447" calcext:value-type="float">
            <text:p>37.4447</text:p>
          </table:table-cell>
          <table:table-cell/>
          <table:table-cell table:formula="of:=([.D218]-[.A218])/0.0166667" office:value-type="float" office:value="-5.36398927202132" calcext:value-type="float">
            <text:p>-5.36398927202132</text:p>
          </table:table-cell>
          <table:table-cell table:formula="of:=ABS([.E218]-[.B218])/0.0166667" office:value-type="float" office:value="657.05868588263" calcext:value-type="float">
            <text:p>657.05868588263</text:p>
          </table:table-cell>
          <table:table-cell table:formula="of:=([.F218]-[.C218])/0.0166667" office:value-type="float" office:value="-48.0839038321924" calcext:value-type="float">
            <text:p>-48.0839038321924</text:p>
          </table:table-cell>
          <table:table-cell table:formula="of:=DEGREES(ATAN(ABS([.F218]-[.C218])/ABS([.E218]-[.B218])))" office:value-type="float" office:value="4.18547461893902" calcext:value-type="float">
            <text:p>4.18547461893902</text:p>
          </table:table-cell>
          <table:table-cell table:formula="of:=SQRT(POWER([.H218];2)+POWER([.I218];2)+POWER([.J218];2))" office:value-type="float" office:value="658.837575493734" calcext:value-type="float">
            <text:p>658.837575493734</text:p>
          </table:table-cell>
        </table:table-row>
        <table:table-row table:style-name="ro1">
          <table:table-cell office:value-type="float" office:value="75.1181" calcext:value-type="float">
            <text:p>75.1181</text:p>
          </table:table-cell>
          <table:table-cell office:value-type="float" office:value="278.837" calcext:value-type="float">
            <text:p>278.837</text:p>
          </table:table-cell>
          <table:table-cell office:value-type="float" office:value="38.1297" calcext:value-type="float">
            <text:p>38.1297</text:p>
          </table:table-cell>
          <table:table-cell office:value-type="float" office:value="75.2617" calcext:value-type="float">
            <text:p>75.2617</text:p>
          </table:table-cell>
          <table:table-cell office:value-type="float" office:value="265.203" calcext:value-type="float">
            <text:p>265.203</text:p>
          </table:table-cell>
          <table:table-cell office:value-type="float" office:value="37.507" calcext:value-type="float">
            <text:p>37.507</text:p>
          </table:table-cell>
          <table:table-cell/>
          <table:table-cell table:formula="of:=([.D219]-[.A219])/0.0166667" office:value-type="float" office:value="8.61598276803485" calcext:value-type="float">
            <text:p>8.61598276803485</text:p>
          </table:table-cell>
          <table:table-cell table:formula="of:=ABS([.E219]-[.B219])/0.0166667" office:value-type="float" office:value="818.038363923273" calcext:value-type="float">
            <text:p>818.038363923273</text:p>
          </table:table-cell>
          <table:table-cell table:formula="of:=([.F219]-[.C219])/0.0166667" office:value-type="float" office:value="-37.3619252761496" calcext:value-type="float">
            <text:p>-37.3619252761496</text:p>
          </table:table-cell>
          <table:table-cell table:formula="of:=DEGREES(ATAN(ABS([.F219]-[.C219])/ABS([.E219]-[.B219])))" office:value-type="float" office:value="2.61502896629622" calcext:value-type="float">
            <text:p>2.61502896629622</text:p>
          </table:table-cell>
          <table:table-cell table:formula="of:=SQRT(POWER([.H219];2)+POWER([.I219];2)+POWER([.J219];2))" office:value-type="float" office:value="818.936452644321" calcext:value-type="float">
            <text:p>818.936452644321</text:p>
          </table:table-cell>
        </table:table-row>
        <table:table-row table:style-name="ro1">
          <table:table-cell office:value-type="float" office:value="75.5269" calcext:value-type="float">
            <text:p>75.5269</text:p>
          </table:table-cell>
          <table:table-cell office:value-type="float" office:value="267.863" calcext:value-type="float">
            <text:p>267.863</text:p>
          </table:table-cell>
          <table:table-cell office:value-type="float" office:value="36.5392" calcext:value-type="float">
            <text:p>36.5392</text:p>
          </table:table-cell>
          <table:table-cell office:value-type="float" office:value="75.4228" calcext:value-type="float">
            <text:p>75.4228</text:p>
          </table:table-cell>
          <table:table-cell office:value-type="float" office:value="256.059" calcext:value-type="float">
            <text:p>256.059</text:p>
          </table:table-cell>
          <table:table-cell office:value-type="float" office:value="35.2607" calcext:value-type="float">
            <text:p>35.2607</text:p>
          </table:table-cell>
          <table:table-cell/>
          <table:table-cell table:formula="of:=([.D220]-[.A220])/0.0166667" office:value-type="float" office:value="-6.24598750802514" calcext:value-type="float">
            <text:p>-6.24598750802514</text:p>
          </table:table-cell>
          <table:table-cell table:formula="of:=ABS([.E220]-[.B220])/0.0166667" office:value-type="float" office:value="708.238583522831" calcext:value-type="float">
            <text:p>708.238583522831</text:p>
          </table:table-cell>
          <table:table-cell table:formula="of:=([.F220]-[.C220])/0.0166667" office:value-type="float" office:value="-76.7098465803069" calcext:value-type="float">
            <text:p>-76.7098465803069</text:p>
          </table:table-cell>
          <table:table-cell table:formula="of:=DEGREES(ATAN(ABS([.F220]-[.C220])/ABS([.E220]-[.B220])))" office:value-type="float" office:value="6.18165079653621" calcext:value-type="float">
            <text:p>6.18165079653621</text:p>
          </table:table-cell>
          <table:table-cell table:formula="of:=SQRT(POWER([.H220];2)+POWER([.I220];2)+POWER([.J220];2))" office:value-type="float" office:value="712.408102222842" calcext:value-type="float">
            <text:p>712.408102222842</text:p>
          </table:table-cell>
        </table:table-row>
        <table:table-row table:style-name="ro1">
          <table:table-cell office:value-type="float" office:value="74.7927" calcext:value-type="float">
            <text:p>74.7927</text:p>
          </table:table-cell>
          <table:table-cell office:value-type="float" office:value="268.918" calcext:value-type="float">
            <text:p>268.918</text:p>
          </table:table-cell>
          <table:table-cell office:value-type="float" office:value="37.1019" calcext:value-type="float">
            <text:p>37.1019</text:p>
          </table:table-cell>
          <table:table-cell office:value-type="float" office:value="74.9405" calcext:value-type="float">
            <text:p>74.9405</text:p>
          </table:table-cell>
          <table:table-cell office:value-type="float" office:value="255.868" calcext:value-type="float">
            <text:p>255.868</text:p>
          </table:table-cell>
          <table:table-cell office:value-type="float" office:value="36.0264" calcext:value-type="float">
            <text:p>36.0264</text:p>
          </table:table-cell>
          <table:table-cell/>
          <table:table-cell table:formula="of:=([.D221]-[.A221])/0.0166667" office:value-type="float" office:value="8.86798226403569" calcext:value-type="float">
            <text:p>8.86798226403569</text:p>
          </table:table-cell>
          <table:table-cell table:formula="of:=ABS([.E221]-[.B221])/0.0166667" office:value-type="float" office:value="782.998434003133" calcext:value-type="float">
            <text:p>782.998434003133</text:p>
          </table:table-cell>
          <table:table-cell table:formula="of:=([.F221]-[.C221])/0.0166667" office:value-type="float" office:value="-64.529870940258" calcext:value-type="float">
            <text:p>-64.529870940258</text:p>
          </table:table-cell>
          <table:table-cell table:formula="of:=DEGREES(ATAN(ABS([.F221]-[.C221])/ABS([.E221]-[.B221])))" office:value-type="float" office:value="4.71131529914308" calcext:value-type="float">
            <text:p>4.71131529914308</text:p>
          </table:table-cell>
          <table:table-cell table:formula="of:=SQRT(POWER([.H221];2)+POWER([.I221];2)+POWER([.J221];2))" office:value-type="float" office:value="785.703056506948" calcext:value-type="float">
            <text:p>785.703056506948</text:p>
          </table:table-cell>
        </table:table-row>
        <table:table-row table:style-name="ro1">
          <table:table-cell office:value-type="float" office:value="74.8287" calcext:value-type="float">
            <text:p>74.8287</text:p>
          </table:table-cell>
          <table:table-cell office:value-type="float" office:value="273.794" calcext:value-type="float">
            <text:p>273.794</text:p>
          </table:table-cell>
          <table:table-cell office:value-type="float" office:value="37.7427" calcext:value-type="float">
            <text:p>37.7427</text:p>
          </table:table-cell>
          <table:table-cell office:value-type="float" office:value="74.7337" calcext:value-type="float">
            <text:p>74.7337</text:p>
          </table:table-cell>
          <table:table-cell office:value-type="float" office:value="260.427" calcext:value-type="float">
            <text:p>260.427</text:p>
          </table:table-cell>
          <table:table-cell office:value-type="float" office:value="36.8965" calcext:value-type="float">
            <text:p>36.8965</text:p>
          </table:table-cell>
          <table:table-cell/>
          <table:table-cell table:formula="of:=([.D222]-[.A222])/0.0166667" office:value-type="float" office:value="-5.69998860002273" calcext:value-type="float">
            <text:p>-5.69998860002273</text:p>
          </table:table-cell>
          <table:table-cell table:formula="of:=ABS([.E222]-[.B222])/0.0166667" office:value-type="float" office:value="802.018395963206" calcext:value-type="float">
            <text:p>802.018395963206</text:p>
          </table:table-cell>
          <table:table-cell table:formula="of:=([.F222]-[.C222])/0.0166667" office:value-type="float" office:value="-50.7718984562029" calcext:value-type="float">
            <text:p>-50.7718984562029</text:p>
          </table:table-cell>
          <table:table-cell table:formula="of:=DEGREES(ATAN(ABS([.F222]-[.C222])/ABS([.E222]-[.B222])))" office:value-type="float" office:value="3.62228451390917" calcext:value-type="float">
            <text:p>3.62228451390917</text:p>
          </table:table-cell>
          <table:table-cell table:formula="of:=SQRT(POWER([.H222];2)+POWER([.I222];2)+POWER([.J222];2))" office:value-type="float" office:value="803.644064873424" calcext:value-type="float">
            <text:p>803.644064873424</text:p>
          </table:table-cell>
        </table:table-row>
        <table:table-row table:style-name="ro1">
          <table:table-cell office:value-type="float" office:value="74.5466" calcext:value-type="float">
            <text:p>74.5466</text:p>
          </table:table-cell>
          <table:table-cell office:value-type="float" office:value="268.738" calcext:value-type="float">
            <text:p>268.738</text:p>
          </table:table-cell>
          <table:table-cell office:value-type="float" office:value="37.8784" calcext:value-type="float">
            <text:p>37.8784</text:p>
          </table:table-cell>
          <table:table-cell office:value-type="float" office:value="74.2255" calcext:value-type="float">
            <text:p>74.2255</text:p>
          </table:table-cell>
          <table:table-cell office:value-type="float" office:value="256.77" calcext:value-type="float">
            <text:p>256.77</text:p>
          </table:table-cell>
          <table:table-cell office:value-type="float" office:value="37.077" calcext:value-type="float">
            <text:p>37.077</text:p>
          </table:table-cell>
          <table:table-cell/>
          <table:table-cell table:formula="of:=([.D223]-[.A223])/0.0166667" office:value-type="float" office:value="-19.2659614680771" calcext:value-type="float">
            <text:p>-19.2659614680771</text:p>
          </table:table-cell>
          <table:table-cell table:formula="of:=ABS([.E223]-[.B223])/0.0166667" office:value-type="float" office:value="718.078563842873" calcext:value-type="float">
            <text:p>718.078563842873</text:p>
          </table:table-cell>
          <table:table-cell table:formula="of:=([.F223]-[.C223])/0.0166667" office:value-type="float" office:value="-48.0839038321924" calcext:value-type="float">
            <text:p>-48.0839038321924</text:p>
          </table:table-cell>
          <table:table-cell table:formula="of:=DEGREES(ATAN(ABS([.F223]-[.C223])/ABS([.E223]-[.B223])))" office:value-type="float" office:value="3.83091518838448" calcext:value-type="float">
            <text:p>3.83091518838448</text:p>
          </table:table-cell>
          <table:table-cell table:formula="of:=SQRT(POWER([.H223];2)+POWER([.I223];2)+POWER([.J223];2))" office:value-type="float" office:value="719.944486005467" calcext:value-type="float">
            <text:p>719.944486005467</text:p>
          </table:table-cell>
        </table:table-row>
        <table:table-row table:style-name="ro1">
          <table:table-cell office:value-type="float" office:value="74.8114" calcext:value-type="float">
            <text:p>74.8114</text:p>
          </table:table-cell>
          <table:table-cell office:value-type="float" office:value="271.294" calcext:value-type="float">
            <text:p>271.294</text:p>
          </table:table-cell>
          <table:table-cell office:value-type="float" office:value="37.678" calcext:value-type="float">
            <text:p>37.678</text:p>
          </table:table-cell>
          <table:table-cell office:value-type="float" office:value="74.7173" calcext:value-type="float">
            <text:p>74.7173</text:p>
          </table:table-cell>
          <table:table-cell office:value-type="float" office:value="258.058" calcext:value-type="float">
            <text:p>258.058</text:p>
          </table:table-cell>
          <table:table-cell office:value-type="float" office:value="36.8388" calcext:value-type="float">
            <text:p>36.8388</text:p>
          </table:table-cell>
          <table:table-cell/>
          <table:table-cell table:formula="of:=([.D224]-[.A224])/0.0166667" office:value-type="float" office:value="-5.64598870802328" calcext:value-type="float">
            <text:p>-5.64598870802328</text:p>
          </table:table-cell>
          <table:table-cell table:formula="of:=ABS([.E224]-[.B224])/0.0166667" office:value-type="float" office:value="794.158411683176" calcext:value-type="float">
            <text:p>794.158411683176</text:p>
          </table:table-cell>
          <table:table-cell table:formula="of:=([.F224]-[.C224])/0.0166667" office:value-type="float" office:value="-50.3518992962013" calcext:value-type="float">
            <text:p>-50.3518992962013</text:p>
          </table:table-cell>
          <table:table-cell table:formula="of:=DEGREES(ATAN(ABS([.F224]-[.C224])/ABS([.E224]-[.B224])))" office:value-type="float" office:value="3.62785914881321" calcext:value-type="float">
            <text:p>3.62785914881321</text:p>
          </table:table-cell>
          <table:table-cell table:formula="of:=SQRT(POWER([.H224];2)+POWER([.I224];2)+POWER([.J224];2))" office:value-type="float" office:value="795.773066771156" calcext:value-type="float">
            <text:p>795.773066771156</text:p>
          </table:table-cell>
        </table:table-row>
        <table:table-row table:style-name="ro1">
          <table:table-cell office:value-type="float" office:value="75.0825" calcext:value-type="float">
            <text:p>75.0825</text:p>
          </table:table-cell>
          <table:table-cell office:value-type="float" office:value="273.644" calcext:value-type="float">
            <text:p>273.644</text:p>
          </table:table-cell>
          <table:table-cell office:value-type="float" office:value="38.7644" calcext:value-type="float">
            <text:p>38.7644</text:p>
          </table:table-cell>
          <table:table-cell office:value-type="float" office:value="74.7378" calcext:value-type="float">
            <text:p>74.7378</text:p>
          </table:table-cell>
          <table:table-cell office:value-type="float" office:value="260.241" calcext:value-type="float">
            <text:p>260.241</text:p>
          </table:table-cell>
          <table:table-cell office:value-type="float" office:value="38.1465" calcext:value-type="float">
            <text:p>38.1465</text:p>
          </table:table-cell>
          <table:table-cell/>
          <table:table-cell table:formula="of:=([.D225]-[.A225])/0.0166667" office:value-type="float" office:value="-20.6819586360829" calcext:value-type="float">
            <text:p>-20.6819586360829</text:p>
          </table:table-cell>
          <table:table-cell table:formula="of:=ABS([.E225]-[.B225])/0.0166667" office:value-type="float" office:value="804.178391643218" calcext:value-type="float">
            <text:p>804.178391643218</text:p>
          </table:table-cell>
          <table:table-cell table:formula="of:=([.F225]-[.C225])/0.0166667" office:value-type="float" office:value="-37.0739258521482" calcext:value-type="float">
            <text:p>-37.0739258521482</text:p>
          </table:table-cell>
          <table:table-cell table:formula="of:=DEGREES(ATAN(ABS([.F225]-[.C225])/ABS([.E225]-[.B225])))" office:value-type="float" office:value="2.63955925449386" calcext:value-type="float">
            <text:p>2.63955925449386</text:p>
          </table:table-cell>
          <table:table-cell table:formula="of:=SQRT(POWER([.H225];2)+POWER([.I225];2)+POWER([.J225];2))" office:value-type="float" office:value="805.298146637001" calcext:value-type="float">
            <text:p>805.298146637001</text:p>
          </table:table-cell>
        </table:table-row>
        <table:table-row table:style-name="ro1">
          <table:table-cell office:value-type="float" office:value="74.558" calcext:value-type="float">
            <text:p>74.558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38.9297" calcext:value-type="float">
            <text:p>38.9297</text:p>
          </table:table-cell>
          <table:table-cell office:value-type="float" office:value="74.2113" calcext:value-type="float">
            <text:p>74.2113</text:p>
          </table:table-cell>
          <table:table-cell office:value-type="float" office:value="252.999" calcext:value-type="float">
            <text:p>252.999</text:p>
          </table:table-cell>
          <table:table-cell office:value-type="float" office:value="38.7191" calcext:value-type="float">
            <text:p>38.7191</text:p>
          </table:table-cell>
          <table:table-cell/>
          <table:table-cell table:formula="of:=([.D226]-[.A226])/0.0166667" office:value-type="float" office:value="-20.801958396084" calcext:value-type="float">
            <text:p>-20.801958396084</text:p>
          </table:table-cell>
          <table:table-cell table:formula="of:=ABS([.E226]-[.B226])/0.0166667" office:value-type="float" office:value="1008.53798292403" calcext:value-type="float">
            <text:p>1008.53798292403</text:p>
          </table:table-cell>
          <table:table-cell table:formula="of:=([.F226]-[.C226])/0.0166667" office:value-type="float" office:value="-12.6359747280505" calcext:value-type="float">
            <text:p>-12.6359747280505</text:p>
          </table:table-cell>
          <table:table-cell table:formula="of:=DEGREES(ATAN(ABS([.F226]-[.C226])/ABS([.E226]-[.B226])))" office:value-type="float" office:value="0.717821395808724" calcext:value-type="float">
            <text:p>0.717821395808724</text:p>
          </table:table-cell>
          <table:table-cell table:formula="of:=SQRT(POWER([.H226];2)+POWER([.I226];2)+POWER([.J226];2))" office:value-type="float" office:value="1008.83162734468" calcext:value-type="float">
            <text:p>1008.83162734468</text:p>
          </table:table-cell>
        </table:table-row>
        <table:table-row table:style-name="ro1">
          <table:table-cell office:value-type="float" office:value="75.2535" calcext:value-type="float">
            <text:p>75.2535</text:p>
          </table:table-cell>
          <table:table-cell office:value-type="float" office:value="263.93" calcext:value-type="float">
            <text:p>263.93</text:p>
          </table:table-cell>
          <table:table-cell office:value-type="float" office:value="37.9771" calcext:value-type="float">
            <text:p>37.9771</text:p>
          </table:table-cell>
          <table:table-cell office:value-type="float" office:value="75.3868" calcext:value-type="float">
            <text:p>75.3868</text:p>
          </table:table-cell>
          <table:table-cell office:value-type="float" office:value="251.18" calcext:value-type="float">
            <text:p>251.18</text:p>
          </table:table-cell>
          <table:table-cell office:value-type="float" office:value="36.6466" calcext:value-type="float">
            <text:p>36.6466</text:p>
          </table:table-cell>
          <table:table-cell/>
          <table:table-cell table:formula="of:=([.D227]-[.A227])/0.0166667" office:value-type="float" office:value="7.99798400403147" calcext:value-type="float">
            <text:p>7.99798400403147</text:p>
          </table:table-cell>
          <table:table-cell table:formula="of:=ABS([.E227]-[.B227])/0.0166667" office:value-type="float" office:value="764.99847000306" calcext:value-type="float">
            <text:p>764.99847000306</text:p>
          </table:table-cell>
          <table:table-cell table:formula="of:=([.F227]-[.C227])/0.0166667" office:value-type="float" office:value="-79.8298403403194" calcext:value-type="float">
            <text:p>-79.8298403403194</text:p>
          </table:table-cell>
          <table:table-cell table:formula="of:=DEGREES(ATAN(ABS([.F227]-[.C227])/ABS([.E227]-[.B227])))" office:value-type="float" office:value="5.95742103085158" calcext:value-type="float">
            <text:p>5.95742103085158</text:p>
          </table:table-cell>
          <table:table-cell table:formula="of:=SQRT(POWER([.H227];2)+POWER([.I227];2)+POWER([.J227];2))" office:value-type="float" office:value="769.194013408784" calcext:value-type="float">
            <text:p>769.194013408784</text:p>
          </table:table-cell>
        </table:table-row>
        <table:table-row table:style-name="ro1">
          <table:table-cell office:value-type="float" office:value="75.1227" calcext:value-type="float">
            <text:p>75.1227</text:p>
          </table:table-cell>
          <table:table-cell office:value-type="float" office:value="278.493" calcext:value-type="float">
            <text:p>278.493</text:p>
          </table:table-cell>
          <table:table-cell office:value-type="float" office:value="39.9494" calcext:value-type="float">
            <text:p>39.9494</text:p>
          </table:table-cell>
          <table:table-cell office:value-type="float" office:value="75.0291" calcext:value-type="float">
            <text:p>75.0291</text:p>
          </table:table-cell>
          <table:table-cell office:value-type="float" office:value="266.084" calcext:value-type="float">
            <text:p>266.084</text:p>
          </table:table-cell>
          <table:table-cell office:value-type="float" office:value="39.3198" calcext:value-type="float">
            <text:p>39.3198</text:p>
          </table:table-cell>
          <table:table-cell/>
          <table:table-cell table:formula="of:=([.D228]-[.A228])/0.0166667" office:value-type="float" office:value="-5.61598876802217" calcext:value-type="float">
            <text:p>-5.61598876802217</text:p>
          </table:table-cell>
          <table:table-cell table:formula="of:=ABS([.E228]-[.B228])/0.0166667" office:value-type="float" office:value="744.538510922978" calcext:value-type="float">
            <text:p>744.538510922978</text:p>
          </table:table-cell>
          <table:table-cell table:formula="of:=([.F228]-[.C228])/0.0166667" office:value-type="float" office:value="-37.7759244481509" calcext:value-type="float">
            <text:p>-37.7759244481509</text:p>
          </table:table-cell>
          <table:table-cell table:formula="of:=DEGREES(ATAN(ABS([.F228]-[.C228])/ABS([.E228]-[.B228])))" office:value-type="float" office:value="2.90454638851143" calcext:value-type="float">
            <text:p>2.90454638851143</text:p>
          </table:table-cell>
          <table:table-cell table:formula="of:=SQRT(POWER([.H228];2)+POWER([.I228];2)+POWER([.J228];2))" office:value-type="float" office:value="745.517373402632" calcext:value-type="float">
            <text:p>745.517373402632</text:p>
          </table:table-cell>
        </table:table-row>
        <table:table-row table:style-name="ro1">
          <table:table-cell office:value-type="float" office:value="75.3318" calcext:value-type="float">
            <text:p>75.3318</text:p>
          </table:table-cell>
          <table:table-cell office:value-type="float" office:value="273.743" calcext:value-type="float">
            <text:p>273.743</text:p>
          </table:table-cell>
          <table:table-cell office:value-type="float" office:value="38.2461" calcext:value-type="float">
            <text:p>38.2461</text:p>
          </table:table-cell>
          <table:table-cell office:value-type="float" office:value="75.4679" calcext:value-type="float">
            <text:p>75.4679</text:p>
          </table:table-cell>
          <table:table-cell office:value-type="float" office:value="260.382" calcext:value-type="float">
            <text:p>260.382</text:p>
          </table:table-cell>
          <table:table-cell office:value-type="float" office:value="37.6283" calcext:value-type="float">
            <text:p>37.6283</text:p>
          </table:table-cell>
          <table:table-cell/>
          <table:table-cell table:formula="of:=([.D229]-[.A229])/0.0166667" office:value-type="float" office:value="8.1659836680326" calcext:value-type="float">
            <text:p>8.1659836680326</text:p>
          </table:table-cell>
          <table:table-cell table:formula="of:=ABS([.E229]-[.B229])/0.0166667" office:value-type="float" office:value="801.658396683206" calcext:value-type="float">
            <text:p>801.658396683206</text:p>
          </table:table-cell>
          <table:table-cell table:formula="of:=([.F229]-[.C229])/0.0166667" office:value-type="float" office:value="-37.067925864148" calcext:value-type="float">
            <text:p>-37.067925864148</text:p>
          </table:table-cell>
          <table:table-cell table:formula="of:=DEGREES(ATAN(ABS([.F229]-[.C229])/ABS([.E229]-[.B229])))" office:value-type="float" office:value="2.64741694526012" calcext:value-type="float">
            <text:p>2.64741694526012</text:p>
          </table:table-cell>
          <table:table-cell table:formula="of:=SQRT(POWER([.H229];2)+POWER([.I229];2)+POWER([.J229];2))" office:value-type="float" office:value="802.556477383259" calcext:value-type="float">
            <text:p>802.556477383259</text:p>
          </table:table-cell>
        </table:table-row>
        <table:table-row table:style-name="ro1">
          <table:table-cell office:value-type="float" office:value="74.5458" calcext:value-type="float">
            <text:p>74.5458</text:p>
          </table:table-cell>
          <table:table-cell office:value-type="float" office:value="268.787" calcext:value-type="float">
            <text:p>268.787</text:p>
          </table:table-cell>
          <table:table-cell office:value-type="float" office:value="37.6224" calcext:value-type="float">
            <text:p>37.6224</text:p>
          </table:table-cell>
          <table:table-cell office:value-type="float" office:value="74.4592" calcext:value-type="float">
            <text:p>74.4592</text:p>
          </table:table-cell>
          <table:table-cell office:value-type="float" office:value="255.672" calcext:value-type="float">
            <text:p>255.672</text:p>
          </table:table-cell>
          <table:table-cell office:value-type="float" office:value="36.7915" calcext:value-type="float">
            <text:p>36.7915</text:p>
          </table:table-cell>
          <table:table-cell/>
          <table:table-cell table:formula="of:=([.D230]-[.A230])/0.0166667" office:value-type="float" office:value="-5.19598960802104" calcext:value-type="float">
            <text:p>-5.19598960802104</text:p>
          </table:table-cell>
          <table:table-cell table:formula="of:=ABS([.E230]-[.B230])/0.0166667" office:value-type="float" office:value="786.898426203146" calcext:value-type="float">
            <text:p>786.898426203146</text:p>
          </table:table-cell>
          <table:table-cell table:formula="of:=([.F230]-[.C230])/0.0166667" office:value-type="float" office:value="-49.8539002921994" calcext:value-type="float">
            <text:p>-49.8539002921994</text:p>
          </table:table-cell>
          <table:table-cell table:formula="of:=DEGREES(ATAN(ABS([.F230]-[.C230])/ABS([.E230]-[.B230])))" office:value-type="float" office:value="3.62512545321476" calcext:value-type="float">
            <text:p>3.62512545321476</text:p>
          </table:table-cell>
          <table:table-cell table:formula="of:=SQRT(POWER([.H230];2)+POWER([.I230];2)+POWER([.J230];2))" office:value-type="float" office:value="788.493210397743" calcext:value-type="float">
            <text:p>788.493210397743</text:p>
          </table:table-cell>
        </table:table-row>
        <table:table-row table:style-name="ro1">
          <table:table-cell office:value-type="float" office:value="74.0759" calcext:value-type="float">
            <text:p>74.0759</text:p>
          </table:table-cell>
          <table:table-cell office:value-type="float" office:value="273.712" calcext:value-type="float">
            <text:p>273.712</text:p>
          </table:table-cell>
          <table:table-cell office:value-type="float" office:value="37.7638" calcext:value-type="float">
            <text:p>37.7638</text:p>
          </table:table-cell>
          <table:table-cell office:value-type="float" office:value="73.7574" calcext:value-type="float">
            <text:p>73.7574</text:p>
          </table:table-cell>
          <table:table-cell office:value-type="float" office:value="260.301" calcext:value-type="float">
            <text:p>260.301</text:p>
          </table:table-cell>
          <table:table-cell office:value-type="float" office:value="36.9282" calcext:value-type="float">
            <text:p>36.9282</text:p>
          </table:table-cell>
          <table:table-cell/>
          <table:table-cell table:formula="of:=([.D231]-[.A231])/0.0166667" office:value-type="float" office:value="-19.1099617800765" calcext:value-type="float">
            <text:p>-19.1099617800765</text:p>
          </table:table-cell>
          <table:table-cell table:formula="of:=ABS([.E231]-[.B231])/0.0166667" office:value-type="float" office:value="804.658390683219" calcext:value-type="float">
            <text:p>804.658390683219</text:p>
          </table:table-cell>
          <table:table-cell table:formula="of:=([.F231]-[.C231])/0.0166667" office:value-type="float" office:value="-50.1358997282009" calcext:value-type="float">
            <text:p>-50.1358997282009</text:p>
          </table:table-cell>
          <table:table-cell table:formula="of:=DEGREES(ATAN(ABS([.F231]-[.C231])/ABS([.E231]-[.B231])))" office:value-type="float" office:value="3.56532268740657" calcext:value-type="float">
            <text:p>3.56532268740657</text:p>
          </table:table-cell>
          <table:table-cell table:formula="of:=SQRT(POWER([.H231];2)+POWER([.I231];2)+POWER([.J231];2))" office:value-type="float" office:value="806.445239788605" calcext:value-type="float">
            <text:p>806.445239788605</text:p>
          </table:table-cell>
        </table:table-row>
        <table:table-row table:style-name="ro1">
          <table:table-cell office:value-type="float" office:value="75.302" calcext:value-type="float">
            <text:p>75.302</text:p>
          </table:table-cell>
          <table:table-cell office:value-type="float" office:value="270.009" calcext:value-type="float">
            <text:p>270.009</text:p>
          </table:table-cell>
          <table:table-cell office:value-type="float" office:value="38.1452" calcext:value-type="float">
            <text:p>38.1452</text:p>
          </table:table-cell>
          <table:table-cell office:value-type="float" office:value="75.4377" calcext:value-type="float">
            <text:p>75.4377</text:p>
          </table:table-cell>
          <table:table-cell office:value-type="float" office:value="256.832" calcext:value-type="float">
            <text:p>256.832</text:p>
          </table:table-cell>
          <table:table-cell office:value-type="float" office:value="37.538" calcext:value-type="float">
            <text:p>37.538</text:p>
          </table:table-cell>
          <table:table-cell/>
          <table:table-cell table:formula="of:=([.D232]-[.A232])/0.0166667" office:value-type="float" office:value="8.14198371603256" calcext:value-type="float">
            <text:p>8.14198371603256</text:p>
          </table:table-cell>
          <table:table-cell table:formula="of:=ABS([.E232]-[.B232])/0.0166667" office:value-type="float" office:value="790.618418763164" calcext:value-type="float">
            <text:p>790.618418763164</text:p>
          </table:table-cell>
          <table:table-cell table:formula="of:=([.F232]-[.C232])/0.0166667" office:value-type="float" office:value="-36.4319271361461" calcext:value-type="float">
            <text:p>-36.4319271361461</text:p>
          </table:table-cell>
          <table:table-cell table:formula="of:=DEGREES(ATAN(ABS([.F232]-[.C232])/ABS([.E232]-[.B232])))" office:value-type="float" office:value="2.63833986211979" calcext:value-type="float">
            <text:p>2.63833986211979</text:p>
          </table:table-cell>
          <table:table-cell table:formula="of:=SQRT(POWER([.H232];2)+POWER([.I232];2)+POWER([.J232];2))" office:value-type="float" office:value="791.499249084452" calcext:value-type="float">
            <text:p>791.499249084452</text:p>
          </table:table-cell>
        </table:table-row>
        <table:table-row table:style-name="ro1">
          <table:table-cell office:value-type="float" office:value="75.1194" calcext:value-type="float">
            <text:p>75.1194</text:p>
          </table:table-cell>
          <table:table-cell office:value-type="float" office:value="278.735" calcext:value-type="float">
            <text:p>278.735</text:p>
          </table:table-cell>
          <table:table-cell office:value-type="float" office:value="38.6511" calcext:value-type="float">
            <text:p>38.6511</text:p>
          </table:table-cell>
          <table:table-cell office:value-type="float" office:value="75.0249" calcext:value-type="float">
            <text:p>75.0249</text:p>
          </table:table-cell>
          <table:table-cell office:value-type="float" office:value="266.343" calcext:value-type="float">
            <text:p>266.343</text:p>
          </table:table-cell>
          <table:table-cell office:value-type="float" office:value="37.8" calcext:value-type="float">
            <text:p>37.8</text:p>
          </table:table-cell>
          <table:table-cell/>
          <table:table-cell table:formula="of:=([.D233]-[.A233])/0.0166667" office:value-type="float" office:value="-5.66998866002247" calcext:value-type="float">
            <text:p>-5.66998866002247</text:p>
          </table:table-cell>
          <table:table-cell table:formula="of:=ABS([.E233]-[.B233])/0.0166667" office:value-type="float" office:value="743.518512962974" calcext:value-type="float">
            <text:p>743.518512962974</text:p>
          </table:table-cell>
          <table:table-cell table:formula="of:=([.F233]-[.C233])/0.0166667" office:value-type="float" office:value="-51.0658978682044" calcext:value-type="float">
            <text:p>-51.0658978682044</text:p>
          </table:table-cell>
          <table:table-cell table:formula="of:=DEGREES(ATAN(ABS([.F233]-[.C233])/ABS([.E233]-[.B233])))" office:value-type="float" office:value="3.92898467340555" calcext:value-type="float">
            <text:p>3.92898467340555</text:p>
          </table:table-cell>
          <table:table-cell table:formula="of:=SQRT(POWER([.H233];2)+POWER([.I233];2)+POWER([.J233];2))" office:value-type="float" office:value="745.291656880152" calcext:value-type="float">
            <text:p>745.291656880152</text:p>
          </table:table-cell>
        </table:table-row>
        <table:table-row table:style-name="ro1">
          <table:table-cell office:value-type="float" office:value="75.0723" calcext:value-type="float">
            <text:p>75.0723</text:p>
          </table:table-cell>
          <table:table-cell office:value-type="float" office:value="272.42" calcext:value-type="float">
            <text:p>272.42</text:p>
          </table:table-cell>
          <table:table-cell office:value-type="float" office:value="38.4759" calcext:value-type="float">
            <text:p>38.4759</text:p>
          </table:table-cell>
          <table:table-cell office:value-type="float" office:value="74.98" calcext:value-type="float">
            <text:p>74.98</text:p>
          </table:table-cell>
          <table:table-cell office:value-type="float" office:value="260.324" calcext:value-type="float">
            <text:p>260.324</text:p>
          </table:table-cell>
          <table:table-cell office:value-type="float" office:value="37.6431" calcext:value-type="float">
            <text:p>37.6431</text:p>
          </table:table-cell>
          <table:table-cell/>
          <table:table-cell table:formula="of:=([.D234]-[.A234])/0.0166667" office:value-type="float" office:value="-5.53798892402182" calcext:value-type="float">
            <text:p>-5.53798892402182</text:p>
          </table:table-cell>
          <table:table-cell table:formula="of:=ABS([.E234]-[.B234])/0.0166667" office:value-type="float" office:value="725.758548482903" calcext:value-type="float">
            <text:p>725.758548482903</text:p>
          </table:table-cell>
          <table:table-cell table:formula="of:=([.F234]-[.C234])/0.0166667" office:value-type="float" office:value="-49.9679000642002" calcext:value-type="float">
            <text:p>-49.9679000642002</text:p>
          </table:table-cell>
          <table:table-cell table:formula="of:=DEGREES(ATAN(ABS([.F234]-[.C234])/ABS([.E234]-[.B234])))" office:value-type="float" office:value="3.93855359902839" calcext:value-type="float">
            <text:p>3.93855359902839</text:p>
          </table:table-cell>
          <table:table-cell table:formula="of:=SQRT(POWER([.H234];2)+POWER([.I234];2)+POWER([.J234];2))" office:value-type="float" office:value="727.49771893399" calcext:value-type="float">
            <text:p>727.49771893399</text:p>
          </table:table-cell>
        </table:table-row>
        <table:table-row table:style-name="ro1">
          <table:table-cell office:value-type="float" office:value="75.5296" calcext:value-type="float">
            <text:p>75.5296</text:p>
          </table:table-cell>
          <table:table-cell office:value-type="float" office:value="267.629" calcext:value-type="float">
            <text:p>267.629</text:p>
          </table:table-cell>
          <table:table-cell office:value-type="float" office:value="37.8161" calcext:value-type="float">
            <text:p>37.8161</text:p>
          </table:table-cell>
          <table:table-cell office:value-type="float" office:value="75.6583" calcext:value-type="float">
            <text:p>75.6583</text:p>
          </table:table-cell>
          <table:table-cell office:value-type="float" office:value="254.574" calcext:value-type="float">
            <text:p>254.574</text:p>
          </table:table-cell>
          <table:table-cell office:value-type="float" office:value="37.2216" calcext:value-type="float">
            <text:p>37.2216</text:p>
          </table:table-cell>
          <table:table-cell/>
          <table:table-cell table:formula="of:=([.D235]-[.A235])/0.0166667" office:value-type="float" office:value="7.72198455603058" calcext:value-type="float">
            <text:p>7.72198455603058</text:p>
          </table:table-cell>
          <table:table-cell table:formula="of:=ABS([.E235]-[.B235])/0.0166667" office:value-type="float" office:value="783.298433403134" calcext:value-type="float">
            <text:p>783.298433403134</text:p>
          </table:table-cell>
          <table:table-cell table:formula="of:=([.F235]-[.C235])/0.0166667" office:value-type="float" office:value="-35.6699286601425" calcext:value-type="float">
            <text:p>-35.6699286601425</text:p>
          </table:table-cell>
          <table:table-cell table:formula="of:=DEGREES(ATAN(ABS([.F235]-[.C235])/ABS([.E235]-[.B235])))" office:value-type="float" office:value="2.60734009410721" calcext:value-type="float">
            <text:p>2.60734009410721</text:p>
          </table:table-cell>
          <table:table-cell table:formula="of:=SQRT(POWER([.H235];2)+POWER([.I235];2)+POWER([.J235];2))" office:value-type="float" office:value="784.148205779945" calcext:value-type="float">
            <text:p>784.148205779945</text:p>
          </table:table-cell>
        </table:table-row>
        <table:table-row table:style-name="ro1">
          <table:table-cell office:value-type="float" office:value="75.3008" calcext:value-type="float">
            <text:p>75.3008</text:p>
          </table:table-cell>
          <table:table-cell office:value-type="float" office:value="270.108" calcext:value-type="float">
            <text:p>270.108</text:p>
          </table:table-cell>
          <table:table-cell office:value-type="float" office:value="37.632" calcext:value-type="float">
            <text:p>37.632</text:p>
          </table:table-cell>
          <table:table-cell office:value-type="float" office:value="74.9677" calcext:value-type="float">
            <text:p>74.9677</text:p>
          </table:table-cell>
          <table:table-cell office:value-type="float" office:value="259.362" calcext:value-type="float">
            <text:p>259.362</text:p>
          </table:table-cell>
          <table:table-cell office:value-type="float" office:value="36.3568" calcext:value-type="float">
            <text:p>36.3568</text:p>
          </table:table-cell>
          <table:table-cell/>
          <table:table-cell table:formula="of:=([.D236]-[.A236])/0.0166667" office:value-type="float" office:value="-19.98596002808" calcext:value-type="float">
            <text:p>-19.98596002808</text:p>
          </table:table-cell>
          <table:table-cell table:formula="of:=ABS([.E236]-[.B236])/0.0166667" office:value-type="float" office:value="644.758710482578" calcext:value-type="float">
            <text:p>644.758710482578</text:p>
          </table:table-cell>
          <table:table-cell table:formula="of:=([.F236]-[.C236])/0.0166667" office:value-type="float" office:value="-76.5118469763059" calcext:value-type="float">
            <text:p>-76.5118469763059</text:p>
          </table:table-cell>
          <table:table-cell table:formula="of:=DEGREES(ATAN(ABS([.F236]-[.C236])/ABS([.E236]-[.B236])))" office:value-type="float" office:value="6.76749372790828" calcext:value-type="float">
            <text:p>6.76749372790828</text:p>
          </table:table-cell>
          <table:table-cell table:formula="of:=SQRT(POWER([.H236];2)+POWER([.I236];2)+POWER([.J236];2))" office:value-type="float" office:value="649.590098499913" calcext:value-type="float">
            <text:p>649.590098499913</text:p>
          </table:table-cell>
        </table:table-row>
        <table:table-row table:style-name="ro1">
          <table:table-cell office:value-type="float" office:value="74.545" calcext:value-type="float">
            <text:p>74.545</text:p>
          </table:table-cell>
          <table:table-cell office:value-type="float" office:value="268.841" calcext:value-type="float">
            <text:p>268.841</text:p>
          </table:table-cell>
          <table:table-cell office:value-type="float" office:value="37.3654" calcext:value-type="float">
            <text:p>37.3654</text:p>
          </table:table-cell>
          <table:table-cell office:value-type="float" office:value="74.4575" calcext:value-type="float">
            <text:p>74.4575</text:p>
          </table:table-cell>
          <table:table-cell office:value-type="float" office:value="255.754" calcext:value-type="float">
            <text:p>255.754</text:p>
          </table:table-cell>
          <table:table-cell office:value-type="float" office:value="36.2934" calcext:value-type="float">
            <text:p>36.2934</text:p>
          </table:table-cell>
          <table:table-cell/>
          <table:table-cell table:formula="of:=([.D237]-[.A237])/0.0166667" office:value-type="float" office:value="-5.24998950002134" calcext:value-type="float">
            <text:p>-5.24998950002134</text:p>
          </table:table-cell>
          <table:table-cell table:formula="of:=ABS([.E237]-[.B237])/0.0166667" office:value-type="float" office:value="785.218429563142" calcext:value-type="float">
            <text:p>785.218429563142</text:p>
          </table:table-cell>
          <table:table-cell table:formula="of:=([.F237]-[.C237])/0.0166667" office:value-type="float" office:value="-64.3198713602575" calcext:value-type="float">
            <text:p>-64.3198713602575</text:p>
          </table:table-cell>
          <table:table-cell table:formula="of:=DEGREES(ATAN(ABS([.F237]-[.C237])/ABS([.E237]-[.B237])))" office:value-type="float" office:value="4.68283424328349" calcext:value-type="float">
            <text:p>4.68283424328349</text:p>
          </table:table-cell>
          <table:table-cell table:formula="of:=SQRT(POWER([.H237];2)+POWER([.I237];2)+POWER([.J237];2))" office:value-type="float" office:value="787.865845412249" calcext:value-type="float">
            <text:p>787.865845412249</text:p>
          </table:table-cell>
        </table:table-row>
        <table:table-row table:style-name="ro1">
          <table:table-cell office:value-type="float" office:value="75.061" calcext:value-type="float">
            <text:p>75.061</text:p>
          </table:table-cell>
          <table:table-cell office:value-type="float" office:value="271.322" calcext:value-type="float">
            <text:p>271.322</text:p>
          </table:table-cell>
          <table:table-cell office:value-type="float" office:value="37.671" calcext:value-type="float">
            <text:p>37.671</text:p>
          </table:table-cell>
          <table:table-cell office:value-type="float" office:value="74.9765" calcext:value-type="float">
            <text:p>74.9765</text:p>
          </table:table-cell>
          <table:table-cell office:value-type="float" office:value="260.552" calcext:value-type="float">
            <text:p>260.552</text:p>
          </table:table-cell>
          <table:table-cell office:value-type="float" office:value="36.3841" calcext:value-type="float">
            <text:p>36.3841</text:p>
          </table:table-cell>
          <table:table-cell/>
          <table:table-cell table:formula="of:=([.D238]-[.A238])/0.0166667" office:value-type="float" office:value="-5.06998986002061" calcext:value-type="float">
            <text:p>-5.06998986002061</text:p>
          </table:table-cell>
          <table:table-cell table:formula="of:=ABS([.E238]-[.B238])/0.0166667" office:value-type="float" office:value="646.198707602584" calcext:value-type="float">
            <text:p>646.198707602584</text:p>
          </table:table-cell>
          <table:table-cell table:formula="of:=([.F238]-[.C238])/0.0166667" office:value-type="float" office:value="-77.213845572309" calcext:value-type="float">
            <text:p>-77.213845572309</text:p>
          </table:table-cell>
          <table:table-cell table:formula="of:=DEGREES(ATAN(ABS([.F238]-[.C238])/ABS([.E238]-[.B238])))" office:value-type="float" office:value="6.81392734758328" calcext:value-type="float">
            <text:p>6.81392734758328</text:p>
          </table:table-cell>
          <table:table-cell table:formula="of:=SQRT(POWER([.H238];2)+POWER([.I238];2)+POWER([.J238];2))" office:value-type="float" office:value="650.815221435773" calcext:value-type="float">
            <text:p>650.815221435773</text:p>
          </table:table-cell>
        </table:table-row>
        <table:table-row table:style-name="ro1">
          <table:table-cell office:value-type="float" office:value="75.6476" calcext:value-type="float">
            <text:p>75.6476</text:p>
          </table:table-cell>
          <table:table-cell office:value-type="float" office:value="281.412" calcext:value-type="float">
            <text:p>281.412</text:p>
          </table:table-cell>
          <table:table-cell office:value-type="float" office:value="38.4469" calcext:value-type="float">
            <text:p>38.4469</text:p>
          </table:table-cell>
          <table:table-cell office:value-type="float" office:value="76.0137" calcext:value-type="float">
            <text:p>76.0137</text:p>
          </table:table-cell>
          <table:table-cell office:value-type="float" office:value="266.404" calcext:value-type="float">
            <text:p>266.404</text:p>
          </table:table-cell>
          <table:table-cell office:value-type="float" office:value="38.0264" calcext:value-type="float">
            <text:p>38.0264</text:p>
          </table:table-cell>
          <table:table-cell/>
          <table:table-cell table:formula="of:=([.D239]-[.A239])/0.0166667" office:value-type="float" office:value="21.965956068088" calcext:value-type="float">
            <text:p>21.965956068088</text:p>
          </table:table-cell>
          <table:table-cell table:formula="of:=ABS([.E239]-[.B239])/0.0166667" office:value-type="float" office:value="900.478199043601" calcext:value-type="float">
            <text:p>900.478199043601</text:p>
          </table:table-cell>
          <table:table-cell table:formula="of:=([.F239]-[.C239])/0.0166667" office:value-type="float" office:value="-25.2299495401007" calcext:value-type="float">
            <text:p>-25.2299495401007</text:p>
          </table:table-cell>
          <table:table-cell table:formula="of:=DEGREES(ATAN(ABS([.F239]-[.C239])/ABS([.E239]-[.B239])))" office:value-type="float" office:value="1.60491562555498" calcext:value-type="float">
            <text:p>1.60491562555498</text:p>
          </table:table-cell>
          <table:table-cell table:formula="of:=SQRT(POWER([.H239];2)+POWER([.I239];2)+POWER([.J239];2))" office:value-type="float" office:value="901.099351088762" calcext:value-type="float">
            <text:p>901.099351088762</text:p>
          </table:table-cell>
        </table:table-row>
        <table:table-row table:style-name="ro1">
          <table:table-cell office:value-type="float" office:value="75.0998" calcext:value-type="float">
            <text:p>75.0998</text:p>
          </table:table-cell>
          <table:table-cell office:value-type="float" office:value="276.243" calcext:value-type="float">
            <text:p>276.243</text:p>
          </table:table-cell>
          <table:table-cell office:value-type="float" office:value="38.3206" calcext:value-type="float">
            <text:p>38.3206</text:p>
          </table:table-cell>
          <table:table-cell office:value-type="float" office:value="75.0062" calcext:value-type="float">
            <text:p>75.0062</text:p>
          </table:table-cell>
          <table:table-cell office:value-type="float" office:value="263.968" calcext:value-type="float">
            <text:p>263.968</text:p>
          </table:table-cell>
          <table:table-cell office:value-type="float" office:value="37.4826" calcext:value-type="float">
            <text:p>37.4826</text:p>
          </table:table-cell>
          <table:table-cell/>
          <table:table-cell table:formula="of:=([.D240]-[.A240])/0.0166667" office:value-type="float" office:value="-5.61598876802217" calcext:value-type="float">
            <text:p>-5.61598876802217</text:p>
          </table:table-cell>
          <table:table-cell table:formula="of:=ABS([.E240]-[.B240])/0.0166667" office:value-type="float" office:value="736.498527002945" calcext:value-type="float">
            <text:p>736.498527002945</text:p>
          </table:table-cell>
          <table:table-cell table:formula="of:=([.F240]-[.C240])/0.0166667" office:value-type="float" office:value="-50.2798994402012" calcext:value-type="float">
            <text:p>-50.2798994402012</text:p>
          </table:table-cell>
          <table:table-cell table:formula="of:=DEGREES(ATAN(ABS([.F240]-[.C240])/ABS([.E240]-[.B240])))" office:value-type="float" office:value="3.90545657347432" calcext:value-type="float">
            <text:p>3.90545657347432</text:p>
          </table:table-cell>
          <table:table-cell table:formula="of:=SQRT(POWER([.H240];2)+POWER([.I240];2)+POWER([.J240];2))" office:value-type="float" office:value="738.234168739883" calcext:value-type="float">
            <text:p>738.234168739883</text:p>
          </table:table-cell>
        </table:table-row>
        <table:table-row table:style-name="ro1">
          <table:table-cell office:value-type="float" office:value="75.291" calcext:value-type="float">
            <text:p>75.291</text:p>
          </table:table-cell>
          <table:table-cell office:value-type="float" office:value="268.879" calcext:value-type="float">
            <text:p>268.879</text:p>
          </table:table-cell>
          <table:table-cell office:value-type="float" office:value="37.5993" calcext:value-type="float">
            <text:p>37.5993</text:p>
          </table:table-cell>
          <table:table-cell office:value-type="float" office:value="75.425" calcext:value-type="float">
            <text:p>75.425</text:p>
          </table:table-cell>
          <table:table-cell office:value-type="float" office:value="255.88" calcext:value-type="float">
            <text:p>255.88</text:p>
          </table:table-cell>
          <table:table-cell office:value-type="float" office:value="36.2615" calcext:value-type="float">
            <text:p>36.2615</text:p>
          </table:table-cell>
          <table:table-cell/>
          <table:table-cell table:formula="of:=([.D241]-[.A241])/0.0166667" office:value-type="float" office:value="8.03998392003218" calcext:value-type="float">
            <text:p>8.03998392003218</text:p>
          </table:table-cell>
          <table:table-cell table:formula="of:=ABS([.E241]-[.B241])/0.0166667" office:value-type="float" office:value="779.938440123121" calcext:value-type="float">
            <text:p>779.938440123121</text:p>
          </table:table-cell>
          <table:table-cell table:formula="of:=([.F241]-[.C241])/0.0166667" office:value-type="float" office:value="-80.2678394643212" calcext:value-type="float">
            <text:p>-80.2678394643212</text:p>
          </table:table-cell>
          <table:table-cell table:formula="of:=DEGREES(ATAN(ABS([.F241]-[.C241])/ABS([.E241]-[.B241])))" office:value-type="float" office:value="5.87594304933292" calcext:value-type="float">
            <text:p>5.87594304933292</text:p>
          </table:table-cell>
          <table:table-cell table:formula="of:=SQRT(POWER([.H241];2)+POWER([.I241];2)+POWER([.J241];2))" office:value-type="float" office:value="784.099188735323" calcext:value-type="float">
            <text:p>784.099188735323</text:p>
          </table:table-cell>
        </table:table-row>
        <table:table-row table:style-name="ro1">
          <table:table-cell office:value-type="float" office:value="75.0917" calcext:value-type="float">
            <text:p>75.0917</text:p>
          </table:table-cell>
          <table:table-cell office:value-type="float" office:value="274.876" calcext:value-type="float">
            <text:p>274.876</text:p>
          </table:table-cell>
          <table:table-cell office:value-type="float" office:value="38.804" calcext:value-type="float">
            <text:p>38.804</text:p>
          </table:table-cell>
          <table:table-cell office:value-type="float" office:value="75.0069" calcext:value-type="float">
            <text:p>75.0069</text:p>
          </table:table-cell>
          <table:table-cell office:value-type="float" office:value="263.926" calcext:value-type="float">
            <text:p>263.926</text:p>
          </table:table-cell>
          <table:table-cell office:value-type="float" office:value="37.7352" calcext:value-type="float">
            <text:p>37.7352</text:p>
          </table:table-cell>
          <table:table-cell/>
          <table:table-cell table:formula="of:=([.D242]-[.A242])/0.0166667" office:value-type="float" office:value="-5.08798982402043" calcext:value-type="float">
            <text:p>-5.08798982402043</text:p>
          </table:table-cell>
          <table:table-cell table:formula="of:=ABS([.E242]-[.B242])/0.0166667" office:value-type="float" office:value="656.998686002627" calcext:value-type="float">
            <text:p>656.998686002627</text:p>
          </table:table-cell>
          <table:table-cell table:formula="of:=([.F242]-[.C242])/0.0166667" office:value-type="float" office:value="-64.1278717442567" calcext:value-type="float">
            <text:p>-64.1278717442567</text:p>
          </table:table-cell>
          <table:table-cell table:formula="of:=DEGREES(ATAN(ABS([.F242]-[.C242])/ABS([.E242]-[.B242])))" office:value-type="float" office:value="5.5748272963509" calcext:value-type="float">
            <text:p>5.5748272963509</text:p>
          </table:table-cell>
          <table:table-cell table:formula="of:=SQRT(POWER([.H242];2)+POWER([.I242];2)+POWER([.J242];2))" office:value-type="float" office:value="660.140549416619" calcext:value-type="float">
            <text:p>660.140549416619</text:p>
          </table:table-cell>
        </table:table-row>
        <table:table-row table:style-name="ro1">
          <table:table-cell office:value-type="float" office:value="75.1086" calcext:value-type="float">
            <text:p>75.1086</text:p>
          </table:table-cell>
          <table:table-cell office:value-type="float" office:value="277.561" calcext:value-type="float">
            <text:p>277.561</text:p>
          </table:table-cell>
          <table:table-cell office:value-type="float" office:value="38.0955" calcext:value-type="float">
            <text:p>38.0955</text:p>
          </table:table-cell>
          <table:table-cell office:value-type="float" office:value="75.2697" calcext:value-type="float">
            <text:p>75.2697</text:p>
          </table:table-cell>
          <table:table-cell office:value-type="float" office:value="266.573" calcext:value-type="float">
            <text:p>266.573</text:p>
          </table:table-cell>
          <table:table-cell office:value-type="float" office:value="36.7713" calcext:value-type="float">
            <text:p>36.7713</text:p>
          </table:table-cell>
          <table:table-cell/>
          <table:table-cell table:formula="of:=([.D243]-[.A243])/0.0166667" office:value-type="float" office:value="9.66598066803894" calcext:value-type="float">
            <text:p>9.66598066803894</text:p>
          </table:table-cell>
          <table:table-cell table:formula="of:=ABS([.E243]-[.B243])/0.0166667" office:value-type="float" office:value="659.278681442637" calcext:value-type="float">
            <text:p>659.278681442637</text:p>
          </table:table-cell>
          <table:table-cell table:formula="of:=([.F243]-[.C243])/0.0166667" office:value-type="float" office:value="-79.4518410963181" calcext:value-type="float">
            <text:p>-79.4518410963181</text:p>
          </table:table-cell>
          <table:table-cell table:formula="of:=DEGREES(ATAN(ABS([.F243]-[.C243])/ABS([.E243]-[.B243])))" office:value-type="float" office:value="6.87176336077063" calcext:value-type="float">
            <text:p>6.87176336077063</text:p>
          </table:table-cell>
          <table:table-cell table:formula="of:=SQRT(POWER([.H243];2)+POWER([.I243];2)+POWER([.J243];2))" office:value-type="float" office:value="664.11927094507" calcext:value-type="float">
            <text:p>664.11927094507</text:p>
          </table:table-cell>
        </table:table-row>
        <table:table-row table:style-name="ro1">
          <table:table-cell office:value-type="float" office:value="74.8174" calcext:value-type="float">
            <text:p>74.8174</text:p>
          </table:table-cell>
          <table:table-cell office:value-type="float" office:value="270.923" calcext:value-type="float">
            <text:p>270.923</text:p>
          </table:table-cell>
          <table:table-cell office:value-type="float" office:value="39.7269" calcext:value-type="float">
            <text:p>39.7269</text:p>
          </table:table-cell>
          <table:table-cell office:value-type="float" office:value="74.7243" calcext:value-type="float">
            <text:p>74.7243</text:p>
          </table:table-cell>
          <table:table-cell office:value-type="float" office:value="257.686" calcext:value-type="float">
            <text:p>257.686</text:p>
          </table:table-cell>
          <table:table-cell office:value-type="float" office:value="39.083" calcext:value-type="float">
            <text:p>39.083</text:p>
          </table:table-cell>
          <table:table-cell/>
          <table:table-cell table:formula="of:=([.D244]-[.A244])/0.0166667" office:value-type="float" office:value="-5.58598882802276" calcext:value-type="float">
            <text:p>-5.58598882802276</text:p>
          </table:table-cell>
          <table:table-cell table:formula="of:=ABS([.E244]-[.B244])/0.0166667" office:value-type="float" office:value="794.218411563178" calcext:value-type="float">
            <text:p>794.218411563178</text:p>
          </table:table-cell>
          <table:table-cell table:formula="of:=([.F244]-[.C244])/0.0166667" office:value-type="float" office:value="-38.6339227321547" calcext:value-type="float">
            <text:p>-38.6339227321547</text:p>
          </table:table-cell>
          <table:table-cell table:formula="of:=DEGREES(ATAN(ABS([.F244]-[.C244])/ABS([.E244]-[.B244])))" office:value-type="float" office:value="2.78489799112751" calcext:value-type="float">
            <text:p>2.78489799112751</text:p>
          </table:table-cell>
          <table:table-cell table:formula="of:=SQRT(POWER([.H244];2)+POWER([.I244];2)+POWER([.J244];2))" office:value-type="float" office:value="795.177130281549" calcext:value-type="float">
            <text:p>795.177130281549</text:p>
          </table:table-cell>
        </table:table-row>
        <table:table-row table:style-name="ro1">
          <table:table-cell office:value-type="float" office:value="73.7661" calcext:value-type="float">
            <text:p>73.7661</text:p>
          </table:table-cell>
          <table:table-cell office:value-type="float" office:value="259.976" calcext:value-type="float">
            <text:p>259.976</text:p>
          </table:table-cell>
          <table:table-cell office:value-type="float" office:value="38.9307" calcext:value-type="float">
            <text:p>38.9307</text:p>
          </table:table-cell>
          <table:table-cell office:value-type="float" office:value="73.2279" calcext:value-type="float">
            <text:p>73.2279</text:p>
          </table:table-cell>
          <table:table-cell office:value-type="float" office:value="247.233" calcext:value-type="float">
            <text:p>247.233</text:p>
          </table:table-cell>
          <table:table-cell office:value-type="float" office:value="38.1065" calcext:value-type="float">
            <text:p>38.1065</text:p>
          </table:table-cell>
          <table:table-cell/>
          <table:table-cell table:formula="of:=([.D245]-[.A245])/0.0166667" office:value-type="float" office:value="-32.2919354161285" calcext:value-type="float">
            <text:p>-32.2919354161285</text:p>
          </table:table-cell>
          <table:table-cell table:formula="of:=ABS([.E245]-[.B245])/0.0166667" office:value-type="float" office:value="764.578470843058" calcext:value-type="float">
            <text:p>764.578470843058</text:p>
          </table:table-cell>
          <table:table-cell table:formula="of:=([.F245]-[.C245])/0.0166667" office:value-type="float" office:value="-49.4519010961981" calcext:value-type="float">
            <text:p>-49.4519010961981</text:p>
          </table:table-cell>
          <table:table-cell table:formula="of:=DEGREES(ATAN(ABS([.F245]-[.C245])/ABS([.E245]-[.B245])))" office:value-type="float" office:value="3.70065889164076" calcext:value-type="float">
            <text:p>3.70065889164076</text:p>
          </table:table-cell>
          <table:table-cell table:formula="of:=SQRT(POWER([.H245];2)+POWER([.I245];2)+POWER([.J245];2))" office:value-type="float" office:value="766.856243171859" calcext:value-type="float">
            <text:p>766.856243171859</text:p>
          </table:table-cell>
        </table:table-row>
        <table:table-row table:style-name="ro1">
          <table:table-cell office:value-type="float" office:value="75.0856" calcext:value-type="float">
            <text:p>75.0856</text:p>
          </table:table-cell>
          <table:table-cell office:value-type="float" office:value="273.389" calcext:value-type="float">
            <text:p>273.389</text:p>
          </table:table-cell>
          <table:table-cell office:value-type="float" office:value="40.0528" calcext:value-type="float">
            <text:p>40.0528</text:p>
          </table:table-cell>
          <table:table-cell office:value-type="float" office:value="75.2378" calcext:value-type="float">
            <text:p>75.2378</text:p>
          </table:table-cell>
          <table:table-cell office:value-type="float" office:value="261.253" calcext:value-type="float">
            <text:p>261.253</text:p>
          </table:table-cell>
          <table:table-cell office:value-type="float" office:value="39.4222" calcext:value-type="float">
            <text:p>39.4222</text:p>
          </table:table-cell>
          <table:table-cell/>
          <table:table-cell table:formula="of:=([.D246]-[.A246])/0.0166667" office:value-type="float" office:value="9.13198173603614" calcext:value-type="float">
            <text:p>9.13198173603614</text:p>
          </table:table-cell>
          <table:table-cell table:formula="of:=ABS([.E246]-[.B246])/0.0166667" office:value-type="float" office:value="728.158543682914" calcext:value-type="float">
            <text:p>728.158543682914</text:p>
          </table:table-cell>
          <table:table-cell table:formula="of:=([.F246]-[.C246])/0.0166667" office:value-type="float" office:value="-37.8359243281514" calcext:value-type="float">
            <text:p>-37.8359243281514</text:p>
          </table:table-cell>
          <table:table-cell table:formula="of:=DEGREES(ATAN(ABS([.F246]-[.C246])/ABS([.E246]-[.B246])))" office:value-type="float" office:value="2.97447709388639" calcext:value-type="float">
            <text:p>2.97447709388639</text:p>
          </table:table-cell>
          <table:table-cell table:formula="of:=SQRT(POWER([.H246];2)+POWER([.I246];2)+POWER([.J246];2))" office:value-type="float" office:value="729.198062942172" calcext:value-type="float">
            <text:p>729.198062942172</text:p>
          </table:table-cell>
        </table:table-row>
        <table:table-row table:style-name="ro1">
          <table:table-cell office:value-type="float" office:value="75.0382" calcext:value-type="float">
            <text:p>75.0382</text:p>
          </table:table-cell>
          <table:table-cell office:value-type="float" office:value="267.308" calcext:value-type="float">
            <text:p>267.308</text:p>
          </table:table-cell>
          <table:table-cell office:value-type="float" office:value="39.3548" calcext:value-type="float">
            <text:p>39.3548</text:p>
          </table:table-cell>
          <table:table-cell office:value-type="float" office:value="74.9477" calcext:value-type="float">
            <text:p>74.9477</text:p>
          </table:table-cell>
          <table:table-cell office:value-type="float" office:value="255.46" calcext:value-type="float">
            <text:p>255.46</text:p>
          </table:table-cell>
          <table:table-cell office:value-type="float" office:value="38.512" calcext:value-type="float">
            <text:p>38.512</text:p>
          </table:table-cell>
          <table:table-cell/>
          <table:table-cell table:formula="of:=([.D247]-[.A247])/0.0166667" office:value-type="float" office:value="-5.42998914002207" calcext:value-type="float">
            <text:p>-5.42998914002207</text:p>
          </table:table-cell>
          <table:table-cell table:formula="of:=ABS([.E247]-[.B247])/0.0166667" office:value-type="float" office:value="710.878578242843" calcext:value-type="float">
            <text:p>710.878578242843</text:p>
          </table:table-cell>
          <table:table-cell table:formula="of:=([.F247]-[.C247])/0.0166667" office:value-type="float" office:value="-50.5678988642021" calcext:value-type="float">
            <text:p>-50.5678988642021</text:p>
          </table:table-cell>
          <table:table-cell table:formula="of:=DEGREES(ATAN(ABS([.F247]-[.C247])/ABS([.E247]-[.B247])))" office:value-type="float" office:value="4.0688454197814" calcext:value-type="float">
            <text:p>4.0688454197814</text:p>
          </table:table-cell>
          <table:table-cell table:formula="of:=SQRT(POWER([.H247];2)+POWER([.I247];2)+POWER([.J247];2))" office:value-type="float" office:value="712.695552239641" calcext:value-type="float">
            <text:p>712.695552239641</text:p>
          </table:table-cell>
        </table:table-row>
        <table:table-row table:style-name="ro1">
          <table:table-cell office:value-type="float" office:value="75.3349" calcext:value-type="float">
            <text:p>75.3349</text:p>
          </table:table-cell>
          <table:table-cell office:value-type="float" office:value="273.522" calcext:value-type="float">
            <text:p>273.522</text:p>
          </table:table-cell>
          <table:table-cell office:value-type="float" office:value="39.5304" calcext:value-type="float">
            <text:p>39.5304</text:p>
          </table:table-cell>
          <table:table-cell office:value-type="float" office:value="75.7144" calcext:value-type="float">
            <text:p>75.7144</text:p>
          </table:table-cell>
          <table:table-cell office:value-type="float" office:value="260.21" calcext:value-type="float">
            <text:p>260.21</text:p>
          </table:table-cell>
          <table:table-cell office:value-type="float" office:value="38.8716" calcext:value-type="float">
            <text:p>38.8716</text:p>
          </table:table-cell>
          <table:table-cell/>
          <table:table-cell table:formula="of:=([.D248]-[.A248])/0.0166667" office:value-type="float" office:value="22.7699544600907" calcext:value-type="float">
            <text:p>22.7699544600907</text:p>
          </table:table-cell>
          <table:table-cell table:formula="of:=ABS([.E248]-[.B248])/0.0166667" office:value-type="float" office:value="798.718402563196" calcext:value-type="float">
            <text:p>798.718402563196</text:p>
          </table:table-cell>
          <table:table-cell table:formula="of:=([.F248]-[.C248])/0.0166667" office:value-type="float" office:value="-39.5279209441581" calcext:value-type="float">
            <text:p>-39.5279209441581</text:p>
          </table:table-cell>
          <table:table-cell table:formula="of:=DEGREES(ATAN(ABS([.F248]-[.C248])/ABS([.E248]-[.B248])))" office:value-type="float" office:value="2.83320979571128" calcext:value-type="float">
            <text:p>2.83320979571128</text:p>
          </table:table-cell>
          <table:table-cell table:formula="of:=SQRT(POWER([.H248];2)+POWER([.I248];2)+POWER([.J248];2))" office:value-type="float" office:value="800.020008470654" calcext:value-type="float">
            <text:p>800.020008470654</text:p>
          </table:table-cell>
        </table:table-row>
        <table:table-row table:style-name="ro1">
          <table:table-cell office:value-type="float" office:value="74.8491" calcext:value-type="float">
            <text:p>74.8491</text:p>
          </table:table-cell>
          <table:table-cell office:value-type="float" office:value="276.112" calcext:value-type="float">
            <text:p>276.112</text:p>
          </table:table-cell>
          <table:table-cell office:value-type="float" office:value="38.8464" calcext:value-type="float">
            <text:p>38.8464</text:p>
          </table:table-cell>
          <table:table-cell office:value-type="float" office:value="74.5248" calcext:value-type="float">
            <text:p>74.5248</text:p>
          </table:table-cell>
          <table:table-cell office:value-type="float" office:value="264.985" calcext:value-type="float">
            <text:p>264.985</text:p>
          </table:table-cell>
          <table:table-cell office:value-type="float" office:value="38.2887" calcext:value-type="float">
            <text:p>38.2887</text:p>
          </table:table-cell>
          <table:table-cell/>
          <table:table-cell table:formula="of:=([.D249]-[.A249])/0.0166667" office:value-type="float" office:value="-19.4579610840783" calcext:value-type="float">
            <text:p>-19.4579610840783</text:p>
          </table:table-cell>
          <table:table-cell table:formula="of:=ABS([.E249]-[.B249])/0.0166667" office:value-type="float" office:value="667.618664762671" calcext:value-type="float">
            <text:p>667.618664762671</text:p>
          </table:table-cell>
          <table:table-cell table:formula="of:=([.F249]-[.C249])/0.0166667" office:value-type="float" office:value="-33.4619330761341" calcext:value-type="float">
            <text:p>-33.4619330761341</text:p>
          </table:table-cell>
          <table:table-cell table:formula="of:=DEGREES(ATAN(ABS([.F249]-[.C249])/ABS([.E249]-[.B249])))" office:value-type="float" office:value="2.86933934528601" calcext:value-type="float">
            <text:p>2.86933934528601</text:p>
          </table:table-cell>
          <table:table-cell table:formula="of:=SQRT(POWER([.H249];2)+POWER([.I249];2)+POWER([.J249];2))" office:value-type="float" office:value="668.739855814077" calcext:value-type="float">
            <text:p>668.739855814077</text:p>
          </table:table-cell>
        </table:table-row>
        <table:table-row table:style-name="ro1">
          <table:table-cell office:value-type="float" office:value="75.3424" calcext:value-type="float">
            <text:p>75.3424</text:p>
          </table:table-cell>
          <table:table-cell office:value-type="float" office:value="274.949" calcext:value-type="float">
            <text:p>274.949</text:p>
          </table:table-cell>
          <table:table-cell office:value-type="float" office:value="38.5393" calcext:value-type="float">
            <text:p>38.5393</text:p>
          </table:table-cell>
          <table:table-cell office:value-type="float" office:value="75.2443" calcext:value-type="float">
            <text:p>75.2443</text:p>
          </table:table-cell>
          <table:table-cell office:value-type="float" office:value="262.657" calcext:value-type="float">
            <text:p>262.657</text:p>
          </table:table-cell>
          <table:table-cell office:value-type="float" office:value="38.2017" calcext:value-type="float">
            <text:p>38.2017</text:p>
          </table:table-cell>
          <table:table-cell/>
          <table:table-cell table:formula="of:=([.D250]-[.A250])/0.0166667" office:value-type="float" office:value="-5.88598822802368" calcext:value-type="float">
            <text:p>-5.88598822802368</text:p>
          </table:table-cell>
          <table:table-cell table:formula="of:=ABS([.E250]-[.B250])/0.0166667" office:value-type="float" office:value="737.518524962952" calcext:value-type="float">
            <text:p>737.518524962952</text:p>
          </table:table-cell>
          <table:table-cell table:formula="of:=([.F250]-[.C250])/0.0166667" office:value-type="float" office:value="-20.2559594880807" calcext:value-type="float">
            <text:p>-20.2559594880807</text:p>
          </table:table-cell>
          <table:table-cell table:formula="of:=DEGREES(ATAN(ABS([.F250]-[.C250])/ABS([.E250]-[.B250])))" office:value-type="float" office:value="1.57323411157187" calcext:value-type="float">
            <text:p>1.57323411157187</text:p>
          </table:table-cell>
          <table:table-cell table:formula="of:=SQRT(POWER([.H250];2)+POWER([.I250];2)+POWER([.J250];2))" office:value-type="float" office:value="737.820115892574" calcext:value-type="float">
            <text:p>737.820115892574</text:p>
          </table:table-cell>
        </table:table-row>
        <table:table-row table:style-name="ro1">
          <table:table-cell office:value-type="float" office:value="74.5625" calcext:value-type="float">
            <text:p>74.5625</text:p>
          </table:table-cell>
          <table:table-cell office:value-type="float" office:value="271.217" calcext:value-type="float">
            <text:p>271.217</text:p>
          </table:table-cell>
          <table:table-cell office:value-type="float" office:value="37.9424" calcext:value-type="float">
            <text:p>37.9424</text:p>
          </table:table-cell>
          <table:table-cell office:value-type="float" office:value="74.4694" calcext:value-type="float">
            <text:p>74.4694</text:p>
          </table:table-cell>
          <table:table-cell office:value-type="float" office:value="256.718" calcext:value-type="float">
            <text:p>256.718</text:p>
          </table:table-cell>
          <table:table-cell office:value-type="float" office:value="37.5676" calcext:value-type="float">
            <text:p>37.5676</text:p>
          </table:table-cell>
          <table:table-cell/>
          <table:table-cell table:formula="of:=([.D251]-[.A251])/0.0166667" office:value-type="float" office:value="-5.58598882802276" calcext:value-type="float">
            <text:p>-5.58598882802276</text:p>
          </table:table-cell>
          <table:table-cell table:formula="of:=ABS([.E251]-[.B251])/0.0166667" office:value-type="float" office:value="869.938260123478" calcext:value-type="float">
            <text:p>869.938260123478</text:p>
          </table:table-cell>
          <table:table-cell table:formula="of:=([.F251]-[.C251])/0.0166667" office:value-type="float" office:value="-22.48795502409" calcext:value-type="float">
            <text:p>-22.48795502409</text:p>
          </table:table-cell>
          <table:table-cell table:formula="of:=DEGREES(ATAN(ABS([.F251]-[.C251])/ABS([.E251]-[.B251])))" office:value-type="float" office:value="1.48076948878988" calcext:value-type="float">
            <text:p>1.48076948878988</text:p>
          </table:table-cell>
          <table:table-cell table:formula="of:=SQRT(POWER([.H251];2)+POWER([.I251];2)+POWER([.J251];2))" office:value-type="float" office:value="870.246797074839" calcext:value-type="float">
            <text:p>870.246797074839</text:p>
          </table:table-cell>
        </table:table-row>
        <table:table-row table:style-name="ro1">
          <table:table-cell office:value-type="float" office:value="74.8222" calcext:value-type="float">
            <text:p>74.8222</text:p>
          </table:table-cell>
          <table:table-cell office:value-type="float" office:value="272.394" calcext:value-type="float">
            <text:p>272.394</text:p>
          </table:table-cell>
          <table:table-cell office:value-type="float" office:value="38.4828" calcext:value-type="float">
            <text:p>38.4828</text:p>
          </table:table-cell>
          <table:table-cell office:value-type="float" office:value="74.7211" calcext:value-type="float">
            <text:p>74.7211</text:p>
          </table:table-cell>
          <table:table-cell office:value-type="float" office:value="257.836" calcext:value-type="float">
            <text:p>257.836</text:p>
          </table:table-cell>
          <table:table-cell office:value-type="float" office:value="38.0898" calcext:value-type="float">
            <text:p>38.0898</text:p>
          </table:table-cell>
          <table:table-cell/>
          <table:table-cell table:formula="of:=([.D252]-[.A252])/0.0166667" office:value-type="float" office:value="-6.06598786802356" calcext:value-type="float">
            <text:p>-6.06598786802356</text:p>
          </table:table-cell>
          <table:table-cell table:formula="of:=ABS([.E252]-[.B252])/0.0166667" office:value-type="float" office:value="873.478253043493" calcext:value-type="float">
            <text:p>873.478253043493</text:p>
          </table:table-cell>
          <table:table-cell table:formula="of:=([.F252]-[.C252])/0.0166667" office:value-type="float" office:value="-23.5799528400944" calcext:value-type="float">
            <text:p>-23.5799528400944</text:p>
          </table:table-cell>
          <table:table-cell table:formula="of:=DEGREES(ATAN(ABS([.F252]-[.C252])/ABS([.E252]-[.B252])))" office:value-type="float" office:value="1.54635072721637" calcext:value-type="float">
            <text:p>1.54635072721637</text:p>
          </table:table-cell>
          <table:table-cell table:formula="of:=SQRT(POWER([.H252];2)+POWER([.I252];2)+POWER([.J252];2))" office:value-type="float" office:value="873.817526102944" calcext:value-type="float">
            <text:p>873.817526102944</text:p>
          </table:table-cell>
        </table:table-row>
        <table:table-row table:style-name="ro1">
          <table:table-cell office:value-type="float" office:value="75.5934" calcext:value-type="float">
            <text:p>75.5934</text:p>
          </table:table-cell>
          <table:table-cell office:value-type="float" office:value="275.031" calcext:value-type="float">
            <text:p>275.031</text:p>
          </table:table-cell>
          <table:table-cell office:value-type="float" office:value="38.2728" calcext:value-type="float">
            <text:p>38.2728</text:p>
          </table:table-cell>
          <table:table-cell office:value-type="float" office:value="75.4877" calcext:value-type="float">
            <text:p>75.4877</text:p>
          </table:table-cell>
          <table:table-cell office:value-type="float" office:value="262.82" calcext:value-type="float">
            <text:p>262.82</text:p>
          </table:table-cell>
          <table:table-cell office:value-type="float" office:value="37.4374" calcext:value-type="float">
            <text:p>37.4374</text:p>
          </table:table-cell>
          <table:table-cell/>
          <table:table-cell table:formula="of:=([.D253]-[.A253])/0.0166667" office:value-type="float" office:value="-6.3419873160253" calcext:value-type="float">
            <text:p>-6.3419873160253</text:p>
          </table:table-cell>
          <table:table-cell table:formula="of:=ABS([.E253]-[.B253])/0.0166667" office:value-type="float" office:value="732.658534682931" calcext:value-type="float">
            <text:p>732.658534682931</text:p>
          </table:table-cell>
          <table:table-cell table:formula="of:=([.F253]-[.C253])/0.0166667" office:value-type="float" office:value="-50.1238997522005" calcext:value-type="float">
            <text:p>-50.1238997522005</text:p>
          </table:table-cell>
          <table:table-cell table:formula="of:=DEGREES(ATAN(ABS([.F253]-[.C253])/ABS([.E253]-[.B253])))" office:value-type="float" office:value="3.91371935114717" calcext:value-type="float">
            <text:p>3.91371935114717</text:p>
          </table:table-cell>
          <table:table-cell table:formula="of:=SQRT(POWER([.H253];2)+POWER([.I253];2)+POWER([.J253];2))" office:value-type="float" office:value="734.398498482415" calcext:value-type="float">
            <text:p>734.398498482415</text:p>
          </table:table-cell>
        </table:table-row>
        <table:table-row table:style-name="ro1">
          <table:table-cell office:value-type="float" office:value="75.0611" calcext:value-type="float">
            <text:p>75.0611</text:p>
          </table:table-cell>
          <table:table-cell office:value-type="float" office:value="271.326" calcext:value-type="float">
            <text:p>271.326</text:p>
          </table:table-cell>
          <table:table-cell office:value-type="float" office:value="37.6702" calcext:value-type="float">
            <text:p>37.6702</text:p>
          </table:table-cell>
          <table:table-cell office:value-type="float" office:value="74.7398" calcext:value-type="float">
            <text:p>74.7398</text:p>
          </table:table-cell>
          <table:table-cell office:value-type="float" office:value="261.765" calcext:value-type="float">
            <text:p>261.765</text:p>
          </table:table-cell>
          <table:table-cell office:value-type="float" office:value="36.1663" calcext:value-type="float">
            <text:p>36.1663</text:p>
          </table:table-cell>
          <table:table-cell/>
          <table:table-cell table:formula="of:=([.D254]-[.A254])/0.0166667" office:value-type="float" office:value="-19.2779614440767" calcext:value-type="float">
            <text:p>-19.2779614440767</text:p>
          </table:table-cell>
          <table:table-cell table:formula="of:=ABS([.E254]-[.B254])/0.0166667" office:value-type="float" office:value="573.658852682297" calcext:value-type="float">
            <text:p>573.658852682297</text:p>
          </table:table-cell>
          <table:table-cell table:formula="of:=([.F254]-[.C254])/0.0166667" office:value-type="float" office:value="-90.233819532361" calcext:value-type="float">
            <text:p>-90.233819532361</text:p>
          </table:table-cell>
          <table:table-cell table:formula="of:=DEGREES(ATAN(ABS([.F254]-[.C254])/ABS([.E254]-[.B254])))" office:value-type="float" office:value="8.93911162205737" calcext:value-type="float">
            <text:p>8.93911162205737</text:p>
          </table:table-cell>
          <table:table-cell table:formula="of:=SQRT(POWER([.H254];2)+POWER([.I254];2)+POWER([.J254];2))" office:value-type="float" office:value="581.032065591571" calcext:value-type="float">
            <text:p>581.032065591571</text:p>
          </table:table-cell>
        </table:table-row>
        <table:table-row table:style-name="ro1">
          <table:table-cell office:value-type="float" office:value="75.3531" calcext:value-type="float">
            <text:p>75.3531</text:p>
          </table:table-cell>
          <table:table-cell office:value-type="float" office:value="276.169" calcext:value-type="float">
            <text:p>276.169</text:p>
          </table:table-cell>
          <table:table-cell office:value-type="float" office:value="38.8322" calcext:value-type="float">
            <text:p>38.8322</text:p>
          </table:table-cell>
          <table:table-cell office:value-type="float" office:value="75.4996" calcext:value-type="float">
            <text:p>75.4996</text:p>
          </table:table-cell>
          <table:table-cell office:value-type="float" office:value="263.888" calcext:value-type="float">
            <text:p>263.888</text:p>
          </table:table-cell>
          <table:table-cell office:value-type="float" office:value="38.2271" calcext:value-type="float">
            <text:p>38.2271</text:p>
          </table:table-cell>
          <table:table-cell/>
          <table:table-cell table:formula="of:=([.D255]-[.A255])/0.0166667" office:value-type="float" office:value="8.78998242003535" calcext:value-type="float">
            <text:p>8.78998242003535</text:p>
          </table:table-cell>
          <table:table-cell table:formula="of:=ABS([.E255]-[.B255])/0.0166667" office:value-type="float" office:value="736.858526282948" calcext:value-type="float">
            <text:p>736.858526282948</text:p>
          </table:table-cell>
          <table:table-cell table:formula="of:=([.F255]-[.C255])/0.0166667" office:value-type="float" office:value="-36.3059273881452" calcext:value-type="float">
            <text:p>-36.3059273881452</text:p>
          </table:table-cell>
          <table:table-cell table:formula="of:=DEGREES(ATAN(ABS([.F255]-[.C255])/ABS([.E255]-[.B255])))" office:value-type="float" office:value="2.82075251594491" calcext:value-type="float">
            <text:p>2.82075251594491</text:p>
          </table:table-cell>
          <table:table-cell table:formula="of:=SQRT(POWER([.H255];2)+POWER([.I255];2)+POWER([.J255];2))" office:value-type="float" office:value="737.804765442956" calcext:value-type="float">
            <text:p>737.804765442956</text:p>
          </table:table-cell>
        </table:table-row>
        <table:table-row table:style-name="ro1">
          <table:table-cell office:value-type="float" office:value="74.313" calcext:value-type="float">
            <text:p>74.313</text:p>
          </table:table-cell>
          <table:table-cell office:value-type="float" office:value="271.194" calcext:value-type="float">
            <text:p>271.194</text:p>
          </table:table-cell>
          <table:table-cell office:value-type="float" office:value="37.9487" calcext:value-type="float">
            <text:p>37.9487</text:p>
          </table:table-cell>
          <table:table-cell office:value-type="float" office:value="73.9907" calcext:value-type="float">
            <text:p>73.9907</text:p>
          </table:table-cell>
          <table:table-cell office:value-type="float" office:value="257.878" calcext:value-type="float">
            <text:p>257.878</text:p>
          </table:table-cell>
          <table:table-cell office:value-type="float" office:value="37.3629" calcext:value-type="float">
            <text:p>37.3629</text:p>
          </table:table-cell>
          <table:table-cell/>
          <table:table-cell table:formula="of:=([.D256]-[.A256])/0.0166667" office:value-type="float" office:value="-19.3379613240773" calcext:value-type="float">
            <text:p>-19.3379613240773</text:p>
          </table:table-cell>
          <table:table-cell table:formula="of:=ABS([.E256]-[.B256])/0.0166667" office:value-type="float" office:value="798.958402083198" calcext:value-type="float">
            <text:p>798.958402083198</text:p>
          </table:table-cell>
          <table:table-cell table:formula="of:=([.F256]-[.C256])/0.0166667" office:value-type="float" office:value="-35.1479297041405" calcext:value-type="float">
            <text:p>-35.1479297041405</text:p>
          </table:table-cell>
          <table:table-cell table:formula="of:=DEGREES(ATAN(ABS([.F256]-[.C256])/ABS([.E256]-[.B256])))" office:value-type="float" office:value="2.51894266690178" calcext:value-type="float">
            <text:p>2.51894266690178</text:p>
          </table:table-cell>
          <table:table-cell table:formula="of:=SQRT(POWER([.H256];2)+POWER([.I256];2)+POWER([.J256];2))" office:value-type="float" office:value="799.96491296181" calcext:value-type="float">
            <text:p>799.96491296181</text:p>
          </table:table-cell>
        </table:table-row>
        <table:table-row table:style-name="ro1">
          <table:table-cell office:value-type="float" office:value="74.573" calcext:value-type="float">
            <text:p>74.573</text:p>
          </table:table-cell>
          <table:table-cell office:value-type="float" office:value="272.316" calcext:value-type="float">
            <text:p>272.316</text:p>
          </table:table-cell>
          <table:table-cell office:value-type="float" office:value="38.7472" calcext:value-type="float">
            <text:p>38.7472</text:p>
          </table:table-cell>
          <table:table-cell office:value-type="float" office:value="74.2492" calcext:value-type="float">
            <text:p>74.2492</text:p>
          </table:table-cell>
          <table:table-cell office:value-type="float" office:value="260.186" calcext:value-type="float">
            <text:p>260.186</text:p>
          </table:table-cell>
          <table:table-cell office:value-type="float" office:value="37.9178" calcext:value-type="float">
            <text:p>37.9178</text:p>
          </table:table-cell>
          <table:table-cell/>
          <table:table-cell table:formula="of:=([.D257]-[.A257])/0.0166667" office:value-type="float" office:value="-19.4279611440772" calcext:value-type="float">
            <text:p>-19.4279611440772</text:p>
          </table:table-cell>
          <table:table-cell table:formula="of:=ABS([.E257]-[.B257])/0.0166667" office:value-type="float" office:value="727.798544402911" calcext:value-type="float">
            <text:p>727.798544402911</text:p>
          </table:table-cell>
          <table:table-cell table:formula="of:=([.F257]-[.C257])/0.0166667" office:value-type="float" office:value="-49.763900472199" calcext:value-type="float">
            <text:p>-49.763900472199</text:p>
          </table:table-cell>
          <table:table-cell table:formula="of:=DEGREES(ATAN(ABS([.F257]-[.C257])/ABS([.E257]-[.B257])))" office:value-type="float" office:value="3.91156377578253" calcext:value-type="float">
            <text:p>3.91156377578253</text:p>
          </table:table-cell>
          <table:table-cell table:formula="of:=SQRT(POWER([.H257];2)+POWER([.I257];2)+POWER([.J257];2))" office:value-type="float" office:value="729.756543444058" calcext:value-type="float">
            <text:p>729.756543444058</text:p>
          </table:table-cell>
        </table:table-row>
        <table:table-row table:style-name="ro1">
          <table:table-cell office:value-type="float" office:value="75.0512" calcext:value-type="float">
            <text:p>75.0512</text:p>
          </table:table-cell>
          <table:table-cell office:value-type="float" office:value="270.136" calcext:value-type="float">
            <text:p>270.136</text:p>
          </table:table-cell>
          <table:table-cell office:value-type="float" office:value="37.3813" calcext:value-type="float">
            <text:p>37.3813</text:p>
          </table:table-cell>
          <table:table-cell office:value-type="float" office:value="75.1757" calcext:value-type="float">
            <text:p>75.1757</text:p>
          </table:table-cell>
          <table:table-cell office:value-type="float" office:value="254.557" calcext:value-type="float">
            <text:p>254.557</text:p>
          </table:table-cell>
          <table:table-cell office:value-type="float" office:value="36.9883" calcext:value-type="float">
            <text:p>36.9883</text:p>
          </table:table-cell>
          <table:table-cell/>
          <table:table-cell table:formula="of:=([.D258]-[.A258])/0.0166667" office:value-type="float" office:value="7.46998506003059" calcext:value-type="float">
            <text:p>7.46998506003059</text:p>
          </table:table-cell>
          <table:table-cell table:formula="of:=ABS([.E258]-[.B258])/0.0166667" office:value-type="float" office:value="934.738130523741" calcext:value-type="float">
            <text:p>934.738130523741</text:p>
          </table:table-cell>
          <table:table-cell table:formula="of:=([.F258]-[.C258])/0.0166667" office:value-type="float" office:value="-23.5799528400944" calcext:value-type="float">
            <text:p>-23.5799528400944</text:p>
          </table:table-cell>
          <table:table-cell table:formula="of:=DEGREES(ATAN(ABS([.F258]-[.C258])/ABS([.E258]-[.B258])))" office:value-type="float" office:value="1.44505210735586" calcext:value-type="float">
            <text:p>1.44505210735586</text:p>
          </table:table-cell>
          <table:table-cell table:formula="of:=SQRT(POWER([.H258];2)+POWER([.I258];2)+POWER([.J258];2))" office:value-type="float" office:value="935.065338630278" calcext:value-type="float">
            <text:p>935.065338630278</text:p>
          </table:table-cell>
        </table:table-row>
        <table:table-row table:style-name="ro1">
          <table:table-cell office:value-type="float" office:value="75.361" calcext:value-type="float">
            <text:p>75.361</text:p>
          </table:table-cell>
          <table:table-cell office:value-type="float" office:value="277.649" calcext:value-type="float">
            <text:p>277.649</text:p>
          </table:table-cell>
          <table:table-cell office:value-type="float" office:value="37.8265" calcext:value-type="float">
            <text:p>37.8265</text:p>
          </table:table-cell>
          <table:table-cell office:value-type="float" office:value="75.4964" calcext:value-type="float">
            <text:p>75.4964</text:p>
          </table:table-cell>
          <table:table-cell office:value-type="float" office:value="264.166" calcext:value-type="float">
            <text:p>264.166</text:p>
          </table:table-cell>
          <table:table-cell office:value-type="float" office:value="36.7068" calcext:value-type="float">
            <text:p>36.7068</text:p>
          </table:table-cell>
          <table:table-cell/>
          <table:table-cell table:formula="of:=([.D259]-[.A259])/0.0166667" office:value-type="float" office:value="8.1239837520319" calcext:value-type="float">
            <text:p>8.1239837520319</text:p>
          </table:table-cell>
          <table:table-cell table:formula="of:=ABS([.E259]-[.B259])/0.0166667" office:value-type="float" office:value="808.978382043236" calcext:value-type="float">
            <text:p>808.978382043236</text:p>
          </table:table-cell>
          <table:table-cell table:formula="of:=([.F259]-[.C259])/0.0166667" office:value-type="float" office:value="-67.1818656362688" calcext:value-type="float">
            <text:p>-67.1818656362688</text:p>
          </table:table-cell>
          <table:table-cell table:formula="of:=DEGREES(ATAN(ABS([.F259]-[.C259])/ABS([.E259]-[.B259])))" office:value-type="float" office:value="4.74725294947845" calcext:value-type="float">
            <text:p>4.74725294947845</text:p>
          </table:table-cell>
          <table:table-cell table:formula="of:=SQRT(POWER([.H259];2)+POWER([.I259];2)+POWER([.J259];2))" office:value-type="float" office:value="811.803809301031" calcext:value-type="float">
            <text:p>811.803809301031</text:p>
          </table:table-cell>
        </table:table-row>
        <table:table-row table:style-name="ro1">
          <table:table-cell office:value-type="float" office:value="75.3626" calcext:value-type="float">
            <text:p>75.3626</text:p>
          </table:table-cell>
          <table:table-cell office:value-type="float" office:value="277.485" calcext:value-type="float">
            <text:p>277.485</text:p>
          </table:table-cell>
          <table:table-cell office:value-type="float" office:value="38.6089" calcext:value-type="float">
            <text:p>38.6089</text:p>
          </table:table-cell>
          <table:table-cell office:value-type="float" office:value="75.5088" calcext:value-type="float">
            <text:p>75.5088</text:p>
          </table:table-cell>
          <table:table-cell office:value-type="float" office:value="265.192" calcext:value-type="float">
            <text:p>265.192</text:p>
          </table:table-cell>
          <table:table-cell office:value-type="float" office:value="37.7523" calcext:value-type="float">
            <text:p>37.7523</text:p>
          </table:table-cell>
          <table:table-cell/>
          <table:table-cell table:formula="of:=([.D260]-[.A260])/0.0166667" office:value-type="float" office:value="8.77198245603468" calcext:value-type="float">
            <text:p>8.77198245603468</text:p>
          </table:table-cell>
          <table:table-cell table:formula="of:=ABS([.E260]-[.B260])/0.0166667" office:value-type="float" office:value="737.578524842951" calcext:value-type="float">
            <text:p>737.578524842951</text:p>
          </table:table-cell>
          <table:table-cell table:formula="of:=([.F260]-[.C260])/0.0166667" office:value-type="float" office:value="-51.3958972082056" calcext:value-type="float">
            <text:p>-51.3958972082056</text:p>
          </table:table-cell>
          <table:table-cell table:formula="of:=DEGREES(ATAN(ABS([.F260]-[.C260])/ABS([.E260]-[.B260])))" office:value-type="float" office:value="3.9860374934851" calcext:value-type="float">
            <text:p>3.9860374934851</text:p>
          </table:table-cell>
          <table:table-cell table:formula="of:=SQRT(POWER([.H260];2)+POWER([.I260];2)+POWER([.J260];2))" office:value-type="float" office:value="739.419073486442" calcext:value-type="float">
            <text:p>739.419073486442</text:p>
          </table:table-cell>
        </table:table-row>
        <table:table-row table:style-name="ro1">
          <table:table-cell office:value-type="float" office:value="74.6185" calcext:value-type="float">
            <text:p>74.6185</text:p>
          </table:table-cell>
          <table:table-cell office:value-type="float" office:value="280.128" calcext:value-type="float">
            <text:p>280.128</text:p>
          </table:table-cell>
          <table:table-cell office:value-type="float" office:value="37.9146" calcext:value-type="float">
            <text:p>37.9146</text:p>
          </table:table-cell>
          <table:table-cell office:value-type="float" office:value="74.7757" calcext:value-type="float">
            <text:p>74.7757</text:p>
          </table:table-cell>
          <table:table-cell office:value-type="float" office:value="266.464" calcext:value-type="float">
            <text:p>266.464</text:p>
          </table:table-cell>
          <table:table-cell office:value-type="float" office:value="37.0418" calcext:value-type="float">
            <text:p>37.0418</text:p>
          </table:table-cell>
          <table:table-cell/>
          <table:table-cell table:formula="of:=([.D261]-[.A261])/0.0166667" office:value-type="float" office:value="9.43198113603792" calcext:value-type="float">
            <text:p>9.43198113603792</text:p>
          </table:table-cell>
          <table:table-cell table:formula="of:=ABS([.E261]-[.B261])/0.0166667" office:value-type="float" office:value="819.838360323279" calcext:value-type="float">
            <text:p>819.838360323279</text:p>
          </table:table-cell>
          <table:table-cell table:formula="of:=([.F261]-[.C261])/0.0166667" office:value-type="float" office:value="-52.3678952642094" calcext:value-type="float">
            <text:p>-52.3678952642094</text:p>
          </table:table-cell>
          <table:table-cell table:formula="of:=DEGREES(ATAN(ABS([.F261]-[.C261])/ABS([.E261]-[.B261])))" office:value-type="float" office:value="3.65485287589856" calcext:value-type="float">
            <text:p>3.65485287589856</text:p>
          </table:table-cell>
          <table:table-cell table:formula="of:=SQRT(POWER([.H261];2)+POWER([.I261];2)+POWER([.J261];2))" office:value-type="float" office:value="821.563324266679" calcext:value-type="float">
            <text:p>821.563324266679</text:p>
          </table:table-cell>
        </table:table-row>
        <table:table-row table:style-name="ro1">
          <table:table-cell office:value-type="float" office:value="75.0544" calcext:value-type="float">
            <text:p>75.0544</text:p>
          </table:table-cell>
          <table:table-cell office:value-type="float" office:value="269.888" calcext:value-type="float">
            <text:p>269.888</text:p>
          </table:table-cell>
          <table:table-cell office:value-type="float" office:value="38.6638" calcext:value-type="float">
            <text:p>38.6638</text:p>
          </table:table-cell>
          <table:table-cell office:value-type="float" office:value="74.9637" calcext:value-type="float">
            <text:p>74.9637</text:p>
          </table:table-cell>
          <table:table-cell office:value-type="float" office:value="257.866" calcext:value-type="float">
            <text:p>257.866</text:p>
          </table:table-cell>
          <table:table-cell office:value-type="float" office:value="38.0822" calcext:value-type="float">
            <text:p>38.0822</text:p>
          </table:table-cell>
          <table:table-cell/>
          <table:table-cell table:formula="of:=([.D262]-[.A262])/0.0166667" office:value-type="float" office:value="-5.44198911602166" calcext:value-type="float">
            <text:p>-5.44198911602166</text:p>
          </table:table-cell>
          <table:table-cell table:formula="of:=ABS([.E262]-[.B262])/0.0166667" office:value-type="float" office:value="721.318557362885" calcext:value-type="float">
            <text:p>721.318557362885</text:p>
          </table:table-cell>
          <table:table-cell table:formula="of:=([.F262]-[.C262])/0.0166667" office:value-type="float" office:value="-34.8959302081397" calcext:value-type="float">
            <text:p>-34.8959302081397</text:p>
          </table:table-cell>
          <table:table-cell table:formula="of:=DEGREES(ATAN(ABS([.F262]-[.C262])/ABS([.E262]-[.B262])))" office:value-type="float" office:value="2.76969430514887" calcext:value-type="float">
            <text:p>2.76969430514887</text:p>
          </table:table-cell>
          <table:table-cell table:formula="of:=SQRT(POWER([.H262];2)+POWER([.I262];2)+POWER([.J262];2))" office:value-type="float" office:value="722.182665526322" calcext:value-type="float">
            <text:p>722.182665526322</text:p>
          </table:table-cell>
        </table:table-row>
        <table:table-row table:style-name="ro1">
          <table:table-cell office:value-type="float" office:value="75.5618" calcext:value-type="float">
            <text:p>75.5618</text:p>
          </table:table-cell>
          <table:table-cell office:value-type="float" office:value="271.313" calcext:value-type="float">
            <text:p>271.313</text:p>
          </table:table-cell>
          <table:table-cell office:value-type="float" office:value="38.165" calcext:value-type="float">
            <text:p>38.165</text:p>
          </table:table-cell>
          <table:table-cell office:value-type="float" office:value="75.6756" calcext:value-type="float">
            <text:p>75.6756</text:p>
          </table:table-cell>
          <table:table-cell office:value-type="float" office:value="257.259" calcext:value-type="float">
            <text:p>257.259</text:p>
          </table:table-cell>
          <table:table-cell office:value-type="float" office:value="35.2781" calcext:value-type="float">
            <text:p>35.2781</text:p>
          </table:table-cell>
          <table:table-cell/>
          <table:table-cell table:formula="of:=([.D263]-[.A263])/0.0166667" office:value-type="float" office:value="6.82798634402717" calcext:value-type="float">
            <text:p>6.82798634402717</text:p>
          </table:table-cell>
          <table:table-cell table:formula="of:=ABS([.E263]-[.B263])/0.0166667" office:value-type="float" office:value="843.238313523371" calcext:value-type="float">
            <text:p>843.238313523371</text:p>
          </table:table-cell>
          <table:table-cell table:formula="of:=([.F263]-[.C263])/0.0166667" office:value-type="float" office:value="-173.213653572693" calcext:value-type="float">
            <text:p>-173.213653572693</text:p>
          </table:table-cell>
          <table:table-cell table:formula="of:=DEGREES(ATAN(ABS([.F263]-[.C263])/ABS([.E263]-[.B263])))" office:value-type="float" office:value="11.6079337223089" calcext:value-type="float">
            <text:p>11.6079337223089</text:p>
          </table:table-cell>
          <table:table-cell table:formula="of:=SQRT(POWER([.H263];2)+POWER([.I263];2)+POWER([.J263];2))" office:value-type="float" office:value="860.871909505273" calcext:value-type="float">
            <text:p>860.871909505273</text:p>
          </table:table-cell>
        </table:table-row>
        <table:table-row table:style-name="ro1">
          <table:table-cell office:value-type="float" office:value="75.0369" calcext:value-type="float">
            <text:p>75.0369</text:p>
          </table:table-cell>
          <table:table-cell office:value-type="float" office:value="267.409" calcext:value-type="float">
            <text:p>267.409</text:p>
          </table:table-cell>
          <table:table-cell office:value-type="float" office:value="38.8451" calcext:value-type="float">
            <text:p>38.8451</text:p>
          </table:table-cell>
          <table:table-cell office:value-type="float" office:value="74.7042" calcext:value-type="float">
            <text:p>74.7042</text:p>
          </table:table-cell>
          <table:table-cell office:value-type="float" office:value="255.56" calcext:value-type="float">
            <text:p>255.56</text:p>
          </table:table-cell>
          <table:table-cell office:value-type="float" office:value="37.7741" calcext:value-type="float">
            <text:p>37.7741</text:p>
          </table:table-cell>
          <table:table-cell/>
          <table:table-cell table:formula="of:=([.D264]-[.A264])/0.0166667" office:value-type="float" office:value="-19.96196007608" calcext:value-type="float">
            <text:p>-19.96196007608</text:p>
          </table:table-cell>
          <table:table-cell table:formula="of:=ABS([.E264]-[.B264])/0.0166667" office:value-type="float" office:value="710.938578122843" calcext:value-type="float">
            <text:p>710.938578122843</text:p>
          </table:table-cell>
          <table:table-cell table:formula="of:=([.F264]-[.C264])/0.0166667" office:value-type="float" office:value="-64.2598714802574" calcext:value-type="float">
            <text:p>-64.2598714802574</text:p>
          </table:table-cell>
          <table:table-cell table:formula="of:=DEGREES(ATAN(ABS([.F264]-[.C264])/ABS([.E264]-[.B264])))" office:value-type="float" office:value="5.16478038281941" calcext:value-type="float">
            <text:p>5.16478038281941</text:p>
          </table:table-cell>
          <table:table-cell table:formula="of:=SQRT(POWER([.H264];2)+POWER([.I264];2)+POWER([.J264];2))" office:value-type="float" office:value="714.11586790665" calcext:value-type="float">
            <text:p>714.11586790665</text:p>
          </table:table-cell>
        </table:table-row>
        <table:table-row table:style-name="ro1">
          <table:table-cell office:value-type="float" office:value="75.6062" calcext:value-type="float">
            <text:p>75.6062</text:p>
          </table:table-cell>
          <table:table-cell office:value-type="float" office:value="276.114" calcext:value-type="float">
            <text:p>276.114</text:p>
          </table:table-cell>
          <table:table-cell office:value-type="float" office:value="39.34" calcext:value-type="float">
            <text:p>39.34</text:p>
          </table:table-cell>
          <table:table-cell office:value-type="float" office:value="75.992" calcext:value-type="float">
            <text:p>75.992</text:p>
          </table:table-cell>
          <table:table-cell office:value-type="float" office:value="263.881" calcext:value-type="float">
            <text:p>263.881</text:p>
          </table:table-cell>
          <table:table-cell office:value-type="float" office:value="38.7132" calcext:value-type="float">
            <text:p>38.7132</text:p>
          </table:table-cell>
          <table:table-cell/>
          <table:table-cell table:formula="of:=([.D265]-[.A265])/0.0166667" office:value-type="float" office:value="23.1479537040928" calcext:value-type="float">
            <text:p>23.1479537040928</text:p>
          </table:table-cell>
          <table:table-cell table:formula="of:=ABS([.E265]-[.B265])/0.0166667" office:value-type="float" office:value="733.978532042936" calcext:value-type="float">
            <text:p>733.978532042936</text:p>
          </table:table-cell>
          <table:table-cell table:formula="of:=([.F265]-[.C265])/0.0166667" office:value-type="float" office:value="-37.6079247841506" calcext:value-type="float">
            <text:p>-37.6079247841506</text:p>
          </table:table-cell>
          <table:table-cell table:formula="of:=DEGREES(ATAN(ABS([.F265]-[.C265])/ABS([.E265]-[.B265])))" office:value-type="float" office:value="2.93318201622872" calcext:value-type="float">
            <text:p>2.93318201622872</text:p>
          </table:table-cell>
          <table:table-cell table:formula="of:=SQRT(POWER([.H265];2)+POWER([.I265];2)+POWER([.J265];2))" office:value-type="float" office:value="735.305833831856" calcext:value-type="float">
            <text:p>735.305833831856</text:p>
          </table:table-cell>
        </table:table-row>
        <table:table-row table:style-name="ro1">
          <table:table-cell office:value-type="float" office:value="75.3249" calcext:value-type="float">
            <text:p>75.3249</text:p>
          </table:table-cell>
          <table:table-cell office:value-type="float" office:value="272.273" calcext:value-type="float">
            <text:p>272.273</text:p>
          </table:table-cell>
          <table:table-cell office:value-type="float" office:value="39.4932" calcext:value-type="float">
            <text:p>39.4932</text:p>
          </table:table-cell>
          <table:table-cell office:value-type="float" office:value="75.5187" calcext:value-type="float">
            <text:p>75.5187</text:p>
          </table:table-cell>
          <table:table-cell office:value-type="float" office:value="266.456" calcext:value-type="float">
            <text:p>266.456</text:p>
          </table:table-cell>
          <table:table-cell office:value-type="float" office:value="37.5293" calcext:value-type="float">
            <text:p>37.5293</text:p>
          </table:table-cell>
          <table:table-cell/>
          <table:table-cell table:formula="of:=([.D266]-[.A266])/0.0166667" office:value-type="float" office:value="11.6279767440463" calcext:value-type="float">
            <text:p>11.6279767440463</text:p>
          </table:table-cell>
          <table:table-cell table:formula="of:=ABS([.E266]-[.B266])/0.0166667" office:value-type="float" office:value="349.019301961397" calcext:value-type="float">
            <text:p>349.019301961397</text:p>
          </table:table-cell>
          <table:table-cell table:formula="of:=([.F266]-[.C266])/0.0166667" office:value-type="float" office:value="-117.833764332471" calcext:value-type="float">
            <text:p>-117.833764332471</text:p>
          </table:table-cell>
          <table:table-cell table:formula="of:=DEGREES(ATAN(ABS([.F266]-[.C266])/ABS([.E266]-[.B266])))" office:value-type="float" office:value="18.6553967062418" calcext:value-type="float">
            <text:p>18.6553967062418</text:p>
          </table:table-cell>
          <table:table-cell table:formula="of:=SQRT(POWER([.H266];2)+POWER([.I266];2)+POWER([.J266];2))" office:value-type="float" office:value="368.557294055539" calcext:value-type="float">
            <text:p>368.557294055539</text:p>
          </table:table-cell>
        </table:table-row>
        <table:table-row table:style-name="ro1">
          <table:table-cell office:value-type="float" office:value="75.0376" calcext:value-type="float">
            <text:p>75.0376</text:p>
          </table:table-cell>
          <table:table-cell office:value-type="float" office:value="267.356" calcext:value-type="float">
            <text:p>267.356</text:p>
          </table:table-cell>
          <table:table-cell office:value-type="float" office:value="39.1004" calcext:value-type="float">
            <text:p>39.1004</text:p>
          </table:table-cell>
          <table:table-cell office:value-type="float" office:value="75.2233" calcext:value-type="float">
            <text:p>75.2233</text:p>
          </table:table-cell>
          <table:table-cell office:value-type="float" office:value="260.399" calcext:value-type="float">
            <text:p>260.399</text:p>
          </table:table-cell>
          <table:table-cell office:value-type="float" office:value="37.3841" calcext:value-type="float">
            <text:p>37.3841</text:p>
          </table:table-cell>
          <table:table-cell/>
          <table:table-cell table:formula="of:=([.D267]-[.A267])/0.0166667" office:value-type="float" office:value="11.1419777160444" calcext:value-type="float">
            <text:p>11.1419777160444</text:p>
          </table:table-cell>
          <table:table-cell table:formula="of:=ABS([.E267]-[.B267])/0.0166667" office:value-type="float" office:value="417.419165161669" calcext:value-type="float">
            <text:p>417.419165161669</text:p>
          </table:table-cell>
          <table:table-cell table:formula="of:=([.F267]-[.C267])/0.0166667" office:value-type="float" office:value="-102.977794044412" calcext:value-type="float">
            <text:p>-102.977794044412</text:p>
          </table:table-cell>
          <table:table-cell table:formula="of:=DEGREES(ATAN(ABS([.F267]-[.C267])/ABS([.E267]-[.B267])))" office:value-type="float" office:value="13.858214689708" calcext:value-type="float">
            <text:p>13.858214689708</text:p>
          </table:table-cell>
          <table:table-cell table:formula="of:=SQRT(POWER([.H267];2)+POWER([.I267];2)+POWER([.J267];2))" office:value-type="float" office:value="430.078282616018" calcext:value-type="float">
            <text:p>430.078282616018</text:p>
          </table:table-cell>
        </table:table-row>
        <table:table-row table:style-name="ro1">
          <table:table-cell office:value-type="float" office:value="75.5495" calcext:value-type="float">
            <text:p>75.5495</text:p>
          </table:table-cell>
          <table:table-cell office:value-type="float" office:value="270.189" calcext:value-type="float">
            <text:p>270.189</text:p>
          </table:table-cell>
          <table:table-cell office:value-type="float" office:value="37.3673" calcext:value-type="float">
            <text:p>37.3673</text:p>
          </table:table-cell>
          <table:table-cell office:value-type="float" office:value="75.6785" calcext:value-type="float">
            <text:p>75.6785</text:p>
          </table:table-cell>
          <table:table-cell office:value-type="float" office:value="257.002" calcext:value-type="float">
            <text:p>257.002</text:p>
          </table:table-cell>
          <table:table-cell office:value-type="float" office:value="36.7795" calcext:value-type="float">
            <text:p>36.7795</text:p>
          </table:table-cell>
          <table:table-cell/>
          <table:table-cell table:formula="of:=([.D268]-[.A268])/0.0166667" office:value-type="float" office:value="7.73998452003125" calcext:value-type="float">
            <text:p>7.73998452003125</text:p>
          </table:table-cell>
          <table:table-cell table:formula="of:=ABS([.E268]-[.B268])/0.0166667" office:value-type="float" office:value="791.218417563166" calcext:value-type="float">
            <text:p>791.218417563166</text:p>
          </table:table-cell>
          <table:table-cell table:formula="of:=([.F268]-[.C268])/0.0166667" office:value-type="float" office:value="-35.2679294641412" calcext:value-type="float">
            <text:p>-35.2679294641412</text:p>
          </table:table-cell>
          <table:table-cell table:formula="of:=DEGREES(ATAN(ABS([.F268]-[.C268])/ABS([.E268]-[.B268])))" office:value-type="float" office:value="2.55222423306649" calcext:value-type="float">
            <text:p>2.55222423306649</text:p>
          </table:table-cell>
          <table:table-cell table:formula="of:=SQRT(POWER([.H268];2)+POWER([.I268];2)+POWER([.J268];2))" office:value-type="float" office:value="792.041866633461" calcext:value-type="float">
            <text:p>792.041866633461</text:p>
          </table:table-cell>
        </table:table-row>
        <table:table-row table:style-name="ro1">
          <table:table-cell office:value-type="float" office:value="74.5867" calcext:value-type="float">
            <text:p>74.5867</text:p>
          </table:table-cell>
          <table:table-cell office:value-type="float" office:value="274.979" calcext:value-type="float">
            <text:p>274.979</text:p>
          </table:table-cell>
          <table:table-cell office:value-type="float" office:value="38.0408" calcext:value-type="float">
            <text:p>38.0408</text:p>
          </table:table-cell>
          <table:table-cell office:value-type="float" office:value="74.5059" calcext:value-type="float">
            <text:p>74.5059</text:p>
          </table:table-cell>
          <table:table-cell office:value-type="float" office:value="262.752" calcext:value-type="float">
            <text:p>262.752</text:p>
          </table:table-cell>
          <table:table-cell office:value-type="float" office:value="37.214" calcext:value-type="float">
            <text:p>37.214</text:p>
          </table:table-cell>
          <table:table-cell/>
          <table:table-cell table:formula="of:=([.D269]-[.A269])/0.0166667" office:value-type="float" office:value="-4.84799030401918" calcext:value-type="float">
            <text:p>-4.84799030401918</text:p>
          </table:table-cell>
          <table:table-cell table:formula="of:=ABS([.E269]-[.B269])/0.0166667" office:value-type="float" office:value="733.618532762933" calcext:value-type="float">
            <text:p>733.618532762933</text:p>
          </table:table-cell>
          <table:table-cell table:formula="of:=([.F269]-[.C269])/0.0166667" office:value-type="float" office:value="-49.6079007841984" calcext:value-type="float">
            <text:p>-49.6079007841984</text:p>
          </table:table-cell>
          <table:table-cell table:formula="of:=DEGREES(ATAN(ABS([.F269]-[.C269])/ABS([.E269]-[.B269])))" office:value-type="float" office:value="3.86849952318285" calcext:value-type="float">
            <text:p>3.86849952318285</text:p>
          </table:table-cell>
          <table:table-cell table:formula="of:=SQRT(POWER([.H269];2)+POWER([.I269];2)+POWER([.J269];2))" office:value-type="float" office:value="735.309865596431" calcext:value-type="float">
            <text:p>735.309865596431</text:p>
          </table:table-cell>
        </table:table-row>
        <table:table-row table:style-name="ro1">
          <table:table-cell office:value-type="float" office:value="74.802" calcext:value-type="float">
            <text:p>74.802</text:p>
          </table:table-cell>
          <table:table-cell office:value-type="float" office:value="270.108" calcext:value-type="float">
            <text:p>270.108</text:p>
          </table:table-cell>
          <table:table-cell office:value-type="float" office:value="37.3884" calcext:value-type="float">
            <text:p>37.3884</text:p>
          </table:table-cell>
          <table:table-cell office:value-type="float" office:value="74.7075" calcext:value-type="float">
            <text:p>74.7075</text:p>
          </table:table-cell>
          <table:table-cell office:value-type="float" office:value="256.968" calcext:value-type="float">
            <text:p>256.968</text:p>
          </table:table-cell>
          <table:table-cell office:value-type="float" office:value="36.3105" calcext:value-type="float">
            <text:p>36.3105</text:p>
          </table:table-cell>
          <table:table-cell/>
          <table:table-cell table:formula="of:=([.D270]-[.A270])/0.0166667" office:value-type="float" office:value="-5.66998866002332" calcext:value-type="float">
            <text:p>-5.66998866002332</text:p>
          </table:table-cell>
          <table:table-cell table:formula="of:=ABS([.E270]-[.B270])/0.0166667" office:value-type="float" office:value="788.398423203153" calcext:value-type="float">
            <text:p>788.398423203153</text:p>
          </table:table-cell>
          <table:table-cell table:formula="of:=([.F270]-[.C270])/0.0166667" office:value-type="float" office:value="-64.6738706522587" calcext:value-type="float">
            <text:p>-64.6738706522587</text:p>
          </table:table-cell>
          <table:table-cell table:formula="of:=DEGREES(ATAN(ABS([.F270]-[.C270])/ABS([.E270]-[.B270])))" office:value-type="float" office:value="4.68958498294167" calcext:value-type="float">
            <text:p>4.68958498294167</text:p>
          </table:table-cell>
          <table:table-cell table:formula="of:=SQRT(POWER([.H270];2)+POWER([.I270];2)+POWER([.J270];2))" office:value-type="float" office:value="791.0669579914" calcext:value-type="float">
            <text:p>791.0669579914</text:p>
          </table:table-cell>
        </table:table-row>
        <table:table-row table:style-name="ro1">
          <table:table-cell office:value-type="float" office:value="74.5617" calcext:value-type="float">
            <text:p>74.5617</text:p>
          </table:table-cell>
          <table:table-cell office:value-type="float" office:value="271.267" calcext:value-type="float">
            <text:p>271.267</text:p>
          </table:table-cell>
          <table:table-cell office:value-type="float" office:value="37.6851" calcext:value-type="float">
            <text:p>37.6851</text:p>
          </table:table-cell>
          <table:table-cell office:value-type="float" office:value="74.2385" calcext:value-type="float">
            <text:p>74.2385</text:p>
          </table:table-cell>
          <table:table-cell office:value-type="float" office:value="259.182" calcext:value-type="float">
            <text:p>259.182</text:p>
          </table:table-cell>
          <table:table-cell office:value-type="float" office:value="36.8826" calcext:value-type="float">
            <text:p>36.8826</text:p>
          </table:table-cell>
          <table:table-cell/>
          <table:table-cell table:formula="of:=([.D271]-[.A271])/0.0166667" office:value-type="float" office:value="-19.3919612160776" calcext:value-type="float">
            <text:p>-19.3919612160776</text:p>
          </table:table-cell>
          <table:table-cell table:formula="of:=ABS([.E271]-[.B271])/0.0166667" office:value-type="float" office:value="725.098549802899" calcext:value-type="float">
            <text:p>725.098549802899</text:p>
          </table:table-cell>
          <table:table-cell table:formula="of:=([.F271]-[.C271])/0.0166667" office:value-type="float" office:value="-48.1499037001927" calcext:value-type="float">
            <text:p>-48.1499037001927</text:p>
          </table:table-cell>
          <table:table-cell table:formula="of:=DEGREES(ATAN(ABS([.F271]-[.C271])/ABS([.E271]-[.B271])))" office:value-type="float" office:value="3.7991276306813" calcext:value-type="float">
            <text:p>3.7991276306813</text:p>
          </table:table-cell>
          <table:table-cell table:formula="of:=SQRT(POWER([.H271];2)+POWER([.I271];2)+POWER([.J271];2))" office:value-type="float" office:value="726.954172085429" calcext:value-type="float">
            <text:p>726.954172085429</text:p>
          </table:table-cell>
        </table:table-row>
        <table:table-row table:style-name="ro1">
          <table:table-cell office:value-type="float" office:value="75.0697" calcext:value-type="float">
            <text:p>75.0697</text:p>
          </table:table-cell>
          <table:table-cell office:value-type="float" office:value="272.624" calcext:value-type="float">
            <text:p>272.624</text:p>
          </table:table-cell>
          <table:table-cell office:value-type="float" office:value="37.4443" calcext:value-type="float">
            <text:p>37.4443</text:p>
          </table:table-cell>
          <table:table-cell office:value-type="float" office:value="75.2114" calcext:value-type="float">
            <text:p>75.2114</text:p>
          </table:table-cell>
          <table:table-cell office:value-type="float" office:value="259.391" calcext:value-type="float">
            <text:p>259.391</text:p>
          </table:table-cell>
          <table:table-cell office:value-type="float" office:value="36.3492" calcext:value-type="float">
            <text:p>36.3492</text:p>
          </table:table-cell>
          <table:table-cell/>
          <table:table-cell table:formula="of:=([.D272]-[.A272])/0.0166667" office:value-type="float" office:value="8.50198299603402" calcext:value-type="float">
            <text:p>8.50198299603402</text:p>
          </table:table-cell>
          <table:table-cell table:formula="of:=ABS([.E272]-[.B272])/0.0166667" office:value-type="float" office:value="793.978412043176" calcext:value-type="float">
            <text:p>793.978412043176</text:p>
          </table:table-cell>
          <table:table-cell table:formula="of:=([.F272]-[.C272])/0.0166667" office:value-type="float" office:value="-65.7058685882625" calcext:value-type="float">
            <text:p>-65.7058685882625</text:p>
          </table:table-cell>
          <table:table-cell table:formula="of:=DEGREES(ATAN(ABS([.F272]-[.C272])/ABS([.E272]-[.B272])))" office:value-type="float" office:value="4.7307458511118" calcext:value-type="float">
            <text:p>4.7307458511118</text:p>
          </table:table-cell>
          <table:table-cell table:formula="of:=SQRT(POWER([.H272];2)+POWER([.I272];2)+POWER([.J272];2))" office:value-type="float" office:value="796.737888939899" calcext:value-type="float">
            <text:p>796.737888939899</text:p>
          </table:table-cell>
        </table:table-row>
        <table:table-row table:style-name="ro1">
          <table:table-cell office:value-type="float" office:value="75.3213" calcext:value-type="float">
            <text:p>75.3213</text:p>
          </table:table-cell>
          <table:table-cell office:value-type="float" office:value="272.548" calcext:value-type="float">
            <text:p>272.548</text:p>
          </table:table-cell>
          <table:table-cell office:value-type="float" office:value="37.9536" calcext:value-type="float">
            <text:p>37.9536</text:p>
          </table:table-cell>
          <table:table-cell office:value-type="float" office:value="75.7003" calcext:value-type="float">
            <text:p>75.7003</text:p>
          </table:table-cell>
          <table:table-cell office:value-type="float" office:value="259.313" calcext:value-type="float">
            <text:p>259.313</text:p>
          </table:table-cell>
          <table:table-cell office:value-type="float" office:value="37.0883" calcext:value-type="float">
            <text:p>37.0883</text:p>
          </table:table-cell>
          <table:table-cell/>
          <table:table-cell table:formula="of:=([.D273]-[.A273])/0.0166667" office:value-type="float" office:value="22.7399545200913" calcext:value-type="float">
            <text:p>22.7399545200913</text:p>
          </table:table-cell>
          <table:table-cell table:formula="of:=ABS([.E273]-[.B273])/0.0166667" office:value-type="float" office:value="794.098411803177" calcext:value-type="float">
            <text:p>794.098411803177</text:p>
          </table:table-cell>
          <table:table-cell table:formula="of:=([.F273]-[.C273])/0.0166667" office:value-type="float" office:value="-51.917896164208" calcext:value-type="float">
            <text:p>-51.917896164208</text:p>
          </table:table-cell>
          <table:table-cell table:formula="of:=DEGREES(ATAN(ABS([.F273]-[.C273])/ABS([.E273]-[.B273])))" office:value-type="float" office:value="3.74065569778705" calcext:value-type="float">
            <text:p>3.74065569778705</text:p>
          </table:table-cell>
          <table:table-cell table:formula="of:=SQRT(POWER([.H273];2)+POWER([.I273];2)+POWER([.J273];2))" office:value-type="float" office:value="796.118622506735" calcext:value-type="float">
            <text:p>796.118622506735</text:p>
          </table:table-cell>
        </table:table-row>
        <table:table-row table:style-name="ro1">
          <table:table-cell office:value-type="float" office:value="75.0511" calcext:value-type="float">
            <text:p>75.0511</text:p>
          </table:table-cell>
          <table:table-cell office:value-type="float" office:value="270.131" calcext:value-type="float">
            <text:p>270.131</text:p>
          </table:table-cell>
          <table:table-cell office:value-type="float" office:value="37.3822" calcext:value-type="float">
            <text:p>37.3822</text:p>
          </table:table-cell>
          <table:table-cell office:value-type="float" office:value="74.9507" calcext:value-type="float">
            <text:p>74.9507</text:p>
          </table:table-cell>
          <table:table-cell office:value-type="float" office:value="256.949" calcext:value-type="float">
            <text:p>256.949</text:p>
          </table:table-cell>
          <table:table-cell office:value-type="float" office:value="36.5538" calcext:value-type="float">
            <text:p>36.5538</text:p>
          </table:table-cell>
          <table:table-cell/>
          <table:table-cell table:formula="of:=([.D274]-[.A274])/0.0166667" office:value-type="float" office:value="-6.02398795202455" calcext:value-type="float">
            <text:p>-6.02398795202455</text:p>
          </table:table-cell>
          <table:table-cell table:formula="of:=ABS([.E274]-[.B274])/0.0166667" office:value-type="float" office:value="790.918418163161" calcext:value-type="float">
            <text:p>790.918418163161</text:p>
          </table:table-cell>
          <table:table-cell table:formula="of:=([.F274]-[.C274])/0.0166667" office:value-type="float" office:value="-49.7039005921985" calcext:value-type="float">
            <text:p>-49.7039005921985</text:p>
          </table:table-cell>
          <table:table-cell table:formula="of:=DEGREES(ATAN(ABS([.F274]-[.C274])/ABS([.E274]-[.B274])))" office:value-type="float" office:value="3.59592541324552" calcext:value-type="float">
            <text:p>3.59592541324552</text:p>
          </table:table-cell>
          <table:table-cell table:formula="of:=SQRT(POWER([.H274];2)+POWER([.I274];2)+POWER([.J274];2))" office:value-type="float" office:value="792.501552272702" calcext:value-type="float">
            <text:p>792.501552272702</text:p>
          </table:table-cell>
        </table:table-row>
        <table:table-row table:style-name="ro1">
          <table:table-cell office:value-type="float" office:value="75.0611" calcext:value-type="float">
            <text:p>75.0611</text:p>
          </table:table-cell>
          <table:table-cell office:value-type="float" office:value="271.326" calcext:value-type="float">
            <text:p>271.326</text:p>
          </table:table-cell>
          <table:table-cell office:value-type="float" office:value="37.6702" calcext:value-type="float">
            <text:p>37.6702</text:p>
          </table:table-cell>
          <table:table-cell office:value-type="float" office:value="74.7247" calcext:value-type="float">
            <text:p>74.7247</text:p>
          </table:table-cell>
          <table:table-cell office:value-type="float" office:value="259.287" calcext:value-type="float">
            <text:p>259.287</text:p>
          </table:table-cell>
          <table:table-cell office:value-type="float" office:value="36.6159" calcext:value-type="float">
            <text:p>36.6159</text:p>
          </table:table-cell>
          <table:table-cell/>
          <table:table-cell table:formula="of:=([.D275]-[.A275])/0.0166667" office:value-type="float" office:value="-20.1839596320806" calcext:value-type="float">
            <text:p>-20.1839596320806</text:p>
          </table:table-cell>
          <table:table-cell table:formula="of:=ABS([.E275]-[.B275])/0.0166667" office:value-type="float" office:value="722.338555322892" calcext:value-type="float">
            <text:p>722.338555322892</text:p>
          </table:table-cell>
          <table:table-cell table:formula="of:=([.F275]-[.C275])/0.0166667" office:value-type="float" office:value="-63.2578734842529" calcext:value-type="float">
            <text:p>-63.2578734842529</text:p>
          </table:table-cell>
          <table:table-cell table:formula="of:=DEGREES(ATAN(ABS([.F275]-[.C275])/ABS([.E275]-[.B275])))" office:value-type="float" office:value="5.00483625126166" calcext:value-type="float">
            <text:p>5.00483625126166</text:p>
          </table:table-cell>
          <table:table-cell table:formula="of:=SQRT(POWER([.H275];2)+POWER([.I275];2)+POWER([.J275];2))" office:value-type="float" office:value="725.383994371355" calcext:value-type="float">
            <text:p>725.383994371355</text:p>
          </table:table-cell>
        </table:table-row>
        <table:table-row table:style-name="ro1">
          <table:table-cell office:value-type="float" office:value="74.8128" calcext:value-type="float">
            <text:p>74.8128</text:p>
          </table:table-cell>
          <table:table-cell office:value-type="float" office:value="271.194" calcext:value-type="float">
            <text:p>271.194</text:p>
          </table:table-cell>
          <table:table-cell office:value-type="float" office:value="38.1925" calcext:value-type="float">
            <text:p>38.1925</text:p>
          </table:table-cell>
          <table:table-cell office:value-type="float" office:value="74.2465" calcext:value-type="float">
            <text:p>74.2465</text:p>
          </table:table-cell>
          <table:table-cell office:value-type="float" office:value="260.331" calcext:value-type="float">
            <text:p>260.331</text:p>
          </table:table-cell>
          <table:table-cell office:value-type="float" office:value="37.1619" calcext:value-type="float">
            <text:p>37.1619</text:p>
          </table:table-cell>
          <table:table-cell/>
          <table:table-cell table:formula="of:=([.D276]-[.A276])/0.0166667" office:value-type="float" office:value="-33.9779320441358" calcext:value-type="float">
            <text:p>-33.9779320441358</text:p>
          </table:table-cell>
          <table:table-cell table:formula="of:=ABS([.E276]-[.B276])/0.0166667" office:value-type="float" office:value="651.778696442607" calcext:value-type="float">
            <text:p>651.778696442607</text:p>
          </table:table-cell>
          <table:table-cell table:formula="of:=([.F276]-[.C276])/0.0166667" office:value-type="float" office:value="-61.8358763282473" calcext:value-type="float">
            <text:p>-61.8358763282473</text:p>
          </table:table-cell>
          <table:table-cell table:formula="of:=DEGREES(ATAN(ABS([.F276]-[.C276])/ABS([.E276]-[.B276])))" office:value-type="float" office:value="5.41957270954776" calcext:value-type="float">
            <text:p>5.41957270954776</text:p>
          </table:table-cell>
          <table:table-cell table:formula="of:=SQRT(POWER([.H276];2)+POWER([.I276];2)+POWER([.J276];2))" office:value-type="float" office:value="655.586489033829" calcext:value-type="float">
            <text:p>655.586489033829</text:p>
          </table:table-cell>
        </table:table-row>
        <table:table-row table:style-name="ro1">
          <table:table-cell office:value-type="float" office:value="75.384" calcext:value-type="float">
            <text:p>75.384</text:p>
          </table:table-cell>
          <table:table-cell office:value-type="float" office:value="279.927" calcext:value-type="float">
            <text:p>279.927</text:p>
          </table:table-cell>
          <table:table-cell office:value-type="float" office:value="39.2042" calcext:value-type="float">
            <text:p>39.2042</text:p>
          </table:table-cell>
          <table:table-cell office:value-type="float" office:value="75.5123" calcext:value-type="float">
            <text:p>75.5123</text:p>
          </table:table-cell>
          <table:table-cell office:value-type="float" office:value="264.855" calcext:value-type="float">
            <text:p>264.855</text:p>
          </table:table-cell>
          <table:table-cell office:value-type="float" office:value="39.5273" calcext:value-type="float">
            <text:p>39.5273</text:p>
          </table:table-cell>
          <table:table-cell/>
          <table:table-cell table:formula="of:=([.D277]-[.A277])/0.0166667" office:value-type="float" office:value="7.69798460403054" calcext:value-type="float">
            <text:p>7.69798460403054</text:p>
          </table:table-cell>
          <table:table-cell table:formula="of:=ABS([.E277]-[.B277])/0.0166667" office:value-type="float" office:value="904.318191363617" calcext:value-type="float">
            <text:p>904.318191363617</text:p>
          </table:table-cell>
          <table:table-cell table:formula="of:=([.F277]-[.C277])/0.0166667" office:value-type="float" office:value="19.3859612280773" calcext:value-type="float">
            <text:p>19.3859612280773</text:p>
          </table:table-cell>
          <table:table-cell table:formula="of:=DEGREES(ATAN(ABS([.F277]-[.C277])/ABS([.E277]-[.B277])))" office:value-type="float" office:value="1.22806736834788" calcext:value-type="float">
            <text:p>1.22806736834788</text:p>
          </table:table-cell>
          <table:table-cell table:formula="of:=SQRT(POWER([.H277];2)+POWER([.I277];2)+POWER([.J277];2))" office:value-type="float" office:value="904.558713235832" calcext:value-type="float">
            <text:p>904.558713235832</text:p>
          </table:table-cell>
        </table:table-row>
        <table:table-row table:style-name="ro1">
          <table:table-cell office:value-type="float" office:value="75.2767" calcext:value-type="float">
            <text:p>75.2767</text:p>
          </table:table-cell>
          <table:table-cell office:value-type="float" office:value="265.992" calcext:value-type="float">
            <text:p>265.992</text:p>
          </table:table-cell>
          <table:table-cell office:value-type="float" office:value="39.824" calcext:value-type="float">
            <text:p>39.824</text:p>
          </table:table-cell>
          <table:table-cell office:value-type="float" office:value="74.9569" calcext:value-type="float">
            <text:p>74.9569</text:p>
          </table:table-cell>
          <table:table-cell office:value-type="float" office:value="256.559" calcext:value-type="float">
            <text:p>256.559</text:p>
          </table:table-cell>
          <table:table-cell office:value-type="float" office:value="38.7979" calcext:value-type="float">
            <text:p>38.7979</text:p>
          </table:table-cell>
          <table:table-cell/>
          <table:table-cell table:formula="of:=([.D278]-[.A278])/0.0166667" office:value-type="float" office:value="-19.1879616240768" calcext:value-type="float">
            <text:p>-19.1879616240768</text:p>
          </table:table-cell>
          <table:table-cell table:formula="of:=ABS([.E278]-[.B278])/0.0166667" office:value-type="float" office:value="565.978868042263" calcext:value-type="float">
            <text:p>565.978868042263</text:p>
          </table:table-cell>
          <table:table-cell table:formula="of:=([.F278]-[.C278])/0.0166667" office:value-type="float" office:value="-61.5658768682462" calcext:value-type="float">
            <text:p>-61.5658768682462</text:p>
          </table:table-cell>
          <table:table-cell table:formula="of:=DEGREES(ATAN(ABS([.F278]-[.C278])/ABS([.E278]-[.B278])))" office:value-type="float" office:value="6.20809369764877" calcext:value-type="float">
            <text:p>6.20809369764877</text:p>
          </table:table-cell>
          <table:table-cell table:formula="of:=SQRT(POWER([.H278];2)+POWER([.I278];2)+POWER([.J278];2))" office:value-type="float" office:value="569.640776398815" calcext:value-type="float">
            <text:p>569.640776398815</text:p>
          </table:table-cell>
        </table:table-row>
        <table:table-row table:style-name="ro1">
          <table:table-cell office:value-type="float" office:value="75.0863" calcext:value-type="float">
            <text:p>75.0863</text:p>
          </table:table-cell>
          <table:table-cell office:value-type="float" office:value="273.338" calcext:value-type="float">
            <text:p>273.338</text:p>
          </table:table-cell>
          <table:table-cell office:value-type="float" office:value="40.3099" calcext:value-type="float">
            <text:p>40.3099</text:p>
          </table:table-cell>
          <table:table-cell office:value-type="float" office:value="75.0117" calcext:value-type="float">
            <text:p>75.0117</text:p>
          </table:table-cell>
          <table:table-cell office:value-type="float" office:value="263.626" calcext:value-type="float">
            <text:p>263.626</text:p>
          </table:table-cell>
          <table:table-cell office:value-type="float" office:value="39.4997" calcext:value-type="float">
            <text:p>39.4997</text:p>
          </table:table-cell>
          <table:table-cell/>
          <table:table-cell table:formula="of:=([.D279]-[.A279])/0.0166667" office:value-type="float" office:value="-4.47599104801728" calcext:value-type="float">
            <text:p>-4.47599104801728</text:p>
          </table:table-cell>
          <table:table-cell table:formula="of:=ABS([.E279]-[.B279])/0.0166667" office:value-type="float" office:value="582.718834562334" calcext:value-type="float">
            <text:p>582.718834562334</text:p>
          </table:table-cell>
          <table:table-cell table:formula="of:=([.F279]-[.C279])/0.0166667" office:value-type="float" office:value="-48.6119027761946" calcext:value-type="float">
            <text:p>-48.6119027761946</text:p>
          </table:table-cell>
          <table:table-cell table:formula="of:=DEGREES(ATAN(ABS([.F279]-[.C279])/ABS([.E279]-[.B279])))" office:value-type="float" office:value="4.76871927725802" calcext:value-type="float">
            <text:p>4.76871927725802</text:p>
          </table:table-cell>
          <table:table-cell table:formula="of:=SQRT(POWER([.H279];2)+POWER([.I279];2)+POWER([.J279];2))" office:value-type="float" office:value="584.76011469753" calcext:value-type="float">
            <text:p>584.76011469753</text:p>
          </table:table-cell>
        </table:table-row>
        <table:table-row table:style-name="ro1">
          <table:table-cell office:value-type="float" office:value="75.3354" calcext:value-type="float">
            <text:p>75.3354</text:p>
          </table:table-cell>
          <table:table-cell office:value-type="float" office:value="273.466" calcext:value-type="float">
            <text:p>273.466</text:p>
          </table:table-cell>
          <table:table-cell office:value-type="float" office:value="39.7887" calcext:value-type="float">
            <text:p>39.7887</text:p>
          </table:table-cell>
          <table:table-cell office:value-type="float" office:value="75.4906" calcext:value-type="float">
            <text:p>75.4906</text:p>
          </table:table-cell>
          <table:table-cell office:value-type="float" office:value="262.62" calcext:value-type="float">
            <text:p>262.62</text:p>
          </table:table-cell>
          <table:table-cell office:value-type="float" office:value="38.6942" calcext:value-type="float">
            <text:p>38.6942</text:p>
          </table:table-cell>
          <table:table-cell/>
          <table:table-cell table:formula="of:=([.D280]-[.A280])/0.0166667" office:value-type="float" office:value="9.31198137603686" calcext:value-type="float">
            <text:p>9.31198137603686</text:p>
          </table:table-cell>
          <table:table-cell table:formula="of:=ABS([.E280]-[.B280])/0.0166667" office:value-type="float" office:value="650.758698482603" calcext:value-type="float">
            <text:p>650.758698482603</text:p>
          </table:table-cell>
          <table:table-cell table:formula="of:=([.F280]-[.C280])/0.0166667" office:value-type="float" office:value="-65.6698686602625" calcext:value-type="float">
            <text:p>-65.6698686602625</text:p>
          </table:table-cell>
          <table:table-cell table:formula="of:=DEGREES(ATAN(ABS([.F280]-[.C280])/ABS([.E280]-[.B280])))" office:value-type="float" office:value="5.76236901733841" calcext:value-type="float">
            <text:p>5.76236901733841</text:p>
          </table:table-cell>
          <table:table-cell table:formula="of:=SQRT(POWER([.H280];2)+POWER([.I280];2)+POWER([.J280];2))" office:value-type="float" office:value="654.130054574605" calcext:value-type="float">
            <text:p>654.130054574605</text:p>
          </table:table-cell>
        </table:table-row>
        <table:table-row table:style-name="ro1">
          <table:table-cell office:value-type="float" office:value="75.2655" calcext:value-type="float">
            <text:p>75.2655</text:p>
          </table:table-cell>
          <table:table-cell office:value-type="float" office:value="264.955" calcext:value-type="float">
            <text:p>264.955</text:p>
          </table:table-cell>
          <table:table-cell office:value-type="float" office:value="39.0225" calcext:value-type="float">
            <text:p>39.0225</text:p>
          </table:table-cell>
          <table:table-cell office:value-type="float" office:value="75.4006" calcext:value-type="float">
            <text:p>75.4006</text:p>
          </table:table-cell>
          <table:table-cell office:value-type="float" office:value="252.054" calcext:value-type="float">
            <text:p>252.054</text:p>
          </table:table-cell>
          <table:table-cell office:value-type="float" office:value="38.3997" calcext:value-type="float">
            <text:p>38.3997</text:p>
          </table:table-cell>
          <table:table-cell/>
          <table:table-cell table:formula="of:=([.D281]-[.A281])/0.0166667" office:value-type="float" office:value="8.10598378803208" calcext:value-type="float">
            <text:p>8.10598378803208</text:p>
          </table:table-cell>
          <table:table-cell table:formula="of:=ABS([.E281]-[.B281])/0.0166667" office:value-type="float" office:value="774.058451883095" calcext:value-type="float">
            <text:p>774.058451883095</text:p>
          </table:table-cell>
          <table:table-cell table:formula="of:=([.F281]-[.C281])/0.0166667" office:value-type="float" office:value="-37.3679252641494" calcext:value-type="float">
            <text:p>-37.3679252641494</text:p>
          </table:table-cell>
          <table:table-cell table:formula="of:=DEGREES(ATAN(ABS([.F281]-[.C281])/ABS([.E281]-[.B281])))" office:value-type="float" office:value="2.76382681323845" calcext:value-type="float">
            <text:p>2.76382681323845</text:p>
          </table:table-cell>
          <table:table-cell table:formula="of:=SQRT(POWER([.H281];2)+POWER([.I281];2)+POWER([.J281];2))" office:value-type="float" office:value="775.002294024587" calcext:value-type="float">
            <text:p>775.002294024587</text:p>
          </table:table-cell>
        </table:table-row>
        <table:table-row table:style-name="ro1">
          <table:table-cell office:value-type="float" office:value="75.1017" calcext:value-type="float">
            <text:p>75.1017</text:p>
          </table:table-cell>
          <table:table-cell office:value-type="float" office:value="276.091" calcext:value-type="float">
            <text:p>276.091</text:p>
          </table:table-cell>
          <table:table-cell office:value-type="float" office:value="39.0982" calcext:value-type="float">
            <text:p>39.0982</text:p>
          </table:table-cell>
          <table:table-cell office:value-type="float" office:value="74.9754" calcext:value-type="float">
            <text:p>74.9754</text:p>
          </table:table-cell>
          <table:table-cell office:value-type="float" office:value="258.895" calcext:value-type="float">
            <text:p>258.895</text:p>
          </table:table-cell>
          <table:table-cell office:value-type="float" office:value="39.1096" calcext:value-type="float">
            <text:p>39.1096</text:p>
          </table:table-cell>
          <table:table-cell/>
          <table:table-cell table:formula="of:=([.D282]-[.A282])/0.0166667" office:value-type="float" office:value="-7.57798484403034" calcext:value-type="float">
            <text:p>-7.57798484403034</text:p>
          </table:table-cell>
          <table:table-cell table:formula="of:=ABS([.E282]-[.B282])/0.0166667" office:value-type="float" office:value="1031.75793648413" calcext:value-type="float">
            <text:p>1031.75793648413</text:p>
          </table:table-cell>
          <table:table-cell table:formula="of:=([.F282]-[.C282])/0.0166667" office:value-type="float" office:value="0.683998632002847" calcext:value-type="float">
            <text:p>0.683998632002847</text:p>
          </table:table-cell>
          <table:table-cell table:formula="of:=DEGREES(ATAN(ABS([.F282]-[.C282])/ABS([.E282]-[.B282])))" office:value-type="float" office:value="0.037983937587839" calcext:value-type="float">
            <text:p>0.037983937587839</text:p>
          </table:table-cell>
          <table:table-cell table:formula="of:=SQRT(POWER([.H282];2)+POWER([.I282];2)+POWER([.J282];2))" office:value-type="float" office:value="1031.78599196074" calcext:value-type="float">
            <text:p>1031.78599196074</text:p>
          </table:table-cell>
        </table:table-row>
        <table:table-row table:style-name="ro1">
          <table:table-cell office:value-type="float" office:value="75.3407" calcext:value-type="float">
            <text:p>75.3407</text:p>
          </table:table-cell>
          <table:table-cell office:value-type="float" office:value="275.104" calcext:value-type="float">
            <text:p>275.104</text:p>
          </table:table-cell>
          <table:table-cell office:value-type="float" office:value="37.7618" calcext:value-type="float">
            <text:p>37.7618</text:p>
          </table:table-cell>
          <table:table-cell office:value-type="float" office:value="75.4862" calcext:value-type="float">
            <text:p>75.4862</text:p>
          </table:table-cell>
          <table:table-cell office:value-type="float" office:value="262.96" calcext:value-type="float">
            <text:p>262.96</text:p>
          </table:table-cell>
          <table:table-cell office:value-type="float" office:value="36.678" calcext:value-type="float">
            <text:p>36.678</text:p>
          </table:table-cell>
          <table:table-cell/>
          <table:table-cell table:formula="of:=([.D283]-[.A283])/0.0166667" office:value-type="float" office:value="8.72998254003483" calcext:value-type="float">
            <text:p>8.72998254003483</text:p>
          </table:table-cell>
          <table:table-cell table:formula="of:=ABS([.E283]-[.B283])/0.0166667" office:value-type="float" office:value="728.638542722915" calcext:value-type="float">
            <text:p>728.638542722915</text:p>
          </table:table-cell>
          <table:table-cell table:formula="of:=([.F283]-[.C283])/0.0166667" office:value-type="float" office:value="-65.0278699442603" calcext:value-type="float">
            <text:p>-65.0278699442603</text:p>
          </table:table-cell>
          <table:table-cell table:formula="of:=DEGREES(ATAN(ABS([.F283]-[.C283])/ABS([.E283]-[.B283])))" office:value-type="float" office:value="5.09989175293964" calcext:value-type="float">
            <text:p>5.09989175293964</text:p>
          </table:table-cell>
          <table:table-cell table:formula="of:=SQRT(POWER([.H283];2)+POWER([.I283];2)+POWER([.J283];2))" office:value-type="float" office:value="731.586606223768" calcext:value-type="float">
            <text:p>731.586606223768</text:p>
          </table:table-cell>
        </table:table-row>
        <table:table-row table:style-name="ro1">
          <table:table-cell office:value-type="float" office:value="74.5634" calcext:value-type="float">
            <text:p>74.5634</text:p>
          </table:table-cell>
          <table:table-cell office:value-type="float" office:value="271.177" calcext:value-type="float">
            <text:p>271.177</text:p>
          </table:table-cell>
          <table:table-cell office:value-type="float" office:value="38.1978" calcext:value-type="float">
            <text:p>38.1978</text:p>
          </table:table-cell>
          <table:table-cell office:value-type="float" office:value="74.4769" calcext:value-type="float">
            <text:p>74.4769</text:p>
          </table:table-cell>
          <table:table-cell office:value-type="float" office:value="257.895" calcext:value-type="float">
            <text:p>257.895</text:p>
          </table:table-cell>
          <table:table-cell office:value-type="float" office:value="37.5975" calcext:value-type="float">
            <text:p>37.5975</text:p>
          </table:table-cell>
          <table:table-cell/>
          <table:table-cell table:formula="of:=([.D284]-[.A284])/0.0166667" office:value-type="float" office:value="-5.18998962002082" calcext:value-type="float">
            <text:p>-5.18998962002082</text:p>
          </table:table-cell>
          <table:table-cell table:formula="of:=ABS([.E284]-[.B284])/0.0166667" office:value-type="float" office:value="796.91840616319" calcext:value-type="float">
            <text:p>796.91840616319</text:p>
          </table:table-cell>
          <table:table-cell table:formula="of:=([.F284]-[.C284])/0.0166667" office:value-type="float" office:value="-36.0179279641443" calcext:value-type="float">
            <text:p>-36.0179279641443</text:p>
          </table:table-cell>
          <table:table-cell table:formula="of:=DEGREES(ATAN(ABS([.F284]-[.C284])/ABS([.E284]-[.B284])))" office:value-type="float" office:value="2.58780797354964" calcext:value-type="float">
            <text:p>2.58780797354964</text:p>
          </table:table-cell>
          <table:table-cell table:formula="of:=SQRT(POWER([.H284];2)+POWER([.I284];2)+POWER([.J284];2))" office:value-type="float" office:value="797.748815861713" calcext:value-type="float">
            <text:p>797.748815861713</text:p>
          </table:table-cell>
        </table:table-row>
        <table:table-row table:style-name="ro1">
          <table:table-cell office:value-type="float" office:value="75.0723" calcext:value-type="float">
            <text:p>75.0723</text:p>
          </table:table-cell>
          <table:table-cell office:value-type="float" office:value="272.42" calcext:value-type="float">
            <text:p>272.42</text:p>
          </table:table-cell>
          <table:table-cell office:value-type="float" office:value="38.4759" calcext:value-type="float">
            <text:p>38.4759</text:p>
          </table:table-cell>
          <table:table-cell office:value-type="float" office:value="74.9882" calcext:value-type="float">
            <text:p>74.9882</text:p>
          </table:table-cell>
          <table:table-cell office:value-type="float" office:value="261.564" calcext:value-type="float">
            <text:p>261.564</text:p>
          </table:table-cell>
          <table:table-cell office:value-type="float" office:value="37.4217" calcext:value-type="float">
            <text:p>37.4217</text:p>
          </table:table-cell>
          <table:table-cell/>
          <table:table-cell table:formula="of:=([.D285]-[.A285])/0.0166667" office:value-type="float" office:value="-5.04598990801972" calcext:value-type="float">
            <text:p>-5.04598990801972</text:p>
          </table:table-cell>
          <table:table-cell table:formula="of:=ABS([.E285]-[.B285])/0.0166667" office:value-type="float" office:value="651.358697282605" calcext:value-type="float">
            <text:p>651.358697282605</text:p>
          </table:table-cell>
          <table:table-cell table:formula="of:=([.F285]-[.C285])/0.0166667" office:value-type="float" office:value="-63.2518734962531" calcext:value-type="float">
            <text:p>-63.2518734962531</text:p>
          </table:table-cell>
          <table:table-cell table:formula="of:=DEGREES(ATAN(ABS([.F285]-[.C285])/ABS([.E285]-[.B285])))" office:value-type="float" office:value="5.54646453411639" calcext:value-type="float">
            <text:p>5.54646453411639</text:p>
          </table:table-cell>
          <table:table-cell table:formula="of:=SQRT(POWER([.H285];2)+POWER([.I285];2)+POWER([.J285];2))" office:value-type="float" office:value="654.44206316574" calcext:value-type="float">
            <text:p>654.44206316574</text:p>
          </table:table-cell>
        </table:table-row>
        <table:table-row table:style-name="ro1">
          <table:table-cell office:value-type="float" office:value="74.8331" calcext:value-type="float">
            <text:p>74.8331</text:p>
          </table:table-cell>
          <table:table-cell office:value-type="float" office:value="273.496" calcext:value-type="float">
            <text:p>273.496</text:p>
          </table:table-cell>
          <table:table-cell office:value-type="float" office:value="39.2903" calcext:value-type="float">
            <text:p>39.2903</text:p>
          </table:table-cell>
          <table:table-cell office:value-type="float" office:value="74.5032" calcext:value-type="float">
            <text:p>74.5032</text:p>
          </table:table-cell>
          <table:table-cell office:value-type="float" office:value="261.276" calcext:value-type="float">
            <text:p>261.276</text:p>
          </table:table-cell>
          <table:table-cell office:value-type="float" office:value="38.6954" calcext:value-type="float">
            <text:p>38.6954</text:p>
          </table:table-cell>
          <table:table-cell/>
          <table:table-cell table:formula="of:=([.D286]-[.A286])/0.0166667" office:value-type="float" office:value="-19.7939604120789" calcext:value-type="float">
            <text:p>-19.7939604120789</text:p>
          </table:table-cell>
          <table:table-cell table:formula="of:=ABS([.E286]-[.B286])/0.0166667" office:value-type="float" office:value="733.198533602931" calcext:value-type="float">
            <text:p>733.198533602931</text:p>
          </table:table-cell>
          <table:table-cell table:formula="of:=([.F286]-[.C286])/0.0166667" office:value-type="float" office:value="-35.6939286121429" calcext:value-type="float">
            <text:p>-35.6939286121429</text:p>
          </table:table-cell>
          <table:table-cell table:formula="of:=DEGREES(ATAN(ABS([.F286]-[.C286])/ABS([.E286]-[.B286])))" office:value-type="float" office:value="2.78710067740469" calcext:value-type="float">
            <text:p>2.78710067740469</text:p>
          </table:table-cell>
          <table:table-cell table:formula="of:=SQRT(POWER([.H286];2)+POWER([.I286];2)+POWER([.J286];2))" office:value-type="float" office:value="734.333675576745" calcext:value-type="float">
            <text:p>734.333675576745</text:p>
          </table:table-cell>
        </table:table-row>
        <table:table-row table:style-name="ro1">
          <table:table-cell office:value-type="float" office:value="75.5725" calcext:value-type="float">
            <text:p>75.5725</text:p>
          </table:table-cell>
          <table:table-cell office:value-type="float" office:value="272.468" calcext:value-type="float">
            <text:p>272.468</text:p>
          </table:table-cell>
          <table:table-cell office:value-type="float" office:value="38.4632" calcext:value-type="float">
            <text:p>38.4632</text:p>
          </table:table-cell>
          <table:table-cell office:value-type="float" office:value="75.7124" calcext:value-type="float">
            <text:p>75.7124</text:p>
          </table:table-cell>
          <table:table-cell office:value-type="float" office:value="260.365" calcext:value-type="float">
            <text:p>260.365</text:p>
          </table:table-cell>
          <table:table-cell office:value-type="float" office:value="37.8724" calcext:value-type="float">
            <text:p>37.8724</text:p>
          </table:table-cell>
          <table:table-cell/>
          <table:table-cell table:formula="of:=([.D287]-[.A287])/0.0166667" office:value-type="float" office:value="8.39398321203341" calcext:value-type="float">
            <text:p>8.39398321203341</text:p>
          </table:table-cell>
          <table:table-cell table:formula="of:=ABS([.E287]-[.B287])/0.0166667" office:value-type="float" office:value="726.178547642905" calcext:value-type="float">
            <text:p>726.178547642905</text:p>
          </table:table-cell>
          <table:table-cell table:formula="of:=([.F287]-[.C287])/0.0166667" office:value-type="float" office:value="-35.4479291041419" calcext:value-type="float">
            <text:p>-35.4479291041419</text:p>
          </table:table-cell>
          <table:table-cell table:formula="of:=DEGREES(ATAN(ABS([.F287]-[.C287])/ABS([.E287]-[.B287])))" office:value-type="float" office:value="2.79463754905388" calcext:value-type="float">
            <text:p>2.79463754905388</text:p>
          </table:table-cell>
          <table:table-cell table:formula="of:=SQRT(POWER([.H287];2)+POWER([.I287];2)+POWER([.J287];2))" office:value-type="float" office:value="727.091670760087" calcext:value-type="float">
            <text:p>727.091670760087</text:p>
          </table:table-cell>
        </table:table-row>
        <table:table-row table:style-name="ro1">
          <table:table-cell office:value-type="float" office:value="75.2922" calcext:value-type="float">
            <text:p>75.2922</text:p>
          </table:table-cell>
          <table:table-cell office:value-type="float" office:value="268.781" calcext:value-type="float">
            <text:p>268.781</text:p>
          </table:table-cell>
          <table:table-cell office:value-type="float" office:value="38.1112" calcext:value-type="float">
            <text:p>38.1112</text:p>
          </table:table-cell>
          <table:table-cell office:value-type="float" office:value="75.195" calcext:value-type="float">
            <text:p>75.195</text:p>
          </table:table-cell>
          <table:table-cell office:value-type="float" office:value="256.852" calcext:value-type="float">
            <text:p>256.852</text:p>
          </table:table-cell>
          <table:table-cell office:value-type="float" office:value="37.2951" calcext:value-type="float">
            <text:p>37.2951</text:p>
          </table:table-cell>
          <table:table-cell/>
          <table:table-cell table:formula="of:=([.D288]-[.A288])/0.0166667" office:value-type="float" office:value="-5.83198833602338" calcext:value-type="float">
            <text:p>-5.83198833602338</text:p>
          </table:table-cell>
          <table:table-cell table:formula="of:=ABS([.E288]-[.B288])/0.0166667" office:value-type="float" office:value="715.738568522865" calcext:value-type="float">
            <text:p>715.738568522865</text:p>
          </table:table-cell>
          <table:table-cell table:formula="of:=([.F288]-[.C288])/0.0166667" office:value-type="float" office:value="-48.9659020681958" calcext:value-type="float">
            <text:p>-48.9659020681958</text:p>
          </table:table-cell>
          <table:table-cell table:formula="of:=DEGREES(ATAN(ABS([.F288]-[.C288])/ABS([.E288]-[.B288])))" office:value-type="float" office:value="3.91368431127848" calcext:value-type="float">
            <text:p>3.91368431127848</text:p>
          </table:table-cell>
          <table:table-cell table:formula="of:=SQRT(POWER([.H288];2)+POWER([.I288];2)+POWER([.J288];2))" office:value-type="float" office:value="717.435272428436" calcext:value-type="float">
            <text:p>717.435272428436</text:p>
          </table:table-cell>
        </table:table-row>
        <table:table-row table:style-name="ro1">
          <table:table-cell office:value-type="float" office:value="74.8653" calcext:value-type="float">
            <text:p>74.8653</text:p>
          </table:table-cell>
          <table:table-cell office:value-type="float" office:value="278.758" calcext:value-type="float">
            <text:p>278.758</text:p>
          </table:table-cell>
          <table:table-cell office:value-type="float" office:value="38.3976" calcext:value-type="float">
            <text:p>38.3976</text:p>
          </table:table-cell>
          <table:table-cell office:value-type="float" office:value="74.7772" calcext:value-type="float">
            <text:p>74.7772</text:p>
          </table:table-cell>
          <table:table-cell office:value-type="float" office:value="266.368" calcext:value-type="float">
            <text:p>266.368</text:p>
          </table:table-cell>
          <table:table-cell office:value-type="float" office:value="37.5517" calcext:value-type="float">
            <text:p>37.5517</text:p>
          </table:table-cell>
          <table:table-cell/>
          <table:table-cell table:formula="of:=([.D289]-[.A289])/0.0166667" office:value-type="float" office:value="-5.28598942802183" calcext:value-type="float">
            <text:p>-5.28598942802183</text:p>
          </table:table-cell>
          <table:table-cell table:formula="of:=ABS([.E289]-[.B289])/0.0166667" office:value-type="float" office:value="743.398513202973" calcext:value-type="float">
            <text:p>743.398513202973</text:p>
          </table:table-cell>
          <table:table-cell table:formula="of:=([.F289]-[.C289])/0.0166667" office:value-type="float" office:value="-50.753898492203" calcext:value-type="float">
            <text:p>-50.753898492203</text:p>
          </table:table-cell>
          <table:table-cell table:formula="of:=DEGREES(ATAN(ABS([.F289]-[.C289])/ABS([.E289]-[.B289])))" office:value-type="float" office:value="3.90568250007812" calcext:value-type="float">
            <text:p>3.90568250007812</text:p>
          </table:table-cell>
          <table:table-cell table:formula="of:=SQRT(POWER([.H289];2)+POWER([.I289];2)+POWER([.J289];2))" office:value-type="float" office:value="745.147803679767" calcext:value-type="float">
            <text:p>745.147803679767</text:p>
          </table:table-cell>
        </table:table-row>
        <table:table-row table:style-name="ro1">
          <table:table-cell office:value-type="float" office:value="75.0531" calcext:value-type="float">
            <text:p>75.0531</text:p>
          </table:table-cell>
          <table:table-cell office:value-type="float" office:value="269.982" calcext:value-type="float">
            <text:p>269.982</text:p>
          </table:table-cell>
          <table:table-cell office:value-type="float" office:value="38.1522" calcext:value-type="float">
            <text:p>38.1522</text:p>
          </table:table-cell>
          <table:table-cell office:value-type="float" office:value="74.9697" calcext:value-type="float">
            <text:p>74.9697</text:p>
          </table:table-cell>
          <table:table-cell office:value-type="float" office:value="259.227" calcext:value-type="float">
            <text:p>259.227</text:p>
          </table:table-cell>
          <table:table-cell office:value-type="float" office:value="37.1107" calcext:value-type="float">
            <text:p>37.1107</text:p>
          </table:table-cell>
          <table:table-cell/>
          <table:table-cell table:formula="of:=([.D290]-[.A290])/0.0166667" office:value-type="float" office:value="-5.00398999201986" calcext:value-type="float">
            <text:p>-5.00398999201986</text:p>
          </table:table-cell>
          <table:table-cell table:formula="of:=ABS([.E290]-[.B290])/0.0166667" office:value-type="float" office:value="645.298709402584" calcext:value-type="float">
            <text:p>645.298709402584</text:p>
          </table:table-cell>
          <table:table-cell table:formula="of:=([.F290]-[.C290])/0.0166667" office:value-type="float" office:value="-62.4898750202499" calcext:value-type="float">
            <text:p>-62.4898750202499</text:p>
          </table:table-cell>
          <table:table-cell table:formula="of:=DEGREES(ATAN(ABS([.F290]-[.C290])/ABS([.E290]-[.B290])))" office:value-type="float" office:value="5.53120063092424" calcext:value-type="float">
            <text:p>5.53120063092424</text:p>
          </table:table-cell>
          <table:table-cell table:formula="of:=SQRT(POWER([.H290];2)+POWER([.I290];2)+POWER([.J290];2))" office:value-type="float" office:value="648.336678549446" calcext:value-type="float">
            <text:p>648.336678549446</text:p>
          </table:table-cell>
        </table:table-row>
        <table:table-row table:style-name="ro1">
          <table:table-cell office:value-type="float" office:value="74.8309" calcext:value-type="float">
            <text:p>74.8309</text:p>
          </table:table-cell>
          <table:table-cell office:value-type="float" office:value="273.645" calcext:value-type="float">
            <text:p>273.645</text:p>
          </table:table-cell>
          <table:table-cell office:value-type="float" office:value="38.5173" calcext:value-type="float">
            <text:p>38.5173</text:p>
          </table:table-cell>
          <table:table-cell office:value-type="float" office:value="74.5136" calcext:value-type="float">
            <text:p>74.5136</text:p>
          </table:table-cell>
          <table:table-cell office:value-type="float" office:value="263.958" calcext:value-type="float">
            <text:p>263.958</text:p>
          </table:table-cell>
          <table:table-cell office:value-type="float" office:value="37.2438" calcext:value-type="float">
            <text:p>37.2438</text:p>
          </table:table-cell>
          <table:table-cell/>
          <table:table-cell table:formula="of:=([.D291]-[.A291])/0.0166667" office:value-type="float" office:value="-19.0379619240763" calcext:value-type="float">
            <text:p>-19.0379619240763</text:p>
          </table:table-cell>
          <table:table-cell table:formula="of:=ABS([.E291]-[.B291])/0.0166667" office:value-type="float" office:value="581.218837562322" calcext:value-type="float">
            <text:p>581.218837562322</text:p>
          </table:table-cell>
          <table:table-cell table:formula="of:=([.F291]-[.C291])/0.0166667" office:value-type="float" office:value="-76.4098471803055" calcext:value-type="float">
            <text:p>-76.4098471803055</text:p>
          </table:table-cell>
          <table:table-cell table:formula="of:=DEGREES(ATAN(ABS([.F291]-[.C291])/ABS([.E291]-[.B291])))" office:value-type="float" office:value="7.4894314901373" calcext:value-type="float">
            <text:p>7.4894314901373</text:p>
          </table:table-cell>
          <table:table-cell table:formula="of:=SQRT(POWER([.H291];2)+POWER([.I291];2)+POWER([.J291];2))" office:value-type="float" office:value="586.528981276831" calcext:value-type="float">
            <text:p>586.528981276831</text:p>
          </table:table-cell>
        </table:table-row>
        <table:table-row table:style-name="ro1">
          <table:table-cell office:value-type="float" office:value="74.8505" calcext:value-type="float">
            <text:p>74.8505</text:p>
          </table:table-cell>
          <table:table-cell office:value-type="float" office:value="276.008" calcext:value-type="float">
            <text:p>276.008</text:p>
          </table:table-cell>
          <table:table-cell office:value-type="float" office:value="39.3649" calcext:value-type="float">
            <text:p>39.3649</text:p>
          </table:table-cell>
          <table:table-cell office:value-type="float" office:value="74.764" calcext:value-type="float">
            <text:p>74.764</text:p>
          </table:table-cell>
          <table:table-cell office:value-type="float" office:value="263.705" calcext:value-type="float">
            <text:p>263.705</text:p>
          </table:table-cell>
          <table:table-cell office:value-type="float" office:value="38.7552" calcext:value-type="float">
            <text:p>38.7552</text:p>
          </table:table-cell>
          <table:table-cell/>
          <table:table-cell table:formula="of:=([.D292]-[.A292])/0.0166667" office:value-type="float" office:value="-5.18998962002082" calcext:value-type="float">
            <text:p>-5.18998962002082</text:p>
          </table:table-cell>
          <table:table-cell table:formula="of:=ABS([.E292]-[.B292])/0.0166667" office:value-type="float" office:value="738.178523642953" calcext:value-type="float">
            <text:p>738.178523642953</text:p>
          </table:table-cell>
          <table:table-cell table:formula="of:=([.F292]-[.C292])/0.0166667" office:value-type="float" office:value="-36.5819268361461" calcext:value-type="float">
            <text:p>-36.5819268361461</text:p>
          </table:table-cell>
          <table:table-cell table:formula="of:=DEGREES(ATAN(ABS([.F292]-[.C292])/ABS([.E292]-[.B292])))" office:value-type="float" office:value="2.83708699869898" calcext:value-type="float">
            <text:p>2.83708699869898</text:p>
          </table:table-cell>
          <table:table-cell table:formula="of:=SQRT(POWER([.H292];2)+POWER([.I292];2)+POWER([.J292];2))" office:value-type="float" office:value="739.102635721853" calcext:value-type="float">
            <text:p>739.102635721853</text:p>
          </table:table-cell>
        </table:table-row>
        <table:table-row table:style-name="ro1">
          <table:table-cell office:value-type="float" office:value="75.073" calcext:value-type="float">
            <text:p>75.073</text:p>
          </table:table-cell>
          <table:table-cell office:value-type="float" office:value="272.37" calcext:value-type="float">
            <text:p>272.37</text:p>
          </table:table-cell>
          <table:table-cell office:value-type="float" office:value="38.7334" calcext:value-type="float">
            <text:p>38.7334</text:p>
          </table:table-cell>
          <table:table-cell office:value-type="float" office:value="74.9889" calcext:value-type="float">
            <text:p>74.9889</text:p>
          </table:table-cell>
          <table:table-cell office:value-type="float" office:value="261.518" calcext:value-type="float">
            <text:p>261.518</text:p>
          </table:table-cell>
          <table:table-cell office:value-type="float" office:value="37.6738" calcext:value-type="float">
            <text:p>37.6738</text:p>
          </table:table-cell>
          <table:table-cell/>
          <table:table-cell table:formula="of:=([.D293]-[.A293])/0.0166667" office:value-type="float" office:value="-5.04598990801972" calcext:value-type="float">
            <text:p>-5.04598990801972</text:p>
          </table:table-cell>
          <table:table-cell table:formula="of:=ABS([.E293]-[.B293])/0.0166667" office:value-type="float" office:value="651.118697762606" calcext:value-type="float">
            <text:p>651.118697762606</text:p>
          </table:table-cell>
          <table:table-cell table:formula="of:=([.F293]-[.C293])/0.0166667" office:value-type="float" office:value="-63.5758728482545" calcext:value-type="float">
            <text:p>-63.5758728482545</text:p>
          </table:table-cell>
          <table:table-cell table:formula="of:=DEGREES(ATAN(ABS([.F293]-[.C293])/ABS([.E293]-[.B293])))" office:value-type="float" office:value="5.57673890851208" calcext:value-type="float">
            <text:p>5.57673890851208</text:p>
          </table:table-cell>
          <table:table-cell table:formula="of:=SQRT(POWER([.H293];2)+POWER([.I293];2)+POWER([.J293];2))" office:value-type="float" office:value="654.234600276263" calcext:value-type="float">
            <text:p>654.234600276263</text:p>
          </table:table-cell>
        </table:table-row>
        <table:table-row table:style-name="ro1">
          <table:table-cell office:value-type="float" office:value="75.5731" calcext:value-type="float">
            <text:p>75.5731</text:p>
          </table:table-cell>
          <table:table-cell office:value-type="float" office:value="272.422" calcext:value-type="float">
            <text:p>272.422</text:p>
          </table:table-cell>
          <table:table-cell office:value-type="float" office:value="38.7199" calcext:value-type="float">
            <text:p>38.7199</text:p>
          </table:table-cell>
          <table:table-cell office:value-type="float" office:value="75.4695" calcext:value-type="float">
            <text:p>75.4695</text:p>
          </table:table-cell>
          <table:table-cell office:value-type="float" office:value="260.25" calcext:value-type="float">
            <text:p>260.25</text:p>
          </table:table-cell>
          <table:table-cell office:value-type="float" office:value="38.3811" calcext:value-type="float">
            <text:p>38.3811</text:p>
          </table:table-cell>
          <table:table-cell/>
          <table:table-cell table:formula="of:=([.D294]-[.A294])/0.0166667" office:value-type="float" office:value="-6.21598756802487" calcext:value-type="float">
            <text:p>-6.21598756802487</text:p>
          </table:table-cell>
          <table:table-cell table:formula="of:=ABS([.E294]-[.B294])/0.0166667" office:value-type="float" office:value="730.318539362923" calcext:value-type="float">
            <text:p>730.318539362923</text:p>
          </table:table-cell>
          <table:table-cell table:formula="of:=([.F294]-[.C294])/0.0166667" office:value-type="float" office:value="-20.3279593440813" calcext:value-type="float">
            <text:p>-20.3279593440813</text:p>
          </table:table-cell>
          <table:table-cell table:formula="of:=DEGREES(ATAN(ABS([.F294]-[.C294])/ABS([.E294]-[.B294])))" office:value-type="float" office:value="1.59438048905478" calcext:value-type="float">
            <text:p>1.59438048905478</text:p>
          </table:table-cell>
          <table:table-cell table:formula="of:=SQRT(POWER([.H294];2)+POWER([.I294];2)+POWER([.J294];2))" office:value-type="float" office:value="730.627835063607" calcext:value-type="float">
            <text:p>730.627835063607</text:p>
          </table:table-cell>
        </table:table-row>
        <table:table-row table:style-name="ro1">
          <table:table-cell office:value-type="float" office:value="74.8165" calcext:value-type="float">
            <text:p>74.8165</text:p>
          </table:table-cell>
          <table:table-cell office:value-type="float" office:value="270.953" calcext:value-type="float">
            <text:p>270.953</text:p>
          </table:table-cell>
          <table:table-cell office:value-type="float" office:value="39.4741" calcext:value-type="float">
            <text:p>39.4741</text:p>
          </table:table-cell>
          <table:table-cell office:value-type="float" office:value="74.7316" calcext:value-type="float">
            <text:p>74.7316</text:p>
          </table:table-cell>
          <table:table-cell office:value-type="float" office:value="258.883" calcext:value-type="float">
            <text:p>258.883</text:p>
          </table:table-cell>
          <table:table-cell office:value-type="float" office:value="38.8719" calcext:value-type="float">
            <text:p>38.8719</text:p>
          </table:table-cell>
          <table:table-cell/>
          <table:table-cell table:formula="of:=([.D295]-[.A295])/0.0166667" office:value-type="float" office:value="-5.09398981202066" calcext:value-type="float">
            <text:p>-5.09398981202066</text:p>
          </table:table-cell>
          <table:table-cell table:formula="of:=ABS([.E295]-[.B295])/0.0166667" office:value-type="float" office:value="724.198551602896" calcext:value-type="float">
            <text:p>724.198551602896</text:p>
          </table:table-cell>
          <table:table-cell table:formula="of:=([.F295]-[.C295])/0.0166667" office:value-type="float" office:value="-36.1319277361447" calcext:value-type="float">
            <text:p>-36.1319277361447</text:p>
          </table:table-cell>
          <table:table-cell table:formula="of:=DEGREES(ATAN(ABS([.F295]-[.C295])/ABS([.E295]-[.B295])))" office:value-type="float" office:value="2.85624953718989" calcext:value-type="float">
            <text:p>2.85624953718989</text:p>
          </table:table-cell>
          <table:table-cell table:formula="of:=SQRT(POWER([.H295];2)+POWER([.I295];2)+POWER([.J295];2))" office:value-type="float" office:value="725.117236781659" calcext:value-type="float">
            <text:p>725.117236781659</text:p>
          </table:table-cell>
        </table:table-row>
        <table:table-row table:style-name="ro1">
          <table:table-cell office:value-type="float" office:value="74.8324" calcext:value-type="float">
            <text:p>74.8324</text:p>
          </table:table-cell>
          <table:table-cell office:value-type="float" office:value="273.542" calcext:value-type="float">
            <text:p>273.542</text:p>
          </table:table-cell>
          <table:table-cell office:value-type="float" office:value="39.0334" calcext:value-type="float">
            <text:p>39.0334</text:p>
          </table:table-cell>
          <table:table-cell office:value-type="float" office:value="74.7542" calcext:value-type="float">
            <text:p>74.7542</text:p>
          </table:table-cell>
          <table:table-cell office:value-type="float" office:value="262.6" calcext:value-type="float">
            <text:p>262.6</text:p>
          </table:table-cell>
          <table:table-cell office:value-type="float" office:value="38.2163" calcext:value-type="float">
            <text:p>38.2163</text:p>
          </table:table-cell>
          <table:table-cell/>
          <table:table-cell table:formula="of:=([.D296]-[.A296])/0.0166667" office:value-type="float" office:value="-4.69199061601934" calcext:value-type="float">
            <text:p>-4.69199061601934</text:p>
          </table:table-cell>
          <table:table-cell table:formula="of:=ABS([.E296]-[.B296])/0.0166667" office:value-type="float" office:value="656.518686962623" calcext:value-type="float">
            <text:p>656.518686962623</text:p>
          </table:table-cell>
          <table:table-cell table:formula="of:=([.F296]-[.C296])/0.0166667" office:value-type="float" office:value="-49.0259019481963" calcext:value-type="float">
            <text:p>-49.0259019481963</text:p>
          </table:table-cell>
          <table:table-cell table:formula="of:=DEGREES(ATAN(ABS([.F296]-[.C296])/ABS([.E296]-[.B296])))" office:value-type="float" office:value="4.27066793500916" calcext:value-type="float">
            <text:p>4.27066793500916</text:p>
          </table:table-cell>
          <table:table-cell table:formula="of:=SQRT(POWER([.H296];2)+POWER([.I296];2)+POWER([.J296];2))" office:value-type="float" office:value="658.363380033323" calcext:value-type="float">
            <text:p>658.363380033323</text:p>
          </table:table-cell>
        </table:table-row>
        <table:table-row table:style-name="ro1">
          <table:table-cell office:value-type="float" office:value="75.3733" calcext:value-type="float">
            <text:p>75.3733</text:p>
          </table:table-cell>
          <table:table-cell office:value-type="float" office:value="278.706" calcext:value-type="float">
            <text:p>278.706</text:p>
          </table:table-cell>
          <table:table-cell office:value-type="float" office:value="38.9054" calcext:value-type="float">
            <text:p>38.9054</text:p>
          </table:table-cell>
          <table:table-cell office:value-type="float" office:value="75.2738" calcext:value-type="float">
            <text:p>75.2738</text:p>
          </table:table-cell>
          <table:table-cell office:value-type="float" office:value="266.236" calcext:value-type="float">
            <text:p>266.236</text:p>
          </table:table-cell>
          <table:table-cell office:value-type="float" office:value="38.5543" calcext:value-type="float">
            <text:p>38.5543</text:p>
          </table:table-cell>
          <table:table-cell/>
          <table:table-cell table:formula="of:=([.D297]-[.A297])/0.0166667" office:value-type="float" office:value="-5.96998806002425" calcext:value-type="float">
            <text:p>-5.96998806002425</text:p>
          </table:table-cell>
          <table:table-cell table:formula="of:=ABS([.E297]-[.B297])/0.0166667" office:value-type="float" office:value="748.198503602995" calcext:value-type="float">
            <text:p>748.198503602995</text:p>
          </table:table-cell>
          <table:table-cell table:formula="of:=([.F297]-[.C297])/0.0166667" office:value-type="float" office:value="-21.0659578680844" calcext:value-type="float">
            <text:p>-21.0659578680844</text:p>
          </table:table-cell>
          <table:table-cell table:formula="of:=DEGREES(ATAN(ABS([.F297]-[.C297])/ABS([.E297]-[.B297])))" office:value-type="float" office:value="1.61276944730635" calcext:value-type="float">
            <text:p>1.61276944730635</text:p>
          </table:table-cell>
          <table:table-cell table:formula="of:=SQRT(POWER([.H297];2)+POWER([.I297];2)+POWER([.J297];2))" office:value-type="float" office:value="748.51881481503" calcext:value-type="float">
            <text:p>748.51881481503</text:p>
          </table:table-cell>
        </table:table-row>
        <table:table-row table:style-name="ro1">
          <table:table-cell office:value-type="float" office:value="74.5705" calcext:value-type="float">
            <text:p>74.5705</text:p>
          </table:table-cell>
          <table:table-cell office:value-type="float" office:value="272.463" calcext:value-type="float">
            <text:p>272.463</text:p>
          </table:table-cell>
          <table:table-cell office:value-type="float" office:value="37.9752" calcext:value-type="float">
            <text:p>37.9752</text:p>
          </table:table-cell>
          <table:table-cell office:value-type="float" office:value="74.2526" calcext:value-type="float">
            <text:p>74.2526</text:p>
          </table:table-cell>
          <table:table-cell office:value-type="float" office:value="261.567" calcext:value-type="float">
            <text:p>261.567</text:p>
          </table:table-cell>
          <table:table-cell office:value-type="float" office:value="36.9397" calcext:value-type="float">
            <text:p>36.9397</text:p>
          </table:table-cell>
          <table:table-cell/>
          <table:table-cell table:formula="of:=([.D298]-[.A298])/0.0166667" office:value-type="float" office:value="-19.073961852076" calcext:value-type="float">
            <text:p>-19.073961852076</text:p>
          </table:table-cell>
          <table:table-cell table:formula="of:=ABS([.E298]-[.B298])/0.0166667" office:value-type="float" office:value="653.758692482616" calcext:value-type="float">
            <text:p>653.758692482616</text:p>
          </table:table-cell>
          <table:table-cell table:formula="of:=([.F298]-[.C298])/0.0166667" office:value-type="float" office:value="-62.1298757402485" calcext:value-type="float">
            <text:p>-62.1298757402485</text:p>
          </table:table-cell>
          <table:table-cell table:formula="of:=DEGREES(ATAN(ABS([.F298]-[.C298])/ABS([.E298]-[.B298])))" office:value-type="float" office:value="5.4287928204335" calcext:value-type="float">
            <text:p>5.4287928204335</text:p>
          </table:table-cell>
          <table:table-cell table:formula="of:=SQRT(POWER([.H298];2)+POWER([.I298];2)+POWER([.J298];2))" office:value-type="float" office:value="656.981251997964" calcext:value-type="float">
            <text:p>656.981251997964</text:p>
          </table:table-cell>
        </table:table-row>
        <table:table-row table:style-name="ro1">
          <table:table-cell office:value-type="float" office:value="74.8572" calcext:value-type="float">
            <text:p>74.8572</text:p>
          </table:table-cell>
          <table:table-cell office:value-type="float" office:value="277.429" calcext:value-type="float">
            <text:p>277.429</text:p>
          </table:table-cell>
          <table:table-cell office:value-type="float" office:value="38.6231" calcext:value-type="float">
            <text:p>38.6231</text:p>
          </table:table-cell>
          <table:table-cell office:value-type="float" office:value="74.529" calcext:value-type="float">
            <text:p>74.529</text:p>
          </table:table-cell>
          <table:table-cell office:value-type="float" office:value="264.767" calcext:value-type="float">
            <text:p>264.767</text:p>
          </table:table-cell>
          <table:table-cell office:value-type="float" office:value="39.5515" calcext:value-type="float">
            <text:p>39.5515</text:p>
          </table:table-cell>
          <table:table-cell/>
          <table:table-cell table:formula="of:=([.D299]-[.A299])/0.0166667" office:value-type="float" office:value="-19.6919606160793" calcext:value-type="float">
            <text:p>-19.6919606160793</text:p>
          </table:table-cell>
          <table:table-cell table:formula="of:=ABS([.E299]-[.B299])/0.0166667" office:value-type="float" office:value="759.718480563038" calcext:value-type="float">
            <text:p>759.718480563038</text:p>
          </table:table-cell>
          <table:table-cell table:formula="of:=([.F299]-[.C299])/0.0166667" office:value-type="float" office:value="55.7038885922226" calcext:value-type="float">
            <text:p>55.7038885922226</text:p>
          </table:table-cell>
          <table:table-cell table:formula="of:=DEGREES(ATAN(ABS([.F299]-[.C299])/ABS([.E299]-[.B299])))" office:value-type="float" office:value="4.19352266848315" calcext:value-type="float">
            <text:p>4.19352266848315</text:p>
          </table:table-cell>
          <table:table-cell table:formula="of:=SQRT(POWER([.H299];2)+POWER([.I299];2)+POWER([.J299];2))" office:value-type="float" office:value="762.012379312968" calcext:value-type="float">
            <text:p>762.012379312968</text:p>
          </table:table-cell>
        </table:table-row>
        <table:table-row table:style-name="ro1">
          <table:table-cell office:value-type="float" office:value="75.6174" calcext:value-type="float">
            <text:p>75.6174</text:p>
          </table:table-cell>
          <table:table-cell office:value-type="float" office:value="277.318" calcext:value-type="float">
            <text:p>277.318</text:p>
          </table:table-cell>
          <table:table-cell office:value-type="float" office:value="39.6388" calcext:value-type="float">
            <text:p>39.6388</text:p>
          </table:table-cell>
          <table:table-cell office:value-type="float" office:value="75.7686" calcext:value-type="float">
            <text:p>75.7686</text:p>
          </table:table-cell>
          <table:table-cell office:value-type="float" office:value="266.218" calcext:value-type="float">
            <text:p>266.218</text:p>
          </table:table-cell>
          <table:table-cell office:value-type="float" office:value="39.0444" calcext:value-type="float">
            <text:p>39.0444</text:p>
          </table:table-cell>
          <table:table-cell/>
          <table:table-cell table:formula="of:=([.D300]-[.A300])/0.0166667" office:value-type="float" office:value="9.07198185603646" calcext:value-type="float">
            <text:p>9.07198185603646</text:p>
          </table:table-cell>
          <table:table-cell table:formula="of:=ABS([.E300]-[.B300])/0.0166667" office:value-type="float" office:value="665.998668002662" calcext:value-type="float">
            <text:p>665.998668002662</text:p>
          </table:table-cell>
          <table:table-cell table:formula="of:=([.F300]-[.C300])/0.0166667" office:value-type="float" office:value="-35.6639286721427" calcext:value-type="float">
            <text:p>-35.6639286721427</text:p>
          </table:table-cell>
          <table:table-cell table:formula="of:=DEGREES(ATAN(ABS([.F300]-[.C300])/ABS([.E300]-[.B300])))" office:value-type="float" office:value="3.06523551139045" calcext:value-type="float">
            <text:p>3.06523551139045</text:p>
          </table:table-cell>
          <table:table-cell table:formula="of:=SQRT(POWER([.H300];2)+POWER([.I300];2)+POWER([.J300];2))" office:value-type="float" office:value="667.014574386833" calcext:value-type="float">
            <text:p>667.014574386833</text:p>
          </table:table-cell>
        </table:table-row>
        <table:table-row table:style-name="ro1">
          <table:table-cell office:value-type="float" office:value="74.8427" calcext:value-type="float">
            <text:p>74.8427</text:p>
          </table:table-cell>
          <table:table-cell office:value-type="float" office:value="274.725" calcext:value-type="float">
            <text:p>274.725</text:p>
          </table:table-cell>
          <table:table-cell office:value-type="float" office:value="39.5812" calcext:value-type="float">
            <text:p>39.5812</text:p>
          </table:table-cell>
          <table:table-cell office:value-type="float" office:value="74.9925" calcext:value-type="float">
            <text:p>74.9925</text:p>
          </table:table-cell>
          <table:table-cell office:value-type="float" office:value="261.316" calcext:value-type="float">
            <text:p>261.316</text:p>
          </table:table-cell>
          <table:table-cell office:value-type="float" office:value="38.9272" calcext:value-type="float">
            <text:p>38.9272</text:p>
          </table:table-cell>
          <table:table-cell/>
          <table:table-cell table:formula="of:=([.D301]-[.A301])/0.0166667" office:value-type="float" office:value="8.98798202403675" calcext:value-type="float">
            <text:p>8.98798202403675</text:p>
          </table:table-cell>
          <table:table-cell table:formula="of:=ABS([.E301]-[.B301])/0.0166667" office:value-type="float" office:value="804.538390923221" calcext:value-type="float">
            <text:p>804.538390923221</text:p>
          </table:table-cell>
          <table:table-cell table:formula="of:=([.F301]-[.C301])/0.0166667" office:value-type="float" office:value="-39.2399215201572" calcext:value-type="float">
            <text:p>-39.2399215201572</text:p>
          </table:table-cell>
          <table:table-cell table:formula="of:=DEGREES(ATAN(ABS([.F301]-[.C301])/ABS([.E301]-[.B301])))" office:value-type="float" office:value="2.79228648350799" calcext:value-type="float">
            <text:p>2.79228648350799</text:p>
          </table:table-cell>
          <table:table-cell table:formula="of:=SQRT(POWER([.H301];2)+POWER([.I301];2)+POWER([.J301];2))" office:value-type="float" office:value="805.544894919643" calcext:value-type="float">
            <text:p>805.544894919643</text:p>
          </table:table-cell>
        </table:table-row>
        <table:table-row table:style-name="ro1">
          <table:table-cell office:value-type="float" office:value="74.5541" calcext:value-type="float">
            <text:p>74.5541</text:p>
          </table:table-cell>
          <table:table-cell office:value-type="float" office:value="268.331" calcext:value-type="float">
            <text:p>268.331</text:p>
          </table:table-cell>
          <table:table-cell office:value-type="float" office:value="40.169" calcext:value-type="float">
            <text:p>40.169</text:p>
          </table:table-cell>
          <table:table-cell office:value-type="float" office:value="74.477" calcext:value-type="float">
            <text:p>74.477</text:p>
          </table:table-cell>
          <table:table-cell office:value-type="float" office:value="256.356" calcext:value-type="float">
            <text:p>256.356</text:p>
          </table:table-cell>
          <table:table-cell office:value-type="float" office:value="39.801" calcext:value-type="float">
            <text:p>39.801</text:p>
          </table:table-cell>
          <table:table-cell/>
          <table:table-cell table:formula="of:=([.D302]-[.A302])/0.0166667" office:value-type="float" office:value="-4.62599074801859" calcext:value-type="float">
            <text:p>-4.62599074801859</text:p>
          </table:table-cell>
          <table:table-cell table:formula="of:=ABS([.E302]-[.B302])/0.0166667" office:value-type="float" office:value="718.498563002875" calcext:value-type="float">
            <text:p>718.498563002875</text:p>
          </table:table-cell>
          <table:table-cell table:formula="of:=([.F302]-[.C302])/0.0166667" office:value-type="float" office:value="-22.079955840088" calcext:value-type="float">
            <text:p>-22.079955840088</text:p>
          </table:table-cell>
          <table:table-cell table:formula="of:=DEGREES(ATAN(ABS([.F302]-[.C302])/ABS([.E302]-[.B302])))" office:value-type="float" office:value="1.76018482533375" calcext:value-type="float">
            <text:p>1.76018482533375</text:p>
          </table:table-cell>
          <table:table-cell table:formula="of:=SQRT(POWER([.H302];2)+POWER([.I302];2)+POWER([.J302];2))" office:value-type="float" office:value="718.852633908716" calcext:value-type="float">
            <text:p>718.852633908716</text:p>
          </table:table-cell>
        </table:table-row>
        <table:table-row table:style-name="ro1">
          <table:table-cell office:value-type="float" office:value="74.8316" calcext:value-type="float">
            <text:p>74.8316</text:p>
          </table:table-cell>
          <table:table-cell office:value-type="float" office:value="273.588" calcext:value-type="float">
            <text:p>273.588</text:p>
          </table:table-cell>
          <table:table-cell office:value-type="float" office:value="38.7762" calcext:value-type="float">
            <text:p>38.7762</text:p>
          </table:table-cell>
          <table:table-cell office:value-type="float" office:value="74.7316" calcext:value-type="float">
            <text:p>74.7316</text:p>
          </table:table-cell>
          <table:table-cell office:value-type="float" office:value="258.888" calcext:value-type="float">
            <text:p>258.888</text:p>
          </table:table-cell>
          <table:table-cell office:value-type="float" office:value="38.8711" calcext:value-type="float">
            <text:p>38.8711</text:p>
          </table:table-cell>
          <table:table-cell/>
          <table:table-cell table:formula="of:=([.D303]-[.A303])/0.0166667" office:value-type="float" office:value="-5.99998800002366" calcext:value-type="float">
            <text:p>-5.99998800002366</text:p>
          </table:table-cell>
          <table:table-cell table:formula="of:=ABS([.E303]-[.B303])/0.0166667" office:value-type="float" office:value="881.998236003531" calcext:value-type="float">
            <text:p>881.998236003531</text:p>
          </table:table-cell>
          <table:table-cell table:formula="of:=([.F303]-[.C303])/0.0166667" office:value-type="float" office:value="5.69398861202251" calcext:value-type="float">
            <text:p>5.69398861202251</text:p>
          </table:table-cell>
          <table:table-cell table:formula="of:=DEGREES(ATAN(ABS([.F303]-[.C303])/ABS([.E303]-[.B303])))" office:value-type="float" office:value="0.369883941476452" calcext:value-type="float">
            <text:p>0.369883941476452</text:p>
          </table:table-cell>
          <table:table-cell table:formula="of:=SQRT(POWER([.H303];2)+POWER([.I303];2)+POWER([.J303];2))" office:value-type="float" office:value="882.037022848619" calcext:value-type="float">
            <text:p>882.037022848619</text:p>
          </table:table-cell>
        </table:table-row>
        <table:table-row table:style-name="ro1">
          <table:table-cell office:value-type="float" office:value="75.3424" calcext:value-type="float">
            <text:p>75.3424</text:p>
          </table:table-cell>
          <table:table-cell office:value-type="float" office:value="274.953" calcext:value-type="float">
            <text:p>274.953</text:p>
          </table:table-cell>
          <table:table-cell office:value-type="float" office:value="38.5385" calcext:value-type="float">
            <text:p>38.5385</text:p>
          </table:table-cell>
          <table:table-cell office:value-type="float" office:value="75.2527" calcext:value-type="float">
            <text:p>75.2527</text:p>
          </table:table-cell>
          <table:table-cell office:value-type="float" office:value="263.954" calcext:value-type="float">
            <text:p>263.954</text:p>
          </table:table-cell>
          <table:table-cell office:value-type="float" office:value="37.7279" calcext:value-type="float">
            <text:p>37.7279</text:p>
          </table:table-cell>
          <table:table-cell/>
          <table:table-cell table:formula="of:=([.D304]-[.A304])/0.0166667" office:value-type="float" office:value="-5.38198923602114" calcext:value-type="float">
            <text:p>-5.38198923602114</text:p>
          </table:table-cell>
          <table:table-cell table:formula="of:=ABS([.E304]-[.B304])/0.0166667" office:value-type="float" office:value="659.938680122638" calcext:value-type="float">
            <text:p>659.938680122638</text:p>
          </table:table-cell>
          <table:table-cell table:formula="of:=([.F304]-[.C304])/0.0166667" office:value-type="float" office:value="-48.6359027281946" calcext:value-type="float">
            <text:p>-48.6359027281946</text:p>
          </table:table-cell>
          <table:table-cell table:formula="of:=DEGREES(ATAN(ABS([.F304]-[.C304])/ABS([.E304]-[.B304])))" office:value-type="float" office:value="4.21494204528727" calcext:value-type="float">
            <text:p>4.21494204528727</text:p>
          </table:table-cell>
          <table:table-cell table:formula="of:=SQRT(POWER([.H304];2)+POWER([.I304];2)+POWER([.J304];2))" office:value-type="float" office:value="661.750314215515" calcext:value-type="float">
            <text:p>661.750314215515</text:p>
          </table:table-cell>
        </table:table-row>
        <table:table-row table:style-name="ro1">
          <table:table-cell office:value-type="float" office:value="75.3541" calcext:value-type="float">
            <text:p>75.3541</text:p>
          </table:table-cell>
          <table:table-cell office:value-type="float" office:value="276.054" calcext:value-type="float">
            <text:p>276.054</text:p>
          </table:table-cell>
          <table:table-cell office:value-type="float" office:value="39.3525" calcext:value-type="float">
            <text:p>39.3525</text:p>
          </table:table-cell>
          <table:table-cell office:value-type="float" office:value="75.2653" calcext:value-type="float">
            <text:p>75.2653</text:p>
          </table:table-cell>
          <table:table-cell office:value-type="float" office:value="264.922" calcext:value-type="float">
            <text:p>264.922</text:p>
          </table:table-cell>
          <table:table-cell office:value-type="float" office:value="39.0282" calcext:value-type="float">
            <text:p>39.0282</text:p>
          </table:table-cell>
          <table:table-cell/>
          <table:table-cell table:formula="of:=([.D305]-[.A305])/0.0166667" office:value-type="float" office:value="-5.32798934402168" calcext:value-type="float">
            <text:p>-5.32798934402168</text:p>
          </table:table-cell>
          <table:table-cell table:formula="of:=ABS([.E305]-[.B305])/0.0166667" office:value-type="float" office:value="667.918664162669" calcext:value-type="float">
            <text:p>667.918664162669</text:p>
          </table:table-cell>
          <table:table-cell table:formula="of:=([.F305]-[.C305])/0.0166667" office:value-type="float" office:value="-19.4579610840779" calcext:value-type="float">
            <text:p>-19.4579610840779</text:p>
          </table:table-cell>
          <table:table-cell table:formula="of:=DEGREES(ATAN(ABS([.F305]-[.C305])/ABS([.E305]-[.B305])))" office:value-type="float" office:value="1.66868195124964" calcext:value-type="float">
            <text:p>1.66868195124964</text:p>
          </table:table-cell>
          <table:table-cell table:formula="of:=SQRT(POWER([.H305];2)+POWER([.I305];2)+POWER([.J305];2))" office:value-type="float" office:value="668.223272310119" calcext:value-type="float">
            <text:p>668.223272310119</text:p>
          </table:table-cell>
        </table:table-row>
        <table:table-row table:style-name="ro1">
          <table:table-cell office:value-type="float" office:value="75.3246" calcext:value-type="float">
            <text:p>75.3246</text:p>
          </table:table-cell>
          <table:table-cell office:value-type="float" office:value="272.239" calcext:value-type="float">
            <text:p>272.239</text:p>
          </table:table-cell>
          <table:table-cell office:value-type="float" office:value="39.499" calcext:value-type="float">
            <text:p>39.499</text:p>
          </table:table-cell>
          <table:table-cell office:value-type="float" office:value="75.2187" calcext:value-type="float">
            <text:p>75.2187</text:p>
          </table:table-cell>
          <table:table-cell office:value-type="float" office:value="258.852" calcext:value-type="float">
            <text:p>258.852</text:p>
          </table:table-cell>
          <table:table-cell office:value-type="float" office:value="39.3568" calcext:value-type="float">
            <text:p>39.3568</text:p>
          </table:table-cell>
          <table:table-cell/>
          <table:table-cell table:formula="of:=([.D306]-[.A306])/0.0166667" office:value-type="float" office:value="-6.35398729202574" calcext:value-type="float">
            <text:p>-6.35398729202574</text:p>
          </table:table-cell>
          <table:table-cell table:formula="of:=ABS([.E306]-[.B306])/0.0166667" office:value-type="float" office:value="803.218393563213" calcext:value-type="float">
            <text:p>803.218393563213</text:p>
          </table:table-cell>
          <table:table-cell table:formula="of:=([.F306]-[.C306])/0.0166667" office:value-type="float" office:value="-8.53198293603428" calcext:value-type="float">
            <text:p>-8.53198293603428</text:p>
          </table:table-cell>
          <table:table-cell table:formula="of:=DEGREES(ATAN(ABS([.F306]-[.C306])/ABS([.E306]-[.B306])))" office:value-type="float" office:value="0.608586945233403" calcext:value-type="float">
            <text:p>0.608586945233403</text:p>
          </table:table-cell>
          <table:table-cell table:formula="of:=SQRT(POWER([.H306];2)+POWER([.I306];2)+POWER([.J306];2))" office:value-type="float" office:value="803.288836997998" calcext:value-type="float">
            <text:p>803.288836997998</text:p>
          </table:table-cell>
        </table:table-row>
        <table:table-row table:style-name="ro1">
          <table:table-cell office:value-type="float" office:value="75.3032" calcext:value-type="float">
            <text:p>75.3032</text:p>
          </table:table-cell>
          <table:table-cell office:value-type="float" office:value="269.919" calcext:value-type="float">
            <text:p>269.919</text:p>
          </table:table-cell>
          <table:table-cell office:value-type="float" office:value="38.6561" calcext:value-type="float">
            <text:p>38.6561</text:p>
          </table:table-cell>
          <table:table-cell office:value-type="float" office:value="74.9711" calcext:value-type="float">
            <text:p>74.9711</text:p>
          </table:table-cell>
          <table:table-cell office:value-type="float" office:value="259.132" calcext:value-type="float">
            <text:p>259.132</text:p>
          </table:table-cell>
          <table:table-cell office:value-type="float" office:value="37.6134" calcext:value-type="float">
            <text:p>37.6134</text:p>
          </table:table-cell>
          <table:table-cell/>
          <table:table-cell table:formula="of:=([.D307]-[.A307])/0.0166667" office:value-type="float" office:value="-19.9259601480795" calcext:value-type="float">
            <text:p>-19.9259601480795</text:p>
          </table:table-cell>
          <table:table-cell table:formula="of:=ABS([.E307]-[.B307])/0.0166667" office:value-type="float" office:value="647.218705562588" calcext:value-type="float">
            <text:p>647.218705562588</text:p>
          </table:table-cell>
          <table:table-cell table:formula="of:=([.F307]-[.C307])/0.0166667" office:value-type="float" office:value="-62.5618748762505" calcext:value-type="float">
            <text:p>-62.5618748762505</text:p>
          </table:table-cell>
          <table:table-cell table:formula="of:=DEGREES(ATAN(ABS([.F307]-[.C307])/ABS([.E307]-[.B307])))" office:value-type="float" office:value="5.52120837790919" calcext:value-type="float">
            <text:p>5.52120837790919</text:p>
          </table:table-cell>
          <table:table-cell table:formula="of:=SQRT(POWER([.H307];2)+POWER([.I307];2)+POWER([.J307];2))" office:value-type="float" office:value="650.540609728529" calcext:value-type="float">
            <text:p>650.540609728529</text:p>
          </table:table-cell>
        </table:table-row>
        <table:table-row table:style-name="ro1">
          <table:table-cell office:value-type="float" office:value="74.5634" calcext:value-type="float">
            <text:p>74.5634</text:p>
          </table:table-cell>
          <table:table-cell office:value-type="float" office:value="271.172" calcext:value-type="float">
            <text:p>271.172</text:p>
          </table:table-cell>
          <table:table-cell office:value-type="float" office:value="38.1987" calcext:value-type="float">
            <text:p>38.1987</text:p>
          </table:table-cell>
          <table:table-cell office:value-type="float" office:value="74.2404" calcext:value-type="float">
            <text:p>74.2404</text:p>
          </table:table-cell>
          <table:table-cell office:value-type="float" office:value="259.097" calcext:value-type="float">
            <text:p>259.097</text:p>
          </table:table-cell>
          <table:table-cell office:value-type="float" office:value="37.3838" calcext:value-type="float">
            <text:p>37.3838</text:p>
          </table:table-cell>
          <table:table-cell/>
          <table:table-cell table:formula="of:=([.D308]-[.A308])/0.0166667" office:value-type="float" office:value="-19.379961240078" calcext:value-type="float">
            <text:p>-19.379961240078</text:p>
          </table:table-cell>
          <table:table-cell table:formula="of:=ABS([.E308]-[.B308])/0.0166667" office:value-type="float" office:value="724.498551002901" calcext:value-type="float">
            <text:p>724.498551002901</text:p>
          </table:table-cell>
          <table:table-cell table:formula="of:=([.F308]-[.C308])/0.0166667" office:value-type="float" office:value="-48.8939022121957" calcext:value-type="float">
            <text:p>-48.8939022121957</text:p>
          </table:table-cell>
          <table:table-cell table:formula="of:=DEGREES(ATAN(ABS([.F308]-[.C308])/ABS([.E308]-[.B308])))" office:value-type="float" office:value="3.86083984497953" calcext:value-type="float">
            <text:p>3.86083984497953</text:p>
          </table:table-cell>
          <table:table-cell table:formula="of:=SQRT(POWER([.H308];2)+POWER([.I308];2)+POWER([.J308];2))" office:value-type="float" office:value="726.405084630129" calcext:value-type="float">
            <text:p>726.405084630129</text:p>
          </table:table-cell>
        </table:table-row>
        <table:table-row table:style-name="ro1">
          <table:table-cell office:value-type="float" office:value="74.8749" calcext:value-type="float">
            <text:p>74.8749</text:p>
          </table:table-cell>
          <table:table-cell office:value-type="float" office:value="279.986" calcext:value-type="float">
            <text:p>279.986</text:p>
          </table:table-cell>
          <table:table-cell office:value-type="float" office:value="38.6943" calcext:value-type="float">
            <text:p>38.6943</text:p>
          </table:table-cell>
          <table:table-cell office:value-type="float" office:value="74.7809" calcext:value-type="float">
            <text:p>74.7809</text:p>
          </table:table-cell>
          <table:table-cell office:value-type="float" office:value="266.133" calcext:value-type="float">
            <text:p>266.133</text:p>
          </table:table-cell>
          <table:table-cell office:value-type="float" office:value="38.8226" calcext:value-type="float">
            <text:p>38.8226</text:p>
          </table:table-cell>
          <table:table-cell/>
          <table:table-cell table:formula="of:=([.D309]-[.A309])/0.0166667" office:value-type="float" office:value="-5.63998872002221" calcext:value-type="float">
            <text:p>-5.63998872002221</text:p>
          </table:table-cell>
          <table:table-cell table:formula="of:=ABS([.E309]-[.B309])/0.0166667" office:value-type="float" office:value="831.178337643325" calcext:value-type="float">
            <text:p>831.178337643325</text:p>
          </table:table-cell>
          <table:table-cell table:formula="of:=([.F309]-[.C309])/0.0166667" office:value-type="float" office:value="7.69798460403097" calcext:value-type="float">
            <text:p>7.69798460403097</text:p>
          </table:table-cell>
          <table:table-cell table:formula="of:=DEGREES(ATAN(ABS([.F309]-[.C309])/ABS([.E309]-[.B309])))" office:value-type="float" office:value="0.53063151239706" calcext:value-type="float">
            <text:p>0.53063151239706</text:p>
          </table:table-cell>
          <table:table-cell table:formula="of:=SQRT(POWER([.H309];2)+POWER([.I309];2)+POWER([.J309];2))" office:value-type="float" office:value="831.233118569783" calcext:value-type="float">
            <text:p>831.233118569783</text:p>
          </table:table-cell>
        </table:table-row>
        <table:table-row table:style-name="ro1">
          <table:table-cell office:value-type="float" office:value="75.88" calcext:value-type="float">
            <text:p>75.88</text:p>
          </table:table-cell>
          <table:table-cell office:value-type="float" office:value="278.75" calcext:value-type="float">
            <text:p>278.75</text:p>
          </table:table-cell>
          <table:table-cell office:value-type="float" office:value="38.8934" calcext:value-type="float">
            <text:p>38.8934</text:p>
          </table:table-cell>
          <table:table-cell office:value-type="float" office:value="75.7671" calcext:value-type="float">
            <text:p>75.7671</text:p>
          </table:table-cell>
          <table:table-cell office:value-type="float" office:value="266.334" calcext:value-type="float">
            <text:p>266.334</text:p>
          </table:table-cell>
          <table:table-cell office:value-type="float" office:value="38.2869" calcext:value-type="float">
            <text:p>38.2869</text:p>
          </table:table-cell>
          <table:table-cell/>
          <table:table-cell table:formula="of:=([.D310]-[.A310])/0.0166667" office:value-type="float" office:value="-6.77398645202687" calcext:value-type="float">
            <text:p>-6.77398645202687</text:p>
          </table:table-cell>
          <table:table-cell table:formula="of:=ABS([.E310]-[.B310])/0.0166667" office:value-type="float" office:value="744.95851008298" calcext:value-type="float">
            <text:p>744.95851008298</text:p>
          </table:table-cell>
          <table:table-cell table:formula="of:=([.F310]-[.C310])/0.0166667" office:value-type="float" office:value="-36.3899272201454" calcext:value-type="float">
            <text:p>-36.3899272201454</text:p>
          </table:table-cell>
          <table:table-cell table:formula="of:=DEGREES(ATAN(ABS([.F310]-[.C310])/ABS([.E310]-[.B310])))" office:value-type="float" office:value="2.79657621340966" calcext:value-type="float">
            <text:p>2.79657621340966</text:p>
          </table:table-cell>
          <table:table-cell table:formula="of:=SQRT(POWER([.H310];2)+POWER([.I310];2)+POWER([.J310];2))" office:value-type="float" office:value="745.87753380873" calcext:value-type="float">
            <text:p>745.87753380873</text:p>
          </table:table-cell>
        </table:table-row>
        <table:table-row table:style-name="ro1">
          <table:table-cell office:value-type="float" office:value="75.2739" calcext:value-type="float">
            <text:p>75.2739</text:p>
          </table:table-cell>
          <table:table-cell office:value-type="float" office:value="266.241" calcext:value-type="float">
            <text:p>266.241</text:p>
          </table:table-cell>
          <table:table-cell office:value-type="float" office:value="38.5535" calcext:value-type="float">
            <text:p>38.5535</text:p>
          </table:table-cell>
          <table:table-cell office:value-type="float" office:value="75.4173" calcext:value-type="float">
            <text:p>75.4173</text:p>
          </table:table-cell>
          <table:table-cell office:value-type="float" office:value="254.54" calcext:value-type="float">
            <text:p>254.54</text:p>
          </table:table-cell>
          <table:table-cell office:value-type="float" office:value="37.23" calcext:value-type="float">
            <text:p>37.23</text:p>
          </table:table-cell>
          <table:table-cell/>
          <table:table-cell table:formula="of:=([.D311]-[.A311])/0.0166667" office:value-type="float" office:value="8.6039827920344" calcext:value-type="float">
            <text:p>8.6039827920344</text:p>
          </table:table-cell>
          <table:table-cell table:formula="of:=ABS([.E311]-[.B311])/0.0166667" office:value-type="float" office:value="702.058595882808" calcext:value-type="float">
            <text:p>702.058595882808</text:p>
          </table:table-cell>
          <table:table-cell table:formula="of:=([.F311]-[.C311])/0.0166667" office:value-type="float" office:value="-79.4098411803178" calcext:value-type="float">
            <text:p>-79.4098411803178</text:p>
          </table:table-cell>
          <table:table-cell table:formula="of:=DEGREES(ATAN(ABS([.F311]-[.C311])/ABS([.E311]-[.B311])))" office:value-type="float" office:value="6.45329746809412" calcext:value-type="float">
            <text:p>6.45329746809412</text:p>
          </table:table-cell>
          <table:table-cell table:formula="of:=SQRT(POWER([.H311];2)+POWER([.I311];2)+POWER([.J311];2))" office:value-type="float" office:value="706.58773230867" calcext:value-type="float">
            <text:p>706.58773230867</text:p>
          </table:table-cell>
        </table:table-row>
        <table:table-row table:style-name="ro1">
          <table:table-cell office:value-type="float" office:value="75.3531" calcext:value-type="float">
            <text:p>75.3531</text:p>
          </table:table-cell>
          <table:table-cell office:value-type="float" office:value="276.164" calcext:value-type="float">
            <text:p>276.164</text:p>
          </table:table-cell>
          <table:table-cell office:value-type="float" office:value="38.8331" calcext:value-type="float">
            <text:p>38.8331</text:p>
          </table:table-cell>
          <table:table-cell office:value-type="float" office:value="75.4893" calcext:value-type="float">
            <text:p>75.4893</text:p>
          </table:table-cell>
          <table:table-cell office:value-type="float" office:value="262.685" calcext:value-type="float">
            <text:p>262.685</text:p>
          </table:table-cell>
          <table:table-cell office:value-type="float" office:value="38.1945" calcext:value-type="float">
            <text:p>38.1945</text:p>
          </table:table-cell>
          <table:table-cell/>
          <table:table-cell table:formula="of:=([.D312]-[.A312])/0.0166667" office:value-type="float" office:value="8.17198365603283" calcext:value-type="float">
            <text:p>8.17198365603283</text:p>
          </table:table-cell>
          <table:table-cell table:formula="of:=ABS([.E312]-[.B312])/0.0166667" office:value-type="float" office:value="808.738382523234" calcext:value-type="float">
            <text:p>808.738382523234</text:p>
          </table:table-cell>
          <table:table-cell table:formula="of:=([.F312]-[.C312])/0.0166667" office:value-type="float" office:value="-38.3159233681535" calcext:value-type="float">
            <text:p>-38.3159233681535</text:p>
          </table:table-cell>
          <table:table-cell table:formula="of:=DEGREES(ATAN(ABS([.F312]-[.C312])/ABS([.E312]-[.B312])))" office:value-type="float" office:value="2.71249687900804" calcext:value-type="float">
            <text:p>2.71249687900804</text:p>
          </table:table-cell>
          <table:table-cell table:formula="of:=SQRT(POWER([.H312];2)+POWER([.I312];2)+POWER([.J312];2))" office:value-type="float" office:value="809.68676824234" calcext:value-type="float">
            <text:p>809.68676824234</text:p>
          </table:table-cell>
        </table:table-row>
        <table:table-row table:style-name="ro1">
          <table:table-cell office:value-type="float" office:value="74.5318" calcext:value-type="float">
            <text:p>74.5318</text:p>
          </table:table-cell>
          <table:table-cell office:value-type="float" office:value="266.253" calcext:value-type="float">
            <text:p>266.253</text:p>
          </table:table-cell>
          <table:table-cell office:value-type="float" office:value="38.0664" calcext:value-type="float">
            <text:p>38.0664</text:p>
          </table:table-cell>
          <table:table-cell office:value-type="float" office:value="74.2176" calcext:value-type="float">
            <text:p>74.2176</text:p>
          </table:table-cell>
          <table:table-cell office:value-type="float" office:value="255.636" calcext:value-type="float">
            <text:p>255.636</text:p>
          </table:table-cell>
          <table:table-cell office:value-type="float" office:value="36.8002" calcext:value-type="float">
            <text:p>36.8002</text:p>
          </table:table-cell>
          <table:table-cell/>
          <table:table-cell table:formula="of:=([.D313]-[.A313])/0.0166667" office:value-type="float" office:value="-18.8519622960754" calcext:value-type="float">
            <text:p>-18.8519622960754</text:p>
          </table:table-cell>
          <table:table-cell table:formula="of:=ABS([.E313]-[.B313])/0.0166667" office:value-type="float" office:value="637.018725962547" calcext:value-type="float">
            <text:p>637.018725962547</text:p>
          </table:table-cell>
          <table:table-cell table:formula="of:=([.F313]-[.C313])/0.0166667" office:value-type="float" office:value="-75.9718480563042" calcext:value-type="float">
            <text:p>-75.9718480563042</text:p>
          </table:table-cell>
          <table:table-cell table:formula="of:=DEGREES(ATAN(ABS([.F313]-[.C313])/ABS([.E313]-[.B313])))" office:value-type="float" office:value="6.80106098177217" calcext:value-type="float">
            <text:p>6.80106098177217</text:p>
          </table:table-cell>
          <table:table-cell table:formula="of:=SQRT(POWER([.H313];2)+POWER([.I313];2)+POWER([.J313];2))" office:value-type="float" office:value="641.809921555011" calcext:value-type="float">
            <text:p>641.809921555011</text:p>
          </table:table-cell>
        </table:table-row>
        <table:table-row table:style-name="ro1">
          <table:table-cell office:value-type="float" office:value="74.8001" calcext:value-type="float">
            <text:p>74.8001</text:p>
          </table:table-cell>
          <table:table-cell office:value-type="float" office:value="268.442" calcext:value-type="float">
            <text:p>268.442</text:p>
          </table:table-cell>
          <table:table-cell office:value-type="float" office:value="39.6552" calcext:value-type="float">
            <text:p>39.6552</text:p>
          </table:table-cell>
          <table:table-cell office:value-type="float" office:value="74.4879" calcext:value-type="float">
            <text:p>74.4879</text:p>
          </table:table-cell>
          <table:table-cell office:value-type="float" office:value="258.898" calcext:value-type="float">
            <text:p>258.898</text:p>
          </table:table-cell>
          <table:table-cell office:value-type="float" office:value="38.6293" calcext:value-type="float">
            <text:p>38.6293</text:p>
          </table:table-cell>
          <table:table-cell/>
          <table:table-cell table:formula="of:=([.D314]-[.A314])/0.0166667" office:value-type="float" office:value="-18.7319625360752" calcext:value-type="float">
            <text:p>-18.7319625360752</text:p>
          </table:table-cell>
          <table:table-cell table:formula="of:=ABS([.E314]-[.B314])/0.0166667" office:value-type="float" office:value="572.63885472229" calcext:value-type="float">
            <text:p>572.63885472229</text:p>
          </table:table-cell>
          <table:table-cell table:formula="of:=([.F314]-[.C314])/0.0166667" office:value-type="float" office:value="-61.5538768922462" calcext:value-type="float">
            <text:p>-61.5538768922462</text:p>
          </table:table-cell>
          <table:table-cell table:formula="of:=DEGREES(ATAN(ABS([.F314]-[.C314])/ABS([.E314]-[.B314])))" office:value-type="float" office:value="6.13525856005373" calcext:value-type="float">
            <text:p>6.13525856005373</text:p>
          </table:table-cell>
          <table:table-cell table:formula="of:=SQRT(POWER([.H314];2)+POWER([.I314];2)+POWER([.J314];2))" office:value-type="float" office:value="576.242157533249" calcext:value-type="float">
            <text:p>576.242157533249</text:p>
          </table:table-cell>
        </table:table-row>
        <table:table-row table:style-name="ro1">
          <table:table-cell office:value-type="float" office:value="75.0665" calcext:value-type="float">
            <text:p>75.0665</text:p>
          </table:table-cell>
          <table:table-cell office:value-type="float" office:value="270.955" calcext:value-type="float">
            <text:p>270.955</text:p>
          </table:table-cell>
          <table:table-cell office:value-type="float" office:value="39.7192" calcext:value-type="float">
            <text:p>39.7192</text:p>
          </table:table-cell>
          <table:table-cell office:value-type="float" office:value="75.2045" calcext:value-type="float">
            <text:p>75.2045</text:p>
          </table:table-cell>
          <table:table-cell office:value-type="float" office:value="258.037" calcext:value-type="float">
            <text:p>258.037</text:p>
          </table:table-cell>
          <table:table-cell office:value-type="float" office:value="37.3229" calcext:value-type="float">
            <text:p>37.3229</text:p>
          </table:table-cell>
          <table:table-cell/>
          <table:table-cell table:formula="of:=([.D315]-[.A315])/0.0166667" office:value-type="float" office:value="8.27998344003258" calcext:value-type="float">
            <text:p>8.27998344003258</text:p>
          </table:table-cell>
          <table:table-cell table:formula="of:=ABS([.E315]-[.B315])/0.0166667" office:value-type="float" office:value="775.078449843101" calcext:value-type="float">
            <text:p>775.078449843101</text:p>
          </table:table-cell>
          <table:table-cell table:formula="of:=([.F315]-[.C315])/0.0166667" office:value-type="float" office:value="-143.777712444575" calcext:value-type="float">
            <text:p>-143.777712444575</text:p>
          </table:table-cell>
          <table:table-cell table:formula="of:=DEGREES(ATAN(ABS([.F315]-[.C315])/ABS([.E315]-[.B315])))" office:value-type="float" office:value="10.5089626925233" calcext:value-type="float">
            <text:p>10.5089626925233</text:p>
          </table:table-cell>
          <table:table-cell table:formula="of:=SQRT(POWER([.H315];2)+POWER([.I315];2)+POWER([.J315];2))" office:value-type="float" office:value="788.344589714895" calcext:value-type="float">
            <text:p>788.344589714895</text:p>
          </table:table-cell>
        </table:table-row>
        <table:table-row table:style-name="ro1">
          <table:table-cell office:value-type="float" office:value="74.3267" calcext:value-type="float">
            <text:p>74.3267</text:p>
          </table:table-cell>
          <table:table-cell office:value-type="float" office:value="272.116" calcext:value-type="float">
            <text:p>272.116</text:p>
          </table:table-cell>
          <table:table-cell office:value-type="float" office:value="39.7773" calcext:value-type="float">
            <text:p>39.7773</text:p>
          </table:table-cell>
          <table:table-cell office:value-type="float" office:value="74.2469" calcext:value-type="float">
            <text:p>74.2469</text:p>
          </table:table-cell>
          <table:table-cell office:value-type="float" office:value="258.811" calcext:value-type="float">
            <text:p>258.811</text:p>
          </table:table-cell>
          <table:table-cell office:value-type="float" office:value="39.1311" calcext:value-type="float">
            <text:p>39.1311</text:p>
          </table:table-cell>
          <table:table-cell/>
          <table:table-cell table:formula="of:=([.D316]-[.A316])/0.0166667" office:value-type="float" office:value="-4.7879904240195" calcext:value-type="float">
            <text:p>-4.7879904240195</text:p>
          </table:table-cell>
          <table:table-cell table:formula="of:=ABS([.E316]-[.B316])/0.0166667" office:value-type="float" office:value="798.298403403194" calcext:value-type="float">
            <text:p>798.298403403194</text:p>
          </table:table-cell>
          <table:table-cell table:formula="of:=([.F316]-[.C316])/0.0166667" office:value-type="float" office:value="-38.7719224561547" calcext:value-type="float">
            <text:p>-38.7719224561547</text:p>
          </table:table-cell>
          <table:table-cell table:formula="of:=DEGREES(ATAN(ABS([.F316]-[.C316])/ABS([.E316]-[.B316])))" office:value-type="float" office:value="2.78056834465093" calcext:value-type="float">
            <text:p>2.78056834465093</text:p>
          </table:table-cell>
          <table:table-cell table:formula="of:=SQRT(POWER([.H316];2)+POWER([.I316];2)+POWER([.J316];2))" office:value-type="float" office:value="799.253731739386" calcext:value-type="float">
            <text:p>799.253731739386</text:p>
          </table:table-cell>
        </table:table-row>
        <table:table-row table:style-name="ro1">
          <table:table-cell office:value-type="float" office:value="75.0938" calcext:value-type="float">
            <text:p>75.0938</text:p>
          </table:table-cell>
          <table:table-cell office:value-type="float" office:value="274.751" calcext:value-type="float">
            <text:p>274.751</text:p>
          </table:table-cell>
          <table:table-cell office:value-type="float" office:value="39.5745" calcext:value-type="float">
            <text:p>39.5745</text:p>
          </table:table-cell>
          <table:table-cell office:value-type="float" office:value="75.2277" calcext:value-type="float">
            <text:p>75.2277</text:p>
          </table:table-cell>
          <table:table-cell office:value-type="float" office:value="260.109" calcext:value-type="float">
            <text:p>260.109</text:p>
          </table:table-cell>
          <table:table-cell office:value-type="float" office:value="39.1366" calcext:value-type="float">
            <text:p>39.1366</text:p>
          </table:table-cell>
          <table:table-cell/>
          <table:table-cell table:formula="of:=([.D317]-[.A317])/0.0166667" office:value-type="float" office:value="8.03398393203196" calcext:value-type="float">
            <text:p>8.03398393203196</text:p>
          </table:table-cell>
          <table:table-cell table:formula="of:=ABS([.E317]-[.B317])/0.0166667" office:value-type="float" office:value="878.518242963514" calcext:value-type="float">
            <text:p>878.518242963514</text:p>
          </table:table-cell>
          <table:table-cell table:formula="of:=([.F317]-[.C317])/0.0166667" office:value-type="float" office:value="-26.273947452105" calcext:value-type="float">
            <text:p>-26.273947452105</text:p>
          </table:table-cell>
          <table:table-cell table:formula="of:=DEGREES(ATAN(ABS([.F317]-[.C317])/ABS([.E317]-[.B317])))" office:value-type="float" office:value="1.71304094048338" calcext:value-type="float">
            <text:p>1.71304094048338</text:p>
          </table:table-cell>
          <table:table-cell table:formula="of:=SQRT(POWER([.H317];2)+POWER([.I317];2)+POWER([.J317];2))" office:value-type="float" office:value="878.947762061111" calcext:value-type="float">
            <text:p>878.947762061111</text:p>
          </table:table-cell>
        </table:table-row>
        <table:table-row table:style-name="ro1">
          <table:table-cell office:value-type="float" office:value="75.0671" calcext:value-type="float">
            <text:p>75.0671</text:p>
          </table:table-cell>
          <table:table-cell office:value-type="float" office:value="270.91" calcext:value-type="float">
            <text:p>270.91</text:p>
          </table:table-cell>
          <table:table-cell office:value-type="float" office:value="39.9744" calcext:value-type="float">
            <text:p>39.9744</text:p>
          </table:table-cell>
          <table:table-cell office:value-type="float" office:value="74.9836" calcext:value-type="float">
            <text:p>74.9836</text:p>
          </table:table-cell>
          <table:table-cell office:value-type="float" office:value="260.13" calcext:value-type="float">
            <text:p>260.13</text:p>
          </table:table-cell>
          <table:table-cell office:value-type="float" office:value="38.8925" calcext:value-type="float">
            <text:p>38.8925</text:p>
          </table:table-cell>
          <table:table-cell/>
          <table:table-cell table:formula="of:=([.D318]-[.A318])/0.0166667" office:value-type="float" office:value="-5.00998998002009" calcext:value-type="float">
            <text:p>-5.00998998002009</text:p>
          </table:table-cell>
          <table:table-cell table:formula="of:=ABS([.E318]-[.B318])/0.0166667" office:value-type="float" office:value="646.798706402589" calcext:value-type="float">
            <text:p>646.798706402589</text:p>
          </table:table-cell>
          <table:table-cell table:formula="of:=([.F318]-[.C318])/0.0166667" office:value-type="float" office:value="-64.9138701722599" calcext:value-type="float">
            <text:p>-64.9138701722599</text:p>
          </table:table-cell>
          <table:table-cell table:formula="of:=DEGREES(ATAN(ABS([.F318]-[.C318])/ABS([.E318]-[.B318])))" office:value-type="float" office:value="5.73111569731399" calcext:value-type="float">
            <text:p>5.73111569731399</text:p>
          </table:table-cell>
          <table:table-cell table:formula="of:=SQRT(POWER([.H318];2)+POWER([.I318];2)+POWER([.J318];2))" office:value-type="float" office:value="650.067286628395" calcext:value-type="float">
            <text:p>650.067286628395</text:p>
          </table:table-cell>
        </table:table-row>
        <table:table-row table:style-name="ro1">
          <table:table-cell office:value-type="float" office:value="75.0256" calcext:value-type="float">
            <text:p>75.0256</text:p>
          </table:table-cell>
          <table:table-cell office:value-type="float" office:value="266.3" calcext:value-type="float">
            <text:p>266.3</text:p>
          </table:table-cell>
          <table:table-cell office:value-type="float" office:value="38.0537" calcext:value-type="float">
            <text:p>38.0537</text:p>
          </table:table-cell>
          <table:table-cell office:value-type="float" office:value="74.7009" calcext:value-type="float">
            <text:p>74.7009</text:p>
          </table:table-cell>
          <table:table-cell office:value-type="float" office:value="255.707" calcext:value-type="float">
            <text:p>255.707</text:p>
          </table:table-cell>
          <table:table-cell office:value-type="float" office:value="36.7829" calcext:value-type="float">
            <text:p>36.7829</text:p>
          </table:table-cell>
          <table:table-cell/>
          <table:table-cell table:formula="of:=([.D319]-[.A319])/0.0166667" office:value-type="float" office:value="-19.4819610360775" calcext:value-type="float">
            <text:p>-19.4819610360775</text:p>
          </table:table-cell>
          <table:table-cell table:formula="of:=ABS([.E319]-[.B319])/0.0166667" office:value-type="float" office:value="635.578728842543" calcext:value-type="float">
            <text:p>635.578728842543</text:p>
          </table:table-cell>
          <table:table-cell table:formula="of:=([.F319]-[.C319])/0.0166667" office:value-type="float" office:value="-76.2478475043051" calcext:value-type="float">
            <text:p>-76.2478475043051</text:p>
          </table:table-cell>
          <table:table-cell table:formula="of:=DEGREES(ATAN(ABS([.F319]-[.C319])/ABS([.E319]-[.B319])))" office:value-type="float" office:value="6.84085386600256" calcext:value-type="float">
            <text:p>6.84085386600256</text:p>
          </table:table-cell>
          <table:table-cell table:formula="of:=SQRT(POWER([.H319];2)+POWER([.I319];2)+POWER([.J319];2))" office:value-type="float" office:value="640.432355219468" calcext:value-type="float">
            <text:p>640.432355219468</text:p>
          </table:table-cell>
        </table:table-row>
        <table:table-row table:style-name="ro1">
          <table:table-cell office:value-type="float" office:value="74.5883" calcext:value-type="float">
            <text:p>74.5883</text:p>
          </table:table-cell>
          <table:table-cell office:value-type="float" office:value="274.875" calcext:value-type="float">
            <text:p>274.875</text:p>
          </table:table-cell>
          <table:table-cell office:value-type="float" office:value="38.5588" calcext:value-type="float">
            <text:p>38.5588</text:p>
          </table:table-cell>
          <table:table-cell office:value-type="float" office:value="74.2812" calcext:value-type="float">
            <text:p>74.2812</text:p>
          </table:table-cell>
          <table:table-cell office:value-type="float" office:value="266.416" calcext:value-type="float">
            <text:p>266.416</text:p>
          </table:table-cell>
          <table:table-cell office:value-type="float" office:value="37.0549" calcext:value-type="float">
            <text:p>37.0549</text:p>
          </table:table-cell>
          <table:table-cell/>
          <table:table-cell table:formula="of:=([.D320]-[.A320])/0.0166667" office:value-type="float" office:value="-18.425963148074" calcext:value-type="float">
            <text:p>-18.425963148074</text:p>
          </table:table-cell>
          <table:table-cell table:formula="of:=ABS([.E320]-[.B320])/0.0166667" office:value-type="float" office:value="507.53898492203" calcext:value-type="float">
            <text:p>507.53898492203</text:p>
          </table:table-cell>
          <table:table-cell table:formula="of:=([.F320]-[.C320])/0.0166667" office:value-type="float" office:value="-90.2338195323606" calcext:value-type="float">
            <text:p>-90.2338195323606</text:p>
          </table:table-cell>
          <table:table-cell table:formula="of:=DEGREES(ATAN(ABS([.F320]-[.C320])/ABS([.E320]-[.B320])))" office:value-type="float" office:value="10.0811086630595" calcext:value-type="float">
            <text:p>10.0811086630595</text:p>
          </table:table-cell>
          <table:table-cell table:formula="of:=SQRT(POWER([.H320];2)+POWER([.I320];2)+POWER([.J320];2))" office:value-type="float" office:value="515.826986034094" calcext:value-type="float">
            <text:p>515.826986034094</text:p>
          </table:table-cell>
        </table:table-row>
        <table:table-row table:style-name="ro1">
          <table:table-cell office:value-type="float" office:value="74.581" calcext:value-type="float">
            <text:p>74.581</text:p>
          </table:table-cell>
          <table:table-cell office:value-type="float" office:value="273.567" calcext:value-type="float">
            <text:p>273.567</text:p>
          </table:table-cell>
          <table:table-cell office:value-type="float" office:value="38.7823" calcext:value-type="float">
            <text:p>38.7823</text:p>
          </table:table-cell>
          <table:table-cell office:value-type="float" office:value="74.5076" calcext:value-type="float">
            <text:p>74.5076</text:p>
          </table:table-cell>
          <table:table-cell office:value-type="float" office:value="262.663" calcext:value-type="float">
            <text:p>262.663</text:p>
          </table:table-cell>
          <table:table-cell office:value-type="float" office:value="37.7188" calcext:value-type="float">
            <text:p>37.7188</text:p>
          </table:table-cell>
          <table:table-cell/>
          <table:table-cell table:formula="of:=([.D321]-[.A321])/0.0166667" office:value-type="float" office:value="-4.40399119201801" calcext:value-type="float">
            <text:p>-4.40399119201801</text:p>
          </table:table-cell>
          <table:table-cell table:formula="of:=ABS([.E321]-[.B321])/0.0166667" office:value-type="float" office:value="654.238691522617" calcext:value-type="float">
            <text:p>654.238691522617</text:p>
          </table:table-cell>
          <table:table-cell table:formula="of:=([.F321]-[.C321])/0.0166667" office:value-type="float" office:value="-63.8098723802551" calcext:value-type="float">
            <text:p>-63.8098723802551</text:p>
          </table:table-cell>
          <table:table-cell table:formula="of:=DEGREES(ATAN(ABS([.F321]-[.C321])/ABS([.E321]-[.B321])))" office:value-type="float" office:value="5.57061090239166" calcext:value-type="float">
            <text:p>5.57061090239166</text:p>
          </table:table-cell>
          <table:table-cell table:formula="of:=SQRT(POWER([.H321];2)+POWER([.I321];2)+POWER([.J321];2))" office:value-type="float" office:value="657.357863295807" calcext:value-type="float">
            <text:p>657.357863295807</text:p>
          </table:table-cell>
        </table:table-row>
        <table:table-row table:style-name="ro1">
          <table:table-cell office:value-type="float" office:value="75.3038" calcext:value-type="float">
            <text:p>75.3038</text:p>
          </table:table-cell>
          <table:table-cell office:value-type="float" office:value="269.87" calcext:value-type="float">
            <text:p>269.87</text:p>
          </table:table-cell>
          <table:table-cell office:value-type="float" office:value="38.9121" calcext:value-type="float">
            <text:p>38.9121</text:p>
          </table:table-cell>
          <table:table-cell office:value-type="float" office:value="75.2157" calcext:value-type="float">
            <text:p>75.2157</text:p>
          </table:table-cell>
          <table:table-cell office:value-type="float" office:value="259.085" calcext:value-type="float">
            <text:p>259.085</text:p>
          </table:table-cell>
          <table:table-cell office:value-type="float" office:value="38.1047" calcext:value-type="float">
            <text:p>38.1047</text:p>
          </table:table-cell>
          <table:table-cell/>
          <table:table-cell table:formula="of:=([.D322]-[.A322])/0.0166667" office:value-type="float" office:value="-5.28598942802098" calcext:value-type="float">
            <text:p>-5.28598942802098</text:p>
          </table:table-cell>
          <table:table-cell table:formula="of:=ABS([.E322]-[.B322])/0.0166667" office:value-type="float" office:value="647.09870580259" calcext:value-type="float">
            <text:p>647.09870580259</text:p>
          </table:table-cell>
          <table:table-cell table:formula="of:=([.F322]-[.C322])/0.0166667" office:value-type="float" office:value="-48.4439031121939" calcext:value-type="float">
            <text:p>-48.4439031121939</text:p>
          </table:table-cell>
          <table:table-cell table:formula="of:=DEGREES(ATAN(ABS([.F322]-[.C322])/ABS([.E322]-[.B322])))" office:value-type="float" office:value="4.28136107897466" calcext:value-type="float">
            <text:p>4.28136107897466</text:p>
          </table:table-cell>
          <table:table-cell table:formula="of:=SQRT(POWER([.H322];2)+POWER([.I322];2)+POWER([.J322];2))" office:value-type="float" office:value="648.931035229757" calcext:value-type="float">
            <text:p>648.931035229757</text:p>
          </table:table-cell>
        </table:table-row>
        <table:table-row table:style-name="ro1">
          <table:table-cell office:value-type="float" office:value="75.3131" calcext:value-type="float">
            <text:p>75.3131</text:p>
          </table:table-cell>
          <table:table-cell office:value-type="float" office:value="271.152" calcext:value-type="float">
            <text:p>271.152</text:p>
          </table:table-cell>
          <table:table-cell office:value-type="float" office:value="38.6916" calcext:value-type="float">
            <text:p>38.6916</text:p>
          </table:table-cell>
          <table:table-cell office:value-type="float" office:value="75.6915" calcext:value-type="float">
            <text:p>75.6915</text:p>
          </table:table-cell>
          <table:table-cell office:value-type="float" office:value="257.957" calcext:value-type="float">
            <text:p>257.957</text:p>
          </table:table-cell>
          <table:table-cell office:value-type="float" office:value="38.0592" calcext:value-type="float">
            <text:p>38.0592</text:p>
          </table:table-cell>
          <table:table-cell/>
          <table:table-cell table:formula="of:=([.D323]-[.A323])/0.0166667" office:value-type="float" office:value="22.7039545920908" calcext:value-type="float">
            <text:p>22.7039545920908</text:p>
          </table:table-cell>
          <table:table-cell table:formula="of:=ABS([.E323]-[.B323])/0.0166667" office:value-type="float" office:value="791.698416603166" calcext:value-type="float">
            <text:p>791.698416603166</text:p>
          </table:table-cell>
          <table:table-cell table:formula="of:=([.F323]-[.C323])/0.0166667" office:value-type="float" office:value="-37.943924112152" calcext:value-type="float">
            <text:p>-37.943924112152</text:p>
          </table:table-cell>
          <table:table-cell table:formula="of:=DEGREES(ATAN(ABS([.F323]-[.C323])/ABS([.E323]-[.B323])))" office:value-type="float" office:value="2.74392920304301" calcext:value-type="float">
            <text:p>2.74392920304301</text:p>
          </table:table-cell>
          <table:table-cell table:formula="of:=SQRT(POWER([.H323];2)+POWER([.I323];2)+POWER([.J323];2))" office:value-type="float" office:value="792.932275659851" calcext:value-type="float">
            <text:p>792.932275659851</text:p>
          </table:table-cell>
        </table:table-row>
        <table:table-row table:style-name="ro1">
          <table:table-cell office:value-type="float" office:value="75.3131" calcext:value-type="float">
            <text:p>75.3131</text:p>
          </table:table-cell>
          <table:table-cell office:value-type="float" office:value="271.152" calcext:value-type="float">
            <text:p>271.152</text:p>
          </table:table-cell>
          <table:table-cell office:value-type="float" office:value="38.6916" calcext:value-type="float">
            <text:p>38.6916</text:p>
          </table:table-cell>
          <table:table-cell office:value-type="float" office:value="75.224" calcext:value-type="float">
            <text:p>75.224</text:p>
          </table:table-cell>
          <table:table-cell office:value-type="float" office:value="260.358" calcext:value-type="float">
            <text:p>260.358</text:p>
          </table:table-cell>
          <table:table-cell office:value-type="float" office:value="37.6348" calcext:value-type="float">
            <text:p>37.6348</text:p>
          </table:table-cell>
          <table:table-cell/>
          <table:table-cell table:formula="of:=([.D324]-[.A324])/0.0166667" office:value-type="float" office:value="-5.3459893080215" calcext:value-type="float">
            <text:p>-5.3459893080215</text:p>
          </table:table-cell>
          <table:table-cell table:formula="of:=ABS([.E324]-[.B324])/0.0166667" office:value-type="float" office:value="647.63870472259" calcext:value-type="float">
            <text:p>647.63870472259</text:p>
          </table:table-cell>
          <table:table-cell table:formula="of:=([.F324]-[.C324])/0.0166667" office:value-type="float" office:value="-63.4078731842538" calcext:value-type="float">
            <text:p>-63.4078731842538</text:p>
          </table:table-cell>
          <table:table-cell table:formula="of:=DEGREES(ATAN(ABS([.F324]-[.C324])/ABS([.E324]-[.B324])))" office:value-type="float" office:value="5.59179306618224" calcext:value-type="float">
            <text:p>5.59179306618224</text:p>
          </table:table-cell>
          <table:table-cell table:formula="of:=SQRT(POWER([.H324];2)+POWER([.I324];2)+POWER([.J324];2))" office:value-type="float" office:value="650.757274133901" calcext:value-type="float">
            <text:p>650.757274133901</text:p>
          </table:table-cell>
        </table:table-row>
        <table:table-row table:style-name="ro1">
          <table:table-cell office:value-type="float" office:value="74.823" calcext:value-type="float">
            <text:p>74.823</text:p>
          </table:table-cell>
          <table:table-cell office:value-type="float" office:value="272.348" calcext:value-type="float">
            <text:p>272.348</text:p>
          </table:table-cell>
          <table:table-cell office:value-type="float" office:value="38.7394" calcext:value-type="float">
            <text:p>38.7394</text:p>
          </table:table-cell>
          <table:table-cell office:value-type="float" office:value="74.989" calcext:value-type="float">
            <text:p>74.989</text:p>
          </table:table-cell>
          <table:table-cell office:value-type="float" office:value="261.527" calcext:value-type="float">
            <text:p>261.527</text:p>
          </table:table-cell>
          <table:table-cell office:value-type="float" office:value="37.6722" calcext:value-type="float">
            <text:p>37.6722</text:p>
          </table:table-cell>
          <table:table-cell/>
          <table:table-cell table:formula="of:=([.D325]-[.A325])/0.0166667" office:value-type="float" office:value="9.9599800800405" calcext:value-type="float">
            <text:p>9.9599800800405</text:p>
          </table:table-cell>
          <table:table-cell table:formula="of:=ABS([.E325]-[.B325])/0.0166667" office:value-type="float" office:value="649.258701482599" calcext:value-type="float">
            <text:p>649.258701482599</text:p>
          </table:table-cell>
          <table:table-cell table:formula="of:=([.F325]-[.C325])/0.0166667" office:value-type="float" office:value="-64.0318719362565" calcext:value-type="float">
            <text:p>-64.0318719362565</text:p>
          </table:table-cell>
          <table:table-cell table:formula="of:=DEGREES(ATAN(ABS([.F325]-[.C325])/ABS([.E325]-[.B325])))" office:value-type="float" office:value="5.63247010857046" calcext:value-type="float">
            <text:p>5.63247010857046</text:p>
          </table:table-cell>
          <table:table-cell table:formula="of:=SQRT(POWER([.H325];2)+POWER([.I325];2)+POWER([.J325];2))" office:value-type="float" office:value="652.48459236807" calcext:value-type="float">
            <text:p>652.48459236807</text:p>
          </table:table-cell>
        </table:table-row>
        <table:table-row table:style-name="ro1">
          <table:table-cell office:value-type="float" office:value="74.3148" calcext:value-type="float">
            <text:p>74.3148</text:p>
          </table:table-cell>
          <table:table-cell office:value-type="float" office:value="271.099" calcext:value-type="float">
            <text:p>271.099</text:p>
          </table:table-cell>
          <table:table-cell office:value-type="float" office:value="38.4619" calcext:value-type="float">
            <text:p>38.4619</text:p>
          </table:table-cell>
          <table:table-cell office:value-type="float" office:value="74.2413" calcext:value-type="float">
            <text:p>74.2413</text:p>
          </table:table-cell>
          <table:table-cell office:value-type="float" office:value="259.047" calcext:value-type="float">
            <text:p>259.047</text:p>
          </table:table-cell>
          <table:table-cell office:value-type="float" office:value="37.6354" calcext:value-type="float">
            <text:p>37.6354</text:p>
          </table:table-cell>
          <table:table-cell/>
          <table:table-cell table:formula="of:=([.D326]-[.A326])/0.0166667" office:value-type="float" office:value="-4.40999118001823" calcext:value-type="float">
            <text:p>-4.40999118001823</text:p>
          </table:table-cell>
          <table:table-cell table:formula="of:=ABS([.E326]-[.B326])/0.0166667" office:value-type="float" office:value="723.11855376289" calcext:value-type="float">
            <text:p>723.11855376289</text:p>
          </table:table-cell>
          <table:table-cell table:formula="of:=([.F326]-[.C326])/0.0166667" office:value-type="float" office:value="-49.5899008201985" calcext:value-type="float">
            <text:p>-49.5899008201985</text:p>
          </table:table-cell>
          <table:table-cell table:formula="of:=DEGREES(ATAN(ABS([.F326]-[.C326])/ABS([.E326]-[.B326])))" office:value-type="float" office:value="3.92307791479223" calcext:value-type="float">
            <text:p>3.92307791479223</text:p>
          </table:table-cell>
          <table:table-cell table:formula="of:=SQRT(POWER([.H326];2)+POWER([.I326];2)+POWER([.J326];2))" office:value-type="float" office:value="724.83035883005" calcext:value-type="float">
            <text:p>724.83035883005</text:p>
          </table:table-cell>
        </table:table-row>
        <table:table-row table:style-name="ro1">
          <table:table-cell office:value-type="float" office:value="75.0472" calcext:value-type="float">
            <text:p>75.0472</text:p>
          </table:table-cell>
          <table:table-cell office:value-type="float" office:value="268.508" calcext:value-type="float">
            <text:p>268.508</text:p>
          </table:table-cell>
          <table:table-cell office:value-type="float" office:value="39.395" calcext:value-type="float">
            <text:p>39.395</text:p>
          </table:table-cell>
          <table:table-cell office:value-type="float" office:value="74.9732" calcext:value-type="float">
            <text:p>74.9732</text:p>
          </table:table-cell>
          <table:table-cell office:value-type="float" office:value="259.007" calcext:value-type="float">
            <text:p>259.007</text:p>
          </table:table-cell>
          <table:table-cell office:value-type="float" office:value="38.3633" calcext:value-type="float">
            <text:p>38.3633</text:p>
          </table:table-cell>
          <table:table-cell/>
          <table:table-cell table:formula="of:=([.D327]-[.A327])/0.0166667" office:value-type="float" office:value="-4.43999112001764" calcext:value-type="float">
            <text:p>-4.43999112001764</text:p>
          </table:table-cell>
          <table:table-cell table:formula="of:=ABS([.E327]-[.B327])/0.0166667" office:value-type="float" office:value="570.058859882279" calcext:value-type="float">
            <text:p>570.058859882279</text:p>
          </table:table-cell>
          <table:table-cell table:formula="of:=([.F327]-[.C327])/0.0166667" office:value-type="float" office:value="-61.9018761962477" calcext:value-type="float">
            <text:p>-61.9018761962477</text:p>
          </table:table-cell>
          <table:table-cell table:formula="of:=DEGREES(ATAN(ABS([.F327]-[.C327])/ABS([.E327]-[.B327])))" office:value-type="float" office:value="6.19738409530544" calcext:value-type="float">
            <text:p>6.19738409530544</text:p>
          </table:table-cell>
          <table:table-cell table:formula="of:=SQRT(POWER([.H327];2)+POWER([.I327];2)+POWER([.J327];2))" office:value-type="float" office:value="573.427117886872" calcext:value-type="float">
            <text:p>573.427117886872</text:p>
          </table:table-cell>
        </table:table-row>
        <table:table-row table:style-name="ro1">
          <table:table-cell office:value-type="float" office:value="75.2733" calcext:value-type="float">
            <text:p>75.2733</text:p>
          </table:table-cell>
          <table:table-cell office:value-type="float" office:value="266.289" calcext:value-type="float">
            <text:p>266.289</text:p>
          </table:table-cell>
          <table:table-cell office:value-type="float" office:value="38.2993" calcext:value-type="float">
            <text:p>38.2993</text:p>
          </table:table-cell>
          <table:table-cell office:value-type="float" office:value="75.6579" calcext:value-type="float">
            <text:p>75.6579</text:p>
          </table:table-cell>
          <table:table-cell office:value-type="float" office:value="254.617" calcext:value-type="float">
            <text:p>254.617</text:p>
          </table:table-cell>
          <table:table-cell office:value-type="float" office:value="36.973" calcext:value-type="float">
            <text:p>36.973</text:p>
          </table:table-cell>
          <table:table-cell/>
          <table:table-cell table:formula="of:=([.D328]-[.A328])/0.0166667" office:value-type="float" office:value="23.0759538480918" calcext:value-type="float">
            <text:p>23.0759538480918</text:p>
          </table:table-cell>
          <table:table-cell table:formula="of:=ABS([.E328]-[.B328])/0.0166667" office:value-type="float" office:value="700.318599362801" calcext:value-type="float">
            <text:p>700.318599362801</text:p>
          </table:table-cell>
          <table:table-cell table:formula="of:=([.F328]-[.C328])/0.0166667" office:value-type="float" office:value="-79.5778408443185" calcext:value-type="float">
            <text:p>-79.5778408443185</text:p>
          </table:table-cell>
          <table:table-cell table:formula="of:=DEGREES(ATAN(ABS([.F328]-[.C328])/ABS([.E328]-[.B328])))" office:value-type="float" office:value="6.48276529547927" calcext:value-type="float">
            <text:p>6.48276529547927</text:p>
          </table:table-cell>
          <table:table-cell table:formula="of:=SQRT(POWER([.H328];2)+POWER([.I328];2)+POWER([.J328];2))" office:value-type="float" office:value="705.203001279007" calcext:value-type="float">
            <text:p>705.203001279007</text:p>
          </table:table-cell>
        </table:table-row>
        <table:table-row table:style-name="ro1">
          <table:table-cell office:value-type="float" office:value="75.0917" calcext:value-type="float">
            <text:p>75.0917</text:p>
          </table:table-cell>
          <table:table-cell office:value-type="float" office:value="274.881" calcext:value-type="float">
            <text:p>274.881</text:p>
          </table:table-cell>
          <table:table-cell office:value-type="float" office:value="38.8032" calcext:value-type="float">
            <text:p>38.8032</text:p>
          </table:table-cell>
          <table:table-cell office:value-type="float" office:value="75.2443" calcext:value-type="float">
            <text:p>75.2443</text:p>
          </table:table-cell>
          <table:table-cell office:value-type="float" office:value="262.661" calcext:value-type="float">
            <text:p>262.661</text:p>
          </table:table-cell>
          <table:table-cell office:value-type="float" office:value="38.2009" calcext:value-type="float">
            <text:p>38.2009</text:p>
          </table:table-cell>
          <table:table-cell/>
          <table:table-cell table:formula="of:=([.D329]-[.A329])/0.0166667" office:value-type="float" office:value="9.15598168803618" calcext:value-type="float">
            <text:p>9.15598168803618</text:p>
          </table:table-cell>
          <table:table-cell table:formula="of:=ABS([.E329]-[.B329])/0.0166667" office:value-type="float" office:value="733.198533602931" calcext:value-type="float">
            <text:p>733.198533602931</text:p>
          </table:table-cell>
          <table:table-cell table:formula="of:=([.F329]-[.C329])/0.0166667" office:value-type="float" office:value="-36.1379277241445" calcext:value-type="float">
            <text:p>-36.1379277241445</text:p>
          </table:table-cell>
          <table:table-cell table:formula="of:=DEGREES(ATAN(ABS([.F329]-[.C329])/ABS([.E329]-[.B329])))" office:value-type="float" office:value="2.82171391848263" calcext:value-type="float">
            <text:p>2.82171391848263</text:p>
          </table:table-cell>
          <table:table-cell table:formula="of:=SQRT(POWER([.H329];2)+POWER([.I329];2)+POWER([.J329];2))" office:value-type="float" office:value="734.145674575799" calcext:value-type="float">
            <text:p>734.145674575799</text:p>
          </table:table-cell>
        </table:table-row>
        <table:table-row table:style-name="ro1">
          <table:table-cell office:value-type="float" office:value="75.093" calcext:value-type="float">
            <text:p>75.093</text:p>
          </table:table-cell>
          <table:table-cell office:value-type="float" office:value="274.777" calcext:value-type="float">
            <text:p>274.777</text:p>
          </table:table-cell>
          <table:table-cell office:value-type="float" office:value="39.3203" calcext:value-type="float">
            <text:p>39.3203</text:p>
          </table:table-cell>
          <table:table-cell office:value-type="float" office:value="75.2455" calcext:value-type="float">
            <text:p>75.2455</text:p>
          </table:table-cell>
          <table:table-cell office:value-type="float" office:value="262.569" calcext:value-type="float">
            <text:p>262.569</text:p>
          </table:table-cell>
          <table:table-cell office:value-type="float" office:value="38.7054" calcext:value-type="float">
            <text:p>38.7054</text:p>
          </table:table-cell>
          <table:table-cell/>
          <table:table-cell table:formula="of:=([.D330]-[.A330])/0.0166667" office:value-type="float" office:value="9.1499817000368" calcext:value-type="float">
            <text:p>9.1499817000368</text:p>
          </table:table-cell>
          <table:table-cell table:formula="of:=ABS([.E330]-[.B330])/0.0166667" office:value-type="float" office:value="732.478535042928" calcext:value-type="float">
            <text:p>732.478535042928</text:p>
          </table:table-cell>
          <table:table-cell table:formula="of:=([.F330]-[.C330])/0.0166667" office:value-type="float" office:value="-36.8939262121479" calcext:value-type="float">
            <text:p>-36.8939262121479</text:p>
          </table:table-cell>
          <table:table-cell table:formula="of:=DEGREES(ATAN(ABS([.F330]-[.C330])/ABS([.E330]-[.B330])))" office:value-type="float" office:value="2.88347201001732" calcext:value-type="float">
            <text:p>2.88347201001732</text:p>
          </table:table-cell>
          <table:table-cell table:formula="of:=SQRT(POWER([.H330];2)+POWER([.I330];2)+POWER([.J330];2))" office:value-type="float" office:value="733.464169714576" calcext:value-type="float">
            <text:p>733.464169714576</text:p>
          </table:table-cell>
        </table:table-row>
        <table:table-row table:style-name="ro1">
          <table:table-cell office:value-type="float" office:value="74.5972" calcext:value-type="float">
            <text:p>74.5972</text:p>
          </table:table-cell>
          <table:table-cell office:value-type="float" office:value="276.091" calcext:value-type="float">
            <text:p>276.091</text:p>
          </table:table-cell>
          <table:table-cell office:value-type="float" office:value="38.8524" calcext:value-type="float">
            <text:p>38.8524</text:p>
          </table:table-cell>
          <table:table-cell office:value-type="float" office:value="74.517" calcext:value-type="float">
            <text:p>74.517</text:p>
          </table:table-cell>
          <table:table-cell office:value-type="float" office:value="263.78" calcext:value-type="float">
            <text:p>263.78</text:p>
          </table:table-cell>
          <table:table-cell office:value-type="float" office:value="38.2553" calcext:value-type="float">
            <text:p>38.2553</text:p>
          </table:table-cell>
          <table:table-cell/>
          <table:table-cell table:formula="of:=([.D331]-[.A331])/0.0166667" office:value-type="float" office:value="-4.81199037601954" calcext:value-type="float">
            <text:p>-4.81199037601954</text:p>
          </table:table-cell>
          <table:table-cell table:formula="of:=ABS([.E331]-[.B331])/0.0166667" office:value-type="float" office:value="738.658522682957" calcext:value-type="float">
            <text:p>738.658522682957</text:p>
          </table:table-cell>
          <table:table-cell table:formula="of:=([.F331]-[.C331])/0.0166667" office:value-type="float" office:value="-35.8259283481436" calcext:value-type="float">
            <text:p>-35.8259283481436</text:p>
          </table:table-cell>
          <table:table-cell table:formula="of:=DEGREES(ATAN(ABS([.F331]-[.C331])/ABS([.E331]-[.B331])))" office:value-type="float" office:value="2.77674614135404" calcext:value-type="float">
            <text:p>2.77674614135404</text:p>
          </table:table-cell>
          <table:table-cell table:formula="of:=SQRT(POWER([.H331];2)+POWER([.I331];2)+POWER([.J331];2))" office:value-type="float" office:value="739.542470400148" calcext:value-type="float">
            <text:p>739.542470400148</text:p>
          </table:table-cell>
        </table:table-row>
        <table:table-row table:style-name="ro1">
          <table:table-cell office:value-type="float" office:value="74.847" calcext:value-type="float">
            <text:p>74.847</text:p>
          </table:table-cell>
          <table:table-cell office:value-type="float" office:value="276.275" calcext:value-type="float">
            <text:p>276.275</text:p>
          </table:table-cell>
          <table:table-cell office:value-type="float" office:value="38.0666" calcext:value-type="float">
            <text:p>38.0666</text:p>
          </table:table-cell>
          <table:table-cell office:value-type="float" office:value="75.0049" calcext:value-type="float">
            <text:p>75.0049</text:p>
          </table:table-cell>
          <table:table-cell office:value-type="float" office:value="264.072" calcext:value-type="float">
            <text:p>264.072</text:p>
          </table:table-cell>
          <table:table-cell office:value-type="float" office:value="36.9736" calcext:value-type="float">
            <text:p>36.9736</text:p>
          </table:table-cell>
          <table:table-cell/>
          <table:table-cell table:formula="of:=([.D332]-[.A332])/0.0166667" office:value-type="float" office:value="9.47398105203862" calcext:value-type="float">
            <text:p>9.47398105203862</text:p>
          </table:table-cell>
          <table:table-cell table:formula="of:=ABS([.E332]-[.B332])/0.0166667" office:value-type="float" office:value="732.178535642927" calcext:value-type="float">
            <text:p>732.178535642927</text:p>
          </table:table-cell>
          <table:table-cell table:formula="of:=([.F332]-[.C332])/0.0166667" office:value-type="float" office:value="-65.5798688402625" calcext:value-type="float">
            <text:p>-65.5798688402625</text:p>
          </table:table-cell>
          <table:table-cell table:formula="of:=DEGREES(ATAN(ABS([.F332]-[.C332])/ABS([.E332]-[.B332])))" office:value-type="float" office:value="5.11821861385028" calcext:value-type="float">
            <text:p>5.11821861385028</text:p>
          </table:table-cell>
          <table:table-cell table:formula="of:=SQRT(POWER([.H332];2)+POWER([.I332];2)+POWER([.J332];2))" office:value-type="float" office:value="735.170649285118" calcext:value-type="float">
            <text:p>735.170649285118</text:p>
          </table:table-cell>
        </table:table-row>
        <table:table-row table:style-name="ro1">
          <table:table-cell office:value-type="float" office:value="74.5972" calcext:value-type="float">
            <text:p>74.5972</text:p>
          </table:table-cell>
          <table:table-cell office:value-type="float" office:value="276.091" calcext:value-type="float">
            <text:p>276.091</text:p>
          </table:table-cell>
          <table:table-cell office:value-type="float" office:value="38.8524" calcext:value-type="float">
            <text:p>38.8524</text:p>
          </table:table-cell>
          <table:table-cell office:value-type="float" office:value="74.5162" calcext:value-type="float">
            <text:p>74.5162</text:p>
          </table:table-cell>
          <table:table-cell office:value-type="float" office:value="263.826" calcext:value-type="float">
            <text:p>263.826</text:p>
          </table:table-cell>
          <table:table-cell office:value-type="float" office:value="38.0022" calcext:value-type="float">
            <text:p>38.0022</text:p>
          </table:table-cell>
          <table:table-cell/>
          <table:table-cell table:formula="of:=([.D333]-[.A333])/0.0166667" office:value-type="float" office:value="-4.85999028001962" calcext:value-type="float">
            <text:p>-4.85999028001962</text:p>
          </table:table-cell>
          <table:table-cell table:formula="of:=ABS([.E333]-[.B333])/0.0166667" office:value-type="float" office:value="735.898528202943" calcext:value-type="float">
            <text:p>735.898528202943</text:p>
          </table:table-cell>
          <table:table-cell table:formula="of:=([.F333]-[.C333])/0.0166667" office:value-type="float" office:value="-51.0118979762041" calcext:value-type="float">
            <text:p>-51.0118979762041</text:p>
          </table:table-cell>
          <table:table-cell table:formula="of:=DEGREES(ATAN(ABS([.F333]-[.C333])/ABS([.E333]-[.B333])))" office:value-type="float" office:value="3.96535439697351" calcext:value-type="float">
            <text:p>3.96535439697351</text:p>
          </table:table-cell>
          <table:table-cell table:formula="of:=SQRT(POWER([.H333];2)+POWER([.I333];2)+POWER([.J333];2))" office:value-type="float" office:value="737.680470835384" calcext:value-type="float">
            <text:p>737.680470835384</text:p>
          </table:table-cell>
        </table:table-row>
        <table:table-row table:style-name="ro1">
          <table:table-cell office:value-type="float" office:value="75.0637" calcext:value-type="float">
            <text:p>75.0637</text:p>
          </table:table-cell>
          <table:table-cell office:value-type="float" office:value="271.126" calcext:value-type="float">
            <text:p>271.126</text:p>
          </table:table-cell>
          <table:table-cell office:value-type="float" office:value="38.6985" calcext:value-type="float">
            <text:p>38.6985</text:p>
          </table:table-cell>
          <table:table-cell office:value-type="float" office:value="75.0008" calcext:value-type="float">
            <text:p>75.0008</text:p>
          </table:table-cell>
          <table:table-cell office:value-type="float" office:value="262.568" calcext:value-type="float">
            <text:p>262.568</text:p>
          </table:table-cell>
          <table:table-cell office:value-type="float" office:value="38.7077" calcext:value-type="float">
            <text:p>38.7077</text:p>
          </table:table-cell>
          <table:table-cell/>
          <table:table-cell table:formula="of:=([.D334]-[.A334])/0.0166667" office:value-type="float" office:value="-3.77399245201504" calcext:value-type="float">
            <text:p>-3.77399245201504</text:p>
          </table:table-cell>
          <table:table-cell table:formula="of:=ABS([.E334]-[.B334])/0.0166667" office:value-type="float" office:value="513.478973042053" calcext:value-type="float">
            <text:p>513.478973042053</text:p>
          </table:table-cell>
          <table:table-cell table:formula="of:=([.F334]-[.C334])/0.0166667" office:value-type="float" office:value="0.551998896002201" calcext:value-type="float">
            <text:p>0.551998896002201</text:p>
          </table:table-cell>
          <table:table-cell table:formula="of:=DEGREES(ATAN(ABS([.F334]-[.C334])/ABS([.E334]-[.B334])))" office:value-type="float" office:value="0.0615939434987616" calcext:value-type="float">
            <text:p>0.061593943498762</text:p>
          </table:table-cell>
          <table:table-cell table:formula="of:=SQRT(POWER([.H334];2)+POWER([.I334];2)+POWER([.J334];2))" office:value-type="float" office:value="513.493138686517" calcext:value-type="float">
            <text:p>513.493138686517</text:p>
          </table:table-cell>
        </table:table-row>
        <table:table-row table:style-name="ro1">
          <table:table-cell office:value-type="float" office:value="75.0751" calcext:value-type="float">
            <text:p>75.0751</text:p>
          </table:table-cell>
          <table:table-cell office:value-type="float" office:value="272.252" calcext:value-type="float">
            <text:p>272.252</text:p>
          </table:table-cell>
          <table:table-cell office:value-type="float" office:value="39.4991" calcext:value-type="float">
            <text:p>39.4991</text:p>
          </table:table-cell>
          <table:table-cell office:value-type="float" office:value="75.2355" calcext:value-type="float">
            <text:p>75.2355</text:p>
          </table:table-cell>
          <table:table-cell office:value-type="float" office:value="261.445" calcext:value-type="float">
            <text:p>261.445</text:p>
          </table:table-cell>
          <table:table-cell office:value-type="float" office:value="38.4154" calcext:value-type="float">
            <text:p>38.4154</text:p>
          </table:table-cell>
          <table:table-cell/>
          <table:table-cell table:formula="of:=([.D335]-[.A335])/0.0166667" office:value-type="float" office:value="9.62398075203824" calcext:value-type="float">
            <text:p>9.62398075203824</text:p>
          </table:table-cell>
          <table:table-cell table:formula="of:=ABS([.E335]-[.B335])/0.0166667" office:value-type="float" office:value="648.418703162595" calcext:value-type="float">
            <text:p>648.418703162595</text:p>
          </table:table-cell>
          <table:table-cell table:formula="of:=([.F335]-[.C335])/0.0166667" office:value-type="float" office:value="-65.0218699562601" calcext:value-type="float">
            <text:p>-65.0218699562601</text:p>
          </table:table-cell>
          <table:table-cell table:formula="of:=DEGREES(ATAN(ABS([.F335]-[.C335])/ABS([.E335]-[.B335])))" office:value-type="float" office:value="5.72634041259991" calcext:value-type="float">
            <text:p>5.72634041259991</text:p>
          </table:table-cell>
          <table:table-cell table:formula="of:=SQRT(POWER([.H335];2)+POWER([.I335];2)+POWER([.J335];2))" office:value-type="float" office:value="651.741727365362" calcext:value-type="float">
            <text:p>651.741727365362</text:p>
          </table:table-cell>
        </table:table-row>
        <table:table-row table:style-name="ro1">
          <table:table-cell office:value-type="float" office:value="74.5542" calcext:value-type="float">
            <text:p>74.5542</text:p>
          </table:table-cell>
          <table:table-cell office:value-type="float" office:value="268.341" calcext:value-type="float">
            <text:p>268.341</text:p>
          </table:table-cell>
          <table:table-cell office:value-type="float" office:value="40.1673" calcext:value-type="float">
            <text:p>40.1673</text:p>
          </table:table-cell>
          <table:table-cell office:value-type="float" office:value="74.4821" calcext:value-type="float">
            <text:p>74.4821</text:p>
          </table:table-cell>
          <table:table-cell office:value-type="float" office:value="257.661" calcext:value-type="float">
            <text:p>257.661</text:p>
          </table:table-cell>
          <table:table-cell office:value-type="float" office:value="39.0897" calcext:value-type="float">
            <text:p>39.0897</text:p>
          </table:table-cell>
          <table:table-cell/>
          <table:table-cell table:formula="of:=([.D336]-[.A336])/0.0166667" office:value-type="float" office:value="-4.32599134801681" calcext:value-type="float">
            <text:p>-4.32599134801681</text:p>
          </table:table-cell>
          <table:table-cell table:formula="of:=ABS([.E336]-[.B336])/0.0166667" office:value-type="float" office:value="640.798718402564" calcext:value-type="float">
            <text:p>640.798718402564</text:p>
          </table:table-cell>
          <table:table-cell table:formula="of:=([.F336]-[.C336])/0.0166667" office:value-type="float" office:value="-64.6558706882584" calcext:value-type="float">
            <text:p>-64.6558706882584</text:p>
          </table:table-cell>
          <table:table-cell table:formula="of:=DEGREES(ATAN(ABS([.F336]-[.C336])/ABS([.E336]-[.B336])))" office:value-type="float" office:value="5.76158049151291" calcext:value-type="float">
            <text:p>5.76158049151291</text:p>
          </table:table-cell>
          <table:table-cell table:formula="of:=SQRT(POWER([.H336];2)+POWER([.I336];2)+POWER([.J336];2))" office:value-type="float" office:value="644.066839172743" calcext:value-type="float">
            <text:p>644.066839172743</text:p>
          </table:table-cell>
        </table:table-row>
        <table:table-row table:style-name="ro1">
          <table:table-cell office:value-type="float" office:value="75.563" calcext:value-type="float">
            <text:p>75.563</text:p>
          </table:table-cell>
          <table:table-cell office:value-type="float" office:value="271.133" calcext:value-type="float">
            <text:p>271.133</text:p>
          </table:table-cell>
          <table:table-cell office:value-type="float" office:value="38.9407" calcext:value-type="float">
            <text:p>38.9407</text:p>
          </table:table-cell>
          <table:table-cell office:value-type="float" office:value="75.7022" calcext:value-type="float">
            <text:p>75.7022</text:p>
          </table:table-cell>
          <table:table-cell office:value-type="float" office:value="259.142" calcext:value-type="float">
            <text:p>259.142</text:p>
          </table:table-cell>
          <table:table-cell office:value-type="float" office:value="38.0901" calcext:value-type="float">
            <text:p>38.0901</text:p>
          </table:table-cell>
          <table:table-cell/>
          <table:table-cell table:formula="of:=([.D337]-[.A337])/0.0166667" office:value-type="float" office:value="8.35198329603355" calcext:value-type="float">
            <text:p>8.35198329603355</text:p>
          </table:table-cell>
          <table:table-cell table:formula="of:=ABS([.E337]-[.B337])/0.0166667" office:value-type="float" office:value="719.458561082877" calcext:value-type="float">
            <text:p>719.458561082877</text:p>
          </table:table-cell>
          <table:table-cell table:formula="of:=([.F337]-[.C337])/0.0166667" office:value-type="float" office:value="-51.0358979282041" calcext:value-type="float">
            <text:p>-51.0358979282041</text:p>
          </table:table-cell>
          <table:table-cell table:formula="of:=DEGREES(ATAN(ABS([.F337]-[.C337])/ABS([.E337]-[.B337])))" office:value-type="float" office:value="4.05756733721609" calcext:value-type="float">
            <text:p>4.05756733721609</text:p>
          </table:table-cell>
          <table:table-cell table:formula="of:=SQRT(POWER([.H337];2)+POWER([.I337];2)+POWER([.J337];2))" office:value-type="float" office:value="721.314799250479" calcext:value-type="float">
            <text:p>721.314799250479</text:p>
          </table:table-cell>
        </table:table-row>
        <table:table-row table:style-name="ro1">
          <table:table-cell office:value-type="float" office:value="75.7996" calcext:value-type="float">
            <text:p>75.7996</text:p>
          </table:table-cell>
          <table:table-cell office:value-type="float" office:value="270.121" calcext:value-type="float">
            <text:p>270.121</text:p>
          </table:table-cell>
          <table:table-cell office:value-type="float" office:value="37.8732" calcext:value-type="float">
            <text:p>37.8732</text:p>
          </table:table-cell>
          <table:table-cell office:value-type="float" office:value="76.1756" calcext:value-type="float">
            <text:p>76.1756</text:p>
          </table:table-cell>
          <table:table-cell office:value-type="float" office:value="258.196" calcext:value-type="float">
            <text:p>258.196</text:p>
          </table:table-cell>
          <table:table-cell office:value-type="float" office:value="37.0428" calcext:value-type="float">
            <text:p>37.0428</text:p>
          </table:table-cell>
          <table:table-cell/>
          <table:table-cell table:formula="of:=([.D338]-[.A338])/0.0166667" office:value-type="float" office:value="22.5599548800905" calcext:value-type="float">
            <text:p>22.5599548800905</text:p>
          </table:table-cell>
          <table:table-cell table:formula="of:=ABS([.E338]-[.B338])/0.0166667" office:value-type="float" office:value="715.498569002859" calcext:value-type="float">
            <text:p>715.498569002859</text:p>
          </table:table-cell>
          <table:table-cell table:formula="of:=([.F338]-[.C338])/0.0166667" office:value-type="float" office:value="-49.8239003521991" calcext:value-type="float">
            <text:p>-49.8239003521991</text:p>
          </table:table-cell>
          <table:table-cell table:formula="of:=DEGREES(ATAN(ABS([.F338]-[.C338])/ABS([.E338]-[.B338])))" office:value-type="float" office:value="3.98337397820694" calcext:value-type="float">
            <text:p>3.98337397820694</text:p>
          </table:table-cell>
          <table:table-cell table:formula="of:=SQRT(POWER([.H338];2)+POWER([.I338];2)+POWER([.J338];2))" office:value-type="float" office:value="717.585935519668" calcext:value-type="float">
            <text:p>717.585935519668</text:p>
          </table:table-cell>
        </table:table-row>
        <table:table-row table:style-name="ro1">
          <table:table-cell office:value-type="float" office:value="74.2939" calcext:value-type="float">
            <text:p>74.2939</text:p>
          </table:table-cell>
          <table:table-cell office:value-type="float" office:value="268.969" calcext:value-type="float">
            <text:p>268.969</text:p>
          </table:table-cell>
          <table:table-cell office:value-type="float" office:value="36.6018" calcext:value-type="float">
            <text:p>36.6018</text:p>
          </table:table-cell>
          <table:table-cell office:value-type="float" office:value="73.97" calcext:value-type="float">
            <text:p>73.97</text:p>
          </table:table-cell>
          <table:table-cell office:value-type="float" office:value="255.875" calcext:value-type="float">
            <text:p>255.875</text:p>
          </table:table-cell>
          <table:table-cell office:value-type="float" office:value="35.3084" calcext:value-type="float">
            <text:p>35.3084</text:p>
          </table:table-cell>
          <table:table-cell/>
          <table:table-cell table:formula="of:=([.D339]-[.A339])/0.0166667" office:value-type="float" office:value="-19.4339611320774" calcext:value-type="float">
            <text:p>-19.4339611320774</text:p>
          </table:table-cell>
          <table:table-cell table:formula="of:=ABS([.E339]-[.B339])/0.0166667" office:value-type="float" office:value="785.638428723142" calcext:value-type="float">
            <text:p>785.638428723142</text:p>
          </table:table-cell>
          <table:table-cell table:formula="of:=([.F339]-[.C339])/0.0166667" office:value-type="float" office:value="-77.6038447923103" calcext:value-type="float">
            <text:p>-77.6038447923103</text:p>
          </table:table-cell>
          <table:table-cell table:formula="of:=DEGREES(ATAN(ABS([.F339]-[.C339])/ABS([.E339]-[.B339])))" office:value-type="float" office:value="5.64126632409038" calcext:value-type="float">
            <text:p>5.64126632409038</text:p>
          </table:table-cell>
          <table:table-cell table:formula="of:=SQRT(POWER([.H339];2)+POWER([.I339];2)+POWER([.J339];2))" office:value-type="float" office:value="789.70106765687" calcext:value-type="float">
            <text:p>789.70106765687</text:p>
          </table:table-cell>
        </table:table-row>
        <table:table-row table:style-name="ro1">
          <table:table-cell office:value-type="float" office:value="75.0512" calcext:value-type="float">
            <text:p>75.0512</text:p>
          </table:table-cell>
          <table:table-cell office:value-type="float" office:value="270.141" calcext:value-type="float">
            <text:p>270.141</text:p>
          </table:table-cell>
          <table:table-cell office:value-type="float" office:value="37.3805" calcext:value-type="float">
            <text:p>37.3805</text:p>
          </table:table-cell>
          <table:table-cell office:value-type="float" office:value="75.1831" calcext:value-type="float">
            <text:p>75.1831</text:p>
          </table:table-cell>
          <table:table-cell office:value-type="float" office:value="255.859" calcext:value-type="float">
            <text:p>255.859</text:p>
          </table:table-cell>
          <table:table-cell office:value-type="float" office:value="36.2675" calcext:value-type="float">
            <text:p>36.2675</text:p>
          </table:table-cell>
          <table:table-cell/>
          <table:table-cell table:formula="of:=([.D340]-[.A340])/0.0166667" office:value-type="float" office:value="7.91398417203176" calcext:value-type="float">
            <text:p>7.91398417203176</text:p>
          </table:table-cell>
          <table:table-cell table:formula="of:=ABS([.E340]-[.B340])/0.0166667" office:value-type="float" office:value="856.918286163428" calcext:value-type="float">
            <text:p>856.918286163428</text:p>
          </table:table-cell>
          <table:table-cell table:formula="of:=([.F340]-[.C340])/0.0166667" office:value-type="float" office:value="-66.7798664402671" calcext:value-type="float">
            <text:p>-66.7798664402671</text:p>
          </table:table-cell>
          <table:table-cell table:formula="of:=DEGREES(ATAN(ABS([.F340]-[.C340])/ABS([.E340]-[.B340])))" office:value-type="float" office:value="4.4560689086555" calcext:value-type="float">
            <text:p>4.4560689086555</text:p>
          </table:table-cell>
          <table:table-cell table:formula="of:=SQRT(POWER([.H340];2)+POWER([.I340];2)+POWER([.J340];2))" office:value-type="float" office:value="859.552866825841" calcext:value-type="float">
            <text:p>859.552866825841</text:p>
          </table:table-cell>
        </table:table-row>
        <table:table-row table:style-name="ro1">
          <table:table-cell office:value-type="float" office:value="74.5803" calcext:value-type="float">
            <text:p>74.5803</text:p>
          </table:table-cell>
          <table:table-cell office:value-type="float" office:value="273.628" calcext:value-type="float">
            <text:p>273.628</text:p>
          </table:table-cell>
          <table:table-cell office:value-type="float" office:value="38.5225" calcext:value-type="float">
            <text:p>38.5225</text:p>
          </table:table-cell>
          <table:table-cell office:value-type="float" office:value="74.5067" calcext:value-type="float">
            <text:p>74.5067</text:p>
          </table:table-cell>
          <table:table-cell office:value-type="float" office:value="262.705" calcext:value-type="float">
            <text:p>262.705</text:p>
          </table:table-cell>
          <table:table-cell office:value-type="float" office:value="37.4669" calcext:value-type="float">
            <text:p>37.4669</text:p>
          </table:table-cell>
          <table:table-cell/>
          <table:table-cell table:formula="of:=([.D341]-[.A341])/0.0166667" office:value-type="float" office:value="-4.4159911680176" calcext:value-type="float">
            <text:p>-4.4159911680176</text:p>
          </table:table-cell>
          <table:table-cell table:formula="of:=ABS([.E341]-[.B341])/0.0166667" office:value-type="float" office:value="655.378689242622" calcext:value-type="float">
            <text:p>655.378689242622</text:p>
          </table:table-cell>
          <table:table-cell table:formula="of:=([.F341]-[.C341])/0.0166667" office:value-type="float" office:value="-63.3358733282532" calcext:value-type="float">
            <text:p>-63.3358733282532</text:p>
          </table:table-cell>
          <table:table-cell table:formula="of:=DEGREES(ATAN(ABS([.F341]-[.C341])/ABS([.E341]-[.B341])))" office:value-type="float" office:value="5.51992932042917" calcext:value-type="float">
            <text:p>5.51992932042917</text:p>
          </table:table-cell>
          <table:table-cell table:formula="of:=SQRT(POWER([.H341];2)+POWER([.I341];2)+POWER([.J341];2))" office:value-type="float" office:value="658.446778518678" calcext:value-type="float">
            <text:p>658.446778518678</text:p>
          </table:table-cell>
        </table:table-row>
        <table:table-row table:style-name="ro1">
          <table:table-cell office:value-type="float" office:value="74.5705" calcext:value-type="float">
            <text:p>74.5705</text:p>
          </table:table-cell>
          <table:table-cell office:value-type="float" office:value="272.463" calcext:value-type="float">
            <text:p>272.463</text:p>
          </table:table-cell>
          <table:table-cell office:value-type="float" office:value="37.9752" calcext:value-type="float">
            <text:p>37.9752</text:p>
          </table:table-cell>
          <table:table-cell office:value-type="float" office:value="74.4974" calcext:value-type="float">
            <text:p>74.4974</text:p>
          </table:table-cell>
          <table:table-cell office:value-type="float" office:value="261.606" calcext:value-type="float">
            <text:p>261.606</text:p>
          </table:table-cell>
          <table:table-cell office:value-type="float" office:value="36.9304" calcext:value-type="float">
            <text:p>36.9304</text:p>
          </table:table-cell>
          <table:table-cell/>
          <table:table-cell table:formula="of:=([.D342]-[.A342])/0.0166667" office:value-type="float" office:value="-4.38599122801734" calcext:value-type="float">
            <text:p>-4.38599122801734</text:p>
          </table:table-cell>
          <table:table-cell table:formula="of:=ABS([.E342]-[.B342])/0.0166667" office:value-type="float" office:value="651.418697162607" calcext:value-type="float">
            <text:p>651.418697162607</text:p>
          </table:table-cell>
          <table:table-cell table:formula="of:=([.F342]-[.C342])/0.0166667" office:value-type="float" office:value="-62.6878746242509" calcext:value-type="float">
            <text:p>-62.6878746242509</text:p>
          </table:table-cell>
          <table:table-cell table:formula="of:=DEGREES(ATAN(ABS([.F342]-[.C342])/ABS([.E342]-[.B342])))" office:value-type="float" office:value="5.49680936860305" calcext:value-type="float">
            <text:p>5.49680936860305</text:p>
          </table:table-cell>
          <table:table-cell table:formula="of:=SQRT(POWER([.H342];2)+POWER([.I342];2)+POWER([.J342];2))" office:value-type="float" office:value="654.44275957259" calcext:value-type="float">
            <text:p>654.44275957259</text:p>
          </table:table-cell>
        </table:table-row>
        <table:table-row table:style-name="ro1">
          <table:table-cell office:value-type="float" office:value="74.3612" calcext:value-type="float">
            <text:p>74.3612</text:p>
          </table:table-cell>
          <table:table-cell office:value-type="float" office:value="278.551" calcext:value-type="float">
            <text:p>278.551</text:p>
          </table:table-cell>
          <table:table-cell office:value-type="float" office:value="39.1925" calcext:value-type="float">
            <text:p>39.1925</text:p>
          </table:table-cell>
          <table:table-cell office:value-type="float" office:value="74.0522" calcext:value-type="float">
            <text:p>74.0522</text:p>
          </table:table-cell>
          <table:table-cell office:value-type="float" office:value="268.602" calcext:value-type="float">
            <text:p>268.602</text:p>
          </table:table-cell>
          <table:table-cell office:value-type="float" office:value="38.4009" calcext:value-type="float">
            <text:p>38.4009</text:p>
          </table:table-cell>
          <table:table-cell/>
          <table:table-cell table:formula="of:=([.D343]-[.A343])/0.0166667" office:value-type="float" office:value="-18.539962920074" calcext:value-type="float">
            <text:p>-18.539962920074</text:p>
          </table:table-cell>
          <table:table-cell table:formula="of:=ABS([.E343]-[.B343])/0.0166667" office:value-type="float" office:value="596.938806122389" calcext:value-type="float">
            <text:p>596.938806122389</text:p>
          </table:table-cell>
          <table:table-cell table:formula="of:=([.F343]-[.C343])/0.0166667" office:value-type="float" office:value="-47.4959050081901" calcext:value-type="float">
            <text:p>-47.4959050081901</text:p>
          </table:table-cell>
          <table:table-cell table:formula="of:=DEGREES(ATAN(ABS([.F343]-[.C343])/ABS([.E343]-[.B343])))" office:value-type="float" office:value="4.54919996110434" calcext:value-type="float">
            <text:p>4.54919996110434</text:p>
          </table:table-cell>
          <table:table-cell table:formula="of:=SQRT(POWER([.H343];2)+POWER([.I343];2)+POWER([.J343];2))" office:value-type="float" office:value="599.112284528074" calcext:value-type="float">
            <text:p>599.112284528074</text:p>
          </table:table-cell>
        </table:table-row>
        <table:table-row table:style-name="ro1">
          <table:table-cell office:value-type="float" office:value="75.1106" calcext:value-type="float">
            <text:p>75.1106</text:p>
          </table:table-cell>
          <table:table-cell office:value-type="float" office:value="277.412" calcext:value-type="float">
            <text:p>277.412</text:p>
          </table:table-cell>
          <table:table-cell office:value-type="float" office:value="38.8748" calcext:value-type="float">
            <text:p>38.8748</text:p>
          </table:table-cell>
          <table:table-cell office:value-type="float" office:value="75.0076" calcext:value-type="float">
            <text:p>75.0076</text:p>
          </table:table-cell>
          <table:table-cell office:value-type="float" office:value="263.884" calcext:value-type="float">
            <text:p>263.884</text:p>
          </table:table-cell>
          <table:table-cell office:value-type="float" office:value="37.9876" calcext:value-type="float">
            <text:p>37.9876</text:p>
          </table:table-cell>
          <table:table-cell/>
          <table:table-cell table:formula="of:=([.D344]-[.A344])/0.0166667" office:value-type="float" office:value="-6.17998764002524" calcext:value-type="float">
            <text:p>-6.17998764002524</text:p>
          </table:table-cell>
          <table:table-cell table:formula="of:=ABS([.E344]-[.B344])/0.0166667" office:value-type="float" office:value="811.678376643244" calcext:value-type="float">
            <text:p>811.678376643244</text:p>
          </table:table-cell>
          <table:table-cell table:formula="of:=([.F344]-[.C344])/0.0166667" office:value-type="float" office:value="-53.2318935362129" calcext:value-type="float">
            <text:p>-53.2318935362129</text:p>
          </table:table-cell>
          <table:table-cell table:formula="of:=DEGREES(ATAN(ABS([.F344]-[.C344])/ABS([.E344]-[.B344])))" office:value-type="float" office:value="3.75222683972979" calcext:value-type="float">
            <text:p>3.75222683972979</text:p>
          </table:table-cell>
          <table:table-cell table:formula="of:=SQRT(POWER([.H344];2)+POWER([.I344];2)+POWER([.J344];2))" office:value-type="float" office:value="813.44551990093" calcext:value-type="float">
            <text:p>813.44551990093</text:p>
          </table:table-cell>
        </table:table-row>
        <table:table-row table:style-name="ro1">
          <table:table-cell office:value-type="float" office:value="74.8129" calcext:value-type="float">
            <text:p>74.8129</text:p>
          </table:table-cell>
          <table:table-cell office:value-type="float" office:value="271.204" calcext:value-type="float">
            <text:p>271.204</text:p>
          </table:table-cell>
          <table:table-cell office:value-type="float" office:value="38.1908" calcext:value-type="float">
            <text:p>38.1908</text:p>
          </table:table-cell>
          <table:table-cell office:value-type="float" office:value="74.727" calcext:value-type="float">
            <text:p>74.727</text:p>
          </table:table-cell>
          <table:table-cell office:value-type="float" office:value="259.152" calcext:value-type="float">
            <text:p>259.152</text:p>
          </table:table-cell>
          <table:table-cell office:value-type="float" office:value="37.3693" calcext:value-type="float">
            <text:p>37.3693</text:p>
          </table:table-cell>
          <table:table-cell/>
          <table:table-cell table:formula="of:=([.D345]-[.A345])/0.0166667" office:value-type="float" office:value="-5.15398969202033" calcext:value-type="float">
            <text:p>-5.15398969202033</text:p>
          </table:table-cell>
          <table:table-cell table:formula="of:=ABS([.E345]-[.B345])/0.0166667" office:value-type="float" office:value="723.118553762894" calcext:value-type="float">
            <text:p>723.118553762894</text:p>
          </table:table-cell>
          <table:table-cell table:formula="of:=([.F345]-[.C345])/0.0166667" office:value-type="float" office:value="-49.2899014201972" calcext:value-type="float">
            <text:p>-49.2899014201972</text:p>
          </table:table-cell>
          <table:table-cell table:formula="of:=DEGREES(ATAN(ABS([.F345]-[.C345])/ABS([.E345]-[.B345])))" office:value-type="float" office:value="3.89941827526523" calcext:value-type="float">
            <text:p>3.89941827526523</text:p>
          </table:table-cell>
          <table:table-cell table:formula="of:=SQRT(POWER([.H345];2)+POWER([.I345];2)+POWER([.J345];2))" office:value-type="float" office:value="724.814804476217" calcext:value-type="float">
            <text:p>724.814804476217</text:p>
          </table:table-cell>
        </table:table-row>
        <table:table-row table:style-name="ro1">
          <table:table-cell office:value-type="float" office:value="75.0446" calcext:value-type="float">
            <text:p>75.0446</text:p>
          </table:table-cell>
          <table:table-cell office:value-type="float" office:value="268.7" calcext:value-type="float">
            <text:p>268.7</text:p>
          </table:table-cell>
          <table:table-cell office:value-type="float" office:value="38.3748" calcext:value-type="float">
            <text:p>38.3748</text:p>
          </table:table-cell>
          <table:table-cell office:value-type="float" office:value="74.9461" calcext:value-type="float">
            <text:p>74.9461</text:p>
          </table:table-cell>
          <table:table-cell office:value-type="float" office:value="255.525" calcext:value-type="float">
            <text:p>255.525</text:p>
          </table:table-cell>
          <table:table-cell office:value-type="float" office:value="38.0191" calcext:value-type="float">
            <text:p>38.0191</text:p>
          </table:table-cell>
          <table:table-cell/>
          <table:table-cell table:formula="of:=([.D346]-[.A346])/0.0166667" office:value-type="float" office:value="-5.90998818002372" calcext:value-type="float">
            <text:p>-5.90998818002372</text:p>
          </table:table-cell>
          <table:table-cell table:formula="of:=ABS([.E346]-[.B346])/0.0166667" office:value-type="float" office:value="790.498419003161" calcext:value-type="float">
            <text:p>790.498419003161</text:p>
          </table:table-cell>
          <table:table-cell table:formula="of:=([.F346]-[.C346])/0.0166667" office:value-type="float" office:value="-21.3419573160853" calcext:value-type="float">
            <text:p>-21.3419573160853</text:p>
          </table:table-cell>
          <table:table-cell table:formula="of:=DEGREES(ATAN(ABS([.F346]-[.C346])/ABS([.E346]-[.B346])))" office:value-type="float" office:value="1.54650165213444" calcext:value-type="float">
            <text:p>1.54650165213444</text:p>
          </table:table-cell>
          <table:table-cell table:formula="of:=SQRT(POWER([.H346];2)+POWER([.I346];2)+POWER([.J346];2))" office:value-type="float" office:value="790.808546709548" calcext:value-type="float">
            <text:p>790.808546709548</text:p>
          </table:table-cell>
        </table:table-row>
        <table:table-row table:style-name="ro1">
          <table:table-cell office:value-type="float" office:value="74.8646" calcext:value-type="float">
            <text:p>74.8646</text:p>
          </table:table-cell>
          <table:table-cell office:value-type="float" office:value="278.817" calcext:value-type="float">
            <text:p>278.817</text:p>
          </table:table-cell>
          <table:table-cell office:value-type="float" office:value="38.1355" calcext:value-type="float">
            <text:p>38.1355</text:p>
          </table:table-cell>
          <table:table-cell office:value-type="float" office:value="74.7611" calcext:value-type="float">
            <text:p>74.7611</text:p>
          </table:table-cell>
          <table:table-cell office:value-type="float" office:value="263.902" calcext:value-type="float">
            <text:p>263.902</text:p>
          </table:table-cell>
          <table:table-cell office:value-type="float" office:value="37.7416" calcext:value-type="float">
            <text:p>37.7416</text:p>
          </table:table-cell>
          <table:table-cell/>
          <table:table-cell table:formula="of:=([.D347]-[.A347])/0.0166667" office:value-type="float" office:value="-6.20998758002465" calcext:value-type="float">
            <text:p>-6.20998758002465</text:p>
          </table:table-cell>
          <table:table-cell table:formula="of:=ABS([.E347]-[.B347])/0.0166667" office:value-type="float" office:value="894.898210203581" calcext:value-type="float">
            <text:p>894.898210203581</text:p>
          </table:table-cell>
          <table:table-cell table:formula="of:=([.F347]-[.C347])/0.0166667" office:value-type="float" office:value="-23.6339527320947" calcext:value-type="float">
            <text:p>-23.6339527320947</text:p>
          </table:table-cell>
          <table:table-cell table:formula="of:=DEGREES(ATAN(ABS([.F347]-[.C347])/ABS([.E347]-[.B347])))" office:value-type="float" office:value="1.51281010552228" calcext:value-type="float">
            <text:p>1.51281010552228</text:p>
          </table:table-cell>
          <table:table-cell table:formula="of:=SQRT(POWER([.H347];2)+POWER([.I347];2)+POWER([.J347];2))" office:value-type="float" office:value="895.231776856172" calcext:value-type="float">
            <text:p>895.231776856172</text:p>
          </table:table-cell>
        </table:table-row>
        <table:table-row table:style-name="ro1">
          <table:table-cell office:value-type="float" office:value="75.027" calcext:value-type="float">
            <text:p>75.027</text:p>
          </table:table-cell>
          <table:table-cell office:value-type="float" office:value="266.204" calcext:value-type="float">
            <text:p>266.204</text:p>
          </table:table-cell>
          <table:table-cell office:value-type="float" office:value="38.5623" calcext:value-type="float">
            <text:p>38.5623</text:p>
          </table:table-cell>
          <table:table-cell office:value-type="float" office:value="75.1869" calcext:value-type="float">
            <text:p>75.1869</text:p>
          </table:table-cell>
          <table:table-cell office:value-type="float" office:value="255.598" calcext:value-type="float">
            <text:p>255.598</text:p>
          </table:table-cell>
          <table:table-cell office:value-type="float" office:value="37.7628" calcext:value-type="float">
            <text:p>37.7628</text:p>
          </table:table-cell>
          <table:table-cell/>
          <table:table-cell table:formula="of:=([.D348]-[.A348])/0.0166667" office:value-type="float" office:value="9.59398081203797" calcext:value-type="float">
            <text:p>9.59398081203797</text:p>
          </table:table-cell>
          <table:table-cell table:formula="of:=ABS([.E348]-[.B348])/0.0166667" office:value-type="float" office:value="636.358727282545" calcext:value-type="float">
            <text:p>636.358727282545</text:p>
          </table:table-cell>
          <table:table-cell table:formula="of:=([.F348]-[.C348])/0.0166667" office:value-type="float" office:value="-47.969904060192" calcext:value-type="float">
            <text:p>-47.969904060192</text:p>
          </table:table-cell>
          <table:table-cell table:formula="of:=DEGREES(ATAN(ABS([.F348]-[.C348])/ABS([.E348]-[.B348])))" office:value-type="float" office:value="4.31090925528846" calcext:value-type="float">
            <text:p>4.31090925528846</text:p>
          </table:table-cell>
          <table:table-cell table:formula="of:=SQRT(POWER([.H348];2)+POWER([.I348];2)+POWER([.J348];2))" office:value-type="float" office:value="638.236308863752" calcext:value-type="float">
            <text:p>638.236308863752</text:p>
          </table:table-cell>
        </table:table-row>
        <table:table-row table:style-name="ro1">
          <table:table-cell office:value-type="float" office:value="74.7979" calcext:value-type="float">
            <text:p>74.7979</text:p>
          </table:table-cell>
          <table:table-cell office:value-type="float" office:value="268.579" calcext:value-type="float">
            <text:p>268.579</text:p>
          </table:table-cell>
          <table:table-cell office:value-type="float" office:value="38.8918" calcext:value-type="float">
            <text:p>38.8918</text:p>
          </table:table-cell>
          <table:table-cell office:value-type="float" office:value="74.4778" calcext:value-type="float">
            <text:p>74.4778</text:p>
          </table:table-cell>
          <table:table-cell office:value-type="float" office:value="257.855" calcext:value-type="float">
            <text:p>257.855</text:p>
          </table:table-cell>
          <table:table-cell office:value-type="float" office:value="37.8467" calcext:value-type="float">
            <text:p>37.8467</text:p>
          </table:table-cell>
          <table:table-cell/>
          <table:table-cell table:formula="of:=([.D349]-[.A349])/0.0166667" office:value-type="float" office:value="-19.2059615880766" calcext:value-type="float">
            <text:p>-19.2059615880766</text:p>
          </table:table-cell>
          <table:table-cell table:formula="of:=ABS([.E349]-[.B349])/0.0166667" office:value-type="float" office:value="643.438713122573" calcext:value-type="float">
            <text:p>643.438713122573</text:p>
          </table:table-cell>
          <table:table-cell table:formula="of:=([.F349]-[.C349])/0.0166667" office:value-type="float" office:value="-62.7058745882511" calcext:value-type="float">
            <text:p>-62.7058745882511</text:p>
          </table:table-cell>
          <table:table-cell table:formula="of:=DEGREES(ATAN(ABS([.F349]-[.C349])/ABS([.E349]-[.B349])))" office:value-type="float" office:value="5.56614376572791" calcext:value-type="float">
            <text:p>5.56614376572791</text:p>
          </table:table-cell>
          <table:table-cell table:formula="of:=SQRT(POWER([.H349];2)+POWER([.I349];2)+POWER([.J349];2))" office:value-type="float" office:value="646.772195763882" calcext:value-type="float">
            <text:p>646.772195763882</text:p>
          </table:table-cell>
        </table:table-row>
        <table:table-row table:style-name="ro1">
          <table:table-cell office:value-type="float" office:value="75.3219" calcext:value-type="float">
            <text:p>75.3219</text:p>
          </table:table-cell>
          <table:table-cell office:value-type="float" office:value="272.497" calcext:value-type="float">
            <text:p>272.497</text:p>
          </table:table-cell>
          <table:table-cell office:value-type="float" office:value="38.2114" calcext:value-type="float">
            <text:p>38.2114</text:p>
          </table:table-cell>
          <table:table-cell office:value-type="float" office:value="75.2151" calcext:value-type="float">
            <text:p>75.2151</text:p>
          </table:table-cell>
          <table:table-cell office:value-type="float" office:value="259.13" calcext:value-type="float">
            <text:p>259.13</text:p>
          </table:table-cell>
          <table:table-cell office:value-type="float" office:value="37.8542" calcext:value-type="float">
            <text:p>37.8542</text:p>
          </table:table-cell>
          <table:table-cell/>
          <table:table-cell table:formula="of:=([.D350]-[.A350])/0.0166667" office:value-type="float" office:value="-6.40798718402519" calcext:value-type="float">
            <text:p>-6.40798718402519</text:p>
          </table:table-cell>
          <table:table-cell table:formula="of:=ABS([.E350]-[.B350])/0.0166667" office:value-type="float" office:value="802.018395963209" calcext:value-type="float">
            <text:p>802.018395963209</text:p>
          </table:table-cell>
          <table:table-cell table:formula="of:=([.F350]-[.C350])/0.0166667" office:value-type="float" office:value="-21.4319571360857" calcext:value-type="float">
            <text:p>-21.4319571360857</text:p>
          </table:table-cell>
          <table:table-cell table:formula="of:=DEGREES(ATAN(ABS([.F350]-[.C350])/ABS([.E350]-[.B350])))" office:value-type="float" office:value="1.53072364560226" calcext:value-type="float">
            <text:p>1.53072364560226</text:p>
          </table:table-cell>
          <table:table-cell table:formula="of:=SQRT(POWER([.H350];2)+POWER([.I350];2)+POWER([.J350];2))" office:value-type="float" office:value="802.330292678665" calcext:value-type="float">
            <text:p>802.330292678665</text:p>
          </table:table-cell>
        </table:table-row>
        <table:table-row table:style-name="ro1">
          <table:table-cell office:value-type="float" office:value="74.6333" calcext:value-type="float">
            <text:p>74.6333</text:p>
          </table:table-cell>
          <table:table-cell office:value-type="float" office:value="281.017" calcext:value-type="float">
            <text:p>281.017</text:p>
          </table:table-cell>
          <table:table-cell office:value-type="float" office:value="40.0393" calcext:value-type="float">
            <text:p>40.0393</text:p>
          </table:table-cell>
          <table:table-cell office:value-type="float" office:value="74.5325" calcext:value-type="float">
            <text:p>74.5325</text:p>
          </table:table-cell>
          <table:table-cell office:value-type="float" office:value="266.196" calcext:value-type="float">
            <text:p>266.196</text:p>
          </table:table-cell>
          <table:table-cell office:value-type="float" office:value="38.3224" calcext:value-type="float">
            <text:p>38.3224</text:p>
          </table:table-cell>
          <table:table-cell/>
          <table:table-cell table:formula="of:=([.D351]-[.A351])/0.0166667" office:value-type="float" office:value="-6.04798790402459" calcext:value-type="float">
            <text:p>-6.04798790402459</text:p>
          </table:table-cell>
          <table:table-cell table:formula="of:=ABS([.E351]-[.B351])/0.0166667" office:value-type="float" office:value="889.258221483555" calcext:value-type="float">
            <text:p>889.258221483555</text:p>
          </table:table-cell>
          <table:table-cell table:formula="of:=([.F351]-[.C351])/0.0166667" office:value-type="float" office:value="-103.013793972412" calcext:value-type="float">
            <text:p>-103.013793972412</text:p>
          </table:table-cell>
          <table:table-cell table:formula="of:=DEGREES(ATAN(ABS([.F351]-[.C351])/ABS([.E351]-[.B351])))" office:value-type="float" office:value="6.60782701172193" calcext:value-type="float">
            <text:p>6.60782701172193</text:p>
          </table:table-cell>
          <table:table-cell table:formula="of:=SQRT(POWER([.H351];2)+POWER([.I351];2)+POWER([.J351];2))" office:value-type="float" office:value="895.225448913498" calcext:value-type="float">
            <text:p>895.225448913498</text:p>
          </table:table-cell>
        </table:table-row>
        <table:table-row table:style-name="ro1">
          <table:table-cell office:value-type="float" office:value="75.7372" calcext:value-type="float">
            <text:p>75.7372</text:p>
          </table:table-cell>
          <table:table-cell office:value-type="float" office:value="262.457" calcext:value-type="float">
            <text:p>262.457</text:p>
          </table:table-cell>
          <table:table-cell office:value-type="float" office:value="39.6951" calcext:value-type="float">
            <text:p>39.6951</text:p>
          </table:table-cell>
          <table:table-cell office:value-type="float" office:value="75.8385" calcext:value-type="float">
            <text:p>75.8385</text:p>
          </table:table-cell>
          <table:table-cell office:value-type="float" office:value="247.313" calcext:value-type="float">
            <text:p>247.313</text:p>
          </table:table-cell>
          <table:table-cell office:value-type="float" office:value="39.7226" calcext:value-type="float">
            <text:p>39.7226</text:p>
          </table:table-cell>
          <table:table-cell/>
          <table:table-cell table:formula="of:=([.D352]-[.A352])/0.0166667" office:value-type="float" office:value="6.077987844024" calcext:value-type="float">
            <text:p>6.077987844024</text:p>
          </table:table-cell>
          <table:table-cell table:formula="of:=ABS([.E352]-[.B352])/0.0166667" office:value-type="float" office:value="908.638182723635" calcext:value-type="float">
            <text:p>908.638182723635</text:p>
          </table:table-cell>
          <table:table-cell table:formula="of:=([.F352]-[.C352])/0.0166667" office:value-type="float" office:value="1.6499967000068" calcext:value-type="float">
            <text:p>1.6499967000068</text:p>
          </table:table-cell>
          <table:table-cell table:formula="of:=DEGREES(ATAN(ABS([.F352]-[.C352])/ABS([.E352]-[.B352])))" office:value-type="float" office:value="0.10404333100446" calcext:value-type="float">
            <text:p>0.10404333100446</text:p>
          </table:table-cell>
          <table:table-cell table:formula="of:=SQRT(POWER([.H352];2)+POWER([.I352];2)+POWER([.J352];2))" office:value-type="float" office:value="908.660008764913" calcext:value-type="float">
            <text:p>908.660008764913</text:p>
          </table:table-cell>
        </table:table-row>
        <table:table-row table:style-name="ro1">
          <table:table-cell office:value-type="float" office:value="75.2953" calcext:value-type="float">
            <text:p>75.2953</text:p>
          </table:table-cell>
          <table:table-cell office:value-type="float" office:value="268.564" calcext:value-type="float">
            <text:p>268.564</text:p>
          </table:table-cell>
          <table:table-cell office:value-type="float" office:value="39.3832" calcext:value-type="float">
            <text:p>39.3832</text:p>
          </table:table-cell>
          <table:table-cell office:value-type="float" office:value="75.4685" calcext:value-type="float">
            <text:p>75.4685</text:p>
          </table:table-cell>
          <table:table-cell office:value-type="float" office:value="260.341" calcext:value-type="float">
            <text:p>260.341</text:p>
          </table:table-cell>
          <table:table-cell office:value-type="float" office:value="37.8788" calcext:value-type="float">
            <text:p>37.8788</text:p>
          </table:table-cell>
          <table:table-cell/>
          <table:table-cell table:formula="of:=([.D353]-[.A353])/0.0166667" office:value-type="float" office:value="10.3919792160421" calcext:value-type="float">
            <text:p>10.3919792160421</text:p>
          </table:table-cell>
          <table:table-cell table:formula="of:=ABS([.E353]-[.B353])/0.0166667" office:value-type="float" office:value="493.379013241974" calcext:value-type="float">
            <text:p>493.379013241974</text:p>
          </table:table-cell>
          <table:table-cell table:formula="of:=([.F353]-[.C353])/0.0166667" office:value-type="float" office:value="-90.2638194723613" calcext:value-type="float">
            <text:p>-90.2638194723613</text:p>
          </table:table-cell>
          <table:table-cell table:formula="of:=DEGREES(ATAN(ABS([.F353]-[.C353])/ABS([.E353]-[.B353])))" office:value-type="float" office:value="10.3676216932374" calcext:value-type="float">
            <text:p>10.3676216932374</text:p>
          </table:table-cell>
          <table:table-cell table:formula="of:=SQRT(POWER([.H353];2)+POWER([.I353];2)+POWER([.J353];2))" office:value-type="float" office:value="501.67559343204" calcext:value-type="float">
            <text:p>501.67559343204</text:p>
          </table:table-cell>
        </table:table-row>
        <table:table-row table:style-name="ro1">
          <table:table-cell office:value-type="float" office:value="75.5321" calcext:value-type="float">
            <text:p>75.5321</text:p>
          </table:table-cell>
          <table:table-cell office:value-type="float" office:value="267.386" calcext:value-type="float">
            <text:p>267.386</text:p>
          </table:table-cell>
          <table:table-cell office:value-type="float" office:value="39.0907" calcext:value-type="float">
            <text:p>39.0907</text:p>
          </table:table-cell>
          <table:table-cell office:value-type="float" office:value="75.8805" calcext:value-type="float">
            <text:p>75.8805</text:p>
          </table:table-cell>
          <table:table-cell office:value-type="float" office:value="251.957" calcext:value-type="float">
            <text:p>251.957</text:p>
          </table:table-cell>
          <table:table-cell office:value-type="float" office:value="39.129" calcext:value-type="float">
            <text:p>39.129</text:p>
          </table:table-cell>
          <table:table-cell/>
          <table:table-cell table:formula="of:=([.D354]-[.A354])/0.0166667" office:value-type="float" office:value="20.9039581920835" calcext:value-type="float">
            <text:p>20.9039581920835</text:p>
          </table:table-cell>
          <table:table-cell table:formula="of:=ABS([.E354]-[.B354])/0.0166667" office:value-type="float" office:value="925.738148523705" calcext:value-type="float">
            <text:p>925.738148523705</text:p>
          </table:table-cell>
          <table:table-cell table:formula="of:=([.F354]-[.C354])/0.0166667" office:value-type="float" office:value="2.29799540400917" calcext:value-type="float">
            <text:p>2.29799540400917</text:p>
          </table:table-cell>
          <table:table-cell table:formula="of:=DEGREES(ATAN(ABS([.F354]-[.C354])/ABS([.E354]-[.B354])))" office:value-type="float" office:value="0.142227224577664" calcext:value-type="float">
            <text:p>0.142227224577664</text:p>
          </table:table-cell>
          <table:table-cell table:formula="of:=SQRT(POWER([.H354];2)+POWER([.I354];2)+POWER([.J354];2))" office:value-type="float" office:value="925.976984532051" calcext:value-type="float">
            <text:p>925.976984532051</text:p>
          </table:table-cell>
        </table:table-row>
        <table:table-row table:style-name="ro1">
          <table:table-cell office:value-type="float" office:value="75.5721" calcext:value-type="float">
            <text:p>75.5721</text:p>
          </table:table-cell>
          <table:table-cell office:value-type="float" office:value="272.523" calcext:value-type="float">
            <text:p>272.523</text:p>
          </table:table-cell>
          <table:table-cell office:value-type="float" office:value="38.2046" calcext:value-type="float">
            <text:p>38.2046</text:p>
          </table:table-cell>
          <table:table-cell office:value-type="float" office:value="75.7017" calcext:value-type="float">
            <text:p>75.7017</text:p>
          </table:table-cell>
          <table:table-cell office:value-type="float" office:value="259.183" calcext:value-type="float">
            <text:p>259.183</text:p>
          </table:table-cell>
          <table:table-cell office:value-type="float" office:value="37.8403" calcext:value-type="float">
            <text:p>37.8403</text:p>
          </table:table-cell>
          <table:table-cell/>
          <table:table-cell table:formula="of:=([.D355]-[.A355])/0.0166667" office:value-type="float" office:value="7.77598444803089" calcext:value-type="float">
            <text:p>7.77598444803089</text:p>
          </table:table-cell>
          <table:table-cell table:formula="of:=ABS([.E355]-[.B355])/0.0166667" office:value-type="float" office:value="800.398399203204" calcext:value-type="float">
            <text:p>800.398399203204</text:p>
          </table:table-cell>
          <table:table-cell table:formula="of:=([.F355]-[.C355])/0.0166667" office:value-type="float" office:value="-21.8579562840874" calcext:value-type="float">
            <text:p>-21.8579562840874</text:p>
          </table:table-cell>
          <table:table-cell table:formula="of:=DEGREES(ATAN(ABS([.F355]-[.C355])/ABS([.E355]-[.B355])))" office:value-type="float" office:value="1.56429280311741" calcext:value-type="float">
            <text:p>1.56429280311741</text:p>
          </table:table-cell>
          <table:table-cell table:formula="of:=SQRT(POWER([.H355];2)+POWER([.I355];2)+POWER([.J355];2))" office:value-type="float" office:value="800.734558785934" calcext:value-type="float">
            <text:p>800.734558785934</text:p>
          </table:table-cell>
        </table:table-row>
        <table:table-row table:style-name="ro1">
          <table:table-cell office:value-type="float" office:value="74.8397" calcext:value-type="float">
            <text:p>74.8397</text:p>
          </table:table-cell>
          <table:table-cell office:value-type="float" office:value="274.907" calcext:value-type="float">
            <text:p>274.907</text:p>
          </table:table-cell>
          <table:table-cell office:value-type="float" office:value="38.5511" calcext:value-type="float">
            <text:p>38.5511</text:p>
          </table:table-cell>
          <table:table-cell office:value-type="float" office:value="74.965" calcext:value-type="float">
            <text:p>74.965</text:p>
          </table:table-cell>
          <table:table-cell office:value-type="float" office:value="257.777" calcext:value-type="float">
            <text:p>257.777</text:p>
          </table:table-cell>
          <table:table-cell office:value-type="float" office:value="38.5816" calcext:value-type="float">
            <text:p>38.5816</text:p>
          </table:table-cell>
          <table:table-cell/>
          <table:table-cell table:formula="of:=([.D356]-[.A356])/0.0166667" office:value-type="float" office:value="7.51798496403067" calcext:value-type="float">
            <text:p>7.51798496403067</text:p>
          </table:table-cell>
          <table:table-cell table:formula="of:=ABS([.E356]-[.B356])/0.0166667" office:value-type="float" office:value="1027.79794440411" calcext:value-type="float">
            <text:p>1027.79794440411</text:p>
          </table:table-cell>
          <table:table-cell table:formula="of:=([.F356]-[.C356])/0.0166667" office:value-type="float" office:value="1.82999634000753" calcext:value-type="float">
            <text:p>1.82999634000753</text:p>
          </table:table-cell>
          <table:table-cell table:formula="of:=DEGREES(ATAN(ABS([.F356]-[.C356])/ABS([.E356]-[.B356])))" office:value-type="float" office:value="0.10201514468745" calcext:value-type="float">
            <text:p>0.10201514468745</text:p>
          </table:table-cell>
          <table:table-cell table:formula="of:=SQRT(POWER([.H356];2)+POWER([.I356];2)+POWER([.J356];2))" office:value-type="float" office:value="1027.82706887192" calcext:value-type="float">
            <text:p>1027.82706887192</text:p>
          </table:table-cell>
        </table:table-row>
        <table:table-row table:style-name="ro1">
          <table:table-cell office:value-type="float" office:value="74.828" calcext:value-type="float">
            <text:p>74.828</text:p>
          </table:table-cell>
          <table:table-cell office:value-type="float" office:value="273.85" calcext:value-type="float">
            <text:p>273.85</text:p>
          </table:table-cell>
          <table:table-cell office:value-type="float" office:value="37.4831" calcext:value-type="float">
            <text:p>37.4831</text:p>
          </table:table-cell>
          <table:table-cell office:value-type="float" office:value="74.4939" calcext:value-type="float">
            <text:p>74.4939</text:p>
          </table:table-cell>
          <table:table-cell office:value-type="float" office:value="261.781" calcext:value-type="float">
            <text:p>261.781</text:p>
          </table:table-cell>
          <table:table-cell office:value-type="float" office:value="35.9209" calcext:value-type="float">
            <text:p>35.9209</text:p>
          </table:table-cell>
          <table:table-cell/>
          <table:table-cell table:formula="of:=([.D357]-[.A357])/0.0166667" office:value-type="float" office:value="-20.0459599080806" calcext:value-type="float">
            <text:p>-20.0459599080806</text:p>
          </table:table-cell>
          <table:table-cell table:formula="of:=ABS([.E357]-[.B357])/0.0166667" office:value-type="float" office:value="724.138551722898" calcext:value-type="float">
            <text:p>724.138551722898</text:p>
          </table:table-cell>
          <table:table-cell table:formula="of:=([.F357]-[.C357])/0.0166667" office:value-type="float" office:value="-93.7318125363748" calcext:value-type="float">
            <text:p>-93.7318125363748</text:p>
          </table:table-cell>
          <table:table-cell table:formula="of:=DEGREES(ATAN(ABS([.F357]-[.C357])/ABS([.E357]-[.B357])))" office:value-type="float" office:value="7.3753044305085" calcext:value-type="float">
            <text:p>7.3753044305085</text:p>
          </table:table-cell>
          <table:table-cell table:formula="of:=SQRT(POWER([.H357];2)+POWER([.I357];2)+POWER([.J357];2))" office:value-type="float" office:value="730.454745539603" calcext:value-type="float">
            <text:p>730.454745539603</text:p>
          </table:table-cell>
        </table:table-row>
        <table:table-row table:style-name="ro1">
          <table:table-cell office:value-type="float" office:value="74.7908" calcext:value-type="float">
            <text:p>74.7908</text:p>
          </table:table-cell>
          <table:table-cell office:value-type="float" office:value="267.251" calcext:value-type="float">
            <text:p>267.251</text:p>
          </table:table-cell>
          <table:table-cell office:value-type="float" office:value="39.3668" calcext:value-type="float">
            <text:p>39.3668</text:p>
          </table:table-cell>
          <table:table-cell office:value-type="float" office:value="74.6925" calcext:value-type="float">
            <text:p>74.6925</text:p>
          </table:table-cell>
          <table:table-cell office:value-type="float" office:value="252.959" calcext:value-type="float">
            <text:p>252.959</text:p>
          </table:table-cell>
          <table:table-cell office:value-type="float" office:value="39.2001" calcext:value-type="float">
            <text:p>39.2001</text:p>
          </table:table-cell>
          <table:table-cell/>
          <table:table-cell table:formula="of:=([.D358]-[.A358])/0.0166667" office:value-type="float" office:value="-5.89798820402413" calcext:value-type="float">
            <text:p>-5.89798820402413</text:p>
          </table:table-cell>
          <table:table-cell table:formula="of:=ABS([.E358]-[.B358])/0.0166667" office:value-type="float" office:value="857.518284963428" calcext:value-type="float">
            <text:p>857.518284963428</text:p>
          </table:table-cell>
          <table:table-cell table:formula="of:=([.F358]-[.C358])/0.0166667" office:value-type="float" office:value="-10.0019799960399" calcext:value-type="float">
            <text:p>-10.0019799960399</text:p>
          </table:table-cell>
          <table:table-cell table:formula="of:=DEGREES(ATAN(ABS([.F358]-[.C358])/ABS([.E358]-[.B358])))" office:value-type="float" office:value="0.668260099796859" calcext:value-type="float">
            <text:p>0.668260099796859</text:p>
          </table:table-cell>
          <table:table-cell table:formula="of:=SQRT(POWER([.H358];2)+POWER([.I358];2)+POWER([.J358];2))" office:value-type="float" office:value="857.596895350791" calcext:value-type="float">
            <text:p>857.596895350791</text:p>
          </table:table-cell>
        </table:table-row>
        <table:table-row table:style-name="ro1">
          <table:table-cell office:value-type="float" office:value="75.3722" calcext:value-type="float">
            <text:p>75.3722</text:p>
          </table:table-cell>
          <table:table-cell office:value-type="float" office:value="278.813" calcext:value-type="float">
            <text:p>278.813</text:p>
          </table:table-cell>
          <table:table-cell office:value-type="float" office:value="38.3835" calcext:value-type="float">
            <text:p>38.3835</text:p>
          </table:table-cell>
          <table:table-cell office:value-type="float" office:value="75.7659" calcext:value-type="float">
            <text:p>75.7659</text:p>
          </table:table-cell>
          <table:table-cell office:value-type="float" office:value="266.488" calcext:value-type="float">
            <text:p>266.488</text:p>
          </table:table-cell>
          <table:table-cell office:value-type="float" office:value="37.5214" calcext:value-type="float">
            <text:p>37.5214</text:p>
          </table:table-cell>
          <table:table-cell/>
          <table:table-cell table:formula="of:=([.D359]-[.A359])/0.0166667" office:value-type="float" office:value="23.6219527560942" calcext:value-type="float">
            <text:p>23.6219527560942</text:p>
          </table:table-cell>
          <table:table-cell table:formula="of:=ABS([.E359]-[.B359])/0.0166667" office:value-type="float" office:value="739.498521002957" calcext:value-type="float">
            <text:p>739.498521002957</text:p>
          </table:table-cell>
          <table:table-cell table:formula="of:=([.F359]-[.C359])/0.0166667" office:value-type="float" office:value="-51.7258965482068" calcext:value-type="float">
            <text:p>-51.7258965482068</text:p>
          </table:table-cell>
          <table:table-cell table:formula="of:=DEGREES(ATAN(ABS([.F359]-[.C359])/ABS([.E359]-[.B359])))" office:value-type="float" office:value="4.00116597960855" calcext:value-type="float">
            <text:p>4.00116597960855</text:p>
          </table:table-cell>
          <table:table-cell table:formula="of:=SQRT(POWER([.H359];2)+POWER([.I359];2)+POWER([.J359];2))" office:value-type="float" office:value="741.681621446351" calcext:value-type="float">
            <text:p>741.681621446351</text:p>
          </table:table-cell>
        </table:table-row>
        <table:table-row table:style-name="ro1">
          <table:table-cell office:value-type="float" office:value="75.6036" calcext:value-type="float">
            <text:p>75.6036</text:p>
          </table:table-cell>
          <table:table-cell office:value-type="float" office:value="276.346" calcext:value-type="float">
            <text:p>276.346</text:p>
          </table:table-cell>
          <table:table-cell office:value-type="float" office:value="38.0474" calcext:value-type="float">
            <text:p>38.0474</text:p>
          </table:table-cell>
          <table:table-cell office:value-type="float" office:value="75.743" calcext:value-type="float">
            <text:p>75.743</text:p>
          </table:table-cell>
          <table:table-cell office:value-type="float" office:value="264.146" calcext:value-type="float">
            <text:p>264.146</text:p>
          </table:table-cell>
          <table:table-cell office:value-type="float" office:value="36.9535" calcext:value-type="float">
            <text:p>36.9535</text:p>
          </table:table-cell>
          <table:table-cell/>
          <table:table-cell table:formula="of:=([.D360]-[.A360])/0.0166667" office:value-type="float" office:value="8.36398327203315" calcext:value-type="float">
            <text:p>8.36398327203315</text:p>
          </table:table-cell>
          <table:table-cell table:formula="of:=ABS([.E360]-[.B360])/0.0166667" office:value-type="float" office:value="731.998536002927" calcext:value-type="float">
            <text:p>731.998536002927</text:p>
          </table:table-cell>
          <table:table-cell table:formula="of:=([.F360]-[.C360])/0.0166667" office:value-type="float" office:value="-65.6338687322628" calcext:value-type="float">
            <text:p>-65.6338687322628</text:p>
          </table:table-cell>
          <table:table-cell table:formula="of:=DEGREES(ATAN(ABS([.F360]-[.C360])/ABS([.E360]-[.B360])))" office:value-type="float" office:value="5.12366355993738" calcext:value-type="float">
            <text:p>5.12366355993738</text:p>
          </table:table-cell>
          <table:table-cell table:formula="of:=SQRT(POWER([.H360];2)+POWER([.I360];2)+POWER([.J360];2))" office:value-type="float" office:value="734.982732893343" calcext:value-type="float">
            <text:p>734.982732893343</text:p>
          </table:table-cell>
        </table:table-row>
        <table:table-row table:style-name="ro1">
          <table:table-cell office:value-type="float" office:value="75.0911" calcext:value-type="float">
            <text:p>75.0911</text:p>
          </table:table-cell>
          <table:table-cell office:value-type="float" office:value="274.933" calcext:value-type="float">
            <text:p>274.933</text:p>
          </table:table-cell>
          <table:table-cell office:value-type="float" office:value="38.5443" calcext:value-type="float">
            <text:p>38.5443</text:p>
          </table:table-cell>
          <table:table-cell office:value-type="float" office:value="74.9813" calcext:value-type="float">
            <text:p>74.9813</text:p>
          </table:table-cell>
          <table:table-cell office:value-type="float" office:value="260.234" calcext:value-type="float">
            <text:p>260.234</text:p>
          </table:table-cell>
          <table:table-cell office:value-type="float" office:value="38.1455" calcext:value-type="float">
            <text:p>38.1455</text:p>
          </table:table-cell>
          <table:table-cell/>
          <table:table-cell table:formula="of:=([.D361]-[.A361])/0.0166667" office:value-type="float" office:value="-6.58798682402592" calcext:value-type="float">
            <text:p>-6.58798682402592</text:p>
          </table:table-cell>
          <table:table-cell table:formula="of:=ABS([.E361]-[.B361])/0.0166667" office:value-type="float" office:value="881.938236123529" calcext:value-type="float">
            <text:p>881.938236123529</text:p>
          </table:table-cell>
          <table:table-cell table:formula="of:=([.F361]-[.C361])/0.0166667" office:value-type="float" office:value="-23.9279521440958" calcext:value-type="float">
            <text:p>-23.9279521440958</text:p>
          </table:table-cell>
          <table:table-cell table:formula="of:=DEGREES(ATAN(ABS([.F361]-[.C361])/ABS([.E361]-[.B361])))" office:value-type="float" office:value="1.55411612029056" calcext:value-type="float">
            <text:p>1.55411612029056</text:p>
          </table:table-cell>
          <table:table-cell table:formula="of:=SQRT(POWER([.H361];2)+POWER([.I361];2)+POWER([.J361];2))" office:value-type="float" office:value="882.287368605538" calcext:value-type="float">
            <text:p>882.287368605538</text:p>
          </table:table-cell>
        </table:table-row>
        <table:table-row table:style-name="ro1">
          <table:table-cell office:value-type="float" office:value="75.0557" calcext:value-type="float">
            <text:p>75.0557</text:p>
          </table:table-cell>
          <table:table-cell office:value-type="float" office:value="269.788" calcext:value-type="float">
            <text:p>269.788</text:p>
          </table:table-cell>
          <table:table-cell office:value-type="float" office:value="39.1757" calcext:value-type="float">
            <text:p>39.1757</text:p>
          </table:table-cell>
          <table:table-cell office:value-type="float" office:value="75.1905" calcext:value-type="float">
            <text:p>75.1905</text:p>
          </table:table-cell>
          <table:table-cell office:value-type="float" office:value="255.333" calcext:value-type="float">
            <text:p>255.333</text:p>
          </table:table-cell>
          <table:table-cell office:value-type="float" office:value="39.2534" calcext:value-type="float">
            <text:p>39.2534</text:p>
          </table:table-cell>
          <table:table-cell/>
          <table:table-cell table:formula="of:=([.D362]-[.A362])/0.0166667" office:value-type="float" office:value="8.08798382403226" calcext:value-type="float">
            <text:p>8.08798382403226</text:p>
          </table:table-cell>
          <table:table-cell table:formula="of:=ABS([.E362]-[.B362])/0.0166667" office:value-type="float" office:value="867.29826540347" calcext:value-type="float">
            <text:p>867.29826540347</text:p>
          </table:table-cell>
          <table:table-cell table:formula="of:=([.F362]-[.C362])/0.0166667" office:value-type="float" office:value="4.66199067601865" calcext:value-type="float">
            <text:p>4.66199067601865</text:p>
          </table:table-cell>
          <table:table-cell table:formula="of:=DEGREES(ATAN(ABS([.F362]-[.C362])/ABS([.E362]-[.B362])))" office:value-type="float" office:value="0.307979190005509" calcext:value-type="float">
            <text:p>0.307979190005509</text:p>
          </table:table-cell>
          <table:table-cell table:formula="of:=SQRT(POWER([.H362];2)+POWER([.I362];2)+POWER([.J362];2))" office:value-type="float" office:value="867.348505971659" calcext:value-type="float">
            <text:p>867.348505971659</text:p>
          </table:table-cell>
        </table:table-row>
        <table:table-row table:style-name="ro1">
          <table:table-cell office:value-type="float" office:value="75.0898" calcext:value-type="float">
            <text:p>75.0898</text:p>
          </table:table-cell>
          <table:table-cell office:value-type="float" office:value="275.036" calcext:value-type="float">
            <text:p>275.036</text:p>
          </table:table-cell>
          <table:table-cell office:value-type="float" office:value="38.0262" calcext:value-type="float">
            <text:p>38.0262</text:p>
          </table:table-cell>
          <table:table-cell office:value-type="float" office:value="75.2233" calcext:value-type="float">
            <text:p>75.2233</text:p>
          </table:table-cell>
          <table:table-cell office:value-type="float" office:value="260.399" calcext:value-type="float">
            <text:p>260.399</text:p>
          </table:table-cell>
          <table:table-cell office:value-type="float" office:value="37.3841" calcext:value-type="float">
            <text:p>37.3841</text:p>
          </table:table-cell>
          <table:table-cell/>
          <table:table-cell table:formula="of:=([.D363]-[.A363])/0.0166667" office:value-type="float" office:value="8.00998398003192" calcext:value-type="float">
            <text:p>8.00998398003192</text:p>
          </table:table-cell>
          <table:table-cell table:formula="of:=ABS([.E363]-[.B363])/0.0166667" office:value-type="float" office:value="878.218243563513" calcext:value-type="float">
            <text:p>878.218243563513</text:p>
          </table:table-cell>
          <table:table-cell table:formula="of:=([.F363]-[.C363])/0.0166667" office:value-type="float" office:value="-38.5259229481545" calcext:value-type="float">
            <text:p>-38.5259229481545</text:p>
          </table:table-cell>
          <table:table-cell table:formula="of:=DEGREES(ATAN(ABS([.F363]-[.C363])/ABS([.E363]-[.B363])))" office:value-type="float" office:value="2.51185677425726" calcext:value-type="float">
            <text:p>2.51185677425726</text:p>
          </table:table-cell>
          <table:table-cell table:formula="of:=SQRT(POWER([.H363];2)+POWER([.I363];2)+POWER([.J363];2))" office:value-type="float" office:value="879.099362933536" calcext:value-type="float">
            <text:p>879.099362933536</text:p>
          </table:table-cell>
        </table:table-row>
        <table:table-row table:style-name="ro1">
          <table:table-cell office:value-type="float" office:value="75.352" calcext:value-type="float">
            <text:p>75.352</text:p>
          </table:table-cell>
          <table:table-cell office:value-type="float" office:value="276.274" calcext:value-type="float">
            <text:p>276.274</text:p>
          </table:table-cell>
          <table:table-cell office:value-type="float" office:value="38.313" calcext:value-type="float">
            <text:p>38.313</text:p>
          </table:table-cell>
          <table:table-cell office:value-type="float" office:value="75.4883" calcext:value-type="float">
            <text:p>75.4883</text:p>
          </table:table-cell>
          <table:table-cell office:value-type="float" office:value="262.778" calcext:value-type="float">
            <text:p>262.778</text:p>
          </table:table-cell>
          <table:table-cell office:value-type="float" office:value="37.6894" calcext:value-type="float">
            <text:p>37.6894</text:p>
          </table:table-cell>
          <table:table-cell/>
          <table:table-cell table:formula="of:=([.D364]-[.A364])/0.0166667" office:value-type="float" office:value="8.1779836440322" calcext:value-type="float">
            <text:p>8.1779836440322</text:p>
          </table:table-cell>
          <table:table-cell table:formula="of:=ABS([.E364]-[.B364])/0.0166667" office:value-type="float" office:value="809.758380483238" calcext:value-type="float">
            <text:p>809.758380483238</text:p>
          </table:table-cell>
          <table:table-cell table:formula="of:=([.F364]-[.C364])/0.0166667" office:value-type="float" office:value="-37.4159251681499" calcext:value-type="float">
            <text:p>-37.4159251681499</text:p>
          </table:table-cell>
          <table:table-cell table:formula="of:=DEGREES(ATAN(ABS([.F364]-[.C364])/ABS([.E364]-[.B364])))" office:value-type="float" office:value="2.64554333009751" calcext:value-type="float">
            <text:p>2.64554333009751</text:p>
          </table:table-cell>
          <table:table-cell table:formula="of:=SQRT(POWER([.H364];2)+POWER([.I364];2)+POWER([.J364];2))" office:value-type="float" office:value="810.663595849417" calcext:value-type="float">
            <text:p>810.663595849417</text:p>
          </table:table-cell>
        </table:table-row>
        <table:table-row table:style-name="ro1">
          <table:table-cell office:value-type="float" office:value="75.56" calcext:value-type="float">
            <text:p>75.56</text:p>
          </table:table-cell>
          <table:table-cell office:value-type="float" office:value="271.43" calcext:value-type="float">
            <text:p>271.43</text:p>
          </table:table-cell>
          <table:table-cell office:value-type="float" office:value="37.3988" calcext:value-type="float">
            <text:p>37.3988</text:p>
          </table:table-cell>
          <table:table-cell office:value-type="float" office:value="75.6689" calcext:value-type="float">
            <text:p>75.6689</text:p>
          </table:table-cell>
          <table:table-cell office:value-type="float" office:value="255.739" calcext:value-type="float">
            <text:p>255.739</text:p>
          </table:table-cell>
          <table:table-cell office:value-type="float" office:value="37.2507" calcext:value-type="float">
            <text:p>37.2507</text:p>
          </table:table-cell>
          <table:table-cell/>
          <table:table-cell table:formula="of:=([.D365]-[.A365])/0.0166667" office:value-type="float" office:value="6.53398693202562" calcext:value-type="float">
            <text:p>6.53398693202562</text:p>
          </table:table-cell>
          <table:table-cell table:formula="of:=ABS([.E365]-[.B365])/0.0166667" office:value-type="float" office:value="941.458117083766" calcext:value-type="float">
            <text:p>941.458117083766</text:p>
          </table:table-cell>
          <table:table-cell table:formula="of:=([.F365]-[.C365])/0.0166667" office:value-type="float" office:value="-8.88598222803551" calcext:value-type="float">
            <text:p>-8.88598222803551</text:p>
          </table:table-cell>
          <table:table-cell table:formula="of:=DEGREES(ATAN(ABS([.F365]-[.C365])/ABS([.E365]-[.B365])))" office:value-type="float" office:value="0.540771969906193" calcext:value-type="float">
            <text:p>0.540771969906193</text:p>
          </table:table-cell>
          <table:table-cell table:formula="of:=SQRT(POWER([.H365];2)+POWER([.I365];2)+POWER([.J365];2))" office:value-type="float" office:value="941.522724042439" calcext:value-type="float">
            <text:p>941.522724042439</text:p>
          </table:table-cell>
        </table:table-row>
        <table:table-row table:style-name="ro1">
          <table:table-cell office:value-type="float" office:value="74.5891" calcext:value-type="float">
            <text:p>74.5891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38.8176" calcext:value-type="float">
            <text:p>38.8176</text:p>
          </table:table-cell>
          <table:table-cell office:value-type="float" office:value="74.2519" calcext:value-type="float">
            <text:p>74.2519</text:p>
          </table:table-cell>
          <table:table-cell office:value-type="float" office:value="260.055" calcext:value-type="float">
            <text:p>260.055</text:p>
          </table:table-cell>
          <table:table-cell office:value-type="float" office:value="38.6698" calcext:value-type="float">
            <text:p>38.6698</text:p>
          </table:table-cell>
          <table:table-cell/>
          <table:table-cell table:formula="of:=([.D366]-[.A366])/0.0166667" office:value-type="float" office:value="-20.2319595360807" calcext:value-type="float">
            <text:p>-20.2319595360807</text:p>
          </table:table-cell>
          <table:table-cell table:formula="of:=ABS([.E366]-[.B366])/0.0166667" office:value-type="float" office:value="886.078227843543" calcext:value-type="float">
            <text:p>886.078227843543</text:p>
          </table:table-cell>
          <table:table-cell table:formula="of:=([.F366]-[.C366])/0.0166667" office:value-type="float" office:value="-8.86798226403527" calcext:value-type="float">
            <text:p>-8.86798226403527</text:p>
          </table:table-cell>
          <table:table-cell table:formula="of:=DEGREES(ATAN(ABS([.F366]-[.C366])/ABS([.E366]-[.B366])))" office:value-type="float" office:value="0.57340421809939" calcext:value-type="float">
            <text:p>0.57340421809939</text:p>
          </table:table-cell>
          <table:table-cell table:formula="of:=SQRT(POWER([.H366];2)+POWER([.I366];2)+POWER([.J366];2))" office:value-type="float" office:value="886.353540724274" calcext:value-type="float">
            <text:p>886.353540724274</text:p>
          </table:table-cell>
        </table:table-row>
        <table:table-row table:style-name="ro1">
          <table:table-cell office:value-type="float" office:value="73.8477" calcext:value-type="float">
            <text:p>73.8477</text:p>
          </table:table-cell>
          <table:table-cell office:value-type="float" office:value="277.275" calcext:value-type="float">
            <text:p>277.275</text:p>
          </table:table-cell>
          <table:table-cell office:value-type="float" office:value="38.9096" calcext:value-type="float">
            <text:p>38.9096</text:p>
          </table:table-cell>
          <table:table-cell office:value-type="float" office:value="73.7766" calcext:value-type="float">
            <text:p>73.7766</text:p>
          </table:table-cell>
          <table:table-cell office:value-type="float" office:value="262.38" calcext:value-type="float">
            <text:p>262.38</text:p>
          </table:table-cell>
          <table:table-cell office:value-type="float" office:value="38.7521" calcext:value-type="float">
            <text:p>38.7521</text:p>
          </table:table-cell>
          <table:table-cell/>
          <table:table-cell table:formula="of:=([.D367]-[.A367])/0.0166667" office:value-type="float" office:value="-4.26599146801714" calcext:value-type="float">
            <text:p>-4.26599146801714</text:p>
          </table:table-cell>
          <table:table-cell table:formula="of:=ABS([.E367]-[.B367])/0.0166667" office:value-type="float" office:value="893.698212603574" calcext:value-type="float">
            <text:p>893.698212603574</text:p>
          </table:table-cell>
          <table:table-cell table:formula="of:=([.F367]-[.C367])/0.0166667" office:value-type="float" office:value="-9.44998110003773" calcext:value-type="float">
            <text:p>-9.44998110003773</text:p>
          </table:table-cell>
          <table:table-cell table:formula="of:=DEGREES(ATAN(ABS([.F367]-[.C367])/ABS([.E367]-[.B367])))" office:value-type="float" office:value="0.605824032805396" calcext:value-type="float">
            <text:p>0.605824032805396</text:p>
          </table:table-cell>
          <table:table-cell table:formula="of:=SQRT(POWER([.H367];2)+POWER([.I367];2)+POWER([.J367];2))" office:value-type="float" office:value="893.758354387146" calcext:value-type="float">
            <text:p>893.758354387146</text:p>
          </table:table-cell>
        </table:table-row>
        <table:table-row table:style-name="ro1">
          <table:table-cell office:value-type="float" office:value="75.313" calcext:value-type="float">
            <text:p>75.313</text:p>
          </table:table-cell>
          <table:table-cell office:value-type="float" office:value="271.147" calcext:value-type="float">
            <text:p>271.147</text:p>
          </table:table-cell>
          <table:table-cell office:value-type="float" office:value="38.6925" calcext:value-type="float">
            <text:p>38.6925</text:p>
          </table:table-cell>
          <table:table-cell office:value-type="float" office:value="75.2163" calcext:value-type="float">
            <text:p>75.2163</text:p>
          </table:table-cell>
          <table:table-cell office:value-type="float" office:value="259.036" calcext:value-type="float">
            <text:p>259.036</text:p>
          </table:table-cell>
          <table:table-cell office:value-type="float" office:value="38.3559" calcext:value-type="float">
            <text:p>38.3559</text:p>
          </table:table-cell>
          <table:table-cell/>
          <table:table-cell table:formula="of:=([.D368]-[.A368])/0.0166667" office:value-type="float" office:value="-5.80198839602312" calcext:value-type="float">
            <text:p>-5.80198839602312</text:p>
          </table:table-cell>
          <table:table-cell table:formula="of:=ABS([.E368]-[.B368])/0.0166667" office:value-type="float" office:value="726.658546682906" calcext:value-type="float">
            <text:p>726.658546682906</text:p>
          </table:table-cell>
          <table:table-cell table:formula="of:=([.F368]-[.C368])/0.0166667" office:value-type="float" office:value="-20.195959608081" calcext:value-type="float">
            <text:p>-20.195959608081</text:p>
          </table:table-cell>
          <table:table-cell table:formula="of:=DEGREES(ATAN(ABS([.F368]-[.C368])/ABS([.E368]-[.B368])))" office:value-type="float" office:value="1.59200693150089" calcext:value-type="float">
            <text:p>1.59200693150089</text:p>
          </table:table-cell>
          <table:table-cell table:formula="of:=SQRT(POWER([.H368];2)+POWER([.I368];2)+POWER([.J368];2))" office:value-type="float" office:value="726.96229841798" calcext:value-type="float">
            <text:p>726.96229841798</text:p>
          </table:table-cell>
        </table:table-row>
        <table:table-row table:style-name="ro1">
          <table:table-cell office:value-type="float" office:value="74.815" calcext:value-type="float">
            <text:p>74.815</text:p>
          </table:table-cell>
          <table:table-cell office:value-type="float" office:value="271.049" calcext:value-type="float">
            <text:p>271.049</text:p>
          </table:table-cell>
          <table:table-cell office:value-type="float" office:value="38.9621" calcext:value-type="float">
            <text:p>38.9621</text:p>
          </table:table-cell>
          <table:table-cell office:value-type="float" office:value="74.7079" calcext:value-type="float">
            <text:p>74.7079</text:p>
          </table:table-cell>
          <table:table-cell office:value-type="float" office:value="255.321" calcext:value-type="float">
            <text:p>255.321</text:p>
          </table:table-cell>
          <table:table-cell office:value-type="float" office:value="39.0198" calcext:value-type="float">
            <text:p>39.0198</text:p>
          </table:table-cell>
          <table:table-cell/>
          <table:table-cell table:formula="of:=([.D369]-[.A369])/0.0166667" office:value-type="float" office:value="-6.42598714802586" calcext:value-type="float">
            <text:p>-6.42598714802586</text:p>
          </table:table-cell>
          <table:table-cell table:formula="of:=ABS([.E369]-[.B369])/0.0166667" office:value-type="float" office:value="943.678112643774" calcext:value-type="float">
            <text:p>943.678112643774</text:p>
          </table:table-cell>
          <table:table-cell table:formula="of:=([.F369]-[.C369])/0.0166667" office:value-type="float" office:value="3.46199307601367" calcext:value-type="float">
            <text:p>3.46199307601367</text:p>
          </table:table-cell>
          <table:table-cell table:formula="of:=DEGREES(ATAN(ABS([.F369]-[.C369])/ABS([.E369]-[.B369])))" office:value-type="float" office:value="0.210195297980403" calcext:value-type="float">
            <text:p>0.210195297980403</text:p>
          </table:table-cell>
          <table:table-cell table:formula="of:=SQRT(POWER([.H369];2)+POWER([.I369];2)+POWER([.J369];2))" office:value-type="float" office:value="943.706341501317" calcext:value-type="float">
            <text:p>943.706341501317</text:p>
          </table:table-cell>
        </table:table-row>
        <table:table-row table:style-name="ro1">
          <table:table-cell office:value-type="float" office:value="75.0439" calcext:value-type="float">
            <text:p>75.0439</text:p>
          </table:table-cell>
          <table:table-cell office:value-type="float" office:value="268.754" calcext:value-type="float">
            <text:p>268.754</text:p>
          </table:table-cell>
          <table:table-cell office:value-type="float" office:value="38.1182" calcext:value-type="float">
            <text:p>38.1182</text:p>
          </table:table-cell>
          <table:table-cell office:value-type="float" office:value="75.1689" calcext:value-type="float">
            <text:p>75.1689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37.95" calcext:value-type="float">
            <text:p>37.95</text:p>
          </table:table-cell>
          <table:table-cell/>
          <table:table-cell table:formula="of:=([.D370]-[.A370])/0.0166667" office:value-type="float" office:value="7.49998500003" calcext:value-type="float">
            <text:p>7.49998500003</text:p>
          </table:table-cell>
          <table:table-cell table:formula="of:=ABS([.E370]-[.B370])/0.0166667" office:value-type="float" office:value="931.378137243727" calcext:value-type="float">
            <text:p>931.378137243727</text:p>
          </table:table-cell>
          <table:table-cell table:formula="of:=([.F370]-[.C370])/0.0166667" office:value-type="float" office:value="-10.0919798160403" calcext:value-type="float">
            <text:p>-10.0919798160403</text:p>
          </table:table-cell>
          <table:table-cell table:formula="of:=DEGREES(ATAN(ABS([.F370]-[.C370])/ABS([.E370]-[.B370])))" office:value-type="float" office:value="0.620806092802579" calcext:value-type="float">
            <text:p>0.620806092802579</text:p>
          </table:table-cell>
          <table:table-cell table:formula="of:=SQRT(POWER([.H370];2)+POWER([.I370];2)+POWER([.J370];2))" office:value-type="float" office:value="931.463006440515" calcext:value-type="float">
            <text:p>931.463006440515</text:p>
          </table:table-cell>
        </table:table-row>
        <table:table-row table:style-name="ro1">
          <table:table-cell office:value-type="float" office:value="75.6375" calcext:value-type="float">
            <text:p>75.6375</text:p>
          </table:table-cell>
          <table:table-cell office:value-type="float" office:value="280.011" calcext:value-type="float">
            <text:p>280.011</text:p>
          </table:table-cell>
          <table:table-cell office:value-type="float" office:value="38.9356" calcext:value-type="float">
            <text:p>38.9356</text:p>
          </table:table-cell>
          <table:table-cell office:value-type="float" office:value="75.768" calcext:value-type="float">
            <text:p>75.768</text:p>
          </table:table-cell>
          <table:table-cell office:value-type="float" office:value="266.242" calcext:value-type="float">
            <text:p>266.242</text:p>
          </table:table-cell>
          <table:table-cell office:value-type="float" office:value="38.7945" calcext:value-type="float">
            <text:p>38.7945</text:p>
          </table:table-cell>
          <table:table-cell/>
          <table:table-cell table:formula="of:=([.D371]-[.A371])/0.0166667" office:value-type="float" office:value="7.82998434003119" calcext:value-type="float">
            <text:p>7.82998434003119</text:p>
          </table:table-cell>
          <table:table-cell table:formula="of:=ABS([.E371]-[.B371])/0.0166667" office:value-type="float" office:value="826.138347723305" calcext:value-type="float">
            <text:p>826.138347723305</text:p>
          </table:table-cell>
          <table:table-cell table:formula="of:=([.F371]-[.C371])/0.0166667" office:value-type="float" office:value="-8.46598306803396" calcext:value-type="float">
            <text:p>-8.46598306803396</text:p>
          </table:table-cell>
          <table:table-cell table:formula="of:=DEGREES(ATAN(ABS([.F371]-[.C371])/ABS([.E371]-[.B371])))" office:value-type="float" office:value="0.587126989096577" calcext:value-type="float">
            <text:p>0.587126989096577</text:p>
          </table:table-cell>
          <table:table-cell table:formula="of:=SQRT(POWER([.H371];2)+POWER([.I371];2)+POWER([.J371];2))" office:value-type="float" office:value="826.218827613524" calcext:value-type="float">
            <text:p>826.218827613524</text:p>
          </table:table-cell>
        </table:table-row>
        <table:table-row table:style-name="ro1">
          <table:table-cell office:value-type="float" office:value="74.5462" calcext:value-type="float">
            <text:p>74.5462</text:p>
          </table:table-cell>
          <table:table-cell office:value-type="float" office:value="267.107" calcext:value-type="float">
            <text:p>267.107</text:p>
          </table:table-cell>
          <table:table-cell office:value-type="float" office:value="40.131" calcext:value-type="float">
            <text:p>40.131</text:p>
          </table:table-cell>
          <table:table-cell office:value-type="float" office:value="74.2223" calcext:value-type="float">
            <text:p>74.2223</text:p>
          </table:table-cell>
          <table:table-cell office:value-type="float" office:value="255.433" calcext:value-type="float">
            <text:p>255.433</text:p>
          </table:table-cell>
          <table:table-cell office:value-type="float" office:value="38.0422" calcext:value-type="float">
            <text:p>38.0422</text:p>
          </table:table-cell>
          <table:table-cell/>
          <table:table-cell table:formula="of:=([.D372]-[.A372])/0.0166667" office:value-type="float" office:value="-19.4339611320774" calcext:value-type="float">
            <text:p>-19.4339611320774</text:p>
          </table:table-cell>
          <table:table-cell table:formula="of:=ABS([.E372]-[.B372])/0.0166667" office:value-type="float" office:value="700.438599122804" calcext:value-type="float">
            <text:p>700.438599122804</text:p>
          </table:table-cell>
          <table:table-cell table:formula="of:=([.F372]-[.C372])/0.0166667" office:value-type="float" office:value="-125.327749344501" calcext:value-type="float">
            <text:p>-125.327749344501</text:p>
          </table:table-cell>
          <table:table-cell table:formula="of:=DEGREES(ATAN(ABS([.F372]-[.C372])/ABS([.E372]-[.B372])))" office:value-type="float" office:value="10.1444431114526" calcext:value-type="float">
            <text:p>10.1444431114526</text:p>
          </table:table-cell>
          <table:table-cell table:formula="of:=SQRT(POWER([.H372];2)+POWER([.I372];2)+POWER([.J372];2))" office:value-type="float" office:value="711.827896855804" calcext:value-type="float">
            <text:p>711.827896855804</text:p>
          </table:table-cell>
        </table:table-row>
        <table:table-row table:style-name="ro1">
          <table:table-cell office:value-type="float" office:value="74.6118" calcext:value-type="float">
            <text:p>74.6118</text:p>
          </table:table-cell>
          <table:table-cell office:value-type="float" office:value="276.959" calcext:value-type="float">
            <text:p>276.959</text:p>
          </table:table-cell>
          <table:table-cell office:value-type="float" office:value="40.9599" calcext:value-type="float">
            <text:p>40.9599</text:p>
          </table:table-cell>
          <table:table-cell office:value-type="float" office:value="74.5261" calcext:value-type="float">
            <text:p>74.5261</text:p>
          </table:table-cell>
          <table:table-cell office:value-type="float" office:value="263.29" calcext:value-type="float">
            <text:p>263.29</text:p>
          </table:table-cell>
          <table:table-cell office:value-type="float" office:value="41.0243" calcext:value-type="float">
            <text:p>41.0243</text:p>
          </table:table-cell>
          <table:table-cell/>
          <table:table-cell table:formula="of:=([.D373]-[.A373])/0.0166667" office:value-type="float" office:value="-5.14198971602074" calcext:value-type="float">
            <text:p>-5.14198971602074</text:p>
          </table:table-cell>
          <table:table-cell table:formula="of:=ABS([.E373]-[.B373])/0.0166667" office:value-type="float" office:value="820.13835972328" calcext:value-type="float">
            <text:p>820.13835972328</text:p>
          </table:table-cell>
          <table:table-cell table:formula="of:=([.F373]-[.C373])/0.0166667" office:value-type="float" office:value="3.8639922720154" calcext:value-type="float">
            <text:p>3.8639922720154</text:p>
          </table:table-cell>
          <table:table-cell table:formula="of:=DEGREES(ATAN(ABS([.F373]-[.C373])/ABS([.E373]-[.B373])))" office:value-type="float" office:value="0.26994080763552" calcext:value-type="float">
            <text:p>0.26994080763552</text:p>
          </table:table-cell>
          <table:table-cell table:formula="of:=SQRT(POWER([.H373];2)+POWER([.I373];2)+POWER([.J373];2))" office:value-type="float" office:value="820.163580991079" calcext:value-type="float">
            <text:p>820.163580991079</text:p>
          </table:table-cell>
        </table:table-row>
        <table:table-row table:style-name="ro1">
          <table:table-cell office:value-type="float" office:value="74.8654" calcext:value-type="float">
            <text:p>74.8654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38.3958" calcext:value-type="float">
            <text:p>38.3958</text:p>
          </table:table-cell>
          <table:table-cell office:value-type="float" office:value="75.0082" calcext:value-type="float">
            <text:p>75.0082</text:p>
          </table:table-cell>
          <table:table-cell office:value-type="float" office:value="263.832" calcext:value-type="float">
            <text:p>263.832</text:p>
          </table:table-cell>
          <table:table-cell office:value-type="float" office:value="38.2415" calcext:value-type="float">
            <text:p>38.2415</text:p>
          </table:table-cell>
          <table:table-cell/>
          <table:table-cell table:formula="of:=([.D374]-[.A374])/0.0166667" office:value-type="float" office:value="8.56798286403477" calcext:value-type="float">
            <text:p>8.56798286403477</text:p>
          </table:table-cell>
          <table:table-cell table:formula="of:=ABS([.E374]-[.B374])/0.0166667" office:value-type="float" office:value="896.158207683583" calcext:value-type="float">
            <text:p>896.158207683583</text:p>
          </table:table-cell>
          <table:table-cell table:formula="of:=([.F374]-[.C374])/0.0166667" office:value-type="float" office:value="-9.25798148403699" calcext:value-type="float">
            <text:p>-9.25798148403699</text:p>
          </table:table-cell>
          <table:table-cell table:formula="of:=DEGREES(ATAN(ABS([.F374]-[.C374])/ABS([.E374]-[.B374])))" office:value-type="float" office:value="0.591887004006415" calcext:value-type="float">
            <text:p>0.591887004006415</text:p>
          </table:table-cell>
          <table:table-cell table:formula="of:=SQRT(POWER([.H374];2)+POWER([.I374];2)+POWER([.J374];2))" office:value-type="float" office:value="896.246982561264" calcext:value-type="float">
            <text:p>896.246982561264</text:p>
          </table:table-cell>
        </table:table-row>
        <table:table-row table:style-name="ro1">
          <table:table-cell office:value-type="float" office:value="75.1201" calcext:value-type="float">
            <text:p>75.1201</text:p>
          </table:table-cell>
          <table:table-cell office:value-type="float" office:value="278.686" calcext:value-type="float">
            <text:p>278.686</text:p>
          </table:table-cell>
          <table:table-cell office:value-type="float" office:value="38.9111" calcext:value-type="float">
            <text:p>38.9111</text:p>
          </table:table-cell>
          <table:table-cell office:value-type="float" office:value="75.2635" calcext:value-type="float">
            <text:p>75.2635</text:p>
          </table:table-cell>
          <table:table-cell office:value-type="float" office:value="265.069" calcext:value-type="float">
            <text:p>265.069</text:p>
          </table:table-cell>
          <table:table-cell office:value-type="float" office:value="38.2671" calcext:value-type="float">
            <text:p>38.2671</text:p>
          </table:table-cell>
          <table:table-cell/>
          <table:table-cell table:formula="of:=([.D375]-[.A375])/0.0166667" office:value-type="float" office:value="8.6039827920344" calcext:value-type="float">
            <text:p>8.6039827920344</text:p>
          </table:table-cell>
          <table:table-cell table:formula="of:=ABS([.E375]-[.B375])/0.0166667" office:value-type="float" office:value="817.018365963266" calcext:value-type="float">
            <text:p>817.018365963266</text:p>
          </table:table-cell>
          <table:table-cell table:formula="of:=([.F375]-[.C375])/0.0166667" office:value-type="float" office:value="-38.6399227201545" calcext:value-type="float">
            <text:p>-38.6399227201545</text:p>
          </table:table-cell>
          <table:table-cell table:formula="of:=DEGREES(ATAN(ABS([.F375]-[.C375])/ABS([.E375]-[.B375])))" office:value-type="float" office:value="2.70771891883432" calcext:value-type="float">
            <text:p>2.70771891883432</text:p>
          </table:table-cell>
          <table:table-cell table:formula="of:=SQRT(POWER([.H375];2)+POWER([.I375];2)+POWER([.J375];2))" office:value-type="float" office:value="817.976822696701" calcext:value-type="float">
            <text:p>817.976822696701</text:p>
          </table:table-cell>
        </table:table-row>
        <table:table-row table:style-name="ro1">
          <table:table-cell office:value-type="float" office:value="75.5395" calcext:value-type="float">
            <text:p>75.5395</text:p>
          </table:table-cell>
          <table:table-cell office:value-type="float" office:value="268.906" calcext:value-type="float">
            <text:p>268.906</text:p>
          </table:table-cell>
          <table:table-cell office:value-type="float" office:value="37.5923" calcext:value-type="float">
            <text:p>37.5923</text:p>
          </table:table-cell>
          <table:table-cell office:value-type="float" office:value="75.4069" calcext:value-type="float">
            <text:p>75.4069</text:p>
          </table:table-cell>
          <table:table-cell office:value-type="float" office:value="253.426" calcext:value-type="float">
            <text:p>253.426</text:p>
          </table:table-cell>
          <table:table-cell office:value-type="float" office:value="36.9524" calcext:value-type="float">
            <text:p>36.9524</text:p>
          </table:table-cell>
          <table:table-cell/>
          <table:table-cell table:formula="of:=([.D376]-[.A376])/0.0166667" office:value-type="float" office:value="-7.95598408803247" calcext:value-type="float">
            <text:p>-7.95598408803247</text:p>
          </table:table-cell>
          <table:table-cell table:formula="of:=ABS([.E376]-[.B376])/0.0166667" office:value-type="float" office:value="928.798142403716" calcext:value-type="float">
            <text:p>928.798142403716</text:p>
          </table:table-cell>
          <table:table-cell table:formula="of:=([.F376]-[.C376])/0.0166667" office:value-type="float" office:value="-38.3939232121538" calcext:value-type="float">
            <text:p>-38.3939232121538</text:p>
          </table:table-cell>
          <table:table-cell table:formula="of:=DEGREES(ATAN(ABS([.F376]-[.C376])/ABS([.E376]-[.B376])))" office:value-type="float" office:value="2.36709997126387" calcext:value-type="float">
            <text:p>2.36709997126387</text:p>
          </table:table-cell>
          <table:table-cell table:formula="of:=SQRT(POWER([.H376];2)+POWER([.I376];2)+POWER([.J376];2))" office:value-type="float" office:value="929.625397864658" calcext:value-type="float">
            <text:p>929.625397864658</text:p>
          </table:table-cell>
        </table:table-row>
        <table:table-row table:style-name="ro1">
          <table:table-cell office:value-type="float" office:value="74.5875" calcext:value-type="float">
            <text:p>74.5875</text:p>
          </table:table-cell>
          <table:table-cell office:value-type="float" office:value="274.927" calcext:value-type="float">
            <text:p>274.927</text:p>
          </table:table-cell>
          <table:table-cell office:value-type="float" office:value="38.2999" calcext:value-type="float">
            <text:p>38.2999</text:p>
          </table:table-cell>
          <table:table-cell office:value-type="float" office:value="74.7294" calcext:value-type="float">
            <text:p>74.7294</text:p>
          </table:table-cell>
          <table:table-cell office:value-type="float" office:value="259.022" calcext:value-type="float">
            <text:p>259.022</text:p>
          </table:table-cell>
          <table:table-cell office:value-type="float" office:value="38.1205" calcext:value-type="float">
            <text:p>38.1205</text:p>
          </table:table-cell>
          <table:table-cell/>
          <table:table-cell table:formula="of:=([.D377]-[.A377])/0.0166667" office:value-type="float" office:value="8.51398297203361" calcext:value-type="float">
            <text:p>8.51398297203361</text:p>
          </table:table-cell>
          <table:table-cell table:formula="of:=ABS([.E377]-[.B377])/0.0166667" office:value-type="float" office:value="954.298091403819" calcext:value-type="float">
            <text:p>954.298091403819</text:p>
          </table:table-cell>
          <table:table-cell table:formula="of:=([.F377]-[.C377])/0.0166667" office:value-type="float" office:value="-10.7639784720431" calcext:value-type="float">
            <text:p>-10.7639784720431</text:p>
          </table:table-cell>
          <table:table-cell table:formula="of:=DEGREES(ATAN(ABS([.F377]-[.C377])/ABS([.E377]-[.B377])))" office:value-type="float" office:value="0.64623872765723" calcext:value-type="float">
            <text:p>0.64623872765723</text:p>
          </table:table-cell>
          <table:table-cell table:formula="of:=SQRT(POWER([.H377];2)+POWER([.I377];2)+POWER([.J377];2))" office:value-type="float" office:value="954.396771995571" calcext:value-type="float">
            <text:p>954.396771995571</text:p>
          </table:table-cell>
        </table:table-row>
        <table:table-row table:style-name="ro1">
          <table:table-cell office:value-type="float" office:value="75.3728" calcext:value-type="float">
            <text:p>75.3728</text:p>
          </table:table-cell>
          <table:table-cell office:value-type="float" office:value="278.76" calcext:value-type="float">
            <text:p>278.76</text:p>
          </table:table-cell>
          <table:table-cell office:value-type="float" office:value="38.6445" calcext:value-type="float">
            <text:p>38.6445</text:p>
          </table:table-cell>
          <table:table-cell office:value-type="float" office:value="75.5099" calcext:value-type="float">
            <text:p>75.5099</text:p>
          </table:table-cell>
          <table:table-cell office:value-type="float" office:value="265.097" calcext:value-type="float">
            <text:p>265.097</text:p>
          </table:table-cell>
          <table:table-cell office:value-type="float" office:value="38.26" calcext:value-type="float">
            <text:p>38.26</text:p>
          </table:table-cell>
          <table:table-cell/>
          <table:table-cell table:formula="of:=([.D378]-[.A378])/0.0166667" office:value-type="float" office:value="8.22598354803313" calcext:value-type="float">
            <text:p>8.22598354803313</text:p>
          </table:table-cell>
          <table:table-cell table:formula="of:=ABS([.E378]-[.B378])/0.0166667" office:value-type="float" office:value="819.77836044328" calcext:value-type="float">
            <text:p>819.77836044328</text:p>
          </table:table-cell>
          <table:table-cell table:formula="of:=([.F378]-[.C378])/0.0166667" office:value-type="float" office:value="-23.0699538600924" calcext:value-type="float">
            <text:p>-23.0699538600924</text:p>
          </table:table-cell>
          <table:table-cell table:formula="of:=DEGREES(ATAN(ABS([.F378]-[.C378])/ABS([.E378]-[.B378])))" office:value-type="float" office:value="1.61197499337639" calcext:value-type="float">
            <text:p>1.61197499337639</text:p>
          </table:table-cell>
          <table:table-cell table:formula="of:=SQRT(POWER([.H378];2)+POWER([.I378];2)+POWER([.J378];2))" office:value-type="float" office:value="820.144164051364" calcext:value-type="float">
            <text:p>820.144164051364</text:p>
          </table:table-cell>
        </table:table-row>
        <table:table-row table:style-name="ro1">
          <table:table-cell office:value-type="float" office:value="75.563" calcext:value-type="float">
            <text:p>75.563</text:p>
          </table:table-cell>
          <table:table-cell office:value-type="float" office:value="271.128" calcext:value-type="float">
            <text:p>271.128</text:p>
          </table:table-cell>
          <table:table-cell office:value-type="float" office:value="38.9415" calcext:value-type="float">
            <text:p>38.9415</text:p>
          </table:table-cell>
          <table:table-cell office:value-type="float" office:value="75.4499" calcext:value-type="float">
            <text:p>75.4499</text:p>
          </table:table-cell>
          <table:table-cell office:value-type="float" office:value="257.84" calcext:value-type="float">
            <text:p>257.84</text:p>
          </table:table-cell>
          <table:table-cell office:value-type="float" office:value="38.566" calcext:value-type="float">
            <text:p>38.566</text:p>
          </table:table-cell>
          <table:table-cell/>
          <table:table-cell table:formula="of:=([.D379]-[.A379])/0.0166667" office:value-type="float" office:value="-6.78598642802732" calcext:value-type="float">
            <text:p>-6.78598642802732</text:p>
          </table:table-cell>
          <table:table-cell table:formula="of:=ABS([.E379]-[.B379])/0.0166667" office:value-type="float" office:value="797.27840544319" calcext:value-type="float">
            <text:p>797.27840544319</text:p>
          </table:table-cell>
          <table:table-cell table:formula="of:=([.F379]-[.C379])/0.0166667" office:value-type="float" office:value="-22.5299549400898" calcext:value-type="float">
            <text:p>-22.5299549400898</text:p>
          </table:table-cell>
          <table:table-cell table:formula="of:=DEGREES(ATAN(ABS([.F379]-[.C379])/ABS([.E379]-[.B379])))" office:value-type="float" office:value="1.61866655254177" calcext:value-type="float">
            <text:p>1.61866655254177</text:p>
          </table:table-cell>
          <table:table-cell table:formula="of:=SQRT(POWER([.H379];2)+POWER([.I379];2)+POWER([.J379];2))" office:value-type="float" office:value="797.625541383574" calcext:value-type="float">
            <text:p>797.625541383574</text:p>
          </table:table-cell>
        </table:table-row>
        <table:table-row table:style-name="ro1">
          <table:table-cell office:value-type="float" office:value="74.8654" calcext:value-type="float">
            <text:p>74.8654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38.3958" calcext:value-type="float">
            <text:p>38.3958</text:p>
          </table:table-cell>
          <table:table-cell office:value-type="float" office:value="74.5301" calcext:value-type="float">
            <text:p>74.5301</text:p>
          </table:table-cell>
          <table:table-cell office:value-type="float" office:value="266.344" calcext:value-type="float">
            <text:p>266.344</text:p>
          </table:table-cell>
          <table:table-cell office:value-type="float" office:value="37.5581" calcext:value-type="float">
            <text:p>37.5581</text:p>
          </table:table-cell>
          <table:table-cell/>
          <table:table-cell table:formula="of:=([.D380]-[.A380])/0.0166667" office:value-type="float" office:value="-20.1179597640798" calcext:value-type="float">
            <text:p>-20.1179597640798</text:p>
          </table:table-cell>
          <table:table-cell table:formula="of:=ABS([.E380]-[.B380])/0.0166667" office:value-type="float" office:value="745.43850912298" calcext:value-type="float">
            <text:p>745.43850912298</text:p>
          </table:table-cell>
          <table:table-cell table:formula="of:=([.F380]-[.C380])/0.0166667" office:value-type="float" office:value="-50.2618994762009" calcext:value-type="float">
            <text:p>-50.2618994762009</text:p>
          </table:table-cell>
          <table:table-cell table:formula="of:=DEGREES(ATAN(ABS([.F380]-[.C380])/ABS([.E380]-[.B380])))" office:value-type="float" office:value="3.8573838667038" calcext:value-type="float">
            <text:p>3.8573838667038</text:p>
          </table:table-cell>
          <table:table-cell table:formula="of:=SQRT(POWER([.H380];2)+POWER([.I380];2)+POWER([.J380];2))" office:value-type="float" office:value="747.401874313623" calcext:value-type="float">
            <text:p>747.401874313623</text:p>
          </table:table-cell>
        </table:table-row>
        <table:table-row table:style-name="ro1">
          <table:table-cell office:value-type="float" office:value="74.302" calcext:value-type="float">
            <text:p>74.302</text:p>
          </table:table-cell>
          <table:table-cell office:value-type="float" office:value="268.523" calcext:value-type="float">
            <text:p>268.523</text:p>
          </table:table-cell>
          <table:table-cell office:value-type="float" office:value="38.906" calcext:value-type="float">
            <text:p>38.906</text:p>
          </table:table-cell>
          <table:table-cell office:value-type="float" office:value="74.2172" calcext:value-type="float">
            <text:p>74.2172</text:p>
          </table:table-cell>
          <table:table-cell office:value-type="float" office:value="254.178" calcext:value-type="float">
            <text:p>254.178</text:p>
          </table:table-cell>
          <table:table-cell office:value-type="float" office:value="38.5078" calcext:value-type="float">
            <text:p>38.5078</text:p>
          </table:table-cell>
          <table:table-cell/>
          <table:table-cell table:formula="of:=([.D381]-[.A381])/0.0166667" office:value-type="float" office:value="-5.08798982402043" calcext:value-type="float">
            <text:p>-5.08798982402043</text:p>
          </table:table-cell>
          <table:table-cell table:formula="of:=ABS([.E381]-[.B381])/0.0166667" office:value-type="float" office:value="860.698278603445" calcext:value-type="float">
            <text:p>860.698278603445</text:p>
          </table:table-cell>
          <table:table-cell table:formula="of:=([.F381]-[.C381])/0.0166667" office:value-type="float" office:value="-23.8919522160953" calcext:value-type="float">
            <text:p>-23.8919522160953</text:p>
          </table:table-cell>
          <table:table-cell table:formula="of:=DEGREES(ATAN(ABS([.F381]-[.C381])/ABS([.E381]-[.B381])))" office:value-type="float" office:value="1.59005381828103" calcext:value-type="float">
            <text:p>1.59005381828103</text:p>
          </table:table-cell>
          <table:table-cell table:formula="of:=SQRT(POWER([.H381];2)+POWER([.I381];2)+POWER([.J381];2))" office:value-type="float" office:value="861.044853542531" calcext:value-type="float">
            <text:p>861.044853542531</text:p>
          </table:table-cell>
        </table:table-row>
        <table:table-row table:style-name="ro1">
          <table:table-cell office:value-type="float" office:value="75.3136" calcext:value-type="float">
            <text:p>75.3136</text:p>
          </table:table-cell>
          <table:table-cell office:value-type="float" office:value="271.102" calcext:value-type="float">
            <text:p>271.102</text:p>
          </table:table-cell>
          <table:table-cell office:value-type="float" office:value="38.9483" calcext:value-type="float">
            <text:p>38.9483</text:p>
          </table:table-cell>
          <table:table-cell office:value-type="float" office:value="74.965" calcext:value-type="float">
            <text:p>74.965</text:p>
          </table:table-cell>
          <table:table-cell office:value-type="float" office:value="257.777" calcext:value-type="float">
            <text:p>257.777</text:p>
          </table:table-cell>
          <table:table-cell office:value-type="float" office:value="38.5816" calcext:value-type="float">
            <text:p>38.5816</text:p>
          </table:table-cell>
          <table:table-cell/>
          <table:table-cell table:formula="of:=([.D382]-[.A382])/0.0166667" office:value-type="float" office:value="-20.9159581680831" calcext:value-type="float">
            <text:p>-20.9159581680831</text:p>
          </table:table-cell>
          <table:table-cell table:formula="of:=ABS([.E382]-[.B382])/0.0166667" office:value-type="float" office:value="799.498401003197" calcext:value-type="float">
            <text:p>799.498401003197</text:p>
          </table:table-cell>
          <table:table-cell table:formula="of:=([.F382]-[.C382])/0.0166667" office:value-type="float" office:value="-22.0019559960881" calcext:value-type="float">
            <text:p>-22.0019559960881</text:p>
          </table:table-cell>
          <table:table-cell table:formula="of:=DEGREES(ATAN(ABS([.F382]-[.C382])/ABS([.E382]-[.B382])))" office:value-type="float" office:value="1.57636478823258" calcext:value-type="float">
            <text:p>1.57636478823258</text:p>
          </table:table-cell>
          <table:table-cell table:formula="of:=SQRT(POWER([.H382];2)+POWER([.I382];2)+POWER([.J382];2))" office:value-type="float" office:value="800.074531890881" calcext:value-type="float">
            <text:p>800.074531890881</text:p>
          </table:table-cell>
        </table:table-row>
        <table:table-row table:style-name="ro1">
          <table:table-cell office:value-type="float" office:value="74.5794" calcext:value-type="float">
            <text:p>74.5794</text:p>
          </table:table-cell>
          <table:table-cell office:value-type="float" office:value="273.664" calcext:value-type="float">
            <text:p>273.664</text:p>
          </table:table-cell>
          <table:table-cell office:value-type="float" office:value="38.2667" calcext:value-type="float">
            <text:p>38.2667</text:p>
          </table:table-cell>
          <table:table-cell office:value-type="float" office:value="74.2483" calcext:value-type="float">
            <text:p>74.2483</text:p>
          </table:table-cell>
          <table:table-cell office:value-type="float" office:value="260.236" calcext:value-type="float">
            <text:p>260.236</text:p>
          </table:table-cell>
          <table:table-cell office:value-type="float" office:value="37.6657" calcext:value-type="float">
            <text:p>37.6657</text:p>
          </table:table-cell>
          <table:table-cell/>
          <table:table-cell table:formula="of:=([.D383]-[.A383])/0.0166667" office:value-type="float" office:value="-19.8659602680799" calcext:value-type="float">
            <text:p>-19.8659602680799</text:p>
          </table:table-cell>
          <table:table-cell table:formula="of:=ABS([.E383]-[.B383])/0.0166667" office:value-type="float" office:value="805.678388643223" calcext:value-type="float">
            <text:p>805.678388643223</text:p>
          </table:table-cell>
          <table:table-cell table:formula="of:=([.F383]-[.C383])/0.0166667" office:value-type="float" office:value="-36.0599278801442" calcext:value-type="float">
            <text:p>-36.0599278801442</text:p>
          </table:table-cell>
          <table:table-cell table:formula="of:=DEGREES(ATAN(ABS([.F383]-[.C383])/ABS([.E383]-[.B383])))" office:value-type="float" office:value="2.56268973343766" calcext:value-type="float">
            <text:p>2.56268973343766</text:p>
          </table:table-cell>
          <table:table-cell table:formula="of:=SQRT(POWER([.H383];2)+POWER([.I383];2)+POWER([.J383];2))" office:value-type="float" office:value="806.729595777193" calcext:value-type="float">
            <text:p>806.729595777193</text:p>
          </table:table-cell>
        </table:table-row>
        <table:table-row table:style-name="ro1">
          <table:table-cell office:value-type="float" office:value="75.5505" calcext:value-type="float">
            <text:p>75.5505</text:p>
          </table:table-cell>
          <table:table-cell office:value-type="float" office:value="270.09" calcext:value-type="float">
            <text:p>270.09</text:p>
          </table:table-cell>
          <table:table-cell office:value-type="float" office:value="37.8809" calcext:value-type="float">
            <text:p>37.8809</text:p>
          </table:table-cell>
          <table:table-cell office:value-type="float" office:value="75.9105" calcext:value-type="float">
            <text:p>75.9105</text:p>
          </table:table-cell>
          <table:table-cell office:value-type="float" office:value="255.768" calcext:value-type="float">
            <text:p>255.768</text:p>
          </table:table-cell>
          <table:table-cell office:value-type="float" office:value="37.2432" calcext:value-type="float">
            <text:p>37.2432</text:p>
          </table:table-cell>
          <table:table-cell/>
          <table:table-cell table:formula="of:=([.D384]-[.A384])/0.0166667" office:value-type="float" office:value="21.5999568000864" calcext:value-type="float">
            <text:p>21.5999568000864</text:p>
          </table:table-cell>
          <table:table-cell table:formula="of:=ABS([.E384]-[.B384])/0.0166667" office:value-type="float" office:value="859.318281363436" calcext:value-type="float">
            <text:p>859.318281363436</text:p>
          </table:table-cell>
          <table:table-cell table:formula="of:=([.F384]-[.C384])/0.0166667" office:value-type="float" office:value="-38.2619234761528" calcext:value-type="float">
            <text:p>-38.2619234761528</text:p>
          </table:table-cell>
          <table:table-cell table:formula="of:=DEGREES(ATAN(ABS([.F384]-[.C384])/ABS([.E384]-[.B384])))" office:value-type="float" office:value="2.54946246217211" calcext:value-type="float">
            <text:p>2.54946246217211</text:p>
          </table:table-cell>
          <table:table-cell table:formula="of:=SQRT(POWER([.H384];2)+POWER([.I384];2)+POWER([.J384];2))" office:value-type="float" office:value="860.440841433779" calcext:value-type="float">
            <text:p>860.440841433779</text:p>
          </table:table-cell>
        </table:table-row>
        <table:table-row table:style-name="ro1">
          <table:table-cell office:value-type="float" office:value="74.5738" calcext:value-type="float">
            <text:p>74.5738</text:p>
          </table:table-cell>
          <table:table-cell office:value-type="float" office:value="272.27" calcext:value-type="float">
            <text:p>272.27</text:p>
          </table:table-cell>
          <table:table-cell office:value-type="float" office:value="39.0037" calcext:value-type="float">
            <text:p>39.0037</text:p>
          </table:table-cell>
          <table:table-cell office:value-type="float" office:value="74.7227" calcext:value-type="float">
            <text:p>74.7227</text:p>
          </table:table-cell>
          <table:table-cell office:value-type="float" office:value="257.752" calcext:value-type="float">
            <text:p>257.752</text:p>
          </table:table-cell>
          <table:table-cell office:value-type="float" office:value="38.5883" calcext:value-type="float">
            <text:p>38.5883</text:p>
          </table:table-cell>
          <table:table-cell/>
          <table:table-cell table:formula="of:=([.D385]-[.A385])/0.0166667" office:value-type="float" office:value="8.93398213203559" calcext:value-type="float">
            <text:p>8.93398213203559</text:p>
          </table:table-cell>
          <table:table-cell table:formula="of:=ABS([.E385]-[.B385])/0.0166667" office:value-type="float" office:value="871.078257843483" calcext:value-type="float">
            <text:p>871.078257843483</text:p>
          </table:table-cell>
          <table:table-cell table:formula="of:=([.F385]-[.C385])/0.0166667" office:value-type="float" office:value="-24.9239501521" calcext:value-type="float">
            <text:p>-24.9239501521</text:p>
          </table:table-cell>
          <table:table-cell table:formula="of:=DEGREES(ATAN(ABS([.F385]-[.C385])/ABS([.E385]-[.B385])))" office:value-type="float" office:value="1.63894302775896" calcext:value-type="float">
            <text:p>1.63894302775896</text:p>
          </table:table-cell>
          <table:table-cell table:formula="of:=SQRT(POWER([.H385];2)+POWER([.I385];2)+POWER([.J385];2))" office:value-type="float" office:value="871.480550910665" calcext:value-type="float">
            <text:p>871.480550910665</text:p>
          </table:table-cell>
        </table:table-row>
        <table:table-row table:style-name="ro1">
          <table:table-cell office:value-type="float" office:value="74.5882" calcext:value-type="float">
            <text:p>74.5882</text:p>
          </table:table-cell>
          <table:table-cell office:value-type="float" office:value="274.87" calcext:value-type="float">
            <text:p>274.87</text:p>
          </table:table-cell>
          <table:table-cell office:value-type="float" office:value="38.5597" calcext:value-type="float">
            <text:p>38.5597</text:p>
          </table:table-cell>
          <table:table-cell office:value-type="float" office:value="74.2749" calcext:value-type="float">
            <text:p>74.2749</text:p>
          </table:table-cell>
          <table:table-cell office:value-type="float" office:value="265.15" calcext:value-type="float">
            <text:p>265.15</text:p>
          </table:table-cell>
          <table:table-cell office:value-type="float" office:value="37.2797" calcext:value-type="float">
            <text:p>37.2797</text:p>
          </table:table-cell>
          <table:table-cell/>
          <table:table-cell table:formula="of:=([.D386]-[.A386])/0.0166667" office:value-type="float" office:value="-18.7979624040751" calcext:value-type="float">
            <text:p>-18.7979624040751</text:p>
          </table:table-cell>
          <table:table-cell table:formula="of:=ABS([.E386]-[.B386])/0.0166667" office:value-type="float" office:value="583.198833602335" calcext:value-type="float">
            <text:p>583.198833602335</text:p>
          </table:table-cell>
          <table:table-cell table:formula="of:=([.F386]-[.C386])/0.0166667" office:value-type="float" office:value="-76.7998464003073" calcext:value-type="float">
            <text:p>-76.7998464003073</text:p>
          </table:table-cell>
          <table:table-cell table:formula="of:=DEGREES(ATAN(ABS([.F386]-[.C386])/ABS([.E386]-[.B386])))" office:value-type="float" office:value="7.50195682849892" calcext:value-type="float">
            <text:p>7.50195682849892</text:p>
          </table:table-cell>
          <table:table-cell table:formula="of:=SQRT(POWER([.H386];2)+POWER([.I386];2)+POWER([.J386];2))" office:value-type="float" office:value="588.534161551204" calcext:value-type="float">
            <text:p>588.534161551204</text:p>
          </table:table-cell>
        </table:table-row>
        <table:table-row table:style-name="ro1">
          <table:table-cell office:value-type="float" office:value="75.1284" calcext:value-type="float">
            <text:p>75.1284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38.4243" calcext:value-type="float">
            <text:p>38.4243</text:p>
          </table:table-cell>
          <table:table-cell office:value-type="float" office:value="75.0328" calcext:value-type="float">
            <text:p>75.0328</text:p>
          </table:table-cell>
          <table:table-cell office:value-type="float" office:value="267.672" calcext:value-type="float">
            <text:p>267.672</text:p>
          </table:table-cell>
          <table:table-cell office:value-type="float" office:value="37.3194" calcext:value-type="float">
            <text:p>37.3194</text:p>
          </table:table-cell>
          <table:table-cell/>
          <table:table-cell table:formula="of:=([.D387]-[.A387])/0.0166667" office:value-type="float" office:value="-5.73598852802322" calcext:value-type="float">
            <text:p>-5.73598852802322</text:p>
          </table:table-cell>
          <table:table-cell table:formula="of:=ABS([.E387]-[.B387])/0.0166667" office:value-type="float" office:value="744.178511642975" calcext:value-type="float">
            <text:p>744.178511642975</text:p>
          </table:table-cell>
          <table:table-cell table:formula="of:=([.F387]-[.C387])/0.0166667" office:value-type="float" office:value="-66.2938674122652" calcext:value-type="float">
            <text:p>-66.2938674122652</text:p>
          </table:table-cell>
          <table:table-cell table:formula="of:=DEGREES(ATAN(ABS([.F387]-[.C387])/ABS([.E387]-[.B387])))" office:value-type="float" office:value="5.09065850647644" calcext:value-type="float">
            <text:p>5.09065850647644</text:p>
          </table:table-cell>
          <table:table-cell table:formula="of:=SQRT(POWER([.H387];2)+POWER([.I387];2)+POWER([.J387];2))" office:value-type="float" office:value="747.147532694863" calcext:value-type="float">
            <text:p>747.147532694863</text:p>
          </table:table-cell>
        </table:table-row>
        <table:table-row table:style-name="ro1">
          <table:table-cell office:value-type="float" office:value="75.0525" calcext:value-type="float">
            <text:p>75.0525</text:p>
          </table:table-cell>
          <table:table-cell office:value-type="float" office:value="270.036" calcext:value-type="float">
            <text:p>270.036</text:p>
          </table:table-cell>
          <table:table-cell office:value-type="float" office:value="37.8948" calcext:value-type="float">
            <text:p>37.8948</text:p>
          </table:table-cell>
          <table:table-cell office:value-type="float" office:value="74.944" calcext:value-type="float">
            <text:p>74.944</text:p>
          </table:table-cell>
          <table:table-cell office:value-type="float" office:value="255.65" calcext:value-type="float">
            <text:p>255.65</text:p>
          </table:table-cell>
          <table:table-cell office:value-type="float" office:value="37.2735" calcext:value-type="float">
            <text:p>37.2735</text:p>
          </table:table-cell>
          <table:table-cell/>
          <table:table-cell table:formula="of:=([.D388]-[.A388])/0.0166667" office:value-type="float" office:value="-6.50998698002558" calcext:value-type="float">
            <text:p>-6.50998698002558</text:p>
          </table:table-cell>
          <table:table-cell table:formula="of:=ABS([.E388]-[.B388])/0.0166667" office:value-type="float" office:value="863.158273683452" calcext:value-type="float">
            <text:p>863.158273683452</text:p>
          </table:table-cell>
          <table:table-cell table:formula="of:=([.F388]-[.C388])/0.0166667" office:value-type="float" office:value="-37.2779254441494" calcext:value-type="float">
            <text:p>-37.2779254441494</text:p>
          </table:table-cell>
          <table:table-cell table:formula="of:=DEGREES(ATAN(ABS([.F388]-[.C388])/ABS([.E388]-[.B388])))" office:value-type="float" office:value="2.47294316066042" calcext:value-type="float">
            <text:p>2.47294316066042</text:p>
          </table:table-cell>
          <table:table-cell table:formula="of:=SQRT(POWER([.H388];2)+POWER([.I388];2)+POWER([.J388];2))" office:value-type="float" office:value="863.987400998474" calcext:value-type="float">
            <text:p>863.987400998474</text:p>
          </table:table-cell>
        </table:table-row>
        <table:table-row table:style-name="ro1">
          <table:table-cell office:value-type="float" office:value="75.3026" calcext:value-type="float">
            <text:p>75.3026</text:p>
          </table:table-cell>
          <table:table-cell office:value-type="float" office:value="269.959" calcext:value-type="float">
            <text:p>269.959</text:p>
          </table:table-cell>
          <table:table-cell office:value-type="float" office:value="38.4016" calcext:value-type="float">
            <text:p>38.4016</text:p>
          </table:table-cell>
          <table:table-cell office:value-type="float" office:value="75.4289" calcext:value-type="float">
            <text:p>75.4289</text:p>
          </table:table-cell>
          <table:table-cell office:value-type="float" office:value="255.588" calcext:value-type="float">
            <text:p>255.588</text:p>
          </table:table-cell>
          <table:table-cell office:value-type="float" office:value="38.0032" calcext:value-type="float">
            <text:p>38.0032</text:p>
          </table:table-cell>
          <table:table-cell/>
          <table:table-cell table:formula="of:=([.D389]-[.A389])/0.0166667" office:value-type="float" office:value="7.57798484403034" calcext:value-type="float">
            <text:p>7.57798484403034</text:p>
          </table:table-cell>
          <table:table-cell table:formula="of:=ABS([.E389]-[.B389])/0.0166667" office:value-type="float" office:value="862.25827548345" calcext:value-type="float">
            <text:p>862.25827548345</text:p>
          </table:table-cell>
          <table:table-cell table:formula="of:=([.F389]-[.C389])/0.0166667" office:value-type="float" office:value="-23.9039521920958" calcext:value-type="float">
            <text:p>-23.9039521920958</text:p>
          </table:table-cell>
          <table:table-cell table:formula="of:=DEGREES(ATAN(ABS([.F389]-[.C389])/ABS([.E389]-[.B389])))" office:value-type="float" office:value="1.58797533567226" calcext:value-type="float">
            <text:p>1.58797533567226</text:p>
          </table:table-cell>
          <table:table-cell table:formula="of:=SQRT(POWER([.H389];2)+POWER([.I389];2)+POWER([.J389];2))" office:value-type="float" office:value="862.62283671625" calcext:value-type="float">
            <text:p>862.62283671625</text:p>
          </table:table-cell>
        </table:table-row>
        <table:table-row table:style-name="ro1">
          <table:table-cell office:value-type="float" office:value="75.0917" calcext:value-type="float">
            <text:p>75.0917</text:p>
          </table:table-cell>
          <table:table-cell office:value-type="float" office:value="274.876" calcext:value-type="float">
            <text:p>274.876</text:p>
          </table:table-cell>
          <table:table-cell office:value-type="float" office:value="38.804" calcext:value-type="float">
            <text:p>38.804</text:p>
          </table:table-cell>
          <table:table-cell office:value-type="float" office:value="74.9979" calcext:value-type="float">
            <text:p>74.9979</text:p>
          </table:table-cell>
          <table:table-cell office:value-type="float" office:value="262.726" calcext:value-type="float">
            <text:p>262.726</text:p>
          </table:table-cell>
          <table:table-cell office:value-type="float" office:value="37.7031" calcext:value-type="float">
            <text:p>37.7031</text:p>
          </table:table-cell>
          <table:table-cell/>
          <table:table-cell table:formula="of:=([.D390]-[.A390])/0.0166667" office:value-type="float" office:value="-5.62798874402261" calcext:value-type="float">
            <text:p>-5.62798874402261</text:p>
          </table:table-cell>
          <table:table-cell table:formula="of:=ABS([.E390]-[.B390])/0.0166667" office:value-type="float" office:value="728.998542002915" calcext:value-type="float">
            <text:p>728.998542002915</text:p>
          </table:table-cell>
          <table:table-cell table:formula="of:=([.F390]-[.C390])/0.0166667" office:value-type="float" office:value="-66.0538678922644" calcext:value-type="float">
            <text:p>-66.0538678922644</text:p>
          </table:table-cell>
          <table:table-cell table:formula="of:=DEGREES(ATAN(ABS([.F390]-[.C390])/ABS([.E390]-[.B390])))" office:value-type="float" office:value="5.17737847845642" calcext:value-type="float">
            <text:p>5.17737847845642</text:p>
          </table:table-cell>
          <table:table-cell table:formula="of:=SQRT(POWER([.H390];2)+POWER([.I390];2)+POWER([.J390];2))" office:value-type="float" office:value="732.006599671893" calcext:value-type="float">
            <text:p>732.006599671893</text:p>
          </table:table-cell>
        </table:table-row>
        <table:table-row table:style-name="ro1">
          <table:table-cell office:value-type="float" office:value="73.8009" calcext:value-type="float">
            <text:p>73.8009</text:p>
          </table:table-cell>
          <table:table-cell office:value-type="float" office:value="268.715" calcext:value-type="float">
            <text:p>268.715</text:p>
          </table:table-cell>
          <table:table-cell office:value-type="float" office:value="37.6418" calcext:value-type="float">
            <text:p>37.6418</text:p>
          </table:table-cell>
          <table:table-cell office:value-type="float" office:value="73.7298" calcext:value-type="float">
            <text:p>73.7298</text:p>
          </table:table-cell>
          <table:table-cell office:value-type="float" office:value="254.371" calcext:value-type="float">
            <text:p>254.371</text:p>
          </table:table-cell>
          <table:table-cell office:value-type="float" office:value="37.0357" calcext:value-type="float">
            <text:p>37.0357</text:p>
          </table:table-cell>
          <table:table-cell/>
          <table:table-cell table:formula="of:=([.D391]-[.A391])/0.0166667" office:value-type="float" office:value="-4.26599146801714" calcext:value-type="float">
            <text:p>-4.26599146801714</text:p>
          </table:table-cell>
          <table:table-cell table:formula="of:=ABS([.E391]-[.B391])/0.0166667" office:value-type="float" office:value="860.638278723441" calcext:value-type="float">
            <text:p>860.638278723441</text:p>
          </table:table-cell>
          <table:table-cell table:formula="of:=([.F391]-[.C391])/0.0166667" office:value-type="float" office:value="-36.3659272681458" calcext:value-type="float">
            <text:p>-36.3659272681458</text:p>
          </table:table-cell>
          <table:table-cell table:formula="of:=DEGREES(ATAN(ABS([.F391]-[.C391])/ABS([.E391]-[.B391])))" office:value-type="float" office:value="2.41957099154794" calcext:value-type="float">
            <text:p>2.41957099154794</text:p>
          </table:table-cell>
          <table:table-cell table:formula="of:=SQRT(POWER([.H391];2)+POWER([.I391];2)+POWER([.J391];2))" office:value-type="float" office:value="861.416813252054" calcext:value-type="float">
            <text:p>861.416813252054</text:p>
          </table:table-cell>
        </table:table-row>
        <table:table-row table:style-name="ro1">
          <table:table-cell office:value-type="float" office:value="74.5738" calcext:value-type="float">
            <text:p>74.5738</text:p>
          </table:table-cell>
          <table:table-cell office:value-type="float" office:value="272.27" calcext:value-type="float">
            <text:p>272.27</text:p>
          </table:table-cell>
          <table:table-cell office:value-type="float" office:value="39.0037" calcext:value-type="float">
            <text:p>39.0037</text:p>
          </table:table-cell>
          <table:table-cell office:value-type="float" office:value="74.2554" calcext:value-type="float">
            <text:p>74.2554</text:p>
          </table:table-cell>
          <table:table-cell office:value-type="float" office:value="261.439" calcext:value-type="float">
            <text:p>261.439</text:p>
          </table:table-cell>
          <table:table-cell office:value-type="float" office:value="37.6946" calcext:value-type="float">
            <text:p>37.6946</text:p>
          </table:table-cell>
          <table:table-cell/>
          <table:table-cell table:formula="of:=([.D392]-[.A392])/0.0166667" office:value-type="float" office:value="-19.1039617920771" calcext:value-type="float">
            <text:p>-19.1039617920771</text:p>
          </table:table-cell>
          <table:table-cell table:formula="of:=ABS([.E392]-[.B392])/0.0166667" office:value-type="float" office:value="649.858700282597" calcext:value-type="float">
            <text:p>649.858700282597</text:p>
          </table:table-cell>
          <table:table-cell table:formula="of:=([.F392]-[.C392])/0.0166667" office:value-type="float" office:value="-78.5458429083142" calcext:value-type="float">
            <text:p>-78.5458429083142</text:p>
          </table:table-cell>
          <table:table-cell table:formula="of:=DEGREES(ATAN(ABS([.F392]-[.C392])/ABS([.E392]-[.B392])))" office:value-type="float" office:value="6.8916840225245" calcext:value-type="float">
            <text:p>6.8916840225245</text:p>
          </table:table-cell>
          <table:table-cell table:formula="of:=SQRT(POWER([.H392];2)+POWER([.I392];2)+POWER([.J392];2))" office:value-type="float" office:value="654.866964449511" calcext:value-type="float">
            <text:p>654.866964449511</text:p>
          </table:table-cell>
        </table:table-row>
        <table:table-row table:style-name="ro1">
          <table:table-cell office:value-type="float" office:value="74.5642" calcext:value-type="float">
            <text:p>74.5642</text:p>
          </table:table-cell>
          <table:table-cell office:value-type="float" office:value="271.126" calcext:value-type="float">
            <text:p>271.126</text:p>
          </table:table-cell>
          <table:table-cell office:value-type="float" office:value="38.4548" calcext:value-type="float">
            <text:p>38.4548</text:p>
          </table:table-cell>
          <table:table-cell office:value-type="float" office:value="74.2592" calcext:value-type="float">
            <text:p>74.2592</text:p>
          </table:table-cell>
          <table:table-cell office:value-type="float" office:value="261.288" calcext:value-type="float">
            <text:p>261.288</text:p>
          </table:table-cell>
          <table:table-cell office:value-type="float" office:value="38.6956" calcext:value-type="float">
            <text:p>38.6956</text:p>
          </table:table-cell>
          <table:table-cell/>
          <table:table-cell table:formula="of:=([.D393]-[.A393])/0.0166667" office:value-type="float" office:value="-18.2999634000728" calcext:value-type="float">
            <text:p>-18.2999634000728</text:p>
          </table:table-cell>
          <table:table-cell table:formula="of:=ABS([.E393]-[.B393])/0.0166667" office:value-type="float" office:value="590.278819442359" calcext:value-type="float">
            <text:p>590.278819442359</text:p>
          </table:table-cell>
          <table:table-cell table:formula="of:=([.F393]-[.C393])/0.0166667" office:value-type="float" office:value="14.4479711040578" calcext:value-type="float">
            <text:p>14.4479711040578</text:p>
          </table:table-cell>
          <table:table-cell table:formula="of:=DEGREES(ATAN(ABS([.F393]-[.C393])/ABS([.E393]-[.B393])))" office:value-type="float" office:value="1.40212131235698" calcext:value-type="float">
            <text:p>1.40212131235698</text:p>
          </table:table-cell>
          <table:table-cell table:formula="of:=SQRT(POWER([.H393];2)+POWER([.I393];2)+POWER([.J393];2))" office:value-type="float" office:value="590.739127882801" calcext:value-type="float">
            <text:p>590.739127882801</text:p>
          </table:table-cell>
        </table:table-row>
        <table:table-row table:style-name="ro1">
          <table:table-cell office:value-type="float" office:value="74.3057" calcext:value-type="float">
            <text:p>74.3057</text:p>
          </table:table-cell>
          <table:table-cell office:value-type="float" office:value="268.362" calcext:value-type="float">
            <text:p>268.362</text:p>
          </table:table-cell>
          <table:table-cell office:value-type="float" office:value="39.9199" calcext:value-type="float">
            <text:p>39.9199</text:p>
          </table:table-cell>
          <table:table-cell office:value-type="float" office:value="73.7556" calcext:value-type="float">
            <text:p>73.7556</text:p>
          </table:table-cell>
          <table:table-cell office:value-type="float" office:value="257.569" calcext:value-type="float">
            <text:p>257.569</text:p>
          </table:table-cell>
          <table:table-cell office:value-type="float" office:value="39.1126" calcext:value-type="float">
            <text:p>39.1126</text:p>
          </table:table-cell>
          <table:table-cell/>
          <table:table-cell table:formula="of:=([.D394]-[.A394])/0.0166667" office:value-type="float" office:value="-33.005933988132" calcext:value-type="float">
            <text:p>-33.005933988132</text:p>
          </table:table-cell>
          <table:table-cell table:formula="of:=ABS([.E394]-[.B394])/0.0166667" office:value-type="float" office:value="647.578704842591" calcext:value-type="float">
            <text:p>647.578704842591</text:p>
          </table:table-cell>
          <table:table-cell table:formula="of:=([.F394]-[.C394])/0.0166667" office:value-type="float" office:value="-48.4379031241936" calcext:value-type="float">
            <text:p>-48.4379031241936</text:p>
          </table:table-cell>
          <table:table-cell table:formula="of:=DEGREES(ATAN(ABS([.F394]-[.C394])/ABS([.E394]-[.B394])))" office:value-type="float" office:value="4.27767152355922" calcext:value-type="float">
            <text:p>4.27767152355922</text:p>
          </table:table-cell>
          <table:table-cell table:formula="of:=SQRT(POWER([.H394];2)+POWER([.I394];2)+POWER([.J394];2))" office:value-type="float" office:value="650.225961572671" calcext:value-type="float">
            <text:p>650.225961572671</text:p>
          </table:table-cell>
        </table:table-row>
        <table:table-row table:style-name="ro1">
          <table:table-cell office:value-type="float" office:value="75.7579" calcext:value-type="float">
            <text:p>75.7579</text:p>
          </table:table-cell>
          <table:table-cell office:value-type="float" office:value="264.939" calcext:value-type="float">
            <text:p>264.939</text:p>
          </table:table-cell>
          <table:table-cell office:value-type="float" office:value="39.2657" calcext:value-type="float">
            <text:p>39.2657</text:p>
          </table:table-cell>
          <table:table-cell office:value-type="float" office:value="75.8907" calcext:value-type="float">
            <text:p>75.8907</text:p>
          </table:table-cell>
          <table:table-cell office:value-type="float" office:value="253.192" calcext:value-type="float">
            <text:p>253.192</text:p>
          </table:table-cell>
          <table:table-cell office:value-type="float" office:value="38.6689" calcext:value-type="float">
            <text:p>38.6689</text:p>
          </table:table-cell>
          <table:table-cell/>
          <table:table-cell table:formula="of:=([.D395]-[.A395])/0.0166667" office:value-type="float" office:value="7.96798406403121" calcext:value-type="float">
            <text:p>7.96798406403121</text:p>
          </table:table-cell>
          <table:table-cell table:formula="of:=ABS([.E395]-[.B395])/0.0166667" office:value-type="float" office:value="704.81859036282" calcext:value-type="float">
            <text:p>704.81859036282</text:p>
          </table:table-cell>
          <table:table-cell table:formula="of:=([.F395]-[.C395])/0.0166667" office:value-type="float" office:value="-35.8079283841433" calcext:value-type="float">
            <text:p>-35.8079283841433</text:p>
          </table:table-cell>
          <table:table-cell table:formula="of:=DEGREES(ATAN(ABS([.F395]-[.C395])/ABS([.E395]-[.B395])))" office:value-type="float" office:value="2.90838063209416" calcext:value-type="float">
            <text:p>2.90838063209416</text:p>
          </table:table-cell>
          <table:table-cell table:formula="of:=SQRT(POWER([.H395];2)+POWER([.I395];2)+POWER([.J395];2))" office:value-type="float" office:value="705.77258506281" calcext:value-type="float">
            <text:p>705.77258506281</text:p>
          </table:table-cell>
        </table:table-row>
        <table:table-row table:style-name="ro1">
          <table:table-cell office:value-type="float" office:value="75.0636" calcext:value-type="float">
            <text:p>75.0636</text:p>
          </table:table-cell>
          <table:table-cell office:value-type="float" office:value="271.121" calcext:value-type="float">
            <text:p>271.121</text:p>
          </table:table-cell>
          <table:table-cell office:value-type="float" office:value="38.6993" calcext:value-type="float">
            <text:p>38.6993</text:p>
          </table:table-cell>
          <table:table-cell office:value-type="float" office:value="75.1894" calcext:value-type="float">
            <text:p>75.1894</text:p>
          </table:table-cell>
          <table:table-cell office:value-type="float" office:value="255.429" calcext:value-type="float">
            <text:p>255.429</text:p>
          </table:table-cell>
          <table:table-cell office:value-type="float" office:value="38.7558" calcext:value-type="float">
            <text:p>38.7558</text:p>
          </table:table-cell>
          <table:table-cell/>
          <table:table-cell table:formula="of:=([.D396]-[.A396])/0.0166667" office:value-type="float" office:value="7.54798490403093" calcext:value-type="float">
            <text:p>7.54798490403093</text:p>
          </table:table-cell>
          <table:table-cell table:formula="of:=ABS([.E396]-[.B396])/0.0166667" office:value-type="float" office:value="941.518116963765" calcext:value-type="float">
            <text:p>941.518116963765</text:p>
          </table:table-cell>
          <table:table-cell table:formula="of:=([.F396]-[.C396])/0.0166667" office:value-type="float" office:value="3.38999322001355" calcext:value-type="float">
            <text:p>3.38999322001355</text:p>
          </table:table-cell>
          <table:table-cell table:formula="of:=DEGREES(ATAN(ABS([.F396]-[.C396])/ABS([.E396]-[.B396])))" office:value-type="float" office:value="0.206296045977999" calcext:value-type="float">
            <text:p>0.206296045977999</text:p>
          </table:table-cell>
          <table:table-cell table:formula="of:=SQRT(POWER([.H396];2)+POWER([.I396];2)+POWER([.J396];2))" office:value-type="float" office:value="941.554474632847" calcext:value-type="float">
            <text:p>941.554474632847</text:p>
          </table:table-cell>
        </table:table-row>
        <table:table-row table:style-name="ro1">
          <table:table-cell office:value-type="float" office:value="74.5714" calcext:value-type="float">
            <text:p>74.5714</text:p>
          </table:table-cell>
          <table:table-cell office:value-type="float" office:value="272.417" calcext:value-type="float">
            <text:p>272.417</text:p>
          </table:table-cell>
          <table:table-cell office:value-type="float" office:value="38.2322" calcext:value-type="float">
            <text:p>38.2322</text:p>
          </table:table-cell>
          <table:table-cell office:value-type="float" office:value="74.4837" calcext:value-type="float">
            <text:p>74.4837</text:p>
          </table:table-cell>
          <table:table-cell office:value-type="float" office:value="259.122" calcext:value-type="float">
            <text:p>259.122</text:p>
          </table:table-cell>
          <table:table-cell office:value-type="float" office:value="37.3769" calcext:value-type="float">
            <text:p>37.3769</text:p>
          </table:table-cell>
          <table:table-cell/>
          <table:table-cell table:formula="of:=([.D397]-[.A397])/0.0166667" office:value-type="float" office:value="-5.26198947602093" calcext:value-type="float">
            <text:p>-5.26198947602093</text:p>
          </table:table-cell>
          <table:table-cell table:formula="of:=ABS([.E397]-[.B397])/0.0166667" office:value-type="float" office:value="797.698404603188" calcext:value-type="float">
            <text:p>797.698404603188</text:p>
          </table:table-cell>
          <table:table-cell table:formula="of:=([.F397]-[.C397])/0.0166667" office:value-type="float" office:value="-51.3178973642053" calcext:value-type="float">
            <text:p>-51.3178973642053</text:p>
          </table:table-cell>
          <table:table-cell table:formula="of:=DEGREES(ATAN(ABS([.F397]-[.C397])/ABS([.E397]-[.B397])))" office:value-type="float" office:value="3.680905784031" calcext:value-type="float">
            <text:p>3.680905784031</text:p>
          </table:table-cell>
          <table:table-cell table:formula="of:=SQRT(POWER([.H397];2)+POWER([.I397];2)+POWER([.J397];2))" office:value-type="float" office:value="799.364722657687" calcext:value-type="float">
            <text:p>799.364722657687</text:p>
          </table:table-cell>
        </table:table-row>
        <table:table-row table:style-name="ro1">
          <table:table-cell office:value-type="float" office:value="74.8654" calcext:value-type="float">
            <text:p>74.8654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38.3958" calcext:value-type="float">
            <text:p>38.3958</text:p>
          </table:table-cell>
          <table:table-cell office:value-type="float" office:value="74.5301" calcext:value-type="float">
            <text:p>74.5301</text:p>
          </table:table-cell>
          <table:table-cell office:value-type="float" office:value="266.344" calcext:value-type="float">
            <text:p>266.344</text:p>
          </table:table-cell>
          <table:table-cell office:value-type="float" office:value="37.5581" calcext:value-type="float">
            <text:p>37.5581</text:p>
          </table:table-cell>
          <table:table-cell/>
          <table:table-cell table:formula="of:=([.D398]-[.A398])/0.0166667" office:value-type="float" office:value="-20.1179597640798" calcext:value-type="float">
            <text:p>-20.1179597640798</text:p>
          </table:table-cell>
          <table:table-cell table:formula="of:=ABS([.E398]-[.B398])/0.0166667" office:value-type="float" office:value="745.43850912298" calcext:value-type="float">
            <text:p>745.43850912298</text:p>
          </table:table-cell>
          <table:table-cell table:formula="of:=([.F398]-[.C398])/0.0166667" office:value-type="float" office:value="-50.2618994762009" calcext:value-type="float">
            <text:p>-50.2618994762009</text:p>
          </table:table-cell>
          <table:table-cell table:formula="of:=DEGREES(ATAN(ABS([.F398]-[.C398])/ABS([.E398]-[.B398])))" office:value-type="float" office:value="3.8573838667038" calcext:value-type="float">
            <text:p>3.8573838667038</text:p>
          </table:table-cell>
          <table:table-cell table:formula="of:=SQRT(POWER([.H398];2)+POWER([.I398];2)+POWER([.J398];2))" office:value-type="float" office:value="747.401874313623" calcext:value-type="float">
            <text:p>747.401874313623</text:p>
          </table:table-cell>
        </table:table-row>
        <table:table-row table:style-name="ro1">
          <table:table-cell office:value-type="float" office:value="75.5726" calcext:value-type="float">
            <text:p>75.5726</text:p>
          </table:table-cell>
          <table:table-cell office:value-type="float" office:value="272.478" calcext:value-type="float">
            <text:p>272.478</text:p>
          </table:table-cell>
          <table:table-cell office:value-type="float" office:value="38.4615" calcext:value-type="float">
            <text:p>38.4615</text:p>
          </table:table-cell>
          <table:table-cell office:value-type="float" office:value="75.9338" calcext:value-type="float">
            <text:p>75.9338</text:p>
          </table:table-cell>
          <table:table-cell office:value-type="float" office:value="258.03" calcext:value-type="float">
            <text:p>258.03</text:p>
          </table:table-cell>
          <table:table-cell office:value-type="float" office:value="37.8019" calcext:value-type="float">
            <text:p>37.8019</text:p>
          </table:table-cell>
          <table:table-cell/>
          <table:table-cell table:formula="of:=([.D399]-[.A399])/0.0166667" office:value-type="float" office:value="21.6719566560873" calcext:value-type="float">
            <text:p>21.6719566560873</text:p>
          </table:table-cell>
          <table:table-cell table:formula="of:=ABS([.E399]-[.B399])/0.0166667" office:value-type="float" office:value="866.87826624347" calcext:value-type="float">
            <text:p>866.87826624347</text:p>
          </table:table-cell>
          <table:table-cell table:formula="of:=([.F399]-[.C399])/0.0166667" office:value-type="float" office:value="-39.5759208481582" calcext:value-type="float">
            <text:p>-39.5759208481582</text:p>
          </table:table-cell>
          <table:table-cell table:formula="of:=DEGREES(ATAN(ABS([.F399]-[.C399])/ABS([.E399]-[.B399])))" office:value-type="float" office:value="2.61393085514257" calcext:value-type="float">
            <text:p>2.61393085514257</text:p>
          </table:table-cell>
          <table:table-cell table:formula="of:=SQRT(POWER([.H399];2)+POWER([.I399];2)+POWER([.J399];2))" office:value-type="float" office:value="868.051758653576" calcext:value-type="float">
            <text:p>868.051758653576</text:p>
          </table:table-cell>
        </table:table-row>
        <table:table-row table:style-name="ro1">
          <table:table-cell office:value-type="float" office:value="74.5899" calcext:value-type="float">
            <text:p>74.5899</text:p>
          </table:table-cell>
          <table:table-cell office:value-type="float" office:value="274.777" calcext:value-type="float">
            <text:p>274.777</text:p>
          </table:table-cell>
          <table:table-cell office:value-type="float" office:value="39.0754" calcext:value-type="float">
            <text:p>39.0754</text:p>
          </table:table-cell>
          <table:table-cell office:value-type="float" office:value="74.2643" calcext:value-type="float">
            <text:p>74.2643</text:p>
          </table:table-cell>
          <table:table-cell office:value-type="float" office:value="262.541" calcext:value-type="float">
            <text:p>262.541</text:p>
          </table:table-cell>
          <table:table-cell office:value-type="float" office:value="38.2312" calcext:value-type="float">
            <text:p>38.2312</text:p>
          </table:table-cell>
          <table:table-cell/>
          <table:table-cell table:formula="of:=([.D400]-[.A400])/0.0166667" office:value-type="float" office:value="-19.5359609280778" calcext:value-type="float">
            <text:p>-19.5359609280778</text:p>
          </table:table-cell>
          <table:table-cell table:formula="of:=ABS([.E400]-[.B400])/0.0166667" office:value-type="float" office:value="734.158531682936" calcext:value-type="float">
            <text:p>734.158531682936</text:p>
          </table:table-cell>
          <table:table-cell table:formula="of:=([.F400]-[.C400])/0.0166667" office:value-type="float" office:value="-50.6518986962027" calcext:value-type="float">
            <text:p>-50.6518986962027</text:p>
          </table:table-cell>
          <table:table-cell table:formula="of:=DEGREES(ATAN(ABS([.F400]-[.C400])/ABS([.E400]-[.B400])))" office:value-type="float" office:value="3.94676111715177" calcext:value-type="float">
            <text:p>3.94676111715177</text:p>
          </table:table-cell>
          <table:table-cell table:formula="of:=SQRT(POWER([.H400];2)+POWER([.I400];2)+POWER([.J400];2))" office:value-type="float" office:value="736.163037820942" calcext:value-type="float">
            <text:p>736.163037820942</text:p>
          </table:table-cell>
        </table:table-row>
        <table:table-row table:style-name="ro1">
          <table:table-cell office:value-type="float" office:value="74.8477" calcext:value-type="float">
            <text:p>74.8477</text:p>
          </table:table-cell>
          <table:table-cell office:value-type="float" office:value="276.222" calcext:value-type="float">
            <text:p>276.222</text:p>
          </table:table-cell>
          <table:table-cell office:value-type="float" office:value="38.3265" calcext:value-type="float">
            <text:p>38.3265</text:p>
          </table:table-cell>
          <table:table-cell office:value-type="float" office:value="74.7588" calcext:value-type="float">
            <text:p>74.7588</text:p>
          </table:table-cell>
          <table:table-cell office:value-type="float" office:value="264.034" calcext:value-type="float">
            <text:p>264.034</text:p>
          </table:table-cell>
          <table:table-cell office:value-type="float" office:value="36.9827" calcext:value-type="float">
            <text:p>36.9827</text:p>
          </table:table-cell>
          <table:table-cell/>
          <table:table-cell table:formula="of:=([.D401]-[.A401])/0.0166667" office:value-type="float" office:value="-5.33398933202191" calcext:value-type="float">
            <text:p>-5.33398933202191</text:p>
          </table:table-cell>
          <table:table-cell table:formula="of:=ABS([.E401]-[.B401])/0.0166667" office:value-type="float" office:value="731.278537442924" calcext:value-type="float">
            <text:p>731.278537442924</text:p>
          </table:table-cell>
          <table:table-cell table:formula="of:=([.F401]-[.C401])/0.0166667" office:value-type="float" office:value="-80.6278387443226" calcext:value-type="float">
            <text:p>-80.6278387443226</text:p>
          </table:table-cell>
          <table:table-cell table:formula="of:=DEGREES(ATAN(ABS([.F401]-[.C401])/ABS([.E401]-[.B401])))" office:value-type="float" office:value="6.29178985354838" calcext:value-type="float">
            <text:p>6.29178985354838</text:p>
          </table:table-cell>
          <table:table-cell table:formula="of:=SQRT(POWER([.H401];2)+POWER([.I401];2)+POWER([.J401];2))" office:value-type="float" office:value="735.729297464385" calcext:value-type="float">
            <text:p>735.729297464385</text:p>
          </table:table-cell>
        </table:table-row>
        <table:table-row table:style-name="ro1">
          <table:table-cell office:value-type="float" office:value="74.8491" calcext:value-type="float">
            <text:p>74.8491</text:p>
          </table:table-cell>
          <table:table-cell office:value-type="float" office:value="276.112" calcext:value-type="float">
            <text:p>276.112</text:p>
          </table:table-cell>
          <table:table-cell office:value-type="float" office:value="38.8464" calcext:value-type="float">
            <text:p>38.8464</text:p>
          </table:table-cell>
          <table:table-cell office:value-type="float" office:value="74.7557" calcext:value-type="float">
            <text:p>74.7557</text:p>
          </table:table-cell>
          <table:table-cell office:value-type="float" office:value="262.512" calcext:value-type="float">
            <text:p>262.512</text:p>
          </table:table-cell>
          <table:table-cell office:value-type="float" office:value="38.7199" calcext:value-type="float">
            <text:p>38.7199</text:p>
          </table:table-cell>
          <table:table-cell/>
          <table:table-cell table:formula="of:=([.D402]-[.A402])/0.0166667" office:value-type="float" office:value="-5.60398879202257" calcext:value-type="float">
            <text:p>-5.60398879202257</text:p>
          </table:table-cell>
          <table:table-cell table:formula="of:=ABS([.E402]-[.B402])/0.0166667" office:value-type="float" office:value="815.998368003265" calcext:value-type="float">
            <text:p>815.998368003265</text:p>
          </table:table-cell>
          <table:table-cell table:formula="of:=([.F402]-[.C402])/0.0166667" office:value-type="float" office:value="-7.58998482003036" calcext:value-type="float">
            <text:p>-7.58998482003036</text:p>
          </table:table-cell>
          <table:table-cell table:formula="of:=DEGREES(ATAN(ABS([.F402]-[.C402])/ABS([.E402]-[.B402])))" office:value-type="float" office:value="0.532919639392953" calcext:value-type="float">
            <text:p>0.532919639392953</text:p>
          </table:table-cell>
          <table:table-cell table:formula="of:=SQRT(POWER([.H402];2)+POWER([.I402];2)+POWER([.J402];2))" office:value-type="float" office:value="816.05290829942" calcext:value-type="float">
            <text:p>816.05290829942</text:p>
          </table:table-cell>
        </table:table-row>
        <table:table-row table:style-name="ro1">
          <table:table-cell office:value-type="float" office:value="74.7972" calcext:value-type="float">
            <text:p>74.7972</text:p>
          </table:table-cell>
          <table:table-cell office:value-type="float" office:value="268.633" calcext:value-type="float">
            <text:p>268.633</text:p>
          </table:table-cell>
          <table:table-cell office:value-type="float" office:value="38.6357" calcext:value-type="float">
            <text:p>38.6357</text:p>
          </table:table-cell>
          <table:table-cell office:value-type="float" office:value="74.6975" calcext:value-type="float">
            <text:p>74.6975</text:p>
          </table:table-cell>
          <table:table-cell office:value-type="float" office:value="254.287" calcext:value-type="float">
            <text:p>254.287</text:p>
          </table:table-cell>
          <table:table-cell office:value-type="float" office:value="38.2438" calcext:value-type="float">
            <text:p>38.2438</text:p>
          </table:table-cell>
          <table:table-cell/>
          <table:table-cell table:formula="of:=([.D403]-[.A403])/0.0166667" office:value-type="float" office:value="-5.98198803602384" calcext:value-type="float">
            <text:p>-5.98198803602384</text:p>
          </table:table-cell>
          <table:table-cell table:formula="of:=ABS([.E403]-[.B403])/0.0166667" office:value-type="float" office:value="860.758278483442" calcext:value-type="float">
            <text:p>860.758278483442</text:p>
          </table:table-cell>
          <table:table-cell table:formula="of:=([.F403]-[.C403])/0.0166667" office:value-type="float" office:value="-23.513952972094" calcext:value-type="float">
            <text:p>-23.513952972094</text:p>
          </table:table-cell>
          <table:table-cell table:formula="of:=DEGREES(ATAN(ABS([.F403]-[.C403])/ABS([.E403]-[.B403])))" office:value-type="float" office:value="1.56480084666889" calcext:value-type="float">
            <text:p>1.56480084666889</text:p>
          </table:table-cell>
          <table:table-cell table:formula="of:=SQRT(POWER([.H403];2)+POWER([.I403];2)+POWER([.J403];2))" office:value-type="float" office:value="861.100170794905" calcext:value-type="float">
            <text:p>861.100170794905</text:p>
          </table:table-cell>
        </table:table-row>
        <table:table-row table:style-name="ro1">
          <table:table-cell office:value-type="float" office:value="74.2804" calcext:value-type="float">
            <text:p>74.2804</text:p>
          </table:table-cell>
          <table:table-cell office:value-type="float" office:value="264.871" calcext:value-type="float">
            <text:p>264.871</text:p>
          </table:table-cell>
          <table:table-cell office:value-type="float" office:value="38.8013" calcext:value-type="float">
            <text:p>38.8013</text:p>
          </table:table-cell>
          <table:table-cell office:value-type="float" office:value="73.7331" calcext:value-type="float">
            <text:p>73.7331</text:p>
          </table:table-cell>
          <table:table-cell office:value-type="float" office:value="254.248" calcext:value-type="float">
            <text:p>254.248</text:p>
          </table:table-cell>
          <table:table-cell office:value-type="float" office:value="37.7795" calcext:value-type="float">
            <text:p>37.7795</text:p>
          </table:table-cell>
          <table:table-cell/>
          <table:table-cell table:formula="of:=([.D404]-[.A404])/0.0166667" office:value-type="float" office:value="-32.8379343241318" calcext:value-type="float">
            <text:p>-32.8379343241318</text:p>
          </table:table-cell>
          <table:table-cell table:formula="of:=ABS([.E404]-[.B404])/0.0166667" office:value-type="float" office:value="637.378725242549" calcext:value-type="float">
            <text:p>637.378725242549</text:p>
          </table:table-cell>
          <table:table-cell table:formula="of:=([.F404]-[.C404])/0.0166667" office:value-type="float" office:value="-61.3078773842452" calcext:value-type="float">
            <text:p>-61.3078773842452</text:p>
          </table:table-cell>
          <table:table-cell table:formula="of:=DEGREES(ATAN(ABS([.F404]-[.C404])/ABS([.E404]-[.B404])))" office:value-type="float" office:value="5.49423611217815" calcext:value-type="float">
            <text:p>5.49423611217815</text:p>
          </table:table-cell>
          <table:table-cell table:formula="of:=SQRT(POWER([.H404];2)+POWER([.I404];2)+POWER([.J404];2))" office:value-type="float" office:value="641.161933642239" calcext:value-type="float">
            <text:p>641.161933642239</text:p>
          </table:table-cell>
        </table:table-row>
        <table:table-row table:style-name="ro1">
          <table:table-cell office:value-type="float" office:value="74.8397" calcext:value-type="float">
            <text:p>74.8397</text:p>
          </table:table-cell>
          <table:table-cell office:value-type="float" office:value="274.907" calcext:value-type="float">
            <text:p>274.907</text:p>
          </table:table-cell>
          <table:table-cell office:value-type="float" office:value="38.5511" calcext:value-type="float">
            <text:p>38.5511</text:p>
          </table:table-cell>
          <table:table-cell office:value-type="float" office:value="74.7528" calcext:value-type="float">
            <text:p>74.7528</text:p>
          </table:table-cell>
          <table:table-cell office:value-type="float" office:value="262.702" calcext:value-type="float">
            <text:p>262.702</text:p>
          </table:table-cell>
          <table:table-cell office:value-type="float" office:value="37.7097" calcext:value-type="float">
            <text:p>37.7097</text:p>
          </table:table-cell>
          <table:table-cell/>
          <table:table-cell table:formula="of:=([.D405]-[.A405])/0.0166667" office:value-type="float" office:value="-5.21398957202085" calcext:value-type="float">
            <text:p>-5.21398957202085</text:p>
          </table:table-cell>
          <table:table-cell table:formula="of:=ABS([.E405]-[.B405])/0.0166667" office:value-type="float" office:value="732.298535402928" calcext:value-type="float">
            <text:p>732.298535402928</text:p>
          </table:table-cell>
          <table:table-cell table:formula="of:=([.F405]-[.C405])/0.0166667" office:value-type="float" office:value="-50.483899032202" calcext:value-type="float">
            <text:p>-50.483899032202</text:p>
          </table:table-cell>
          <table:table-cell table:formula="of:=DEGREES(ATAN(ABS([.F405]-[.C405])/ABS([.E405]-[.B405])))" office:value-type="float" office:value="3.94367177958424" calcext:value-type="float">
            <text:p>3.94367177958424</text:p>
          </table:table-cell>
          <table:table-cell table:formula="of:=SQRT(POWER([.H405];2)+POWER([.I405];2)+POWER([.J405];2))" office:value-type="float" office:value="734.05514418334" calcext:value-type="float">
            <text:p>734.05514418334</text:p>
          </table:table-cell>
        </table:table-row>
        <table:table-row table:style-name="ro1">
          <table:table-cell office:value-type="float" office:value="74.7712" calcext:value-type="float">
            <text:p>74.7712</text:p>
          </table:table-cell>
          <table:table-cell office:value-type="float" office:value="265.051" calcext:value-type="float">
            <text:p>265.051</text:p>
          </table:table-cell>
          <table:table-cell office:value-type="float" office:value="38.2749" calcext:value-type="float">
            <text:p>38.2749</text:p>
          </table:table-cell>
          <table:table-cell office:value-type="float" office:value="74.4715" calcext:value-type="float">
            <text:p>74.4715</text:p>
          </table:table-cell>
          <table:table-cell office:value-type="float" office:value="259.726" calcext:value-type="float">
            <text:p>259.726</text:p>
          </table:table-cell>
          <table:table-cell office:value-type="float" office:value="33.8544" calcext:value-type="float">
            <text:p>33.8544</text:p>
          </table:table-cell>
          <table:table-cell/>
          <table:table-cell table:formula="of:=([.D406]-[.A406])/0.0166667" office:value-type="float" office:value="-17.9819640360712" calcext:value-type="float">
            <text:p>-17.9819640360712</text:p>
          </table:table-cell>
          <table:table-cell table:formula="of:=ABS([.E406]-[.B406])/0.0166667" office:value-type="float" office:value="319.499361001277" calcext:value-type="float">
            <text:p>319.499361001277</text:p>
          </table:table-cell>
          <table:table-cell table:formula="of:=([.F406]-[.C406])/0.0166667" office:value-type="float" office:value="-265.229469541061" calcext:value-type="float">
            <text:p>-265.229469541061</text:p>
          </table:table-cell>
          <table:table-cell table:formula="of:=DEGREES(ATAN(ABS([.F406]-[.C406])/ABS([.E406]-[.B406])))" office:value-type="float" office:value="39.6974509762046" calcext:value-type="float">
            <text:p>39.6974509762046</text:p>
          </table:table-cell>
          <table:table-cell table:formula="of:=SQRT(POWER([.H406];2)+POWER([.I406];2)+POWER([.J406];2))" office:value-type="float" office:value="415.631885475419" calcext:value-type="float">
            <text:p>415.631885475419</text:p>
          </table:table-cell>
        </table:table-row>
        <table:table-row table:style-name="ro1">
          <table:table-cell office:value-type="float" office:value="75.0624" calcext:value-type="float">
            <text:p>75.0624</text:p>
          </table:table-cell>
          <table:table-cell office:value-type="float" office:value="271.231" calcext:value-type="float">
            <text:p>271.231</text:p>
          </table:table-cell>
          <table:table-cell office:value-type="float" office:value="38.1838" calcext:value-type="float">
            <text:p>38.1838</text:p>
          </table:table-cell>
          <table:table-cell office:value-type="float" office:value="74.9616" calcext:value-type="float">
            <text:p>74.9616</text:p>
          </table:table-cell>
          <table:table-cell office:value-type="float" office:value="258.004" calcext:value-type="float">
            <text:p>258.004</text:p>
          </table:table-cell>
          <table:table-cell office:value-type="float" office:value="37.3313" calcext:value-type="float">
            <text:p>37.3313</text:p>
          </table:table-cell>
          <table:table-cell/>
          <table:table-cell table:formula="of:=([.D407]-[.A407])/0.0166667" office:value-type="float" office:value="-6.04798790402374" calcext:value-type="float">
            <text:p>-6.04798790402374</text:p>
          </table:table-cell>
          <table:table-cell table:formula="of:=ABS([.E407]-[.B407])/0.0166667" office:value-type="float" office:value="793.618412763173" calcext:value-type="float">
            <text:p>793.618412763173</text:p>
          </table:table-cell>
          <table:table-cell table:formula="of:=([.F407]-[.C407])/0.0166667" office:value-type="float" office:value="-51.1498977002046" calcext:value-type="float">
            <text:p>-51.1498977002046</text:p>
          </table:table-cell>
          <table:table-cell table:formula="of:=DEGREES(ATAN(ABS([.F407]-[.C407])/ABS([.E407]-[.B407])))" office:value-type="float" office:value="3.68769839044455" calcext:value-type="float">
            <text:p>3.68769839044455</text:p>
          </table:table-cell>
          <table:table-cell table:formula="of:=SQRT(POWER([.H407];2)+POWER([.I407];2)+POWER([.J407];2))" office:value-type="float" office:value="795.288045471053" calcext:value-type="float">
            <text:p>795.288045471053</text:p>
          </table:table-cell>
        </table:table-row>
        <table:table-row table:style-name="ro1">
          <table:table-cell office:value-type="float" office:value="75.1087" calcext:value-type="float">
            <text:p>75.1087</text:p>
          </table:table-cell>
          <table:table-cell office:value-type="float" office:value="277.571" calcext:value-type="float">
            <text:p>277.571</text:p>
          </table:table-cell>
          <table:table-cell office:value-type="float" office:value="38.0938" calcext:value-type="float">
            <text:p>38.0938</text:p>
          </table:table-cell>
          <table:table-cell office:value-type="float" office:value="75.0055" calcext:value-type="float">
            <text:p>75.0055</text:p>
          </table:table-cell>
          <table:table-cell office:value-type="float" office:value="264.02" calcext:value-type="float">
            <text:p>264.02</text:p>
          </table:table-cell>
          <table:table-cell office:value-type="float" office:value="37.2282" calcext:value-type="float">
            <text:p>37.2282</text:p>
          </table:table-cell>
          <table:table-cell/>
          <table:table-cell table:formula="of:=([.D408]-[.A408])/0.0166667" office:value-type="float" office:value="-6.19198761602483" calcext:value-type="float">
            <text:p>-6.19198761602483</text:p>
          </table:table-cell>
          <table:table-cell table:formula="of:=ABS([.E408]-[.B408])/0.0166667" office:value-type="float" office:value="813.058373883255" calcext:value-type="float">
            <text:p>813.058373883255</text:p>
          </table:table-cell>
          <table:table-cell table:formula="of:=([.F408]-[.C408])/0.0166667" office:value-type="float" office:value="-51.9358961282078" calcext:value-type="float">
            <text:p>-51.9358961282078</text:p>
          </table:table-cell>
          <table:table-cell table:formula="of:=DEGREES(ATAN(ABS([.F408]-[.C408])/ABS([.E408]-[.B408])))" office:value-type="float" office:value="3.65492856500668" calcext:value-type="float">
            <text:p>3.65492856500668</text:p>
          </table:table-cell>
          <table:table-cell table:formula="of:=SQRT(POWER([.H408];2)+POWER([.I408];2)+POWER([.J408];2))" office:value-type="float" office:value="814.738974984602" calcext:value-type="float">
            <text:p>814.738974984602</text:p>
          </table:table-cell>
        </table:table-row>
        <table:table-row table:style-name="ro1">
          <table:table-cell office:value-type="float" office:value="75.0691" calcext:value-type="float">
            <text:p>75.0691</text:p>
          </table:table-cell>
          <table:table-cell office:value-type="float" office:value="272.679" calcext:value-type="float">
            <text:p>272.679</text:p>
          </table:table-cell>
          <table:table-cell office:value-type="float" office:value="37.1851" calcext:value-type="float">
            <text:p>37.1851</text:p>
          </table:table-cell>
          <table:table-cell office:value-type="float" office:value="75.2101" calcext:value-type="float">
            <text:p>75.2101</text:p>
          </table:table-cell>
          <table:table-cell office:value-type="float" office:value="259.481" calcext:value-type="float">
            <text:p>259.481</text:p>
          </table:table-cell>
          <table:table-cell office:value-type="float" office:value="35.8457" calcext:value-type="float">
            <text:p>35.8457</text:p>
          </table:table-cell>
          <table:table-cell/>
          <table:table-cell table:formula="of:=([.D409]-[.A409])/0.0166667" office:value-type="float" office:value="8.45998308003331" calcext:value-type="float">
            <text:p>8.45998308003331</text:p>
          </table:table-cell>
          <table:table-cell table:formula="of:=ABS([.E409]-[.B409])/0.0166667" office:value-type="float" office:value="791.878416243166" calcext:value-type="float">
            <text:p>791.878416243166</text:p>
          </table:table-cell>
          <table:table-cell table:formula="of:=([.F409]-[.C409])/0.0166667" office:value-type="float" office:value="-80.3638392723213" calcext:value-type="float">
            <text:p>-80.3638392723213</text:p>
          </table:table-cell>
          <table:table-cell table:formula="of:=DEGREES(ATAN(ABS([.F409]-[.C409])/ABS([.E409]-[.B409])))" office:value-type="float" office:value="5.79482667510883" calcext:value-type="float">
            <text:p>5.79482667510883</text:p>
          </table:table-cell>
          <table:table-cell table:formula="of:=SQRT(POWER([.H409];2)+POWER([.I409];2)+POWER([.J409];2))" office:value-type="float" office:value="795.990793971945" calcext:value-type="float">
            <text:p>795.990793971945</text:p>
          </table:table-cell>
        </table:table-row>
        <table:table-row table:style-name="ro1">
          <table:table-cell office:value-type="float" office:value="75.5929" calcext:value-type="float">
            <text:p>75.5929</text:p>
          </table:table-cell>
          <table:table-cell office:value-type="float" office:value="275.088" calcext:value-type="float">
            <text:p>275.088</text:p>
          </table:table-cell>
          <table:table-cell office:value-type="float" office:value="38.0127" calcext:value-type="float">
            <text:p>38.0127</text:p>
          </table:table-cell>
          <table:table-cell office:value-type="float" office:value="75.7214" calcext:value-type="float">
            <text:p>75.7214</text:p>
          </table:table-cell>
          <table:table-cell office:value-type="float" office:value="261.746" calcext:value-type="float">
            <text:p>261.746</text:p>
          </table:table-cell>
          <table:table-cell office:value-type="float" office:value="36.894" calcext:value-type="float">
            <text:p>36.894</text:p>
          </table:table-cell>
          <table:table-cell/>
          <table:table-cell table:formula="of:=([.D410]-[.A410])/0.0166667" office:value-type="float" office:value="7.70998458003099" calcext:value-type="float">
            <text:p>7.70998458003099</text:p>
          </table:table-cell>
          <table:table-cell table:formula="of:=ABS([.E410]-[.B410])/0.0166667" office:value-type="float" office:value="800.518398963205" calcext:value-type="float">
            <text:p>800.518398963205</text:p>
          </table:table-cell>
          <table:table-cell table:formula="of:=([.F410]-[.C410])/0.0166667" office:value-type="float" office:value="-67.1218657562687" calcext:value-type="float">
            <text:p>-67.1218657562687</text:p>
          </table:table-cell>
          <table:table-cell table:formula="of:=DEGREES(ATAN(ABS([.F410]-[.C410])/ABS([.E410]-[.B410])))" office:value-type="float" office:value="4.79292523343322" calcext:value-type="float">
            <text:p>4.79292523343322</text:p>
          </table:table-cell>
          <table:table-cell table:formula="of:=SQRT(POWER([.H410];2)+POWER([.I410];2)+POWER([.J410];2))" office:value-type="float" office:value="803.364485027462" calcext:value-type="float">
            <text:p>803.364485027462</text:p>
          </table:table-cell>
        </table:table-row>
        <table:table-row table:style-name="ro1">
          <table:table-cell office:value-type="float" office:value="74.6194" calcext:value-type="float">
            <text:p>74.6194</text:p>
          </table:table-cell>
          <table:table-cell office:value-type="float" office:value="280.079" calcext:value-type="float">
            <text:p>280.079</text:p>
          </table:table-cell>
          <table:table-cell office:value-type="float" office:value="38.1757" calcext:value-type="float">
            <text:p>38.1757</text:p>
          </table:table-cell>
          <table:table-cell office:value-type="float" office:value="74.5223" calcext:value-type="float">
            <text:p>74.5223</text:p>
          </table:table-cell>
          <table:table-cell office:value-type="float" office:value="265.127" calcext:value-type="float">
            <text:p>265.127</text:p>
          </table:table-cell>
          <table:table-cell office:value-type="float" office:value="37.5272" calcext:value-type="float">
            <text:p>37.5272</text:p>
          </table:table-cell>
          <table:table-cell/>
          <table:table-cell table:formula="of:=([.D411]-[.A411])/0.0166667" office:value-type="float" office:value="-5.82598834802316" calcext:value-type="float">
            <text:p>-5.82598834802316</text:p>
          </table:table-cell>
          <table:table-cell table:formula="of:=ABS([.E411]-[.B411])/0.0166667" office:value-type="float" office:value="897.118205763588" calcext:value-type="float">
            <text:p>897.118205763588</text:p>
          </table:table-cell>
          <table:table-cell table:formula="of:=([.F411]-[.C411])/0.0166667" office:value-type="float" office:value="-38.9099221801556" calcext:value-type="float">
            <text:p>-38.9099221801556</text:p>
          </table:table-cell>
          <table:table-cell table:formula="of:=DEGREES(ATAN(ABS([.F411]-[.C411])/ABS([.E411]-[.B411])))" office:value-type="float" office:value="2.48348318080635" calcext:value-type="float">
            <text:p>2.48348318080635</text:p>
          </table:table-cell>
          <table:table-cell table:formula="of:=SQRT(POWER([.H411];2)+POWER([.I411];2)+POWER([.J411];2))" office:value-type="float" office:value="897.980511646426" calcext:value-type="float">
            <text:p>897.980511646426</text:p>
          </table:table-cell>
        </table:table-row>
        <table:table-row table:style-name="ro1">
          <table:table-cell office:value-type="float" office:value="74.5371" calcext:value-type="float">
            <text:p>74.5371</text:p>
          </table:table-cell>
          <table:table-cell office:value-type="float" office:value="267.611" calcext:value-type="float">
            <text:p>267.611</text:p>
          </table:table-cell>
          <table:table-cell office:value-type="float" office:value="37.3347" calcext:value-type="float">
            <text:p>37.3347</text:p>
          </table:table-cell>
          <table:table-cell office:value-type="float" office:value="74.4443" calcext:value-type="float">
            <text:p>74.4443</text:p>
          </table:table-cell>
          <table:table-cell office:value-type="float" office:value="253.351" calcext:value-type="float">
            <text:p>253.351</text:p>
          </table:table-cell>
          <table:table-cell office:value-type="float" office:value="36.7349" calcext:value-type="float">
            <text:p>36.7349</text:p>
          </table:table-cell>
          <table:table-cell/>
          <table:table-cell table:formula="of:=([.D412]-[.A412])/0.0166667" office:value-type="float" office:value="-5.56798886402209" calcext:value-type="float">
            <text:p>-5.56798886402209</text:p>
          </table:table-cell>
          <table:table-cell table:formula="of:=ABS([.E412]-[.B412])/0.0166667" office:value-type="float" office:value="855.598288803422" calcext:value-type="float">
            <text:p>855.598288803422</text:p>
          </table:table-cell>
          <table:table-cell table:formula="of:=([.F412]-[.C412])/0.0166667" office:value-type="float" office:value="-35.9879280241436" calcext:value-type="float">
            <text:p>-35.9879280241436</text:p>
          </table:table-cell>
          <table:table-cell table:formula="of:=DEGREES(ATAN(ABS([.F412]-[.C412])/ABS([.E412]-[.B412])))" office:value-type="float" office:value="2.40853880785807" calcext:value-type="float">
            <text:p>2.40853880785807</text:p>
          </table:table-cell>
          <table:table-cell table:formula="of:=SQRT(POWER([.H412];2)+POWER([.I412];2)+POWER([.J412];2))" office:value-type="float" office:value="856.372912501793" calcext:value-type="float">
            <text:p>856.372912501793</text:p>
          </table:table-cell>
        </table:table-row>
        <table:table-row table:style-name="ro1">
          <table:table-cell office:value-type="float" office:value="75.5495" calcext:value-type="float">
            <text:p>75.5495</text:p>
          </table:table-cell>
          <table:table-cell office:value-type="float" office:value="270.189" calcext:value-type="float">
            <text:p>270.189</text:p>
          </table:table-cell>
          <table:table-cell office:value-type="float" office:value="37.3673" calcext:value-type="float">
            <text:p>37.3673</text:p>
          </table:table-cell>
          <table:table-cell office:value-type="float" office:value="75.6771" calcext:value-type="float">
            <text:p>75.6771</text:p>
          </table:table-cell>
          <table:table-cell office:value-type="float" office:value="257.13" calcext:value-type="float">
            <text:p>257.13</text:p>
          </table:table-cell>
          <table:table-cell office:value-type="float" office:value="36.0295" calcext:value-type="float">
            <text:p>36.0295</text:p>
          </table:table-cell>
          <table:table-cell/>
          <table:table-cell table:formula="of:=([.D413]-[.A413])/0.0166667" office:value-type="float" office:value="7.65598468803069" calcext:value-type="float">
            <text:p>7.65598468803069</text:p>
          </table:table-cell>
          <table:table-cell table:formula="of:=ABS([.E413]-[.B413])/0.0166667" office:value-type="float" office:value="783.538432923136" calcext:value-type="float">
            <text:p>783.538432923136</text:p>
          </table:table-cell>
          <table:table-cell table:formula="of:=([.F413]-[.C413])/0.0166667" office:value-type="float" office:value="-80.2678394643212" calcext:value-type="float">
            <text:p>-80.2678394643212</text:p>
          </table:table-cell>
          <table:table-cell table:formula="of:=DEGREES(ATAN(ABS([.F413]-[.C413])/ABS([.E413]-[.B413])))" office:value-type="float" office:value="5.84913344548806" calcext:value-type="float">
            <text:p>5.84913344548806</text:p>
          </table:table-cell>
          <table:table-cell table:formula="of:=SQRT(POWER([.H413];2)+POWER([.I413];2)+POWER([.J413];2))" office:value-type="float" office:value="787.676339635422" calcext:value-type="float">
            <text:p>787.676339635422</text:p>
          </table:table-cell>
        </table:table-row>
        <table:table-row table:style-name="ro1">
          <table:table-cell office:value-type="float" office:value="74.6119" calcext:value-type="float">
            <text:p>74.6119</text:p>
          </table:table-cell>
          <table:table-cell office:value-type="float" office:value="278.742" calcext:value-type="float">
            <text:p>278.742</text:p>
          </table:table-cell>
          <table:table-cell office:value-type="float" office:value="38.4025" calcext:value-type="float">
            <text:p>38.4025</text:p>
          </table:table-cell>
          <table:table-cell office:value-type="float" office:value="74.2767" calcext:value-type="float">
            <text:p>74.2767</text:p>
          </table:table-cell>
          <table:table-cell office:value-type="float" office:value="265.051" calcext:value-type="float">
            <text:p>265.051</text:p>
          </table:table-cell>
          <table:table-cell office:value-type="float" office:value="37.7886" calcext:value-type="float">
            <text:p>37.7886</text:p>
          </table:table-cell>
          <table:table-cell/>
          <table:table-cell table:formula="of:=([.D414]-[.A414])/0.0166667" office:value-type="float" office:value="-20.1119597760805" calcext:value-type="float">
            <text:p>-20.1119597760805</text:p>
          </table:table-cell>
          <table:table-cell table:formula="of:=ABS([.E414]-[.B414])/0.0166667" office:value-type="float" office:value="821.458357083288" calcext:value-type="float">
            <text:p>821.458357083288</text:p>
          </table:table-cell>
          <table:table-cell table:formula="of:=([.F414]-[.C414])/0.0166667" office:value-type="float" office:value="-36.8339263321474" calcext:value-type="float">
            <text:p>-36.8339263321474</text:p>
          </table:table-cell>
          <table:table-cell table:formula="of:=DEGREES(ATAN(ABS([.F414]-[.C414])/ABS([.E414]-[.B414])))" office:value-type="float" office:value="2.56740442242917" calcext:value-type="float">
            <text:p>2.56740442242917</text:p>
          </table:table-cell>
          <table:table-cell table:formula="of:=SQRT(POWER([.H414];2)+POWER([.I414];2)+POWER([.J414];2))" office:value-type="float" office:value="822.529672095208" calcext:value-type="float">
            <text:p>822.529672095208</text:p>
          </table:table-cell>
        </table:table-row>
        <table:table-row table:style-name="ro1">
          <table:table-cell office:value-type="float" office:value="74.8477" calcext:value-type="float">
            <text:p>74.8477</text:p>
          </table:table-cell>
          <table:table-cell office:value-type="float" office:value="276.222" calcext:value-type="float">
            <text:p>276.222</text:p>
          </table:table-cell>
          <table:table-cell office:value-type="float" office:value="38.3265" calcext:value-type="float">
            <text:p>38.3265</text:p>
          </table:table-cell>
          <table:table-cell office:value-type="float" office:value="74.752" calcext:value-type="float">
            <text:p>74.752</text:p>
          </table:table-cell>
          <table:table-cell office:value-type="float" office:value="262.739" calcext:value-type="float">
            <text:p>262.739</text:p>
          </table:table-cell>
          <table:table-cell office:value-type="float" office:value="37.4586" calcext:value-type="float">
            <text:p>37.4586</text:p>
          </table:table-cell>
          <table:table-cell/>
          <table:table-cell table:formula="of:=([.D415]-[.A415])/0.0166667" office:value-type="float" office:value="-5.74198851602344" calcext:value-type="float">
            <text:p>-5.74198851602344</text:p>
          </table:table-cell>
          <table:table-cell table:formula="of:=ABS([.E415]-[.B415])/0.0166667" office:value-type="float" office:value="808.978382043236" calcext:value-type="float">
            <text:p>808.978382043236</text:p>
          </table:table-cell>
          <table:table-cell table:formula="of:=([.F415]-[.C415])/0.0166667" office:value-type="float" office:value="-52.0738958522087" calcext:value-type="float">
            <text:p>-52.0738958522087</text:p>
          </table:table-cell>
          <table:table-cell table:formula="of:=DEGREES(ATAN(ABS([.F415]-[.C415])/ABS([.E415]-[.B415])))" office:value-type="float" office:value="3.6830450317143" calcext:value-type="float">
            <text:p>3.6830450317143</text:p>
          </table:table-cell>
          <table:table-cell table:formula="of:=SQRT(POWER([.H415];2)+POWER([.I415];2)+POWER([.J415];2))" office:value-type="float" office:value="810.672981956743" calcext:value-type="float">
            <text:p>810.672981956743</text:p>
          </table:table-cell>
        </table:table-row>
        <table:table-row table:style-name="ro1">
          <table:table-cell office:value-type="float" office:value="75.3296" calcext:value-type="float">
            <text:p>75.3296</text:p>
          </table:table-cell>
          <table:table-cell office:value-type="float" office:value="273.959" calcext:value-type="float">
            <text:p>273.959</text:p>
          </table:table-cell>
          <table:table-cell office:value-type="float" office:value="37.2094" calcext:value-type="float">
            <text:p>37.2094</text:p>
          </table:table-cell>
          <table:table-cell office:value-type="float" office:value="75.2209" calcext:value-type="float">
            <text:p>75.2209</text:p>
          </table:table-cell>
          <table:table-cell office:value-type="float" office:value="260.586" calcext:value-type="float">
            <text:p>260.586</text:p>
          </table:table-cell>
          <table:table-cell office:value-type="float" office:value="36.3757" calcext:value-type="float">
            <text:p>36.3757</text:p>
          </table:table-cell>
          <table:table-cell/>
          <table:table-cell table:formula="of:=([.D416]-[.A416])/0.0166667" office:value-type="float" office:value="-6.52198695602602" calcext:value-type="float">
            <text:p>-6.52198695602602</text:p>
          </table:table-cell>
          <table:table-cell table:formula="of:=ABS([.E416]-[.B416])/0.0166667" office:value-type="float" office:value="802.378395243209" calcext:value-type="float">
            <text:p>802.378395243209</text:p>
          </table:table-cell>
          <table:table-cell table:formula="of:=([.F416]-[.C416])/0.0166667" office:value-type="float" office:value="-50.0218999562001" calcext:value-type="float">
            <text:p>-50.0218999562001</text:p>
          </table:table-cell>
          <table:table-cell table:formula="of:=DEGREES(ATAN(ABS([.F416]-[.C416])/ABS([.E416]-[.B416])))" office:value-type="float" office:value="3.56731863009609" calcext:value-type="float">
            <text:p>3.56731863009609</text:p>
          </table:table-cell>
          <table:table-cell table:formula="of:=SQRT(POWER([.H416];2)+POWER([.I416];2)+POWER([.J416];2))" office:value-type="float" office:value="803.962571232113" calcext:value-type="float">
            <text:p>803.962571232113</text:p>
          </table:table-cell>
        </table:table-row>
        <table:table-row table:style-name="ro1">
          <table:table-cell office:value-type="float" office:value="74.5706" calcext:value-type="float">
            <text:p>74.5706</text:p>
          </table:table-cell>
          <table:table-cell office:value-type="float" office:value="272.473" calcext:value-type="float">
            <text:p>272.473</text:p>
          </table:table-cell>
          <table:table-cell office:value-type="float" office:value="37.9735" calcext:value-type="float">
            <text:p>37.9735</text:p>
          </table:table-cell>
          <table:table-cell office:value-type="float" office:value="74.4897" calcext:value-type="float">
            <text:p>74.4897</text:p>
          </table:table-cell>
          <table:table-cell office:value-type="float" office:value="260.406" calcext:value-type="float">
            <text:p>260.406</text:p>
          </table:table-cell>
          <table:table-cell office:value-type="float" office:value="36.9025" calcext:value-type="float">
            <text:p>36.9025</text:p>
          </table:table-cell>
          <table:table-cell/>
          <table:table-cell table:formula="of:=([.D417]-[.A417])/0.0166667" office:value-type="float" office:value="-4.8539902920194" calcext:value-type="float">
            <text:p>-4.8539902920194</text:p>
          </table:table-cell>
          <table:table-cell table:formula="of:=ABS([.E417]-[.B417])/0.0166667" office:value-type="float" office:value="724.018551962897" calcext:value-type="float">
            <text:p>724.018551962897</text:p>
          </table:table-cell>
          <table:table-cell table:formula="of:=([.F417]-[.C417])/0.0166667" office:value-type="float" office:value="-64.2598714802569" calcext:value-type="float">
            <text:p>-64.2598714802569</text:p>
          </table:table-cell>
          <table:table-cell table:formula="of:=DEGREES(ATAN(ABS([.F417]-[.C417])/ABS([.E417]-[.B417])))" office:value-type="float" office:value="5.07196561714612" calcext:value-type="float">
            <text:p>5.07196561714612</text:p>
          </table:table-cell>
          <table:table-cell table:formula="of:=SQRT(POWER([.H417];2)+POWER([.I417];2)+POWER([.J417];2))" office:value-type="float" office:value="726.880840228207" calcext:value-type="float">
            <text:p>726.880840228207</text:p>
          </table:table-cell>
        </table:table-row>
        <table:table-row table:style-name="ro1">
          <table:table-cell office:value-type="float" office:value="74.0529" calcext:value-type="float">
            <text:p>74.0529</text:p>
          </table:table-cell>
          <table:table-cell office:value-type="float" office:value="270.128" calcext:value-type="float">
            <text:p>270.128</text:p>
          </table:table-cell>
          <table:table-cell office:value-type="float" office:value="36.8953" calcext:value-type="float">
            <text:p>36.8953</text:p>
          </table:table-cell>
          <table:table-cell office:value-type="float" office:value="73.9773" calcext:value-type="float">
            <text:p>73.9773</text:p>
          </table:table-cell>
          <table:table-cell office:value-type="float" office:value="257.007" calcext:value-type="float">
            <text:p>257.007</text:p>
          </table:table-cell>
          <table:table-cell office:value-type="float" office:value="35.583" calcext:value-type="float">
            <text:p>35.583</text:p>
          </table:table-cell>
          <table:table-cell/>
          <table:table-cell table:formula="of:=([.D418]-[.A418])/0.0166667" office:value-type="float" office:value="-4.53599092801781" calcext:value-type="float">
            <text:p>-4.53599092801781</text:p>
          </table:table-cell>
          <table:table-cell table:formula="of:=ABS([.E418]-[.B418])/0.0166667" office:value-type="float" office:value="787.258425483148" calcext:value-type="float">
            <text:p>787.258425483148</text:p>
          </table:table-cell>
          <table:table-cell table:formula="of:=([.F418]-[.C418])/0.0166667" office:value-type="float" office:value="-78.737842524315" calcext:value-type="float">
            <text:p>-78.737842524315</text:p>
          </table:table-cell>
          <table:table-cell table:formula="of:=DEGREES(ATAN(ABS([.F418]-[.C418])/ABS([.E418]-[.B418])))" office:value-type="float" office:value="5.71145783392446" calcext:value-type="float">
            <text:p>5.71145783392446</text:p>
          </table:table-cell>
          <table:table-cell table:formula="of:=SQRT(POWER([.H418];2)+POWER([.I418];2)+POWER([.J418];2))" office:value-type="float" office:value="791.199122568578" calcext:value-type="float">
            <text:p>791.199122568578</text:p>
          </table:table-cell>
        </table:table-row>
        <table:table-row table:style-name="ro1">
          <table:table-cell office:value-type="float" office:value="75.0223" calcext:value-type="float">
            <text:p>75.0223</text:p>
          </table:table-cell>
          <table:table-cell office:value-type="float" office:value="266.545" calcext:value-type="float">
            <text:p>266.545</text:p>
          </table:table-cell>
          <table:table-cell office:value-type="float" office:value="36.7785" calcext:value-type="float">
            <text:p>36.7785</text:p>
          </table:table-cell>
          <table:table-cell office:value-type="float" office:value="75.154" calcext:value-type="float">
            <text:p>75.154</text:p>
          </table:table-cell>
          <table:table-cell office:value-type="float" office:value="252.451" calcext:value-type="float">
            <text:p>252.451</text:p>
          </table:table-cell>
          <table:table-cell office:value-type="float" office:value="35.6936" calcext:value-type="float">
            <text:p>35.6936</text:p>
          </table:table-cell>
          <table:table-cell/>
          <table:table-cell table:formula="of:=([.D419]-[.A419])/0.0166667" office:value-type="float" office:value="7.90198419603131" calcext:value-type="float">
            <text:p>7.90198419603131</text:p>
          </table:table-cell>
          <table:table-cell table:formula="of:=ABS([.E419]-[.B419])/0.0166667" office:value-type="float" office:value="845.638308723384" calcext:value-type="float">
            <text:p>845.638308723384</text:p>
          </table:table-cell>
          <table:table-cell table:formula="of:=([.F419]-[.C419])/0.0166667" office:value-type="float" office:value="-65.0938698122602" calcext:value-type="float">
            <text:p>-65.0938698122602</text:p>
          </table:table-cell>
          <table:table-cell table:formula="of:=DEGREES(ATAN(ABS([.F419]-[.C419])/ABS([.E419]-[.B419])))" office:value-type="float" office:value="4.40172080944005" calcext:value-type="float">
            <text:p>4.40172080944005</text:p>
          </table:table-cell>
          <table:table-cell table:formula="of:=SQRT(POWER([.H419];2)+POWER([.I419];2)+POWER([.J419];2))" office:value-type="float" office:value="848.176751875407" calcext:value-type="float">
            <text:p>848.176751875407</text:p>
          </table:table-cell>
        </table:table-row>
        <table:table-row table:style-name="ro1">
          <table:table-cell office:value-type="float" office:value="75.0341" calcext:value-type="float">
            <text:p>75.0341</text:p>
          </table:table-cell>
          <table:table-cell office:value-type="float" office:value="267.579" calcext:value-type="float">
            <text:p>267.579</text:p>
          </table:table-cell>
          <table:table-cell office:value-type="float" office:value="37.8294" calcext:value-type="float">
            <text:p>37.8294</text:p>
          </table:table-cell>
          <table:table-cell office:value-type="float" office:value="75.175" calcext:value-type="float">
            <text:p>75.175</text:p>
          </table:table-cell>
          <table:table-cell office:value-type="float" office:value="254.6" calcext:value-type="float">
            <text:p>254.6</text:p>
          </table:table-cell>
          <table:table-cell office:value-type="float" office:value="36.7396" calcext:value-type="float">
            <text:p>36.7396</text:p>
          </table:table-cell>
          <table:table-cell/>
          <table:table-cell table:formula="of:=([.D420]-[.A420])/0.0166667" office:value-type="float" office:value="8.45398309203394" calcext:value-type="float">
            <text:p>8.45398309203394</text:p>
          </table:table-cell>
          <table:table-cell table:formula="of:=ABS([.E420]-[.B420])/0.0166667" office:value-type="float" office:value="778.738442523116" calcext:value-type="float">
            <text:p>778.738442523116</text:p>
          </table:table-cell>
          <table:table-cell table:formula="of:=([.F420]-[.C420])/0.0166667" office:value-type="float" office:value="-65.3878692242614" calcext:value-type="float">
            <text:p>-65.3878692242614</text:p>
          </table:table-cell>
          <table:table-cell table:formula="of:=DEGREES(ATAN(ABS([.F420]-[.C420])/ABS([.E420]-[.B420])))" office:value-type="float" office:value="4.79966210873585" calcext:value-type="float">
            <text:p>4.79966210873585</text:p>
          </table:table-cell>
          <table:table-cell table:formula="of:=SQRT(POWER([.H420];2)+POWER([.I420];2)+POWER([.J420];2))" office:value-type="float" office:value="781.524539048607" calcext:value-type="float">
            <text:p>781.524539048607</text:p>
          </table:table-cell>
        </table:table-row>
        <table:table-row table:style-name="ro1">
          <table:table-cell office:value-type="float" office:value="75.0804" calcext:value-type="float">
            <text:p>75.0804</text:p>
          </table:table-cell>
          <table:table-cell office:value-type="float" office:value="273.779" calcext:value-type="float">
            <text:p>273.779</text:p>
          </table:table-cell>
          <table:table-cell office:value-type="float" office:value="37.9928" calcext:value-type="float">
            <text:p>37.9928</text:p>
          </table:table-cell>
          <table:table-cell office:value-type="float" office:value="74.9787" calcext:value-type="float">
            <text:p>74.9787</text:p>
          </table:table-cell>
          <table:table-cell office:value-type="float" office:value="260.424" calcext:value-type="float">
            <text:p>260.424</text:p>
          </table:table-cell>
          <table:table-cell office:value-type="float" office:value="37.1383" calcext:value-type="float">
            <text:p>37.1383</text:p>
          </table:table-cell>
          <table:table-cell/>
          <table:table-cell table:formula="of:=([.D421]-[.A421])/0.0166667" office:value-type="float" office:value="-6.10198779602404" calcext:value-type="float">
            <text:p>-6.10198779602404</text:p>
          </table:table-cell>
          <table:table-cell table:formula="of:=ABS([.E421]-[.B421])/0.0166667" office:value-type="float" office:value="801.298397403206" calcext:value-type="float">
            <text:p>801.298397403206</text:p>
          </table:table-cell>
          <table:table-cell table:formula="of:=([.F421]-[.C421])/0.0166667" office:value-type="float" office:value="-51.2698974602052" calcext:value-type="float">
            <text:p>-51.2698974602052</text:p>
          </table:table-cell>
          <table:table-cell table:formula="of:=DEGREES(ATAN(ABS([.F421]-[.C421])/ABS([.E421]-[.B421])))" office:value-type="float" office:value="3.66099557814688" calcext:value-type="float">
            <text:p>3.66099557814688</text:p>
          </table:table-cell>
          <table:table-cell table:formula="of:=SQRT(POWER([.H421];2)+POWER([.I421];2)+POWER([.J421];2))" office:value-type="float" office:value="802.960122497743" calcext:value-type="float">
            <text:p>802.960122497743</text:p>
          </table:table-cell>
        </table:table-row>
        <table:table-row table:style-name="ro1">
          <table:table-cell office:value-type="float" office:value="74.5546" calcext:value-type="float">
            <text:p>74.5546</text:p>
          </table:table-cell>
          <table:table-cell office:value-type="float" office:value="269.986" calcext:value-type="float">
            <text:p>269.986</text:p>
          </table:table-cell>
          <table:table-cell office:value-type="float" office:value="37.9082" calcext:value-type="float">
            <text:p>37.9082</text:p>
          </table:table-cell>
          <table:table-cell office:value-type="float" office:value="74.4669" calcext:value-type="float">
            <text:p>74.4669</text:p>
          </table:table-cell>
          <table:table-cell office:value-type="float" office:value="256.858" calcext:value-type="float">
            <text:p>256.858</text:p>
          </table:table-cell>
          <table:table-cell office:value-type="float" office:value="36.8169" calcext:value-type="float">
            <text:p>36.8169</text:p>
          </table:table-cell>
          <table:table-cell/>
          <table:table-cell table:formula="of:=([.D422]-[.A422])/0.0166667" office:value-type="float" office:value="-5.26198947602093" calcext:value-type="float">
            <text:p>-5.26198947602093</text:p>
          </table:table-cell>
          <table:table-cell table:formula="of:=ABS([.E422]-[.B422])/0.0166667" office:value-type="float" office:value="787.67842464315" calcext:value-type="float">
            <text:p>787.67842464315</text:p>
          </table:table-cell>
          <table:table-cell table:formula="of:=([.F422]-[.C422])/0.0166667" office:value-type="float" office:value="-65.4778690442622" calcext:value-type="float">
            <text:p>-65.4778690442622</text:p>
          </table:table-cell>
          <table:table-cell table:formula="of:=DEGREES(ATAN(ABS([.F422]-[.C422])/ABS([.E422]-[.B422])))" office:value-type="float" office:value="4.75193889284457" calcext:value-type="float">
            <text:p>4.75193889284457</text:p>
          </table:table-cell>
          <table:table-cell table:formula="of:=SQRT(POWER([.H422];2)+POWER([.I422];2)+POWER([.J422];2))" office:value-type="float" office:value="790.412765911671" calcext:value-type="float">
            <text:p>790.412765911671</text:p>
          </table:table-cell>
        </table:table-row>
        <table:table-row table:style-name="ro1">
          <table:table-cell office:value-type="float" office:value="74.8052" calcext:value-type="float">
            <text:p>74.8052</text:p>
          </table:table-cell>
          <table:table-cell office:value-type="float" office:value="271.668" calcext:value-type="float">
            <text:p>271.668</text:p>
          </table:table-cell>
          <table:table-cell office:value-type="float" office:value="35.6189" calcext:value-type="float">
            <text:p>35.6189</text:p>
          </table:table-cell>
          <table:table-cell office:value-type="float" office:value="74.6736" calcext:value-type="float">
            <text:p>74.6736</text:p>
          </table:table-cell>
          <table:table-cell office:value-type="float" office:value="252.389" calcext:value-type="float">
            <text:p>252.389</text:p>
          </table:table-cell>
          <table:table-cell office:value-type="float" office:value="35.7096" calcext:value-type="float">
            <text:p>35.7096</text:p>
          </table:table-cell>
          <table:table-cell/>
          <table:table-cell table:formula="of:=([.D423]-[.A423])/0.0166667" office:value-type="float" office:value="-7.89598420803194" calcext:value-type="float">
            <text:p>-7.89598420803194</text:p>
          </table:table-cell>
          <table:table-cell table:formula="of:=ABS([.E423]-[.B423])/0.0166667" office:value-type="float" office:value="1156.73768652463" calcext:value-type="float">
            <text:p>1156.73768652463</text:p>
          </table:table-cell>
          <table:table-cell table:formula="of:=([.F423]-[.C423])/0.0166667" office:value-type="float" office:value="5.44198911602209" calcext:value-type="float">
            <text:p>5.44198911602209</text:p>
          </table:table-cell>
          <table:table-cell table:formula="of:=DEGREES(ATAN(ABS([.F423]-[.C423])/ABS([.E423]-[.B423])))" office:value-type="float" office:value="0.269551784955576" calcext:value-type="float">
            <text:p>0.269551784955576</text:p>
          </table:table-cell>
          <table:table-cell table:formula="of:=SQRT(POWER([.H423];2)+POWER([.I423];2)+POWER([.J423];2))" office:value-type="float" office:value="1156.77743634569" calcext:value-type="float">
            <text:p>1156.77743634569</text:p>
          </table:table-cell>
        </table:table-row>
        <table:table-row table:style-name="ro1">
          <table:table-cell office:value-type="float" office:value="75.1457" calcext:value-type="float">
            <text:p>75.1457</text:p>
          </table:table-cell>
          <table:table-cell office:value-type="float" office:value="282.825" calcext:value-type="float">
            <text:p>282.825</text:p>
          </table:table-cell>
          <table:table-cell office:value-type="float" office:value="37.7052" calcext:value-type="float">
            <text:p>37.7052</text:p>
          </table:table-cell>
          <table:table-cell office:value-type="float" office:value="75.2887" calcext:value-type="float">
            <text:p>75.2887</text:p>
          </table:table-cell>
          <table:table-cell office:value-type="float" office:value="269.076" calcext:value-type="float">
            <text:p>269.076</text:p>
          </table:table-cell>
          <table:table-cell office:value-type="float" office:value="36.5736" calcext:value-type="float">
            <text:p>36.5736</text:p>
          </table:table-cell>
          <table:table-cell/>
          <table:table-cell table:formula="of:=([.D424]-[.A424])/0.0166667" office:value-type="float" office:value="8.57998284003436" calcext:value-type="float">
            <text:p>8.57998284003436</text:p>
          </table:table-cell>
          <table:table-cell table:formula="of:=ABS([.E424]-[.B424])/0.0166667" office:value-type="float" office:value="824.938350123298" calcext:value-type="float">
            <text:p>824.938350123298</text:p>
          </table:table-cell>
          <table:table-cell table:formula="of:=([.F424]-[.C424])/0.0166667" office:value-type="float" office:value="-67.8958642082715" calcext:value-type="float">
            <text:p>-67.8958642082715</text:p>
          </table:table-cell>
          <table:table-cell table:formula="of:=DEGREES(ATAN(ABS([.F424]-[.C424])/ABS([.E424]-[.B424])))" office:value-type="float" office:value="4.7050765366258" calcext:value-type="float">
            <text:p>4.7050765366258</text:p>
          </table:table-cell>
          <table:table-cell table:formula="of:=SQRT(POWER([.H424];2)+POWER([.I424];2)+POWER([.J424];2))" office:value-type="float" office:value="827.772158257496" calcext:value-type="float">
            <text:p>827.772158257496</text:p>
          </table:table-cell>
        </table:table-row>
        <table:table-row table:style-name="ro1">
          <table:table-cell office:value-type="float" office:value="75.3102" calcext:value-type="float">
            <text:p>75.3102</text:p>
          </table:table-cell>
          <table:table-cell office:value-type="float" office:value="271.408" calcext:value-type="float">
            <text:p>271.408</text:p>
          </table:table-cell>
          <table:table-cell office:value-type="float" office:value="37.4049" calcext:value-type="float">
            <text:p>37.4049</text:p>
          </table:table-cell>
          <table:table-cell office:value-type="float" office:value="75.4451" calcext:value-type="float">
            <text:p>75.4451</text:p>
          </table:table-cell>
          <table:table-cell office:value-type="float" office:value="258.24" calcext:value-type="float">
            <text:p>258.24</text:p>
          </table:table-cell>
          <table:table-cell office:value-type="float" office:value="36.3136" calcext:value-type="float">
            <text:p>36.3136</text:p>
          </table:table-cell>
          <table:table-cell/>
          <table:table-cell table:formula="of:=([.D425]-[.A425])/0.0166667" office:value-type="float" office:value="8.09398381203248" calcext:value-type="float">
            <text:p>8.09398381203248</text:p>
          </table:table-cell>
          <table:table-cell table:formula="of:=ABS([.E425]-[.B425])/0.0166667" office:value-type="float" office:value="790.078419843161" calcext:value-type="float">
            <text:p>790.078419843161</text:p>
          </table:table-cell>
          <table:table-cell table:formula="of:=([.F425]-[.C425])/0.0166667" office:value-type="float" office:value="-65.4778690442617" calcext:value-type="float">
            <text:p>-65.4778690442617</text:p>
          </table:table-cell>
          <table:table-cell table:formula="of:=DEGREES(ATAN(ABS([.F425]-[.C425])/ABS([.E425]-[.B425])))" office:value-type="float" office:value="4.73756988792116" calcext:value-type="float">
            <text:p>4.73756988792116</text:p>
          </table:table-cell>
          <table:table-cell table:formula="of:=SQRT(POWER([.H425];2)+POWER([.I425];2)+POWER([.J425];2))" office:value-type="float" office:value="792.828337920885" calcext:value-type="float">
            <text:p>792.828337920885</text:p>
          </table:table-cell>
        </table:table-row>
        <table:table-row table:style-name="ro1">
          <table:table-cell office:value-type="float" office:value="74.5546" calcext:value-type="float">
            <text:p>74.5546</text:p>
          </table:table-cell>
          <table:table-cell office:value-type="float" office:value="269.986" calcext:value-type="float">
            <text:p>269.986</text:p>
          </table:table-cell>
          <table:table-cell office:value-type="float" office:value="37.9082" calcext:value-type="float">
            <text:p>37.9082</text:p>
          </table:table-cell>
          <table:table-cell office:value-type="float" office:value="74.2376" calcext:value-type="float">
            <text:p>74.2376</text:p>
          </table:table-cell>
          <table:table-cell office:value-type="float" office:value="259.231" calcext:value-type="float">
            <text:p>259.231</text:p>
          </table:table-cell>
          <table:table-cell office:value-type="float" office:value="36.6305" calcext:value-type="float">
            <text:p>36.6305</text:p>
          </table:table-cell>
          <table:table-cell/>
          <table:table-cell table:formula="of:=([.D426]-[.A426])/0.0166667" office:value-type="float" office:value="-19.0199619600757" calcext:value-type="float">
            <text:p>-19.0199619600757</text:p>
          </table:table-cell>
          <table:table-cell table:formula="of:=ABS([.E426]-[.B426])/0.0166667" office:value-type="float" office:value="645.298709402581" calcext:value-type="float">
            <text:p>645.298709402581</text:p>
          </table:table-cell>
          <table:table-cell table:formula="of:=([.F426]-[.C426])/0.0166667" office:value-type="float" office:value="-76.6618466763068" calcext:value-type="float">
            <text:p>-76.6618466763068</text:p>
          </table:table-cell>
          <table:table-cell table:formula="of:=DEGREES(ATAN(ABS([.F426]-[.C426])/ABS([.E426]-[.B426])))" office:value-type="float" office:value="6.77501642162415" calcext:value-type="float">
            <text:p>6.77501642162415</text:p>
          </table:table-cell>
          <table:table-cell table:formula="of:=SQRT(POWER([.H426];2)+POWER([.I426];2)+POWER([.J426];2))" office:value-type="float" office:value="650.114776055291" calcext:value-type="float">
            <text:p>650.114776055291</text:p>
          </table:table-cell>
        </table:table-row>
        <table:table-row table:style-name="ro1">
          <table:table-cell office:value-type="float" office:value="74.3652" calcext:value-type="float">
            <text:p>74.3652</text:p>
          </table:table-cell>
          <table:table-cell office:value-type="float" office:value="280.058" calcext:value-type="float">
            <text:p>280.058</text:p>
          </table:table-cell>
          <table:table-cell office:value-type="float" office:value="38.1816" calcext:value-type="float">
            <text:p>38.1816</text:p>
          </table:table-cell>
          <table:table-cell office:value-type="float" office:value="74.035" calcext:value-type="float">
            <text:p>74.035</text:p>
          </table:table-cell>
          <table:table-cell office:value-type="float" office:value="266.334" calcext:value-type="float">
            <text:p>266.334</text:p>
          </table:table-cell>
          <table:table-cell office:value-type="float" office:value="37.3182" calcext:value-type="float">
            <text:p>37.3182</text:p>
          </table:table-cell>
          <table:table-cell/>
          <table:table-cell table:formula="of:=([.D427]-[.A427])/0.0166667" office:value-type="float" office:value="-19.8119603760795" calcext:value-type="float">
            <text:p>-19.8119603760795</text:p>
          </table:table-cell>
          <table:table-cell table:formula="of:=ABS([.E427]-[.B427])/0.0166667" office:value-type="float" office:value="823.438353123293" calcext:value-type="float">
            <text:p>823.438353123293</text:p>
          </table:table-cell>
          <table:table-cell table:formula="of:=([.F427]-[.C427])/0.0166667" office:value-type="float" office:value="-51.8038963922076" calcext:value-type="float">
            <text:p>-51.8038963922076</text:p>
          </table:table-cell>
          <table:table-cell table:formula="of:=DEGREES(ATAN(ABS([.F427]-[.C427])/ABS([.E427]-[.B427])))" office:value-type="float" office:value="3.59982994889686" calcext:value-type="float">
            <text:p>3.59982994889686</text:p>
          </table:table-cell>
          <table:table-cell table:formula="of:=SQRT(POWER([.H427];2)+POWER([.I427];2)+POWER([.J427];2))" office:value-type="float" office:value="825.30411294853" calcext:value-type="float">
            <text:p>825.30411294853</text:p>
          </table:table-cell>
        </table:table-row>
        <table:table-row table:style-name="ro1">
          <table:table-cell office:value-type="float" office:value="74.6186" calcext:value-type="float">
            <text:p>74.6186</text:p>
          </table:table-cell>
          <table:table-cell office:value-type="float" office:value="280.133" calcext:value-type="float">
            <text:p>280.133</text:p>
          </table:table-cell>
          <table:table-cell office:value-type="float" office:value="37.9137" calcext:value-type="float">
            <text:p>37.9137</text:p>
          </table:table-cell>
          <table:table-cell office:value-type="float" office:value="74.5284" calcext:value-type="float">
            <text:p>74.5284</text:p>
          </table:table-cell>
          <table:table-cell office:value-type="float" office:value="266.44" calcext:value-type="float">
            <text:p>266.44</text:p>
          </table:table-cell>
          <table:table-cell office:value-type="float" office:value="37.0483" calcext:value-type="float">
            <text:p>37.0483</text:p>
          </table:table-cell>
          <table:table-cell/>
          <table:table-cell table:formula="of:=([.D428]-[.A428])/0.0166667" office:value-type="float" office:value="-5.4119891760214" calcext:value-type="float">
            <text:p>-5.4119891760214</text:p>
          </table:table-cell>
          <table:table-cell table:formula="of:=ABS([.E428]-[.B428])/0.0166667" office:value-type="float" office:value="821.578356843285" calcext:value-type="float">
            <text:p>821.578356843285</text:p>
          </table:table-cell>
          <table:table-cell table:formula="of:=([.F428]-[.C428])/0.0166667" office:value-type="float" office:value="-51.9238961522078" calcext:value-type="float">
            <text:p>-51.9238961522078</text:p>
          </table:table-cell>
          <table:table-cell table:formula="of:=DEGREES(ATAN(ABS([.F428]-[.C428])/ABS([.E428]-[.B428])))" office:value-type="float" office:value="3.61629361705637" calcext:value-type="float">
            <text:p>3.61629361705637</text:p>
          </table:table-cell>
          <table:table-cell table:formula="of:=SQRT(POWER([.H428];2)+POWER([.I428];2)+POWER([.J428];2))" office:value-type="float" office:value="823.235310863048" calcext:value-type="float">
            <text:p>823.235310863048</text:p>
          </table:table-cell>
        </table:table-row>
        <table:table-row table:style-name="ro1">
          <table:table-cell office:value-type="float" office:value="75.0797" calcext:value-type="float">
            <text:p>75.0797</text:p>
          </table:table-cell>
          <table:table-cell office:value-type="float" office:value="273.83" calcext:value-type="float">
            <text:p>273.83</text:p>
          </table:table-cell>
          <table:table-cell office:value-type="float" office:value="37.7341" calcext:value-type="float">
            <text:p>37.7341</text:p>
          </table:table-cell>
          <table:table-cell office:value-type="float" office:value="74.9855" calcext:value-type="float">
            <text:p>74.9855</text:p>
          </table:table-cell>
          <table:table-cell office:value-type="float" office:value="261.757" calcext:value-type="float">
            <text:p>261.757</text:p>
          </table:table-cell>
          <table:table-cell office:value-type="float" office:value="36.41" calcext:value-type="float">
            <text:p>36.41</text:p>
          </table:table-cell>
          <table:table-cell/>
          <table:table-cell table:formula="of:=([.D429]-[.A429])/0.0166667" office:value-type="float" office:value="-5.65198869602265" calcext:value-type="float">
            <text:p>-5.65198869602265</text:p>
          </table:table-cell>
          <table:table-cell table:formula="of:=ABS([.E429]-[.B429])/0.0166667" office:value-type="float" office:value="724.378551242896" calcext:value-type="float">
            <text:p>724.378551242896</text:p>
          </table:table-cell>
          <table:table-cell table:formula="of:=([.F429]-[.C429])/0.0166667" office:value-type="float" office:value="-79.4458411083179" calcext:value-type="float">
            <text:p>-79.4458411083179</text:p>
          </table:table-cell>
          <table:table-cell table:formula="of:=DEGREES(ATAN(ABS([.F429]-[.C429])/ABS([.E429]-[.B429])))" office:value-type="float" office:value="6.25886990810183" calcext:value-type="float">
            <text:p>6.25886990810183</text:p>
          </table:table-cell>
          <table:table-cell table:formula="of:=SQRT(POWER([.H429];2)+POWER([.I429];2)+POWER([.J429];2))" office:value-type="float" office:value="728.74403746884" calcext:value-type="float">
            <text:p>728.74403746884</text:p>
          </table:table-cell>
        </table:table-row>
        <table:table-row table:style-name="ro1">
          <table:table-cell office:value-type="float" office:value="75.0717" calcext:value-type="float">
            <text:p>75.0717</text:p>
          </table:table-cell>
          <table:table-cell office:value-type="float" office:value="272.471" calcext:value-type="float">
            <text:p>272.471</text:p>
          </table:table-cell>
          <table:table-cell office:value-type="float" office:value="38.2183" calcext:value-type="float">
            <text:p>38.2183</text:p>
          </table:table-cell>
          <table:table-cell office:value-type="float" office:value="75.2138" calcext:value-type="float">
            <text:p>75.2138</text:p>
          </table:table-cell>
          <table:table-cell office:value-type="float" office:value="259.211" calcext:value-type="float">
            <text:p>259.211</text:p>
          </table:table-cell>
          <table:table-cell office:value-type="float" office:value="37.3542" calcext:value-type="float">
            <text:p>37.3542</text:p>
          </table:table-cell>
          <table:table-cell/>
          <table:table-cell table:formula="of:=([.D430]-[.A430])/0.0166667" office:value-type="float" office:value="8.52598294803406" calcext:value-type="float">
            <text:p>8.52598294803406</text:p>
          </table:table-cell>
          <table:table-cell table:formula="of:=ABS([.E430]-[.B430])/0.0166667" office:value-type="float" office:value="795.598408803182" calcext:value-type="float">
            <text:p>795.598408803182</text:p>
          </table:table-cell>
          <table:table-cell table:formula="of:=([.F430]-[.C430])/0.0166667" office:value-type="float" office:value="-51.8458963082074" calcext:value-type="float">
            <text:p>-51.8458963082074</text:p>
          </table:table-cell>
          <table:table-cell table:formula="of:=DEGREES(ATAN(ABS([.F430]-[.C430])/ABS([.E430]-[.B430])))" office:value-type="float" office:value="3.72845996427358" calcext:value-type="float">
            <text:p>3.72845996427358</text:p>
          </table:table-cell>
          <table:table-cell table:formula="of:=SQRT(POWER([.H430];2)+POWER([.I430];2)+POWER([.J430];2))" office:value-type="float" office:value="797.331497834738" calcext:value-type="float">
            <text:p>797.331497834738</text:p>
          </table:table-cell>
        </table:table-row>
        <table:table-row table:style-name="ro1">
          <table:table-cell office:value-type="float" office:value="75.0334" calcext:value-type="float">
            <text:p>75.0334</text:p>
          </table:table-cell>
          <table:table-cell office:value-type="float" office:value="267.623" calcext:value-type="float">
            <text:p>267.623</text:p>
          </table:table-cell>
          <table:table-cell office:value-type="float" office:value="37.5749" calcext:value-type="float">
            <text:p>37.5749</text:p>
          </table:table-cell>
          <table:table-cell office:value-type="float" office:value="74.4651" calcext:value-type="float">
            <text:p>74.4651</text:p>
          </table:table-cell>
          <table:table-cell office:value-type="float" office:value="256.942" calcext:value-type="float">
            <text:p>256.942</text:p>
          </table:table-cell>
          <table:table-cell office:value-type="float" office:value="36.3176" calcext:value-type="float">
            <text:p>36.3176</text:p>
          </table:table-cell>
          <table:table-cell/>
          <table:table-cell table:formula="of:=([.D431]-[.A431])/0.0166667" office:value-type="float" office:value="-34.097931804136" calcext:value-type="float">
            <text:p>-34.097931804136</text:p>
          </table:table-cell>
          <table:table-cell table:formula="of:=ABS([.E431]-[.B431])/0.0166667" office:value-type="float" office:value="640.858718282563" calcext:value-type="float">
            <text:p>640.858718282563</text:p>
          </table:table-cell>
          <table:table-cell table:formula="of:=([.F431]-[.C431])/0.0166667" office:value-type="float" office:value="-75.4378491243018" calcext:value-type="float">
            <text:p>-75.4378491243018</text:p>
          </table:table-cell>
          <table:table-cell table:formula="of:=DEGREES(ATAN(ABS([.F431]-[.C431])/ABS([.E431]-[.B431])))" office:value-type="float" office:value="6.71360275324881" calcext:value-type="float">
            <text:p>6.71360275324881</text:p>
          </table:table-cell>
          <table:table-cell table:formula="of:=SQRT(POWER([.H431];2)+POWER([.I431];2)+POWER([.J431];2))" office:value-type="float" office:value="646.183746957929" calcext:value-type="float">
            <text:p>646.183746957929</text:p>
          </table:table-cell>
        </table:table-row>
        <table:table-row table:style-name="ro1">
          <table:table-cell office:value-type="float" office:value="75.0985" calcext:value-type="float">
            <text:p>75.0985</text:p>
          </table:table-cell>
          <table:table-cell office:value-type="float" office:value="276.353" calcext:value-type="float">
            <text:p>276.353</text:p>
          </table:table-cell>
          <table:table-cell office:value-type="float" office:value="37.7999" calcext:value-type="float">
            <text:p>37.7999</text:p>
          </table:table-cell>
          <table:table-cell office:value-type="float" office:value="75.2323" calcext:value-type="float">
            <text:p>75.2323</text:p>
          </table:table-cell>
          <table:table-cell office:value-type="float" office:value="261.643" calcext:value-type="float">
            <text:p>261.643</text:p>
          </table:table-cell>
          <table:table-cell office:value-type="float" office:value="37.1612" calcext:value-type="float">
            <text:p>37.1612</text:p>
          </table:table-cell>
          <table:table-cell/>
          <table:table-cell table:formula="of:=([.D432]-[.A432])/0.0166667" office:value-type="float" office:value="8.02798394403173" calcext:value-type="float">
            <text:p>8.02798394403173</text:p>
          </table:table-cell>
          <table:table-cell table:formula="of:=ABS([.E432]-[.B432])/0.0166667" office:value-type="float" office:value="882.598234803533" calcext:value-type="float">
            <text:p>882.598234803533</text:p>
          </table:table-cell>
          <table:table-cell table:formula="of:=([.F432]-[.C432])/0.0166667" office:value-type="float" office:value="-38.3219233561533" calcext:value-type="float">
            <text:p>-38.3219233561533</text:p>
          </table:table-cell>
          <table:table-cell table:formula="of:=DEGREES(ATAN(ABS([.F432]-[.C432])/ABS([.E432]-[.B432])))" office:value-type="float" office:value="2.48618923086483" calcext:value-type="float">
            <text:p>2.48618923086483</text:p>
          </table:table-cell>
          <table:table-cell table:formula="of:=SQRT(POWER([.H432];2)+POWER([.I432];2)+POWER([.J432];2))" office:value-type="float" office:value="883.466276896992" calcext:value-type="float">
            <text:p>883.466276896992</text:p>
          </table:table-cell>
        </table:table-row>
        <table:table-row table:style-name="ro1">
          <table:table-cell office:value-type="float" office:value="75.0399" calcext:value-type="float">
            <text:p>75.0399</text:p>
          </table:table-cell>
          <table:table-cell office:value-type="float" office:value="269.049" calcext:value-type="float">
            <text:p>269.049</text:p>
          </table:table-cell>
          <table:table-cell office:value-type="float" office:value="36.5808" calcext:value-type="float">
            <text:p>36.5808</text:p>
          </table:table-cell>
          <table:table-cell office:value-type="float" office:value="75.1632" calcext:value-type="float">
            <text:p>75.1632</text:p>
          </table:table-cell>
          <table:table-cell office:value-type="float" office:value="253.614" calcext:value-type="float">
            <text:p>253.614</text:p>
          </table:table-cell>
          <table:table-cell office:value-type="float" office:value="35.7176" calcext:value-type="float">
            <text:p>35.7176</text:p>
          </table:table-cell>
          <table:table-cell/>
          <table:table-cell table:formula="of:=([.D433]-[.A433])/0.0166667" office:value-type="float" office:value="7.39798520402962" calcext:value-type="float">
            <text:p>7.39798520402962</text:p>
          </table:table-cell>
          <table:table-cell table:formula="of:=ABS([.E433]-[.B433])/0.0166667" office:value-type="float" office:value="926.098147803703" calcext:value-type="float">
            <text:p>926.098147803703</text:p>
          </table:table-cell>
          <table:table-cell table:formula="of:=([.F433]-[.C433])/0.0166667" office:value-type="float" office:value="-51.7918964162071" calcext:value-type="float">
            <text:p>-51.7918964162071</text:p>
          </table:table-cell>
          <table:table-cell table:formula="of:=DEGREES(ATAN(ABS([.F433]-[.C433])/ABS([.E433]-[.B433])))" office:value-type="float" office:value="3.20092337478565" calcext:value-type="float">
            <text:p>3.20092337478565</text:p>
          </table:table-cell>
          <table:table-cell table:formula="of:=SQRT(POWER([.H433];2)+POWER([.I433];2)+POWER([.J433];2))" office:value-type="float" office:value="927.574746360052" calcext:value-type="float">
            <text:p>927.574746360052</text:p>
          </table:table-cell>
        </table:table-row>
        <table:table-row table:style-name="ro1">
          <table:table-cell office:value-type="float" office:value="74.303" calcext:value-type="float">
            <text:p>74.303</text:p>
          </table:table-cell>
          <table:table-cell office:value-type="float" office:value="270.107" calcext:value-type="float">
            <text:p>270.107</text:p>
          </table:table-cell>
          <table:table-cell office:value-type="float" office:value="37.1451" calcext:value-type="float">
            <text:p>37.1451</text:p>
          </table:table-cell>
          <table:table-cell office:value-type="float" office:value="73.7474" calcext:value-type="float">
            <text:p>73.7474</text:p>
          </table:table-cell>
          <table:table-cell office:value-type="float" office:value="259.304" calcext:value-type="float">
            <text:p>259.304</text:p>
          </table:table-cell>
          <table:table-cell office:value-type="float" office:value="35.8917" calcext:value-type="float">
            <text:p>35.8917</text:p>
          </table:table-cell>
          <table:table-cell/>
          <table:table-cell table:formula="of:=([.D434]-[.A434])/0.0166667" office:value-type="float" office:value="-33.3359333281332" calcext:value-type="float">
            <text:p>-33.3359333281332</text:p>
          </table:table-cell>
          <table:table-cell table:formula="of:=ABS([.E434]-[.B434])/0.0166667" office:value-type="float" office:value="648.178703642596" calcext:value-type="float">
            <text:p>648.178703642596</text:p>
          </table:table-cell>
          <table:table-cell table:formula="of:=([.F434]-[.C434])/0.0166667" office:value-type="float" office:value="-75.2038495923008" calcext:value-type="float">
            <text:p>-75.2038495923008</text:p>
          </table:table-cell>
          <table:table-cell table:formula="of:=DEGREES(ATAN(ABS([.F434]-[.C434])/ABS([.E434]-[.B434])))" office:value-type="float" office:value="6.61805667908612" calcext:value-type="float">
            <text:p>6.61805667908612</text:p>
          </table:table-cell>
          <table:table-cell table:formula="of:=SQRT(POWER([.H434];2)+POWER([.I434];2)+POWER([.J434];2))" office:value-type="float" office:value="653.377789108381" calcext:value-type="float">
            <text:p>653.377789108381</text:p>
          </table:table-cell>
        </table:table-row>
        <table:table-row table:style-name="ro1">
          <table:table-cell office:value-type="float" office:value="74.0472" calcext:value-type="float">
            <text:p>74.0472</text:p>
          </table:table-cell>
          <table:table-cell office:value-type="float" office:value="268.837" calcext:value-type="float">
            <text:p>268.837</text:p>
          </table:table-cell>
          <table:table-cell office:value-type="float" office:value="37.123" calcext:value-type="float">
            <text:p>37.123</text:p>
          </table:table-cell>
          <table:table-cell office:value-type="float" office:value="74.2039" calcext:value-type="float">
            <text:p>74.2039</text:p>
          </table:table-cell>
          <table:table-cell office:value-type="float" office:value="253.315" calcext:value-type="float">
            <text:p>253.315</text:p>
          </table:table-cell>
          <table:table-cell office:value-type="float" office:value="36.7437" calcext:value-type="float">
            <text:p>36.7437</text:p>
          </table:table-cell>
          <table:table-cell/>
          <table:table-cell table:formula="of:=([.D435]-[.A435])/0.0166667" office:value-type="float" office:value="9.40198119603765" calcext:value-type="float">
            <text:p>9.40198119603765</text:p>
          </table:table-cell>
          <table:table-cell table:formula="of:=ABS([.E435]-[.B435])/0.0166667" office:value-type="float" office:value="931.318137363725" calcext:value-type="float">
            <text:p>931.318137363725</text:p>
          </table:table-cell>
          <table:table-cell table:formula="of:=([.F435]-[.C435])/0.0166667" office:value-type="float" office:value="-22.7579544840911" calcext:value-type="float">
            <text:p>-22.7579544840911</text:p>
          </table:table-cell>
          <table:table-cell table:formula="of:=DEGREES(ATAN(ABS([.F435]-[.C435])/ABS([.E435]-[.B435])))" office:value-type="float" office:value="1.39981735838611" calcext:value-type="float">
            <text:p>1.39981735838611</text:p>
          </table:table-cell>
          <table:table-cell table:formula="of:=SQRT(POWER([.H435];2)+POWER([.I435];2)+POWER([.J435];2))" office:value-type="float" office:value="931.643598553303" calcext:value-type="float">
            <text:p>931.643598553303</text:p>
          </table:table-cell>
        </table:table-row>
        <table:table-row table:style-name="ro1">
          <table:table-cell office:value-type="float" office:value="74.5404" calcext:value-type="float">
            <text:p>74.5404</text:p>
          </table:table-cell>
          <table:table-cell office:value-type="float" office:value="267.427" calcext:value-type="float">
            <text:p>267.427</text:p>
          </table:table-cell>
          <table:table-cell office:value-type="float" office:value="38.3539" calcext:value-type="float">
            <text:p>38.3539</text:p>
          </table:table-cell>
          <table:table-cell office:value-type="float" office:value="74.4469" calcext:value-type="float">
            <text:p>74.4469</text:p>
          </table:table-cell>
          <table:table-cell office:value-type="float" office:value="253.224" calcext:value-type="float">
            <text:p>253.224</text:p>
          </table:table-cell>
          <table:table-cell office:value-type="float" office:value="37.4784" calcext:value-type="float">
            <text:p>37.4784</text:p>
          </table:table-cell>
          <table:table-cell/>
          <table:table-cell table:formula="of:=([.D436]-[.A436])/0.0166667" office:value-type="float" office:value="-5.6099887800228" calcext:value-type="float">
            <text:p>-5.6099887800228</text:p>
          </table:table-cell>
          <table:table-cell table:formula="of:=ABS([.E436]-[.B436])/0.0166667" office:value-type="float" office:value="852.178295643411" calcext:value-type="float">
            <text:p>852.178295643411</text:p>
          </table:table-cell>
          <table:table-cell table:formula="of:=([.F436]-[.C436])/0.0166667" office:value-type="float" office:value="-52.5298949402103" calcext:value-type="float">
            <text:p>-52.5298949402103</text:p>
          </table:table-cell>
          <table:table-cell table:formula="of:=DEGREES(ATAN(ABS([.F436]-[.C436])/ABS([.E436]-[.B436])))" office:value-type="float" office:value="3.52735794651093" calcext:value-type="float">
            <text:p>3.52735794651093</text:p>
          </table:table-cell>
          <table:table-cell table:formula="of:=SQRT(POWER([.H436];2)+POWER([.I436];2)+POWER([.J436];2))" office:value-type="float" office:value="853.814212462085" calcext:value-type="float">
            <text:p>853.814212462085</text:p>
          </table:table-cell>
        </table:table-row>
        <table:table-row table:style-name="ro1">
          <table:table-cell office:value-type="float" office:value="75.0328" calcext:value-type="float">
            <text:p>75.0328</text:p>
          </table:table-cell>
          <table:table-cell office:value-type="float" office:value="267.677" calcext:value-type="float">
            <text:p>267.677</text:p>
          </table:table-cell>
          <table:table-cell office:value-type="float" office:value="37.3185" calcext:value-type="float">
            <text:p>37.3185</text:p>
          </table:table-cell>
          <table:table-cell office:value-type="float" office:value="75.1819" calcext:value-type="float">
            <text:p>75.1819</text:p>
          </table:table-cell>
          <table:table-cell office:value-type="float" office:value="255.946" calcext:value-type="float">
            <text:p>255.946</text:p>
          </table:table-cell>
          <table:table-cell office:value-type="float" office:value="35.7679" calcext:value-type="float">
            <text:p>35.7679</text:p>
          </table:table-cell>
          <table:table-cell/>
          <table:table-cell table:formula="of:=([.D437]-[.A437])/0.0166667" office:value-type="float" office:value="8.94598210803604" calcext:value-type="float">
            <text:p>8.94598210803604</text:p>
          </table:table-cell>
          <table:table-cell table:formula="of:=ABS([.E437]-[.B437])/0.0166667" office:value-type="float" office:value="703.858592282817" calcext:value-type="float">
            <text:p>703.858592282817</text:p>
          </table:table-cell>
          <table:table-cell table:formula="of:=([.F437]-[.C437])/0.0166667" office:value-type="float" office:value="-93.0358139283723" calcext:value-type="float">
            <text:p>-93.0358139283723</text:p>
          </table:table-cell>
          <table:table-cell table:formula="of:=DEGREES(ATAN(ABS([.F437]-[.C437])/ABS([.E437]-[.B437])))" office:value-type="float" office:value="7.52968952326224" calcext:value-type="float">
            <text:p>7.52968952326224</text:p>
          </table:table-cell>
          <table:table-cell table:formula="of:=SQRT(POWER([.H437];2)+POWER([.I437];2)+POWER([.J437];2))" office:value-type="float" office:value="710.037049173873" calcext:value-type="float">
            <text:p>710.037049173873</text:p>
          </table:table-cell>
        </table:table-row>
        <table:table-row table:style-name="ro1">
          <table:table-cell office:value-type="float" office:value="75.0785" calcext:value-type="float">
            <text:p>75.0785</text:p>
          </table:table-cell>
          <table:table-cell office:value-type="float" office:value="273.943" calcext:value-type="float">
            <text:p>273.943</text:p>
          </table:table-cell>
          <table:table-cell office:value-type="float" office:value="37.2146" calcext:value-type="float">
            <text:p>37.2146</text:p>
          </table:table-cell>
          <table:table-cell office:value-type="float" office:value="75.237" calcext:value-type="float">
            <text:p>75.237</text:p>
          </table:table-cell>
          <table:table-cell office:value-type="float" office:value="263.221" calcext:value-type="float">
            <text:p>263.221</text:p>
          </table:table-cell>
          <table:table-cell office:value-type="float" office:value="35.1609" calcext:value-type="float">
            <text:p>35.1609</text:p>
          </table:table-cell>
          <table:table-cell/>
          <table:table-cell table:formula="of:=([.D438]-[.A438])/0.0166667" office:value-type="float" office:value="9.50998098003741" calcext:value-type="float">
            <text:p>9.50998098003741</text:p>
          </table:table-cell>
          <table:table-cell table:formula="of:=ABS([.E438]-[.B438])/0.0166667" office:value-type="float" office:value="643.318713362572" calcext:value-type="float">
            <text:p>643.318713362572</text:p>
          </table:table-cell>
          <table:table-cell table:formula="of:=([.F438]-[.C438])/0.0166667" office:value-type="float" office:value="-123.221753556493" calcext:value-type="float">
            <text:p>-123.221753556493</text:p>
          </table:table-cell>
          <table:table-cell table:formula="of:=DEGREES(ATAN(ABS([.F438]-[.C438])/ABS([.E438]-[.B438])))" office:value-type="float" office:value="10.8431460200779" calcext:value-type="float">
            <text:p>10.8431460200779</text:p>
          </table:table-cell>
          <table:table-cell table:formula="of:=SQRT(POWER([.H438];2)+POWER([.I438];2)+POWER([.J438];2))" office:value-type="float" office:value="655.08244309419" calcext:value-type="float">
            <text:p>655.08244309419</text:p>
          </table:table-cell>
        </table:table-row>
        <table:table-row table:style-name="ro1">
          <table:table-cell office:value-type="float" office:value="74.5972" calcext:value-type="float">
            <text:p>74.5972</text:p>
          </table:table-cell>
          <table:table-cell office:value-type="float" office:value="276.096" calcext:value-type="float">
            <text:p>276.096</text:p>
          </table:table-cell>
          <table:table-cell office:value-type="float" office:value="38.8515" calcext:value-type="float">
            <text:p>38.8515</text:p>
          </table:table-cell>
          <table:table-cell office:value-type="float" office:value="74.5178" calcext:value-type="float">
            <text:p>74.5178</text:p>
          </table:table-cell>
          <table:table-cell office:value-type="float" office:value="263.733" calcext:value-type="float">
            <text:p>263.733</text:p>
          </table:table-cell>
          <table:table-cell office:value-type="float" office:value="38.5082" calcext:value-type="float">
            <text:p>38.5082</text:p>
          </table:table-cell>
          <table:table-cell/>
          <table:table-cell table:formula="of:=([.D439]-[.A439])/0.0166667" office:value-type="float" office:value="-4.76399047201946" calcext:value-type="float">
            <text:p>-4.76399047201946</text:p>
          </table:table-cell>
          <table:table-cell table:formula="of:=ABS([.E439]-[.B439])/0.0166667" office:value-type="float" office:value="741.778516442967" calcext:value-type="float">
            <text:p>741.778516442967</text:p>
          </table:table-cell>
          <table:table-cell table:formula="of:=([.F439]-[.C439])/0.0166667" office:value-type="float" office:value="-20.5979588040823" calcext:value-type="float">
            <text:p>-20.5979588040823</text:p>
          </table:table-cell>
          <table:table-cell table:formula="of:=DEGREES(ATAN(ABS([.F439]-[.C439])/ABS([.E439]-[.B439])))" office:value-type="float" office:value="1.59060000139463" calcext:value-type="float">
            <text:p>1.59060000139463</text:p>
          </table:table-cell>
          <table:table-cell table:formula="of:=SQRT(POWER([.H439];2)+POWER([.I439];2)+POWER([.J439];2))" office:value-type="float" office:value="742.07973895562" calcext:value-type="float">
            <text:p>742.07973895562</text:p>
          </table:table-cell>
        </table:table-row>
        <table:table-row table:style-name="ro1">
          <table:table-cell office:value-type="float" office:value="74.8382" calcext:value-type="float">
            <text:p>74.8382</text:p>
          </table:table-cell>
          <table:table-cell office:value-type="float" office:value="275.015" calcext:value-type="float">
            <text:p>275.015</text:p>
          </table:table-cell>
          <table:table-cell office:value-type="float" office:value="38.0322" calcext:value-type="float">
            <text:p>38.0322</text:p>
          </table:table-cell>
          <table:table-cell office:value-type="float" office:value="74.7512" calcext:value-type="float">
            <text:p>74.7512</text:p>
          </table:table-cell>
          <table:table-cell office:value-type="float" office:value="262.79" calcext:value-type="float">
            <text:p>262.79</text:p>
          </table:table-cell>
          <table:table-cell office:value-type="float" office:value="37.2049" calcext:value-type="float">
            <text:p>37.2049</text:p>
          </table:table-cell>
          <table:table-cell/>
          <table:table-cell table:formula="of:=([.D440]-[.A440])/0.0166667" office:value-type="float" office:value="-5.21998956002108" calcext:value-type="float">
            <text:p>-5.21998956002108</text:p>
          </table:table-cell>
          <table:table-cell table:formula="of:=ABS([.E440]-[.B440])/0.0166667" office:value-type="float" office:value="733.498533002932" calcext:value-type="float">
            <text:p>733.498533002932</text:p>
          </table:table-cell>
          <table:table-cell table:formula="of:=([.F440]-[.C440])/0.0166667" office:value-type="float" office:value="-49.6379007241986" calcext:value-type="float">
            <text:p>-49.6379007241986</text:p>
          </table:table-cell>
          <table:table-cell table:formula="of:=DEGREES(ATAN(ABS([.F440]-[.C440])/ABS([.E440]-[.B440])))" office:value-type="float" office:value="3.87146319363809" calcext:value-type="float">
            <text:p>3.87146319363809</text:p>
          </table:table-cell>
          <table:table-cell table:formula="of:=SQRT(POWER([.H440];2)+POWER([.I440];2)+POWER([.J440];2))" office:value-type="float" office:value="735.194713934183" calcext:value-type="float">
            <text:p>735.194713934183</text:p>
          </table:table-cell>
        </table:table-row>
        <table:table-row table:style-name="ro1">
          <table:table-cell office:value-type="float" office:value="75.0518" calcext:value-type="float">
            <text:p>75.0518</text:p>
          </table:table-cell>
          <table:table-cell office:value-type="float" office:value="270.091" calcext:value-type="float">
            <text:p>270.091</text:p>
          </table:table-cell>
          <table:table-cell office:value-type="float" office:value="37.6373" calcext:value-type="float">
            <text:p>37.6373</text:p>
          </table:table-cell>
          <table:table-cell office:value-type="float" office:value="75.1944" calcext:value-type="float">
            <text:p>75.1944</text:p>
          </table:table-cell>
          <table:table-cell office:value-type="float" office:value="256.904" calcext:value-type="float">
            <text:p>256.904</text:p>
          </table:table-cell>
          <table:table-cell office:value-type="float" office:value="37.0437" calcext:value-type="float">
            <text:p>37.0437</text:p>
          </table:table-cell>
          <table:table-cell/>
          <table:table-cell table:formula="of:=([.D441]-[.A441])/0.0166667" office:value-type="float" office:value="8.55598288803432" calcext:value-type="float">
            <text:p>8.55598288803432</text:p>
          </table:table-cell>
          <table:table-cell table:formula="of:=ABS([.E441]-[.B441])/0.0166667" office:value-type="float" office:value="791.218417563166" calcext:value-type="float">
            <text:p>791.218417563166</text:p>
          </table:table-cell>
          <table:table-cell table:formula="of:=([.F441]-[.C441])/0.0166667" office:value-type="float" office:value="-35.6159287681426" calcext:value-type="float">
            <text:p>-35.6159287681426</text:p>
          </table:table-cell>
          <table:table-cell table:formula="of:=DEGREES(ATAN(ABS([.F441]-[.C441])/ABS([.E441]-[.B441])))" office:value-type="float" office:value="2.5773740060094" calcext:value-type="float">
            <text:p>2.5773740060094</text:p>
          </table:table-cell>
          <table:table-cell table:formula="of:=SQRT(POWER([.H441];2)+POWER([.I441];2)+POWER([.J441];2))" office:value-type="float" office:value="792.06583281717" calcext:value-type="float">
            <text:p>792.06583281717</text:p>
          </table:table-cell>
        </table:table-row>
        <table:table-row table:style-name="ro1">
          <table:table-cell office:value-type="float" office:value="74.8722" calcext:value-type="float">
            <text:p>74.8722</text:p>
          </table:table-cell>
          <table:table-cell office:value-type="float" office:value="280.223" calcext:value-type="float">
            <text:p>280.223</text:p>
          </table:table-cell>
          <table:table-cell office:value-type="float" office:value="37.6431" calcext:value-type="float">
            <text:p>37.6431</text:p>
          </table:table-cell>
          <table:table-cell office:value-type="float" office:value="75.26" calcext:value-type="float">
            <text:p>75.26</text:p>
          </table:table-cell>
          <table:table-cell office:value-type="float" office:value="265.359" calcext:value-type="float">
            <text:p>265.359</text:p>
          </table:table-cell>
          <table:table-cell office:value-type="float" office:value="36.7413" calcext:value-type="float">
            <text:p>36.7413</text:p>
          </table:table-cell>
          <table:table-cell/>
          <table:table-cell table:formula="of:=([.D442]-[.A442])/0.0166667" office:value-type="float" office:value="23.267953464093" calcext:value-type="float">
            <text:p>23.267953464093</text:p>
          </table:table-cell>
          <table:table-cell table:formula="of:=ABS([.E442]-[.B442])/0.0166667" office:value-type="float" office:value="891.838216323569" calcext:value-type="float">
            <text:p>891.838216323569</text:p>
          </table:table-cell>
          <table:table-cell table:formula="of:=([.F442]-[.C442])/0.0166667" office:value-type="float" office:value="-54.1078917842161" calcext:value-type="float">
            <text:p>-54.1078917842161</text:p>
          </table:table-cell>
          <table:table-cell table:formula="of:=DEGREES(ATAN(ABS([.F442]-[.C442])/ABS([.E442]-[.B442])))" office:value-type="float" office:value="3.47188359665143" calcext:value-type="float">
            <text:p>3.47188359665143</text:p>
          </table:table-cell>
          <table:table-cell table:formula="of:=SQRT(POWER([.H442];2)+POWER([.I442];2)+POWER([.J442];2))" office:value-type="float" office:value="893.780994263665" calcext:value-type="float">
            <text:p>893.780994263665</text:p>
          </table:table-cell>
        </table:table-row>
        <table:table-row table:style-name="ro1">
          <table:table-cell office:value-type="float" office:value="75.0604" calcext:value-type="float">
            <text:p>75.0604</text:p>
          </table:table-cell>
          <table:table-cell office:value-type="float" office:value="271.382" calcext:value-type="float">
            <text:p>271.382</text:p>
          </table:table-cell>
          <table:table-cell office:value-type="float" office:value="37.4118" calcext:value-type="float">
            <text:p>37.4118</text:p>
          </table:table-cell>
          <table:table-cell office:value-type="float" office:value="75.4361" calcext:value-type="float">
            <text:p>75.4361</text:p>
          </table:table-cell>
          <table:table-cell office:value-type="float" office:value="256.973" calcext:value-type="float">
            <text:p>256.973</text:p>
          </table:table-cell>
          <table:table-cell office:value-type="float" office:value="36.787" calcext:value-type="float">
            <text:p>36.787</text:p>
          </table:table-cell>
          <table:table-cell/>
          <table:table-cell table:formula="of:=([.D443]-[.A443])/0.0166667" office:value-type="float" office:value="22.5419549160899" calcext:value-type="float">
            <text:p>22.5419549160899</text:p>
          </table:table-cell>
          <table:table-cell table:formula="of:=ABS([.E443]-[.B443])/0.0166667" office:value-type="float" office:value="864.538270923458" calcext:value-type="float">
            <text:p>864.538270923458</text:p>
          </table:table-cell>
          <table:table-cell table:formula="of:=([.F443]-[.C443])/0.0166667" office:value-type="float" office:value="-37.48792502415" calcext:value-type="float">
            <text:p>-37.48792502415</text:p>
          </table:table-cell>
          <table:table-cell table:formula="of:=DEGREES(ATAN(ABS([.F443]-[.C443])/ABS([.E443]-[.B443])))" office:value-type="float" office:value="2.48289206277049" calcext:value-type="float">
            <text:p>2.48289206277049</text:p>
          </table:table-cell>
          <table:table-cell table:formula="of:=SQRT(POWER([.H443];2)+POWER([.I443];2)+POWER([.J443];2))" office:value-type="float" office:value="865.644214527757" calcext:value-type="float">
            <text:p>865.644214527757</text:p>
          </table:table-cell>
        </table:table-row>
        <table:table-row table:style-name="ro1">
          <table:table-cell office:value-type="float" office:value="75.5925" calcext:value-type="float">
            <text:p>75.5925</text:p>
          </table:table-cell>
          <table:table-cell office:value-type="float" office:value="275.15" calcext:value-type="float">
            <text:p>275.15</text:p>
          </table:table-cell>
          <table:table-cell office:value-type="float" office:value="37.7516" calcext:value-type="float">
            <text:p>37.7516</text:p>
          </table:table-cell>
          <table:table-cell office:value-type="float" office:value="75.7313" calcext:value-type="float">
            <text:p>75.7313</text:p>
          </table:table-cell>
          <table:table-cell office:value-type="float" office:value="263.043" calcext:value-type="float">
            <text:p>263.043</text:p>
          </table:table-cell>
          <table:table-cell office:value-type="float" office:value="36.4157" calcext:value-type="float">
            <text:p>36.4157</text:p>
          </table:table-cell>
          <table:table-cell/>
          <table:table-cell table:formula="of:=([.D444]-[.A444])/0.0166667" office:value-type="float" office:value="8.32798334403351" calcext:value-type="float">
            <text:p>8.32798334403351</text:p>
          </table:table-cell>
          <table:table-cell table:formula="of:=ABS([.E444]-[.B444])/0.0166667" office:value-type="float" office:value="726.418547162904" calcext:value-type="float">
            <text:p>726.418547162904</text:p>
          </table:table-cell>
          <table:table-cell table:formula="of:=([.F444]-[.C444])/0.0166667" office:value-type="float" office:value="-80.1538396923208" calcext:value-type="float">
            <text:p>-80.1538396923208</text:p>
          </table:table-cell>
          <table:table-cell table:formula="of:=DEGREES(ATAN(ABS([.F444]-[.C444])/ABS([.E444]-[.B444])))" office:value-type="float" office:value="6.29660912655463" calcext:value-type="float">
            <text:p>6.29660912655463</text:p>
          </table:table-cell>
          <table:table-cell table:formula="of:=SQRT(POWER([.H444];2)+POWER([.I444];2)+POWER([.J444];2))" office:value-type="float" office:value="730.874749178178" calcext:value-type="float">
            <text:p>730.874749178178</text:p>
          </table:table-cell>
        </table:table-row>
        <table:table-row table:style-name="ro1">
          <table:table-cell office:value-type="float" office:value="74.5198" calcext:value-type="float">
            <text:p>74.5198</text:p>
          </table:table-cell>
          <table:table-cell office:value-type="float" office:value="265.274" calcext:value-type="float">
            <text:p>265.274</text:p>
          </table:table-cell>
          <table:table-cell office:value-type="float" office:value="36.7634" calcext:value-type="float">
            <text:p>36.7634</text:p>
          </table:table-cell>
          <table:table-cell office:value-type="float" office:value="74.1992" calcext:value-type="float">
            <text:p>74.1992</text:p>
          </table:table-cell>
          <table:table-cell office:value-type="float" office:value="253.532" calcext:value-type="float">
            <text:p>253.532</text:p>
          </table:table-cell>
          <table:table-cell office:value-type="float" office:value="35.5009" calcext:value-type="float">
            <text:p>35.5009</text:p>
          </table:table-cell>
          <table:table-cell/>
          <table:table-cell table:formula="of:=([.D445]-[.A445])/0.0166667" office:value-type="float" office:value="-19.2359615280769" calcext:value-type="float">
            <text:p>-19.2359615280769</text:p>
          </table:table-cell>
          <table:table-cell table:formula="of:=ABS([.E445]-[.B445])/0.0166667" office:value-type="float" office:value="704.518590962817" calcext:value-type="float">
            <text:p>704.518590962817</text:p>
          </table:table-cell>
          <table:table-cell table:formula="of:=([.F445]-[.C445])/0.0166667" office:value-type="float" office:value="-75.7498485003027" calcext:value-type="float">
            <text:p>-75.7498485003027</text:p>
          </table:table-cell>
          <table:table-cell table:formula="of:=DEGREES(ATAN(ABS([.F445]-[.C445])/ABS([.E445]-[.B445])))" office:value-type="float" office:value="6.13686693397421" calcext:value-type="float">
            <text:p>6.13686693397421</text:p>
          </table:table-cell>
          <table:table-cell table:formula="of:=SQRT(POWER([.H445];2)+POWER([.I445];2)+POWER([.J445];2))" office:value-type="float" office:value="708.84025476546" calcext:value-type="float">
            <text:p>708.84025476546</text:p>
          </table:table-cell>
        </table:table-row>
        <table:table-row table:style-name="ro1">
          <table:table-cell office:value-type="float" office:value="75.2813" calcext:value-type="float">
            <text:p>75.2813</text:p>
          </table:table-cell>
          <table:table-cell office:value-type="float" office:value="267.656" calcext:value-type="float">
            <text:p>267.656</text:p>
          </table:table-cell>
          <table:table-cell office:value-type="float" office:value="37.5669" calcext:value-type="float">
            <text:p>37.5669</text:p>
          </table:table-cell>
          <table:table-cell office:value-type="float" office:value="75.4251" calcext:value-type="float">
            <text:p>75.4251</text:p>
          </table:table-cell>
          <table:table-cell office:value-type="float" office:value="255.888" calcext:value-type="float">
            <text:p>255.888</text:p>
          </table:table-cell>
          <table:table-cell office:value-type="float" office:value="36.2599" calcext:value-type="float">
            <text:p>36.2599</text:p>
          </table:table-cell>
          <table:table-cell/>
          <table:table-cell table:formula="of:=([.D446]-[.A446])/0.0166667" office:value-type="float" office:value="8.62798274403444" calcext:value-type="float">
            <text:p>8.62798274403444</text:p>
          </table:table-cell>
          <table:table-cell table:formula="of:=ABS([.E446]-[.B446])/0.0166667" office:value-type="float" office:value="706.078587842824" calcext:value-type="float">
            <text:p>706.078587842824</text:p>
          </table:table-cell>
          <table:table-cell table:formula="of:=([.F446]-[.C446])/0.0166667" office:value-type="float" office:value="-78.4198431603134" calcext:value-type="float">
            <text:p>-78.4198431603134</text:p>
          </table:table-cell>
          <table:table-cell table:formula="of:=DEGREES(ATAN(ABS([.F446]-[.C446])/ABS([.E446]-[.B446])))" office:value-type="float" office:value="6.33751984170114" calcext:value-type="float">
            <text:p>6.33751984170114</text:p>
          </table:table-cell>
          <table:table-cell table:formula="of:=SQRT(POWER([.H446];2)+POWER([.I446];2)+POWER([.J446];2))" office:value-type="float" office:value="710.472438661513" calcext:value-type="float">
            <text:p>710.472438661513</text:p>
          </table:table-cell>
        </table:table-row>
        <table:table-row table:style-name="ro1">
          <table:table-cell office:value-type="float" office:value="74.2948" calcext:value-type="float">
            <text:p>74.2948</text:p>
          </table:table-cell>
          <table:table-cell office:value-type="float" office:value="268.92" calcext:value-type="float">
            <text:p>268.92</text:p>
          </table:table-cell>
          <table:table-cell office:value-type="float" office:value="36.8584" calcext:value-type="float">
            <text:p>36.8584</text:p>
          </table:table-cell>
          <table:table-cell office:value-type="float" office:value="74.202" calcext:value-type="float">
            <text:p>74.202</text:p>
          </table:table-cell>
          <table:table-cell office:value-type="float" office:value="253.404" calcext:value-type="float">
            <text:p>253.404</text:p>
          </table:table-cell>
          <table:table-cell office:value-type="float" office:value="36.2466" calcext:value-type="float">
            <text:p>36.2466</text:p>
          </table:table-cell>
          <table:table-cell/>
          <table:table-cell table:formula="of:=([.D447]-[.A447])/0.0166667" office:value-type="float" office:value="-5.56798886402209" calcext:value-type="float">
            <text:p>-5.56798886402209</text:p>
          </table:table-cell>
          <table:table-cell table:formula="of:=ABS([.E447]-[.B447])/0.0166667" office:value-type="float" office:value="930.958138083725" calcext:value-type="float">
            <text:p>930.958138083725</text:p>
          </table:table-cell>
          <table:table-cell table:formula="of:=([.F447]-[.C447])/0.0166667" office:value-type="float" office:value="-36.707926584147" calcext:value-type="float">
            <text:p>-36.707926584147</text:p>
          </table:table-cell>
          <table:table-cell table:formula="of:=DEGREES(ATAN(ABS([.F447]-[.C447])/ABS([.E447]-[.B447])))" office:value-type="float" office:value="2.25801807012536" calcext:value-type="float">
            <text:p>2.25801807012536</text:p>
          </table:table-cell>
          <table:table-cell table:formula="of:=SQRT(POWER([.H447];2)+POWER([.I447];2)+POWER([.J447];2))" office:value-type="float" office:value="931.698196434024" calcext:value-type="float">
            <text:p>931.698196434024</text:p>
          </table:table-cell>
        </table:table-row>
        <table:table-row table:style-name="ro1">
          <table:table-cell office:value-type="float" office:value="74.5538" calcext:value-type="float">
            <text:p>74.5538</text:p>
          </table:table-cell>
          <table:table-cell office:value-type="float" office:value="270.036" calcext:value-type="float">
            <text:p>270.036</text:p>
          </table:table-cell>
          <table:table-cell office:value-type="float" office:value="37.6515" calcext:value-type="float">
            <text:p>37.6515</text:p>
          </table:table-cell>
          <table:table-cell office:value-type="float" office:value="74.4602" calcext:value-type="float">
            <text:p>74.4602</text:p>
          </table:table-cell>
          <table:table-cell office:value-type="float" office:value="255.642" calcext:value-type="float">
            <text:p>255.642</text:p>
          </table:table-cell>
          <table:table-cell office:value-type="float" office:value="37.0383" calcext:value-type="float">
            <text:p>37.0383</text:p>
          </table:table-cell>
          <table:table-cell/>
          <table:table-cell table:formula="of:=([.D448]-[.A448])/0.0166667" office:value-type="float" office:value="-5.61598876802217" calcext:value-type="float">
            <text:p>-5.61598876802217</text:p>
          </table:table-cell>
          <table:table-cell table:formula="of:=ABS([.E448]-[.B448])/0.0166667" office:value-type="float" office:value="863.638272723455" calcext:value-type="float">
            <text:p>863.638272723455</text:p>
          </table:table-cell>
          <table:table-cell table:formula="of:=([.F448]-[.C448])/0.0166667" office:value-type="float" office:value="-36.7919264161471" calcext:value-type="float">
            <text:p>-36.7919264161471</text:p>
          </table:table-cell>
          <table:table-cell table:formula="of:=DEGREES(ATAN(ABS([.F448]-[.C448])/ABS([.E448]-[.B448])))" office:value-type="float" office:value="2.43938730781131" calcext:value-type="float">
            <text:p>2.43938730781131</text:p>
          </table:table-cell>
          <table:table-cell table:formula="of:=SQRT(POWER([.H448];2)+POWER([.I448];2)+POWER([.J448];2))" office:value-type="float" office:value="864.439848278645" calcext:value-type="float">
            <text:p>864.439848278645</text:p>
          </table:table-cell>
        </table:table-row>
        <table:table-row table:style-name="ro1">
          <table:table-cell office:value-type="float" office:value="74.8544" calcext:value-type="float">
            <text:p>74.8544</text:p>
          </table:table-cell>
          <table:table-cell office:value-type="float" office:value="277.656" calcext:value-type="float">
            <text:p>277.656</text:p>
          </table:table-cell>
          <table:table-cell office:value-type="float" office:value="37.5782" calcext:value-type="float">
            <text:p>37.5782</text:p>
          </table:table-cell>
          <table:table-cell office:value-type="float" office:value="74.9959" calcext:value-type="float">
            <text:p>74.9959</text:p>
          </table:table-cell>
          <table:table-cell office:value-type="float" office:value="262.865" calcext:value-type="float">
            <text:p>262.865</text:p>
          </table:table-cell>
          <table:table-cell office:value-type="float" office:value="36.9444" calcext:value-type="float">
            <text:p>36.9444</text:p>
          </table:table-cell>
          <table:table-cell/>
          <table:table-cell table:formula="of:=([.D449]-[.A449])/0.0166667" office:value-type="float" office:value="8.48998302003442" calcext:value-type="float">
            <text:p>8.48998302003442</text:p>
          </table:table-cell>
          <table:table-cell table:formula="of:=ABS([.E449]-[.B449])/0.0166667" office:value-type="float" office:value="887.45822508355" calcext:value-type="float">
            <text:p>887.45822508355</text:p>
          </table:table-cell>
          <table:table-cell table:formula="of:=([.F449]-[.C449])/0.0166667" office:value-type="float" office:value="-38.0279239441522" calcext:value-type="float">
            <text:p>-38.0279239441522</text:p>
          </table:table-cell>
          <table:table-cell table:formula="of:=DEGREES(ATAN(ABS([.F449]-[.C449])/ABS([.E449]-[.B449])))" office:value-type="float" office:value="2.45364501539757" calcext:value-type="float">
            <text:p>2.45364501539757</text:p>
          </table:table-cell>
          <table:table-cell table:formula="of:=SQRT(POWER([.H449];2)+POWER([.I449];2)+POWER([.J449];2))" office:value-type="float" office:value="888.313179053214" calcext:value-type="float">
            <text:p>888.313179053214</text:p>
          </table:table-cell>
        </table:table-row>
        <table:table-row table:style-name="ro1">
          <table:table-cell office:value-type="float" office:value="74.313" calcext:value-type="float">
            <text:p>74.313</text:p>
          </table:table-cell>
          <table:table-cell office:value-type="float" office:value="271.199" calcext:value-type="float">
            <text:p>271.199</text:p>
          </table:table-cell>
          <table:table-cell office:value-type="float" office:value="37.9478" calcext:value-type="float">
            <text:p>37.9478</text:p>
          </table:table-cell>
          <table:table-cell office:value-type="float" office:value="73.9834" calcext:value-type="float">
            <text:p>73.9834</text:p>
          </table:table-cell>
          <table:table-cell office:value-type="float" office:value="256.753" calcext:value-type="float">
            <text:p>256.753</text:p>
          </table:table-cell>
          <table:table-cell office:value-type="float" office:value="37.0824" calcext:value-type="float">
            <text:p>37.0824</text:p>
          </table:table-cell>
          <table:table-cell/>
          <table:table-cell table:formula="of:=([.D450]-[.A450])/0.0166667" office:value-type="float" office:value="-19.7759604480791" calcext:value-type="float">
            <text:p>-19.7759604480791</text:p>
          </table:table-cell>
          <table:table-cell table:formula="of:=ABS([.E450]-[.B450])/0.0166667" office:value-type="float" office:value="866.758266483469" calcext:value-type="float">
            <text:p>866.758266483469</text:p>
          </table:table-cell>
          <table:table-cell table:formula="of:=([.F450]-[.C450])/0.0166667" office:value-type="float" office:value="-51.9238961522078" calcext:value-type="float">
            <text:p>-51.9238961522078</text:p>
          </table:table-cell>
          <table:table-cell table:formula="of:=DEGREES(ATAN(ABS([.F450]-[.C450])/ABS([.E450]-[.B450])))" office:value-type="float" office:value="3.42825564397985" calcext:value-type="float">
            <text:p>3.42825564397985</text:p>
          </table:table-cell>
          <table:table-cell table:formula="of:=SQRT(POWER([.H450];2)+POWER([.I450];2)+POWER([.J450];2))" office:value-type="float" office:value="868.537317632753" calcext:value-type="float">
            <text:p>868.537317632753</text:p>
          </table:table-cell>
        </table:table-row>
        <table:table-row table:style-name="ro1">
          <table:table-cell office:value-type="float" office:value="74.5293" calcext:value-type="float">
            <text:p>74.5293</text:p>
          </table:table-cell>
          <table:table-cell office:value-type="float" office:value="266.397" calcext:value-type="float">
            <text:p>266.397</text:p>
          </table:table-cell>
          <table:table-cell office:value-type="float" office:value="37.3025" calcext:value-type="float">
            <text:p>37.3025</text:p>
          </table:table-cell>
          <table:table-cell office:value-type="float" office:value="74.202" calcext:value-type="float">
            <text:p>74.202</text:p>
          </table:table-cell>
          <table:table-cell office:value-type="float" office:value="253.409" calcext:value-type="float">
            <text:p>253.409</text:p>
          </table:table-cell>
          <table:table-cell office:value-type="float" office:value="36.2458" calcext:value-type="float">
            <text:p>36.2458</text:p>
          </table:table-cell>
          <table:table-cell/>
          <table:table-cell table:formula="of:=([.D451]-[.A451])/0.0166667" office:value-type="float" office:value="-19.637960724079" calcext:value-type="float">
            <text:p>-19.637960724079</text:p>
          </table:table-cell>
          <table:table-cell table:formula="of:=ABS([.E451]-[.B451])/0.0166667" office:value-type="float" office:value="779.278441443117" calcext:value-type="float">
            <text:p>779.278441443117</text:p>
          </table:table-cell>
          <table:table-cell table:formula="of:=([.F451]-[.C451])/0.0166667" office:value-type="float" office:value="-63.4018731962536" calcext:value-type="float">
            <text:p>-63.4018731962536</text:p>
          </table:table-cell>
          <table:table-cell table:formula="of:=DEGREES(ATAN(ABS([.F451]-[.C451])/ABS([.E451]-[.B451])))" office:value-type="float" office:value="4.65132344496007" calcext:value-type="float">
            <text:p>4.65132344496007</text:p>
          </table:table-cell>
          <table:table-cell table:formula="of:=SQRT(POWER([.H451];2)+POWER([.I451];2)+POWER([.J451];2))" office:value-type="float" office:value="782.099952898738" calcext:value-type="float">
            <text:p>782.099952898738</text:p>
          </table:table-cell>
        </table:table-row>
        <table:table-row table:style-name="ro1">
          <table:table-cell office:value-type="float" office:value="74.841" calcext:value-type="float">
            <text:p>74.841</text:p>
          </table:table-cell>
          <table:table-cell office:value-type="float" office:value="276.67" calcext:value-type="float">
            <text:p>276.67</text:p>
          </table:table-cell>
          <table:table-cell office:value-type="float" office:value="35.9865" calcext:value-type="float">
            <text:p>35.9865</text:p>
          </table:table-cell>
          <table:table-cell office:value-type="float" office:value="74.7594" calcext:value-type="float">
            <text:p>74.7594</text:p>
          </table:table-cell>
          <table:table-cell office:value-type="float" office:value="265.705" calcext:value-type="float">
            <text:p>265.705</text:p>
          </table:table-cell>
          <table:table-cell office:value-type="float" office:value="34.4633" calcext:value-type="float">
            <text:p>34.4633</text:p>
          </table:table-cell>
          <table:table-cell/>
          <table:table-cell table:formula="of:=([.D452]-[.A452])/0.0166667" office:value-type="float" office:value="-4.89599020801926" calcext:value-type="float">
            <text:p>-4.89599020801926</text:p>
          </table:table-cell>
          <table:table-cell table:formula="of:=ABS([.E452]-[.B452])/0.0166667" office:value-type="float" office:value="657.898684202634" calcext:value-type="float">
            <text:p>657.898684202634</text:p>
          </table:table-cell>
          <table:table-cell table:formula="of:=([.F452]-[.C452])/0.0166667" office:value-type="float" office:value="-91.3918172163657" calcext:value-type="float">
            <text:p>-91.3918172163657</text:p>
          </table:table-cell>
          <table:table-cell table:formula="of:=DEGREES(ATAN(ABS([.F452]-[.C452])/ABS([.E452]-[.B452])))" office:value-type="float" office:value="7.90861519018595" calcext:value-type="float">
            <text:p>7.90861519018595</text:p>
          </table:table-cell>
          <table:table-cell table:formula="of:=SQRT(POWER([.H452];2)+POWER([.I452];2)+POWER([.J452];2))" office:value-type="float" office:value="664.234231013265" calcext:value-type="float">
            <text:p>664.234231013265</text:p>
          </table:table-cell>
        </table:table-row>
        <table:table-row table:style-name="ro1">
          <table:table-cell office:value-type="float" office:value="74.3177" calcext:value-type="float">
            <text:p>74.3177</text:p>
          </table:table-cell>
          <table:table-cell office:value-type="float" office:value="272.598" calcext:value-type="float">
            <text:p>272.598</text:p>
          </table:table-cell>
          <table:table-cell office:value-type="float" office:value="37.2063" calcext:value-type="float">
            <text:p>37.2063</text:p>
          </table:table-cell>
          <table:table-cell office:value-type="float" office:value="74.2358" calcext:value-type="float">
            <text:p>74.2358</text:p>
          </table:table-cell>
          <table:table-cell office:value-type="float" office:value="259.321" calcext:value-type="float">
            <text:p>259.321</text:p>
          </table:table-cell>
          <table:table-cell office:value-type="float" office:value="36.1276" calcext:value-type="float">
            <text:p>36.1276</text:p>
          </table:table-cell>
          <table:table-cell/>
          <table:table-cell table:formula="of:=([.D453]-[.A453])/0.0166667" office:value-type="float" office:value="-4.91399017201993" calcext:value-type="float">
            <text:p>-4.91399017201993</text:p>
          </table:table-cell>
          <table:table-cell table:formula="of:=ABS([.E453]-[.B453])/0.0166667" office:value-type="float" office:value="796.618406763186" calcext:value-type="float">
            <text:p>796.618406763186</text:p>
          </table:table-cell>
          <table:table-cell table:formula="of:=([.F453]-[.C453])/0.0166667" office:value-type="float" office:value="-64.7218705562588" calcext:value-type="float">
            <text:p>-64.7218705562588</text:p>
          </table:table-cell>
          <table:table-cell table:formula="of:=DEGREES(ATAN(ABS([.F453]-[.C453])/ABS([.E453]-[.B453])))" office:value-type="float" office:value="4.64483727562174" calcext:value-type="float">
            <text:p>4.64483727562174</text:p>
          </table:table-cell>
          <table:table-cell table:formula="of:=SQRT(POWER([.H453];2)+POWER([.I453];2)+POWER([.J453];2))" office:value-type="float" office:value="799.258377385954" calcext:value-type="float">
            <text:p>799.258377385954</text:p>
          </table:table-cell>
        </table:table-row>
        <table:table-row table:style-name="ro1">
          <table:table-cell office:value-type="float" office:value="74.5753" calcext:value-type="float">
            <text:p>74.5753</text:p>
          </table:table-cell>
          <table:table-cell office:value-type="float" office:value="273.931" calcext:value-type="float">
            <text:p>273.931</text:p>
          </table:table-cell>
          <table:table-cell office:value-type="float" office:value="36.9711" calcext:value-type="float">
            <text:p>36.9711</text:p>
          </table:table-cell>
          <table:table-cell office:value-type="float" office:value="74.4846" calcext:value-type="float">
            <text:p>74.4846</text:p>
          </table:table-cell>
          <table:table-cell office:value-type="float" office:value="260.679" calcext:value-type="float">
            <text:p>260.679</text:p>
          </table:table-cell>
          <table:table-cell office:value-type="float" office:value="35.3887" calcext:value-type="float">
            <text:p>35.3887</text:p>
          </table:table-cell>
          <table:table-cell/>
          <table:table-cell table:formula="of:=([.D454]-[.A454])/0.0166667" office:value-type="float" office:value="-5.44198911602166" calcext:value-type="float">
            <text:p>-5.44198911602166</text:p>
          </table:table-cell>
          <table:table-cell table:formula="of:=ABS([.E454]-[.B454])/0.0166667" office:value-type="float" office:value="795.118409763181" calcext:value-type="float">
            <text:p>795.118409763181</text:p>
          </table:table-cell>
          <table:table-cell table:formula="of:=([.F454]-[.C454])/0.0166667" office:value-type="float" office:value="-94.9438101123798" calcext:value-type="float">
            <text:p>-94.9438101123798</text:p>
          </table:table-cell>
          <table:table-cell table:formula="of:=DEGREES(ATAN(ABS([.F454]-[.C454])/ABS([.E454]-[.B454])))" office:value-type="float" office:value="6.80935557278239" calcext:value-type="float">
            <text:p>6.80935557278239</text:p>
          </table:table-cell>
          <table:table-cell table:formula="of:=SQRT(POWER([.H454];2)+POWER([.I454];2)+POWER([.J454];2))" office:value-type="float" office:value="800.78538190237" calcext:value-type="float">
            <text:p>800.78538190237</text:p>
          </table:table-cell>
        </table:table-row>
        <table:table-row table:style-name="ro1">
          <table:table-cell office:value-type="float" office:value="75.0315" calcext:value-type="float">
            <text:p>75.0315</text:p>
          </table:table-cell>
          <table:table-cell office:value-type="float" office:value="267.779" calcext:value-type="float">
            <text:p>267.779</text:p>
          </table:table-cell>
          <table:table-cell office:value-type="float" office:value="36.8062" calcext:value-type="float">
            <text:p>36.8062</text:p>
          </table:table-cell>
          <table:table-cell office:value-type="float" office:value="75.1793" calcext:value-type="float">
            <text:p>75.1793</text:p>
          </table:table-cell>
          <table:table-cell office:value-type="float" office:value="256.116" calcext:value-type="float">
            <text:p>256.116</text:p>
          </table:table-cell>
          <table:table-cell office:value-type="float" office:value="34.7676" calcext:value-type="float">
            <text:p>34.7676</text:p>
          </table:table-cell>
          <table:table-cell/>
          <table:table-cell table:formula="of:=([.D455]-[.A455])/0.0166667" office:value-type="float" office:value="8.86798226403569" calcext:value-type="float">
            <text:p>8.86798226403569</text:p>
          </table:table-cell>
          <table:table-cell table:formula="of:=ABS([.E455]-[.B455])/0.0166667" office:value-type="float" office:value="699.7786004428" calcext:value-type="float">
            <text:p>699.7786004428</text:p>
          </table:table-cell>
          <table:table-cell table:formula="of:=([.F455]-[.C455])/0.0166667" office:value-type="float" office:value="-122.315755368489" calcext:value-type="float">
            <text:p>-122.315755368489</text:p>
          </table:table-cell>
          <table:table-cell table:formula="of:=DEGREES(ATAN(ABS([.F455]-[.C455])/ABS([.E455]-[.B455])))" office:value-type="float" office:value="9.91468601451277" calcext:value-type="float">
            <text:p>9.91468601451277</text:p>
          </table:table-cell>
          <table:table-cell table:formula="of:=SQRT(POWER([.H455];2)+POWER([.I455];2)+POWER([.J455];2))" office:value-type="float" office:value="710.443435298323" calcext:value-type="float">
            <text:p>710.443435298323</text:p>
          </table:table-cell>
        </table:table-row>
        <table:table-row table:style-name="ro1">
          <table:table-cell office:value-type="float" office:value="74.3159" calcext:value-type="float">
            <text:p>74.3159</text:p>
          </table:table-cell>
          <table:table-cell office:value-type="float" office:value="272.704" calcext:value-type="float">
            <text:p>272.704</text:p>
          </table:table-cell>
          <table:table-cell office:value-type="float" office:value="36.6885" calcext:value-type="float">
            <text:p>36.6885</text:p>
          </table:table-cell>
          <table:table-cell office:value-type="float" office:value="74.4634" calcext:value-type="float">
            <text:p>74.4634</text:p>
          </table:table-cell>
          <table:table-cell office:value-type="float" office:value="257.03" calcext:value-type="float">
            <text:p>257.03</text:p>
          </table:table-cell>
          <table:table-cell office:value-type="float" office:value="35.8168" calcext:value-type="float">
            <text:p>35.8168</text:p>
          </table:table-cell>
          <table:table-cell/>
          <table:table-cell table:formula="of:=([.D456]-[.A456])/0.0166667" office:value-type="float" office:value="8.84998230003588" calcext:value-type="float">
            <text:p>8.84998230003588</text:p>
          </table:table-cell>
          <table:table-cell table:formula="of:=ABS([.E456]-[.B456])/0.0166667" office:value-type="float" office:value="940.438119123764" calcext:value-type="float">
            <text:p>940.438119123764</text:p>
          </table:table-cell>
          <table:table-cell table:formula="of:=([.F456]-[.C456])/0.0166667" office:value-type="float" office:value="-52.301895396209" calcext:value-type="float">
            <text:p>-52.301895396209</text:p>
          </table:table-cell>
          <table:table-cell table:formula="of:=DEGREES(ATAN(ABS([.F456]-[.C456])/ABS([.E456]-[.B456])))" office:value-type="float" office:value="3.18319088842953" calcext:value-type="float">
            <text:p>3.18319088842953</text:p>
          </table:table-cell>
          <table:table-cell table:formula="of:=SQRT(POWER([.H456];2)+POWER([.I456];2)+POWER([.J456];2))" office:value-type="float" office:value="941.932941535537" calcext:value-type="float">
            <text:p>941.932941535537</text:p>
          </table:table-cell>
        </table:table-row>
        <table:table-row table:style-name="ro1">
          <table:table-cell office:value-type="float" office:value="75.1087" calcext:value-type="float">
            <text:p>75.1087</text:p>
          </table:table-cell>
          <table:table-cell office:value-type="float" office:value="277.576" calcext:value-type="float">
            <text:p>277.576</text:p>
          </table:table-cell>
          <table:table-cell office:value-type="float" office:value="38.0929" calcext:value-type="float">
            <text:p>38.0929</text:p>
          </table:table-cell>
          <table:table-cell office:value-type="float" office:value="75.2509" calcext:value-type="float">
            <text:p>75.2509</text:p>
          </table:table-cell>
          <table:table-cell office:value-type="float" office:value="264.1" calcext:value-type="float">
            <text:p>264.1</text:p>
          </table:table-cell>
          <table:table-cell office:value-type="float" office:value="36.9663" calcext:value-type="float">
            <text:p>36.9663</text:p>
          </table:table-cell>
          <table:table-cell/>
          <table:table-cell table:formula="of:=([.D457]-[.A457])/0.0166667" office:value-type="float" office:value="8.53198293603428" calcext:value-type="float">
            <text:p>8.53198293603428</text:p>
          </table:table-cell>
          <table:table-cell table:formula="of:=ABS([.E457]-[.B457])/0.0166667" office:value-type="float" office:value="808.558382883234" calcext:value-type="float">
            <text:p>808.558382883234</text:p>
          </table:table-cell>
          <table:table-cell table:formula="of:=([.F457]-[.C457])/0.0166667" office:value-type="float" office:value="-67.5958648082706" calcext:value-type="float">
            <text:p>-67.5958648082706</text:p>
          </table:table-cell>
          <table:table-cell table:formula="of:=DEGREES(ATAN(ABS([.F457]-[.C457])/ABS([.E457]-[.B457])))" office:value-type="float" office:value="4.77884188046558" calcext:value-type="float">
            <text:p>4.77884188046558</text:p>
          </table:table-cell>
          <table:table-cell table:formula="of:=SQRT(POWER([.H457];2)+POWER([.I457];2)+POWER([.J457];2))" office:value-type="float" office:value="811.423843747982" calcext:value-type="float">
            <text:p>811.423843747982</text:p>
          </table:table-cell>
        </table:table-row>
        <table:table-row table:style-name="ro1">
          <table:table-cell office:value-type="float" office:value="74.3112" calcext:value-type="float">
            <text:p>74.3112</text:p>
          </table:table-cell>
          <table:table-cell office:value-type="float" office:value="271.304" calcext:value-type="float">
            <text:p>271.304</text:p>
          </table:table-cell>
          <table:table-cell office:value-type="float" office:value="37.4323" calcext:value-type="float">
            <text:p>37.4323</text:p>
          </table:table-cell>
          <table:table-cell office:value-type="float" office:value="74.4601" calcext:value-type="float">
            <text:p>74.4601</text:p>
          </table:table-cell>
          <table:table-cell office:value-type="float" office:value="255.637" calcext:value-type="float">
            <text:p>255.637</text:p>
          </table:table-cell>
          <table:table-cell office:value-type="float" office:value="37.0391" calcext:value-type="float">
            <text:p>37.0391</text:p>
          </table:table-cell>
          <table:table-cell/>
          <table:table-cell table:formula="of:=([.D458]-[.A458])/0.0166667" office:value-type="float" office:value="8.93398213203559" calcext:value-type="float">
            <text:p>8.93398213203559</text:p>
          </table:table-cell>
          <table:table-cell table:formula="of:=ABS([.E458]-[.B458])/0.0166667" office:value-type="float" office:value="940.018119963758" calcext:value-type="float">
            <text:p>940.018119963758</text:p>
          </table:table-cell>
          <table:table-cell table:formula="of:=([.F458]-[.C458])/0.0166667" office:value-type="float" office:value="-23.5919528160944" calcext:value-type="float">
            <text:p>-23.5919528160944</text:p>
          </table:table-cell>
          <table:table-cell table:formula="of:=DEGREES(ATAN(ABS([.F458]-[.C458])/ABS([.E458]-[.B458])))" office:value-type="float" office:value="1.43766976399436" calcext:value-type="float">
            <text:p>1.43766976399436</text:p>
          </table:table-cell>
          <table:table-cell table:formula="of:=SQRT(POWER([.H458];2)+POWER([.I458];2)+POWER([.J458];2))" office:value-type="float" office:value="940.356561169545" calcext:value-type="float">
            <text:p>940.356561169545</text:p>
          </table:table-cell>
        </table:table-row>
        <table:table-row table:style-name="ro1">
          <table:table-cell office:value-type="float" office:value="74.8477" calcext:value-type="float">
            <text:p>74.8477</text:p>
          </table:table-cell>
          <table:table-cell office:value-type="float" office:value="276.222" calcext:value-type="float">
            <text:p>276.222</text:p>
          </table:table-cell>
          <table:table-cell office:value-type="float" office:value="38.3265" calcext:value-type="float">
            <text:p>38.3265</text:p>
          </table:table-cell>
          <table:table-cell office:value-type="float" office:value="74.2803" calcext:value-type="float">
            <text:p>74.2803</text:p>
          </table:table-cell>
          <table:table-cell office:value-type="float" office:value="266.464" calcext:value-type="float">
            <text:p>266.464</text:p>
          </table:table-cell>
          <table:table-cell office:value-type="float" office:value="36.7998" calcext:value-type="float">
            <text:p>36.7998</text:p>
          </table:table-cell>
          <table:table-cell/>
          <table:table-cell table:formula="of:=([.D459]-[.A459])/0.0166667" office:value-type="float" office:value="-34.0439319121366" calcext:value-type="float">
            <text:p>-34.0439319121366</text:p>
          </table:table-cell>
          <table:table-cell table:formula="of:=ABS([.E459]-[.B459])/0.0166667" office:value-type="float" office:value="585.478829042341" calcext:value-type="float">
            <text:p>585.478829042341</text:p>
          </table:table-cell>
          <table:table-cell table:formula="of:=([.F459]-[.C459])/0.0166667" office:value-type="float" office:value="-91.6018167963667" calcext:value-type="float">
            <text:p>-91.6018167963667</text:p>
          </table:table-cell>
          <table:table-cell table:formula="of:=DEGREES(ATAN(ABS([.F459]-[.C459])/ABS([.E459]-[.B459])))" office:value-type="float" office:value="8.89219390908784" calcext:value-type="float">
            <text:p>8.89219390908784</text:p>
          </table:table-cell>
          <table:table-cell table:formula="of:=SQRT(POWER([.H459];2)+POWER([.I459];2)+POWER([.J459];2))" office:value-type="float" office:value="593.578420595985" calcext:value-type="float">
            <text:p>593.578420595985</text:p>
          </table:table-cell>
        </table:table-row>
        <table:table-row table:style-name="ro1">
          <table:table-cell office:value-type="float" office:value="74.8194" calcext:value-type="float">
            <text:p>74.8194</text:p>
          </table:table-cell>
          <table:table-cell office:value-type="float" office:value="272.606" calcext:value-type="float">
            <text:p>272.606</text:p>
          </table:table-cell>
          <table:table-cell office:value-type="float" office:value="37.4496" calcext:value-type="float">
            <text:p>37.4496</text:p>
          </table:table-cell>
          <table:table-cell office:value-type="float" office:value="74.494" calcext:value-type="float">
            <text:p>74.494</text:p>
          </table:table-cell>
          <table:table-cell office:value-type="float" office:value="261.786" calcext:value-type="float">
            <text:p>261.786</text:p>
          </table:table-cell>
          <table:table-cell office:value-type="float" office:value="35.9201" calcext:value-type="float">
            <text:p>35.9201</text:p>
          </table:table-cell>
          <table:table-cell/>
          <table:table-cell table:formula="of:=([.D460]-[.A460])/0.0166667" office:value-type="float" office:value="-19.5239609520782" calcext:value-type="float">
            <text:p>-19.5239609520782</text:p>
          </table:table-cell>
          <table:table-cell table:formula="of:=ABS([.E460]-[.B460])/0.0166667" office:value-type="float" office:value="649.198701602596" calcext:value-type="float">
            <text:p>649.198701602596</text:p>
          </table:table-cell>
          <table:table-cell table:formula="of:=([.F460]-[.C460])/0.0166667" office:value-type="float" office:value="-91.769816460367" calcext:value-type="float">
            <text:p>-91.769816460367</text:p>
          </table:table-cell>
          <table:table-cell table:formula="of:=DEGREES(ATAN(ABS([.F460]-[.C460])/ABS([.E460]-[.B460])))" office:value-type="float" office:value="8.04594151064485" calcext:value-type="float">
            <text:p>8.04594151064485</text:p>
          </table:table-cell>
          <table:table-cell table:formula="of:=SQRT(POWER([.H460];2)+POWER([.I460];2)+POWER([.J460];2))" office:value-type="float" office:value="655.943471975234" calcext:value-type="float">
            <text:p>655.943471975234</text:p>
          </table:table-cell>
        </table:table-row>
        <table:table-row table:style-name="ro1">
          <table:table-cell office:value-type="float" office:value="75.2819" calcext:value-type="float">
            <text:p>75.2819</text:p>
          </table:table-cell>
          <table:table-cell office:value-type="float" office:value="267.607" calcext:value-type="float">
            <text:p>267.607</text:p>
          </table:table-cell>
          <table:table-cell office:value-type="float" office:value="37.8223" calcext:value-type="float">
            <text:p>37.8223</text:p>
          </table:table-cell>
          <table:table-cell office:value-type="float" office:value="75.4251" calcext:value-type="float">
            <text:p>75.4251</text:p>
          </table:table-cell>
          <table:table-cell office:value-type="float" office:value="255.888" calcext:value-type="float">
            <text:p>255.888</text:p>
          </table:table-cell>
          <table:table-cell office:value-type="float" office:value="36.2599" calcext:value-type="float">
            <text:p>36.2599</text:p>
          </table:table-cell>
          <table:table-cell/>
          <table:table-cell table:formula="of:=([.D461]-[.A461])/0.0166667" office:value-type="float" office:value="8.59198281603481" calcext:value-type="float">
            <text:p>8.59198281603481</text:p>
          </table:table-cell>
          <table:table-cell table:formula="of:=ABS([.E461]-[.B461])/0.0166667" office:value-type="float" office:value="703.138593722814" calcext:value-type="float">
            <text:p>703.138593722814</text:p>
          </table:table-cell>
          <table:table-cell table:formula="of:=([.F461]-[.C461])/0.0166667" office:value-type="float" office:value="-93.7438125123748" calcext:value-type="float">
            <text:p>-93.7438125123748</text:p>
          </table:table-cell>
          <table:table-cell table:formula="of:=DEGREES(ATAN(ABS([.F461]-[.C461])/ABS([.E461]-[.B461])))" office:value-type="float" office:value="7.59400286952976" calcext:value-type="float">
            <text:p>7.59400286952976</text:p>
          </table:table-cell>
          <table:table-cell table:formula="of:=SQRT(POWER([.H461];2)+POWER([.I461];2)+POWER([.J461];2))" office:value-type="float" office:value="709.412155615875" calcext:value-type="float">
            <text:p>709.412155615875</text:p>
          </table:table-cell>
        </table:table-row>
        <table:table-row table:style-name="ro1">
          <table:table-cell office:value-type="float" office:value="75.2582" calcext:value-type="float">
            <text:p>75.2582</text:p>
          </table:table-cell>
          <table:table-cell office:value-type="float" office:value="265.503" calcext:value-type="float">
            <text:p>265.503</text:p>
          </table:table-cell>
          <table:table-cell office:value-type="float" office:value="35.9767" calcext:value-type="float">
            <text:p>35.9767</text:p>
          </table:table-cell>
          <table:table-cell office:value-type="float" office:value="75.1514" calcext:value-type="float">
            <text:p>75.1514</text:p>
          </table:table-cell>
          <table:table-cell office:value-type="float" office:value="252.629" calcext:value-type="float">
            <text:p>252.629</text:p>
          </table:table-cell>
          <table:table-cell office:value-type="float" office:value="34.6983" calcext:value-type="float">
            <text:p>34.6983</text:p>
          </table:table-cell>
          <table:table-cell/>
          <table:table-cell table:formula="of:=([.D462]-[.A462])/0.0166667" office:value-type="float" office:value="-6.40798718402605" calcext:value-type="float">
            <text:p>-6.40798718402605</text:p>
          </table:table-cell>
          <table:table-cell table:formula="of:=ABS([.E462]-[.B462])/0.0166667" office:value-type="float" office:value="772.43845512309" calcext:value-type="float">
            <text:p>772.43845512309</text:p>
          </table:table-cell>
          <table:table-cell table:formula="of:=([.F462]-[.C462])/0.0166667" office:value-type="float" office:value="-76.7038465923067" calcext:value-type="float">
            <text:p>-76.7038465923067</text:p>
          </table:table-cell>
          <table:table-cell table:formula="of:=DEGREES(ATAN(ABS([.F462]-[.C462])/ABS([.E462]-[.B462])))" office:value-type="float" office:value="5.6709324484543" calcext:value-type="float">
            <text:p>5.6709324484543</text:p>
          </table:table-cell>
          <table:table-cell table:formula="of:=SQRT(POWER([.H462];2)+POWER([.I462];2)+POWER([.J462];2))" office:value-type="float" office:value="776.263943085567" calcext:value-type="float">
            <text:p>776.263943085567</text:p>
          </table:table-cell>
        </table:table-row>
        <table:table-row table:style-name="ro1">
          <table:table-cell office:value-type="float" office:value="75.0315" calcext:value-type="float">
            <text:p>75.0315</text:p>
          </table:table-cell>
          <table:table-cell office:value-type="float" office:value="267.774" calcext:value-type="float">
            <text:p>267.774</text:p>
          </table:table-cell>
          <table:table-cell office:value-type="float" office:value="36.807" calcext:value-type="float">
            <text:p>36.807</text:p>
          </table:table-cell>
          <table:table-cell office:value-type="float" office:value="75.1546" calcext:value-type="float">
            <text:p>75.1546</text:p>
          </table:table-cell>
          <table:table-cell office:value-type="float" office:value="252.413" calcext:value-type="float">
            <text:p>252.413</text:p>
          </table:table-cell>
          <table:table-cell office:value-type="float" office:value="35.9408" calcext:value-type="float">
            <text:p>35.9408</text:p>
          </table:table-cell>
          <table:table-cell/>
          <table:table-cell table:formula="of:=([.D463]-[.A463])/0.0166667" office:value-type="float" office:value="7.38598522803002" calcext:value-type="float">
            <text:p>7.38598522803002</text:p>
          </table:table-cell>
          <table:table-cell table:formula="of:=ABS([.E463]-[.B463])/0.0166667" office:value-type="float" office:value="921.658156683686" calcext:value-type="float">
            <text:p>921.658156683686</text:p>
          </table:table-cell>
          <table:table-cell table:formula="of:=([.F463]-[.C463])/0.0166667" office:value-type="float" office:value="-51.9718960562078" calcext:value-type="float">
            <text:p>-51.9718960562078</text:p>
          </table:table-cell>
          <table:table-cell table:formula="of:=DEGREES(ATAN(ABS([.F463]-[.C463])/ABS([.E463]-[.B463])))" office:value-type="float" office:value="3.22746569688348" calcext:value-type="float">
            <text:p>3.22746569688348</text:p>
          </table:table-cell>
          <table:table-cell table:formula="of:=SQRT(POWER([.H463];2)+POWER([.I463];2)+POWER([.J463];2))" office:value-type="float" office:value="923.151877287284" calcext:value-type="float">
            <text:p>923.151877287284</text:p>
          </table:table-cell>
        </table:table-row>
        <table:table-row table:style-name="ro1">
          <table:table-cell office:value-type="float" office:value="75.312" calcext:value-type="float">
            <text:p>75.312</text:p>
          </table:table-cell>
          <table:table-cell office:value-type="float" office:value="271.257" calcext:value-type="float">
            <text:p>271.257</text:p>
          </table:table-cell>
          <table:table-cell office:value-type="float" office:value="38.1769" calcext:value-type="float">
            <text:p>38.1769</text:p>
          </table:table-cell>
          <table:table-cell office:value-type="float" office:value="75.4478" calcext:value-type="float">
            <text:p>75.4478</text:p>
          </table:table-cell>
          <table:table-cell office:value-type="float" office:value="258.022" calcext:value-type="float">
            <text:p>258.022</text:p>
          </table:table-cell>
          <table:table-cell office:value-type="float" office:value="37.5657" calcext:value-type="float">
            <text:p>37.5657</text:p>
          </table:table-cell>
          <table:table-cell/>
          <table:table-cell table:formula="of:=([.D464]-[.A464])/0.0166667" office:value-type="float" office:value="8.14798370403279" calcext:value-type="float">
            <text:p>8.14798370403279</text:p>
          </table:table-cell>
          <table:table-cell table:formula="of:=ABS([.E464]-[.B464])/0.0166667" office:value-type="float" office:value="794.098411803177" calcext:value-type="float">
            <text:p>794.098411803177</text:p>
          </table:table-cell>
          <table:table-cell table:formula="of:=([.F464]-[.C464])/0.0166667" office:value-type="float" office:value="-36.6719266561469" calcext:value-type="float">
            <text:p>-36.6719266561469</text:p>
          </table:table-cell>
          <table:table-cell table:formula="of:=DEGREES(ATAN(ABS([.F464]-[.C464])/ABS([.E464]-[.B464])))" office:value-type="float" office:value="2.64407387518374" calcext:value-type="float">
            <text:p>2.64407387518374</text:p>
          </table:table-cell>
          <table:table-cell table:formula="of:=SQRT(POWER([.H464];2)+POWER([.I464];2)+POWER([.J464];2))" office:value-type="float" office:value="794.986482571524" calcext:value-type="float">
            <text:p>794.986482571524</text:p>
          </table:table-cell>
        </table:table-row>
        <table:table-row table:style-name="ro1">
          <table:table-cell office:value-type="float" office:value="75.3071" calcext:value-type="float">
            <text:p>75.3071</text:p>
          </table:table-cell>
          <table:table-cell office:value-type="float" office:value="271.626" calcext:value-type="float">
            <text:p>271.626</text:p>
          </table:table-cell>
          <table:table-cell office:value-type="float" office:value="36.1209" calcext:value-type="float">
            <text:p>36.1209</text:p>
          </table:table-cell>
          <table:table-cell office:value-type="float" office:value="75.4421" calcext:value-type="float">
            <text:p>75.4421</text:p>
          </table:table-cell>
          <table:table-cell office:value-type="float" office:value="258.437" calcext:value-type="float">
            <text:p>258.437</text:p>
          </table:table-cell>
          <table:table-cell office:value-type="float" office:value="35.0619" calcext:value-type="float">
            <text:p>35.0619</text:p>
          </table:table-cell>
          <table:table-cell/>
          <table:table-cell table:formula="of:=([.D465]-[.A465])/0.0166667" office:value-type="float" office:value="8.09998380003185" calcext:value-type="float">
            <text:p>8.09998380003185</text:p>
          </table:table-cell>
          <table:table-cell table:formula="of:=ABS([.E465]-[.B465])/0.0166667" office:value-type="float" office:value="791.338417323163" calcext:value-type="float">
            <text:p>791.338417323163</text:p>
          </table:table-cell>
          <table:table-cell table:formula="of:=([.F465]-[.C465])/0.0166667" office:value-type="float" office:value="-63.539872920254" calcext:value-type="float">
            <text:p>-63.539872920254</text:p>
          </table:table-cell>
          <table:table-cell table:formula="of:=DEGREES(ATAN(ABS([.F465]-[.C465])/ABS([.E465]-[.B465])))" office:value-type="float" office:value="4.59066921135526" calcext:value-type="float">
            <text:p>4.59066921135526</text:p>
          </table:table-cell>
          <table:table-cell table:formula="of:=SQRT(POWER([.H465];2)+POWER([.I465];2)+POWER([.J465];2))" office:value-type="float" office:value="793.926580937943" calcext:value-type="float">
            <text:p>793.926580937943</text:p>
          </table:table-cell>
        </table:table-row>
        <table:table-row table:style-name="ro1">
          <table:table-cell office:value-type="float" office:value="74.8818" calcext:value-type="float">
            <text:p>74.8818</text:p>
          </table:table-cell>
          <table:table-cell office:value-type="float" office:value="281.454" calcext:value-type="float">
            <text:p>281.454</text:p>
          </table:table-cell>
          <table:table-cell office:value-type="float" office:value="37.9402" calcext:value-type="float">
            <text:p>37.9402</text:p>
          </table:table-cell>
          <table:table-cell office:value-type="float" office:value="74.792" calcext:value-type="float">
            <text:p>74.792</text:p>
          </table:table-cell>
          <table:table-cell office:value-type="float" office:value="268.981" calcext:value-type="float">
            <text:p>268.981</text:p>
          </table:table-cell>
          <table:table-cell office:value-type="float" office:value="36.8429" calcext:value-type="float">
            <text:p>36.8429</text:p>
          </table:table-cell>
          <table:table-cell/>
          <table:table-cell table:formula="of:=([.D466]-[.A466])/0.0166667" office:value-type="float" office:value="-5.38798922402136" calcext:value-type="float">
            <text:p>-5.38798922402136</text:p>
          </table:table-cell>
          <table:table-cell table:formula="of:=ABS([.E466]-[.B466])/0.0166667" office:value-type="float" office:value="748.378503242994" calcext:value-type="float">
            <text:p>748.378503242994</text:p>
          </table:table-cell>
          <table:table-cell table:formula="of:=([.F466]-[.C466])/0.0166667" office:value-type="float" office:value="-65.8378683242632" calcext:value-type="float">
            <text:p>-65.8378683242632</text:p>
          </table:table-cell>
          <table:table-cell table:formula="of:=DEGREES(ATAN(ABS([.F466]-[.C466])/ABS([.E466]-[.B466])))" office:value-type="float" office:value="5.02759669404922" calcext:value-type="float">
            <text:p>5.02759669404922</text:p>
          </table:table-cell>
          <table:table-cell table:formula="of:=SQRT(POWER([.H466];2)+POWER([.I466];2)+POWER([.J466];2))" office:value-type="float" office:value="751.288253235458" calcext:value-type="float">
            <text:p>751.288253235458</text:p>
          </table:table-cell>
        </table:table-row>
        <table:table-row table:style-name="ro1">
          <table:table-cell office:value-type="float" office:value="75.2709" calcext:value-type="float">
            <text:p>75.2709</text:p>
          </table:table-cell>
          <table:table-cell office:value-type="float" office:value="266.481" calcext:value-type="float">
            <text:p>266.481</text:p>
          </table:table-cell>
          <table:table-cell office:value-type="float" office:value="37.2807" calcext:value-type="float">
            <text:p>37.2807</text:p>
          </table:table-cell>
          <table:table-cell office:value-type="float" office:value="74.9384" calcext:value-type="float">
            <text:p>74.9384</text:p>
          </table:table-cell>
          <table:table-cell office:value-type="float" office:value="255.994" calcext:value-type="float">
            <text:p>255.994</text:p>
          </table:table-cell>
          <table:table-cell office:value-type="float" office:value="35.2771" calcext:value-type="float">
            <text:p>35.2771</text:p>
          </table:table-cell>
          <table:table-cell/>
          <table:table-cell table:formula="of:=([.D467]-[.A467])/0.0166667" office:value-type="float" office:value="-19.9499601000796" calcext:value-type="float">
            <text:p>-19.9499601000796</text:p>
          </table:table-cell>
          <table:table-cell table:formula="of:=ABS([.E467]-[.B467])/0.0166667" office:value-type="float" office:value="629.218741562517" calcext:value-type="float">
            <text:p>629.218741562517</text:p>
          </table:table-cell>
          <table:table-cell table:formula="of:=([.F467]-[.C467])/0.0166667" office:value-type="float" office:value="-120.215759568481" calcext:value-type="float">
            <text:p>-120.215759568481</text:p>
          </table:table-cell>
          <table:table-cell table:formula="of:=DEGREES(ATAN(ABS([.F467]-[.C467])/ABS([.E467]-[.B467])))" office:value-type="float" office:value="10.816329482792" calcext:value-type="float">
            <text:p>10.816329482792</text:p>
          </table:table-cell>
          <table:table-cell table:formula="of:=SQRT(POWER([.H467];2)+POWER([.I467];2)+POWER([.J467];2))" office:value-type="float" office:value="640.910332644231" calcext:value-type="float">
            <text:p>640.910332644231</text:p>
          </table:table-cell>
        </table:table-row>
        <table:table-row table:style-name="ro1">
          <table:table-cell office:value-type="float" office:value="74.8208" calcext:value-type="float">
            <text:p>74.8208</text:p>
          </table:table-cell>
          <table:table-cell office:value-type="float" office:value="272.495" calcext:value-type="float">
            <text:p>272.495</text:p>
          </table:table-cell>
          <table:table-cell office:value-type="float" office:value="37.9674" calcext:value-type="float">
            <text:p>37.9674</text:p>
          </table:table-cell>
          <table:table-cell office:value-type="float" office:value="74.7263" calcext:value-type="float">
            <text:p>74.7263</text:p>
          </table:table-cell>
          <table:table-cell office:value-type="float" office:value="259.202" calcext:value-type="float">
            <text:p>259.202</text:p>
          </table:table-cell>
          <table:table-cell office:value-type="float" office:value="37.1175" calcext:value-type="float">
            <text:p>37.1175</text:p>
          </table:table-cell>
          <table:table-cell/>
          <table:table-cell table:formula="of:=([.D468]-[.A468])/0.0166667" office:value-type="float" office:value="-5.66998866002332" calcext:value-type="float">
            <text:p>-5.66998866002332</text:p>
          </table:table-cell>
          <table:table-cell table:formula="of:=ABS([.E468]-[.B468])/0.0166667" office:value-type="float" office:value="797.578404843191" calcext:value-type="float">
            <text:p>797.578404843191</text:p>
          </table:table-cell>
          <table:table-cell table:formula="of:=([.F468]-[.C468])/0.0166667" office:value-type="float" office:value="-50.9938980122039" calcext:value-type="float">
            <text:p>-50.9938980122039</text:p>
          </table:table-cell>
          <table:table-cell table:formula="of:=DEGREES(ATAN(ABS([.F468]-[.C468])/ABS([.E468]-[.B468])))" office:value-type="float" office:value="3.65827823195581" calcext:value-type="float">
            <text:p>3.65827823195581</text:p>
          </table:table-cell>
          <table:table-cell table:formula="of:=SQRT(POWER([.H468];2)+POWER([.I468];2)+POWER([.J468];2))" office:value-type="float" office:value="799.227025492815" calcext:value-type="float">
            <text:p>799.227025492815</text:p>
          </table:table-cell>
        </table:table-row>
        <table:table-row table:style-name="ro1">
          <table:table-cell office:value-type="float" office:value="75.2789" calcext:value-type="float">
            <text:p>75.2789</text:p>
          </table:table-cell>
          <table:table-cell office:value-type="float" office:value="267.85" calcext:value-type="float">
            <text:p>267.85</text:p>
          </table:table-cell>
          <table:table-cell office:value-type="float" office:value="36.5438" calcext:value-type="float">
            <text:p>36.5438</text:p>
          </table:table-cell>
          <table:table-cell office:value-type="float" office:value="75.1713" calcext:value-type="float">
            <text:p>75.1713</text:p>
          </table:table-cell>
          <table:table-cell office:value-type="float" office:value="254.863" calcext:value-type="float">
            <text:p>254.863</text:p>
          </table:table-cell>
          <table:table-cell office:value-type="float" office:value="35.2436" calcext:value-type="float">
            <text:p>35.2436</text:p>
          </table:table-cell>
          <table:table-cell/>
          <table:table-cell table:formula="of:=([.D469]-[.A469])/0.0166667" office:value-type="float" office:value="-6.45598708802527" calcext:value-type="float">
            <text:p>-6.45598708802527</text:p>
          </table:table-cell>
          <table:table-cell table:formula="of:=ABS([.E469]-[.B469])/0.0166667" office:value-type="float" office:value="779.218441563118" calcext:value-type="float">
            <text:p>779.218441563118</text:p>
          </table:table-cell>
          <table:table-cell table:formula="of:=([.F469]-[.C469])/0.0166667" office:value-type="float" office:value="-78.0118439763119" calcext:value-type="float">
            <text:p>-78.0118439763119</text:p>
          </table:table-cell>
          <table:table-cell table:formula="of:=DEGREES(ATAN(ABS([.F469]-[.C469])/ABS([.E469]-[.B469])))" office:value-type="float" office:value="5.7171452102185" calcext:value-type="float">
            <text:p>5.7171452102185</text:p>
          </table:table-cell>
          <table:table-cell table:formula="of:=SQRT(POWER([.H469];2)+POWER([.I469];2)+POWER([.J469];2))" office:value-type="float" office:value="783.140413490403" calcext:value-type="float">
            <text:p>783.140413490403</text:p>
          </table:table-cell>
        </table:table-row>
        <table:table-row table:style-name="ro1">
          <table:table-cell office:value-type="float" office:value="74.5426" calcext:value-type="float">
            <text:p>74.5426</text:p>
          </table:table-cell>
          <table:table-cell office:value-type="float" office:value="268.998" calcext:value-type="float">
            <text:p>268.998</text:p>
          </table:table-cell>
          <table:table-cell office:value-type="float" office:value="36.5944" calcext:value-type="float">
            <text:p>36.5944</text:p>
          </table:table-cell>
          <table:table-cell office:value-type="float" office:value="74.4541" calcext:value-type="float">
            <text:p>74.4541</text:p>
          </table:table-cell>
          <table:table-cell office:value-type="float" office:value="255.942" calcext:value-type="float">
            <text:p>255.942</text:p>
          </table:table-cell>
          <table:table-cell office:value-type="float" office:value="35.2914" calcext:value-type="float">
            <text:p>35.2914</text:p>
          </table:table-cell>
          <table:table-cell/>
          <table:table-cell table:formula="of:=([.D470]-[.A470])/0.0166667" office:value-type="float" office:value="-5.30998938002102" calcext:value-type="float">
            <text:p>-5.30998938002102</text:p>
          </table:table-cell>
          <table:table-cell table:formula="of:=ABS([.E470]-[.B470])/0.0166667" office:value-type="float" office:value="783.358433283132" calcext:value-type="float">
            <text:p>783.358433283132</text:p>
          </table:table-cell>
          <table:table-cell table:formula="of:=([.F470]-[.C470])/0.0166667" office:value-type="float" office:value="-78.1798436403126" calcext:value-type="float">
            <text:p>-78.1798436403126</text:p>
          </table:table-cell>
          <table:table-cell table:formula="of:=DEGREES(ATAN(ABS([.F470]-[.C470])/ABS([.E470]-[.B470])))" office:value-type="float" office:value="5.69929588013377" calcext:value-type="float">
            <text:p>5.69929588013377</text:p>
          </table:table-cell>
          <table:table-cell table:formula="of:=SQRT(POWER([.H470];2)+POWER([.I470];2)+POWER([.J470];2))" office:value-type="float" office:value="787.26788257533" calcext:value-type="float">
            <text:p>787.26788257533</text:p>
          </table:table-cell>
        </table:table-row>
        <table:table-row table:style-name="ro1">
          <table:table-cell office:value-type="float" office:value="75.7992" calcext:value-type="float">
            <text:p>75.7992</text:p>
          </table:table-cell>
          <table:table-cell office:value-type="float" office:value="270.175" calcext:value-type="float">
            <text:p>270.175</text:p>
          </table:table-cell>
          <table:table-cell office:value-type="float" office:value="37.6157" calcext:value-type="float">
            <text:p>37.6157</text:p>
          </table:table-cell>
          <table:table-cell office:value-type="float" office:value="75.6976" calcext:value-type="float">
            <text:p>75.6976</text:p>
          </table:table-cell>
          <table:table-cell office:value-type="float" office:value="259.593" calcext:value-type="float">
            <text:p>259.593</text:p>
          </table:table-cell>
          <table:table-cell office:value-type="float" office:value="35.577" calcext:value-type="float">
            <text:p>35.577</text:p>
          </table:table-cell>
          <table:table-cell/>
          <table:table-cell table:formula="of:=([.D471]-[.A471])/0.0166667" office:value-type="float" office:value="-6.09598780802467" calcext:value-type="float">
            <text:p>-6.09598780802467</text:p>
          </table:table-cell>
          <table:table-cell table:formula="of:=ABS([.E471]-[.B471])/0.0166667" office:value-type="float" office:value="634.918730162539" calcext:value-type="float">
            <text:p>634.918730162539</text:p>
          </table:table-cell>
          <table:table-cell table:formula="of:=([.F471]-[.C471])/0.0166667" office:value-type="float" office:value="-122.321755356489" calcext:value-type="float">
            <text:p>-122.321755356489</text:p>
          </table:table-cell>
          <table:table-cell table:formula="of:=DEGREES(ATAN(ABS([.F471]-[.C471])/ABS([.E471]-[.B471])))" office:value-type="float" office:value="10.904844829552" calcext:value-type="float">
            <text:p>10.904844829552</text:p>
          </table:table-cell>
          <table:table-cell table:formula="of:=SQRT(POWER([.H471];2)+POWER([.I471];2)+POWER([.J471];2))" office:value-type="float" office:value="646.623203119143" calcext:value-type="float">
            <text:p>646.623203119143</text:p>
          </table:table-cell>
        </table:table-row>
        <table:table-row table:style-name="ro1">
          <table:table-cell office:value-type="float" office:value="75.592" calcext:value-type="float">
            <text:p>75.592</text:p>
          </table:table-cell>
          <table:table-cell office:value-type="float" office:value="275.197" calcext:value-type="float">
            <text:p>275.197</text:p>
          </table:table-cell>
          <table:table-cell office:value-type="float" office:value="37.493" calcext:value-type="float">
            <text:p>37.493</text:p>
          </table:table-cell>
          <table:table-cell office:value-type="float" office:value="75.9541" calcext:value-type="float">
            <text:p>75.9541</text:p>
          </table:table-cell>
          <table:table-cell office:value-type="float" office:value="260.675" calcext:value-type="float">
            <text:p>260.675</text:p>
          </table:table-cell>
          <table:table-cell office:value-type="float" office:value="36.3527" calcext:value-type="float">
            <text:p>36.3527</text:p>
          </table:table-cell>
          <table:table-cell/>
          <table:table-cell table:formula="of:=([.D472]-[.A472])/0.0166667" office:value-type="float" office:value="21.7259565480868" calcext:value-type="float">
            <text:p>21.7259565480868</text:p>
          </table:table-cell>
          <table:table-cell table:formula="of:=ABS([.E472]-[.B472])/0.0166667" office:value-type="float" office:value="871.318257363485" calcext:value-type="float">
            <text:p>871.318257363485</text:p>
          </table:table-cell>
          <table:table-cell table:formula="of:=([.F472]-[.C472])/0.0166667" office:value-type="float" office:value="-68.4178631642739" calcext:value-type="float">
            <text:p>-68.4178631642739</text:p>
          </table:table-cell>
          <table:table-cell table:formula="of:=DEGREES(ATAN(ABS([.F472]-[.C472])/ABS([.E472]-[.B472])))" office:value-type="float" office:value="4.48978058399928" calcext:value-type="float">
            <text:p>4.48978058399928</text:p>
          </table:table-cell>
          <table:table-cell table:formula="of:=SQRT(POWER([.H472];2)+POWER([.I472];2)+POWER([.J472];2))" office:value-type="float" office:value="874.270282465803" calcext:value-type="float">
            <text:p>874.270282465803</text:p>
          </table:table-cell>
        </table:table-row>
        <table:table-row table:style-name="ro1">
          <table:table-cell office:value-type="float" office:value="75.2521" calcext:value-type="float">
            <text:p>75.2521</text:p>
          </table:table-cell>
          <table:table-cell office:value-type="float" office:value="264.006" calcext:value-type="float">
            <text:p>264.006</text:p>
          </table:table-cell>
          <table:table-cell office:value-type="float" office:value="37.4736" calcext:value-type="float">
            <text:p>37.4736</text:p>
          </table:table-cell>
          <table:table-cell office:value-type="float" office:value="75.1553" calcext:value-type="float">
            <text:p>75.1553</text:p>
          </table:table-cell>
          <table:table-cell office:value-type="float" office:value="252.376" calcext:value-type="float">
            <text:p>252.376</text:p>
          </table:table-cell>
          <table:table-cell office:value-type="float" office:value="36.1879" calcext:value-type="float">
            <text:p>36.1879</text:p>
          </table:table-cell>
          <table:table-cell/>
          <table:table-cell table:formula="of:=([.D473]-[.A473])/0.0166667" office:value-type="float" office:value="-5.80798838402334" calcext:value-type="float">
            <text:p>-5.80798838402334</text:p>
          </table:table-cell>
          <table:table-cell table:formula="of:=ABS([.E473]-[.B473])/0.0166667" office:value-type="float" office:value="697.798604402789" calcext:value-type="float">
            <text:p>697.798604402789</text:p>
          </table:table-cell>
          <table:table-cell table:formula="of:=([.F473]-[.C473])/0.0166667" office:value-type="float" office:value="-77.1418457163085" calcext:value-type="float">
            <text:p>-77.1418457163085</text:p>
          </table:table-cell>
          <table:table-cell table:formula="of:=DEGREES(ATAN(ABS([.F473]-[.C473])/ABS([.E473]-[.B473])))" office:value-type="float" office:value="6.30844959411127" calcext:value-type="float">
            <text:p>6.30844959411127</text:p>
          </table:table-cell>
          <table:table-cell table:formula="of:=SQRT(POWER([.H473];2)+POWER([.I473];2)+POWER([.J473];2))" office:value-type="float" office:value="702.07370652665" calcext:value-type="float">
            <text:p>702.07370652665</text:p>
          </table:table-cell>
        </table:table-row>
        <table:table-row table:style-name="ro1">
          <table:table-cell office:value-type="float" office:value="74.7943" calcext:value-type="float">
            <text:p>74.7943</text:p>
          </table:table-cell>
          <table:table-cell office:value-type="float" office:value="268.834" calcext:value-type="float">
            <text:p>268.834</text:p>
          </table:table-cell>
          <table:table-cell office:value-type="float" office:value="37.6118" calcext:value-type="float">
            <text:p>37.6118</text:p>
          </table:table-cell>
          <table:table-cell office:value-type="float" office:value="74.9332" calcext:value-type="float">
            <text:p>74.9332</text:p>
          </table:table-cell>
          <table:table-cell office:value-type="float" office:value="254.618" calcext:value-type="float">
            <text:p>254.618</text:p>
          </table:table-cell>
          <table:table-cell office:value-type="float" office:value="36.4978" calcext:value-type="float">
            <text:p>36.4978</text:p>
          </table:table-cell>
          <table:table-cell/>
          <table:table-cell table:formula="of:=([.D474]-[.A474])/0.0166667" office:value-type="float" office:value="8.33398333203288" calcext:value-type="float">
            <text:p>8.33398333203288</text:p>
          </table:table-cell>
          <table:table-cell table:formula="of:=ABS([.E474]-[.B474])/0.0166667" office:value-type="float" office:value="852.958294083413" calcext:value-type="float">
            <text:p>852.958294083413</text:p>
          </table:table-cell>
          <table:table-cell table:formula="of:=([.F474]-[.C474])/0.0166667" office:value-type="float" office:value="-66.8398663202676" calcext:value-type="float">
            <text:p>-66.8398663202676</text:p>
          </table:table-cell>
          <table:table-cell table:formula="of:=DEGREES(ATAN(ABS([.F474]-[.C474])/ABS([.E474]-[.B474])))" office:value-type="float" office:value="4.48067880058917" calcext:value-type="float">
            <text:p>4.48067880058917</text:p>
          </table:table-cell>
          <table:table-cell table:formula="of:=SQRT(POWER([.H474];2)+POWER([.I474];2)+POWER([.J474];2))" office:value-type="float" office:value="855.613741388937" calcext:value-type="float">
            <text:p>855.613741388937</text:p>
          </table:table-cell>
        </table:table-row>
        <table:table-row table:style-name="ro1">
          <table:table-cell office:value-type="float" office:value="75.1182" calcext:value-type="float">
            <text:p>75.1182</text:p>
          </table:table-cell>
          <table:table-cell office:value-type="float" office:value="278.852" calcext:value-type="float">
            <text:p>278.852</text:p>
          </table:table-cell>
          <table:table-cell office:value-type="float" office:value="38.1271" calcext:value-type="float">
            <text:p>38.1271</text:p>
          </table:table-cell>
          <table:table-cell office:value-type="float" office:value="75.2801" calcext:value-type="float">
            <text:p>75.2801</text:p>
          </table:table-cell>
          <table:table-cell office:value-type="float" office:value="267.758" calcext:value-type="float">
            <text:p>267.758</text:p>
          </table:table-cell>
          <table:table-cell office:value-type="float" office:value="37.0549" calcext:value-type="float">
            <text:p>37.0549</text:p>
          </table:table-cell>
          <table:table-cell/>
          <table:table-cell table:formula="of:=([.D475]-[.A475])/0.0166667" office:value-type="float" office:value="9.71398057203903" calcext:value-type="float">
            <text:p>9.71398057203903</text:p>
          </table:table-cell>
          <table:table-cell table:formula="of:=ABS([.E475]-[.B475])/0.0166667" office:value-type="float" office:value="665.638668722662" calcext:value-type="float">
            <text:p>665.638668722662</text:p>
          </table:table-cell>
          <table:table-cell table:formula="of:=([.F475]-[.C475])/0.0166667" office:value-type="float" office:value="-64.331871336257" calcext:value-type="float">
            <text:p>-64.331871336257</text:p>
          </table:table-cell>
          <table:table-cell table:formula="of:=DEGREES(ATAN(ABS([.F475]-[.C475])/ABS([.E475]-[.B475])))" office:value-type="float" office:value="5.5203107252404" calcext:value-type="float">
            <text:p>5.5203107252404</text:p>
          </table:table-cell>
          <table:table-cell table:formula="of:=SQRT(POWER([.H475];2)+POWER([.I475];2)+POWER([.J475];2))" office:value-type="float" office:value="668.810726877984" calcext:value-type="float">
            <text:p>668.810726877984</text:p>
          </table:table-cell>
        </table:table-row>
        <table:table-row table:style-name="ro1">
          <table:table-cell office:value-type="float" office:value="74.8654" calcext:value-type="float">
            <text:p>74.8654</text:p>
          </table:table-cell>
          <table:table-cell office:value-type="float" office:value="278.773" calcext:value-type="float">
            <text:p>278.773</text:p>
          </table:table-cell>
          <table:table-cell office:value-type="float" office:value="38.395" calcext:value-type="float">
            <text:p>38.395</text:p>
          </table:table-cell>
          <table:table-cell office:value-type="float" office:value="74.785" calcext:value-type="float">
            <text:p>74.785</text:p>
          </table:table-cell>
          <table:table-cell office:value-type="float" office:value="267.654" calcext:value-type="float">
            <text:p>267.654</text:p>
          </table:table-cell>
          <table:table-cell office:value-type="float" office:value="37.3249" calcext:value-type="float">
            <text:p>37.3249</text:p>
          </table:table-cell>
          <table:table-cell/>
          <table:table-cell table:formula="of:=([.D476]-[.A476])/0.0166667" office:value-type="float" office:value="-4.82399035201914" calcext:value-type="float">
            <text:p>-4.82399035201914</text:p>
          </table:table-cell>
          <table:table-cell table:formula="of:=ABS([.E476]-[.B476])/0.0166667" office:value-type="float" office:value="667.13866572267" calcext:value-type="float">
            <text:p>667.13866572267</text:p>
          </table:table-cell>
          <table:table-cell table:formula="of:=([.F476]-[.C476])/0.0166667" office:value-type="float" office:value="-64.205871588257" calcext:value-type="float">
            <text:p>-64.205871588257</text:p>
          </table:table-cell>
          <table:table-cell table:formula="of:=DEGREES(ATAN(ABS([.F476]-[.C476])/ABS([.E476]-[.B476])))" office:value-type="float" office:value="5.49725353460615" calcext:value-type="float">
            <text:p>5.49725353460615</text:p>
          </table:table-cell>
          <table:table-cell table:formula="of:=SQRT(POWER([.H476];2)+POWER([.I476];2)+POWER([.J476];2))" office:value-type="float" office:value="670.23851286803" calcext:value-type="float">
            <text:p>670.23851286803</text:p>
          </table:table-cell>
        </table:table-row>
        <table:table-row table:style-name="ro1">
          <table:table-cell office:value-type="float" office:value="75.5796" calcext:value-type="float">
            <text:p>75.5796</text:p>
          </table:table-cell>
          <table:table-cell office:value-type="float" office:value="274.063" calcext:value-type="float">
            <text:p>274.063</text:p>
          </table:table-cell>
          <table:table-cell office:value-type="float" office:value="36.6883" calcext:value-type="float">
            <text:p>36.6883</text:p>
          </table:table-cell>
          <table:table-cell office:value-type="float" office:value="75.4731" calcext:value-type="float">
            <text:p>75.4731</text:p>
          </table:table-cell>
          <table:table-cell office:value-type="float" office:value="261.967" calcext:value-type="float">
            <text:p>261.967</text:p>
          </table:table-cell>
          <table:table-cell office:value-type="float" office:value="35.3882" calcext:value-type="float">
            <text:p>35.3882</text:p>
          </table:table-cell>
          <table:table-cell/>
          <table:table-cell table:formula="of:=([.D477]-[.A477])/0.0166667" office:value-type="float" office:value="-6.38998722002538" calcext:value-type="float">
            <text:p>-6.38998722002538</text:p>
          </table:table-cell>
          <table:table-cell table:formula="of:=ABS([.E477]-[.B477])/0.0166667" office:value-type="float" office:value="725.758548482903" calcext:value-type="float">
            <text:p>725.758548482903</text:p>
          </table:table-cell>
          <table:table-cell table:formula="of:=([.F477]-[.C477])/0.0166667" office:value-type="float" office:value="-78.0058439883121" calcext:value-type="float">
            <text:p>-78.0058439883121</text:p>
          </table:table-cell>
          <table:table-cell table:formula="of:=DEGREES(ATAN(ABS([.F477]-[.C477])/ABS([.E477]-[.B477])))" office:value-type="float" office:value="6.13470315728693" calcext:value-type="float">
            <text:p>6.13470315728693</text:p>
          </table:table-cell>
          <table:table-cell table:formula="of:=SQRT(POWER([.H477];2)+POWER([.I477];2)+POWER([.J477];2))" office:value-type="float" office:value="729.966584392061" calcext:value-type="float">
            <text:p>729.966584392061</text:p>
          </table:table-cell>
        </table:table-row>
        <table:table-row table:style-name="ro1">
          <table:table-cell office:value-type="float" office:value="75.263" calcext:value-type="float">
            <text:p>75.263</text:p>
          </table:table-cell>
          <table:table-cell office:value-type="float" office:value="265.126" calcext:value-type="float">
            <text:p>265.126</text:p>
          </table:table-cell>
          <table:table-cell office:value-type="float" office:value="38.0117" calcext:value-type="float">
            <text:p>38.0117</text:p>
          </table:table-cell>
          <table:table-cell office:value-type="float" office:value="74.9333" calcext:value-type="float">
            <text:p>74.9333</text:p>
          </table:table-cell>
          <table:table-cell office:value-type="float" office:value="254.622" calcext:value-type="float">
            <text:p>254.622</text:p>
          </table:table-cell>
          <table:table-cell office:value-type="float" office:value="36.497" calcext:value-type="float">
            <text:p>36.497</text:p>
          </table:table-cell>
          <table:table-cell/>
          <table:table-cell table:formula="of:=([.D478]-[.A478])/0.0166667" office:value-type="float" office:value="-19.7819604360793" calcext:value-type="float">
            <text:p>-19.7819604360793</text:p>
          </table:table-cell>
          <table:table-cell table:formula="of:=ABS([.E478]-[.B478])/0.0166667" office:value-type="float" office:value="630.238739522519" calcext:value-type="float">
            <text:p>630.238739522519</text:p>
          </table:table-cell>
          <table:table-cell table:formula="of:=([.F478]-[.C478])/0.0166667" office:value-type="float" office:value="-90.8818182363634" calcext:value-type="float">
            <text:p>-90.8818182363634</text:p>
          </table:table-cell>
          <table:table-cell table:formula="of:=DEGREES(ATAN(ABS([.F478]-[.C478])/ABS([.E478]-[.B478])))" office:value-type="float" office:value="8.20561335406799" calcext:value-type="float">
            <text:p>8.20561335406799</text:p>
          </table:table-cell>
          <table:table-cell table:formula="of:=SQRT(POWER([.H478];2)+POWER([.I478];2)+POWER([.J478];2))" office:value-type="float" office:value="637.064910067707" calcext:value-type="float">
            <text:p>637.064910067707</text:p>
          </table:table-cell>
        </table:table-row>
        <table:table-row table:style-name="ro1">
          <table:table-cell office:value-type="float" office:value="75.2709" calcext:value-type="float">
            <text:p>75.2709</text:p>
          </table:table-cell>
          <table:table-cell office:value-type="float" office:value="266.486" calcext:value-type="float">
            <text:p>266.486</text:p>
          </table:table-cell>
          <table:table-cell office:value-type="float" office:value="37.2799" calcext:value-type="float">
            <text:p>37.2799</text:p>
          </table:table-cell>
          <table:table-cell office:value-type="float" office:value="75.396" calcext:value-type="float">
            <text:p>75.396</text:p>
          </table:table-cell>
          <table:table-cell office:value-type="float" office:value="252.364" calcext:value-type="float">
            <text:p>252.364</text:p>
          </table:table-cell>
          <table:table-cell office:value-type="float" office:value="36.4278" calcext:value-type="float">
            <text:p>36.4278</text:p>
          </table:table-cell>
          <table:table-cell/>
          <table:table-cell table:formula="of:=([.D479]-[.A479])/0.0166667" office:value-type="float" office:value="7.50598498803022" calcext:value-type="float">
            <text:p>7.50598498803022</text:p>
          </table:table-cell>
          <table:table-cell table:formula="of:=ABS([.E479]-[.B479])/0.0166667" office:value-type="float" office:value="847.318305363388" calcext:value-type="float">
            <text:p>847.318305363388</text:p>
          </table:table-cell>
          <table:table-cell table:formula="of:=([.F479]-[.C479])/0.0166667" office:value-type="float" office:value="-51.1258977482045" calcext:value-type="float">
            <text:p>-51.1258977482045</text:p>
          </table:table-cell>
          <table:table-cell table:formula="of:=DEGREES(ATAN(ABS([.F479]-[.C479])/ABS([.E479]-[.B479])))" office:value-type="float" office:value="3.45295382120541" calcext:value-type="float">
            <text:p>3.45295382120541</text:p>
          </table:table-cell>
          <table:table-cell table:formula="of:=SQRT(POWER([.H479];2)+POWER([.I479];2)+POWER([.J479];2))" office:value-type="float" office:value="848.892518423319" calcext:value-type="float">
            <text:p>848.892518423319</text:p>
          </table:table-cell>
        </table:table-row>
        <table:table-row table:style-name="ro1">
          <table:table-cell office:value-type="float" office:value="75.0631" calcext:value-type="float">
            <text:p>75.0631</text:p>
          </table:table-cell>
          <table:table-cell office:value-type="float" office:value="271.181" calcext:value-type="float">
            <text:p>271.181</text:p>
          </table:table-cell>
          <table:table-cell office:value-type="float" office:value="38.4408" calcext:value-type="float">
            <text:p>38.4408</text:p>
          </table:table-cell>
          <table:table-cell office:value-type="float" office:value="75.2145" calcext:value-type="float">
            <text:p>75.2145</text:p>
          </table:table-cell>
          <table:table-cell office:value-type="float" office:value="259.175" calcext:value-type="float">
            <text:p>259.175</text:p>
          </table:table-cell>
          <table:table-cell office:value-type="float" office:value="37.6035" calcext:value-type="float">
            <text:p>37.6035</text:p>
          </table:table-cell>
          <table:table-cell/>
          <table:table-cell table:formula="of:=([.D480]-[.A480])/0.0166667" office:value-type="float" office:value="9.08398183203606" calcext:value-type="float">
            <text:p>9.08398183203606</text:p>
          </table:table-cell>
          <table:table-cell table:formula="of:=ABS([.E480]-[.B480])/0.0166667" office:value-type="float" office:value="720.35855928288" calcext:value-type="float">
            <text:p>720.35855928288</text:p>
          </table:table-cell>
          <table:table-cell table:formula="of:=([.F480]-[.C480])/0.0166667" office:value-type="float" office:value="-50.2378995242013" calcext:value-type="float">
            <text:p>-50.2378995242013</text:p>
          </table:table-cell>
          <table:table-cell table:formula="of:=DEGREES(ATAN(ABS([.F480]-[.C480])/ABS([.E480]-[.B480])))" office:value-type="float" office:value="3.98935581746395" calcext:value-type="float">
            <text:p>3.98935581746395</text:p>
          </table:table-cell>
          <table:table-cell table:formula="of:=SQRT(POWER([.H480];2)+POWER([.I480];2)+POWER([.J480];2))" office:value-type="float" office:value="722.165368324067" calcext:value-type="float">
            <text:p>722.165368324067</text:p>
          </table:table-cell>
        </table:table-row>
        <table:table-row table:style-name="ro1">
          <table:table-cell office:value-type="float" office:value="74.8558" calcext:value-type="float">
            <text:p>74.8558</text:p>
          </table:table-cell>
          <table:table-cell office:value-type="float" office:value="277.545" calcext:value-type="float">
            <text:p>277.545</text:p>
          </table:table-cell>
          <table:table-cell office:value-type="float" office:value="38.1005" calcext:value-type="float">
            <text:p>38.1005</text:p>
          </table:table-cell>
          <table:table-cell office:value-type="float" office:value="75.0139" calcext:value-type="float">
            <text:p>75.0139</text:p>
          </table:table-cell>
          <table:table-cell office:value-type="float" office:value="265.288" calcext:value-type="float">
            <text:p>265.288</text:p>
          </table:table-cell>
          <table:table-cell office:value-type="float" office:value="37.0023" calcext:value-type="float">
            <text:p>37.0023</text:p>
          </table:table-cell>
          <table:table-cell/>
          <table:table-cell table:formula="of:=([.D481]-[.A481])/0.0166667" office:value-type="float" office:value="9.48598102803822" calcext:value-type="float">
            <text:p>9.48598102803822</text:p>
          </table:table-cell>
          <table:table-cell table:formula="of:=ABS([.E481]-[.B481])/0.0166667" office:value-type="float" office:value="735.418529162942" calcext:value-type="float">
            <text:p>735.418529162942</text:p>
          </table:table-cell>
          <table:table-cell table:formula="of:=([.F481]-[.C481])/0.0166667" office:value-type="float" office:value="-65.8918682162635" calcext:value-type="float">
            <text:p>-65.8918682162635</text:p>
          </table:table-cell>
          <table:table-cell table:formula="of:=DEGREES(ATAN(ABS([.F481]-[.C481])/ABS([.E481]-[.B481])))" office:value-type="float" office:value="5.11990344737035" calcext:value-type="float">
            <text:p>5.11990344737035</text:p>
          </table:table-cell>
          <table:table-cell table:formula="of:=SQRT(POWER([.H481];2)+POWER([.I481];2)+POWER([.J481];2))" office:value-type="float" office:value="738.425443202818" calcext:value-type="float">
            <text:p>738.425443202818</text:p>
          </table:table-cell>
        </table:table-row>
        <table:table-row table:style-name="ro1">
          <table:table-cell office:value-type="float" office:value="75.3616" calcext:value-type="float">
            <text:p>75.3616</text:p>
          </table:table-cell>
          <table:table-cell office:value-type="float" office:value="277.601" calcext:value-type="float">
            <text:p>277.601</text:p>
          </table:table-cell>
          <table:table-cell office:value-type="float" office:value="38.0863" calcext:value-type="float">
            <text:p>38.0863</text:p>
          </table:table-cell>
          <table:table-cell office:value-type="float" office:value="75.2698" calcext:value-type="float">
            <text:p>75.2698</text:p>
          </table:table-cell>
          <table:table-cell office:value-type="float" office:value="266.587" calcext:value-type="float">
            <text:p>266.587</text:p>
          </table:table-cell>
          <table:table-cell office:value-type="float" office:value="36.7688" calcext:value-type="float">
            <text:p>36.7688</text:p>
          </table:table-cell>
          <table:table-cell/>
          <table:table-cell table:formula="of:=([.D482]-[.A482])/0.0166667" office:value-type="float" office:value="-5.50798898402156" calcext:value-type="float">
            <text:p>-5.50798898402156</text:p>
          </table:table-cell>
          <table:table-cell table:formula="of:=ABS([.E482]-[.B482])/0.0166667" office:value-type="float" office:value="660.838678322644" calcext:value-type="float">
            <text:p>660.838678322644</text:p>
          </table:table-cell>
          <table:table-cell table:formula="of:=([.F482]-[.C482])/0.0166667" office:value-type="float" office:value="-79.0498419003164" calcext:value-type="float">
            <text:p>-79.0498419003164</text:p>
          </table:table-cell>
          <table:table-cell table:formula="of:=DEGREES(ATAN(ABS([.F482]-[.C482])/ABS([.E482]-[.B482])))" office:value-type="float" office:value="6.82133640909631" calcext:value-type="float">
            <text:p>6.82133640909631</text:p>
          </table:table-cell>
          <table:table-cell table:formula="of:=SQRT(POWER([.H482];2)+POWER([.I482];2)+POWER([.J482];2))" office:value-type="float" office:value="665.57266636659" calcext:value-type="float">
            <text:p>665.57266636659</text:p>
          </table:table-cell>
        </table:table-row>
        <table:table-row table:style-name="ro1">
          <table:table-cell office:value-type="float" office:value="74.5964" calcext:value-type="float">
            <text:p>74.5964</text:p>
          </table:table-cell>
          <table:table-cell office:value-type="float" office:value="276.143" calcext:value-type="float">
            <text:p>276.143</text:p>
          </table:table-cell>
          <table:table-cell office:value-type="float" office:value="38.5929" calcext:value-type="float">
            <text:p>38.5929</text:p>
          </table:table-cell>
          <table:table-cell office:value-type="float" office:value="74.0294" calcext:value-type="float">
            <text:p>74.0294</text:p>
          </table:table-cell>
          <table:table-cell office:value-type="float" office:value="265.073" calcext:value-type="float">
            <text:p>265.073</text:p>
          </table:table-cell>
          <table:table-cell office:value-type="float" office:value="37.5413" calcext:value-type="float">
            <text:p>37.5413</text:p>
          </table:table-cell>
          <table:table-cell/>
          <table:table-cell table:formula="of:=([.D483]-[.A483])/0.0166667" office:value-type="float" office:value="-34.0199319601365" calcext:value-type="float">
            <text:p>-34.0199319601365</text:p>
          </table:table-cell>
          <table:table-cell table:formula="of:=ABS([.E483]-[.B483])/0.0166667" office:value-type="float" office:value="664.198671602656" calcext:value-type="float">
            <text:p>664.198671602656</text:p>
          </table:table-cell>
          <table:table-cell table:formula="of:=([.F483]-[.C483])/0.0166667" office:value-type="float" office:value="-63.0958738082524" calcext:value-type="float">
            <text:p>-63.0958738082524</text:p>
          </table:table-cell>
          <table:table-cell table:formula="of:=DEGREES(ATAN(ABS([.F483]-[.C483])/ABS([.E483]-[.B483])))" office:value-type="float" office:value="5.4265560246149" calcext:value-type="float">
            <text:p>5.4265560246149</text:p>
          </table:table-cell>
          <table:table-cell table:formula="of:=SQRT(POWER([.H483];2)+POWER([.I483];2)+POWER([.J483];2))" office:value-type="float" office:value="668.055626741466" calcext:value-type="float">
            <text:p>668.055626741466</text:p>
          </table:table-cell>
        </table:table-row>
        <table:table-row table:style-name="ro1">
          <table:table-cell office:value-type="float" office:value="73.5657" calcext:value-type="float">
            <text:p>73.5657</text:p>
          </table:table-cell>
          <table:table-cell office:value-type="float" office:value="271.064" calcext:value-type="float">
            <text:p>271.064</text:p>
          </table:table-cell>
          <table:table-cell office:value-type="float" office:value="38.2266" calcext:value-type="float">
            <text:p>38.2266</text:p>
          </table:table-cell>
          <table:table-cell office:value-type="float" office:value="73.4998" calcext:value-type="float">
            <text:p>73.4998</text:p>
          </table:table-cell>
          <table:table-cell office:value-type="float" office:value="255.296" calcext:value-type="float">
            <text:p>255.296</text:p>
          </table:table-cell>
          <table:table-cell office:value-type="float" office:value="38.3143" calcext:value-type="float">
            <text:p>38.3143</text:p>
          </table:table-cell>
          <table:table-cell/>
          <table:table-cell table:formula="of:=([.D484]-[.A484])/0.0166667" office:value-type="float" office:value="-3.95399209201662" calcext:value-type="float">
            <text:p>-3.95399209201662</text:p>
          </table:table-cell>
          <table:table-cell table:formula="of:=ABS([.E484]-[.B484])/0.0166667" office:value-type="float" office:value="946.078107843786" calcext:value-type="float">
            <text:p>946.078107843786</text:p>
          </table:table-cell>
          <table:table-cell table:formula="of:=([.F484]-[.C484])/0.0166667" office:value-type="float" office:value="5.26198947602136" calcext:value-type="float">
            <text:p>5.26198947602136</text:p>
          </table:table-cell>
          <table:table-cell table:formula="of:=DEGREES(ATAN(ABS([.F484]-[.C484])/ABS([.E484]-[.B484])))" office:value-type="float" office:value="0.31866996767386" calcext:value-type="float">
            <text:p>0.31866996767386</text:p>
          </table:table-cell>
          <table:table-cell table:formula="of:=SQRT(POWER([.H484];2)+POWER([.I484];2)+POWER([.J484];2))" office:value-type="float" office:value="946.101003449414" calcext:value-type="float">
            <text:p>946.101003449414</text:p>
          </table:table-cell>
        </table:table-row>
        <table:table-row table:style-name="ro1">
          <table:table-cell office:value-type="float" office:value="75.54" calcext:value-type="float">
            <text:p>75.54</text:p>
          </table:table-cell>
          <table:table-cell office:value-type="float" office:value="268.861" calcext:value-type="float">
            <text:p>268.861</text:p>
          </table:table-cell>
          <table:table-cell office:value-type="float" office:value="37.8475" calcext:value-type="float">
            <text:p>37.8475</text:p>
          </table:table-cell>
          <table:table-cell office:value-type="float" office:value="75.6888" calcext:value-type="float">
            <text:p>75.6888</text:p>
          </table:table-cell>
          <table:table-cell office:value-type="float" office:value="258.233" calcext:value-type="float">
            <text:p>258.233</text:p>
          </table:table-cell>
          <table:table-cell office:value-type="float" office:value="36.5554" calcext:value-type="float">
            <text:p>36.5554</text:p>
          </table:table-cell>
          <table:table-cell/>
          <table:table-cell table:formula="of:=([.D485]-[.A485])/0.0166667" office:value-type="float" office:value="8.92798214403537" calcext:value-type="float">
            <text:p>8.92798214403537</text:p>
          </table:table-cell>
          <table:table-cell table:formula="of:=ABS([.E485]-[.B485])/0.0166667" office:value-type="float" office:value="637.67872464255" calcext:value-type="float">
            <text:p>637.67872464255</text:p>
          </table:table-cell>
          <table:table-cell table:formula="of:=([.F485]-[.C485])/0.0166667" office:value-type="float" office:value="-77.52584494831" calcext:value-type="float">
            <text:p>-77.52584494831</text:p>
          </table:table-cell>
          <table:table-cell table:formula="of:=DEGREES(ATAN(ABS([.F485]-[.C485])/ABS([.E485]-[.B485])))" office:value-type="float" office:value="6.93172138195626" calcext:value-type="float">
            <text:p>6.93172138195626</text:p>
          </table:table-cell>
          <table:table-cell table:formula="of:=SQRT(POWER([.H485];2)+POWER([.I485];2)+POWER([.J485];2))" office:value-type="float" office:value="642.43608348369" calcext:value-type="float">
            <text:p>642.43608348369</text:p>
          </table:table-cell>
        </table:table-row>
        <table:table-row table:style-name="ro1">
          <table:table-cell office:value-type="float" office:value="74.8492" calcext:value-type="float">
            <text:p>74.8492</text:p>
          </table:table-cell>
          <table:table-cell office:value-type="float" office:value="276.122" calcext:value-type="float">
            <text:p>276.122</text:p>
          </table:table-cell>
          <table:table-cell office:value-type="float" office:value="38.8447" calcext:value-type="float">
            <text:p>38.8447</text:p>
          </table:table-cell>
          <table:table-cell office:value-type="float" office:value="74.7695" calcext:value-type="float">
            <text:p>74.7695</text:p>
          </table:table-cell>
          <table:table-cell office:value-type="float" office:value="265.113" calcext:value-type="float">
            <text:p>265.113</text:p>
          </table:table-cell>
          <table:table-cell office:value-type="float" office:value="37.773" calcext:value-type="float">
            <text:p>37.773</text:p>
          </table:table-cell>
          <table:table-cell/>
          <table:table-cell table:formula="of:=([.D486]-[.A486])/0.0166667" office:value-type="float" office:value="-4.78199043601928" calcext:value-type="float">
            <text:p>-4.78199043601928</text:p>
          </table:table-cell>
          <table:table-cell table:formula="of:=ABS([.E486]-[.B486])/0.0166667" office:value-type="float" office:value="660.538678922643" calcext:value-type="float">
            <text:p>660.538678922643</text:p>
          </table:table-cell>
          <table:table-cell table:formula="of:=([.F486]-[.C486])/0.0166667" office:value-type="float" office:value="-64.3018713962572" calcext:value-type="float">
            <text:p>-64.3018713962572</text:p>
          </table:table-cell>
          <table:table-cell table:formula="of:=DEGREES(ATAN(ABS([.F486]-[.C486])/ABS([.E486]-[.B486])))" office:value-type="float" office:value="5.56008869993184" calcext:value-type="float">
            <text:p>5.56008869993184</text:p>
          </table:table-cell>
          <table:table-cell table:formula="of:=SQRT(POWER([.H486];2)+POWER([.I486];2)+POWER([.J486];2))" office:value-type="float" office:value="663.678344117436" calcext:value-type="float">
            <text:p>663.678344117436</text:p>
          </table:table-cell>
        </table:table-row>
        <table:table-row table:style-name="ro1">
          <table:table-cell office:value-type="float" office:value="75.0992" calcext:value-type="float">
            <text:p>75.0992</text:p>
          </table:table-cell>
          <table:table-cell office:value-type="float" office:value="276.3" calcext:value-type="float">
            <text:p>276.3</text:p>
          </table:table-cell>
          <table:table-cell office:value-type="float" office:value="38.0599" calcext:value-type="float">
            <text:p>38.0599</text:p>
          </table:table-cell>
          <table:table-cell office:value-type="float" office:value="75.2419" calcext:value-type="float">
            <text:p>75.2419</text:p>
          </table:table-cell>
          <table:table-cell office:value-type="float" office:value="262.847" calcext:value-type="float">
            <text:p>262.847</text:p>
          </table:table-cell>
          <table:table-cell office:value-type="float" office:value="37.1901" calcext:value-type="float">
            <text:p>37.1901</text:p>
          </table:table-cell>
          <table:table-cell/>
          <table:table-cell table:formula="of:=([.D487]-[.A487])/0.0166667" office:value-type="float" office:value="8.56198287603455" calcext:value-type="float">
            <text:p>8.56198287603455</text:p>
          </table:table-cell>
          <table:table-cell table:formula="of:=ABS([.E487]-[.B487])/0.0166667" office:value-type="float" office:value="807.178385643231" calcext:value-type="float">
            <text:p>807.178385643231</text:p>
          </table:table-cell>
          <table:table-cell table:formula="of:=([.F487]-[.C487])/0.0166667" office:value-type="float" office:value="-52.1878956242086" calcext:value-type="float">
            <text:p>-52.1878956242086</text:p>
          </table:table-cell>
          <table:table-cell table:formula="of:=DEGREES(ATAN(ABS([.F487]-[.C487])/ABS([.E487]-[.B487])))" office:value-type="float" office:value="3.69929389865876" calcext:value-type="float">
            <text:p>3.69929389865876</text:p>
          </table:table-cell>
          <table:table-cell table:formula="of:=SQRT(POWER([.H487];2)+POWER([.I487];2)+POWER([.J487];2))" office:value-type="float" office:value="808.909037067868" calcext:value-type="float">
            <text:p>808.909037067868</text:p>
          </table:table-cell>
        </table:table-row>
        <table:table-row table:style-name="ro1">
          <table:table-cell office:value-type="float" office:value="74.5413" calcext:value-type="float">
            <text:p>74.5413</text:p>
          </table:table-cell>
          <table:table-cell office:value-type="float" office:value="267.383" calcext:value-type="float">
            <text:p>267.383</text:p>
          </table:table-cell>
          <table:table-cell office:value-type="float" office:value="38.6079" calcext:value-type="float">
            <text:p>38.6079</text:p>
          </table:table-cell>
          <table:table-cell office:value-type="float" office:value="74.2205" calcext:value-type="float">
            <text:p>74.2205</text:p>
          </table:table-cell>
          <table:table-cell office:value-type="float" office:value="255.524" calcext:value-type="float">
            <text:p>255.524</text:p>
          </table:table-cell>
          <table:table-cell office:value-type="float" office:value="37.5441" calcext:value-type="float">
            <text:p>37.5441</text:p>
          </table:table-cell>
          <table:table-cell/>
          <table:table-cell table:formula="of:=([.D488]-[.A488])/0.0166667" office:value-type="float" office:value="-19.2479615040773" calcext:value-type="float">
            <text:p>-19.2479615040773</text:p>
          </table:table-cell>
          <table:table-cell table:formula="of:=ABS([.E488]-[.B488])/0.0166667" office:value-type="float" office:value="711.538576922845" calcext:value-type="float">
            <text:p>711.538576922845</text:p>
          </table:table-cell>
          <table:table-cell table:formula="of:=([.F488]-[.C488])/0.0166667" office:value-type="float" office:value="-63.8278723442553" calcext:value-type="float">
            <text:p>-63.8278723442553</text:p>
          </table:table-cell>
          <table:table-cell table:formula="of:=DEGREES(ATAN(ABS([.F488]-[.C488])/ABS([.E488]-[.B488])))" office:value-type="float" office:value="5.12594209694682" calcext:value-type="float">
            <text:p>5.12594209694682</text:p>
          </table:table-cell>
          <table:table-cell table:formula="of:=SQRT(POWER([.H488];2)+POWER([.I488];2)+POWER([.J488];2))" office:value-type="float" office:value="714.654901165202" calcext:value-type="float">
            <text:p>714.654901165202</text:p>
          </table:table-cell>
        </table:table-row>
        <table:table-row table:style-name="ro1">
          <table:table-cell office:value-type="float" office:value="75.0186" calcext:value-type="float">
            <text:p>75.0186</text:p>
          </table:table-cell>
          <table:table-cell office:value-type="float" office:value="264.956" calcext:value-type="float">
            <text:p>264.956</text:p>
          </table:table-cell>
          <table:table-cell office:value-type="float" office:value="38.7796" calcext:value-type="float">
            <text:p>38.7796</text:p>
          </table:table-cell>
          <table:table-cell office:value-type="float" office:value="75.1512" calcext:value-type="float">
            <text:p>75.1512</text:p>
          </table:table-cell>
          <table:table-cell office:value-type="float" office:value="250.892" calcext:value-type="float">
            <text:p>250.892</text:p>
          </table:table-cell>
          <table:table-cell office:value-type="float" office:value="38.1347" calcext:value-type="float">
            <text:p>38.1347</text:p>
          </table:table-cell>
          <table:table-cell/>
          <table:table-cell table:formula="of:=([.D489]-[.A489])/0.0166667" office:value-type="float" office:value="7.95598408803161" calcext:value-type="float">
            <text:p>7.95598408803161</text:p>
          </table:table-cell>
          <table:table-cell table:formula="of:=ABS([.E489]-[.B489])/0.0166667" office:value-type="float" office:value="843.838312323377" calcext:value-type="float">
            <text:p>843.838312323377</text:p>
          </table:table-cell>
          <table:table-cell table:formula="of:=([.F489]-[.C489])/0.0166667" office:value-type="float" office:value="-38.6939226121548" calcext:value-type="float">
            <text:p>-38.6939226121548</text:p>
          </table:table-cell>
          <table:table-cell table:formula="of:=DEGREES(ATAN(ABS([.F489]-[.C489])/ABS([.E489]-[.B489])))" office:value-type="float" office:value="2.62543964414528" calcext:value-type="float">
            <text:p>2.62543964414528</text:p>
          </table:table-cell>
          <table:table-cell table:formula="of:=SQRT(POWER([.H489];2)+POWER([.I489];2)+POWER([.J489];2))" office:value-type="float" office:value="844.762460502767" calcext:value-type="float">
            <text:p>844.762460502767</text:p>
          </table:table-cell>
        </table:table-row>
        <table:table-row table:style-name="ro1">
          <table:table-cell office:value-type="float" office:value="75.5292" calcext:value-type="float">
            <text:p>75.5292</text:p>
          </table:table-cell>
          <table:table-cell office:value-type="float" office:value="267.692" calcext:value-type="float">
            <text:p>267.692</text:p>
          </table:table-cell>
          <table:table-cell office:value-type="float" office:value="37.5582" calcext:value-type="float">
            <text:p>37.5582</text:p>
          </table:table-cell>
          <table:table-cell office:value-type="float" office:value="75.667" calcext:value-type="float">
            <text:p>75.667</text:p>
          </table:table-cell>
          <table:table-cell office:value-type="float" office:value="255.922" calcext:value-type="float">
            <text:p>255.922</text:p>
          </table:table-cell>
          <table:table-cell office:value-type="float" office:value="36.2514" calcext:value-type="float">
            <text:p>36.2514</text:p>
          </table:table-cell>
          <table:table-cell/>
          <table:table-cell table:formula="of:=([.D490]-[.A490])/0.0166667" office:value-type="float" office:value="8.26798346403299" calcext:value-type="float">
            <text:p>8.26798346403299</text:p>
          </table:table-cell>
          <table:table-cell table:formula="of:=ABS([.E490]-[.B490])/0.0166667" office:value-type="float" office:value="706.198587602825" calcext:value-type="float">
            <text:p>706.198587602825</text:p>
          </table:table-cell>
          <table:table-cell table:formula="of:=([.F490]-[.C490])/0.0166667" office:value-type="float" office:value="-78.4078431843138" calcext:value-type="float">
            <text:p>-78.4078431843138</text:p>
          </table:table-cell>
          <table:table-cell table:formula="of:=DEGREES(ATAN(ABS([.F490]-[.C490])/ABS([.E490]-[.B490])))" office:value-type="float" office:value="6.33548997507581" calcext:value-type="float">
            <text:p>6.33548997507581</text:p>
          </table:table-cell>
          <table:table-cell table:formula="of:=SQRT(POWER([.H490];2)+POWER([.I490];2)+POWER([.J490];2))" office:value-type="float" office:value="710.58609228974" calcext:value-type="float">
            <text:p>710.58609228974</text:p>
          </table:table-cell>
        </table:table-row>
        <table:table-row table:style-name="ro1">
          <table:table-cell office:value-type="float" office:value="74.8043" calcext:value-type="float">
            <text:p>74.8043</text:p>
          </table:table-cell>
          <table:table-cell office:value-type="float" office:value="269.969" calcext:value-type="float">
            <text:p>269.969</text:p>
          </table:table-cell>
          <table:table-cell office:value-type="float" office:value="38.1567" calcext:value-type="float">
            <text:p>38.1567</text:p>
          </table:table-cell>
          <table:table-cell office:value-type="float" office:value="74.4812" calcext:value-type="float">
            <text:p>74.4812</text:p>
          </table:table-cell>
          <table:table-cell office:value-type="float" office:value="259.261" calcext:value-type="float">
            <text:p>259.261</text:p>
          </table:table-cell>
          <table:table-cell office:value-type="float" office:value="36.6228" calcext:value-type="float">
            <text:p>36.6228</text:p>
          </table:table-cell>
          <table:table-cell/>
          <table:table-cell table:formula="of:=([.D491]-[.A491])/0.0166667" office:value-type="float" office:value="-19.3859612280773" calcext:value-type="float">
            <text:p>-19.3859612280773</text:p>
          </table:table-cell>
          <table:table-cell table:formula="of:=ABS([.E491]-[.B491])/0.0166667" office:value-type="float" office:value="642.478715042568" calcext:value-type="float">
            <text:p>642.478715042568</text:p>
          </table:table-cell>
          <table:table-cell table:formula="of:=([.F491]-[.C491])/0.0166667" office:value-type="float" office:value="-92.0338159323683" calcext:value-type="float">
            <text:p>-92.0338159323683</text:p>
          </table:table-cell>
          <table:table-cell table:formula="of:=DEGREES(ATAN(ABS([.F491]-[.C491])/ABS([.E491]-[.B491])))" office:value-type="float" office:value="8.15204990876941" calcext:value-type="float">
            <text:p>8.15204990876941</text:p>
          </table:table-cell>
          <table:table-cell table:formula="of:=SQRT(POWER([.H491];2)+POWER([.I491];2)+POWER([.J491];2))" office:value-type="float" office:value="649.326526526184" calcext:value-type="float">
            <text:p>649.326526526184</text:p>
          </table:table-cell>
        </table:table-row>
        <table:table-row table:style-name="ro1">
          <table:table-cell office:value-type="float" office:value="74.788" calcext:value-type="float">
            <text:p>74.788</text:p>
          </table:table-cell>
          <table:table-cell office:value-type="float" office:value="267.464" calcext:value-type="float">
            <text:p>267.464</text:p>
          </table:table-cell>
          <table:table-cell office:value-type="float" office:value="38.3451" calcext:value-type="float">
            <text:p>38.3451</text:p>
          </table:table-cell>
          <table:table-cell office:value-type="float" office:value="74.466" calcext:value-type="float">
            <text:p>74.466</text:p>
          </table:table-cell>
          <table:table-cell office:value-type="float" office:value="256.898" calcext:value-type="float">
            <text:p>256.898</text:p>
          </table:table-cell>
          <table:table-cell office:value-type="float" office:value="36.5677" calcext:value-type="float">
            <text:p>36.5677</text:p>
          </table:table-cell>
          <table:table-cell/>
          <table:table-cell table:formula="of:=([.D492]-[.A492])/0.0166667" office:value-type="float" office:value="-19.3199613600774" calcext:value-type="float">
            <text:p>-19.3199613600774</text:p>
          </table:table-cell>
          <table:table-cell table:formula="of:=ABS([.E492]-[.B492])/0.0166667" office:value-type="float" office:value="633.958732082534" calcext:value-type="float">
            <text:p>633.958732082534</text:p>
          </table:table-cell>
          <table:table-cell table:formula="of:=([.F492]-[.C492])/0.0166667" office:value-type="float" office:value="-106.643786712427" calcext:value-type="float">
            <text:p>-106.643786712427</text:p>
          </table:table-cell>
          <table:table-cell table:formula="of:=DEGREES(ATAN(ABS([.F492]-[.C492])/ABS([.E492]-[.B492])))" office:value-type="float" office:value="9.54882836575453" calcext:value-type="float">
            <text:p>9.54882836575453</text:p>
          </table:table-cell>
          <table:table-cell table:formula="of:=SQRT(POWER([.H492];2)+POWER([.I492];2)+POWER([.J492];2))" office:value-type="float" office:value="643.156149107676" calcext:value-type="float">
            <text:p>643.156149107676</text:p>
          </table:table-cell>
        </table:table-row>
        <table:table-row table:style-name="ro1">
          <table:table-cell office:value-type="float" office:value="75.5506" calcext:value-type="float">
            <text:p>75.5506</text:p>
          </table:table-cell>
          <table:table-cell office:value-type="float" office:value="270.104" calcext:value-type="float">
            <text:p>270.104</text:p>
          </table:table-cell>
          <table:table-cell office:value-type="float" office:value="37.8784" calcext:value-type="float">
            <text:p>37.8784</text:p>
          </table:table-cell>
          <table:table-cell office:value-type="float" office:value="75.6892" calcext:value-type="float">
            <text:p>75.6892</text:p>
          </table:table-cell>
          <table:table-cell office:value-type="float" office:value="258.184" calcext:value-type="float">
            <text:p>258.184</text:p>
          </table:table-cell>
          <table:table-cell office:value-type="float" office:value="36.8069" calcext:value-type="float">
            <text:p>36.8069</text:p>
          </table:table-cell>
          <table:table-cell/>
          <table:table-cell table:formula="of:=([.D493]-[.A493])/0.0166667" office:value-type="float" office:value="8.31598336803307" calcext:value-type="float">
            <text:p>8.31598336803307</text:p>
          </table:table-cell>
          <table:table-cell table:formula="of:=ABS([.E493]-[.B493])/0.0166667" office:value-type="float" office:value="715.198569602858" calcext:value-type="float">
            <text:p>715.198569602858</text:p>
          </table:table-cell>
          <table:table-cell table:formula="of:=([.F493]-[.C493])/0.0166667" office:value-type="float" office:value="-64.2898714202572" calcext:value-type="float">
            <text:p>-64.2898714202572</text:p>
          </table:table-cell>
          <table:table-cell table:formula="of:=DEGREES(ATAN(ABS([.F493]-[.C493])/ABS([.E493]-[.B493])))" office:value-type="float" office:value="5.13656600456321" calcext:value-type="float">
            <text:p>5.13656600456321</text:p>
          </table:table-cell>
          <table:table-cell table:formula="of:=SQRT(POWER([.H493];2)+POWER([.I493];2)+POWER([.J493];2))" office:value-type="float" office:value="718.130445746861" calcext:value-type="float">
            <text:p>718.130445746861</text:p>
          </table:table-cell>
        </table:table-row>
        <table:table-row table:style-name="ro1">
          <table:table-cell office:value-type="float" office:value="75.8419" calcext:value-type="float">
            <text:p>75.8419</text:p>
          </table:table-cell>
          <table:table-cell office:value-type="float" office:value="275.396" calcext:value-type="float">
            <text:p>275.396</text:p>
          </table:table-cell>
          <table:table-cell office:value-type="float" office:value="36.4524" calcext:value-type="float">
            <text:p>36.4524</text:p>
          </table:table-cell>
          <table:table-cell office:value-type="float" office:value="75.9753" calcext:value-type="float">
            <text:p>75.9753</text:p>
          </table:table-cell>
          <table:table-cell office:value-type="float" office:value="263.235" calcext:value-type="float">
            <text:p>263.235</text:p>
          </table:table-cell>
          <table:table-cell office:value-type="float" office:value="35.3971" calcext:value-type="float">
            <text:p>35.3971</text:p>
          </table:table-cell>
          <table:table-cell/>
          <table:table-cell table:formula="of:=([.D494]-[.A494])/0.0166667" office:value-type="float" office:value="8.00398399203255" calcext:value-type="float">
            <text:p>8.00398399203255</text:p>
          </table:table-cell>
          <table:table-cell table:formula="of:=ABS([.E494]-[.B494])/0.0166667" office:value-type="float" office:value="729.658540682919" calcext:value-type="float">
            <text:p>729.658540682919</text:p>
          </table:table-cell>
          <table:table-cell table:formula="of:=([.F494]-[.C494])/0.0166667" office:value-type="float" office:value="-63.317873364253" calcext:value-type="float">
            <text:p>-63.317873364253</text:p>
          </table:table-cell>
          <table:table-cell table:formula="of:=DEGREES(ATAN(ABS([.F494]-[.C494])/ABS([.E494]-[.B494])))" office:value-type="float" office:value="4.95955485161829" calcext:value-type="float">
            <text:p>4.95955485161829</text:p>
          </table:table-cell>
          <table:table-cell table:formula="of:=SQRT(POWER([.H494];2)+POWER([.I494];2)+POWER([.J494];2))" office:value-type="float" office:value="732.444402558066" calcext:value-type="float">
            <text:p>732.444402558066</text:p>
          </table:table-cell>
        </table:table-row>
        <table:table-row table:style-name="ro1">
          <table:table-cell office:value-type="float" office:value="75.8427" calcext:value-type="float">
            <text:p>75.8427</text:p>
          </table:table-cell>
          <table:table-cell office:value-type="float" office:value="275.296" calcext:value-type="float">
            <text:p>275.296</text:p>
          </table:table-cell>
          <table:table-cell office:value-type="float" office:value="36.9718" calcext:value-type="float">
            <text:p>36.9718</text:p>
          </table:table-cell>
          <table:table-cell office:value-type="float" office:value="75.965" calcext:value-type="float">
            <text:p>75.965</text:p>
          </table:table-cell>
          <table:table-cell office:value-type="float" office:value="261.894" calcext:value-type="float">
            <text:p>261.894</text:p>
          </table:table-cell>
          <table:table-cell office:value-type="float" office:value="36.1316" calcext:value-type="float">
            <text:p>36.1316</text:p>
          </table:table-cell>
          <table:table-cell/>
          <table:table-cell table:formula="of:=([.D495]-[.A495])/0.0166667" office:value-type="float" office:value="7.33798532402994" calcext:value-type="float">
            <text:p>7.33798532402994</text:p>
          </table:table-cell>
          <table:table-cell table:formula="of:=ABS([.E495]-[.B495])/0.0166667" office:value-type="float" office:value="804.118391763216" calcext:value-type="float">
            <text:p>804.118391763216</text:p>
          </table:table-cell>
          <table:table-cell table:formula="of:=([.F495]-[.C495])/0.0166667" office:value-type="float" office:value="-50.4118991762018" calcext:value-type="float">
            <text:p>-50.4118991762018</text:p>
          </table:table-cell>
          <table:table-cell table:formula="of:=DEGREES(ATAN(ABS([.F495]-[.C495])/ABS([.E495]-[.B495])))" office:value-type="float" office:value="3.58729996222655" calcext:value-type="float">
            <text:p>3.58729996222655</text:p>
          </table:table-cell>
          <table:table-cell table:formula="of:=SQRT(POWER([.H495];2)+POWER([.I495];2)+POWER([.J495];2))" office:value-type="float" office:value="805.730472043243" calcext:value-type="float">
            <text:p>805.730472043243</text:p>
          </table:table-cell>
        </table:table-row>
        <table:table-row table:style-name="ro1">
          <table:table-cell office:value-type="float" office:value="75.5712" calcext:value-type="float">
            <text:p>75.5712</text:p>
          </table:table-cell>
          <table:table-cell office:value-type="float" office:value="272.64" calcext:value-type="float">
            <text:p>272.64</text:p>
          </table:table-cell>
          <table:table-cell office:value-type="float" office:value="37.6862" calcext:value-type="float">
            <text:p>37.6862</text:p>
          </table:table-cell>
          <table:table-cell office:value-type="float" office:value="75.4558" calcext:value-type="float">
            <text:p>75.4558</text:p>
          </table:table-cell>
          <table:table-cell office:value-type="float" office:value="259.388" calcext:value-type="float">
            <text:p>259.388</text:p>
          </table:table-cell>
          <table:table-cell office:value-type="float" office:value="36.5907" calcext:value-type="float">
            <text:p>36.5907</text:p>
          </table:table-cell>
          <table:table-cell/>
          <table:table-cell table:formula="of:=([.D496]-[.A496])/0.0166667" office:value-type="float" office:value="-6.92398615202819" calcext:value-type="float">
            <text:p>-6.92398615202819</text:p>
          </table:table-cell>
          <table:table-cell table:formula="of:=ABS([.E496]-[.B496])/0.0166667" office:value-type="float" office:value="795.118409763181" calcext:value-type="float">
            <text:p>795.118409763181</text:p>
          </table:table-cell>
          <table:table-cell table:formula="of:=([.F496]-[.C496])/0.0166667" office:value-type="float" office:value="-65.729868540263" calcext:value-type="float">
            <text:p>-65.729868540263</text:p>
          </table:table-cell>
          <table:table-cell table:formula="of:=DEGREES(ATAN(ABS([.F496]-[.C496])/ABS([.E496]-[.B496])))" office:value-type="float" office:value="4.72571157140175" calcext:value-type="float">
            <text:p>4.72571157140175</text:p>
          </table:table-cell>
          <table:table-cell table:formula="of:=SQRT(POWER([.H496];2)+POWER([.I496];2)+POWER([.J496];2))" office:value-type="float" office:value="797.86066624874" calcext:value-type="float">
            <text:p>797.86066624874</text:p>
          </table:table-cell>
        </table:table-row>
        <table:table-row table:style-name="ro1">
          <table:table-cell office:value-type="float" office:value="75.3237" calcext:value-type="float">
            <text:p>75.3237</text:p>
          </table:table-cell>
          <table:table-cell office:value-type="float" office:value="272.36" calcext:value-type="float">
            <text:p>272.36</text:p>
          </table:table-cell>
          <table:table-cell office:value-type="float" office:value="38.9814" calcext:value-type="float">
            <text:p>38.9814</text:p>
          </table:table-cell>
          <table:table-cell office:value-type="float" office:value="75.4595" calcext:value-type="float">
            <text:p>75.4595</text:p>
          </table:table-cell>
          <table:table-cell office:value-type="float" office:value="259.069" calcext:value-type="float">
            <text:p>259.069</text:p>
          </table:table-cell>
          <table:table-cell office:value-type="float" office:value="38.3478" calcext:value-type="float">
            <text:p>38.3478</text:p>
          </table:table-cell>
          <table:table-cell/>
          <table:table-cell table:formula="of:=([.D497]-[.A497])/0.0166667" office:value-type="float" office:value="8.14798370403279" calcext:value-type="float">
            <text:p>8.14798370403279</text:p>
          </table:table-cell>
          <table:table-cell table:formula="of:=ABS([.E497]-[.B497])/0.0166667" office:value-type="float" office:value="797.45840508319" calcext:value-type="float">
            <text:p>797.45840508319</text:p>
          </table:table-cell>
          <table:table-cell table:formula="of:=([.F497]-[.C497])/0.0166667" office:value-type="float" office:value="-38.0159239681521" calcext:value-type="float">
            <text:p>-38.0159239681521</text:p>
          </table:table-cell>
          <table:table-cell table:formula="of:=DEGREES(ATAN(ABS([.F497]-[.C497])/ABS([.E497]-[.B497])))" office:value-type="float" office:value="2.7293012871242" calcext:value-type="float">
            <text:p>2.7293012871242</text:p>
          </table:table-cell>
          <table:table-cell table:formula="of:=SQRT(POWER([.H497];2)+POWER([.I497];2)+POWER([.J497];2))" office:value-type="float" office:value="798.405603657325" calcext:value-type="float">
            <text:p>798.405603657325</text:p>
          </table:table-cell>
        </table:table-row>
        <table:table-row table:style-name="ro1">
          <table:table-cell office:value-type="float" office:value="74.0664" calcext:value-type="float">
            <text:p>74.0664</text:p>
          </table:table-cell>
          <table:table-cell office:value-type="float" office:value="271.021" calcext:value-type="float">
            <text:p>271.021</text:p>
          </table:table-cell>
          <table:table-cell office:value-type="float" office:value="38.7258" calcext:value-type="float">
            <text:p>38.7258</text:p>
          </table:table-cell>
          <table:table-cell office:value-type="float" office:value="73.5152" calcext:value-type="float">
            <text:p>73.5152</text:p>
          </table:table-cell>
          <table:table-cell office:value-type="float" office:value="258.83" calcext:value-type="float">
            <text:p>258.83</text:p>
          </table:table-cell>
          <table:table-cell office:value-type="float" office:value="38.4083" calcext:value-type="float">
            <text:p>38.4083</text:p>
          </table:table-cell>
          <table:table-cell/>
          <table:table-cell table:formula="of:=([.D498]-[.A498])/0.0166667" office:value-type="float" office:value="-33.0719338561328" calcext:value-type="float">
            <text:p>-33.0719338561328</text:p>
          </table:table-cell>
          <table:table-cell table:formula="of:=ABS([.E498]-[.B498])/0.0166667" office:value-type="float" office:value="731.458537082928" calcext:value-type="float">
            <text:p>731.458537082928</text:p>
          </table:table-cell>
          <table:table-cell table:formula="of:=([.F498]-[.C498])/0.0166667" office:value-type="float" office:value="-19.0499619000764" calcext:value-type="float">
            <text:p>-19.0499619000764</text:p>
          </table:table-cell>
          <table:table-cell table:formula="of:=DEGREES(ATAN(ABS([.F498]-[.C498])/ABS([.E498]-[.B498])))" office:value-type="float" office:value="1.49186274415088" calcext:value-type="float">
            <text:p>1.49186274415088</text:p>
          </table:table-cell>
          <table:table-cell table:formula="of:=SQRT(POWER([.H498];2)+POWER([.I498];2)+POWER([.J498];2))" office:value-type="float" office:value="732.453578958336" calcext:value-type="float">
            <text:p>732.453578958336</text:p>
          </table:table-cell>
        </table:table-row>
        <table:table-row table:style-name="ro1">
          <table:table-cell office:value-type="float" office:value="75.3621" calcext:value-type="float">
            <text:p>75.3621</text:p>
          </table:table-cell>
          <table:table-cell office:value-type="float" office:value="277.548" calcext:value-type="float">
            <text:p>277.548</text:p>
          </table:table-cell>
          <table:table-cell office:value-type="float" office:value="38.3468" calcext:value-type="float">
            <text:p>38.3468</text:p>
          </table:table-cell>
          <table:table-cell office:value-type="float" office:value="75.5084" calcext:value-type="float">
            <text:p>75.5084</text:p>
          </table:table-cell>
          <table:table-cell office:value-type="float" office:value="265.249" calcext:value-type="float">
            <text:p>265.249</text:p>
          </table:table-cell>
          <table:table-cell office:value-type="float" office:value="37.4965" calcext:value-type="float">
            <text:p>37.4965</text:p>
          </table:table-cell>
          <table:table-cell/>
          <table:table-cell table:formula="of:=([.D499]-[.A499])/0.0166667" office:value-type="float" office:value="8.7779824440349" calcext:value-type="float">
            <text:p>8.7779824440349</text:p>
          </table:table-cell>
          <table:table-cell table:formula="of:=ABS([.E499]-[.B499])/0.0166667" office:value-type="float" office:value="737.93852412295" calcext:value-type="float">
            <text:p>737.93852412295</text:p>
          </table:table-cell>
          <table:table-cell table:formula="of:=([.F499]-[.C499])/0.0166667" office:value-type="float" office:value="-51.0178979642043" calcext:value-type="float">
            <text:p>-51.0178979642043</text:p>
          </table:table-cell>
          <table:table-cell table:formula="of:=DEGREES(ATAN(ABS([.F499]-[.C499])/ABS([.E499]-[.B499])))" office:value-type="float" office:value="3.95489083114107" calcext:value-type="float">
            <text:p>3.95489083114107</text:p>
          </table:table-cell>
          <table:table-cell table:formula="of:=SQRT(POWER([.H499];2)+POWER([.I499];2)+POWER([.J499];2))" office:value-type="float" office:value="739.752082979989" calcext:value-type="float">
            <text:p>739.752082979989</text:p>
          </table:table-cell>
        </table:table-row>
        <table:table-row table:style-name="ro1">
          <table:table-cell office:value-type="float" office:value="75.044" calcext:value-type="float">
            <text:p>75.044</text:p>
          </table:table-cell>
          <table:table-cell office:value-type="float" office:value="268.763" calcext:value-type="float">
            <text:p>268.763</text:p>
          </table:table-cell>
          <table:table-cell office:value-type="float" office:value="38.1166" calcext:value-type="float">
            <text:p>38.1166</text:p>
          </table:table-cell>
          <table:table-cell office:value-type="float" office:value="74.7091" calcext:value-type="float">
            <text:p>74.7091</text:p>
          </table:table-cell>
          <table:table-cell office:value-type="float" office:value="256.889" calcext:value-type="float">
            <text:p>256.889</text:p>
          </table:table-cell>
          <table:table-cell office:value-type="float" office:value="36.8091" calcext:value-type="float">
            <text:p>36.8091</text:p>
          </table:table-cell>
          <table:table-cell/>
          <table:table-cell table:formula="of:=([.D500]-[.A500])/0.0166667" office:value-type="float" office:value="-20.0939598120798" calcext:value-type="float">
            <text:p>-20.0939598120798</text:p>
          </table:table-cell>
          <table:table-cell table:formula="of:=ABS([.E500]-[.B500])/0.0166667" office:value-type="float" office:value="712.438575122848" calcext:value-type="float">
            <text:p>712.438575122848</text:p>
          </table:table-cell>
          <table:table-cell table:formula="of:=([.F500]-[.C500])/0.0166667" office:value-type="float" office:value="-78.4498431003136" calcext:value-type="float">
            <text:p>-78.4498431003136</text:p>
          </table:table-cell>
          <table:table-cell table:formula="of:=DEGREES(ATAN(ABS([.F500]-[.C500])/ABS([.E500]-[.B500])))" office:value-type="float" office:value="6.28378237996917" calcext:value-type="float">
            <text:p>6.28378237996917</text:p>
          </table:table-cell>
          <table:table-cell table:formula="of:=SQRT(POWER([.H500];2)+POWER([.I500];2)+POWER([.J500];2))" office:value-type="float" office:value="717.026407063552" calcext:value-type="float">
            <text:p>717.026407063552</text:p>
          </table:table-cell>
        </table:table-row>
        <table:table-row table:style-name="ro1">
          <table:table-cell office:value-type="float" office:value="75.2819" calcext:value-type="float">
            <text:p>75.2819</text:p>
          </table:table-cell>
          <table:table-cell office:value-type="float" office:value="267.612" calcext:value-type="float">
            <text:p>267.612</text:p>
          </table:table-cell>
          <table:table-cell office:value-type="float" office:value="37.8215" calcext:value-type="float">
            <text:p>37.8215</text:p>
          </table:table-cell>
          <table:table-cell office:value-type="float" office:value="75.3982" calcext:value-type="float">
            <text:p>75.3982</text:p>
          </table:table-cell>
          <table:table-cell office:value-type="float" office:value="252.196" calcext:value-type="float">
            <text:p>252.196</text:p>
          </table:table-cell>
          <table:table-cell office:value-type="float" office:value="37.4173" calcext:value-type="float">
            <text:p>37.4173</text:p>
          </table:table-cell>
          <table:table-cell/>
          <table:table-cell table:formula="of:=([.D501]-[.A501])/0.0166667" office:value-type="float" office:value="6.97798604402849" calcext:value-type="float">
            <text:p>6.97798604402849</text:p>
          </table:table-cell>
          <table:table-cell table:formula="of:=ABS([.E501]-[.B501])/0.0166667" office:value-type="float" office:value="924.958150083701" calcext:value-type="float">
            <text:p>924.958150083701</text:p>
          </table:table-cell>
          <table:table-cell table:formula="of:=([.F501]-[.C501])/0.0166667" office:value-type="float" office:value="-24.2519514960972" calcext:value-type="float">
            <text:p>-24.2519514960972</text:p>
          </table:table-cell>
          <table:table-cell table:formula="of:=DEGREES(ATAN(ABS([.F501]-[.C501])/ABS([.E501]-[.B501])))" office:value-type="float" office:value="1.50192328060655" calcext:value-type="float">
            <text:p>1.50192328060655</text:p>
          </table:table-cell>
          <table:table-cell table:formula="of:=SQRT(POWER([.H501];2)+POWER([.I501];2)+POWER([.J501];2))" office:value-type="float" office:value="925.30234455926" calcext:value-type="float">
            <text:p>925.30234455926</text:p>
          </table:table-cell>
        </table:table-row>
        <table:table-row table:style-name="ro1">
          <table:table-cell office:value-type="float" office:value="74.2894" calcext:value-type="float">
            <text:p>74.2894</text:p>
          </table:table-cell>
          <table:table-cell office:value-type="float" office:value="267.597" calcext:value-type="float">
            <text:p>267.597</text:p>
          </table:table-cell>
          <table:table-cell office:value-type="float" office:value="37.3395" calcext:value-type="float">
            <text:p>37.3395</text:p>
          </table:table-cell>
          <table:table-cell office:value-type="float" office:value="74.197" calcext:value-type="float">
            <text:p>74.197</text:p>
          </table:table-cell>
          <table:table-cell office:value-type="float" office:value="252.163" calcext:value-type="float">
            <text:p>252.163</text:p>
          </table:table-cell>
          <table:table-cell office:value-type="float" office:value="36.7158" calcext:value-type="float">
            <text:p>36.7158</text:p>
          </table:table-cell>
          <table:table-cell/>
          <table:table-cell table:formula="of:=([.D502]-[.A502])/0.0166667" office:value-type="float" office:value="-5.54398891202205" calcext:value-type="float">
            <text:p>-5.54398891202205</text:p>
          </table:table-cell>
          <table:table-cell table:formula="of:=ABS([.E502]-[.B502])/0.0166667" office:value-type="float" office:value="926.038147923702" calcext:value-type="float">
            <text:p>926.038147923702</text:p>
          </table:table-cell>
          <table:table-cell table:formula="of:=([.F502]-[.C502])/0.0166667" office:value-type="float" office:value="-37.4219251561497" calcext:value-type="float">
            <text:p>-37.4219251561497</text:p>
          </table:table-cell>
          <table:table-cell table:formula="of:=DEGREES(ATAN(ABS([.F502]-[.C502])/ABS([.E502]-[.B502])))" office:value-type="float" office:value="2.31410809837601" calcext:value-type="float">
            <text:p>2.31410809837601</text:p>
          </table:table-cell>
          <table:table-cell table:formula="of:=SQRT(POWER([.H502];2)+POWER([.I502];2)+POWER([.J502];2))" office:value-type="float" office:value="926.810545745683" calcext:value-type="float">
            <text:p>926.810545745683</text:p>
          </table:table-cell>
        </table:table-row>
        <table:table-row table:style-name="ro1">
          <table:table-cell office:value-type="float" office:value="75.3325" calcext:value-type="float">
            <text:p>75.3325</text:p>
          </table:table-cell>
          <table:table-cell office:value-type="float" office:value="273.707" calcext:value-type="float">
            <text:p>273.707</text:p>
          </table:table-cell>
          <table:table-cell office:value-type="float" office:value="38.502" calcext:value-type="float">
            <text:p>38.502</text:p>
          </table:table-cell>
          <table:table-cell office:value-type="float" office:value="75.4776" calcext:value-type="float">
            <text:p>75.4776</text:p>
          </table:table-cell>
          <table:table-cell office:value-type="float" office:value="261.635" calcext:value-type="float">
            <text:p>261.635</text:p>
          </table:table-cell>
          <table:table-cell office:value-type="float" office:value="37.4045" calcext:value-type="float">
            <text:p>37.4045</text:p>
          </table:table-cell>
          <table:table-cell/>
          <table:table-cell table:formula="of:=([.D503]-[.A503])/0.0166667" office:value-type="float" office:value="8.70598258803478" calcext:value-type="float">
            <text:p>8.70598258803478</text:p>
          </table:table-cell>
          <table:table-cell table:formula="of:=ABS([.E503]-[.B503])/0.0166667" office:value-type="float" office:value="724.318551362897" calcext:value-type="float">
            <text:p>724.318551362897</text:p>
          </table:table-cell>
          <table:table-cell table:formula="of:=([.F503]-[.C503])/0.0166667" office:value-type="float" office:value="-65.8498683002636" calcext:value-type="float">
            <text:p>-65.8498683002636</text:p>
          </table:table-cell>
          <table:table-cell table:formula="of:=DEGREES(ATAN(ABS([.F503]-[.C503])/ABS([.E503]-[.B503])))" office:value-type="float" office:value="5.19464287439955" calcext:value-type="float">
            <text:p>5.19464287439955</text:p>
          </table:table-cell>
          <table:table-cell table:formula="of:=SQRT(POWER([.H503];2)+POWER([.I503];2)+POWER([.J503];2))" office:value-type="float" office:value="727.357795817458" calcext:value-type="float">
            <text:p>727.357795817458</text:p>
          </table:table-cell>
        </table:table-row>
        <table:table-row table:style-name="ro1">
          <table:table-cell office:value-type="float" office:value="75.5084" calcext:value-type="float">
            <text:p>75.5084</text:p>
          </table:table-cell>
          <table:table-cell office:value-type="float" office:value="265.249" calcext:value-type="float">
            <text:p>265.249</text:p>
          </table:table-cell>
          <table:table-cell office:value-type="float" office:value="37.4965" calcext:value-type="float">
            <text:p>37.4965</text:p>
          </table:table-cell>
          <table:table-cell office:value-type="float" office:value="75.396" calcext:value-type="float">
            <text:p>75.396</text:p>
          </table:table-cell>
          <table:table-cell office:value-type="float" office:value="252.364" calcext:value-type="float">
            <text:p>252.364</text:p>
          </table:table-cell>
          <table:table-cell office:value-type="float" office:value="36.4278" calcext:value-type="float">
            <text:p>36.4278</text:p>
          </table:table-cell>
          <table:table-cell/>
          <table:table-cell table:formula="of:=([.D504]-[.A504])/0.0166667" office:value-type="float" office:value="-6.74398651202661" calcext:value-type="float">
            <text:p>-6.74398651202661</text:p>
          </table:table-cell>
          <table:table-cell table:formula="of:=ABS([.E504]-[.B504])/0.0166667" office:value-type="float" office:value="773.098453803094" calcext:value-type="float">
            <text:p>773.098453803094</text:p>
          </table:table-cell>
          <table:table-cell table:formula="of:=([.F504]-[.C504])/0.0166667" office:value-type="float" office:value="-64.1218717562565" calcext:value-type="float">
            <text:p>-64.1218717562565</text:p>
          </table:table-cell>
          <table:table-cell table:formula="of:=DEGREES(ATAN(ABS([.F504]-[.C504])/ABS([.E504]-[.B504])))" office:value-type="float" office:value="4.74133998184722" calcext:value-type="float">
            <text:p>4.74133998184722</text:p>
          </table:table-cell>
          <table:table-cell table:formula="of:=SQRT(POWER([.H504];2)+POWER([.I504];2)+POWER([.J504];2))" office:value-type="float" office:value="775.782388988262" calcext:value-type="float">
            <text:p>775.782388988262</text:p>
          </table:table-cell>
        </table:table-row>
        <table:table-row table:style-name="ro1">
          <table:table-cell office:value-type="float" office:value="74.8478" calcext:value-type="float">
            <text:p>74.8478</text:p>
          </table:table-cell>
          <table:table-cell office:value-type="float" office:value="276.232" calcext:value-type="float">
            <text:p>276.232</text:p>
          </table:table-cell>
          <table:table-cell office:value-type="float" office:value="38.3247" calcext:value-type="float">
            <text:p>38.3247</text:p>
          </table:table-cell>
          <table:table-cell office:value-type="float" office:value="74.7528" calcext:value-type="float">
            <text:p>74.7528</text:p>
          </table:table-cell>
          <table:table-cell office:value-type="float" office:value="262.702" calcext:value-type="float">
            <text:p>262.702</text:p>
          </table:table-cell>
          <table:table-cell office:value-type="float" office:value="37.7097" calcext:value-type="float">
            <text:p>37.7097</text:p>
          </table:table-cell>
          <table:table-cell/>
          <table:table-cell table:formula="of:=([.D505]-[.A505])/0.0166667" office:value-type="float" office:value="-5.69998860002359" calcext:value-type="float">
            <text:p>-5.69998860002359</text:p>
          </table:table-cell>
          <table:table-cell table:formula="of:=ABS([.E505]-[.B505])/0.0166667" office:value-type="float" office:value="811.798376403249" calcext:value-type="float">
            <text:p>811.798376403249</text:p>
          </table:table-cell>
          <table:table-cell table:formula="of:=([.F505]-[.C505])/0.0166667" office:value-type="float" office:value="-36.8999262001477" calcext:value-type="float">
            <text:p>-36.8999262001477</text:p>
          </table:table-cell>
          <table:table-cell table:formula="of:=DEGREES(ATAN(ABS([.F505]-[.C505])/ABS([.E505]-[.B505])))" office:value-type="float" office:value="2.60256220249981" calcext:value-type="float">
            <text:p>2.60256220249981</text:p>
          </table:table-cell>
          <table:table-cell table:formula="of:=SQRT(POWER([.H505];2)+POWER([.I505];2)+POWER([.J505];2))" office:value-type="float" office:value="812.656568517457" calcext:value-type="float">
            <text:p>812.656568517457</text:p>
          </table:table-cell>
        </table:table-row>
        <table:table-row table:style-name="ro1">
          <table:table-cell office:value-type="float" office:value="74.8194" calcext:value-type="float">
            <text:p>74.8194</text:p>
          </table:table-cell>
          <table:table-cell office:value-type="float" office:value="272.606" calcext:value-type="float">
            <text:p>272.606</text:p>
          </table:table-cell>
          <table:table-cell office:value-type="float" office:value="37.4496" calcext:value-type="float">
            <text:p>37.4496</text:p>
          </table:table-cell>
          <table:table-cell office:value-type="float" office:value="74.724" calcext:value-type="float">
            <text:p>74.724</text:p>
          </table:table-cell>
          <table:table-cell office:value-type="float" office:value="259.341" calcext:value-type="float">
            <text:p>259.341</text:p>
          </table:table-cell>
          <table:table-cell office:value-type="float" office:value="36.3628" calcext:value-type="float">
            <text:p>36.3628</text:p>
          </table:table-cell>
          <table:table-cell/>
          <table:table-cell table:formula="of:=([.D506]-[.A506])/0.0166667" office:value-type="float" office:value="-5.72398855202277" calcext:value-type="float">
            <text:p>-5.72398855202277</text:p>
          </table:table-cell>
          <table:table-cell table:formula="of:=ABS([.E506]-[.B506])/0.0166667" office:value-type="float" office:value="795.898408203183" calcext:value-type="float">
            <text:p>795.898408203183</text:p>
          </table:table-cell>
          <table:table-cell table:formula="of:=([.F506]-[.C506])/0.0166667" office:value-type="float" office:value="-65.2078695842606" calcext:value-type="float">
            <text:p>-65.2078695842606</text:p>
          </table:table-cell>
          <table:table-cell table:formula="of:=DEGREES(ATAN(ABS([.F506]-[.C506])/ABS([.E506]-[.B506])))" office:value-type="float" office:value="4.68377568695585" calcext:value-type="float">
            <text:p>4.68377568695585</text:p>
          </table:table-cell>
          <table:table-cell table:formula="of:=SQRT(POWER([.H506];2)+POWER([.I506];2)+POWER([.J506];2))" office:value-type="float" office:value="798.585691382598" calcext:value-type="float">
            <text:p>798.585691382598</text:p>
          </table:table-cell>
        </table:table-row>
        <table:table-row table:style-name="ro1">
          <table:table-cell office:value-type="float" office:value="75.3319" calcext:value-type="float">
            <text:p>75.3319</text:p>
          </table:table-cell>
          <table:table-cell office:value-type="float" office:value="273.758" calcext:value-type="float">
            <text:p>273.758</text:p>
          </table:table-cell>
          <table:table-cell office:value-type="float" office:value="38.2436" calcext:value-type="float">
            <text:p>38.2436</text:p>
          </table:table-cell>
          <table:table-cell office:value-type="float" office:value="75.468" calcext:value-type="float">
            <text:p>75.468</text:p>
          </table:table-cell>
          <table:table-cell office:value-type="float" office:value="260.396" calcext:value-type="float">
            <text:p>260.396</text:p>
          </table:table-cell>
          <table:table-cell office:value-type="float" office:value="37.6258" calcext:value-type="float">
            <text:p>37.6258</text:p>
          </table:table-cell>
          <table:table-cell/>
          <table:table-cell table:formula="of:=([.D507]-[.A507])/0.0166667" office:value-type="float" office:value="8.1659836680326" calcext:value-type="float">
            <text:p>8.1659836680326</text:p>
          </table:table-cell>
          <table:table-cell table:formula="of:=ABS([.E507]-[.B507])/0.0166667" office:value-type="float" office:value="801.718396563205" calcext:value-type="float">
            <text:p>801.718396563205</text:p>
          </table:table-cell>
          <table:table-cell table:formula="of:=([.F507]-[.C507])/0.0166667" office:value-type="float" office:value="-37.0679258641484" calcext:value-type="float">
            <text:p>-37.0679258641484</text:p>
          </table:table-cell>
          <table:table-cell table:formula="of:=DEGREES(ATAN(ABS([.F507]-[.C507])/ABS([.E507]-[.B507])))" office:value-type="float" office:value="2.64721909682385" calcext:value-type="float">
            <text:p>2.64721909682385</text:p>
          </table:table-cell>
          <table:table-cell table:formula="of:=SQRT(POWER([.H507];2)+POWER([.I507];2)+POWER([.J507];2))" office:value-type="float" office:value="802.616410126913" calcext:value-type="float">
            <text:p>802.616410126913</text:p>
          </table:table-cell>
        </table:table-row>
        <table:table-row table:style-name="ro1">
          <table:table-cell office:value-type="float" office:value="74.6054" calcext:value-type="float">
            <text:p>74.6054</text:p>
          </table:table-cell>
          <table:table-cell office:value-type="float" office:value="277.365" calcext:value-type="float">
            <text:p>277.365</text:p>
          </table:table-cell>
          <table:table-cell office:value-type="float" office:value="38.8874" calcext:value-type="float">
            <text:p>38.8874</text:p>
          </table:table-cell>
          <table:table-cell office:value-type="float" office:value="74.524" calcext:value-type="float">
            <text:p>74.524</text:p>
          </table:table-cell>
          <table:table-cell office:value-type="float" office:value="265.042" calcext:value-type="float">
            <text:p>265.042</text:p>
          </table:table-cell>
          <table:table-cell office:value-type="float" office:value="38.0334" calcext:value-type="float">
            <text:p>38.0334</text:p>
          </table:table-cell>
          <table:table-cell/>
          <table:table-cell table:formula="of:=([.D508]-[.A508])/0.0166667" office:value-type="float" office:value="-4.88399023201966" calcext:value-type="float">
            <text:p>-4.88399023201966</text:p>
          </table:table-cell>
          <table:table-cell table:formula="of:=ABS([.E508]-[.B508])/0.0166667" office:value-type="float" office:value="739.37852124296" calcext:value-type="float">
            <text:p>739.37852124296</text:p>
          </table:table-cell>
          <table:table-cell table:formula="of:=([.F508]-[.C508])/0.0166667" office:value-type="float" office:value="-51.2398975202049" calcext:value-type="float">
            <text:p>-51.2398975202049</text:p>
          </table:table-cell>
          <table:table-cell table:formula="of:=DEGREES(ATAN(ABS([.F508]-[.C508])/ABS([.E508]-[.B508])))" office:value-type="float" office:value="3.96433402068444" calcext:value-type="float">
            <text:p>3.96433402068444</text:p>
          </table:table-cell>
          <table:table-cell table:formula="of:=SQRT(POWER([.H508];2)+POWER([.I508];2)+POWER([.J508];2))" office:value-type="float" office:value="741.16798239933" calcext:value-type="float">
            <text:p>741.16798239933</text:p>
          </table:table-cell>
        </table:table-row>
        <table:table-row table:style-name="ro1">
          <table:table-cell office:value-type="float" office:value="75.1154" calcext:value-type="float">
            <text:p>75.1154</text:p>
          </table:table-cell>
          <table:table-cell office:value-type="float" office:value="279.036" calcext:value-type="float">
            <text:p>279.036</text:p>
          </table:table-cell>
          <table:table-cell office:value-type="float" office:value="37.0859" calcext:value-type="float">
            <text:p>37.0859</text:p>
          </table:table-cell>
          <table:table-cell office:value-type="float" office:value="75.5055" calcext:value-type="float">
            <text:p>75.5055</text:p>
          </table:table-cell>
          <table:table-cell office:value-type="float" office:value="265.455" calcext:value-type="float">
            <text:p>265.455</text:p>
          </table:table-cell>
          <table:table-cell office:value-type="float" office:value="36.2295" calcext:value-type="float">
            <text:p>36.2295</text:p>
          </table:table-cell>
          <table:table-cell/>
          <table:table-cell table:formula="of:=([.D509]-[.A509])/0.0166667" office:value-type="float" office:value="23.4059531880939" calcext:value-type="float">
            <text:p>23.4059531880939</text:p>
          </table:table-cell>
          <table:table-cell table:formula="of:=ABS([.E509]-[.B509])/0.0166667" office:value-type="float" office:value="814.858370283261" calcext:value-type="float">
            <text:p>814.858370283261</text:p>
          </table:table-cell>
          <table:table-cell table:formula="of:=([.F509]-[.C509])/0.0166667" office:value-type="float" office:value="-51.3838972322056" calcext:value-type="float">
            <text:p>-51.3838972322056</text:p>
          </table:table-cell>
          <table:table-cell table:formula="of:=DEGREES(ATAN(ABS([.F509]-[.C509])/ABS([.E509]-[.B509])))" office:value-type="float" office:value="3.60821899746709" calcext:value-type="float">
            <text:p>3.60821899746709</text:p>
          </table:table-cell>
          <table:table-cell table:formula="of:=SQRT(POWER([.H509];2)+POWER([.I509];2)+POWER([.J509];2))" office:value-type="float" office:value="816.812283918468" calcext:value-type="float">
            <text:p>816.812283918468</text:p>
          </table:table-cell>
        </table:table-row>
        <table:table-row table:style-name="ro1">
          <table:table-cell office:value-type="float" office:value="75.0503" calcext:value-type="float">
            <text:p>75.0503</text:p>
          </table:table-cell>
          <table:table-cell office:value-type="float" office:value="270.161" calcext:value-type="float">
            <text:p>270.161</text:p>
          </table:table-cell>
          <table:table-cell office:value-type="float" office:value="37.1286" calcext:value-type="float">
            <text:p>37.1286</text:p>
          </table:table-cell>
          <table:table-cell office:value-type="float" office:value="74.9573" calcext:value-type="float">
            <text:p>74.9573</text:p>
          </table:table-cell>
          <table:table-cell office:value-type="float" office:value="258.244" calcext:value-type="float">
            <text:p>258.244</text:p>
          </table:table-cell>
          <table:table-cell office:value-type="float" office:value="35.8317" calcext:value-type="float">
            <text:p>35.8317</text:p>
          </table:table-cell>
          <table:table-cell/>
          <table:table-cell table:formula="of:=([.D510]-[.A510])/0.0166667" office:value-type="float" office:value="-5.57998884002168" calcext:value-type="float">
            <text:p>-5.57998884002168</text:p>
          </table:table-cell>
          <table:table-cell table:formula="of:=ABS([.E510]-[.B510])/0.0166667" office:value-type="float" office:value="715.018569962859" calcext:value-type="float">
            <text:p>715.018569962859</text:p>
          </table:table-cell>
          <table:table-cell table:formula="of:=([.F510]-[.C510])/0.0166667" office:value-type="float" office:value="-77.8138443723113" calcext:value-type="float">
            <text:p>-77.8138443723113</text:p>
          </table:table-cell>
          <table:table-cell table:formula="of:=DEGREES(ATAN(ABS([.F510]-[.C510])/ABS([.E510]-[.B510])))" office:value-type="float" office:value="6.21092665588593" calcext:value-type="float">
            <text:p>6.21092665588593</text:p>
          </table:table-cell>
          <table:table-cell table:formula="of:=SQRT(POWER([.H510];2)+POWER([.I510];2)+POWER([.J510];2))" office:value-type="float" office:value="719.261903650669" calcext:value-type="float">
            <text:p>719.261903650669</text:p>
          </table:table-cell>
        </table:table-row>
        <table:table-row table:style-name="ro1">
          <table:table-cell office:value-type="float" office:value="74.7911" calcext:value-type="float">
            <text:p>74.7911</text:p>
          </table:table-cell>
          <table:table-cell office:value-type="float" office:value="268.997" calcext:value-type="float">
            <text:p>268.997</text:p>
          </table:table-cell>
          <table:table-cell office:value-type="float" office:value="36.5922" calcext:value-type="float">
            <text:p>36.5922</text:p>
          </table:table-cell>
          <table:table-cell office:value-type="float" office:value="74.6977" calcext:value-type="float">
            <text:p>74.6977</text:p>
          </table:table-cell>
          <table:table-cell office:value-type="float" office:value="255.859" calcext:value-type="float">
            <text:p>255.859</text:p>
          </table:table-cell>
          <table:table-cell office:value-type="float" office:value="35.7885" calcext:value-type="float">
            <text:p>35.7885</text:p>
          </table:table-cell>
          <table:table-cell/>
          <table:table-cell table:formula="of:=([.D511]-[.A511])/0.0166667" office:value-type="float" office:value="-5.60398879202257" calcext:value-type="float">
            <text:p>-5.60398879202257</text:p>
          </table:table-cell>
          <table:table-cell table:formula="of:=ABS([.E511]-[.B511])/0.0166667" office:value-type="float" office:value="788.278423443153" calcext:value-type="float">
            <text:p>788.278423443153</text:p>
          </table:table-cell>
          <table:table-cell table:formula="of:=([.F511]-[.C511])/0.0166667" office:value-type="float" office:value="-48.2219035561928" calcext:value-type="float">
            <text:p>-48.2219035561928</text:p>
          </table:table-cell>
          <table:table-cell table:formula="of:=DEGREES(ATAN(ABS([.F511]-[.C511])/ABS([.E511]-[.B511])))" office:value-type="float" office:value="3.50063215548588" calcext:value-type="float">
            <text:p>3.50063215548588</text:p>
          </table:table-cell>
          <table:table-cell table:formula="of:=SQRT(POWER([.H511];2)+POWER([.I511];2)+POWER([.J511];2))" office:value-type="float" office:value="789.771884495129" calcext:value-type="float">
            <text:p>789.771884495129</text:p>
          </table:table-cell>
        </table:table-row>
        <table:table-row table:style-name="ro1">
          <table:table-cell office:value-type="float" office:value="74.5363" calcext:value-type="float">
            <text:p>74.5363</text:p>
          </table:table-cell>
          <table:table-cell office:value-type="float" office:value="267.674" calcext:value-type="float">
            <text:p>267.674</text:p>
          </table:table-cell>
          <table:table-cell office:value-type="float" office:value="37.0765" calcext:value-type="float">
            <text:p>37.0765</text:p>
          </table:table-cell>
          <table:table-cell office:value-type="float" office:value="74.2121" calcext:value-type="float">
            <text:p>74.2121</text:p>
          </table:table-cell>
          <table:table-cell office:value-type="float" office:value="255.915" calcext:value-type="float">
            <text:p>255.915</text:p>
          </table:table-cell>
          <table:table-cell office:value-type="float" office:value="35.2986" calcext:value-type="float">
            <text:p>35.2986</text:p>
          </table:table-cell>
          <table:table-cell/>
          <table:table-cell table:formula="of:=([.D512]-[.A512])/0.0166667" office:value-type="float" office:value="-19.4519610960772" calcext:value-type="float">
            <text:p>-19.4519610960772</text:p>
          </table:table-cell>
          <table:table-cell table:formula="of:=ABS([.E512]-[.B512])/0.0166667" office:value-type="float" office:value="705.538588922821" calcext:value-type="float">
            <text:p>705.538588922821</text:p>
          </table:table-cell>
          <table:table-cell table:formula="of:=([.F512]-[.C512])/0.0166667" office:value-type="float" office:value="-106.673786652427" calcext:value-type="float">
            <text:p>-106.673786652427</text:p>
          </table:table-cell>
          <table:table-cell table:formula="of:=DEGREES(ATAN(ABS([.F512]-[.C512])/ABS([.E512]-[.B512])))" office:value-type="float" office:value="8.59770610738187" calcext:value-type="float">
            <text:p>8.59770610738187</text:p>
          </table:table-cell>
          <table:table-cell table:formula="of:=SQRT(POWER([.H512];2)+POWER([.I512];2)+POWER([.J512];2))" office:value-type="float" office:value="713.822370067271" calcext:value-type="float">
            <text:p>713.822370067271</text:p>
          </table:table-cell>
        </table:table-row>
        <table:table-row table:style-name="ro1">
          <table:table-cell office:value-type="float" office:value="75.5296" calcext:value-type="float">
            <text:p>75.5296</text:p>
          </table:table-cell>
          <table:table-cell office:value-type="float" office:value="267.634" calcext:value-type="float">
            <text:p>267.634</text:p>
          </table:table-cell>
          <table:table-cell office:value-type="float" office:value="37.8153" calcext:value-type="float">
            <text:p>37.8153</text:p>
          </table:table-cell>
          <table:table-cell office:value-type="float" office:value="75.6484" calcext:value-type="float">
            <text:p>75.6484</text:p>
          </table:table-cell>
          <table:table-cell office:value-type="float" office:value="253.384" calcext:value-type="float">
            <text:p>253.384</text:p>
          </table:table-cell>
          <table:table-cell office:value-type="float" office:value="37.4381" calcext:value-type="float">
            <text:p>37.4381</text:p>
          </table:table-cell>
          <table:table-cell/>
          <table:table-cell table:formula="of:=([.D513]-[.A513])/0.0166667" office:value-type="float" office:value="7.1279857440281" calcext:value-type="float">
            <text:p>7.1279857440281</text:p>
          </table:table-cell>
          <table:table-cell table:formula="of:=ABS([.E513]-[.B513])/0.0166667" office:value-type="float" office:value="854.998290003422" calcext:value-type="float">
            <text:p>854.998290003422</text:p>
          </table:table-cell>
          <table:table-cell table:formula="of:=([.F513]-[.C513])/0.0166667" office:value-type="float" office:value="-22.6319547360906" calcext:value-type="float">
            <text:p>-22.6319547360906</text:p>
          </table:table-cell>
          <table:table-cell table:formula="of:=DEGREES(ATAN(ABS([.F513]-[.C513])/ABS([.E513]-[.B513])))" office:value-type="float" office:value="1.51627526545525" calcext:value-type="float">
            <text:p>1.51627526545525</text:p>
          </table:table-cell>
          <table:table-cell table:formula="of:=SQRT(POWER([.H513];2)+POWER([.I513];2)+POWER([.J513];2))" office:value-type="float" office:value="855.327474985294" calcext:value-type="float">
            <text:p>855.327474985294</text:p>
          </table:table-cell>
        </table:table-row>
        <table:table-row table:style-name="ro1">
          <table:table-cell office:value-type="float" office:value="75.3214" calcext:value-type="float">
            <text:p>75.3214</text:p>
          </table:table-cell>
          <table:table-cell office:value-type="float" office:value="272.558" calcext:value-type="float">
            <text:p>272.558</text:p>
          </table:table-cell>
          <table:table-cell office:value-type="float" office:value="37.9519" calcext:value-type="float">
            <text:p>37.9519</text:p>
          </table:table-cell>
          <table:table-cell office:value-type="float" office:value="75.2228" calcext:value-type="float">
            <text:p>75.2228</text:p>
          </table:table-cell>
          <table:table-cell office:value-type="float" office:value="260.458" calcext:value-type="float">
            <text:p>260.458</text:p>
          </table:table-cell>
          <table:table-cell office:value-type="float" office:value="37.13" calcext:value-type="float">
            <text:p>37.13</text:p>
          </table:table-cell>
          <table:table-cell/>
          <table:table-cell table:formula="of:=([.D514]-[.A514])/0.0166667" office:value-type="float" office:value="-5.91598816802309" calcext:value-type="float">
            <text:p>-5.91598816802309</text:p>
          </table:table-cell>
          <table:table-cell table:formula="of:=ABS([.E514]-[.B514])/0.0166667" office:value-type="float" office:value="725.998548002902" calcext:value-type="float">
            <text:p>725.998548002902</text:p>
          </table:table-cell>
          <table:table-cell table:formula="of:=([.F514]-[.C514])/0.0166667" office:value-type="float" office:value="-49.3139013721972" calcext:value-type="float">
            <text:p>-49.3139013721972</text:p>
          </table:table-cell>
          <table:table-cell table:formula="of:=DEGREES(ATAN(ABS([.F514]-[.C514])/ABS([.E514]-[.B514])))" office:value-type="float" office:value="3.88588232842103" calcext:value-type="float">
            <text:p>3.88588232842103</text:p>
          </table:table-cell>
          <table:table-cell table:formula="of:=SQRT(POWER([.H514];2)+POWER([.I514];2)+POWER([.J514];2))" office:value-type="float" office:value="727.695507397753" calcext:value-type="float">
            <text:p>727.695507397753</text:p>
          </table:table-cell>
        </table:table-row>
        <table:table-row table:style-name="ro1">
          <table:table-cell office:value-type="float" office:value="74.8463" calcext:value-type="float">
            <text:p>74.8463</text:p>
          </table:table-cell>
          <table:table-cell office:value-type="float" office:value="276.332" calcext:value-type="float">
            <text:p>276.332</text:p>
          </table:table-cell>
          <table:table-cell office:value-type="float" office:value="37.8058" calcext:value-type="float">
            <text:p>37.8058</text:p>
          </table:table-cell>
          <table:table-cell office:value-type="float" office:value="74.7581" calcext:value-type="float">
            <text:p>74.7581</text:p>
          </table:table-cell>
          <table:table-cell office:value-type="float" office:value="264.099" calcext:value-type="float">
            <text:p>264.099</text:p>
          </table:table-cell>
          <table:table-cell office:value-type="float" office:value="36.7255" calcext:value-type="float">
            <text:p>36.7255</text:p>
          </table:table-cell>
          <table:table-cell/>
          <table:table-cell table:formula="of:=([.D515]-[.A515])/0.0166667" office:value-type="float" office:value="-5.2919894160212" calcext:value-type="float">
            <text:p>-5.2919894160212</text:p>
          </table:table-cell>
          <table:table-cell table:formula="of:=ABS([.E515]-[.B515])/0.0166667" office:value-type="float" office:value="733.978532042936" calcext:value-type="float">
            <text:p>733.978532042936</text:p>
          </table:table-cell>
          <table:table-cell table:formula="of:=([.F515]-[.C515])/0.0166667" office:value-type="float" office:value="-64.8178703642594" calcext:value-type="float">
            <text:p>-64.8178703642594</text:p>
          </table:table-cell>
          <table:table-cell table:formula="of:=DEGREES(ATAN(ABS([.F515]-[.C515])/ABS([.E515]-[.B515])))" office:value-type="float" office:value="5.04671582713854" calcext:value-type="float">
            <text:p>5.04671582713854</text:p>
          </table:table-cell>
          <table:table-cell table:formula="of:=SQRT(POWER([.H515];2)+POWER([.I515];2)+POWER([.J515];2))" office:value-type="float" office:value="736.854020122331" calcext:value-type="float">
            <text:p>736.854020122331</text:p>
          </table:table-cell>
        </table:table-row>
        <table:table-row table:style-name="ro1">
          <table:table-cell office:value-type="float" office:value="75.1074" calcext:value-type="float">
            <text:p>75.1074</text:p>
          </table:table-cell>
          <table:table-cell office:value-type="float" office:value="277.682" calcext:value-type="float">
            <text:p>277.682</text:p>
          </table:table-cell>
          <table:table-cell office:value-type="float" office:value="37.5714" calcext:value-type="float">
            <text:p>37.5714</text:p>
          </table:table-cell>
          <table:table-cell office:value-type="float" office:value="75.4965" calcext:value-type="float">
            <text:p>75.4965</text:p>
          </table:table-cell>
          <table:table-cell office:value-type="float" office:value="264.18" calcext:value-type="float">
            <text:p>264.18</text:p>
          </table:table-cell>
          <table:table-cell office:value-type="float" office:value="36.7043" calcext:value-type="float">
            <text:p>36.7043</text:p>
          </table:table-cell>
          <table:table-cell/>
          <table:table-cell table:formula="of:=([.D516]-[.A516])/0.0166667" office:value-type="float" office:value="23.3459533080933" calcext:value-type="float">
            <text:p>23.3459533080933</text:p>
          </table:table-cell>
          <table:table-cell table:formula="of:=ABS([.E516]-[.B516])/0.0166667" office:value-type="float" office:value="810.118379763241" calcext:value-type="float">
            <text:p>810.118379763241</text:p>
          </table:table-cell>
          <table:table-cell table:formula="of:=([.F516]-[.C516])/0.0166667" office:value-type="float" office:value="-52.0258959482077" calcext:value-type="float">
            <text:p>-52.0258959482077</text:p>
          </table:table-cell>
          <table:table-cell table:formula="of:=DEGREES(ATAN(ABS([.F516]-[.C516])/ABS([.E516]-[.B516])))" office:value-type="float" office:value="3.67449564369765" calcext:value-type="float">
            <text:p>3.67449564369765</text:p>
          </table:table-cell>
          <table:table-cell table:formula="of:=SQRT(POWER([.H516];2)+POWER([.I516];2)+POWER([.J516];2))" office:value-type="float" office:value="812.122845766142" calcext:value-type="float">
            <text:p>812.122845766142</text:p>
          </table:table-cell>
        </table:table-row>
        <table:table-row table:style-name="ro1">
          <table:table-cell office:value-type="float" office:value="75.283" calcext:value-type="float">
            <text:p>75.283</text:p>
          </table:table-cell>
          <table:table-cell office:value-type="float" office:value="267.51" calcext:value-type="float">
            <text:p>267.51</text:p>
          </table:table-cell>
          <table:table-cell office:value-type="float" office:value="38.3326" calcext:value-type="float">
            <text:p>38.3326</text:p>
          </table:table-cell>
          <table:table-cell office:value-type="float" office:value="75.4185" calcext:value-type="float">
            <text:p>75.4185</text:p>
          </table:table-cell>
          <table:table-cell office:value-type="float" office:value="254.467" calcext:value-type="float">
            <text:p>254.467</text:p>
          </table:table-cell>
          <table:table-cell office:value-type="float" office:value="37.7242" calcext:value-type="float">
            <text:p>37.7242</text:p>
          </table:table-cell>
          <table:table-cell/>
          <table:table-cell table:formula="of:=([.D517]-[.A517])/0.0166667" office:value-type="float" office:value="8.12998374003212" calcext:value-type="float">
            <text:p>8.12998374003212</text:p>
          </table:table-cell>
          <table:table-cell table:formula="of:=ABS([.E517]-[.B517])/0.0166667" office:value-type="float" office:value="782.578434843129" calcext:value-type="float">
            <text:p>782.578434843129</text:p>
          </table:table-cell>
          <table:table-cell table:formula="of:=([.F517]-[.C517])/0.0166667" office:value-type="float" office:value="-36.5039269921458" calcext:value-type="float">
            <text:p>-36.5039269921458</text:p>
          </table:table-cell>
          <table:table-cell table:formula="of:=DEGREES(ATAN(ABS([.F517]-[.C517])/ABS([.E517]-[.B517])))" office:value-type="float" office:value="2.67066649238187" calcext:value-type="float">
            <text:p>2.67066649238187</text:p>
          </table:table-cell>
          <table:table-cell table:formula="of:=SQRT(POWER([.H517];2)+POWER([.I517];2)+POWER([.J517];2))" office:value-type="float" office:value="783.47153107371" calcext:value-type="float">
            <text:p>783.47153107371</text:p>
          </table:table-cell>
        </table:table-row>
        <table:table-row table:style-name="ro1">
          <table:table-cell office:value-type="float" office:value="75.0885" calcext:value-type="float">
            <text:p>75.0885</text:p>
          </table:table-cell>
          <table:table-cell office:value-type="float" office:value="275.145" calcext:value-type="float">
            <text:p>275.145</text:p>
          </table:table-cell>
          <table:table-cell office:value-type="float" office:value="37.5065" calcext:value-type="float">
            <text:p>37.5065</text:p>
          </table:table-cell>
          <table:table-cell office:value-type="float" office:value="75.2305" calcext:value-type="float">
            <text:p>75.2305</text:p>
          </table:table-cell>
          <table:table-cell office:value-type="float" office:value="261.79" calcext:value-type="float">
            <text:p>261.79</text:p>
          </table:table-cell>
          <table:table-cell office:value-type="float" office:value="36.4017" calcext:value-type="float">
            <text:p>36.4017</text:p>
          </table:table-cell>
          <table:table-cell/>
          <table:table-cell table:formula="of:=([.D518]-[.A518])/0.0166667" office:value-type="float" office:value="8.51998296003469" calcext:value-type="float">
            <text:p>8.51998296003469</text:p>
          </table:table-cell>
          <table:table-cell table:formula="of:=ABS([.E518]-[.B518])/0.0166667" office:value-type="float" office:value="801.298397403203" calcext:value-type="float">
            <text:p>801.298397403203</text:p>
          </table:table-cell>
          <table:table-cell table:formula="of:=([.F518]-[.C518])/0.0166667" office:value-type="float" office:value="-66.2878674242654" calcext:value-type="float">
            <text:p>-66.2878674242654</text:p>
          </table:table-cell>
          <table:table-cell table:formula="of:=DEGREES(ATAN(ABS([.F518]-[.C518])/ABS([.E518]-[.B518])))" office:value-type="float" office:value="4.72905788901209" calcext:value-type="float">
            <text:p>4.72905788901209</text:p>
          </table:table-cell>
          <table:table-cell table:formula="of:=SQRT(POWER([.H518];2)+POWER([.I518];2)+POWER([.J518];2))" office:value-type="float" office:value="804.080713086838" calcext:value-type="float">
            <text:p>804.080713086838</text:p>
          </table:table-cell>
        </table:table-row>
        <table:table-row table:style-name="ro1">
          <table:table-cell office:value-type="float" office:value="75.0539" calcext:value-type="float">
            <text:p>75.0539</text:p>
          </table:table-cell>
          <table:table-cell office:value-type="float" office:value="269.947" calcext:value-type="float">
            <text:p>269.947</text:p>
          </table:table-cell>
          <table:table-cell office:value-type="float" office:value="38.406" calcext:value-type="float">
            <text:p>38.406</text:p>
          </table:table-cell>
          <table:table-cell office:value-type="float" office:value="75.1957" calcext:value-type="float">
            <text:p>75.1957</text:p>
          </table:table-cell>
          <table:table-cell office:value-type="float" office:value="256.817" calcext:value-type="float">
            <text:p>256.817</text:p>
          </table:table-cell>
          <table:table-cell office:value-type="float" office:value="37.5431" calcext:value-type="float">
            <text:p>37.5431</text:p>
          </table:table-cell>
          <table:table-cell/>
          <table:table-cell table:formula="of:=([.D519]-[.A519])/0.0166667" office:value-type="float" office:value="8.50798298403424" calcext:value-type="float">
            <text:p>8.50798298403424</text:p>
          </table:table-cell>
          <table:table-cell table:formula="of:=ABS([.E519]-[.B519])/0.0166667" office:value-type="float" office:value="787.798424403151" calcext:value-type="float">
            <text:p>787.798424403151</text:p>
          </table:table-cell>
          <table:table-cell table:formula="of:=([.F519]-[.C519])/0.0166667" office:value-type="float" office:value="-51.7738964522069" calcext:value-type="float">
            <text:p>-51.7738964522069</text:p>
          </table:table-cell>
          <table:table-cell table:formula="of:=DEGREES(ATAN(ABS([.F519]-[.C519])/ABS([.E519]-[.B519])))" office:value-type="float" office:value="3.76005581069247" calcext:value-type="float">
            <text:p>3.76005581069247</text:p>
          </table:table-cell>
          <table:table-cell table:formula="of:=SQRT(POWER([.H519];2)+POWER([.I519];2)+POWER([.J519];2))" office:value-type="float" office:value="789.543716092015" calcext:value-type="float">
            <text:p>789.543716092015</text:p>
          </table:table-cell>
        </table:table-row>
        <table:table-row table:style-name="ro1">
          <table:table-cell office:value-type="float" office:value="74.3287" calcext:value-type="float">
            <text:p>74.3287</text:p>
          </table:table-cell>
          <table:table-cell office:value-type="float" office:value="273.647" calcext:value-type="float">
            <text:p>273.647</text:p>
          </table:table-cell>
          <table:table-cell office:value-type="float" office:value="38.272" calcext:value-type="float">
            <text:p>38.272</text:p>
          </table:table-cell>
          <table:table-cell office:value-type="float" office:value="74.0155" calcext:value-type="float">
            <text:p>74.0155</text:p>
          </table:table-cell>
          <table:table-cell office:value-type="float" office:value="262.711" calcext:value-type="float">
            <text:p>262.711</text:p>
          </table:table-cell>
          <table:table-cell office:value-type="float" office:value="37.2259" calcext:value-type="float">
            <text:p>37.2259</text:p>
          </table:table-cell>
          <table:table-cell/>
          <table:table-cell table:formula="of:=([.D520]-[.A520])/0.0166667" office:value-type="float" office:value="-18.7919624160749" calcext:value-type="float">
            <text:p>-18.7919624160749</text:p>
          </table:table-cell>
          <table:table-cell table:formula="of:=ABS([.E520]-[.B520])/0.0166667" office:value-type="float" office:value="656.158687682623" calcext:value-type="float">
            <text:p>656.158687682623</text:p>
          </table:table-cell>
          <table:table-cell table:formula="of:=([.F520]-[.C520])/0.0166667" office:value-type="float" office:value="-62.7658744682508" calcext:value-type="float">
            <text:p>-62.7658744682508</text:p>
          </table:table-cell>
          <table:table-cell table:formula="of:=DEGREES(ATAN(ABS([.F520]-[.C520])/ABS([.E520]-[.B520])))" office:value-type="float" office:value="5.46409111131596" calcext:value-type="float">
            <text:p>5.46409111131596</text:p>
          </table:table-cell>
          <table:table-cell table:formula="of:=SQRT(POWER([.H520];2)+POWER([.I520];2)+POWER([.J520];2))" office:value-type="float" office:value="659.421652867567" calcext:value-type="float">
            <text:p>659.421652867567</text:p>
          </table:table-cell>
        </table:table-row>
        <table:table-row table:style-name="ro1">
          <table:table-cell office:value-type="float" office:value="74.8375" calcext:value-type="float">
            <text:p>74.8375</text:p>
          </table:table-cell>
          <table:table-cell office:value-type="float" office:value="275.062" calcext:value-type="float">
            <text:p>275.062</text:p>
          </table:table-cell>
          <table:table-cell office:value-type="float" office:value="37.7737" calcext:value-type="float">
            <text:p>37.7737</text:p>
          </table:table-cell>
          <table:table-cell office:value-type="float" office:value="74.7497" calcext:value-type="float">
            <text:p>74.7497</text:p>
          </table:table-cell>
          <table:table-cell office:value-type="float" office:value="262.888" calcext:value-type="float">
            <text:p>262.888</text:p>
          </table:table-cell>
          <table:table-cell office:value-type="float" office:value="36.6978" calcext:value-type="float">
            <text:p>36.6978</text:p>
          </table:table-cell>
          <table:table-cell/>
          <table:table-cell table:formula="of:=([.D521]-[.A521])/0.0166667" office:value-type="float" office:value="-5.26798946402116" calcext:value-type="float">
            <text:p>-5.26798946402116</text:p>
          </table:table-cell>
          <table:table-cell table:formula="of:=ABS([.E521]-[.B521])/0.0166667" office:value-type="float" office:value="730.438539122924" calcext:value-type="float">
            <text:p>730.438539122924</text:p>
          </table:table-cell>
          <table:table-cell table:formula="of:=([.F521]-[.C521])/0.0166667" office:value-type="float" office:value="-64.553870892258" calcext:value-type="float">
            <text:p>-64.553870892258</text:p>
          </table:table-cell>
          <table:table-cell table:formula="of:=DEGREES(ATAN(ABS([.F521]-[.C521])/ABS([.E521]-[.B521])))" office:value-type="float" office:value="5.05049993256587" calcext:value-type="float">
            <text:p>5.05049993256587</text:p>
          </table:table-cell>
          <table:table-cell table:formula="of:=SQRT(POWER([.H521];2)+POWER([.I521];2)+POWER([.J521];2))" office:value-type="float" office:value="733.304447958826" calcext:value-type="float">
            <text:p>733.304447958826</text:p>
          </table:table-cell>
        </table:table-row>
        <table:table-row table:style-name="ro1">
          <table:table-cell office:value-type="float" office:value="74.553" calcext:value-type="float">
            <text:p>74.553</text:p>
          </table:table-cell>
          <table:table-cell office:value-type="float" office:value="270.09" calcext:value-type="float">
            <text:p>270.09</text:p>
          </table:table-cell>
          <table:table-cell office:value-type="float" office:value="37.3939" calcext:value-type="float">
            <text:p>37.3939</text:p>
          </table:table-cell>
          <table:table-cell office:value-type="float" office:value="74.7068" calcext:value-type="float">
            <text:p>74.7068</text:p>
          </table:table-cell>
          <table:table-cell office:value-type="float" office:value="257.021" calcext:value-type="float">
            <text:p>257.021</text:p>
          </table:table-cell>
          <table:table-cell office:value-type="float" office:value="36.0586" calcext:value-type="float">
            <text:p>36.0586</text:p>
          </table:table-cell>
          <table:table-cell/>
          <table:table-cell table:formula="of:=([.D522]-[.A522])/0.0166667" office:value-type="float" office:value="9.22798154403715" calcext:value-type="float">
            <text:p>9.22798154403715</text:p>
          </table:table-cell>
          <table:table-cell table:formula="of:=ABS([.E522]-[.B522])/0.0166667" office:value-type="float" office:value="784.138431723134" calcext:value-type="float">
            <text:p>784.138431723134</text:p>
          </table:table-cell>
          <table:table-cell table:formula="of:=([.F522]-[.C522])/0.0166667" office:value-type="float" office:value="-80.1178397643207" calcext:value-type="float">
            <text:p>-80.1178397643207</text:p>
          </table:table-cell>
          <table:table-cell table:formula="of:=DEGREES(ATAN(ABS([.F522]-[.C522])/ABS([.E522]-[.B522])))" office:value-type="float" office:value="5.83384206239221" calcext:value-type="float">
            <text:p>5.83384206239221</text:p>
          </table:table-cell>
          <table:table-cell table:formula="of:=SQRT(POWER([.H522];2)+POWER([.I522];2)+POWER([.J522];2))" office:value-type="float" office:value="788.27476427772" calcext:value-type="float">
            <text:p>788.27476427772</text:p>
          </table:table-cell>
        </table:table-row>
        <table:table-row table:style-name="ro1">
          <table:table-cell office:value-type="float" office:value="74.8065" calcext:value-type="float">
            <text:p>74.8065</text:p>
          </table:table-cell>
          <table:table-cell office:value-type="float" office:value="269.821" calcext:value-type="float">
            <text:p>269.821</text:p>
          </table:table-cell>
          <table:table-cell office:value-type="float" office:value="38.9252" calcext:value-type="float">
            <text:p>38.9252</text:p>
          </table:table-cell>
          <table:table-cell office:value-type="float" office:value="74.7071" calcext:value-type="float">
            <text:p>74.7071</text:p>
          </table:table-cell>
          <table:table-cell office:value-type="float" office:value="255.369" calcext:value-type="float">
            <text:p>255.369</text:p>
          </table:table-cell>
          <table:table-cell office:value-type="float" office:value="38.7709" calcext:value-type="float">
            <text:p>38.7709</text:p>
          </table:table-cell>
          <table:table-cell/>
          <table:table-cell table:formula="of:=([.D523]-[.A523])/0.0166667" office:value-type="float" office:value="-5.96398807202403" calcext:value-type="float">
            <text:p>-5.96398807202403</text:p>
          </table:table-cell>
          <table:table-cell table:formula="of:=ABS([.E523]-[.B523])/0.0166667" office:value-type="float" office:value="867.11826576347" calcext:value-type="float">
            <text:p>867.11826576347</text:p>
          </table:table-cell>
          <table:table-cell table:formula="of:=([.F523]-[.C523])/0.0166667" office:value-type="float" office:value="-9.25798148403699" calcext:value-type="float">
            <text:p>-9.25798148403699</text:p>
          </table:table-cell>
          <table:table-cell table:formula="of:=DEGREES(ATAN(ABS([.F523]-[.C523])/ABS([.E523]-[.B523])))" office:value-type="float" office:value="0.61170792112701" calcext:value-type="float">
            <text:p>0.61170792112701</text:p>
          </table:table-cell>
          <table:table-cell table:formula="of:=SQRT(POWER([.H523];2)+POWER([.I523];2)+POWER([.J523];2))" office:value-type="float" office:value="867.18819537372" calcext:value-type="float">
            <text:p>867.18819537372</text:p>
          </table:table-cell>
        </table:table-row>
        <table:table-row table:style-name="ro1">
          <table:table-cell office:value-type="float" office:value="75.3515" calcext:value-type="float">
            <text:p>75.3515</text:p>
          </table:table-cell>
          <table:table-cell office:value-type="float" office:value="276.331" calcext:value-type="float">
            <text:p>276.331</text:p>
          </table:table-cell>
          <table:table-cell office:value-type="float" office:value="38.0523" calcext:value-type="float">
            <text:p>38.0523</text:p>
          </table:table-cell>
          <table:table-cell office:value-type="float" office:value="75.4873" calcext:value-type="float">
            <text:p>75.4873</text:p>
          </table:table-cell>
          <table:table-cell office:value-type="float" office:value="262.88" calcext:value-type="float">
            <text:p>262.88</text:p>
          </table:table-cell>
          <table:table-cell office:value-type="float" office:value="37.182" calcext:value-type="float">
            <text:p>37.182</text:p>
          </table:table-cell>
          <table:table-cell/>
          <table:table-cell table:formula="of:=([.D524]-[.A524])/0.0166667" office:value-type="float" office:value="8.14798370403279" calcext:value-type="float">
            <text:p>8.14798370403279</text:p>
          </table:table-cell>
          <table:table-cell table:formula="of:=ABS([.E524]-[.B524])/0.0166667" office:value-type="float" office:value="807.05838588323" calcext:value-type="float">
            <text:p>807.05838588323</text:p>
          </table:table-cell>
          <table:table-cell table:formula="of:=([.F524]-[.C524])/0.0166667" office:value-type="float" office:value="-52.2178955642089" calcext:value-type="float">
            <text:p>-52.2178955642089</text:p>
          </table:table-cell>
          <table:table-cell table:formula="of:=DEGREES(ATAN(ABS([.F524]-[.C524])/ABS([.E524]-[.B524])))" office:value-type="float" office:value="3.70196333356221" calcext:value-type="float">
            <text:p>3.70196333356221</text:p>
          </table:table-cell>
          <table:table-cell table:formula="of:=SQRT(POWER([.H524];2)+POWER([.I524];2)+POWER([.J524];2))" office:value-type="float" office:value="808.786953702914" calcext:value-type="float">
            <text:p>808.786953702914</text:p>
          </table:table-cell>
        </table:table-row>
        <table:table-row table:style-name="ro1">
          <table:table-cell office:value-type="float" office:value="74.5538" calcext:value-type="float">
            <text:p>74.5538</text:p>
          </table:table-cell>
          <table:table-cell office:value-type="float" office:value="270.041" calcext:value-type="float">
            <text:p>270.041</text:p>
          </table:table-cell>
          <table:table-cell office:value-type="float" office:value="37.6507" calcext:value-type="float">
            <text:p>37.6507</text:p>
          </table:table-cell>
          <table:table-cell office:value-type="float" office:value="74.4602" calcext:value-type="float">
            <text:p>74.4602</text:p>
          </table:table-cell>
          <table:table-cell office:value-type="float" office:value="255.642" calcext:value-type="float">
            <text:p>255.642</text:p>
          </table:table-cell>
          <table:table-cell office:value-type="float" office:value="37.0383" calcext:value-type="float">
            <text:p>37.0383</text:p>
          </table:table-cell>
          <table:table-cell/>
          <table:table-cell table:formula="of:=([.D525]-[.A525])/0.0166667" office:value-type="float" office:value="-5.61598876802217" calcext:value-type="float">
            <text:p>-5.61598876802217</text:p>
          </table:table-cell>
          <table:table-cell table:formula="of:=ABS([.E525]-[.B525])/0.0166667" office:value-type="float" office:value="863.938272123456" calcext:value-type="float">
            <text:p>863.938272123456</text:p>
          </table:table-cell>
          <table:table-cell table:formula="of:=([.F525]-[.C525])/0.0166667" office:value-type="float" office:value="-36.743926512147" calcext:value-type="float">
            <text:p>-36.743926512147</text:p>
          </table:table-cell>
          <table:table-cell table:formula="of:=DEGREES(ATAN(ABS([.F525]-[.C525])/ABS([.E525]-[.B525])))" office:value-type="float" office:value="2.43536369759856" calcext:value-type="float">
            <text:p>2.43536369759856</text:p>
          </table:table-cell>
          <table:table-cell table:formula="of:=SQRT(POWER([.H525];2)+POWER([.I525];2)+POWER([.J525];2))" office:value-type="float" office:value="864.73752867852" calcext:value-type="float">
            <text:p>864.73752867852</text:p>
          </table:table-cell>
        </table:table-row>
        <table:table-row table:style-name="ro1">
          <table:table-cell office:value-type="float" office:value="74.5618" calcext:value-type="float">
            <text:p>74.5618</text:p>
          </table:table-cell>
          <table:table-cell office:value-type="float" office:value="271.282" calcext:value-type="float">
            <text:p>271.282</text:p>
          </table:table-cell>
          <table:table-cell office:value-type="float" office:value="37.6826" calcext:value-type="float">
            <text:p>37.6826</text:p>
          </table:table-cell>
          <table:table-cell office:value-type="float" office:value="74.4669" calcext:value-type="float">
            <text:p>74.4669</text:p>
          </table:table-cell>
          <table:table-cell office:value-type="float" office:value="256.858" calcext:value-type="float">
            <text:p>256.858</text:p>
          </table:table-cell>
          <table:table-cell office:value-type="float" office:value="36.8169" calcext:value-type="float">
            <text:p>36.8169</text:p>
          </table:table-cell>
          <table:table-cell/>
          <table:table-cell table:formula="of:=([.D526]-[.A526])/0.0166667" office:value-type="float" office:value="-5.69398861202336" calcext:value-type="float">
            <text:p>-5.69398861202336</text:p>
          </table:table-cell>
          <table:table-cell table:formula="of:=ABS([.E526]-[.B526])/0.0166667" office:value-type="float" office:value="865.438269123461" calcext:value-type="float">
            <text:p>865.438269123461</text:p>
          </table:table-cell>
          <table:table-cell table:formula="of:=([.F526]-[.C526])/0.0166667" office:value-type="float" office:value="-51.941896116208" calcext:value-type="float">
            <text:p>-51.941896116208</text:p>
          </table:table-cell>
          <table:table-cell table:formula="of:=DEGREES(ATAN(ABS([.F526]-[.C526])/ABS([.E526]-[.B526])))" office:value-type="float" office:value="3.43465944246978" calcext:value-type="float">
            <text:p>3.43465944246978</text:p>
          </table:table-cell>
          <table:table-cell table:formula="of:=SQRT(POWER([.H526];2)+POWER([.I526];2)+POWER([.J526];2))" office:value-type="float" office:value="867.014290390805" calcext:value-type="float">
            <text:p>867.014290390805</text:p>
          </table:table-cell>
        </table:table-row>
        <table:table-row table:style-name="ro1">
          <table:table-cell office:value-type="float" office:value="76.0228" calcext:value-type="float">
            <text:p>76.0228</text:p>
          </table:table-cell>
          <table:table-cell office:value-type="float" office:value="267.951" calcext:value-type="float">
            <text:p>267.951</text:p>
          </table:table-cell>
          <table:table-cell office:value-type="float" office:value="36.2714" calcext:value-type="float">
            <text:p>36.2714</text:p>
          </table:table-cell>
          <table:table-cell office:value-type="float" office:value="76.1606" calcext:value-type="float">
            <text:p>76.1606</text:p>
          </table:table-cell>
          <table:table-cell office:value-type="float" office:value="257.387" calcext:value-type="float">
            <text:p>257.387</text:p>
          </table:table-cell>
          <table:table-cell office:value-type="float" office:value="34.7639" calcext:value-type="float">
            <text:p>34.7639</text:p>
          </table:table-cell>
          <table:table-cell/>
          <table:table-cell table:formula="of:=([.D527]-[.A527])/0.0166667" office:value-type="float" office:value="8.26798346403299" calcext:value-type="float">
            <text:p>8.26798346403299</text:p>
          </table:table-cell>
          <table:table-cell table:formula="of:=ABS([.E527]-[.B527])/0.0166667" office:value-type="float" office:value="633.838732322537" calcext:value-type="float">
            <text:p>633.838732322537</text:p>
          </table:table-cell>
          <table:table-cell table:formula="of:=([.F527]-[.C527])/0.0166667" office:value-type="float" office:value="-90.4498191003618" calcext:value-type="float">
            <text:p>-90.4498191003618</text:p>
          </table:table-cell>
          <table:table-cell table:formula="of:=DEGREES(ATAN(ABS([.F527]-[.C527])/ABS([.E527]-[.B527])))" office:value-type="float" office:value="8.1213700356464" calcext:value-type="float">
            <text:p>8.1213700356464</text:p>
          </table:table-cell>
          <table:table-cell table:formula="of:=SQRT(POWER([.H527];2)+POWER([.I527];2)+POWER([.J527];2))" office:value-type="float" office:value="640.313257646669" calcext:value-type="float">
            <text:p>640.313257646669</text:p>
          </table:table-cell>
        </table:table-row>
        <table:table-row table:style-name="ro1">
          <table:table-cell office:value-type="float" office:value="74.9249" calcext:value-type="float">
            <text:p>74.9249</text:p>
          </table:table-cell>
          <table:table-cell office:value-type="float" office:value="286.106" calcext:value-type="float">
            <text:p>286.106</text:p>
          </table:table-cell>
          <table:table-cell office:value-type="float" office:value="40.7258" calcext:value-type="float">
            <text:p>40.7258</text:p>
          </table:table-cell>
          <table:table-cell office:value-type="float" office:value="75.0955" calcext:value-type="float">
            <text:p>75.0955</text:p>
          </table:table-cell>
          <table:table-cell office:value-type="float" office:value="274.576" calcext:value-type="float">
            <text:p>274.576</text:p>
          </table:table-cell>
          <table:table-cell office:value-type="float" office:value="40.3519" calcext:value-type="float">
            <text:p>40.3519</text:p>
          </table:table-cell>
          <table:table-cell/>
          <table:table-cell table:formula="of:=([.D528]-[.A528])/0.0166667" office:value-type="float" office:value="10.2359795280414" calcext:value-type="float">
            <text:p>10.2359795280414</text:p>
          </table:table-cell>
          <table:table-cell table:formula="of:=ABS([.E528]-[.B528])/0.0166667" office:value-type="float" office:value="691.798616402766" calcext:value-type="float">
            <text:p>691.798616402766</text:p>
          </table:table-cell>
          <table:table-cell table:formula="of:=([.F528]-[.C528])/0.0166667" office:value-type="float" office:value="-22.4339551320897" calcext:value-type="float">
            <text:p>-22.4339551320897</text:p>
          </table:table-cell>
          <table:table-cell table:formula="of:=DEGREES(ATAN(ABS([.F528]-[.C528])/ABS([.E528]-[.B528])))" office:value-type="float" office:value="1.85736229200284" calcext:value-type="float">
            <text:p>1.85736229200284</text:p>
          </table:table-cell>
          <table:table-cell table:formula="of:=SQRT(POWER([.H528];2)+POWER([.I528];2)+POWER([.J528];2))" office:value-type="float" office:value="692.237952785419" calcext:value-type="float">
            <text:p>692.237952785419</text:p>
          </table:table-cell>
        </table:table-row>
        <table:table-row table:style-name="ro1">
          <table:table-cell office:value-type="float" office:value="74.3488" calcext:value-type="float">
            <text:p>74.3488</text:p>
          </table:table-cell>
          <table:table-cell office:value-type="float" office:value="275.861" calcext:value-type="float">
            <text:p>275.861</text:p>
          </table:table-cell>
          <table:table-cell office:value-type="float" office:value="39.8944" calcext:value-type="float">
            <text:p>39.8944</text:p>
          </table:table-cell>
          <table:table-cell office:value-type="float" office:value="74.5281" calcext:value-type="float">
            <text:p>74.5281</text:p>
          </table:table-cell>
          <table:table-cell office:value-type="float" office:value="264.805" calcext:value-type="float">
            <text:p>264.805</text:p>
          </table:table-cell>
          <table:table-cell office:value-type="float" office:value="39.3002" calcext:value-type="float">
            <text:p>39.3002</text:p>
          </table:table-cell>
          <table:table-cell/>
          <table:table-cell table:formula="of:=([.D529]-[.A529])/0.0166667" office:value-type="float" office:value="10.7579784840429" calcext:value-type="float">
            <text:p>10.7579784840429</text:p>
          </table:table-cell>
          <table:table-cell table:formula="of:=ABS([.E529]-[.B529])/0.0166667" office:value-type="float" office:value="663.358673282653" calcext:value-type="float">
            <text:p>663.358673282653</text:p>
          </table:table-cell>
          <table:table-cell table:formula="of:=([.F529]-[.C529])/0.0166667" office:value-type="float" office:value="-35.6519286961427" calcext:value-type="float">
            <text:p>-35.6519286961427</text:p>
          </table:table-cell>
          <table:table-cell table:formula="of:=DEGREES(ATAN(ABS([.F529]-[.C529])/ABS([.E529]-[.B529])))" office:value-type="float" office:value="3.07637747006157" calcext:value-type="float">
            <text:p>3.07637747006157</text:p>
          </table:table-cell>
          <table:table-cell table:formula="of:=SQRT(POWER([.H529];2)+POWER([.I529];2)+POWER([.J529];2))" office:value-type="float" office:value="664.403133300964" calcext:value-type="float">
            <text:p>664.403133300964</text:p>
          </table:table-cell>
        </table:table-row>
        <table:table-row table:style-name="ro1">
          <table:table-cell office:value-type="float" office:value="74.6505" calcext:value-type="float">
            <text:p>74.6505</text:p>
          </table:table-cell>
          <table:table-cell office:value-type="float" office:value="283.515" calcext:value-type="float">
            <text:p>283.515</text:p>
          </table:table-cell>
          <table:table-cell office:value-type="float" office:value="40.3876" calcext:value-type="float">
            <text:p>40.3876</text:p>
          </table:table-cell>
          <table:table-cell office:value-type="float" office:value="74.8281" calcext:value-type="float">
            <text:p>74.8281</text:p>
          </table:table-cell>
          <table:table-cell office:value-type="float" office:value="271.999" calcext:value-type="float">
            <text:p>271.999</text:p>
          </table:table-cell>
          <table:table-cell office:value-type="float" office:value="40.5364" calcext:value-type="float">
            <text:p>40.5364</text:p>
          </table:table-cell>
          <table:table-cell/>
          <table:table-cell table:formula="of:=([.D530]-[.A530])/0.0166667" office:value-type="float" office:value="10.6559786880434" calcext:value-type="float">
            <text:p>10.6559786880434</text:p>
          </table:table-cell>
          <table:table-cell table:formula="of:=ABS([.E530]-[.B530])/0.0166667" office:value-type="float" office:value="690.958618082762" calcext:value-type="float">
            <text:p>690.958618082762</text:p>
          </table:table-cell>
          <table:table-cell table:formula="of:=([.F530]-[.C530])/0.0166667" office:value-type="float" office:value="8.9279821440358" calcext:value-type="float">
            <text:p>8.9279821440358</text:p>
          </table:table-cell>
          <table:table-cell table:formula="of:=DEGREES(ATAN(ABS([.F530]-[.C530])/ABS([.E530]-[.B530])))" office:value-type="float" office:value="0.740286346921234" calcext:value-type="float">
            <text:p>0.740286346921234</text:p>
          </table:table-cell>
          <table:table-cell table:formula="of:=SQRT(POWER([.H530];2)+POWER([.I530];2)+POWER([.J530];2))" office:value-type="float" office:value="691.098452211987" calcext:value-type="float">
            <text:p>691.098452211987</text:p>
          </table:table-cell>
        </table:table-row>
        <table:table-row table:style-name="ro1">
          <table:table-cell office:value-type="float" office:value="74.4321" calcext:value-type="float">
            <text:p>74.4321</text:p>
          </table:table-cell>
          <table:table-cell office:value-type="float" office:value="290.188" calcext:value-type="float">
            <text:p>290.188</text:p>
          </table:table-cell>
          <table:table-cell office:value-type="float" office:value="40.0699" calcext:value-type="float">
            <text:p>40.0699</text:p>
          </table:table-cell>
          <table:table-cell office:value-type="float" office:value="74.6092" calcext:value-type="float">
            <text:p>74.6092</text:p>
          </table:table-cell>
          <table:table-cell office:value-type="float" office:value="277.076" calcext:value-type="float">
            <text:p>277.076</text:p>
          </table:table-cell>
          <table:table-cell office:value-type="float" office:value="40.1898" calcext:value-type="float">
            <text:p>40.1898</text:p>
          </table:table-cell>
          <table:table-cell/>
          <table:table-cell table:formula="of:=([.D531]-[.A531])/0.0166667" office:value-type="float" office:value="10.6259787480423" calcext:value-type="float">
            <text:p>10.6259787480423</text:p>
          </table:table-cell>
          <table:table-cell table:formula="of:=ABS([.E531]-[.B531])/0.0166667" office:value-type="float" office:value="786.718426563145" calcext:value-type="float">
            <text:p>786.718426563145</text:p>
          </table:table-cell>
          <table:table-cell table:formula="of:=([.F531]-[.C531])/0.0166667" office:value-type="float" office:value="7.19398561202885" calcext:value-type="float">
            <text:p>7.19398561202885</text:p>
          </table:table-cell>
          <table:table-cell table:formula="of:=DEGREES(ATAN(ABS([.F531]-[.C531])/ABS([.E531]-[.B531])))" office:value-type="float" office:value="0.523914924822375" calcext:value-type="float">
            <text:p>0.523914924822375</text:p>
          </table:table-cell>
          <table:table-cell table:formula="of:=SQRT(POWER([.H531];2)+POWER([.I531];2)+POWER([.J531];2))" office:value-type="float" office:value="786.823072581969" calcext:value-type="float">
            <text:p>786.823072581969</text:p>
          </table:table-cell>
        </table:table-row>
        <table:table-row table:style-name="ro1">
          <table:table-cell office:value-type="float" office:value="74.6641" calcext:value-type="float">
            <text:p>74.6641</text:p>
          </table:table-cell>
          <table:table-cell office:value-type="float" office:value="286.341" calcext:value-type="float">
            <text:p>286.341</text:p>
          </table:table-cell>
          <table:table-cell office:value-type="float" office:value="39.4151" calcext:value-type="float">
            <text:p>39.4151</text:p>
          </table:table-cell>
          <table:table-cell office:value-type="float" office:value="74.8337" calcext:value-type="float">
            <text:p>74.8337</text:p>
          </table:table-cell>
          <table:table-cell office:value-type="float" office:value="273.42" calcext:value-type="float">
            <text:p>273.42</text:p>
          </table:table-cell>
          <table:table-cell office:value-type="float" office:value="39.5522" calcext:value-type="float">
            <text:p>39.5522</text:p>
          </table:table-cell>
          <table:table-cell/>
          <table:table-cell table:formula="of:=([.D532]-[.A532])/0.0166667" office:value-type="float" office:value="10.17597964804" calcext:value-type="float">
            <text:p>10.17597964804</text:p>
          </table:table-cell>
          <table:table-cell table:formula="of:=ABS([.E532]-[.B532])/0.0166667" office:value-type="float" office:value="775.258449483101" calcext:value-type="float">
            <text:p>775.258449483101</text:p>
          </table:table-cell>
          <table:table-cell table:formula="of:=([.F532]-[.C532])/0.0166667" office:value-type="float" office:value="8.22598354803271" calcext:value-type="float">
            <text:p>8.22598354803271</text:p>
          </table:table-cell>
          <table:table-cell table:formula="of:=DEGREES(ATAN(ABS([.F532]-[.C532])/ABS([.E532]-[.B532])))" office:value-type="float" office:value="0.607921723954935" calcext:value-type="float">
            <text:p>0.607921723954935</text:p>
          </table:table-cell>
          <table:table-cell table:formula="of:=SQRT(POWER([.H532];2)+POWER([.I532];2)+POWER([.J532];2))" office:value-type="float" office:value="775.368867612101" calcext:value-type="float">
            <text:p>775.368867612101</text:p>
          </table:table-cell>
        </table:table-row>
        <table:table-row table:style-name="ro1">
          <table:table-cell office:value-type="float" office:value="74.1645" calcext:value-type="float">
            <text:p>74.1645</text:p>
          </table:table-cell>
          <table:table-cell office:value-type="float" office:value="287.179" calcext:value-type="float">
            <text:p>287.179</text:p>
          </table:table-cell>
          <table:table-cell office:value-type="float" office:value="41.5794" calcext:value-type="float">
            <text:p>41.5794</text:p>
          </table:table-cell>
          <table:table-cell office:value-type="float" office:value="74.3549" calcext:value-type="float">
            <text:p>74.3549</text:p>
          </table:table-cell>
          <table:table-cell office:value-type="float" office:value="275.502" calcext:value-type="float">
            <text:p>275.502</text:p>
          </table:table-cell>
          <table:table-cell office:value-type="float" office:value="41.7004" calcext:value-type="float">
            <text:p>41.7004</text:p>
          </table:table-cell>
          <table:table-cell/>
          <table:table-cell table:formula="of:=([.D533]-[.A533])/0.0166667" office:value-type="float" office:value="11.4239771520455" calcext:value-type="float">
            <text:p>11.4239771520455</text:p>
          </table:table-cell>
          <table:table-cell table:formula="of:=ABS([.E533]-[.B533])/0.0166667" office:value-type="float" office:value="700.6185987628" calcext:value-type="float">
            <text:p>700.6185987628</text:p>
          </table:table-cell>
          <table:table-cell table:formula="of:=([.F533]-[.C533])/0.0166667" office:value-type="float" office:value="7.25998548002917" calcext:value-type="float">
            <text:p>7.25998548002917</text:p>
          </table:table-cell>
          <table:table-cell table:formula="of:=DEGREES(ATAN(ABS([.F533]-[.C533])/ABS([.E533]-[.B533])))" office:value-type="float" office:value="0.593691975518134" calcext:value-type="float">
            <text:p>0.593691975518134</text:p>
          </table:table-cell>
          <table:table-cell table:formula="of:=SQRT(POWER([.H533];2)+POWER([.I533];2)+POWER([.J533];2))" office:value-type="float" office:value="700.749338619374" calcext:value-type="float">
            <text:p>700.749338619374</text:p>
          </table:table-cell>
        </table:table-row>
        <table:table-row table:style-name="ro1">
          <table:table-cell office:value-type="float" office:value="75.1333" calcext:value-type="float">
            <text:p>75.1333</text:p>
          </table:table-cell>
          <table:table-cell office:value-type="float" office:value="279.638" calcext:value-type="float">
            <text:p>279.638</text:p>
          </table:table-cell>
          <table:table-cell office:value-type="float" office:value="40.5141" calcext:value-type="float">
            <text:p>40.5141</text:p>
          </table:table-cell>
          <table:table-cell office:value-type="float" office:value="75.2881" calcext:value-type="float">
            <text:p>75.2881</text:p>
          </table:table-cell>
          <table:table-cell office:value-type="float" office:value="267.069" calcext:value-type="float">
            <text:p>267.069</text:p>
          </table:table-cell>
          <table:table-cell office:value-type="float" office:value="40.6216" calcext:value-type="float">
            <text:p>40.6216</text:p>
          </table:table-cell>
          <table:table-cell/>
          <table:table-cell table:formula="of:=([.D534]-[.A534])/0.0166667" office:value-type="float" office:value="9.28798142403682" calcext:value-type="float">
            <text:p>9.28798142403682</text:p>
          </table:table-cell>
          <table:table-cell table:formula="of:=ABS([.E534]-[.B534])/0.0166667" office:value-type="float" office:value="754.138491723014" calcext:value-type="float">
            <text:p>754.138491723014</text:p>
          </table:table-cell>
          <table:table-cell table:formula="of:=([.F534]-[.C534])/0.0166667" office:value-type="float" office:value="6.4499871000259" calcext:value-type="float">
            <text:p>6.4499871000259</text:p>
          </table:table-cell>
          <table:table-cell table:formula="of:=DEGREES(ATAN(ABS([.F534]-[.C534])/ABS([.E534]-[.B534])))" office:value-type="float" office:value="0.490026741958538" calcext:value-type="float">
            <text:p>0.490026741958538</text:p>
          </table:table-cell>
          <table:table-cell table:formula="of:=SQRT(POWER([.H534];2)+POWER([.I534];2)+POWER([.J534];2))" office:value-type="float" office:value="754.223265108407" calcext:value-type="float">
            <text:p>754.223265108407</text:p>
          </table:table-cell>
        </table:table-row>
        <table:table-row table:style-name="ro1">
          <table:table-cell office:value-type="float" office:value="74.3739" calcext:value-type="float">
            <text:p>74.3739</text:p>
          </table:table-cell>
          <table:table-cell office:value-type="float" office:value="279.514" calcext:value-type="float">
            <text:p>279.514</text:p>
          </table:table-cell>
          <table:table-cell office:value-type="float" office:value="40.793" calcext:value-type="float">
            <text:p>40.793</text:p>
          </table:table-cell>
          <table:table-cell office:value-type="float" office:value="74.3082" calcext:value-type="float">
            <text:p>74.3082</text:p>
          </table:table-cell>
          <table:table-cell office:value-type="float" office:value="268.187" calcext:value-type="float">
            <text:p>268.187</text:p>
          </table:table-cell>
          <table:table-cell office:value-type="float" office:value="40.6878" calcext:value-type="float">
            <text:p>40.6878</text:p>
          </table:table-cell>
          <table:table-cell/>
          <table:table-cell table:formula="of:=([.D535]-[.A535])/0.0166667" office:value-type="float" office:value="-3.94199211601617" calcext:value-type="float">
            <text:p>-3.94199211601617</text:p>
          </table:table-cell>
          <table:table-cell table:formula="of:=ABS([.E535]-[.B535])/0.0166667" office:value-type="float" office:value="679.618640762718" calcext:value-type="float">
            <text:p>679.618640762718</text:p>
          </table:table-cell>
          <table:table-cell table:formula="of:=([.F535]-[.C535])/0.0166667" office:value-type="float" office:value="-6.31198737602503" calcext:value-type="float">
            <text:p>-6.31198737602503</text:p>
          </table:table-cell>
          <table:table-cell table:formula="of:=DEGREES(ATAN(ABS([.F535]-[.C535])/ABS([.E535]-[.B535])))" office:value-type="float" office:value="0.532121718519554" calcext:value-type="float">
            <text:p>0.532121718519554</text:p>
          </table:table-cell>
          <table:table-cell table:formula="of:=SQRT(POWER([.H535];2)+POWER([.I535];2)+POWER([.J535];2))" office:value-type="float" office:value="679.65938333745" calcext:value-type="float">
            <text:p>679.65938333745</text:p>
          </table:table-cell>
        </table:table-row>
        <table:table-row table:style-name="ro1">
          <table:table-cell office:value-type="float" office:value="74.6581" calcext:value-type="float">
            <text:p>74.6581</text:p>
          </table:table-cell>
          <table:table-cell office:value-type="float" office:value="284.875" calcext:value-type="float">
            <text:p>284.875</text:p>
          </table:table-cell>
          <table:table-cell office:value-type="float" office:value="40.1652" calcext:value-type="float">
            <text:p>40.1652</text:p>
          </table:table-cell>
          <table:table-cell office:value-type="float" office:value="74.8201" calcext:value-type="float">
            <text:p>74.8201</text:p>
          </table:table-cell>
          <table:table-cell office:value-type="float" office:value="270.709" calcext:value-type="float">
            <text:p>270.709</text:p>
          </table:table-cell>
          <table:table-cell office:value-type="float" office:value="40.7524" calcext:value-type="float">
            <text:p>40.7524</text:p>
          </table:table-cell>
          <table:table-cell/>
          <table:table-cell table:formula="of:=([.D536]-[.A536])/0.0166667" office:value-type="float" office:value="9.7199805600384" calcext:value-type="float">
            <text:p>9.7199805600384</text:p>
          </table:table-cell>
          <table:table-cell table:formula="of:=ABS([.E536]-[.B536])/0.0166667" office:value-type="float" office:value="849.9583000834" calcext:value-type="float">
            <text:p>849.9583000834</text:p>
          </table:table-cell>
          <table:table-cell table:formula="of:=([.F536]-[.C536])/0.0166667" office:value-type="float" office:value="35.2319295361411" calcext:value-type="float">
            <text:p>35.2319295361411</text:p>
          </table:table-cell>
          <table:table-cell table:formula="of:=DEGREES(ATAN(ABS([.F536]-[.C536])/ABS([.E536]-[.B536])))" office:value-type="float" office:value="2.37362927507254" calcext:value-type="float">
            <text:p>2.37362927507254</text:p>
          </table:table-cell>
          <table:table-cell table:formula="of:=SQRT(POWER([.H536];2)+POWER([.I536];2)+POWER([.J536];2))" office:value-type="float" office:value="850.743720965127" calcext:value-type="float">
            <text:p>850.743720965127</text:p>
          </table:table-cell>
        </table:table-row>
        <table:table-row table:style-name="ro1">
          <table:table-cell office:value-type="float" office:value="74.3432" calcext:value-type="float">
            <text:p>74.3432</text:p>
          </table:table-cell>
          <table:table-cell office:value-type="float" office:value="274.502" calcext:value-type="float">
            <text:p>274.502</text:p>
          </table:table-cell>
          <table:table-cell office:value-type="float" office:value="40.3711" calcext:value-type="float">
            <text:p>40.3711</text:p>
          </table:table-cell>
          <table:table-cell office:value-type="float" office:value="74.515" calcext:value-type="float">
            <text:p>74.515</text:p>
          </table:table-cell>
          <table:table-cell office:value-type="float" office:value="262.257" calcext:value-type="float">
            <text:p>262.257</text:p>
          </table:table-cell>
          <table:table-cell office:value-type="float" office:value="39.9845" calcext:value-type="float">
            <text:p>39.9845</text:p>
          </table:table-cell>
          <table:table-cell/>
          <table:table-cell table:formula="of:=([.D537]-[.A537])/0.0166667" office:value-type="float" office:value="10.3079793840415" calcext:value-type="float">
            <text:p>10.3079793840415</text:p>
          </table:table-cell>
          <table:table-cell table:formula="of:=ABS([.E537]-[.B537])/0.0166667" office:value-type="float" office:value="734.698530602939" calcext:value-type="float">
            <text:p>734.698530602939</text:p>
          </table:table-cell>
          <table:table-cell table:formula="of:=([.F537]-[.C537])/0.0166667" office:value-type="float" office:value="-23.1959536080929" calcext:value-type="float">
            <text:p>-23.1959536080929</text:p>
          </table:table-cell>
          <table:table-cell table:formula="of:=DEGREES(ATAN(ABS([.F537]-[.C537])/ABS([.E537]-[.B537])))" office:value-type="float" office:value="1.80834568410536" calcext:value-type="float">
            <text:p>1.80834568410536</text:p>
          </table:table-cell>
          <table:table-cell table:formula="of:=SQRT(POWER([.H537];2)+POWER([.I537];2)+POWER([.J537];2))" office:value-type="float" office:value="735.136883561754" calcext:value-type="float">
            <text:p>735.136883561754</text:p>
          </table:table-cell>
        </table:table-row>
        <table:table-row table:style-name="ro1">
          <table:table-cell office:value-type="float" office:value="74.11" calcext:value-type="float">
            <text:p>74.11</text:p>
          </table:table-cell>
          <table:table-cell office:value-type="float" office:value="278.428" calcext:value-type="float">
            <text:p>278.428</text:p>
          </table:table-cell>
          <table:table-cell office:value-type="float" office:value="39.7183" calcext:value-type="float">
            <text:p>39.7183</text:p>
          </table:table-cell>
          <table:table-cell office:value-type="float" office:value="74.0465" calcext:value-type="float">
            <text:p>74.0465</text:p>
          </table:table-cell>
          <table:table-cell office:value-type="float" office:value="267.316" calcext:value-type="float">
            <text:p>267.316</text:p>
          </table:table-cell>
          <table:table-cell office:value-type="float" office:value="38.6241" calcext:value-type="float">
            <text:p>38.6241</text:p>
          </table:table-cell>
          <table:table-cell/>
          <table:table-cell table:formula="of:=([.D538]-[.A538])/0.0166667" office:value-type="float" office:value="-3.80999238001553" calcext:value-type="float">
            <text:p>-3.80999238001553</text:p>
          </table:table-cell>
          <table:table-cell table:formula="of:=ABS([.E538]-[.B538])/0.0166667" office:value-type="float" office:value="666.718666562668" calcext:value-type="float">
            <text:p>666.718666562668</text:p>
          </table:table-cell>
          <table:table-cell table:formula="of:=([.F538]-[.C538])/0.0166667" office:value-type="float" office:value="-65.6518686962627" calcext:value-type="float">
            <text:p>-65.6518686962627</text:p>
          </table:table-cell>
          <table:table-cell table:formula="of:=DEGREES(ATAN(ABS([.F538]-[.C538])/ABS([.E538]-[.B538])))" office:value-type="float" office:value="5.62379240224881" calcext:value-type="float">
            <text:p>5.62379240224881</text:p>
          </table:table-cell>
          <table:table-cell table:formula="of:=SQRT(POWER([.H538];2)+POWER([.I538];2)+POWER([.J538];2))" office:value-type="float" office:value="669.9540762234" calcext:value-type="float">
            <text:p>669.9540762234</text:p>
          </table:table-cell>
        </table:table-row>
        <table:table-row table:style-name="ro1">
          <table:table-cell office:value-type="float" office:value="74.1326" calcext:value-type="float">
            <text:p>74.1326</text:p>
          </table:table-cell>
          <table:table-cell office:value-type="float" office:value="282.172" calcext:value-type="float">
            <text:p>282.172</text:p>
          </table:table-cell>
          <table:table-cell office:value-type="float" office:value="40.3591" calcext:value-type="float">
            <text:p>40.3591</text:p>
          </table:table-cell>
          <table:table-cell office:value-type="float" office:value="74.0828" calcext:value-type="float">
            <text:p>74.0828</text:p>
          </table:table-cell>
          <table:table-cell office:value-type="float" office:value="273.369" calcext:value-type="float">
            <text:p>273.369</text:p>
          </table:table-cell>
          <table:table-cell office:value-type="float" office:value="39.5678" calcext:value-type="float">
            <text:p>39.5678</text:p>
          </table:table-cell>
          <table:table-cell/>
          <table:table-cell table:formula="of:=([.D539]-[.A539])/0.0166667" office:value-type="float" office:value="-2.98799402401138" calcext:value-type="float">
            <text:p>-2.98799402401138</text:p>
          </table:table-cell>
          <table:table-cell table:formula="of:=ABS([.E539]-[.B539])/0.0166667" office:value-type="float" office:value="528.178943642113" calcext:value-type="float">
            <text:p>528.178943642113</text:p>
          </table:table-cell>
          <table:table-cell table:formula="of:=([.F539]-[.C539])/0.0166667" office:value-type="float" office:value="-47.4779050441899" calcext:value-type="float">
            <text:p>-47.4779050441899</text:p>
          </table:table-cell>
          <table:table-cell table:formula="of:=DEGREES(ATAN(ABS([.F539]-[.C539])/ABS([.E539]-[.B539])))" office:value-type="float" office:value="5.13650181877088" calcext:value-type="float">
            <text:p>5.13650181877088</text:p>
          </table:table-cell>
          <table:table-cell table:formula="of:=SQRT(POWER([.H539];2)+POWER([.I539];2)+POWER([.J539];2))" office:value-type="float" office:value="530.316958132182" calcext:value-type="float">
            <text:p>530.316958132182</text:p>
          </table:table-cell>
        </table:table-row>
        <table:table-row table:style-name="ro1">
          <table:table-cell office:value-type="float" office:value="73.8821" calcext:value-type="float">
            <text:p>73.8821</text:p>
          </table:table-cell>
          <table:table-cell office:value-type="float" office:value="283.561" calcext:value-type="float">
            <text:p>283.561</text:p>
          </table:table-cell>
          <table:table-cell office:value-type="float" office:value="39.8798" calcext:value-type="float">
            <text:p>39.8798</text:p>
          </table:table-cell>
          <table:table-cell office:value-type="float" office:value="73.5768" calcext:value-type="float">
            <text:p>73.5768</text:p>
          </table:table-cell>
          <table:table-cell office:value-type="float" office:value="272.063" calcext:value-type="float">
            <text:p>272.063</text:p>
          </table:table-cell>
          <table:table-cell office:value-type="float" office:value="39.545" calcext:value-type="float">
            <text:p>39.545</text:p>
          </table:table-cell>
          <table:table-cell/>
          <table:table-cell table:formula="of:=([.D540]-[.A540])/0.0166667" office:value-type="float" office:value="-18.3179633640726" calcext:value-type="float">
            <text:p>-18.3179633640726</text:p>
          </table:table-cell>
          <table:table-cell table:formula="of:=ABS([.E540]-[.B540])/0.0166667" office:value-type="float" office:value="689.878620242759" calcext:value-type="float">
            <text:p>689.878620242759</text:p>
          </table:table-cell>
          <table:table-cell table:formula="of:=([.F540]-[.C540])/0.0166667" office:value-type="float" office:value="-20.0879598240804" calcext:value-type="float">
            <text:p>-20.0879598240804</text:p>
          </table:table-cell>
          <table:table-cell table:formula="of:=DEGREES(ATAN(ABS([.F540]-[.C540])/ABS([.E540]-[.B540])))" office:value-type="float" office:value="1.66787339680779" calcext:value-type="float">
            <text:p>1.66787339680779</text:p>
          </table:table-cell>
          <table:table-cell table:formula="of:=SQRT(POWER([.H540];2)+POWER([.I540];2)+POWER([.J540];2))" office:value-type="float" office:value="690.414067483966" calcext:value-type="float">
            <text:p>690.414067483966</text:p>
          </table:table-cell>
        </table:table-row>
        <table:table-row table:style-name="ro1">
          <table:table-cell office:value-type="float" office:value="74.6498" calcext:value-type="float">
            <text:p>74.6498</text:p>
          </table:table-cell>
          <table:table-cell office:value-type="float" office:value="283.581" calcext:value-type="float">
            <text:p>283.581</text:p>
          </table:table-cell>
          <table:table-cell office:value-type="float" office:value="40.1232" calcext:value-type="float">
            <text:p>40.1232</text:p>
          </table:table-cell>
          <table:table-cell office:value-type="float" office:value="75.0577" calcext:value-type="float">
            <text:p>75.0577</text:p>
          </table:table-cell>
          <table:table-cell office:value-type="float" office:value="269.645" calcext:value-type="float">
            <text:p>269.645</text:p>
          </table:table-cell>
          <table:table-cell office:value-type="float" office:value="39.9415" calcext:value-type="float">
            <text:p>39.9415</text:p>
          </table:table-cell>
          <table:table-cell/>
          <table:table-cell table:formula="of:=([.D541]-[.A541])/0.0166667" office:value-type="float" office:value="24.4739510520978" calcext:value-type="float">
            <text:p>24.4739510520978</text:p>
          </table:table-cell>
          <table:table-cell table:formula="of:=ABS([.E541]-[.B541])/0.0166667" office:value-type="float" office:value="836.158327683347" calcext:value-type="float">
            <text:p>836.158327683347</text:p>
          </table:table-cell>
          <table:table-cell table:formula="of:=([.F541]-[.C541])/0.0166667" office:value-type="float" office:value="-10.9019781960436" calcext:value-type="float">
            <text:p>-10.9019781960436</text:p>
          </table:table-cell>
          <table:table-cell table:formula="of:=DEGREES(ATAN(ABS([.F541]-[.C541])/ABS([.E541]-[.B541])))" office:value-type="float" office:value="0.746990046073801" calcext:value-type="float">
            <text:p>0.746990046073801</text:p>
          </table:table-cell>
          <table:table-cell table:formula="of:=SQRT(POWER([.H541];2)+POWER([.I541];2)+POWER([.J541];2))" office:value-type="float" office:value="836.587458884544" calcext:value-type="float">
            <text:p>836.587458884544</text:p>
          </table:table-cell>
        </table:table-row>
        <table:table-row table:style-name="ro1">
          <table:table-cell office:value-type="float" office:value="74.6581" calcext:value-type="float">
            <text:p>74.6581</text:p>
          </table:table-cell>
          <table:table-cell office:value-type="float" office:value="284.88" calcext:value-type="float">
            <text:p>284.88</text:p>
          </table:table-cell>
          <table:table-cell office:value-type="float" office:value="40.1643" calcext:value-type="float">
            <text:p>40.1643</text:p>
          </table:table-cell>
          <table:table-cell office:value-type="float" office:value="74.8273" calcext:value-type="float">
            <text:p>74.8273</text:p>
          </table:table-cell>
          <table:table-cell office:value-type="float" office:value="272.05" calcext:value-type="float">
            <text:p>272.05</text:p>
          </table:table-cell>
          <table:table-cell office:value-type="float" office:value="40.28" calcext:value-type="float">
            <text:p>40.28</text:p>
          </table:table-cell>
          <table:table-cell/>
          <table:table-cell table:formula="of:=([.D542]-[.A542])/0.0166667" office:value-type="float" office:value="10.15197969604" calcext:value-type="float">
            <text:p>10.15197969604</text:p>
          </table:table-cell>
          <table:table-cell table:formula="of:=ABS([.E542]-[.B542])/0.0166667" office:value-type="float" office:value="769.798460403078" calcext:value-type="float">
            <text:p>769.798460403078</text:p>
          </table:table-cell>
          <table:table-cell table:formula="of:=([.F542]-[.C542])/0.0166667" office:value-type="float" office:value="6.941986116028" calcext:value-type="float">
            <text:p>6.941986116028</text:p>
          </table:table-cell>
          <table:table-cell table:formula="of:=DEGREES(ATAN(ABS([.F542]-[.C542])/ABS([.E542]-[.B542])))" office:value-type="float" office:value="0.516675136274733" calcext:value-type="float">
            <text:p>0.516675136274733</text:p>
          </table:table-cell>
          <table:table-cell table:formula="of:=SQRT(POWER([.H542];2)+POWER([.I542];2)+POWER([.J542];2))" office:value-type="float" office:value="769.896696643085" calcext:value-type="float">
            <text:p>769.896696643085</text:p>
          </table:table-cell>
        </table:table-row>
        <table:table-row table:style-name="ro1">
          <table:table-cell office:value-type="float" office:value="74.602" calcext:value-type="float">
            <text:p>74.602</text:p>
          </table:table-cell>
          <table:table-cell office:value-type="float" office:value="275.783" calcext:value-type="float">
            <text:p>275.783</text:p>
          </table:table-cell>
          <table:table-cell office:value-type="float" office:value="40.4048" calcext:value-type="float">
            <text:p>40.4048</text:p>
          </table:table-cell>
          <table:table-cell office:value-type="float" office:value="74.7678" calcext:value-type="float">
            <text:p>74.7678</text:p>
          </table:table-cell>
          <table:table-cell office:value-type="float" office:value="263.481" calcext:value-type="float">
            <text:p>263.481</text:p>
          </table:table-cell>
          <table:table-cell office:value-type="float" office:value="40.015" calcext:value-type="float">
            <text:p>40.015</text:p>
          </table:table-cell>
          <table:table-cell/>
          <table:table-cell table:formula="of:=([.D543]-[.A543])/0.0166667" office:value-type="float" office:value="9.9479801040392" calcext:value-type="float">
            <text:p>9.9479801040392</text:p>
          </table:table-cell>
          <table:table-cell table:formula="of:=ABS([.E543]-[.B543])/0.0166667" office:value-type="float" office:value="738.118523762954" calcext:value-type="float">
            <text:p>738.118523762954</text:p>
          </table:table-cell>
          <table:table-cell table:formula="of:=([.F543]-[.C543])/0.0166667" office:value-type="float" office:value="-23.3879532240936" calcext:value-type="float">
            <text:p>-23.3879532240936</text:p>
          </table:table-cell>
          <table:table-cell table:formula="of:=DEGREES(ATAN(ABS([.F543]-[.C543])/ABS([.E543]-[.B543])))" office:value-type="float" office:value="1.81486140212991" calcext:value-type="float">
            <text:p>1.81486140212991</text:p>
          </table:table-cell>
          <table:table-cell table:formula="of:=SQRT(POWER([.H543];2)+POWER([.I543];2)+POWER([.J543];2))" office:value-type="float" office:value="738.555965236329" calcext:value-type="float">
            <text:p>738.555965236329</text:p>
          </table:table-cell>
        </table:table-row>
        <table:table-row table:style-name="ro1">
          <table:table-cell office:value-type="float" office:value="73.8959" calcext:value-type="float">
            <text:p>73.8959</text:p>
          </table:table-cell>
          <table:table-cell office:value-type="float" office:value="286.118" calcext:value-type="float">
            <text:p>286.118</text:p>
          </table:table-cell>
          <table:table-cell office:value-type="float" office:value="40.224" calcext:value-type="float">
            <text:p>40.224</text:p>
          </table:table-cell>
          <table:table-cell office:value-type="float" office:value="73.5931" calcext:value-type="float">
            <text:p>73.5931</text:p>
          </table:table-cell>
          <table:table-cell office:value-type="float" office:value="275.831" calcext:value-type="float">
            <text:p>275.831</text:p>
          </table:table-cell>
          <table:table-cell office:value-type="float" office:value="39.6564" calcext:value-type="float">
            <text:p>39.6564</text:p>
          </table:table-cell>
          <table:table-cell/>
          <table:table-cell table:formula="of:=([.D544]-[.A544])/0.0166667" office:value-type="float" office:value="-18.1679636640721" calcext:value-type="float">
            <text:p>-18.1679636640721</text:p>
          </table:table-cell>
          <table:table-cell table:formula="of:=ABS([.E544]-[.B544])/0.0166667" office:value-type="float" office:value="617.218765562468" calcext:value-type="float">
            <text:p>617.218765562468</text:p>
          </table:table-cell>
          <table:table-cell table:formula="of:=([.F544]-[.C544])/0.0166667" office:value-type="float" office:value="-34.0559318881361" calcext:value-type="float">
            <text:p>-34.0559318881361</text:p>
          </table:table-cell>
          <table:table-cell table:formula="of:=DEGREES(ATAN(ABS([.F544]-[.C544])/ABS([.E544]-[.B544])))" office:value-type="float" office:value="3.15817456841694" calcext:value-type="float">
            <text:p>3.15817456841694</text:p>
          </table:table-cell>
          <table:table-cell table:formula="of:=SQRT(POWER([.H544];2)+POWER([.I544];2)+POWER([.J544];2))" office:value-type="float" office:value="618.424519212268" calcext:value-type="float">
            <text:p>618.424519212268</text:p>
          </table:table-cell>
        </table:table-row>
        <table:table-row table:style-name="ro1">
          <table:table-cell office:value-type="float" office:value="74.6582" calcext:value-type="float">
            <text:p>74.6582</text:p>
          </table:table-cell>
          <table:table-cell office:value-type="float" office:value="284.886" calcext:value-type="float">
            <text:p>284.886</text:p>
          </table:table-cell>
          <table:table-cell office:value-type="float" office:value="40.1635" calcext:value-type="float">
            <text:p>40.1635</text:p>
          </table:table-cell>
          <table:table-cell office:value-type="float" office:value="74.5843" calcext:value-type="float">
            <text:p>74.5843</text:p>
          </table:table-cell>
          <table:table-cell office:value-type="float" office:value="273.372" calcext:value-type="float">
            <text:p>273.372</text:p>
          </table:table-cell>
          <table:table-cell office:value-type="float" office:value="39.8114" calcext:value-type="float">
            <text:p>39.8114</text:p>
          </table:table-cell>
          <table:table-cell/>
          <table:table-cell table:formula="of:=([.D545]-[.A545])/0.0166667" office:value-type="float" office:value="-4.43399113201742" calcext:value-type="float">
            <text:p>-4.43399113201742</text:p>
          </table:table-cell>
          <table:table-cell table:formula="of:=ABS([.E545]-[.B545])/0.0166667" office:value-type="float" office:value="690.838618322764" calcext:value-type="float">
            <text:p>690.838618322764</text:p>
          </table:table-cell>
          <table:table-cell table:formula="of:=([.F545]-[.C545])/0.0166667" office:value-type="float" office:value="-21.1259577480845" calcext:value-type="float">
            <text:p>-21.1259577480845</text:p>
          </table:table-cell>
          <table:table-cell table:formula="of:=DEGREES(ATAN(ABS([.F545]-[.C545])/ABS([.E545]-[.B545])))" office:value-type="float" office:value="1.75156843785894" calcext:value-type="float">
            <text:p>1.75156843785894</text:p>
          </table:table-cell>
          <table:table-cell table:formula="of:=SQRT(POWER([.H545];2)+POWER([.I545];2)+POWER([.J545];2))" office:value-type="float" office:value="691.175782948331" calcext:value-type="float">
            <text:p>691.175782948331</text:p>
          </table:table-cell>
        </table:table-row>
        <table:table-row table:style-name="ro1">
          <table:table-cell office:value-type="float" office:value="74.6726" calcext:value-type="float">
            <text:p>74.6726</text:p>
          </table:table-cell>
          <table:table-cell office:value-type="float" office:value="287.66" calcext:value-type="float">
            <text:p>287.66</text:p>
          </table:table-cell>
          <table:table-cell office:value-type="float" office:value="39.4539" calcext:value-type="float">
            <text:p>39.4539</text:p>
          </table:table-cell>
          <table:table-cell office:value-type="float" office:value="74.5906" calcext:value-type="float">
            <text:p>74.5906</text:p>
          </table:table-cell>
          <table:table-cell office:value-type="float" office:value="274.705" calcext:value-type="float">
            <text:p>274.705</text:p>
          </table:table-cell>
          <table:table-cell office:value-type="float" office:value="39.3372" calcext:value-type="float">
            <text:p>39.3372</text:p>
          </table:table-cell>
          <table:table-cell/>
          <table:table-cell table:formula="of:=([.D546]-[.A546])/0.0166667" office:value-type="float" office:value="-4.91999016002015" calcext:value-type="float">
            <text:p>-4.91999016002015</text:p>
          </table:table-cell>
          <table:table-cell table:formula="of:=ABS([.E546]-[.B546])/0.0166667" office:value-type="float" office:value="777.298445403112" calcext:value-type="float">
            <text:p>777.298445403112</text:p>
          </table:table-cell>
          <table:table-cell table:formula="of:=([.F546]-[.C546])/0.0166667" office:value-type="float" office:value="-7.00198599602768" calcext:value-type="float">
            <text:p>-7.00198599602768</text:p>
          </table:table-cell>
          <table:table-cell table:formula="of:=DEGREES(ATAN(ABS([.F546]-[.C546])/ABS([.E546]-[.B546])))" office:value-type="float" office:value="0.516112436850923" calcext:value-type="float">
            <text:p>0.516112436850923</text:p>
          </table:table-cell>
          <table:table-cell table:formula="of:=SQRT(POWER([.H546];2)+POWER([.I546];2)+POWER([.J546];2))" office:value-type="float" office:value="777.345552079098" calcext:value-type="float">
            <text:p>777.345552079098</text:p>
          </table:table-cell>
        </table:table-row>
        <table:table-row table:style-name="ro1">
          <table:table-cell office:value-type="float" office:value="74.6457" calcext:value-type="float">
            <text:p>74.6457</text:p>
          </table:table-cell>
          <table:table-cell office:value-type="float" office:value="283.834" calcext:value-type="float">
            <text:p>283.834</text:p>
          </table:table-cell>
          <table:table-cell office:value-type="float" office:value="38.8115" calcext:value-type="float">
            <text:p>38.8115</text:p>
          </table:table-cell>
          <table:table-cell office:value-type="float" office:value="74.8135" calcext:value-type="float">
            <text:p>74.8135</text:p>
          </table:table-cell>
          <table:table-cell office:value-type="float" office:value="271.129" calcext:value-type="float">
            <text:p>271.129</text:p>
          </table:table-cell>
          <table:table-cell office:value-type="float" office:value="38.452" calcext:value-type="float">
            <text:p>38.452</text:p>
          </table:table-cell>
          <table:table-cell/>
          <table:table-cell table:formula="of:=([.D547]-[.A547])/0.0166667" office:value-type="float" office:value="10.0679798640403" calcext:value-type="float">
            <text:p>10.0679798640403</text:p>
          </table:table-cell>
          <table:table-cell table:formula="of:=ABS([.E547]-[.B547])/0.0166667" office:value-type="float" office:value="762.298475403048" calcext:value-type="float">
            <text:p>762.298475403048</text:p>
          </table:table-cell>
          <table:table-cell table:formula="of:=([.F547]-[.C547])/0.0166667" office:value-type="float" office:value="-21.5699568600865" calcext:value-type="float">
            <text:p>-21.5699568600865</text:p>
          </table:table-cell>
          <table:table-cell table:formula="of:=DEGREES(ATAN(ABS([.F547]-[.C547])/ABS([.E547]-[.B547])))" office:value-type="float" office:value="1.62080583104073" calcext:value-type="float">
            <text:p>1.62080583104073</text:p>
          </table:table-cell>
          <table:table-cell table:formula="of:=SQRT(POWER([.H547];2)+POWER([.I547];2)+POWER([.J547];2))" office:value-type="float" office:value="762.670041931175" calcext:value-type="float">
            <text:p>762.670041931175</text:p>
          </table:table-cell>
        </table:table-row>
        <table:table-row table:style-name="ro1">
          <table:table-cell office:value-type="float" office:value="73.899" calcext:value-type="float">
            <text:p>73.899</text:p>
          </table:table-cell>
          <table:table-cell office:value-type="float" office:value="285.953" calcext:value-type="float">
            <text:p>285.953</text:p>
          </table:table-cell>
          <table:table-cell office:value-type="float" office:value="41.0147" calcext:value-type="float">
            <text:p>41.0147</text:p>
          </table:table-cell>
          <table:table-cell office:value-type="float" office:value="73.8448" calcext:value-type="float">
            <text:p>73.8448</text:p>
          </table:table-cell>
          <table:table-cell office:value-type="float" office:value="274.294" calcext:value-type="float">
            <text:p>274.294</text:p>
          </table:table-cell>
          <table:table-cell office:value-type="float" office:value="41.157" calcext:value-type="float">
            <text:p>41.157</text:p>
          </table:table-cell>
          <table:table-cell/>
          <table:table-cell table:formula="of:=([.D548]-[.A548])/0.0166667" office:value-type="float" office:value="-3.25199349601268" calcext:value-type="float">
            <text:p>-3.25199349601268</text:p>
          </table:table-cell>
          <table:table-cell table:formula="of:=ABS([.E548]-[.B548])/0.0166667" office:value-type="float" office:value="699.538600922798" calcext:value-type="float">
            <text:p>699.538600922798</text:p>
          </table:table-cell>
          <table:table-cell table:formula="of:=([.F548]-[.C548])/0.0166667" office:value-type="float" office:value="8.53798292403408" calcext:value-type="float">
            <text:p>8.53798292403408</text:p>
          </table:table-cell>
          <table:table-cell table:formula="of:=DEGREES(ATAN(ABS([.F548]-[.C548])/ABS([.E548]-[.B548])))" office:value-type="float" office:value="0.699269629600978" calcext:value-type="float">
            <text:p>0.699269629600978</text:p>
          </table:table-cell>
          <table:table-cell table:formula="of:=SQRT(POWER([.H548];2)+POWER([.I548];2)+POWER([.J548];2))" office:value-type="float" office:value="699.59826100065" calcext:value-type="float">
            <text:p>699.59826100065</text:p>
          </table:table-cell>
        </table:table-row>
        <table:table-row table:style-name="ro1">
          <table:table-cell office:value-type="float" office:value="74.6093" calcext:value-type="float">
            <text:p>74.6093</text:p>
          </table:table-cell>
          <table:table-cell office:value-type="float" office:value="277.101" calcext:value-type="float">
            <text:p>277.101</text:p>
          </table:table-cell>
          <table:table-cell office:value-type="float" office:value="40.1855" calcext:value-type="float">
            <text:p>40.1855</text:p>
          </table:table-cell>
          <table:table-cell office:value-type="float" office:value="75.258" calcext:value-type="float">
            <text:p>75.258</text:p>
          </table:table-cell>
          <table:table-cell office:value-type="float" office:value="263.537" calcext:value-type="float">
            <text:p>263.537</text:p>
          </table:table-cell>
          <table:table-cell office:value-type="float" office:value="40.0008" calcext:value-type="float">
            <text:p>40.0008</text:p>
          </table:table-cell>
          <table:table-cell/>
          <table:table-cell table:formula="of:=([.D549]-[.A549])/0.0166667" office:value-type="float" office:value="38.9219221561551" calcext:value-type="float">
            <text:p>38.9219221561551</text:p>
          </table:table-cell>
          <table:table-cell table:formula="of:=ABS([.E549]-[.B549])/0.0166667" office:value-type="float" office:value="813.838372323257" calcext:value-type="float">
            <text:p>813.838372323257</text:p>
          </table:table-cell>
          <table:table-cell table:formula="of:=([.F549]-[.C549])/0.0166667" office:value-type="float" office:value="-11.0819778360443" calcext:value-type="float">
            <text:p>-11.0819778360443</text:p>
          </table:table-cell>
          <table:table-cell table:formula="of:=DEGREES(ATAN(ABS([.F549]-[.C549])/ABS([.E549]-[.B549])))" office:value-type="float" office:value="0.780144240298021" calcext:value-type="float">
            <text:p>0.780144240298021</text:p>
          </table:table-cell>
          <table:table-cell table:formula="of:=SQRT(POWER([.H549];2)+POWER([.I549];2)+POWER([.J549];2))" office:value-type="float" office:value="814.843925253699" calcext:value-type="float">
            <text:p>814.843925253699</text:p>
          </table:table-cell>
        </table:table-row>
        <table:table-row table:style-name="ro1">
          <table:table-cell office:value-type="float" office:value="74.852" calcext:value-type="float">
            <text:p>74.852</text:p>
          </table:table-cell>
          <table:table-cell office:value-type="float" office:value="275.913" calcext:value-type="float">
            <text:p>275.913</text:p>
          </table:table-cell>
          <table:table-cell office:value-type="float" office:value="39.881" calcext:value-type="float">
            <text:p>39.881</text:p>
          </table:table-cell>
          <table:table-cell office:value-type="float" office:value="74.7732" calcext:value-type="float">
            <text:p>74.7732</text:p>
          </table:table-cell>
          <table:table-cell office:value-type="float" office:value="264.876" calcext:value-type="float">
            <text:p>264.876</text:p>
          </table:table-cell>
          <table:table-cell office:value-type="float" office:value="39.0408" calcext:value-type="float">
            <text:p>39.0408</text:p>
          </table:table-cell>
          <table:table-cell/>
          <table:table-cell table:formula="of:=([.D550]-[.A550])/0.0166667" office:value-type="float" office:value="-4.72799054401898" calcext:value-type="float">
            <text:p>-4.72799054401898</text:p>
          </table:table-cell>
          <table:table-cell table:formula="of:=ABS([.E550]-[.B550])/0.0166667" office:value-type="float" office:value="662.218675562651" calcext:value-type="float">
            <text:p>662.218675562651</text:p>
          </table:table-cell>
          <table:table-cell table:formula="of:=([.F550]-[.C550])/0.0166667" office:value-type="float" office:value="-50.4118991762018" calcext:value-type="float">
            <text:p>-50.4118991762018</text:p>
          </table:table-cell>
          <table:table-cell table:formula="of:=DEGREES(ATAN(ABS([.F550]-[.C550])/ABS([.E550]-[.B550])))" office:value-type="float" office:value="4.35328835594439" calcext:value-type="float">
            <text:p>4.35328835594439</text:p>
          </table:table-cell>
          <table:table-cell table:formula="of:=SQRT(POWER([.H550];2)+POWER([.I550];2)+POWER([.J550];2))" office:value-type="float" office:value="664.151554795355" calcext:value-type="float">
            <text:p>664.151554795355</text:p>
          </table:table-cell>
        </table:table-row>
        <table:table-row table:style-name="ro1">
          <table:table-cell office:value-type="float" office:value="74.6673" calcext:value-type="float">
            <text:p>74.6673</text:p>
          </table:table-cell>
          <table:table-cell office:value-type="float" office:value="286.14" calcext:value-type="float">
            <text:p>286.14</text:p>
          </table:table-cell>
          <table:table-cell office:value-type="float" office:value="40.4681" calcext:value-type="float">
            <text:p>40.4681</text:p>
          </table:table-cell>
          <table:table-cell office:value-type="float" office:value="75.0781" calcext:value-type="float">
            <text:p>75.0781</text:p>
          </table:table-cell>
          <table:table-cell office:value-type="float" office:value="271.975" calcext:value-type="float">
            <text:p>271.975</text:p>
          </table:table-cell>
          <table:table-cell office:value-type="float" office:value="40.7858" calcext:value-type="float">
            <text:p>40.7858</text:p>
          </table:table-cell>
          <table:table-cell/>
          <table:table-cell table:formula="of:=([.D551]-[.A551])/0.0166667" office:value-type="float" office:value="24.6479507040991" calcext:value-type="float">
            <text:p>24.6479507040991</text:p>
          </table:table-cell>
          <table:table-cell table:formula="of:=ABS([.E551]-[.B551])/0.0166667" office:value-type="float" office:value="849.898300203397" calcext:value-type="float">
            <text:p>849.898300203397</text:p>
          </table:table-cell>
          <table:table-cell table:formula="of:=([.F551]-[.C551])/0.0166667" office:value-type="float" office:value="19.0619618760764" calcext:value-type="float">
            <text:p>19.0619618760764</text:p>
          </table:table-cell>
          <table:table-cell table:formula="of:=DEGREES(ATAN(ABS([.F551]-[.C551])/ABS([.E551]-[.B551])))" office:value-type="float" office:value="1.28484418100155" calcext:value-type="float">
            <text:p>1.28484418100155</text:p>
          </table:table-cell>
          <table:table-cell table:formula="of:=SQRT(POWER([.H551];2)+POWER([.I551];2)+POWER([.J551];2))" office:value-type="float" office:value="850.46928254529" calcext:value-type="float">
            <text:p>850.46928254529</text:p>
          </table:table-cell>
        </table:table-row>
        <table:table-row table:style-name="ro1">
          <table:table-cell office:value-type="float" office:value="73.8842" calcext:value-type="float">
            <text:p>73.8842</text:p>
          </table:table-cell>
          <table:table-cell office:value-type="float" office:value="283.45" calcext:value-type="float">
            <text:p>283.45</text:p>
          </table:table-cell>
          <table:table-cell office:value-type="float" office:value="40.4053" calcext:value-type="float">
            <text:p>40.4053</text:p>
          </table:table-cell>
          <table:table-cell office:value-type="float" office:value="73.579" calcext:value-type="float">
            <text:p>73.579</text:p>
          </table:table-cell>
          <table:table-cell office:value-type="float" office:value="271.962" calcext:value-type="float">
            <text:p>271.962</text:p>
          </table:table-cell>
          <table:table-cell office:value-type="float" office:value="40.0583" calcext:value-type="float">
            <text:p>40.0583</text:p>
          </table:table-cell>
          <table:table-cell/>
          <table:table-cell table:formula="of:=([.D552]-[.A552])/0.0166667" office:value-type="float" office:value="-18.3119633760741" calcext:value-type="float">
            <text:p>-18.3119633760741</text:p>
          </table:table-cell>
          <table:table-cell table:formula="of:=ABS([.E552]-[.B552])/0.0166667" office:value-type="float" office:value="689.278621442757" calcext:value-type="float">
            <text:p>689.278621442757</text:p>
          </table:table-cell>
          <table:table-cell table:formula="of:=([.F552]-[.C552])/0.0166667" office:value-type="float" office:value="-20.8199583600829" calcext:value-type="float">
            <text:p>-20.8199583600829</text:p>
          </table:table-cell>
          <table:table-cell table:formula="of:=DEGREES(ATAN(ABS([.F552]-[.C552])/ABS([.E552]-[.B552])))" office:value-type="float" office:value="1.73011771780333" calcext:value-type="float">
            <text:p>1.73011771780333</text:p>
          </table:table-cell>
          <table:table-cell table:formula="of:=SQRT(POWER([.H552];2)+POWER([.I552];2)+POWER([.J552];2))" office:value-type="float" office:value="689.836079548489" calcext:value-type="float">
            <text:p>689.836079548489</text:p>
          </table:table-cell>
        </table:table-row>
        <table:table-row table:style-name="ro1">
          <table:table-cell office:value-type="float" office:value="74.6589" calcext:value-type="float">
            <text:p>74.6589</text:p>
          </table:table-cell>
          <table:table-cell office:value-type="float" office:value="284.829" calcext:value-type="float">
            <text:p>284.829</text:p>
          </table:table-cell>
          <table:table-cell office:value-type="float" office:value="40.4269" calcext:value-type="float">
            <text:p>40.4269</text:p>
          </table:table-cell>
          <table:table-cell office:value-type="float" office:value="74.836" calcext:value-type="float">
            <text:p>74.836</text:p>
          </table:table-cell>
          <table:table-cell office:value-type="float" office:value="273.302" calcext:value-type="float">
            <text:p>273.302</text:p>
          </table:table-cell>
          <table:table-cell office:value-type="float" office:value="40.3183" calcext:value-type="float">
            <text:p>40.3183</text:p>
          </table:table-cell>
          <table:table-cell/>
          <table:table-cell table:formula="of:=([.D553]-[.A553])/0.0166667" office:value-type="float" office:value="10.6259787480423" calcext:value-type="float">
            <text:p>10.6259787480423</text:p>
          </table:table-cell>
          <table:table-cell table:formula="of:=ABS([.E553]-[.B553])/0.0166667" office:value-type="float" office:value="691.618616762766" calcext:value-type="float">
            <text:p>691.618616762766</text:p>
          </table:table-cell>
          <table:table-cell table:formula="of:=([.F553]-[.C553])/0.0166667" office:value-type="float" office:value="-6.51598696802623" calcext:value-type="float">
            <text:p>-6.51598696802623</text:p>
          </table:table-cell>
          <table:table-cell table:formula="of:=DEGREES(ATAN(ABS([.F553]-[.C553])/ABS([.E553]-[.B553])))" office:value-type="float" office:value="0.539788111653206" calcext:value-type="float">
            <text:p>0.539788111653206</text:p>
          </table:table-cell>
          <table:table-cell table:formula="of:=SQRT(POWER([.H553];2)+POWER([.I553];2)+POWER([.J553];2))" office:value-type="float" office:value="691.730930755133" calcext:value-type="float">
            <text:p>691.730930755133</text:p>
          </table:table-cell>
        </table:table-row>
        <table:table-row table:style-name="ro1">
          <table:table-cell office:value-type="float" office:value="74.1396" calcext:value-type="float">
            <text:p>74.1396</text:p>
          </table:table-cell>
          <table:table-cell office:value-type="float" office:value="283.47" calcext:value-type="float">
            <text:p>283.47</text:p>
          </table:table-cell>
          <table:table-cell office:value-type="float" office:value="40.3996" calcext:value-type="float">
            <text:p>40.3996</text:p>
          </table:table-cell>
          <table:table-cell office:value-type="float" office:value="73.8295" calcext:value-type="float">
            <text:p>73.8295</text:p>
          </table:table-cell>
          <table:table-cell office:value-type="float" office:value="271.935" calcext:value-type="float">
            <text:p>271.935</text:p>
          </table:table-cell>
          <table:table-cell office:value-type="float" office:value="40.3085" calcext:value-type="float">
            <text:p>40.3085</text:p>
          </table:table-cell>
          <table:table-cell/>
          <table:table-cell table:formula="of:=([.D554]-[.A554])/0.0166667" office:value-type="float" office:value="-18.6059627880748" calcext:value-type="float">
            <text:p>-18.6059627880748</text:p>
          </table:table-cell>
          <table:table-cell table:formula="of:=ABS([.E554]-[.B554])/0.0166667" office:value-type="float" office:value="692.09861580277" calcext:value-type="float">
            <text:p>692.09861580277</text:p>
          </table:table-cell>
          <table:table-cell table:formula="of:=([.F554]-[.C554])/0.0166667" office:value-type="float" office:value="-5.4659890680217" calcext:value-type="float">
            <text:p>-5.4659890680217</text:p>
          </table:table-cell>
          <table:table-cell table:formula="of:=DEGREES(ATAN(ABS([.F554]-[.C554])/ABS([.E554]-[.B554])))" office:value-type="float" office:value="0.452495621571112" calcext:value-type="float">
            <text:p>0.452495621571112</text:p>
          </table:table-cell>
          <table:table-cell table:formula="of:=SQRT(POWER([.H554];2)+POWER([.I554];2)+POWER([.J554];2))" office:value-type="float" office:value="692.37024263314" calcext:value-type="float">
            <text:p>692.37024263314</text:p>
          </table:table-cell>
        </table:table-row>
        <table:table-row table:style-name="ro1">
          <table:table-cell office:value-type="float" office:value="74.3731" calcext:value-type="float">
            <text:p>74.3731</text:p>
          </table:table-cell>
          <table:table-cell office:value-type="float" office:value="279.573" calcext:value-type="float">
            <text:p>279.573</text:p>
          </table:table-cell>
          <table:table-cell office:value-type="float" office:value="40.5318" calcext:value-type="float">
            <text:p>40.5318</text:p>
          </table:table-cell>
          <table:table-cell office:value-type="float" office:value="74.3001" calcext:value-type="float">
            <text:p>74.3001</text:p>
          </table:table-cell>
          <table:table-cell office:value-type="float" office:value="267.012" calcext:value-type="float">
            <text:p>267.012</text:p>
          </table:table-cell>
          <table:table-cell office:value-type="float" office:value="40.3951" calcext:value-type="float">
            <text:p>40.3951</text:p>
          </table:table-cell>
          <table:table-cell/>
          <table:table-cell table:formula="of:=([.D555]-[.A555])/0.0166667" office:value-type="float" office:value="-4.37999124001712" calcext:value-type="float">
            <text:p>-4.37999124001712</text:p>
          </table:table-cell>
          <table:table-cell table:formula="of:=ABS([.E555]-[.B555])/0.0166667" office:value-type="float" office:value="753.658492683013" calcext:value-type="float">
            <text:p>753.658492683013</text:p>
          </table:table-cell>
          <table:table-cell table:formula="of:=([.F555]-[.C555])/0.0166667" office:value-type="float" office:value="-8.20198359603266" calcext:value-type="float">
            <text:p>-8.20198359603266</text:p>
          </table:table-cell>
          <table:table-cell table:formula="of:=DEGREES(ATAN(ABS([.F555]-[.C555])/ABS([.E555]-[.B555])))" office:value-type="float" office:value="0.623519136046397" calcext:value-type="float">
            <text:p>0.623519136046397</text:p>
          </table:table-cell>
          <table:table-cell table:formula="of:=SQRT(POWER([.H555];2)+POWER([.I555];2)+POWER([.J555];2))" office:value-type="float" office:value="753.715848613656" calcext:value-type="float">
            <text:p>753.715848613656</text:p>
          </table:table-cell>
        </table:table-row>
        <table:table-row table:style-name="ro1">
          <table:table-cell office:value-type="float" office:value="74.5931" calcext:value-type="float">
            <text:p>74.5931</text:p>
          </table:table-cell>
          <table:table-cell office:value-type="float" office:value="274.575" calcext:value-type="float">
            <text:p>274.575</text:p>
          </table:table-cell>
          <table:table-cell office:value-type="float" office:value="40.1074" calcext:value-type="float">
            <text:p>40.1074</text:p>
          </table:table-cell>
          <table:table-cell office:value-type="float" office:value="74.5211" calcext:value-type="float">
            <text:p>74.5211</text:p>
          </table:table-cell>
          <table:table-cell office:value-type="float" office:value="263.55" calcext:value-type="float">
            <text:p>263.55</text:p>
          </table:table-cell>
          <table:table-cell office:value-type="float" office:value="39.5173" calcext:value-type="float">
            <text:p>39.5173</text:p>
          </table:table-cell>
          <table:table-cell/>
          <table:table-cell table:formula="of:=([.D556]-[.A556])/0.0166667" office:value-type="float" office:value="-4.31999136001744" calcext:value-type="float">
            <text:p>-4.31999136001744</text:p>
          </table:table-cell>
          <table:table-cell table:formula="of:=ABS([.E556]-[.B556])/0.0166667" office:value-type="float" office:value="661.498677002645" calcext:value-type="float">
            <text:p>661.498677002645</text:p>
          </table:table-cell>
          <table:table-cell table:formula="of:=([.F556]-[.C556])/0.0166667" office:value-type="float" office:value="-35.4059291881416" calcext:value-type="float">
            <text:p>-35.4059291881416</text:p>
          </table:table-cell>
          <table:table-cell table:formula="of:=DEGREES(ATAN(ABS([.F556]-[.C556])/ABS([.E556]-[.B556])))" office:value-type="float" office:value="3.06376493149196" calcext:value-type="float">
            <text:p>3.06376493149196</text:p>
          </table:table-cell>
          <table:table-cell table:formula="of:=SQRT(POWER([.H556];2)+POWER([.I556];2)+POWER([.J556];2))" office:value-type="float" office:value="662.459615239507" calcext:value-type="float">
            <text:p>662.459615239507</text:p>
          </table:table-cell>
        </table:table-row>
        <table:table-row table:style-name="ro1">
          <table:table-cell office:value-type="float" office:value="74.869" calcext:value-type="float">
            <text:p>74.869</text:p>
          </table:table-cell>
          <table:table-cell office:value-type="float" office:value="278.511" calcext:value-type="float">
            <text:p>278.511</text:p>
          </table:table-cell>
          <table:table-cell office:value-type="float" office:value="39.6975" calcext:value-type="float">
            <text:p>39.6975</text:p>
          </table:table-cell>
          <table:table-cell office:value-type="float" office:value="75.0361" calcext:value-type="float">
            <text:p>75.0361</text:p>
          </table:table-cell>
          <table:table-cell office:value-type="float" office:value="267.434" calcext:value-type="float">
            <text:p>267.434</text:p>
          </table:table-cell>
          <table:table-cell office:value-type="float" office:value="38.5945" calcext:value-type="float">
            <text:p>38.5945</text:p>
          </table:table-cell>
          <table:table-cell/>
          <table:table-cell table:formula="of:=([.D557]-[.A557])/0.0166667" office:value-type="float" office:value="10.0259799480404" calcext:value-type="float">
            <text:p>10.0259799480404</text:p>
          </table:table-cell>
          <table:table-cell table:formula="of:=ABS([.E557]-[.B557])/0.0166667" office:value-type="float" office:value="664.618670762658" calcext:value-type="float">
            <text:p>664.618670762658</text:p>
          </table:table-cell>
          <table:table-cell table:formula="of:=([.F557]-[.C557])/0.0166667" office:value-type="float" office:value="-66.1798676402648" calcext:value-type="float">
            <text:p>-66.1798676402648</text:p>
          </table:table-cell>
          <table:table-cell table:formula="of:=DEGREES(ATAN(ABS([.F557]-[.C557])/ABS([.E557]-[.B557])))" office:value-type="float" office:value="5.68652207943665" calcext:value-type="float">
            <text:p>5.68652207943665</text:p>
          </table:table-cell>
          <table:table-cell table:formula="of:=SQRT(POWER([.H557];2)+POWER([.I557];2)+POWER([.J557];2))" office:value-type="float" office:value="667.980742747218" calcext:value-type="float">
            <text:p>667.980742747218</text:p>
          </table:table-cell>
        </table:table-row>
        <table:table-row table:style-name="ro1">
          <table:table-cell office:value-type="float" office:value="75.1513" calcext:value-type="float">
            <text:p>75.1513</text:p>
          </table:table-cell>
          <table:table-cell office:value-type="float" office:value="282.327" calcext:value-type="float">
            <text:p>282.327</text:p>
          </table:table-cell>
          <table:table-cell office:value-type="float" office:value="40.0713" calcext:value-type="float">
            <text:p>40.0713</text:p>
          </table:table-cell>
          <table:table-cell office:value-type="float" office:value="75.3061" calcext:value-type="float">
            <text:p>75.3061</text:p>
          </table:table-cell>
          <table:table-cell office:value-type="float" office:value="269.672" calcext:value-type="float">
            <text:p>269.672</text:p>
          </table:table-cell>
          <table:table-cell office:value-type="float" office:value="39.9347" calcext:value-type="float">
            <text:p>39.9347</text:p>
          </table:table-cell>
          <table:table-cell/>
          <table:table-cell table:formula="of:=([.D558]-[.A558])/0.0166667" office:value-type="float" office:value="9.28798142403682" calcext:value-type="float">
            <text:p>9.28798142403682</text:p>
          </table:table-cell>
          <table:table-cell table:formula="of:=ABS([.E558]-[.B558])/0.0166667" office:value-type="float" office:value="759.298481403036" calcext:value-type="float">
            <text:p>759.298481403036</text:p>
          </table:table-cell>
          <table:table-cell table:formula="of:=([.F558]-[.C558])/0.0166667" office:value-type="float" office:value="-8.19598360803287" calcext:value-type="float">
            <text:p>-8.19598360803287</text:p>
          </table:table-cell>
          <table:table-cell table:formula="of:=DEGREES(ATAN(ABS([.F558]-[.C558])/ABS([.E558]-[.B558])))" office:value-type="float" office:value="0.618435364189482" calcext:value-type="float">
            <text:p>0.618435364189482</text:p>
          </table:table-cell>
          <table:table-cell table:formula="of:=SQRT(POWER([.H558];2)+POWER([.I558];2)+POWER([.J558];2))" office:value-type="float" office:value="759.39951580653" calcext:value-type="float">
            <text:p>759.39951580653</text:p>
          </table:table-cell>
        </table:table-row>
        <table:table-row table:style-name="ro1">
          <table:table-cell office:value-type="float" office:value="74.0847" calcext:value-type="float">
            <text:p>74.0847</text:p>
          </table:table-cell>
          <table:table-cell office:value-type="float" office:value="273.262" calcext:value-type="float">
            <text:p>273.262</text:p>
          </table:table-cell>
          <table:table-cell office:value-type="float" office:value="40.0833" calcext:value-type="float">
            <text:p>40.0833</text:p>
          </table:table-cell>
          <table:table-cell office:value-type="float" office:value="74.0143" calcext:value-type="float">
            <text:p>74.0143</text:p>
          </table:table-cell>
          <table:table-cell office:value-type="float" office:value="259.772" calcext:value-type="float">
            <text:p>259.772</text:p>
          </table:table-cell>
          <table:table-cell office:value-type="float" office:value="40.1755" calcext:value-type="float">
            <text:p>40.1755</text:p>
          </table:table-cell>
          <table:table-cell/>
          <table:table-cell table:formula="of:=([.D559]-[.A559])/0.0166667" office:value-type="float" office:value="-4.22399155201643" calcext:value-type="float">
            <text:p>-4.22399155201643</text:p>
          </table:table-cell>
          <table:table-cell table:formula="of:=ABS([.E559]-[.B559])/0.0166667" office:value-type="float" office:value="809.398381203238" calcext:value-type="float">
            <text:p>809.398381203238</text:p>
          </table:table-cell>
          <table:table-cell table:formula="of:=([.F559]-[.C559])/0.0166667" office:value-type="float" office:value="5.53198893602203" calcext:value-type="float">
            <text:p>5.53198893602203</text:p>
          </table:table-cell>
          <table:table-cell table:formula="of:=DEGREES(ATAN(ABS([.F559]-[.C559])/ABS([.E559]-[.B559])))" office:value-type="float" office:value="0.391592929348304" calcext:value-type="float">
            <text:p>0.391592929348304</text:p>
          </table:table-cell>
          <table:table-cell table:formula="of:=SQRT(POWER([.H559];2)+POWER([.I559];2)+POWER([.J559];2))" office:value-type="float" office:value="809.428307202461" calcext:value-type="float">
            <text:p>809.428307202461</text:p>
          </table:table-cell>
        </table:table-row>
        <table:table-row table:style-name="ro1">
          <table:table-cell office:value-type="float" office:value="74.362" calcext:value-type="float">
            <text:p>74.362</text:p>
          </table:table-cell>
          <table:table-cell office:value-type="float" office:value="278.487" calcext:value-type="float">
            <text:p>278.487</text:p>
          </table:table-cell>
          <table:table-cell office:value-type="float" office:value="39.4547" calcext:value-type="float">
            <text:p>39.4547</text:p>
          </table:table-cell>
          <table:table-cell office:value-type="float" office:value="74.542" calcext:value-type="float">
            <text:p>74.542</text:p>
          </table:table-cell>
          <table:table-cell office:value-type="float" office:value="267.311" calcext:value-type="float">
            <text:p>267.311</text:p>
          </table:table-cell>
          <table:table-cell office:value-type="float" office:value="38.8667" calcext:value-type="float">
            <text:p>38.8667</text:p>
          </table:table-cell>
          <table:table-cell/>
          <table:table-cell table:formula="of:=([.D560]-[.A560])/0.0166667" office:value-type="float" office:value="10.7999784000436" calcext:value-type="float">
            <text:p>10.7999784000436</text:p>
          </table:table-cell>
          <table:table-cell table:formula="of:=ABS([.E560]-[.B560])/0.0166667" office:value-type="float" office:value="670.558658882685" calcext:value-type="float">
            <text:p>670.558658882685</text:p>
          </table:table-cell>
          <table:table-cell table:formula="of:=([.F560]-[.C560])/0.0166667" office:value-type="float" office:value="-35.2799294401412" calcext:value-type="float">
            <text:p>-35.2799294401412</text:p>
          </table:table-cell>
          <table:table-cell table:formula="of:=DEGREES(ATAN(ABS([.F560]-[.C560])/ABS([.E560]-[.B560])))" office:value-type="float" office:value="3.01171118348928" calcext:value-type="float">
            <text:p>3.01171118348928</text:p>
          </table:table-cell>
          <table:table-cell table:formula="of:=SQRT(POWER([.H560];2)+POWER([.I560];2)+POWER([.J560];2))" office:value-type="float" office:value="671.572950584884" calcext:value-type="float">
            <text:p>671.572950584884</text:p>
          </table:table-cell>
        </table:table-row>
        <table:table-row table:style-name="ro1">
          <table:table-cell office:value-type="float" office:value="74.3906" calcext:value-type="float">
            <text:p>74.3906</text:p>
          </table:table-cell>
          <table:table-cell office:value-type="float" office:value="283.753" calcext:value-type="float">
            <text:p>283.753</text:p>
          </table:table-cell>
          <table:table-cell office:value-type="float" office:value="39.0816" calcext:value-type="float">
            <text:p>39.0816</text:p>
          </table:table-cell>
          <table:table-cell office:value-type="float" office:value="74.5721" calcext:value-type="float">
            <text:p>74.5721</text:p>
          </table:table-cell>
          <table:table-cell office:value-type="float" office:value="272.352" calcext:value-type="float">
            <text:p>272.352</text:p>
          </table:table-cell>
          <table:table-cell office:value-type="float" office:value="38.4923" calcext:value-type="float">
            <text:p>38.4923</text:p>
          </table:table-cell>
          <table:table-cell/>
          <table:table-cell table:formula="of:=([.D561]-[.A561])/0.0166667" office:value-type="float" office:value="10.8899782200435" calcext:value-type="float">
            <text:p>10.8899782200435</text:p>
          </table:table-cell>
          <table:table-cell table:formula="of:=ABS([.E561]-[.B561])/0.0166667" office:value-type="float" office:value="684.058631882737" calcext:value-type="float">
            <text:p>684.058631882737</text:p>
          </table:table-cell>
          <table:table-cell table:formula="of:=([.F561]-[.C561])/0.0166667" office:value-type="float" office:value="-35.3579292841415" calcext:value-type="float">
            <text:p>-35.3579292841415</text:p>
          </table:table-cell>
          <table:table-cell table:formula="of:=DEGREES(ATAN(ABS([.F561]-[.C561])/ABS([.E561]-[.B561])))" office:value-type="float" office:value="2.95889672605626" calcext:value-type="float">
            <text:p>2.95889672605626</text:p>
          </table:table-cell>
          <table:table-cell table:formula="of:=SQRT(POWER([.H561];2)+POWER([.I561];2)+POWER([.J561];2))" office:value-type="float" office:value="685.058381922429" calcext:value-type="float">
            <text:p>685.058381922429</text:p>
          </table:table-cell>
        </table:table-row>
        <table:table-row table:style-name="ro1">
          <table:table-cell office:value-type="float" office:value="74.4217" calcext:value-type="float">
            <text:p>74.4217</text:p>
          </table:table-cell>
          <table:table-cell office:value-type="float" office:value="289.02" calcext:value-type="float">
            <text:p>289.02</text:p>
          </table:table-cell>
          <table:table-cell office:value-type="float" office:value="39.2331" calcext:value-type="float">
            <text:p>39.2331</text:p>
          </table:table-cell>
          <table:table-cell office:value-type="float" office:value="74.347" calcext:value-type="float">
            <text:p>74.347</text:p>
          </table:table-cell>
          <table:table-cell office:value-type="float" office:value="275.945" calcext:value-type="float">
            <text:p>275.945</text:p>
          </table:table-cell>
          <table:table-cell office:value-type="float" office:value="39.3801" calcext:value-type="float">
            <text:p>39.3801</text:p>
          </table:table-cell>
          <table:table-cell/>
          <table:table-cell table:formula="of:=([.D562]-[.A562])/0.0166667" office:value-type="float" office:value="-4.48199103601835" calcext:value-type="float">
            <text:p>-4.48199103601835</text:p>
          </table:table-cell>
          <table:table-cell table:formula="of:=ABS([.E562]-[.B562])/0.0166667" office:value-type="float" office:value="784.498431003137" calcext:value-type="float">
            <text:p>784.498431003137</text:p>
          </table:table-cell>
          <table:table-cell table:formula="of:=([.F562]-[.C562])/0.0166667" office:value-type="float" office:value="8.81998236003519" calcext:value-type="float">
            <text:p>8.81998236003519</text:p>
          </table:table-cell>
          <table:table-cell table:formula="of:=DEGREES(ATAN(ABS([.F562]-[.C562])/ABS([.E562]-[.B562])))" office:value-type="float" office:value="0.644139559828832" calcext:value-type="float">
            <text:p>0.644139559828832</text:p>
          </table:table-cell>
          <table:table-cell table:formula="of:=SQRT(POWER([.H562];2)+POWER([.I562];2)+POWER([.J562];2))" office:value-type="float" office:value="784.560812543465" calcext:value-type="float">
            <text:p>784.560812543465</text:p>
          </table:table-cell>
        </table:table-row>
        <table:table-row table:style-name="ro1">
          <table:table-cell office:value-type="float" office:value="73.6379" calcext:value-type="float">
            <text:p>73.6379</text:p>
          </table:table-cell>
          <table:table-cell office:value-type="float" office:value="287.735" calcext:value-type="float">
            <text:p>287.735</text:p>
          </table:table-cell>
          <table:table-cell office:value-type="float" office:value="38.6829" calcext:value-type="float">
            <text:p>38.6829</text:p>
          </table:table-cell>
          <table:table-cell office:value-type="float" office:value="73.592" calcext:value-type="float">
            <text:p>73.592</text:p>
          </table:table-cell>
          <table:table-cell office:value-type="float" office:value="275.889" calcext:value-type="float">
            <text:p>275.889</text:p>
          </table:table-cell>
          <table:table-cell office:value-type="float" office:value="39.3966" calcext:value-type="float">
            <text:p>39.3966</text:p>
          </table:table-cell>
          <table:table-cell/>
          <table:table-cell table:formula="of:=([.D563]-[.A563])/0.0166667" office:value-type="float" office:value="-2.75399449201121" calcext:value-type="float">
            <text:p>-2.75399449201121</text:p>
          </table:table-cell>
          <table:table-cell table:formula="of:=ABS([.E563]-[.B563])/0.0166667" office:value-type="float" office:value="710.758578482843" calcext:value-type="float">
            <text:p>710.758578482843</text:p>
          </table:table-cell>
          <table:table-cell table:formula="of:=([.F563]-[.C563])/0.0166667" office:value-type="float" office:value="42.821914356171" calcext:value-type="float">
            <text:p>42.821914356171</text:p>
          </table:table-cell>
          <table:table-cell table:formula="of:=DEGREES(ATAN(ABS([.F563]-[.C563])/ABS([.E563]-[.B563])))" office:value-type="float" office:value="3.44779909912893" calcext:value-type="float">
            <text:p>3.44779909912893</text:p>
          </table:table-cell>
          <table:table-cell table:formula="of:=SQRT(POWER([.H563];2)+POWER([.I563];2)+POWER([.J563];2))" office:value-type="float" office:value="712.052707123385" calcext:value-type="float">
            <text:p>712.052707123385</text:p>
          </table:table-cell>
        </table:table-row>
        <table:table-row table:style-name="ro1">
          <table:table-cell office:value-type="float" office:value="74.6167" calcext:value-type="float">
            <text:p>74.6167</text:p>
          </table:table-cell>
          <table:table-cell office:value-type="float" office:value="278.427" calcext:value-type="float">
            <text:p>278.427</text:p>
          </table:table-cell>
          <table:table-cell office:value-type="float" office:value="39.965" calcext:value-type="float">
            <text:p>39.965</text:p>
          </table:table-cell>
          <table:table-cell office:value-type="float" office:value="75.0297" calcext:value-type="float">
            <text:p>75.0297</text:p>
          </table:table-cell>
          <table:table-cell office:value-type="float" office:value="266.027" calcext:value-type="float">
            <text:p>266.027</text:p>
          </table:table-cell>
          <table:table-cell office:value-type="float" office:value="39.5751" calcext:value-type="float">
            <text:p>39.5751</text:p>
          </table:table-cell>
          <table:table-cell/>
          <table:table-cell table:formula="of:=([.D564]-[.A564])/0.0166667" office:value-type="float" office:value="24.7799504400998" calcext:value-type="float">
            <text:p>24.7799504400998</text:p>
          </table:table-cell>
          <table:table-cell table:formula="of:=ABS([.E564]-[.B564])/0.0166667" office:value-type="float" office:value="743.998512002978" calcext:value-type="float">
            <text:p>743.998512002978</text:p>
          </table:table-cell>
          <table:table-cell table:formula="of:=([.F564]-[.C564])/0.0166667" office:value-type="float" office:value="-23.3939532120938" calcext:value-type="float">
            <text:p>-23.3939532120938</text:p>
          </table:table-cell>
          <table:table-cell table:formula="of:=DEGREES(ATAN(ABS([.F564]-[.C564])/ABS([.E564]-[.B564])))" office:value-type="float" office:value="1.80098922784786" calcext:value-type="float">
            <text:p>1.80098922784786</text:p>
          </table:table-cell>
          <table:table-cell table:formula="of:=SQRT(POWER([.H564];2)+POWER([.I564];2)+POWER([.J564];2))" office:value-type="float" office:value="744.778563637105" calcext:value-type="float">
            <text:p>744.778563637105</text:p>
          </table:table-cell>
        </table:table-row>
        <table:table-row table:style-name="ro1">
          <table:table-cell office:value-type="float" office:value="74.1169" calcext:value-type="float">
            <text:p>74.1169</text:p>
          </table:table-cell>
          <table:table-cell office:value-type="float" office:value="279.708" calcext:value-type="float">
            <text:p>279.708</text:p>
          </table:table-cell>
          <table:table-cell office:value-type="float" office:value="39.7566" calcext:value-type="float">
            <text:p>39.7566</text:p>
          </table:table-cell>
          <table:table-cell office:value-type="float" office:value="74.0551" calcext:value-type="float">
            <text:p>74.0551</text:p>
          </table:table-cell>
          <table:table-cell office:value-type="float" office:value="268.455" calcext:value-type="float">
            <text:p>268.455</text:p>
          </table:table-cell>
          <table:table-cell office:value-type="float" office:value="39.1667" calcext:value-type="float">
            <text:p>39.1667</text:p>
          </table:table-cell>
          <table:table-cell/>
          <table:table-cell table:formula="of:=([.D565]-[.A565])/0.0166667" office:value-type="float" office:value="-3.70799258401514" calcext:value-type="float">
            <text:p>-3.70799258401514</text:p>
          </table:table-cell>
          <table:table-cell table:formula="of:=ABS([.E565]-[.B565])/0.0166667" office:value-type="float" office:value="675.178649642703" calcext:value-type="float">
            <text:p>675.178649642703</text:p>
          </table:table-cell>
          <table:table-cell table:formula="of:=([.F565]-[.C565])/0.0166667" office:value-type="float" office:value="-35.3939292121416" calcext:value-type="float">
            <text:p>-35.3939292121416</text:p>
          </table:table-cell>
          <table:table-cell table:formula="of:=DEGREES(ATAN(ABS([.F565]-[.C565])/ABS([.E565]-[.B565])))" office:value-type="float" office:value="3.00078835465026" calcext:value-type="float">
            <text:p>3.00078835465026</text:p>
          </table:table-cell>
          <table:table-cell table:formula="of:=SQRT(POWER([.H565];2)+POWER([.I565];2)+POWER([.J565];2))" office:value-type="float" office:value="676.115883830147" calcext:value-type="float">
            <text:p>676.115883830147</text:p>
          </table:table-cell>
        </table:table-row>
        <table:table-row table:style-name="ro1">
          <table:table-cell office:value-type="float" office:value="73.6505" calcext:value-type="float">
            <text:p>73.6505</text:p>
          </table:table-cell>
          <table:table-cell office:value-type="float" office:value="288.742" calcext:value-type="float">
            <text:p>288.742</text:p>
          </table:table-cell>
          <table:table-cell office:value-type="float" office:value="40.3112" calcext:value-type="float">
            <text:p>40.3112</text:p>
          </table:table-cell>
          <table:table-cell office:value-type="float" office:value="73.0997" calcext:value-type="float">
            <text:p>73.0997</text:p>
          </table:table-cell>
          <table:table-cell office:value-type="float" office:value="278.271" calcext:value-type="float">
            <text:p>278.271</text:p>
          </table:table-cell>
          <table:table-cell office:value-type="float" office:value="40.005" calcext:value-type="float">
            <text:p>40.005</text:p>
          </table:table-cell>
          <table:table-cell/>
          <table:table-cell table:formula="of:=([.D566]-[.A566])/0.0166667" office:value-type="float" office:value="-33.0479339041319" calcext:value-type="float">
            <text:p>-33.0479339041319</text:p>
          </table:table-cell>
          <table:table-cell table:formula="of:=ABS([.E566]-[.B566])/0.0166667" office:value-type="float" office:value="628.258743482513" calcext:value-type="float">
            <text:p>628.258743482513</text:p>
          </table:table-cell>
          <table:table-cell table:formula="of:=([.F566]-[.C566])/0.0166667" office:value-type="float" office:value="-18.3719632560733" calcext:value-type="float">
            <text:p>-18.3719632560733</text:p>
          </table:table-cell>
          <table:table-cell table:formula="of:=DEGREES(ATAN(ABS([.F566]-[.C566])/ABS([.E566]-[.B566])))" office:value-type="float" office:value="1.67500424392385" calcext:value-type="float">
            <text:p>1.67500424392385</text:p>
          </table:table-cell>
          <table:table-cell table:formula="of:=SQRT(POWER([.H566];2)+POWER([.I566];2)+POWER([.J566];2))" office:value-type="float" office:value="629.395538379039" calcext:value-type="float">
            <text:p>629.395538379039</text:p>
          </table:table-cell>
        </table:table-row>
        <table:table-row table:style-name="ro1">
          <table:table-cell office:value-type="float" office:value="74.4088" calcext:value-type="float">
            <text:p>74.4088</text:p>
          </table:table-cell>
          <table:table-cell office:value-type="float" office:value="286.229" calcext:value-type="float">
            <text:p>286.229</text:p>
          </table:table-cell>
          <table:table-cell office:value-type="float" office:value="39.9461" calcext:value-type="float">
            <text:p>39.9461</text:p>
          </table:table-cell>
          <table:table-cell office:value-type="float" office:value="74.5834" calcext:value-type="float">
            <text:p>74.5834</text:p>
          </table:table-cell>
          <table:table-cell office:value-type="float" office:value="273.413" calcext:value-type="float">
            <text:p>273.413</text:p>
          </table:table-cell>
          <table:table-cell office:value-type="float" office:value="39.5557" calcext:value-type="float">
            <text:p>39.5557</text:p>
          </table:table-cell>
          <table:table-cell/>
          <table:table-cell table:formula="of:=([.D567]-[.A567])/0.0166667" office:value-type="float" office:value="10.4759790480418" calcext:value-type="float">
            <text:p>10.4759790480418</text:p>
          </table:table-cell>
          <table:table-cell table:formula="of:=ABS([.E567]-[.B567])/0.0166667" office:value-type="float" office:value="768.958462083074" calcext:value-type="float">
            <text:p>768.958462083074</text:p>
          </table:table-cell>
          <table:table-cell table:formula="of:=([.F567]-[.C567])/0.0166667" office:value-type="float" office:value="-23.4239531520937" calcext:value-type="float">
            <text:p>-23.4239531520937</text:p>
          </table:table-cell>
          <table:table-cell table:formula="of:=DEGREES(ATAN(ABS([.F567]-[.C567])/ABS([.E567]-[.B567])))" office:value-type="float" office:value="1.74480005076264" calcext:value-type="float">
            <text:p>1.74480005076264</text:p>
          </table:table-cell>
          <table:table-cell table:formula="of:=SQRT(POWER([.H567];2)+POWER([.I567];2)+POWER([.J567];2))" office:value-type="float" office:value="769.386472539941" calcext:value-type="float">
            <text:p>769.386472539941</text:p>
          </table:table-cell>
        </table:table-row>
        <table:table-row table:style-name="ro1">
          <table:table-cell office:value-type="float" office:value="73.9033" calcext:value-type="float">
            <text:p>73.9033</text:p>
          </table:table-cell>
          <table:table-cell office:value-type="float" office:value="287.379" calcext:value-type="float">
            <text:p>287.379</text:p>
          </table:table-cell>
          <table:table-cell office:value-type="float" office:value="40.5294" calcext:value-type="float">
            <text:p>40.5294</text:p>
          </table:table-cell>
          <table:table-cell office:value-type="float" office:value="73.8387" calcext:value-type="float">
            <text:p>73.8387</text:p>
          </table:table-cell>
          <table:table-cell office:value-type="float" office:value="273.031" calcext:value-type="float">
            <text:p>273.031</text:p>
          </table:table-cell>
          <table:table-cell office:value-type="float" office:value="41.1176" calcext:value-type="float">
            <text:p>41.1176</text:p>
          </table:table-cell>
          <table:table-cell/>
          <table:table-cell table:formula="of:=([.D568]-[.A568])/0.0166667" office:value-type="float" office:value="-3.87599224801542" calcext:value-type="float">
            <text:p>-3.87599224801542</text:p>
          </table:table-cell>
          <table:table-cell table:formula="of:=ABS([.E568]-[.B568])/0.0166667" office:value-type="float" office:value="860.878278243444" calcext:value-type="float">
            <text:p>860.878278243444</text:p>
          </table:table-cell>
          <table:table-cell table:formula="of:=([.F568]-[.C568])/0.0166667" office:value-type="float" office:value="35.2919294161412" calcext:value-type="float">
            <text:p>35.2919294161412</text:p>
          </table:table-cell>
          <table:table-cell table:formula="of:=DEGREES(ATAN(ABS([.F568]-[.C568])/ABS([.E568]-[.B568])))" office:value-type="float" office:value="2.34754090358678" calcext:value-type="float">
            <text:p>2.34754090358678</text:p>
          </table:table-cell>
          <table:table-cell table:formula="of:=SQRT(POWER([.H568];2)+POWER([.I568];2)+POWER([.J568];2))" office:value-type="float" office:value="861.610093690422" calcext:value-type="float">
            <text:p>861.610093690422</text:p>
          </table:table-cell>
        </table:table-row>
        <table:table-row table:style-name="ro1">
          <table:table-cell office:value-type="float" office:value="73.8874" calcext:value-type="float">
            <text:p>73.8874</text:p>
          </table:table-cell>
          <table:table-cell office:value-type="float" office:value="284.918" calcext:value-type="float">
            <text:p>284.918</text:p>
          </table:table-cell>
          <table:table-cell office:value-type="float" office:value="39.6564" calcext:value-type="float">
            <text:p>39.6564</text:p>
          </table:table-cell>
          <table:table-cell office:value-type="float" office:value="73.8264" calcext:value-type="float">
            <text:p>73.8264</text:p>
          </table:table-cell>
          <table:table-cell office:value-type="float" office:value="272.091" calcext:value-type="float">
            <text:p>272.091</text:p>
          </table:table-cell>
          <table:table-cell office:value-type="float" office:value="39.5379" calcext:value-type="float">
            <text:p>39.5379</text:p>
          </table:table-cell>
          <table:table-cell/>
          <table:table-cell table:formula="of:=([.D569]-[.A569])/0.0166667" office:value-type="float" office:value="-3.65999268001421" calcext:value-type="float">
            <text:p>-3.65999268001421</text:p>
          </table:table-cell>
          <table:table-cell table:formula="of:=ABS([.E569]-[.B569])/0.0166667" office:value-type="float" office:value="769.618460763078" calcext:value-type="float">
            <text:p>769.618460763078</text:p>
          </table:table-cell>
          <table:table-cell table:formula="of:=([.F569]-[.C569])/0.0166667" office:value-type="float" office:value="-7.10998578002828" calcext:value-type="float">
            <text:p>-7.10998578002828</text:p>
          </table:table-cell>
          <table:table-cell table:formula="of:=DEGREES(ATAN(ABS([.F569]-[.C569])/ABS([.E569]-[.B569])))" office:value-type="float" office:value="0.529301997900059" calcext:value-type="float">
            <text:p>0.529301997900059</text:p>
          </table:table-cell>
          <table:table-cell table:formula="of:=SQRT(POWER([.H569];2)+POWER([.I569];2)+POWER([.J569];2))" office:value-type="float" office:value="769.660004541967" calcext:value-type="float">
            <text:p>769.660004541967</text:p>
          </table:table-cell>
        </table:table-row>
        <table:table-row table:style-name="ro1">
          <table:table-cell office:value-type="float" office:value="74.1457" calcext:value-type="float">
            <text:p>74.1457</text:p>
          </table:table-cell>
          <table:table-cell office:value-type="float" office:value="284.842" calcext:value-type="float">
            <text:p>284.842</text:p>
          </table:table-cell>
          <table:table-cell office:value-type="float" office:value="40.1754" calcext:value-type="float">
            <text:p>40.1754</text:p>
          </table:table-cell>
          <table:table-cell office:value-type="float" office:value="74.077" calcext:value-type="float">
            <text:p>74.077</text:p>
          </table:table-cell>
          <table:table-cell office:value-type="float" office:value="272.069" calcext:value-type="float">
            <text:p>272.069</text:p>
          </table:table-cell>
          <table:table-cell office:value-type="float" office:value="39.7876" calcext:value-type="float">
            <text:p>39.7876</text:p>
          </table:table-cell>
          <table:table-cell/>
          <table:table-cell table:formula="of:=([.D570]-[.A570])/0.0166667" office:value-type="float" office:value="-4.1219917560169" calcext:value-type="float">
            <text:p>-4.1219917560169</text:p>
          </table:table-cell>
          <table:table-cell table:formula="of:=ABS([.E570]-[.B570])/0.0166667" office:value-type="float" office:value="766.378467243064" calcext:value-type="float">
            <text:p>766.378467243064</text:p>
          </table:table-cell>
          <table:table-cell table:formula="of:=([.F570]-[.C570])/0.0166667" office:value-type="float" office:value="-23.2679534640934" calcext:value-type="float">
            <text:p>-23.2679534640934</text:p>
          </table:table-cell>
          <table:table-cell table:formula="of:=DEGREES(ATAN(ABS([.F570]-[.C570])/ABS([.E570]-[.B570])))" office:value-type="float" office:value="1.73901823581685" calcext:value-type="float">
            <text:p>1.73901823581685</text:p>
          </table:table-cell>
          <table:table-cell table:formula="of:=SQRT(POWER([.H570];2)+POWER([.I570];2)+POWER([.J570];2))" office:value-type="float" office:value="766.742684039614" calcext:value-type="float">
            <text:p>766.742684039614</text:p>
          </table:table-cell>
        </table:table-row>
        <table:table-row table:style-name="ro1">
          <table:table-cell office:value-type="float" office:value="74.1589" calcext:value-type="float">
            <text:p>74.1589</text:p>
          </table:table-cell>
          <table:table-cell office:value-type="float" office:value="287.523" calcext:value-type="float">
            <text:p>287.523</text:p>
          </table:table-cell>
          <table:table-cell office:value-type="float" office:value="39.9925" calcext:value-type="float">
            <text:p>39.9925</text:p>
          </table:table-cell>
          <table:table-cell office:value-type="float" office:value="74.0837" calcext:value-type="float">
            <text:p>74.0837</text:p>
          </table:table-cell>
          <table:table-cell office:value-type="float" office:value="273.318" calcext:value-type="float">
            <text:p>273.318</text:p>
          </table:table-cell>
          <table:table-cell office:value-type="float" office:value="39.8252" calcext:value-type="float">
            <text:p>39.8252</text:p>
          </table:table-cell>
          <table:table-cell/>
          <table:table-cell table:formula="of:=([.D571]-[.A571])/0.0166667" office:value-type="float" office:value="-4.51199097601862" calcext:value-type="float">
            <text:p>-4.51199097601862</text:p>
          </table:table-cell>
          <table:table-cell table:formula="of:=ABS([.E571]-[.B571])/0.0166667" office:value-type="float" office:value="852.298295403412" calcext:value-type="float">
            <text:p>852.298295403412</text:p>
          </table:table-cell>
          <table:table-cell table:formula="of:=([.F571]-[.C571])/0.0166667" office:value-type="float" office:value="-10.03797992404" calcext:value-type="float">
            <text:p>-10.03797992404</text:p>
          </table:table-cell>
          <table:table-cell table:formula="of:=DEGREES(ATAN(ABS([.F571]-[.C571])/ABS([.E571]-[.B571])))" office:value-type="float" office:value="0.674772315544214" calcext:value-type="float">
            <text:p>0.674772315544214</text:p>
          </table:table-cell>
          <table:table-cell table:formula="of:=SQRT(POWER([.H571];2)+POWER([.I571];2)+POWER([.J571];2))" office:value-type="float" office:value="852.369346850932" calcext:value-type="float">
            <text:p>852.369346850932</text:p>
          </table:table-cell>
        </table:table-row>
        <table:table-row table:style-name="ro1">
          <table:table-cell office:value-type="float" office:value="74.6234" calcext:value-type="float">
            <text:p>74.6234</text:p>
          </table:table-cell>
          <table:table-cell office:value-type="float" office:value="279.814" calcext:value-type="float">
            <text:p>279.814</text:p>
          </table:table-cell>
          <table:table-cell office:value-type="float" office:value="39.4824" calcext:value-type="float">
            <text:p>39.4824</text:p>
          </table:table-cell>
          <table:table-cell office:value-type="float" office:value="75.0284" calcext:value-type="float">
            <text:p>75.0284</text:p>
          </table:table-cell>
          <table:table-cell office:value-type="float" office:value="266.127" calcext:value-type="float">
            <text:p>266.127</text:p>
          </table:table-cell>
          <table:table-cell office:value-type="float" office:value="39.0669" calcext:value-type="float">
            <text:p>39.0669</text:p>
          </table:table-cell>
          <table:table-cell/>
          <table:table-cell table:formula="of:=([.D572]-[.A572])/0.0166667" office:value-type="float" office:value="24.2999514000973" calcext:value-type="float">
            <text:p>24.2999514000973</text:p>
          </table:table-cell>
          <table:table-cell table:formula="of:=ABS([.E572]-[.B572])/0.0166667" office:value-type="float" office:value="821.218357563286" calcext:value-type="float">
            <text:p>821.218357563286</text:p>
          </table:table-cell>
          <table:table-cell table:formula="of:=([.F572]-[.C572])/0.0166667" office:value-type="float" office:value="-24.9299501400998" calcext:value-type="float">
            <text:p>-24.9299501400998</text:p>
          </table:table-cell>
          <table:table-cell table:formula="of:=DEGREES(ATAN(ABS([.F572]-[.C572])/ABS([.E572]-[.B572])))" office:value-type="float" office:value="1.73880962877518" calcext:value-type="float">
            <text:p>1.73880962877518</text:p>
          </table:table-cell>
          <table:table-cell table:formula="of:=SQRT(POWER([.H572];2)+POWER([.I572];2)+POWER([.J572];2))" office:value-type="float" office:value="821.955948242347" calcext:value-type="float">
            <text:p>821.955948242347</text:p>
          </table:table-cell>
        </table:table-row>
        <table:table-row table:style-name="ro1">
          <table:table-cell office:value-type="float" office:value="74.4019" calcext:value-type="float">
            <text:p>74.4019</text:p>
          </table:table-cell>
          <table:table-cell office:value-type="float" office:value="284.861" calcext:value-type="float">
            <text:p>284.861</text:p>
          </table:table-cell>
          <table:table-cell office:value-type="float" office:value="40.1698" calcext:value-type="float">
            <text:p>40.1698</text:p>
          </table:table-cell>
          <table:table-cell office:value-type="float" office:value="74.0838" calcext:value-type="float">
            <text:p>74.0838</text:p>
          </table:table-cell>
          <table:table-cell office:value-type="float" office:value="273.323" calcext:value-type="float">
            <text:p>273.323</text:p>
          </table:table-cell>
          <table:table-cell office:value-type="float" office:value="39.8244" calcext:value-type="float">
            <text:p>39.8244</text:p>
          </table:table-cell>
          <table:table-cell/>
          <table:table-cell table:formula="of:=([.D573]-[.A573])/0.0166667" office:value-type="float" office:value="-19.0859618280764" calcext:value-type="float">
            <text:p>-19.0859618280764</text:p>
          </table:table-cell>
          <table:table-cell table:formula="of:=ABS([.E573]-[.B573])/0.0166667" office:value-type="float" office:value="692.27861544277" calcext:value-type="float">
            <text:p>692.27861544277</text:p>
          </table:table-cell>
          <table:table-cell table:formula="of:=([.F573]-[.C573])/0.0166667" office:value-type="float" office:value="-20.7239585520832" calcext:value-type="float">
            <text:p>-20.7239585520832</text:p>
          </table:table-cell>
          <table:table-cell table:formula="of:=DEGREES(ATAN(ABS([.F573]-[.C573])/ABS([.E573]-[.B573])))" office:value-type="float" office:value="1.71468658255885" calcext:value-type="float">
            <text:p>1.71468658255885</text:p>
          </table:table-cell>
          <table:table-cell table:formula="of:=SQRT(POWER([.H573];2)+POWER([.I573];2)+POWER([.J573];2))" office:value-type="float" office:value="692.851670847613" calcext:value-type="float">
            <text:p>692.851670847613</text:p>
          </table:table-cell>
        </table:table-row>
        <table:table-row table:style-name="ro1">
          <table:table-cell office:value-type="float" office:value="74.4019" calcext:value-type="float">
            <text:p>74.4019</text:p>
          </table:table-cell>
          <table:table-cell office:value-type="float" office:value="284.861" calcext:value-type="float">
            <text:p>284.861</text:p>
          </table:table-cell>
          <table:table-cell office:value-type="float" office:value="40.1698" calcext:value-type="float">
            <text:p>40.1698</text:p>
          </table:table-cell>
          <table:table-cell office:value-type="float" office:value="74.334" calcext:value-type="float">
            <text:p>74.334</text:p>
          </table:table-cell>
          <table:table-cell office:value-type="float" office:value="273.35" calcext:value-type="float">
            <text:p>273.35</text:p>
          </table:table-cell>
          <table:table-cell office:value-type="float" office:value="39.8175" calcext:value-type="float">
            <text:p>39.8175</text:p>
          </table:table-cell>
          <table:table-cell/>
          <table:table-cell table:formula="of:=([.D574]-[.A574])/0.0166667" office:value-type="float" office:value="-4.07399185201597" calcext:value-type="float">
            <text:p>-4.07399185201597</text:p>
          </table:table-cell>
          <table:table-cell table:formula="of:=ABS([.E574]-[.B574])/0.0166667" office:value-type="float" office:value="690.658618682761" calcext:value-type="float">
            <text:p>690.658618682761</text:p>
          </table:table-cell>
          <table:table-cell table:formula="of:=([.F574]-[.C574])/0.0166667" office:value-type="float" office:value="-21.1379577240845" calcext:value-type="float">
            <text:p>-21.1379577240845</text:p>
          </table:table-cell>
          <table:table-cell table:formula="of:=DEGREES(ATAN(ABS([.F574]-[.C574])/ABS([.E574]-[.B574])))" office:value-type="float" office:value="1.75301921268407" calcext:value-type="float">
            <text:p>1.75301921268407</text:p>
          </table:table-cell>
          <table:table-cell table:formula="of:=SQRT(POWER([.H574];2)+POWER([.I574];2)+POWER([.J574];2))" office:value-type="float" office:value="690.994021846162" calcext:value-type="float">
            <text:p>690.994021846162</text:p>
          </table:table-cell>
        </table:table-row>
        <table:table-row table:style-name="ro1">
          <table:table-cell office:value-type="float" office:value="74.6093" calcext:value-type="float">
            <text:p>74.6093</text:p>
          </table:table-cell>
          <table:table-cell office:value-type="float" office:value="277.101" calcext:value-type="float">
            <text:p>277.101</text:p>
          </table:table-cell>
          <table:table-cell office:value-type="float" office:value="40.1855" calcext:value-type="float">
            <text:p>40.1855</text:p>
          </table:table-cell>
          <table:table-cell office:value-type="float" office:value="75.0129" calcext:value-type="float">
            <text:p>75.0129</text:p>
          </table:table-cell>
          <table:table-cell office:value-type="float" office:value="263.514" calcext:value-type="float">
            <text:p>263.514</text:p>
          </table:table-cell>
          <table:table-cell office:value-type="float" office:value="40.007" calcext:value-type="float">
            <text:p>40.007</text:p>
          </table:table-cell>
          <table:table-cell/>
          <table:table-cell table:formula="of:=([.D575]-[.A575])/0.0166667" office:value-type="float" office:value="24.2159515680967" calcext:value-type="float">
            <text:p>24.2159515680967</text:p>
          </table:table-cell>
          <table:table-cell table:formula="of:=ABS([.E575]-[.B575])/0.0166667" office:value-type="float" office:value="815.21836956326" calcext:value-type="float">
            <text:p>815.21836956326</text:p>
          </table:table-cell>
          <table:table-cell table:formula="of:=([.F575]-[.C575])/0.0166667" office:value-type="float" office:value="-10.7099785800428" calcext:value-type="float">
            <text:p>-10.7099785800428</text:p>
          </table:table-cell>
          <table:table-cell table:formula="of:=DEGREES(ATAN(ABS([.F575]-[.C575])/ABS([.E575]-[.B575])))" office:value-type="float" office:value="0.752683322965029" calcext:value-type="float">
            <text:p>0.752683322965029</text:p>
          </table:table-cell>
          <table:table-cell table:formula="of:=SQRT(POWER([.H575];2)+POWER([.I575];2)+POWER([.J575];2))" office:value-type="float" office:value="815.648273476327" calcext:value-type="float">
            <text:p>815.648273476327</text:p>
          </table:table-cell>
        </table:table-row>
        <table:table-row table:style-name="ro1">
          <table:table-cell office:value-type="float" office:value="75.1701" calcext:value-type="float">
            <text:p>75.1701</text:p>
          </table:table-cell>
          <table:table-cell office:value-type="float" office:value="284.99" calcext:value-type="float">
            <text:p>284.99</text:p>
          </table:table-cell>
          <table:table-cell office:value-type="float" office:value="39.8873" calcext:value-type="float">
            <text:p>39.8873</text:p>
          </table:table-cell>
          <table:table-cell office:value-type="float" office:value="75.0843" calcext:value-type="float">
            <text:p>75.0843</text:p>
          </table:table-cell>
          <table:table-cell office:value-type="float" office:value="273.481" calcext:value-type="float">
            <text:p>273.481</text:p>
          </table:table-cell>
          <table:table-cell office:value-type="float" office:value="39.5396" calcext:value-type="float">
            <text:p>39.5396</text:p>
          </table:table-cell>
          <table:table-cell/>
          <table:table-cell table:formula="of:=([.D576]-[.A576])/0.0166667" office:value-type="float" office:value="-5.14798970402096" calcext:value-type="float">
            <text:p>-5.14798970402096</text:p>
          </table:table-cell>
          <table:table-cell table:formula="of:=ABS([.E576]-[.B576])/0.0166667" office:value-type="float" office:value="690.538618922763" calcext:value-type="float">
            <text:p>690.538618922763</text:p>
          </table:table-cell>
          <table:table-cell table:formula="of:=([.F576]-[.C576])/0.0166667" office:value-type="float" office:value="-20.8619582760836" calcext:value-type="float">
            <text:p>-20.8619582760836</text:p>
          </table:table-cell>
          <table:table-cell table:formula="of:=DEGREES(ATAN(ABS([.F576]-[.C576])/ABS([.E576]-[.B576])))" office:value-type="float" office:value="1.73044442694433" calcext:value-type="float">
            <text:p>1.73044442694433</text:p>
          </table:table-cell>
          <table:table-cell table:formula="of:=SQRT(POWER([.H576];2)+POWER([.I576];2)+POWER([.J576];2))" office:value-type="float" office:value="690.872859015943" calcext:value-type="float">
            <text:p>690.872859015943</text:p>
          </table:table-cell>
        </table:table-row>
        <table:table-row table:style-name="ro1">
          <table:table-cell office:value-type="float" office:value="74.1266" calcext:value-type="float">
            <text:p>74.1266</text:p>
          </table:table-cell>
          <table:table-cell office:value-type="float" office:value="280.826" calcext:value-type="float">
            <text:p>280.826</text:p>
          </table:table-cell>
          <table:table-cell office:value-type="float" office:value="40.5799" calcext:value-type="float">
            <text:p>40.5799</text:p>
          </table:table-cell>
          <table:table-cell office:value-type="float" office:value="74.3146" calcext:value-type="float">
            <text:p>74.3146</text:p>
          </table:table-cell>
          <table:table-cell office:value-type="float" office:value="269.469" calcext:value-type="float">
            <text:p>269.469</text:p>
          </table:table-cell>
          <table:table-cell office:value-type="float" office:value="40.4716" calcext:value-type="float">
            <text:p>40.4716</text:p>
          </table:table-cell>
          <table:table-cell/>
          <table:table-cell table:formula="of:=([.D577]-[.A577])/0.0166667" office:value-type="float" office:value="11.2799774400453" calcext:value-type="float">
            <text:p>11.2799774400453</text:p>
          </table:table-cell>
          <table:table-cell table:formula="of:=ABS([.E577]-[.B577])/0.0166667" office:value-type="float" office:value="681.418637162727" calcext:value-type="float">
            <text:p>681.418637162727</text:p>
          </table:table-cell>
          <table:table-cell table:formula="of:=([.F577]-[.C577])/0.0166667" office:value-type="float" office:value="-6.49798700402598" calcext:value-type="float">
            <text:p>-6.49798700402598</text:p>
          </table:table-cell>
          <table:table-cell table:formula="of:=DEGREES(ATAN(ABS([.F577]-[.C577])/ABS([.E577]-[.B577])))" office:value-type="float" office:value="0.546354217154003" calcext:value-type="float">
            <text:p>0.546354217154003</text:p>
          </table:table-cell>
          <table:table-cell table:formula="of:=SQRT(POWER([.H577];2)+POWER([.I577];2)+POWER([.J577];2))" office:value-type="float" office:value="681.542970618039" calcext:value-type="float">
            <text:p>681.542970618039</text:p>
          </table:table-cell>
        </table:table-row>
        <table:table-row table:style-name="ro1">
          <table:table-cell office:value-type="float" office:value="74.9376" calcext:value-type="float">
            <text:p>74.9376</text:p>
          </table:table-cell>
          <table:table-cell office:value-type="float" office:value="289.189" calcext:value-type="float">
            <text:p>289.189</text:p>
          </table:table-cell>
          <table:table-cell office:value-type="float" office:value="38.6868" calcext:value-type="float">
            <text:p>38.6868</text:p>
          </table:table-cell>
          <table:table-cell office:value-type="float" office:value="75.0997" calcext:value-type="float">
            <text:p>75.0997</text:p>
          </table:table-cell>
          <table:table-cell office:value-type="float" office:value="276.223" calcext:value-type="float">
            <text:p>276.223</text:p>
          </table:table-cell>
          <table:table-cell office:value-type="float" office:value="38.324" calcext:value-type="float">
            <text:p>38.324</text:p>
          </table:table-cell>
          <table:table-cell/>
          <table:table-cell table:formula="of:=([.D578]-[.A578])/0.0166667" office:value-type="float" office:value="9.72598054803862" calcext:value-type="float">
            <text:p>9.72598054803862</text:p>
          </table:table-cell>
          <table:table-cell table:formula="of:=ABS([.E578]-[.B578])/0.0166667" office:value-type="float" office:value="777.958444083112" calcext:value-type="float">
            <text:p>777.958444083112</text:p>
          </table:table-cell>
          <table:table-cell table:formula="of:=([.F578]-[.C578])/0.0166667" office:value-type="float" office:value="-21.7679564640871" calcext:value-type="float">
            <text:p>-21.7679564640871</text:p>
          </table:table-cell>
          <table:table-cell table:formula="of:=DEGREES(ATAN(ABS([.F578]-[.C578])/ABS([.E578]-[.B578])))" office:value-type="float" office:value="1.60276773571536" calcext:value-type="float">
            <text:p>1.60276773571536</text:p>
          </table:table-cell>
          <table:table-cell table:formula="of:=SQRT(POWER([.H578];2)+POWER([.I578];2)+POWER([.J578];2))" office:value-type="float" office:value="778.323698307112" calcext:value-type="float">
            <text:p>778.323698307112</text:p>
          </table:table-cell>
        </table:table-row>
        <table:table-row table:style-name="ro1">
          <table:table-cell office:value-type="float" office:value="73.3913" calcext:value-type="float">
            <text:p>73.3913</text:p>
          </table:table-cell>
          <table:table-cell office:value-type="float" office:value="290.32" calcext:value-type="float">
            <text:p>290.32</text:p>
          </table:table-cell>
          <table:table-cell office:value-type="float" office:value="39.0293" calcext:value-type="float">
            <text:p>39.0293</text:p>
          </table:table-cell>
          <table:table-cell office:value-type="float" office:value="73.0903" calcext:value-type="float">
            <text:p>73.0903</text:p>
          </table:table-cell>
          <table:table-cell office:value-type="float" office:value="277.177" calcext:value-type="float">
            <text:p>277.177</text:p>
          </table:table-cell>
          <table:table-cell office:value-type="float" office:value="38.9333" calcext:value-type="float">
            <text:p>38.9333</text:p>
          </table:table-cell>
          <table:table-cell/>
          <table:table-cell table:formula="of:=([.D579]-[.A579])/0.0166667" office:value-type="float" office:value="-18.0599638800724" calcext:value-type="float">
            <text:p>-18.0599638800724</text:p>
          </table:table-cell>
          <table:table-cell table:formula="of:=ABS([.E579]-[.B579])/0.0166667" office:value-type="float" office:value="788.578422843153" calcext:value-type="float">
            <text:p>788.578422843153</text:p>
          </table:table-cell>
          <table:table-cell table:formula="of:=([.F579]-[.C579])/0.0166667" office:value-type="float" office:value="-5.75998848002283" calcext:value-type="float">
            <text:p>-5.75998848002283</text:p>
          </table:table-cell>
          <table:table-cell table:formula="of:=DEGREES(ATAN(ABS([.F579]-[.C579])/ABS([.E579]-[.B579])))" office:value-type="float" office:value="0.418496311096915" calcext:value-type="float">
            <text:p>0.418496311096915</text:p>
          </table:table-cell>
          <table:table-cell table:formula="of:=SQRT(POWER([.H579];2)+POWER([.I579];2)+POWER([.J579];2))" office:value-type="float" office:value="788.806230158227" calcext:value-type="float">
            <text:p>788.806230158227</text:p>
          </table:table-cell>
        </table:table-row>
        <table:table-row table:style-name="ro1">
          <table:table-cell office:value-type="float" office:value="74.42" calcext:value-type="float">
            <text:p>74.42</text:p>
          </table:table-cell>
          <table:table-cell office:value-type="float" office:value="289.142" calcext:value-type="float">
            <text:p>289.142</text:p>
          </table:table-cell>
          <table:table-cell office:value-type="float" office:value="38.6994" calcext:value-type="float">
            <text:p>38.6994</text:p>
          </table:table-cell>
          <table:table-cell office:value-type="float" office:value="74.35" calcext:value-type="float">
            <text:p>74.35</text:p>
          </table:table-cell>
          <table:table-cell office:value-type="float" office:value="277.472" calcext:value-type="float">
            <text:p>277.472</text:p>
          </table:table-cell>
          <table:table-cell office:value-type="float" office:value="38.1176" calcext:value-type="float">
            <text:p>38.1176</text:p>
          </table:table-cell>
          <table:table-cell/>
          <table:table-cell table:formula="of:=([.D580]-[.A580])/0.0166667" office:value-type="float" office:value="-4.19999160001724" calcext:value-type="float">
            <text:p>-4.19999160001724</text:p>
          </table:table-cell>
          <table:table-cell table:formula="of:=ABS([.E580]-[.B580])/0.0166667" office:value-type="float" office:value="700.198599602802" calcext:value-type="float">
            <text:p>700.198599602802</text:p>
          </table:table-cell>
          <table:table-cell table:formula="of:=([.F580]-[.C580])/0.0166667" office:value-type="float" office:value="-34.9079301841393" calcext:value-type="float">
            <text:p>-34.9079301841393</text:p>
          </table:table-cell>
          <table:table-cell table:formula="of:=DEGREES(ATAN(ABS([.F580]-[.C580])/ABS([.E580]-[.B580])))" office:value-type="float" office:value="2.85407955082529" calcext:value-type="float">
            <text:p>2.85407955082529</text:p>
          </table:table-cell>
          <table:table-cell table:formula="of:=SQRT(POWER([.H580];2)+POWER([.I580];2)+POWER([.J580];2))" office:value-type="float" office:value="701.080795917921" calcext:value-type="float">
            <text:p>701.080795917921</text:p>
          </table:table-cell>
        </table:table-row>
        <table:table-row table:style-name="ro1">
          <table:table-cell office:value-type="float" office:value="75.1965" calcext:value-type="float">
            <text:p>75.1965</text:p>
          </table:table-cell>
          <table:table-cell office:value-type="float" office:value="289.218" calcext:value-type="float">
            <text:p>289.218</text:p>
          </table:table-cell>
          <table:table-cell office:value-type="float" office:value="38.6797" calcext:value-type="float">
            <text:p>38.6797</text:p>
          </table:table-cell>
          <table:table-cell office:value-type="float" office:value="75.6035" calcext:value-type="float">
            <text:p>75.6035</text:p>
          </table:table-cell>
          <table:table-cell office:value-type="float" office:value="276.331" calcext:value-type="float">
            <text:p>276.331</text:p>
          </table:table-cell>
          <table:table-cell office:value-type="float" office:value="38.05" calcext:value-type="float">
            <text:p>38.05</text:p>
          </table:table-cell>
          <table:table-cell/>
          <table:table-cell table:formula="of:=([.D581]-[.A581])/0.0166667" office:value-type="float" office:value="24.4199511600975" calcext:value-type="float">
            <text:p>24.4199511600975</text:p>
          </table:table-cell>
          <table:table-cell table:formula="of:=ABS([.E581]-[.B581])/0.0166667" office:value-type="float" office:value="773.218453563093" calcext:value-type="float">
            <text:p>773.218453563093</text:p>
          </table:table-cell>
          <table:table-cell table:formula="of:=([.F581]-[.C581])/0.0166667" office:value-type="float" office:value="-37.7819244361511" calcext:value-type="float">
            <text:p>-37.7819244361511</text:p>
          </table:table-cell>
          <table:table-cell table:formula="of:=DEGREES(ATAN(ABS([.F581]-[.C581])/ABS([.E581]-[.B581])))" office:value-type="float" office:value="2.79742989734509" calcext:value-type="float">
            <text:p>2.79742989734509</text:p>
          </table:table-cell>
          <table:table-cell table:formula="of:=SQRT(POWER([.H581];2)+POWER([.I581];2)+POWER([.J581];2))" office:value-type="float" office:value="774.526038787116" calcext:value-type="float">
            <text:p>774.526038787116</text:p>
          </table:table-cell>
        </table:table-row>
        <table:table-row table:style-name="ro1">
          <table:table-cell office:value-type="float" office:value="75.1003" calcext:value-type="float">
            <text:p>75.1003</text:p>
          </table:table-cell>
          <table:table-cell office:value-type="float" office:value="276.175" calcext:value-type="float">
            <text:p>276.175</text:p>
          </table:table-cell>
          <table:table-cell office:value-type="float" office:value="38.5828" calcext:value-type="float">
            <text:p>38.5828</text:p>
          </table:table-cell>
          <table:table-cell office:value-type="float" office:value="75.2629" calcext:value-type="float">
            <text:p>75.2629</text:p>
          </table:table-cell>
          <table:table-cell office:value-type="float" office:value="265.107" calcext:value-type="float">
            <text:p>265.107</text:p>
          </table:table-cell>
          <table:table-cell office:value-type="float" office:value="38.015" calcext:value-type="float">
            <text:p>38.015</text:p>
          </table:table-cell>
          <table:table-cell/>
          <table:table-cell table:formula="of:=([.D582]-[.A582])/0.0166667" office:value-type="float" office:value="9.75598048803888" calcext:value-type="float">
            <text:p>9.75598048803888</text:p>
          </table:table-cell>
          <table:table-cell table:formula="of:=ABS([.E582]-[.B582])/0.0166667" office:value-type="float" office:value="664.078671842655" calcext:value-type="float">
            <text:p>664.078671842655</text:p>
          </table:table-cell>
          <table:table-cell table:formula="of:=([.F582]-[.C582])/0.0166667" office:value-type="float" office:value="-34.0679318641362" calcext:value-type="float">
            <text:p>-34.0679318641362</text:p>
          </table:table-cell>
          <table:table-cell table:formula="of:=DEGREES(ATAN(ABS([.F582]-[.C582])/ABS([.E582]-[.B582])))" office:value-type="float" office:value="2.93675902602639" calcext:value-type="float">
            <text:p>2.93675902602639</text:p>
          </table:table-cell>
          <table:table-cell table:formula="of:=SQRT(POWER([.H582];2)+POWER([.I582];2)+POWER([.J582];2))" office:value-type="float" office:value="665.023522541186" calcext:value-type="float">
            <text:p>665.023522541186</text:p>
          </table:table-cell>
        </table:table-row>
        <table:table-row table:style-name="ro1">
          <table:table-cell office:value-type="float" office:value="74.1267" calcext:value-type="float">
            <text:p>74.1267</text:p>
          </table:table-cell>
          <table:table-cell office:value-type="float" office:value="280.837" calcext:value-type="float">
            <text:p>280.837</text:p>
          </table:table-cell>
          <table:table-cell office:value-type="float" office:value="40.5782" calcext:value-type="float">
            <text:p>40.5782</text:p>
          </table:table-cell>
          <table:table-cell office:value-type="float" office:value="73.8224" calcext:value-type="float">
            <text:p>73.8224</text:p>
          </table:table-cell>
          <table:table-cell office:value-type="float" office:value="270.748" calcext:value-type="float">
            <text:p>270.748</text:p>
          </table:table-cell>
          <table:table-cell office:value-type="float" office:value="40.0133" calcext:value-type="float">
            <text:p>40.0133</text:p>
          </table:table-cell>
          <table:table-cell/>
          <table:table-cell table:formula="of:=([.D583]-[.A583])/0.0166667" office:value-type="float" office:value="-18.2579634840729" calcext:value-type="float">
            <text:p>-18.2579634840729</text:p>
          </table:table-cell>
          <table:table-cell table:formula="of:=ABS([.E583]-[.B583])/0.0166667" office:value-type="float" office:value="605.338789322421" calcext:value-type="float">
            <text:p>605.338789322421</text:p>
          </table:table-cell>
          <table:table-cell table:formula="of:=([.F583]-[.C583])/0.0166667" office:value-type="float" office:value="-33.8939322121357" calcext:value-type="float">
            <text:p>-33.8939322121357</text:p>
          </table:table-cell>
          <table:table-cell table:formula="of:=DEGREES(ATAN(ABS([.F583]-[.C583])/ABS([.E583]-[.B583])))" office:value-type="float" office:value="3.20474038320803" calcext:value-type="float">
            <text:p>3.20474038320803</text:p>
          </table:table-cell>
          <table:table-cell table:formula="of:=SQRT(POWER([.H583];2)+POWER([.I583];2)+POWER([.J583];2))" office:value-type="float" office:value="606.561787231706" calcext:value-type="float">
            <text:p>606.561787231706</text:p>
          </table:table-cell>
        </table:table-row>
        <table:table-row table:style-name="ro1">
          <table:table-cell office:value-type="float" office:value="74.1499" calcext:value-type="float">
            <text:p>74.1499</text:p>
          </table:table-cell>
          <table:table-cell office:value-type="float" office:value="286.319" calcext:value-type="float">
            <text:p>286.319</text:p>
          </table:table-cell>
          <table:table-cell office:value-type="float" office:value="39.4235" calcext:value-type="float">
            <text:p>39.4235</text:p>
          </table:table-cell>
          <table:table-cell office:value-type="float" office:value="74.0866" calcext:value-type="float">
            <text:p>74.0866</text:p>
          </table:table-cell>
          <table:table-cell office:value-type="float" office:value="274.779" calcext:value-type="float">
            <text:p>274.779</text:p>
          </table:table-cell>
          <table:table-cell office:value-type="float" office:value="38.8298" calcext:value-type="float">
            <text:p>38.8298</text:p>
          </table:table-cell>
          <table:table-cell/>
          <table:table-cell table:formula="of:=([.D584]-[.A584])/0.0166667" office:value-type="float" office:value="-3.79799240401508" calcext:value-type="float">
            <text:p>-3.79799240401508</text:p>
          </table:table-cell>
          <table:table-cell table:formula="of:=ABS([.E584]-[.B584])/0.0166667" office:value-type="float" office:value="692.398615202771" calcext:value-type="float">
            <text:p>692.398615202771</text:p>
          </table:table-cell>
          <table:table-cell table:formula="of:=([.F584]-[.C584])/0.0166667" office:value-type="float" office:value="-35.6219287561424" calcext:value-type="float">
            <text:p>-35.6219287561424</text:p>
          </table:table-cell>
          <table:table-cell table:formula="of:=DEGREES(ATAN(ABS([.F584]-[.C584])/ABS([.E584]-[.B584])))" office:value-type="float" office:value="2.9451074650534" calcext:value-type="float">
            <text:p>2.9451074650534</text:p>
          </table:table-cell>
          <table:table-cell table:formula="of:=SQRT(POWER([.H584];2)+POWER([.I584];2)+POWER([.J584];2))" office:value-type="float" office:value="693.324735523927" calcext:value-type="float">
            <text:p>693.324735523927</text:p>
          </table:table-cell>
        </table:table-row>
        <table:table-row table:style-name="ro1">
          <table:table-cell office:value-type="float" office:value="74.3916" calcext:value-type="float">
            <text:p>74.3916</text:p>
          </table:table-cell>
          <table:table-cell office:value-type="float" office:value="283.724" calcext:value-type="float">
            <text:p>283.724</text:p>
          </table:table-cell>
          <table:table-cell office:value-type="float" office:value="39.3406" calcext:value-type="float">
            <text:p>39.3406</text:p>
          </table:table-cell>
          <table:table-cell office:value-type="float" office:value="74.3231" calcext:value-type="float">
            <text:p>74.3231</text:p>
          </table:table-cell>
          <table:table-cell office:value-type="float" office:value="272.299" calcext:value-type="float">
            <text:p>272.299</text:p>
          </table:table-cell>
          <table:table-cell office:value-type="float" office:value="38.7525" calcext:value-type="float">
            <text:p>38.7525</text:p>
          </table:table-cell>
          <table:table-cell/>
          <table:table-cell table:formula="of:=([.D585]-[.A585])/0.0166667" office:value-type="float" office:value="-4.10999178001645" calcext:value-type="float">
            <text:p>-4.10999178001645</text:p>
          </table:table-cell>
          <table:table-cell table:formula="of:=ABS([.E585]-[.B585])/0.0166667" office:value-type="float" office:value="685.498629002743" calcext:value-type="float">
            <text:p>685.498629002743</text:p>
          </table:table-cell>
          <table:table-cell table:formula="of:=([.F585]-[.C585])/0.0166667" office:value-type="float" office:value="-35.2859294281414" calcext:value-type="float">
            <text:p>-35.2859294281414</text:p>
          </table:table-cell>
          <table:table-cell table:formula="of:=DEGREES(ATAN(ABS([.F585]-[.C585])/ABS([.E585]-[.B585])))" office:value-type="float" office:value="2.94669010938599" calcext:value-type="float">
            <text:p>2.94669010938599</text:p>
          </table:table-cell>
          <table:table-cell table:formula="of:=SQRT(POWER([.H585];2)+POWER([.I585];2)+POWER([.J585];2))" office:value-type="float" office:value="686.418501508139" calcext:value-type="float">
            <text:p>686.418501508139</text:p>
          </table:table-cell>
        </table:table-row>
        <table:table-row table:style-name="ro1">
          <table:table-cell office:value-type="float" office:value="74.384" calcext:value-type="float">
            <text:p>74.384</text:p>
          </table:table-cell>
          <table:table-cell office:value-type="float" office:value="282.423" calcext:value-type="float">
            <text:p>282.423</text:p>
          </table:table-cell>
          <table:table-cell office:value-type="float" office:value="39.3027" calcext:value-type="float">
            <text:p>39.3027</text:p>
          </table:table-cell>
          <table:table-cell office:value-type="float" office:value="74.798" calcext:value-type="float">
            <text:p>74.798</text:p>
          </table:table-cell>
          <table:table-cell office:value-type="float" office:value="268.593" calcext:value-type="float">
            <text:p>268.593</text:p>
          </table:table-cell>
          <table:table-cell office:value-type="float" office:value="38.8893" calcext:value-type="float">
            <text:p>38.8893</text:p>
          </table:table-cell>
          <table:table-cell/>
          <table:table-cell table:formula="of:=([.D586]-[.A586])/0.0166667" office:value-type="float" office:value="24.8399503200994" calcext:value-type="float">
            <text:p>24.8399503200994</text:p>
          </table:table-cell>
          <table:table-cell table:formula="of:=ABS([.E586]-[.B586])/0.0166667" office:value-type="float" office:value="829.798340403318" calcext:value-type="float">
            <text:p>829.798340403318</text:p>
          </table:table-cell>
          <table:table-cell table:formula="of:=([.F586]-[.C586])/0.0166667" office:value-type="float" office:value="-24.8039503920994" calcext:value-type="float">
            <text:p>-24.8039503920994</text:p>
          </table:table-cell>
          <table:table-cell table:formula="of:=DEGREES(ATAN(ABS([.F586]-[.C586])/ABS([.E586]-[.B586])))" office:value-type="float" office:value="1.71214927654163" calcext:value-type="float">
            <text:p>1.71214927654163</text:p>
          </table:table-cell>
          <table:table-cell table:formula="of:=SQRT(POWER([.H586];2)+POWER([.I586];2)+POWER([.J586];2))" office:value-type="float" office:value="830.540513655451" calcext:value-type="float">
            <text:p>830.540513655451</text:p>
          </table:table-cell>
        </table:table-row>
        <table:table-row table:style-name="ro1">
          <table:table-cell office:value-type="float" office:value="74.5835" calcext:value-type="float">
            <text:p>74.5835</text:p>
          </table:table-cell>
          <table:table-cell office:value-type="float" office:value="273.423" calcext:value-type="float">
            <text:p>273.423</text:p>
          </table:table-cell>
          <table:table-cell office:value-type="float" office:value="39.554" calcext:value-type="float">
            <text:p>39.554</text:p>
          </table:table-cell>
          <table:table-cell office:value-type="float" office:value="74.5101" calcext:value-type="float">
            <text:p>74.5101</text:p>
          </table:table-cell>
          <table:table-cell office:value-type="float" office:value="262.529" calcext:value-type="float">
            <text:p>262.529</text:p>
          </table:table-cell>
          <table:table-cell office:value-type="float" office:value="38.4751" calcext:value-type="float">
            <text:p>38.4751</text:p>
          </table:table-cell>
          <table:table-cell/>
          <table:table-cell table:formula="of:=([.D587]-[.A587])/0.0166667" office:value-type="float" office:value="-4.40399119201801" calcext:value-type="float">
            <text:p>-4.40399119201801</text:p>
          </table:table-cell>
          <table:table-cell table:formula="of:=ABS([.E587]-[.B587])/0.0166667" office:value-type="float" office:value="653.638692722615" calcext:value-type="float">
            <text:p>653.638692722615</text:p>
          </table:table-cell>
          <table:table-cell table:formula="of:=([.F587]-[.C587])/0.0166667" office:value-type="float" office:value="-64.7338705322592" calcext:value-type="float">
            <text:p>-64.7338705322592</text:p>
          </table:table-cell>
          <table:table-cell table:formula="of:=DEGREES(ATAN(ABS([.F587]-[.C587])/ABS([.E587]-[.B587])))" office:value-type="float" office:value="5.65591112357013" calcext:value-type="float">
            <text:p>5.65591112357013</text:p>
          </table:table-cell>
          <table:table-cell table:formula="of:=SQRT(POWER([.H587];2)+POWER([.I587];2)+POWER([.J587];2))" office:value-type="float" office:value="656.851132111863" calcext:value-type="float">
            <text:p>656.851132111863</text:p>
          </table:table-cell>
        </table:table-row>
        <table:table-row table:style-name="ro1">
          <table:table-cell office:value-type="float" office:value="74.8779" calcext:value-type="float">
            <text:p>74.8779</text:p>
          </table:table-cell>
          <table:table-cell office:value-type="float" office:value="279.79" calcext:value-type="float">
            <text:p>279.79</text:p>
          </table:table-cell>
          <table:table-cell office:value-type="float" office:value="39.7359" calcext:value-type="float">
            <text:p>39.7359</text:p>
          </table:table-cell>
          <table:table-cell office:value-type="float" office:value="75.046" calcext:value-type="float">
            <text:p>75.046</text:p>
          </table:table-cell>
          <table:table-cell office:value-type="float" office:value="268.616" calcext:value-type="float">
            <text:p>268.616</text:p>
          </table:table-cell>
          <table:table-cell office:value-type="float" office:value="38.8831" calcext:value-type="float">
            <text:p>38.8831</text:p>
          </table:table-cell>
          <table:table-cell/>
          <table:table-cell table:formula="of:=([.D588]-[.A588])/0.0166667" office:value-type="float" office:value="10.0859798280409" calcext:value-type="float">
            <text:p>10.0859798280409</text:p>
          </table:table-cell>
          <table:table-cell table:formula="of:=ABS([.E588]-[.B588])/0.0166667" office:value-type="float" office:value="670.438659122684" calcext:value-type="float">
            <text:p>670.438659122684</text:p>
          </table:table-cell>
          <table:table-cell table:formula="of:=([.F588]-[.C588])/0.0166667" office:value-type="float" office:value="-51.1678976642048" calcext:value-type="float">
            <text:p>-51.1678976642048</text:p>
          </table:table-cell>
          <table:table-cell table:formula="of:=DEGREES(ATAN(ABS([.F588]-[.C588])/ABS([.E588]-[.B588])))" office:value-type="float" office:value="4.36435490121536" calcext:value-type="float">
            <text:p>4.36435490121536</text:p>
          </table:table-cell>
          <table:table-cell table:formula="of:=SQRT(POWER([.H588];2)+POWER([.I588];2)+POWER([.J588];2))" office:value-type="float" office:value="672.464033526469" calcext:value-type="float">
            <text:p>672.464033526469</text:p>
          </table:table-cell>
        </table:table-row>
        <table:table-row table:style-name="ro1">
          <table:table-cell office:value-type="float" office:value="74.9137" calcext:value-type="float">
            <text:p>74.9137</text:p>
          </table:table-cell>
          <table:table-cell office:value-type="float" office:value="284.966" calcext:value-type="float">
            <text:p>284.966</text:p>
          </table:table-cell>
          <table:table-cell office:value-type="float" office:value="39.8936" calcext:value-type="float">
            <text:p>39.8936</text:p>
          </table:table-cell>
          <table:table-cell office:value-type="float" office:value="75.3248" calcext:value-type="float">
            <text:p>75.3248</text:p>
          </table:table-cell>
          <table:table-cell office:value-type="float" office:value="272.254" calcext:value-type="float">
            <text:p>272.254</text:p>
          </table:table-cell>
          <table:table-cell office:value-type="float" office:value="39.4965" calcext:value-type="float">
            <text:p>39.4965</text:p>
          </table:table-cell>
          <table:table-cell/>
          <table:table-cell table:formula="of:=([.D589]-[.A589])/0.0166667" office:value-type="float" office:value="24.6659506680981" calcext:value-type="float">
            <text:p>24.6659506680981</text:p>
          </table:table-cell>
          <table:table-cell table:formula="of:=ABS([.E589]-[.B589])/0.0166667" office:value-type="float" office:value="762.71847456305" calcext:value-type="float">
            <text:p>762.71847456305</text:p>
          </table:table-cell>
          <table:table-cell table:formula="of:=([.F589]-[.C589])/0.0166667" office:value-type="float" office:value="-23.8259523480954" calcext:value-type="float">
            <text:p>-23.8259523480954</text:p>
          </table:table-cell>
          <table:table-cell table:formula="of:=DEGREES(ATAN(ABS([.F589]-[.C589])/ABS([.E589]-[.B589])))" office:value-type="float" office:value="1.78923518460375" calcext:value-type="float">
            <text:p>1.78923518460375</text:p>
          </table:table-cell>
          <table:table-cell table:formula="of:=SQRT(POWER([.H589];2)+POWER([.I589];2)+POWER([.J589];2))" office:value-type="float" office:value="763.489067745859" calcext:value-type="float">
            <text:p>763.489067745859</text:p>
          </table:table-cell>
        </table:table-row>
        <table:table-row table:style-name="ro1">
          <table:table-cell office:value-type="float" office:value="73.5898" calcext:value-type="float">
            <text:p>73.5898</text:p>
          </table:table-cell>
          <table:table-cell office:value-type="float" office:value="275.988" calcext:value-type="float">
            <text:p>275.988</text:p>
          </table:table-cell>
          <table:table-cell office:value-type="float" office:value="38.8792" calcext:value-type="float">
            <text:p>38.8792</text:p>
          </table:table-cell>
          <table:table-cell office:value-type="float" office:value="73.2929" calcext:value-type="float">
            <text:p>73.2929</text:p>
          </table:table-cell>
          <table:table-cell office:value-type="float" office:value="264.893" calcext:value-type="float">
            <text:p>264.893</text:p>
          </table:table-cell>
          <table:table-cell office:value-type="float" office:value="38.0709" calcext:value-type="float">
            <text:p>38.0709</text:p>
          </table:table-cell>
          <table:table-cell/>
          <table:table-cell table:formula="of:=([.D590]-[.A590])/0.0166667" office:value-type="float" office:value="-17.8139643720709" calcext:value-type="float">
            <text:p>-17.8139643720709</text:p>
          </table:table-cell>
          <table:table-cell table:formula="of:=ABS([.E590]-[.B590])/0.0166667" office:value-type="float" office:value="665.698668602665" calcext:value-type="float">
            <text:p>665.698668602665</text:p>
          </table:table-cell>
          <table:table-cell table:formula="of:=([.F590]-[.C590])/0.0166667" office:value-type="float" office:value="-48.4979030041937" calcext:value-type="float">
            <text:p>-48.4979030041937</text:p>
          </table:table-cell>
          <table:table-cell table:formula="of:=DEGREES(ATAN(ABS([.F590]-[.C590])/ABS([.E590]-[.B590])))" office:value-type="float" office:value="4.16678724199112" calcext:value-type="float">
            <text:p>4.16678724199112</text:p>
          </table:table-cell>
          <table:table-cell table:formula="of:=SQRT(POWER([.H590];2)+POWER([.I590];2)+POWER([.J590];2))" office:value-type="float" office:value="667.700607534405" calcext:value-type="float">
            <text:p>667.700607534405</text:p>
          </table:table-cell>
        </table:table-row>
        <table:table-row table:style-name="ro1">
          <table:table-cell office:value-type="float" office:value="74.3497" calcext:value-type="float">
            <text:p>74.3497</text:p>
          </table:table-cell>
          <table:table-cell office:value-type="float" office:value="275.809" calcext:value-type="float">
            <text:p>275.809</text:p>
          </table:table-cell>
          <table:table-cell office:value-type="float" office:value="40.153" calcext:value-type="float">
            <text:p>40.153</text:p>
          </table:table-cell>
          <table:table-cell office:value-type="float" office:value="74.2822" calcext:value-type="float">
            <text:p>74.2822</text:p>
          </table:table-cell>
          <table:table-cell office:value-type="float" office:value="264.776" calcext:value-type="float">
            <text:p>264.776</text:p>
          </table:table-cell>
          <table:table-cell office:value-type="float" office:value="39.3075" calcext:value-type="float">
            <text:p>39.3075</text:p>
          </table:table-cell>
          <table:table-cell/>
          <table:table-cell table:formula="of:=([.D591]-[.A591])/0.0166667" office:value-type="float" office:value="-4.04999190001593" calcext:value-type="float">
            <text:p>-4.04999190001593</text:p>
          </table:table-cell>
          <table:table-cell table:formula="of:=ABS([.E591]-[.B591])/0.0166667" office:value-type="float" office:value="661.978676042649" calcext:value-type="float">
            <text:p>661.978676042649</text:p>
          </table:table-cell>
          <table:table-cell table:formula="of:=([.F591]-[.C591])/0.0166667" office:value-type="float" office:value="-50.729898540203" calcext:value-type="float">
            <text:p>-50.729898540203</text:p>
          </table:table-cell>
          <table:table-cell table:formula="of:=DEGREES(ATAN(ABS([.F591]-[.C591])/ABS([.E591]-[.B591])))" office:value-type="float" office:value="4.38222444683634" calcext:value-type="float">
            <text:p>4.38222444683634</text:p>
          </table:table-cell>
          <table:table-cell table:formula="of:=SQRT(POWER([.H591];2)+POWER([.I591];2)+POWER([.J591];2))" office:value-type="float" office:value="663.931993938737" calcext:value-type="float">
            <text:p>663.931993938737</text:p>
          </table:table-cell>
        </table:table-row>
        <table:table-row table:style-name="ro1">
          <table:table-cell office:value-type="float" office:value="73.8498" calcext:value-type="float">
            <text:p>73.8498</text:p>
          </table:table-cell>
          <table:table-cell office:value-type="float" office:value="277.18" calcext:value-type="float">
            <text:p>277.18</text:p>
          </table:table-cell>
          <table:table-cell office:value-type="float" office:value="39.4275" calcext:value-type="float">
            <text:p>39.4275</text:p>
          </table:table-cell>
          <table:table-cell office:value-type="float" office:value="73.7933" calcext:value-type="float">
            <text:p>73.7933</text:p>
          </table:table-cell>
          <table:table-cell office:value-type="float" office:value="266.08" calcext:value-type="float">
            <text:p>266.08</text:p>
          </table:table-cell>
          <table:table-cell office:value-type="float" office:value="38.5953" calcext:value-type="float">
            <text:p>38.5953</text:p>
          </table:table-cell>
          <table:table-cell/>
          <table:table-cell table:formula="of:=([.D592]-[.A592])/0.0166667" office:value-type="float" office:value="-3.38999322001355" calcext:value-type="float">
            <text:p>-3.38999322001355</text:p>
          </table:table-cell>
          <table:table-cell table:formula="of:=ABS([.E592]-[.B592])/0.0166667" office:value-type="float" office:value="665.998668002665" calcext:value-type="float">
            <text:p>665.998668002665</text:p>
          </table:table-cell>
          <table:table-cell table:formula="of:=([.F592]-[.C592])/0.0166667" office:value-type="float" office:value="-49.9319001361998" calcext:value-type="float">
            <text:p>-49.9319001361998</text:p>
          </table:table-cell>
          <table:table-cell table:formula="of:=DEGREES(ATAN(ABS([.F592]-[.C592])/ABS([.E592]-[.B592])))" office:value-type="float" office:value="4.28761345291852" calcext:value-type="float">
            <text:p>4.28761345291852</text:p>
          </table:table-cell>
          <table:table-cell table:formula="of:=SQRT(POWER([.H592];2)+POWER([.I592];2)+POWER([.J592];2))" office:value-type="float" office:value="667.876420070785" calcext:value-type="float">
            <text:p>667.876420070785</text:p>
          </table:table-cell>
        </table:table-row>
        <table:table-row table:style-name="ro1">
          <table:table-cell office:value-type="float" office:value="74.8419" calcext:value-type="float">
            <text:p>74.8419</text:p>
          </table:table-cell>
          <table:table-cell office:value-type="float" office:value="274.761" calcext:value-type="float">
            <text:p>274.761</text:p>
          </table:table-cell>
          <table:table-cell office:value-type="float" office:value="39.3254" calcext:value-type="float">
            <text:p>39.3254</text:p>
          </table:table-cell>
          <table:table-cell office:value-type="float" office:value="74.7634" calcext:value-type="float">
            <text:p>74.7634</text:p>
          </table:table-cell>
          <table:table-cell office:value-type="float" office:value="263.766" calcext:value-type="float">
            <text:p>263.766</text:p>
          </table:table-cell>
          <table:table-cell office:value-type="float" office:value="38.5" calcext:value-type="float">
            <text:p>38.5</text:p>
          </table:table-cell>
          <table:table-cell/>
          <table:table-cell table:formula="of:=([.D593]-[.A593])/0.0166667" office:value-type="float" office:value="-4.70999058001831" calcext:value-type="float">
            <text:p>-4.70999058001831</text:p>
          </table:table-cell>
          <table:table-cell table:formula="of:=ABS([.E593]-[.B593])/0.0166667" office:value-type="float" office:value="659.698680602639" calcext:value-type="float">
            <text:p>659.698680602639</text:p>
          </table:table-cell>
          <table:table-cell table:formula="of:=([.F593]-[.C593])/0.0166667" office:value-type="float" office:value="-49.5239009521982" calcext:value-type="float">
            <text:p>-49.5239009521982</text:p>
          </table:table-cell>
          <table:table-cell table:formula="of:=DEGREES(ATAN(ABS([.F593]-[.C593])/ABS([.E593]-[.B593])))" office:value-type="float" office:value="4.29316930155732" calcext:value-type="float">
            <text:p>4.29316930155732</text:p>
          </table:table-cell>
          <table:table-cell table:formula="of:=SQRT(POWER([.H593];2)+POWER([.I593];2)+POWER([.J593];2))" office:value-type="float" office:value="661.571726999915" calcext:value-type="float">
            <text:p>661.571726999915</text:p>
          </table:table-cell>
        </table:table-row>
        <table:table-row table:style-name="ro1">
          <table:table-cell office:value-type="float" office:value="74.3772" calcext:value-type="float">
            <text:p>74.3772</text:p>
          </table:table-cell>
          <table:table-cell office:value-type="float" office:value="281.08" calcext:value-type="float">
            <text:p>281.08</text:p>
          </table:table-cell>
          <table:table-cell office:value-type="float" office:value="39.5261" calcext:value-type="float">
            <text:p>39.5261</text:p>
          </table:table-cell>
          <table:table-cell office:value-type="float" office:value="74.3149" calcext:value-type="float">
            <text:p>74.3149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38.4602" calcext:value-type="float">
            <text:p>38.4602</text:p>
          </table:table-cell>
          <table:table-cell/>
          <table:table-cell table:formula="of:=([.D594]-[.A594])/0.0166667" office:value-type="float" office:value="-3.73799252401541" calcext:value-type="float">
            <text:p>-3.73799252401541</text:p>
          </table:table-cell>
          <table:table-cell table:formula="of:=ABS([.E594]-[.B594])/0.0166667" office:value-type="float" office:value="598.318803362392" calcext:value-type="float">
            <text:p>598.318803362392</text:p>
          </table:table-cell>
          <table:table-cell table:formula="of:=([.F594]-[.C594])/0.0166667" office:value-type="float" office:value="-63.9538720922558" calcext:value-type="float">
            <text:p>-63.9538720922558</text:p>
          </table:table-cell>
          <table:table-cell table:formula="of:=DEGREES(ATAN(ABS([.F594]-[.C594])/ABS([.E594]-[.B594])))" office:value-type="float" office:value="6.10113974078919" calcext:value-type="float">
            <text:p>6.10113974078919</text:p>
          </table:table-cell>
          <table:table-cell table:formula="of:=SQRT(POWER([.H594];2)+POWER([.I594];2)+POWER([.J594];2))" office:value-type="float" office:value="601.738698107997" calcext:value-type="float">
            <text:p>601.738698107997</text:p>
          </table:table-cell>
        </table:table-row>
        <table:table-row table:style-name="ro1">
          <table:table-cell office:value-type="float" office:value="73.8821" calcext:value-type="float">
            <text:p>73.8821</text:p>
          </table:table-cell>
          <table:table-cell office:value-type="float" office:value="283.561" calcext:value-type="float">
            <text:p>283.561</text:p>
          </table:table-cell>
          <table:table-cell office:value-type="float" office:value="39.8798" calcext:value-type="float">
            <text:p>39.8798</text:p>
          </table:table-cell>
          <table:table-cell office:value-type="float" office:value="73.5843" calcext:value-type="float">
            <text:p>73.5843</text:p>
          </table:table-cell>
          <table:table-cell office:value-type="float" office:value="274.724" calcext:value-type="float">
            <text:p>274.724</text:p>
          </table:table-cell>
          <table:table-cell office:value-type="float" office:value="38.8439" calcext:value-type="float">
            <text:p>38.8439</text:p>
          </table:table-cell>
          <table:table-cell/>
          <table:table-cell table:formula="of:=([.D595]-[.A595])/0.0166667" office:value-type="float" office:value="-17.8679642640712" calcext:value-type="float">
            <text:p>-17.8679642640712</text:p>
          </table:table-cell>
          <table:table-cell table:formula="of:=ABS([.E595]-[.B595])/0.0166667" office:value-type="float" office:value="530.21893956212" calcext:value-type="float">
            <text:p>530.21893956212</text:p>
          </table:table-cell>
          <table:table-cell table:formula="of:=([.F595]-[.C595])/0.0166667" office:value-type="float" office:value="-62.1538756922489" calcext:value-type="float">
            <text:p>-62.1538756922489</text:p>
          </table:table-cell>
          <table:table-cell table:formula="of:=DEGREES(ATAN(ABS([.F595]-[.C595])/ABS([.E595]-[.B595])))" office:value-type="float" office:value="6.68587277774425" calcext:value-type="float">
            <text:p>6.68587277774425</text:p>
          </table:table-cell>
          <table:table-cell table:formula="of:=SQRT(POWER([.H595];2)+POWER([.I595];2)+POWER([.J595];2))" office:value-type="float" office:value="534.148380397141" calcext:value-type="float">
            <text:p>534.148380397141</text:p>
          </table:table-cell>
        </table:table-row>
        <table:table-row table:style-name="ro1">
          <table:table-cell office:value-type="float" office:value="74.1447" calcext:value-type="float">
            <text:p>74.1447</text:p>
          </table:table-cell>
          <table:table-cell office:value-type="float" office:value="284.887" calcext:value-type="float">
            <text:p>284.887</text:p>
          </table:table-cell>
          <table:table-cell office:value-type="float" office:value="39.9136" calcext:value-type="float">
            <text:p>39.9136</text:p>
          </table:table-cell>
          <table:table-cell office:value-type="float" office:value="73.8325" calcext:value-type="float">
            <text:p>73.8325</text:p>
          </table:table-cell>
          <table:table-cell office:value-type="float" office:value="273.341" calcext:value-type="float">
            <text:p>273.341</text:p>
          </table:table-cell>
          <table:table-cell office:value-type="float" office:value="39.5748" calcext:value-type="float">
            <text:p>39.5748</text:p>
          </table:table-cell>
          <table:table-cell/>
          <table:table-cell table:formula="of:=([.D596]-[.A596])/0.0166667" office:value-type="float" office:value="-18.7319625360752" calcext:value-type="float">
            <text:p>-18.7319625360752</text:p>
          </table:table-cell>
          <table:table-cell table:formula="of:=ABS([.E596]-[.B596])/0.0166667" office:value-type="float" office:value="692.758614482771" calcext:value-type="float">
            <text:p>692.758614482771</text:p>
          </table:table-cell>
          <table:table-cell table:formula="of:=([.F596]-[.C596])/0.0166667" office:value-type="float" office:value="-20.3279593440813" calcext:value-type="float">
            <text:p>-20.3279593440813</text:p>
          </table:table-cell>
          <table:table-cell table:formula="of:=DEGREES(ATAN(ABS([.F596]-[.C596])/ABS([.E596]-[.B596])))" office:value-type="float" office:value="1.68077615819733" calcext:value-type="float">
            <text:p>1.68077615819733</text:p>
          </table:table-cell>
          <table:table-cell table:formula="of:=SQRT(POWER([.H596];2)+POWER([.I596];2)+POWER([.J596];2))" office:value-type="float" office:value="693.30989484619" calcext:value-type="float">
            <text:p>693.30989484619</text:p>
          </table:table-cell>
        </table:table-row>
        <table:table-row table:style-name="ro1">
          <table:table-cell office:value-type="float" office:value="73.6086" calcext:value-type="float">
            <text:p>73.6086</text:p>
          </table:table-cell>
          <table:table-cell office:value-type="float" office:value="279.714" calcext:value-type="float">
            <text:p>279.714</text:p>
          </table:table-cell>
          <table:table-cell office:value-type="float" office:value="39.5084" calcext:value-type="float">
            <text:p>39.5084</text:p>
          </table:table-cell>
          <table:table-cell office:value-type="float" office:value="73.3306" calcext:value-type="float">
            <text:p>73.3306</text:p>
          </table:table-cell>
          <table:table-cell office:value-type="float" office:value="276.248" calcext:value-type="float">
            <text:p>276.248</text:p>
          </table:table-cell>
          <table:table-cell office:value-type="float" office:value="37.3321" calcext:value-type="float">
            <text:p>37.3321</text:p>
          </table:table-cell>
          <table:table-cell/>
          <table:table-cell table:formula="of:=([.D597]-[.A597])/0.0166667" office:value-type="float" office:value="-16.6799666400662" calcext:value-type="float">
            <text:p>-16.6799666400662</text:p>
          </table:table-cell>
          <table:table-cell table:formula="of:=ABS([.E597]-[.B597])/0.0166667" office:value-type="float" office:value="207.959584080832" calcext:value-type="float">
            <text:p>207.959584080832</text:p>
          </table:table-cell>
          <table:table-cell table:formula="of:=([.F597]-[.C597])/0.0166667" office:value-type="float" office:value="-130.577738844523" calcext:value-type="float">
            <text:p>-130.577738844523</text:p>
          </table:table-cell>
          <table:table-cell table:formula="of:=DEGREES(ATAN(ABS([.F597]-[.C597])/ABS([.E597]-[.B597])))" office:value-type="float" office:value="32.1246951394552" calcext:value-type="float">
            <text:p>32.1246951394552</text:p>
          </table:table-cell>
          <table:table-cell table:formula="of:=SQRT(POWER([.H597];2)+POWER([.I597];2)+POWER([.J597];2))" office:value-type="float" office:value="246.121831172968" calcext:value-type="float">
            <text:p>246.121831172968</text:p>
          </table:table-cell>
        </table:table-row>
        <table:table-row table:style-name="ro1">
          <table:table-cell office:value-type="float" office:value="73.6209" calcext:value-type="float">
            <text:p>73.6209</text:p>
          </table:table-cell>
          <table:table-cell office:value-type="float" office:value="285.379" calcext:value-type="float">
            <text:p>285.379</text:p>
          </table:table-cell>
          <table:table-cell office:value-type="float" office:value="37.286" calcext:value-type="float">
            <text:p>37.286</text:p>
          </table:table-cell>
          <table:table-cell office:value-type="float" office:value="73.5576" calcext:value-type="float">
            <text:p>73.5576</text:p>
          </table:table-cell>
          <table:table-cell office:value-type="float" office:value="271.39" calcext:value-type="float">
            <text:p>271.39</text:p>
          </table:table-cell>
          <table:table-cell office:value-type="float" office:value="36.4283" calcext:value-type="float">
            <text:p>36.4283</text:p>
          </table:table-cell>
          <table:table-cell/>
          <table:table-cell table:formula="of:=([.D598]-[.A598])/0.0166667" office:value-type="float" office:value="-3.79799240401593" calcext:value-type="float">
            <text:p>-3.79799240401593</text:p>
          </table:table-cell>
          <table:table-cell table:formula="of:=ABS([.E598]-[.B598])/0.0166667" office:value-type="float" office:value="839.338321323359" calcext:value-type="float">
            <text:p>839.338321323359</text:p>
          </table:table-cell>
          <table:table-cell table:formula="of:=([.F598]-[.C598])/0.0166667" office:value-type="float" office:value="-51.4618970762059" calcext:value-type="float">
            <text:p>-51.4618970762059</text:p>
          </table:table-cell>
          <table:table-cell table:formula="of:=DEGREES(ATAN(ABS([.F598]-[.C598])/ABS([.E598]-[.B598])))" office:value-type="float" office:value="3.50855310447053" calcext:value-type="float">
            <text:p>3.50855310447053</text:p>
          </table:table-cell>
          <table:table-cell table:formula="of:=SQRT(POWER([.H598];2)+POWER([.I598];2)+POWER([.J598];2))" office:value-type="float" office:value="840.923045967286" calcext:value-type="float">
            <text:p>840.923045967286</text:p>
          </table:table-cell>
        </table:table-row>
        <table:table-row table:style-name="ro1">
          <table:table-cell office:value-type="float" office:value="74.1746" calcext:value-type="float">
            <text:p>74.1746</text:p>
          </table:table-cell>
          <table:table-cell office:value-type="float" office:value="291.849" calcext:value-type="float">
            <text:p>291.849</text:p>
          </table:table-cell>
          <table:table-cell office:value-type="float" office:value="38.5131" calcext:value-type="float">
            <text:p>38.5131</text:p>
          </table:table-cell>
          <table:table-cell office:value-type="float" office:value="73.8507" calcext:value-type="float">
            <text:p>73.8507</text:p>
          </table:table-cell>
          <table:table-cell office:value-type="float" office:value="278.696" calcext:value-type="float">
            <text:p>278.696</text:p>
          </table:table-cell>
          <table:table-cell office:value-type="float" office:value="38.1654" calcext:value-type="float">
            <text:p>38.1654</text:p>
          </table:table-cell>
          <table:table-cell/>
          <table:table-cell table:formula="of:=([.D599]-[.A599])/0.0166667" office:value-type="float" office:value="-19.4339611320774" calcext:value-type="float">
            <text:p>-19.4339611320774</text:p>
          </table:table-cell>
          <table:table-cell table:formula="of:=ABS([.E599]-[.B599])/0.0166667" office:value-type="float" office:value="789.178421643155" calcext:value-type="float">
            <text:p>789.178421643155</text:p>
          </table:table-cell>
          <table:table-cell table:formula="of:=([.F599]-[.C599])/0.0166667" office:value-type="float" office:value="-20.8619582760836" calcext:value-type="float">
            <text:p>-20.8619582760836</text:p>
          </table:table-cell>
          <table:table-cell table:formula="of:=DEGREES(ATAN(ABS([.F599]-[.C599])/ABS([.E599]-[.B599])))" office:value-type="float" office:value="1.51426320766365" calcext:value-type="float">
            <text:p>1.51426320766365</text:p>
          </table:table-cell>
          <table:table-cell table:formula="of:=SQRT(POWER([.H599];2)+POWER([.I599];2)+POWER([.J599];2))" office:value-type="float" office:value="789.693283076143" calcext:value-type="float">
            <text:p>789.693283076143</text:p>
          </table:table-cell>
        </table:table-row>
        <table:table-row table:style-name="ro1">
          <table:table-cell office:value-type="float" office:value="74.4191" calcext:value-type="float">
            <text:p>74.4191</text:p>
          </table:table-cell>
          <table:table-cell office:value-type="float" office:value="289.195" calcext:value-type="float">
            <text:p>289.195</text:p>
          </table:table-cell>
          <table:table-cell office:value-type="float" office:value="38.4336" calcext:value-type="float">
            <text:p>38.4336</text:p>
          </table:table-cell>
          <table:table-cell office:value-type="float" office:value="74.5938" calcext:value-type="float">
            <text:p>74.5938</text:p>
          </table:table-cell>
          <table:table-cell office:value-type="float" office:value="276.276" calcext:value-type="float">
            <text:p>276.276</text:p>
          </table:table-cell>
          <table:table-cell office:value-type="float" office:value="37.8178" calcext:value-type="float">
            <text:p>37.8178</text:p>
          </table:table-cell>
          <table:table-cell/>
          <table:table-cell table:formula="of:=([.D600]-[.A600])/0.0166667" office:value-type="float" office:value="10.481979036042" calcext:value-type="float">
            <text:p>10.481979036042</text:p>
          </table:table-cell>
          <table:table-cell table:formula="of:=ABS([.E600]-[.B600])/0.0166667" office:value-type="float" office:value="775.1384497231" calcext:value-type="float">
            <text:p>775.1384497231</text:p>
          </table:table-cell>
          <table:table-cell table:formula="of:=([.F600]-[.C600])/0.0166667" office:value-type="float" office:value="-36.9479261041478" calcext:value-type="float">
            <text:p>-36.9479261041478</text:p>
          </table:table-cell>
          <table:table-cell table:formula="of:=DEGREES(ATAN(ABS([.F600]-[.C600])/ABS([.E600]-[.B600])))" office:value-type="float" office:value="2.72900811071354" calcext:value-type="float">
            <text:p>2.72900811071354</text:p>
          </table:table-cell>
          <table:table-cell table:formula="of:=SQRT(POWER([.H600];2)+POWER([.I600];2)+POWER([.J600];2))" office:value-type="float" office:value="776.089323059556" calcext:value-type="float">
            <text:p>776.089323059556</text:p>
          </table:table-cell>
        </table:table-row>
        <table:table-row table:style-name="ro1">
          <table:table-cell office:value-type="float" office:value="74.6534" calcext:value-type="float">
            <text:p>74.6534</text:p>
          </table:table-cell>
          <table:table-cell office:value-type="float" office:value="285.203" calcext:value-type="float">
            <text:p>285.203</text:p>
          </table:table-cell>
          <table:table-cell office:value-type="float" office:value="38.583" calcext:value-type="float">
            <text:p>38.583</text:p>
          </table:table-cell>
          <table:table-cell office:value-type="float" office:value="75.0623" calcext:value-type="float">
            <text:p>75.0623</text:p>
          </table:table-cell>
          <table:table-cell office:value-type="float" office:value="271.216" calcext:value-type="float">
            <text:p>271.216</text:p>
          </table:table-cell>
          <table:table-cell office:value-type="float" office:value="38.1864" calcext:value-type="float">
            <text:p>38.1864</text:p>
          </table:table-cell>
          <table:table-cell/>
          <table:table-cell table:formula="of:=([.D601]-[.A601])/0.0166667" office:value-type="float" office:value="24.5339509320974" calcext:value-type="float">
            <text:p>24.5339509320974</text:p>
          </table:table-cell>
          <table:table-cell table:formula="of:=ABS([.E601]-[.B601])/0.0166667" office:value-type="float" office:value="839.218321563355" calcext:value-type="float">
            <text:p>839.218321563355</text:p>
          </table:table-cell>
          <table:table-cell table:formula="of:=([.F601]-[.C601])/0.0166667" office:value-type="float" office:value="-23.7959524080951" calcext:value-type="float">
            <text:p>-23.7959524080951</text:p>
          </table:table-cell>
          <table:table-cell table:formula="of:=DEGREES(ATAN(ABS([.F601]-[.C601])/ABS([.E601]-[.B601])))" office:value-type="float" office:value="1.62418096719963" calcext:value-type="float">
            <text:p>1.62418096719963</text:p>
          </table:table-cell>
          <table:table-cell table:formula="of:=SQRT(POWER([.H601];2)+POWER([.I601];2)+POWER([.J601];2))" office:value-type="float" office:value="839.914015448582" calcext:value-type="float">
            <text:p>839.914015448582</text:p>
          </table:table-cell>
        </table:table-row>
        <table:table-row table:style-name="ro1">
          <table:table-cell office:value-type="float" office:value="73.8643" calcext:value-type="float">
            <text:p>73.8643</text:p>
          </table:table-cell>
          <table:table-cell office:value-type="float" office:value="281.221" calcext:value-type="float">
            <text:p>281.221</text:p>
          </table:table-cell>
          <table:table-cell office:value-type="float" office:value="38.4957" calcext:value-type="float">
            <text:p>38.4957</text:p>
          </table:table-cell>
          <table:table-cell office:value-type="float" office:value="73.8072" calcext:value-type="float">
            <text:p>73.8072</text:p>
          </table:table-cell>
          <table:table-cell office:value-type="float" office:value="268.422" calcext:value-type="float">
            <text:p>268.422</text:p>
          </table:table-cell>
          <table:table-cell office:value-type="float" office:value="39.1748" calcext:value-type="float">
            <text:p>39.1748</text:p>
          </table:table-cell>
          <table:table-cell/>
          <table:table-cell table:formula="of:=([.D602]-[.A602])/0.0166667" office:value-type="float" office:value="-3.42599314801403" calcext:value-type="float">
            <text:p>-3.42599314801403</text:p>
          </table:table-cell>
          <table:table-cell table:formula="of:=ABS([.E602]-[.B602])/0.0166667" office:value-type="float" office:value="767.938464123071" calcext:value-type="float">
            <text:p>767.938464123071</text:p>
          </table:table-cell>
          <table:table-cell table:formula="of:=([.F602]-[.C602])/0.0166667" office:value-type="float" office:value="40.7459185081629" calcext:value-type="float">
            <text:p>40.7459185081629</text:p>
          </table:table-cell>
          <table:table-cell table:formula="of:=DEGREES(ATAN(ABS([.F602]-[.C602])/ABS([.E602]-[.B602])))" office:value-type="float" office:value="3.03719916944219" calcext:value-type="float">
            <text:p>3.03719916944219</text:p>
          </table:table-cell>
          <table:table-cell table:formula="of:=SQRT(POWER([.H602];2)+POWER([.I602];2)+POWER([.J602];2))" office:value-type="float" office:value="769.026301230215" calcext:value-type="float">
            <text:p>769.026301230215</text:p>
          </table:table-cell>
        </table:table-row>
        <table:table-row table:style-name="ro1">
          <table:table-cell office:value-type="float" office:value="73.8665" calcext:value-type="float">
            <text:p>73.8665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39.0157" calcext:value-type="float">
            <text:p>39.0157</text:p>
          </table:table-cell>
          <table:table-cell office:value-type="float" office:value="73.5603" calcext:value-type="float">
            <text:p>73.5603</text:p>
          </table:table-cell>
          <table:table-cell office:value-type="float" office:value="269.832" calcext:value-type="float">
            <text:p>269.832</text:p>
          </table:table-cell>
          <table:table-cell office:value-type="float" office:value="38.1919" calcext:value-type="float">
            <text:p>38.1919</text:p>
          </table:table-cell>
          <table:table-cell/>
          <table:table-cell table:formula="of:=([.D603]-[.A603])/0.0166667" office:value-type="float" office:value="-18.3719632560737" calcext:value-type="float">
            <text:p>-18.3719632560737</text:p>
          </table:table-cell>
          <table:table-cell table:formula="of:=ABS([.E603]-[.B603])/0.0166667" office:value-type="float" office:value="678.298643402714" calcext:value-type="float">
            <text:p>678.298643402714</text:p>
          </table:table-cell>
          <table:table-cell table:formula="of:=([.F603]-[.C603])/0.0166667" office:value-type="float" office:value="-49.4279011441981" calcext:value-type="float">
            <text:p>-49.4279011441981</text:p>
          </table:table-cell>
          <table:table-cell table:formula="of:=DEGREES(ATAN(ABS([.F603]-[.C603])/ABS([.E603]-[.B603])))" office:value-type="float" office:value="4.16780029635334" calcext:value-type="float">
            <text:p>4.16780029635334</text:p>
          </table:table-cell>
          <table:table-cell table:formula="of:=SQRT(POWER([.H603];2)+POWER([.I603];2)+POWER([.J603];2))" office:value-type="float" office:value="680.345277111089" calcext:value-type="float">
            <text:p>680.345277111089</text:p>
          </table:table-cell>
        </table:table-row>
        <table:table-row table:style-name="ro1">
          <table:table-cell office:value-type="float" office:value="74.4011" calcext:value-type="float">
            <text:p>74.4011</text:p>
          </table:table-cell>
          <table:table-cell office:value-type="float" office:value="284.917" calcext:value-type="float">
            <text:p>284.917</text:p>
          </table:table-cell>
          <table:table-cell office:value-type="float" office:value="39.9063" calcext:value-type="float">
            <text:p>39.9063</text:p>
          </table:table-cell>
          <table:table-cell office:value-type="float" office:value="74.3322" calcext:value-type="float">
            <text:p>74.3322</text:p>
          </table:table-cell>
          <table:table-cell office:value-type="float" office:value="273.447" calcext:value-type="float">
            <text:p>273.447</text:p>
          </table:table-cell>
          <table:table-cell office:value-type="float" office:value="39.3032" calcext:value-type="float">
            <text:p>39.3032</text:p>
          </table:table-cell>
          <table:table-cell/>
          <table:table-cell table:formula="of:=([.D604]-[.A604])/0.0166667" office:value-type="float" office:value="-4.13399173201649" calcext:value-type="float">
            <text:p>-4.13399173201649</text:p>
          </table:table-cell>
          <table:table-cell table:formula="of:=ABS([.E604]-[.B604])/0.0166667" office:value-type="float" office:value="688.198623602751" calcext:value-type="float">
            <text:p>688.198623602751</text:p>
          </table:table-cell>
          <table:table-cell table:formula="of:=([.F604]-[.C604])/0.0166667" office:value-type="float" office:value="-36.185927628145" calcext:value-type="float">
            <text:p>-36.185927628145</text:p>
          </table:table-cell>
          <table:table-cell table:formula="of:=DEGREES(ATAN(ABS([.F604]-[.C604])/ABS([.E604]-[.B604])))" office:value-type="float" office:value="3.00987726700627" calcext:value-type="float">
            <text:p>3.00987726700627</text:p>
          </table:table-cell>
          <table:table-cell table:formula="of:=SQRT(POWER([.H604];2)+POWER([.I604];2)+POWER([.J604];2))" office:value-type="float" office:value="689.161705824308" calcext:value-type="float">
            <text:p>689.161705824308</text:p>
          </table:table-cell>
        </table:table-row>
        <table:table-row table:style-name="ro1">
          <table:table-cell office:value-type="float" office:value="74.6408" calcext:value-type="float">
            <text:p>74.6408</text:p>
          </table:table-cell>
          <table:table-cell office:value-type="float" office:value="282.349" calcext:value-type="float">
            <text:p>282.349</text:p>
          </table:table-cell>
          <table:table-cell office:value-type="float" office:value="39.8193" calcext:value-type="float">
            <text:p>39.8193</text:p>
          </table:table-cell>
          <table:table-cell office:value-type="float" office:value="74.8073" calcext:value-type="float">
            <text:p>74.8073</text:p>
          </table:table-cell>
          <table:table-cell office:value-type="float" office:value="269.776" calcext:value-type="float">
            <text:p>269.776</text:p>
          </table:table-cell>
          <table:table-cell office:value-type="float" office:value="39.1802" calcext:value-type="float">
            <text:p>39.1802</text:p>
          </table:table-cell>
          <table:table-cell/>
          <table:table-cell table:formula="of:=([.D605]-[.A605])/0.0166667" office:value-type="float" office:value="9.98998002003991" calcext:value-type="float">
            <text:p>9.98998002003991</text:p>
          </table:table-cell>
          <table:table-cell table:formula="of:=ABS([.E605]-[.B605])/0.0166667" office:value-type="float" office:value="754.378491243016" calcext:value-type="float">
            <text:p>754.378491243016</text:p>
          </table:table-cell>
          <table:table-cell table:formula="of:=([.F605]-[.C605])/0.0166667" office:value-type="float" office:value="-38.3459233081533" calcext:value-type="float">
            <text:p>-38.3459233081533</text:p>
          </table:table-cell>
          <table:table-cell table:formula="of:=DEGREES(ATAN(ABS([.F605]-[.C605])/ABS([.E605]-[.B605])))" office:value-type="float" office:value="2.90990565421634" calcext:value-type="float">
            <text:p>2.90990565421634</text:p>
          </table:table-cell>
          <table:table-cell table:formula="of:=SQRT(POWER([.H605];2)+POWER([.I605];2)+POWER([.J605];2))" office:value-type="float" office:value="755.418504926405" calcext:value-type="float">
            <text:p>755.418504926405</text:p>
          </table:table-cell>
        </table:table-row>
        <table:table-row table:style-name="ro1">
          <table:table-cell office:value-type="float" office:value="74.3621" calcext:value-type="float">
            <text:p>74.3621</text:p>
          </table:table-cell>
          <table:table-cell office:value-type="float" office:value="278.513" calcext:value-type="float">
            <text:p>278.513</text:p>
          </table:table-cell>
          <table:table-cell office:value-type="float" office:value="39.4504" calcext:value-type="float">
            <text:p>39.4504</text:p>
          </table:table-cell>
          <table:table-cell office:value-type="float" office:value="74.5351" calcext:value-type="float">
            <text:p>74.5351</text:p>
          </table:table-cell>
          <table:table-cell office:value-type="float" office:value="266.066" calcext:value-type="float">
            <text:p>266.066</text:p>
          </table:table-cell>
          <table:table-cell office:value-type="float" office:value="39.082" calcext:value-type="float">
            <text:p>39.082</text:p>
          </table:table-cell>
          <table:table-cell/>
          <table:table-cell table:formula="of:=([.D606]-[.A606])/0.0166667" office:value-type="float" office:value="10.3799792400416" calcext:value-type="float">
            <text:p>10.3799792400416</text:p>
          </table:table-cell>
          <table:table-cell table:formula="of:=ABS([.E606]-[.B606])/0.0166667" office:value-type="float" office:value="746.818506362988" calcext:value-type="float">
            <text:p>746.818506362988</text:p>
          </table:table-cell>
          <table:table-cell table:formula="of:=([.F606]-[.C606])/0.0166667" office:value-type="float" office:value="-22.1039557920885" calcext:value-type="float">
            <text:p>-22.1039557920885</text:p>
          </table:table-cell>
          <table:table-cell table:formula="of:=DEGREES(ATAN(ABS([.F606]-[.C606])/ABS([.E606]-[.B606])))" office:value-type="float" office:value="1.69531653097561" calcext:value-type="float">
            <text:p>1.69531653097561</text:p>
          </table:table-cell>
          <table:table-cell table:formula="of:=SQRT(POWER([.H606];2)+POWER([.I606];2)+POWER([.J606];2))" office:value-type="float" office:value="747.217645854891" calcext:value-type="float">
            <text:p>747.217645854891</text:p>
          </table:table-cell>
        </table:table-row>
        <table:table-row table:style-name="ro1">
          <table:table-cell office:value-type="float" office:value="74.6407" calcext:value-type="float">
            <text:p>74.6407</text:p>
          </table:table-cell>
          <table:table-cell office:value-type="float" office:value="282.338" calcext:value-type="float">
            <text:p>282.338</text:p>
          </table:table-cell>
          <table:table-cell office:value-type="float" office:value="39.821" calcext:value-type="float">
            <text:p>39.821</text:p>
          </table:table-cell>
          <table:table-cell office:value-type="float" office:value="74.8158" calcext:value-type="float">
            <text:p>74.8158</text:p>
          </table:table-cell>
          <table:table-cell office:value-type="float" office:value="271.008" calcext:value-type="float">
            <text:p>271.008</text:p>
          </table:table-cell>
          <table:table-cell office:value-type="float" office:value="39.2169" calcext:value-type="float">
            <text:p>39.2169</text:p>
          </table:table-cell>
          <table:table-cell/>
          <table:table-cell table:formula="of:=([.D607]-[.A607])/0.0166667" office:value-type="float" office:value="10.5059789880421" calcext:value-type="float">
            <text:p>10.5059789880421</text:p>
          </table:table-cell>
          <table:table-cell table:formula="of:=ABS([.E607]-[.B607])/0.0166667" office:value-type="float" office:value="679.798640402722" calcext:value-type="float">
            <text:p>679.798640402722</text:p>
          </table:table-cell>
          <table:table-cell table:formula="of:=([.F607]-[.C607])/0.0166667" office:value-type="float" office:value="-36.2459275081447" calcext:value-type="float">
            <text:p>-36.2459275081447</text:p>
          </table:table-cell>
          <table:table-cell table:formula="of:=DEGREES(ATAN(ABS([.F607]-[.C607])/ABS([.E607]-[.B607])))" office:value-type="float" office:value="3.05204207184151" calcext:value-type="float">
            <text:p>3.05204207184151</text:p>
          </table:table-cell>
          <table:table-cell table:formula="of:=SQRT(POWER([.H607];2)+POWER([.I607];2)+POWER([.J607];2))" office:value-type="float" office:value="680.845308677978" calcext:value-type="float">
            <text:p>680.845308677978</text:p>
          </table:table-cell>
        </table:table-row>
        <table:table-row table:style-name="ro1">
          <table:table-cell office:value-type="float" office:value="74.3705" calcext:value-type="float">
            <text:p>74.3705</text:p>
          </table:table-cell>
          <table:table-cell office:value-type="float" office:value="279.734" calcext:value-type="float">
            <text:p>279.734</text:p>
          </table:table-cell>
          <table:table-cell office:value-type="float" office:value="39.7499" calcext:value-type="float">
            <text:p>39.7499</text:p>
          </table:table-cell>
          <table:table-cell office:value-type="float" office:value="73.8122" calcext:value-type="float">
            <text:p>73.8122</text:p>
          </table:table-cell>
          <table:table-cell office:value-type="float" office:value="269.713" calcext:value-type="float">
            <text:p>269.713</text:p>
          </table:table-cell>
          <table:table-cell office:value-type="float" office:value="38.9528" calcext:value-type="float">
            <text:p>38.9528</text:p>
          </table:table-cell>
          <table:table-cell/>
          <table:table-cell table:formula="of:=([.D608]-[.A608])/0.0166667" office:value-type="float" office:value="-33.4979330041342" calcext:value-type="float">
            <text:p>-33.4979330041342</text:p>
          </table:table-cell>
          <table:table-cell table:formula="of:=ABS([.E608]-[.B608])/0.0166667" office:value-type="float" office:value="601.258797482403" calcext:value-type="float">
            <text:p>601.258797482403</text:p>
          </table:table-cell>
          <table:table-cell table:formula="of:=([.F608]-[.C608])/0.0166667" office:value-type="float" office:value="-47.8259043481909" calcext:value-type="float">
            <text:p>-47.8259043481909</text:p>
          </table:table-cell>
          <table:table-cell table:formula="of:=DEGREES(ATAN(ABS([.F608]-[.C608])/ABS([.E608]-[.B608])))" office:value-type="float" office:value="4.54790036857952" calcext:value-type="float">
            <text:p>4.54790036857952</text:p>
          </table:table-cell>
          <table:table-cell table:formula="of:=SQRT(POWER([.H608];2)+POWER([.I608];2)+POWER([.J608];2))" office:value-type="float" office:value="604.087386221775" calcext:value-type="float">
            <text:p>604.087386221775</text:p>
          </table:table-cell>
        </table:table-row>
        <table:table-row table:style-name="ro1">
          <table:table-cell office:value-type="float" office:value="74.8528" calcext:value-type="float">
            <text:p>74.8528</text:p>
          </table:table-cell>
          <table:table-cell office:value-type="float" office:value="275.866" calcext:value-type="float">
            <text:p>275.866</text:p>
          </table:table-cell>
          <table:table-cell office:value-type="float" office:value="40.1388" calcext:value-type="float">
            <text:p>40.1388</text:p>
          </table:table-cell>
          <table:table-cell office:value-type="float" office:value="74.7824" calcext:value-type="float">
            <text:p>74.7824</text:p>
          </table:table-cell>
          <table:table-cell office:value-type="float" office:value="266.047" calcext:value-type="float">
            <text:p>266.047</text:p>
          </table:table-cell>
          <table:table-cell office:value-type="float" office:value="39.3286" calcext:value-type="float">
            <text:p>39.3286</text:p>
          </table:table-cell>
          <table:table-cell/>
          <table:table-cell table:formula="of:=([.D609]-[.A609])/0.0166667" office:value-type="float" office:value="-4.22399155201728" calcext:value-type="float">
            <text:p>-4.22399155201728</text:p>
          </table:table-cell>
          <table:table-cell table:formula="of:=ABS([.E609]-[.B609])/0.0166667" office:value-type="float" office:value="589.138821722354" calcext:value-type="float">
            <text:p>589.138821722354</text:p>
          </table:table-cell>
          <table:table-cell table:formula="of:=([.F609]-[.C609])/0.0166667" office:value-type="float" office:value="-48.6119027761946" calcext:value-type="float">
            <text:p>-48.6119027761946</text:p>
          </table:table-cell>
          <table:table-cell table:formula="of:=DEGREES(ATAN(ABS([.F609]-[.C609])/ABS([.E609]-[.B609])))" office:value-type="float" office:value="4.71698917005577" calcext:value-type="float">
            <text:p>4.71698917005577</text:p>
          </table:table-cell>
          <table:table-cell table:formula="of:=SQRT(POWER([.H609];2)+POWER([.I609];2)+POWER([.J609];2))" office:value-type="float" office:value="591.156079607203" calcext:value-type="float">
            <text:p>591.156079607203</text:p>
          </table:table-cell>
        </table:table-row>
        <table:table-row table:style-name="ro1">
          <table:table-cell office:value-type="float" office:value="73.8706" calcext:value-type="float">
            <text:p>73.8706</text:p>
          </table:table-cell>
          <table:table-cell office:value-type="float" office:value="280.92" calcext:value-type="float">
            <text:p>280.92</text:p>
          </table:table-cell>
          <table:table-cell office:value-type="float" office:value="40.0625" calcext:value-type="float">
            <text:p>40.0625</text:p>
          </table:table-cell>
          <table:table-cell office:value-type="float" office:value="73.5745" calcext:value-type="float">
            <text:p>73.5745</text:p>
          </table:table-cell>
          <table:table-cell office:value-type="float" office:value="272.164" calcext:value-type="float">
            <text:p>272.164</text:p>
          </table:table-cell>
          <table:table-cell office:value-type="float" office:value="39.0311" calcext:value-type="float">
            <text:p>39.0311</text:p>
          </table:table-cell>
          <table:table-cell/>
          <table:table-cell table:formula="of:=([.D610]-[.A610])/0.0166667" office:value-type="float" office:value="-17.7659644680708" calcext:value-type="float">
            <text:p>-17.7659644680708</text:p>
          </table:table-cell>
          <table:table-cell table:formula="of:=ABS([.E610]-[.B610])/0.0166667" office:value-type="float" office:value="525.358949282103" calcext:value-type="float">
            <text:p>525.358949282103</text:p>
          </table:table-cell>
          <table:table-cell table:formula="of:=([.F610]-[.C610])/0.0166667" office:value-type="float" office:value="-61.8838762322474" calcext:value-type="float">
            <text:p>-61.8838762322474</text:p>
          </table:table-cell>
          <table:table-cell table:formula="of:=DEGREES(ATAN(ABS([.F610]-[.C610])/ABS([.E610]-[.B610])))" office:value-type="float" office:value="6.71811331864051" calcext:value-type="float">
            <text:p>6.71811331864051</text:p>
          </table:table-cell>
          <table:table-cell table:formula="of:=SQRT(POWER([.H610];2)+POWER([.I610];2)+POWER([.J610];2))" office:value-type="float" office:value="529.289400254534" calcext:value-type="float">
            <text:p>529.289400254534</text:p>
          </table:table-cell>
        </table:table-row>
        <table:table-row table:style-name="ro1">
          <table:table-cell office:value-type="float" office:value="74.5818" calcext:value-type="float">
            <text:p>74.5818</text:p>
          </table:table-cell>
          <table:table-cell office:value-type="float" office:value="273.52" calcext:value-type="float">
            <text:p>273.52</text:p>
          </table:table-cell>
          <table:table-cell office:value-type="float" office:value="39.0394" calcext:value-type="float">
            <text:p>39.0394</text:p>
          </table:table-cell>
          <table:table-cell office:value-type="float" office:value="74.2768" calcext:value-type="float">
            <text:p>74.2768</text:p>
          </table:table-cell>
          <table:table-cell office:value-type="float" office:value="265.06" calcext:value-type="float">
            <text:p>265.06</text:p>
          </table:table-cell>
          <table:table-cell office:value-type="float" office:value="37.7869" calcext:value-type="float">
            <text:p>37.7869</text:p>
          </table:table-cell>
          <table:table-cell/>
          <table:table-cell table:formula="of:=([.D611]-[.A611])/0.0166667" office:value-type="float" office:value="-18.2999634000736" calcext:value-type="float">
            <text:p>-18.2999634000736</text:p>
          </table:table-cell>
          <table:table-cell table:formula="of:=ABS([.E611]-[.B611])/0.0166667" office:value-type="float" office:value="507.598984802029" calcext:value-type="float">
            <text:p>507.598984802029</text:p>
          </table:table-cell>
          <table:table-cell table:formula="of:=([.F611]-[.C611])/0.0166667" office:value-type="float" office:value="-75.1498497003005" calcext:value-type="float">
            <text:p>-75.1498497003005</text:p>
          </table:table-cell>
          <table:table-cell table:formula="of:=DEGREES(ATAN(ABS([.F611]-[.C611])/ABS([.E611]-[.B611])))" office:value-type="float" office:value="8.42144635929051" calcext:value-type="float">
            <text:p>8.42144635929051</text:p>
          </table:table-cell>
          <table:table-cell table:formula="of:=SQRT(POWER([.H611];2)+POWER([.I611];2)+POWER([.J611];2))" office:value-type="float" office:value="513.458000173795" calcext:value-type="float">
            <text:p>513.458000173795</text:p>
          </table:table-cell>
        </table:table-row>
        <table:table-row table:style-name="ro1">
          <table:table-cell office:value-type="float" office:value="74.3942" calcext:value-type="float">
            <text:p>74.3942</text:p>
          </table:table-cell>
          <table:table-cell office:value-type="float" office:value="283.556" calcext:value-type="float">
            <text:p>283.556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74.3331" calcext:value-type="float">
            <text:p>74.3331</text:p>
          </table:table-cell>
          <table:table-cell office:value-type="float" office:value="273.396" calcext:value-type="float">
            <text:p>273.396</text:p>
          </table:table-cell>
          <table:table-cell office:value-type="float" office:value="39.5609" calcext:value-type="float">
            <text:p>39.5609</text:p>
          </table:table-cell>
          <table:table-cell/>
          <table:table-cell table:formula="of:=([.D612]-[.A612])/0.0166667" office:value-type="float" office:value="-3.66599266801443" calcext:value-type="float">
            <text:p>-3.66599266801443</text:p>
          </table:table-cell>
          <table:table-cell table:formula="of:=ABS([.E612]-[.B612])/0.0166667" office:value-type="float" office:value="609.598780802437" calcext:value-type="float">
            <text:p>609.598780802437</text:p>
          </table:table-cell>
          <table:table-cell table:formula="of:=([.F612]-[.C612])/0.0166667" office:value-type="float" office:value="-34.1219317561369" calcext:value-type="float">
            <text:p>-34.1219317561369</text:p>
          </table:table-cell>
          <table:table-cell table:formula="of:=DEGREES(ATAN(ABS([.F612]-[.C612])/ABS([.E612]-[.B612])))" office:value-type="float" office:value="3.20375428207221" calcext:value-type="float">
            <text:p>3.20375428207221</text:p>
          </table:table-cell>
          <table:table-cell table:formula="of:=SQRT(POWER([.H612];2)+POWER([.I612];2)+POWER([.J612];2))" office:value-type="float" office:value="610.564017351849" calcext:value-type="float">
            <text:p>610.564017351849</text:p>
          </table:table-cell>
        </table:table-row>
        <table:table-row table:style-name="ro1">
          <table:table-cell office:value-type="float" office:value="74.5907" calcext:value-type="float">
            <text:p>74.5907</text:p>
          </table:table-cell>
          <table:table-cell office:value-type="float" office:value="274.73" calcext:value-type="float">
            <text:p>274.73</text:p>
          </table:table-cell>
          <table:table-cell office:value-type="float" office:value="39.333" calcext:value-type="float">
            <text:p>39.333</text:p>
          </table:table-cell>
          <table:table-cell office:value-type="float" office:value="74.7634" calcext:value-type="float">
            <text:p>74.7634</text:p>
          </table:table-cell>
          <table:table-cell office:value-type="float" office:value="263.766" calcext:value-type="float">
            <text:p>263.766</text:p>
          </table:table-cell>
          <table:table-cell office:value-type="float" office:value="38.5" calcext:value-type="float">
            <text:p>38.5</text:p>
          </table:table-cell>
          <table:table-cell/>
          <table:table-cell table:formula="of:=([.D613]-[.A613])/0.0166667" office:value-type="float" office:value="10.3619792760418" calcext:value-type="float">
            <text:p>10.3619792760418</text:p>
          </table:table-cell>
          <table:table-cell table:formula="of:=ABS([.E613]-[.B613])/0.0166667" office:value-type="float" office:value="657.838684322631" calcext:value-type="float">
            <text:p>657.838684322631</text:p>
          </table:table-cell>
          <table:table-cell table:formula="of:=([.F613]-[.C613])/0.0166667" office:value-type="float" office:value="-49.9799000401998" calcext:value-type="float">
            <text:p>-49.9799000401998</text:p>
          </table:table-cell>
          <table:table-cell table:formula="of:=DEGREES(ATAN(ABS([.F613]-[.C613])/ABS([.E613]-[.B613])))" office:value-type="float" office:value="4.34475266118563" calcext:value-type="float">
            <text:p>4.34475266118563</text:p>
          </table:table-cell>
          <table:table-cell table:formula="of:=SQRT(POWER([.H613];2)+POWER([.I613];2)+POWER([.J613];2))" office:value-type="float" office:value="659.815955864873" calcext:value-type="float">
            <text:p>659.815955864873</text:p>
          </table:table-cell>
        </table:table-row>
        <table:table-row table:style-name="ro1">
          <table:table-cell office:value-type="float" office:value="75.1119" calcext:value-type="float">
            <text:p>75.1119</text:p>
          </table:table-cell>
          <table:table-cell office:value-type="float" office:value="277.316" calcext:value-type="float">
            <text:p>277.316</text:p>
          </table:table-cell>
          <table:table-cell office:value-type="float" office:value="39.393" calcext:value-type="float">
            <text:p>39.393</text:p>
          </table:table-cell>
          <table:table-cell office:value-type="float" office:value="75.2648" calcext:value-type="float">
            <text:p>75.2648</text:p>
          </table:table-cell>
          <table:table-cell office:value-type="float" office:value="264.984" calcext:value-type="float">
            <text:p>264.984</text:p>
          </table:table-cell>
          <table:table-cell office:value-type="float" office:value="38.7724" calcext:value-type="float">
            <text:p>38.7724</text:p>
          </table:table-cell>
          <table:table-cell/>
          <table:table-cell table:formula="of:=([.D614]-[.A614])/0.0166667" office:value-type="float" office:value="9.17398165203599" calcext:value-type="float">
            <text:p>9.17398165203599</text:p>
          </table:table-cell>
          <table:table-cell table:formula="of:=ABS([.E614]-[.B614])/0.0166667" office:value-type="float" office:value="739.918520162959" calcext:value-type="float">
            <text:p>739.918520162959</text:p>
          </table:table-cell>
          <table:table-cell table:formula="of:=([.F614]-[.C614])/0.0166667" office:value-type="float" office:value="-37.2359255281491" calcext:value-type="float">
            <text:p>-37.2359255281491</text:p>
          </table:table-cell>
          <table:table-cell table:formula="of:=DEGREES(ATAN(ABS([.F614]-[.C614])/ABS([.E614]-[.B614])))" office:value-type="float" office:value="2.88094300447639" calcext:value-type="float">
            <text:p>2.88094300447639</text:p>
          </table:table-cell>
          <table:table-cell table:formula="of:=SQRT(POWER([.H614];2)+POWER([.I614];2)+POWER([.J614];2))" office:value-type="float" office:value="740.911663134974" calcext:value-type="float">
            <text:p>740.911663134974</text:p>
          </table:table-cell>
        </table:table-row>
        <table:table-row table:style-name="ro1">
          <table:table-cell office:value-type="float" office:value="74.6316" calcext:value-type="float">
            <text:p>74.6316</text:p>
          </table:table-cell>
          <table:table-cell office:value-type="float" office:value="281.106" calcext:value-type="float">
            <text:p>281.106</text:p>
          </table:table-cell>
          <table:table-cell office:value-type="float" office:value="39.5195" calcext:value-type="float">
            <text:p>39.5195</text:p>
          </table:table-cell>
          <table:table-cell office:value-type="float" office:value="74.7902" calcext:value-type="float">
            <text:p>74.7902</text:p>
          </table:table-cell>
          <table:table-cell office:value-type="float" office:value="267.314" calcext:value-type="float">
            <text:p>267.314</text:p>
          </table:table-cell>
          <table:table-cell office:value-type="float" office:value="39.11" calcext:value-type="float">
            <text:p>39.11</text:p>
          </table:table-cell>
          <table:table-cell/>
          <table:table-cell table:formula="of:=([.D615]-[.A615])/0.0166667" office:value-type="float" office:value="9.51598096803763" calcext:value-type="float">
            <text:p>9.51598096803763</text:p>
          </table:table-cell>
          <table:table-cell table:formula="of:=ABS([.E615]-[.B615])/0.0166667" office:value-type="float" office:value="827.518344963309" calcext:value-type="float">
            <text:p>827.518344963309</text:p>
          </table:table-cell>
          <table:table-cell table:formula="of:=([.F615]-[.C615])/0.0166667" office:value-type="float" office:value="-24.5699508600984" calcext:value-type="float">
            <text:p>-24.5699508600984</text:p>
          </table:table-cell>
          <table:table-cell table:formula="of:=DEGREES(ATAN(ABS([.F615]-[.C615])/ABS([.E615]-[.B615])))" office:value-type="float" office:value="1.70067653441703" calcext:value-type="float">
            <text:p>1.70067653441703</text:p>
          </table:table-cell>
          <table:table-cell table:formula="of:=SQRT(POWER([.H615];2)+POWER([.I615];2)+POWER([.J615];2))" office:value-type="float" office:value="827.937707578212" calcext:value-type="float">
            <text:p>827.937707578212</text:p>
          </table:table-cell>
        </table:table-row>
        <table:table-row table:style-name="ro1">
          <table:table-cell office:value-type="float" office:value="73.8644" calcext:value-type="float">
            <text:p>73.8644</text:p>
          </table:table-cell>
          <table:table-cell office:value-type="float" office:value="281.246" calcext:value-type="float">
            <text:p>281.246</text:p>
          </table:table-cell>
          <table:table-cell office:value-type="float" office:value="38.4913" calcext:value-type="float">
            <text:p>38.4913</text:p>
          </table:table-cell>
          <table:table-cell office:value-type="float" office:value="73.7999" calcext:value-type="float">
            <text:p>73.7999</text:p>
          </table:table-cell>
          <table:table-cell office:value-type="float" office:value="268.764" calcext:value-type="float">
            <text:p>268.764</text:p>
          </table:table-cell>
          <table:table-cell office:value-type="float" office:value="37.3858" calcext:value-type="float">
            <text:p>37.3858</text:p>
          </table:table-cell>
          <table:table-cell/>
          <table:table-cell table:formula="of:=([.D616]-[.A616])/0.0166667" office:value-type="float" office:value="-3.86999226001605" calcext:value-type="float">
            <text:p>-3.86999226001605</text:p>
          </table:table-cell>
          <table:table-cell table:formula="of:=ABS([.E616]-[.B616])/0.0166667" office:value-type="float" office:value="748.918502162994" calcext:value-type="float">
            <text:p>748.918502162994</text:p>
          </table:table-cell>
          <table:table-cell table:formula="of:=([.F616]-[.C616])/0.0166667" office:value-type="float" office:value="-66.3298673402653" calcext:value-type="float">
            <text:p>-66.3298673402653</text:p>
          </table:table-cell>
          <table:table-cell table:formula="of:=DEGREES(ATAN(ABS([.F616]-[.C616])/ABS([.E616]-[.B616])))" office:value-type="float" office:value="5.0613395882739" calcext:value-type="float">
            <text:p>5.0613395882739</text:p>
          </table:table-cell>
          <table:table-cell table:formula="of:=SQRT(POWER([.H616];2)+POWER([.I616];2)+POWER([.J616];2))" office:value-type="float" office:value="751.860060798239" calcext:value-type="float">
            <text:p>751.860060798239</text:p>
          </table:table-cell>
        </table:table-row>
        <table:table-row table:style-name="ro1">
          <table:table-cell office:value-type="float" office:value="74.4182" calcext:value-type="float">
            <text:p>74.4182</text:p>
          </table:table-cell>
          <table:table-cell office:value-type="float" office:value="289.259" calcext:value-type="float">
            <text:p>289.259</text:p>
          </table:table-cell>
          <table:table-cell office:value-type="float" office:value="38.1658" calcext:value-type="float">
            <text:p>38.1658</text:p>
          </table:table-cell>
          <table:table-cell office:value-type="float" office:value="74.8366" calcext:value-type="float">
            <text:p>74.8366</text:p>
          </table:table-cell>
          <table:table-cell office:value-type="float" office:value="275.089" calcext:value-type="float">
            <text:p>275.089</text:p>
          </table:table-cell>
          <table:table-cell office:value-type="float" office:value="37.5185" calcext:value-type="float">
            <text:p>37.5185</text:p>
          </table:table-cell>
          <table:table-cell/>
          <table:table-cell table:formula="of:=([.D617]-[.A617])/0.0166667" office:value-type="float" office:value="25.1039497921007" calcext:value-type="float">
            <text:p>25.1039497921007</text:p>
          </table:table-cell>
          <table:table-cell table:formula="of:=ABS([.E617]-[.B617])/0.0166667" office:value-type="float" office:value="850.198299603402" calcext:value-type="float">
            <text:p>850.198299603402</text:p>
          </table:table-cell>
          <table:table-cell table:formula="of:=([.F617]-[.C617])/0.0166667" office:value-type="float" office:value="-38.837922324155" calcext:value-type="float">
            <text:p>-38.837922324155</text:p>
          </table:table-cell>
          <table:table-cell table:formula="of:=DEGREES(ATAN(ABS([.F617]-[.C617])/ABS([.E617]-[.B617])))" office:value-type="float" office:value="2.6155111346899" calcext:value-type="float">
            <text:p>2.6155111346899</text:p>
          </table:table-cell>
          <table:table-cell table:formula="of:=SQRT(POWER([.H617];2)+POWER([.I617];2)+POWER([.J617];2))" office:value-type="float" office:value="851.455072892362" calcext:value-type="float">
            <text:p>851.455072892362</text:p>
          </table:table-cell>
        </table:table-row>
        <table:table-row table:style-name="ro1">
          <table:table-cell office:value-type="float" office:value="75.0715" calcext:value-type="float">
            <text:p>75.0715</text:p>
          </table:table-cell>
          <table:table-cell office:value-type="float" office:value="272.451" calcext:value-type="float">
            <text:p>272.451</text:p>
          </table:table-cell>
          <table:table-cell office:value-type="float" office:value="38.2216" calcext:value-type="float">
            <text:p>38.2216</text:p>
          </table:table-cell>
          <table:table-cell office:value-type="float" office:value="75.2328" calcext:value-type="float">
            <text:p>75.2328</text:p>
          </table:table-cell>
          <table:table-cell office:value-type="float" office:value="261.579" calcext:value-type="float">
            <text:p>261.579</text:p>
          </table:table-cell>
          <table:table-cell office:value-type="float" office:value="37.4168" calcext:value-type="float">
            <text:p>37.4168</text:p>
          </table:table-cell>
          <table:table-cell/>
          <table:table-cell table:formula="of:=([.D618]-[.A618])/0.0166667" office:value-type="float" office:value="9.67798064403854" calcext:value-type="float">
            <text:p>9.67798064403854</text:p>
          </table:table-cell>
          <table:table-cell table:formula="of:=ABS([.E618]-[.B618])/0.0166667" office:value-type="float" office:value="652.31869536261" calcext:value-type="float">
            <text:p>652.31869536261</text:p>
          </table:table-cell>
          <table:table-cell table:formula="of:=([.F618]-[.C618])/0.0166667" office:value-type="float" office:value="-48.2879034241932" calcext:value-type="float">
            <text:p>-48.2879034241932</text:p>
          </table:table-cell>
          <table:table-cell table:formula="of:=DEGREES(ATAN(ABS([.F618]-[.C618])/ABS([.E618]-[.B618])))" office:value-type="float" office:value="4.23359944360888" calcext:value-type="float">
            <text:p>4.23359944360888</text:p>
          </table:table-cell>
          <table:table-cell table:formula="of:=SQRT(POWER([.H618];2)+POWER([.I618];2)+POWER([.J618];2))" office:value-type="float" office:value="654.175102893735" calcext:value-type="float">
            <text:p>654.175102893735</text:p>
          </table:table-cell>
        </table:table-row>
        <table:table-row table:style-name="ro1">
          <table:table-cell office:value-type="float" office:value="74.0856" calcext:value-type="float">
            <text:p>74.0856</text:p>
          </table:table-cell>
          <table:table-cell office:value-type="float" office:value="274.806" calcext:value-type="float">
            <text:p>274.806</text:p>
          </table:table-cell>
          <table:table-cell office:value-type="float" office:value="38.5753" calcext:value-type="float">
            <text:p>38.5753</text:p>
          </table:table-cell>
          <table:table-cell office:value-type="float" office:value="74.0183" calcext:value-type="float">
            <text:p>74.0183</text:p>
          </table:table-cell>
          <table:table-cell office:value-type="float" office:value="262.539" calcext:value-type="float">
            <text:p>262.539</text:p>
          </table:table-cell>
          <table:table-cell office:value-type="float" office:value="37.9896" calcext:value-type="float">
            <text:p>37.9896</text:p>
          </table:table-cell>
          <table:table-cell/>
          <table:table-cell table:formula="of:=([.D619]-[.A619])/0.0166667" office:value-type="float" office:value="-4.03799192401633" calcext:value-type="float">
            <text:p>-4.03799192401633</text:p>
          </table:table-cell>
          <table:table-cell table:formula="of:=ABS([.E619]-[.B619])/0.0166667" office:value-type="float" office:value="736.018527962944" calcext:value-type="float">
            <text:p>736.018527962944</text:p>
          </table:table-cell>
          <table:table-cell table:formula="of:=([.F619]-[.C619])/0.0166667" office:value-type="float" office:value="-35.1419297161403" calcext:value-type="float">
            <text:p>-35.1419297161403</text:p>
          </table:table-cell>
          <table:table-cell table:formula="of:=DEGREES(ATAN(ABS([.F619]-[.C619])/ABS([.E619]-[.B619])))" office:value-type="float" office:value="2.73356748094116" calcext:value-type="float">
            <text:p>2.73356748094116</text:p>
          </table:table-cell>
          <table:table-cell table:formula="of:=SQRT(POWER([.H619];2)+POWER([.I619];2)+POWER([.J619];2))" office:value-type="float" office:value="736.868057461912" calcext:value-type="float">
            <text:p>736.868057461912</text:p>
          </table:table-cell>
        </table:table-row>
        <table:table-row table:style-name="ro1">
          <table:table-cell office:value-type="float" office:value="74.117" calcext:value-type="float">
            <text:p>74.117</text:p>
          </table:table-cell>
          <table:table-cell office:value-type="float" office:value="281.346" calcext:value-type="float">
            <text:p>281.346</text:p>
          </table:table-cell>
          <table:table-cell office:value-type="float" office:value="37.9655" calcext:value-type="float">
            <text:p>37.9655</text:p>
          </table:table-cell>
          <table:table-cell office:value-type="float" office:value="73.8107" calcext:value-type="float">
            <text:p>73.8107</text:p>
          </table:table-cell>
          <table:table-cell office:value-type="float" office:value="271.273" calcext:value-type="float">
            <text:p>271.273</text:p>
          </table:table-cell>
          <table:table-cell office:value-type="float" office:value="37.1936" calcext:value-type="float">
            <text:p>37.1936</text:p>
          </table:table-cell>
          <table:table-cell/>
          <table:table-cell table:formula="of:=([.D620]-[.A620])/0.0166667" office:value-type="float" office:value="-18.377963244074" calcext:value-type="float">
            <text:p>-18.377963244074</text:p>
          </table:table-cell>
          <table:table-cell table:formula="of:=ABS([.E620]-[.B620])/0.0166667" office:value-type="float" office:value="604.378791242416" calcext:value-type="float">
            <text:p>604.378791242416</text:p>
          </table:table-cell>
          <table:table-cell table:formula="of:=([.F620]-[.C620])/0.0166667" office:value-type="float" office:value="-46.313907372185" calcext:value-type="float">
            <text:p>-46.313907372185</text:p>
          </table:table-cell>
          <table:table-cell table:formula="of:=DEGREES(ATAN(ABS([.F620]-[.C620])/ABS([.E620]-[.B620])))" office:value-type="float" office:value="4.38204567309607" calcext:value-type="float">
            <text:p>4.38204567309607</text:p>
          </table:table-cell>
          <table:table-cell table:formula="of:=SQRT(POWER([.H620];2)+POWER([.I620];2)+POWER([.J620];2))" office:value-type="float" office:value="606.429262859836" calcext:value-type="float">
            <text:p>606.429262859836</text:p>
          </table:table-cell>
        </table:table-row>
        <table:table-row table:style-name="ro1">
          <table:table-cell office:value-type="float" office:value="74.6028" calcext:value-type="float">
            <text:p>74.6028</text:p>
          </table:table-cell>
          <table:table-cell office:value-type="float" office:value="277.494" calcext:value-type="float">
            <text:p>277.494</text:p>
          </table:table-cell>
          <table:table-cell office:value-type="float" office:value="38.1116" calcext:value-type="float">
            <text:p>38.1116</text:p>
          </table:table-cell>
          <table:table-cell office:value-type="float" office:value="74.537" calcext:value-type="float">
            <text:p>74.537</text:p>
          </table:table-cell>
          <table:table-cell office:value-type="float" office:value="267.602" calcext:value-type="float">
            <text:p>267.602</text:p>
          </table:table-cell>
          <table:table-cell office:value-type="float" office:value="37.3364" calcext:value-type="float">
            <text:p>37.3364</text:p>
          </table:table-cell>
          <table:table-cell/>
          <table:table-cell table:formula="of:=([.D621]-[.A621])/0.0166667" office:value-type="float" office:value="-3.94799210401554" calcext:value-type="float">
            <text:p>-3.94799210401554</text:p>
          </table:table-cell>
          <table:table-cell table:formula="of:=ABS([.E621]-[.B621])/0.0166667" office:value-type="float" office:value="593.518812962377" calcext:value-type="float">
            <text:p>593.518812962377</text:p>
          </table:table-cell>
          <table:table-cell table:formula="of:=([.F621]-[.C621])/0.0166667" office:value-type="float" office:value="-46.5119069761864" calcext:value-type="float">
            <text:p>-46.5119069761864</text:p>
          </table:table-cell>
          <table:table-cell table:formula="of:=DEGREES(ATAN(ABS([.F621]-[.C621])/ABS([.E621]-[.B621])))" office:value-type="float" office:value="4.48090362927956" calcext:value-type="float">
            <text:p>4.48090362927956</text:p>
          </table:table-cell>
          <table:table-cell table:formula="of:=SQRT(POWER([.H621];2)+POWER([.I621];2)+POWER([.J621];2))" office:value-type="float" office:value="595.351598194281" calcext:value-type="float">
            <text:p>595.351598194281</text:p>
          </table:table-cell>
        </table:table-row>
        <table:table-row table:style-name="ro1">
          <table:table-cell office:value-type="float" office:value="74.682" calcext:value-type="float">
            <text:p>74.682</text:p>
          </table:table-cell>
          <table:table-cell office:value-type="float" office:value="288.954" calcext:value-type="float">
            <text:p>288.954</text:p>
          </table:table-cell>
          <table:table-cell office:value-type="float" office:value="39.7545" calcext:value-type="float">
            <text:p>39.7545</text:p>
          </table:table-cell>
          <table:table-cell office:value-type="float" office:value="75.0909" calcext:value-type="float">
            <text:p>75.0909</text:p>
          </table:table-cell>
          <table:table-cell office:value-type="float" office:value="274.913" calcext:value-type="float">
            <text:p>274.913</text:p>
          </table:table-cell>
          <table:table-cell office:value-type="float" office:value="38.5478" calcext:value-type="float">
            <text:p>38.5478</text:p>
          </table:table-cell>
          <table:table-cell/>
          <table:table-cell table:formula="of:=([.D622]-[.A622])/0.0166667" office:value-type="float" office:value="24.5339509320983" calcext:value-type="float">
            <text:p>24.5339509320983</text:p>
          </table:table-cell>
          <table:table-cell table:formula="of:=ABS([.E622]-[.B622])/0.0166667" office:value-type="float" office:value="842.45831508337" calcext:value-type="float">
            <text:p>842.45831508337</text:p>
          </table:table-cell>
          <table:table-cell table:formula="of:=([.F622]-[.C622])/0.0166667" office:value-type="float" office:value="-72.4018551962895" calcext:value-type="float">
            <text:p>-72.4018551962895</text:p>
          </table:table-cell>
          <table:table-cell table:formula="of:=DEGREES(ATAN(ABS([.F622]-[.C622])/ABS([.E622]-[.B622])))" office:value-type="float" office:value="4.91199703614169" calcext:value-type="float">
            <text:p>4.91199703614169</text:p>
          </table:table-cell>
          <table:table-cell table:formula="of:=SQRT(POWER([.H622];2)+POWER([.I622];2)+POWER([.J622];2))" office:value-type="float" office:value="845.919591945543" calcext:value-type="float">
            <text:p>845.919591945543</text:p>
          </table:table-cell>
        </table:table-row>
        <table:table-row table:style-name="ro1">
          <table:table-cell office:value-type="float" office:value="74.8492" calcext:value-type="float">
            <text:p>74.8492</text:p>
          </table:table-cell>
          <table:table-cell office:value-type="float" office:value="276.122" calcext:value-type="float">
            <text:p>276.122</text:p>
          </table:table-cell>
          <table:table-cell office:value-type="float" office:value="38.8447" calcext:value-type="float">
            <text:p>38.8447</text:p>
          </table:table-cell>
          <table:table-cell office:value-type="float" office:value="75.254" calcext:value-type="float">
            <text:p>75.254</text:p>
          </table:table-cell>
          <table:table-cell office:value-type="float" office:value="263.874" calcext:value-type="float">
            <text:p>263.874</text:p>
          </table:table-cell>
          <table:table-cell office:value-type="float" office:value="38.2318" calcext:value-type="float">
            <text:p>38.2318</text:p>
          </table:table-cell>
          <table:table-cell/>
          <table:table-cell table:formula="of:=([.D623]-[.A623])/0.0166667" office:value-type="float" office:value="24.2879514240977" calcext:value-type="float">
            <text:p>24.2879514240977</text:p>
          </table:table-cell>
          <table:table-cell table:formula="of:=ABS([.E623]-[.B623])/0.0166667" office:value-type="float" office:value="734.878530242939" calcext:value-type="float">
            <text:p>734.878530242939</text:p>
          </table:table-cell>
          <table:table-cell table:formula="of:=([.F623]-[.C623])/0.0166667" office:value-type="float" office:value="-36.7739264521473" calcext:value-type="float">
            <text:p>-36.7739264521473</text:p>
          </table:table-cell>
          <table:table-cell table:formula="of:=DEGREES(ATAN(ABS([.F623]-[.C623])/ABS([.E623]-[.B623])))" office:value-type="float" office:value="2.8647383736" calcext:value-type="float">
            <text:p>2.8647383736</text:p>
          </table:table-cell>
          <table:table-cell table:formula="of:=SQRT(POWER([.H623];2)+POWER([.I623];2)+POWER([.J623];2))" office:value-type="float" office:value="736.1988049862" calcext:value-type="float">
            <text:p>736.1988049862</text:p>
          </table:table-cell>
        </table:table-row>
        <table:table-row table:style-name="ro1">
          <table:table-cell office:value-type="float" office:value="74.4071" calcext:value-type="float">
            <text:p>74.4071</text:p>
          </table:table-cell>
          <table:table-cell office:value-type="float" office:value="286.343" calcext:value-type="float">
            <text:p>286.343</text:p>
          </table:table-cell>
          <table:table-cell office:value-type="float" office:value="39.4171" calcext:value-type="float">
            <text:p>39.4171</text:p>
          </table:table-cell>
          <table:table-cell office:value-type="float" office:value="74.5746" calcext:value-type="float">
            <text:p>74.5746</text:p>
          </table:table-cell>
          <table:table-cell office:value-type="float" office:value="272.225" calcext:value-type="float">
            <text:p>272.225</text:p>
          </table:table-cell>
          <table:table-cell office:value-type="float" office:value="39.26" calcext:value-type="float">
            <text:p>39.26</text:p>
          </table:table-cell>
          <table:table-cell/>
          <table:table-cell table:formula="of:=([.D624]-[.A624])/0.0166667" office:value-type="float" office:value="10.0499799000404" calcext:value-type="float">
            <text:p>10.0499799000404</text:p>
          </table:table-cell>
          <table:table-cell table:formula="of:=ABS([.E624]-[.B624])/0.0166667" office:value-type="float" office:value="847.078305843388" calcext:value-type="float">
            <text:p>847.078305843388</text:p>
          </table:table-cell>
          <table:table-cell table:formula="of:=([.F624]-[.C624])/0.0166667" office:value-type="float" office:value="-9.42598114803769" calcext:value-type="float">
            <text:p>-9.42598114803769</text:p>
          </table:table-cell>
          <table:table-cell table:formula="of:=DEGREES(ATAN(ABS([.F624]-[.C624])/ABS([.E624]-[.B624])))" office:value-type="float" office:value="0.63754040713448" calcext:value-type="float">
            <text:p>0.63754040713448</text:p>
          </table:table-cell>
          <table:table-cell table:formula="of:=SQRT(POWER([.H624];2)+POWER([.I624];2)+POWER([.J624];2))" office:value-type="float" office:value="847.190360808655" calcext:value-type="float">
            <text:p>847.190360808655</text:p>
          </table:table-cell>
        </table:table-row>
        <table:table-row table:style-name="ro1">
          <table:table-cell office:value-type="float" office:value="74.6078" calcext:value-type="float">
            <text:p>74.6078</text:p>
          </table:table-cell>
          <table:table-cell office:value-type="float" office:value="277.212" calcext:value-type="float">
            <text:p>277.212</text:p>
          </table:table-cell>
          <table:table-cell office:value-type="float" office:value="39.6659" calcext:value-type="float">
            <text:p>39.6659</text:p>
          </table:table-cell>
          <table:table-cell office:value-type="float" office:value="74.788" calcext:value-type="float">
            <text:p>74.788</text:p>
          </table:table-cell>
          <table:table-cell office:value-type="float" office:value="267.459" calcext:value-type="float">
            <text:p>267.459</text:p>
          </table:table-cell>
          <table:table-cell office:value-type="float" office:value="38.3459" calcext:value-type="float">
            <text:p>38.3459</text:p>
          </table:table-cell>
          <table:table-cell/>
          <table:table-cell table:formula="of:=([.D625]-[.A625])/0.0166667" office:value-type="float" office:value="10.8119783760432" calcext:value-type="float">
            <text:p>10.8119783760432</text:p>
          </table:table-cell>
          <table:table-cell table:formula="of:=ABS([.E625]-[.B625])/0.0166667" office:value-type="float" office:value="585.17882964234" calcext:value-type="float">
            <text:p>585.17882964234</text:p>
          </table:table-cell>
          <table:table-cell table:formula="of:=([.F625]-[.C625])/0.0166667" office:value-type="float" office:value="-79.1998416003168" calcext:value-type="float">
            <text:p>-79.1998416003168</text:p>
          </table:table-cell>
          <table:table-cell table:formula="of:=DEGREES(ATAN(ABS([.F625]-[.C625])/ABS([.E625]-[.B625])))" office:value-type="float" office:value="7.70774597910457" calcext:value-type="float">
            <text:p>7.70774597910457</text:p>
          </table:table-cell>
          <table:table-cell table:formula="of:=SQRT(POWER([.H625];2)+POWER([.I625];2)+POWER([.J625];2))" office:value-type="float" office:value="590.613051369082" calcext:value-type="float">
            <text:p>590.613051369082</text:p>
          </table:table-cell>
        </table:table-row>
        <table:table-row table:style-name="ro1">
          <table:table-cell office:value-type="float" office:value="73.8695" calcext:value-type="float">
            <text:p>73.8695</text:p>
          </table:table-cell>
          <table:table-cell office:value-type="float" office:value="280.969" calcext:value-type="float">
            <text:p>280.969</text:p>
          </table:table-cell>
          <table:table-cell office:value-type="float" office:value="39.8019" calcext:value-type="float">
            <text:p>39.8019</text:p>
          </table:table-cell>
          <table:table-cell office:value-type="float" office:value="73.8083" calcext:value-type="float">
            <text:p>73.8083</text:p>
          </table:table-cell>
          <table:table-cell office:value-type="float" office:value="268.378" calcext:value-type="float">
            <text:p>268.378</text:p>
          </table:table-cell>
          <table:table-cell office:value-type="float" office:value="39.4289" calcext:value-type="float">
            <text:p>39.4289</text:p>
          </table:table-cell>
          <table:table-cell/>
          <table:table-cell table:formula="of:=([.D626]-[.A626])/0.0166667" office:value-type="float" office:value="-3.67199265601466" calcext:value-type="float">
            <text:p>-3.67199265601466</text:p>
          </table:table-cell>
          <table:table-cell table:formula="of:=ABS([.E626]-[.B626])/0.0166667" office:value-type="float" office:value="755.458489083022" calcext:value-type="float">
            <text:p>755.458489083022</text:p>
          </table:table-cell>
          <table:table-cell table:formula="of:=([.F626]-[.C626])/0.0166667" office:value-type="float" office:value="-22.3799552400898" calcext:value-type="float">
            <text:p>-22.3799552400898</text:p>
          </table:table-cell>
          <table:table-cell table:formula="of:=DEGREES(ATAN(ABS([.F626]-[.C626])/ABS([.E626]-[.B626])))" office:value-type="float" office:value="1.69685308668666" calcext:value-type="float">
            <text:p>1.69685308668666</text:p>
          </table:table-cell>
          <table:table-cell table:formula="of:=SQRT(POWER([.H626];2)+POWER([.I626];2)+POWER([.J626];2))" office:value-type="float" office:value="755.798832133404" calcext:value-type="float">
            <text:p>755.798832133404</text:p>
          </table:table-cell>
        </table:table-row>
        <table:table-row table:style-name="ro1">
          <table:table-cell office:value-type="float" office:value="74.3764" calcext:value-type="float">
            <text:p>74.3764</text:p>
          </table:table-cell>
          <table:table-cell office:value-type="float" office:value="281.13" calcext:value-type="float">
            <text:p>281.13</text:p>
          </table:table-cell>
          <table:table-cell office:value-type="float" office:value="39.2651" calcext:value-type="float">
            <text:p>39.2651</text:p>
          </table:table-cell>
          <table:table-cell office:value-type="float" office:value="74.3012" calcext:value-type="float">
            <text:p>74.3012</text:p>
          </table:table-cell>
          <table:table-cell office:value-type="float" office:value="268.586" calcext:value-type="float">
            <text:p>268.586</text:p>
          </table:table-cell>
          <table:table-cell office:value-type="float" office:value="38.6483" calcext:value-type="float">
            <text:p>38.6483</text:p>
          </table:table-cell>
          <table:table-cell/>
          <table:table-cell table:formula="of:=([.D627]-[.A627])/0.0166667" office:value-type="float" office:value="-4.51199097601862" calcext:value-type="float">
            <text:p>-4.51199097601862</text:p>
          </table:table-cell>
          <table:table-cell table:formula="of:=ABS([.E627]-[.B627])/0.0166667" office:value-type="float" office:value="752.63849472301" calcext:value-type="float">
            <text:p>752.63849472301</text:p>
          </table:table-cell>
          <table:table-cell table:formula="of:=([.F627]-[.C627])/0.0166667" office:value-type="float" office:value="-37.0079259841479" calcext:value-type="float">
            <text:p>-37.0079259841479</text:p>
          </table:table-cell>
          <table:table-cell table:formula="of:=DEGREES(ATAN(ABS([.F627]-[.C627])/ABS([.E627]-[.B627])))" office:value-type="float" office:value="2.8150188600765" calcext:value-type="float">
            <text:p>2.8150188600765</text:p>
          </table:table-cell>
          <table:table-cell table:formula="of:=SQRT(POWER([.H627];2)+POWER([.I627];2)+POWER([.J627];2))" office:value-type="float" office:value="753.561310304035" calcext:value-type="float">
            <text:p>753.561310304035</text:p>
          </table:table-cell>
        </table:table-row>
        <table:table-row table:style-name="ro1">
          <table:table-cell office:value-type="float" office:value="74.0944" calcext:value-type="float">
            <text:p>74.0944</text:p>
          </table:table-cell>
          <table:table-cell office:value-type="float" office:value="275.99" calcext:value-type="float">
            <text:p>275.99</text:p>
          </table:table-cell>
          <table:table-cell office:value-type="float" office:value="39.1245" calcext:value-type="float">
            <text:p>39.1245</text:p>
          </table:table-cell>
          <table:table-cell office:value-type="float" office:value="74.038" calcext:value-type="float">
            <text:p>74.038</text:p>
          </table:table-cell>
          <table:table-cell office:value-type="float" office:value="266.2" calcext:value-type="float">
            <text:p>266.2</text:p>
          </table:table-cell>
          <table:table-cell office:value-type="float" office:value="38.0803" calcext:value-type="float">
            <text:p>38.0803</text:p>
          </table:table-cell>
          <table:table-cell/>
          <table:table-cell table:formula="of:=([.D628]-[.A628])/0.0166667" office:value-type="float" office:value="-3.38399323201332" calcext:value-type="float">
            <text:p>-3.38399323201332</text:p>
          </table:table-cell>
          <table:table-cell table:formula="of:=ABS([.E628]-[.B628])/0.0166667" office:value-type="float" office:value="587.398825202351" calcext:value-type="float">
            <text:p>587.398825202351</text:p>
          </table:table-cell>
          <table:table-cell table:formula="of:=([.F628]-[.C628])/0.0166667" office:value-type="float" office:value="-62.6518746962504" calcext:value-type="float">
            <text:p>-62.6518746962504</text:p>
          </table:table-cell>
          <table:table-cell table:formula="of:=DEGREES(ATAN(ABS([.F628]-[.C628])/ABS([.E628]-[.B628])))" office:value-type="float" office:value="6.08814237785692" calcext:value-type="float">
            <text:p>6.08814237785692</text:p>
          </table:table-cell>
          <table:table-cell table:formula="of:=SQRT(POWER([.H628];2)+POWER([.I628];2)+POWER([.J628];2))" office:value-type="float" office:value="590.74028867367" calcext:value-type="float">
            <text:p>590.74028867367</text:p>
          </table:table-cell>
        </table:table-row>
        <table:table-row table:style-name="ro1">
          <table:table-cell office:value-type="float" office:value="75.1119" calcext:value-type="float">
            <text:p>75.1119</text:p>
          </table:table-cell>
          <table:table-cell office:value-type="float" office:value="277.311" calcext:value-type="float">
            <text:p>277.311</text:p>
          </table:table-cell>
          <table:table-cell office:value-type="float" office:value="39.3938" calcext:value-type="float">
            <text:p>39.3938</text:p>
          </table:table-cell>
          <table:table-cell office:value-type="float" office:value="75.7466" calcext:value-type="float">
            <text:p>75.7466</text:p>
          </table:table-cell>
          <table:table-cell office:value-type="float" office:value="263.779" calcext:value-type="float">
            <text:p>263.779</text:p>
          </table:table-cell>
          <table:table-cell office:value-type="float" office:value="38.9777" calcext:value-type="float">
            <text:p>38.9777</text:p>
          </table:table-cell>
          <table:table-cell/>
          <table:table-cell table:formula="of:=([.D629]-[.A629])/0.0166667" office:value-type="float" office:value="38.081923836152" calcext:value-type="float">
            <text:p>38.081923836152</text:p>
          </table:table-cell>
          <table:table-cell table:formula="of:=ABS([.E629]-[.B629])/0.0166667" office:value-type="float" office:value="811.918376163247" calcext:value-type="float">
            <text:p>811.918376163247</text:p>
          </table:table-cell>
          <table:table-cell table:formula="of:=([.F629]-[.C629])/0.0166667" office:value-type="float" office:value="-24.9659500680999" calcext:value-type="float">
            <text:p>-24.9659500680999</text:p>
          </table:table-cell>
          <table:table-cell table:formula="of:=DEGREES(ATAN(ABS([.F629]-[.C629])/ABS([.E629]-[.B629])))" office:value-type="float" office:value="1.76125215241209" calcext:value-type="float">
            <text:p>1.76125215241209</text:p>
          </table:table-cell>
          <table:table-cell table:formula="of:=SQRT(POWER([.H629];2)+POWER([.I629];2)+POWER([.J629];2))" office:value-type="float" office:value="813.194307123106" calcext:value-type="float">
            <text:p>813.194307123106</text:p>
          </table:table-cell>
        </table:table-row>
        <table:table-row table:style-name="ro1">
          <table:table-cell office:value-type="float" office:value="73.853" calcext:value-type="float">
            <text:p>73.853</text:p>
          </table:table-cell>
          <table:table-cell office:value-type="float" office:value="277.027" calcext:value-type="float">
            <text:p>277.027</text:p>
          </table:table-cell>
          <table:table-cell office:value-type="float" office:value="40.2049" calcext:value-type="float">
            <text:p>40.2049</text:p>
          </table:table-cell>
          <table:table-cell office:value-type="float" office:value="73.5469" calcext:value-type="float">
            <text:p>73.5469</text:p>
          </table:table-cell>
          <table:table-cell office:value-type="float" office:value="264.589" calcext:value-type="float">
            <text:p>264.589</text:p>
          </table:table-cell>
          <table:table-cell office:value-type="float" office:value="39.8359" calcext:value-type="float">
            <text:p>39.8359</text:p>
          </table:table-cell>
          <table:table-cell/>
          <table:table-cell table:formula="of:=([.D630]-[.A630])/0.0166667" office:value-type="float" office:value="-18.3659632680735" calcext:value-type="float">
            <text:p>-18.3659632680735</text:p>
          </table:table-cell>
          <table:table-cell table:formula="of:=ABS([.E630]-[.B630])/0.0166667" office:value-type="float" office:value="746.278507442984" calcext:value-type="float">
            <text:p>746.278507442984</text:p>
          </table:table-cell>
          <table:table-cell table:formula="of:=([.F630]-[.C630])/0.0166667" office:value-type="float" office:value="-22.1399557200885" calcext:value-type="float">
            <text:p>-22.1399557200885</text:p>
          </table:table-cell>
          <table:table-cell table:formula="of:=DEGREES(ATAN(ABS([.F630]-[.C630])/ABS([.E630]-[.B630])))" office:value-type="float" office:value="1.69930400658275" calcext:value-type="float">
            <text:p>1.69930400658275</text:p>
          </table:table-cell>
          <table:table-cell table:formula="of:=SQRT(POWER([.H630];2)+POWER([.I630];2)+POWER([.J630];2))" office:value-type="float" office:value="746.832710128165" calcext:value-type="float">
            <text:p>746.832710128165</text:p>
          </table:table-cell>
        </table:table-row>
        <table:table-row table:style-name="ro1">
          <table:table-cell office:value-type="float" office:value="73.8437" calcext:value-type="float">
            <text:p>73.8437</text:p>
          </table:table-cell>
          <table:table-cell office:value-type="float" office:value="275.911" calcext:value-type="float">
            <text:p>275.911</text:p>
          </table:table-cell>
          <table:table-cell office:value-type="float" office:value="39.3905" calcext:value-type="float">
            <text:p>39.3905</text:p>
          </table:table-cell>
          <table:table-cell office:value-type="float" office:value="73.7884" calcext:value-type="float">
            <text:p>73.7884</text:p>
          </table:table-cell>
          <table:table-cell office:value-type="float" office:value="264.817" calcext:value-type="float">
            <text:p>264.817</text:p>
          </table:table-cell>
          <table:table-cell office:value-type="float" office:value="38.8153" calcext:value-type="float">
            <text:p>38.8153</text:p>
          </table:table-cell>
          <table:table-cell/>
          <table:table-cell table:formula="of:=([.D631]-[.A631])/0.0166667" office:value-type="float" office:value="-3.31799336401343" calcext:value-type="float">
            <text:p>-3.31799336401343</text:p>
          </table:table-cell>
          <table:table-cell table:formula="of:=ABS([.E631]-[.B631])/0.0166667" office:value-type="float" office:value="665.638668722662" calcext:value-type="float">
            <text:p>665.638668722662</text:p>
          </table:table-cell>
          <table:table-cell table:formula="of:=([.F631]-[.C631])/0.0166667" office:value-type="float" office:value="-34.5119309761382" calcext:value-type="float">
            <text:p>-34.5119309761382</text:p>
          </table:table-cell>
          <table:table-cell table:formula="of:=DEGREES(ATAN(ABS([.F631]-[.C631])/ABS([.E631]-[.B631])))" office:value-type="float" office:value="2.96800510870054" calcext:value-type="float">
            <text:p>2.96800510870054</text:p>
          </table:table-cell>
          <table:table-cell table:formula="of:=SQRT(POWER([.H631];2)+POWER([.I631];2)+POWER([.J631];2))" office:value-type="float" office:value="666.541011310289" calcext:value-type="float">
            <text:p>666.541011310289</text:p>
          </table:table-cell>
        </table:table-row>
        <table:table-row table:style-name="ro1">
          <table:table-cell office:value-type="float" office:value="73.8386" calcext:value-type="float">
            <text:p>73.8386</text:p>
          </table:table-cell>
          <table:table-cell office:value-type="float" office:value="274.597" calcext:value-type="float">
            <text:p>274.597</text:p>
          </table:table-cell>
          <table:table-cell office:value-type="float" office:value="39.612" calcext:value-type="float">
            <text:p>39.612</text:p>
          </table:table-cell>
          <table:table-cell office:value-type="float" office:value="73.7835" calcext:value-type="float">
            <text:p>73.7835</text:p>
          </table:table-cell>
          <table:table-cell office:value-type="float" office:value="263.556" calcext:value-type="float">
            <text:p>263.556</text:p>
          </table:table-cell>
          <table:table-cell office:value-type="float" office:value="39.0348" calcext:value-type="float">
            <text:p>39.0348</text:p>
          </table:table-cell>
          <table:table-cell/>
          <table:table-cell table:formula="of:=([.D632]-[.A632])/0.0166667" office:value-type="float" office:value="-3.30599338801298" calcext:value-type="float">
            <text:p>-3.30599338801298</text:p>
          </table:table-cell>
          <table:table-cell table:formula="of:=ABS([.E632]-[.B632])/0.0166667" office:value-type="float" office:value="662.45867508265" calcext:value-type="float">
            <text:p>662.45867508265</text:p>
          </table:table-cell>
          <table:table-cell table:formula="of:=([.F632]-[.C632])/0.0166667" office:value-type="float" office:value="-34.6319307361388" calcext:value-type="float">
            <text:p>-34.6319307361388</text:p>
          </table:table-cell>
          <table:table-cell table:formula="of:=DEGREES(ATAN(ABS([.F632]-[.C632])/ABS([.E632]-[.B632])))" office:value-type="float" office:value="2.99257727665715" calcext:value-type="float">
            <text:p>2.99257727665715</text:p>
          </table:table-cell>
          <table:table-cell table:formula="of:=SQRT(POWER([.H632];2)+POWER([.I632];2)+POWER([.J632];2))" office:value-type="float" office:value="663.371537233136" calcext:value-type="float">
            <text:p>663.371537233136</text:p>
          </table:table-cell>
        </table:table-row>
        <table:table-row table:style-name="ro1">
          <table:table-cell office:value-type="float" office:value="74.4008" calcext:value-type="float">
            <text:p>74.4008</text:p>
          </table:table-cell>
          <table:table-cell office:value-type="float" office:value="286.717" calcext:value-type="float">
            <text:p>286.717</text:p>
          </table:table-cell>
          <table:table-cell office:value-type="float" office:value="37.5646" calcext:value-type="float">
            <text:p>37.5646</text:p>
          </table:table-cell>
          <table:table-cell office:value-type="float" office:value="74.8105" calcext:value-type="float">
            <text:p>74.8105</text:p>
          </table:table-cell>
          <table:table-cell office:value-type="float" office:value="271.33" calcext:value-type="float">
            <text:p>271.33</text:p>
          </table:table-cell>
          <table:table-cell office:value-type="float" office:value="37.4231" calcext:value-type="float">
            <text:p>37.4231</text:p>
          </table:table-cell>
          <table:table-cell/>
          <table:table-cell table:formula="of:=([.D633]-[.A633])/0.0166667" office:value-type="float" office:value="24.5819508360984" calcext:value-type="float">
            <text:p>24.5819508360984</text:p>
          </table:table-cell>
          <table:table-cell table:formula="of:=ABS([.E633]-[.B633])/0.0166667" office:value-type="float" office:value="923.218153563693" calcext:value-type="float">
            <text:p>923.218153563693</text:p>
          </table:table-cell>
          <table:table-cell table:formula="of:=([.F633]-[.C633])/0.0166667" office:value-type="float" office:value="-8.489983020034" calcext:value-type="float">
            <text:p>-8.489983020034</text:p>
          </table:table-cell>
          <table:table-cell table:formula="of:=DEGREES(ATAN(ABS([.F633]-[.C633])/ABS([.E633]-[.B633])))" office:value-type="float" office:value="0.526881411087189" calcext:value-type="float">
            <text:p>0.526881411087189</text:p>
          </table:table-cell>
          <table:table-cell table:formula="of:=SQRT(POWER([.H633];2)+POWER([.I633];2)+POWER([.J633];2))" office:value-type="float" office:value="923.584382278167" calcext:value-type="float">
            <text:p>923.584382278167</text:p>
          </table:table-cell>
        </table:table-row>
        <table:table-row table:style-name="ro1">
          <table:table-cell office:value-type="float" office:value="74.611" calcext:value-type="float">
            <text:p>74.611</text:p>
          </table:table-cell>
          <table:table-cell office:value-type="float" office:value="278.77" calcext:value-type="float">
            <text:p>278.77</text:p>
          </table:table-cell>
          <table:table-cell office:value-type="float" office:value="38.1457" calcext:value-type="float">
            <text:p>38.1457</text:p>
          </table:table-cell>
          <table:table-cell office:value-type="float" office:value="74.537" calcext:value-type="float">
            <text:p>74.537</text:p>
          </table:table-cell>
          <table:table-cell office:value-type="float" office:value="267.597" calcext:value-type="float">
            <text:p>267.597</text:p>
          </table:table-cell>
          <table:table-cell office:value-type="float" office:value="37.3372" calcext:value-type="float">
            <text:p>37.3372</text:p>
          </table:table-cell>
          <table:table-cell/>
          <table:table-cell table:formula="of:=([.D634]-[.A634])/0.0166667" office:value-type="float" office:value="-4.43999112001764" calcext:value-type="float">
            <text:p>-4.43999112001764</text:p>
          </table:table-cell>
          <table:table-cell table:formula="of:=ABS([.E634]-[.B634])/0.0166667" office:value-type="float" office:value="670.378659242682" calcext:value-type="float">
            <text:p>670.378659242682</text:p>
          </table:table-cell>
          <table:table-cell table:formula="of:=([.F634]-[.C634])/0.0166667" office:value-type="float" office:value="-48.5099029801938" calcext:value-type="float">
            <text:p>-48.5099029801938</text:p>
          </table:table-cell>
          <table:table-cell table:formula="of:=DEGREES(ATAN(ABS([.F634]-[.C634])/ABS([.E634]-[.B634])))" office:value-type="float" office:value="4.13882007961852" calcext:value-type="float">
            <text:p>4.13882007961852</text:p>
          </table:table-cell>
          <table:table-cell table:formula="of:=SQRT(POWER([.H634];2)+POWER([.I634];2)+POWER([.J634];2))" office:value-type="float" office:value="672.146167865524" calcext:value-type="float">
            <text:p>672.146167865524</text:p>
          </table:table-cell>
        </table:table-row>
        <table:table-row table:style-name="ro1">
          <table:table-cell office:value-type="float" office:value="73.8885" calcext:value-type="float">
            <text:p>73.8885</text:p>
          </table:table-cell>
          <table:table-cell office:value-type="float" office:value="286.5" calcext:value-type="float">
            <text:p>286.5</text:p>
          </table:table-cell>
          <table:table-cell office:value-type="float" office:value="38.3737" calcext:value-type="float">
            <text:p>38.3737</text:p>
          </table:table-cell>
          <table:table-cell office:value-type="float" office:value="73.8315" calcext:value-type="float">
            <text:p>73.8315</text:p>
          </table:table-cell>
          <table:table-cell office:value-type="float" office:value="273.402" calcext:value-type="float">
            <text:p>273.402</text:p>
          </table:table-cell>
          <table:table-cell office:value-type="float" office:value="39.3156" calcext:value-type="float">
            <text:p>39.3156</text:p>
          </table:table-cell>
          <table:table-cell/>
          <table:table-cell table:formula="of:=([.D635]-[.A635])/0.0166667" office:value-type="float" office:value="-3.41999316001296" calcext:value-type="float">
            <text:p>-3.41999316001296</text:p>
          </table:table-cell>
          <table:table-cell table:formula="of:=ABS([.E635]-[.B635])/0.0166667" office:value-type="float" office:value="785.878428243144" calcext:value-type="float">
            <text:p>785.878428243144</text:p>
          </table:table-cell>
          <table:table-cell table:formula="of:=([.F635]-[.C635])/0.0166667" office:value-type="float" office:value="56.5138869722263" calcext:value-type="float">
            <text:p>56.5138869722263</text:p>
          </table:table-cell>
          <table:table-cell table:formula="of:=DEGREES(ATAN(ABS([.F635]-[.C635])/ABS([.E635]-[.B635])))" office:value-type="float" office:value="4.11315895489415" calcext:value-type="float">
            <text:p>4.11315895489415</text:p>
          </table:table-cell>
          <table:table-cell table:formula="of:=SQRT(POWER([.H635];2)+POWER([.I635];2)+POWER([.J635];2))" office:value-type="float" office:value="787.915236400363" calcext:value-type="float">
            <text:p>787.915236400363</text:p>
          </table:table-cell>
        </table:table-row>
        <table:table-row table:style-name="ro1">
          <table:table-cell office:value-type="float" office:value="74.6482" calcext:value-type="float">
            <text:p>74.6482</text:p>
          </table:table-cell>
          <table:table-cell office:value-type="float" office:value="283.693" calcext:value-type="float">
            <text:p>283.693</text:p>
          </table:table-cell>
          <table:table-cell office:value-type="float" office:value="39.5973" calcext:value-type="float">
            <text:p>39.5973</text:p>
          </table:table-cell>
          <table:table-cell office:value-type="float" office:value="74.8158" calcext:value-type="float">
            <text:p>74.8158</text:p>
          </table:table-cell>
          <table:table-cell office:value-type="float" office:value="271.008" calcext:value-type="float">
            <text:p>271.008</text:p>
          </table:table-cell>
          <table:table-cell office:value-type="float" office:value="39.2169" calcext:value-type="float">
            <text:p>39.2169</text:p>
          </table:table-cell>
          <table:table-cell/>
          <table:table-cell table:formula="of:=([.D636]-[.A636])/0.0166667" office:value-type="float" office:value="10.0559798880398" calcext:value-type="float">
            <text:p>10.0559798880398</text:p>
          </table:table-cell>
          <table:table-cell table:formula="of:=ABS([.E636]-[.B636])/0.0166667" office:value-type="float" office:value="761.098477803045" calcext:value-type="float">
            <text:p>761.098477803045</text:p>
          </table:table-cell>
          <table:table-cell table:formula="of:=([.F636]-[.C636])/0.0166667" office:value-type="float" office:value="-22.823954352091" calcext:value-type="float">
            <text:p>-22.823954352091</text:p>
          </table:table-cell>
          <table:table-cell table:formula="of:=DEGREES(ATAN(ABS([.F636]-[.C636])/ABS([.E636]-[.B636])))" office:value-type="float" office:value="1.71768108860893" calcext:value-type="float">
            <text:p>1.71768108860893</text:p>
          </table:table-cell>
          <table:table-cell table:formula="of:=SQRT(POWER([.H636];2)+POWER([.I636];2)+POWER([.J636];2))" office:value-type="float" office:value="761.507024614932" calcext:value-type="float">
            <text:p>761.507024614932</text:p>
          </table:table-cell>
        </table:table-row>
        <table:table-row table:style-name="ro1">
          <table:table-cell office:value-type="float" office:value="74.0886" calcext:value-type="float">
            <text:p>74.0886</text:p>
          </table:table-cell>
          <table:table-cell office:value-type="float" office:value="274.676" calcext:value-type="float">
            <text:p>274.676</text:p>
          </table:table-cell>
          <table:table-cell office:value-type="float" office:value="39.3468" calcext:value-type="float">
            <text:p>39.3468</text:p>
          </table:table-cell>
          <table:table-cell office:value-type="float" office:value="74.0214" calcext:value-type="float">
            <text:p>74.0214</text:p>
          </table:table-cell>
          <table:table-cell office:value-type="float" office:value="262.428" calcext:value-type="float">
            <text:p>262.428</text:p>
          </table:table-cell>
          <table:table-cell office:value-type="float" office:value="38.7413" calcext:value-type="float">
            <text:p>38.7413</text:p>
          </table:table-cell>
          <table:table-cell/>
          <table:table-cell table:formula="of:=([.D637]-[.A637])/0.0166667" office:value-type="float" office:value="-4.03199193601611" calcext:value-type="float">
            <text:p>-4.03199193601611</text:p>
          </table:table-cell>
          <table:table-cell table:formula="of:=ABS([.E637]-[.B637])/0.0166667" office:value-type="float" office:value="734.878530242939" calcext:value-type="float">
            <text:p>734.878530242939</text:p>
          </table:table-cell>
          <table:table-cell table:formula="of:=([.F637]-[.C637])/0.0166667" office:value-type="float" office:value="-36.3299273401453" calcext:value-type="float">
            <text:p>-36.3299273401453</text:p>
          </table:table-cell>
          <table:table-cell table:formula="of:=DEGREES(ATAN(ABS([.F637]-[.C637])/ABS([.E637]-[.B637])))" office:value-type="float" office:value="2.83020682389132" calcext:value-type="float">
            <text:p>2.83020682389132</text:p>
          </table:table-cell>
          <table:table-cell table:formula="of:=SQRT(POWER([.H637];2)+POWER([.I637];2)+POWER([.J637];2))" office:value-type="float" office:value="735.787044457521" calcext:value-type="float">
            <text:p>735.787044457521</text:p>
          </table:table-cell>
        </table:table-row>
        <table:table-row table:style-name="ro1">
          <table:table-cell office:value-type="float" office:value="74.598" calcext:value-type="float">
            <text:p>74.598</text:p>
          </table:table-cell>
          <table:table-cell office:value-type="float" office:value="276.044" calcext:value-type="float">
            <text:p>276.044</text:p>
          </table:table-cell>
          <table:table-cell office:value-type="float" office:value="39.1108" calcext:value-type="float">
            <text:p>39.1108</text:p>
          </table:table-cell>
          <table:table-cell office:value-type="float" office:value="75.0006" calcext:value-type="float">
            <text:p>75.0006</text:p>
          </table:table-cell>
          <table:table-cell office:value-type="float" office:value="262.545" calcext:value-type="float">
            <text:p>262.545</text:p>
          </table:table-cell>
          <table:table-cell office:value-type="float" office:value="38.7118" calcext:value-type="float">
            <text:p>38.7118</text:p>
          </table:table-cell>
          <table:table-cell/>
          <table:table-cell table:formula="of:=([.D638]-[.A638])/0.0166667" office:value-type="float" office:value="24.155951688097" calcext:value-type="float">
            <text:p>24.155951688097</text:p>
          </table:table-cell>
          <table:table-cell table:formula="of:=ABS([.E638]-[.B638])/0.0166667" office:value-type="float" office:value="809.938380123238" calcext:value-type="float">
            <text:p>809.938380123238</text:p>
          </table:table-cell>
          <table:table-cell table:formula="of:=([.F638]-[.C638])/0.0166667" office:value-type="float" office:value="-23.9399521200958" calcext:value-type="float">
            <text:p>-23.9399521200958</text:p>
          </table:table-cell>
          <table:table-cell table:formula="of:=DEGREES(ATAN(ABS([.F638]-[.C638])/ABS([.E638]-[.B638])))" office:value-type="float" office:value="1.69304110868392" calcext:value-type="float">
            <text:p>1.69304110868392</text:p>
          </table:table-cell>
          <table:table-cell table:formula="of:=SQRT(POWER([.H638];2)+POWER([.I638];2)+POWER([.J638];2))" office:value-type="float" office:value="810.652089928919" calcext:value-type="float">
            <text:p>810.652089928919</text:p>
          </table:table-cell>
        </table:table-row>
        <table:table-row table:style-name="ro1">
          <table:table-cell office:value-type="float" office:value="74.3489" calcext:value-type="float">
            <text:p>74.3489</text:p>
          </table:table-cell>
          <table:table-cell office:value-type="float" office:value="275.871" calcext:value-type="float">
            <text:p>275.871</text:p>
          </table:table-cell>
          <table:table-cell office:value-type="float" office:value="39.8927" calcext:value-type="float">
            <text:p>39.8927</text:p>
          </table:table-cell>
          <table:table-cell office:value-type="float" office:value="74.293" calcext:value-type="float">
            <text:p>74.293</text:p>
          </table:table-cell>
          <table:table-cell office:value-type="float" office:value="267.403" calcext:value-type="float">
            <text:p>267.403</text:p>
          </table:table-cell>
          <table:table-cell office:value-type="float" office:value="38.3603" calcext:value-type="float">
            <text:p>38.3603</text:p>
          </table:table-cell>
          <table:table-cell/>
          <table:table-cell table:formula="of:=([.D639]-[.A639])/0.0166667" office:value-type="float" office:value="-3.35399329201306" calcext:value-type="float">
            <text:p>-3.35399329201306</text:p>
          </table:table-cell>
          <table:table-cell table:formula="of:=ABS([.E639]-[.B639])/0.0166667" office:value-type="float" office:value="508.07898384203" calcext:value-type="float">
            <text:p>508.07898384203</text:p>
          </table:table-cell>
          <table:table-cell table:formula="of:=([.F639]-[.C639])/0.0166667" office:value-type="float" office:value="-91.9438161123675" calcext:value-type="float">
            <text:p>-91.9438161123675</text:p>
          </table:table-cell>
          <table:table-cell table:formula="of:=DEGREES(ATAN(ABS([.F639]-[.C639])/ABS([.E639]-[.B639])))" office:value-type="float" office:value="10.2574438049972" calcext:value-type="float">
            <text:p>10.2574438049972</text:p>
          </table:table-cell>
          <table:table-cell table:formula="of:=SQRT(POWER([.H639];2)+POWER([.I639];2)+POWER([.J639];2))" office:value-type="float" office:value="516.342104049493" calcext:value-type="float">
            <text:p>516.342104049493</text:p>
          </table:table-cell>
        </table:table-row>
        <table:table-row table:style-name="ro1">
          <table:table-cell office:value-type="float" office:value="75.1202" calcext:value-type="float">
            <text:p>75.1202</text:p>
          </table:table-cell>
          <table:table-cell office:value-type="float" office:value="278.701" calcext:value-type="float">
            <text:p>278.701</text:p>
          </table:table-cell>
          <table:table-cell office:value-type="float" office:value="38.9085" calcext:value-type="float">
            <text:p>38.9085</text:p>
          </table:table-cell>
          <table:table-cell office:value-type="float" office:value="75.5208" calcext:value-type="float">
            <text:p>75.5208</text:p>
          </table:table-cell>
          <table:table-cell office:value-type="float" office:value="266.282" calcext:value-type="float">
            <text:p>266.282</text:p>
          </table:table-cell>
          <table:table-cell office:value-type="float" office:value="38.544" calcext:value-type="float">
            <text:p>38.544</text:p>
          </table:table-cell>
          <table:table-cell/>
          <table:table-cell table:formula="of:=([.D640]-[.A640])/0.0166667" office:value-type="float" office:value="24.035951928096" calcext:value-type="float">
            <text:p>24.035951928096</text:p>
          </table:table-cell>
          <table:table-cell table:formula="of:=ABS([.E640]-[.B640])/0.0166667" office:value-type="float" office:value="745.138509722983" calcext:value-type="float">
            <text:p>745.138509722983</text:p>
          </table:table-cell>
          <table:table-cell table:formula="of:=([.F640]-[.C640])/0.0166667" office:value-type="float" office:value="-21.8699562600879" calcext:value-type="float">
            <text:p>-21.8699562600879</text:p>
          </table:table-cell>
          <table:table-cell table:formula="of:=DEGREES(ATAN(ABS([.F640]-[.C640])/ABS([.E640]-[.B640])))" office:value-type="float" office:value="1.68115934569269" calcext:value-type="float">
            <text:p>1.68115934569269</text:p>
          </table:table-cell>
          <table:table-cell table:formula="of:=SQRT(POWER([.H640];2)+POWER([.I640];2)+POWER([.J640];2))" office:value-type="float" office:value="745.846780943711" calcext:value-type="float">
            <text:p>745.846780943711</text:p>
          </table:table-cell>
        </table:table-row>
        <table:table-row table:style-name="ro1">
          <table:table-cell office:value-type="float" office:value="74.0944" calcext:value-type="float">
            <text:p>74.0944</text:p>
          </table:table-cell>
          <table:table-cell office:value-type="float" office:value="275.99" calcext:value-type="float">
            <text:p>275.99</text:p>
          </table:table-cell>
          <table:table-cell office:value-type="float" office:value="39.1245" calcext:value-type="float">
            <text:p>39.1245</text:p>
          </table:table-cell>
          <table:table-cell office:value-type="float" office:value="74.0314" calcext:value-type="float">
            <text:p>74.0314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38.0482" calcext:value-type="float">
            <text:p>38.0482</text:p>
          </table:table-cell>
          <table:table-cell/>
          <table:table-cell table:formula="of:=([.D641]-[.A641])/0.0166667" office:value-type="float" office:value="-3.77999244001441" calcext:value-type="float">
            <text:p>-3.77999244001441</text:p>
          </table:table-cell>
          <table:table-cell table:formula="of:=ABS([.E641]-[.B641])/0.0166667" office:value-type="float" office:value="660.418679162642" calcext:value-type="float">
            <text:p>660.418679162642</text:p>
          </table:table-cell>
          <table:table-cell table:formula="of:=([.F641]-[.C641])/0.0166667" office:value-type="float" office:value="-64.5778708442581" calcext:value-type="float">
            <text:p>-64.5778708442581</text:p>
          </table:table-cell>
          <table:table-cell table:formula="of:=DEGREES(ATAN(ABS([.F641]-[.C641])/ABS([.E641]-[.B641])))" office:value-type="float" office:value="5.58481164281422" calcext:value-type="float">
            <text:p>5.58481164281422</text:p>
          </table:table-cell>
          <table:table-cell table:formula="of:=SQRT(POWER([.H641];2)+POWER([.I641];2)+POWER([.J641];2))" office:value-type="float" office:value="663.579250378245" calcext:value-type="float">
            <text:p>663.579250378245</text:p>
          </table:table-cell>
        </table:table-row>
        <table:table-row table:style-name="ro1">
          <table:table-cell office:value-type="float" office:value="74.6085" calcext:value-type="float">
            <text:p>74.6085</text:p>
          </table:table-cell>
          <table:table-cell office:value-type="float" office:value="277.149" calcext:value-type="float">
            <text:p>277.149</text:p>
          </table:table-cell>
          <table:table-cell office:value-type="float" office:value="39.9271" calcext:value-type="float">
            <text:p>39.9271</text:p>
          </table:table-cell>
          <table:table-cell office:value-type="float" office:value="74.7902" calcext:value-type="float">
            <text:p>74.7902</text:p>
          </table:table-cell>
          <table:table-cell office:value-type="float" office:value="267.309" calcext:value-type="float">
            <text:p>267.309</text:p>
          </table:table-cell>
          <table:table-cell office:value-type="float" office:value="39.1108" calcext:value-type="float">
            <text:p>39.1108</text:p>
          </table:table-cell>
          <table:table-cell/>
          <table:table-cell table:formula="of:=([.D642]-[.A642])/0.0166667" office:value-type="float" office:value="10.9019781960431" calcext:value-type="float">
            <text:p>10.9019781960431</text:p>
          </table:table-cell>
          <table:table-cell table:formula="of:=ABS([.E642]-[.B642])/0.0166667" office:value-type="float" office:value="590.39881920236" calcext:value-type="float">
            <text:p>590.39881920236</text:p>
          </table:table-cell>
          <table:table-cell table:formula="of:=([.F642]-[.C642])/0.0166667" office:value-type="float" office:value="-48.9779020441962" calcext:value-type="float">
            <text:p>-48.9779020441962</text:p>
          </table:table-cell>
          <table:table-cell table:formula="of:=DEGREES(ATAN(ABS([.F642]-[.C642])/ABS([.E642]-[.B642])))" office:value-type="float" office:value="4.74224546147327" calcext:value-type="float">
            <text:p>4.74224546147327</text:p>
          </table:table-cell>
          <table:table-cell table:formula="of:=SQRT(POWER([.H642];2)+POWER([.I642];2)+POWER([.J642];2))" office:value-type="float" office:value="592.527175522591" calcext:value-type="float">
            <text:p>592.527175522591</text:p>
          </table:table-cell>
        </table:table-row>
        <table:table-row table:style-name="ro1">
          <table:table-cell office:value-type="float" office:value="74.3916" calcext:value-type="float">
            <text:p>74.3916</text:p>
          </table:table-cell>
          <table:table-cell office:value-type="float" office:value="283.724" calcext:value-type="float">
            <text:p>283.724</text:p>
          </table:table-cell>
          <table:table-cell office:value-type="float" office:value="39.3406" calcext:value-type="float">
            <text:p>39.3406</text:p>
          </table:table-cell>
          <table:table-cell office:value-type="float" office:value="74.565" calcext:value-type="float">
            <text:p>74.565</text:p>
          </table:table-cell>
          <table:table-cell office:value-type="float" office:value="271.081" calcext:value-type="float">
            <text:p>271.081</text:p>
          </table:table-cell>
          <table:table-cell office:value-type="float" office:value="38.7107" calcext:value-type="float">
            <text:p>38.7107</text:p>
          </table:table-cell>
          <table:table-cell/>
          <table:table-cell table:formula="of:=([.D643]-[.A643])/0.0166667" office:value-type="float" office:value="10.4039791920417" calcext:value-type="float">
            <text:p>10.4039791920417</text:p>
          </table:table-cell>
          <table:table-cell table:formula="of:=ABS([.E643]-[.B643])/0.0166667" office:value-type="float" office:value="758.578482843033" calcext:value-type="float">
            <text:p>758.578482843033</text:p>
          </table:table-cell>
          <table:table-cell table:formula="of:=([.F643]-[.C643])/0.0166667" office:value-type="float" office:value="-37.7939244121511" calcext:value-type="float">
            <text:p>-37.7939244121511</text:p>
          </table:table-cell>
          <table:table-cell table:formula="of:=DEGREES(ATAN(ABS([.F643]-[.C643])/ABS([.E643]-[.B643])))" office:value-type="float" office:value="2.85223397253911" calcext:value-type="float">
            <text:p>2.85223397253911</text:p>
          </table:table-cell>
          <table:table-cell table:formula="of:=SQRT(POWER([.H643];2)+POWER([.I643];2)+POWER([.J643];2))" office:value-type="float" office:value="759.590638527054" calcext:value-type="float">
            <text:p>759.590638527054</text:p>
          </table:table-cell>
        </table:table-row>
        <table:table-row table:style-name="ro1">
          <table:table-cell office:value-type="float" office:value="74.3831" calcext:value-type="float">
            <text:p>74.3831</text:p>
          </table:table-cell>
          <table:table-cell office:value-type="float" office:value="282.484" calcext:value-type="float">
            <text:p>282.484</text:p>
          </table:table-cell>
          <table:table-cell office:value-type="float" office:value="39.0392" calcext:value-type="float">
            <text:p>39.0392</text:p>
          </table:table-cell>
          <table:table-cell office:value-type="float" office:value="74.314" calcext:value-type="float">
            <text:p>74.314</text:p>
          </table:table-cell>
          <table:table-cell office:value-type="float" office:value="271.159" calcext:value-type="float">
            <text:p>271.159</text:p>
          </table:table-cell>
          <table:table-cell office:value-type="float" office:value="38.2033" calcext:value-type="float">
            <text:p>38.2033</text:p>
          </table:table-cell>
          <table:table-cell/>
          <table:table-cell table:formula="of:=([.D644]-[.A644])/0.0166667" office:value-type="float" office:value="-4.14599170801694" calcext:value-type="float">
            <text:p>-4.14599170801694</text:p>
          </table:table-cell>
          <table:table-cell table:formula="of:=ABS([.E644]-[.B644])/0.0166667" office:value-type="float" office:value="679.498641002717" calcext:value-type="float">
            <text:p>679.498641002717</text:p>
          </table:table-cell>
          <table:table-cell table:formula="of:=([.F644]-[.C644])/0.0166667" office:value-type="float" office:value="-50.1538996922008" calcext:value-type="float">
            <text:p>-50.1538996922008</text:p>
          </table:table-cell>
          <table:table-cell table:formula="of:=DEGREES(ATAN(ABS([.F644]-[.C644])/ABS([.E644]-[.B644])))" office:value-type="float" office:value="4.22135554901457" calcext:value-type="float">
            <text:p>4.22135554901457</text:p>
          </table:table-cell>
          <table:table-cell table:formula="of:=SQRT(POWER([.H644];2)+POWER([.I644];2)+POWER([.J644];2))" office:value-type="float" office:value="681.359674493669" calcext:value-type="float">
            <text:p>681.359674493669</text:p>
          </table:table-cell>
        </table:table-row>
        <table:table-row table:style-name="ro1">
          <table:table-cell office:value-type="float" office:value="74.384" calcext:value-type="float">
            <text:p>74.384</text:p>
          </table:table-cell>
          <table:table-cell office:value-type="float" office:value="282.434" calcext:value-type="float">
            <text:p>282.434</text:p>
          </table:table-cell>
          <table:table-cell office:value-type="float" office:value="39.301" calcext:value-type="float">
            <text:p>39.301</text:p>
          </table:table-cell>
          <table:table-cell office:value-type="float" office:value="74.5421" calcext:value-type="float">
            <text:p>74.5421</text:p>
          </table:table-cell>
          <table:table-cell office:value-type="float" office:value="267.335" calcext:value-type="float">
            <text:p>267.335</text:p>
          </table:table-cell>
          <table:table-cell office:value-type="float" office:value="38.8626" calcext:value-type="float">
            <text:p>38.8626</text:p>
          </table:table-cell>
          <table:table-cell/>
          <table:table-cell table:formula="of:=([.D645]-[.A645])/0.0166667" office:value-type="float" office:value="9.48598102803822" calcext:value-type="float">
            <text:p>9.48598102803822</text:p>
          </table:table-cell>
          <table:table-cell table:formula="of:=ABS([.E645]-[.B645])/0.0166667" office:value-type="float" office:value="905.938188123627" calcext:value-type="float">
            <text:p>905.938188123627</text:p>
          </table:table-cell>
          <table:table-cell table:formula="of:=([.F645]-[.C645])/0.0166667" office:value-type="float" office:value="-26.3039473921053" calcext:value-type="float">
            <text:p>-26.3039473921053</text:p>
          </table:table-cell>
          <table:table-cell table:formula="of:=DEGREES(ATAN(ABS([.F645]-[.C645])/ABS([.E645]-[.B645])))" office:value-type="float" office:value="1.66311773879635" calcext:value-type="float">
            <text:p>1.66311773879635</text:p>
          </table:table-cell>
          <table:table-cell table:formula="of:=SQRT(POWER([.H645];2)+POWER([.I645];2)+POWER([.J645];2))" office:value-type="float" office:value="906.369616759736" calcext:value-type="float">
            <text:p>906.369616759736</text:p>
          </table:table-cell>
        </table:table-row>
        <table:table-row table:style-name="ro1">
          <table:table-cell office:value-type="float" office:value="74.1229" calcext:value-type="float">
            <text:p>74.1229</text:p>
          </table:table-cell>
          <table:table-cell office:value-type="float" office:value="281.06" calcext:value-type="float">
            <text:p>281.06</text:p>
          </table:table-cell>
          <table:table-cell office:value-type="float" office:value="39.5319" calcext:value-type="float">
            <text:p>39.5319</text:p>
          </table:table-cell>
          <table:table-cell office:value-type="float" office:value="74.0588" calcext:value-type="float">
            <text:p>74.0588</text:p>
          </table:table-cell>
          <table:table-cell office:value-type="float" office:value="269.841" calcext:value-type="float">
            <text:p>269.841</text:p>
          </table:table-cell>
          <table:table-cell office:value-type="float" office:value="38.4336" calcext:value-type="float">
            <text:p>38.4336</text:p>
          </table:table-cell>
          <table:table-cell/>
          <table:table-cell table:formula="of:=([.D646]-[.A646])/0.0166667" office:value-type="float" office:value="-3.84599230801516" calcext:value-type="float">
            <text:p>-3.84599230801516</text:p>
          </table:table-cell>
          <table:table-cell table:formula="of:=ABS([.E646]-[.B646])/0.0166667" office:value-type="float" office:value="673.138653722692" calcext:value-type="float">
            <text:p>673.138653722692</text:p>
          </table:table-cell>
          <table:table-cell table:formula="of:=([.F646]-[.C646])/0.0166667" office:value-type="float" office:value="-65.8978682042637" calcext:value-type="float">
            <text:p>-65.8978682042637</text:p>
          </table:table-cell>
          <table:table-cell table:formula="of:=DEGREES(ATAN(ABS([.F646]-[.C646])/ABS([.E646]-[.B646])))" office:value-type="float" office:value="5.59123584813077" calcext:value-type="float">
            <text:p>5.59123584813077</text:p>
          </table:table-cell>
          <table:table-cell table:formula="of:=SQRT(POWER([.H646];2)+POWER([.I646];2)+POWER([.J646];2))" office:value-type="float" office:value="676.367479870446" calcext:value-type="float">
            <text:p>676.367479870446</text:p>
          </table:table-cell>
        </table:table-row>
        <table:table-row table:style-name="ro1">
          <table:table-cell office:value-type="float" office:value="73.5822" calcext:value-type="float">
            <text:p>73.5822</text:p>
          </table:table-cell>
          <table:table-cell office:value-type="float" office:value="273.313" calcext:value-type="float">
            <text:p>273.313</text:p>
          </table:table-cell>
          <table:table-cell office:value-type="float" office:value="39.5819" calcext:value-type="float">
            <text:p>39.5819</text:p>
          </table:table-cell>
          <table:table-cell office:value-type="float" office:value="73.536" calcext:value-type="float">
            <text:p>73.536</text:p>
          </table:table-cell>
          <table:table-cell office:value-type="float" office:value="263.619" calcext:value-type="float">
            <text:p>263.619</text:p>
          </table:table-cell>
          <table:table-cell office:value-type="float" office:value="38.5372" calcext:value-type="float">
            <text:p>38.5372</text:p>
          </table:table-cell>
          <table:table-cell/>
          <table:table-cell table:formula="of:=([.D647]-[.A647])/0.0166667" office:value-type="float" office:value="-2.77199445601102" calcext:value-type="float">
            <text:p>-2.77199445601102</text:p>
          </table:table-cell>
          <table:table-cell table:formula="of:=ABS([.E647]-[.B647])/0.0166667" office:value-type="float" office:value="581.638836722324" calcext:value-type="float">
            <text:p>581.638836722324</text:p>
          </table:table-cell>
          <table:table-cell table:formula="of:=([.F647]-[.C647])/0.0166667" office:value-type="float" office:value="-62.6818746362507" calcext:value-type="float">
            <text:p>-62.6818746362507</text:p>
          </table:table-cell>
          <table:table-cell table:formula="of:=DEGREES(ATAN(ABS([.F647]-[.C647])/ABS([.E647]-[.B647])))" office:value-type="float" office:value="6.15089527330794" calcext:value-type="float">
            <text:p>6.15089527330794</text:p>
          </table:table-cell>
          <table:table-cell table:formula="of:=SQRT(POWER([.H647];2)+POWER([.I647];2)+POWER([.J647];2))" office:value-type="float" office:value="585.013194504942" calcext:value-type="float">
            <text:p>585.013194504942</text:p>
          </table:table-cell>
        </table:table-row>
        <table:table-row table:style-name="ro1">
          <table:table-cell office:value-type="float" office:value="73.8612" calcext:value-type="float">
            <text:p>73.8612</text:p>
          </table:table-cell>
          <table:table-cell office:value-type="float" office:value="279.774" calcext:value-type="float">
            <text:p>279.774</text:p>
          </table:table-cell>
          <table:table-cell office:value-type="float" office:value="39.2439" calcext:value-type="float">
            <text:p>39.2439</text:p>
          </table:table-cell>
          <table:table-cell office:value-type="float" office:value="73.5645" calcext:value-type="float">
            <text:p>73.5645</text:p>
          </table:table-cell>
          <table:table-cell office:value-type="float" office:value="271.094" calcext:value-type="float">
            <text:p>271.094</text:p>
          </table:table-cell>
          <table:table-cell office:value-type="float" office:value="37.973" calcext:value-type="float">
            <text:p>37.973</text:p>
          </table:table-cell>
          <table:table-cell/>
          <table:table-cell table:formula="of:=([.D648]-[.A648])/0.0166667" office:value-type="float" office:value="-17.8019643960713" calcext:value-type="float">
            <text:p>-17.8019643960713</text:p>
          </table:table-cell>
          <table:table-cell table:formula="of:=ABS([.E648]-[.B648])/0.0166667" office:value-type="float" office:value="520.798958402084" calcext:value-type="float">
            <text:p>520.798958402084</text:p>
          </table:table-cell>
          <table:table-cell table:formula="of:=([.F648]-[.C648])/0.0166667" office:value-type="float" office:value="-76.2538474923049" calcext:value-type="float">
            <text:p>-76.2538474923049</text:p>
          </table:table-cell>
          <table:table-cell table:formula="of:=DEGREES(ATAN(ABS([.F648]-[.C648])/ABS([.E648]-[.B648])))" office:value-type="float" office:value="8.32989031273819" calcext:value-type="float">
            <text:p>8.32989031273819</text:p>
          </table:table-cell>
          <table:table-cell table:formula="of:=SQRT(POWER([.H648];2)+POWER([.I648];2)+POWER([.J648];2))" office:value-type="float" office:value="526.652745427605" calcext:value-type="float">
            <text:p>526.652745427605</text:p>
          </table:table-cell>
        </table:table-row>
        <table:table-row table:style-name="ro1">
          <table:table-cell office:value-type="float" office:value="74.3518" calcext:value-type="float">
            <text:p>74.3518</text:p>
          </table:table-cell>
          <table:table-cell office:value-type="float" office:value="277.372" calcext:value-type="float">
            <text:p>277.372</text:p>
          </table:table-cell>
          <table:table-cell office:value-type="float" office:value="38.6375" calcext:value-type="float">
            <text:p>38.6375</text:p>
          </table:table-cell>
          <table:table-cell office:value-type="float" office:value="74.2902" calcext:value-type="float">
            <text:p>74.2902</text:p>
          </table:table-cell>
          <table:table-cell office:value-type="float" office:value="267.524" calcext:value-type="float">
            <text:p>267.524</text:p>
          </table:table-cell>
          <table:table-cell office:value-type="float" office:value="37.5991" calcext:value-type="float">
            <text:p>37.5991</text:p>
          </table:table-cell>
          <table:table-cell/>
          <table:table-cell table:formula="of:=([.D649]-[.A649])/0.0166667" office:value-type="float" office:value="-3.6959926080147" calcext:value-type="float">
            <text:p>-3.6959926080147</text:p>
          </table:table-cell>
          <table:table-cell table:formula="of:=ABS([.E649]-[.B649])/0.0166667" office:value-type="float" office:value="590.878818242364" calcext:value-type="float">
            <text:p>590.878818242364</text:p>
          </table:table-cell>
          <table:table-cell table:formula="of:=([.F649]-[.C649])/0.0166667" office:value-type="float" office:value="-62.3038753922494" calcext:value-type="float">
            <text:p>-62.3038753922494</text:p>
          </table:table-cell>
          <table:table-cell table:formula="of:=DEGREES(ATAN(ABS([.F649]-[.C649])/ABS([.E649]-[.B649])))" office:value-type="float" office:value="6.01918170876204" calcext:value-type="float">
            <text:p>6.01918170876204</text:p>
          </table:table-cell>
          <table:table-cell table:formula="of:=SQRT(POWER([.H649];2)+POWER([.I649];2)+POWER([.J649];2))" office:value-type="float" office:value="594.165979417994" calcext:value-type="float">
            <text:p>594.165979417994</text:p>
          </table:table-cell>
        </table:table-row>
        <table:table-row table:style-name="ro1">
          <table:table-cell office:value-type="float" office:value="74.6865" calcext:value-type="float">
            <text:p>74.6865</text:p>
          </table:table-cell>
          <table:table-cell office:value-type="float" office:value="290.554" calcext:value-type="float">
            <text:p>290.554</text:p>
          </table:table-cell>
          <table:table-cell office:value-type="float" office:value="38.4638" calcext:value-type="float">
            <text:p>38.4638</text:p>
          </table:table-cell>
          <table:table-cell office:value-type="float" office:value="74.8476" calcext:value-type="float">
            <text:p>74.8476</text:p>
          </table:table-cell>
          <table:table-cell office:value-type="float" office:value="276.202" calcext:value-type="float">
            <text:p>276.202</text:p>
          </table:table-cell>
          <table:table-cell office:value-type="float" office:value="38.3299" calcext:value-type="float">
            <text:p>38.3299</text:p>
          </table:table-cell>
          <table:table-cell/>
          <table:table-cell table:formula="of:=([.D650]-[.A650])/0.0166667" office:value-type="float" office:value="9.66598066803894" calcext:value-type="float">
            <text:p>9.66598066803894</text:p>
          </table:table-cell>
          <table:table-cell table:formula="of:=ABS([.E650]-[.B650])/0.0166667" office:value-type="float" office:value="861.118277763443" calcext:value-type="float">
            <text:p>861.118277763443</text:p>
          </table:table-cell>
          <table:table-cell table:formula="of:=([.F650]-[.C650])/0.0166667" office:value-type="float" office:value="-8.03398393203196" calcext:value-type="float">
            <text:p>-8.03398393203196</text:p>
          </table:table-cell>
          <table:table-cell table:formula="of:=DEGREES(ATAN(ABS([.F650]-[.C650])/ABS([.E650]-[.B650])))" office:value-type="float" office:value="0.534537506407759" calcext:value-type="float">
            <text:p>0.534537506407759</text:p>
          </table:table-cell>
          <table:table-cell table:formula="of:=SQRT(POWER([.H650];2)+POWER([.I650];2)+POWER([.J650];2))" office:value-type="float" office:value="861.210000161618" calcext:value-type="float">
            <text:p>861.210000161618</text:p>
          </table:table-cell>
        </table:table-row>
        <table:table-row table:style-name="ro1">
          <table:table-cell office:value-type="float" office:value="73.8458" calcext:value-type="float">
            <text:p>73.8458</text:p>
          </table:table-cell>
          <table:table-cell office:value-type="float" office:value="275.812" calcext:value-type="float">
            <text:p>275.812</text:p>
          </table:table-cell>
          <table:table-cell office:value-type="float" office:value="39.9073" calcext:value-type="float">
            <text:p>39.9073</text:p>
          </table:table-cell>
          <table:table-cell office:value-type="float" office:value="73.7894" calcext:value-type="float">
            <text:p>73.7894</text:p>
          </table:table-cell>
          <table:table-cell office:value-type="float" office:value="264.765" calcext:value-type="float">
            <text:p>264.765</text:p>
          </table:table-cell>
          <table:table-cell office:value-type="float" office:value="39.0692" calcext:value-type="float">
            <text:p>39.0692</text:p>
          </table:table-cell>
          <table:table-cell/>
          <table:table-cell table:formula="of:=([.D651]-[.A651])/0.0166667" office:value-type="float" office:value="-3.38399323201332" calcext:value-type="float">
            <text:p>-3.38399323201332</text:p>
          </table:table-cell>
          <table:table-cell table:formula="of:=ABS([.E651]-[.B651])/0.0166667" office:value-type="float" office:value="662.818674362653" calcext:value-type="float">
            <text:p>662.818674362653</text:p>
          </table:table-cell>
          <table:table-cell table:formula="of:=([.F651]-[.C651])/0.0166667" office:value-type="float" office:value="-50.285899428201" calcext:value-type="float">
            <text:p>-50.285899428201</text:p>
          </table:table-cell>
          <table:table-cell table:formula="of:=DEGREES(ATAN(ABS([.F651]-[.C651])/ABS([.E651]-[.B651])))" office:value-type="float" office:value="4.33853352591029" calcext:value-type="float">
            <text:p>4.33853352591029</text:p>
          </table:table-cell>
          <table:table-cell table:formula="of:=SQRT(POWER([.H651];2)+POWER([.I651];2)+POWER([.J651];2))" office:value-type="float" office:value="664.732064952009" calcext:value-type="float">
            <text:p>664.732064952009</text:p>
          </table:table-cell>
        </table:table-row>
        <table:table-row table:style-name="ro1">
          <table:table-cell office:value-type="float" office:value="74.3638" calcext:value-type="float">
            <text:p>74.3638</text:p>
          </table:table-cell>
          <table:table-cell office:value-type="float" office:value="278.401" calcext:value-type="float">
            <text:p>278.401</text:p>
          </table:table-cell>
          <table:table-cell office:value-type="float" office:value="39.9717" calcext:value-type="float">
            <text:p>39.9717</text:p>
          </table:table-cell>
          <table:table-cell office:value-type="float" office:value="74.0561" calcext:value-type="float">
            <text:p>74.0561</text:p>
          </table:table-cell>
          <table:table-cell office:value-type="float" office:value="268.412" calcext:value-type="float">
            <text:p>268.412</text:p>
          </table:table-cell>
          <table:table-cell office:value-type="float" office:value="39.4208" calcext:value-type="float">
            <text:p>39.4208</text:p>
          </table:table-cell>
          <table:table-cell/>
          <table:table-cell table:formula="of:=([.D652]-[.A652])/0.0166667" office:value-type="float" office:value="-18.4619630760737" calcext:value-type="float">
            <text:p>-18.4619630760737</text:p>
          </table:table-cell>
          <table:table-cell table:formula="of:=ABS([.E652]-[.B652])/0.0166667" office:value-type="float" office:value="599.338801322399" calcext:value-type="float">
            <text:p>599.338801322399</text:p>
          </table:table-cell>
          <table:table-cell table:formula="of:=([.F652]-[.C652])/0.0166667" office:value-type="float" office:value="-33.0539338921321" calcext:value-type="float">
            <text:p>-33.0539338921321</text:p>
          </table:table-cell>
          <table:table-cell table:formula="of:=DEGREES(ATAN(ABS([.F652]-[.C652])/ABS([.E652]-[.B652])))" office:value-type="float" office:value="3.15670250438362" calcext:value-type="float">
            <text:p>3.15670250438362</text:p>
          </table:table-cell>
          <table:table-cell table:formula="of:=SQRT(POWER([.H652];2)+POWER([.I652];2)+POWER([.J652];2))" office:value-type="float" office:value="600.533434037555" calcext:value-type="float">
            <text:p>600.533434037555</text:p>
          </table:table-cell>
        </table:table-row>
        <table:table-row table:style-name="ro1">
          <table:table-cell office:value-type="float" office:value="74.6498" calcext:value-type="float">
            <text:p>74.6498</text:p>
          </table:table-cell>
          <table:table-cell office:value-type="float" office:value="283.581" calcext:value-type="float">
            <text:p>283.581</text:p>
          </table:table-cell>
          <table:table-cell office:value-type="float" office:value="40.1232" calcext:value-type="float">
            <text:p>40.1232</text:p>
          </table:table-cell>
          <table:table-cell office:value-type="float" office:value="74.8252" calcext:value-type="float">
            <text:p>74.8252</text:p>
          </table:table-cell>
          <table:table-cell office:value-type="float" office:value="272.201" calcext:value-type="float">
            <text:p>272.201</text:p>
          </table:table-cell>
          <table:table-cell office:value-type="float" office:value="39.5101" calcext:value-type="float">
            <text:p>39.5101</text:p>
          </table:table-cell>
          <table:table-cell/>
          <table:table-cell table:formula="of:=([.D653]-[.A653])/0.0166667" office:value-type="float" office:value="10.5239789520419" calcext:value-type="float">
            <text:p>10.5239789520419</text:p>
          </table:table-cell>
          <table:table-cell table:formula="of:=ABS([.E653]-[.B653])/0.0166667" office:value-type="float" office:value="682.798634402731" calcext:value-type="float">
            <text:p>682.798634402731</text:p>
          </table:table-cell>
          <table:table-cell table:formula="of:=([.F653]-[.C653])/0.0166667" office:value-type="float" office:value="-36.7859264281469" calcext:value-type="float">
            <text:p>-36.7859264281469</text:p>
          </table:table-cell>
          <table:table-cell table:formula="of:=DEGREES(ATAN(ABS([.F653]-[.C653])/ABS([.E653]-[.B653])))" office:value-type="float" office:value="3.08384135718351" calcext:value-type="float">
            <text:p>3.08384135718351</text:p>
          </table:table-cell>
          <table:table-cell table:formula="of:=SQRT(POWER([.H653];2)+POWER([.I653];2)+POWER([.J653];2))" office:value-type="float" office:value="683.869822157985" calcext:value-type="float">
            <text:p>683.869822157985</text:p>
          </table:table-cell>
        </table:table-row>
        <table:table-row table:style-name="ro1">
          <table:table-cell office:value-type="float" office:value="74.6566" calcext:value-type="float">
            <text:p>74.6566</text:p>
          </table:table-cell>
          <table:table-cell office:value-type="float" office:value="285.004" calcext:value-type="float">
            <text:p>285.004</text:p>
          </table:table-cell>
          <table:table-cell office:value-type="float" office:value="39.6353" calcext:value-type="float">
            <text:p>39.6353</text:p>
          </table:table-cell>
          <table:table-cell office:value-type="float" office:value="74.8238" calcext:value-type="float">
            <text:p>74.8238</text:p>
          </table:table-cell>
          <table:table-cell office:value-type="float" office:value="272.307" calcext:value-type="float">
            <text:p>272.307</text:p>
          </table:table-cell>
          <table:table-cell office:value-type="float" office:value="38.9951" calcext:value-type="float">
            <text:p>38.9951</text:p>
          </table:table-cell>
          <table:table-cell/>
          <table:table-cell table:formula="of:=([.D654]-[.A654])/0.0166667" office:value-type="float" office:value="10.0319799360406" calcext:value-type="float">
            <text:p>10.0319799360406</text:p>
          </table:table-cell>
          <table:table-cell table:formula="of:=ABS([.E654]-[.B654])/0.0166667" office:value-type="float" office:value="761.818476363048" calcext:value-type="float">
            <text:p>761.818476363048</text:p>
          </table:table-cell>
          <table:table-cell table:formula="of:=([.F654]-[.C654])/0.0166667" office:value-type="float" office:value="-38.4119231761537" calcext:value-type="float">
            <text:p>-38.4119231761537</text:p>
          </table:table-cell>
          <table:table-cell table:formula="of:=DEGREES(ATAN(ABS([.F654]-[.C654])/ABS([.E654]-[.B654])))" office:value-type="float" office:value="2.88648662775611" calcext:value-type="float">
            <text:p>2.88648662775611</text:p>
          </table:table-cell>
          <table:table-cell table:formula="of:=SQRT(POWER([.H654];2)+POWER([.I654];2)+POWER([.J654];2))" office:value-type="float" office:value="762.852218579485" calcext:value-type="float">
            <text:p>762.852218579485</text:p>
          </table:table-cell>
        </table:table-row>
        <table:table-row table:style-name="ro1">
          <table:table-cell office:value-type="float" office:value="74.6054" calcext:value-type="float">
            <text:p>74.6054</text:p>
          </table:table-cell>
          <table:table-cell office:value-type="float" office:value="277.365" calcext:value-type="float">
            <text:p>277.365</text:p>
          </table:table-cell>
          <table:table-cell office:value-type="float" office:value="38.8874" calcext:value-type="float">
            <text:p>38.8874</text:p>
          </table:table-cell>
          <table:table-cell office:value-type="float" office:value="74.5318" calcext:value-type="float">
            <text:p>74.5318</text:p>
          </table:table-cell>
          <table:table-cell office:value-type="float" office:value="266.262" calcext:value-type="float">
            <text:p>266.262</text:p>
          </table:table-cell>
          <table:table-cell office:value-type="float" office:value="38.0648" calcext:value-type="float">
            <text:p>38.0648</text:p>
          </table:table-cell>
          <table:table-cell/>
          <table:table-cell table:formula="of:=([.D655]-[.A655])/0.0166667" office:value-type="float" office:value="-4.4159911680176" calcext:value-type="float">
            <text:p>-4.4159911680176</text:p>
          </table:table-cell>
          <table:table-cell table:formula="of:=ABS([.E655]-[.B655])/0.0166667" office:value-type="float" office:value="666.178667642665" calcext:value-type="float">
            <text:p>666.178667642665</text:p>
          </table:table-cell>
          <table:table-cell table:formula="of:=([.F655]-[.C655])/0.0166667" office:value-type="float" office:value="-49.3559012881975" calcext:value-type="float">
            <text:p>-49.3559012881975</text:p>
          </table:table-cell>
          <table:table-cell table:formula="of:=DEGREES(ATAN(ABS([.F655]-[.C655])/ABS([.E655]-[.B655])))" office:value-type="float" office:value="4.2371931446371" calcext:value-type="float">
            <text:p>4.2371931446371</text:p>
          </table:table-cell>
          <table:table-cell table:formula="of:=SQRT(POWER([.H655];2)+POWER([.I655];2)+POWER([.J655];2))" office:value-type="float" office:value="668.019103912548" calcext:value-type="float">
            <text:p>668.019103912548</text:p>
          </table:table-cell>
        </table:table-row>
        <table:table-row table:style-name="ro1">
          <table:table-cell office:value-type="float" office:value="74.9131" calcext:value-type="float">
            <text:p>74.9131</text:p>
          </table:table-cell>
          <table:table-cell office:value-type="float" office:value="285.028" calcext:value-type="float">
            <text:p>285.028</text:p>
          </table:table-cell>
          <table:table-cell office:value-type="float" office:value="39.629" calcext:value-type="float">
            <text:p>39.629</text:p>
          </table:table-cell>
          <table:table-cell office:value-type="float" office:value="75.3148" calcext:value-type="float">
            <text:p>75.3148</text:p>
          </table:table-cell>
          <table:table-cell office:value-type="float" office:value="271.012" calcext:value-type="float">
            <text:p>271.012</text:p>
          </table:table-cell>
          <table:table-cell office:value-type="float" office:value="39.4596" calcext:value-type="float">
            <text:p>39.4596</text:p>
          </table:table-cell>
          <table:table-cell/>
          <table:table-cell table:formula="of:=([.D656]-[.A656])/0.0166667" office:value-type="float" office:value="24.1019517960967" calcext:value-type="float">
            <text:p>24.1019517960967</text:p>
          </table:table-cell>
          <table:table-cell table:formula="of:=ABS([.E656]-[.B656])/0.0166667" office:value-type="float" office:value="840.958318083365" calcext:value-type="float">
            <text:p>840.958318083365</text:p>
          </table:table-cell>
          <table:table-cell table:formula="of:=([.F656]-[.C656])/0.0166667" office:value-type="float" office:value="-10.1639796720404" calcext:value-type="float">
            <text:p>-10.1639796720404</text:p>
          </table:table-cell>
          <table:table-cell table:formula="of:=DEGREES(ATAN(ABS([.F656]-[.C656])/ABS([.E656]-[.B656])))" office:value-type="float" office:value="0.692453802173124" calcext:value-type="float">
            <text:p>0.692453802173124</text:p>
          </table:table-cell>
          <table:table-cell table:formula="of:=SQRT(POWER([.H656];2)+POWER([.I656];2)+POWER([.J656];2))" office:value-type="float" office:value="841.365023825425" calcext:value-type="float">
            <text:p>841.365023825425</text:p>
          </table:table-cell>
        </table:table-row>
        <table:table-row table:style-name="ro1">
          <table:table-cell office:value-type="float" office:value="74.8846" calcext:value-type="float">
            <text:p>74.8846</text:p>
          </table:table-cell>
          <table:table-cell office:value-type="float" office:value="281.235" calcext:value-type="float">
            <text:p>281.235</text:p>
          </table:table-cell>
          <table:table-cell office:value-type="float" office:value="38.99" calcext:value-type="float">
            <text:p>38.99</text:p>
          </table:table-cell>
          <table:table-cell office:value-type="float" office:value="75.5307" calcext:value-type="float">
            <text:p>75.5307</text:p>
          </table:table-cell>
          <table:table-cell office:value-type="float" office:value="267.546" calcext:value-type="float">
            <text:p>267.546</text:p>
          </table:table-cell>
          <table:table-cell office:value-type="float" office:value="38.3239" calcext:value-type="float">
            <text:p>38.3239</text:p>
          </table:table-cell>
          <table:table-cell/>
          <table:table-cell table:formula="of:=([.D657]-[.A657])/0.0166667" office:value-type="float" office:value="38.7659224681545" calcext:value-type="float">
            <text:p>38.7659224681545</text:p>
          </table:table-cell>
          <table:table-cell table:formula="of:=ABS([.E657]-[.B657])/0.0166667" office:value-type="float" office:value="821.338357323287" calcext:value-type="float">
            <text:p>821.338357323287</text:p>
          </table:table-cell>
          <table:table-cell table:formula="of:=([.F657]-[.C657])/0.0166667" office:value-type="float" office:value="-39.9659200681599" calcext:value-type="float">
            <text:p>-39.9659200681599</text:p>
          </table:table-cell>
          <table:table-cell table:formula="of:=DEGREES(ATAN(ABS([.F657]-[.C657])/ABS([.E657]-[.B657])))" office:value-type="float" office:value="2.78578712679302" calcext:value-type="float">
            <text:p>2.78578712679302</text:p>
          </table:table-cell>
          <table:table-cell table:formula="of:=SQRT(POWER([.H657];2)+POWER([.I657];2)+POWER([.J657];2))" office:value-type="float" office:value="823.223401466586" calcext:value-type="float">
            <text:p>823.223401466586</text:p>
          </table:table-cell>
        </table:table-row>
        <table:table-row table:style-name="ro1">
          <table:table-cell office:value-type="float" office:value="74.5811" calcext:value-type="float">
            <text:p>74.5811</text:p>
          </table:table-cell>
          <table:table-cell office:value-type="float" office:value="273.582" calcext:value-type="float">
            <text:p>273.582</text:p>
          </table:table-cell>
          <table:table-cell office:value-type="float" office:value="38.7798" calcext:value-type="float">
            <text:p>38.7798</text:p>
          </table:table-cell>
          <table:table-cell office:value-type="float" office:value="74.7536" calcext:value-type="float">
            <text:p>74.7536</text:p>
          </table:table-cell>
          <table:table-cell office:value-type="float" office:value="262.66" calcext:value-type="float">
            <text:p>262.66</text:p>
          </table:table-cell>
          <table:table-cell office:value-type="float" office:value="37.9614" calcext:value-type="float">
            <text:p>37.9614</text:p>
          </table:table-cell>
          <table:table-cell/>
          <table:table-cell table:formula="of:=([.D658]-[.A658])/0.0166667" office:value-type="float" office:value="10.3499793000414" calcext:value-type="float">
            <text:p>10.3499793000414</text:p>
          </table:table-cell>
          <table:table-cell table:formula="of:=ABS([.E658]-[.B658])/0.0166667" office:value-type="float" office:value="655.318689362619" calcext:value-type="float">
            <text:p>655.318689362619</text:p>
          </table:table-cell>
          <table:table-cell table:formula="of:=([.F658]-[.C658])/0.0166667" office:value-type="float" office:value="-49.1039017921967" calcext:value-type="float">
            <text:p>-49.1039017921967</text:p>
          </table:table-cell>
          <table:table-cell table:formula="of:=DEGREES(ATAN(ABS([.F658]-[.C658])/ABS([.E658]-[.B658])))" office:value-type="float" office:value="4.28524088705996" calcext:value-type="float">
            <text:p>4.28524088705996</text:p>
          </table:table-cell>
          <table:table-cell table:formula="of:=SQRT(POWER([.H658];2)+POWER([.I658];2)+POWER([.J658];2))" office:value-type="float" office:value="657.237323856969" calcext:value-type="float">
            <text:p>657.237323856969</text:p>
          </table:table-cell>
        </table:table-row>
        <table:table-row table:style-name="ro1">
          <table:table-cell office:value-type="float" office:value="73.8488" calcext:value-type="float">
            <text:p>73.8488</text:p>
          </table:table-cell>
          <table:table-cell office:value-type="float" office:value="277.238" calcext:value-type="float">
            <text:p>277.238</text:p>
          </table:table-cell>
          <table:table-cell office:value-type="float" office:value="39.1669" calcext:value-type="float">
            <text:p>39.1669</text:p>
          </table:table-cell>
          <table:table-cell office:value-type="float" office:value="73.7863" calcext:value-type="float">
            <text:p>73.7863</text:p>
          </table:table-cell>
          <table:table-cell office:value-type="float" office:value="264.902" calcext:value-type="float">
            <text:p>264.902</text:p>
          </table:table-cell>
          <table:table-cell office:value-type="float" office:value="38.3101" calcext:value-type="float">
            <text:p>38.3101</text:p>
          </table:table-cell>
          <table:table-cell/>
          <table:table-cell table:formula="of:=([.D659]-[.A659])/0.0166667" office:value-type="float" office:value="-3.749992500015" calcext:value-type="float">
            <text:p>-3.749992500015</text:p>
          </table:table-cell>
          <table:table-cell table:formula="of:=ABS([.E659]-[.B659])/0.0166667" office:value-type="float" office:value="740.158519682962" calcext:value-type="float">
            <text:p>740.158519682962</text:p>
          </table:table-cell>
          <table:table-cell table:formula="of:=([.F659]-[.C659])/0.0166667" office:value-type="float" office:value="-51.4078971842056" calcext:value-type="float">
            <text:p>-51.4078971842056</text:p>
          </table:table-cell>
          <table:table-cell table:formula="of:=DEGREES(ATAN(ABS([.F659]-[.C659])/ABS([.E659]-[.B659])))" office:value-type="float" office:value="3.97311224806122" calcext:value-type="float">
            <text:p>3.97311224806122</text:p>
          </table:table-cell>
          <table:table-cell table:formula="of:=SQRT(POWER([.H659];2)+POWER([.I659];2)+POWER([.J659];2))" office:value-type="float" office:value="741.951122780958" calcext:value-type="float">
            <text:p>741.951122780958</text:p>
          </table:table-cell>
        </table:table-row>
        <table:table-row table:style-name="ro1">
          <table:table-cell office:value-type="float" office:value="74.8587" calcext:value-type="float">
            <text:p>74.8587</text:p>
          </table:table-cell>
          <table:table-cell office:value-type="float" office:value="277.338" calcext:value-type="float">
            <text:p>277.338</text:p>
          </table:table-cell>
          <table:table-cell office:value-type="float" office:value="39.1406" calcext:value-type="float">
            <text:p>39.1406</text:p>
          </table:table-cell>
          <table:table-cell office:value-type="float" office:value="75.2636" calcext:value-type="float">
            <text:p>75.2636</text:p>
          </table:table-cell>
          <table:table-cell office:value-type="float" office:value="265.079" calcext:value-type="float">
            <text:p>265.079</text:p>
          </table:table-cell>
          <table:table-cell office:value-type="float" office:value="38.2654" calcext:value-type="float">
            <text:p>38.2654</text:p>
          </table:table-cell>
          <table:table-cell/>
          <table:table-cell table:formula="of:=([.D660]-[.A660])/0.0166667" office:value-type="float" office:value="24.293951412097" calcext:value-type="float">
            <text:p>24.293951412097</text:p>
          </table:table-cell>
          <table:table-cell table:formula="of:=ABS([.E660]-[.B660])/0.0166667" office:value-type="float" office:value="735.538528922943" calcext:value-type="float">
            <text:p>735.538528922943</text:p>
          </table:table-cell>
          <table:table-cell table:formula="of:=([.F660]-[.C660])/0.0166667" office:value-type="float" office:value="-52.51189497621" calcext:value-type="float">
            <text:p>-52.51189497621</text:p>
          </table:table-cell>
          <table:table-cell table:formula="of:=DEGREES(ATAN(ABS([.F660]-[.C660])/ABS([.E660]-[.B660])))" office:value-type="float" office:value="4.0835574677334" calcext:value-type="float">
            <text:p>4.0835574677334</text:p>
          </table:table-cell>
          <table:table-cell table:formula="of:=SQRT(POWER([.H660];2)+POWER([.I660];2)+POWER([.J660];2))" office:value-type="float" office:value="737.810695720341" calcext:value-type="float">
            <text:p>737.810695720341</text:p>
          </table:table-cell>
        </table:table-row>
        <table:table-row table:style-name="ro1">
          <table:table-cell office:value-type="float" office:value="74.59" calcext:value-type="float">
            <text:p>74.59</text:p>
          </table:table-cell>
          <table:table-cell office:value-type="float" office:value="274.787" calcext:value-type="float">
            <text:p>274.787</text:p>
          </table:table-cell>
          <table:table-cell office:value-type="float" office:value="39.0737" calcext:value-type="float">
            <text:p>39.0737</text:p>
          </table:table-cell>
          <table:table-cell office:value-type="float" office:value="74.7695" calcext:value-type="float">
            <text:p>74.7695</text:p>
          </table:table-cell>
          <table:table-cell office:value-type="float" office:value="265.118" calcext:value-type="float">
            <text:p>265.118</text:p>
          </table:table-cell>
          <table:table-cell office:value-type="float" office:value="37.7722" calcext:value-type="float">
            <text:p>37.7722</text:p>
          </table:table-cell>
          <table:table-cell/>
          <table:table-cell table:formula="of:=([.D661]-[.A661])/0.0166667" office:value-type="float" office:value="10.7699784600425" calcext:value-type="float">
            <text:p>10.7699784600425</text:p>
          </table:table-cell>
          <table:table-cell table:formula="of:=ABS([.E661]-[.B661])/0.0166667" office:value-type="float" office:value="580.13883972232" calcext:value-type="float">
            <text:p>580.13883972232</text:p>
          </table:table-cell>
          <table:table-cell table:formula="of:=([.F661]-[.C661])/0.0166667" office:value-type="float" office:value="-78.0898438203126" calcext:value-type="float">
            <text:p>-78.0898438203126</text:p>
          </table:table-cell>
          <table:table-cell table:formula="of:=DEGREES(ATAN(ABS([.F661]-[.C661])/ABS([.E661]-[.B661])))" office:value-type="float" office:value="7.66624462177316" calcext:value-type="float">
            <text:p>7.66624462177316</text:p>
          </table:table-cell>
          <table:table-cell table:formula="of:=SQRT(POWER([.H661];2)+POWER([.I661];2)+POWER([.J661];2))" office:value-type="float" office:value="585.469973182459" calcext:value-type="float">
            <text:p>585.469973182459</text:p>
          </table:table-cell>
        </table:table-row>
        <table:table-row table:style-name="ro1">
          <table:table-cell office:value-type="float" office:value="74.3621" calcext:value-type="float">
            <text:p>74.3621</text:p>
          </table:table-cell>
          <table:table-cell office:value-type="float" office:value="278.513" calcext:value-type="float">
            <text:p>278.513</text:p>
          </table:table-cell>
          <table:table-cell office:value-type="float" office:value="39.4504" calcext:value-type="float">
            <text:p>39.4504</text:p>
          </table:table-cell>
          <table:table-cell office:value-type="float" office:value="74.0578" calcext:value-type="float">
            <text:p>74.0578</text:p>
          </table:table-cell>
          <table:table-cell office:value-type="float" office:value="269.89" calcext:value-type="float">
            <text:p>269.89</text:p>
          </table:table-cell>
          <table:table-cell office:value-type="float" office:value="38.1773" calcext:value-type="float">
            <text:p>38.1773</text:p>
          </table:table-cell>
          <table:table-cell/>
          <table:table-cell table:formula="of:=([.D662]-[.A662])/0.0166667" office:value-type="float" office:value="-18.2579634840729" calcext:value-type="float">
            <text:p>-18.2579634840729</text:p>
          </table:table-cell>
          <table:table-cell table:formula="of:=ABS([.E662]-[.B662])/0.0166667" office:value-type="float" office:value="517.378965242069" calcext:value-type="float">
            <text:p>517.378965242069</text:p>
          </table:table-cell>
          <table:table-cell table:formula="of:=([.F662]-[.C662])/0.0166667" office:value-type="float" office:value="-76.3858472283055" calcext:value-type="float">
            <text:p>-76.3858472283055</text:p>
          </table:table-cell>
          <table:table-cell table:formula="of:=DEGREES(ATAN(ABS([.F662]-[.C662])/ABS([.E662]-[.B662])))" office:value-type="float" office:value="8.3984792846362" calcext:value-type="float">
            <text:p>8.3984792846362</text:p>
          </table:table-cell>
          <table:table-cell table:formula="of:=SQRT(POWER([.H662];2)+POWER([.I662];2)+POWER([.J662];2))" office:value-type="float" office:value="523.305976043009" calcext:value-type="float">
            <text:p>523.305976043009</text:p>
          </table:table-cell>
        </table:table-row>
        <table:table-row table:style-name="ro1">
          <table:table-cell office:value-type="float" office:value="73.6165" calcext:value-type="float">
            <text:p>73.6165</text:p>
          </table:table-cell>
          <table:table-cell office:value-type="float" office:value="280.893" calcext:value-type="float">
            <text:p>280.893</text:p>
          </table:table-cell>
          <table:table-cell office:value-type="float" office:value="40.0692" calcext:value-type="float">
            <text:p>40.0692</text:p>
          </table:table-cell>
          <table:table-cell office:value-type="float" office:value="73.5617" calcext:value-type="float">
            <text:p>73.5617</text:p>
          </table:table-cell>
          <table:table-cell office:value-type="float" office:value="268.3" calcext:value-type="float">
            <text:p>268.3</text:p>
          </table:table-cell>
          <table:table-cell office:value-type="float" office:value="39.6909" calcext:value-type="float">
            <text:p>39.6909</text:p>
          </table:table-cell>
          <table:table-cell/>
          <table:table-cell table:formula="of:=([.D663]-[.A663])/0.0166667" office:value-type="float" office:value="-3.28799342401316" calcext:value-type="float">
            <text:p>-3.28799342401316</text:p>
          </table:table-cell>
          <table:table-cell table:formula="of:=ABS([.E663]-[.B663])/0.0166667" office:value-type="float" office:value="755.57848884302" calcext:value-type="float">
            <text:p>755.57848884302</text:p>
          </table:table-cell>
          <table:table-cell table:formula="of:=([.F663]-[.C663])/0.0166667" office:value-type="float" office:value="-22.697954604091" calcext:value-type="float">
            <text:p>-22.697954604091</text:p>
          </table:table-cell>
          <table:table-cell table:formula="of:=DEGREES(ATAN(ABS([.F663]-[.C663])/ABS([.E663]-[.B663])))" office:value-type="float" office:value="1.72067631635271" calcext:value-type="float">
            <text:p>1.72067631635271</text:p>
          </table:table-cell>
          <table:table-cell table:formula="of:=SQRT(POWER([.H663];2)+POWER([.I663];2)+POWER([.J663];2))" office:value-type="float" office:value="755.926491694971" calcext:value-type="float">
            <text:p>755.926491694971</text:p>
          </table:table-cell>
        </table:table-row>
        <table:table-row table:style-name="ro1">
          <table:table-cell office:value-type="float" office:value="74.9018" calcext:value-type="float">
            <text:p>74.9018</text:p>
          </table:table-cell>
          <table:table-cell office:value-type="float" office:value="283.864" calcext:value-type="float">
            <text:p>283.864</text:p>
          </table:table-cell>
          <table:table-cell office:value-type="float" office:value="38.8042" calcext:value-type="float">
            <text:p>38.8042</text:p>
          </table:table-cell>
          <table:table-cell office:value-type="float" office:value="75.3025" calcext:value-type="float">
            <text:p>75.3025</text:p>
          </table:table-cell>
          <table:table-cell office:value-type="float" office:value="269.949" calcext:value-type="float">
            <text:p>269.949</text:p>
          </table:table-cell>
          <table:table-cell office:value-type="float" office:value="38.4032" calcext:value-type="float">
            <text:p>38.4032</text:p>
          </table:table-cell>
          <table:table-cell/>
          <table:table-cell table:formula="of:=([.D664]-[.A664])/0.0166667" office:value-type="float" office:value="24.0419519160962" calcext:value-type="float">
            <text:p>24.0419519160962</text:p>
          </table:table-cell>
          <table:table-cell table:formula="of:=ABS([.E664]-[.B664])/0.0166667" office:value-type="float" office:value="834.898330203338" calcext:value-type="float">
            <text:p>834.898330203338</text:p>
          </table:table-cell>
          <table:table-cell table:formula="of:=([.F664]-[.C664])/0.0166667" office:value-type="float" office:value="-24.0599518800964" calcext:value-type="float">
            <text:p>-24.0599518800964</text:p>
          </table:table-cell>
          <table:table-cell table:formula="of:=DEGREES(ATAN(ABS([.F664]-[.C664])/ABS([.E664]-[.B664])))" office:value-type="float" office:value="1.65068275900289" calcext:value-type="float">
            <text:p>1.65068275900289</text:p>
          </table:table-cell>
          <table:table-cell table:formula="of:=SQRT(POWER([.H664];2)+POWER([.I664];2)+POWER([.J664];2))" office:value-type="float" office:value="835.5908798645" calcext:value-type="float">
            <text:p>835.5908798645</text:p>
          </table:table-cell>
        </table:table-row>
        <table:table-row table:style-name="ro1">
          <table:table-cell office:value-type="float" office:value="74.8381" calcext:value-type="float">
            <text:p>74.8381</text:p>
          </table:table-cell>
          <table:table-cell office:value-type="float" office:value="274.99" calcext:value-type="float">
            <text:p>274.99</text:p>
          </table:table-cell>
          <table:table-cell office:value-type="float" office:value="38.0364" calcext:value-type="float">
            <text:p>38.0364</text:p>
          </table:table-cell>
          <table:table-cell office:value-type="float" office:value="75.0047" calcext:value-type="float">
            <text:p>75.0047</text:p>
          </table:table-cell>
          <table:table-cell office:value-type="float" office:value="264.053" calcext:value-type="float">
            <text:p>264.053</text:p>
          </table:table-cell>
          <table:table-cell office:value-type="float" office:value="36.977" calcext:value-type="float">
            <text:p>36.977</text:p>
          </table:table-cell>
          <table:table-cell/>
          <table:table-cell table:formula="of:=([.D665]-[.A665])/0.0166667" office:value-type="float" office:value="9.99598000804014" calcext:value-type="float">
            <text:p>9.99598000804014</text:p>
          </table:table-cell>
          <table:table-cell table:formula="of:=ABS([.E665]-[.B665])/0.0166667" office:value-type="float" office:value="656.218687562626" calcext:value-type="float">
            <text:p>656.218687562626</text:p>
          </table:table-cell>
          <table:table-cell table:formula="of:=([.F665]-[.C665])/0.0166667" office:value-type="float" office:value="-63.5638728722545" calcext:value-type="float">
            <text:p>-63.5638728722545</text:p>
          </table:table-cell>
          <table:table-cell table:formula="of:=DEGREES(ATAN(ABS([.F665]-[.C665])/ABS([.E665]-[.B665])))" office:value-type="float" office:value="5.53262975841985" calcext:value-type="float">
            <text:p>5.53262975841985</text:p>
          </table:table-cell>
          <table:table-cell table:formula="of:=SQRT(POWER([.H665];2)+POWER([.I665];2)+POWER([.J665];2))" office:value-type="float" office:value="659.365794879638" calcext:value-type="float">
            <text:p>659.365794879638</text:p>
          </table:table-cell>
        </table:table-row>
        <table:table-row table:style-name="ro1">
          <table:table-cell office:value-type="float" office:value="74.3804" calcext:value-type="float">
            <text:p>74.3804</text:p>
          </table:table-cell>
          <table:table-cell office:value-type="float" office:value="282.624" calcext:value-type="float">
            <text:p>282.624</text:p>
          </table:table-cell>
          <table:table-cell office:value-type="float" office:value="38.2545" calcext:value-type="float">
            <text:p>38.2545</text:p>
          </table:table-cell>
          <table:table-cell office:value-type="float" office:value="74.5528" calcext:value-type="float">
            <text:p>74.5528</text:p>
          </table:table-cell>
          <table:table-cell office:value-type="float" office:value="270.061" calcext:value-type="float">
            <text:p>270.061</text:p>
          </table:table-cell>
          <table:table-cell office:value-type="float" office:value="37.399" calcext:value-type="float">
            <text:p>37.399</text:p>
          </table:table-cell>
          <table:table-cell/>
          <table:table-cell table:formula="of:=([.D666]-[.A666])/0.0166667" office:value-type="float" office:value="10.343979312042" calcext:value-type="float">
            <text:p>10.343979312042</text:p>
          </table:table-cell>
          <table:table-cell table:formula="of:=ABS([.E666]-[.B666])/0.0166667" office:value-type="float" office:value="753.778492443018" calcext:value-type="float">
            <text:p>753.778492443018</text:p>
          </table:table-cell>
          <table:table-cell table:formula="of:=([.F666]-[.C666])/0.0166667" office:value-type="float" office:value="-51.3298973402053" calcext:value-type="float">
            <text:p>-51.3298973402053</text:p>
          </table:table-cell>
          <table:table-cell table:formula="of:=DEGREES(ATAN(ABS([.F666]-[.C666])/ABS([.E666]-[.B666])))" office:value-type="float" office:value="3.89564462489644" calcext:value-type="float">
            <text:p>3.89564462489644</text:p>
          </table:table-cell>
          <table:table-cell table:formula="of:=SQRT(POWER([.H666];2)+POWER([.I666];2)+POWER([.J666];2))" office:value-type="float" office:value="755.594978767483" calcext:value-type="float">
            <text:p>755.594978767483</text:p>
          </table:table-cell>
        </table:table-row>
        <table:table-row table:style-name="ro1">
          <table:table-cell office:value-type="float" office:value="74.4095" calcext:value-type="float">
            <text:p>74.4095</text:p>
          </table:table-cell>
          <table:table-cell office:value-type="float" office:value="287.982" calcext:value-type="float">
            <text:p>287.982</text:p>
          </table:table-cell>
          <table:table-cell office:value-type="float" office:value="37.8649" calcext:value-type="float">
            <text:p>37.8649</text:p>
          </table:table-cell>
          <table:table-cell office:value-type="float" office:value="74.8192" calcext:value-type="float">
            <text:p>74.8192</text:p>
          </table:table-cell>
          <table:table-cell office:value-type="float" office:value="272.582" calcext:value-type="float">
            <text:p>272.582</text:p>
          </table:table-cell>
          <table:table-cell office:value-type="float" office:value="37.4538" calcext:value-type="float">
            <text:p>37.4538</text:p>
          </table:table-cell>
          <table:table-cell/>
          <table:table-cell table:formula="of:=([.D667]-[.A667])/0.0166667" office:value-type="float" office:value="24.5819508360984" calcext:value-type="float">
            <text:p>24.5819508360984</text:p>
          </table:table-cell>
          <table:table-cell table:formula="of:=ABS([.E667]-[.B667])/0.0166667" office:value-type="float" office:value="923.998152003698" calcext:value-type="float">
            <text:p>923.998152003698</text:p>
          </table:table-cell>
          <table:table-cell table:formula="of:=([.F667]-[.C667])/0.0166667" office:value-type="float" office:value="-24.6659506680985" calcext:value-type="float">
            <text:p>-24.6659506680985</text:p>
          </table:table-cell>
          <table:table-cell table:formula="of:=DEGREES(ATAN(ABS([.F667]-[.C667])/ABS([.E667]-[.B667])))" office:value-type="float" office:value="1.52913651425642" calcext:value-type="float">
            <text:p>1.52913651425642</text:p>
          </table:table-cell>
          <table:table-cell table:formula="of:=SQRT(POWER([.H667];2)+POWER([.I667];2)+POWER([.J667];2))" office:value-type="float" office:value="924.654133357721" calcext:value-type="float">
            <text:p>924.654133357721</text:p>
          </table:table-cell>
        </table:table-row>
        <table:table-row table:style-name="ro1">
          <table:table-cell office:value-type="float" office:value="74.1469" calcext:value-type="float">
            <text:p>74.1469</text:p>
          </table:table-cell>
          <table:table-cell office:value-type="float" office:value="286.463" calcext:value-type="float">
            <text:p>286.463</text:p>
          </table:table-cell>
          <table:table-cell office:value-type="float" office:value="38.6332" calcext:value-type="float">
            <text:p>38.6332</text:p>
          </table:table-cell>
          <table:table-cell office:value-type="float" office:value="74.0837" calcext:value-type="float">
            <text:p>74.0837</text:p>
          </table:table-cell>
          <table:table-cell office:value-type="float" office:value="274.92" calcext:value-type="float">
            <text:p>274.92</text:p>
          </table:table-cell>
          <table:table-cell office:value-type="float" office:value="38.0556" calcext:value-type="float">
            <text:p>38.0556</text:p>
          </table:table-cell>
          <table:table-cell/>
          <table:table-cell table:formula="of:=([.D668]-[.A668])/0.0166667" office:value-type="float" office:value="-3.79199241601571" calcext:value-type="float">
            <text:p>-3.79199241601571</text:p>
          </table:table-cell>
          <table:table-cell table:formula="of:=ABS([.E668]-[.B668])/0.0166667" office:value-type="float" office:value="692.578614842771" calcext:value-type="float">
            <text:p>692.578614842771</text:p>
          </table:table-cell>
          <table:table-cell table:formula="of:=([.F668]-[.C668])/0.0166667" office:value-type="float" office:value="-34.6559306881389" calcext:value-type="float">
            <text:p>-34.6559306881389</text:p>
          </table:table-cell>
          <table:table-cell table:formula="of:=DEGREES(ATAN(ABS([.F668]-[.C668])/ABS([.E668]-[.B668])))" office:value-type="float" office:value="2.86463330839121" calcext:value-type="float">
            <text:p>2.86463330839121</text:p>
          </table:table-cell>
          <table:table-cell table:formula="of:=SQRT(POWER([.H668];2)+POWER([.I668];2)+POWER([.J668];2))" office:value-type="float" office:value="693.455514417382" calcext:value-type="float">
            <text:p>693.455514417382</text:p>
          </table:table-cell>
        </table:table-row>
        <table:table-row table:style-name="ro1">
          <table:table-cell office:value-type="float" office:value="74.1531" calcext:value-type="float">
            <text:p>74.1531</text:p>
          </table:table-cell>
          <table:table-cell office:value-type="float" office:value="287.848" calcext:value-type="float">
            <text:p>287.848</text:p>
          </table:table-cell>
          <table:table-cell office:value-type="float" office:value="38.403" calcext:value-type="float">
            <text:p>38.403</text:p>
          </table:table-cell>
          <table:table-cell office:value-type="float" office:value="74.0817" calcext:value-type="float">
            <text:p>74.0817</text:p>
          </table:table-cell>
          <table:table-cell office:value-type="float" office:value="275.008" calcext:value-type="float">
            <text:p>275.008</text:p>
          </table:table-cell>
          <table:table-cell office:value-type="float" office:value="37.5395" calcext:value-type="float">
            <text:p>37.5395</text:p>
          </table:table-cell>
          <table:table-cell/>
          <table:table-cell table:formula="of:=([.D669]-[.A669])/0.0166667" office:value-type="float" office:value="-4.28399143201696" calcext:value-type="float">
            <text:p>-4.28399143201696</text:p>
          </table:table-cell>
          <table:table-cell table:formula="of:=ABS([.E669]-[.B669])/0.0166667" office:value-type="float" office:value="770.398459203084" calcext:value-type="float">
            <text:p>770.398459203084</text:p>
          </table:table-cell>
          <table:table-cell table:formula="of:=([.F669]-[.C669])/0.0166667" office:value-type="float" office:value="-51.8098963802074" calcext:value-type="float">
            <text:p>-51.8098963802074</text:p>
          </table:table-cell>
          <table:table-cell table:formula="of:=DEGREES(ATAN(ABS([.F669]-[.C669])/ABS([.E669]-[.B669])))" office:value-type="float" office:value="3.84739261500185" calcext:value-type="float">
            <text:p>3.84739261500185</text:p>
          </table:table-cell>
          <table:table-cell table:formula="of:=SQRT(POWER([.H669];2)+POWER([.I669];2)+POWER([.J669];2))" office:value-type="float" office:value="772.150505981834" calcext:value-type="float">
            <text:p>772.150505981834</text:p>
          </table:table-cell>
        </table:table-row>
        <table:table-row table:style-name="ro1">
          <table:table-cell office:value-type="float" office:value="74.8868" calcext:value-type="float">
            <text:p>74.8868</text:p>
          </table:table-cell>
          <table:table-cell office:value-type="float" office:value="281.076" calcext:value-type="float">
            <text:p>281.076</text:p>
          </table:table-cell>
          <table:table-cell office:value-type="float" office:value="39.7747" calcext:value-type="float">
            <text:p>39.7747</text:p>
          </table:table-cell>
          <table:table-cell office:value-type="float" office:value="75.2946" calcext:value-type="float">
            <text:p>75.2946</text:p>
          </table:table-cell>
          <table:table-cell office:value-type="float" office:value="268.599" calcext:value-type="float">
            <text:p>268.599</text:p>
          </table:table-cell>
          <table:table-cell office:value-type="float" office:value="39.1306" calcext:value-type="float">
            <text:p>39.1306</text:p>
          </table:table-cell>
          <table:table-cell/>
          <table:table-cell table:formula="of:=([.D670]-[.A670])/0.0166667" office:value-type="float" office:value="24.4679510640984" calcext:value-type="float">
            <text:p>24.4679510640984</text:p>
          </table:table-cell>
          <table:table-cell table:formula="of:=ABS([.E670]-[.B670])/0.0166667" office:value-type="float" office:value="748.618502762996" calcext:value-type="float">
            <text:p>748.618502762996</text:p>
          </table:table-cell>
          <table:table-cell table:formula="of:=([.F670]-[.C670])/0.0166667" office:value-type="float" office:value="-38.6459227081547" calcext:value-type="float">
            <text:p>-38.6459227081547</text:p>
          </table:table-cell>
          <table:table-cell table:formula="of:=DEGREES(ATAN(ABS([.F670]-[.C670])/ABS([.E670]-[.B670])))" office:value-type="float" office:value="2.95515600616989" calcext:value-type="float">
            <text:p>2.95515600616989</text:p>
          </table:table-cell>
          <table:table-cell table:formula="of:=SQRT(POWER([.H670];2)+POWER([.I670];2)+POWER([.J670];2))" office:value-type="float" office:value="750.014566958769" calcext:value-type="float">
            <text:p>750.014566958769</text:p>
          </table:table-cell>
        </table:table-row>
        <table:table-row table:style-name="ro1">
          <table:table-cell office:value-type="float" office:value="74.1179" calcext:value-type="float">
            <text:p>74.1179</text:p>
          </table:table-cell>
          <table:table-cell office:value-type="float" office:value="279.66" calcext:value-type="float">
            <text:p>279.66</text:p>
          </table:table-cell>
          <table:table-cell office:value-type="float" office:value="40.0165" calcext:value-type="float">
            <text:p>40.0165</text:p>
          </table:table-cell>
          <table:table-cell office:value-type="float" office:value="74.0617" calcext:value-type="float">
            <text:p>74.0617</text:p>
          </table:table-cell>
          <table:table-cell office:value-type="float" office:value="269.693" calcext:value-type="float">
            <text:p>269.693</text:p>
          </table:table-cell>
          <table:table-cell office:value-type="float" office:value="39.2014" calcext:value-type="float">
            <text:p>39.2014</text:p>
          </table:table-cell>
          <table:table-cell/>
          <table:table-cell table:formula="of:=([.D671]-[.A671])/0.0166667" office:value-type="float" office:value="-3.37199325601373" calcext:value-type="float">
            <text:p>-3.37199325601373</text:p>
          </table:table-cell>
          <table:table-cell table:formula="of:=ABS([.E671]-[.B671])/0.0166667" office:value-type="float" office:value="598.018803962395" calcext:value-type="float">
            <text:p>598.018803962395</text:p>
          </table:table-cell>
          <table:table-cell table:formula="of:=([.F671]-[.C671])/0.0166667" office:value-type="float" office:value="-48.9059021881957" calcext:value-type="float">
            <text:p>-48.9059021881957</text:p>
          </table:table-cell>
          <table:table-cell table:formula="of:=DEGREES(ATAN(ABS([.F671]-[.C671])/ABS([.E671]-[.B671])))" office:value-type="float" office:value="4.6752375473165" calcext:value-type="float">
            <text:p>4.6752375473165</text:p>
          </table:table-cell>
          <table:table-cell table:formula="of:=SQRT(POWER([.H671];2)+POWER([.I671];2)+POWER([.J671];2))" office:value-type="float" office:value="600.024705741333" calcext:value-type="float">
            <text:p>600.024705741333</text:p>
          </table:table-cell>
        </table:table-row>
        <table:table-row table:style-name="ro1">
          <table:table-cell office:value-type="float" office:value="74.616" calcext:value-type="float">
            <text:p>74.616</text:p>
          </table:table-cell>
          <table:table-cell office:value-type="float" office:value="278.49" calcext:value-type="float">
            <text:p>278.49</text:p>
          </table:table-cell>
          <table:table-cell office:value-type="float" office:value="39.7032" calcext:value-type="float">
            <text:p>39.7032</text:p>
          </table:table-cell>
          <table:table-cell office:value-type="float" office:value="74.5484" calcext:value-type="float">
            <text:p>74.5484</text:p>
          </table:table-cell>
          <table:table-cell office:value-type="float" office:value="268.664" calcext:value-type="float">
            <text:p>268.664</text:p>
          </table:table-cell>
          <table:table-cell office:value-type="float" office:value="38.3856" calcext:value-type="float">
            <text:p>38.3856</text:p>
          </table:table-cell>
          <table:table-cell/>
          <table:table-cell table:formula="of:=([.D672]-[.A672])/0.0166667" office:value-type="float" office:value="-4.05599188801615" calcext:value-type="float">
            <text:p>-4.05599188801615</text:p>
          </table:table-cell>
          <table:table-cell table:formula="of:=ABS([.E672]-[.B672])/0.0166667" office:value-type="float" office:value="589.55882088236" calcext:value-type="float">
            <text:p>589.55882088236</text:p>
          </table:table-cell>
          <table:table-cell table:formula="of:=([.F672]-[.C672])/0.0166667" office:value-type="float" office:value="-79.0558418883166" calcext:value-type="float">
            <text:p>-79.0558418883166</text:p>
          </table:table-cell>
          <table:table-cell table:formula="of:=DEGREES(ATAN(ABS([.F672]-[.C672])/ABS([.E672]-[.B672])))" office:value-type="float" office:value="7.63741702337297" calcext:value-type="float">
            <text:p>7.63741702337297</text:p>
          </table:table-cell>
          <table:table-cell table:formula="of:=SQRT(POWER([.H672];2)+POWER([.I672];2)+POWER([.J672];2))" office:value-type="float" office:value="594.849460357042" calcext:value-type="float">
            <text:p>594.849460357042</text:p>
          </table:table-cell>
        </table:table-row>
        <table:table-row table:style-name="ro1">
          <table:table-cell office:value-type="float" office:value="73.8561" calcext:value-type="float">
            <text:p>73.8561</text:p>
          </table:table-cell>
          <table:table-cell office:value-type="float" office:value="278.46" calcext:value-type="float">
            <text:p>278.46</text:p>
          </table:table-cell>
          <table:table-cell office:value-type="float" office:value="39.464" calcext:value-type="float">
            <text:p>39.464</text:p>
          </table:table-cell>
          <table:table-cell office:value-type="float" office:value="73.7981" calcext:value-type="float">
            <text:p>73.7981</text:p>
          </table:table-cell>
          <table:table-cell office:value-type="float" office:value="267.345" calcext:value-type="float">
            <text:p>267.345</text:p>
          </table:table-cell>
          <table:table-cell office:value-type="float" office:value="38.375" calcext:value-type="float">
            <text:p>38.375</text:p>
          </table:table-cell>
          <table:table-cell/>
          <table:table-cell table:formula="of:=([.D673]-[.A673])/0.0166667" office:value-type="float" office:value="-3.47999304001348" calcext:value-type="float">
            <text:p>-3.47999304001348</text:p>
          </table:table-cell>
          <table:table-cell table:formula="of:=ABS([.E673]-[.B673])/0.0166667" office:value-type="float" office:value="666.898666202665" calcext:value-type="float">
            <text:p>666.898666202665</text:p>
          </table:table-cell>
          <table:table-cell table:formula="of:=([.F673]-[.C673])/0.0166667" office:value-type="float" office:value="-65.3398693202613" calcext:value-type="float">
            <text:p>-65.3398693202613</text:p>
          </table:table-cell>
          <table:table-cell table:formula="of:=DEGREES(ATAN(ABS([.F673]-[.C673])/ABS([.E673]-[.B673])))" office:value-type="float" office:value="5.59573526170143" calcext:value-type="float">
            <text:p>5.59573526170143</text:p>
          </table:table-cell>
          <table:table-cell table:formula="of:=SQRT(POWER([.H673];2)+POWER([.I673];2)+POWER([.J673];2))" office:value-type="float" office:value="670.100917666317" calcext:value-type="float">
            <text:p>670.100917666317</text:p>
          </table:table-cell>
        </table:table-row>
        <table:table-row table:style-name="ro1">
          <table:table-cell office:value-type="float" office:value="74.6399" calcext:value-type="float">
            <text:p>74.6399</text:p>
          </table:table-cell>
          <table:table-cell office:value-type="float" office:value="282.399" calcext:value-type="float">
            <text:p>282.399</text:p>
          </table:table-cell>
          <table:table-cell office:value-type="float" office:value="39.5578" calcext:value-type="float">
            <text:p>39.5578</text:p>
          </table:table-cell>
          <table:table-cell office:value-type="float" office:value="74.8144" calcext:value-type="float">
            <text:p>74.8144</text:p>
          </table:table-cell>
          <table:table-cell office:value-type="float" office:value="271.113" calcext:value-type="float">
            <text:p>271.113</text:p>
          </table:table-cell>
          <table:table-cell office:value-type="float" office:value="38.7029" calcext:value-type="float">
            <text:p>38.7029</text:p>
          </table:table-cell>
          <table:table-cell/>
          <table:table-cell table:formula="of:=([.D674]-[.A674])/0.0166667" office:value-type="float" office:value="10.4699790600424" calcext:value-type="float">
            <text:p>10.4699790600424</text:p>
          </table:table-cell>
          <table:table-cell table:formula="of:=ABS([.E674]-[.B674])/0.0166667" office:value-type="float" office:value="677.158645682709" calcext:value-type="float">
            <text:p>677.158645682709</text:p>
          </table:table-cell>
          <table:table-cell table:formula="of:=([.F674]-[.C674])/0.0166667" office:value-type="float" office:value="-51.2938974122052" calcext:value-type="float">
            <text:p>-51.2938974122052</text:p>
          </table:table-cell>
          <table:table-cell table:formula="of:=DEGREES(ATAN(ABS([.F674]-[.C674])/ABS([.E674]-[.B674])))" office:value-type="float" office:value="4.33180920858745" calcext:value-type="float">
            <text:p>4.33180920858745</text:p>
          </table:table-cell>
          <table:table-cell table:formula="of:=SQRT(POWER([.H674];2)+POWER([.I674];2)+POWER([.J674];2))" office:value-type="float" office:value="679.179295765184" calcext:value-type="float">
            <text:p>679.179295765184</text:p>
          </table:table-cell>
        </table:table-row>
        <table:table-row table:style-name="ro1">
          <table:table-cell office:value-type="float" office:value="73.8633" calcext:value-type="float">
            <text:p>73.8633</text:p>
          </table:table-cell>
          <table:table-cell office:value-type="float" office:value="279.682" calcext:value-type="float">
            <text:p>279.682</text:p>
          </table:table-cell>
          <table:table-cell office:value-type="float" office:value="39.7634" calcext:value-type="float">
            <text:p>39.7634</text:p>
          </table:table-cell>
          <table:table-cell office:value-type="float" office:value="73.568" calcext:value-type="float">
            <text:p>73.568</text:p>
          </table:table-cell>
          <table:table-cell office:value-type="float" office:value="270.973" calcext:value-type="float">
            <text:p>270.973</text:p>
          </table:table-cell>
          <table:table-cell office:value-type="float" office:value="38.7385" calcext:value-type="float">
            <text:p>38.7385</text:p>
          </table:table-cell>
          <table:table-cell/>
          <table:table-cell table:formula="of:=([.D675]-[.A675])/0.0166667" office:value-type="float" office:value="-17.7179645640707" calcext:value-type="float">
            <text:p>-17.7179645640707</text:p>
          </table:table-cell>
          <table:table-cell table:formula="of:=ABS([.E675]-[.B675])/0.0166667" office:value-type="float" office:value="522.53895492209" calcext:value-type="float">
            <text:p>522.53895492209</text:p>
          </table:table-cell>
          <table:table-cell table:formula="of:=([.F675]-[.C675])/0.0166667" office:value-type="float" office:value="-61.4938770122457" calcext:value-type="float">
            <text:p>-61.4938770122457</text:p>
          </table:table-cell>
          <table:table-cell table:formula="of:=DEGREES(ATAN(ABS([.F675]-[.C675])/ABS([.E675]-[.B675])))" office:value-type="float" office:value="6.71185987215872" calcext:value-type="float">
            <text:p>6.71185987215872</text:p>
          </table:table-cell>
          <table:table-cell table:formula="of:=SQRT(POWER([.H675];2)+POWER([.I675];2)+POWER([.J675];2))" office:value-type="float" office:value="526.443142788812" calcext:value-type="float">
            <text:p>526.443142788812</text:p>
          </table:table-cell>
        </table:table-row>
        <table:table-row table:style-name="ro1">
          <table:table-cell office:value-type="float" office:value="74.8771" calcext:value-type="float">
            <text:p>74.8771</text:p>
          </table:table-cell>
          <table:table-cell office:value-type="float" office:value="279.844" calcext:value-type="float">
            <text:p>279.844</text:p>
          </table:table-cell>
          <table:table-cell office:value-type="float" office:value="39.4749" calcext:value-type="float">
            <text:p>39.4749</text:p>
          </table:table-cell>
          <table:table-cell office:value-type="float" office:value="75.0369" calcext:value-type="float">
            <text:p>75.0369</text:p>
          </table:table-cell>
          <table:table-cell office:value-type="float" office:value="267.4" calcext:value-type="float">
            <text:p>267.4</text:p>
          </table:table-cell>
          <table:table-cell office:value-type="float" office:value="38.8467" calcext:value-type="float">
            <text:p>38.8467</text:p>
          </table:table-cell>
          <table:table-cell/>
          <table:table-cell table:formula="of:=([.D676]-[.A676])/0.0166667" office:value-type="float" office:value="9.5879808240386" calcext:value-type="float">
            <text:p>9.5879808240386</text:p>
          </table:table-cell>
          <table:table-cell table:formula="of:=ABS([.E676]-[.B676])/0.0166667" office:value-type="float" office:value="746.638506722988" calcext:value-type="float">
            <text:p>746.638506722988</text:p>
          </table:table-cell>
          <table:table-cell table:formula="of:=([.F676]-[.C676])/0.0166667" office:value-type="float" office:value="-37.6919246161507" calcext:value-type="float">
            <text:p>-37.6919246161507</text:p>
          </table:table-cell>
          <table:table-cell table:formula="of:=DEGREES(ATAN(ABS([.F676]-[.C676])/ABS([.E676]-[.B676])))" office:value-type="float" office:value="2.88996140667594" calcext:value-type="float">
            <text:p>2.88996140667594</text:p>
          </table:table-cell>
          <table:table-cell table:formula="of:=SQRT(POWER([.H676];2)+POWER([.I676];2)+POWER([.J676];2))" office:value-type="float" office:value="747.650767590781" calcext:value-type="float">
            <text:p>747.650767590781</text:p>
          </table:table-cell>
        </table:table-row>
        <table:table-row table:style-name="ro1">
          <table:table-cell office:value-type="float" office:value="74.0886" calcext:value-type="float">
            <text:p>74.0886</text:p>
          </table:table-cell>
          <table:table-cell office:value-type="float" office:value="274.676" calcext:value-type="float">
            <text:p>274.676</text:p>
          </table:table-cell>
          <table:table-cell office:value-type="float" office:value="39.3468" calcext:value-type="float">
            <text:p>39.3468</text:p>
          </table:table-cell>
          <table:table-cell office:value-type="float" office:value="74.0214" calcext:value-type="float">
            <text:p>74.0214</text:p>
          </table:table-cell>
          <table:table-cell office:value-type="float" office:value="262.428" calcext:value-type="float">
            <text:p>262.428</text:p>
          </table:table-cell>
          <table:table-cell office:value-type="float" office:value="38.7413" calcext:value-type="float">
            <text:p>38.7413</text:p>
          </table:table-cell>
          <table:table-cell/>
          <table:table-cell table:formula="of:=([.D677]-[.A677])/0.0166667" office:value-type="float" office:value="-4.03199193601611" calcext:value-type="float">
            <text:p>-4.03199193601611</text:p>
          </table:table-cell>
          <table:table-cell table:formula="of:=ABS([.E677]-[.B677])/0.0166667" office:value-type="float" office:value="734.878530242939" calcext:value-type="float">
            <text:p>734.878530242939</text:p>
          </table:table-cell>
          <table:table-cell table:formula="of:=([.F677]-[.C677])/0.0166667" office:value-type="float" office:value="-36.3299273401453" calcext:value-type="float">
            <text:p>-36.3299273401453</text:p>
          </table:table-cell>
          <table:table-cell table:formula="of:=DEGREES(ATAN(ABS([.F677]-[.C677])/ABS([.E677]-[.B677])))" office:value-type="float" office:value="2.83020682389132" calcext:value-type="float">
            <text:p>2.83020682389132</text:p>
          </table:table-cell>
          <table:table-cell table:formula="of:=SQRT(POWER([.H677];2)+POWER([.I677];2)+POWER([.J677];2))" office:value-type="float" office:value="735.787044457521" calcext:value-type="float">
            <text:p>735.787044457521</text:p>
          </table:table-cell>
        </table:table-row>
        <table:table-row table:style-name="ro1">
          <table:table-cell office:value-type="float" office:value="74.8854" calcext:value-type="float">
            <text:p>74.8854</text:p>
          </table:table-cell>
          <table:table-cell office:value-type="float" office:value="281.185" calcext:value-type="float">
            <text:p>281.185</text:p>
          </table:table-cell>
          <table:table-cell office:value-type="float" office:value="39.2512" calcext:value-type="float">
            <text:p>39.2512</text:p>
          </table:table-cell>
          <table:table-cell office:value-type="float" office:value="75.2843" calcext:value-type="float">
            <text:p>75.2843</text:p>
          </table:table-cell>
          <table:table-cell office:value-type="float" office:value="267.427" calcext:value-type="float">
            <text:p>267.427</text:p>
          </table:table-cell>
          <table:table-cell office:value-type="float" office:value="38.8397" calcext:value-type="float">
            <text:p>38.8397</text:p>
          </table:table-cell>
          <table:table-cell/>
          <table:table-cell table:formula="of:=([.D678]-[.A678])/0.0166667" office:value-type="float" office:value="23.9339521320956" calcext:value-type="float">
            <text:p>23.9339521320956</text:p>
          </table:table-cell>
          <table:table-cell table:formula="of:=ABS([.E678]-[.B678])/0.0166667" office:value-type="float" office:value="825.478349043301" calcext:value-type="float">
            <text:p>825.478349043301</text:p>
          </table:table-cell>
          <table:table-cell table:formula="of:=([.F678]-[.C678])/0.0166667" office:value-type="float" office:value="-24.6899506200986" calcext:value-type="float">
            <text:p>-24.6899506200986</text:p>
          </table:table-cell>
          <table:table-cell table:formula="of:=DEGREES(ATAN(ABS([.F678]-[.C678])/ABS([.E678]-[.B678])))" office:value-type="float" office:value="1.71319859813983" calcext:value-type="float">
            <text:p>1.71319859813983</text:p>
          </table:table-cell>
          <table:table-cell table:formula="of:=SQRT(POWER([.H678];2)+POWER([.I678];2)+POWER([.J678];2))" office:value-type="float" office:value="826.194246206991" calcext:value-type="float">
            <text:p>826.194246206991</text:p>
          </table:table-cell>
        </table:table-row>
        <table:table-row table:style-name="ro1">
          <table:table-cell office:value-type="float" office:value="73.8842" calcext:value-type="float">
            <text:p>73.8842</text:p>
          </table:table-cell>
          <table:table-cell office:value-type="float" office:value="283.45" calcext:value-type="float">
            <text:p>283.45</text:p>
          </table:table-cell>
          <table:table-cell office:value-type="float" office:value="40.4053" calcext:value-type="float">
            <text:p>40.4053</text:p>
          </table:table-cell>
          <table:table-cell office:value-type="float" office:value="73.8285" calcext:value-type="float">
            <text:p>73.8285</text:p>
          </table:table-cell>
          <table:table-cell office:value-type="float" office:value="271.996" calcext:value-type="float">
            <text:p>271.996</text:p>
          </table:table-cell>
          <table:table-cell office:value-type="float" office:value="40.0504" calcext:value-type="float">
            <text:p>40.0504</text:p>
          </table:table-cell>
          <table:table-cell/>
          <table:table-cell table:formula="of:=([.D679]-[.A679])/0.0166667" office:value-type="float" office:value="-3.34199331601347" calcext:value-type="float">
            <text:p>-3.34199331601347</text:p>
          </table:table-cell>
          <table:table-cell table:formula="of:=ABS([.E679]-[.B679])/0.0166667" office:value-type="float" office:value="687.238625522749" calcext:value-type="float">
            <text:p>687.238625522749</text:p>
          </table:table-cell>
          <table:table-cell table:formula="of:=([.F679]-[.C679])/0.0166667" office:value-type="float" office:value="-21.2939574120848" calcext:value-type="float">
            <text:p>-21.2939574120848</text:p>
          </table:table-cell>
          <table:table-cell table:formula="of:=DEGREES(ATAN(ABS([.F679]-[.C679])/ABS([.E679]-[.B679])))" office:value-type="float" office:value="1.77473097016977" calcext:value-type="float">
            <text:p>1.77473097016977</text:p>
          </table:table-cell>
          <table:table-cell table:formula="of:=SQRT(POWER([.H679];2)+POWER([.I679];2)+POWER([.J679];2))" office:value-type="float" office:value="687.576562974619" calcext:value-type="float">
            <text:p>687.576562974619</text:p>
          </table:table-cell>
        </table:table-row>
        <table:table-row table:style-name="ro1">
          <table:table-cell office:value-type="float" office:value="74.6491" calcext:value-type="float">
            <text:p>74.6491</text:p>
          </table:table-cell>
          <table:table-cell office:value-type="float" office:value="283.642" calcext:value-type="float">
            <text:p>283.642</text:p>
          </table:table-cell>
          <table:table-cell office:value-type="float" office:value="39.8595" calcext:value-type="float">
            <text:p>39.8595</text:p>
          </table:table-cell>
          <table:table-cell office:value-type="float" office:value="74.8173" calcext:value-type="float">
            <text:p>74.8173</text:p>
          </table:table-cell>
          <table:table-cell office:value-type="float" office:value="270.913" calcext:value-type="float">
            <text:p>270.913</text:p>
          </table:table-cell>
          <table:table-cell office:value-type="float" office:value="39.7286" calcext:value-type="float">
            <text:p>39.7286</text:p>
          </table:table-cell>
          <table:table-cell/>
          <table:table-cell table:formula="of:=([.D680]-[.A680])/0.0166667" office:value-type="float" office:value="10.0919798160403" calcext:value-type="float">
            <text:p>10.0919798160403</text:p>
          </table:table-cell>
          <table:table-cell table:formula="of:=ABS([.E680]-[.B680])/0.0166667" office:value-type="float" office:value="763.738472523054" calcext:value-type="float">
            <text:p>763.738472523054</text:p>
          </table:table-cell>
          <table:table-cell table:formula="of:=([.F680]-[.C680])/0.0166667" office:value-type="float" office:value="-7.85398429203123" calcext:value-type="float">
            <text:p>-7.85398429203123</text:p>
          </table:table-cell>
          <table:table-cell table:formula="of:=DEGREES(ATAN(ABS([.F680]-[.C680])/ABS([.E680]-[.B680])))" office:value-type="float" office:value="0.589186359739276" calcext:value-type="float">
            <text:p>0.589186359739276</text:p>
          </table:table-cell>
          <table:table-cell table:formula="of:=SQRT(POWER([.H680];2)+POWER([.I680];2)+POWER([.J680];2))" office:value-type="float" office:value="763.845525965633" calcext:value-type="float">
            <text:p>763.845525965633</text:p>
          </table:table-cell>
        </table:table-row>
        <table:table-row table:style-name="ro1">
          <table:table-cell office:value-type="float" office:value="74.4191" calcext:value-type="float">
            <text:p>74.4191</text:p>
          </table:table-cell>
          <table:table-cell office:value-type="float" office:value="289.201" calcext:value-type="float">
            <text:p>289.201</text:p>
          </table:table-cell>
          <table:table-cell office:value-type="float" office:value="38.4327" calcext:value-type="float">
            <text:p>38.4327</text:p>
          </table:table-cell>
          <table:table-cell office:value-type="float" office:value="74.3417" calcext:value-type="float">
            <text:p>74.3417</text:p>
          </table:table-cell>
          <table:table-cell office:value-type="float" office:value="276.254" calcext:value-type="float">
            <text:p>276.254</text:p>
          </table:table-cell>
          <table:table-cell office:value-type="float" office:value="37.8239" calcext:value-type="float">
            <text:p>37.8239</text:p>
          </table:table-cell>
          <table:table-cell/>
          <table:table-cell table:formula="of:=([.D681]-[.A681])/0.0166667" office:value-type="float" office:value="-4.64399071201841" calcext:value-type="float">
            <text:p>-4.64399071201841</text:p>
          </table:table-cell>
          <table:table-cell table:formula="of:=ABS([.E681]-[.B681])/0.0166667" office:value-type="float" office:value="776.818446363107" calcext:value-type="float">
            <text:p>776.818446363107</text:p>
          </table:table-cell>
          <table:table-cell table:formula="of:=([.F681]-[.C681])/0.0166667" office:value-type="float" office:value="-36.5279269441458" calcext:value-type="float">
            <text:p>-36.5279269441458</text:p>
          </table:table-cell>
          <table:table-cell table:formula="of:=DEGREES(ATAN(ABS([.F681]-[.C681])/ABS([.E681]-[.B681])))" office:value-type="float" office:value="2.69220634224025" calcext:value-type="float">
            <text:p>2.69220634224025</text:p>
          </table:table-cell>
          <table:table-cell table:formula="of:=SQRT(POWER([.H681];2)+POWER([.I681];2)+POWER([.J681];2))" office:value-type="float" office:value="777.690654892138" calcext:value-type="float">
            <text:p>777.690654892138</text:p>
          </table:table-cell>
        </table:table-row>
        <table:table-row table:style-name="ro1">
          <table:table-cell office:value-type="float" office:value="74.6526" calcext:value-type="float">
            <text:p>74.6526</text:p>
          </table:table-cell>
          <table:table-cell office:value-type="float" office:value="285.254" calcext:value-type="float">
            <text:p>285.254</text:p>
          </table:table-cell>
          <table:table-cell office:value-type="float" office:value="38.3193" calcext:value-type="float">
            <text:p>38.3193</text:p>
          </table:table-cell>
          <table:table-cell office:value-type="float" office:value="74.8207" calcext:value-type="float">
            <text:p>74.8207</text:p>
          </table:table-cell>
          <table:table-cell office:value-type="float" office:value="272.48" calcext:value-type="float">
            <text:p>272.48</text:p>
          </table:table-cell>
          <table:table-cell office:value-type="float" office:value="37.9699" calcext:value-type="float">
            <text:p>37.9699</text:p>
          </table:table-cell>
          <table:table-cell/>
          <table:table-cell table:formula="of:=([.D682]-[.A682])/0.0166667" office:value-type="float" office:value="10.0859798280401" calcext:value-type="float">
            <text:p>10.0859798280401</text:p>
          </table:table-cell>
          <table:table-cell table:formula="of:=ABS([.E682]-[.B682])/0.0166667" office:value-type="float" office:value="766.438467123066" calcext:value-type="float">
            <text:p>766.438467123066</text:p>
          </table:table-cell>
          <table:table-cell table:formula="of:=([.F682]-[.C682])/0.0166667" office:value-type="float" office:value="-20.9639580720836" calcext:value-type="float">
            <text:p>-20.9639580720836</text:p>
          </table:table-cell>
          <table:table-cell table:formula="of:=DEGREES(ATAN(ABS([.F682]-[.C682])/ABS([.E682]-[.B682])))" office:value-type="float" office:value="1.56678840791128" calcext:value-type="float">
            <text:p>1.56678840791128</text:p>
          </table:table-cell>
          <table:table-cell table:formula="of:=SQRT(POWER([.H682];2)+POWER([.I682];2)+POWER([.J682];2))" office:value-type="float" office:value="766.791456924955" calcext:value-type="float">
            <text:p>766.791456924955</text:p>
          </table:table-cell>
        </table:table-row>
        <table:table-row table:style-name="ro1">
          <table:table-cell office:value-type="float" office:value="74.3558" calcext:value-type="float">
            <text:p>74.3558</text:p>
          </table:table-cell>
          <table:table-cell office:value-type="float" office:value="278.857" calcext:value-type="float">
            <text:p>278.857</text:p>
          </table:table-cell>
          <table:table-cell office:value-type="float" office:value="37.6289" calcext:value-type="float">
            <text:p>37.6289</text:p>
          </table:table-cell>
          <table:table-cell office:value-type="float" office:value="74.5345" calcext:value-type="float">
            <text:p>74.5345</text:p>
          </table:table-cell>
          <table:table-cell office:value-type="float" office:value="267.748" calcext:value-type="float">
            <text:p>267.748</text:p>
          </table:table-cell>
          <table:table-cell office:value-type="float" office:value="36.569" calcext:value-type="float">
            <text:p>36.569</text:p>
          </table:table-cell>
          <table:table-cell/>
          <table:table-cell table:formula="of:=([.D683]-[.A683])/0.0166667" office:value-type="float" office:value="10.7219785560424" calcext:value-type="float">
            <text:p>10.7219785560424</text:p>
          </table:table-cell>
          <table:table-cell table:formula="of:=ABS([.E683]-[.B683])/0.0166667" office:value-type="float" office:value="666.538666922668" calcext:value-type="float">
            <text:p>666.538666922668</text:p>
          </table:table-cell>
          <table:table-cell table:formula="of:=([.F683]-[.C683])/0.0166667" office:value-type="float" office:value="-63.5938728122543" calcext:value-type="float">
            <text:p>-63.5938728122543</text:p>
          </table:table-cell>
          <table:table-cell table:formula="of:=DEGREES(ATAN(ABS([.F683]-[.C683])/ABS([.E683]-[.B683])))" office:value-type="float" office:value="5.45004322948524" calcext:value-type="float">
            <text:p>5.45004322948524</text:p>
          </table:table-cell>
          <table:table-cell table:formula="of:=SQRT(POWER([.H683];2)+POWER([.I683];2)+POWER([.J683];2))" office:value-type="float" office:value="669.651354054082" calcext:value-type="float">
            <text:p>669.651354054082</text:p>
          </table:table-cell>
        </table:table-row>
        <table:table-row table:style-name="ro1">
          <table:table-cell office:value-type="float" office:value="73.6085" calcext:value-type="float">
            <text:p>73.6085</text:p>
          </table:table-cell>
          <table:table-cell office:value-type="float" office:value="281.243" calcext:value-type="float">
            <text:p>281.243</text:p>
          </table:table-cell>
          <table:table-cell office:value-type="float" office:value="38.241" calcext:value-type="float">
            <text:p>38.241</text:p>
          </table:table-cell>
          <table:table-cell office:value-type="float" office:value="73.5568" calcext:value-type="float">
            <text:p>73.5568</text:p>
          </table:table-cell>
          <table:table-cell office:value-type="float" office:value="269.952" calcext:value-type="float">
            <text:p>269.952</text:p>
          </table:table-cell>
          <table:table-cell office:value-type="float" office:value="37.4274" calcext:value-type="float">
            <text:p>37.4274</text:p>
          </table:table-cell>
          <table:table-cell/>
          <table:table-cell table:formula="of:=([.D684]-[.A684])/0.0166667" office:value-type="float" office:value="-3.10199379601307" calcext:value-type="float">
            <text:p>-3.10199379601307</text:p>
          </table:table-cell>
          <table:table-cell table:formula="of:=ABS([.E684]-[.B684])/0.0166667" office:value-type="float" office:value="677.45864508271" calcext:value-type="float">
            <text:p>677.45864508271</text:p>
          </table:table-cell>
          <table:table-cell table:formula="of:=([.F684]-[.C684])/0.0166667" office:value-type="float" office:value="-48.8159023681953" calcext:value-type="float">
            <text:p>-48.8159023681953</text:p>
          </table:table-cell>
          <table:table-cell table:formula="of:=DEGREES(ATAN(ABS([.F684]-[.C684])/ABS([.E684]-[.B684])))" office:value-type="float" office:value="4.12146098519049" calcext:value-type="float">
            <text:p>4.12146098519049</text:p>
          </table:table-cell>
          <table:table-cell table:formula="of:=SQRT(POWER([.H684];2)+POWER([.I684];2)+POWER([.J684];2))" office:value-type="float" office:value="679.22222467086" calcext:value-type="float">
            <text:p>679.22222467086</text:p>
          </table:table-cell>
        </table:table-row>
        <table:table-row table:style-name="ro1">
          <table:table-cell office:value-type="float" office:value="74.9362" calcext:value-type="float">
            <text:p>74.9362</text:p>
          </table:table-cell>
          <table:table-cell office:value-type="float" office:value="289.301" calcext:value-type="float">
            <text:p>289.301</text:p>
          </table:table-cell>
          <table:table-cell office:value-type="float" office:value="38.1541" calcext:value-type="float">
            <text:p>38.1541</text:p>
          </table:table-cell>
          <table:table-cell office:value-type="float" office:value="75.5821" calcext:value-type="float">
            <text:p>75.5821</text:p>
          </table:table-cell>
          <table:table-cell office:value-type="float" office:value="273.806" calcext:value-type="float">
            <text:p>273.806</text:p>
          </table:table-cell>
          <table:table-cell office:value-type="float" office:value="37.9834" calcext:value-type="float">
            <text:p>37.9834</text:p>
          </table:table-cell>
          <table:table-cell/>
          <table:table-cell table:formula="of:=([.D685]-[.A685])/0.0166667" office:value-type="float" office:value="38.7539224921549" calcext:value-type="float">
            <text:p>38.7539224921549</text:p>
          </table:table-cell>
          <table:table-cell table:formula="of:=ABS([.E685]-[.B685])/0.0166667" office:value-type="float" office:value="929.698140603719" calcext:value-type="float">
            <text:p>929.698140603719</text:p>
          </table:table-cell>
          <table:table-cell table:formula="of:=([.F685]-[.C685])/0.0166667" office:value-type="float" office:value="-10.2419795160408" calcext:value-type="float">
            <text:p>-10.2419795160408</text:p>
          </table:table-cell>
          <table:table-cell table:formula="of:=DEGREES(ATAN(ABS([.F685]-[.C685])/ABS([.E685]-[.B685])))" office:value-type="float" office:value="0.631170954163177" calcext:value-type="float">
            <text:p>0.631170954163177</text:p>
          </table:table-cell>
          <table:table-cell table:formula="of:=SQRT(POWER([.H685];2)+POWER([.I685];2)+POWER([.J685];2))" office:value-type="float" office:value="930.561871825269" calcext:value-type="float">
            <text:p>930.561871825269</text:p>
          </table:table-cell>
        </table:table-row>
        <table:table-row table:style-name="ro1">
          <table:table-cell office:value-type="float" office:value="73.3587" calcext:value-type="float">
            <text:p>73.3587</text:p>
          </table:table-cell>
          <table:table-cell office:value-type="float" office:value="282.519" calcext:value-type="float">
            <text:p>282.519</text:p>
          </table:table-cell>
          <table:table-cell office:value-type="float" office:value="38.2816" calcext:value-type="float">
            <text:p>38.2816</text:p>
          </table:table-cell>
          <table:table-cell office:value-type="float" office:value="72.8163" calcext:value-type="float">
            <text:p>72.8163</text:p>
          </table:table-cell>
          <table:table-cell office:value-type="float" office:value="273.758" calcext:value-type="float">
            <text:p>273.758</text:p>
          </table:table-cell>
          <table:table-cell office:value-type="float" office:value="36.7675" calcext:value-type="float">
            <text:p>36.7675</text:p>
          </table:table-cell>
          <table:table-cell/>
          <table:table-cell table:formula="of:=([.D686]-[.A686])/0.0166667" office:value-type="float" office:value="-32.5439349121302" calcext:value-type="float">
            <text:p>-32.5439349121302</text:p>
          </table:table-cell>
          <table:table-cell table:formula="of:=ABS([.E686]-[.B686])/0.0166667" office:value-type="float" office:value="525.658948682104" calcext:value-type="float">
            <text:p>525.658948682104</text:p>
          </table:table-cell>
          <table:table-cell table:formula="of:=([.F686]-[.C686])/0.0166667" office:value-type="float" office:value="-90.8458183083633" calcext:value-type="float">
            <text:p>-90.8458183083633</text:p>
          </table:table-cell>
          <table:table-cell table:formula="of:=DEGREES(ATAN(ABS([.F686]-[.C686])/ABS([.E686]-[.B686])))" office:value-type="float" office:value="9.80515983166539" calcext:value-type="float">
            <text:p>9.80515983166539</text:p>
          </table:table-cell>
          <table:table-cell table:formula="of:=SQRT(POWER([.H686];2)+POWER([.I686];2)+POWER([.J686];2))" office:value-type="float" office:value="534.443075297319" calcext:value-type="float">
            <text:p>534.443075297319</text:p>
          </table:table-cell>
        </table:table-row>
        <table:table-row table:style-name="ro1">
          <table:table-cell office:value-type="float" office:value="73.8886" calcext:value-type="float">
            <text:p>73.8886</text:p>
          </table:table-cell>
          <table:table-cell office:value-type="float" office:value="286.506" calcext:value-type="float">
            <text:p>286.506</text:p>
          </table:table-cell>
          <table:table-cell office:value-type="float" office:value="38.3728" calcext:value-type="float">
            <text:p>38.3728</text:p>
          </table:table-cell>
          <table:table-cell office:value-type="float" office:value="73.5699" calcext:value-type="float">
            <text:p>73.5699</text:p>
          </table:table-cell>
          <table:table-cell office:value-type="float" office:value="272.341" calcext:value-type="float">
            <text:p>272.341</text:p>
          </table:table-cell>
          <table:table-cell office:value-type="float" office:value="38.0056" calcext:value-type="float">
            <text:p>38.0056</text:p>
          </table:table-cell>
          <table:table-cell/>
          <table:table-cell table:formula="of:=([.D687]-[.A687])/0.0166667" office:value-type="float" office:value="-19.121961756076" calcext:value-type="float">
            <text:p>-19.121961756076</text:p>
          </table:table-cell>
          <table:table-cell table:formula="of:=ABS([.E687]-[.B687])/0.0166667" office:value-type="float" office:value="849.898300203397" calcext:value-type="float">
            <text:p>849.898300203397</text:p>
          </table:table-cell>
          <table:table-cell table:formula="of:=([.F687]-[.C687])/0.0166667" office:value-type="float" office:value="-22.0319559360879" calcext:value-type="float">
            <text:p>-22.0319559360879</text:p>
          </table:table-cell>
          <table:table-cell table:formula="of:=DEGREES(ATAN(ABS([.F687]-[.C687])/ABS([.E687]-[.B687])))" office:value-type="float" office:value="1.4849487727904" calcext:value-type="float">
            <text:p>1.4849487727904</text:p>
          </table:table-cell>
          <table:table-cell table:formula="of:=SQRT(POWER([.H687];2)+POWER([.I687];2)+POWER([.J687];2))" office:value-type="float" office:value="850.398834190402" calcext:value-type="float">
            <text:p>850.398834190402</text:p>
          </table:table-cell>
        </table:table-row>
        <table:table-row table:style-name="ro1">
          <table:table-cell office:value-type="float" office:value="73.8386" calcext:value-type="float">
            <text:p>73.8386</text:p>
          </table:table-cell>
          <table:table-cell office:value-type="float" office:value="274.602" calcext:value-type="float">
            <text:p>274.602</text:p>
          </table:table-cell>
          <table:table-cell office:value-type="float" office:value="39.6111" calcext:value-type="float">
            <text:p>39.6111</text:p>
          </table:table-cell>
          <table:table-cell office:value-type="float" office:value="73.5301" calcext:value-type="float">
            <text:p>73.5301</text:p>
          </table:table-cell>
          <table:table-cell office:value-type="float" office:value="261.038" calcext:value-type="float">
            <text:p>261.038</text:p>
          </table:table-cell>
          <table:table-cell office:value-type="float" office:value="39.4755" calcext:value-type="float">
            <text:p>39.4755</text:p>
          </table:table-cell>
          <table:table-cell/>
          <table:table-cell table:formula="of:=([.D688]-[.A688])/0.0166667" office:value-type="float" office:value="-18.5099629800737" calcext:value-type="float">
            <text:p>-18.5099629800737</text:p>
          </table:table-cell>
          <table:table-cell table:formula="of:=ABS([.E688]-[.B688])/0.0166667" office:value-type="float" office:value="813.838372323253" calcext:value-type="float">
            <text:p>813.838372323253</text:p>
          </table:table-cell>
          <table:table-cell table:formula="of:=([.F688]-[.C688])/0.0166667" office:value-type="float" office:value="-8.13598372803277" calcext:value-type="float">
            <text:p>-8.13598372803277</text:p>
          </table:table-cell>
          <table:table-cell table:formula="of:=DEGREES(ATAN(ABS([.F688]-[.C688])/ABS([.E688]-[.B688])))" office:value-type="float" office:value="0.572769750316363" calcext:value-type="float">
            <text:p>0.572769750316363</text:p>
          </table:table-cell>
          <table:table-cell table:formula="of:=SQRT(POWER([.H688];2)+POWER([.I688];2)+POWER([.J688];2))" office:value-type="float" office:value="814.089497061907" calcext:value-type="float">
            <text:p>814.089497061907</text:p>
          </table:table-cell>
        </table:table-row>
        <table:table-row table:style-name="ro1">
          <table:table-cell office:value-type="float" office:value="75.075" calcext:value-type="float">
            <text:p>75.075</text:p>
          </table:table-cell>
          <table:table-cell office:value-type="float" office:value="272.233" calcext:value-type="float">
            <text:p>272.233</text:p>
          </table:table-cell>
          <table:table-cell office:value-type="float" office:value="39.5024" calcext:value-type="float">
            <text:p>39.5024</text:p>
          </table:table-cell>
          <table:table-cell office:value-type="float" office:value="75.2264" calcext:value-type="float">
            <text:p>75.2264</text:p>
          </table:table-cell>
          <table:table-cell office:value-type="float" office:value="260.185" calcext:value-type="float">
            <text:p>260.185</text:p>
          </table:table-cell>
          <table:table-cell office:value-type="float" office:value="38.6377" calcext:value-type="float">
            <text:p>38.6377</text:p>
          </table:table-cell>
          <table:table-cell/>
          <table:table-cell table:formula="of:=([.D689]-[.A689])/0.0166667" office:value-type="float" office:value="9.08398183203606" calcext:value-type="float">
            <text:p>9.08398183203606</text:p>
          </table:table-cell>
          <table:table-cell table:formula="of:=ABS([.E689]-[.B689])/0.0166667" office:value-type="float" office:value="722.878554242892" calcext:value-type="float">
            <text:p>722.878554242892</text:p>
          </table:table-cell>
          <table:table-cell table:formula="of:=([.F689]-[.C689])/0.0166667" office:value-type="float" office:value="-51.8818962362075" calcext:value-type="float">
            <text:p>-51.8818962362075</text:p>
          </table:table-cell>
          <table:table-cell table:formula="of:=DEGREES(ATAN(ABS([.F689]-[.C689])/ABS([.E689]-[.B689])))" office:value-type="float" office:value="4.10515057960378" calcext:value-type="float">
            <text:p>4.10515057960378</text:p>
          </table:table-cell>
          <table:table-cell table:formula="of:=SQRT(POWER([.H689];2)+POWER([.I689];2)+POWER([.J689];2))" office:value-type="float" office:value="724.79490482983" calcext:value-type="float">
            <text:p>724.79490482983</text:p>
          </table:table-cell>
        </table:table-row>
        <table:table-row table:style-name="ro1">
          <table:table-cell office:value-type="float" office:value="74.5858" calcext:value-type="float">
            <text:p>74.5858</text:p>
          </table:table-cell>
          <table:table-cell office:value-type="float" office:value="275.021" calcext:value-type="float">
            <text:p>275.021</text:p>
          </table:table-cell>
          <table:table-cell office:value-type="float" office:value="37.7832" calcext:value-type="float">
            <text:p>37.7832</text:p>
          </table:table-cell>
          <table:table-cell office:value-type="float" office:value="74.7496" calcext:value-type="float">
            <text:p>74.7496</text:p>
          </table:table-cell>
          <table:table-cell office:value-type="float" office:value="262.869" calcext:value-type="float">
            <text:p>262.869</text:p>
          </table:table-cell>
          <table:table-cell office:value-type="float" office:value="36.7011" calcext:value-type="float">
            <text:p>36.7011</text:p>
          </table:table-cell>
          <table:table-cell/>
          <table:table-cell table:formula="of:=([.D690]-[.A690])/0.0166667" office:value-type="float" office:value="9.827980344039" calcext:value-type="float">
            <text:p>9.827980344039</text:p>
          </table:table-cell>
          <table:table-cell table:formula="of:=ABS([.E690]-[.B690])/0.0166667" office:value-type="float" office:value="729.118541762916" calcext:value-type="float">
            <text:p>729.118541762916</text:p>
          </table:table-cell>
          <table:table-cell table:formula="of:=([.F690]-[.C690])/0.0166667" office:value-type="float" office:value="-64.92587014826" calcext:value-type="float">
            <text:p>-64.92587014826</text:p>
          </table:table-cell>
          <table:table-cell table:formula="of:=DEGREES(ATAN(ABS([.F690]-[.C690])/ABS([.E690]-[.B690])))" office:value-type="float" office:value="5.08859982125038" calcext:value-type="float">
            <text:p>5.08859982125038</text:p>
          </table:table-cell>
          <table:table-cell table:formula="of:=SQRT(POWER([.H690];2)+POWER([.I690];2)+POWER([.J690];2))" office:value-type="float" office:value="732.069536147101" calcext:value-type="float">
            <text:p>732.069536147101</text:p>
          </table:table-cell>
        </table:table-row>
        <table:table-row table:style-name="ro1">
          <table:table-cell office:value-type="float" office:value="73.8875" calcext:value-type="float">
            <text:p>73.8875</text:p>
          </table:table-cell>
          <table:table-cell office:value-type="float" office:value="286.568" calcext:value-type="float">
            <text:p>286.568</text:p>
          </table:table-cell>
          <table:table-cell office:value-type="float" office:value="38.1065" calcext:value-type="float">
            <text:p>38.1065</text:p>
          </table:table-cell>
          <table:table-cell office:value-type="float" office:value="73.828" calcext:value-type="float">
            <text:p>73.828</text:p>
          </table:table-cell>
          <table:table-cell office:value-type="float" office:value="275.094" calcext:value-type="float">
            <text:p>275.094</text:p>
          </table:table-cell>
          <table:table-cell office:value-type="float" office:value="37.0257" calcext:value-type="float">
            <text:p>37.0257</text:p>
          </table:table-cell>
          <table:table-cell/>
          <table:table-cell table:formula="of:=([.D691]-[.A691])/0.0166667" office:value-type="float" office:value="-3.56999286001427" calcext:value-type="float">
            <text:p>-3.56999286001427</text:p>
          </table:table-cell>
          <table:table-cell table:formula="of:=ABS([.E691]-[.B691])/0.0166667" office:value-type="float" office:value="688.438623122753" calcext:value-type="float">
            <text:p>688.438623122753</text:p>
          </table:table-cell>
          <table:table-cell table:formula="of:=([.F691]-[.C691])/0.0166667" office:value-type="float" office:value="-64.8478703042592" calcext:value-type="float">
            <text:p>-64.8478703042592</text:p>
          </table:table-cell>
          <table:table-cell table:formula="of:=DEGREES(ATAN(ABS([.F691]-[.C691])/ABS([.E691]-[.B691])))" office:value-type="float" office:value="5.38113099786839" calcext:value-type="float">
            <text:p>5.38113099786839</text:p>
          </table:table-cell>
          <table:table-cell table:formula="of:=SQRT(POWER([.H691];2)+POWER([.I691];2)+POWER([.J691];2))" office:value-type="float" office:value="691.495284827865" calcext:value-type="float">
            <text:p>691.495284827865</text:p>
          </table:table-cell>
        </table:table-row>
        <table:table-row table:style-name="ro1">
          <table:table-cell office:value-type="float" office:value="74.4061" calcext:value-type="float">
            <text:p>74.4061</text:p>
          </table:table-cell>
          <table:table-cell office:value-type="float" office:value="286.384" calcext:value-type="float">
            <text:p>286.384</text:p>
          </table:table-cell>
          <table:table-cell office:value-type="float" office:value="39.155" calcext:value-type="float">
            <text:p>39.155</text:p>
          </table:table-cell>
          <table:table-cell office:value-type="float" office:value="74.5882" calcext:value-type="float">
            <text:p>74.5882</text:p>
          </table:table-cell>
          <table:table-cell office:value-type="float" office:value="274.87" calcext:value-type="float">
            <text:p>274.87</text:p>
          </table:table-cell>
          <table:table-cell office:value-type="float" office:value="38.5597" calcext:value-type="float">
            <text:p>38.5597</text:p>
          </table:table-cell>
          <table:table-cell/>
          <table:table-cell table:formula="of:=([.D692]-[.A692])/0.0166667" office:value-type="float" office:value="10.925978148044" calcext:value-type="float">
            <text:p>10.925978148044</text:p>
          </table:table-cell>
          <table:table-cell table:formula="of:=ABS([.E692]-[.B692])/0.0166667" office:value-type="float" office:value="690.838618322764" calcext:value-type="float">
            <text:p>690.838618322764</text:p>
          </table:table-cell>
          <table:table-cell table:formula="of:=([.F692]-[.C692])/0.0166667" office:value-type="float" office:value="-35.717928564143" calcext:value-type="float">
            <text:p>-35.717928564143</text:p>
          </table:table-cell>
          <table:table-cell table:formula="of:=DEGREES(ATAN(ABS([.F692]-[.C692])/ABS([.E692]-[.B692])))" office:value-type="float" office:value="2.95968684950985" calcext:value-type="float">
            <text:p>2.95968684950985</text:p>
          </table:table-cell>
          <table:table-cell table:formula="of:=SQRT(POWER([.H692];2)+POWER([.I692];2)+POWER([.J692];2))" office:value-type="float" office:value="691.847630613497" calcext:value-type="float">
            <text:p>691.847630613497</text:p>
          </table:table-cell>
        </table:table-row>
        <table:table-row table:style-name="ro1">
          <table:table-cell office:value-type="float" office:value="74.3763" calcext:value-type="float">
            <text:p>74.3763</text:p>
          </table:table-cell>
          <table:table-cell office:value-type="float" office:value="281.119" calcext:value-type="float">
            <text:p>281.119</text:p>
          </table:table-cell>
          <table:table-cell office:value-type="float" office:value="39.2669" calcext:value-type="float">
            <text:p>39.2669</text:p>
          </table:table-cell>
          <table:table-cell office:value-type="float" office:value="74.5562" calcext:value-type="float">
            <text:p>74.5562</text:p>
          </table:table-cell>
          <table:table-cell office:value-type="float" office:value="269.873" calcext:value-type="float">
            <text:p>269.873</text:p>
          </table:table-cell>
          <table:table-cell office:value-type="float" office:value="38.4234" calcext:value-type="float">
            <text:p>38.4234</text:p>
          </table:table-cell>
          <table:table-cell/>
          <table:table-cell table:formula="of:=([.D693]-[.A693])/0.0166667" office:value-type="float" office:value="10.7939784120434" calcext:value-type="float">
            <text:p>10.7939784120434</text:p>
          </table:table-cell>
          <table:table-cell table:formula="of:=ABS([.E693]-[.B693])/0.0166667" office:value-type="float" office:value="674.758650482701" calcext:value-type="float">
            <text:p>674.758650482701</text:p>
          </table:table-cell>
          <table:table-cell table:formula="of:=([.F693]-[.C693])/0.0166667" office:value-type="float" office:value="-50.6098987802024" calcext:value-type="float">
            <text:p>-50.6098987802024</text:p>
          </table:table-cell>
          <table:table-cell table:formula="of:=DEGREES(ATAN(ABS([.F693]-[.C693])/ABS([.E693]-[.B693])))" office:value-type="float" office:value="4.28940664232867" calcext:value-type="float">
            <text:p>4.28940664232867</text:p>
          </table:table-cell>
          <table:table-cell table:formula="of:=SQRT(POWER([.H693];2)+POWER([.I693];2)+POWER([.J693];2))" office:value-type="float" office:value="676.74005956921" calcext:value-type="float">
            <text:p>676.74005956921</text:p>
          </table:table-cell>
        </table:table-row>
        <table:table-row table:style-name="ro1">
          <table:table-cell office:value-type="float" office:value="73.8486" calcext:value-type="float">
            <text:p>73.8486</text:p>
          </table:table-cell>
          <table:table-cell office:value-type="float" office:value="278.808" calcext:value-type="float">
            <text:p>278.808</text:p>
          </table:table-cell>
          <table:table-cell office:value-type="float" office:value="37.6419" calcext:value-type="float">
            <text:p>37.6419</text:p>
          </table:table-cell>
          <table:table-cell office:value-type="float" office:value="73.7857" calcext:value-type="float">
            <text:p>73.7857</text:p>
          </table:table-cell>
          <table:table-cell office:value-type="float" office:value="266.391" calcext:value-type="float">
            <text:p>266.391</text:p>
          </table:table-cell>
          <table:table-cell office:value-type="float" office:value="36.8174" calcext:value-type="float">
            <text:p>36.8174</text:p>
          </table:table-cell>
          <table:table-cell/>
          <table:table-cell table:formula="of:=([.D694]-[.A694])/0.0166667" office:value-type="float" office:value="-3.77399245201504" calcext:value-type="float">
            <text:p>-3.77399245201504</text:p>
          </table:table-cell>
          <table:table-cell table:formula="of:=ABS([.E694]-[.B694])/0.0166667" office:value-type="float" office:value="745.018509962979" calcext:value-type="float">
            <text:p>745.018509962979</text:p>
          </table:table-cell>
          <table:table-cell table:formula="of:=([.F694]-[.C694])/0.0166667" office:value-type="float" office:value="-49.4699010601979" calcext:value-type="float">
            <text:p>-49.4699010601979</text:p>
          </table:table-cell>
          <table:table-cell table:formula="of:=DEGREES(ATAN(ABS([.F694]-[.C694])/ABS([.E694]-[.B694])))" office:value-type="float" office:value="3.79891474983583" calcext:value-type="float">
            <text:p>3.79891474983583</text:p>
          </table:table-cell>
          <table:table-cell table:formula="of:=SQRT(POWER([.H694];2)+POWER([.I694];2)+POWER([.J694];2))" office:value-type="float" office:value="746.668664346771" calcext:value-type="float">
            <text:p>746.668664346771</text:p>
          </table:table-cell>
        </table:table-row>
        <table:table-row table:style-name="ro1">
          <table:table-cell office:value-type="float" office:value="74.6443" calcext:value-type="float">
            <text:p>74.6443</text:p>
          </table:table-cell>
          <table:table-cell office:value-type="float" office:value="283.961" calcext:value-type="float">
            <text:p>283.961</text:p>
          </table:table-cell>
          <table:table-cell office:value-type="float" office:value="38.2813" calcext:value-type="float">
            <text:p>38.2813</text:p>
          </table:table-cell>
          <table:table-cell office:value-type="float" office:value="74.5545" calcext:value-type="float">
            <text:p>74.5545</text:p>
          </table:table-cell>
          <table:table-cell office:value-type="float" office:value="269.972" calcext:value-type="float">
            <text:p>269.972</text:p>
          </table:table-cell>
          <table:table-cell office:value-type="float" office:value="37.9107" calcext:value-type="float">
            <text:p>37.9107</text:p>
          </table:table-cell>
          <table:table-cell/>
          <table:table-cell table:formula="of:=([.D695]-[.A695])/0.0166667" office:value-type="float" office:value="-5.38798922402136" calcext:value-type="float">
            <text:p>-5.38798922402136</text:p>
          </table:table-cell>
          <table:table-cell table:formula="of:=ABS([.E695]-[.B695])/0.0166667" office:value-type="float" office:value="839.338321323359" calcext:value-type="float">
            <text:p>839.338321323359</text:p>
          </table:table-cell>
          <table:table-cell table:formula="of:=([.F695]-[.C695])/0.0166667" office:value-type="float" office:value="-22.2359555280891" calcext:value-type="float">
            <text:p>-22.2359555280891</text:p>
          </table:table-cell>
          <table:table-cell table:formula="of:=DEGREES(ATAN(ABS([.F695]-[.C695])/ABS([.E695]-[.B695])))" office:value-type="float" office:value="1.51753880942766" calcext:value-type="float">
            <text:p>1.51753880942766</text:p>
          </table:table-cell>
          <table:table-cell table:formula="of:=SQRT(POWER([.H695];2)+POWER([.I695];2)+POWER([.J695];2))" office:value-type="float" office:value="839.650097235771" calcext:value-type="float">
            <text:p>839.650097235771</text:p>
          </table:table-cell>
        </table:table-row>
        <table:table-row table:style-name="ro1">
          <table:table-cell office:value-type="float" office:value="74.8831" calcext:value-type="float">
            <text:p>74.8831</text:p>
          </table:table-cell>
          <table:table-cell office:value-type="float" office:value="281.329" calcext:value-type="float">
            <text:p>281.329</text:p>
          </table:table-cell>
          <table:table-cell office:value-type="float" office:value="38.468" calcext:value-type="float">
            <text:p>38.468</text:p>
          </table:table-cell>
          <table:table-cell office:value-type="float" office:value="74.8099" calcext:value-type="float">
            <text:p>74.8099</text:p>
          </table:table-cell>
          <table:table-cell office:value-type="float" office:value="271.395" calcext:value-type="float">
            <text:p>271.395</text:p>
          </table:table-cell>
          <table:table-cell office:value-type="float" office:value="37.163" calcext:value-type="float">
            <text:p>37.163</text:p>
          </table:table-cell>
          <table:table-cell/>
          <table:table-cell table:formula="of:=([.D696]-[.A696])/0.0166667" office:value-type="float" office:value="-4.39199121601756" calcext:value-type="float">
            <text:p>-4.39199121601756</text:p>
          </table:table-cell>
          <table:table-cell table:formula="of:=ABS([.E696]-[.B696])/0.0166667" office:value-type="float" office:value="596.038807922386" calcext:value-type="float">
            <text:p>596.038807922386</text:p>
          </table:table-cell>
          <table:table-cell table:formula="of:=([.F696]-[.C696])/0.0166667" office:value-type="float" office:value="-78.2998434003136" calcext:value-type="float">
            <text:p>-78.2998434003136</text:p>
          </table:table-cell>
          <table:table-cell table:formula="of:=DEGREES(ATAN(ABS([.F696]-[.C696])/ABS([.E696]-[.B696])))" office:value-type="float" office:value="7.48392154759141" calcext:value-type="float">
            <text:p>7.48392154759141</text:p>
          </table:table-cell>
          <table:table-cell table:formula="of:=SQRT(POWER([.H696];2)+POWER([.I696];2)+POWER([.J696];2))" office:value-type="float" office:value="601.175860803554" calcext:value-type="float">
            <text:p>601.175860803554</text:p>
          </table:table-cell>
        </table:table-row>
        <table:table-row table:style-name="ro1">
          <table:table-cell office:value-type="float" office:value="74.6217" calcext:value-type="float">
            <text:p>74.6217</text:p>
          </table:table-cell>
          <table:table-cell office:value-type="float" office:value="279.912" calcext:value-type="float">
            <text:p>279.912</text:p>
          </table:table-cell>
          <table:table-cell office:value-type="float" office:value="38.9616" calcext:value-type="float">
            <text:p>38.9616</text:p>
          </table:table-cell>
          <table:table-cell office:value-type="float" office:value="74.8002" calcext:value-type="float">
            <text:p>74.8002</text:p>
          </table:table-cell>
          <table:table-cell office:value-type="float" office:value="268.456" calcext:value-type="float">
            <text:p>268.456</text:p>
          </table:table-cell>
          <table:table-cell office:value-type="float" office:value="39.6527" calcext:value-type="float">
            <text:p>39.6527</text:p>
          </table:table-cell>
          <table:table-cell/>
          <table:table-cell table:formula="of:=([.D697]-[.A697])/0.0166667" office:value-type="float" office:value="10.7099785800428" calcext:value-type="float">
            <text:p>10.7099785800428</text:p>
          </table:table-cell>
          <table:table-cell table:formula="of:=ABS([.E697]-[.B697])/0.0166667" office:value-type="float" office:value="687.358625282747" calcext:value-type="float">
            <text:p>687.358625282747</text:p>
          </table:table-cell>
          <table:table-cell table:formula="of:=([.F697]-[.C697])/0.0166667" office:value-type="float" office:value="41.4659170681662" calcext:value-type="float">
            <text:p>41.4659170681662</text:p>
          </table:table-cell>
          <table:table-cell table:formula="of:=DEGREES(ATAN(ABS([.F697]-[.C697])/ABS([.E697]-[.B697])))" office:value-type="float" office:value="3.45226805251382" calcext:value-type="float">
            <text:p>3.45226805251382</text:p>
          </table:table-cell>
          <table:table-cell table:formula="of:=SQRT(POWER([.H697];2)+POWER([.I697];2)+POWER([.J697];2))" office:value-type="float" office:value="688.691517059762" calcext:value-type="float">
            <text:p>688.691517059762</text:p>
          </table:table-cell>
        </table:table-row>
        <table:table-row table:style-name="ro1">
          <table:table-cell office:value-type="float" office:value="74.3388" calcext:value-type="float">
            <text:p>74.3388</text:p>
          </table:table-cell>
          <table:table-cell office:value-type="float" office:value="274.765" calcext:value-type="float">
            <text:p>274.765</text:p>
          </table:table-cell>
          <table:table-cell office:value-type="float" office:value="39.0797" calcext:value-type="float">
            <text:p>39.0797</text:p>
          </table:table-cell>
          <table:table-cell office:value-type="float" office:value="74.2653" calcext:value-type="float">
            <text:p>74.2653</text:p>
          </table:table-cell>
          <table:table-cell office:value-type="float" office:value="262.509" calcext:value-type="float">
            <text:p>262.509</text:p>
          </table:table-cell>
          <table:table-cell office:value-type="float" office:value="38.4809" calcext:value-type="float">
            <text:p>38.4809</text:p>
          </table:table-cell>
          <table:table-cell/>
          <table:table-cell table:formula="of:=([.D698]-[.A698])/0.0166667" office:value-type="float" office:value="-4.40999118001823" calcext:value-type="float">
            <text:p>-4.40999118001823</text:p>
          </table:table-cell>
          <table:table-cell table:formula="of:=ABS([.E698]-[.B698])/0.0166667" office:value-type="float" office:value="735.35852928294" calcext:value-type="float">
            <text:p>735.35852928294</text:p>
          </table:table-cell>
          <table:table-cell table:formula="of:=([.F698]-[.C698])/0.0166667" office:value-type="float" office:value="-35.927928144144" calcext:value-type="float">
            <text:p>-35.927928144144</text:p>
          </table:table-cell>
          <table:table-cell table:formula="of:=DEGREES(ATAN(ABS([.F698]-[.C698])/ABS([.E698]-[.B698])))" office:value-type="float" office:value="2.79711591442767" calcext:value-type="float">
            <text:p>2.79711591442767</text:p>
          </table:table-cell>
          <table:table-cell table:formula="of:=SQRT(POWER([.H698];2)+POWER([.I698];2)+POWER([.J698];2))" office:value-type="float" office:value="736.248891769697" calcext:value-type="float">
            <text:p>736.248891769697</text:p>
          </table:table-cell>
        </table:table-row>
        <table:table-row table:style-name="ro1">
          <table:table-cell office:value-type="float" office:value="74.6309" calcext:value-type="float">
            <text:p>74.6309</text:p>
          </table:table-cell>
          <table:table-cell office:value-type="float" office:value="281.16" calcext:value-type="float">
            <text:p>281.16</text:p>
          </table:table-cell>
          <table:table-cell office:value-type="float" office:value="39.2577" calcext:value-type="float">
            <text:p>39.2577</text:p>
          </table:table-cell>
          <table:table-cell office:value-type="float" office:value="74.798" calcext:value-type="float">
            <text:p>74.798</text:p>
          </table:table-cell>
          <table:table-cell office:value-type="float" office:value="268.593" calcext:value-type="float">
            <text:p>268.593</text:p>
          </table:table-cell>
          <table:table-cell office:value-type="float" office:value="38.8893" calcext:value-type="float">
            <text:p>38.8893</text:p>
          </table:table-cell>
          <table:table-cell/>
          <table:table-cell table:formula="of:=([.D699]-[.A699])/0.0166667" office:value-type="float" office:value="10.0259799480404" calcext:value-type="float">
            <text:p>10.0259799480404</text:p>
          </table:table-cell>
          <table:table-cell table:formula="of:=ABS([.E699]-[.B699])/0.0166667" office:value-type="float" office:value="754.018491963017" calcext:value-type="float">
            <text:p>754.018491963017</text:p>
          </table:table-cell>
          <table:table-cell table:formula="of:=([.F699]-[.C699])/0.0166667" office:value-type="float" office:value="-22.1039557920885" calcext:value-type="float">
            <text:p>-22.1039557920885</text:p>
          </table:table-cell>
          <table:table-cell table:formula="of:=DEGREES(ATAN(ABS([.F699]-[.C699])/ABS([.E699]-[.B699])))" office:value-type="float" office:value="1.67913757351956" calcext:value-type="float">
            <text:p>1.67913757351956</text:p>
          </table:table-cell>
          <table:table-cell table:formula="of:=SQRT(POWER([.H699];2)+POWER([.I699];2)+POWER([.J699];2))" office:value-type="float" office:value="754.409034514937" calcext:value-type="float">
            <text:p>754.409034514937</text:p>
          </table:table-cell>
        </table:table-row>
        <table:table-row table:style-name="ro1">
          <table:table-cell office:value-type="float" office:value="74.111" calcext:value-type="float">
            <text:p>74.111</text:p>
          </table:table-cell>
          <table:table-cell office:value-type="float" office:value="278.385" calcext:value-type="float">
            <text:p>278.385</text:p>
          </table:table-cell>
          <table:table-cell office:value-type="float" office:value="39.9767" calcext:value-type="float">
            <text:p>39.9767</text:p>
          </table:table-cell>
          <table:table-cell office:value-type="float" office:value="74.0485" calcext:value-type="float">
            <text:p>74.0485</text:p>
          </table:table-cell>
          <table:table-cell office:value-type="float" office:value="267.239" calcext:value-type="float">
            <text:p>267.239</text:p>
          </table:table-cell>
          <table:table-cell office:value-type="float" office:value="39.1298" calcext:value-type="float">
            <text:p>39.1298</text:p>
          </table:table-cell>
          <table:table-cell/>
          <table:table-cell table:formula="of:=([.D700]-[.A700])/0.0166667" office:value-type="float" office:value="-3.749992500015" calcext:value-type="float">
            <text:p>-3.749992500015</text:p>
          </table:table-cell>
          <table:table-cell table:formula="of:=ABS([.E700]-[.B700])/0.0166667" office:value-type="float" office:value="668.758662482676" calcext:value-type="float">
            <text:p>668.758662482676</text:p>
          </table:table-cell>
          <table:table-cell table:formula="of:=([.F700]-[.C700])/0.0166667" office:value-type="float" office:value="-50.8138983722031" calcext:value-type="float">
            <text:p>-50.8138983722031</text:p>
          </table:table-cell>
          <table:table-cell table:formula="of:=DEGREES(ATAN(ABS([.F700]-[.C700])/ABS([.E700]-[.B700])))" office:value-type="float" office:value="4.34512260547253" calcext:value-type="float">
            <text:p>4.34512260547253</text:p>
          </table:table-cell>
          <table:table-cell table:formula="of:=SQRT(POWER([.H700];2)+POWER([.I700];2)+POWER([.J700];2))" office:value-type="float" office:value="670.69684907352" calcext:value-type="float">
            <text:p>670.69684907352</text:p>
          </table:table-cell>
        </table:table-row>
        <table:table-row table:style-name="ro1">
          <table:table-cell office:value-type="float" office:value="74.6567" calcext:value-type="float">
            <text:p>74.6567</text:p>
          </table:table-cell>
          <table:table-cell office:value-type="float" office:value="285.009" calcext:value-type="float">
            <text:p>285.009</text:p>
          </table:table-cell>
          <table:table-cell office:value-type="float" office:value="39.6344" calcext:value-type="float">
            <text:p>39.6344</text:p>
          </table:table-cell>
          <table:table-cell office:value-type="float" office:value="75.0737" calcext:value-type="float">
            <text:p>75.0737</text:p>
          </table:table-cell>
          <table:table-cell office:value-type="float" office:value="272.339" calcext:value-type="float">
            <text:p>272.339</text:p>
          </table:table-cell>
          <table:table-cell office:value-type="float" office:value="38.9874" calcext:value-type="float">
            <text:p>38.9874</text:p>
          </table:table-cell>
          <table:table-cell/>
          <table:table-cell table:formula="of:=([.D701]-[.A701])/0.0166667" office:value-type="float" office:value="25.0199499601002" calcext:value-type="float">
            <text:p>25.0199499601002</text:p>
          </table:table-cell>
          <table:table-cell table:formula="of:=ABS([.E701]-[.B701])/0.0166667" office:value-type="float" office:value="760.198479603042" calcext:value-type="float">
            <text:p>760.198479603042</text:p>
          </table:table-cell>
          <table:table-cell table:formula="of:=([.F701]-[.C701])/0.0166667" office:value-type="float" office:value="-38.8199223601552" calcext:value-type="float">
            <text:p>-38.8199223601552</text:p>
          </table:table-cell>
          <table:table-cell table:formula="of:=DEGREES(ATAN(ABS([.F701]-[.C701])/ABS([.E701]-[.B701])))" office:value-type="float" office:value="2.9232988979282" calcext:value-type="float">
            <text:p>2.9232988979282</text:p>
          </table:table-cell>
          <table:table-cell table:formula="of:=SQRT(POWER([.H701];2)+POWER([.I701];2)+POWER([.J701];2))" office:value-type="float" office:value="761.60010022244" calcext:value-type="float">
            <text:p>761.60010022244</text:p>
          </table:table-cell>
        </table:table-row>
        <table:table-row table:style-name="ro1">
          <table:table-cell office:value-type="float" office:value="74.8493" calcext:value-type="float">
            <text:p>74.8493</text:p>
          </table:table-cell>
          <table:table-cell office:value-type="float" office:value="276.137" calcext:value-type="float">
            <text:p>276.137</text:p>
          </table:table-cell>
          <table:table-cell office:value-type="float" office:value="38.8422" calcext:value-type="float">
            <text:p>38.8422</text:p>
          </table:table-cell>
          <table:table-cell office:value-type="float" office:value="75.2354" calcext:value-type="float">
            <text:p>75.2354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38.4178" calcext:value-type="float">
            <text:p>38.4178</text:p>
          </table:table-cell>
          <table:table-cell/>
          <table:table-cell table:formula="of:=([.D702]-[.A702])/0.0166667" office:value-type="float" office:value="23.1659536680926" calcext:value-type="float">
            <text:p>23.1659536680926</text:p>
          </table:table-cell>
          <table:table-cell table:formula="of:=ABS([.E702]-[.B702])/0.0166667" office:value-type="float" office:value="882.298235403528" calcext:value-type="float">
            <text:p>882.298235403528</text:p>
          </table:table-cell>
          <table:table-cell table:formula="of:=([.F702]-[.C702])/0.0166667" office:value-type="float" office:value="-25.4639490721018" calcext:value-type="float">
            <text:p>-25.4639490721018</text:p>
          </table:table-cell>
          <table:table-cell table:formula="of:=DEGREES(ATAN(ABS([.F702]-[.C702])/ABS([.E702]-[.B702])))" office:value-type="float" office:value="1.65315067946086" calcext:value-type="float">
            <text:p>1.65315067946086</text:p>
          </table:table-cell>
          <table:table-cell table:formula="of:=SQRT(POWER([.H702];2)+POWER([.I702];2)+POWER([.J702];2))" office:value-type="float" office:value="882.969563636187" calcext:value-type="float">
            <text:p>882.969563636187</text:p>
          </table:table-cell>
        </table:table-row>
        <table:table-row table:style-name="ro1">
          <table:table-cell office:value-type="float" office:value="73.8407" calcext:value-type="float">
            <text:p>73.8407</text:p>
          </table:table-cell>
          <table:table-cell office:value-type="float" office:value="274.509" calcext:value-type="float">
            <text:p>274.509</text:p>
          </table:table-cell>
          <table:table-cell office:value-type="float" office:value="40.1254" calcext:value-type="float">
            <text:p>40.1254</text:p>
          </table:table-cell>
          <table:table-cell office:value-type="float" office:value="73.5406" calcext:value-type="float">
            <text:p>73.5406</text:p>
          </table:table-cell>
          <table:table-cell office:value-type="float" office:value="263.446" calcext:value-type="float">
            <text:p>263.446</text:p>
          </table:table-cell>
          <table:table-cell office:value-type="float" office:value="39.5444" calcext:value-type="float">
            <text:p>39.5444</text:p>
          </table:table-cell>
          <table:table-cell/>
          <table:table-cell table:formula="of:=([.D703]-[.A703])/0.0166667" office:value-type="float" office:value="-18.0059639880721" calcext:value-type="float">
            <text:p>-18.0059639880721</text:p>
          </table:table-cell>
          <table:table-cell table:formula="of:=ABS([.E703]-[.B703])/0.0166667" office:value-type="float" office:value="663.778672442654" calcext:value-type="float">
            <text:p>663.778672442654</text:p>
          </table:table-cell>
          <table:table-cell table:formula="of:=([.F703]-[.C703])/0.0166667" office:value-type="float" office:value="-34.8599302801392" calcext:value-type="float">
            <text:p>-34.8599302801392</text:p>
          </table:table-cell>
          <table:table-cell table:formula="of:=DEGREES(ATAN(ABS([.F703]-[.C703])/ABS([.E703]-[.B703])))" office:value-type="float" office:value="3.00626358469281" calcext:value-type="float">
            <text:p>3.00626358469281</text:p>
          </table:table-cell>
          <table:table-cell table:formula="of:=SQRT(POWER([.H703];2)+POWER([.I703];2)+POWER([.J703];2))" office:value-type="float" office:value="664.93725679045" calcext:value-type="float">
            <text:p>664.93725679045</text:p>
          </table:table-cell>
        </table:table-row>
        <table:table-row table:style-name="ro1">
          <table:table-cell office:value-type="float" office:value="74.111" calcext:value-type="float">
            <text:p>74.111</text:p>
          </table:table-cell>
          <table:table-cell office:value-type="float" office:value="278.39" calcext:value-type="float">
            <text:p>278.39</text:p>
          </table:table-cell>
          <table:table-cell office:value-type="float" office:value="39.9759" calcext:value-type="float">
            <text:p>39.9759</text:p>
          </table:table-cell>
          <table:table-cell office:value-type="float" office:value="73.8102" calcext:value-type="float">
            <text:p>73.8102</text:p>
          </table:table-cell>
          <table:table-cell office:value-type="float" office:value="269.822" calcext:value-type="float">
            <text:p>269.822</text:p>
          </table:table-cell>
          <table:table-cell office:value-type="float" office:value="38.4392" calcext:value-type="float">
            <text:p>38.4392</text:p>
          </table:table-cell>
          <table:table-cell/>
          <table:table-cell table:formula="of:=([.D704]-[.A704])/0.0166667" office:value-type="float" office:value="-18.0479639040728" calcext:value-type="float">
            <text:p>-18.0479639040728</text:p>
          </table:table-cell>
          <table:table-cell table:formula="of:=ABS([.E704]-[.B704])/0.0166667" office:value-type="float" office:value="514.078971842055" calcext:value-type="float">
            <text:p>514.078971842055</text:p>
          </table:table-cell>
          <table:table-cell table:formula="of:=([.F704]-[.C704])/0.0166667" office:value-type="float" office:value="-92.201815596369" calcext:value-type="float">
            <text:p>-92.201815596369</text:p>
          </table:table-cell>
          <table:table-cell table:formula="of:=DEGREES(ATAN(ABS([.F704]-[.C704])/ABS([.E704]-[.B704])))" office:value-type="float" office:value="10.1680853421939" calcext:value-type="float">
            <text:p>10.1680853421939</text:p>
          </table:table-cell>
          <table:table-cell table:formula="of:=SQRT(POWER([.H704];2)+POWER([.I704];2)+POWER([.J704];2))" office:value-type="float" office:value="522.593621364186" calcext:value-type="float">
            <text:p>522.593621364186</text:p>
          </table:table-cell>
        </table:table-row>
        <table:table-row table:style-name="ro1">
          <table:table-cell office:value-type="float" office:value="74.1684" calcext:value-type="float">
            <text:p>74.1684</text:p>
          </table:table-cell>
          <table:table-cell office:value-type="float" office:value="290.458" calcext:value-type="float">
            <text:p>290.458</text:p>
          </table:table-cell>
          <table:table-cell office:value-type="float" office:value="38.742" calcext:value-type="float">
            <text:p>38.742</text:p>
          </table:table-cell>
          <table:table-cell office:value-type="float" office:value="73.857" calcext:value-type="float">
            <text:p>73.857</text:p>
          </table:table-cell>
          <table:table-cell office:value-type="float" office:value="279.99" calcext:value-type="float">
            <text:p>279.99</text:p>
          </table:table-cell>
          <table:table-cell office:value-type="float" office:value="38.1979" calcext:value-type="float">
            <text:p>38.1979</text:p>
          </table:table-cell>
          <table:table-cell/>
          <table:table-cell table:formula="of:=([.D705]-[.A705])/0.0166667" office:value-type="float" office:value="-18.6839626320751" calcext:value-type="float">
            <text:p>-18.6839626320751</text:p>
          </table:table-cell>
          <table:table-cell table:formula="of:=ABS([.E705]-[.B705])/0.0166667" office:value-type="float" office:value="628.078743842513" calcext:value-type="float">
            <text:p>628.078743842513</text:p>
          </table:table-cell>
          <table:table-cell table:formula="of:=([.F705]-[.C705])/0.0166667" office:value-type="float" office:value="-32.6459347081306" calcext:value-type="float">
            <text:p>-32.6459347081306</text:p>
          </table:table-cell>
          <table:table-cell table:formula="of:=DEGREES(ATAN(ABS([.F705]-[.C705])/ABS([.E705]-[.B705])))" office:value-type="float" office:value="2.97541122247062" calcext:value-type="float">
            <text:p>2.97541122247062</text:p>
          </table:table-cell>
          <table:table-cell table:formula="of:=SQRT(POWER([.H705];2)+POWER([.I705];2)+POWER([.J705];2))" office:value-type="float" office:value="629.204065450466" calcext:value-type="float">
            <text:p>629.204065450466</text:p>
          </table:table-cell>
        </table:table-row>
        <table:table-row table:style-name="ro1">
          <table:table-cell office:value-type="float" office:value="74.3426" calcext:value-type="float">
            <text:p>74.3426</text:p>
          </table:table-cell>
          <table:table-cell office:value-type="float" office:value="276.212" calcext:value-type="float">
            <text:p>276.212</text:p>
          </table:table-cell>
          <table:table-cell office:value-type="float" office:value="38.0821" calcext:value-type="float">
            <text:p>38.0821</text:p>
          </table:table-cell>
          <table:table-cell office:value-type="float" office:value="74.2687" calcext:value-type="float">
            <text:p>74.2687</text:p>
          </table:table-cell>
          <table:table-cell office:value-type="float" office:value="263.882" calcext:value-type="float">
            <text:p>263.882</text:p>
          </table:table-cell>
          <table:table-cell office:value-type="float" office:value="37.5048" calcext:value-type="float">
            <text:p>37.5048</text:p>
          </table:table-cell>
          <table:table-cell/>
          <table:table-cell table:formula="of:=([.D706]-[.A706])/0.0166667" office:value-type="float" office:value="-4.43399113201827" calcext:value-type="float">
            <text:p>-4.43399113201827</text:p>
          </table:table-cell>
          <table:table-cell table:formula="of:=ABS([.E706]-[.B706])/0.0166667" office:value-type="float" office:value="739.798520402958" calcext:value-type="float">
            <text:p>739.798520402958</text:p>
          </table:table-cell>
          <table:table-cell table:formula="of:=([.F706]-[.C706])/0.0166667" office:value-type="float" office:value="-34.6379307241382" calcext:value-type="float">
            <text:p>-34.6379307241382</text:p>
          </table:table-cell>
          <table:table-cell table:formula="of:=DEGREES(ATAN(ABS([.F706]-[.C706])/ABS([.E706]-[.B706])))" office:value-type="float" office:value="2.68067437743788" calcext:value-type="float">
            <text:p>2.68067437743788</text:p>
          </table:table-cell>
          <table:table-cell table:formula="of:=SQRT(POWER([.H706];2)+POWER([.I706];2)+POWER([.J706];2))" office:value-type="float" office:value="740.622236577201" calcext:value-type="float">
            <text:p>740.622236577201</text:p>
          </table:table-cell>
        </table:table-row>
        <table:table-row table:style-name="ro1">
          <table:table-cell office:value-type="float" office:value="74.3453" calcext:value-type="float">
            <text:p>74.3453</text:p>
          </table:table-cell>
          <table:table-cell office:value-type="float" office:value="276.055" calcext:value-type="float">
            <text:p>276.055</text:p>
          </table:table-cell>
          <table:table-cell office:value-type="float" office:value="38.8609" calcext:value-type="float">
            <text:p>38.8609</text:p>
          </table:table-cell>
          <table:table-cell office:value-type="float" office:value="74.0304" calcext:value-type="float">
            <text:p>74.0304</text:p>
          </table:table-cell>
          <table:table-cell office:value-type="float" office:value="265.007" calcext:value-type="float">
            <text:p>265.007</text:p>
          </table:table-cell>
          <table:table-cell office:value-type="float" office:value="37.7986" calcext:value-type="float">
            <text:p>37.7986</text:p>
          </table:table-cell>
          <table:table-cell/>
          <table:table-cell table:formula="of:=([.D707]-[.A707])/0.0166667" office:value-type="float" office:value="-18.8939622120752" calcext:value-type="float">
            <text:p>-18.8939622120752</text:p>
          </table:table-cell>
          <table:table-cell table:formula="of:=ABS([.E707]-[.B707])/0.0166667" office:value-type="float" office:value="662.878674242652" calcext:value-type="float">
            <text:p>662.878674242652</text:p>
          </table:table-cell>
          <table:table-cell table:formula="of:=([.F707]-[.C707])/0.0166667" office:value-type="float" office:value="-63.737872524255" calcext:value-type="float">
            <text:p>-63.737872524255</text:p>
          </table:table-cell>
          <table:table-cell table:formula="of:=DEGREES(ATAN(ABS([.F707]-[.C707])/ABS([.E707]-[.B707])))" office:value-type="float" office:value="5.49228502967772" calcext:value-type="float">
            <text:p>5.49228502967772</text:p>
          </table:table-cell>
          <table:table-cell table:formula="of:=SQRT(POWER([.H707];2)+POWER([.I707];2)+POWER([.J707];2))" office:value-type="float" office:value="666.203898943623" calcext:value-type="float">
            <text:p>666.203898943623</text:p>
          </table:table-cell>
        </table:table-row>
        <table:table-row table:style-name="ro1">
          <table:table-cell office:value-type="float" office:value="73.5852" calcext:value-type="float">
            <text:p>73.5852</text:p>
          </table:table-cell>
          <table:table-cell office:value-type="float" office:value="276.177" calcext:value-type="float">
            <text:p>276.177</text:p>
          </table:table-cell>
          <table:table-cell office:value-type="float" office:value="37.8442" calcext:value-type="float">
            <text:p>37.8442</text:p>
          </table:table-cell>
          <table:table-cell office:value-type="float" office:value="73.5291" calcext:value-type="float">
            <text:p>73.5291</text:p>
          </table:table-cell>
          <table:table-cell office:value-type="float" office:value="263.876" calcext:value-type="float">
            <text:p>263.876</text:p>
          </table:table-cell>
          <table:table-cell office:value-type="float" office:value="37.0223" calcext:value-type="float">
            <text:p>37.0223</text:p>
          </table:table-cell>
          <table:table-cell/>
          <table:table-cell table:formula="of:=([.D708]-[.A708])/0.0166667" office:value-type="float" office:value="-3.36599326801351" calcext:value-type="float">
            <text:p>-3.36599326801351</text:p>
          </table:table-cell>
          <table:table-cell table:formula="of:=ABS([.E708]-[.B708])/0.0166667" office:value-type="float" office:value="738.058523882955" calcext:value-type="float">
            <text:p>738.058523882955</text:p>
          </table:table-cell>
          <table:table-cell table:formula="of:=([.F708]-[.C708])/0.0166667" office:value-type="float" office:value="-49.3139013721972" calcext:value-type="float">
            <text:p>-49.3139013721972</text:p>
          </table:table-cell>
          <table:table-cell table:formula="of:=DEGREES(ATAN(ABS([.F708]-[.C708])/ABS([.E708]-[.B708])))" office:value-type="float" office:value="3.82257629258087" calcext:value-type="float">
            <text:p>3.82257629258087</text:p>
          </table:table-cell>
          <table:table-cell table:formula="of:=SQRT(POWER([.H708];2)+POWER([.I708];2)+POWER([.J708];2))" office:value-type="float" office:value="739.711819194146" calcext:value-type="float">
            <text:p>739.711819194146</text:p>
          </table:table-cell>
        </table:table-row>
        <table:table-row table:style-name="ro1">
          <table:table-cell office:value-type="float" office:value="75.1774" calcext:value-type="float">
            <text:p>75.1774</text:p>
          </table:table-cell>
          <table:table-cell office:value-type="float" office:value="286.518" calcext:value-type="float">
            <text:p>286.518</text:p>
          </table:table-cell>
          <table:table-cell office:value-type="float" office:value="38.8702" calcext:value-type="float">
            <text:p>38.8702</text:p>
          </table:table-cell>
          <table:table-cell office:value-type="float" office:value="75.8118" calcext:value-type="float">
            <text:p>75.8118</text:p>
          </table:table-cell>
          <table:table-cell office:value-type="float" office:value="271.194" calcext:value-type="float">
            <text:p>271.194</text:p>
          </table:table-cell>
          <table:table-cell office:value-type="float" office:value="38.6798" calcext:value-type="float">
            <text:p>38.6798</text:p>
          </table:table-cell>
          <table:table-cell/>
          <table:table-cell table:formula="of:=([.D709]-[.A709])/0.0166667" office:value-type="float" office:value="38.0639238721522" calcext:value-type="float">
            <text:p>38.0639238721522</text:p>
          </table:table-cell>
          <table:table-cell table:formula="of:=ABS([.E709]-[.B709])/0.0166667" office:value-type="float" office:value="919.438161123675" calcext:value-type="float">
            <text:p>919.438161123675</text:p>
          </table:table-cell>
          <table:table-cell table:formula="of:=([.F709]-[.C709])/0.0166667" office:value-type="float" office:value="-11.4239771520455" calcext:value-type="float">
            <text:p>-11.4239771520455</text:p>
          </table:table-cell>
          <table:table-cell table:formula="of:=DEGREES(ATAN(ABS([.F709]-[.C709])/ABS([.E709]-[.B709])))" office:value-type="float" office:value="0.711860812451617" calcext:value-type="float">
            <text:p>0.711860812451617</text:p>
          </table:table-cell>
          <table:table-cell table:formula="of:=SQRT(POWER([.H709];2)+POWER([.I709];2)+POWER([.J709];2))" office:value-type="float" office:value="920.296637875528" calcext:value-type="float">
            <text:p>920.296637875528</text:p>
          </table:table-cell>
        </table:table-row>
        <table:table-row table:style-name="ro1">
          <table:table-cell office:value-type="float" office:value="74.9199" calcext:value-type="float">
            <text:p>74.9199</text:p>
          </table:table-cell>
          <table:table-cell office:value-type="float" office:value="286.484" calcext:value-type="float">
            <text:p>286.484</text:p>
          </table:table-cell>
          <table:table-cell office:value-type="float" office:value="38.8782" calcext:value-type="float">
            <text:p>38.8782</text:p>
          </table:table-cell>
          <table:table-cell office:value-type="float" office:value="75.0903" calcext:value-type="float">
            <text:p>75.0903</text:p>
          </table:table-cell>
          <table:table-cell office:value-type="float" office:value="274.975" calcext:value-type="float">
            <text:p>274.975</text:p>
          </table:table-cell>
          <table:table-cell office:value-type="float" office:value="38.2871" calcext:value-type="float">
            <text:p>38.2871</text:p>
          </table:table-cell>
          <table:table-cell/>
          <table:table-cell table:formula="of:=([.D710]-[.A710])/0.0166667" office:value-type="float" office:value="10.2239795520409" calcext:value-type="float">
            <text:p>10.2239795520409</text:p>
          </table:table-cell>
          <table:table-cell table:formula="of:=ABS([.E710]-[.B710])/0.0166667" office:value-type="float" office:value="690.53861892276" calcext:value-type="float">
            <text:p>690.53861892276</text:p>
          </table:table-cell>
          <table:table-cell table:formula="of:=([.F710]-[.C710])/0.0166667" office:value-type="float" office:value="-35.4659290681417" calcext:value-type="float">
            <text:p>-35.4659290681417</text:p>
          </table:table-cell>
          <table:table-cell table:formula="of:=DEGREES(ATAN(ABS([.F710]-[.C710])/ABS([.E710]-[.B710])))" office:value-type="float" office:value="2.9401167246082" calcext:value-type="float">
            <text:p>2.9401167246082</text:p>
          </table:table-cell>
          <table:table-cell table:formula="of:=SQRT(POWER([.H710];2)+POWER([.I710];2)+POWER([.J710];2))" office:value-type="float" office:value="691.524364072806" calcext:value-type="float">
            <text:p>691.524364072806</text:p>
          </table:table-cell>
        </table:table-row>
        <table:table-row table:style-name="ro1">
          <table:table-cell office:value-type="float" office:value="73.5863" calcext:value-type="float">
            <text:p>73.5863</text:p>
          </table:table-cell>
          <table:table-cell office:value-type="float" office:value="276.129" calcext:value-type="float">
            <text:p>276.129</text:p>
          </table:table-cell>
          <table:table-cell office:value-type="float" office:value="38.1032" calcext:value-type="float">
            <text:p>38.1032</text:p>
          </table:table-cell>
          <table:table-cell office:value-type="float" office:value="73.0415" calcext:value-type="float">
            <text:p>73.0415</text:p>
          </table:table-cell>
          <table:table-cell office:value-type="float" office:value="265.033" calcext:value-type="float">
            <text:p>265.033</text:p>
          </table:table-cell>
          <table:table-cell office:value-type="float" office:value="37.0662" calcext:value-type="float">
            <text:p>37.0662</text:p>
          </table:table-cell>
          <table:table-cell/>
          <table:table-cell table:formula="of:=([.D711]-[.A711])/0.0166667" office:value-type="float" office:value="-32.6879346241305" calcext:value-type="float">
            <text:p>-32.6879346241305</text:p>
          </table:table-cell>
          <table:table-cell table:formula="of:=ABS([.E711]-[.B711])/0.0166667" office:value-type="float" office:value="665.758668482663" calcext:value-type="float">
            <text:p>665.758668482663</text:p>
          </table:table-cell>
          <table:table-cell table:formula="of:=([.F711]-[.C711])/0.0166667" office:value-type="float" office:value="-62.2198755602488" calcext:value-type="float">
            <text:p>-62.2198755602488</text:p>
          </table:table-cell>
          <table:table-cell table:formula="of:=DEGREES(ATAN(ABS([.F711]-[.C711])/ABS([.E711]-[.B711])))" office:value-type="float" office:value="5.33918896324809" calcext:value-type="float">
            <text:p>5.33918896324809</text:p>
          </table:table-cell>
          <table:table-cell table:formula="of:=SQRT(POWER([.H711];2)+POWER([.I711];2)+POWER([.J711];2))" office:value-type="float" office:value="669.458302394207" calcext:value-type="float">
            <text:p>669.458302394207</text:p>
          </table:table-cell>
        </table:table-row>
        <table:table-row table:style-name="ro1">
          <table:table-cell office:value-type="float" office:value="74.8667" calcext:value-type="float">
            <text:p>74.8667</text:p>
          </table:table-cell>
          <table:table-cell office:value-type="float" office:value="278.651" calcext:value-type="float">
            <text:p>278.651</text:p>
          </table:table-cell>
          <table:table-cell office:value-type="float" office:value="38.9194" calcext:value-type="float">
            <text:p>38.9194</text:p>
          </table:table-cell>
          <table:table-cell office:value-type="float" office:value="75.0439" calcext:value-type="float">
            <text:p>75.0439</text:p>
          </table:table-cell>
          <table:table-cell office:value-type="float" office:value="268.749" calcext:value-type="float">
            <text:p>268.749</text:p>
          </table:table-cell>
          <table:table-cell office:value-type="float" office:value="38.1191" calcext:value-type="float">
            <text:p>38.1191</text:p>
          </table:table-cell>
          <table:table-cell/>
          <table:table-cell table:formula="of:=([.D712]-[.A712])/0.0166667" office:value-type="float" office:value="10.6319787360425" calcext:value-type="float">
            <text:p>10.6319787360425</text:p>
          </table:table-cell>
          <table:table-cell table:formula="of:=ABS([.E712]-[.B712])/0.0166667" office:value-type="float" office:value="594.118811762376" calcext:value-type="float">
            <text:p>594.118811762376</text:p>
          </table:table-cell>
          <table:table-cell table:formula="of:=([.F712]-[.C712])/0.0166667" office:value-type="float" office:value="-48.0179039641921" calcext:value-type="float">
            <text:p>-48.0179039641921</text:p>
          </table:table-cell>
          <table:table-cell table:formula="of:=DEGREES(ATAN(ABS([.F712]-[.C712])/ABS([.E712]-[.B712])))" office:value-type="float" office:value="4.62071901410296" calcext:value-type="float">
            <text:p>4.62071901410296</text:p>
          </table:table-cell>
          <table:table-cell table:formula="of:=SQRT(POWER([.H712];2)+POWER([.I712];2)+POWER([.J712];2))" office:value-type="float" office:value="596.150920961207" calcext:value-type="float">
            <text:p>596.150920961207</text:p>
          </table:table-cell>
        </table:table-row>
        <table:table-row table:style-name="ro1">
          <table:table-cell office:value-type="float" office:value="73.9077" calcext:value-type="float">
            <text:p>73.9077</text:p>
          </table:table-cell>
          <table:table-cell office:value-type="float" office:value="288.83" calcext:value-type="float">
            <text:p>288.83</text:p>
          </table:table-cell>
          <table:table-cell office:value-type="float" office:value="40.0383" calcext:value-type="float">
            <text:p>40.0383</text:p>
          </table:table-cell>
          <table:table-cell office:value-type="float" office:value="74.0915" calcext:value-type="float">
            <text:p>74.0915</text:p>
          </table:table-cell>
          <table:table-cell office:value-type="float" office:value="274.526" calcext:value-type="float">
            <text:p>274.526</text:p>
          </table:table-cell>
          <table:table-cell office:value-type="float" office:value="40.1202" calcext:value-type="float">
            <text:p>40.1202</text:p>
          </table:table-cell>
          <table:table-cell/>
          <table:table-cell table:formula="of:=([.D713]-[.A713])/0.0166667" office:value-type="float" office:value="11.0279779440436" calcext:value-type="float">
            <text:p>11.0279779440436</text:p>
          </table:table-cell>
          <table:table-cell table:formula="of:=ABS([.E713]-[.B713])/0.0166667" office:value-type="float" office:value="858.238283523431" calcext:value-type="float">
            <text:p>858.238283523431</text:p>
          </table:table-cell>
          <table:table-cell table:formula="of:=([.F713]-[.C713])/0.0166667" office:value-type="float" office:value="4.9139901720195" calcext:value-type="float">
            <text:p>4.9139901720195</text:p>
          </table:table-cell>
          <table:table-cell table:formula="of:=DEGREES(ATAN(ABS([.F713]-[.C713])/ABS([.E713]-[.B713])))" office:value-type="float" office:value="0.328053206397034" calcext:value-type="float">
            <text:p>0.328053206397034</text:p>
          </table:table-cell>
          <table:table-cell table:formula="of:=SQRT(POWER([.H713];2)+POWER([.I713];2)+POWER([.J713];2))" office:value-type="float" office:value="858.323199559578" calcext:value-type="float">
            <text:p>858.323199559578</text:p>
          </table:table-cell>
        </table:table-row>
        <table:table-row table:style-name="ro1">
          <table:table-cell office:value-type="float" office:value="74.1229" calcext:value-type="float">
            <text:p>74.1229</text:p>
          </table:table-cell>
          <table:table-cell office:value-type="float" office:value="281.06" calcext:value-type="float">
            <text:p>281.06</text:p>
          </table:table-cell>
          <table:table-cell office:value-type="float" office:value="39.5319" calcext:value-type="float">
            <text:p>39.5319</text:p>
          </table:table-cell>
          <table:table-cell office:value-type="float" office:value="74.303" calcext:value-type="float">
            <text:p>74.303</text:p>
          </table:table-cell>
          <table:table-cell office:value-type="float" office:value="268.498" calcext:value-type="float">
            <text:p>268.498</text:p>
          </table:table-cell>
          <table:table-cell office:value-type="float" office:value="39.157" calcext:value-type="float">
            <text:p>39.157</text:p>
          </table:table-cell>
          <table:table-cell/>
          <table:table-cell table:formula="of:=([.D714]-[.A714])/0.0166667" office:value-type="float" office:value="10.805978388043" calcext:value-type="float">
            <text:p>10.805978388043</text:p>
          </table:table-cell>
          <table:table-cell table:formula="of:=ABS([.E714]-[.B714])/0.0166667" office:value-type="float" office:value="753.718492563016" calcext:value-type="float">
            <text:p>753.718492563016</text:p>
          </table:table-cell>
          <table:table-cell table:formula="of:=([.F714]-[.C714])/0.0166667" office:value-type="float" office:value="-22.4939550120902" calcext:value-type="float">
            <text:p>-22.4939550120902</text:p>
          </table:table-cell>
          <table:table-cell table:formula="of:=DEGREES(ATAN(ABS([.F714]-[.C714])/ABS([.E714]-[.B714])))" office:value-type="float" office:value="1.70942636077257" calcext:value-type="float">
            <text:p>1.70942636077257</text:p>
          </table:table-cell>
          <table:table-cell table:formula="of:=SQRT(POWER([.H714];2)+POWER([.I714];2)+POWER([.J714];2))" office:value-type="float" office:value="754.131495969021" calcext:value-type="float">
            <text:p>754.131495969021</text:p>
          </table:table-cell>
        </table:table-row>
        <table:table-row table:style-name="ro1">
          <table:table-cell office:value-type="float" office:value="74.8876" calcext:value-type="float">
            <text:p>74.8876</text:p>
          </table:table-cell>
          <table:table-cell office:value-type="float" office:value="281.037" calcext:value-type="float">
            <text:p>281.037</text:p>
          </table:table-cell>
          <table:table-cell office:value-type="float" office:value="40.0337" calcext:value-type="float">
            <text:p>40.0337</text:p>
          </table:table-cell>
          <table:table-cell office:value-type="float" office:value="75.0474" calcext:value-type="float">
            <text:p>75.0474</text:p>
          </table:table-cell>
          <table:table-cell office:value-type="float" office:value="268.533" calcext:value-type="float">
            <text:p>268.533</text:p>
          </table:table-cell>
          <table:table-cell office:value-type="float" office:value="39.3909" calcext:value-type="float">
            <text:p>39.3909</text:p>
          </table:table-cell>
          <table:table-cell/>
          <table:table-cell table:formula="of:=([.D715]-[.A715])/0.0166667" office:value-type="float" office:value="9.58798082403775" calcext:value-type="float">
            <text:p>9.58798082403775</text:p>
          </table:table-cell>
          <table:table-cell table:formula="of:=ABS([.E715]-[.B715])/0.0166667" office:value-type="float" office:value="750.238499522999" calcext:value-type="float">
            <text:p>750.238499522999</text:p>
          </table:table-cell>
          <table:table-cell table:formula="of:=([.F715]-[.C715])/0.0166667" office:value-type="float" office:value="-38.5679228641543" calcext:value-type="float">
            <text:p>-38.5679228641543</text:p>
          </table:table-cell>
          <table:table-cell table:formula="of:=DEGREES(ATAN(ABS([.F715]-[.C715])/ABS([.E715]-[.B715])))" office:value-type="float" office:value="2.94284506300666" calcext:value-type="float">
            <text:p>2.94284506300666</text:p>
          </table:table-cell>
          <table:table-cell table:formula="of:=SQRT(POWER([.H715];2)+POWER([.I715];2)+POWER([.J715];2))" office:value-type="float" office:value="751.290370107895" calcext:value-type="float">
            <text:p>751.290370107895</text:p>
          </table:table-cell>
        </table:table-row>
        <table:table-row table:style-name="ro1">
          <table:table-cell office:value-type="float" office:value="74.8965" calcext:value-type="float">
            <text:p>74.8965</text:p>
          </table:table-cell>
          <table:table-cell office:value-type="float" office:value="282.323" calcext:value-type="float">
            <text:p>282.323</text:p>
          </table:table-cell>
          <table:table-cell office:value-type="float" office:value="40.0743" calcext:value-type="float">
            <text:p>40.0743</text:p>
          </table:table-cell>
          <table:table-cell office:value-type="float" office:value="75.305" calcext:value-type="float">
            <text:p>75.305</text:p>
          </table:table-cell>
          <table:table-cell office:value-type="float" office:value="269.785" calcext:value-type="float">
            <text:p>269.785</text:p>
          </table:table-cell>
          <table:table-cell office:value-type="float" office:value="39.4212" calcext:value-type="float">
            <text:p>39.4212</text:p>
          </table:table-cell>
          <table:table-cell/>
          <table:table-cell table:formula="of:=([.D716]-[.A716])/0.0166667" office:value-type="float" office:value="24.5099509800983" calcext:value-type="float">
            <text:p>24.5099509800983</text:p>
          </table:table-cell>
          <table:table-cell table:formula="of:=ABS([.E716]-[.B716])/0.0166667" office:value-type="float" office:value="752.278495443006" calcext:value-type="float">
            <text:p>752.278495443006</text:p>
          </table:table-cell>
          <table:table-cell table:formula="of:=([.F716]-[.C716])/0.0166667" office:value-type="float" office:value="-39.1859216281569" calcext:value-type="float">
            <text:p>-39.1859216281569</text:p>
          </table:table-cell>
          <table:table-cell table:formula="of:=DEGREES(ATAN(ABS([.F716]-[.C716])/ABS([.E716]-[.B716])))" office:value-type="float" office:value="2.98182201462432" calcext:value-type="float">
            <text:p>2.98182201462432</text:p>
          </table:table-cell>
          <table:table-cell table:formula="of:=SQRT(POWER([.H716];2)+POWER([.I716];2)+POWER([.J716];2))" office:value-type="float" office:value="753.697027231028" calcext:value-type="float">
            <text:p>753.697027231028</text:p>
          </table:table-cell>
        </table:table-row>
        <table:table-row table:style-name="ro1">
          <table:table-cell office:value-type="float" office:value="74.8166" calcext:value-type="float">
            <text:p>74.8166</text:p>
          </table:table-cell>
          <table:table-cell office:value-type="float" office:value="270.973" calcext:value-type="float">
            <text:p>270.973</text:p>
          </table:table-cell>
          <table:table-cell office:value-type="float" office:value="39.4707" calcext:value-type="float">
            <text:p>39.4707</text:p>
          </table:table-cell>
          <table:table-cell office:value-type="float" office:value="74.4948" calcext:value-type="float">
            <text:p>74.4948</text:p>
          </table:table-cell>
          <table:table-cell office:value-type="float" office:value="260.152" calcext:value-type="float">
            <text:p>260.152</text:p>
          </table:table-cell>
          <table:table-cell office:value-type="float" office:value="38.4074" calcext:value-type="float">
            <text:p>38.4074</text:p>
          </table:table-cell>
          <table:table-cell/>
          <table:table-cell table:formula="of:=([.D717]-[.A717])/0.0166667" office:value-type="float" office:value="-19.307961384077" calcext:value-type="float">
            <text:p>-19.307961384077</text:p>
          </table:table-cell>
          <table:table-cell table:formula="of:=ABS([.E717]-[.B717])/0.0166667" office:value-type="float" office:value="649.258701482599" calcext:value-type="float">
            <text:p>649.258701482599</text:p>
          </table:table-cell>
          <table:table-cell table:formula="of:=([.F717]-[.C717])/0.0166667" office:value-type="float" office:value="-63.7978724042551" calcext:value-type="float">
            <text:p>-63.7978724042551</text:p>
          </table:table-cell>
          <table:table-cell table:formula="of:=DEGREES(ATAN(ABS([.F717]-[.C717])/ABS([.E717]-[.B717])))" office:value-type="float" office:value="5.61201831711262" calcext:value-type="float">
            <text:p>5.61201831711262</text:p>
          </table:table-cell>
          <table:table-cell table:formula="of:=SQRT(POWER([.H717];2)+POWER([.I717];2)+POWER([.J717];2))" office:value-type="float" office:value="652.671301151651" calcext:value-type="float">
            <text:p>652.671301151651</text:p>
          </table:table-cell>
        </table:table-row>
        <table:table-row table:style-name="ro1">
          <table:table-cell office:value-type="float" office:value="74.1239" calcext:value-type="float">
            <text:p>74.1239</text:p>
          </table:table-cell>
          <table:table-cell office:value-type="float" office:value="281.005" calcext:value-type="float">
            <text:p>281.005</text:p>
          </table:table-cell>
          <table:table-cell office:value-type="float" office:value="39.7935" calcext:value-type="float">
            <text:p>39.7935</text:p>
          </table:table-cell>
          <table:table-cell office:value-type="float" office:value="73.5649" calcext:value-type="float">
            <text:p>73.5649</text:p>
          </table:table-cell>
          <table:table-cell office:value-type="float" office:value="269.64" calcext:value-type="float">
            <text:p>269.64</text:p>
          </table:table-cell>
          <table:table-cell office:value-type="float" office:value="39.215" calcext:value-type="float">
            <text:p>39.215</text:p>
          </table:table-cell>
          <table:table-cell/>
          <table:table-cell table:formula="of:=([.D718]-[.A718])/0.0166667" office:value-type="float" office:value="-33.5399329201349" calcext:value-type="float">
            <text:p>-33.5399329201349</text:p>
          </table:table-cell>
          <table:table-cell table:formula="of:=ABS([.E718]-[.B718])/0.0166667" office:value-type="float" office:value="681.898636202728" calcext:value-type="float">
            <text:p>681.898636202728</text:p>
          </table:table-cell>
          <table:table-cell table:formula="of:=([.F718]-[.C718])/0.0166667" office:value-type="float" office:value="-34.7099305801387" calcext:value-type="float">
            <text:p>-34.7099305801387</text:p>
          </table:table-cell>
          <table:table-cell table:formula="of:=DEGREES(ATAN(ABS([.F718]-[.C718])/ABS([.E718]-[.B718])))" office:value-type="float" office:value="2.91394862152493" calcext:value-type="float">
            <text:p>2.91394862152493</text:p>
          </table:table-cell>
          <table:table-cell table:formula="of:=SQRT(POWER([.H718];2)+POWER([.I718];2)+POWER([.J718];2))" office:value-type="float" office:value="683.604751619169" calcext:value-type="float">
            <text:p>683.604751619169</text:p>
          </table:table-cell>
        </table:table-row>
        <table:table-row table:style-name="ro1">
          <table:table-cell office:value-type="float" office:value="74.3498" calcext:value-type="float">
            <text:p>74.3498</text:p>
          </table:table-cell>
          <table:table-cell office:value-type="float" office:value="275.819" calcext:value-type="float">
            <text:p>275.819</text:p>
          </table:table-cell>
          <table:table-cell office:value-type="float" office:value="40.1514" calcext:value-type="float">
            <text:p>40.1514</text:p>
          </table:table-cell>
          <table:table-cell office:value-type="float" office:value="74.2769" calcext:value-type="float">
            <text:p>74.2769</text:p>
          </table:table-cell>
          <table:table-cell office:value-type="float" office:value="263.484" calcext:value-type="float">
            <text:p>263.484</text:p>
          </table:table-cell>
          <table:table-cell office:value-type="float" office:value="39.775" calcext:value-type="float">
            <text:p>39.775</text:p>
          </table:table-cell>
          <table:table-cell/>
          <table:table-cell table:formula="of:=([.D719]-[.A719])/0.0166667" office:value-type="float" office:value="-4.37399125201775" calcext:value-type="float">
            <text:p>-4.37399125201775</text:p>
          </table:table-cell>
          <table:table-cell table:formula="of:=ABS([.E719]-[.B719])/0.0166667" office:value-type="float" office:value="740.098519802963" calcext:value-type="float">
            <text:p>740.098519802963</text:p>
          </table:table-cell>
          <table:table-cell table:formula="of:=([.F719]-[.C719])/0.0166667" office:value-type="float" office:value="-22.5839548320906" calcext:value-type="float">
            <text:p>-22.5839548320906</text:p>
          </table:table-cell>
          <table:table-cell table:formula="of:=DEGREES(ATAN(ABS([.F719]-[.C719])/ABS([.E719]-[.B719])))" office:value-type="float" office:value="1.74782662007361" calcext:value-type="float">
            <text:p>1.74782662007361</text:p>
          </table:table-cell>
          <table:table-cell table:formula="of:=SQRT(POWER([.H719];2)+POWER([.I719];2)+POWER([.J719];2))" office:value-type="float" office:value="740.455931051853" calcext:value-type="float">
            <text:p>740.455931051853</text:p>
          </table:table-cell>
        </table:table-row>
        <table:table-row table:style-name="ro1">
          <table:table-cell office:value-type="float" office:value="74.08" calcext:value-type="float">
            <text:p>74.08</text:p>
          </table:table-cell>
          <table:table-cell office:value-type="float" office:value="273.542" calcext:value-type="float">
            <text:p>273.542</text:p>
          </table:table-cell>
          <table:table-cell office:value-type="float" office:value="38.7912" calcext:value-type="float">
            <text:p>38.7912</text:p>
          </table:table-cell>
          <table:table-cell office:value-type="float" office:value="73.7762" calcext:value-type="float">
            <text:p>73.7762</text:p>
          </table:table-cell>
          <table:table-cell office:value-type="float" office:value="263.892" calcext:value-type="float">
            <text:p>263.892</text:p>
          </table:table-cell>
          <table:table-cell office:value-type="float" office:value="37.2624" calcext:value-type="float">
            <text:p>37.2624</text:p>
          </table:table-cell>
          <table:table-cell/>
          <table:table-cell table:formula="of:=([.D720]-[.A720])/0.0166667" office:value-type="float" office:value="-18.2279635440726" calcext:value-type="float">
            <text:p>-18.2279635440726</text:p>
          </table:table-cell>
          <table:table-cell table:formula="of:=ABS([.E720]-[.B720])/0.0166667" office:value-type="float" office:value="578.998842002315" calcext:value-type="float">
            <text:p>578.998842002315</text:p>
          </table:table-cell>
          <table:table-cell table:formula="of:=([.F720]-[.C720])/0.0166667" office:value-type="float" office:value="-91.7278165443672" calcext:value-type="float">
            <text:p>-91.7278165443672</text:p>
          </table:table-cell>
          <table:table-cell table:formula="of:=DEGREES(ATAN(ABS([.F720]-[.C720])/ABS([.E720]-[.B720])))" office:value-type="float" office:value="9.00225977415725" calcext:value-type="float">
            <text:p>9.00225977415725</text:p>
          </table:table-cell>
          <table:table-cell table:formula="of:=SQRT(POWER([.H720];2)+POWER([.I720];2)+POWER([.J720];2))" office:value-type="float" office:value="586.503120215897" calcext:value-type="float">
            <text:p>586.503120215897</text:p>
          </table:table-cell>
        </table:table-row>
        <table:table-row table:style-name="ro1">
          <table:table-cell office:value-type="float" office:value="74.3367" calcext:value-type="float">
            <text:p>74.3367</text:p>
          </table:table-cell>
          <table:table-cell office:value-type="float" office:value="273.202" calcext:value-type="float">
            <text:p>273.202</text:p>
          </table:table-cell>
          <table:table-cell office:value-type="float" office:value="40.588" calcext:value-type="float">
            <text:p>40.588</text:p>
          </table:table-cell>
          <table:table-cell office:value-type="float" office:value="74.3019" calcext:value-type="float">
            <text:p>74.3019</text:p>
          </table:table-cell>
          <table:table-cell office:value-type="float" office:value="268.513" calcext:value-type="float">
            <text:p>268.513</text:p>
          </table:table-cell>
          <table:table-cell office:value-type="float" office:value="38.9077" calcext:value-type="float">
            <text:p>38.9077</text:p>
          </table:table-cell>
          <table:table-cell/>
          <table:table-cell table:formula="of:=([.D721]-[.A721])/0.0166667" office:value-type="float" office:value="-2.08799582400775" calcext:value-type="float">
            <text:p>-2.08799582400775</text:p>
          </table:table-cell>
          <table:table-cell table:formula="of:=ABS([.E721]-[.B721])/0.0166667" office:value-type="float" office:value="281.339437321127" calcext:value-type="float">
            <text:p>281.339437321127</text:p>
          </table:table-cell>
          <table:table-cell table:formula="of:=([.F721]-[.C721])/0.0166667" office:value-type="float" office:value="-100.817798364403" calcext:value-type="float">
            <text:p>-100.817798364403</text:p>
          </table:table-cell>
          <table:table-cell table:formula="of:=DEGREES(ATAN(ABS([.F721]-[.C721])/ABS([.E721]-[.B721])))" office:value-type="float" office:value="19.7151066672838" calcext:value-type="float">
            <text:p>19.7151066672838</text:p>
          </table:table-cell>
          <table:table-cell table:formula="of:=SQRT(POWER([.H721];2)+POWER([.I721];2)+POWER([.J721];2))" office:value-type="float" office:value="298.865299400541" calcext:value-type="float">
            <text:p>298.865299400541</text:p>
          </table:table-cell>
        </table:table-row>
        <table:table-row table:style-name="ro1">
          <table:table-cell office:value-type="float" office:value="74.3907" calcext:value-type="float">
            <text:p>74.3907</text:p>
          </table:table-cell>
          <table:table-cell office:value-type="float" office:value="283.769" calcext:value-type="float">
            <text:p>283.769</text:p>
          </table:table-cell>
          <table:table-cell office:value-type="float" office:value="39.0789" calcext:value-type="float">
            <text:p>39.0789</text:p>
          </table:table-cell>
          <table:table-cell office:value-type="float" office:value="74.5721" calcext:value-type="float">
            <text:p>74.5721</text:p>
          </table:table-cell>
          <table:table-cell office:value-type="float" office:value="272.362" calcext:value-type="float">
            <text:p>272.362</text:p>
          </table:table-cell>
          <table:table-cell office:value-type="float" office:value="38.4906" calcext:value-type="float">
            <text:p>38.4906</text:p>
          </table:table-cell>
          <table:table-cell/>
          <table:table-cell table:formula="of:=([.D722]-[.A722])/0.0166667" office:value-type="float" office:value="10.8839782320442" calcext:value-type="float">
            <text:p>10.8839782320442</text:p>
          </table:table-cell>
          <table:table-cell table:formula="of:=ABS([.E722]-[.B722])/0.0166667" office:value-type="float" office:value="684.418631162737" calcext:value-type="float">
            <text:p>684.418631162737</text:p>
          </table:table-cell>
          <table:table-cell table:formula="of:=([.F722]-[.C722])/0.0166667" office:value-type="float" office:value="-35.297929404141" calcext:value-type="float">
            <text:p>-35.297929404141</text:p>
          </table:table-cell>
          <table:table-cell table:formula="of:=DEGREES(ATAN(ABS([.F722]-[.C722])/ABS([.E722]-[.B722])))" office:value-type="float" office:value="2.95233361693451" calcext:value-type="float">
            <text:p>2.95233361693451</text:p>
          </table:table-cell>
          <table:table-cell table:formula="of:=SQRT(POWER([.H722];2)+POWER([.I722];2)+POWER([.J722];2))" office:value-type="float" office:value="685.414668273921" calcext:value-type="float">
            <text:p>685.414668273921</text:p>
          </table:table-cell>
        </table:table-row>
        <table:table-row table:style-name="ro1">
          <table:table-cell office:value-type="float" office:value="75.071" calcext:value-type="float">
            <text:p>75.071</text:p>
          </table:table-cell>
          <table:table-cell office:value-type="float" office:value="272.517" calcext:value-type="float">
            <text:p>272.517</text:p>
          </table:table-cell>
          <table:table-cell office:value-type="float" office:value="37.9613" calcext:value-type="float">
            <text:p>37.9613</text:p>
          </table:table-cell>
          <table:table-cell office:value-type="float" office:value="75.0027" calcext:value-type="float">
            <text:p>75.0027</text:p>
          </table:table-cell>
          <table:table-cell office:value-type="float" office:value="264.199" calcext:value-type="float">
            <text:p>264.199</text:p>
          </table:table-cell>
          <table:table-cell office:value-type="float" office:value="36.214" calcext:value-type="float">
            <text:p>36.214</text:p>
          </table:table-cell>
          <table:table-cell/>
          <table:table-cell table:formula="of:=([.D723]-[.A723])/0.0166667" office:value-type="float" office:value="-4.09799180401601" calcext:value-type="float">
            <text:p>-4.09799180401601</text:p>
          </table:table-cell>
          <table:table-cell table:formula="of:=ABS([.E723]-[.B723])/0.0166667" office:value-type="float" office:value="499.079001841995" calcext:value-type="float">
            <text:p>499.079001841995</text:p>
          </table:table-cell>
          <table:table-cell table:formula="of:=([.F723]-[.C723])/0.0166667" office:value-type="float" office:value="-104.83779032442" calcext:value-type="float">
            <text:p>-104.83779032442</text:p>
          </table:table-cell>
          <table:table-cell table:formula="of:=DEGREES(ATAN(ABS([.F723]-[.C723])/ABS([.E723]-[.B723])))" office:value-type="float" office:value="11.8632096373736" calcext:value-type="float">
            <text:p>11.8632096373736</text:p>
          </table:table-cell>
          <table:table-cell table:formula="of:=SQRT(POWER([.H723];2)+POWER([.I723];2)+POWER([.J723];2))" office:value-type="float" office:value="509.987848773415" calcext:value-type="float">
            <text:p>509.987848773415</text:p>
          </table:table-cell>
        </table:table-row>
        <table:table-row table:style-name="ro1">
          <table:table-cell office:value-type="float" office:value="74.8853" calcext:value-type="float">
            <text:p>74.8853</text:p>
          </table:table-cell>
          <table:table-cell office:value-type="float" office:value="281.17" calcext:value-type="float">
            <text:p>281.17</text:p>
          </table:table-cell>
          <table:table-cell office:value-type="float" office:value="39.2537" calcext:value-type="float">
            <text:p>39.2537</text:p>
          </table:table-cell>
          <table:table-cell office:value-type="float" office:value="75.3025" calcext:value-type="float">
            <text:p>75.3025</text:p>
          </table:table-cell>
          <table:table-cell office:value-type="float" office:value="269.954" calcext:value-type="float">
            <text:p>269.954</text:p>
          </table:table-cell>
          <table:table-cell office:value-type="float" office:value="38.4024" calcext:value-type="float">
            <text:p>38.4024</text:p>
          </table:table-cell>
          <table:table-cell/>
          <table:table-cell table:formula="of:=([.D724]-[.A724])/0.0166667" office:value-type="float" office:value="25.0319499360998" calcext:value-type="float">
            <text:p>25.0319499360998</text:p>
          </table:table-cell>
          <table:table-cell table:formula="of:=ABS([.E724]-[.B724])/0.0166667" office:value-type="float" office:value="672.958654082692" calcext:value-type="float">
            <text:p>672.958654082692</text:p>
          </table:table-cell>
          <table:table-cell table:formula="of:=([.F724]-[.C724])/0.0166667" office:value-type="float" office:value="-51.0778978442044" calcext:value-type="float">
            <text:p>-51.0778978442044</text:p>
          </table:table-cell>
          <table:table-cell table:formula="of:=DEGREES(ATAN(ABS([.F724]-[.C724])/ABS([.E724]-[.B724])))" office:value-type="float" office:value="4.34045608077812" calcext:value-type="float">
            <text:p>4.34045608077812</text:p>
          </table:table-cell>
          <table:table-cell table:formula="of:=SQRT(POWER([.H724];2)+POWER([.I724];2)+POWER([.J724];2))" office:value-type="float" office:value="675.358349523107" calcext:value-type="float">
            <text:p>675.358349523107</text:p>
          </table:table-cell>
        </table:table-row>
        <table:table-row table:style-name="ro1">
          <table:table-cell office:value-type="float" office:value="74.1002" calcext:value-type="float">
            <text:p>74.1002</text:p>
          </table:table-cell>
          <table:table-cell office:value-type="float" office:value="277.297" calcext:value-type="float">
            <text:p>277.297</text:p>
          </table:table-cell>
          <table:table-cell office:value-type="float" office:value="38.9036" calcext:value-type="float">
            <text:p>38.9036</text:p>
          </table:table-cell>
          <table:table-cell office:value-type="float" office:value="73.79" calcext:value-type="float">
            <text:p>73.79</text:p>
          </table:table-cell>
          <table:table-cell office:value-type="float" office:value="266.199" calcext:value-type="float">
            <text:p>266.199</text:p>
          </table:table-cell>
          <table:table-cell office:value-type="float" office:value="37.8367" calcext:value-type="float">
            <text:p>37.8367</text:p>
          </table:table-cell>
          <table:table-cell/>
          <table:table-cell table:formula="of:=([.D725]-[.A725])/0.0166667" office:value-type="float" office:value="-18.6119627760741" calcext:value-type="float">
            <text:p>-18.6119627760741</text:p>
          </table:table-cell>
          <table:table-cell table:formula="of:=ABS([.E725]-[.B725])/0.0166667" office:value-type="float" office:value="665.878668242664" calcext:value-type="float">
            <text:p>665.878668242664</text:p>
          </table:table-cell>
          <table:table-cell table:formula="of:=([.F725]-[.C725])/0.0166667" office:value-type="float" office:value="-64.0138719722559" calcext:value-type="float">
            <text:p>-64.0138719722559</text:p>
          </table:table-cell>
          <table:table-cell table:formula="of:=DEGREES(ATAN(ABS([.F725]-[.C725])/ABS([.E725]-[.B725])))" office:value-type="float" office:value="5.49122277291373" calcext:value-type="float">
            <text:p>5.49122277291373</text:p>
          </table:table-cell>
          <table:table-cell table:formula="of:=SQRT(POWER([.H725];2)+POWER([.I725];2)+POWER([.J725];2))" office:value-type="float" office:value="669.207428069864" calcext:value-type="float">
            <text:p>669.207428069864</text:p>
          </table:table-cell>
        </table:table-row>
        <table:table-row table:style-name="ro1">
          <table:table-cell office:value-type="float" office:value="73.8508" calcext:value-type="float">
            <text:p>73.8508</text:p>
          </table:table-cell>
          <table:table-cell office:value-type="float" office:value="278.711" calcext:value-type="float">
            <text:p>278.711</text:p>
          </table:table-cell>
          <table:table-cell office:value-type="float" office:value="38.1628" calcext:value-type="float">
            <text:p>38.1628</text:p>
          </table:table-cell>
          <table:table-cell office:value-type="float" office:value="74.0239" calcext:value-type="float">
            <text:p>74.0239</text:p>
          </table:table-cell>
          <table:table-cell office:value-type="float" office:value="263.805" calcext:value-type="float">
            <text:p>263.805</text:p>
          </table:table-cell>
          <table:table-cell office:value-type="float" office:value="37.7657" calcext:value-type="float">
            <text:p>37.7657</text:p>
          </table:table-cell>
          <table:table-cell/>
          <table:table-cell table:formula="of:=([.D726]-[.A726])/0.0166667" office:value-type="float" office:value="10.385979228041" calcext:value-type="float">
            <text:p>10.385979228041</text:p>
          </table:table-cell>
          <table:table-cell table:formula="of:=ABS([.E726]-[.B726])/0.0166667" office:value-type="float" office:value="894.358211283578" calcext:value-type="float">
            <text:p>894.358211283578</text:p>
          </table:table-cell>
          <table:table-cell table:formula="of:=([.F726]-[.C726])/0.0166667" office:value-type="float" office:value="-23.825952348095" calcext:value-type="float">
            <text:p>-23.825952348095</text:p>
          </table:table-cell>
          <table:table-cell table:formula="of:=DEGREES(ATAN(ABS([.F726]-[.C726])/ABS([.E726]-[.B726])))" office:value-type="float" office:value="1.52601461829512" calcext:value-type="float">
            <text:p>1.52601461829512</text:p>
          </table:table-cell>
          <table:table-cell table:formula="of:=SQRT(POWER([.H726];2)+POWER([.I726];2)+POWER([.J726];2))" office:value-type="float" office:value="894.735801597421" calcext:value-type="float">
            <text:p>894.735801597421</text:p>
          </table:table-cell>
        </table:table-row>
        <table:table-row table:style-name="ro1">
          <table:table-cell office:value-type="float" office:value="74.4053" calcext:value-type="float">
            <text:p>74.4053</text:p>
          </table:table-cell>
          <table:table-cell office:value-type="float" office:value="286.447" calcext:value-type="float">
            <text:p>286.447</text:p>
          </table:table-cell>
          <table:table-cell office:value-type="float" office:value="38.8892" calcext:value-type="float">
            <text:p>38.8892</text:p>
          </table:table-cell>
          <table:table-cell office:value-type="float" office:value="74.573" calcext:value-type="float">
            <text:p>74.573</text:p>
          </table:table-cell>
          <table:table-cell office:value-type="float" office:value="272.316" calcext:value-type="float">
            <text:p>272.316</text:p>
          </table:table-cell>
          <table:table-cell office:value-type="float" office:value="38.7472" calcext:value-type="float">
            <text:p>38.7472</text:p>
          </table:table-cell>
          <table:table-cell/>
          <table:table-cell table:formula="of:=([.D727]-[.A727])/0.0166667" office:value-type="float" office:value="10.06197987604" calcext:value-type="float">
            <text:p>10.06197987604</text:p>
          </table:table-cell>
          <table:table-cell table:formula="of:=ABS([.E727]-[.B727])/0.0166667" office:value-type="float" office:value="847.858304283393" calcext:value-type="float">
            <text:p>847.858304283393</text:p>
          </table:table-cell>
          <table:table-cell table:formula="of:=([.F727]-[.C727])/0.0166667" office:value-type="float" office:value="-8.51998296003426" calcext:value-type="float">
            <text:p>-8.51998296003426</text:p>
          </table:table-cell>
          <table:table-cell table:formula="of:=DEGREES(ATAN(ABS([.F727]-[.C727])/ABS([.E727]-[.B727])))" office:value-type="float" office:value="0.575736101654835" calcext:value-type="float">
            <text:p>0.575736101654835</text:p>
          </table:table-cell>
          <table:table-cell table:formula="of:=SQRT(POWER([.H727];2)+POWER([.I727];2)+POWER([.J727];2))" office:value-type="float" office:value="847.960811412282" calcext:value-type="float">
            <text:p>847.960811412282</text:p>
          </table:table-cell>
        </table:table-row>
        <table:table-row table:style-name="ro1">
          <table:table-cell office:value-type="float" office:value="74.4113" calcext:value-type="float">
            <text:p>74.4113</text:p>
          </table:table-cell>
          <table:table-cell office:value-type="float" office:value="287.877" calcext:value-type="float">
            <text:p>287.877</text:p>
          </table:table-cell>
          <table:table-cell office:value-type="float" office:value="38.3956" calcext:value-type="float">
            <text:p>38.3956</text:p>
          </table:table-cell>
          <table:table-cell office:value-type="float" office:value="74.5858" calcext:value-type="float">
            <text:p>74.5858</text:p>
          </table:table-cell>
          <table:table-cell office:value-type="float" office:value="275.021" calcext:value-type="float">
            <text:p>275.021</text:p>
          </table:table-cell>
          <table:table-cell office:value-type="float" office:value="37.7832" calcext:value-type="float">
            <text:p>37.7832</text:p>
          </table:table-cell>
          <table:table-cell/>
          <table:table-cell table:formula="of:=([.D728]-[.A728])/0.0166667" office:value-type="float" office:value="10.4699790600424" calcext:value-type="float">
            <text:p>10.4699790600424</text:p>
          </table:table-cell>
          <table:table-cell table:formula="of:=ABS([.E728]-[.B728])/0.0166667" office:value-type="float" office:value="771.358457283085" calcext:value-type="float">
            <text:p>771.358457283085</text:p>
          </table:table-cell>
          <table:table-cell table:formula="of:=([.F728]-[.C728])/0.0166667" office:value-type="float" office:value="-36.743926512147" calcext:value-type="float">
            <text:p>-36.743926512147</text:p>
          </table:table-cell>
          <table:table-cell table:formula="of:=DEGREES(ATAN(ABS([.F728]-[.C728])/ABS([.E728]-[.B728])))" office:value-type="float" office:value="2.72724267253638" calcext:value-type="float">
            <text:p>2.72724267253638</text:p>
          </table:table-cell>
          <table:table-cell table:formula="of:=SQRT(POWER([.H728];2)+POWER([.I728];2)+POWER([.J728];2))" office:value-type="float" office:value="772.304089215633" calcext:value-type="float">
            <text:p>772.304089215633</text:p>
          </table:table-cell>
        </table:table-row>
        <table:table-row table:style-name="ro1">
          <table:table-cell office:value-type="float" office:value="74.3736" calcext:value-type="float">
            <text:p>74.3736</text:p>
          </table:table-cell>
          <table:table-cell office:value-type="float" office:value="281.278" calcext:value-type="float">
            <text:p>281.278</text:p>
          </table:table-cell>
          <table:table-cell office:value-type="float" office:value="38.4813" calcext:value-type="float">
            <text:p>38.4813</text:p>
          </table:table-cell>
          <table:table-cell office:value-type="float" office:value="74.2993" calcext:value-type="float">
            <text:p>74.2993</text:p>
          </table:table-cell>
          <table:table-cell office:value-type="float" office:value="268.665" calcext:value-type="float">
            <text:p>268.665</text:p>
          </table:table-cell>
          <table:table-cell office:value-type="float" office:value="38.1405" calcext:value-type="float">
            <text:p>38.1405</text:p>
          </table:table-cell>
          <table:table-cell/>
          <table:table-cell table:formula="of:=([.D729]-[.A729])/0.0166667" office:value-type="float" office:value="-4.45799108401746" calcext:value-type="float">
            <text:p>-4.45799108401746</text:p>
          </table:table-cell>
          <table:table-cell table:formula="of:=ABS([.E729]-[.B729])/0.0166667" office:value-type="float" office:value="756.778486443027" calcext:value-type="float">
            <text:p>756.778486443027</text:p>
          </table:table-cell>
          <table:table-cell table:formula="of:=([.F729]-[.C729])/0.0166667" office:value-type="float" office:value="-20.4479591040815" calcext:value-type="float">
            <text:p>-20.4479591040815</text:p>
          </table:table-cell>
          <table:table-cell table:formula="of:=DEGREES(ATAN(ABS([.F729]-[.C729])/ABS([.E729]-[.B729])))" office:value-type="float" office:value="1.54774057572943" calcext:value-type="float">
            <text:p>1.54774057572943</text:p>
          </table:table-cell>
          <table:table-cell table:formula="of:=SQRT(POWER([.H729];2)+POWER([.I729];2)+POWER([.J729];2))" office:value-type="float" office:value="757.067810872333" calcext:value-type="float">
            <text:p>757.067810872333</text:p>
          </table:table-cell>
        </table:table-row>
        <table:table-row table:style-name="ro1">
          <table:table-cell office:value-type="float" office:value="74.9004" calcext:value-type="float">
            <text:p>74.9004</text:p>
          </table:table-cell>
          <table:table-cell office:value-type="float" office:value="283.981" calcext:value-type="float">
            <text:p>283.981</text:p>
          </table:table-cell>
          <table:table-cell office:value-type="float" office:value="38.2756" calcext:value-type="float">
            <text:p>38.2756</text:p>
          </table:table-cell>
          <table:table-cell office:value-type="float" office:value="75.0524" calcext:value-type="float">
            <text:p>75.0524</text:p>
          </table:table-cell>
          <table:table-cell office:value-type="float" office:value="270.027" calcext:value-type="float">
            <text:p>270.027</text:p>
          </table:table-cell>
          <table:table-cell office:value-type="float" office:value="37.8965" calcext:value-type="float">
            <text:p>37.8965</text:p>
          </table:table-cell>
          <table:table-cell/>
          <table:table-cell table:formula="of:=([.D730]-[.A730])/0.0166667" office:value-type="float" office:value="9.11998176003654" calcext:value-type="float">
            <text:p>9.11998176003654</text:p>
          </table:table-cell>
          <table:table-cell table:formula="of:=ABS([.E730]-[.B730])/0.0166667" office:value-type="float" office:value="837.238325523349" calcext:value-type="float">
            <text:p>837.238325523349</text:p>
          </table:table-cell>
          <table:table-cell table:formula="of:=([.F730]-[.C730])/0.0166667" office:value-type="float" office:value="-22.7459545080906" calcext:value-type="float">
            <text:p>-22.7459545080906</text:p>
          </table:table-cell>
          <table:table-cell table:formula="of:=DEGREES(ATAN(ABS([.F730]-[.C730])/ABS([.E730]-[.B730])))" office:value-type="float" office:value="1.55621960677899" calcext:value-type="float">
            <text:p>1.55621960677899</text:p>
          </table:table-cell>
          <table:table-cell table:formula="of:=SQRT(POWER([.H730];2)+POWER([.I730];2)+POWER([.J730];2))" office:value-type="float" office:value="837.596899611579" calcext:value-type="float">
            <text:p>837.596899611579</text:p>
          </table:table-cell>
        </table:table-row>
        <table:table-row table:style-name="ro1">
          <table:table-cell office:value-type="float" office:value="74.1498" calcext:value-type="float">
            <text:p>74.1498</text:p>
          </table:table-cell>
          <table:table-cell office:value-type="float" office:value="286.303" calcext:value-type="float">
            <text:p>286.303</text:p>
          </table:table-cell>
          <table:table-cell office:value-type="float" office:value="39.4262" calcext:value-type="float">
            <text:p>39.4262</text:p>
          </table:table-cell>
          <table:table-cell office:value-type="float" office:value="74.0808" calcext:value-type="float">
            <text:p>74.0808</text:p>
          </table:table-cell>
          <table:table-cell office:value-type="float" office:value="273.456" calcext:value-type="float">
            <text:p>273.456</text:p>
          </table:table-cell>
          <table:table-cell office:value-type="float" office:value="39.055" calcext:value-type="float">
            <text:p>39.055</text:p>
          </table:table-cell>
          <table:table-cell/>
          <table:table-cell table:formula="of:=([.D731]-[.A731])/0.0166667" office:value-type="float" office:value="-4.13999172001672" calcext:value-type="float">
            <text:p>-4.13999172001672</text:p>
          </table:table-cell>
          <table:table-cell table:formula="of:=ABS([.E731]-[.B731])/0.0166667" office:value-type="float" office:value="770.818458363082" calcext:value-type="float">
            <text:p>770.818458363082</text:p>
          </table:table-cell>
          <table:table-cell table:formula="of:=([.F731]-[.C731])/0.0166667" office:value-type="float" office:value="-22.2719554560892" calcext:value-type="float">
            <text:p>-22.2719554560892</text:p>
          </table:table-cell>
          <table:table-cell table:formula="of:=DEGREES(ATAN(ABS([.F731]-[.C731])/ABS([.E731]-[.B731])))" office:value-type="float" office:value="1.65503834976939" calcext:value-type="float">
            <text:p>1.65503834976939</text:p>
          </table:table-cell>
          <table:table-cell table:formula="of:=SQRT(POWER([.H731];2)+POWER([.I731];2)+POWER([.J731];2))" office:value-type="float" office:value="771.151266149851" calcext:value-type="float">
            <text:p>771.151266149851</text:p>
          </table:table-cell>
        </table:table-row>
        <table:table-row table:style-name="ro1">
          <table:table-cell office:value-type="float" office:value="74.8325" calcext:value-type="float">
            <text:p>74.8325</text:p>
          </table:table-cell>
          <table:table-cell office:value-type="float" office:value="273.562" calcext:value-type="float">
            <text:p>273.562</text:p>
          </table:table-cell>
          <table:table-cell office:value-type="float" office:value="39.03" calcext:value-type="float">
            <text:p>39.03</text:p>
          </table:table-cell>
          <table:table-cell office:value-type="float" office:value="75.2164" calcext:value-type="float">
            <text:p>75.2164</text:p>
          </table:table-cell>
          <table:table-cell office:value-type="float" office:value="259.049" calcext:value-type="float">
            <text:p>259.049</text:p>
          </table:table-cell>
          <table:table-cell office:value-type="float" office:value="38.3535" calcext:value-type="float">
            <text:p>38.3535</text:p>
          </table:table-cell>
          <table:table-cell/>
          <table:table-cell table:formula="of:=([.D732]-[.A732])/0.0166667" office:value-type="float" office:value="23.033953932092" calcext:value-type="float">
            <text:p>23.033953932092</text:p>
          </table:table-cell>
          <table:table-cell table:formula="of:=ABS([.E732]-[.B732])/0.0166667" office:value-type="float" office:value="870.778258443485" calcext:value-type="float">
            <text:p>870.778258443485</text:p>
          </table:table-cell>
          <table:table-cell table:formula="of:=([.F732]-[.C732])/0.0166667" office:value-type="float" office:value="-40.5899188201626" calcext:value-type="float">
            <text:p>-40.5899188201626</text:p>
          </table:table-cell>
          <table:table-cell table:formula="of:=DEGREES(ATAN(ABS([.F732]-[.C732])/ABS([.E732]-[.B732])))" office:value-type="float" office:value="2.66881818240483" calcext:value-type="float">
            <text:p>2.66881818240483</text:p>
          </table:table-cell>
          <table:table-cell table:formula="of:=SQRT(POWER([.H732];2)+POWER([.I732];2)+POWER([.J732];2))" office:value-type="float" office:value="872.028027027482" calcext:value-type="float">
            <text:p>872.028027027482</text:p>
          </table:table-cell>
        </table:table-row>
        <table:table-row table:style-name="ro1">
          <table:table-cell office:value-type="float" office:value="74.5819" calcext:value-type="float">
            <text:p>74.5819</text:p>
          </table:table-cell>
          <table:table-cell office:value-type="float" office:value="273.535" calcext:value-type="float">
            <text:p>273.535</text:p>
          </table:table-cell>
          <table:table-cell office:value-type="float" office:value="39.0369" calcext:value-type="float">
            <text:p>39.0369</text:p>
          </table:table-cell>
          <table:table-cell office:value-type="float" office:value="74.974" calcext:value-type="float">
            <text:p>74.974</text:p>
          </table:table-cell>
          <table:table-cell office:value-type="float" office:value="258.98" calcext:value-type="float">
            <text:p>258.98</text:p>
          </table:table-cell>
          <table:table-cell office:value-type="float" office:value="38.6104" calcext:value-type="float">
            <text:p>38.6104</text:p>
          </table:table-cell>
          <table:table-cell/>
          <table:table-cell table:formula="of:=([.D733]-[.A733])/0.0166667" office:value-type="float" office:value="23.5259529480941" calcext:value-type="float">
            <text:p>23.5259529480941</text:p>
          </table:table-cell>
          <table:table-cell table:formula="of:=ABS([.E733]-[.B733])/0.0166667" office:value-type="float" office:value="873.298253403494" calcext:value-type="float">
            <text:p>873.298253403494</text:p>
          </table:table-cell>
          <table:table-cell table:formula="of:=([.F733]-[.C733])/0.0166667" office:value-type="float" office:value="-25.5899488201026" calcext:value-type="float">
            <text:p>-25.5899488201026</text:p>
          </table:table-cell>
          <table:table-cell table:formula="of:=DEGREES(ATAN(ABS([.F733]-[.C733])/ABS([.E733]-[.B733])))" office:value-type="float" office:value="1.67843761096127" calcext:value-type="float">
            <text:p>1.67843761096127</text:p>
          </table:table-cell>
          <table:table-cell table:formula="of:=SQRT(POWER([.H733];2)+POWER([.I733];2)+POWER([.J733];2))" office:value-type="float" office:value="873.989791325004" calcext:value-type="float">
            <text:p>873.989791325004</text:p>
          </table:table-cell>
        </table:table-row>
        <table:table-row table:style-name="ro1">
          <table:table-cell office:value-type="float" office:value="74.3639" calcext:value-type="float">
            <text:p>74.3639</text:p>
          </table:table-cell>
          <table:table-cell office:value-type="float" office:value="278.411" calcext:value-type="float">
            <text:p>278.411</text:p>
          </table:table-cell>
          <table:table-cell office:value-type="float" office:value="39.97" calcext:value-type="float">
            <text:p>39.97</text:p>
          </table:table-cell>
          <table:table-cell office:value-type="float" office:value="74.529" calcext:value-type="float">
            <text:p>74.529</text:p>
          </table:table-cell>
          <table:table-cell office:value-type="float" office:value="264.767" calcext:value-type="float">
            <text:p>264.767</text:p>
          </table:table-cell>
          <table:table-cell office:value-type="float" office:value="39.5515" calcext:value-type="float">
            <text:p>39.5515</text:p>
          </table:table-cell>
          <table:table-cell/>
          <table:table-cell table:formula="of:=([.D734]-[.A734])/0.0166667" office:value-type="float" office:value="9.90598018803935" calcext:value-type="float">
            <text:p>9.90598018803935</text:p>
          </table:table-cell>
          <table:table-cell table:formula="of:=ABS([.E734]-[.B734])/0.0166667" office:value-type="float" office:value="818.638362723275" calcext:value-type="float">
            <text:p>818.638362723275</text:p>
          </table:table-cell>
          <table:table-cell table:formula="of:=([.F734]-[.C734])/0.0166667" office:value-type="float" office:value="-25.1099497801005" calcext:value-type="float">
            <text:p>-25.1099497801005</text:p>
          </table:table-cell>
          <table:table-cell table:formula="of:=DEGREES(ATAN(ABS([.F734]-[.C734])/ABS([.E734]-[.B734])))" office:value-type="float" office:value="1.75687248621675" calcext:value-type="float">
            <text:p>1.75687248621675</text:p>
          </table:table-cell>
          <table:table-cell table:formula="of:=SQRT(POWER([.H734];2)+POWER([.I734];2)+POWER([.J734];2))" office:value-type="float" office:value="819.08327228902" calcext:value-type="float">
            <text:p>819.08327228902</text:p>
          </table:table-cell>
        </table:table-row>
        <table:table-row table:style-name="ro1">
          <table:table-cell office:value-type="float" office:value="74.117" calcext:value-type="float">
            <text:p>74.117</text:p>
          </table:table-cell>
          <table:table-cell office:value-type="float" office:value="279.729" calcext:value-type="float">
            <text:p>279.729</text:p>
          </table:table-cell>
          <table:table-cell office:value-type="float" office:value="39.7532" calcext:value-type="float">
            <text:p>39.7532</text:p>
          </table:table-cell>
          <table:table-cell office:value-type="float" office:value="73.8031" calcext:value-type="float">
            <text:p>73.8031</text:p>
          </table:table-cell>
          <table:table-cell office:value-type="float" office:value="268.627" calcext:value-type="float">
            <text:p>268.627</text:p>
          </table:table-cell>
          <table:table-cell office:value-type="float" office:value="38.1518" calcext:value-type="float">
            <text:p>38.1518</text:p>
          </table:table-cell>
          <table:table-cell/>
          <table:table-cell table:formula="of:=([.D735]-[.A735])/0.0166667" office:value-type="float" office:value="-18.8339623320756" calcext:value-type="float">
            <text:p>-18.8339623320756</text:p>
          </table:table-cell>
          <table:table-cell table:formula="of:=ABS([.E735]-[.B735])/0.0166667" office:value-type="float" office:value="666.118667762663" calcext:value-type="float">
            <text:p>666.118667762663</text:p>
          </table:table-cell>
          <table:table-cell table:formula="of:=([.F735]-[.C735])/0.0166667" office:value-type="float" office:value="-96.0838078323842" calcext:value-type="float">
            <text:p>-96.0838078323842</text:p>
          </table:table-cell>
          <table:table-cell table:formula="of:=DEGREES(ATAN(ABS([.F735]-[.C735])/ABS([.E735]-[.B735])))" office:value-type="float" office:value="8.20797476264629" calcext:value-type="float">
            <text:p>8.20797476264629</text:p>
          </table:table-cell>
          <table:table-cell table:formula="of:=SQRT(POWER([.H735];2)+POWER([.I735];2)+POWER([.J735];2))" office:value-type="float" office:value="673.276240340175" calcext:value-type="float">
            <text:p>673.276240340175</text:p>
          </table:table-cell>
        </table:table-row>
        <table:table-row table:style-name="ro1">
          <table:table-cell office:value-type="float" office:value="74.3489" calcext:value-type="float">
            <text:p>74.3489</text:p>
          </table:table-cell>
          <table:table-cell office:value-type="float" office:value="275.871" calcext:value-type="float">
            <text:p>275.871</text:p>
          </table:table-cell>
          <table:table-cell office:value-type="float" office:value="39.8927" calcext:value-type="float">
            <text:p>39.8927</text:p>
          </table:table-cell>
          <table:table-cell office:value-type="float" office:value="74.5134" calcext:value-type="float">
            <text:p>74.5134</text:p>
          </table:table-cell>
          <table:table-cell office:value-type="float" office:value="262.353" calcext:value-type="float">
            <text:p>262.353</text:p>
          </table:table-cell>
          <table:table-cell office:value-type="float" office:value="39.4809" calcext:value-type="float">
            <text:p>39.4809</text:p>
          </table:table-cell>
          <table:table-cell/>
          <table:table-cell table:formula="of:=([.D736]-[.A736])/0.0166667" office:value-type="float" office:value="9.86998026003971" calcext:value-type="float">
            <text:p>9.86998026003971</text:p>
          </table:table-cell>
          <table:table-cell table:formula="of:=ABS([.E736]-[.B736])/0.0166667" office:value-type="float" office:value="811.078377843243" calcext:value-type="float">
            <text:p>811.078377843243</text:p>
          </table:table-cell>
          <table:table-cell table:formula="of:=([.F736]-[.C736])/0.0166667" office:value-type="float" office:value="-24.7079505840988" calcext:value-type="float">
            <text:p>-24.7079505840988</text:p>
          </table:table-cell>
          <table:table-cell table:formula="of:=DEGREES(ATAN(ABS([.F736]-[.C736])/ABS([.E736]-[.B736])))" office:value-type="float" office:value="1.7448666616772" calcext:value-type="float">
            <text:p>1.7448666616772</text:p>
          </table:table-cell>
          <table:table-cell table:formula="of:=SQRT(POWER([.H736];2)+POWER([.I736];2)+POWER([.J736];2))" office:value-type="float" office:value="811.514654419269" calcext:value-type="float">
            <text:p>811.514654419269</text:p>
          </table:table-cell>
        </table:table-row>
        <table:table-row table:style-name="ro1">
          <table:table-cell office:value-type="float" office:value="73.8748" calcext:value-type="float">
            <text:p>73.8748</text:p>
          </table:table-cell>
          <table:table-cell office:value-type="float" office:value="282.327" calcext:value-type="float">
            <text:p>282.327</text:p>
          </table:table-cell>
          <table:table-cell office:value-type="float" office:value="39.5767" calcext:value-type="float">
            <text:p>39.5767</text:p>
          </table:table-cell>
          <table:table-cell office:value-type="float" office:value="73.5637" calcext:value-type="float">
            <text:p>73.5637</text:p>
          </table:table-cell>
          <table:table-cell office:value-type="float" office:value="269.684" calcext:value-type="float">
            <text:p>269.684</text:p>
          </table:table-cell>
          <table:table-cell office:value-type="float" office:value="38.9601" calcext:value-type="float">
            <text:p>38.9601</text:p>
          </table:table-cell>
          <table:table-cell/>
          <table:table-cell table:formula="of:=([.D737]-[.A737])/0.0166667" office:value-type="float" office:value="-18.6659626680744" calcext:value-type="float">
            <text:p>-18.6659626680744</text:p>
          </table:table-cell>
          <table:table-cell table:formula="of:=ABS([.E737]-[.B737])/0.0166667" office:value-type="float" office:value="758.578482843033" calcext:value-type="float">
            <text:p>758.578482843033</text:p>
          </table:table-cell>
          <table:table-cell table:formula="of:=([.F737]-[.C737])/0.0166667" office:value-type="float" office:value="-36.9959260081483" calcext:value-type="float">
            <text:p>-36.9959260081483</text:p>
          </table:table-cell>
          <table:table-cell table:formula="of:=DEGREES(ATAN(ABS([.F737]-[.C737])/ABS([.E737]-[.B737])))" office:value-type="float" office:value="2.79210690868464" calcext:value-type="float">
            <text:p>2.79210690868464</text:p>
          </table:table-cell>
          <table:table-cell table:formula="of:=SQRT(POWER([.H737];2)+POWER([.I737];2)+POWER([.J737];2))" office:value-type="float" office:value="759.709438756663" calcext:value-type="float">
            <text:p>759.709438756663</text:p>
          </table:table-cell>
        </table:table-row>
        <table:table-row table:style-name="ro1">
          <table:table-cell office:value-type="float" office:value="73.8696" calcext:value-type="float">
            <text:p>73.8696</text:p>
          </table:table-cell>
          <table:table-cell office:value-type="float" office:value="280.979" calcext:value-type="float">
            <text:p>280.979</text:p>
          </table:table-cell>
          <table:table-cell office:value-type="float" office:value="39.8002" calcext:value-type="float">
            <text:p>39.8002</text:p>
          </table:table-cell>
          <table:table-cell office:value-type="float" office:value="73.8034" calcext:value-type="float">
            <text:p>73.8034</text:p>
          </table:table-cell>
          <table:table-cell office:value-type="float" office:value="267.113" calcext:value-type="float">
            <text:p>267.113</text:p>
          </table:table-cell>
          <table:table-cell office:value-type="float" office:value="39.6455" calcext:value-type="float">
            <text:p>39.6455</text:p>
          </table:table-cell>
          <table:table-cell/>
          <table:table-cell table:formula="of:=([.D738]-[.A738])/0.0166667" office:value-type="float" office:value="-3.97199205601644" calcext:value-type="float">
            <text:p>-3.97199205601644</text:p>
          </table:table-cell>
          <table:table-cell table:formula="of:=ABS([.E738]-[.B738])/0.0166667" office:value-type="float" office:value="831.958336083327" calcext:value-type="float">
            <text:p>831.958336083327</text:p>
          </table:table-cell>
          <table:table-cell table:formula="of:=([.F738]-[.C738])/0.0166667" office:value-type="float" office:value="-9.28198143603703" calcext:value-type="float">
            <text:p>-9.28198143603703</text:p>
          </table:table-cell>
          <table:table-cell table:formula="of:=DEGREES(ATAN(ABS([.F738]-[.C738])/ABS([.E738]-[.B738])))" office:value-type="float" office:value="0.639210251949665" calcext:value-type="float">
            <text:p>0.639210251949665</text:p>
          </table:table-cell>
          <table:table-cell table:formula="of:=SQRT(POWER([.H738];2)+POWER([.I738];2)+POWER([.J738];2))" office:value-type="float" office:value="832.019594047406" calcext:value-type="float">
            <text:p>832.019594047406</text:p>
          </table:table-cell>
        </table:table-row>
        <table:table-row table:style-name="ro1">
          <table:table-cell office:value-type="float" office:value="75.3143" calcext:value-type="float">
            <text:p>75.3143</text:p>
          </table:table-cell>
          <table:table-cell office:value-type="float" office:value="271.067" calcext:value-type="float">
            <text:p>271.067</text:p>
          </table:table-cell>
          <table:table-cell office:value-type="float" office:value="39.2024" calcext:value-type="float">
            <text:p>39.2024</text:p>
          </table:table-cell>
          <table:table-cell office:value-type="float" office:value="75.9791" calcext:value-type="float">
            <text:p>75.9791</text:p>
          </table:table-cell>
          <table:table-cell office:value-type="float" office:value="262.777" calcext:value-type="float">
            <text:p>262.777</text:p>
          </table:table-cell>
          <table:table-cell office:value-type="float" office:value="37.9294" calcext:value-type="float">
            <text:p>37.9294</text:p>
          </table:table-cell>
          <table:table-cell/>
          <table:table-cell table:formula="of:=([.D739]-[.A739])/0.0166667" office:value-type="float" office:value="39.8879202241595" calcext:value-type="float">
            <text:p>39.8879202241595</text:p>
          </table:table-cell>
          <table:table-cell table:formula="of:=ABS([.E739]-[.B739])/0.0166667" office:value-type="float" office:value="497.399005201991" calcext:value-type="float">
            <text:p>497.399005201991</text:p>
          </table:table-cell>
          <table:table-cell table:formula="of:=([.F739]-[.C739])/0.0166667" office:value-type="float" office:value="-76.3798472403053" calcext:value-type="float">
            <text:p>-76.3798472403053</text:p>
          </table:table-cell>
          <table:table-cell table:formula="of:=DEGREES(ATAN(ABS([.F739]-[.C739])/ABS([.E739]-[.B739])))" office:value-type="float" office:value="8.73006152360385" calcext:value-type="float">
            <text:p>8.73006152360385</text:p>
          </table:table-cell>
          <table:table-cell table:formula="of:=SQRT(POWER([.H739];2)+POWER([.I739];2)+POWER([.J739];2))" office:value-type="float" office:value="504.807584749072" calcext:value-type="float">
            <text:p>504.807584749072</text:p>
          </table:table-cell>
        </table:table-row>
        <table:table-row table:style-name="ro1">
          <table:table-cell office:value-type="float" office:value="74.855" calcext:value-type="float">
            <text:p>74.855</text:p>
          </table:table-cell>
          <table:table-cell office:value-type="float" office:value="277.588" calcext:value-type="float">
            <text:p>277.588</text:p>
          </table:table-cell>
          <table:table-cell office:value-type="float" office:value="37.8416" calcext:value-type="float">
            <text:p>37.8416</text:p>
          </table:table-cell>
          <table:table-cell office:value-type="float" office:value="75.0055" calcext:value-type="float">
            <text:p>75.0055</text:p>
          </table:table-cell>
          <table:table-cell office:value-type="float" office:value="264.015" calcext:value-type="float">
            <text:p>264.015</text:p>
          </table:table-cell>
          <table:table-cell office:value-type="float" office:value="37.229" calcext:value-type="float">
            <text:p>37.229</text:p>
          </table:table-cell>
          <table:table-cell/>
          <table:table-cell table:formula="of:=([.D740]-[.A740])/0.0166667" office:value-type="float" office:value="9.02998194003575" calcext:value-type="float">
            <text:p>9.02998194003575</text:p>
          </table:table-cell>
          <table:table-cell table:formula="of:=ABS([.E740]-[.B740])/0.0166667" office:value-type="float" office:value="814.37837124326" calcext:value-type="float">
            <text:p>814.37837124326</text:p>
          </table:table-cell>
          <table:table-cell table:formula="of:=([.F740]-[.C740])/0.0166667" office:value-type="float" office:value="-36.7559264881471" calcext:value-type="float">
            <text:p>-36.7559264881471</text:p>
          </table:table-cell>
          <table:table-cell table:formula="of:=DEGREES(ATAN(ABS([.F740]-[.C740])/ABS([.E740]-[.B740])))" office:value-type="float" office:value="2.58421797025688" calcext:value-type="float">
            <text:p>2.58421797025688</text:p>
          </table:table-cell>
          <table:table-cell table:formula="of:=SQRT(POWER([.H740];2)+POWER([.I740];2)+POWER([.J740];2))" office:value-type="float" office:value="815.257425758677" calcext:value-type="float">
            <text:p>815.257425758677</text:p>
          </table:table-cell>
        </table:table-row>
        <table:table-row table:style-name="ro1">
          <table:table-cell office:value-type="float" office:value="73.8664" calcext:value-type="float">
            <text:p>73.8664</text:p>
          </table:table-cell>
          <table:table-cell office:value-type="float" office:value="281.117" calcext:value-type="float">
            <text:p>281.117</text:p>
          </table:table-cell>
          <table:table-cell office:value-type="float" office:value="39.0192" calcext:value-type="float">
            <text:p>39.0192</text:p>
          </table:table-cell>
          <table:table-cell office:value-type="float" office:value="73.803" calcext:value-type="float">
            <text:p>73.803</text:p>
          </table:table-cell>
          <table:table-cell office:value-type="float" office:value="268.603" calcext:value-type="float">
            <text:p>268.603</text:p>
          </table:table-cell>
          <table:table-cell office:value-type="float" office:value="38.156" calcext:value-type="float">
            <text:p>38.156</text:p>
          </table:table-cell>
          <table:table-cell/>
          <table:table-cell table:formula="of:=([.D741]-[.A741])/0.0166667" office:value-type="float" office:value="-3.8039923920153" calcext:value-type="float">
            <text:p>-3.8039923920153</text:p>
          </table:table-cell>
          <table:table-cell table:formula="of:=ABS([.E741]-[.B741])/0.0166667" office:value-type="float" office:value="750.838498323004" calcext:value-type="float">
            <text:p>750.838498323004</text:p>
          </table:table-cell>
          <table:table-cell table:formula="of:=([.F741]-[.C741])/0.0166667" office:value-type="float" office:value="-51.7918964162071" calcext:value-type="float">
            <text:p>-51.7918964162071</text:p>
          </table:table-cell>
          <table:table-cell table:formula="of:=DEGREES(ATAN(ABS([.F741]-[.C741])/ABS([.E741]-[.B741])))" office:value-type="float" office:value="3.94594046739281" calcext:value-type="float">
            <text:p>3.94594046739281</text:p>
          </table:table-cell>
          <table:table-cell table:formula="of:=SQRT(POWER([.H741];2)+POWER([.I741];2)+POWER([.J741];2))" office:value-type="float" office:value="752.632261769617" calcext:value-type="float">
            <text:p>752.632261769617</text:p>
          </table:table-cell>
        </table:table-row>
        <table:table-row table:style-name="ro1">
          <table:table-cell office:value-type="float" office:value="74.6037" calcext:value-type="float">
            <text:p>74.6037</text:p>
          </table:table-cell>
          <table:table-cell office:value-type="float" office:value="277.451" calcext:value-type="float">
            <text:p>277.451</text:p>
          </table:table-cell>
          <table:table-cell office:value-type="float" office:value="38.3704" calcext:value-type="float">
            <text:p>38.3704</text:p>
          </table:table-cell>
          <table:table-cell office:value-type="float" office:value="74.5222" calcext:value-type="float">
            <text:p>74.5222</text:p>
          </table:table-cell>
          <table:table-cell office:value-type="float" office:value="265.118" calcext:value-type="float">
            <text:p>265.118</text:p>
          </table:table-cell>
          <table:table-cell office:value-type="float" office:value="37.5289" calcext:value-type="float">
            <text:p>37.5289</text:p>
          </table:table-cell>
          <table:table-cell/>
          <table:table-cell table:formula="of:=([.D742]-[.A742])/0.0166667" office:value-type="float" office:value="-4.88999022001989" calcext:value-type="float">
            <text:p>-4.88999022001989</text:p>
          </table:table-cell>
          <table:table-cell table:formula="of:=ABS([.E742]-[.B742])/0.0166667" office:value-type="float" office:value="739.978520042962" calcext:value-type="float">
            <text:p>739.978520042962</text:p>
          </table:table-cell>
          <table:table-cell table:formula="of:=([.F742]-[.C742])/0.0166667" office:value-type="float" office:value="-50.4898990202017" calcext:value-type="float">
            <text:p>-50.4898990202017</text:p>
          </table:table-cell>
          <table:table-cell table:formula="of:=DEGREES(ATAN(ABS([.F742]-[.C742])/ABS([.E742]-[.B742])))" office:value-type="float" office:value="3.90333132992569" calcext:value-type="float">
            <text:p>3.90333132992569</text:p>
          </table:table-cell>
          <table:table-cell table:formula="of:=SQRT(POWER([.H742];2)+POWER([.I742];2)+POWER([.J742];2))" office:value-type="float" office:value="741.715142108069" calcext:value-type="float">
            <text:p>741.715142108069</text:p>
          </table:table-cell>
        </table:table-row>
        <table:table-row table:style-name="ro1">
          <table:table-cell office:value-type="float" office:value="74.8639" calcext:value-type="float">
            <text:p>74.8639</text:p>
          </table:table-cell>
          <table:table-cell office:value-type="float" office:value="278.865" calcext:value-type="float">
            <text:p>278.865</text:p>
          </table:table-cell>
          <table:table-cell office:value-type="float" office:value="37.8751" calcext:value-type="float">
            <text:p>37.8751</text:p>
          </table:table-cell>
          <table:table-cell office:value-type="float" office:value="75.0152" calcext:value-type="float">
            <text:p>75.0152</text:p>
          </table:table-cell>
          <table:table-cell office:value-type="float" office:value="265.175" calcext:value-type="float">
            <text:p>265.175</text:p>
          </table:table-cell>
          <table:table-cell office:value-type="float" office:value="37.5142" calcext:value-type="float">
            <text:p>37.5142</text:p>
          </table:table-cell>
          <table:table-cell/>
          <table:table-cell table:formula="of:=([.D743]-[.A743])/0.0166667" office:value-type="float" office:value="9.07798184403583" calcext:value-type="float">
            <text:p>9.07798184403583</text:p>
          </table:table-cell>
          <table:table-cell table:formula="of:=ABS([.E743]-[.B743])/0.0166667" office:value-type="float" office:value="821.398357203286" calcext:value-type="float">
            <text:p>821.398357203286</text:p>
          </table:table-cell>
          <table:table-cell table:formula="of:=([.F743]-[.C743])/0.0166667" office:value-type="float" office:value="-21.6539566920867" calcext:value-type="float">
            <text:p>-21.6539566920867</text:p>
          </table:table-cell>
          <table:table-cell table:formula="of:=DEGREES(ATAN(ABS([.F743]-[.C743])/ABS([.E743]-[.B743])))" office:value-type="float" office:value="1.5100992407875" calcext:value-type="float">
            <text:p>1.5100992407875</text:p>
          </table:table-cell>
          <table:table-cell table:formula="of:=SQRT(POWER([.H743];2)+POWER([.I743];2)+POWER([.J743];2))" office:value-type="float" office:value="821.73387712266" calcext:value-type="float">
            <text:p>821.73387712266</text:p>
          </table:table-cell>
        </table:table-row>
        <table:table-row table:style-name="ro1">
          <table:table-cell office:value-type="float" office:value="73.8875" calcext:value-type="float">
            <text:p>73.8875</text:p>
          </table:table-cell>
          <table:table-cell office:value-type="float" office:value="286.568" calcext:value-type="float">
            <text:p>286.568</text:p>
          </table:table-cell>
          <table:table-cell office:value-type="float" office:value="38.1065" calcext:value-type="float">
            <text:p>38.1065</text:p>
          </table:table-cell>
          <table:table-cell office:value-type="float" office:value="73.5751" calcext:value-type="float">
            <text:p>73.5751</text:p>
          </table:table-cell>
          <table:table-cell office:value-type="float" office:value="275.118" calcext:value-type="float">
            <text:p>275.118</text:p>
          </table:table-cell>
          <table:table-cell office:value-type="float" office:value="36.7731" calcext:value-type="float">
            <text:p>36.7731</text:p>
          </table:table-cell>
          <table:table-cell/>
          <table:table-cell table:formula="of:=([.D744]-[.A744])/0.0166667" office:value-type="float" office:value="-18.7439625120748" calcext:value-type="float">
            <text:p>-18.7439625120748</text:p>
          </table:table-cell>
          <table:table-cell table:formula="of:=ABS([.E744]-[.B744])/0.0166667" office:value-type="float" office:value="686.998626002747" calcext:value-type="float">
            <text:p>686.998626002747</text:p>
          </table:table-cell>
          <table:table-cell table:formula="of:=([.F744]-[.C744])/0.0166667" office:value-type="float" office:value="-80.0038399923199" calcext:value-type="float">
            <text:p>-80.0038399923199</text:p>
          </table:table-cell>
          <table:table-cell table:formula="of:=DEGREES(ATAN(ABS([.F744]-[.C744])/ABS([.E744]-[.B744])))" office:value-type="float" office:value="6.64241186542232" calcext:value-type="float">
            <text:p>6.64241186542232</text:p>
          </table:table-cell>
          <table:table-cell table:formula="of:=SQRT(POWER([.H744];2)+POWER([.I744];2)+POWER([.J744];2))" office:value-type="float" office:value="691.895268573094" calcext:value-type="float">
            <text:p>691.895268573094</text:p>
          </table:table-cell>
        </table:table-row>
        <table:table-row table:style-name="ro1">
          <table:table-cell office:value-type="float" office:value="74.6851" calcext:value-type="float">
            <text:p>74.6851</text:p>
          </table:table-cell>
          <table:table-cell office:value-type="float" office:value="290.694" calcext:value-type="float">
            <text:p>290.694</text:p>
          </table:table-cell>
          <table:table-cell office:value-type="float" office:value="37.9248" calcext:value-type="float">
            <text:p>37.9248</text:p>
          </table:table-cell>
          <table:table-cell office:value-type="float" office:value="75.3301" calcext:value-type="float">
            <text:p>75.3301</text:p>
          </table:table-cell>
          <table:table-cell office:value-type="float" office:value="273.893" calcext:value-type="float">
            <text:p>273.893</text:p>
          </table:table-cell>
          <table:table-cell office:value-type="float" office:value="37.471" calcext:value-type="float">
            <text:p>37.471</text:p>
          </table:table-cell>
          <table:table-cell/>
          <table:table-cell table:formula="of:=([.D745]-[.A745])/0.0166667" office:value-type="float" office:value="38.6999226001546" calcext:value-type="float">
            <text:p>38.6999226001546</text:p>
          </table:table-cell>
          <table:table-cell table:formula="of:=ABS([.E745]-[.B745])/0.0166667" office:value-type="float" office:value="1008.05798388403" calcext:value-type="float">
            <text:p>1008.05798388403</text:p>
          </table:table-cell>
          <table:table-cell table:formula="of:=([.F745]-[.C745])/0.0166667" office:value-type="float" office:value="-27.227945544109" calcext:value-type="float">
            <text:p>-27.227945544109</text:p>
          </table:table-cell>
          <table:table-cell table:formula="of:=DEGREES(ATAN(ABS([.F745]-[.C745])/ABS([.E745]-[.B745])))" office:value-type="float" office:value="1.54719983863526" calcext:value-type="float">
            <text:p>1.54719983863526</text:p>
          </table:table-cell>
          <table:table-cell table:formula="of:=SQRT(POWER([.H745];2)+POWER([.I745];2)+POWER([.J745];2))" office:value-type="float" office:value="1009.16794633012" calcext:value-type="float">
            <text:p>1009.16794633012</text:p>
          </table:table-cell>
        </table:table-row>
        <table:table-row table:style-name="ro1">
          <table:table-cell office:value-type="float" office:value="74.6526" calcext:value-type="float">
            <text:p>74.6526</text:p>
          </table:table-cell>
          <table:table-cell office:value-type="float" office:value="285.265" calcext:value-type="float">
            <text:p>285.265</text:p>
          </table:table-cell>
          <table:table-cell office:value-type="float" office:value="38.3176" calcext:value-type="float">
            <text:p>38.3176</text:p>
          </table:table-cell>
          <table:table-cell office:value-type="float" office:value="75.0784" calcext:value-type="float">
            <text:p>75.0784</text:p>
          </table:table-cell>
          <table:table-cell office:value-type="float" office:value="273.923" calcext:value-type="float">
            <text:p>273.923</text:p>
          </table:table-cell>
          <table:table-cell office:value-type="float" office:value="37.218" calcext:value-type="float">
            <text:p>37.218</text:p>
          </table:table-cell>
          <table:table-cell/>
          <table:table-cell table:formula="of:=([.D746]-[.A746])/0.0166667" office:value-type="float" office:value="25.5479489041019" calcext:value-type="float">
            <text:p>25.5479489041019</text:p>
          </table:table-cell>
          <table:table-cell table:formula="of:=ABS([.E746]-[.B746])/0.0166667" office:value-type="float" office:value="680.518638962721" calcext:value-type="float">
            <text:p>680.518638962721</text:p>
          </table:table-cell>
          <table:table-cell table:formula="of:=([.F746]-[.C746])/0.0166667" office:value-type="float" office:value="-65.9758680482636" calcext:value-type="float">
            <text:p>-65.9758680482636</text:p>
          </table:table-cell>
          <table:table-cell table:formula="of:=DEGREES(ATAN(ABS([.F746]-[.C746])/ABS([.E746]-[.B746])))" office:value-type="float" office:value="5.53748495871932" calcext:value-type="float">
            <text:p>5.53748495871932</text:p>
          </table:table-cell>
          <table:table-cell table:formula="of:=SQRT(POWER([.H746];2)+POWER([.I746];2)+POWER([.J746];2))" office:value-type="float" office:value="684.186473728912" calcext:value-type="float">
            <text:p>684.186473728912</text:p>
          </table:table-cell>
        </table:table-row>
        <table:table-row table:style-name="ro1">
          <table:table-cell office:value-type="float" office:value="74.1339" calcext:value-type="float">
            <text:p>74.1339</text:p>
          </table:table-cell>
          <table:table-cell office:value-type="float" office:value="283.794" calcext:value-type="float">
            <text:p>283.794</text:p>
          </table:table-cell>
          <table:table-cell office:value-type="float" office:value="38.8229" calcext:value-type="float">
            <text:p>38.8229</text:p>
          </table:table-cell>
          <table:table-cell office:value-type="float" office:value="74.0701" calcext:value-type="float">
            <text:p>74.0701</text:p>
          </table:table-cell>
          <table:table-cell office:value-type="float" office:value="272.403" calcext:value-type="float">
            <text:p>272.403</text:p>
          </table:table-cell>
          <table:table-cell office:value-type="float" office:value="37.9903" calcext:value-type="float">
            <text:p>37.9903</text:p>
          </table:table-cell>
          <table:table-cell/>
          <table:table-cell table:formula="of:=([.D747]-[.A747])/0.0166667" office:value-type="float" office:value="-3.82799234401534" calcext:value-type="float">
            <text:p>-3.82799234401534</text:p>
          </table:table-cell>
          <table:table-cell table:formula="of:=ABS([.E747]-[.B747])/0.0166667" office:value-type="float" office:value="683.458633082732" calcext:value-type="float">
            <text:p>683.458633082732</text:p>
          </table:table-cell>
          <table:table-cell table:formula="of:=([.F747]-[.C747])/0.0166667" office:value-type="float" office:value="-49.9559000881998" calcext:value-type="float">
            <text:p>-49.9559000881998</text:p>
          </table:table-cell>
          <table:table-cell table:formula="of:=DEGREES(ATAN(ABS([.F747]-[.C747])/ABS([.E747]-[.B747])))" office:value-type="float" office:value="4.18047429669364" calcext:value-type="float">
            <text:p>4.18047429669364</text:p>
          </table:table-cell>
          <table:table-cell table:formula="of:=SQRT(POWER([.H747];2)+POWER([.I747];2)+POWER([.J747];2))" office:value-type="float" office:value="685.292600729297" calcext:value-type="float">
            <text:p>685.292600729297</text:p>
          </table:table-cell>
        </table:table-row>
        <table:table-row table:style-name="ro1">
          <table:table-cell office:value-type="float" office:value="74.9186" calcext:value-type="float">
            <text:p>74.9186</text:p>
          </table:table-cell>
          <table:table-cell office:value-type="float" office:value="286.604" calcext:value-type="float">
            <text:p>286.604</text:p>
          </table:table-cell>
          <table:table-cell office:value-type="float" office:value="38.3469" calcext:value-type="float">
            <text:p>38.3469</text:p>
          </table:table-cell>
          <table:table-cell office:value-type="float" office:value="75.0877" calcext:value-type="float">
            <text:p>75.0877</text:p>
          </table:table-cell>
          <table:table-cell office:value-type="float" office:value="275.177" calcext:value-type="float">
            <text:p>275.177</text:p>
          </table:table-cell>
          <table:table-cell office:value-type="float" office:value="37.2503" calcext:value-type="float">
            <text:p>37.2503</text:p>
          </table:table-cell>
          <table:table-cell/>
          <table:table-cell table:formula="of:=([.D748]-[.A748])/0.0166667" office:value-type="float" office:value="10.1459797080406" calcext:value-type="float">
            <text:p>10.1459797080406</text:p>
          </table:table-cell>
          <table:table-cell table:formula="of:=ABS([.E748]-[.B748])/0.0166667" office:value-type="float" office:value="685.61862876274" calcext:value-type="float">
            <text:p>685.61862876274</text:p>
          </table:table-cell>
          <table:table-cell table:formula="of:=([.F748]-[.C748])/0.0166667" office:value-type="float" office:value="-65.7958684082629" calcext:value-type="float">
            <text:p>-65.7958684082629</text:p>
          </table:table-cell>
          <table:table-cell table:formula="of:=DEGREES(ATAN(ABS([.F748]-[.C748])/ABS([.E748]-[.B748])))" office:value-type="float" office:value="5.48164287138912" calcext:value-type="float">
            <text:p>5.48164287138912</text:p>
          </table:table-cell>
          <table:table-cell table:formula="of:=SQRT(POWER([.H748];2)+POWER([.I748];2)+POWER([.J748];2))" office:value-type="float" office:value="688.843190653964" calcext:value-type="float">
            <text:p>688.843190653964</text:p>
          </table:table-cell>
        </table:table-row>
        <table:table-row table:style-name="ro1">
          <table:table-cell office:value-type="float" office:value="74.9186" calcext:value-type="float">
            <text:p>74.9186</text:p>
          </table:table-cell>
          <table:table-cell office:value-type="float" office:value="286.604" calcext:value-type="float">
            <text:p>286.604</text:p>
          </table:table-cell>
          <table:table-cell office:value-type="float" office:value="38.3469" calcext:value-type="float">
            <text:p>38.3469</text:p>
          </table:table-cell>
          <table:table-cell office:value-type="float" office:value="74.8367" calcext:value-type="float">
            <text:p>74.8367</text:p>
          </table:table-cell>
          <table:table-cell office:value-type="float" office:value="275.099" calcext:value-type="float">
            <text:p>275.099</text:p>
          </table:table-cell>
          <table:table-cell office:value-type="float" office:value="37.5168" calcext:value-type="float">
            <text:p>37.5168</text:p>
          </table:table-cell>
          <table:table-cell/>
          <table:table-cell table:formula="of:=([.D749]-[.A749])/0.0166667" office:value-type="float" office:value="-4.91399017201993" calcext:value-type="float">
            <text:p>-4.91399017201993</text:p>
          </table:table-cell>
          <table:table-cell table:formula="of:=ABS([.E749]-[.B749])/0.0166667" office:value-type="float" office:value="690.298619402761" calcext:value-type="float">
            <text:p>690.298619402761</text:p>
          </table:table-cell>
          <table:table-cell table:formula="of:=([.F749]-[.C749])/0.0166667" office:value-type="float" office:value="-49.8059003881989" calcext:value-type="float">
            <text:p>-49.8059003881989</text:p>
          </table:table-cell>
          <table:table-cell table:formula="of:=DEGREES(ATAN(ABS([.F749]-[.C749])/ABS([.E749]-[.B749])))" office:value-type="float" office:value="4.12681025413701" calcext:value-type="float">
            <text:p>4.12681025413701</text:p>
          </table:table-cell>
          <table:table-cell table:formula="of:=SQRT(POWER([.H749];2)+POWER([.I749];2)+POWER([.J749];2))" office:value-type="float" office:value="692.110510657256" calcext:value-type="float">
            <text:p>692.110510657256</text:p>
          </table:table-cell>
        </table:table-row>
        <table:table-row table:style-name="ro1">
          <table:table-cell office:value-type="float" office:value="74.6143" calcext:value-type="float">
            <text:p>74.6143</text:p>
          </table:table-cell>
          <table:table-cell office:value-type="float" office:value="278.572" calcext:value-type="float">
            <text:p>278.572</text:p>
          </table:table-cell>
          <table:table-cell office:value-type="float" office:value="39.1867" calcext:value-type="float">
            <text:p>39.1867</text:p>
          </table:table-cell>
          <table:table-cell office:value-type="float" office:value="74.5412" calcext:value-type="float">
            <text:p>74.5412</text:p>
          </table:table-cell>
          <table:table-cell office:value-type="float" office:value="267.364" calcext:value-type="float">
            <text:p>267.364</text:p>
          </table:table-cell>
          <table:table-cell office:value-type="float" office:value="38.6112" calcext:value-type="float">
            <text:p>38.6112</text:p>
          </table:table-cell>
          <table:table-cell/>
          <table:table-cell table:formula="of:=([.D750]-[.A750])/0.0166667" office:value-type="float" office:value="-4.38599122801734" calcext:value-type="float">
            <text:p>-4.38599122801734</text:p>
          </table:table-cell>
          <table:table-cell table:formula="of:=ABS([.E750]-[.B750])/0.0166667" office:value-type="float" office:value="672.478655042692" calcext:value-type="float">
            <text:p>672.478655042692</text:p>
          </table:table-cell>
          <table:table-cell table:formula="of:=([.F750]-[.C750])/0.0166667" office:value-type="float" office:value="-34.5299309401384" calcext:value-type="float">
            <text:p>-34.5299309401384</text:p>
          </table:table-cell>
          <table:table-cell table:formula="of:=DEGREES(ATAN(ABS([.F750]-[.C750])/ABS([.E750]-[.B750])))" office:value-type="float" office:value="2.93939935920375" calcext:value-type="float">
            <text:p>2.93939935920375</text:p>
          </table:table-cell>
          <table:table-cell table:formula="of:=SQRT(POWER([.H750];2)+POWER([.I750];2)+POWER([.J750];2))" office:value-type="float" office:value="673.378864041492" calcext:value-type="float">
            <text:p>673.378864041492</text:p>
          </table:table-cell>
        </table:table-row>
        <table:table-row table:style-name="ro1">
          <table:table-cell office:value-type="float" office:value="73.5877" calcext:value-type="float">
            <text:p>73.5877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39.6181" calcext:value-type="float">
            <text:p>39.6181</text:p>
          </table:table-cell>
          <table:table-cell office:value-type="float" office:value="73.0453" calcext:value-type="float">
            <text:p>73.0453</text:p>
          </table:table-cell>
          <table:table-cell office:value-type="float" office:value="263.562" calcext:value-type="float">
            <text:p>263.562</text:p>
          </table:table-cell>
          <table:table-cell office:value-type="float" office:value="38.5518" calcext:value-type="float">
            <text:p>38.5518</text:p>
          </table:table-cell>
          <table:table-cell/>
          <table:table-cell table:formula="of:=([.D751]-[.A751])/0.0166667" office:value-type="float" office:value="-32.5439349121302" calcext:value-type="float">
            <text:p>-32.5439349121302</text:p>
          </table:table-cell>
          <table:table-cell table:formula="of:=ABS([.E751]-[.B751])/0.0166667" office:value-type="float" office:value="660.718678562643" calcext:value-type="float">
            <text:p>660.718678562643</text:p>
          </table:table-cell>
          <table:table-cell table:formula="of:=([.F751]-[.C751])/0.0166667" office:value-type="float" office:value="-63.9778720442558" calcext:value-type="float">
            <text:p>-63.9778720442558</text:p>
          </table:table-cell>
          <table:table-cell table:formula="of:=DEGREES(ATAN(ABS([.F751]-[.C751])/ABS([.E751]-[.B751])))" office:value-type="float" office:value="5.53074938535363" calcext:value-type="float">
            <text:p>5.53074938535363</text:p>
          </table:table-cell>
          <table:table-cell table:formula="of:=SQRT(POWER([.H751];2)+POWER([.I751];2)+POWER([.J751];2))" office:value-type="float" office:value="664.606235309631" calcext:value-type="float">
            <text:p>664.606235309631</text:p>
          </table:table-cell>
        </table:table-row>
        <table:table-row table:style-name="ro1">
          <table:table-cell office:value-type="float" office:value="74.3406" calcext:value-type="float">
            <text:p>74.3406</text:p>
          </table:table-cell>
          <table:table-cell office:value-type="float" office:value="274.662" calcext:value-type="float">
            <text:p>274.662</text:p>
          </table:table-cell>
          <table:table-cell office:value-type="float" office:value="39.5964" calcext:value-type="float">
            <text:p>39.5964</text:p>
          </table:table-cell>
          <table:table-cell office:value-type="float" office:value="74.4981" calcext:value-type="float">
            <text:p>74.4981</text:p>
          </table:table-cell>
          <table:table-cell office:value-type="float" office:value="259.972" calcext:value-type="float">
            <text:p>259.972</text:p>
          </table:table-cell>
          <table:table-cell office:value-type="float" office:value="39.4097" calcext:value-type="float">
            <text:p>39.4097</text:p>
          </table:table-cell>
          <table:table-cell/>
          <table:table-cell table:formula="of:=([.D752]-[.A752])/0.0166667" office:value-type="float" office:value="9.44998110003773" calcext:value-type="float">
            <text:p>9.44998110003773</text:p>
          </table:table-cell>
          <table:table-cell table:formula="of:=ABS([.E752]-[.B752])/0.0166667" office:value-type="float" office:value="881.398237203526" calcext:value-type="float">
            <text:p>881.398237203526</text:p>
          </table:table-cell>
          <table:table-cell table:formula="of:=([.F752]-[.C752])/0.0166667" office:value-type="float" office:value="-11.2019775960449" calcext:value-type="float">
            <text:p>-11.2019775960449</text:p>
          </table:table-cell>
          <table:table-cell table:formula="of:=DEGREES(ATAN(ABS([.F752]-[.C752])/ABS([.E752]-[.B752])))" office:value-type="float" office:value="0.728151540708322" calcext:value-type="float">
            <text:p>0.728151540708322</text:p>
          </table:table-cell>
          <table:table-cell table:formula="of:=SQRT(POWER([.H752];2)+POWER([.I752];2)+POWER([.J752];2))" office:value-type="float" office:value="881.520072936706" calcext:value-type="float">
            <text:p>881.520072936706</text:p>
          </table:table-cell>
        </table:table-row>
        <table:table-row table:style-name="ro1">
          <table:table-cell office:value-type="float" office:value="74.3697" calcext:value-type="float">
            <text:p>74.3697</text:p>
          </table:table-cell>
          <table:table-cell office:value-type="float" office:value="279.804" calcext:value-type="float">
            <text:p>279.804</text:p>
          </table:table-cell>
          <table:table-cell office:value-type="float" office:value="39.4864" calcext:value-type="float">
            <text:p>39.4864</text:p>
          </table:table-cell>
          <table:table-cell office:value-type="float" office:value="74.0532" calcext:value-type="float">
            <text:p>74.0532</text:p>
          </table:table-cell>
          <table:table-cell office:value-type="float" office:value="268.568" calcext:value-type="float">
            <text:p>268.568</text:p>
          </table:table-cell>
          <table:table-cell office:value-type="float" office:value="38.6538" calcext:value-type="float">
            <text:p>38.6538</text:p>
          </table:table-cell>
          <table:table-cell/>
          <table:table-cell table:formula="of:=([.D753]-[.A753])/0.0166667" office:value-type="float" office:value="-18.9899620200754" calcext:value-type="float">
            <text:p>-18.9899620200754</text:p>
          </table:table-cell>
          <table:table-cell table:formula="of:=ABS([.E753]-[.B753])/0.0166667" office:value-type="float" office:value="674.158651682696" calcext:value-type="float">
            <text:p>674.158651682696</text:p>
          </table:table-cell>
          <table:table-cell table:formula="of:=([.F753]-[.C753])/0.0166667" office:value-type="float" office:value="-49.9559000882002" calcext:value-type="float">
            <text:p>-49.9559000882002</text:p>
          </table:table-cell>
          <table:table-cell table:formula="of:=DEGREES(ATAN(ABS([.F753]-[.C753])/ABS([.E753]-[.B753])))" office:value-type="float" office:value="4.2379350223231" calcext:value-type="float">
            <text:p>4.2379350223231</text:p>
          </table:table-cell>
          <table:table-cell table:formula="of:=SQRT(POWER([.H753];2)+POWER([.I753];2)+POWER([.J753];2))" office:value-type="float" office:value="676.273685906658" calcext:value-type="float">
            <text:p>676.273685906658</text:p>
          </table:table-cell>
        </table:table-row>
        <table:table-row table:style-name="ro1">
          <table:table-cell office:value-type="float" office:value="74.3604" calcext:value-type="float">
            <text:p>74.3604</text:p>
          </table:table-cell>
          <table:table-cell office:value-type="float" office:value="278.63" calcext:value-type="float">
            <text:p>278.63</text:p>
          </table:table-cell>
          <table:table-cell office:value-type="float" office:value="38.9276" calcext:value-type="float">
            <text:p>38.9276</text:p>
          </table:table-cell>
          <table:table-cell office:value-type="float" office:value="74.0426" calcext:value-type="float">
            <text:p>74.0426</text:p>
          </table:table-cell>
          <table:table-cell office:value-type="float" office:value="267.529" calcext:value-type="float">
            <text:p>267.529</text:p>
          </table:table-cell>
          <table:table-cell office:value-type="float" office:value="37.6007" calcext:value-type="float">
            <text:p>37.6007</text:p>
          </table:table-cell>
          <table:table-cell/>
          <table:table-cell table:formula="of:=([.D754]-[.A754])/0.0166667" office:value-type="float" office:value="-19.0679618640766" calcext:value-type="float">
            <text:p>-19.0679618640766</text:p>
          </table:table-cell>
          <table:table-cell table:formula="of:=ABS([.E754]-[.B754])/0.0166667" office:value-type="float" office:value="666.058667882664" calcext:value-type="float">
            <text:p>666.058667882664</text:p>
          </table:table-cell>
          <table:table-cell table:formula="of:=([.F754]-[.C754])/0.0166667" office:value-type="float" office:value="-79.6138407723182" calcext:value-type="float">
            <text:p>-79.6138407723182</text:p>
          </table:table-cell>
          <table:table-cell table:formula="of:=DEGREES(ATAN(ABS([.F754]-[.C754])/ABS([.E754]-[.B754])))" office:value-type="float" office:value="6.81621232100529" calcext:value-type="float">
            <text:p>6.81621232100529</text:p>
          </table:table-cell>
          <table:table-cell table:formula="of:=SQRT(POWER([.H754];2)+POWER([.I754];2)+POWER([.J754];2))" office:value-type="float" office:value="671.070860545888" calcext:value-type="float">
            <text:p>671.070860545888</text:p>
          </table:table-cell>
        </table:table-row>
        <table:table-row table:style-name="ro1">
          <table:table-cell office:value-type="float" office:value="74.1238" calcext:value-type="float">
            <text:p>74.1238</text:p>
          </table:table-cell>
          <table:table-cell office:value-type="float" office:value="281" calcext:value-type="float">
            <text:p>281</text:p>
          </table:table-cell>
          <table:table-cell office:value-type="float" office:value="39.7944" calcext:value-type="float">
            <text:p>39.7944</text:p>
          </table:table-cell>
          <table:table-cell office:value-type="float" office:value="74.0627" calcext:value-type="float">
            <text:p>74.0627</text:p>
          </table:table-cell>
          <table:table-cell office:value-type="float" office:value="269.653" calcext:value-type="float">
            <text:p>269.653</text:p>
          </table:table-cell>
          <table:table-cell office:value-type="float" office:value="39.4553" calcext:value-type="float">
            <text:p>39.4553</text:p>
          </table:table-cell>
          <table:table-cell/>
          <table:table-cell table:formula="of:=([.D755]-[.A755])/0.0166667" office:value-type="float" office:value="-3.66599266801443" calcext:value-type="float">
            <text:p>-3.66599266801443</text:p>
          </table:table-cell>
          <table:table-cell table:formula="of:=ABS([.E755]-[.B755])/0.0166667" office:value-type="float" office:value="680.818638362722" calcext:value-type="float">
            <text:p>680.818638362722</text:p>
          </table:table-cell>
          <table:table-cell table:formula="of:=([.F755]-[.C755])/0.0166667" office:value-type="float" office:value="-20.3459593080815" calcext:value-type="float">
            <text:p>-20.3459593080815</text:p>
          </table:table-cell>
          <table:table-cell table:formula="of:=DEGREES(ATAN(ABS([.F755]-[.C755])/ABS([.E755]-[.B755])))" office:value-type="float" office:value="1.71174918528636" calcext:value-type="float">
            <text:p>1.71174918528636</text:p>
          </table:table-cell>
          <table:table-cell table:formula="of:=SQRT(POWER([.H755];2)+POWER([.I755];2)+POWER([.J755];2))" office:value-type="float" office:value="681.132451072829" calcext:value-type="float">
            <text:p>681.132451072829</text:p>
          </table:table-cell>
        </table:table-row>
        <table:table-row table:style-name="ro1">
          <table:table-cell office:value-type="float" office:value="74.8478" calcext:value-type="float">
            <text:p>74.8478</text:p>
          </table:table-cell>
          <table:table-cell office:value-type="float" office:value="276.242" calcext:value-type="float">
            <text:p>276.242</text:p>
          </table:table-cell>
          <table:table-cell office:value-type="float" office:value="38.323" calcext:value-type="float">
            <text:p>38.323</text:p>
          </table:table-cell>
          <table:table-cell office:value-type="float" office:value="75.2517" calcext:value-type="float">
            <text:p>75.2517</text:p>
          </table:table-cell>
          <table:table-cell office:value-type="float" office:value="264.071" calcext:value-type="float">
            <text:p>264.071</text:p>
          </table:table-cell>
          <table:table-cell office:value-type="float" office:value="37.2168" calcext:value-type="float">
            <text:p>37.2168</text:p>
          </table:table-cell>
          <table:table-cell/>
          <table:table-cell table:formula="of:=([.D756]-[.A756])/0.0166667" office:value-type="float" office:value="24.2339515320965" calcext:value-type="float">
            <text:p>24.2339515320965</text:p>
          </table:table-cell>
          <table:table-cell table:formula="of:=ABS([.E756]-[.B756])/0.0166667" office:value-type="float" office:value="730.258539482921" calcext:value-type="float">
            <text:p>730.258539482921</text:p>
          </table:table-cell>
          <table:table-cell table:formula="of:=([.F756]-[.C756])/0.0166667" office:value-type="float" office:value="-66.3718672562656" calcext:value-type="float">
            <text:p>-66.3718672562656</text:p>
          </table:table-cell>
          <table:table-cell table:formula="of:=DEGREES(ATAN(ABS([.F756]-[.C756])/ABS([.E756]-[.B756])))" office:value-type="float" office:value="5.19324043814204" calcext:value-type="float">
            <text:p>5.19324043814204</text:p>
          </table:table-cell>
          <table:table-cell table:formula="of:=SQRT(POWER([.H756];2)+POWER([.I756];2)+POWER([.J756];2))" office:value-type="float" office:value="733.668892387889" calcext:value-type="float">
            <text:p>733.668892387889</text:p>
          </table:table-cell>
        </table:table-row>
        <table:table-row table:style-name="ro1">
          <table:table-cell office:value-type="float" office:value="74.3613" calcext:value-type="float">
            <text:p>74.3613</text:p>
          </table:table-cell>
          <table:table-cell office:value-type="float" office:value="278.571" calcext:value-type="float">
            <text:p>278.571</text:p>
          </table:table-cell>
          <table:table-cell office:value-type="float" office:value="39.1891" calcext:value-type="float">
            <text:p>39.1891</text:p>
          </table:table-cell>
          <table:table-cell office:value-type="float" office:value="74.0436" calcext:value-type="float">
            <text:p>74.0436</text:p>
          </table:table-cell>
          <table:table-cell office:value-type="float" office:value="267.476" calcext:value-type="float">
            <text:p>267.476</text:p>
          </table:table-cell>
          <table:table-cell office:value-type="float" office:value="37.8568" calcext:value-type="float">
            <text:p>37.8568</text:p>
          </table:table-cell>
          <table:table-cell/>
          <table:table-cell table:formula="of:=([.D757]-[.A757])/0.0166667" office:value-type="float" office:value="-19.0619618760764" calcext:value-type="float">
            <text:p>-19.0619618760764</text:p>
          </table:table-cell>
          <table:table-cell table:formula="of:=ABS([.E757]-[.B757])/0.0166667" office:value-type="float" office:value="665.698668602665" calcext:value-type="float">
            <text:p>665.698668602665</text:p>
          </table:table-cell>
          <table:table-cell table:formula="of:=([.F757]-[.C757])/0.0166667" office:value-type="float" office:value="-79.93784012432" calcext:value-type="float">
            <text:p>-79.93784012432</text:p>
          </table:table-cell>
          <table:table-cell table:formula="of:=DEGREES(ATAN(ABS([.F757]-[.C757])/ABS([.E757]-[.B757])))" office:value-type="float" office:value="6.84735508918179" calcext:value-type="float">
            <text:p>6.84735508918179</text:p>
          </table:table-cell>
          <table:table-cell table:formula="of:=SQRT(POWER([.H757];2)+POWER([.I757];2)+POWER([.J757];2))" office:value-type="float" office:value="670.751916921351" calcext:value-type="float">
            <text:p>670.751916921351</text:p>
          </table:table-cell>
        </table:table-row>
        <table:table-row table:style-name="ro1">
          <table:table-cell office:value-type="float" office:value="73.5986" calcext:value-type="float">
            <text:p>73.5986</text:p>
          </table:table-cell>
          <table:table-cell office:value-type="float" office:value="278.651" calcext:value-type="float">
            <text:p>278.651</text:p>
          </table:table-cell>
          <table:table-cell office:value-type="float" office:value="38.4274" calcext:value-type="float">
            <text:p>38.4274</text:p>
          </table:table-cell>
          <table:table-cell office:value-type="float" office:value="73.5619" calcext:value-type="float">
            <text:p>73.5619</text:p>
          </table:table-cell>
          <table:table-cell office:value-type="float" office:value="272.696" calcext:value-type="float">
            <text:p>272.696</text:p>
          </table:table-cell>
          <table:table-cell office:value-type="float" office:value="36.1972" calcext:value-type="float">
            <text:p>36.1972</text:p>
          </table:table-cell>
          <table:table-cell/>
          <table:table-cell table:formula="of:=([.D758]-[.A758])/0.0166667" office:value-type="float" office:value="-2.20199559600943" calcext:value-type="float">
            <text:p>-2.20199559600943</text:p>
          </table:table-cell>
          <table:table-cell table:formula="of:=ABS([.E758]-[.B758])/0.0166667" office:value-type="float" office:value="357.299285401428" calcext:value-type="float">
            <text:p>357.299285401428</text:p>
          </table:table-cell>
          <table:table-cell table:formula="of:=([.F758]-[.C758])/0.0166667" office:value-type="float" office:value="-133.811732376535" calcext:value-type="float">
            <text:p>-133.811732376535</text:p>
          </table:table-cell>
          <table:table-cell table:formula="of:=DEGREES(ATAN(ABS([.F758]-[.C758])/ABS([.E758]-[.B758])))" office:value-type="float" office:value="20.531368128631" calcext:value-type="float">
            <text:p>20.531368128631</text:p>
          </table:table-cell>
          <table:table-cell table:formula="of:=SQRT(POWER([.H758];2)+POWER([.I758];2)+POWER([.J758];2))" office:value-type="float" office:value="381.540571701864" calcext:value-type="float">
            <text:p>381.540571701864</text:p>
          </table:table-cell>
        </table:table-row>
        <table:table-row table:style-name="ro1">
          <table:table-cell office:value-type="float" office:value="74.8389" calcext:value-type="float">
            <text:p>74.8389</text:p>
          </table:table-cell>
          <table:table-cell office:value-type="float" office:value="274.948" calcext:value-type="float">
            <text:p>274.948</text:p>
          </table:table-cell>
          <table:table-cell office:value-type="float" office:value="38.2939" calcext:value-type="float">
            <text:p>38.2939</text:p>
          </table:table-cell>
          <table:table-cell office:value-type="float" office:value="74.7519" calcext:value-type="float">
            <text:p>74.7519</text:p>
          </table:table-cell>
          <table:table-cell office:value-type="float" office:value="262.725" calcext:value-type="float">
            <text:p>262.725</text:p>
          </table:table-cell>
          <table:table-cell office:value-type="float" office:value="37.4611" calcext:value-type="float">
            <text:p>37.4611</text:p>
          </table:table-cell>
          <table:table-cell/>
          <table:table-cell table:formula="of:=([.D759]-[.A759])/0.0166667" office:value-type="float" office:value="-5.21998956002023" calcext:value-type="float">
            <text:p>-5.21998956002023</text:p>
          </table:table-cell>
          <table:table-cell table:formula="of:=ABS([.E759]-[.B759])/0.0166667" office:value-type="float" office:value="733.378533242931" calcext:value-type="float">
            <text:p>733.378533242931</text:p>
          </table:table-cell>
          <table:table-cell table:formula="of:=([.F759]-[.C759])/0.0166667" office:value-type="float" office:value="-49.9679000641998" calcext:value-type="float">
            <text:p>-49.9679000641998</text:p>
          </table:table-cell>
          <table:table-cell table:formula="of:=DEGREES(ATAN(ABS([.F759]-[.C759])/ABS([.E759]-[.B759])))" office:value-type="float" office:value="3.89775784999427" calcext:value-type="float">
            <text:p>3.89775784999427</text:p>
          </table:table-cell>
          <table:table-cell table:formula="of:=SQRT(POWER([.H759];2)+POWER([.I759];2)+POWER([.J759];2))" office:value-type="float" office:value="735.09734889291" calcext:value-type="float">
            <text:p>735.09734889291</text:p>
          </table:table-cell>
        </table:table-row>
        <table:table-row table:style-name="ro1">
          <table:table-cell office:value-type="float" office:value="73.8727" calcext:value-type="float">
            <text:p>73.8727</text:p>
          </table:table-cell>
          <table:table-cell office:value-type="float" office:value="284.043" calcext:value-type="float">
            <text:p>284.043</text:p>
          </table:table-cell>
          <table:table-cell office:value-type="float" office:value="37.5104" calcext:value-type="float">
            <text:p>37.5104</text:p>
          </table:table-cell>
          <table:table-cell office:value-type="float" office:value="73.8086" calcext:value-type="float">
            <text:p>73.8086</text:p>
          </table:table-cell>
          <table:table-cell office:value-type="float" office:value="271.378" calcext:value-type="float">
            <text:p>271.378</text:p>
          </table:table-cell>
          <table:table-cell office:value-type="float" office:value="36.6771" calcext:value-type="float">
            <text:p>36.6771</text:p>
          </table:table-cell>
          <table:table-cell/>
          <table:table-cell table:formula="of:=([.D760]-[.A760])/0.0166667" office:value-type="float" office:value="-3.84599230801516" calcext:value-type="float">
            <text:p>-3.84599230801516</text:p>
          </table:table-cell>
          <table:table-cell table:formula="of:=ABS([.E760]-[.B760])/0.0166667" office:value-type="float" office:value="759.898480203041" calcext:value-type="float">
            <text:p>759.898480203041</text:p>
          </table:table-cell>
          <table:table-cell table:formula="of:=([.F760]-[.C760])/0.0166667" office:value-type="float" office:value="-49.9979000041996" calcext:value-type="float">
            <text:p>-49.9979000041996</text:p>
          </table:table-cell>
          <table:table-cell table:formula="of:=DEGREES(ATAN(ABS([.F760]-[.C760])/ABS([.E760]-[.B760])))" office:value-type="float" office:value="3.76437862541746" calcext:value-type="float">
            <text:p>3.76437862541746</text:p>
          </table:table-cell>
          <table:table-cell table:formula="of:=SQRT(POWER([.H760];2)+POWER([.I760];2)+POWER([.J760];2))" office:value-type="float" office:value="761.551233914406" calcext:value-type="float">
            <text:p>761.551233914406</text:p>
          </table:table-cell>
        </table:table-row>
        <table:table-row table:style-name="ro1">
          <table:table-cell office:value-type="float" office:value="74.1891" calcext:value-type="float">
            <text:p>74.1891</text:p>
          </table:table-cell>
          <table:table-cell office:value-type="float" office:value="294.564" calcext:value-type="float">
            <text:p>294.564</text:p>
          </table:table-cell>
          <table:table-cell office:value-type="float" office:value="38.5855" calcext:value-type="float">
            <text:p>38.5855</text:p>
          </table:table-cell>
          <table:table-cell office:value-type="float" office:value="73.8727" calcext:value-type="float">
            <text:p>73.8727</text:p>
          </table:table-cell>
          <table:table-cell office:value-type="float" office:value="284.048" calcext:value-type="float">
            <text:p>284.048</text:p>
          </table:table-cell>
          <table:table-cell office:value-type="float" office:value="37.5095" calcext:value-type="float">
            <text:p>37.5095</text:p>
          </table:table-cell>
          <table:table-cell/>
          <table:table-cell table:formula="of:=([.D761]-[.A761])/0.0166667" office:value-type="float" office:value="-18.983962032076" calcext:value-type="float">
            <text:p>-18.983962032076</text:p>
          </table:table-cell>
          <table:table-cell table:formula="of:=ABS([.E761]-[.B761])/0.0166667" office:value-type="float" office:value="630.958738082525" calcext:value-type="float">
            <text:p>630.958738082525</text:p>
          </table:table-cell>
          <table:table-cell table:formula="of:=([.F761]-[.C761])/0.0166667" office:value-type="float" office:value="-64.5598708802583" calcext:value-type="float">
            <text:p>-64.5598708802583</text:p>
          </table:table-cell>
          <table:table-cell table:formula="of:=DEGREES(ATAN(ABS([.F761]-[.C761])/ABS([.E761]-[.B761])))" office:value-type="float" office:value="5.84218831821701" calcext:value-type="float">
            <text:p>5.84218831821701</text:p>
          </table:table-cell>
          <table:table-cell table:formula="of:=SQRT(POWER([.H761];2)+POWER([.I761];2)+POWER([.J761];2))" office:value-type="float" office:value="634.537072916314" calcext:value-type="float">
            <text:p>634.537072916314</text:p>
          </table:table-cell>
        </table:table-row>
        <table:table-row table:style-name="ro1">
          <table:table-cell office:value-type="float" office:value="74.8817" calcext:value-type="float">
            <text:p>74.8817</text:p>
          </table:table-cell>
          <table:table-cell office:value-type="float" office:value="281.443" calcext:value-type="float">
            <text:p>281.443</text:p>
          </table:table-cell>
          <table:table-cell office:value-type="float" office:value="37.9419" calcext:value-type="float">
            <text:p>37.9419</text:p>
          </table:table-cell>
          <table:table-cell office:value-type="float" office:value="75.0327" calcext:value-type="float">
            <text:p>75.0327</text:p>
          </table:table-cell>
          <table:table-cell office:value-type="float" office:value="267.667" calcext:value-type="float">
            <text:p>267.667</text:p>
          </table:table-cell>
          <table:table-cell office:value-type="float" office:value="37.3202" calcext:value-type="float">
            <text:p>37.3202</text:p>
          </table:table-cell>
          <table:table-cell/>
          <table:table-cell table:formula="of:=([.D762]-[.A762])/0.0166667" office:value-type="float" office:value="9.05998188003687" calcext:value-type="float">
            <text:p>9.05998188003687</text:p>
          </table:table-cell>
          <table:table-cell table:formula="of:=ABS([.E762]-[.B762])/0.0166667" office:value-type="float" office:value="826.558346883307" calcext:value-type="float">
            <text:p>826.558346883307</text:p>
          </table:table-cell>
          <table:table-cell table:formula="of:=([.F762]-[.C762])/0.0166667" office:value-type="float" office:value="-37.301925396149" calcext:value-type="float">
            <text:p>-37.301925396149</text:p>
          </table:table-cell>
          <table:table-cell table:formula="of:=DEGREES(ATAN(ABS([.F762]-[.C762])/ABS([.E762]-[.B762])))" office:value-type="float" office:value="2.58396002648663" calcext:value-type="float">
            <text:p>2.58396002648663</text:p>
          </table:table-cell>
          <table:table-cell table:formula="of:=SQRT(POWER([.H762];2)+POWER([.I762];2)+POWER([.J762];2))" office:value-type="float" office:value="827.449223646014" calcext:value-type="float">
            <text:p>827.449223646014</text:p>
          </table:table-cell>
        </table:table-row>
        <table:table-row table:style-name="ro1">
          <table:table-cell office:value-type="float" office:value="74.3804" calcext:value-type="float">
            <text:p>74.3804</text:p>
          </table:table-cell>
          <table:table-cell office:value-type="float" office:value="282.634" calcext:value-type="float">
            <text:p>282.634</text:p>
          </table:table-cell>
          <table:table-cell office:value-type="float" office:value="38.2527" calcext:value-type="float">
            <text:p>38.2527</text:p>
          </table:table-cell>
          <table:table-cell office:value-type="float" office:value="74.5379" calcext:value-type="float">
            <text:p>74.5379</text:p>
          </table:table-cell>
          <table:table-cell office:value-type="float" office:value="267.558" calcext:value-type="float">
            <text:p>267.558</text:p>
          </table:table-cell>
          <table:table-cell office:value-type="float" office:value="37.591" calcext:value-type="float">
            <text:p>37.591</text:p>
          </table:table-cell>
          <table:table-cell/>
          <table:table-cell table:formula="of:=([.D763]-[.A763])/0.0166667" office:value-type="float" office:value="9.44998110003773" calcext:value-type="float">
            <text:p>9.44998110003773</text:p>
          </table:table-cell>
          <table:table-cell table:formula="of:=ABS([.E763]-[.B763])/0.0166667" office:value-type="float" office:value="904.55819088362" calcext:value-type="float">
            <text:p>904.55819088362</text:p>
          </table:table-cell>
          <table:table-cell table:formula="of:=([.F763]-[.C763])/0.0166667" office:value-type="float" office:value="-39.7019205961586" calcext:value-type="float">
            <text:p>-39.7019205961586</text:p>
          </table:table-cell>
          <table:table-cell table:formula="of:=DEGREES(ATAN(ABS([.F763]-[.C763])/ABS([.E763]-[.B763])))" office:value-type="float" office:value="2.51315337294977" calcext:value-type="float">
            <text:p>2.51315337294977</text:p>
          </table:table-cell>
          <table:table-cell table:formula="of:=SQRT(POWER([.H763];2)+POWER([.I763];2)+POWER([.J763];2))" office:value-type="float" office:value="905.478362710265" calcext:value-type="float">
            <text:p>905.478362710265</text:p>
          </table:table-cell>
        </table:table-row>
        <table:table-row table:style-name="ro1">
          <table:table-cell office:value-type="float" office:value="74.8639" calcext:value-type="float">
            <text:p>74.8639</text:p>
          </table:table-cell>
          <table:table-cell office:value-type="float" office:value="278.865" calcext:value-type="float">
            <text:p>278.865</text:p>
          </table:table-cell>
          <table:table-cell office:value-type="float" office:value="37.8751" calcext:value-type="float">
            <text:p>37.8751</text:p>
          </table:table-cell>
          <table:table-cell office:value-type="float" office:value="74.7611" calcext:value-type="float">
            <text:p>74.7611</text:p>
          </table:table-cell>
          <table:table-cell office:value-type="float" office:value="263.902" calcext:value-type="float">
            <text:p>263.902</text:p>
          </table:table-cell>
          <table:table-cell office:value-type="float" office:value="37.7416" calcext:value-type="float">
            <text:p>37.7416</text:p>
          </table:table-cell>
          <table:table-cell/>
          <table:table-cell table:formula="of:=([.D764]-[.A764])/0.0166667" office:value-type="float" office:value="-6.16798766402479" calcext:value-type="float">
            <text:p>-6.16798766402479</text:p>
          </table:table-cell>
          <table:table-cell table:formula="of:=ABS([.E764]-[.B764])/0.0166667" office:value-type="float" office:value="897.778204443592" calcext:value-type="float">
            <text:p>897.778204443592</text:p>
          </table:table-cell>
          <table:table-cell table:formula="of:=([.F764]-[.C764])/0.0166667" office:value-type="float" office:value="-8.00998398003234" calcext:value-type="float">
            <text:p>-8.00998398003234</text:p>
          </table:table-cell>
          <table:table-cell table:formula="of:=DEGREES(ATAN(ABS([.F764]-[.C764])/ABS([.E764]-[.B764])))" office:value-type="float" office:value="0.511179817945565" calcext:value-type="float">
            <text:p>0.511179817945565</text:p>
          </table:table-cell>
          <table:table-cell table:formula="of:=SQRT(POWER([.H764];2)+POWER([.I764];2)+POWER([.J764];2))" office:value-type="float" office:value="897.835123109552" calcext:value-type="float">
            <text:p>897.835123109552</text:p>
          </table:table-cell>
        </table:table-row>
        <table:table-row table:style-name="ro1">
          <table:table-cell office:value-type="float" office:value="74.6252" calcext:value-type="float">
            <text:p>74.6252</text:p>
          </table:table-cell>
          <table:table-cell office:value-type="float" office:value="281.523" calcext:value-type="float">
            <text:p>281.523</text:p>
          </table:table-cell>
          <table:table-cell office:value-type="float" office:value="37.4235" calcext:value-type="float">
            <text:p>37.4235</text:p>
          </table:table-cell>
          <table:table-cell office:value-type="float" office:value="74.7826" calcext:value-type="float">
            <text:p>74.7826</text:p>
          </table:table-cell>
          <table:table-cell office:value-type="float" office:value="267.776" calcext:value-type="float">
            <text:p>267.776</text:p>
          </table:table-cell>
          <table:table-cell office:value-type="float" office:value="36.5617" calcext:value-type="float">
            <text:p>36.5617</text:p>
          </table:table-cell>
          <table:table-cell/>
          <table:table-cell table:formula="of:=([.D765]-[.A765])/0.0166667" office:value-type="float" office:value="9.44398111203751" calcext:value-type="float">
            <text:p>9.44398111203751</text:p>
          </table:table-cell>
          <table:table-cell table:formula="of:=ABS([.E765]-[.B765])/0.0166667" office:value-type="float" office:value="824.8183503633" calcext:value-type="float">
            <text:p>824.8183503633</text:p>
          </table:table-cell>
          <table:table-cell table:formula="of:=([.F765]-[.C765])/0.0166667" office:value-type="float" office:value="-51.7078965842065" calcext:value-type="float">
            <text:p>-51.7078965842065</text:p>
          </table:table-cell>
          <table:table-cell table:formula="of:=DEGREES(ATAN(ABS([.F765]-[.C765])/ABS([.E765]-[.B765])))" office:value-type="float" office:value="3.58718045234865" calcext:value-type="float">
            <text:p>3.58718045234865</text:p>
          </table:table-cell>
          <table:table-cell table:formula="of:=SQRT(POWER([.H765];2)+POWER([.I765];2)+POWER([.J765];2))" office:value-type="float" office:value="826.49150415745" calcext:value-type="float">
            <text:p>826.49150415745</text:p>
          </table:table-cell>
        </table:table-row>
        <table:table-row table:style-name="ro1">
          <table:table-cell office:value-type="float" office:value="74.0739" calcext:value-type="float">
            <text:p>74.0739</text:p>
          </table:table-cell>
          <table:table-cell office:value-type="float" office:value="273.805" calcext:value-type="float">
            <text:p>273.805</text:p>
          </table:table-cell>
          <table:table-cell office:value-type="float" office:value="37.2479" calcext:value-type="float">
            <text:p>37.2479</text:p>
          </table:table-cell>
          <table:table-cell office:value-type="float" office:value="74.0005" calcext:value-type="float">
            <text:p>74.0005</text:p>
          </table:table-cell>
          <table:table-cell office:value-type="float" office:value="260.382" calcext:value-type="float">
            <text:p>260.382</text:p>
          </table:table-cell>
          <table:table-cell office:value-type="float" office:value="36.6677" calcext:value-type="float">
            <text:p>36.6677</text:p>
          </table:table-cell>
          <table:table-cell/>
          <table:table-cell table:formula="of:=([.D766]-[.A766])/0.0166667" office:value-type="float" office:value="-4.40399119201716" calcext:value-type="float">
            <text:p>-4.40399119201716</text:p>
          </table:table-cell>
          <table:table-cell table:formula="of:=ABS([.E766]-[.B766])/0.0166667" office:value-type="float" office:value="805.378389243222" calcext:value-type="float">
            <text:p>805.378389243222</text:p>
          </table:table-cell>
          <table:table-cell table:formula="of:=([.F766]-[.C766])/0.0166667" office:value-type="float" office:value="-34.8119303761391" calcext:value-type="float">
            <text:p>-34.8119303761391</text:p>
          </table:table-cell>
          <table:table-cell table:formula="of:=DEGREES(ATAN(ABS([.F766]-[.C766])/ABS([.E766]-[.B766])))" office:value-type="float" office:value="2.47503027276133" calcext:value-type="float">
            <text:p>2.47503027276133</text:p>
          </table:table-cell>
          <table:table-cell table:formula="of:=SQRT(POWER([.H766];2)+POWER([.I766];2)+POWER([.J766];2))" office:value-type="float" office:value="806.142428789689" calcext:value-type="float">
            <text:p>806.142428789689</text:p>
          </table:table-cell>
        </table:table-row>
        <table:table-row table:style-name="ro1">
          <table:table-cell office:value-type="float" office:value="74.6004" calcext:value-type="float">
            <text:p>74.6004</text:p>
          </table:table-cell>
          <table:table-cell office:value-type="float" office:value="277.663" calcext:value-type="float">
            <text:p>277.663</text:p>
          </table:table-cell>
          <table:table-cell office:value-type="float" office:value="37.3275" calcext:value-type="float">
            <text:p>37.3275</text:p>
          </table:table-cell>
          <table:table-cell office:value-type="float" office:value="74.518" calcext:value-type="float">
            <text:p>74.518</text:p>
          </table:table-cell>
          <table:table-cell office:value-type="float" office:value="265.351" calcext:value-type="float">
            <text:p>265.351</text:p>
          </table:table-cell>
          <table:table-cell office:value-type="float" office:value="36.2573" calcext:value-type="float">
            <text:p>36.2573</text:p>
          </table:table-cell>
          <table:table-cell/>
          <table:table-cell table:formula="of:=([.D767]-[.A767])/0.0166667" office:value-type="float" office:value="-4.94399011201934" calcext:value-type="float">
            <text:p>-4.94399011201934</text:p>
          </table:table-cell>
          <table:table-cell table:formula="of:=ABS([.E767]-[.B767])/0.0166667" office:value-type="float" office:value="738.718522562956" calcext:value-type="float">
            <text:p>738.718522562956</text:p>
          </table:table-cell>
          <table:table-cell table:formula="of:=([.F767]-[.C767])/0.0166667" office:value-type="float" office:value="-64.2118715762568" calcext:value-type="float">
            <text:p>-64.2118715762568</text:p>
          </table:table-cell>
          <table:table-cell table:formula="of:=DEGREES(ATAN(ABS([.F767]-[.C767])/ABS([.E767]-[.B767])))" office:value-type="float" office:value="4.96785306820982" calcext:value-type="float">
            <text:p>4.96785306820982</text:p>
          </table:table-cell>
          <table:table-cell table:formula="of:=SQRT(POWER([.H767];2)+POWER([.I767];2)+POWER([.J767];2))" office:value-type="float" office:value="741.520507516245" calcext:value-type="float">
            <text:p>741.520507516245</text:p>
          </table:table-cell>
        </table:table-row>
        <table:table-row table:style-name="ro1">
          <table:table-cell office:value-type="float" office:value="74.8653" calcext:value-type="float">
            <text:p>74.8653</text:p>
          </table:table-cell>
          <table:table-cell office:value-type="float" office:value="278.758" calcext:value-type="float">
            <text:p>278.758</text:p>
          </table:table-cell>
          <table:table-cell office:value-type="float" office:value="38.3976" calcext:value-type="float">
            <text:p>38.3976</text:p>
          </table:table-cell>
          <table:table-cell office:value-type="float" office:value="75.2538" calcext:value-type="float">
            <text:p>75.2538</text:p>
          </table:table-cell>
          <table:table-cell office:value-type="float" office:value="263.851" calcext:value-type="float">
            <text:p>263.851</text:p>
          </table:table-cell>
          <table:table-cell office:value-type="float" office:value="38.2359" calcext:value-type="float">
            <text:p>38.2359</text:p>
          </table:table-cell>
          <table:table-cell/>
          <table:table-cell table:formula="of:=([.D768]-[.A768])/0.0166667" office:value-type="float" office:value="23.3099533800928" calcext:value-type="float">
            <text:p>23.3099533800928</text:p>
          </table:table-cell>
          <table:table-cell table:formula="of:=ABS([.E768]-[.B768])/0.0166667" office:value-type="float" office:value="894.418211163577" calcext:value-type="float">
            <text:p>894.418211163577</text:p>
          </table:table-cell>
          <table:table-cell table:formula="of:=([.F768]-[.C768])/0.0166667" office:value-type="float" office:value="-9.70198059603858" calcext:value-type="float">
            <text:p>-9.70198059603858</text:p>
          </table:table-cell>
          <table:table-cell table:formula="of:=DEGREES(ATAN(ABS([.F768]-[.C768])/ABS([.E768]-[.B768])))" office:value-type="float" office:value="0.621477440219718" calcext:value-type="float">
            <text:p>0.621477440219718</text:p>
          </table:table-cell>
          <table:table-cell table:formula="of:=SQRT(POWER([.H768];2)+POWER([.I768];2)+POWER([.J768];2))" office:value-type="float" office:value="894.77450724477" calcext:value-type="float">
            <text:p>894.77450724477</text:p>
          </table:table-cell>
        </table:table-row>
        <table:table-row table:style-name="ro1">
          <table:table-cell office:value-type="float" office:value="74.1451" calcext:value-type="float">
            <text:p>74.1451</text:p>
          </table:table-cell>
          <table:table-cell office:value-type="float" office:value="286.593" calcext:value-type="float">
            <text:p>286.593</text:p>
          </table:table-cell>
          <table:table-cell office:value-type="float" office:value="38.0999" calcext:value-type="float">
            <text:p>38.0999</text:p>
          </table:table-cell>
          <table:table-cell office:value-type="float" office:value="74.3185" calcext:value-type="float">
            <text:p>74.3185</text:p>
          </table:table-cell>
          <table:table-cell office:value-type="float" office:value="272.532" calcext:value-type="float">
            <text:p>272.532</text:p>
          </table:table-cell>
          <table:table-cell office:value-type="float" office:value="37.4671" calcext:value-type="float">
            <text:p>37.4671</text:p>
          </table:table-cell>
          <table:table-cell/>
          <table:table-cell table:formula="of:=([.D769]-[.A769])/0.0166667" office:value-type="float" office:value="10.4039791920417" calcext:value-type="float">
            <text:p>10.4039791920417</text:p>
          </table:table-cell>
          <table:table-cell table:formula="of:=ABS([.E769]-[.B769])/0.0166667" office:value-type="float" office:value="843.658312683377" calcext:value-type="float">
            <text:p>843.658312683377</text:p>
          </table:table-cell>
          <table:table-cell table:formula="of:=([.F769]-[.C769])/0.0166667" office:value-type="float" office:value="-37.9679240641516" calcext:value-type="float">
            <text:p>-37.9679240641516</text:p>
          </table:table-cell>
          <table:table-cell table:formula="of:=DEGREES(ATAN(ABS([.F769]-[.C769])/ABS([.E769]-[.B769])))" office:value-type="float" office:value="2.57679549138106" calcext:value-type="float">
            <text:p>2.57679549138106</text:p>
          </table:table-cell>
          <table:table-cell table:formula="of:=SQRT(POWER([.H769];2)+POWER([.I769];2)+POWER([.J769];2))" office:value-type="float" office:value="844.576316623034" calcext:value-type="float">
            <text:p>844.576316623034</text:p>
          </table:table-cell>
        </table:table-row>
        <table:table-row table:style-name="ro1">
          <table:table-cell office:value-type="float" office:value="74.6367" calcext:value-type="float">
            <text:p>74.6367</text:p>
          </table:table-cell>
          <table:table-cell office:value-type="float" office:value="282.604" calcext:value-type="float">
            <text:p>282.604</text:p>
          </table:table-cell>
          <table:table-cell office:value-type="float" office:value="38.5093" calcext:value-type="float">
            <text:p>38.5093</text:p>
          </table:table-cell>
          <table:table-cell office:value-type="float" office:value="75.0524" calcext:value-type="float">
            <text:p>75.0524</text:p>
          </table:table-cell>
          <table:table-cell office:value-type="float" office:value="270.032" calcext:value-type="float">
            <text:p>270.032</text:p>
          </table:table-cell>
          <table:table-cell office:value-type="float" office:value="37.8957" calcext:value-type="float">
            <text:p>37.8957</text:p>
          </table:table-cell>
          <table:table-cell/>
          <table:table-cell table:formula="of:=([.D770]-[.A770])/0.0166667" office:value-type="float" office:value="24.9419501160998" calcext:value-type="float">
            <text:p>24.9419501160998</text:p>
          </table:table-cell>
          <table:table-cell table:formula="of:=ABS([.E770]-[.B770])/0.0166667" office:value-type="float" office:value="754.318491363017" calcext:value-type="float">
            <text:p>754.318491363017</text:p>
          </table:table-cell>
          <table:table-cell table:formula="of:=([.F770]-[.C770])/0.0166667" office:value-type="float" office:value="-36.8159263681476" calcext:value-type="float">
            <text:p>-36.8159263681476</text:p>
          </table:table-cell>
          <table:table-cell table:formula="of:=DEGREES(ATAN(ABS([.F770]-[.C770])/ABS([.E770]-[.B770])))" office:value-type="float" office:value="2.79421050190535" calcext:value-type="float">
            <text:p>2.79421050190535</text:p>
          </table:table-cell>
          <table:table-cell table:formula="of:=SQRT(POWER([.H770];2)+POWER([.I770];2)+POWER([.J770];2))" office:value-type="float" office:value="755.628149106502" calcext:value-type="float">
            <text:p>755.628149106502</text:p>
          </table:table-cell>
        </table:table-row>
        <table:table-row table:style-name="ro1">
          <table:table-cell office:value-type="float" office:value="74.6518" calcext:value-type="float">
            <text:p>74.6518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38.0519" calcext:value-type="float">
            <text:p>38.0519</text:p>
          </table:table-cell>
          <table:table-cell office:value-type="float" office:value="75.3002" calcext:value-type="float">
            <text:p>75.3002</text:p>
          </table:table-cell>
          <table:table-cell office:value-type="float" office:value="270.153" calcext:value-type="float">
            <text:p>270.153</text:p>
          </table:table-cell>
          <table:table-cell office:value-type="float" office:value="37.376" calcext:value-type="float">
            <text:p>37.376</text:p>
          </table:table-cell>
          <table:table-cell/>
          <table:table-cell table:formula="of:=([.D771]-[.A771])/0.0166667" office:value-type="float" office:value="38.9039221921562" calcext:value-type="float">
            <text:p>38.9039221921562</text:p>
          </table:table-cell>
          <table:table-cell table:formula="of:=ABS([.E771]-[.B771])/0.0166667" office:value-type="float" office:value="910.43817912364" calcext:value-type="float">
            <text:p>910.43817912364</text:p>
          </table:table-cell>
          <table:table-cell table:formula="of:=([.F771]-[.C771])/0.0166667" office:value-type="float" office:value="-40.5539188921626" calcext:value-type="float">
            <text:p>-40.5539188921626</text:p>
          </table:table-cell>
          <table:table-cell table:formula="of:=DEGREES(ATAN(ABS([.F771]-[.C771])/ABS([.E771]-[.B771])))" office:value-type="float" office:value="2.55045706613799" calcext:value-type="float">
            <text:p>2.55045706613799</text:p>
          </table:table-cell>
          <table:table-cell table:formula="of:=SQRT(POWER([.H771];2)+POWER([.I771];2)+POWER([.J771];2))" office:value-type="float" office:value="912.170934367795" calcext:value-type="float">
            <text:p>912.170934367795</text:p>
          </table:table-cell>
        </table:table-row>
        <table:table-row table:style-name="ro1">
          <table:table-cell office:value-type="float" office:value="74.3555" calcext:value-type="float">
            <text:p>74.3555</text:p>
          </table:table-cell>
          <table:table-cell office:value-type="float" office:value="277.191" calcext:value-type="float">
            <text:p>277.191</text:p>
          </table:table-cell>
          <table:table-cell office:value-type="float" office:value="39.6718" calcext:value-type="float">
            <text:p>39.6718</text:p>
          </table:table-cell>
          <table:table-cell office:value-type="float" office:value="74.2823" calcext:value-type="float">
            <text:p>74.2823</text:p>
          </table:table-cell>
          <table:table-cell office:value-type="float" office:value="264.79" calcext:value-type="float">
            <text:p>264.79</text:p>
          </table:table-cell>
          <table:table-cell office:value-type="float" office:value="39.3051" calcext:value-type="float">
            <text:p>39.3051</text:p>
          </table:table-cell>
          <table:table-cell/>
          <table:table-cell table:formula="of:=([.D772]-[.A772])/0.0166667" office:value-type="float" office:value="-4.39199121601756" calcext:value-type="float">
            <text:p>-4.39199121601756</text:p>
          </table:table-cell>
          <table:table-cell table:formula="of:=ABS([.E772]-[.B772])/0.0166667" office:value-type="float" office:value="744.058511882973" calcext:value-type="float">
            <text:p>744.058511882973</text:p>
          </table:table-cell>
          <table:table-cell table:formula="of:=([.F772]-[.C772])/0.0166667" office:value-type="float" office:value="-22.0019559960877" calcext:value-type="float">
            <text:p>-22.0019559960877</text:p>
          </table:table-cell>
          <table:table-cell table:formula="of:=DEGREES(ATAN(ABS([.F772]-[.C772])/ABS([.E772]-[.B772])))" office:value-type="float" office:value="1.69375387166599" calcext:value-type="float">
            <text:p>1.69375387166599</text:p>
          </table:table-cell>
          <table:table-cell table:formula="of:=SQRT(POWER([.H772];2)+POWER([.I772];2)+POWER([.J772];2))" office:value-type="float" office:value="744.396698514979" calcext:value-type="float">
            <text:p>744.396698514979</text:p>
          </table:table-cell>
        </table:table-row>
        <table:table-row table:style-name="ro1">
          <table:table-cell office:value-type="float" office:value="74.8224" calcext:value-type="float">
            <text:p>74.8224</text:p>
          </table:table-cell>
          <table:table-cell office:value-type="float" office:value="272.418" calcext:value-type="float">
            <text:p>272.418</text:p>
          </table:table-cell>
          <table:table-cell office:value-type="float" office:value="38.4786" calcext:value-type="float">
            <text:p>38.4786</text:p>
          </table:table-cell>
          <table:table-cell office:value-type="float" office:value="74.4992" calcext:value-type="float">
            <text:p>74.4992</text:p>
          </table:table-cell>
          <table:table-cell office:value-type="float" office:value="261.537" calcext:value-type="float">
            <text:p>261.537</text:p>
          </table:table-cell>
          <table:table-cell office:value-type="float" office:value="37.4309" calcext:value-type="float">
            <text:p>37.4309</text:p>
          </table:table-cell>
          <table:table-cell/>
          <table:table-cell table:formula="of:=([.D773]-[.A773])/0.0166667" office:value-type="float" office:value="-19.3919612160776" calcext:value-type="float">
            <text:p>-19.3919612160776</text:p>
          </table:table-cell>
          <table:table-cell table:formula="of:=ABS([.E773]-[.B773])/0.0166667" office:value-type="float" office:value="652.858694282613" calcext:value-type="float">
            <text:p>652.858694282613</text:p>
          </table:table-cell>
          <table:table-cell table:formula="of:=([.F773]-[.C773])/0.0166667" office:value-type="float" office:value="-62.8618742762514" calcext:value-type="float">
            <text:p>-62.8618742762514</text:p>
          </table:table-cell>
          <table:table-cell table:formula="of:=DEGREES(ATAN(ABS([.F773]-[.C773])/ABS([.E773]-[.B773])))" office:value-type="float" office:value="5.49988974050469" calcext:value-type="float">
            <text:p>5.49988974050469</text:p>
          </table:table-cell>
          <table:table-cell table:formula="of:=SQRT(POWER([.H773];2)+POWER([.I773];2)+POWER([.J773];2))" office:value-type="float" office:value="656.164718723681" calcext:value-type="float">
            <text:p>656.164718723681</text:p>
          </table:table-cell>
        </table:table-row>
        <table:table-row table:style-name="ro1">
          <table:table-cell office:value-type="float" office:value="74.0954" calcext:value-type="float">
            <text:p>74.0954</text:p>
          </table:table-cell>
          <table:table-cell office:value-type="float" office:value="275.953" calcext:value-type="float">
            <text:p>275.953</text:p>
          </table:table-cell>
          <table:table-cell office:value-type="float" office:value="39.381" calcext:value-type="float">
            <text:p>39.381</text:p>
          </table:table-cell>
          <table:table-cell office:value-type="float" office:value="74.037" calcext:value-type="float">
            <text:p>74.037</text:p>
          </table:table-cell>
          <table:table-cell office:value-type="float" office:value="266.257" calcext:value-type="float">
            <text:p>266.257</text:p>
          </table:table-cell>
          <table:table-cell office:value-type="float" office:value="37.8242" calcext:value-type="float">
            <text:p>37.8242</text:p>
          </table:table-cell>
          <table:table-cell/>
          <table:table-cell table:formula="of:=([.D774]-[.A774])/0.0166667" office:value-type="float" office:value="-3.50399299201352" calcext:value-type="float">
            <text:p>-3.50399299201352</text:p>
          </table:table-cell>
          <table:table-cell table:formula="of:=ABS([.E774]-[.B774])/0.0166667" office:value-type="float" office:value="581.758836482325" calcext:value-type="float">
            <text:p>581.758836482325</text:p>
          </table:table-cell>
          <table:table-cell table:formula="of:=([.F774]-[.C774])/0.0166667" office:value-type="float" office:value="-93.4078131843738" calcext:value-type="float">
            <text:p>-93.4078131843738</text:p>
          </table:table-cell>
          <table:table-cell table:formula="of:=DEGREES(ATAN(ABS([.F774]-[.C774])/ABS([.E774]-[.B774])))" office:value-type="float" office:value="9.12161792147153" calcext:value-type="float">
            <text:p>9.12161792147153</text:p>
          </table:table-cell>
          <table:table-cell table:formula="of:=SQRT(POWER([.H774];2)+POWER([.I774];2)+POWER([.J774];2))" office:value-type="float" office:value="589.220367397499" calcext:value-type="float">
            <text:p>589.220367397499</text:p>
          </table:table-cell>
        </table:table-row>
        <table:table-row table:style-name="ro1">
          <table:table-cell office:value-type="float" office:value="74.8677" calcext:value-type="float">
            <text:p>74.8677</text:p>
          </table:table-cell>
          <table:table-cell office:value-type="float" office:value="278.633" calcext:value-type="float">
            <text:p>278.633</text:p>
          </table:table-cell>
          <table:table-cell office:value-type="float" office:value="39.1741" calcext:value-type="float">
            <text:p>39.1741</text:p>
          </table:table-cell>
          <table:table-cell office:value-type="float" office:value="74.7873" calcext:value-type="float">
            <text:p>74.7873</text:p>
          </table:table-cell>
          <table:table-cell office:value-type="float" office:value="267.527" calcext:value-type="float">
            <text:p>267.527</text:p>
          </table:table-cell>
          <table:table-cell office:value-type="float" office:value="38.0876" calcext:value-type="float">
            <text:p>38.0876</text:p>
          </table:table-cell>
          <table:table-cell/>
          <table:table-cell table:formula="of:=([.D775]-[.A775])/0.0166667" office:value-type="float" office:value="-4.82399035201914" calcext:value-type="float">
            <text:p>-4.82399035201914</text:p>
          </table:table-cell>
          <table:table-cell table:formula="of:=ABS([.E775]-[.B775])/0.0166667" office:value-type="float" office:value="666.358667282665" calcext:value-type="float">
            <text:p>666.358667282665</text:p>
          </table:table-cell>
          <table:table-cell table:formula="of:=([.F775]-[.C775])/0.0166667" office:value-type="float" office:value="-65.1898696202608" calcext:value-type="float">
            <text:p>-65.1898696202608</text:p>
          </table:table-cell>
          <table:table-cell table:formula="of:=DEGREES(ATAN(ABS([.F775]-[.C775])/ABS([.E775]-[.B775])))" office:value-type="float" office:value="5.58746614194709" calcext:value-type="float">
            <text:p>5.58746614194709</text:p>
          </table:table-cell>
          <table:table-cell table:formula="of:=SQRT(POWER([.H775];2)+POWER([.I775];2)+POWER([.J775];2))" office:value-type="float" office:value="669.557214468452" calcext:value-type="float">
            <text:p>669.557214468452</text:p>
          </table:table-cell>
        </table:table-row>
        <table:table-row table:style-name="ro1">
          <table:table-cell office:value-type="float" office:value="74.8166" calcext:value-type="float">
            <text:p>74.8166</text:p>
          </table:table-cell>
          <table:table-cell office:value-type="float" office:value="270.973" calcext:value-type="float">
            <text:p>270.973</text:p>
          </table:table-cell>
          <table:table-cell office:value-type="float" office:value="39.4707" calcext:value-type="float">
            <text:p>39.4707</text:p>
          </table:table-cell>
          <table:table-cell office:value-type="float" office:value="74.5025" calcext:value-type="float">
            <text:p>74.5025</text:p>
          </table:table-cell>
          <table:table-cell office:value-type="float" office:value="261.345" calcext:value-type="float">
            <text:p>261.345</text:p>
          </table:table-cell>
          <table:table-cell office:value-type="float" office:value="38.4399" calcext:value-type="float">
            <text:p>38.4399</text:p>
          </table:table-cell>
          <table:table-cell/>
          <table:table-cell table:formula="of:=([.D776]-[.A776])/0.0166667" office:value-type="float" office:value="-18.8459623080752" calcext:value-type="float">
            <text:p>-18.8459623080752</text:p>
          </table:table-cell>
          <table:table-cell table:formula="of:=ABS([.E776]-[.B776])/0.0166667" office:value-type="float" office:value="577.67884464231" calcext:value-type="float">
            <text:p>577.67884464231</text:p>
          </table:table-cell>
          <table:table-cell table:formula="of:=([.F776]-[.C776])/0.0166667" office:value-type="float" office:value="-61.8478763042474" calcext:value-type="float">
            <text:p>-61.8478763042474</text:p>
          </table:table-cell>
          <table:table-cell table:formula="of:=DEGREES(ATAN(ABS([.F776]-[.C776])/ABS([.E776]-[.B776])))" office:value-type="float" office:value="6.11096489394379" calcext:value-type="float">
            <text:p>6.11096489394379</text:p>
          </table:table-cell>
          <table:table-cell table:formula="of:=SQRT(POWER([.H776];2)+POWER([.I776];2)+POWER([.J776];2))" office:value-type="float" office:value="581.285796872706" calcext:value-type="float">
            <text:p>581.285796872706</text:p>
          </table:table-cell>
        </table:table-row>
        <table:table-row table:style-name="ro1">
          <table:table-cell office:value-type="float" office:value="74.3934" calcext:value-type="float">
            <text:p>74.3934</text:p>
          </table:table-cell>
          <table:table-cell office:value-type="float" office:value="283.617" calcext:value-type="float">
            <text:p>283.617</text:p>
          </table:table-cell>
          <table:table-cell office:value-type="float" office:value="39.8659" calcext:value-type="float">
            <text:p>39.8659</text:p>
          </table:table-cell>
          <table:table-cell office:value-type="float" office:value="74.5747" calcext:value-type="float">
            <text:p>74.5747</text:p>
          </table:table-cell>
          <table:table-cell office:value-type="float" office:value="272.235" calcext:value-type="float">
            <text:p>272.235</text:p>
          </table:table-cell>
          <table:table-cell office:value-type="float" office:value="39.2583" calcext:value-type="float">
            <text:p>39.2583</text:p>
          </table:table-cell>
          <table:table-cell/>
          <table:table-cell table:formula="of:=([.D777]-[.A777])/0.0166667" office:value-type="float" office:value="10.877978244044" calcext:value-type="float">
            <text:p>10.877978244044</text:p>
          </table:table-cell>
          <table:table-cell table:formula="of:=ABS([.E777]-[.B777])/0.0166667" office:value-type="float" office:value="682.918634162732" calcext:value-type="float">
            <text:p>682.918634162732</text:p>
          </table:table-cell>
          <table:table-cell table:formula="of:=([.F777]-[.C777])/0.0166667" office:value-type="float" office:value="-36.4559270881461" calcext:value-type="float">
            <text:p>-36.4559270881461</text:p>
          </table:table-cell>
          <table:table-cell table:formula="of:=DEGREES(ATAN(ABS([.F777]-[.C777])/ABS([.E777]-[.B777])))" office:value-type="float" office:value="3.05569349228664" calcext:value-type="float">
            <text:p>3.05569349228664</text:p>
          </table:table-cell>
          <table:table-cell table:formula="of:=SQRT(POWER([.H777];2)+POWER([.I777];2)+POWER([.J777];2))" office:value-type="float" office:value="683.977503955522" calcext:value-type="float">
            <text:p>683.977503955522</text:p>
          </table:table-cell>
        </table:table-row>
        <table:table-row table:style-name="ro1">
          <table:table-cell office:value-type="float" office:value="73.856" calcext:value-type="float">
            <text:p>73.856</text:p>
          </table:table-cell>
          <table:table-cell office:value-type="float" office:value="278.45" calcext:value-type="float">
            <text:p>278.45</text:p>
          </table:table-cell>
          <table:table-cell office:value-type="float" office:value="39.4657" calcext:value-type="float">
            <text:p>39.4657</text:p>
          </table:table-cell>
          <table:table-cell office:value-type="float" office:value="73.5549" calcext:value-type="float">
            <text:p>73.5549</text:p>
          </table:table-cell>
          <table:table-cell office:value-type="float" office:value="268.574" calcext:value-type="float">
            <text:p>268.574</text:p>
          </table:table-cell>
          <table:table-cell office:value-type="float" office:value="38.1634" calcext:value-type="float">
            <text:p>38.1634</text:p>
          </table:table-cell>
          <table:table-cell/>
          <table:table-cell table:formula="of:=([.D778]-[.A778])/0.0166667" office:value-type="float" office:value="-18.0659638680717" calcext:value-type="float">
            <text:p>-18.0659638680717</text:p>
          </table:table-cell>
          <table:table-cell table:formula="of:=ABS([.E778]-[.B778])/0.0166667" office:value-type="float" office:value="592.558814882369" calcext:value-type="float">
            <text:p>592.558814882369</text:p>
          </table:table-cell>
          <table:table-cell table:formula="of:=([.F778]-[.C778])/0.0166667" office:value-type="float" office:value="-78.1378437243123" calcext:value-type="float">
            <text:p>-78.1378437243123</text:p>
          </table:table-cell>
          <table:table-cell table:formula="of:=DEGREES(ATAN(ABS([.F778]-[.C778])/ABS([.E778]-[.B778])))" office:value-type="float" office:value="7.51197491216576" calcext:value-type="float">
            <text:p>7.51197491216576</text:p>
          </table:table-cell>
          <table:table-cell table:formula="of:=SQRT(POWER([.H778];2)+POWER([.I778];2)+POWER([.J778];2))" office:value-type="float" office:value="597.961412439937" calcext:value-type="float">
            <text:p>597.961412439937</text:p>
          </table:table-cell>
        </table:table-row>
        <table:table-row table:style-name="ro1">
          <table:table-cell office:value-type="float" office:value="74.0973" calcext:value-type="float">
            <text:p>74.0973</text:p>
          </table:table-cell>
          <table:table-cell office:value-type="float" office:value="275.844" calcext:value-type="float">
            <text:p>275.844</text:p>
          </table:table-cell>
          <table:table-cell office:value-type="float" office:value="39.8996" calcext:value-type="float">
            <text:p>39.8996</text:p>
          </table:table-cell>
          <table:table-cell office:value-type="float" office:value="73.7943" calcext:value-type="float">
            <text:p>73.7943</text:p>
          </table:table-cell>
          <table:table-cell office:value-type="float" office:value="266.037" calcext:value-type="float">
            <text:p>266.037</text:p>
          </table:table-cell>
          <table:table-cell office:value-type="float" office:value="38.8484" calcext:value-type="float">
            <text:p>38.8484</text:p>
          </table:table-cell>
          <table:table-cell/>
          <table:table-cell table:formula="of:=([.D779]-[.A779])/0.0166667" office:value-type="float" office:value="-18.1799636400726" calcext:value-type="float">
            <text:p>-18.1799636400726</text:p>
          </table:table-cell>
          <table:table-cell table:formula="of:=ABS([.E779]-[.B779])/0.0166667" office:value-type="float" office:value="588.418823162355" calcext:value-type="float">
            <text:p>588.418823162355</text:p>
          </table:table-cell>
          <table:table-cell table:formula="of:=([.F779]-[.C779])/0.0166667" office:value-type="float" office:value="-63.0718738562524" calcext:value-type="float">
            <text:p>-63.0718738562524</text:p>
          </table:table-cell>
          <table:table-cell table:formula="of:=DEGREES(ATAN(ABS([.F779]-[.C779])/ABS([.E779]-[.B779])))" office:value-type="float" office:value="6.11810276650521" calcext:value-type="float">
            <text:p>6.11810276650521</text:p>
          </table:table-cell>
          <table:table-cell table:formula="of:=SQRT(POWER([.H779];2)+POWER([.I779];2)+POWER([.J779];2))" office:value-type="float" office:value="592.068647879166" calcext:value-type="float">
            <text:p>592.068647879166</text:p>
          </table:table-cell>
        </table:table-row>
        <table:table-row table:style-name="ro1">
          <table:table-cell office:value-type="float" office:value="74.6063" calcext:value-type="float">
            <text:p>74.6063</text:p>
          </table:table-cell>
          <table:table-cell office:value-type="float" office:value="277.327" calcext:value-type="float">
            <text:p>277.327</text:p>
          </table:table-cell>
          <table:table-cell office:value-type="float" office:value="39.1448" calcext:value-type="float">
            <text:p>39.1448</text:p>
          </table:table-cell>
          <table:table-cell office:value-type="float" office:value="74.5327" calcext:value-type="float">
            <text:p>74.5327</text:p>
          </table:table-cell>
          <table:table-cell office:value-type="float" office:value="266.229" calcext:value-type="float">
            <text:p>266.229</text:p>
          </table:table-cell>
          <table:table-cell office:value-type="float" office:value="38.3167" calcext:value-type="float">
            <text:p>38.3167</text:p>
          </table:table-cell>
          <table:table-cell/>
          <table:table-cell table:formula="of:=([.D780]-[.A780])/0.0166667" office:value-type="float" office:value="-4.4159911680176" calcext:value-type="float">
            <text:p>-4.4159911680176</text:p>
          </table:table-cell>
          <table:table-cell table:formula="of:=ABS([.E780]-[.B780])/0.0166667" office:value-type="float" office:value="665.878668242664" calcext:value-type="float">
            <text:p>665.878668242664</text:p>
          </table:table-cell>
          <table:table-cell table:formula="of:=([.F780]-[.C780])/0.0166667" office:value-type="float" office:value="-49.6859006281987" calcext:value-type="float">
            <text:p>-49.6859006281987</text:p>
          </table:table-cell>
          <table:table-cell table:formula="of:=DEGREES(ATAN(ABS([.F780]-[.C780])/ABS([.E780]-[.B780])))" office:value-type="float" office:value="4.26733391075703" calcext:value-type="float">
            <text:p>4.26733391075703</text:p>
          </table:table-cell>
          <table:table-cell table:formula="of:=SQRT(POWER([.H780];2)+POWER([.I780];2)+POWER([.J780];2))" office:value-type="float" office:value="667.744405083154" calcext:value-type="float">
            <text:p>667.744405083154</text:p>
          </table:table-cell>
        </table:table-row>
        <table:table-row table:style-name="ro1">
          <table:table-cell office:value-type="float" office:value="74.6258" calcext:value-type="float">
            <text:p>74.6258</text:p>
          </table:table-cell>
          <table:table-cell office:value-type="float" office:value="279.667" calcext:value-type="float">
            <text:p>279.667</text:p>
          </table:table-cell>
          <table:table-cell office:value-type="float" office:value="40.2623" calcext:value-type="float">
            <text:p>40.2623</text:p>
          </table:table-cell>
          <table:table-cell office:value-type="float" office:value="74.5454" calcext:value-type="float">
            <text:p>74.5454</text:p>
          </table:table-cell>
          <table:table-cell office:value-type="float" office:value="267.156" calcext:value-type="float">
            <text:p>267.156</text:p>
          </table:table-cell>
          <table:table-cell office:value-type="float" office:value="39.8772" calcext:value-type="float">
            <text:p>39.8772</text:p>
          </table:table-cell>
          <table:table-cell/>
          <table:table-cell table:formula="of:=([.D781]-[.A781])/0.0166667" office:value-type="float" office:value="-4.82399035201914" calcext:value-type="float">
            <text:p>-4.82399035201914</text:p>
          </table:table-cell>
          <table:table-cell table:formula="of:=ABS([.E781]-[.B781])/0.0166667" office:value-type="float" office:value="750.658498683001" calcext:value-type="float">
            <text:p>750.658498683001</text:p>
          </table:table-cell>
          <table:table-cell table:formula="of:=([.F781]-[.C781])/0.0166667" office:value-type="float" office:value="-23.1059537880925" calcext:value-type="float">
            <text:p>-23.1059537880925</text:p>
          </table:table-cell>
          <table:table-cell table:formula="of:=DEGREES(ATAN(ABS([.F781]-[.C781])/ABS([.E781]-[.B781])))" office:value-type="float" office:value="1.76305972120607" calcext:value-type="float">
            <text:p>1.76305972120607</text:p>
          </table:table-cell>
          <table:table-cell table:formula="of:=SQRT(POWER([.H781];2)+POWER([.I781];2)+POWER([.J781];2))" office:value-type="float" office:value="751.02951848006" calcext:value-type="float">
            <text:p>751.02951848006</text:p>
          </table:table-cell>
        </table:table-row>
        <table:table-row table:style-name="ro1">
          <table:table-cell office:value-type="float" office:value="74.8958" calcext:value-type="float">
            <text:p>74.8958</text:p>
          </table:table-cell>
          <table:table-cell office:value-type="float" office:value="282.378" calcext:value-type="float">
            <text:p>282.378</text:p>
          </table:table-cell>
          <table:table-cell office:value-type="float" office:value="39.812" calcext:value-type="float">
            <text:p>39.812</text:p>
          </table:table-cell>
          <table:table-cell office:value-type="float" office:value="74.8159" calcext:value-type="float">
            <text:p>74.8159</text:p>
          </table:table-cell>
          <table:table-cell office:value-type="float" office:value="271.023" calcext:value-type="float">
            <text:p>271.023</text:p>
          </table:table-cell>
          <table:table-cell office:value-type="float" office:value="39.2144" calcext:value-type="float">
            <text:p>39.2144</text:p>
          </table:table-cell>
          <table:table-cell/>
          <table:table-cell table:formula="of:=([.D782]-[.A782])/0.0166667" office:value-type="float" office:value="-4.79399041201888" calcext:value-type="float">
            <text:p>-4.79399041201888</text:p>
          </table:table-cell>
          <table:table-cell table:formula="of:=ABS([.E782]-[.B782])/0.0166667" office:value-type="float" office:value="681.298637402723" calcext:value-type="float">
            <text:p>681.298637402723</text:p>
          </table:table-cell>
          <table:table-cell table:formula="of:=([.F782]-[.C782])/0.0166667" office:value-type="float" office:value="-35.8559282881434" calcext:value-type="float">
            <text:p>-35.8559282881434</text:p>
          </table:table-cell>
          <table:table-cell table:formula="of:=DEGREES(ATAN(ABS([.F782]-[.C782])/ABS([.E782]-[.B782])))" office:value-type="float" office:value="3.01262860127792" calcext:value-type="float">
            <text:p>3.01262860127792</text:p>
          </table:table-cell>
          <table:table-cell table:formula="of:=SQRT(POWER([.H782];2)+POWER([.I782];2)+POWER([.J782];2))" office:value-type="float" office:value="682.258355217642" calcext:value-type="float">
            <text:p>682.258355217642</text:p>
          </table:table-cell>
        </table:table-row>
        <table:table-row table:style-name="ro1">
          <table:table-cell office:value-type="float" office:value="73.897" calcext:value-type="float">
            <text:p>73.897</text:p>
          </table:table-cell>
          <table:table-cell office:value-type="float" office:value="286.077" calcext:value-type="float">
            <text:p>286.077</text:p>
          </table:table-cell>
          <table:table-cell office:value-type="float" office:value="40.4854" calcext:value-type="float">
            <text:p>40.4854</text:p>
          </table:table-cell>
          <table:table-cell office:value-type="float" office:value="73.5899" calcext:value-type="float">
            <text:p>73.5899</text:p>
          </table:table-cell>
          <table:table-cell office:value-type="float" office:value="274.481" calcext:value-type="float">
            <text:p>274.481</text:p>
          </table:table-cell>
          <table:table-cell office:value-type="float" office:value="40.1324" calcext:value-type="float">
            <text:p>40.1324</text:p>
          </table:table-cell>
          <table:table-cell/>
          <table:table-cell table:formula="of:=([.D783]-[.A783])/0.0166667" office:value-type="float" office:value="-18.425963148074" calcext:value-type="float">
            <text:p>-18.425963148074</text:p>
          </table:table-cell>
          <table:table-cell table:formula="of:=ABS([.E783]-[.B783])/0.0166667" office:value-type="float" office:value="695.758608482783" calcext:value-type="float">
            <text:p>695.758608482783</text:p>
          </table:table-cell>
          <table:table-cell table:formula="of:=([.F783]-[.C783])/0.0166667" office:value-type="float" office:value="-21.1799576400848" calcext:value-type="float">
            <text:p>-21.1799576400848</text:p>
          </table:table-cell>
          <table:table-cell table:formula="of:=DEGREES(ATAN(ABS([.F783]-[.C783])/ABS([.E783]-[.B783])))" office:value-type="float" office:value="1.74363281295479" calcext:value-type="float">
            <text:p>1.74363281295479</text:p>
          </table:table-cell>
          <table:table-cell table:formula="of:=SQRT(POWER([.H783];2)+POWER([.I783];2)+POWER([.J783];2))" office:value-type="float" office:value="696.324743206407" calcext:value-type="float">
            <text:p>696.324743206407</text:p>
          </table:table-cell>
        </table:table-row>
        <table:table-row table:style-name="ro1">
          <table:table-cell office:value-type="float" office:value="73.8507" calcext:value-type="float">
            <text:p>73.8507</text:p>
          </table:table-cell>
          <table:table-cell office:value-type="float" office:value="278.706" calcext:value-type="float">
            <text:p>278.706</text:p>
          </table:table-cell>
          <table:table-cell office:value-type="float" office:value="38.1637" calcext:value-type="float">
            <text:p>38.1637</text:p>
          </table:table-cell>
          <table:table-cell office:value-type="float" office:value="73.5461" calcext:value-type="float">
            <text:p>73.5461</text:p>
          </table:table-cell>
          <table:table-cell office:value-type="float" office:value="267.495" calcext:value-type="float">
            <text:p>267.495</text:p>
          </table:table-cell>
          <table:table-cell office:value-type="float" office:value="37.3644" calcext:value-type="float">
            <text:p>37.3644</text:p>
          </table:table-cell>
          <table:table-cell/>
          <table:table-cell table:formula="of:=([.D784]-[.A784])/0.0166667" office:value-type="float" office:value="-18.2759634480736" calcext:value-type="float">
            <text:p>-18.2759634480736</text:p>
          </table:table-cell>
          <table:table-cell table:formula="of:=ABS([.E784]-[.B784])/0.0166667" office:value-type="float" office:value="672.658654682691" calcext:value-type="float">
            <text:p>672.658654682691</text:p>
          </table:table-cell>
          <table:table-cell table:formula="of:=([.F784]-[.C784])/0.0166667" office:value-type="float" office:value="-47.9579040841916" calcext:value-type="float">
            <text:p>-47.9579040841916</text:p>
          </table:table-cell>
          <table:table-cell table:formula="of:=DEGREES(ATAN(ABS([.F784]-[.C784])/ABS([.E784]-[.B784])))" office:value-type="float" office:value="4.07806224890028" calcext:value-type="float">
            <text:p>4.07806224890028</text:p>
          </table:table-cell>
          <table:table-cell table:formula="of:=SQRT(POWER([.H784];2)+POWER([.I784];2)+POWER([.J784];2))" office:value-type="float" office:value="674.613694734722" calcext:value-type="float">
            <text:p>674.613694734722</text:p>
          </table:table-cell>
        </table:table-row>
        <table:table-row table:style-name="ro1">
          <table:table-cell office:value-type="float" office:value="73.8622" calcext:value-type="float">
            <text:p>73.8622</text:p>
          </table:table-cell>
          <table:table-cell office:value-type="float" office:value="281.33" calcext:value-type="float">
            <text:p>281.33</text:p>
          </table:table-cell>
          <table:table-cell office:value-type="float" office:value="37.9706" calcext:value-type="float">
            <text:p>37.9706</text:p>
          </table:table-cell>
          <table:table-cell office:value-type="float" office:value="73.3102" calcext:value-type="float">
            <text:p>73.3102</text:p>
          </table:table-cell>
          <table:table-cell office:value-type="float" office:value="271.28" calcext:value-type="float">
            <text:p>271.28</text:p>
          </table:table-cell>
          <table:table-cell office:value-type="float" office:value="36.9482" calcext:value-type="float">
            <text:p>36.9482</text:p>
          </table:table-cell>
          <table:table-cell/>
          <table:table-cell table:formula="of:=([.D785]-[.A785])/0.0166667" office:value-type="float" office:value="-33.1199337601329" calcext:value-type="float">
            <text:p>-33.1199337601329</text:p>
          </table:table-cell>
          <table:table-cell table:formula="of:=ABS([.E785]-[.B785])/0.0166667" office:value-type="float" office:value="602.998794002413" calcext:value-type="float">
            <text:p>602.998794002413</text:p>
          </table:table-cell>
          <table:table-cell table:formula="of:=([.F785]-[.C785])/0.0166667" office:value-type="float" office:value="-61.3438773122452" calcext:value-type="float">
            <text:p>-61.3438773122452</text:p>
          </table:table-cell>
          <table:table-cell table:formula="of:=DEGREES(ATAN(ABS([.F785]-[.C785])/ABS([.E785]-[.B785])))" office:value-type="float" office:value="5.80879270600466" calcext:value-type="float">
            <text:p>5.80879270600466</text:p>
          </table:table-cell>
          <table:table-cell table:formula="of:=SQRT(POWER([.H785];2)+POWER([.I785];2)+POWER([.J785];2))" office:value-type="float" office:value="607.015277290728" calcext:value-type="float">
            <text:p>607.015277290728</text:p>
          </table:table-cell>
        </table:table-row>
        <table:table-row table:style-name="ro1">
          <table:table-cell office:value-type="float" office:value="74.872" calcext:value-type="float">
            <text:p>74.872</text:p>
          </table:table-cell>
          <table:table-cell office:value-type="float" office:value="280.203" calcext:value-type="float">
            <text:p>280.203</text:p>
          </table:table-cell>
          <table:table-cell office:value-type="float" office:value="37.6466" calcext:value-type="float">
            <text:p>37.6466</text:p>
          </table:table-cell>
          <table:table-cell office:value-type="float" office:value="75.2703" calcext:value-type="float">
            <text:p>75.2703</text:p>
          </table:table-cell>
          <table:table-cell office:value-type="float" office:value="266.52" calcext:value-type="float">
            <text:p>266.52</text:p>
          </table:table-cell>
          <table:table-cell office:value-type="float" office:value="37.0273" calcext:value-type="float">
            <text:p>37.0273</text:p>
          </table:table-cell>
          <table:table-cell/>
          <table:table-cell table:formula="of:=([.D786]-[.A786])/0.0166667" office:value-type="float" office:value="23.897952204096" calcext:value-type="float">
            <text:p>23.897952204096</text:p>
          </table:table-cell>
          <table:table-cell table:formula="of:=ABS([.E786]-[.B786])/0.0166667" office:value-type="float" office:value="820.978358043283" calcext:value-type="float">
            <text:p>820.978358043283</text:p>
          </table:table-cell>
          <table:table-cell table:formula="of:=([.F786]-[.C786])/0.0166667" office:value-type="float" office:value="-37.1579256841488" calcext:value-type="float">
            <text:p>-37.1579256841488</text:p>
          </table:table-cell>
          <table:table-cell table:formula="of:=DEGREES(ATAN(ABS([.F786]-[.C786])/ABS([.E786]-[.B786])))" office:value-type="float" office:value="2.59146946052188" calcext:value-type="float">
            <text:p>2.59146946052188</text:p>
          </table:table-cell>
          <table:table-cell table:formula="of:=SQRT(POWER([.H786];2)+POWER([.I786];2)+POWER([.J786];2))" office:value-type="float" office:value="822.166216732446" calcext:value-type="float">
            <text:p>822.166216732446</text:p>
          </table:table-cell>
        </table:table-row>
        <table:table-row table:style-name="ro1">
          <table:table-cell office:value-type="float" office:value="74.6367" calcext:value-type="float">
            <text:p>74.6367</text:p>
          </table:table-cell>
          <table:table-cell office:value-type="float" office:value="282.604" calcext:value-type="float">
            <text:p>282.604</text:p>
          </table:table-cell>
          <table:table-cell office:value-type="float" office:value="38.5093" calcext:value-type="float">
            <text:p>38.5093</text:p>
          </table:table-cell>
          <table:table-cell office:value-type="float" office:value="74.5537" calcext:value-type="float">
            <text:p>74.5537</text:p>
          </table:table-cell>
          <table:table-cell office:value-type="float" office:value="270.026" calcext:value-type="float">
            <text:p>270.026</text:p>
          </table:table-cell>
          <table:table-cell office:value-type="float" office:value="37.6532" calcext:value-type="float">
            <text:p>37.6532</text:p>
          </table:table-cell>
          <table:table-cell/>
          <table:table-cell table:formula="of:=([.D787]-[.A787])/0.0166667" office:value-type="float" office:value="-4.97999004001983" calcext:value-type="float">
            <text:p>-4.97999004001983</text:p>
          </table:table-cell>
          <table:table-cell table:formula="of:=ABS([.E787]-[.B787])/0.0166667" office:value-type="float" office:value="754.678490643017" calcext:value-type="float">
            <text:p>754.678490643017</text:p>
          </table:table-cell>
          <table:table-cell table:formula="of:=([.F787]-[.C787])/0.0166667" office:value-type="float" office:value="-51.3658972682058" calcext:value-type="float">
            <text:p>-51.3658972682058</text:p>
          </table:table-cell>
          <table:table-cell table:formula="of:=DEGREES(ATAN(ABS([.F787]-[.C787])/ABS([.E787]-[.B787])))" office:value-type="float" office:value="3.89373366847797" calcext:value-type="float">
            <text:p>3.89373366847797</text:p>
          </table:table-cell>
          <table:table-cell table:formula="of:=SQRT(POWER([.H787];2)+POWER([.I787];2)+POWER([.J787];2))" office:value-type="float" office:value="756.440929578899" calcext:value-type="float">
            <text:p>756.440929578899</text:p>
          </table:table-cell>
        </table:table-row>
        <table:table-row table:style-name="ro1">
          <table:table-cell office:value-type="float" office:value="74.855" calcext:value-type="float">
            <text:p>74.855</text:p>
          </table:table-cell>
          <table:table-cell office:value-type="float" office:value="277.588" calcext:value-type="float">
            <text:p>277.588</text:p>
          </table:table-cell>
          <table:table-cell office:value-type="float" office:value="37.8416" calcext:value-type="float">
            <text:p>37.8416</text:p>
          </table:table-cell>
          <table:table-cell office:value-type="float" office:value="74.5275" calcext:value-type="float">
            <text:p>74.5275</text:p>
          </table:table-cell>
          <table:table-cell office:value-type="float" office:value="266.479" calcext:value-type="float">
            <text:p>266.479</text:p>
          </table:table-cell>
          <table:table-cell office:value-type="float" office:value="36.7949" calcext:value-type="float">
            <text:p>36.7949</text:p>
          </table:table-cell>
          <table:table-cell/>
          <table:table-cell table:formula="of:=([.D788]-[.A788])/0.0166667" office:value-type="float" office:value="-19.6499607000786" calcext:value-type="float">
            <text:p>-19.6499607000786</text:p>
          </table:table-cell>
          <table:table-cell table:formula="of:=ABS([.E788]-[.B788])/0.0166667" office:value-type="float" office:value="666.538666922668" calcext:value-type="float">
            <text:p>666.538666922668</text:p>
          </table:table-cell>
          <table:table-cell table:formula="of:=([.F788]-[.C788])/0.0166667" office:value-type="float" office:value="-62.8018743962513" calcext:value-type="float">
            <text:p>-62.8018743962513</text:p>
          </table:table-cell>
          <table:table-cell table:formula="of:=DEGREES(ATAN(ABS([.F788]-[.C788])/ABS([.E788]-[.B788])))" office:value-type="float" office:value="5.38256949705131" calcext:value-type="float">
            <text:p>5.38256949705131</text:p>
          </table:table-cell>
          <table:table-cell table:formula="of:=SQRT(POWER([.H788];2)+POWER([.I788];2)+POWER([.J788];2))" office:value-type="float" office:value="669.779061247995" calcext:value-type="float">
            <text:p>669.779061247995</text:p>
          </table:table-cell>
        </table:table-row>
        <table:table-row table:style-name="ro1">
          <table:table-cell office:value-type="float" office:value="74.1101" calcext:value-type="float">
            <text:p>74.1101</text:p>
          </table:table-cell>
          <table:table-cell office:value-type="float" office:value="280.071" calcext:value-type="float">
            <text:p>280.071</text:p>
          </table:table-cell>
          <table:table-cell office:value-type="float" office:value="37.9291" calcext:value-type="float">
            <text:p>37.9291</text:p>
          </table:table-cell>
          <table:table-cell office:value-type="float" office:value="74.0405" calcext:value-type="float">
            <text:p>74.0405</text:p>
          </table:table-cell>
          <table:table-cell office:value-type="float" office:value="267.597" calcext:value-type="float">
            <text:p>267.597</text:p>
          </table:table-cell>
          <table:table-cell office:value-type="float" office:value="37.0947" calcext:value-type="float">
            <text:p>37.0947</text:p>
          </table:table-cell>
          <table:table-cell/>
          <table:table-cell table:formula="of:=([.D789]-[.A789])/0.0166667" office:value-type="float" office:value="-4.1759916480172" calcext:value-type="float">
            <text:p>-4.1759916480172</text:p>
          </table:table-cell>
          <table:table-cell table:formula="of:=ABS([.E789]-[.B789])/0.0166667" office:value-type="float" office:value="748.438503122997" calcext:value-type="float">
            <text:p>748.438503122997</text:p>
          </table:table-cell>
          <table:table-cell table:formula="of:=([.F789]-[.C789])/0.0166667" office:value-type="float" office:value="-50.0638998722" calcext:value-type="float">
            <text:p>-50.0638998722</text:p>
          </table:table-cell>
          <table:table-cell table:formula="of:=DEGREES(ATAN(ABS([.F789]-[.C789])/ABS([.E789]-[.B789])))" office:value-type="float" office:value="3.82687874171981" calcext:value-type="float">
            <text:p>3.82687874171981</text:p>
          </table:table-cell>
          <table:table-cell table:formula="of:=SQRT(POWER([.H789];2)+POWER([.I789];2)+POWER([.J789];2))" office:value-type="float" office:value="750.122673923172" calcext:value-type="float">
            <text:p>750.122673923172</text:p>
          </table:table-cell>
        </table:table-row>
        <table:table-row table:style-name="ro1">
          <table:table-cell office:value-type="float" office:value="74.3984" calcext:value-type="float">
            <text:p>74.3984</text:p>
          </table:table-cell>
          <table:table-cell office:value-type="float" office:value="285.071" calcext:value-type="float">
            <text:p>285.071</text:p>
          </table:table-cell>
          <table:table-cell office:value-type="float" office:value="39.1173" calcext:value-type="float">
            <text:p>39.1173</text:p>
          </table:table-cell>
          <table:table-cell office:value-type="float" office:value="74.3221" calcext:value-type="float">
            <text:p>74.3221</text:p>
          </table:table-cell>
          <table:table-cell office:value-type="float" office:value="272.329" calcext:value-type="float">
            <text:p>272.329</text:p>
          </table:table-cell>
          <table:table-cell office:value-type="float" office:value="38.4985" calcext:value-type="float">
            <text:p>38.4985</text:p>
          </table:table-cell>
          <table:table-cell/>
          <table:table-cell table:formula="of:=([.D790]-[.A790])/0.0166667" office:value-type="float" office:value="-4.57799084401766" calcext:value-type="float">
            <text:p>-4.57799084401766</text:p>
          </table:table-cell>
          <table:table-cell table:formula="of:=ABS([.E790]-[.B790])/0.0166667" office:value-type="float" office:value="764.518470963059" calcext:value-type="float">
            <text:p>764.518470963059</text:p>
          </table:table-cell>
          <table:table-cell table:formula="of:=([.F790]-[.C790])/0.0166667" office:value-type="float" office:value="-37.1279257441485" calcext:value-type="float">
            <text:p>-37.1279257441485</text:p>
          </table:table-cell>
          <table:table-cell table:formula="of:=DEGREES(ATAN(ABS([.F790]-[.C790])/ABS([.E790]-[.B790])))" office:value-type="float" office:value="2.7803166820748" calcext:value-type="float">
            <text:p>2.7803166820748</text:p>
          </table:table-cell>
          <table:table-cell table:formula="of:=SQRT(POWER([.H790];2)+POWER([.I790];2)+POWER([.J790];2))" office:value-type="float" office:value="765.433167111228" calcext:value-type="float">
            <text:p>765.433167111228</text:p>
          </table:table-cell>
        </table:table-row>
        <table:table-row table:style-name="ro1">
          <table:table-cell office:value-type="float" office:value="74.3976" calcext:value-type="float">
            <text:p>74.3976</text:p>
          </table:table-cell>
          <table:table-cell office:value-type="float" office:value="285.132" calcext:value-type="float">
            <text:p>285.132</text:p>
          </table:table-cell>
          <table:table-cell office:value-type="float" office:value="38.8522" calcext:value-type="float">
            <text:p>38.8522</text:p>
          </table:table-cell>
          <table:table-cell office:value-type="float" office:value="74.3277" calcext:value-type="float">
            <text:p>74.3277</text:p>
          </table:table-cell>
          <table:table-cell office:value-type="float" office:value="273.693" calcext:value-type="float">
            <text:p>273.693</text:p>
          </table:table-cell>
          <table:table-cell office:value-type="float" office:value="38.0145" calcext:value-type="float">
            <text:p>38.0145</text:p>
          </table:table-cell>
          <table:table-cell/>
          <table:table-cell table:formula="of:=([.D791]-[.A791])/0.0166667" office:value-type="float" office:value="-4.19399161201702" calcext:value-type="float">
            <text:p>-4.19399161201702</text:p>
          </table:table-cell>
          <table:table-cell table:formula="of:=ABS([.E791]-[.B791])/0.0166667" office:value-type="float" office:value="686.338627322747" calcext:value-type="float">
            <text:p>686.338627322747</text:p>
          </table:table-cell>
          <table:table-cell table:formula="of:=([.F791]-[.C791])/0.0166667" office:value-type="float" office:value="-50.2618994762014" calcext:value-type="float">
            <text:p>-50.2618994762014</text:p>
          </table:table-cell>
          <table:table-cell table:formula="of:=DEGREES(ATAN(ABS([.F791]-[.C791])/ABS([.E791]-[.B791])))" office:value-type="float" office:value="4.18840360480346" calcext:value-type="float">
            <text:p>4.18840360480346</text:p>
          </table:table-cell>
          <table:table-cell table:formula="of:=SQRT(POWER([.H791];2)+POWER([.I791];2)+POWER([.J791];2))" office:value-type="float" office:value="688.189334020711" calcext:value-type="float">
            <text:p>688.189334020711</text:p>
          </table:table-cell>
        </table:table-row>
        <table:table-row table:style-name="ro1">
          <table:table-cell office:value-type="float" office:value="73.6096" calcext:value-type="float">
            <text:p>73.6096</text:p>
          </table:table-cell>
          <table:table-cell office:value-type="float" office:value="281.199" calcext:value-type="float">
            <text:p>281.199</text:p>
          </table:table-cell>
          <table:table-cell office:value-type="float" office:value="38.5016" calcext:value-type="float">
            <text:p>38.5016</text:p>
          </table:table-cell>
          <table:table-cell office:value-type="float" office:value="73.3162" calcext:value-type="float">
            <text:p>73.3162</text:p>
          </table:table-cell>
          <table:table-cell office:value-type="float" office:value="272.479" calcext:value-type="float">
            <text:p>272.479</text:p>
          </table:table-cell>
          <table:table-cell office:value-type="float" office:value="37.2364" calcext:value-type="float">
            <text:p>37.2364</text:p>
          </table:table-cell>
          <table:table-cell/>
          <table:table-cell table:formula="of:=([.D792]-[.A792])/0.0166667" office:value-type="float" office:value="-17.6039647920707" calcext:value-type="float">
            <text:p>-17.6039647920707</text:p>
          </table:table-cell>
          <table:table-cell table:formula="of:=ABS([.E792]-[.B792])/0.0166667" office:value-type="float" office:value="523.198953602094" calcext:value-type="float">
            <text:p>523.198953602094</text:p>
          </table:table-cell>
          <table:table-cell table:formula="of:=([.F792]-[.C792])/0.0166667" office:value-type="float" office:value="-75.9118481763037" calcext:value-type="float">
            <text:p>-75.9118481763037</text:p>
          </table:table-cell>
          <table:table-cell table:formula="of:=DEGREES(ATAN(ABS([.F792]-[.C792])/ABS([.E792]-[.B792])))" office:value-type="float" office:value="8.25553541336143" calcext:value-type="float">
            <text:p>8.25553541336143</text:p>
          </table:table-cell>
          <table:table-cell table:formula="of:=SQRT(POWER([.H792];2)+POWER([.I792];2)+POWER([.J792];2))" office:value-type="float" office:value="528.970370928533" calcext:value-type="float">
            <text:p>528.970370928533</text:p>
          </table:table-cell>
        </table:table-row>
        <table:table-row table:style-name="ro1">
          <table:table-cell office:value-type="float" office:value="74.1348" calcext:value-type="float">
            <text:p>74.1348</text:p>
          </table:table-cell>
          <table:table-cell office:value-type="float" office:value="283.738" calcext:value-type="float">
            <text:p>283.738</text:p>
          </table:table-cell>
          <table:table-cell office:value-type="float" office:value="39.0864" calcext:value-type="float">
            <text:p>39.0864</text:p>
          </table:table-cell>
          <table:table-cell office:value-type="float" office:value="74.0721" calcext:value-type="float">
            <text:p>74.0721</text:p>
          </table:table-cell>
          <table:table-cell office:value-type="float" office:value="272.312" calcext:value-type="float">
            <text:p>272.312</text:p>
          </table:table-cell>
          <table:table-cell office:value-type="float" office:value="38.5039" calcext:value-type="float">
            <text:p>38.5039</text:p>
          </table:table-cell>
          <table:table-cell/>
          <table:table-cell table:formula="of:=([.D793]-[.A793])/0.0166667" office:value-type="float" office:value="-3.76199247601459" calcext:value-type="float">
            <text:p>-3.76199247601459</text:p>
          </table:table-cell>
          <table:table-cell table:formula="of:=ABS([.E793]-[.B793])/0.0166667" office:value-type="float" office:value="685.558628882741" calcext:value-type="float">
            <text:p>685.558628882741</text:p>
          </table:table-cell>
          <table:table-cell table:formula="of:=([.F793]-[.C793])/0.0166667" office:value-type="float" office:value="-34.9499301001396" calcext:value-type="float">
            <text:p>-34.9499301001396</text:p>
          </table:table-cell>
          <table:table-cell table:formula="of:=DEGREES(ATAN(ABS([.F793]-[.C793])/ABS([.E793]-[.B793])))" office:value-type="float" office:value="2.91842491389902" calcext:value-type="float">
            <text:p>2.91842491389902</text:p>
          </table:table-cell>
          <table:table-cell table:formula="of:=SQRT(POWER([.H793];2)+POWER([.I793];2)+POWER([.J793];2))" office:value-type="float" office:value="686.459236835647" calcext:value-type="float">
            <text:p>686.459236835647</text:p>
          </table:table-cell>
        </table:table-row>
        <table:table-row table:style-name="ro1">
          <table:table-cell office:value-type="float" office:value="74.8558" calcext:value-type="float">
            <text:p>74.8558</text:p>
          </table:table-cell>
          <table:table-cell office:value-type="float" office:value="277.54" calcext:value-type="float">
            <text:p>277.54</text:p>
          </table:table-cell>
          <table:table-cell office:value-type="float" office:value="38.1014" calcext:value-type="float">
            <text:p>38.1014</text:p>
          </table:table-cell>
          <table:table-cell office:value-type="float" office:value="75.0139" calcext:value-type="float">
            <text:p>75.0139</text:p>
          </table:table-cell>
          <table:table-cell office:value-type="float" office:value="265.274" calcext:value-type="float">
            <text:p>265.274</text:p>
          </table:table-cell>
          <table:table-cell office:value-type="float" office:value="37.0048" calcext:value-type="float">
            <text:p>37.0048</text:p>
          </table:table-cell>
          <table:table-cell/>
          <table:table-cell table:formula="of:=([.D794]-[.A794])/0.0166667" office:value-type="float" office:value="9.48598102803822" calcext:value-type="float">
            <text:p>9.48598102803822</text:p>
          </table:table-cell>
          <table:table-cell table:formula="of:=ABS([.E794]-[.B794])/0.0166667" office:value-type="float" office:value="735.958528082945" calcext:value-type="float">
            <text:p>735.958528082945</text:p>
          </table:table-cell>
          <table:table-cell table:formula="of:=([.F794]-[.C794])/0.0166667" office:value-type="float" office:value="-65.7958684082629" calcext:value-type="float">
            <text:p>-65.7958684082629</text:p>
          </table:table-cell>
          <table:table-cell table:formula="of:=DEGREES(ATAN(ABS([.F794]-[.C794])/ABS([.E794]-[.B794])))" office:value-type="float" office:value="5.10875231526612" calcext:value-type="float">
            <text:p>5.10875231526612</text:p>
          </table:table-cell>
          <table:table-cell table:formula="of:=SQRT(POWER([.H794];2)+POWER([.I794];2)+POWER([.J794];2))" office:value-type="float" office:value="738.954690893614" calcext:value-type="float">
            <text:p>738.954690893614</text:p>
          </table:table-cell>
        </table:table-row>
        <table:table-row table:style-name="ro1">
          <table:table-cell office:value-type="float" office:value="74.3585" calcext:value-type="float">
            <text:p>74.3585</text:p>
          </table:table-cell>
          <table:table-cell office:value-type="float" office:value="278.706" calcext:value-type="float">
            <text:p>278.706</text:p>
          </table:table-cell>
          <table:table-cell office:value-type="float" office:value="38.411" calcext:value-type="float">
            <text:p>38.411</text:p>
          </table:table-cell>
          <table:table-cell office:value-type="float" office:value="74.0482" calcext:value-type="float">
            <text:p>74.0482</text:p>
          </table:table-cell>
          <table:table-cell office:value-type="float" office:value="268.784" calcext:value-type="float">
            <text:p>268.784</text:p>
          </table:table-cell>
          <table:table-cell office:value-type="float" office:value="37.3801" calcext:value-type="float">
            <text:p>37.3801</text:p>
          </table:table-cell>
          <table:table-cell/>
          <table:table-cell table:formula="of:=([.D795]-[.A795])/0.0166667" office:value-type="float" office:value="-18.6179627640752" calcext:value-type="float">
            <text:p>-18.6179627640752</text:p>
          </table:table-cell>
          <table:table-cell table:formula="of:=ABS([.E795]-[.B795])/0.0166667" office:value-type="float" office:value="595.318809362383" calcext:value-type="float">
            <text:p>595.318809362383</text:p>
          </table:table-cell>
          <table:table-cell table:formula="of:=([.F795]-[.C795])/0.0166667" office:value-type="float" office:value="-61.8538762922476" calcext:value-type="float">
            <text:p>-61.8538762922476</text:p>
          </table:table-cell>
          <table:table-cell table:formula="of:=DEGREES(ATAN(ABS([.F795]-[.C795])/ABS([.E795]-[.B795])))" office:value-type="float" office:value="5.93177176561512" calcext:value-type="float">
            <text:p>5.93177176561512</text:p>
          </table:table-cell>
          <table:table-cell table:formula="of:=SQRT(POWER([.H795];2)+POWER([.I795];2)+POWER([.J795];2))" office:value-type="float" office:value="598.813005311764" calcext:value-type="float">
            <text:p>598.813005311764</text:p>
          </table:table-cell>
        </table:table-row>
        <table:table-row table:style-name="ro1">
          <table:table-cell office:value-type="float" office:value="74.1418" calcext:value-type="float">
            <text:p>74.1418</text:p>
          </table:table-cell>
          <table:table-cell office:value-type="float" office:value="285.046" calcext:value-type="float">
            <text:p>285.046</text:p>
          </table:table-cell>
          <table:table-cell office:value-type="float" office:value="39.1238" calcext:value-type="float">
            <text:p>39.1238</text:p>
          </table:table-cell>
          <table:table-cell office:value-type="float" office:value="73.8293" calcext:value-type="float">
            <text:p>73.8293</text:p>
          </table:table-cell>
          <table:table-cell office:value-type="float" office:value="273.479" calcext:value-type="float">
            <text:p>273.479</text:p>
          </table:table-cell>
          <table:table-cell office:value-type="float" office:value="38.8042" calcext:value-type="float">
            <text:p>38.8042</text:p>
          </table:table-cell>
          <table:table-cell/>
          <table:table-cell table:formula="of:=([.D796]-[.A796])/0.0166667" office:value-type="float" office:value="-18.749962500075" calcext:value-type="float">
            <text:p>-18.749962500075</text:p>
          </table:table-cell>
          <table:table-cell table:formula="of:=ABS([.E796]-[.B796])/0.0166667" office:value-type="float" office:value="694.018611962777" calcext:value-type="float">
            <text:p>694.018611962777</text:p>
          </table:table-cell>
          <table:table-cell table:formula="of:=([.F796]-[.C796])/0.0166667" office:value-type="float" office:value="-19.1759616480768" calcext:value-type="float">
            <text:p>-19.1759616480768</text:p>
          </table:table-cell>
          <table:table-cell table:formula="of:=DEGREES(ATAN(ABS([.F796]-[.C796])/ABS([.E796]-[.B796])))" office:value-type="float" office:value="1.58269848075526" calcext:value-type="float">
            <text:p>1.58269848075526</text:p>
          </table:table-cell>
          <table:table-cell table:formula="of:=SQRT(POWER([.H796];2)+POWER([.I796];2)+POWER([.J796];2))" office:value-type="float" office:value="694.536616996989" calcext:value-type="float">
            <text:p>694.536616996989</text:p>
          </table:table-cell>
        </table:table-row>
        <table:table-row table:style-name="ro1">
          <table:table-cell office:value-type="float" office:value="74.6045" calcext:value-type="float">
            <text:p>74.6045</text:p>
          </table:table-cell>
          <table:table-cell office:value-type="float" office:value="277.403" calcext:value-type="float">
            <text:p>277.403</text:p>
          </table:table-cell>
          <table:table-cell office:value-type="float" office:value="38.6298" calcext:value-type="float">
            <text:p>38.6298</text:p>
          </table:table-cell>
          <table:table-cell office:value-type="float" office:value="74.5309" calcext:value-type="float">
            <text:p>74.5309</text:p>
          </table:table-cell>
          <table:table-cell office:value-type="float" office:value="266.292" calcext:value-type="float">
            <text:p>266.292</text:p>
          </table:table-cell>
          <table:table-cell office:value-type="float" office:value="37.8136" calcext:value-type="float">
            <text:p>37.8136</text:p>
          </table:table-cell>
          <table:table-cell/>
          <table:table-cell table:formula="of:=([.D797]-[.A797])/0.0166667" office:value-type="float" office:value="-4.4159911680176" calcext:value-type="float">
            <text:p>-4.4159911680176</text:p>
          </table:table-cell>
          <table:table-cell table:formula="of:=ABS([.E797]-[.B797])/0.0166667" office:value-type="float" office:value="666.65866668267" calcext:value-type="float">
            <text:p>666.65866668267</text:p>
          </table:table-cell>
          <table:table-cell table:formula="of:=([.F797]-[.C797])/0.0166667" office:value-type="float" office:value="-48.971902056196" calcext:value-type="float">
            <text:p>-48.971902056196</text:p>
          </table:table-cell>
          <table:table-cell table:formula="of:=DEGREES(ATAN(ABS([.F797]-[.C797])/ABS([.E797]-[.B797])))" office:value-type="float" office:value="4.20132925313532" calcext:value-type="float">
            <text:p>4.20132925313532</text:p>
          </table:table-cell>
          <table:table-cell table:formula="of:=SQRT(POWER([.H797];2)+POWER([.I797];2)+POWER([.J797];2))" office:value-type="float" office:value="668.469540092974" calcext:value-type="float">
            <text:p>668.469540092974</text:p>
          </table:table-cell>
        </table:table-row>
        <table:table-row table:style-name="ro1">
          <table:table-cell office:value-type="float" office:value="74.3573" calcext:value-type="float">
            <text:p>74.3573</text:p>
          </table:table-cell>
          <table:table-cell office:value-type="float" office:value="277.09" calcext:value-type="float">
            <text:p>277.09</text:p>
          </table:table-cell>
          <table:table-cell office:value-type="float" office:value="40.1897" calcext:value-type="float">
            <text:p>40.1897</text:p>
          </table:table-cell>
          <table:table-cell office:value-type="float" office:value="74.2903" calcext:value-type="float">
            <text:p>74.2903</text:p>
          </table:table-cell>
          <table:table-cell office:value-type="float" office:value="265.956" calcext:value-type="float">
            <text:p>265.956</text:p>
          </table:table-cell>
          <table:table-cell office:value-type="float" office:value="39.594" calcext:value-type="float">
            <text:p>39.594</text:p>
          </table:table-cell>
          <table:table-cell/>
          <table:table-cell table:formula="of:=([.D798]-[.A798])/0.0166667" office:value-type="float" office:value="-4.01999196001566" calcext:value-type="float">
            <text:p>-4.01999196001566</text:p>
          </table:table-cell>
          <table:table-cell table:formula="of:=ABS([.E798]-[.B798])/0.0166667" office:value-type="float" office:value="668.03866392267" calcext:value-type="float">
            <text:p>668.03866392267</text:p>
          </table:table-cell>
          <table:table-cell table:formula="of:=([.F798]-[.C798])/0.0166667" office:value-type="float" office:value="-35.741928516143" calcext:value-type="float">
            <text:p>-35.741928516143</text:p>
          </table:table-cell>
          <table:table-cell table:formula="of:=DEGREES(ATAN(ABS([.F798]-[.C798])/ABS([.E798]-[.B798])))" office:value-type="float" office:value="3.06256371276313" calcext:value-type="float">
            <text:p>3.06256371276313</text:p>
          </table:table-cell>
          <table:table-cell table:formula="of:=SQRT(POWER([.H798];2)+POWER([.I798];2)+POWER([.J798];2))" office:value-type="float" office:value="669.006204967486" calcext:value-type="float">
            <text:p>669.006204967486</text:p>
          </table:table-cell>
        </table:table-row>
        <table:table-row table:style-name="ro1">
          <table:table-cell office:value-type="float" office:value="74.5836" calcext:value-type="float">
            <text:p>74.5836</text:p>
          </table:table-cell>
          <table:table-cell office:value-type="float" office:value="273.438" calcext:value-type="float">
            <text:p>273.438</text:p>
          </table:table-cell>
          <table:table-cell office:value-type="float" office:value="39.5515" calcext:value-type="float">
            <text:p>39.5515</text:p>
          </table:table-cell>
          <table:table-cell office:value-type="float" office:value="74.4981" calcext:value-type="float">
            <text:p>74.4981</text:p>
          </table:table-cell>
          <table:table-cell office:value-type="float" office:value="259.976" calcext:value-type="float">
            <text:p>259.976</text:p>
          </table:table-cell>
          <table:table-cell office:value-type="float" office:value="39.4089" calcext:value-type="float">
            <text:p>39.4089</text:p>
          </table:table-cell>
          <table:table-cell/>
          <table:table-cell table:formula="of:=([.D799]-[.A799])/0.0166667" office:value-type="float" office:value="-5.12998974002114" calcext:value-type="float">
            <text:p>-5.12998974002114</text:p>
          </table:table-cell>
          <table:table-cell table:formula="of:=ABS([.E799]-[.B799])/0.0166667" office:value-type="float" office:value="807.71838456323" calcext:value-type="float">
            <text:p>807.71838456323</text:p>
          </table:table-cell>
          <table:table-cell table:formula="of:=([.F799]-[.C799])/0.0166667" office:value-type="float" office:value="-8.5559828880339" calcext:value-type="float">
            <text:p>-8.5559828880339</text:p>
          </table:table-cell>
          <table:table-cell table:formula="of:=DEGREES(ATAN(ABS([.F799]-[.C799])/ABS([.E799]-[.B799])))" office:value-type="float" office:value="0.606898870003041" calcext:value-type="float">
            <text:p>0.606898870003041</text:p>
          </table:table-cell>
          <table:table-cell table:formula="of:=SQRT(POWER([.H799];2)+POWER([.I799];2)+POWER([.J799];2))" office:value-type="float" office:value="807.779988857948" calcext:value-type="float">
            <text:p>807.779988857948</text:p>
          </table:table-cell>
        </table:table-row>
        <table:table-row table:style-name="ro1">
          <table:table-cell office:value-type="float" office:value="74.117" calcext:value-type="float">
            <text:p>74.117</text:p>
          </table:table-cell>
          <table:table-cell office:value-type="float" office:value="279.724" calcext:value-type="float">
            <text:p>279.724</text:p>
          </table:table-cell>
          <table:table-cell office:value-type="float" office:value="39.7541" calcext:value-type="float">
            <text:p>39.7541</text:p>
          </table:table-cell>
          <table:table-cell office:value-type="float" office:value="73.8112" calcext:value-type="float">
            <text:p>73.8112</text:p>
          </table:table-cell>
          <table:table-cell office:value-type="float" office:value="269.772" calcext:value-type="float">
            <text:p>269.772</text:p>
          </table:table-cell>
          <table:table-cell office:value-type="float" office:value="38.6952" calcext:value-type="float">
            <text:p>38.6952</text:p>
          </table:table-cell>
          <table:table-cell/>
          <table:table-cell table:formula="of:=([.D800]-[.A800])/0.0166667" office:value-type="float" office:value="-18.3479633040737" calcext:value-type="float">
            <text:p>-18.3479633040737</text:p>
          </table:table-cell>
          <table:table-cell table:formula="of:=ABS([.E800]-[.B800])/0.0166667" office:value-type="float" office:value="597.118805762388" calcext:value-type="float">
            <text:p>597.118805762388</text:p>
          </table:table-cell>
          <table:table-cell table:formula="of:=([.F800]-[.C800])/0.0166667" office:value-type="float" office:value="-63.5338729322542" calcext:value-type="float">
            <text:p>-63.5338729322542</text:p>
          </table:table-cell>
          <table:table-cell table:formula="of:=DEGREES(ATAN(ABS([.F800]-[.C800])/ABS([.E800]-[.B800])))" office:value-type="float" office:value="6.07346172700707" calcext:value-type="float">
            <text:p>6.07346172700707</text:p>
          </table:table-cell>
          <table:table-cell table:formula="of:=SQRT(POWER([.H800];2)+POWER([.I800];2)+POWER([.J800];2))" office:value-type="float" office:value="600.76956394468" calcext:value-type="float">
            <text:p>600.76956394468</text:p>
          </table:table-cell>
        </table:table-row>
        <table:table-row table:style-name="ro1">
          <table:table-cell office:value-type="float" office:value="74.1308" calcext:value-type="float">
            <text:p>74.1308</text:p>
          </table:table-cell>
          <table:table-cell office:value-type="float" office:value="282.298" calcext:value-type="float">
            <text:p>282.298</text:p>
          </table:table-cell>
          <table:table-cell office:value-type="float" office:value="39.8324" calcext:value-type="float">
            <text:p>39.8324</text:p>
          </table:table-cell>
          <table:table-cell office:value-type="float" office:value="73.8233" calcext:value-type="float">
            <text:p>73.8233</text:p>
          </table:table-cell>
          <table:table-cell office:value-type="float" office:value="272.257" calcext:value-type="float">
            <text:p>272.257</text:p>
          </table:table-cell>
          <table:table-cell office:value-type="float" office:value="38.7642" calcext:value-type="float">
            <text:p>38.7642</text:p>
          </table:table-cell>
          <table:table-cell/>
          <table:table-cell table:formula="of:=([.D801]-[.A801])/0.0166667" office:value-type="float" office:value="-18.4499631000732" calcext:value-type="float">
            <text:p>-18.4499631000732</text:p>
          </table:table-cell>
          <table:table-cell table:formula="of:=ABS([.E801]-[.B801])/0.0166667" office:value-type="float" office:value="602.45879508241" calcext:value-type="float">
            <text:p>602.45879508241</text:p>
          </table:table-cell>
          <table:table-cell table:formula="of:=([.F801]-[.C801])/0.0166667" office:value-type="float" office:value="-64.0918718162562" calcext:value-type="float">
            <text:p>-64.0918718162562</text:p>
          </table:table-cell>
          <table:table-cell table:formula="of:=DEGREES(ATAN(ABS([.F801]-[.C801])/ABS([.E801]-[.B801])))" office:value-type="float" office:value="6.07250442700328" calcext:value-type="float">
            <text:p>6.07250442700328</text:p>
          </table:table-cell>
          <table:table-cell table:formula="of:=SQRT(POWER([.H801];2)+POWER([.I801];2)+POWER([.J801];2))" office:value-type="float" office:value="606.139232308431" calcext:value-type="float">
            <text:p>606.139232308431</text:p>
          </table:table-cell>
        </table:table-row>
        <table:table-row table:style-name="ro1">
          <table:table-cell office:value-type="float" office:value="74.5924" calcext:value-type="float">
            <text:p>74.5924</text:p>
          </table:table-cell>
          <table:table-cell office:value-type="float" office:value="274.637" calcext:value-type="float">
            <text:p>274.637</text:p>
          </table:table-cell>
          <table:table-cell office:value-type="float" office:value="39.8477" calcext:value-type="float">
            <text:p>39.8477</text:p>
          </table:table-cell>
          <table:table-cell office:value-type="float" office:value="74.7573" calcext:value-type="float">
            <text:p>74.7573</text:p>
          </table:table-cell>
          <table:table-cell office:value-type="float" office:value="262.433" calcext:value-type="float">
            <text:p>262.433</text:p>
          </table:table-cell>
          <table:table-cell office:value-type="float" office:value="39.2212" calcext:value-type="float">
            <text:p>39.2212</text:p>
          </table:table-cell>
          <table:table-cell/>
          <table:table-cell table:formula="of:=([.D802]-[.A802])/0.0166667" office:value-type="float" office:value="9.89398021203975" calcext:value-type="float">
            <text:p>9.89398021203975</text:p>
          </table:table-cell>
          <table:table-cell table:formula="of:=ABS([.E802]-[.B802])/0.0166667" office:value-type="float" office:value="732.238535522929" calcext:value-type="float">
            <text:p>732.238535522929</text:p>
          </table:table-cell>
          <table:table-cell table:formula="of:=([.F802]-[.C802])/0.0166667" office:value-type="float" office:value="-37.5899248201504" calcext:value-type="float">
            <text:p>-37.5899248201504</text:p>
          </table:table-cell>
          <table:table-cell table:formula="of:=DEGREES(ATAN(ABS([.F802]-[.C802])/ABS([.E802]-[.B802])))" office:value-type="float" office:value="2.93873508686842" calcext:value-type="float">
            <text:p>2.93873508686842</text:p>
          </table:table-cell>
          <table:table-cell table:formula="of:=SQRT(POWER([.H802];2)+POWER([.I802];2)+POWER([.J802];2))" office:value-type="float" office:value="733.269504477845" calcext:value-type="float">
            <text:p>733.269504477845</text:p>
          </table:table-cell>
        </table:table-row>
        <table:table-row table:style-name="ro1">
          <table:table-cell office:value-type="float" office:value="74.9229" calcext:value-type="float">
            <text:p>74.9229</text:p>
          </table:table-cell>
          <table:table-cell office:value-type="float" office:value="286.283" calcext:value-type="float">
            <text:p>286.283</text:p>
          </table:table-cell>
          <table:table-cell office:value-type="float" office:value="39.9326" calcext:value-type="float">
            <text:p>39.9326</text:p>
          </table:table-cell>
          <table:table-cell office:value-type="float" office:value="75.0944" calcext:value-type="float">
            <text:p>75.0944</text:p>
          </table:table-cell>
          <table:table-cell office:value-type="float" office:value="274.694" calcext:value-type="float">
            <text:p>274.694</text:p>
          </table:table-cell>
          <table:table-cell office:value-type="float" office:value="39.8335" calcext:value-type="float">
            <text:p>39.8335</text:p>
          </table:table-cell>
          <table:table-cell/>
          <table:table-cell table:formula="of:=([.D803]-[.A803])/0.0166667" office:value-type="float" office:value="10.2899794200408" calcext:value-type="float">
            <text:p>10.2899794200408</text:p>
          </table:table-cell>
          <table:table-cell table:formula="of:=ABS([.E803]-[.B803])/0.0166667" office:value-type="float" office:value="695.338609322781" calcext:value-type="float">
            <text:p>695.338609322781</text:p>
          </table:table-cell>
          <table:table-cell table:formula="of:=([.F803]-[.C803])/0.0166667" office:value-type="float" office:value="-5.94598810802378" calcext:value-type="float">
            <text:p>-5.94598810802378</text:p>
          </table:table-cell>
          <table:table-cell table:formula="of:=DEGREES(ATAN(ABS([.F803]-[.C803])/ABS([.E803]-[.B803])))" office:value-type="float" office:value="0.489936436070981" calcext:value-type="float">
            <text:p>0.489936436070981</text:p>
          </table:table-cell>
          <table:table-cell table:formula="of:=SQRT(POWER([.H803];2)+POWER([.I803];2)+POWER([.J803];2))" office:value-type="float" office:value="695.440162822068" calcext:value-type="float">
            <text:p>695.440162822068</text:p>
          </table:table-cell>
        </table:table-row>
        <table:table-row table:style-name="ro1">
          <table:table-cell office:value-type="float" office:value="73.8843" calcext:value-type="float">
            <text:p>73.8843</text:p>
          </table:table-cell>
          <table:table-cell office:value-type="float" office:value="285.077" calcext:value-type="float">
            <text:p>285.077</text:p>
          </table:table-cell>
          <table:table-cell office:value-type="float" office:value="38.8662" calcext:value-type="float">
            <text:p>38.8662</text:p>
          </table:table-cell>
          <table:table-cell office:value-type="float" office:value="73.8221" calcext:value-type="float">
            <text:p>73.8221</text:p>
          </table:table-cell>
          <table:table-cell office:value-type="float" office:value="272.279" calcext:value-type="float">
            <text:p>272.279</text:p>
          </table:table-cell>
          <table:table-cell office:value-type="float" office:value="38.5119" calcext:value-type="float">
            <text:p>38.5119</text:p>
          </table:table-cell>
          <table:table-cell/>
          <table:table-cell table:formula="of:=([.D804]-[.A804])/0.0166667" office:value-type="float" office:value="-3.73199253601433" calcext:value-type="float">
            <text:p>-3.73199253601433</text:p>
          </table:table-cell>
          <table:table-cell table:formula="of:=ABS([.E804]-[.B804])/0.0166667" office:value-type="float" office:value="767.878464243072" calcext:value-type="float">
            <text:p>767.878464243072</text:p>
          </table:table-cell>
          <table:table-cell table:formula="of:=([.F804]-[.C804])/0.0166667" office:value-type="float" office:value="-21.2579574840852" calcext:value-type="float">
            <text:p>-21.2579574840852</text:p>
          </table:table-cell>
          <table:table-cell table:formula="of:=DEGREES(ATAN(ABS([.F804]-[.C804])/ABS([.E804]-[.B804])))" office:value-type="float" office:value="1.58577208059669" calcext:value-type="float">
            <text:p>1.58577208059669</text:p>
          </table:table-cell>
          <table:table-cell table:formula="of:=SQRT(POWER([.H804];2)+POWER([.I804];2)+POWER([.J804];2))" office:value-type="float" office:value="768.181726138407" calcext:value-type="float">
            <text:p>768.181726138407</text:p>
          </table:table-cell>
        </table:table-row>
        <table:table-row table:style-name="ro1">
          <table:table-cell office:value-type="float" office:value="74.8653" calcext:value-type="float">
            <text:p>74.8653</text:p>
          </table:table-cell>
          <table:table-cell office:value-type="float" office:value="278.758" calcext:value-type="float">
            <text:p>278.758</text:p>
          </table:table-cell>
          <table:table-cell office:value-type="float" office:value="38.3976" calcext:value-type="float">
            <text:p>38.3976</text:p>
          </table:table-cell>
          <table:table-cell office:value-type="float" office:value="74.7772" calcext:value-type="float">
            <text:p>74.7772</text:p>
          </table:table-cell>
          <table:table-cell office:value-type="float" office:value="266.368" calcext:value-type="float">
            <text:p>266.368</text:p>
          </table:table-cell>
          <table:table-cell office:value-type="float" office:value="37.5517" calcext:value-type="float">
            <text:p>37.5517</text:p>
          </table:table-cell>
          <table:table-cell/>
          <table:table-cell table:formula="of:=([.D805]-[.A805])/0.0166667" office:value-type="float" office:value="-5.28598942802183" calcext:value-type="float">
            <text:p>-5.28598942802183</text:p>
          </table:table-cell>
          <table:table-cell table:formula="of:=ABS([.E805]-[.B805])/0.0166667" office:value-type="float" office:value="743.398513202973" calcext:value-type="float">
            <text:p>743.398513202973</text:p>
          </table:table-cell>
          <table:table-cell table:formula="of:=([.F805]-[.C805])/0.0166667" office:value-type="float" office:value="-50.753898492203" calcext:value-type="float">
            <text:p>-50.753898492203</text:p>
          </table:table-cell>
          <table:table-cell table:formula="of:=DEGREES(ATAN(ABS([.F805]-[.C805])/ABS([.E805]-[.B805])))" office:value-type="float" office:value="3.90568250007812" calcext:value-type="float">
            <text:p>3.90568250007812</text:p>
          </table:table-cell>
          <table:table-cell table:formula="of:=SQRT(POWER([.H805];2)+POWER([.I805];2)+POWER([.J805];2))" office:value-type="float" office:value="745.147803679767" calcext:value-type="float">
            <text:p>745.147803679767</text:p>
          </table:table-cell>
        </table:table-row>
        <table:table-row table:style-name="ro1">
          <table:table-cell office:value-type="float" office:value="75.1283" calcext:value-type="float">
            <text:p>75.1283</text:p>
          </table:table-cell>
          <table:table-cell office:value-type="float" office:value="280.07" calcext:value-type="float">
            <text:p>280.07</text:p>
          </table:table-cell>
          <table:table-cell office:value-type="float" office:value="38.4252" calcext:value-type="float">
            <text:p>38.4252</text:p>
          </table:table-cell>
          <table:table-cell office:value-type="float" office:value="75.529" calcext:value-type="float">
            <text:p>75.529</text:p>
          </table:table-cell>
          <table:table-cell office:value-type="float" office:value="267.673" calcext:value-type="float">
            <text:p>267.673</text:p>
          </table:table-cell>
          <table:table-cell office:value-type="float" office:value="37.5615" calcext:value-type="float">
            <text:p>37.5615</text:p>
          </table:table-cell>
          <table:table-cell/>
          <table:table-cell table:formula="of:=([.D806]-[.A806])/0.0166667" office:value-type="float" office:value="24.0419519160962" calcext:value-type="float">
            <text:p>24.0419519160962</text:p>
          </table:table-cell>
          <table:table-cell table:formula="of:=ABS([.E806]-[.B806])/0.0166667" office:value-type="float" office:value="743.818512362975" calcext:value-type="float">
            <text:p>743.818512362975</text:p>
          </table:table-cell>
          <table:table-cell table:formula="of:=([.F806]-[.C806])/0.0166667" office:value-type="float" office:value="-51.821896356207" calcext:value-type="float">
            <text:p>-51.821896356207</text:p>
          </table:table-cell>
          <table:table-cell table:formula="of:=DEGREES(ATAN(ABS([.F806]-[.C806])/ABS([.E806]-[.B806])))" office:value-type="float" office:value="3.98536174255182" calcext:value-type="float">
            <text:p>3.98536174255182</text:p>
          </table:table-cell>
          <table:table-cell table:formula="of:=SQRT(POWER([.H806];2)+POWER([.I806];2)+POWER([.J806];2))" office:value-type="float" office:value="746.009050700967" calcext:value-type="float">
            <text:p>746.009050700967</text:p>
          </table:table-cell>
        </table:table-row>
        <table:table-row table:style-name="ro1">
          <table:table-cell office:value-type="float" office:value="74.6045" calcext:value-type="float">
            <text:p>74.6045</text:p>
          </table:table-cell>
          <table:table-cell office:value-type="float" office:value="277.408" calcext:value-type="float">
            <text:p>277.408</text:p>
          </table:table-cell>
          <table:table-cell office:value-type="float" office:value="38.6289" calcext:value-type="float">
            <text:p>38.6289</text:p>
          </table:table-cell>
          <table:table-cell office:value-type="float" office:value="74.7695" calcext:value-type="float">
            <text:p>74.7695</text:p>
          </table:table-cell>
          <table:table-cell office:value-type="float" office:value="265.103" calcext:value-type="float">
            <text:p>265.103</text:p>
          </table:table-cell>
          <table:table-cell office:value-type="float" office:value="37.7747" calcext:value-type="float">
            <text:p>37.7747</text:p>
          </table:table-cell>
          <table:table-cell/>
          <table:table-cell table:formula="of:=([.D807]-[.A807])/0.0166667" office:value-type="float" office:value="9.89998020003912" calcext:value-type="float">
            <text:p>9.89998020003912</text:p>
          </table:table-cell>
          <table:table-cell table:formula="of:=ABS([.E807]-[.B807])/0.0166667" office:value-type="float" office:value="738.298523402954" calcext:value-type="float">
            <text:p>738.298523402954</text:p>
          </table:table-cell>
          <table:table-cell table:formula="of:=([.F807]-[.C807])/0.0166667" office:value-type="float" office:value="-51.2518974962049" calcext:value-type="float">
            <text:p>-51.2518974962049</text:p>
          </table:table-cell>
          <table:table-cell table:formula="of:=DEGREES(ATAN(ABS([.F807]-[.C807])/ABS([.E807]-[.B807])))" office:value-type="float" office:value="3.97104139174403" calcext:value-type="float">
            <text:p>3.97104139174403</text:p>
          </table:table-cell>
          <table:table-cell table:formula="of:=SQRT(POWER([.H807];2)+POWER([.I807];2)+POWER([.J807];2))" office:value-type="float" office:value="740.141524482922" calcext:value-type="float">
            <text:p>740.141524482922</text:p>
          </table:table-cell>
        </table:table-row>
        <table:table-row table:style-name="ro1">
          <table:table-cell office:value-type="float" office:value="74.0856" calcext:value-type="float">
            <text:p>74.0856</text:p>
          </table:table-cell>
          <table:table-cell office:value-type="float" office:value="274.816" calcext:value-type="float">
            <text:p>274.816</text:p>
          </table:table-cell>
          <table:table-cell office:value-type="float" office:value="38.5736" calcext:value-type="float">
            <text:p>38.5736</text:p>
          </table:table-cell>
          <table:table-cell office:value-type="float" office:value="74.2572" calcext:value-type="float">
            <text:p>74.2572</text:p>
          </table:table-cell>
          <table:table-cell office:value-type="float" office:value="261.338" calcext:value-type="float">
            <text:p>261.338</text:p>
          </table:table-cell>
          <table:table-cell office:value-type="float" office:value="38.1999" calcext:value-type="float">
            <text:p>38.1999</text:p>
          </table:table-cell>
          <table:table-cell/>
          <table:table-cell table:formula="of:=([.D808]-[.A808])/0.0166667" office:value-type="float" office:value="10.2959794080411" calcext:value-type="float">
            <text:p>10.2959794080411</text:p>
          </table:table-cell>
          <table:table-cell table:formula="of:=ABS([.E808]-[.B808])/0.0166667" office:value-type="float" office:value="808.678382643232" calcext:value-type="float">
            <text:p>808.678382643232</text:p>
          </table:table-cell>
          <table:table-cell table:formula="of:=([.F808]-[.C808])/0.0166667" office:value-type="float" office:value="-22.4219551560897" calcext:value-type="float">
            <text:p>-22.4219551560897</text:p>
          </table:table-cell>
          <table:table-cell table:formula="of:=DEGREES(ATAN(ABS([.F808]-[.C808])/ABS([.E808]-[.B808])))" office:value-type="float" office:value="1.58821401732075" calcext:value-type="float">
            <text:p>1.58821401732075</text:p>
          </table:table-cell>
          <table:table-cell table:formula="of:=SQRT(POWER([.H808];2)+POWER([.I808];2)+POWER([.J808];2))" office:value-type="float" office:value="809.054681600364" calcext:value-type="float">
            <text:p>809.054681600364</text:p>
          </table:table-cell>
        </table:table-row>
        <table:table-row table:style-name="ro1">
          <table:table-cell office:value-type="float" office:value="74.1269" calcext:value-type="float">
            <text:p>74.1269</text:p>
          </table:table-cell>
          <table:table-cell office:value-type="float" office:value="282.493" calcext:value-type="float">
            <text:p>282.493</text:p>
          </table:table-cell>
          <table:table-cell office:value-type="float" office:value="38.7864" calcext:value-type="float">
            <text:p>38.7864</text:p>
          </table:table-cell>
          <table:table-cell office:value-type="float" office:value="74.0692" calcext:value-type="float">
            <text:p>74.0692</text:p>
          </table:table-cell>
          <table:table-cell office:value-type="float" office:value="272.463" calcext:value-type="float">
            <text:p>272.463</text:p>
          </table:table-cell>
          <table:table-cell office:value-type="float" office:value="37.7307" calcext:value-type="float">
            <text:p>37.7307</text:p>
          </table:table-cell>
          <table:table-cell/>
          <table:table-cell table:formula="of:=([.D809]-[.A809])/0.0166667" office:value-type="float" office:value="-3.46199307601452" calcext:value-type="float">
            <text:p>-3.46199307601452</text:p>
          </table:table-cell>
          <table:table-cell table:formula="of:=ABS([.E809]-[.B809])/0.0166667" office:value-type="float" office:value="601.798796402406" calcext:value-type="float">
            <text:p>601.798796402406</text:p>
          </table:table-cell>
          <table:table-cell table:formula="of:=([.F809]-[.C809])/0.0166667" office:value-type="float" office:value="-63.3418733162535" calcext:value-type="float">
            <text:p>-63.3418733162535</text:p>
          </table:table-cell>
          <table:table-cell table:formula="of:=DEGREES(ATAN(ABS([.F809]-[.C809])/ABS([.E809]-[.B809])))" office:value-type="float" office:value="6.00850044515569" calcext:value-type="float">
            <text:p>6.00850044515569</text:p>
          </table:table-cell>
          <table:table-cell table:formula="of:=SQRT(POWER([.H809];2)+POWER([.I809];2)+POWER([.J809];2))" office:value-type="float" office:value="605.133018156054" calcext:value-type="float">
            <text:p>605.133018156054</text:p>
          </table:table-cell>
        </table:table-row>
        <table:table-row table:style-name="ro1">
          <table:table-cell office:value-type="float" office:value="74.6127" calcext:value-type="float">
            <text:p>74.6127</text:p>
          </table:table-cell>
          <table:table-cell office:value-type="float" office:value="278.679" calcext:value-type="float">
            <text:p>278.679</text:p>
          </table:table-cell>
          <table:table-cell office:value-type="float" office:value="38.6652" calcext:value-type="float">
            <text:p>38.6652</text:p>
          </table:table-cell>
          <table:table-cell office:value-type="float" office:value="74.7787" calcext:value-type="float">
            <text:p>74.7787</text:p>
          </table:table-cell>
          <table:table-cell office:value-type="float" office:value="266.272" calcext:value-type="float">
            <text:p>266.272</text:p>
          </table:table-cell>
          <table:table-cell office:value-type="float" office:value="38.0608" calcext:value-type="float">
            <text:p>38.0608</text:p>
          </table:table-cell>
          <table:table-cell/>
          <table:table-cell table:formula="of:=([.D810]-[.A810])/0.0166667" office:value-type="float" office:value="9.95998008003965" calcext:value-type="float">
            <text:p>9.95998008003965</text:p>
          </table:table-cell>
          <table:table-cell table:formula="of:=ABS([.E810]-[.B810])/0.0166667" office:value-type="float" office:value="744.418511162977" calcext:value-type="float">
            <text:p>744.418511162977</text:p>
          </table:table-cell>
          <table:table-cell table:formula="of:=([.F810]-[.C810])/0.0166667" office:value-type="float" office:value="-36.2639274721449" calcext:value-type="float">
            <text:p>-36.2639274721449</text:p>
          </table:table-cell>
          <table:table-cell table:formula="of:=DEGREES(ATAN(ABS([.F810]-[.C810])/ABS([.E810]-[.B810])))" office:value-type="float" office:value="2.78892681355369" calcext:value-type="float">
            <text:p>2.78892681355369</text:p>
          </table:table-cell>
          <table:table-cell table:formula="of:=SQRT(POWER([.H810];2)+POWER([.I810];2)+POWER([.J810];2))" office:value-type="float" office:value="745.367824232441" calcext:value-type="float">
            <text:p>745.367824232441</text:p>
          </table:table-cell>
        </table:table-row>
        <table:table-row table:style-name="ro1">
          <table:table-cell office:value-type="float" office:value="74.4062" calcext:value-type="float">
            <text:p>74.4062</text:p>
          </table:table-cell>
          <table:table-cell office:value-type="float" office:value="286.39" calcext:value-type="float">
            <text:p>286.39</text:p>
          </table:table-cell>
          <table:table-cell office:value-type="float" office:value="39.1541" calcext:value-type="float">
            <text:p>39.1541</text:p>
          </table:table-cell>
          <table:table-cell office:value-type="float" office:value="74.5738" calcext:value-type="float">
            <text:p>74.5738</text:p>
          </table:table-cell>
          <table:table-cell office:value-type="float" office:value="272.261" calcext:value-type="float">
            <text:p>272.261</text:p>
          </table:table-cell>
          <table:table-cell office:value-type="float" office:value="39.0054" calcext:value-type="float">
            <text:p>39.0054</text:p>
          </table:table-cell>
          <table:table-cell/>
          <table:table-cell table:formula="of:=([.D811]-[.A811])/0.0166667" office:value-type="float" office:value="10.0559798880407" calcext:value-type="float">
            <text:p>10.0559798880407</text:p>
          </table:table-cell>
          <table:table-cell table:formula="of:=ABS([.E811]-[.B811])/0.0166667" office:value-type="float" office:value="847.738304523389" calcext:value-type="float">
            <text:p>847.738304523389</text:p>
          </table:table-cell>
          <table:table-cell table:formula="of:=([.F811]-[.C811])/0.0166667" office:value-type="float" office:value="-8.92198215603557" calcext:value-type="float">
            <text:p>-8.92198215603557</text:p>
          </table:table-cell>
          <table:table-cell table:formula="of:=DEGREES(ATAN(ABS([.F811]-[.C811])/ABS([.E811]-[.B811])))" office:value-type="float" office:value="0.602984490675238" calcext:value-type="float">
            <text:p>0.602984490675238</text:p>
          </table:table-cell>
          <table:table-cell table:formula="of:=SQRT(POWER([.H811];2)+POWER([.I811];2)+POWER([.J811];2))" office:value-type="float" office:value="847.844889972978" calcext:value-type="float">
            <text:p>847.844889972978</text:p>
          </table:table-cell>
        </table:table-row>
        <table:table-row table:style-name="ro1">
          <table:table-cell office:value-type="float" office:value="74.0817" calcext:value-type="float">
            <text:p>74.0817</text:p>
          </table:table-cell>
          <table:table-cell office:value-type="float" office:value="275.028" calcext:value-type="float">
            <text:p>275.028</text:p>
          </table:table-cell>
          <table:table-cell office:value-type="float" office:value="37.5361" calcext:value-type="float">
            <text:p>37.5361</text:p>
          </table:table-cell>
          <table:table-cell office:value-type="float" office:value="74.2632" calcext:value-type="float">
            <text:p>74.2632</text:p>
          </table:table-cell>
          <table:table-cell office:value-type="float" office:value="264.164" calcext:value-type="float">
            <text:p>264.164</text:p>
          </table:table-cell>
          <table:table-cell office:value-type="float" office:value="35.9815" calcext:value-type="float">
            <text:p>35.9815</text:p>
          </table:table-cell>
          <table:table-cell/>
          <table:table-cell table:formula="of:=([.D812]-[.A812])/0.0166667" office:value-type="float" office:value="10.8899782200435" calcext:value-type="float">
            <text:p>10.8899782200435</text:p>
          </table:table-cell>
          <table:table-cell table:formula="of:=ABS([.E812]-[.B812])/0.0166667" office:value-type="float" office:value="651.838696322609" calcext:value-type="float">
            <text:p>651.838696322609</text:p>
          </table:table-cell>
          <table:table-cell table:formula="of:=([.F812]-[.C812])/0.0166667" office:value-type="float" office:value="-93.2758134483731" calcext:value-type="float">
            <text:p>-93.2758134483731</text:p>
          </table:table-cell>
          <table:table-cell table:formula="of:=DEGREES(ATAN(ABS([.F812]-[.C812])/ABS([.E812]-[.B812])))" office:value-type="float" office:value="8.14353983135413" calcext:value-type="float">
            <text:p>8.14353983135413</text:p>
          </table:table-cell>
          <table:table-cell table:formula="of:=SQRT(POWER([.H812];2)+POWER([.I812];2)+POWER([.J812];2))" office:value-type="float" office:value="658.568641087357" calcext:value-type="float">
            <text:p>658.568641087357</text:p>
          </table:table-cell>
        </table:table-row>
        <table:table-row table:style-name="ro1">
          <table:table-cell office:value-type="float" office:value="74.6193" calcext:value-type="float">
            <text:p>74.6193</text:p>
          </table:table-cell>
          <table:table-cell office:value-type="float" office:value="280.069" calcext:value-type="float">
            <text:p>280.069</text:p>
          </table:table-cell>
          <table:table-cell office:value-type="float" office:value="38.1775" calcext:value-type="float">
            <text:p>38.1775</text:p>
          </table:table-cell>
          <table:table-cell office:value-type="float" office:value="74.771" calcext:value-type="float">
            <text:p>74.771</text:p>
          </table:table-cell>
          <table:table-cell office:value-type="float" office:value="265.013" calcext:value-type="float">
            <text:p>265.013</text:p>
          </table:table-cell>
          <table:table-cell office:value-type="float" office:value="38.2814" calcext:value-type="float">
            <text:p>38.2814</text:p>
          </table:table-cell>
          <table:table-cell/>
          <table:table-cell table:formula="of:=([.D813]-[.A813])/0.0166667" office:value-type="float" office:value="9.10198179603673" calcext:value-type="float">
            <text:p>9.10198179603673</text:p>
          </table:table-cell>
          <table:table-cell table:formula="of:=ABS([.E813]-[.B813])/0.0166667" office:value-type="float" office:value="903.358193283616" calcext:value-type="float">
            <text:p>903.358193283616</text:p>
          </table:table-cell>
          <table:table-cell table:formula="of:=([.F813]-[.C813])/0.0166667" office:value-type="float" office:value="6.23398753202469" calcext:value-type="float">
            <text:p>6.23398753202469</text:p>
          </table:table-cell>
          <table:table-cell table:formula="of:=DEGREES(ATAN(ABS([.F813]-[.C813])/ABS([.E813]-[.B813])))" office:value-type="float" office:value="0.395386357250394" calcext:value-type="float">
            <text:p>0.395386357250394</text:p>
          </table:table-cell>
          <table:table-cell table:formula="of:=SQRT(POWER([.H813];2)+POWER([.I813];2)+POWER([.J813];2))" office:value-type="float" office:value="903.425555342444" calcext:value-type="float">
            <text:p>903.425555342444</text:p>
          </table:table-cell>
        </table:table-row>
        <table:table-row table:style-name="ro1">
          <table:table-cell office:value-type="float" office:value="74.6233" calcext:value-type="float">
            <text:p>74.6233</text:p>
          </table:table-cell>
          <table:table-cell office:value-type="float" office:value="279.804" calcext:value-type="float">
            <text:p>279.804</text:p>
          </table:table-cell>
          <table:table-cell office:value-type="float" office:value="39.4841" calcext:value-type="float">
            <text:p>39.4841</text:p>
          </table:table-cell>
          <table:table-cell office:value-type="float" office:value="74.7893" calcext:value-type="float">
            <text:p>74.7893</text:p>
          </table:table-cell>
          <table:table-cell office:value-type="float" office:value="267.343" calcext:value-type="float">
            <text:p>267.343</text:p>
          </table:table-cell>
          <table:table-cell office:value-type="float" office:value="38.8587" calcext:value-type="float">
            <text:p>38.8587</text:p>
          </table:table-cell>
          <table:table-cell/>
          <table:table-cell table:formula="of:=([.D814]-[.A814])/0.0166667" office:value-type="float" office:value="9.95998008003965" calcext:value-type="float">
            <text:p>9.95998008003965</text:p>
          </table:table-cell>
          <table:table-cell table:formula="of:=ABS([.E814]-[.B814])/0.0166667" office:value-type="float" office:value="747.658504682988" calcext:value-type="float">
            <text:p>747.658504682988</text:p>
          </table:table-cell>
          <table:table-cell table:formula="of:=([.F814]-[.C814])/0.0166667" office:value-type="float" office:value="-37.52392495215" calcext:value-type="float">
            <text:p>-37.52392495215</text:p>
          </table:table-cell>
          <table:table-cell table:formula="of:=DEGREES(ATAN(ABS([.F814]-[.C814])/ABS([.E814]-[.B814])))" office:value-type="float" office:value="2.87318349781637" calcext:value-type="float">
            <text:p>2.87318349781637</text:p>
          </table:table-cell>
          <table:table-cell table:formula="of:=SQRT(POWER([.H814];2)+POWER([.I814];2)+POWER([.J814];2))" office:value-type="float" office:value="748.665803794865" calcext:value-type="float">
            <text:p>748.665803794865</text:p>
          </table:table-cell>
        </table:table-row>
        <table:table-row table:style-name="ro1">
          <table:table-cell office:value-type="float" office:value="74.1101" calcext:value-type="float">
            <text:p>74.1101</text:p>
          </table:table-cell>
          <table:table-cell office:value-type="float" office:value="280.071" calcext:value-type="float">
            <text:p>280.071</text:p>
          </table:table-cell>
          <table:table-cell office:value-type="float" office:value="37.9291" calcext:value-type="float">
            <text:p>37.9291</text:p>
          </table:table-cell>
          <table:table-cell office:value-type="float" office:value="74.036" calcext:value-type="float">
            <text:p>74.036</text:p>
          </table:table-cell>
          <table:table-cell office:value-type="float" office:value="266.282" calcext:value-type="float">
            <text:p>266.282</text:p>
          </table:table-cell>
          <table:table-cell office:value-type="float" office:value="37.5738" calcext:value-type="float">
            <text:p>37.5738</text:p>
          </table:table-cell>
          <table:table-cell/>
          <table:table-cell table:formula="of:=([.D815]-[.A815])/0.0166667" office:value-type="float" office:value="-4.44599110801787" calcext:value-type="float">
            <text:p>-4.44599110801787</text:p>
          </table:table-cell>
          <table:table-cell table:formula="of:=ABS([.E815]-[.B815])/0.0166667" office:value-type="float" office:value="827.338345323312" calcext:value-type="float">
            <text:p>827.338345323312</text:p>
          </table:table-cell>
          <table:table-cell table:formula="of:=([.F815]-[.C815])/0.0166667" office:value-type="float" office:value="-21.3179573640853" calcext:value-type="float">
            <text:p>-21.3179573640853</text:p>
          </table:table-cell>
          <table:table-cell table:formula="of:=DEGREES(ATAN(ABS([.F815]-[.C815])/ABS([.E815]-[.B815])))" office:value-type="float" office:value="1.47600891857984" calcext:value-type="float">
            <text:p>1.47600891857984</text:p>
          </table:table-cell>
          <table:table-cell table:formula="of:=SQRT(POWER([.H815];2)+POWER([.I815];2)+POWER([.J815];2))" office:value-type="float" office:value="827.624890747871" calcext:value-type="float">
            <text:p>827.624890747871</text:p>
          </table:table-cell>
        </table:table-row>
        <table:table-row table:style-name="ro1">
          <table:table-cell office:value-type="float" office:value="74.11" calcext:value-type="float">
            <text:p>74.11</text:p>
          </table:table-cell>
          <table:table-cell office:value-type="float" office:value="278.438" calcext:value-type="float">
            <text:p>278.438</text:p>
          </table:table-cell>
          <table:table-cell office:value-type="float" office:value="39.7166" calcext:value-type="float">
            <text:p>39.7166</text:p>
          </table:table-cell>
          <table:table-cell office:value-type="float" office:value="73.7992" calcext:value-type="float">
            <text:p>73.7992</text:p>
          </table:table-cell>
          <table:table-cell office:value-type="float" office:value="267.306" calcext:value-type="float">
            <text:p>267.306</text:p>
          </table:table-cell>
          <table:table-cell office:value-type="float" office:value="38.6281" calcext:value-type="float">
            <text:p>38.6281</text:p>
          </table:table-cell>
          <table:table-cell/>
          <table:table-cell table:formula="of:=([.D816]-[.A816])/0.0166667" office:value-type="float" office:value="-18.6479627040746" calcext:value-type="float">
            <text:p>-18.6479627040746</text:p>
          </table:table-cell>
          <table:table-cell table:formula="of:=ABS([.E816]-[.B816])/0.0166667" office:value-type="float" office:value="667.918664162672" calcext:value-type="float">
            <text:p>667.918664162672</text:p>
          </table:table-cell>
          <table:table-cell table:formula="of:=([.F816]-[.C816])/0.0166667" office:value-type="float" office:value="-65.309869380261" calcext:value-type="float">
            <text:p>-65.309869380261</text:p>
          </table:table-cell>
          <table:table-cell table:formula="of:=DEGREES(ATAN(ABS([.F816]-[.C816])/ABS([.E816]-[.B816])))" office:value-type="float" office:value="5.58469487568727" calcext:value-type="float">
            <text:p>5.58469487568727</text:p>
          </table:table-cell>
          <table:table-cell table:formula="of:=SQRT(POWER([.H816];2)+POWER([.I816];2)+POWER([.J816];2))" office:value-type="float" office:value="671.363141294134" calcext:value-type="float">
            <text:p>671.363141294134</text:p>
          </table:table-cell>
        </table:table-row>
        <table:table-row table:style-name="ro1">
          <table:table-cell office:value-type="float" office:value="74.8875" calcext:value-type="float">
            <text:p>74.8875</text:p>
          </table:table-cell>
          <table:table-cell office:value-type="float" office:value="281.032" calcext:value-type="float">
            <text:p>281.032</text:p>
          </table:table-cell>
          <table:table-cell office:value-type="float" office:value="40.0345" calcext:value-type="float">
            <text:p>40.0345</text:p>
          </table:table-cell>
          <table:table-cell office:value-type="float" office:value="75.0559" calcext:value-type="float">
            <text:p>75.0559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39.1724" calcext:value-type="float">
            <text:p>39.1724</text:p>
          </table:table-cell>
          <table:table-cell/>
          <table:table-cell table:formula="of:=([.D817]-[.A817])/0.0166667" office:value-type="float" office:value="10.1039797920399" calcext:value-type="float">
            <text:p>10.1039797920399</text:p>
          </table:table-cell>
          <table:table-cell table:formula="of:=ABS([.E817]-[.B817])/0.0166667" office:value-type="float" office:value="673.438653122693" calcext:value-type="float">
            <text:p>673.438653122693</text:p>
          </table:table-cell>
          <table:table-cell table:formula="of:=([.F817]-[.C817])/0.0166667" office:value-type="float" office:value="-51.7258965482068" calcext:value-type="float">
            <text:p>-51.7258965482068</text:p>
          </table:table-cell>
          <table:table-cell table:formula="of:=DEGREES(ATAN(ABS([.F817]-[.C817])/ABS([.E817]-[.B817])))" office:value-type="float" office:value="4.39218622448313" calcext:value-type="float">
            <text:p>4.39218622448313</text:p>
          </table:table-cell>
          <table:table-cell table:formula="of:=SQRT(POWER([.H817];2)+POWER([.I817];2)+POWER([.J817];2))" office:value-type="float" office:value="675.4978003673" calcext:value-type="float">
            <text:p>675.4978003673</text:p>
          </table:table-cell>
        </table:table-row>
        <table:table-row table:style-name="ro1">
          <table:table-cell office:value-type="float" office:value="74.6332" calcext:value-type="float">
            <text:p>74.6332</text:p>
          </table:table-cell>
          <table:table-cell office:value-type="float" office:value="281.002" calcext:value-type="float">
            <text:p>281.002</text:p>
          </table:table-cell>
          <table:table-cell office:value-type="float" office:value="40.0418" calcext:value-type="float">
            <text:p>40.0418</text:p>
          </table:table-cell>
          <table:table-cell office:value-type="float" office:value="74.8088" calcext:value-type="float">
            <text:p>74.8088</text:p>
          </table:table-cell>
          <table:table-cell office:value-type="float" office:value="269.687" calcext:value-type="float">
            <text:p>269.687</text:p>
          </table:table-cell>
          <table:table-cell office:value-type="float" office:value="39.6897" calcext:value-type="float">
            <text:p>39.6897</text:p>
          </table:table-cell>
          <table:table-cell/>
          <table:table-cell table:formula="of:=([.D818]-[.A818])/0.0166667" office:value-type="float" office:value="10.5359789280423" calcext:value-type="float">
            <text:p>10.5359789280423</text:p>
          </table:table-cell>
          <table:table-cell table:formula="of:=ABS([.E818]-[.B818])/0.0166667" office:value-type="float" office:value="678.898642202715" calcext:value-type="float">
            <text:p>678.898642202715</text:p>
          </table:table-cell>
          <table:table-cell table:formula="of:=([.F818]-[.C818])/0.0166667" office:value-type="float" office:value="-21.1259577480845" calcext:value-type="float">
            <text:p>-21.1259577480845</text:p>
          </table:table-cell>
          <table:table-cell table:formula="of:=DEGREES(ATAN(ABS([.F818]-[.C818])/ABS([.E818]-[.B818])))" office:value-type="float" office:value="1.78235405283929" calcext:value-type="float">
            <text:p>1.78235405283929</text:p>
          </table:table-cell>
          <table:table-cell table:formula="of:=SQRT(POWER([.H818];2)+POWER([.I818];2)+POWER([.J818];2))" office:value-type="float" office:value="679.308971917372" calcext:value-type="float">
            <text:p>679.308971917372</text:p>
          </table:table-cell>
        </table:table-row>
        <table:table-row table:style-name="ro1">
          <table:table-cell office:value-type="float" office:value="74.8704" calcext:value-type="float">
            <text:p>74.8704</text:p>
          </table:table-cell>
          <table:table-cell office:value-type="float" office:value="278.409" calcext:value-type="float">
            <text:p>278.409</text:p>
          </table:table-cell>
          <table:table-cell office:value-type="float" office:value="40.2168" calcext:value-type="float">
            <text:p>40.2168</text:p>
          </table:table-cell>
          <table:table-cell office:value-type="float" office:value="75.0304" calcext:value-type="float">
            <text:p>75.0304</text:p>
          </table:table-cell>
          <table:table-cell office:value-type="float" office:value="265.984" calcext:value-type="float">
            <text:p>265.984</text:p>
          </table:table-cell>
          <table:table-cell office:value-type="float" office:value="39.8277" calcext:value-type="float">
            <text:p>39.8277</text:p>
          </table:table-cell>
          <table:table-cell/>
          <table:table-cell table:formula="of:=([.D819]-[.A819])/0.0166667" office:value-type="float" office:value="9.5999808000382" calcext:value-type="float">
            <text:p>9.5999808000382</text:p>
          </table:table-cell>
          <table:table-cell table:formula="of:=ABS([.E819]-[.B819])/0.0166667" office:value-type="float" office:value="745.498509002983" calcext:value-type="float">
            <text:p>745.498509002983</text:p>
          </table:table-cell>
          <table:table-cell table:formula="of:=([.F819]-[.C819])/0.0166667" office:value-type="float" office:value="-23.3459533080933" calcext:value-type="float">
            <text:p>-23.3459533080933</text:p>
          </table:table-cell>
          <table:table-cell table:formula="of:=DEGREES(ATAN(ABS([.F819]-[.C819])/ABS([.E819]-[.B819])))" office:value-type="float" office:value="1.79368244375883" calcext:value-type="float">
            <text:p>1.79368244375883</text:p>
          </table:table-cell>
          <table:table-cell table:formula="of:=SQRT(POWER([.H819];2)+POWER([.I819];2)+POWER([.J819];2))" office:value-type="float" office:value="745.925747037126" calcext:value-type="float">
            <text:p>745.925747037126</text:p>
          </table:table-cell>
        </table:table-row>
        <table:table-row table:style-name="ro1">
          <table:table-cell office:value-type="float" office:value="74.869" calcext:value-type="float">
            <text:p>74.869</text:p>
          </table:table-cell>
          <table:table-cell office:value-type="float" office:value="278.516" calcext:value-type="float">
            <text:p>278.516</text:p>
          </table:table-cell>
          <table:table-cell office:value-type="float" office:value="39.6966" calcext:value-type="float">
            <text:p>39.6966</text:p>
          </table:table-cell>
          <table:table-cell office:value-type="float" office:value="75.2751" calcext:value-type="float">
            <text:p>75.2751</text:p>
          </table:table-cell>
          <table:table-cell office:value-type="float" office:value="266.159" calcext:value-type="float">
            <text:p>266.159</text:p>
          </table:table-cell>
          <table:table-cell office:value-type="float" office:value="39.0591" calcext:value-type="float">
            <text:p>39.0591</text:p>
          </table:table-cell>
          <table:table-cell/>
          <table:table-cell table:formula="of:=([.D820]-[.A820])/0.0166667" office:value-type="float" office:value="24.3659512680972" calcext:value-type="float">
            <text:p>24.3659512680972</text:p>
          </table:table-cell>
          <table:table-cell table:formula="of:=ABS([.E820]-[.B820])/0.0166667" office:value-type="float" office:value="741.418517162967" calcext:value-type="float">
            <text:p>741.418517162967</text:p>
          </table:table-cell>
          <table:table-cell table:formula="of:=([.F820]-[.C820])/0.0166667" office:value-type="float" office:value="-38.2499235001527" calcext:value-type="float">
            <text:p>-38.2499235001527</text:p>
          </table:table-cell>
          <table:table-cell table:formula="of:=DEGREES(ATAN(ABS([.F820]-[.C820])/ABS([.E820]-[.B820])))" office:value-type="float" office:value="2.95328201059115" calcext:value-type="float">
            <text:p>2.95328201059115</text:p>
          </table:table-cell>
          <table:table-cell table:formula="of:=SQRT(POWER([.H820];2)+POWER([.I820];2)+POWER([.J820];2))" office:value-type="float" office:value="742.804263464542" calcext:value-type="float">
            <text:p>742.804263464542</text:p>
          </table:table-cell>
        </table:table-row>
        <table:table-row table:style-name="ro1">
          <table:table-cell office:value-type="float" office:value="74.8653" calcext:value-type="float">
            <text:p>74.8653</text:p>
          </table:table-cell>
          <table:table-cell office:value-type="float" office:value="278.763" calcext:value-type="float">
            <text:p>278.763</text:p>
          </table:table-cell>
          <table:table-cell office:value-type="float" office:value="38.3967" calcext:value-type="float">
            <text:p>38.3967</text:p>
          </table:table-cell>
          <table:table-cell office:value-type="float" office:value="75.2177" calcext:value-type="float">
            <text:p>75.2177</text:p>
          </table:table-cell>
          <table:table-cell office:value-type="float" office:value="258.969" calcext:value-type="float">
            <text:p>258.969</text:p>
          </table:table-cell>
          <table:table-cell office:value-type="float" office:value="38.8523" calcext:value-type="float">
            <text:p>38.8523</text:p>
          </table:table-cell>
          <table:table-cell/>
          <table:table-cell table:formula="of:=([.D821]-[.A821])/0.0166667" office:value-type="float" office:value="21.1439577120839" calcext:value-type="float">
            <text:p>21.1439577120839</text:p>
          </table:table-cell>
          <table:table-cell table:formula="of:=ABS([.E821]-[.B821])/0.0166667" office:value-type="float" office:value="1187.63762472475" calcext:value-type="float">
            <text:p>1187.63762472475</text:p>
          </table:table-cell>
          <table:table-cell table:formula="of:=([.F821]-[.C821])/0.0166667" office:value-type="float" office:value="27.3359453281092" calcext:value-type="float">
            <text:p>27.3359453281092</text:p>
          </table:table-cell>
          <table:table-cell table:formula="of:=DEGREES(ATAN(ABS([.F821]-[.C821])/ABS([.E821]-[.B821])))" office:value-type="float" office:value="1.31854848821982" calcext:value-type="float">
            <text:p>1.31854848821982</text:p>
          </table:table-cell>
          <table:table-cell table:formula="of:=SQRT(POWER([.H821];2)+POWER([.I821];2)+POWER([.J821];2))" office:value-type="float" office:value="1188.14033199642" calcext:value-type="float">
            <text:p>1188.14033199642</text:p>
          </table:table-cell>
        </table:table-row>
        <table:table-row table:style-name="ro1">
          <table:table-cell office:value-type="float" office:value="74.6391" calcext:value-type="float">
            <text:p>74.6391</text:p>
          </table:table-cell>
          <table:table-cell office:value-type="float" office:value="282.438" calcext:value-type="float">
            <text:p>282.438</text:p>
          </table:table-cell>
          <table:table-cell office:value-type="float" office:value="39.2979" calcext:value-type="float">
            <text:p>39.2979</text:p>
          </table:table-cell>
          <table:table-cell office:value-type="float" office:value="74.8143" calcext:value-type="float">
            <text:p>74.8143</text:p>
          </table:table-cell>
          <table:table-cell office:value-type="float" office:value="271.094" calcext:value-type="float">
            <text:p>271.094</text:p>
          </table:table-cell>
          <table:table-cell office:value-type="float" office:value="38.7063" calcext:value-type="float">
            <text:p>38.7063</text:p>
          </table:table-cell>
          <table:table-cell/>
          <table:table-cell table:formula="of:=([.D822]-[.A822])/0.0166667" office:value-type="float" office:value="10.5119789760423" calcext:value-type="float">
            <text:p>10.5119789760423</text:p>
          </table:table-cell>
          <table:table-cell table:formula="of:=ABS([.E822]-[.B822])/0.0166667" office:value-type="float" office:value="680.638638722722" calcext:value-type="float">
            <text:p>680.638638722722</text:p>
          </table:table-cell>
          <table:table-cell table:formula="of:=([.F822]-[.C822])/0.0166667" office:value-type="float" office:value="-35.495929008142" calcext:value-type="float">
            <text:p>-35.495929008142</text:p>
          </table:table-cell>
          <table:table-cell table:formula="of:=DEGREES(ATAN(ABS([.F822]-[.C822])/ABS([.E822]-[.B822])))" office:value-type="float" office:value="2.98532297719593" calcext:value-type="float">
            <text:p>2.98532297719593</text:p>
          </table:table-cell>
          <table:table-cell table:formula="of:=SQRT(POWER([.H822];2)+POWER([.I822];2)+POWER([.J822];2))" office:value-type="float" office:value="681.644642904545" calcext:value-type="float">
            <text:p>681.644642904545</text:p>
          </table:table-cell>
        </table:table-row>
        <table:table-row table:style-name="ro1">
          <table:table-cell office:value-type="float" office:value="74.5883" calcext:value-type="float">
            <text:p>74.5883</text:p>
          </table:table-cell>
          <table:table-cell office:value-type="float" office:value="274.875" calcext:value-type="float">
            <text:p>274.875</text:p>
          </table:table-cell>
          <table:table-cell office:value-type="float" office:value="38.5588" calcext:value-type="float">
            <text:p>38.5588</text:p>
          </table:table-cell>
          <table:table-cell office:value-type="float" office:value="74.2687" calcext:value-type="float">
            <text:p>74.2687</text:p>
          </table:table-cell>
          <table:table-cell office:value-type="float" office:value="263.882" calcext:value-type="float">
            <text:p>263.882</text:p>
          </table:table-cell>
          <table:table-cell office:value-type="float" office:value="37.5048" calcext:value-type="float">
            <text:p>37.5048</text:p>
          </table:table-cell>
          <table:table-cell/>
          <table:table-cell table:formula="of:=([.D823]-[.A823])/0.0166667" office:value-type="float" office:value="-19.1759616480772" calcext:value-type="float">
            <text:p>-19.1759616480772</text:p>
          </table:table-cell>
          <table:table-cell table:formula="of:=ABS([.E823]-[.B823])/0.0166667" office:value-type="float" office:value="659.578680842638" calcext:value-type="float">
            <text:p>659.578680842638</text:p>
          </table:table-cell>
          <table:table-cell table:formula="of:=([.F823]-[.C823])/0.0166667" office:value-type="float" office:value="-63.2398735202527" calcext:value-type="float">
            <text:p>-63.2398735202527</text:p>
          </table:table-cell>
          <table:table-cell table:formula="of:=DEGREES(ATAN(ABS([.F823]-[.C823])/ABS([.E823]-[.B823])))" office:value-type="float" office:value="5.47673200450795" calcext:value-type="float">
            <text:p>5.47673200450795</text:p>
          </table:table-cell>
          <table:table-cell table:formula="of:=SQRT(POWER([.H823];2)+POWER([.I823];2)+POWER([.J823];2))" office:value-type="float" office:value="662.880860585144" calcext:value-type="float">
            <text:p>662.880860585144</text:p>
          </table:table-cell>
        </table:table-row>
        <table:table-row table:style-name="ro1">
          <table:table-cell office:value-type="float" office:value="73.8539" calcext:value-type="float">
            <text:p>73.8539</text:p>
          </table:table-cell>
          <table:table-cell office:value-type="float" office:value="278.551" calcext:value-type="float">
            <text:p>278.551</text:p>
          </table:table-cell>
          <table:table-cell office:value-type="float" office:value="38.9456" calcext:value-type="float">
            <text:p>38.9456</text:p>
          </table:table-cell>
          <table:table-cell office:value-type="float" office:value="73.5496" calcext:value-type="float">
            <text:p>73.5496</text:p>
          </table:table-cell>
          <table:table-cell office:value-type="float" office:value="267.345" calcext:value-type="float">
            <text:p>267.345</text:p>
          </table:table-cell>
          <table:table-cell office:value-type="float" office:value="38.1309" calcext:value-type="float">
            <text:p>38.1309</text:p>
          </table:table-cell>
          <table:table-cell/>
          <table:table-cell table:formula="of:=([.D824]-[.A824])/0.0166667" office:value-type="float" office:value="-18.2579634840729" calcext:value-type="float">
            <text:p>-18.2579634840729</text:p>
          </table:table-cell>
          <table:table-cell table:formula="of:=ABS([.E824]-[.B824])/0.0166667" office:value-type="float" office:value="672.358655282687" calcext:value-type="float">
            <text:p>672.358655282687</text:p>
          </table:table-cell>
          <table:table-cell table:formula="of:=([.F824]-[.C824])/0.0166667" office:value-type="float" office:value="-48.8819022361957" calcext:value-type="float">
            <text:p>-48.8819022361957</text:p>
          </table:table-cell>
          <table:table-cell table:formula="of:=DEGREES(ATAN(ABS([.F824]-[.C824])/ABS([.E824]-[.B824])))" office:value-type="float" office:value="4.15820894859367" calcext:value-type="float">
            <text:p>4.15820894859367</text:p>
          </table:table-cell>
          <table:table-cell table:formula="of:=SQRT(POWER([.H824];2)+POWER([.I824];2)+POWER([.J824];2))" office:value-type="float" office:value="674.380423003484" calcext:value-type="float">
            <text:p>674.380423003484</text:p>
          </table:table-cell>
        </table:table-row>
        <table:table-row table:style-name="ro1">
          <table:table-cell office:value-type="float" office:value="74.4044" calcext:value-type="float">
            <text:p>74.4044</text:p>
          </table:table-cell>
          <table:table-cell office:value-type="float" office:value="286.509" calcext:value-type="float">
            <text:p>286.509</text:p>
          </table:table-cell>
          <table:table-cell office:value-type="float" office:value="38.6232" calcext:value-type="float">
            <text:p>38.6232</text:p>
          </table:table-cell>
          <table:table-cell office:value-type="float" office:value="74.5778" calcext:value-type="float">
            <text:p>74.5778</text:p>
          </table:table-cell>
          <table:table-cell office:value-type="float" office:value="273.772" calcext:value-type="float">
            <text:p>273.772</text:p>
          </table:table-cell>
          <table:table-cell office:value-type="float" office:value="37.7488" calcext:value-type="float">
            <text:p>37.7488</text:p>
          </table:table-cell>
          <table:table-cell/>
          <table:table-cell table:formula="of:=([.D825]-[.A825])/0.0166667" office:value-type="float" office:value="10.4039791920417" calcext:value-type="float">
            <text:p>10.4039791920417</text:p>
          </table:table-cell>
          <table:table-cell table:formula="of:=ABS([.E825]-[.B825])/0.0166667" office:value-type="float" office:value="764.218471563058" calcext:value-type="float">
            <text:p>764.218471563058</text:p>
          </table:table-cell>
          <table:table-cell table:formula="of:=([.F825]-[.C825])/0.0166667" office:value-type="float" office:value="-52.4638950722095" calcext:value-type="float">
            <text:p>-52.4638950722095</text:p>
          </table:table-cell>
          <table:table-cell table:formula="of:=DEGREES(ATAN(ABS([.F825]-[.C825])/ABS([.E825]-[.B825])))" office:value-type="float" office:value="3.92721577158493" calcext:value-type="float">
            <text:p>3.92721577158493</text:p>
          </table:table-cell>
          <table:table-cell table:formula="of:=SQRT(POWER([.H825];2)+POWER([.I825];2)+POWER([.J825];2))" office:value-type="float" office:value="766.087837879804" calcext:value-type="float">
            <text:p>766.087837879804</text:p>
          </table:table-cell>
        </table:table-row>
        <table:table-row table:style-name="ro1">
          <table:table-cell office:value-type="float" office:value="74.6375" calcext:value-type="float">
            <text:p>74.6375</text:p>
          </table:table-cell>
          <table:table-cell office:value-type="float" office:value="282.549" calcext:value-type="float">
            <text:p>282.549</text:p>
          </table:table-cell>
          <table:table-cell office:value-type="float" office:value="38.7723" calcext:value-type="float">
            <text:p>38.7723</text:p>
          </table:table-cell>
          <table:table-cell office:value-type="float" office:value="75.0531" calcext:value-type="float">
            <text:p>75.0531</text:p>
          </table:table-cell>
          <table:table-cell office:value-type="float" office:value="269.987" calcext:value-type="float">
            <text:p>269.987</text:p>
          </table:table-cell>
          <table:table-cell office:value-type="float" office:value="38.1513" calcext:value-type="float">
            <text:p>38.1513</text:p>
          </table:table-cell>
          <table:table-cell/>
          <table:table-cell table:formula="of:=([.D826]-[.A826])/0.0166667" office:value-type="float" office:value="24.9359501280996" calcext:value-type="float">
            <text:p>24.9359501280996</text:p>
          </table:table-cell>
          <table:table-cell table:formula="of:=ABS([.E826]-[.B826])/0.0166667" office:value-type="float" office:value="753.718492563012" calcext:value-type="float">
            <text:p>753.718492563012</text:p>
          </table:table-cell>
          <table:table-cell table:formula="of:=([.F826]-[.C826])/0.0166667" office:value-type="float" office:value="-37.2599254801492" calcext:value-type="float">
            <text:p>-37.2599254801492</text:p>
          </table:table-cell>
          <table:table-cell table:formula="of:=DEGREES(ATAN(ABS([.F826]-[.C826])/ABS([.E826]-[.B826])))" office:value-type="float" office:value="2.83010169428753" calcext:value-type="float">
            <text:p>2.83010169428753</text:p>
          </table:table-cell>
          <table:table-cell table:formula="of:=SQRT(POWER([.H826];2)+POWER([.I826];2)+POWER([.J826];2))" office:value-type="float" office:value="755.050772919965" calcext:value-type="float">
            <text:p>755.050772919965</text:p>
          </table:table-cell>
        </table:table-row>
        <table:table-row table:style-name="ro1">
          <table:table-cell office:value-type="float" office:value="74.3576" calcext:value-type="float">
            <text:p>74.3576</text:p>
          </table:table-cell>
          <table:table-cell office:value-type="float" office:value="278.765" calcext:value-type="float">
            <text:p>278.765</text:p>
          </table:table-cell>
          <table:table-cell office:value-type="float" office:value="38.1491" calcext:value-type="float">
            <text:p>38.1491</text:p>
          </table:table-cell>
          <table:table-cell office:value-type="float" office:value="74.0472" calcext:value-type="float">
            <text:p>74.0472</text:p>
          </table:table-cell>
          <table:table-cell office:value-type="float" office:value="268.837" calcext:value-type="float">
            <text:p>268.837</text:p>
          </table:table-cell>
          <table:table-cell office:value-type="float" office:value="37.123" calcext:value-type="float">
            <text:p>37.123</text:p>
          </table:table-cell>
          <table:table-cell/>
          <table:table-cell table:formula="of:=([.D827]-[.A827])/0.0166667" office:value-type="float" office:value="-18.6239627520746" calcext:value-type="float">
            <text:p>-18.6239627520746</text:p>
          </table:table-cell>
          <table:table-cell table:formula="of:=ABS([.E827]-[.B827])/0.0166667" office:value-type="float" office:value="595.678808642383" calcext:value-type="float">
            <text:p>595.678808642383</text:p>
          </table:table-cell>
          <table:table-cell table:formula="of:=([.F827]-[.C827])/0.0166667" office:value-type="float" office:value="-61.5658768682462" calcext:value-type="float">
            <text:p>-61.5658768682462</text:p>
          </table:table-cell>
          <table:table-cell table:formula="of:=DEGREES(ATAN(ABS([.F827]-[.C827])/ABS([.E827]-[.B827])))" office:value-type="float" office:value="5.90080514339515" calcext:value-type="float">
            <text:p>5.90080514339515</text:p>
          </table:table-cell>
          <table:table-cell table:formula="of:=SQRT(POWER([.H827];2)+POWER([.I827];2)+POWER([.J827];2))" office:value-type="float" office:value="599.141429254191" calcext:value-type="float">
            <text:p>599.141429254191</text:p>
          </table:table-cell>
        </table:table-row>
        <table:table-row table:style-name="ro1">
          <table:table-cell office:value-type="float" office:value="74.5883" calcext:value-type="float">
            <text:p>74.5883</text:p>
          </table:table-cell>
          <table:table-cell office:value-type="float" office:value="274.875" calcext:value-type="float">
            <text:p>274.875</text:p>
          </table:table-cell>
          <table:table-cell office:value-type="float" office:value="38.5588" calcext:value-type="float">
            <text:p>38.5588</text:p>
          </table:table-cell>
          <table:table-cell office:value-type="float" office:value="74.2812" calcext:value-type="float">
            <text:p>74.2812</text:p>
          </table:table-cell>
          <table:table-cell office:value-type="float" office:value="266.411" calcext:value-type="float">
            <text:p>266.411</text:p>
          </table:table-cell>
          <table:table-cell office:value-type="float" office:value="37.0558" calcext:value-type="float">
            <text:p>37.0558</text:p>
          </table:table-cell>
          <table:table-cell/>
          <table:table-cell table:formula="of:=([.D828]-[.A828])/0.0166667" office:value-type="float" office:value="-18.425963148074" calcext:value-type="float">
            <text:p>-18.425963148074</text:p>
          </table:table-cell>
          <table:table-cell table:formula="of:=ABS([.E828]-[.B828])/0.0166667" office:value-type="float" office:value="507.838984322031" calcext:value-type="float">
            <text:p>507.838984322031</text:p>
          </table:table-cell>
          <table:table-cell table:formula="of:=([.F828]-[.C828])/0.0166667" office:value-type="float" office:value="-90.1798196403607" calcext:value-type="float">
            <text:p>-90.1798196403607</text:p>
          </table:table-cell>
          <table:table-cell table:formula="of:=DEGREES(ATAN(ABS([.F828]-[.C828])/ABS([.E828]-[.B828])))" office:value-type="float" office:value="10.0693693541713" calcext:value-type="float">
            <text:p>10.0693693541713</text:p>
          </table:table-cell>
          <table:table-cell table:formula="of:=SQRT(POWER([.H828];2)+POWER([.I828];2)+POWER([.J828];2))" office:value-type="float" office:value="516.112729920058" calcext:value-type="float">
            <text:p>516.112729920058</text:p>
          </table:table-cell>
        </table:table-row>
        <table:table-row table:style-name="ro1">
          <table:table-cell office:value-type="float" office:value="74.3822" calcext:value-type="float">
            <text:p>74.3822</text:p>
          </table:table-cell>
          <table:table-cell office:value-type="float" office:value="282.523" calcext:value-type="float">
            <text:p>282.523</text:p>
          </table:table-cell>
          <table:table-cell office:value-type="float" office:value="38.7789" calcext:value-type="float">
            <text:p>38.7789</text:p>
          </table:table-cell>
          <table:table-cell office:value-type="float" office:value="74.5562" calcext:value-type="float">
            <text:p>74.5562</text:p>
          </table:table-cell>
          <table:table-cell office:value-type="float" office:value="269.882" calcext:value-type="float">
            <text:p>269.882</text:p>
          </table:table-cell>
          <table:table-cell office:value-type="float" office:value="38.4217" calcext:value-type="float">
            <text:p>38.4217</text:p>
          </table:table-cell>
          <table:table-cell/>
          <table:table-cell table:formula="of:=([.D829]-[.A829])/0.0166667" office:value-type="float" office:value="10.4399791200422" calcext:value-type="float">
            <text:p>10.4399791200422</text:p>
          </table:table-cell>
          <table:table-cell table:formula="of:=ABS([.E829]-[.B829])/0.0166667" office:value-type="float" office:value="758.458483083035" calcext:value-type="float">
            <text:p>758.458483083035</text:p>
          </table:table-cell>
          <table:table-cell table:formula="of:=([.F829]-[.C829])/0.0166667" office:value-type="float" office:value="-21.4319571360857" calcext:value-type="float">
            <text:p>-21.4319571360857</text:p>
          </table:table-cell>
          <table:table-cell table:formula="of:=DEGREES(ATAN(ABS([.F829]-[.C829])/ABS([.E829]-[.B829])))" office:value-type="float" office:value="1.61859092286685" calcext:value-type="float">
            <text:p>1.61859092286685</text:p>
          </table:table-cell>
          <table:table-cell table:formula="of:=SQRT(POWER([.H829];2)+POWER([.I829];2)+POWER([.J829];2))" office:value-type="float" office:value="758.83304653351" calcext:value-type="float">
            <text:p>758.83304653351</text:p>
          </table:table-cell>
        </table:table-row>
        <table:table-row table:style-name="ro1">
          <table:table-cell office:value-type="float" office:value="74.6796" calcext:value-type="float">
            <text:p>74.6796</text:p>
          </table:table-cell>
          <table:table-cell office:value-type="float" office:value="289.113" calcext:value-type="float">
            <text:p>289.113</text:p>
          </table:table-cell>
          <table:table-cell office:value-type="float" office:value="38.9587" calcext:value-type="float">
            <text:p>38.9587</text:p>
          </table:table-cell>
          <table:table-cell office:value-type="float" office:value="74.6045" calcext:value-type="float">
            <text:p>74.6045</text:p>
          </table:table-cell>
          <table:table-cell office:value-type="float" office:value="277.408" calcext:value-type="float">
            <text:p>277.408</text:p>
          </table:table-cell>
          <table:table-cell office:value-type="float" office:value="38.6289" calcext:value-type="float">
            <text:p>38.6289</text:p>
          </table:table-cell>
          <table:table-cell/>
          <table:table-cell table:formula="of:=([.D830]-[.A830])/0.0166667" office:value-type="float" office:value="-4.50599098801754" calcext:value-type="float">
            <text:p>-4.50599098801754</text:p>
          </table:table-cell>
          <table:table-cell table:formula="of:=ABS([.E830]-[.B830])/0.0166667" office:value-type="float" office:value="702.298595402808" calcext:value-type="float">
            <text:p>702.298595402808</text:p>
          </table:table-cell>
          <table:table-cell table:formula="of:=([.F830]-[.C830])/0.0166667" office:value-type="float" office:value="-19.7879604240791" calcext:value-type="float">
            <text:p>-19.7879604240791</text:p>
          </table:table-cell>
          <table:table-cell table:formula="of:=DEGREES(ATAN(ABS([.F830]-[.C830])/ABS([.E830]-[.B830])))" office:value-type="float" office:value="1.6139384876337" calcext:value-type="float">
            <text:p>1.6139384876337</text:p>
          </table:table-cell>
          <table:table-cell table:formula="of:=SQRT(POWER([.H830];2)+POWER([.I830];2)+POWER([.J830];2))" office:value-type="float" office:value="702.591762289657" calcext:value-type="float">
            <text:p>702.591762289657</text:p>
          </table:table-cell>
        </table:table-row>
        <table:table-row table:style-name="ro1">
          <table:table-cell office:value-type="float" office:value="74.1288" calcext:value-type="float">
            <text:p>74.1288</text:p>
          </table:table-cell>
          <table:table-cell office:value-type="float" office:value="282.387" calcext:value-type="float">
            <text:p>282.387</text:p>
          </table:table-cell>
          <table:table-cell office:value-type="float" office:value="39.311" calcext:value-type="float">
            <text:p>39.311</text:p>
          </table:table-cell>
          <table:table-cell office:value-type="float" office:value="73.8222" calcext:value-type="float">
            <text:p>73.8222</text:p>
          </table:table-cell>
          <table:table-cell office:value-type="float" office:value="272.283" calcext:value-type="float">
            <text:p>272.283</text:p>
          </table:table-cell>
          <table:table-cell office:value-type="float" office:value="38.511" calcext:value-type="float">
            <text:p>38.511</text:p>
          </table:table-cell>
          <table:table-cell/>
          <table:table-cell table:formula="of:=([.D831]-[.A831])/0.0166667" office:value-type="float" office:value="-18.3959632080738" calcext:value-type="float">
            <text:p>-18.3959632080738</text:p>
          </table:table-cell>
          <table:table-cell table:formula="of:=ABS([.E831]-[.B831])/0.0166667" office:value-type="float" office:value="606.238787522424" calcext:value-type="float">
            <text:p>606.238787522424</text:p>
          </table:table-cell>
          <table:table-cell table:formula="of:=([.F831]-[.C831])/0.0166667" office:value-type="float" office:value="-47.9999040001918" calcext:value-type="float">
            <text:p>-47.9999040001918</text:p>
          </table:table-cell>
          <table:table-cell table:formula="of:=DEGREES(ATAN(ABS([.F831]-[.C831])/ABS([.E831]-[.B831])))" office:value-type="float" office:value="4.52703880719049" calcext:value-type="float">
            <text:p>4.52703880719049</text:p>
          </table:table-cell>
          <table:table-cell table:formula="of:=SQRT(POWER([.H831];2)+POWER([.I831];2)+POWER([.J831];2))" office:value-type="float" office:value="608.414225460779" calcext:value-type="float">
            <text:p>608.414225460779</text:p>
          </table:table-cell>
        </table:table-row>
        <table:table-row table:style-name="ro1">
          <table:table-cell office:value-type="float" office:value="74.9025" calcext:value-type="float">
            <text:p>74.9025</text:p>
          </table:table-cell>
          <table:table-cell office:value-type="float" office:value="283.818" calcext:value-type="float">
            <text:p>283.818</text:p>
          </table:table-cell>
          <table:table-cell office:value-type="float" office:value="39.066" calcext:value-type="float">
            <text:p>39.066</text:p>
          </table:table-cell>
          <table:table-cell office:value-type="float" office:value="75.0637" calcext:value-type="float">
            <text:p>75.0637</text:p>
          </table:table-cell>
          <table:table-cell office:value-type="float" office:value="271.126" calcext:value-type="float">
            <text:p>271.126</text:p>
          </table:table-cell>
          <table:table-cell office:value-type="float" office:value="38.6985" calcext:value-type="float">
            <text:p>38.6985</text:p>
          </table:table-cell>
          <table:table-cell/>
          <table:table-cell table:formula="of:=([.D832]-[.A832])/0.0166667" office:value-type="float" office:value="9.67198065603832" calcext:value-type="float">
            <text:p>9.67198065603832</text:p>
          </table:table-cell>
          <table:table-cell table:formula="of:=ABS([.E832]-[.B832])/0.0166667" office:value-type="float" office:value="761.518476963047" calcext:value-type="float">
            <text:p>761.518476963047</text:p>
          </table:table-cell>
          <table:table-cell table:formula="of:=([.F832]-[.C832])/0.0166667" office:value-type="float" office:value="-22.0499559000882" calcext:value-type="float">
            <text:p>-22.0499559000882</text:p>
          </table:table-cell>
          <table:table-cell table:formula="of:=DEGREES(ATAN(ABS([.F832]-[.C832])/ABS([.E832]-[.B832])))" office:value-type="float" office:value="1.65855006138912" calcext:value-type="float">
            <text:p>1.65855006138912</text:p>
          </table:table-cell>
          <table:table-cell table:formula="of:=SQRT(POWER([.H832];2)+POWER([.I832];2)+POWER([.J832];2))" office:value-type="float" office:value="761.899034335341" calcext:value-type="float">
            <text:p>761.899034335341</text:p>
          </table:table-cell>
        </table:table-row>
        <table:table-row table:style-name="ro1">
          <table:table-cell office:value-type="float" office:value="74.6217" calcext:value-type="float">
            <text:p>74.6217</text:p>
          </table:table-cell>
          <table:table-cell office:value-type="float" office:value="279.912" calcext:value-type="float">
            <text:p>279.912</text:p>
          </table:table-cell>
          <table:table-cell office:value-type="float" office:value="38.9616" calcext:value-type="float">
            <text:p>38.9616</text:p>
          </table:table-cell>
          <table:table-cell office:value-type="float" office:value="74.7957" calcext:value-type="float">
            <text:p>74.7957</text:p>
          </table:table-cell>
          <table:table-cell office:value-type="float" office:value="268.726" calcext:value-type="float">
            <text:p>268.726</text:p>
          </table:table-cell>
          <table:table-cell office:value-type="float" office:value="38.1253" calcext:value-type="float">
            <text:p>38.1253</text:p>
          </table:table-cell>
          <table:table-cell/>
          <table:table-cell table:formula="of:=([.D833]-[.A833])/0.0166667" office:value-type="float" office:value="10.4399791200413" calcext:value-type="float">
            <text:p>10.4399791200413</text:p>
          </table:table-cell>
          <table:table-cell table:formula="of:=ABS([.E833]-[.B833])/0.0166667" office:value-type="float" office:value="671.158657682683" calcext:value-type="float">
            <text:p>671.158657682683</text:p>
          </table:table-cell>
          <table:table-cell table:formula="of:=([.F833]-[.C833])/0.0166667" office:value-type="float" office:value="-50.1778996442004" calcext:value-type="float">
            <text:p>-50.1778996442004</text:p>
          </table:table-cell>
          <table:table-cell table:formula="of:=DEGREES(ATAN(ABS([.F833]-[.C833])/ABS([.E833]-[.B833])))" office:value-type="float" office:value="4.27565545713617" calcext:value-type="float">
            <text:p>4.27565545713617</text:p>
          </table:table-cell>
          <table:table-cell table:formula="of:=SQRT(POWER([.H833];2)+POWER([.I833];2)+POWER([.J833];2))" office:value-type="float" office:value="673.112738372371" calcext:value-type="float">
            <text:p>673.112738372371</text:p>
          </table:table-cell>
        </table:table-row>
        <table:table-row table:style-name="ro1">
          <table:table-cell office:value-type="float" office:value="74.389" calcext:value-type="float">
            <text:p>74.389</text:p>
          </table:table-cell>
          <table:table-cell office:value-type="float" office:value="283.881" calcext:value-type="float">
            <text:p>283.881</text:p>
          </table:table-cell>
          <table:table-cell office:value-type="float" office:value="38.5517" calcext:value-type="float">
            <text:p>38.5517</text:p>
          </table:table-cell>
          <table:table-cell office:value-type="float" office:value="75.0524" calcext:value-type="float">
            <text:p>75.0524</text:p>
          </table:table-cell>
          <table:table-cell office:value-type="float" office:value="270.032" calcext:value-type="float">
            <text:p>270.032</text:p>
          </table:table-cell>
          <table:table-cell office:value-type="float" office:value="37.8957" calcext:value-type="float">
            <text:p>37.8957</text:p>
          </table:table-cell>
          <table:table-cell/>
          <table:table-cell table:formula="of:=([.D834]-[.A834])/0.0166667" office:value-type="float" office:value="39.8039203921598" calcext:value-type="float">
            <text:p>39.8039203921598</text:p>
          </table:table-cell>
          <table:table-cell table:formula="of:=ABS([.E834]-[.B834])/0.0166667" office:value-type="float" office:value="830.938338123323" calcext:value-type="float">
            <text:p>830.938338123323</text:p>
          </table:table-cell>
          <table:table-cell table:formula="of:=([.F834]-[.C834])/0.0166667" office:value-type="float" office:value="-39.3599212801574" calcext:value-type="float">
            <text:p>-39.3599212801574</text:p>
          </table:table-cell>
          <table:table-cell table:formula="of:=DEGREES(ATAN(ABS([.F834]-[.C834])/ABS([.E834]-[.B834])))" office:value-type="float" office:value="2.71196174157077" calcext:value-type="float">
            <text:p>2.71196174157077</text:p>
          </table:table-cell>
          <table:table-cell table:formula="of:=SQRT(POWER([.H834];2)+POWER([.I834];2)+POWER([.J834];2))" office:value-type="float" office:value="832.821755986787" calcext:value-type="float">
            <text:p>832.821755986787</text:p>
          </table:table-cell>
        </table:table-row>
        <table:table-row table:style-name="ro1">
          <table:table-cell office:value-type="float" office:value="73.8926" calcext:value-type="float">
            <text:p>73.8926</text:p>
          </table:table-cell>
          <table:table-cell office:value-type="float" office:value="284.659" calcext:value-type="float">
            <text:p>284.659</text:p>
          </table:table-cell>
          <table:table-cell office:value-type="float" office:value="40.9696" calcext:value-type="float">
            <text:p>40.9696</text:p>
          </table:table-cell>
          <table:table-cell office:value-type="float" office:value="73.8356" calcext:value-type="float">
            <text:p>73.8356</text:p>
          </table:table-cell>
          <table:table-cell office:value-type="float" office:value="273.203" calcext:value-type="float">
            <text:p>273.203</text:p>
          </table:table-cell>
          <table:table-cell office:value-type="float" office:value="40.344" calcext:value-type="float">
            <text:p>40.344</text:p>
          </table:table-cell>
          <table:table-cell/>
          <table:table-cell table:formula="of:=([.D835]-[.A835])/0.0166667" office:value-type="float" office:value="-3.41999316001381" calcext:value-type="float">
            <text:p>-3.41999316001381</text:p>
          </table:table-cell>
          <table:table-cell table:formula="of:=ABS([.E835]-[.B835])/0.0166667" office:value-type="float" office:value="687.358625282751" calcext:value-type="float">
            <text:p>687.358625282751</text:p>
          </table:table-cell>
          <table:table-cell table:formula="of:=([.F835]-[.C835])/0.0166667" office:value-type="float" office:value="-37.5359249281501" calcext:value-type="float">
            <text:p>-37.5359249281501</text:p>
          </table:table-cell>
          <table:table-cell table:formula="of:=DEGREES(ATAN(ABS([.F835]-[.C835])/ABS([.E835]-[.B835])))" office:value-type="float" office:value="3.12575702516156" calcext:value-type="float">
            <text:p>3.12575702516156</text:p>
          </table:table-cell>
          <table:table-cell table:formula="of:=SQRT(POWER([.H835];2)+POWER([.I835];2)+POWER([.J835];2))" office:value-type="float" office:value="688.39125630997" calcext:value-type="float">
            <text:p>688.39125630997</text:p>
          </table:table-cell>
        </table:table-row>
        <table:table-row table:style-name="ro1">
          <table:table-cell office:value-type="float" office:value="74.3498" calcext:value-type="float">
            <text:p>74.3498</text:p>
          </table:table-cell>
          <table:table-cell office:value-type="float" office:value="275.824" calcext:value-type="float">
            <text:p>275.824</text:p>
          </table:table-cell>
          <table:table-cell office:value-type="float" office:value="40.1505" calcext:value-type="float">
            <text:p>40.1505</text:p>
          </table:table-cell>
          <table:table-cell office:value-type="float" office:value="74.2832" calcext:value-type="float">
            <text:p>74.2832</text:p>
          </table:table-cell>
          <table:table-cell office:value-type="float" office:value="264.743" calcext:value-type="float">
            <text:p>264.743</text:p>
          </table:table-cell>
          <table:table-cell office:value-type="float" office:value="39.5579" calcext:value-type="float">
            <text:p>39.5579</text:p>
          </table:table-cell>
          <table:table-cell/>
          <table:table-cell table:formula="of:=([.D836]-[.A836])/0.0166667" office:value-type="float" office:value="-3.99599200801648" calcext:value-type="float">
            <text:p>-3.99599200801648</text:p>
          </table:table-cell>
          <table:table-cell table:formula="of:=ABS([.E836]-[.B836])/0.0166667" office:value-type="float" office:value="664.858670282661" calcext:value-type="float">
            <text:p>664.858670282661</text:p>
          </table:table-cell>
          <table:table-cell table:formula="of:=([.F836]-[.C836])/0.0166667" office:value-type="float" office:value="-35.5559288881421" calcext:value-type="float">
            <text:p>-35.5559288881421</text:p>
          </table:table-cell>
          <table:table-cell table:formula="of:=DEGREES(ATAN(ABS([.F836]-[.C836])/ABS([.E836]-[.B836])))" office:value-type="float" office:value="3.06120074328389" calcext:value-type="float">
            <text:p>3.06120074328389</text:p>
          </table:table-cell>
          <table:table-cell table:formula="of:=SQRT(POWER([.H836];2)+POWER([.I836];2)+POWER([.J836];2))" office:value-type="float" office:value="665.820729236672" calcext:value-type="float">
            <text:p>665.820729236672</text:p>
          </table:table-cell>
        </table:table-row>
        <table:table-row table:style-name="ro1">
          <table:table-cell office:value-type="float" office:value="74.1369" calcext:value-type="float">
            <text:p>74.1369</text:p>
          </table:table-cell>
          <table:table-cell office:value-type="float" office:value="283.658" calcext:value-type="float">
            <text:p>283.658</text:p>
          </table:table-cell>
          <table:table-cell office:value-type="float" office:value="39.6077" calcext:value-type="float">
            <text:p>39.6077</text:p>
          </table:table-cell>
          <table:table-cell office:value-type="float" office:value="74.0675" calcext:value-type="float">
            <text:p>74.0675</text:p>
          </table:table-cell>
          <table:table-cell office:value-type="float" office:value="270.995" calcext:value-type="float">
            <text:p>270.995</text:p>
          </table:table-cell>
          <table:table-cell office:value-type="float" office:value="38.9782" calcext:value-type="float">
            <text:p>38.9782</text:p>
          </table:table-cell>
          <table:table-cell/>
          <table:table-cell table:formula="of:=([.D837]-[.A837])/0.0166667" office:value-type="float" office:value="-4.16399167201676" calcext:value-type="float">
            <text:p>-4.16399167201676</text:p>
          </table:table-cell>
          <table:table-cell table:formula="of:=ABS([.E837]-[.B837])/0.0166667" office:value-type="float" office:value="759.77848044304" calcext:value-type="float">
            <text:p>759.77848044304</text:p>
          </table:table-cell>
          <table:table-cell table:formula="of:=([.F837]-[.C837])/0.0166667" office:value-type="float" office:value="-37.7699244601511" calcext:value-type="float">
            <text:p>-37.7699244601511</text:p>
          </table:table-cell>
          <table:table-cell table:formula="of:=DEGREES(ATAN(ABS([.F837]-[.C837])/ABS([.E837]-[.B837])))" office:value-type="float" office:value="2.84593116243761" calcext:value-type="float">
            <text:p>2.84593116243761</text:p>
          </table:table-cell>
          <table:table-cell table:formula="of:=SQRT(POWER([.H837];2)+POWER([.I837];2)+POWER([.J837];2))" office:value-type="float" office:value="760.728102126315" calcext:value-type="float">
            <text:p>760.728102126315</text:p>
          </table:table-cell>
        </table:table-row>
        <table:table-row table:style-name="ro1">
          <table:table-cell office:value-type="float" office:value="74.8869" calcext:value-type="float">
            <text:p>74.8869</text:p>
          </table:table-cell>
          <table:table-cell office:value-type="float" office:value="281.091" calcext:value-type="float">
            <text:p>281.091</text:p>
          </table:table-cell>
          <table:table-cell office:value-type="float" office:value="39.7721" calcext:value-type="float">
            <text:p>39.7721</text:p>
          </table:table-cell>
          <table:table-cell office:value-type="float" office:value="75.2854" calcext:value-type="float">
            <text:p>75.2854</text:p>
          </table:table-cell>
          <table:table-cell office:value-type="float" office:value="267.33" calcext:value-type="float">
            <text:p>267.33</text:p>
          </table:table-cell>
          <table:table-cell office:value-type="float" office:value="39.3487" calcext:value-type="float">
            <text:p>39.3487</text:p>
          </table:table-cell>
          <table:table-cell/>
          <table:table-cell table:formula="of:=([.D838]-[.A838])/0.0166667" office:value-type="float" office:value="23.9099521800955" calcext:value-type="float">
            <text:p>23.9099521800955</text:p>
          </table:table-cell>
          <table:table-cell table:formula="of:=ABS([.E838]-[.B838])/0.0166667" office:value-type="float" office:value="825.658348683304" calcext:value-type="float">
            <text:p>825.658348683304</text:p>
          </table:table-cell>
          <table:table-cell table:formula="of:=([.F838]-[.C838])/0.0166667" office:value-type="float" office:value="-25.4039491921017" calcext:value-type="float">
            <text:p>-25.4039491921017</text:p>
          </table:table-cell>
          <table:table-cell table:formula="of:=DEGREES(ATAN(ABS([.F838]-[.C838])/ABS([.E838]-[.B838])))" office:value-type="float" office:value="1.76232702832446" calcext:value-type="float">
            <text:p>1.76232702832446</text:p>
          </table:table-cell>
          <table:table-cell table:formula="of:=SQRT(POWER([.H838];2)+POWER([.I838];2)+POWER([.J838];2))" office:value-type="float" office:value="826.395035802037" calcext:value-type="float">
            <text:p>826.395035802037</text:p>
          </table:table-cell>
        </table:table-row>
        <table:table-row table:style-name="ro1">
          <table:table-cell office:value-type="float" office:value="74.0964" calcext:value-type="float">
            <text:p>74.0964</text:p>
          </table:table-cell>
          <table:table-cell office:value-type="float" office:value="275.901" calcext:value-type="float">
            <text:p>275.901</text:p>
          </table:table-cell>
          <table:table-cell office:value-type="float" office:value="39.64" calcext:value-type="float">
            <text:p>39.64</text:p>
          </table:table-cell>
          <table:table-cell office:value-type="float" office:value="74.268" calcext:value-type="float">
            <text:p>74.268</text:p>
          </table:table-cell>
          <table:table-cell office:value-type="float" office:value="262.38" calcext:value-type="float">
            <text:p>262.38</text:p>
          </table:table-cell>
          <table:table-cell office:value-type="float" office:value="39.235" calcext:value-type="float">
            <text:p>39.235</text:p>
          </table:table-cell>
          <table:table-cell/>
          <table:table-cell table:formula="of:=([.D839]-[.A839])/0.0166667" office:value-type="float" office:value="10.2959794080411" calcext:value-type="float">
            <text:p>10.2959794080411</text:p>
          </table:table-cell>
          <table:table-cell table:formula="of:=ABS([.E839]-[.B839])/0.0166667" office:value-type="float" office:value="811.258377483246" calcext:value-type="float">
            <text:p>811.258377483246</text:p>
          </table:table-cell>
          <table:table-cell table:formula="of:=([.F839]-[.C839])/0.0166667" office:value-type="float" office:value="-24.2999514000973" calcext:value-type="float">
            <text:p>-24.2999514000973</text:p>
          </table:table-cell>
          <table:table-cell table:formula="of:=DEGREES(ATAN(ABS([.F839]-[.C839])/ABS([.E839]-[.B839])))" office:value-type="float" office:value="1.71569074820248" calcext:value-type="float">
            <text:p>1.71569074820248</text:p>
          </table:table-cell>
          <table:table-cell table:formula="of:=SQRT(POWER([.H839];2)+POWER([.I839];2)+POWER([.J839];2))" office:value-type="float" office:value="811.68753216171" calcext:value-type="float">
            <text:p>811.68753216171</text:p>
          </table:table-cell>
        </table:table-row>
        <table:table-row table:style-name="ro1">
          <table:table-cell office:value-type="float" office:value="74.114" calcext:value-type="float">
            <text:p>74.114</text:p>
          </table:table-cell>
          <table:table-cell office:value-type="float" office:value="279.86" calcext:value-type="float">
            <text:p>279.86</text:p>
          </table:table-cell>
          <table:table-cell office:value-type="float" office:value="38.975" calcext:value-type="float">
            <text:p>38.975</text:p>
          </table:table-cell>
          <table:table-cell office:value-type="float" office:value="73.558" calcext:value-type="float">
            <text:p>73.558</text:p>
          </table:table-cell>
          <table:table-cell office:value-type="float" office:value="269.907" calcext:value-type="float">
            <text:p>269.907</text:p>
          </table:table-cell>
          <table:table-cell office:value-type="float" office:value="37.6833" calcext:value-type="float">
            <text:p>37.6833</text:p>
          </table:table-cell>
          <table:table-cell/>
          <table:table-cell table:formula="of:=([.D840]-[.A840])/0.0166667" office:value-type="float" office:value="-33.3599332801333" calcext:value-type="float">
            <text:p>-33.3599332801333</text:p>
          </table:table-cell>
          <table:table-cell table:formula="of:=ABS([.E840]-[.B840])/0.0166667" office:value-type="float" office:value="597.178805642391" calcext:value-type="float">
            <text:p>597.178805642391</text:p>
          </table:table-cell>
          <table:table-cell table:formula="of:=([.F840]-[.C840])/0.0166667" office:value-type="float" office:value="-77.5018449963099" calcext:value-type="float">
            <text:p>-77.5018449963099</text:p>
          </table:table-cell>
          <table:table-cell table:formula="of:=DEGREES(ATAN(ABS([.F840]-[.C840])/ABS([.E840]-[.B840])))" office:value-type="float" office:value="7.39451426913287" calcext:value-type="float">
            <text:p>7.39451426913287</text:p>
          </table:table-cell>
          <table:table-cell table:formula="of:=SQRT(POWER([.H840];2)+POWER([.I840];2)+POWER([.J840];2))" office:value-type="float" office:value="603.110227930815" calcext:value-type="float">
            <text:p>603.110227930815</text:p>
          </table:table-cell>
        </table:table-row>
        <table:table-row table:style-name="ro1">
          <table:table-cell office:value-type="float" office:value="74.1032" calcext:value-type="float">
            <text:p>74.1032</text:p>
          </table:table-cell>
          <table:table-cell office:value-type="float" office:value="278.792" calcext:value-type="float">
            <text:p>278.792</text:p>
          </table:table-cell>
          <table:table-cell office:value-type="float" office:value="37.8946" calcext:value-type="float">
            <text:p>37.8946</text:p>
          </table:table-cell>
          <table:table-cell office:value-type="float" office:value="74.032" calcext:value-type="float">
            <text:p>74.032</text:p>
          </table:table-cell>
          <table:table-cell office:value-type="float" office:value="266.474" calcext:value-type="float">
            <text:p>266.474</text:p>
          </table:table-cell>
          <table:table-cell office:value-type="float" office:value="36.5538" calcext:value-type="float">
            <text:p>36.5538</text:p>
          </table:table-cell>
          <table:table-cell/>
          <table:table-cell table:formula="of:=([.D841]-[.A841])/0.0166667" office:value-type="float" office:value="-4.27199145601736" calcext:value-type="float">
            <text:p>-4.27199145601736</text:p>
          </table:table-cell>
          <table:table-cell table:formula="of:=ABS([.E841]-[.B841])/0.0166667" office:value-type="float" office:value="739.078521842955" calcext:value-type="float">
            <text:p>739.078521842955</text:p>
          </table:table-cell>
          <table:table-cell table:formula="of:=([.F841]-[.C841])/0.0166667" office:value-type="float" office:value="-80.4478391043215" calcext:value-type="float">
            <text:p>-80.4478391043215</text:p>
          </table:table-cell>
          <table:table-cell table:formula="of:=DEGREES(ATAN(ABS([.F841]-[.C841])/ABS([.E841]-[.B841])))" office:value-type="float" office:value="6.2121222363247" calcext:value-type="float">
            <text:p>6.2121222363247</text:p>
          </table:table-cell>
          <table:table-cell table:formula="of:=SQRT(POWER([.H841];2)+POWER([.I841];2)+POWER([.J841];2))" office:value-type="float" office:value="743.456230169015" calcext:value-type="float">
            <text:p>743.456230169015</text:p>
          </table:table-cell>
        </table:table-row>
        <table:table-row table:style-name="ro1">
          <table:table-cell office:value-type="float" office:value="74.1317" calcext:value-type="float">
            <text:p>74.1317</text:p>
          </table:table-cell>
          <table:table-cell office:value-type="float" office:value="282.222" calcext:value-type="float">
            <text:p>282.222</text:p>
          </table:table-cell>
          <table:table-cell office:value-type="float" office:value="40.098" calcext:value-type="float">
            <text:p>40.098</text:p>
          </table:table-cell>
          <table:table-cell office:value-type="float" office:value="74.0818" calcext:value-type="float">
            <text:p>74.0818</text:p>
          </table:table-cell>
          <table:table-cell office:value-type="float" office:value="273.41" calcext:value-type="float">
            <text:p>273.41</text:p>
          </table:table-cell>
          <table:table-cell office:value-type="float" office:value="39.3119" calcext:value-type="float">
            <text:p>39.3119</text:p>
          </table:table-cell>
          <table:table-cell/>
          <table:table-cell table:formula="of:=([.D842]-[.A842])/0.0166667" office:value-type="float" office:value="-2.99399401201161" calcext:value-type="float">
            <text:p>-2.99399401201161</text:p>
          </table:table-cell>
          <table:table-cell table:formula="of:=ABS([.E842]-[.B842])/0.0166667" office:value-type="float" office:value="528.718942562112" calcext:value-type="float">
            <text:p>528.718942562112</text:p>
          </table:table-cell>
          <table:table-cell table:formula="of:=([.F842]-[.C842])/0.0166667" office:value-type="float" office:value="-47.1659056681885" calcext:value-type="float">
            <text:p>-47.1659056681885</text:p>
          </table:table-cell>
          <table:table-cell table:formula="of:=DEGREES(ATAN(ABS([.F842]-[.C842])/ABS([.E842]-[.B842])))" office:value-type="float" office:value="5.09774195748346" calcext:value-type="float">
            <text:p>5.09774195748346</text:p>
          </table:table-cell>
          <table:table-cell table:formula="of:=SQRT(POWER([.H842];2)+POWER([.I842];2)+POWER([.J842];2))" office:value-type="float" office:value="530.827002781172" calcext:value-type="float">
            <text:p>530.827002781172</text:p>
          </table:table-cell>
        </table:table-row>
        <table:table-row table:style-name="ro1">
          <table:table-cell office:value-type="float" office:value="74.6029" calcext:value-type="float">
            <text:p>74.6029</text:p>
          </table:table-cell>
          <table:table-cell office:value-type="float" office:value="277.519" calcext:value-type="float">
            <text:p>277.519</text:p>
          </table:table-cell>
          <table:table-cell office:value-type="float" office:value="38.1073" calcext:value-type="float">
            <text:p>38.1073</text:p>
          </table:table-cell>
          <table:table-cell office:value-type="float" office:value="74.5214" calcext:value-type="float">
            <text:p>74.5214</text:p>
          </table:table-cell>
          <table:table-cell office:value-type="float" office:value="265.17" calcext:value-type="float">
            <text:p>265.17</text:p>
          </table:table-cell>
          <table:table-cell office:value-type="float" office:value="37.2739" calcext:value-type="float">
            <text:p>37.2739</text:p>
          </table:table-cell>
          <table:table-cell/>
          <table:table-cell table:formula="of:=([.D843]-[.A843])/0.0166667" office:value-type="float" office:value="-4.88999022001989" calcext:value-type="float">
            <text:p>-4.88999022001989</text:p>
          </table:table-cell>
          <table:table-cell table:formula="of:=ABS([.E843]-[.B843])/0.0166667" office:value-type="float" office:value="740.938518122963" calcext:value-type="float">
            <text:p>740.938518122963</text:p>
          </table:table-cell>
          <table:table-cell table:formula="of:=([.F843]-[.C843])/0.0166667" office:value-type="float" office:value="-50.0038999922003" calcext:value-type="float">
            <text:p>-50.0038999922003</text:p>
          </table:table-cell>
          <table:table-cell table:formula="of:=DEGREES(ATAN(ABS([.F843]-[.C843])/ABS([.E843]-[.B843])))" office:value-type="float" office:value="3.86087996911571" calcext:value-type="float">
            <text:p>3.86087996911571</text:p>
          </table:table-cell>
          <table:table-cell table:formula="of:=SQRT(POWER([.H843];2)+POWER([.I843];2)+POWER([.J843];2))" office:value-type="float" office:value="742.640013503874" calcext:value-type="float">
            <text:p>742.640013503874</text:p>
          </table:table-cell>
        </table:table-row>
        <table:table-row table:style-name="ro1">
          <table:table-cell office:value-type="float" office:value="74.6451" calcext:value-type="float">
            <text:p>74.6451</text:p>
          </table:table-cell>
          <table:table-cell office:value-type="float" office:value="283.911" calcext:value-type="float">
            <text:p>283.911</text:p>
          </table:table-cell>
          <table:table-cell office:value-type="float" office:value="38.5443" calcext:value-type="float">
            <text:p>38.5443</text:p>
          </table:table-cell>
          <table:table-cell office:value-type="float" office:value="75.0524" calcext:value-type="float">
            <text:p>75.0524</text:p>
          </table:table-cell>
          <table:table-cell office:value-type="float" office:value="270.032" calcext:value-type="float">
            <text:p>270.032</text:p>
          </table:table-cell>
          <table:table-cell office:value-type="float" office:value="37.8957" calcext:value-type="float">
            <text:p>37.8957</text:p>
          </table:table-cell>
          <table:table-cell/>
          <table:table-cell table:formula="of:=([.D844]-[.A844])/0.0166667" office:value-type="float" office:value="24.4379511240981" calcext:value-type="float">
            <text:p>24.4379511240981</text:p>
          </table:table-cell>
          <table:table-cell table:formula="of:=ABS([.E844]-[.B844])/0.0166667" office:value-type="float" office:value="832.738334523332" calcext:value-type="float">
            <text:p>832.738334523332</text:p>
          </table:table-cell>
          <table:table-cell table:formula="of:=([.F844]-[.C844])/0.0166667" office:value-type="float" office:value="-38.9159221681558" calcext:value-type="float">
            <text:p>-38.9159221681558</text:p>
          </table:table-cell>
          <table:table-cell table:formula="of:=DEGREES(ATAN(ABS([.F844]-[.C844])/ABS([.E844]-[.B844])))" office:value-type="float" office:value="2.6756268433934" calcext:value-type="float">
            <text:p>2.6756268433934</text:p>
          </table:table-cell>
          <table:table-cell table:formula="of:=SQRT(POWER([.H844];2)+POWER([.I844];2)+POWER([.J844];2))" office:value-type="float" office:value="834.005273507329" calcext:value-type="float">
            <text:p>834.005273507329</text:p>
          </table:table-cell>
        </table:table-row>
        <table:table-row table:style-name="ro1">
          <table:table-cell office:value-type="float" office:value="74.886" calcext:value-type="float">
            <text:p>74.886</text:p>
          </table:table-cell>
          <table:table-cell office:value-type="float" office:value="281.12" calcext:value-type="float">
            <text:p>281.12</text:p>
          </table:table-cell>
          <table:table-cell office:value-type="float" office:value="39.5147" calcext:value-type="float">
            <text:p>39.5147</text:p>
          </table:table-cell>
          <table:table-cell office:value-type="float" office:value="75.2945" calcext:value-type="float">
            <text:p>75.2945</text:p>
          </table:table-cell>
          <table:table-cell office:value-type="float" office:value="268.584" calcext:value-type="float">
            <text:p>268.584</text:p>
          </table:table-cell>
          <table:table-cell office:value-type="float" office:value="39.1331" calcext:value-type="float">
            <text:p>39.1331</text:p>
          </table:table-cell>
          <table:table-cell/>
          <table:table-cell table:formula="of:=([.D845]-[.A845])/0.0166667" office:value-type="float" office:value="24.5099509800983" calcext:value-type="float">
            <text:p>24.5099509800983</text:p>
          </table:table-cell>
          <table:table-cell table:formula="of:=ABS([.E845]-[.B845])/0.0166667" office:value-type="float" office:value="752.158495683009" calcext:value-type="float">
            <text:p>752.158495683009</text:p>
          </table:table-cell>
          <table:table-cell table:formula="of:=([.F845]-[.C845])/0.0166667" office:value-type="float" office:value="-22.8959542080915" calcext:value-type="float">
            <text:p>-22.8959542080915</text:p>
          </table:table-cell>
          <table:table-cell table:formula="of:=DEGREES(ATAN(ABS([.F845]-[.C845])/ABS([.E845]-[.B845])))" office:value-type="float" office:value="1.74356413779633" calcext:value-type="float">
            <text:p>1.74356413779633</text:p>
          </table:table-cell>
          <table:table-cell table:formula="of:=SQRT(POWER([.H845];2)+POWER([.I845];2)+POWER([.J845];2))" office:value-type="float" office:value="752.905947010829" calcext:value-type="float">
            <text:p>752.905947010829</text:p>
          </table:table-cell>
        </table:table-row>
        <table:table-row table:style-name="ro1">
          <table:table-cell office:value-type="float" office:value="74.3907" calcext:value-type="float">
            <text:p>74.3907</text:p>
          </table:table-cell>
          <table:table-cell office:value-type="float" office:value="283.764" calcext:value-type="float">
            <text:p>283.764</text:p>
          </table:table-cell>
          <table:table-cell office:value-type="float" office:value="39.0798" calcext:value-type="float">
            <text:p>39.0798</text:p>
          </table:table-cell>
          <table:table-cell office:value-type="float" office:value="74.3148" calcext:value-type="float">
            <text:p>74.3148</text:p>
          </table:table-cell>
          <table:table-cell office:value-type="float" office:value="271.089" calcext:value-type="float">
            <text:p>271.089</text:p>
          </table:table-cell>
          <table:table-cell office:value-type="float" office:value="38.4635" calcext:value-type="float">
            <text:p>38.4635</text:p>
          </table:table-cell>
          <table:table-cell/>
          <table:table-cell table:formula="of:=([.D846]-[.A846])/0.0166667" office:value-type="float" office:value="-4.55399089201762" calcext:value-type="float">
            <text:p>-4.55399089201762</text:p>
          </table:table-cell>
          <table:table-cell table:formula="of:=ABS([.E846]-[.B846])/0.0166667" office:value-type="float" office:value="760.498479003043" calcext:value-type="float">
            <text:p>760.498479003043</text:p>
          </table:table-cell>
          <table:table-cell table:formula="of:=([.F846]-[.C846])/0.0166667" office:value-type="float" office:value="-36.9779260441476" calcext:value-type="float">
            <text:p>-36.9779260441476</text:p>
          </table:table-cell>
          <table:table-cell table:formula="of:=DEGREES(ATAN(ABS([.F846]-[.C846])/ABS([.E846]-[.B846])))" office:value-type="float" office:value="2.78371600201299" calcext:value-type="float">
            <text:p>2.78371600201299</text:p>
          </table:table-cell>
          <table:table-cell table:formula="of:=SQRT(POWER([.H846];2)+POWER([.I846];2)+POWER([.J846];2))" office:value-type="float" office:value="761.41056100734" calcext:value-type="float">
            <text:p>761.41056100734</text:p>
          </table:table-cell>
        </table:table-row>
        <table:table-row table:style-name="ro1">
          <table:table-cell office:value-type="float" office:value="74.8396" calcext:value-type="float">
            <text:p>74.8396</text:p>
          </table:table-cell>
          <table:table-cell office:value-type="float" office:value="274.897" calcext:value-type="float">
            <text:p>274.897</text:p>
          </table:table-cell>
          <table:table-cell office:value-type="float" office:value="38.5528" calcext:value-type="float">
            <text:p>38.5528</text:p>
          </table:table-cell>
          <table:table-cell office:value-type="float" office:value="75.0069" calcext:value-type="float">
            <text:p>75.0069</text:p>
          </table:table-cell>
          <table:table-cell office:value-type="float" office:value="263.926" calcext:value-type="float">
            <text:p>263.926</text:p>
          </table:table-cell>
          <table:table-cell office:value-type="float" office:value="37.7352" calcext:value-type="float">
            <text:p>37.7352</text:p>
          </table:table-cell>
          <table:table-cell/>
          <table:table-cell table:formula="of:=([.D847]-[.A847])/0.0166667" office:value-type="float" office:value="10.03797992404" calcext:value-type="float">
            <text:p>10.03797992404</text:p>
          </table:table-cell>
          <table:table-cell table:formula="of:=ABS([.E847]-[.B847])/0.0166667" office:value-type="float" office:value="658.258683482633" calcext:value-type="float">
            <text:p>658.258683482633</text:p>
          </table:table-cell>
          <table:table-cell table:formula="of:=([.F847]-[.C847])/0.0166667" office:value-type="float" office:value="-49.0559018881962" calcext:value-type="float">
            <text:p>-49.0559018881962</text:p>
          </table:table-cell>
          <table:table-cell table:formula="of:=DEGREES(ATAN(ABS([.F847]-[.C847])/ABS([.E847]-[.B847])))" office:value-type="float" office:value="4.26201756539188" calcext:value-type="float">
            <text:p>4.26201756539188</text:p>
          </table:table-cell>
          <table:table-cell table:formula="of:=SQRT(POWER([.H847];2)+POWER([.I847];2)+POWER([.J847];2))" office:value-type="float" office:value="660.160387278205" calcext:value-type="float">
            <text:p>660.160387278205</text:p>
          </table:table-cell>
        </table:table-row>
        <table:table-row table:style-name="ro1">
          <table:table-cell office:value-type="float" office:value="74.3967" calcext:value-type="float">
            <text:p>74.3967</text:p>
          </table:table-cell>
          <table:table-cell office:value-type="float" office:value="285.194" calcext:value-type="float">
            <text:p>285.194</text:p>
          </table:table-cell>
          <table:table-cell office:value-type="float" office:value="38.5869" calcext:value-type="float">
            <text:p>38.5869</text:p>
          </table:table-cell>
          <table:table-cell office:value-type="float" office:value="74.5689" calcext:value-type="float">
            <text:p>74.5689</text:p>
          </table:table-cell>
          <table:table-cell office:value-type="float" office:value="272.565" calcext:value-type="float">
            <text:p>272.565</text:p>
          </table:table-cell>
          <table:table-cell office:value-type="float" office:value="37.4592" calcext:value-type="float">
            <text:p>37.4592</text:p>
          </table:table-cell>
          <table:table-cell/>
          <table:table-cell table:formula="of:=([.D848]-[.A848])/0.0166667" office:value-type="float" office:value="10.3319793360415" calcext:value-type="float">
            <text:p>10.3319793360415</text:p>
          </table:table-cell>
          <table:table-cell table:formula="of:=ABS([.E848]-[.B848])/0.0166667" office:value-type="float" office:value="757.738484523032" calcext:value-type="float">
            <text:p>757.738484523032</text:p>
          </table:table-cell>
          <table:table-cell table:formula="of:=([.F848]-[.C848])/0.0166667" office:value-type="float" office:value="-67.6618646762705" calcext:value-type="float">
            <text:p>-67.6618646762705</text:p>
          </table:table-cell>
          <table:table-cell table:formula="of:=DEGREES(ATAN(ABS([.F848]-[.C848])/ABS([.E848]-[.B848])))" office:value-type="float" office:value="5.10266357262747" calcext:value-type="float">
            <text:p>5.10266357262747</text:p>
          </table:table-cell>
          <table:table-cell table:formula="of:=SQRT(POWER([.H848];2)+POWER([.I848];2)+POWER([.J848];2))" office:value-type="float" office:value="760.823559477315" calcext:value-type="float">
            <text:p>760.823559477315</text:p>
          </table:table-cell>
        </table:table-row>
        <table:table-row table:style-name="ro1">
          <table:table-cell office:value-type="float" office:value="74.6634" calcext:value-type="float">
            <text:p>74.6634</text:p>
          </table:table-cell>
          <table:table-cell office:value-type="float" office:value="286.414" calcext:value-type="float">
            <text:p>286.414</text:p>
          </table:table-cell>
          <table:table-cell office:value-type="float" office:value="39.1477" calcext:value-type="float">
            <text:p>39.1477</text:p>
          </table:table-cell>
          <table:table-cell office:value-type="float" office:value="74.8396" calcext:value-type="float">
            <text:p>74.8396</text:p>
          </table:table-cell>
          <table:table-cell office:value-type="float" office:value="274.897" calcext:value-type="float">
            <text:p>274.897</text:p>
          </table:table-cell>
          <table:table-cell office:value-type="float" office:value="38.5528" calcext:value-type="float">
            <text:p>38.5528</text:p>
          </table:table-cell>
          <table:table-cell/>
          <table:table-cell table:formula="of:=([.D849]-[.A849])/0.0166667" office:value-type="float" office:value="10.5719788560428" calcext:value-type="float">
            <text:p>10.5719788560428</text:p>
          </table:table-cell>
          <table:table-cell table:formula="of:=ABS([.E849]-[.B849])/0.0166667" office:value-type="float" office:value="691.018617962764" calcext:value-type="float">
            <text:p>691.018617962764</text:p>
          </table:table-cell>
          <table:table-cell table:formula="of:=([.F849]-[.C849])/0.0166667" office:value-type="float" office:value="-35.6939286121429" calcext:value-type="float">
            <text:p>-35.6939286121429</text:p>
          </table:table-cell>
          <table:table-cell table:formula="of:=DEGREES(ATAN(ABS([.F849]-[.C849])/ABS([.E849]-[.B849])))" office:value-type="float" office:value="2.95693261105228" calcext:value-type="float">
            <text:p>2.95693261105228</text:p>
          </table:table-cell>
          <table:table-cell table:formula="of:=SQRT(POWER([.H849];2)+POWER([.I849];2)+POWER([.J849];2))" office:value-type="float" office:value="692.02063094092" calcext:value-type="float">
            <text:p>692.02063094092</text:p>
          </table:table-cell>
        </table:table-row>
        <table:table-row table:style-name="ro1">
          <table:table-cell office:value-type="float" office:value="74.362" calcext:value-type="float">
            <text:p>74.362</text:p>
          </table:table-cell>
          <table:table-cell office:value-type="float" office:value="278.497" calcext:value-type="float">
            <text:p>278.497</text:p>
          </table:table-cell>
          <table:table-cell office:value-type="float" office:value="39.453" calcext:value-type="float">
            <text:p>39.453</text:p>
          </table:table-cell>
          <table:table-cell office:value-type="float" office:value="74.2884" calcext:value-type="float">
            <text:p>74.2884</text:p>
          </table:table-cell>
          <table:table-cell office:value-type="float" office:value="266.023" calcext:value-type="float">
            <text:p>266.023</text:p>
          </table:table-cell>
          <table:table-cell office:value-type="float" office:value="39.0917" calcext:value-type="float">
            <text:p>39.0917</text:p>
          </table:table-cell>
          <table:table-cell/>
          <table:table-cell table:formula="of:=([.D850]-[.A850])/0.0166667" office:value-type="float" office:value="-4.4159911680176" calcext:value-type="float">
            <text:p>-4.4159911680176</text:p>
          </table:table-cell>
          <table:table-cell table:formula="of:=ABS([.E850]-[.B850])/0.0166667" office:value-type="float" office:value="748.438503122993" calcext:value-type="float">
            <text:p>748.438503122993</text:p>
          </table:table-cell>
          <table:table-cell table:formula="of:=([.F850]-[.C850])/0.0166667" office:value-type="float" office:value="-21.6779566440867" calcext:value-type="float">
            <text:p>-21.6779566440867</text:p>
          </table:table-cell>
          <table:table-cell table:formula="of:=DEGREES(ATAN(ABS([.F850]-[.C850])/ABS([.E850]-[.B850])))" office:value-type="float" office:value="1.65906519002574" calcext:value-type="float">
            <text:p>1.65906519002574</text:p>
          </table:table-cell>
          <table:table-cell table:formula="of:=SQRT(POWER([.H850];2)+POWER([.I850];2)+POWER([.J850];2))" office:value-type="float" office:value="748.765402338573" calcext:value-type="float">
            <text:p>748.765402338573</text:p>
          </table:table-cell>
        </table:table-row>
        <table:table-row table:style-name="ro1">
          <table:table-cell office:value-type="float" office:value="74.5932" calcext:value-type="float">
            <text:p>74.5932</text:p>
          </table:table-cell>
          <table:table-cell office:value-type="float" office:value="274.59" calcext:value-type="float">
            <text:p>274.59</text:p>
          </table:table-cell>
          <table:table-cell office:value-type="float" office:value="40.1049" calcext:value-type="float">
            <text:p>40.1049</text:p>
          </table:table-cell>
          <table:table-cell office:value-type="float" office:value="74.7588" calcext:value-type="float">
            <text:p>74.7588</text:p>
          </table:table-cell>
          <table:table-cell office:value-type="float" office:value="262.345" calcext:value-type="float">
            <text:p>262.345</text:p>
          </table:table-cell>
          <table:table-cell office:value-type="float" office:value="39.7235" calcext:value-type="float">
            <text:p>39.7235</text:p>
          </table:table-cell>
          <table:table-cell/>
          <table:table-cell table:formula="of:=([.D851]-[.A851])/0.0166667" office:value-type="float" office:value="9.93598012803961" calcext:value-type="float">
            <text:p>9.93598012803961</text:p>
          </table:table-cell>
          <table:table-cell table:formula="of:=ABS([.E851]-[.B851])/0.0166667" office:value-type="float" office:value="734.698530602936" calcext:value-type="float">
            <text:p>734.698530602936</text:p>
          </table:table-cell>
          <table:table-cell table:formula="of:=([.F851]-[.C851])/0.0166667" office:value-type="float" office:value="-22.8839542320915" calcext:value-type="float">
            <text:p>-22.8839542320915</text:p>
          </table:table-cell>
          <table:table-cell table:formula="of:=DEGREES(ATAN(ABS([.F851]-[.C851])/ABS([.E851]-[.B851])))" office:value-type="float" office:value="1.78403818433356" calcext:value-type="float">
            <text:p>1.78403818433356</text:p>
          </table:table-cell>
          <table:table-cell table:formula="of:=SQRT(POWER([.H851];2)+POWER([.I851];2)+POWER([.J851];2))" office:value-type="float" office:value="735.121983029017" calcext:value-type="float">
            <text:p>735.121983029017</text:p>
          </table:table-cell>
        </table:table-row>
        <table:table-row table:style-name="ro1">
          <table:table-cell office:value-type="float" office:value="74.1179" calcext:value-type="float">
            <text:p>74.1179</text:p>
          </table:table-cell>
          <table:table-cell office:value-type="float" office:value="279.67" calcext:value-type="float">
            <text:p>279.67</text:p>
          </table:table-cell>
          <table:table-cell office:value-type="float" office:value="40.0148" calcext:value-type="float">
            <text:p>40.0148</text:p>
          </table:table-cell>
          <table:table-cell office:value-type="float" office:value="73.8084" calcext:value-type="float">
            <text:p>73.8084</text:p>
          </table:table-cell>
          <table:table-cell office:value-type="float" office:value="268.392" calcext:value-type="float">
            <text:p>268.392</text:p>
          </table:table-cell>
          <table:table-cell office:value-type="float" office:value="39.4264" calcext:value-type="float">
            <text:p>39.4264</text:p>
          </table:table-cell>
          <table:table-cell/>
          <table:table-cell table:formula="of:=([.D852]-[.A852])/0.0166667" office:value-type="float" office:value="-18.5699628600743" calcext:value-type="float">
            <text:p>-18.5699628600743</text:p>
          </table:table-cell>
          <table:table-cell table:formula="of:=ABS([.E852]-[.B852])/0.0166667" office:value-type="float" office:value="676.678646642708" calcext:value-type="float">
            <text:p>676.678646642708</text:p>
          </table:table-cell>
          <table:table-cell table:formula="of:=([.F852]-[.C852])/0.0166667" office:value-type="float" office:value="-35.3039293921412" calcext:value-type="float">
            <text:p>-35.3039293921412</text:p>
          </table:table-cell>
          <table:table-cell table:formula="of:=DEGREES(ATAN(ABS([.F852]-[.C852])/ABS([.E852]-[.B852])))" office:value-type="float" office:value="2.98654887703896" calcext:value-type="float">
            <text:p>2.98654887703896</text:p>
          </table:table-cell>
          <table:table-cell table:formula="of:=SQRT(POWER([.H852];2)+POWER([.I852];2)+POWER([.J852];2))" office:value-type="float" office:value="677.853377784132" calcext:value-type="float">
            <text:p>677.853377784132</text:p>
          </table:table-cell>
        </table:table-row>
        <table:table-row table:style-name="ro1">
          <table:table-cell office:value-type="float" office:value="74.842" calcext:value-type="float">
            <text:p>74.842</text:p>
          </table:table-cell>
          <table:table-cell office:value-type="float" office:value="274.776" calcext:value-type="float">
            <text:p>274.776</text:p>
          </table:table-cell>
          <table:table-cell office:value-type="float" office:value="39.3229" calcext:value-type="float">
            <text:p>39.3229</text:p>
          </table:table-cell>
          <table:table-cell office:value-type="float" office:value="75.0084" calcext:value-type="float">
            <text:p>75.0084</text:p>
          </table:table-cell>
          <table:table-cell office:value-type="float" office:value="263.855" calcext:value-type="float">
            <text:p>263.855</text:p>
          </table:table-cell>
          <table:table-cell office:value-type="float" office:value="38.2374" calcext:value-type="float">
            <text:p>38.2374</text:p>
          </table:table-cell>
          <table:table-cell/>
          <table:table-cell table:formula="of:=([.D853]-[.A853])/0.0166667" office:value-type="float" office:value="9.98398003203969" calcext:value-type="float">
            <text:p>9.98398003203969</text:p>
          </table:table-cell>
          <table:table-cell table:formula="of:=ABS([.E853]-[.B853])/0.0166667" office:value-type="float" office:value="655.258689482621" calcext:value-type="float">
            <text:p>655.258689482621</text:p>
          </table:table-cell>
          <table:table-cell table:formula="of:=([.F853]-[.C853])/0.0166667" office:value-type="float" office:value="-65.1298697402603" calcext:value-type="float">
            <text:p>-65.1298697402603</text:p>
          </table:table-cell>
          <table:table-cell table:formula="of:=DEGREES(ATAN(ABS([.F853]-[.C853])/ABS([.E853]-[.B853])))" office:value-type="float" office:value="5.67630777684113" calcext:value-type="float">
            <text:p>5.67630777684113</text:p>
          </table:table-cell>
          <table:table-cell table:formula="of:=SQRT(POWER([.H853];2)+POWER([.I853];2)+POWER([.J853];2))" office:value-type="float" office:value="658.563231536764" calcext:value-type="float">
            <text:p>658.563231536764</text:p>
          </table:table-cell>
        </table:table-row>
        <table:table-row table:style-name="ro1">
          <table:table-cell office:value-type="float" office:value="74.8958" calcext:value-type="float">
            <text:p>74.8958</text:p>
          </table:table-cell>
          <table:table-cell office:value-type="float" office:value="282.384" calcext:value-type="float">
            <text:p>282.384</text:p>
          </table:table-cell>
          <table:table-cell office:value-type="float" office:value="39.8112" calcext:value-type="float">
            <text:p>39.8112</text:p>
          </table:table-cell>
          <table:table-cell office:value-type="float" office:value="75.0553" calcext:value-type="float">
            <text:p>75.0553</text:p>
          </table:table-cell>
          <table:table-cell office:value-type="float" office:value="269.862" calcext:value-type="float">
            <text:p>269.862</text:p>
          </table:table-cell>
          <table:table-cell office:value-type="float" office:value="38.9157" calcext:value-type="float">
            <text:p>38.9157</text:p>
          </table:table-cell>
          <table:table-cell/>
          <table:table-cell table:formula="of:=([.D854]-[.A854])/0.0166667" office:value-type="float" office:value="9.56998086003878" calcext:value-type="float">
            <text:p>9.56998086003878</text:p>
          </table:table-cell>
          <table:table-cell table:formula="of:=ABS([.E854]-[.B854])/0.0166667" office:value-type="float" office:value="751.318497363005" calcext:value-type="float">
            <text:p>751.318497363005</text:p>
          </table:table-cell>
          <table:table-cell table:formula="of:=([.F854]-[.C854])/0.0166667" office:value-type="float" office:value="-53.7298925402148" calcext:value-type="float">
            <text:p>-53.7298925402148</text:p>
          </table:table-cell>
          <table:table-cell table:formula="of:=DEGREES(ATAN(ABS([.F854]-[.C854])/ABS([.E854]-[.B854])))" office:value-type="float" office:value="4.09049430335335" calcext:value-type="float">
            <text:p>4.09049430335335</text:p>
          </table:table-cell>
          <table:table-cell table:formula="of:=SQRT(POWER([.H854];2)+POWER([.I854];2)+POWER([.J854];2))" office:value-type="float" office:value="753.298062101482" calcext:value-type="float">
            <text:p>753.298062101482</text:p>
          </table:table-cell>
        </table:table-row>
        <table:table-row table:style-name="ro1">
          <table:table-cell office:value-type="float" office:value="74.112" calcext:value-type="float">
            <text:p>74.112</text:p>
          </table:table-cell>
          <table:table-cell office:value-type="float" office:value="278.337" calcext:value-type="float">
            <text:p>278.337</text:p>
          </table:table-cell>
          <table:table-cell office:value-type="float" office:value="40.2358" calcext:value-type="float">
            <text:p>40.2358</text:p>
          </table:table-cell>
          <table:table-cell office:value-type="float" office:value="73.8073" calcext:value-type="float">
            <text:p>73.8073</text:p>
          </table:table-cell>
          <table:table-cell office:value-type="float" office:value="268.441" calcext:value-type="float">
            <text:p>268.441</text:p>
          </table:table-cell>
          <table:table-cell office:value-type="float" office:value="39.1715" calcext:value-type="float">
            <text:p>39.1715</text:p>
          </table:table-cell>
          <table:table-cell/>
          <table:table-cell table:formula="of:=([.D855]-[.A855])/0.0166667" office:value-type="float" office:value="-18.2819634360729" calcext:value-type="float">
            <text:p>-18.2819634360729</text:p>
          </table:table-cell>
          <table:table-cell table:formula="of:=ABS([.E855]-[.B855])/0.0166667" office:value-type="float" office:value="593.758812482376" calcext:value-type="float">
            <text:p>593.758812482376</text:p>
          </table:table-cell>
          <table:table-cell table:formula="of:=([.F855]-[.C855])/0.0166667" office:value-type="float" office:value="-63.8578722842552" calcext:value-type="float">
            <text:p>-63.8578722842552</text:p>
          </table:table-cell>
          <table:table-cell table:formula="of:=DEGREES(ATAN(ABS([.F855]-[.C855])/ABS([.E855]-[.B855])))" office:value-type="float" office:value="6.1384806770055" calcext:value-type="float">
            <text:p>6.1384806770055</text:p>
          </table:table-cell>
          <table:table-cell table:formula="of:=SQRT(POWER([.H855];2)+POWER([.I855];2)+POWER([.J855];2))" office:value-type="float" office:value="597.462622630262" calcext:value-type="float">
            <text:p>597.462622630262</text:p>
          </table:table-cell>
        </table:table-row>
        <table:table-row table:style-name="ro1">
          <table:table-cell office:value-type="float" office:value="74.4157" calcext:value-type="float">
            <text:p>74.4157</text:p>
          </table:table-cell>
          <table:table-cell office:value-type="float" office:value="287.594" calcext:value-type="float">
            <text:p>287.594</text:p>
          </table:table-cell>
          <table:table-cell office:value-type="float" office:value="39.7228" calcext:value-type="float">
            <text:p>39.7228</text:p>
          </table:table-cell>
          <table:table-cell office:value-type="float" office:value="74.5915" calcext:value-type="float">
            <text:p>74.5915</text:p>
          </table:table-cell>
          <table:table-cell office:value-type="float" office:value="274.668" calcext:value-type="float">
            <text:p>274.668</text:p>
          </table:table-cell>
          <table:table-cell office:value-type="float" office:value="39.593" calcext:value-type="float">
            <text:p>39.593</text:p>
          </table:table-cell>
          <table:table-cell/>
          <table:table-cell table:formula="of:=([.D856]-[.A856])/0.0166667" office:value-type="float" office:value="10.5479789040419" calcext:value-type="float">
            <text:p>10.5479789040419</text:p>
          </table:table-cell>
          <table:table-cell table:formula="of:=ABS([.E856]-[.B856])/0.0166667" office:value-type="float" office:value="775.558448883102" calcext:value-type="float">
            <text:p>775.558448883102</text:p>
          </table:table-cell>
          <table:table-cell table:formula="of:=([.F856]-[.C856])/0.0166667" office:value-type="float" office:value="-7.78798442403091" calcext:value-type="float">
            <text:p>-7.78798442403091</text:p>
          </table:table-cell>
          <table:table-cell table:formula="of:=DEGREES(ATAN(ABS([.F856]-[.C856])/ABS([.E856]-[.B856])))" office:value-type="float" office:value="0.575332061008045" calcext:value-type="float">
            <text:p>0.575332061008045</text:p>
          </table:table-cell>
          <table:table-cell table:formula="of:=SQRT(POWER([.H856];2)+POWER([.I856];2)+POWER([.J856];2))" office:value-type="float" office:value="775.669272431435" calcext:value-type="float">
            <text:p>775.669272431435</text:p>
          </table:table-cell>
        </table:table-row>
        <table:table-row table:style-name="ro1">
          <table:table-cell office:value-type="float" office:value="74.8668" calcext:value-type="float">
            <text:p>74.8668</text:p>
          </table:table-cell>
          <table:table-cell office:value-type="float" office:value="278.656" calcext:value-type="float">
            <text:p>278.656</text:p>
          </table:table-cell>
          <table:table-cell office:value-type="float" office:value="38.9185" calcext:value-type="float">
            <text:p>38.9185</text:p>
          </table:table-cell>
          <table:table-cell office:value-type="float" office:value="75.2635" calcext:value-type="float">
            <text:p>75.2635</text:p>
          </table:table-cell>
          <table:table-cell office:value-type="float" office:value="265.065" calcext:value-type="float">
            <text:p>265.065</text:p>
          </table:table-cell>
          <table:table-cell office:value-type="float" office:value="38.2679" calcext:value-type="float">
            <text:p>38.2679</text:p>
          </table:table-cell>
          <table:table-cell/>
          <table:table-cell table:formula="of:=([.D857]-[.A857])/0.0166667" office:value-type="float" office:value="23.8019523960949" calcext:value-type="float">
            <text:p>23.8019523960949</text:p>
          </table:table-cell>
          <table:table-cell table:formula="of:=ABS([.E857]-[.B857])/0.0166667" office:value-type="float" office:value="815.458369083262" calcext:value-type="float">
            <text:p>815.458369083262</text:p>
          </table:table-cell>
          <table:table-cell table:formula="of:=([.F857]-[.C857])/0.0166667" office:value-type="float" office:value="-39.0359219281564" calcext:value-type="float">
            <text:p>-39.0359219281564</text:p>
          </table:table-cell>
          <table:table-cell table:formula="of:=DEGREES(ATAN(ABS([.F857]-[.C857])/ABS([.E857]-[.B857])))" office:value-type="float" office:value="2.74065188316743" calcext:value-type="float">
            <text:p>2.74065188316743</text:p>
          </table:table-cell>
          <table:table-cell table:formula="of:=SQRT(POWER([.H857];2)+POWER([.I857];2)+POWER([.J857];2))" office:value-type="float" office:value="816.739057377925" calcext:value-type="float">
            <text:p>816.739057377925</text:p>
          </table:table-cell>
        </table:table-row>
        <table:table-row table:style-name="ro1">
          <table:table-cell office:value-type="float" office:value="74.3925" calcext:value-type="float">
            <text:p>74.3925</text:p>
          </table:table-cell>
          <table:table-cell office:value-type="float" office:value="283.657" calcext:value-type="float">
            <text:p>283.657</text:p>
          </table:table-cell>
          <table:table-cell office:value-type="float" office:value="39.6055" calcext:value-type="float">
            <text:p>39.6055</text:p>
          </table:table-cell>
          <table:table-cell office:value-type="float" office:value="74.3174" calcext:value-type="float">
            <text:p>74.3174</text:p>
          </table:table-cell>
          <table:table-cell office:value-type="float" office:value="270.939" calcext:value-type="float">
            <text:p>270.939</text:p>
          </table:table-cell>
          <table:table-cell office:value-type="float" office:value="39.2334" calcext:value-type="float">
            <text:p>39.2334</text:p>
          </table:table-cell>
          <table:table-cell/>
          <table:table-cell table:formula="of:=([.D858]-[.A858])/0.0166667" office:value-type="float" office:value="-4.50599098801754" calcext:value-type="float">
            <text:p>-4.50599098801754</text:p>
          </table:table-cell>
          <table:table-cell table:formula="of:=ABS([.E858]-[.B858])/0.0166667" office:value-type="float" office:value="763.07847384305" calcext:value-type="float">
            <text:p>763.07847384305</text:p>
          </table:table-cell>
          <table:table-cell table:formula="of:=([.F858]-[.C858])/0.0166667" office:value-type="float" office:value="-22.3259553480891" calcext:value-type="float">
            <text:p>-22.3259553480891</text:p>
          </table:table-cell>
          <table:table-cell table:formula="of:=DEGREES(ATAN(ABS([.F858]-[.C858])/ABS([.E858]-[.B858])))" office:value-type="float" office:value="1.67586722206154" calcext:value-type="float">
            <text:p>1.67586722206154</text:p>
          </table:table-cell>
          <table:table-cell table:formula="of:=SQRT(POWER([.H858];2)+POWER([.I858];2)+POWER([.J858];2))" office:value-type="float" office:value="763.418305701158" calcext:value-type="float">
            <text:p>763.418305701158</text:p>
          </table:table-cell>
        </table:table-row>
        <table:table-row table:style-name="ro1">
          <table:table-cell office:value-type="float" office:value="74.4139" calcext:value-type="float">
            <text:p>74.4139</text:p>
          </table:table-cell>
          <table:table-cell office:value-type="float" office:value="287.71" calcext:value-type="float">
            <text:p>287.71</text:p>
          </table:table-cell>
          <table:table-cell office:value-type="float" office:value="39.1921" calcext:value-type="float">
            <text:p>39.1921</text:p>
          </table:table-cell>
          <table:table-cell office:value-type="float" office:value="74.5899" calcext:value-type="float">
            <text:p>74.5899</text:p>
          </table:table-cell>
          <table:table-cell office:value-type="float" office:value="274.777" calcext:value-type="float">
            <text:p>274.777</text:p>
          </table:table-cell>
          <table:table-cell office:value-type="float" office:value="39.0754" calcext:value-type="float">
            <text:p>39.0754</text:p>
          </table:table-cell>
          <table:table-cell/>
          <table:table-cell table:formula="of:=([.D859]-[.A859])/0.0166667" office:value-type="float" office:value="10.5599788800424" calcext:value-type="float">
            <text:p>10.5599788800424</text:p>
          </table:table-cell>
          <table:table-cell table:formula="of:=ABS([.E859]-[.B859])/0.0166667" office:value-type="float" office:value="775.978448043104" calcext:value-type="float">
            <text:p>775.978448043104</text:p>
          </table:table-cell>
          <table:table-cell table:formula="of:=([.F859]-[.C859])/0.0166667" office:value-type="float" office:value="-7.0019859960281" calcext:value-type="float">
            <text:p>-7.0019859960281</text:p>
          </table:table-cell>
          <table:table-cell table:formula="of:=DEGREES(ATAN(ABS([.F859]-[.C859])/ABS([.E859]-[.B859])))" office:value-type="float" office:value="0.516990335083348" calcext:value-type="float">
            <text:p>0.516990335083348</text:p>
          </table:table-cell>
          <table:table-cell table:formula="of:=SQRT(POWER([.H859];2)+POWER([.I859];2)+POWER([.J859];2))" office:value-type="float" office:value="776.081885363406" calcext:value-type="float">
            <text:p>776.081885363406</text:p>
          </table:table-cell>
        </table:table-row>
        <table:table-row table:style-name="ro1">
          <table:table-cell office:value-type="float" office:value="75.3531" calcext:value-type="float">
            <text:p>75.3531</text:p>
          </table:table-cell>
          <table:table-cell office:value-type="float" office:value="276.164" calcext:value-type="float">
            <text:p>276.164</text:p>
          </table:table-cell>
          <table:table-cell office:value-type="float" office:value="38.8331" calcext:value-type="float">
            <text:p>38.8331</text:p>
          </table:table-cell>
          <table:table-cell office:value-type="float" office:value="75.7453" calcext:value-type="float">
            <text:p>75.7453</text:p>
          </table:table-cell>
          <table:table-cell office:value-type="float" office:value="263.915" calcext:value-type="float">
            <text:p>263.915</text:p>
          </table:table-cell>
          <table:table-cell office:value-type="float" office:value="38.22" calcext:value-type="float">
            <text:p>38.22</text:p>
          </table:table-cell>
          <table:table-cell/>
          <table:table-cell table:formula="of:=([.D860]-[.A860])/0.0166667" office:value-type="float" office:value="23.5319529360943" calcext:value-type="float">
            <text:p>23.5319529360943</text:p>
          </table:table-cell>
          <table:table-cell table:formula="of:=ABS([.E860]-[.B860])/0.0166667" office:value-type="float" office:value="734.938530122938" calcext:value-type="float">
            <text:p>734.938530122938</text:p>
          </table:table-cell>
          <table:table-cell table:formula="of:=([.F860]-[.C860])/0.0166667" office:value-type="float" office:value="-36.7859264281473" calcext:value-type="float">
            <text:p>-36.7859264281473</text:p>
          </table:table-cell>
          <table:table-cell table:formula="of:=DEGREES(ATAN(ABS([.F860]-[.C860])/ABS([.E860]-[.B860])))" office:value-type="float" office:value="2.86543806837393" calcext:value-type="float">
            <text:p>2.86543806837393</text:p>
          </table:table-cell>
          <table:table-cell table:formula="of:=SQRT(POWER([.H860];2)+POWER([.I860];2)+POWER([.J860];2))" office:value-type="float" office:value="736.234745343785" calcext:value-type="float">
            <text:p>736.234745343785</text:p>
          </table:table-cell>
        </table:table-row>
        <table:table-row table:style-name="ro1">
          <table:table-cell office:value-type="float" office:value="74.1052" calcext:value-type="float">
            <text:p>74.1052</text:p>
          </table:table-cell>
          <table:table-cell office:value-type="float" office:value="278.685" calcext:value-type="float">
            <text:p>278.685</text:p>
          </table:table-cell>
          <table:table-cell office:value-type="float" office:value="38.417" calcext:value-type="float">
            <text:p>38.417</text:p>
          </table:table-cell>
          <table:table-cell office:value-type="float" office:value="74.2893" calcext:value-type="float">
            <text:p>74.2893</text:p>
          </table:table-cell>
          <table:table-cell office:value-type="float" office:value="267.583" calcext:value-type="float">
            <text:p>267.583</text:p>
          </table:table-cell>
          <table:table-cell office:value-type="float" office:value="37.342" calcext:value-type="float">
            <text:p>37.342</text:p>
          </table:table-cell>
          <table:table-cell/>
          <table:table-cell table:formula="of:=([.D861]-[.A861])/0.0166667" office:value-type="float" office:value="11.0459779080442" calcext:value-type="float">
            <text:p>11.0459779080442</text:p>
          </table:table-cell>
          <table:table-cell table:formula="of:=ABS([.E861]-[.B861])/0.0166667" office:value-type="float" office:value="666.118667762663" calcext:value-type="float">
            <text:p>666.118667762663</text:p>
          </table:table-cell>
          <table:table-cell table:formula="of:=([.F861]-[.C861])/0.0166667" office:value-type="float" office:value="-64.4998710002582" calcext:value-type="float">
            <text:p>-64.4998710002582</text:p>
          </table:table-cell>
          <table:table-cell table:formula="of:=DEGREES(ATAN(ABS([.F861]-[.C861])/ABS([.E861]-[.B861])))" office:value-type="float" office:value="5.53067388956137" calcext:value-type="float">
            <text:p>5.53067388956137</text:p>
          </table:table-cell>
          <table:table-cell table:formula="of:=SQRT(POWER([.H861];2)+POWER([.I861];2)+POWER([.J861];2))" office:value-type="float" office:value="669.325277073039" calcext:value-type="float">
            <text:p>669.325277073039</text:p>
          </table:table-cell>
        </table:table-row>
        <table:table-row table:style-name="ro1">
          <table:table-cell office:value-type="float" office:value="73.8717" calcext:value-type="float">
            <text:p>73.8717</text:p>
          </table:table-cell>
          <table:table-cell office:value-type="float" office:value="282.482" calcext:value-type="float">
            <text:p>282.482</text:p>
          </table:table-cell>
          <table:table-cell office:value-type="float" office:value="38.7905" calcext:value-type="float">
            <text:p>38.7905</text:p>
          </table:table-cell>
          <table:table-cell office:value-type="float" office:value="73.809" calcext:value-type="float">
            <text:p>73.809</text:p>
          </table:table-cell>
          <table:table-cell office:value-type="float" office:value="269.847" calcext:value-type="float">
            <text:p>269.847</text:p>
          </table:table-cell>
          <table:table-cell office:value-type="float" office:value="38.1871" calcext:value-type="float">
            <text:p>38.1871</text:p>
          </table:table-cell>
          <table:table-cell/>
          <table:table-cell table:formula="of:=([.D862]-[.A862])/0.0166667" office:value-type="float" office:value="-3.76199247601545" calcext:value-type="float">
            <text:p>-3.76199247601545</text:p>
          </table:table-cell>
          <table:table-cell table:formula="of:=ABS([.E862]-[.B862])/0.0166667" office:value-type="float" office:value="758.098483803035" calcext:value-type="float">
            <text:p>758.098483803035</text:p>
          </table:table-cell>
          <table:table-cell table:formula="of:=([.F862]-[.C862])/0.0166667" office:value-type="float" office:value="-36.2039275921448" calcext:value-type="float">
            <text:p>-36.2039275921448</text:p>
          </table:table-cell>
          <table:table-cell table:formula="of:=DEGREES(ATAN(ABS([.F862]-[.C862])/ABS([.E862]-[.B862])))" office:value-type="float" office:value="2.73415328505809" calcext:value-type="float">
            <text:p>2.73415328505809</text:p>
          </table:table-cell>
          <table:table-cell table:formula="of:=SQRT(POWER([.H862];2)+POWER([.I862];2)+POWER([.J862];2))" office:value-type="float" office:value="758.971796646587" calcext:value-type="float">
            <text:p>758.971796646587</text:p>
          </table:table-cell>
        </table:table-row>
        <table:table-row table:style-name="ro1">
          <table:table-cell office:value-type="float" office:value="74.8832" calcext:value-type="float">
            <text:p>74.8832</text:p>
          </table:table-cell>
          <table:table-cell office:value-type="float" office:value="281.339" calcext:value-type="float">
            <text:p>281.339</text:p>
          </table:table-cell>
          <table:table-cell office:value-type="float" office:value="38.4663" calcext:value-type="float">
            <text:p>38.4663</text:p>
          </table:table-cell>
          <table:table-cell office:value-type="float" office:value="75.0341" calcext:value-type="float">
            <text:p>75.0341</text:p>
          </table:table-cell>
          <table:table-cell office:value-type="float" office:value="267.57" calcext:value-type="float">
            <text:p>267.57</text:p>
          </table:table-cell>
          <table:table-cell office:value-type="float" office:value="37.8311" calcext:value-type="float">
            <text:p>37.8311</text:p>
          </table:table-cell>
          <table:table-cell/>
          <table:table-cell table:formula="of:=([.D863]-[.A863])/0.0166667" office:value-type="float" office:value="9.05398189203579" calcext:value-type="float">
            <text:p>9.05398189203579</text:p>
          </table:table-cell>
          <table:table-cell table:formula="of:=ABS([.E863]-[.B863])/0.0166667" office:value-type="float" office:value="826.138347723305" calcext:value-type="float">
            <text:p>826.138347723305</text:p>
          </table:table-cell>
          <table:table-cell table:formula="of:=([.F863]-[.C863])/0.0166667" office:value-type="float" office:value="-38.1119237761523" calcext:value-type="float">
            <text:p>-38.1119237761523</text:p>
          </table:table-cell>
          <table:table-cell table:formula="of:=DEGREES(ATAN(ABS([.F863]-[.C863])/ABS([.E863]-[.B863])))" office:value-type="float" office:value="2.64133152305341" calcext:value-type="float">
            <text:p>2.64133152305341</text:p>
          </table:table-cell>
          <table:table-cell table:formula="of:=SQRT(POWER([.H863];2)+POWER([.I863];2)+POWER([.J863];2))" office:value-type="float" office:value="827.066540794036" calcext:value-type="float">
            <text:p>827.066540794036</text:p>
          </table:table-cell>
        </table:table-row>
        <table:table-row table:style-name="ro1">
          <table:table-cell office:value-type="float" office:value="73.8415" calcext:value-type="float">
            <text:p>73.8415</text:p>
          </table:table-cell>
          <table:table-cell office:value-type="float" office:value="276" calcext:value-type="float">
            <text:p>276</text:p>
          </table:table-cell>
          <table:table-cell office:value-type="float" office:value="38.8748" calcext:value-type="float">
            <text:p>38.8748</text:p>
          </table:table-cell>
          <table:table-cell office:value-type="float" office:value="73.7814" calcext:value-type="float">
            <text:p>73.7814</text:p>
          </table:table-cell>
          <table:table-cell office:value-type="float" office:value="263.635" calcext:value-type="float">
            <text:p>263.635</text:p>
          </table:table-cell>
          <table:table-cell office:value-type="float" office:value="38.5321" calcext:value-type="float">
            <text:p>38.5321</text:p>
          </table:table-cell>
          <table:table-cell/>
          <table:table-cell table:formula="of:=([.D864]-[.A864])/0.0166667" office:value-type="float" office:value="-3.60599278801391" calcext:value-type="float">
            <text:p>-3.60599278801391</text:p>
          </table:table-cell>
          <table:table-cell table:formula="of:=ABS([.E864]-[.B864])/0.0166667" office:value-type="float" office:value="741.898516202968" calcext:value-type="float">
            <text:p>741.898516202968</text:p>
          </table:table-cell>
          <table:table-cell table:formula="of:=([.F864]-[.C864])/0.0166667" office:value-type="float" office:value="-20.5619588760823" calcext:value-type="float">
            <text:p>-20.5619588760823</text:p>
          </table:table-cell>
          <table:table-cell table:formula="of:=DEGREES(ATAN(ABS([.F864]-[.C864])/ABS([.E864]-[.B864])))" office:value-type="float" office:value="1.58756477282306" calcext:value-type="float">
            <text:p>1.58756477282306</text:p>
          </table:table-cell>
          <table:table-cell table:formula="of:=SQRT(POWER([.H864];2)+POWER([.I864];2)+POWER([.J864];2))" office:value-type="float" office:value="742.192162233592" calcext:value-type="float">
            <text:p>742.192162233592</text:p>
          </table:table-cell>
        </table:table-row>
        <table:table-row table:style-name="ro1">
          <table:table-cell office:value-type="float" office:value="74.6193" calcext:value-type="float">
            <text:p>74.6193</text:p>
          </table:table-cell>
          <table:table-cell office:value-type="float" office:value="280.069" calcext:value-type="float">
            <text:p>280.069</text:p>
          </table:table-cell>
          <table:table-cell office:value-type="float" office:value="38.1775" calcext:value-type="float">
            <text:p>38.1775</text:p>
          </table:table-cell>
          <table:table-cell office:value-type="float" office:value="75.0243" calcext:value-type="float">
            <text:p>75.0243</text:p>
          </table:table-cell>
          <table:table-cell office:value-type="float" office:value="266.396" calcext:value-type="float">
            <text:p>266.396</text:p>
          </table:table-cell>
          <table:table-cell office:value-type="float" office:value="37.5444" calcext:value-type="float">
            <text:p>37.5444</text:p>
          </table:table-cell>
          <table:table-cell/>
          <table:table-cell table:formula="of:=([.D865]-[.A865])/0.0166667" office:value-type="float" office:value="24.2999514000973" calcext:value-type="float">
            <text:p>24.2999514000973</text:p>
          </table:table-cell>
          <table:table-cell table:formula="of:=ABS([.E865]-[.B865])/0.0166667" office:value-type="float" office:value="820.378359243282" calcext:value-type="float">
            <text:p>820.378359243282</text:p>
          </table:table-cell>
          <table:table-cell table:formula="of:=([.F865]-[.C865])/0.0166667" office:value-type="float" office:value="-37.9859240281519" calcext:value-type="float">
            <text:p>-37.9859240281519</text:p>
          </table:table-cell>
          <table:table-cell table:formula="of:=DEGREES(ATAN(ABS([.F865]-[.C865])/ABS([.E865]-[.B865])))" office:value-type="float" office:value="2.65106911297815" calcext:value-type="float">
            <text:p>2.65106911297815</text:p>
          </table:table-cell>
          <table:table-cell table:formula="of:=SQRT(POWER([.H865];2)+POWER([.I865];2)+POWER([.J865];2))" office:value-type="float" office:value="821.616741782334" calcext:value-type="float">
            <text:p>821.616741782334</text:p>
          </table:table-cell>
        </table:table-row>
        <table:table-row table:style-name="ro1">
          <table:table-cell office:value-type="float" office:value="74.4027" calcext:value-type="float">
            <text:p>74.4027</text:p>
          </table:table-cell>
          <table:table-cell office:value-type="float" office:value="286.623" calcext:value-type="float">
            <text:p>286.623</text:p>
          </table:table-cell>
          <table:table-cell office:value-type="float" office:value="38.0925" calcext:value-type="float">
            <text:p>38.0925</text:p>
          </table:table-cell>
          <table:table-cell office:value-type="float" office:value="74.5689" calcext:value-type="float">
            <text:p>74.5689</text:p>
          </table:table-cell>
          <table:table-cell office:value-type="float" office:value="272.57" calcext:value-type="float">
            <text:p>272.57</text:p>
          </table:table-cell>
          <table:table-cell office:value-type="float" office:value="37.4583" calcext:value-type="float">
            <text:p>37.4583</text:p>
          </table:table-cell>
          <table:table-cell/>
          <table:table-cell table:formula="of:=([.D866]-[.A866])/0.0166667" office:value-type="float" office:value="9.9719800560401" calcext:value-type="float">
            <text:p>9.9719800560401</text:p>
          </table:table-cell>
          <table:table-cell table:formula="of:=ABS([.E866]-[.B866])/0.0166667" office:value-type="float" office:value="843.178313643373" calcext:value-type="float">
            <text:p>843.178313643373</text:p>
          </table:table-cell>
          <table:table-cell table:formula="of:=([.F866]-[.C866])/0.0166667" office:value-type="float" office:value="-38.0519238961522" calcext:value-type="float">
            <text:p>-38.0519238961522</text:p>
          </table:table-cell>
          <table:table-cell table:formula="of:=DEGREES(ATAN(ABS([.F866]-[.C866])/ABS([.E866]-[.B866])))" office:value-type="float" office:value="2.58395680709845" calcext:value-type="float">
            <text:p>2.58395680709845</text:p>
          </table:table-cell>
          <table:table-cell table:formula="of:=SQRT(POWER([.H866];2)+POWER([.I866];2)+POWER([.J866];2))" office:value-type="float" office:value="844.095408053449" calcext:value-type="float">
            <text:p>844.095408053449</text:p>
          </table:table-cell>
        </table:table-row>
        <table:table-row table:style-name="ro1">
          <table:table-cell office:value-type="float" office:value="74.9018" calcext:value-type="float">
            <text:p>74.9018</text:p>
          </table:table-cell>
          <table:table-cell office:value-type="float" office:value="283.874" calcext:value-type="float">
            <text:p>283.874</text:p>
          </table:table-cell>
          <table:table-cell office:value-type="float" office:value="38.8024" calcext:value-type="float">
            <text:p>38.8024</text:p>
          </table:table-cell>
          <table:table-cell office:value-type="float" office:value="75.071" calcext:value-type="float">
            <text:p>75.071</text:p>
          </table:table-cell>
          <table:table-cell office:value-type="float" office:value="272.522" calcext:value-type="float">
            <text:p>272.522</text:p>
          </table:table-cell>
          <table:table-cell office:value-type="float" office:value="37.9604" calcext:value-type="float">
            <text:p>37.9604</text:p>
          </table:table-cell>
          <table:table-cell/>
          <table:table-cell table:formula="of:=([.D867]-[.A867])/0.0166667" office:value-type="float" office:value="10.1519796960408" calcext:value-type="float">
            <text:p>10.1519796960408</text:p>
          </table:table-cell>
          <table:table-cell table:formula="of:=ABS([.E867]-[.B867])/0.0166667" office:value-type="float" office:value="681.118637762726" calcext:value-type="float">
            <text:p>681.118637762726</text:p>
          </table:table-cell>
          <table:table-cell table:formula="of:=([.F867]-[.C867])/0.0166667" office:value-type="float" office:value="-50.519898960202" calcext:value-type="float">
            <text:p>-50.519898960202</text:p>
          </table:table-cell>
          <table:table-cell table:formula="of:=DEGREES(ATAN(ABS([.F867]-[.C867])/ABS([.E867]-[.B867])))" office:value-type="float" office:value="4.24197215242743" calcext:value-type="float">
            <text:p>4.24197215242743</text:p>
          </table:table-cell>
          <table:table-cell table:formula="of:=SQRT(POWER([.H867];2)+POWER([.I867];2)+POWER([.J867];2))" office:value-type="float" office:value="683.065093230836" calcext:value-type="float">
            <text:p>683.065093230836</text:p>
          </table:table-cell>
        </table:table-row>
        <table:table-row table:style-name="ro1">
          <table:table-cell office:value-type="float" office:value="74.6292" calcext:value-type="float">
            <text:p>74.6292</text:p>
          </table:table-cell>
          <table:table-cell office:value-type="float" office:value="281.259" calcext:value-type="float">
            <text:p>281.259</text:p>
          </table:table-cell>
          <table:table-cell office:value-type="float" office:value="38.7352" calcext:value-type="float">
            <text:p>38.7352</text:p>
          </table:table-cell>
          <table:table-cell office:value-type="float" office:value="74.795" calcext:value-type="float">
            <text:p>74.795</text:p>
          </table:table-cell>
          <table:table-cell office:value-type="float" office:value="268.775" calcext:value-type="float">
            <text:p>268.775</text:p>
          </table:table-cell>
          <table:table-cell office:value-type="float" office:value="37.8695" calcext:value-type="float">
            <text:p>37.8695</text:p>
          </table:table-cell>
          <table:table-cell/>
          <table:table-cell table:formula="of:=([.D868]-[.A868])/0.0166667" office:value-type="float" office:value="9.94798010404006" calcext:value-type="float">
            <text:p>9.94798010404006</text:p>
          </table:table-cell>
          <table:table-cell table:formula="of:=ABS([.E868]-[.B868])/0.0166667" office:value-type="float" office:value="749.038501922998" calcext:value-type="float">
            <text:p>749.038501922998</text:p>
          </table:table-cell>
          <table:table-cell table:formula="of:=([.F868]-[.C868])/0.0166667" office:value-type="float" office:value="-51.9418961162076" calcext:value-type="float">
            <text:p>-51.9418961162076</text:p>
          </table:table-cell>
          <table:table-cell table:formula="of:=DEGREES(ATAN(ABS([.F868]-[.C868])/ABS([.E868]-[.B868])))" office:value-type="float" office:value="3.96681188915326" calcext:value-type="float">
            <text:p>3.96681188915326</text:p>
          </table:table-cell>
          <table:table-cell table:formula="of:=SQRT(POWER([.H868];2)+POWER([.I868];2)+POWER([.J868];2))" office:value-type="float" office:value="750.903189661189" calcext:value-type="float">
            <text:p>750.903189661189</text:p>
          </table:table-cell>
        </table:table-row>
        <table:table-row table:style-name="ro1">
          <table:table-cell office:value-type="float" office:value="74.3755" calcext:value-type="float">
            <text:p>74.3755</text:p>
          </table:table-cell>
          <table:table-cell office:value-type="float" office:value="281.179" calcext:value-type="float">
            <text:p>281.179</text:p>
          </table:table-cell>
          <table:table-cell office:value-type="float" office:value="39.004" calcext:value-type="float">
            <text:p>39.004</text:p>
          </table:table-cell>
          <table:table-cell office:value-type="float" office:value="74.7964" calcext:value-type="float">
            <text:p>74.7964</text:p>
          </table:table-cell>
          <table:table-cell office:value-type="float" office:value="268.677" calcext:value-type="float">
            <text:p>268.677</text:p>
          </table:table-cell>
          <table:table-cell office:value-type="float" office:value="38.381" calcext:value-type="float">
            <text:p>38.381</text:p>
          </table:table-cell>
          <table:table-cell/>
          <table:table-cell table:formula="of:=([.D869]-[.A869])/0.0166667" office:value-type="float" office:value="25.2539494921012" calcext:value-type="float">
            <text:p>25.2539494921012</text:p>
          </table:table-cell>
          <table:table-cell table:formula="of:=ABS([.E869]-[.B869])/0.0166667" office:value-type="float" office:value="750.118499762998" calcext:value-type="float">
            <text:p>750.118499762998</text:p>
          </table:table-cell>
          <table:table-cell table:formula="of:=([.F869]-[.C869])/0.0166667" office:value-type="float" office:value="-37.3799252401494" calcext:value-type="float">
            <text:p>-37.3799252401494</text:p>
          </table:table-cell>
          <table:table-cell table:formula="of:=DEGREES(ATAN(ABS([.F869]-[.C869])/ABS([.E869]-[.B869])))" office:value-type="float" office:value="2.85280499505639" calcext:value-type="float">
            <text:p>2.85280499505639</text:p>
          </table:table-cell>
          <table:table-cell table:formula="of:=SQRT(POWER([.H869];2)+POWER([.I869];2)+POWER([.J869];2))" office:value-type="float" office:value="751.47374169867" calcext:value-type="float">
            <text:p>751.47374169867</text:p>
          </table:table-cell>
        </table:table-row>
        <table:table-row table:style-name="ro1">
          <table:table-cell office:value-type="float" office:value="74.6143" calcext:value-type="float">
            <text:p>74.6143</text:p>
          </table:table-cell>
          <table:table-cell office:value-type="float" office:value="278.582" calcext:value-type="float">
            <text:p>278.582</text:p>
          </table:table-cell>
          <table:table-cell office:value-type="float" office:value="39.185" calcext:value-type="float">
            <text:p>39.185</text:p>
          </table:table-cell>
          <table:table-cell office:value-type="float" office:value="74.5475" calcext:value-type="float">
            <text:p>74.5475</text:p>
          </table:table-cell>
          <table:table-cell office:value-type="float" office:value="268.698" calcext:value-type="float">
            <text:p>268.698</text:p>
          </table:table-cell>
          <table:table-cell office:value-type="float" office:value="38.1325" calcext:value-type="float">
            <text:p>38.1325</text:p>
          </table:table-cell>
          <table:table-cell/>
          <table:table-cell table:formula="of:=([.D870]-[.A870])/0.0166667" office:value-type="float" office:value="-4.00799198401607" calcext:value-type="float">
            <text:p>-4.00799198401607</text:p>
          </table:table-cell>
          <table:table-cell table:formula="of:=ABS([.E870]-[.B870])/0.0166667" office:value-type="float" office:value="593.038813922373" calcext:value-type="float">
            <text:p>593.038813922373</text:p>
          </table:table-cell>
          <table:table-cell table:formula="of:=([.F870]-[.C870])/0.0166667" office:value-type="float" office:value="-63.1498737002527" calcext:value-type="float">
            <text:p>-63.1498737002527</text:p>
          </table:table-cell>
          <table:table-cell table:formula="of:=DEGREES(ATAN(ABS([.F870]-[.C870])/ABS([.E870]-[.B870])))" office:value-type="float" office:value="6.07824927373069" calcext:value-type="float">
            <text:p>6.07824927373069</text:p>
          </table:table-cell>
          <table:table-cell table:formula="of:=SQRT(POWER([.H870];2)+POWER([.I870];2)+POWER([.J870];2))" office:value-type="float" office:value="596.405068193218" calcext:value-type="float">
            <text:p>596.405068193218</text:p>
          </table:table-cell>
        </table:table-row>
        <table:table-row table:style-name="ro1">
          <table:table-cell office:value-type="float" office:value="74.6611" calcext:value-type="float">
            <text:p>74.6611</text:p>
          </table:table-cell>
          <table:table-cell office:value-type="float" office:value="286.585" calcext:value-type="float">
            <text:p>286.585</text:p>
          </table:table-cell>
          <table:table-cell office:value-type="float" office:value="38.3524" calcext:value-type="float">
            <text:p>38.3524</text:p>
          </table:table-cell>
          <table:table-cell office:value-type="float" office:value="74.5908" calcext:value-type="float">
            <text:p>74.5908</text:p>
          </table:table-cell>
          <table:table-cell office:value-type="float" office:value="274.75" calcext:value-type="float">
            <text:p>274.75</text:p>
          </table:table-cell>
          <table:table-cell office:value-type="float" office:value="39.3296" calcext:value-type="float">
            <text:p>39.3296</text:p>
          </table:table-cell>
          <table:table-cell/>
          <table:table-cell table:formula="of:=([.D871]-[.A871])/0.0166667" office:value-type="float" office:value="-4.21799156401706" calcext:value-type="float">
            <text:p>-4.21799156401706</text:p>
          </table:table-cell>
          <table:table-cell table:formula="of:=ABS([.E871]-[.B871])/0.0166667" office:value-type="float" office:value="710.098579802839" calcext:value-type="float">
            <text:p>710.098579802839</text:p>
          </table:table-cell>
          <table:table-cell table:formula="of:=([.F871]-[.C871])/0.0166667" office:value-type="float" office:value="58.6318827362343" calcext:value-type="float">
            <text:p>58.6318827362343</text:p>
          </table:table-cell>
          <table:table-cell table:formula="of:=DEGREES(ATAN(ABS([.F871]-[.C871])/ABS([.E871]-[.B871])))" office:value-type="float" office:value="4.72012810823062" calcext:value-type="float">
            <text:p>4.72012810823062</text:p>
          </table:table-cell>
          <table:table-cell table:formula="of:=SQRT(POWER([.H871];2)+POWER([.I871];2)+POWER([.J871];2))" office:value-type="float" office:value="712.527530811293" calcext:value-type="float">
            <text:p>712.527530811293</text:p>
          </table:table-cell>
        </table:table-row>
        <table:table-row table:style-name="ro1">
          <table:table-cell office:value-type="float" office:value="74.3555" calcext:value-type="float">
            <text:p>74.3555</text:p>
          </table:table-cell>
          <table:table-cell office:value-type="float" office:value="277.196" calcext:value-type="float">
            <text:p>277.196</text:p>
          </table:table-cell>
          <table:table-cell office:value-type="float" office:value="39.6709" calcext:value-type="float">
            <text:p>39.6709</text:p>
          </table:table-cell>
          <table:table-cell office:value-type="float" office:value="74.2877" calcext:value-type="float">
            <text:p>74.2877</text:p>
          </table:table-cell>
          <table:table-cell office:value-type="float" office:value="266.104" calcext:value-type="float">
            <text:p>266.104</text:p>
          </table:table-cell>
          <table:table-cell office:value-type="float" office:value="38.8321" calcext:value-type="float">
            <text:p>38.8321</text:p>
          </table:table-cell>
          <table:table-cell/>
          <table:table-cell table:formula="of:=([.D872]-[.A872])/0.0166667" office:value-type="float" office:value="-4.0679918640166" calcext:value-type="float">
            <text:p>-4.0679918640166</text:p>
          </table:table-cell>
          <table:table-cell table:formula="of:=ABS([.E872]-[.B872])/0.0166667" office:value-type="float" office:value="665.518668962665" calcext:value-type="float">
            <text:p>665.518668962665</text:p>
          </table:table-cell>
          <table:table-cell table:formula="of:=([.F872]-[.C872])/0.0166667" office:value-type="float" office:value="-50.3278993442017" calcext:value-type="float">
            <text:p>-50.3278993442017</text:p>
          </table:table-cell>
          <table:table-cell table:formula="of:=DEGREES(ATAN(ABS([.F872]-[.C872])/ABS([.E872]-[.B872])))" office:value-type="float" office:value="4.32459429859994" calcext:value-type="float">
            <text:p>4.32459429859994</text:p>
          </table:table-cell>
          <table:table-cell table:formula="of:=SQRT(POWER([.H872];2)+POWER([.I872];2)+POWER([.J872];2))" office:value-type="float" office:value="667.431303392374" calcext:value-type="float">
            <text:p>667.431303392374</text:p>
          </table:table-cell>
        </table:table-row>
        <table:table-row table:style-name="ro1">
          <table:table-cell office:value-type="float" office:value="74.4053" calcext:value-type="float">
            <text:p>74.4053</text:p>
          </table:table-cell>
          <table:table-cell office:value-type="float" office:value="286.447" calcext:value-type="float">
            <text:p>286.447</text:p>
          </table:table-cell>
          <table:table-cell office:value-type="float" office:value="38.8892" calcext:value-type="float">
            <text:p>38.8892</text:p>
          </table:table-cell>
          <table:table-cell office:value-type="float" office:value="74.573" calcext:value-type="float">
            <text:p>74.573</text:p>
          </table:table-cell>
          <table:table-cell office:value-type="float" office:value="272.316" calcext:value-type="float">
            <text:p>272.316</text:p>
          </table:table-cell>
          <table:table-cell office:value-type="float" office:value="38.7472" calcext:value-type="float">
            <text:p>38.7472</text:p>
          </table:table-cell>
          <table:table-cell/>
          <table:table-cell table:formula="of:=([.D873]-[.A873])/0.0166667" office:value-type="float" office:value="10.06197987604" calcext:value-type="float">
            <text:p>10.06197987604</text:p>
          </table:table-cell>
          <table:table-cell table:formula="of:=ABS([.E873]-[.B873])/0.0166667" office:value-type="float" office:value="847.858304283393" calcext:value-type="float">
            <text:p>847.858304283393</text:p>
          </table:table-cell>
          <table:table-cell table:formula="of:=([.F873]-[.C873])/0.0166667" office:value-type="float" office:value="-8.51998296003426" calcext:value-type="float">
            <text:p>-8.51998296003426</text:p>
          </table:table-cell>
          <table:table-cell table:formula="of:=DEGREES(ATAN(ABS([.F873]-[.C873])/ABS([.E873]-[.B873])))" office:value-type="float" office:value="0.575736101654835" calcext:value-type="float">
            <text:p>0.575736101654835</text:p>
          </table:table-cell>
          <table:table-cell table:formula="of:=SQRT(POWER([.H873];2)+POWER([.I873];2)+POWER([.J873];2))" office:value-type="float" office:value="847.960811412282" calcext:value-type="float">
            <text:p>847.960811412282</text:p>
          </table:table-cell>
        </table:table-row>
        <table:table-row table:style-name="ro1">
          <table:table-cell office:value-type="float" office:value="74.1418" calcext:value-type="float">
            <text:p>74.1418</text:p>
          </table:table-cell>
          <table:table-cell office:value-type="float" office:value="285.046" calcext:value-type="float">
            <text:p>285.046</text:p>
          </table:table-cell>
          <table:table-cell office:value-type="float" office:value="39.1238" calcext:value-type="float">
            <text:p>39.1238</text:p>
          </table:table-cell>
          <table:table-cell office:value-type="float" office:value="74.0798" calcext:value-type="float">
            <text:p>74.0798</text:p>
          </table:table-cell>
          <table:table-cell office:value-type="float" office:value="273.512" calcext:value-type="float">
            <text:p>273.512</text:p>
          </table:table-cell>
          <table:table-cell office:value-type="float" office:value="38.7962" calcext:value-type="float">
            <text:p>38.7962</text:p>
          </table:table-cell>
          <table:table-cell/>
          <table:table-cell table:formula="of:=([.D874]-[.A874])/0.0166667" office:value-type="float" office:value="-3.71999256001474" calcext:value-type="float">
            <text:p>-3.71999256001474</text:p>
          </table:table-cell>
          <table:table-cell table:formula="of:=ABS([.E874]-[.B874])/0.0166667" office:value-type="float" office:value="692.038615922768" calcext:value-type="float">
            <text:p>692.038615922768</text:p>
          </table:table-cell>
          <table:table-cell table:formula="of:=([.F874]-[.C874])/0.0166667" office:value-type="float" office:value="-19.6559606880789" calcext:value-type="float">
            <text:p>-19.6559606880789</text:p>
          </table:table-cell>
          <table:table-cell table:formula="of:=DEGREES(ATAN(ABS([.F874]-[.C874])/ABS([.E874]-[.B874])))" office:value-type="float" office:value="1.6269336177409" calcext:value-type="float">
            <text:p>1.6269336177409</text:p>
          </table:table-cell>
          <table:table-cell table:formula="of:=SQRT(POWER([.H874];2)+POWER([.I874];2)+POWER([.J874];2))" office:value-type="float" office:value="692.327697744008" calcext:value-type="float">
            <text:p>692.327697744008</text:p>
          </table:table-cell>
        </table:table-row>
        <table:table-row table:style-name="ro1">
          <table:table-cell office:value-type="float" office:value="74.3594" calcext:value-type="float">
            <text:p>74.3594</text:p>
          </table:table-cell>
          <table:table-cell office:value-type="float" office:value="278.658" calcext:value-type="float">
            <text:p>278.658</text:p>
          </table:table-cell>
          <table:table-cell office:value-type="float" office:value="38.6711" calcext:value-type="float">
            <text:p>38.6711</text:p>
          </table:table-cell>
          <table:table-cell office:value-type="float" office:value="74.2975" calcext:value-type="float">
            <text:p>74.2975</text:p>
          </table:table-cell>
          <table:table-cell office:value-type="float" office:value="268.773" calcext:value-type="float">
            <text:p>268.773</text:p>
          </table:table-cell>
          <table:table-cell office:value-type="float" office:value="37.6271" calcext:value-type="float">
            <text:p>37.6271</text:p>
          </table:table-cell>
          <table:table-cell/>
          <table:table-cell table:formula="of:=([.D875]-[.A875])/0.0166667" office:value-type="float" office:value="-3.71399257201451" calcext:value-type="float">
            <text:p>-3.71399257201451</text:p>
          </table:table-cell>
          <table:table-cell table:formula="of:=ABS([.E875]-[.B875])/0.0166667" office:value-type="float" office:value="593.098813802372" calcext:value-type="float">
            <text:p>593.098813802372</text:p>
          </table:table-cell>
          <table:table-cell table:formula="of:=([.F875]-[.C875])/0.0166667" office:value-type="float" office:value="-62.6398747202508" calcext:value-type="float">
            <text:p>-62.6398747202508</text:p>
          </table:table-cell>
          <table:table-cell table:formula="of:=DEGREES(ATAN(ABS([.F875]-[.C875])/ABS([.E875]-[.B875])))" office:value-type="float" office:value="6.02891886722009" calcext:value-type="float">
            <text:p>6.02891886722009</text:p>
          </table:table-cell>
          <table:table-cell table:formula="of:=SQRT(POWER([.H875];2)+POWER([.I875];2)+POWER([.J875];2))" office:value-type="float" office:value="596.409046359606" calcext:value-type="float">
            <text:p>596.409046359606</text:p>
          </table:table-cell>
        </table:table-row>
        <table:table-row table:style-name="ro1">
          <table:table-cell office:value-type="float" office:value="74.6127" calcext:value-type="float">
            <text:p>74.6127</text:p>
          </table:table-cell>
          <table:table-cell office:value-type="float" office:value="278.689" calcext:value-type="float">
            <text:p>278.689</text:p>
          </table:table-cell>
          <table:table-cell office:value-type="float" office:value="38.6635" calcext:value-type="float">
            <text:p>38.6635</text:p>
          </table:table-cell>
          <table:table-cell office:value-type="float" office:value="74.7772" calcext:value-type="float">
            <text:p>74.7772</text:p>
          </table:table-cell>
          <table:table-cell office:value-type="float" office:value="266.368" calcext:value-type="float">
            <text:p>266.368</text:p>
          </table:table-cell>
          <table:table-cell office:value-type="float" office:value="37.5517" calcext:value-type="float">
            <text:p>37.5517</text:p>
          </table:table-cell>
          <table:table-cell/>
          <table:table-cell table:formula="of:=([.D876]-[.A876])/0.0166667" office:value-type="float" office:value="9.86998026003886" calcext:value-type="float">
            <text:p>9.86998026003886</text:p>
          </table:table-cell>
          <table:table-cell table:formula="of:=ABS([.E876]-[.B876])/0.0166667" office:value-type="float" office:value="739.258521482959" calcext:value-type="float">
            <text:p>739.258521482959</text:p>
          </table:table-cell>
          <table:table-cell table:formula="of:=([.F876]-[.C876])/0.0166667" office:value-type="float" office:value="-66.707866584267" calcext:value-type="float">
            <text:p>-66.707866584267</text:p>
          </table:table-cell>
          <table:table-cell table:formula="of:=DEGREES(ATAN(ABS([.F876]-[.C876])/ABS([.E876]-[.B876])))" office:value-type="float" office:value="5.15618778331639" calcext:value-type="float">
            <text:p>5.15618778331639</text:p>
          </table:table-cell>
          <table:table-cell table:formula="of:=SQRT(POWER([.H876];2)+POWER([.I876];2)+POWER([.J876];2))" office:value-type="float" office:value="742.327769627223" calcext:value-type="float">
            <text:p>742.327769627223</text:p>
          </table:table-cell>
        </table:table-row>
        <table:table-row table:style-name="ro1">
          <table:table-cell office:value-type="float" office:value="75.1099" calcext:value-type="float">
            <text:p>75.1099</text:p>
          </table:table-cell>
          <table:table-cell office:value-type="float" office:value="277.454" calcext:value-type="float">
            <text:p>277.454</text:p>
          </table:table-cell>
          <table:table-cell office:value-type="float" office:value="38.6164" calcext:value-type="float">
            <text:p>38.6164</text:p>
          </table:table-cell>
          <table:table-cell office:value-type="float" office:value="75.2727" calcext:value-type="float">
            <text:p>75.2727</text:p>
          </table:table-cell>
          <table:table-cell office:value-type="float" office:value="266.337" calcext:value-type="float">
            <text:p>266.337</text:p>
          </table:table-cell>
          <table:table-cell office:value-type="float" office:value="38.0449" calcext:value-type="float">
            <text:p>38.0449</text:p>
          </table:table-cell>
          <table:table-cell/>
          <table:table-cell table:formula="of:=([.D877]-[.A877])/0.0166667" office:value-type="float" office:value="9.76798046403933" calcext:value-type="float">
            <text:p>9.76798046403933</text:p>
          </table:table-cell>
          <table:table-cell table:formula="of:=ABS([.E877]-[.B877])/0.0166667" office:value-type="float" office:value="667.018665962669" calcext:value-type="float">
            <text:p>667.018665962669</text:p>
          </table:table-cell>
          <table:table-cell table:formula="of:=([.F877]-[.C877])/0.0166667" office:value-type="float" office:value="-34.2899314201372" calcext:value-type="float">
            <text:p>-34.2899314201372</text:p>
          </table:table-cell>
          <table:table-cell table:formula="of:=DEGREES(ATAN(ABS([.F877]-[.C877])/ABS([.E877]-[.B877])))" office:value-type="float" office:value="2.94285673804149" calcext:value-type="float">
            <text:p>2.94285673804149</text:p>
          </table:table-cell>
          <table:table-cell table:formula="of:=SQRT(POWER([.H877];2)+POWER([.I877];2)+POWER([.J877];2))" office:value-type="float" office:value="667.970892765368" calcext:value-type="float">
            <text:p>667.970892765368</text:p>
          </table:table-cell>
        </table:table-row>
        <table:table-row table:style-name="ro1">
          <table:table-cell office:value-type="float" office:value="74.6029" calcext:value-type="float">
            <text:p>74.6029</text:p>
          </table:table-cell>
          <table:table-cell office:value-type="float" office:value="277.509" calcext:value-type="float">
            <text:p>277.509</text:p>
          </table:table-cell>
          <table:table-cell office:value-type="float" office:value="38.109" calcext:value-type="float">
            <text:p>38.109</text:p>
          </table:table-cell>
          <table:table-cell office:value-type="float" office:value="74.5284" calcext:value-type="float">
            <text:p>74.5284</text:p>
          </table:table-cell>
          <table:table-cell office:value-type="float" office:value="266.44" calcext:value-type="float">
            <text:p>266.44</text:p>
          </table:table-cell>
          <table:table-cell office:value-type="float" office:value="37.0483" calcext:value-type="float">
            <text:p>37.0483</text:p>
          </table:table-cell>
          <table:table-cell/>
          <table:table-cell table:formula="of:=([.D878]-[.A878])/0.0166667" office:value-type="float" office:value="-4.46999106001791" calcext:value-type="float">
            <text:p>-4.46999106001791</text:p>
          </table:table-cell>
          <table:table-cell table:formula="of:=ABS([.E878]-[.B878])/0.0166667" office:value-type="float" office:value="664.138671722658" calcext:value-type="float">
            <text:p>664.138671722658</text:p>
          </table:table-cell>
          <table:table-cell table:formula="of:=([.F878]-[.C878])/0.0166667" office:value-type="float" office:value="-63.6418727162548" calcext:value-type="float">
            <text:p>-63.6418727162548</text:p>
          </table:table-cell>
          <table:table-cell table:formula="of:=DEGREES(ATAN(ABS([.F878]-[.C878])/ABS([.E878]-[.B878])))" office:value-type="float" office:value="5.4737221440495" calcext:value-type="float">
            <text:p>5.4737221440495</text:p>
          </table:table-cell>
          <table:table-cell table:formula="of:=SQRT(POWER([.H878];2)+POWER([.I878];2)+POWER([.J878];2))" office:value-type="float" office:value="667.195956268055" calcext:value-type="float">
            <text:p>667.195956268055</text:p>
          </table:table-cell>
        </table:table-row>
        <table:table-row table:style-name="ro1">
          <table:table-cell office:value-type="float" office:value="75.1488" calcext:value-type="float">
            <text:p>75.1488</text:p>
          </table:table-cell>
          <table:table-cell office:value-type="float" office:value="282.542" calcext:value-type="float">
            <text:p>282.542</text:p>
          </table:table-cell>
          <table:table-cell office:value-type="float" office:value="39.0223" calcext:value-type="float">
            <text:p>39.0223</text:p>
          </table:table-cell>
          <table:table-cell office:value-type="float" office:value="75.3213" calcext:value-type="float">
            <text:p>75.3213</text:p>
          </table:table-cell>
          <table:table-cell office:value-type="float" office:value="272.548" calcext:value-type="float">
            <text:p>272.548</text:p>
          </table:table-cell>
          <table:table-cell office:value-type="float" office:value="37.9536" calcext:value-type="float">
            <text:p>37.9536</text:p>
          </table:table-cell>
          <table:table-cell/>
          <table:table-cell table:formula="of:=([.D879]-[.A879])/0.0166667" office:value-type="float" office:value="10.3499793000414" calcext:value-type="float">
            <text:p>10.3499793000414</text:p>
          </table:table-cell>
          <table:table-cell table:formula="of:=ABS([.E879]-[.B879])/0.0166667" office:value-type="float" office:value="599.638800722397" calcext:value-type="float">
            <text:p>599.638800722397</text:p>
          </table:table-cell>
          <table:table-cell table:formula="of:=([.F879]-[.C879])/0.0166667" office:value-type="float" office:value="-64.1218717562565" calcext:value-type="float">
            <text:p>-64.1218717562565</text:p>
          </table:table-cell>
          <table:table-cell table:formula="of:=DEGREES(ATAN(ABS([.F879]-[.C879])/ABS([.E879]-[.B879])))" office:value-type="float" office:value="6.10368157668021" calcext:value-type="float">
            <text:p>6.10368157668021</text:p>
          </table:table-cell>
          <table:table-cell table:formula="of:=SQRT(POWER([.H879];2)+POWER([.I879];2)+POWER([.J879];2))" office:value-type="float" office:value="603.14627400062" calcext:value-type="float">
            <text:p>603.14627400062</text:p>
          </table:table-cell>
        </table:table-row>
        <table:table-row table:style-name="ro1">
          <table:table-cell office:value-type="float" office:value="74.6535" calcext:value-type="float">
            <text:p>74.6535</text:p>
          </table:table-cell>
          <table:table-cell office:value-type="float" office:value="285.219" calcext:value-type="float">
            <text:p>285.219</text:p>
          </table:table-cell>
          <table:table-cell office:value-type="float" office:value="38.5804" calcext:value-type="float">
            <text:p>38.5804</text:p>
          </table:table-cell>
          <table:table-cell office:value-type="float" office:value="74.5697" calcext:value-type="float">
            <text:p>74.5697</text:p>
          </table:table-cell>
          <table:table-cell office:value-type="float" office:value="272.514" calcext:value-type="float">
            <text:p>272.514</text:p>
          </table:table-cell>
          <table:table-cell office:value-type="float" office:value="37.7173" calcext:value-type="float">
            <text:p>37.7173</text:p>
          </table:table-cell>
          <table:table-cell/>
          <table:table-cell table:formula="of:=([.D880]-[.A880])/0.0166667" office:value-type="float" office:value="-5.02798994401991" calcext:value-type="float">
            <text:p>-5.02798994401991</text:p>
          </table:table-cell>
          <table:table-cell table:formula="of:=ABS([.E880]-[.B880])/0.0166667" office:value-type="float" office:value="762.298475403048" calcext:value-type="float">
            <text:p>762.298475403048</text:p>
          </table:table-cell>
          <table:table-cell table:formula="of:=([.F880]-[.C880])/0.0166667" office:value-type="float" office:value="-51.7858964282069" calcext:value-type="float">
            <text:p>-51.7858964282069</text:p>
          </table:table-cell>
          <table:table-cell table:formula="of:=DEGREES(ATAN(ABS([.F880]-[.C880])/ABS([.E880]-[.B880])))" office:value-type="float" office:value="3.88635367226678" calcext:value-type="float">
            <text:p>3.88635367226678</text:p>
          </table:table-cell>
          <table:table-cell table:formula="of:=SQRT(POWER([.H880];2)+POWER([.I880];2)+POWER([.J880];2))" office:value-type="float" office:value="764.072002728514" calcext:value-type="float">
            <text:p>764.072002728514</text:p>
          </table:table-cell>
        </table:table-row>
        <table:table-row table:style-name="ro1">
          <table:table-cell office:value-type="float" office:value="74.147" calcext:value-type="float">
            <text:p>74.147</text:p>
          </table:table-cell>
          <table:table-cell office:value-type="float" office:value="286.479" calcext:value-type="float">
            <text:p>286.479</text:p>
          </table:table-cell>
          <table:table-cell office:value-type="float" office:value="38.6306" calcext:value-type="float">
            <text:p>38.6306</text:p>
          </table:table-cell>
          <table:table-cell office:value-type="float" office:value="74.3268" calcext:value-type="float">
            <text:p>74.3268</text:p>
          </table:table-cell>
          <table:table-cell office:value-type="float" office:value="273.739" calcext:value-type="float">
            <text:p>273.739</text:p>
          </table:table-cell>
          <table:table-cell office:value-type="float" office:value="37.7567" calcext:value-type="float">
            <text:p>37.7567</text:p>
          </table:table-cell>
          <table:table-cell/>
          <table:table-cell table:formula="of:=([.D881]-[.A881])/0.0166667" office:value-type="float" office:value="10.7879784240432" calcext:value-type="float">
            <text:p>10.7879784240432</text:p>
          </table:table-cell>
          <table:table-cell table:formula="of:=ABS([.E881]-[.B881])/0.0166667" office:value-type="float" office:value="764.398471203058" calcext:value-type="float">
            <text:p>764.398471203058</text:p>
          </table:table-cell>
          <table:table-cell table:formula="of:=([.F881]-[.C881])/0.0166667" office:value-type="float" office:value="-52.4338951322097" calcext:value-type="float">
            <text:p>-52.4338951322097</text:p>
          </table:table-cell>
          <table:table-cell table:formula="of:=DEGREES(ATAN(ABS([.F881]-[.C881])/ABS([.E881]-[.B881])))" office:value-type="float" office:value="3.92405576825594" calcext:value-type="float">
            <text:p>3.92405576825594</text:p>
          </table:table-cell>
          <table:table-cell table:formula="of:=SQRT(POWER([.H881];2)+POWER([.I881];2)+POWER([.J881];2))" office:value-type="float" office:value="766.270654935177" calcext:value-type="float">
            <text:p>766.270654935177</text:p>
          </table:table-cell>
        </table:table-row>
        <table:table-row table:style-name="ro1">
          <table:table-cell office:value-type="float" office:value="74.639" calcext:value-type="float">
            <text:p>74.639</text:p>
          </table:table-cell>
          <table:table-cell office:value-type="float" office:value="282.433" calcext:value-type="float">
            <text:p>282.433</text:p>
          </table:table-cell>
          <table:table-cell office:value-type="float" office:value="39.2988" calcext:value-type="float">
            <text:p>39.2988</text:p>
          </table:table-cell>
          <table:table-cell office:value-type="float" office:value="74.8065" calcext:value-type="float">
            <text:p>74.8065</text:p>
          </table:table-cell>
          <table:table-cell office:value-type="float" office:value="269.811" calcext:value-type="float">
            <text:p>269.811</text:p>
          </table:table-cell>
          <table:table-cell office:value-type="float" office:value="38.9268" calcext:value-type="float">
            <text:p>38.9268</text:p>
          </table:table-cell>
          <table:table-cell/>
          <table:table-cell table:formula="of:=([.D882]-[.A882])/0.0166667" office:value-type="float" office:value="10.0499799000404" calcext:value-type="float">
            <text:p>10.0499799000404</text:p>
          </table:table-cell>
          <table:table-cell table:formula="of:=ABS([.E882]-[.B882])/0.0166667" office:value-type="float" office:value="757.31848536303" calcext:value-type="float">
            <text:p>757.31848536303</text:p>
          </table:table-cell>
          <table:table-cell table:formula="of:=([.F882]-[.C882])/0.0166667" office:value-type="float" office:value="-22.3199553600893" calcext:value-type="float">
            <text:p>-22.3199553600893</text:p>
          </table:table-cell>
          <table:table-cell table:formula="of:=DEGREES(ATAN(ABS([.F882]-[.C882])/ABS([.E882]-[.B882])))" office:value-type="float" office:value="1.68815258541706" calcext:value-type="float">
            <text:p>1.68815258541706</text:p>
          </table:table-cell>
          <table:table-cell table:formula="of:=SQRT(POWER([.H882];2)+POWER([.I882];2)+POWER([.J882];2))" office:value-type="float" office:value="757.713976890899" calcext:value-type="float">
            <text:p>757.713976890899</text:p>
          </table:table-cell>
        </table:table-row>
        <table:table-row table:style-name="ro1">
          <table:table-cell office:value-type="float" office:value="74.6718" calcext:value-type="float">
            <text:p>74.6718</text:p>
          </table:table-cell>
          <table:table-cell office:value-type="float" office:value="287.728" calcext:value-type="float">
            <text:p>287.728</text:p>
          </table:table-cell>
          <table:table-cell office:value-type="float" office:value="39.1867" calcext:value-type="float">
            <text:p>39.1867</text:p>
          </table:table-cell>
          <table:table-cell office:value-type="float" office:value="74.8491" calcext:value-type="float">
            <text:p>74.8491</text:p>
          </table:table-cell>
          <table:table-cell office:value-type="float" office:value="276.107" calcext:value-type="float">
            <text:p>276.107</text:p>
          </table:table-cell>
          <table:table-cell office:value-type="float" office:value="38.8473" calcext:value-type="float">
            <text:p>38.8473</text:p>
          </table:table-cell>
          <table:table-cell/>
          <table:table-cell table:formula="of:=([.D883]-[.A883])/0.0166667" office:value-type="float" office:value="10.6379787240427" calcext:value-type="float">
            <text:p>10.6379787240427</text:p>
          </table:table-cell>
          <table:table-cell table:formula="of:=ABS([.E883]-[.B883])/0.0166667" office:value-type="float" office:value="697.258605482788" calcext:value-type="float">
            <text:p>697.258605482788</text:p>
          </table:table-cell>
          <table:table-cell table:formula="of:=([.F883]-[.C883])/0.0166667" office:value-type="float" office:value="-20.3639592720817" calcext:value-type="float">
            <text:p>-20.3639592720817</text:p>
          </table:table-cell>
          <table:table-cell table:formula="of:=DEGREES(ATAN(ABS([.F883]-[.C883])/ABS([.E883]-[.B883])))" office:value-type="float" office:value="1.67289057333249" calcext:value-type="float">
            <text:p>1.67289057333249</text:p>
          </table:table-cell>
          <table:table-cell table:formula="of:=SQRT(POWER([.H883];2)+POWER([.I883];2)+POWER([.J883];2))" office:value-type="float" office:value="697.637026216621" calcext:value-type="float">
            <text:p>697.637026216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6:25:46.984788847</dc:date>
    <meta:editing-duration>PT1M17S</meta:editing-duration>
    <meta:editing-cycles>4</meta:editing-cycles>
    <meta:generator>LibreOffice/6.0.7.3$Linux_X86_64 LibreOffice_project/00m0$Build-3</meta:generator>
    <meta:document-statistic meta:table-count="1" meta:cell-count="9713" meta:object-count="0"/>
  </office:meta>
</office:document-meta>
</file>